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15"/>
    <style:style style:name="ce3" style:family="table-cell" style:parent-style-name="Default" style:data-style-name="N116"/>
    <style:style style:name="ce6" style:family="table-cell" style:parent-style-name="Default" style:data-style-name="N2"/>
    <style:style style:name="ce4" style:family="table-cell" style:parent-style-name="Default" style:data-style-name="N114"/>
    <style:style style:name="gr1" style:family="graphic">
      <style:graphic-properties draw:stroke="none" draw:stroke-dash="Fine_20_Dotte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.238cm" svg:height="14.955cm" svg:x="21.015cm" svg:y="8.129cm">
            <draw:object draw:notify-on-update-of-ranges="Sheet1.A1:Sheet1.A1 Sheet1.A2:Sheet1.A2050 Sheet1.B1:Sheet1.B1 Sheet1.B2:Sheet1.B2050 Sheet1.C1:Sheet1.C1 Sheet1.C2:Sheet1.C2050 Sheet1.D1:Sheet1.D1 Sheet1.D2:Sheet1.D2050 Sheet1.E1:Sheet1.E1 Sheet1.E2:Sheet1.E2050 Sheet1.F1:Sheet1.F1 Sheet1.F2:Sheet1.F20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4" table:default-cell-style-name="ce2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Oficial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  <table:table-cell table:number-columns-repeated="2"/>
          <table:table-cell office:value-type="string" calcext:value-type="string">
            <text:p>[a]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</table:table-row>
        <table:table-row table:style-name="ro1">
          <table:table-cell office:value-type="float" office:value="0" calcext:value-type="float">
            <text:p>0,00000000</text:p>
          </table:table-cell>
          <table:table-cell office:value-type="float" office:value="0" calcext:value-type="float">
            <text:p>0,000000000</text:p>
          </table:table-cell>
          <table:table-cell table:number-columns-repeated="4" office:value-type="float" office:value="0" calcext:value-type="float">
            <text:p>0,00000000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style-name="ce6" office:value-type="float" office:value="2.78286" calcext:value-type="float">
            <text:p>2,78</text:p>
          </table:table-cell>
          <table:table-cell table:style-name="ce6" office:value-type="float" office:value="1.65065" calcext:value-type="float">
            <text:p>1,65</text:p>
          </table:table-cell>
          <table:table-cell table:style-name="ce6" office:value-type="float" office:value="1.25374" calcext:value-type="float">
            <text:p>1,25</text:p>
          </table:table-cell>
          <table:table-cell table:style-name="ce6" office:value-type="float" office:value="1.11492" calcext:value-type="float">
            <text:p>1,11</text:p>
          </table:table-cell>
          <table:table-cell table:style-name="ce6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0.0460070206446448" calcext:value-type="float">
            <text:p>0,04600702</text:p>
          </table:table-cell>
          <table:table-cell table:number-columns-repeated="4"/>
          <table:table-cell office:value-type="float" office:value="0.046007" calcext:value-type="float">
            <text:p>0,04600700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style-name="ce6" office:value-type="float" office:value="3.88747" calcext:value-type="float">
            <text:p>3,89</text:p>
          </table:table-cell>
          <table:table-cell table:style-name="ce6" office:value-type="float" office:value="4.64068" calcext:value-type="float">
            <text:p>4,64</text:p>
          </table:table-cell>
          <table:table-cell table:style-name="ce6" office:value-type="float" office:value="4.86116" calcext:value-type="float">
            <text:p>4,86</text:p>
          </table:table-cell>
          <table:table-cell table:style-name="ce6" office:value-type="float" office:value="4.92855" calcext:value-type="float">
            <text:p>4,93</text:p>
          </table:table-cell>
          <table:table-cell table:style-name="ce6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0.092014096857106" calcext:value-type="float">
            <text:p>0,09201410</text:p>
          </table:table-cell>
          <table:table-cell table:number-columns-repeated="3"/>
          <table:table-cell office:value-type="float" office:value="0.0924322" calcext:value-type="float">
            <text:p>0,09243220</text:p>
          </table:table-cell>
          <table:table-cell office:value-type="float" office:value="0.0920141" calcext:value-type="float">
            <text:p>0,09201410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style-name="ce6" office:value-type="float" office:value="2.06052" calcext:value-type="float">
            <text:p>2,06</text:p>
          </table:table-cell>
          <table:table-cell table:style-name="ce6" office:value-type="float" office:value="2.15951" calcext:value-type="float">
            <text:p>2,16</text:p>
          </table:table-cell>
          <table:table-cell table:style-name="ce6" office:value-type="float" office:value="2.06864" calcext:value-type="float">
            <text:p>2,07</text:p>
          </table:table-cell>
          <table:table-cell table:style-name="ce6" office:value-type="float" office:value="1.99481" calcext:value-type="float">
            <text:p>1,99</text:p>
          </table:table-cell>
          <table:table-cell table:style-name="ce6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0.138021284205209" calcext:value-type="float">
            <text:p>0,13802128</text:p>
          </table:table-cell>
          <table:table-cell table:number-columns-repeated="4"/>
          <table:table-cell office:value-type="float" office:value="0.138021" calcext:value-type="float">
            <text:p>0,13802100</text:p>
          </table:table-cell>
          <table:table-cell table:number-columns-repeated="2"/>
          <table:table-cell office:value-type="string" calcext:value-type="string">
            <text:p>a4</text:p>
          </table:table-cell>
          <table:table-cell table:style-name="ce6" office:value-type="float" office:value="1.33449" calcext:value-type="float">
            <text:p>1,33</text:p>
          </table:table-cell>
          <table:table-cell table:style-name="ce6" office:value-type="float" office:value="1.30276" calcext:value-type="float">
            <text:p>1,30</text:p>
          </table:table-cell>
          <table:table-cell table:style-name="ce6" office:value-type="float" office:value="1.41934" calcext:value-type="float">
            <text:p>1,42</text:p>
          </table:table-cell>
          <table:table-cell table:style-name="ce6" office:value-type="float" office:value="1.49697" calcext:value-type="float">
            <text:p>1,50</text:p>
          </table:table-cell>
          <table:table-cell table:style-name="ce6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0.184028638256799" calcext:value-type="float">
            <text:p>0,18402864</text:p>
          </table:table-cell>
          <table:table-cell table:number-columns-repeated="2"/>
          <table:table-cell office:value-type="float" office:value="0.186509" calcext:value-type="float">
            <text:p>0,18650900</text:p>
          </table:table-cell>
          <table:table-cell office:value-type="float" office:value="0.184865" calcext:value-type="float">
            <text:p>0,18486500</text:p>
          </table:table-cell>
          <table:table-cell office:value-type="float" office:value="0.184029" calcext:value-type="float">
            <text:p>0,18402900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style-name="ce6" office:value-type="float" office:value="2.40868" calcext:value-type="float">
            <text:p>2,41</text:p>
          </table:table-cell>
          <table:table-cell table:style-name="ce6" office:value-type="float" office:value="2.31796" calcext:value-type="float">
            <text:p>2,32</text:p>
          </table:table-cell>
          <table:table-cell table:style-name="ce6" office:value-type="float" office:value="2.23373" calcext:value-type="float">
            <text:p>2,23</text:p>
          </table:table-cell>
          <table:table-cell table:style-name="ce6" office:value-type="float" office:value="2.20489" calcext:value-type="float">
            <text:p>2,20</text:p>
          </table:table-cell>
          <table:table-cell table:style-name="ce6"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0.230036214579745" calcext:value-type="float">
            <text:p>0,23003621</text:p>
          </table:table-cell>
          <table:table-cell table:number-columns-repeated="4"/>
          <table:table-cell office:value-type="float" office:value="0.230036" calcext:value-type="float">
            <text:p>0,23003600</text:p>
          </table:table-cell>
          <table:table-cell table:number-columns-repeated="2"/>
          <table:table-cell office:value-type="string" calcext:value-type="string">
            <text:p>a6</text:p>
          </table:table-cell>
          <table:table-cell table:style-name="ce6" office:value-type="float" office:value="2.99547" calcext:value-type="float">
            <text:p>3,00</text:p>
          </table:table-cell>
          <table:table-cell table:style-name="ce6" office:value-type="float" office:value="3.04991" calcext:value-type="float">
            <text:p>3,05</text:p>
          </table:table-cell>
          <table:table-cell table:style-name="ce6" office:value-type="float" office:value="3.0698" calcext:value-type="float">
            <text:p>3,07</text:p>
          </table:table-cell>
          <table:table-cell table:style-name="ce6" office:value-type="float" office:value="3.08834" calcext:value-type="float">
            <text:p>3,09</text:p>
          </table:table-cell>
          <table:table-cell table:style-name="ce6" office:value-type="float" office:value="3.1" calcext:value-type="float">
            <text:p>3,10</text:p>
          </table:table-cell>
        </table:table-row>
        <table:table-row table:style-name="ro1">
          <table:table-cell office:value-type="float" office:value="0.276044068741953" calcext:value-type="float">
            <text:p>0,27604407</text:p>
          </table:table-cell>
          <table:table-cell table:number-columns-repeated="3"/>
          <table:table-cell office:value-type="float" office:value="0.277298" calcext:value-type="float">
            <text:p>0,27729800</text:p>
          </table:table-cell>
          <table:table-cell office:value-type="float" office:value="0.276044" calcext:value-type="float">
            <text:p>0,27604400</text:p>
          </table:table-cell>
          <table:table-cell table:number-columns-repeated="2"/>
          <table:table-cell office:value-type="string" calcext:value-type="string">
            <text:p>a7</text:p>
          </table:table-cell>
          <table:table-cell table:style-name="ce6" office:value-type="float" office:value="0.43855" calcext:value-type="float">
            <text:p>0,44</text:p>
          </table:table-cell>
          <table:table-cell table:style-name="ce6" office:value-type="float" office:value="0.530404" calcext:value-type="float">
            <text:p>0,53</text:p>
          </table:table-cell>
          <table:table-cell table:style-name="ce6" office:value-type="float" office:value="0.645644" calcext:value-type="float">
            <text:p>0,65</text:p>
          </table:table-cell>
          <table:table-cell table:style-name="ce6" office:value-type="float" office:value="0.655049" calcext:value-type="float">
            <text:p>0,66</text:p>
          </table:table-cell>
          <table:table-cell table:style-name="ce6" office:value-type="float" office:value="0.6" calcext:value-type="float">
            <text:p>0,60</text:p>
          </table:table-cell>
        </table:table-row>
        <table:table-row table:style-name="ro1">
          <table:table-cell office:value-type="float" office:value="0.322052256311377" calcext:value-type="float">
            <text:p>0,32205226</text:p>
          </table:table-cell>
          <table:table-cell table:number-columns-repeated="4"/>
          <table:table-cell office:value-type="float" office:value="0.322052" calcext:value-type="float">
            <text:p>0,32205200</text:p>
          </table:table-cell>
          <table:table-cell table:number-columns-repeated="2"/>
          <table:table-cell office:value-type="string" calcext:value-type="string">
            <text:p>a8</text:p>
          </table:table-cell>
          <table:table-cell table:style-name="ce6" office:value-type="float" office:value="1.42599" calcext:value-type="float">
            <text:p>1,43</text:p>
          </table:table-cell>
          <table:table-cell table:style-name="ce6" office:value-type="float" office:value="1.35621" calcext:value-type="float">
            <text:p>1,36</text:p>
          </table:table-cell>
          <table:table-cell table:style-name="ce6" office:value-type="float" office:value="1.25615" calcext:value-type="float">
            <text:p>1,26</text:p>
          </table:table-cell>
          <table:table-cell table:style-name="ce6" office:value-type="float" office:value="1.24813" calcext:value-type="float">
            <text:p>1,25</text:p>
          </table:table-cell>
          <table:table-cell table:style-name="ce6" office:value-type="float" office:value="1.3" calcext:value-type="float">
            <text:p>1,30</text:p>
          </table:table-cell>
        </table:table-row>
        <table:table-row table:style-name="ro1">
          <table:table-cell office:value-type="float" office:value="0.368060832856024" calcext:value-type="float">
            <text:p>0,36806083</text:p>
          </table:table-cell>
          <table:table-cell/>
          <table:table-cell office:value-type="float" office:value="0.380157" calcext:value-type="float">
            <text:p>0,38015700</text:p>
          </table:table-cell>
          <table:table-cell office:value-type="float" office:value="0.373021" calcext:value-type="float">
            <text:p>0,37302100</text:p>
          </table:table-cell>
          <table:table-cell office:value-type="float" office:value="0.369733" calcext:value-type="float">
            <text:p>0,36973300</text:p>
          </table:table-cell>
          <table:table-cell office:value-type="float" office:value="0.368061" calcext:value-type="float">
            <text:p>0,36806100</text:p>
          </table:table-cell>
          <table:table-cell table:number-columns-repeated="2"/>
          <table:table-cell office:value-type="string" calcext:value-type="string">
            <text:p>a9</text:p>
          </table:table-cell>
          <table:table-cell table:style-name="ce6" office:value-type="float" office:value="4.77241" calcext:value-type="float">
            <text:p>4,77</text:p>
          </table:table-cell>
          <table:table-cell table:style-name="ce6" office:value-type="float" office:value="4.33948" calcext:value-type="float">
            <text:p>4,34</text:p>
          </table:table-cell>
          <table:table-cell table:style-name="ce6" office:value-type="float" office:value="4.03693" calcext:value-type="float">
            <text:p>4,04</text:p>
          </table:table-cell>
          <table:table-cell table:style-name="ce6" office:value-type="float" office:value="3.93346" calcext:value-type="float">
            <text:p>3,93</text:p>
          </table:table-cell>
          <table:table-cell table:style-name="ce6" office:value-type="float" office:value="3.9" calcext:value-type="float">
            <text:p>3,90</text:p>
          </table:table-cell>
        </table:table-row>
        <table:table-row table:style-name="ro1">
          <table:table-cell office:value-type="float" office:value="0.41406985394396" calcext:value-type="float">
            <text:p>0,41406985</text:p>
          </table:table-cell>
          <table:table-cell table:number-columns-repeated="4"/>
          <table:table-cell office:value-type="float" office:value="0.41407" calcext:value-type="float">
            <text:p>0,41407000</text:p>
          </table:table-cell>
          <table:table-cell table:number-columns-repeated="2"/>
          <table:table-cell office:value-type="string" calcext:value-type="string">
            <text:p>a10</text:p>
          </table:table-cell>
          <table:table-cell table:style-name="ce6" office:value-type="float" office:value="-1.20071" calcext:value-type="float">
            <text:p>-1,20</text:p>
          </table:table-cell>
          <table:table-cell table:style-name="ce6" office:value-type="float" office:value="-0.348033" calcext:value-type="float">
            <text:p>-0,35</text:p>
          </table:table-cell>
          <table:table-cell table:style-name="ce6" office:value-type="float" office:value="0.211219" calcext:value-type="float">
            <text:p>0,21</text:p>
          </table:table-cell>
          <table:table-cell table:style-name="ce6" office:value-type="float" office:value="0.422678" calcext:value-type="float">
            <text:p>0,42</text:p>
          </table:table-cell>
          <table:table-cell table:style-name="ce6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0.46007937514333" calcext:value-type="float">
            <text:p>0,46007938</text:p>
          </table:table-cell>
          <table:table-cell table:number-columns-repeated="3"/>
          <table:table-cell office:value-type="float" office:value="0.46217" calcext:value-type="float">
            <text:p>0,46217000</text:p>
          </table:table-cell>
          <table:table-cell office:value-type="float" office:value="0.460079" calcext:value-type="float">
            <text:p>0,46007900</text:p>
          </table:table-cell>
          <table:table-cell table:number-columns-repeated="8"/>
        </table:table-row>
        <table:table-row table:style-name="ro1">
          <table:table-cell office:value-type="float" office:value="0.506089452022357" calcext:value-type="float">
            <text:p>0,50608945</text:p>
          </table:table-cell>
          <table:table-cell table:number-columns-repeated="4"/>
          <table:table-cell office:value-type="float" office:value="0.506089" calcext:value-type="float">
            <text:p>0,5060890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4" office:value-type="float" office:value="0.171423" calcext:value-type="float">
            <text:p>0,1714230</text:p>
          </table:table-cell>
          <table:table-cell table:style-name="ce4" office:value-type="float" office:value="0.0842522" calcext:value-type="float">
            <text:p>0,0842522</text:p>
          </table:table-cell>
          <table:table-cell table:style-name="ce4" office:value-type="float" office:value="0.0361489" calcext:value-type="float">
            <text:p>0,0361489</text:p>
          </table:table-cell>
          <table:table-cell table:style-name="ce4" office:value-type="float" office:value="0.01245" calcext:value-type="float">
            <text:p>0,0124500</text:p>
          </table:table-cell>
          <table:table-cell table:style-name="ce4" office:value-type="float" office:value="0.0009696" calcext:value-type="float">
            <text:p>0,0009696</text:p>
          </table:table-cell>
        </table:table-row>
        <table:table-row table:style-name="ro1">
          <table:table-cell office:value-type="float" office:value="0.552100140149355" calcext:value-type="float">
            <text:p>0,55210014</text:p>
          </table:table-cell>
          <table:table-cell table:number-columns-repeated="2"/>
          <table:table-cell office:value-type="float" office:value="0.55954" calcext:value-type="float">
            <text:p>0,55954000</text:p>
          </table:table-cell>
          <table:table-cell office:value-type="float" office:value="0.554609" calcext:value-type="float">
            <text:p>0,55460900</text:p>
          </table:table-cell>
          <table:table-cell office:value-type="float" office:value="0.5521" calcext:value-type="float">
            <text:p>0,55210000</text:p>
          </table:table-cell>
          <table:table-cell table:number-columns-repeated="8"/>
        </table:table-row>
        <table:table-row table:style-name="ro1">
          <table:table-cell office:value-type="float" office:value="0.598111495092738" calcext:value-type="float">
            <text:p>0,59811150</text:p>
          </table:table-cell>
          <table:table-cell table:number-columns-repeated="4"/>
          <table:table-cell office:value-type="float" office:value="0.598111" calcext:value-type="float">
            <text:p>0,59811100</text:p>
          </table:table-cell>
          <table:table-cell table:number-columns-repeated="8"/>
        </table:table-row>
        <table:table-row table:style-name="ro1">
          <table:table-cell office:value-type="float" office:value="0.644123572421024" calcext:value-type="float">
            <text:p>0,64412357</text:p>
          </table:table-cell>
          <table:table-cell table:number-columns-repeated="3"/>
          <table:table-cell office:value-type="float" office:value="0.64705" calcext:value-type="float">
            <text:p>0,64705000</text:p>
          </table:table-cell>
          <table:table-cell office:value-type="float" office:value="0.644124" calcext:value-type="float">
            <text:p>0,64412400</text:p>
          </table:table-cell>
          <table:table-cell table:number-columns-repeated="8"/>
        </table:table-row>
        <table:table-row table:style-name="ro1">
          <table:table-cell office:value-type="float" office:value="0.690136427702861" calcext:value-type="float">
            <text:p>0,69013643</text:p>
          </table:table-cell>
          <table:table-cell table:number-columns-repeated="4"/>
          <table:table-cell office:value-type="float" office:value="0.690136" calcext:value-type="float">
            <text:p>0,69013600</text:p>
          </table:table-cell>
          <table:table-cell table:number-columns-repeated="8"/>
        </table:table-row>
        <table:table-row table:style-name="ro1">
          <table:table-cell office:value-type="float" office:value="0.736150116507008" calcext:value-type="float">
            <text:p>0,73615012</text:p>
          </table:table-cell>
          <table:table-cell office:value-type="float" office:value="0.789025" calcext:value-type="float">
            <text:p>0,789025000</text:p>
          </table:table-cell>
          <table:table-cell office:value-type="float" office:value="0.760344" calcext:value-type="float">
            <text:p>0,76034400</text:p>
          </table:table-cell>
          <table:table-cell office:value-type="float" office:value="0.746071" calcext:value-type="float">
            <text:p>0,74607100</text:p>
          </table:table-cell>
          <table:table-cell office:value-type="float" office:value="0.739495" calcext:value-type="float">
            <text:p>0,73949500</text:p>
          </table:table-cell>
          <table:table-cell office:value-type="float" office:value="0.73615" calcext:value-type="float">
            <text:p>0,73615000</text:p>
          </table:table-cell>
          <table:table-cell table:number-columns-repeated="8"/>
        </table:table-row>
        <table:table-row table:style-name="ro1">
          <table:table-cell office:value-type="float" office:value="0.782164694402364" calcext:value-type="float">
            <text:p>0,78216469</text:p>
          </table:table-cell>
          <table:table-cell table:number-columns-repeated="4"/>
          <table:table-cell office:value-type="float" office:value="0.782165" calcext:value-type="float">
            <text:p>0,78216500</text:p>
          </table:table-cell>
          <table:table-cell table:number-columns-repeated="8"/>
        </table:table-row>
        <table:table-row table:style-name="ro1">
          <table:table-cell office:value-type="float" office:value="0.828180216957975" calcext:value-type="float">
            <text:p>0,82818022</text:p>
          </table:table-cell>
          <table:table-cell table:number-columns-repeated="3"/>
          <table:table-cell office:value-type="float" office:value="0.831943" calcext:value-type="float">
            <text:p>0,83194300</text:p>
          </table:table-cell>
          <table:table-cell office:value-type="float" office:value="0.82818" calcext:value-type="float">
            <text:p>0,82818000</text:p>
          </table:table-cell>
          <table:table-cell table:number-columns-repeated="8"/>
        </table:table-row>
        <table:table-row table:style-name="ro1">
          <table:table-cell office:value-type="float" office:value="0.874196739743047" calcext:value-type="float">
            <text:p>0,87419674</text:p>
          </table:table-cell>
          <table:table-cell table:number-columns-repeated="4"/>
          <table:table-cell office:value-type="float" office:value="0.874197" calcext:value-type="float">
            <text:p>0,87419700</text:p>
          </table:table-cell>
          <table:table-cell table:number-columns-repeated="8"/>
        </table:table-row>
        <table:table-row table:style-name="ro1">
          <table:table-cell office:value-type="float" office:value="0.920214318326937" calcext:value-type="float">
            <text:p>0,92021432</text:p>
          </table:table-cell>
          <table:table-cell table:number-columns-repeated="2"/>
          <table:table-cell office:value-type="float" office:value="0.932615" calcext:value-type="float">
            <text:p>0,93261500</text:p>
          </table:table-cell>
          <table:table-cell office:value-type="float" office:value="0.924395" calcext:value-type="float">
            <text:p>0,92439500</text:p>
          </table:table-cell>
          <table:table-cell office:value-type="float" office:value="0.920214" calcext:value-type="float">
            <text:p>0,92021400</text:p>
          </table:table-cell>
          <table:table-cell table:number-columns-repeated="8"/>
        </table:table-row>
        <table:table-row table:style-name="ro1">
          <table:table-cell office:value-type="float" office:value="0.966233008279181" calcext:value-type="float">
            <text:p>0,96623301</text:p>
          </table:table-cell>
          <table:table-cell table:number-columns-repeated="4"/>
          <table:table-cell office:value-type="float" office:value="0.966233" calcext:value-type="float">
            <text:p>0,96623300</text:p>
          </table:table-cell>
          <table:table-cell table:number-columns-repeated="8"/>
        </table:table-row>
        <table:table-row table:style-name="ro1">
          <table:table-cell office:value-type="float" office:value="1.0122528651695" calcext:value-type="float">
            <text:p>1,01225287</text:p>
          </table:table-cell>
          <table:table-cell table:number-columns-repeated="3"/>
          <table:table-cell office:value-type="float" office:value="1.01685" calcext:value-type="float">
            <text:p>1,01685000</text:p>
          </table:table-cell>
          <table:table-cell office:value-type="float" office:value="1.01225" calcext:value-type="float">
            <text:p>1,01225000</text:p>
          </table:table-cell>
          <table:table-cell table:number-columns-repeated="8"/>
        </table:table-row>
        <table:table-row table:style-name="ro1">
          <table:table-cell office:value-type="float" office:value="1.05827394456778" calcext:value-type="float">
            <text:p>1,05827394</text:p>
          </table:table-cell>
          <table:table-cell table:number-columns-repeated="4"/>
          <table:table-cell office:value-type="float" office:value="1.05827" calcext:value-type="float">
            <text:p>1,05827000</text:p>
          </table:table-cell>
          <table:table-cell table:number-columns-repeated="8"/>
        </table:table-row>
        <table:table-row table:style-name="ro1">
          <table:table-cell office:value-type="float" office:value="1.10429630204415" calcext:value-type="float">
            <text:p>1,10429630</text:p>
          </table:table-cell>
          <table:table-cell/>
          <table:table-cell office:value-type="float" office:value="1.14059" calcext:value-type="float">
            <text:p>1,14059000</text:p>
          </table:table-cell>
          <table:table-cell office:value-type="float" office:value="1.11918" calcext:value-type="float">
            <text:p>1,11918000</text:p>
          </table:table-cell>
          <table:table-cell office:value-type="float" office:value="1.10931" calcext:value-type="float">
            <text:p>1,10931000</text:p>
          </table:table-cell>
          <table:table-cell office:value-type="float" office:value="1.1043" calcext:value-type="float">
            <text:p>1,10430000</text:p>
          </table:table-cell>
          <table:table-cell table:number-columns-repeated="8"/>
        </table:table-row>
        <table:table-row table:style-name="ro1">
          <table:table-cell office:value-type="float" office:value="1.1503199931689" calcext:value-type="float">
            <text:p>1,15031999</text:p>
          </table:table-cell>
          <table:table-cell table:number-columns-repeated="4"/>
          <table:table-cell office:value-type="float" office:value="1.15032" calcext:value-type="float">
            <text:p>1,15032000</text:p>
          </table:table-cell>
          <table:table-cell table:number-columns-repeated="8"/>
        </table:table-row>
        <table:table-row table:style-name="ro1">
          <table:table-cell office:value-type="float" office:value="1.19634507351257" calcext:value-type="float">
            <text:p>1,19634507</text:p>
          </table:table-cell>
          <table:table-cell table:number-columns-repeated="3"/>
          <table:table-cell office:value-type="float" office:value="1.20178" calcext:value-type="float">
            <text:p>1,20178000</text:p>
          </table:table-cell>
          <table:table-cell office:value-type="float" office:value="1.19635" calcext:value-type="float">
            <text:p>1,19635000</text:p>
          </table:table-cell>
          <table:table-cell table:number-columns-repeated="8"/>
        </table:table-row>
        <table:table-row table:style-name="ro1">
          <table:table-cell office:value-type="float" office:value="1.24237159864591" calcext:value-type="float">
            <text:p>1,24237160</text:p>
          </table:table-cell>
          <table:table-cell table:number-columns-repeated="4"/>
          <table:table-cell office:value-type="float" office:value="1.24237" calcext:value-type="float">
            <text:p>1,24237000</text:p>
          </table:table-cell>
          <table:table-cell table:number-columns-repeated="8"/>
        </table:table-row>
        <table:table-row table:style-name="ro1">
          <table:table-cell office:value-type="float" office:value="1.2883996241399" calcext:value-type="float">
            <text:p>1,28839962</text:p>
          </table:table-cell>
          <table:table-cell table:number-columns-repeated="2"/>
          <table:table-cell office:value-type="float" office:value="1.30576" calcext:value-type="float">
            <text:p>1,30576000</text:p>
          </table:table-cell>
          <table:table-cell office:value-type="float" office:value="1.29425" calcext:value-type="float">
            <text:p>1,29425000</text:p>
          </table:table-cell>
          <table:table-cell office:value-type="float" office:value="1.2884" calcext:value-type="float">
            <text:p>1,28840000</text:p>
          </table:table-cell>
          <table:table-cell table:number-columns-repeated="8"/>
        </table:table-row>
        <table:table-row table:style-name="ro1">
          <table:table-cell office:value-type="float" office:value="1.33442920556579" calcext:value-type="float">
            <text:p>1,33442921</text:p>
          </table:table-cell>
          <table:table-cell table:number-columns-repeated="4"/>
          <table:table-cell office:value-type="float" office:value="1.33443" calcext:value-type="float">
            <text:p>1,33443000</text:p>
          </table:table-cell>
          <table:table-cell table:number-columns-repeated="8"/>
        </table:table-row>
        <table:table-row table:style-name="ro1">
          <table:table-cell office:value-type="float" office:value="1.38046039849505" calcext:value-type="float">
            <text:p>1,38046040</text:p>
          </table:table-cell>
          <table:table-cell table:number-columns-repeated="3"/>
          <table:table-cell office:value-type="float" office:value="1.38673" calcext:value-type="float">
            <text:p>1,38673000</text:p>
          </table:table-cell>
          <table:table-cell office:value-type="float" office:value="1.38046" calcext:value-type="float">
            <text:p>1,38046000</text:p>
          </table:table-cell>
          <table:table-cell table:number-columns-repeated="8"/>
        </table:table-row>
        <table:table-row table:style-name="ro1">
          <table:table-cell office:value-type="float" office:value="1.42649325849944" calcext:value-type="float">
            <text:p>1,42649326</text:p>
          </table:table-cell>
          <table:table-cell table:number-columns-repeated="4"/>
          <table:table-cell office:value-type="float" office:value="1.42649" calcext:value-type="float">
            <text:p>1,42649000</text:p>
          </table:table-cell>
          <table:table-cell table:number-columns-repeated="8"/>
        </table:table-row>
        <table:table-row table:style-name="ro1">
          <table:table-cell office:value-type="float" office:value="1.47252784115096" calcext:value-type="float">
            <text:p>1,47252784</text:p>
          </table:table-cell>
          <table:table-cell office:value-type="float" office:value="1.57829" calcext:value-type="float">
            <text:p>1,578290000</text:p>
          </table:table-cell>
          <table:table-cell office:value-type="float" office:value="1.52092" calcext:value-type="float">
            <text:p>1,52092000</text:p>
          </table:table-cell>
          <table:table-cell office:value-type="float" office:value="1.49237" calcext:value-type="float">
            <text:p>1,49237000</text:p>
          </table:table-cell>
          <table:table-cell office:value-type="float" office:value="1.47922" calcext:value-type="float">
            <text:p>1,47922000</text:p>
          </table:table-cell>
          <table:table-cell office:value-type="float" office:value="1.47253" calcext:value-type="float">
            <text:p>1,47253000</text:p>
          </table:table-cell>
          <table:table-cell table:number-columns-repeated="8"/>
        </table:table-row>
        <table:table-row table:style-name="ro1">
          <table:table-cell office:value-type="float" office:value="1.51856420202193" calcext:value-type="float">
            <text:p>1,51856420</text:p>
          </table:table-cell>
          <table:table-cell table:number-columns-repeated="4"/>
          <table:table-cell office:value-type="float" office:value="1.51856" calcext:value-type="float">
            <text:p>1,51856000</text:p>
          </table:table-cell>
          <table:table-cell table:number-columns-repeated="8"/>
        </table:table-row>
        <table:table-row table:style-name="ro1">
          <table:table-cell office:value-type="float" office:value="1.56460239668492" calcext:value-type="float">
            <text:p>1,56460240</text:p>
          </table:table-cell>
          <table:table-cell table:number-columns-repeated="3"/>
          <table:table-cell office:value-type="float" office:value="1.57171" calcext:value-type="float">
            <text:p>1,57171000</text:p>
          </table:table-cell>
          <table:table-cell office:value-type="float" office:value="1.5646" calcext:value-type="float">
            <text:p>1,56460000</text:p>
          </table:table-cell>
          <table:table-cell table:number-columns-repeated="8"/>
        </table:table-row>
        <table:table-row table:style-name="ro1">
          <table:table-cell office:value-type="float" office:value="1.61064248071283" calcext:value-type="float">
            <text:p>1,61064248</text:p>
          </table:table-cell>
          <table:table-cell table:number-columns-repeated="4"/>
          <table:table-cell office:value-type="float" office:value="1.61064" calcext:value-type="float">
            <text:p>1,61064000</text:p>
          </table:table-cell>
          <table:table-cell table:number-columns-repeated="8"/>
        </table:table-row>
        <table:table-row table:style-name="ro1">
          <table:table-cell office:value-type="float" office:value="1.65668450967884" calcext:value-type="float">
            <text:p>1,65668451</text:p>
          </table:table-cell>
          <table:table-cell table:number-columns-repeated="2"/>
          <table:table-cell office:value-type="float" office:value="1.67901" calcext:value-type="float">
            <text:p>1,67901000</text:p>
          </table:table-cell>
          <table:table-cell office:value-type="float" office:value="1.66421" calcext:value-type="float">
            <text:p>1,66421000</text:p>
          </table:table-cell>
          <table:table-cell office:value-type="float" office:value="1.65668" calcext:value-type="float">
            <text:p>1,65668000</text:p>
          </table:table-cell>
          <table:table-cell table:number-columns-repeated="8"/>
        </table:table-row>
        <table:table-row table:style-name="ro1">
          <table:table-cell office:value-type="float" office:value="1.70272853915646" calcext:value-type="float">
            <text:p>1,70272854</text:p>
          </table:table-cell>
          <table:table-cell table:number-columns-repeated="4"/>
          <table:table-cell office:value-type="float" office:value="1.70273" calcext:value-type="float">
            <text:p>1,70273000</text:p>
          </table:table-cell>
          <table:table-cell table:number-columns-repeated="8"/>
        </table:table-row>
        <table:table-row table:style-name="ro1">
          <table:table-cell office:value-type="float" office:value="1.74877462471952" calcext:value-type="float">
            <text:p>1,74877462</text:p>
          </table:table-cell>
          <table:table-cell table:number-columns-repeated="3"/>
          <table:table-cell office:value-type="float" office:value="1.75672" calcext:value-type="float">
            <text:p>1,75672000</text:p>
          </table:table-cell>
          <table:table-cell office:value-type="float" office:value="1.74877" calcext:value-type="float">
            <text:p>1,74877000</text:p>
          </table:table-cell>
          <table:table-cell table:number-columns-repeated="8"/>
        </table:table-row>
        <table:table-row table:style-name="ro1">
          <table:table-cell office:value-type="float" office:value="1.79482282194219" calcext:value-type="float">
            <text:p>1,79482282</text:p>
          </table:table-cell>
          <table:table-cell table:number-columns-repeated="4"/>
          <table:table-cell office:value-type="float" office:value="1.79482" calcext:value-type="float">
            <text:p>1,79482000</text:p>
          </table:table-cell>
          <table:table-cell table:number-columns-repeated="8"/>
        </table:table-row>
        <table:table-row table:style-name="ro1">
          <table:table-cell office:value-type="float" office:value="1.84087318639898" calcext:value-type="float">
            <text:p>1,84087319</text:p>
          </table:table-cell>
          <table:table-cell/>
          <table:table-cell office:value-type="float" office:value="1.90137" calcext:value-type="float">
            <text:p>1,90137000</text:p>
          </table:table-cell>
          <table:table-cell office:value-type="float" office:value="1.86568" calcext:value-type="float">
            <text:p>1,86568000</text:p>
          </table:table-cell>
          <table:table-cell office:value-type="float" office:value="1.84924" calcext:value-type="float">
            <text:p>1,84924000</text:p>
          </table:table-cell>
          <table:table-cell office:value-type="float" office:value="1.84087" calcext:value-type="float">
            <text:p>1,84087000</text:p>
          </table:table-cell>
          <table:table-cell table:number-columns-repeated="8"/>
        </table:table-row>
        <table:table-row table:style-name="ro1">
          <table:table-cell office:value-type="float" office:value="1.88692577366476" calcext:value-type="float">
            <text:p>1,88692577</text:p>
          </table:table-cell>
          <table:table-cell table:number-columns-repeated="4"/>
          <table:table-cell office:value-type="float" office:value="1.88693" calcext:value-type="float">
            <text:p>1,88693000</text:p>
          </table:table-cell>
          <table:table-cell table:number-columns-repeated="8"/>
        </table:table-row>
        <table:table-row table:style-name="ro1">
          <table:table-cell office:value-type="float" office:value="1.93298063931474" calcext:value-type="float">
            <text:p>1,93298064</text:p>
          </table:table-cell>
          <table:table-cell table:number-columns-repeated="3"/>
          <table:table-cell office:value-type="float" office:value="1.94176" calcext:value-type="float">
            <text:p>1,94176000</text:p>
          </table:table-cell>
          <table:table-cell office:value-type="float" office:value="1.93298" calcext:value-type="float">
            <text:p>1,93298000</text:p>
          </table:table-cell>
          <table:table-cell table:number-columns-repeated="8"/>
        </table:table-row>
        <table:table-row table:style-name="ro1">
          <table:table-cell office:value-type="float" office:value="1.97903783892452" calcext:value-type="float">
            <text:p>1,97903784</text:p>
          </table:table-cell>
          <table:table-cell table:number-columns-repeated="4"/>
          <table:table-cell office:value-type="float" office:value="1.97904" calcext:value-type="float">
            <text:p>1,97904000</text:p>
          </table:table-cell>
          <table:table-cell table:number-columns-repeated="8"/>
        </table:table-row>
        <table:table-row table:style-name="ro1">
          <table:table-cell office:value-type="float" office:value="2.02509742807006" calcext:value-type="float">
            <text:p>2,02509743</text:p>
          </table:table-cell>
          <table:table-cell table:number-columns-repeated="2"/>
          <table:table-cell office:value-type="float" office:value="2.05239" calcext:value-type="float">
            <text:p>2,05239000</text:p>
          </table:table-cell>
          <table:table-cell office:value-type="float" office:value="2.0343" calcext:value-type="float">
            <text:p>2,03430000</text:p>
          </table:table-cell>
          <table:table-cell office:value-type="float" office:value="2.0251" calcext:value-type="float">
            <text:p>2,02510000</text:p>
          </table:table-cell>
          <table:table-cell table:number-columns-repeated="8"/>
        </table:table-row>
        <table:table-row table:style-name="ro1">
          <table:table-cell office:value-type="float" office:value="2.07115946232773" calcext:value-type="float">
            <text:p>2,07115946</text:p>
          </table:table-cell>
          <table:table-cell table:number-columns-repeated="4"/>
          <table:table-cell office:value-type="float" office:value="2.07116" calcext:value-type="float">
            <text:p>2,07116000</text:p>
          </table:table-cell>
          <table:table-cell table:number-columns-repeated="8"/>
        </table:table-row>
        <table:table-row table:style-name="ro1">
          <table:table-cell office:value-type="float" office:value="2.11722399727427" calcext:value-type="float">
            <text:p>2,11722400</text:p>
          </table:table-cell>
          <table:table-cell table:number-columns-repeated="3"/>
          <table:table-cell office:value-type="float" office:value="2.12684" calcext:value-type="float">
            <text:p>2,12684000</text:p>
          </table:table-cell>
          <table:table-cell office:value-type="float" office:value="2.11722" calcext:value-type="float">
            <text:p>2,11722000</text:p>
          </table:table-cell>
          <table:table-cell table:number-columns-repeated="8"/>
        </table:table-row>
        <table:table-row table:style-name="ro1">
          <table:table-cell office:value-type="float" office:value="2.16329108848686" calcext:value-type="float">
            <text:p>2,16329109</text:p>
          </table:table-cell>
          <table:table-cell table:number-columns-repeated="4"/>
          <table:table-cell office:value-type="float" office:value="2.16329" calcext:value-type="float">
            <text:p>2,16329000</text:p>
          </table:table-cell>
          <table:table-cell table:number-columns-repeated="8"/>
        </table:table-row>
        <table:table-row table:style-name="ro1">
          <table:table-cell office:value-type="float" office:value="2.20936079154306" calcext:value-type="float">
            <text:p>2,20936079</text:p>
          </table:table-cell>
          <table:table-cell office:value-type="float" office:value="2.36804" calcext:value-type="float">
            <text:p>2,368040000</text:p>
          </table:table-cell>
          <table:table-cell office:value-type="float" office:value="2.28197" calcext:value-type="float">
            <text:p>2,28197000</text:p>
          </table:table-cell>
          <table:table-cell office:value-type="float" office:value="2.23913" calcext:value-type="float">
            <text:p>2,23913000</text:p>
          </table:table-cell>
          <table:table-cell office:value-type="float" office:value="2.2194" calcext:value-type="float">
            <text:p>2,21940000</text:p>
          </table:table-cell>
          <table:table-cell office:value-type="float" office:value="2.20936" calcext:value-type="float">
            <text:p>2,20936000</text:p>
          </table:table-cell>
          <table:table-cell table:number-columns-repeated="8"/>
        </table:table-row>
        <table:table-row table:style-name="ro1">
          <table:table-cell office:value-type="float" office:value="2.25543316202087" calcext:value-type="float">
            <text:p>2,25543316</text:p>
          </table:table-cell>
          <table:table-cell table:number-columns-repeated="4"/>
          <table:table-cell office:value-type="float" office:value="2.25543" calcext:value-type="float">
            <text:p>2,25543000</text:p>
          </table:table-cell>
          <table:table-cell table:number-columns-repeated="8"/>
        </table:table-row>
        <table:table-row table:style-name="ro1">
          <table:table-cell office:value-type="float" office:value="2.30150825549873" calcext:value-type="float">
            <text:p>2,30150826</text:p>
          </table:table-cell>
          <table:table-cell table:number-columns-repeated="3"/>
          <table:table-cell office:value-type="float" office:value="2.31196" calcext:value-type="float">
            <text:p>2,31196000</text:p>
          </table:table-cell>
          <table:table-cell office:value-type="float" office:value="2.30151" calcext:value-type="float">
            <text:p>2,30151000</text:p>
          </table:table-cell>
          <table:table-cell table:number-columns-repeated="8"/>
        </table:table-row>
        <table:table-row table:style-name="ro1">
          <table:table-cell office:value-type="float" office:value="2.34758612755552" calcext:value-type="float">
            <text:p>2,34758613</text:p>
          </table:table-cell>
          <table:table-cell table:number-columns-repeated="4"/>
          <table:table-cell office:value-type="float" office:value="2.34759" calcext:value-type="float">
            <text:p>2,34759000</text:p>
          </table:table-cell>
          <table:table-cell table:number-columns-repeated="8"/>
        </table:table-row>
        <table:table-row table:style-name="ro1">
          <table:table-cell office:value-type="float" office:value="2.39366683377055" calcext:value-type="float">
            <text:p>2,39366683</text:p>
          </table:table-cell>
          <table:table-cell table:number-columns-repeated="2"/>
          <table:table-cell office:value-type="float" office:value="2.42592" calcext:value-type="float">
            <text:p>2,42592000</text:p>
          </table:table-cell>
          <table:table-cell office:value-type="float" office:value="2.40454" calcext:value-type="float">
            <text:p>2,40454000</text:p>
          </table:table-cell>
          <table:table-cell office:value-type="float" office:value="2.39367" calcext:value-type="float">
            <text:p>2,39367000</text:p>
          </table:table-cell>
          <table:table-cell table:number-columns-repeated="8"/>
        </table:table-row>
        <table:table-row table:style-name="ro1">
          <table:table-cell office:value-type="float" office:value="2.43975042972361" calcext:value-type="float">
            <text:p>2,43975043</text:p>
          </table:table-cell>
          <table:table-cell table:number-columns-repeated="4"/>
          <table:table-cell office:value-type="float" office:value="2.43975" calcext:value-type="float">
            <text:p>2,43975000</text:p>
          </table:table-cell>
          <table:table-cell table:number-columns-repeated="8"/>
        </table:table-row>
        <table:table-row table:style-name="ro1">
          <table:table-cell office:value-type="float" office:value="2.48583697099494" calcext:value-type="float">
            <text:p>2,48583697</text:p>
          </table:table-cell>
          <table:table-cell table:number-columns-repeated="3"/>
          <table:table-cell office:value-type="float" office:value="2.49713" calcext:value-type="float">
            <text:p>2,49713000</text:p>
          </table:table-cell>
          <table:table-cell office:value-type="float" office:value="2.48584" calcext:value-type="float">
            <text:p>2,48584000</text:p>
          </table:table-cell>
          <table:table-cell table:number-columns-repeated="8"/>
        </table:table-row>
        <table:table-row table:style-name="ro1">
          <table:table-cell office:value-type="float" office:value="2.53192651316528" calcext:value-type="float">
            <text:p>2,53192651</text:p>
          </table:table-cell>
          <table:table-cell table:number-columns-repeated="4"/>
          <table:table-cell office:value-type="float" office:value="2.53193" calcext:value-type="float">
            <text:p>2,53193000</text:p>
          </table:table-cell>
          <table:table-cell table:number-columns-repeated="8"/>
        </table:table-row>
        <table:table-row table:style-name="ro1">
          <table:table-cell office:value-type="float" office:value="2.57801911181585" calcext:value-type="float">
            <text:p>2,57801911</text:p>
          </table:table-cell>
          <table:table-cell/>
          <table:table-cell office:value-type="float" office:value="2.66274" calcext:value-type="float">
            <text:p>2,66274000</text:p>
          </table:table-cell>
          <table:table-cell office:value-type="float" office:value="2.61276" calcext:value-type="float">
            <text:p>2,61276000</text:p>
          </table:table-cell>
          <table:table-cell office:value-type="float" office:value="2.58973" calcext:value-type="float">
            <text:p>2,58973000</text:p>
          </table:table-cell>
          <table:table-cell office:value-type="float" office:value="2.57802" calcext:value-type="float">
            <text:p>2,57802000</text:p>
          </table:table-cell>
          <table:table-cell table:number-columns-repeated="8"/>
        </table:table-row>
        <table:table-row table:style-name="ro1">
          <table:table-cell office:value-type="float" office:value="2.62411482252835" calcext:value-type="float">
            <text:p>2,62411482</text:p>
          </table:table-cell>
          <table:table-cell table:number-columns-repeated="4"/>
          <table:table-cell office:value-type="float" office:value="2.62411" calcext:value-type="float">
            <text:p>2,62411000</text:p>
          </table:table-cell>
          <table:table-cell table:number-columns-repeated="8"/>
        </table:table-row>
        <table:table-row table:style-name="ro1">
          <table:table-cell office:value-type="float" office:value="2.67021370088499" calcext:value-type="float">
            <text:p>2,67021370</text:p>
          </table:table-cell>
          <table:table-cell table:number-columns-repeated="3"/>
          <table:table-cell office:value-type="float" office:value="2.68234" calcext:value-type="float">
            <text:p>2,68234000</text:p>
          </table:table-cell>
          <table:table-cell office:value-type="float" office:value="2.67021" calcext:value-type="float">
            <text:p>2,67021000</text:p>
          </table:table-cell>
          <table:table-cell table:number-columns-repeated="8"/>
        </table:table-row>
        <table:table-row table:style-name="ro1">
          <table:table-cell office:value-type="float" office:value="2.71631580246851" calcext:value-type="float">
            <text:p>2,71631580</text:p>
          </table:table-cell>
          <table:table-cell table:number-columns-repeated="4"/>
          <table:table-cell office:value-type="float" office:value="2.71632" calcext:value-type="float">
            <text:p>2,71632000</text:p>
          </table:table-cell>
          <table:table-cell table:number-columns-repeated="8"/>
        </table:table-row>
        <table:table-row table:style-name="ro1">
          <table:table-cell office:value-type="float" office:value="2.76242118286216" calcext:value-type="float">
            <text:p>2,76242118</text:p>
          </table:table-cell>
          <table:table-cell table:number-columns-repeated="2"/>
          <table:table-cell office:value-type="float" office:value="2.79964" calcext:value-type="float">
            <text:p>2,79964000</text:p>
          </table:table-cell>
          <table:table-cell office:value-type="float" office:value="2.77497" calcext:value-type="float">
            <text:p>2,77497000</text:p>
          </table:table-cell>
          <table:table-cell office:value-type="float" office:value="2.76242" calcext:value-type="float">
            <text:p>2,76242000</text:p>
          </table:table-cell>
          <table:table-cell table:number-columns-repeated="8"/>
        </table:table-row>
        <table:table-row table:style-name="ro1">
          <table:table-cell office:value-type="float" office:value="2.80852989764971" calcext:value-type="float">
            <text:p>2,80852990</text:p>
          </table:table-cell>
          <table:table-cell table:number-columns-repeated="4"/>
          <table:table-cell office:value-type="float" office:value="2.80853" calcext:value-type="float">
            <text:p>2,80853000</text:p>
          </table:table-cell>
          <table:table-cell table:number-columns-repeated="8"/>
        </table:table-row>
        <table:table-row table:style-name="ro1">
          <table:table-cell office:value-type="float" office:value="2.85464200241548" calcext:value-type="float">
            <text:p>2,85464200</text:p>
          </table:table-cell>
          <table:table-cell table:number-columns-repeated="3"/>
          <table:table-cell office:value-type="float" office:value="2.86761" calcext:value-type="float">
            <text:p>2,86761000</text:p>
          </table:table-cell>
          <table:table-cell office:value-type="float" office:value="2.85464" calcext:value-type="float">
            <text:p>2,85464000</text:p>
          </table:table-cell>
          <table:table-cell table:number-columns-repeated="8"/>
        </table:table-row>
        <table:table-row table:style-name="ro1">
          <table:table-cell office:value-type="float" office:value="2.90075755274434" calcext:value-type="float">
            <text:p>2,90075755</text:p>
          </table:table-cell>
          <table:table-cell table:number-columns-repeated="4"/>
          <table:table-cell office:value-type="float" office:value="2.90076" calcext:value-type="float">
            <text:p>2,90076000</text:p>
          </table:table-cell>
          <table:table-cell table:number-columns-repeated="8"/>
        </table:table-row>
        <table:table-row table:style-name="ro1">
          <table:table-cell office:value-type="float" office:value="2.94687660422173" calcext:value-type="float">
            <text:p>2,94687660</text:p>
          </table:table-cell>
          <table:table-cell office:value-type="float" office:value="3.15851" calcext:value-type="float">
            <text:p>3,158510000</text:p>
          </table:table-cell>
          <table:table-cell office:value-type="float" office:value="3.04371" calcext:value-type="float">
            <text:p>3,04371000</text:p>
          </table:table-cell>
          <table:table-cell office:value-type="float" office:value="2.98658" calcext:value-type="float">
            <text:p>2,98658000</text:p>
          </table:table-cell>
          <table:table-cell office:value-type="float" office:value="2.96026" calcext:value-type="float">
            <text:p>2,96026000</text:p>
          </table:table-cell>
          <table:table-cell office:value-type="float" office:value="2.94688" calcext:value-type="float">
            <text:p>2,94688000</text:p>
          </table:table-cell>
          <table:table-cell table:number-columns-repeated="8"/>
        </table:table-row>
        <table:table-row table:style-name="ro1">
          <table:table-cell office:value-type="float" office:value="2.99299921243361" calcext:value-type="float">
            <text:p>2,99299921</text:p>
          </table:table-cell>
          <table:table-cell table:number-columns-repeated="4"/>
          <table:table-cell office:value-type="float" office:value="2.993" calcext:value-type="float">
            <text:p>2,99300000</text:p>
          </table:table-cell>
          <table:table-cell table:number-columns-repeated="8"/>
        </table:table-row>
        <table:table-row table:style-name="ro1">
          <table:table-cell office:value-type="float" office:value="3.03912543296657" calcext:value-type="float">
            <text:p>3,03912543</text:p>
          </table:table-cell>
          <table:table-cell table:number-columns-repeated="3"/>
          <table:table-cell office:value-type="float" office:value="3.05293" calcext:value-type="float">
            <text:p>3,05293000</text:p>
          </table:table-cell>
          <table:table-cell office:value-type="float" office:value="3.03913" calcext:value-type="float">
            <text:p>3,03913000</text:p>
          </table:table-cell>
          <table:table-cell table:number-columns-repeated="8"/>
        </table:table-row>
        <table:table-row table:style-name="ro1">
          <table:table-cell office:value-type="float" office:value="3.08525532140774" calcext:value-type="float">
            <text:p>3,08525532</text:p>
          </table:table-cell>
          <table:table-cell table:number-columns-repeated="4"/>
          <table:table-cell office:value-type="float" office:value="3.08526" calcext:value-type="float">
            <text:p>3,08526000</text:p>
          </table:table-cell>
          <table:table-cell table:number-columns-repeated="8"/>
        </table:table-row>
        <table:table-row table:style-name="ro1">
          <table:table-cell office:value-type="float" office:value="3.13138893334487" calcext:value-type="float">
            <text:p>3,13138893</text:p>
          </table:table-cell>
          <table:table-cell table:number-columns-repeated="2"/>
          <table:table-cell office:value-type="float" office:value="3.17358" calcext:value-type="float">
            <text:p>3,17358000</text:p>
          </table:table-cell>
          <table:table-cell office:value-type="float" office:value="3.14561" calcext:value-type="float">
            <text:p>3,14561000</text:p>
          </table:table-cell>
          <table:table-cell office:value-type="float" office:value="3.13139" calcext:value-type="float">
            <text:p>3,13139000</text:p>
          </table:table-cell>
          <table:table-cell table:number-columns-repeated="8"/>
        </table:table-row>
        <table:table-row table:style-name="ro1">
          <table:table-cell office:value-type="float" office:value="3.17752632436634" calcext:value-type="float">
            <text:p>3,17752632</text:p>
          </table:table-cell>
          <table:table-cell table:number-columns-repeated="4"/>
          <table:table-cell office:value-type="float" office:value="3.17753" calcext:value-type="float">
            <text:p>3,17753000</text:p>
          </table:table-cell>
          <table:table-cell table:number-columns-repeated="8"/>
        </table:table-row>
        <table:table-row table:style-name="ro1">
          <table:table-cell office:value-type="float" office:value="3.22366755006107" calcext:value-type="float">
            <text:p>3,22366755</text:p>
          </table:table-cell>
          <table:table-cell table:number-columns-repeated="3"/>
          <table:table-cell office:value-type="float" office:value="3.23831" calcext:value-type="float">
            <text:p>3,23831000</text:p>
          </table:table-cell>
          <table:table-cell office:value-type="float" office:value="3.22367" calcext:value-type="float">
            <text:p>3,22367000</text:p>
          </table:table-cell>
          <table:table-cell table:number-columns-repeated="8"/>
        </table:table-row>
        <table:table-row table:style-name="ro1">
          <table:table-cell office:value-type="float" office:value="3.26981266601866" calcext:value-type="float">
            <text:p>3,26981267</text:p>
          </table:table-cell>
          <table:table-cell table:number-columns-repeated="4"/>
          <table:table-cell office:value-type="float" office:value="3.26981" calcext:value-type="float">
            <text:p>3,26981000</text:p>
          </table:table-cell>
          <table:table-cell table:number-columns-repeated="8"/>
        </table:table-row>
        <table:table-row table:style-name="ro1">
          <table:table-cell office:value-type="float" office:value="3.3159617278293" calcext:value-type="float">
            <text:p>3,31596173</text:p>
          </table:table-cell>
          <table:table-cell/>
          <table:table-cell office:value-type="float" office:value="3.42492" calcext:value-type="float">
            <text:p>3,42492000</text:p>
          </table:table-cell>
          <table:table-cell office:value-type="float" office:value="3.36064" calcext:value-type="float">
            <text:p>3,36064000</text:p>
          </table:table-cell>
          <table:table-cell office:value-type="float" office:value="3.33102" calcext:value-type="float">
            <text:p>3,33102000</text:p>
          </table:table-cell>
          <table:table-cell office:value-type="float" office:value="3.31596" calcext:value-type="float">
            <text:p>3,31596000</text:p>
          </table:table-cell>
          <table:table-cell table:number-columns-repeated="8"/>
        </table:table-row>
        <table:table-row table:style-name="ro1">
          <table:table-cell office:value-type="float" office:value="3.36211479108385" calcext:value-type="float">
            <text:p>3,36211479</text:p>
          </table:table-cell>
          <table:table-cell table:number-columns-repeated="4"/>
          <table:table-cell office:value-type="float" office:value="3.36211" calcext:value-type="float">
            <text:p>3,36211000</text:p>
          </table:table-cell>
          <table:table-cell table:number-columns-repeated="8"/>
        </table:table-row>
        <table:table-row table:style-name="ro1">
          <table:table-cell office:value-type="float" office:value="3.40827191137377" calcext:value-type="float">
            <text:p>3,40827191</text:p>
          </table:table-cell>
          <table:table-cell table:number-columns-repeated="3"/>
          <table:table-cell office:value-type="float" office:value="3.42375" calcext:value-type="float">
            <text:p>3,42375000</text:p>
          </table:table-cell>
          <table:table-cell office:value-type="float" office:value="3.40827" calcext:value-type="float">
            <text:p>3,40827000</text:p>
          </table:table-cell>
          <table:table-cell table:number-columns-repeated="8"/>
        </table:table-row>
        <table:table-row table:style-name="ro1">
          <table:table-cell office:value-type="float" office:value="3.45443314429121" calcext:value-type="float">
            <text:p>3,45443314</text:p>
          </table:table-cell>
          <table:table-cell table:number-columns-repeated="4"/>
          <table:table-cell office:value-type="float" office:value="3.45443" calcext:value-type="float">
            <text:p>3,45443000</text:p>
          </table:table-cell>
          <table:table-cell table:number-columns-repeated="8"/>
        </table:table-row>
        <table:table-row table:style-name="ro1">
          <table:table-cell office:value-type="float" office:value="3.50059854542898" calcext:value-type="float">
            <text:p>3,50059855</text:p>
          </table:table-cell>
          <table:table-cell table:number-columns-repeated="2"/>
          <table:table-cell office:value-type="float" office:value="3.54776" calcext:value-type="float">
            <text:p>3,54776000</text:p>
          </table:table-cell>
          <table:table-cell office:value-type="float" office:value="3.5165" calcext:value-type="float">
            <text:p>3,51650000</text:p>
          </table:table-cell>
          <table:table-cell office:value-type="float" office:value="3.5006" calcext:value-type="float">
            <text:p>3,50060000</text:p>
          </table:table-cell>
          <table:table-cell table:number-columns-repeated="8"/>
        </table:table-row>
        <table:table-row table:style-name="ro1">
          <table:table-cell office:value-type="float" office:value="3.54676817038057" calcext:value-type="float">
            <text:p>3,54676817</text:p>
          </table:table-cell>
          <table:table-cell table:number-columns-repeated="4"/>
          <table:table-cell office:value-type="float" office:value="3.54677" calcext:value-type="float">
            <text:p>3,54677000</text:p>
          </table:table-cell>
          <table:table-cell table:number-columns-repeated="8"/>
        </table:table-row>
        <table:table-row table:style-name="ro1">
          <table:table-cell office:value-type="float" office:value="3.59294207474013" calcext:value-type="float">
            <text:p>3,59294207</text:p>
          </table:table-cell>
          <table:table-cell table:number-columns-repeated="3"/>
          <table:table-cell office:value-type="float" office:value="3.60926" calcext:value-type="float">
            <text:p>3,60926000</text:p>
          </table:table-cell>
          <table:table-cell office:value-type="float" office:value="3.59294" calcext:value-type="float">
            <text:p>3,59294000</text:p>
          </table:table-cell>
          <table:table-cell table:number-columns-repeated="8"/>
        </table:table-row>
        <table:table-row table:style-name="ro1">
          <table:table-cell office:value-type="float" office:value="3.63912031410252" calcext:value-type="float">
            <text:p>3,63912031</text:p>
          </table:table-cell>
          <table:table-cell table:number-columns-repeated="4"/>
          <table:table-cell office:value-type="float" office:value="3.63912" calcext:value-type="float">
            <text:p>3,63912000</text:p>
          </table:table-cell>
          <table:table-cell table:number-columns-repeated="8"/>
        </table:table-row>
        <table:table-row table:style-name="ro1">
          <table:table-cell office:value-type="float" office:value="3.68530294406328" calcext:value-type="float">
            <text:p>3,68530294</text:p>
          </table:table-cell>
          <table:table-cell office:value-type="float" office:value="3.94994" calcext:value-type="float">
            <text:p>3,949940000</text:p>
          </table:table-cell>
          <table:table-cell office:value-type="float" office:value="3.80639" calcext:value-type="float">
            <text:p>3,80639000</text:p>
          </table:table-cell>
          <table:table-cell office:value-type="float" office:value="3.73495" calcext:value-type="float">
            <text:p>3,73495000</text:p>
          </table:table-cell>
          <table:table-cell office:value-type="float" office:value="3.70204" calcext:value-type="float">
            <text:p>3,70204000</text:p>
          </table:table-cell>
          <table:table-cell office:value-type="float" office:value="3.6853" calcext:value-type="float">
            <text:p>3,68530000</text:p>
          </table:table-cell>
          <table:table-cell table:number-columns-repeated="8"/>
        </table:table-row>
        <table:table-row table:style-name="ro1">
          <table:table-cell office:value-type="float" office:value="3.73149002021868" calcext:value-type="float">
            <text:p>3,73149002</text:p>
          </table:table-cell>
          <table:table-cell table:number-columns-repeated="4"/>
          <table:table-cell office:value-type="float" office:value="3.73149" calcext:value-type="float">
            <text:p>3,73149000</text:p>
          </table:table-cell>
          <table:table-cell table:number-columns-repeated="8"/>
        </table:table-row>
        <table:table-row table:style-name="ro1">
          <table:table-cell office:value-type="float" office:value="3.77768159816568" calcext:value-type="float">
            <text:p>3,77768160</text:p>
          </table:table-cell>
          <table:table-cell table:number-columns-repeated="3"/>
          <table:table-cell office:value-type="float" office:value="3.79484" calcext:value-type="float">
            <text:p>3,79484000</text:p>
          </table:table-cell>
          <table:table-cell office:value-type="float" office:value="3.77768" calcext:value-type="float">
            <text:p>3,77768000</text:p>
          </table:table-cell>
          <table:table-cell table:number-columns-repeated="8"/>
        </table:table-row>
        <table:table-row table:style-name="ro1">
          <table:table-cell office:value-type="float" office:value="3.823877733502" calcext:value-type="float">
            <text:p>3,82387773</text:p>
          </table:table-cell>
          <table:table-cell table:number-columns-repeated="4"/>
          <table:table-cell office:value-type="float" office:value="3.82388" calcext:value-type="float">
            <text:p>3,82388000</text:p>
          </table:table-cell>
          <table:table-cell table:number-columns-repeated="8"/>
        </table:table-row>
        <table:table-row table:style-name="ro1">
          <table:table-cell office:value-type="float" office:value="3.87007848182607" calcext:value-type="float">
            <text:p>3,87007848</text:p>
          </table:table-cell>
          <table:table-cell table:number-columns-repeated="2"/>
          <table:table-cell office:value-type="float" office:value="3.92222" calcext:value-type="float">
            <text:p>3,92222000</text:p>
          </table:table-cell>
          <table:table-cell office:value-type="float" office:value="3.88766" calcext:value-type="float">
            <text:p>3,88766000</text:p>
          </table:table-cell>
          <table:table-cell office:value-type="float" office:value="3.87008" calcext:value-type="float">
            <text:p>3,87008000</text:p>
          </table:table-cell>
          <table:table-cell table:number-columns-repeated="8"/>
        </table:table-row>
        <table:table-row table:style-name="ro1">
          <table:table-cell office:value-type="float" office:value="3.91628389873706" calcext:value-type="float">
            <text:p>3,91628390</text:p>
          </table:table-cell>
          <table:table-cell table:number-columns-repeated="4"/>
          <table:table-cell office:value-type="float" office:value="3.91628" calcext:value-type="float">
            <text:p>3,91628000</text:p>
          </table:table-cell>
          <table:table-cell table:number-columns-repeated="8"/>
        </table:table-row>
        <table:table-row table:style-name="ro1">
          <table:table-cell office:value-type="float" office:value="3.96249403983488" calcext:value-type="float">
            <text:p>3,96249404</text:p>
          </table:table-cell>
          <table:table-cell table:number-columns-repeated="3"/>
          <table:table-cell office:value-type="float" office:value="3.98049" calcext:value-type="float">
            <text:p>3,98049000</text:p>
          </table:table-cell>
          <table:table-cell office:value-type="float" office:value="3.96249" calcext:value-type="float">
            <text:p>3,96249000</text:p>
          </table:table-cell>
          <table:table-cell table:number-columns-repeated="8"/>
        </table:table-row>
        <table:table-row table:style-name="ro1">
          <table:table-cell office:value-type="float" office:value="4.00870896072025" calcext:value-type="float">
            <text:p>4,00870896</text:p>
          </table:table-cell>
          <table:table-cell table:number-columns-repeated="4"/>
          <table:table-cell office:value-type="float" office:value="4.00871" calcext:value-type="float">
            <text:p>4,00871000</text:p>
          </table:table-cell>
          <table:table-cell table:number-columns-repeated="8"/>
        </table:table-row>
        <table:table-row table:style-name="ro1">
          <table:table-cell office:value-type="float" office:value="4.05492871699462" calcext:value-type="float">
            <text:p>4,05492872</text:p>
          </table:table-cell>
          <table:table-cell/>
          <table:table-cell office:value-type="float" office:value="4.18815" calcext:value-type="float">
            <text:p>4,18815000</text:p>
          </table:table-cell>
          <table:table-cell office:value-type="float" office:value="4.10956" calcext:value-type="float">
            <text:p>4,10956000</text:p>
          </table:table-cell>
          <table:table-cell office:value-type="float" office:value="4.07335" calcext:value-type="float">
            <text:p>4,07335000</text:p>
          </table:table-cell>
          <table:table-cell office:value-type="float" office:value="4.05493" calcext:value-type="float">
            <text:p>4,05493000</text:p>
          </table:table-cell>
          <table:table-cell table:number-columns-repeated="8"/>
        </table:table-row>
        <table:table-row table:style-name="ro1">
          <table:table-cell office:value-type="float" office:value="4.10115336426022" calcext:value-type="float">
            <text:p>4,10115336</text:p>
          </table:table-cell>
          <table:table-cell table:number-columns-repeated="4"/>
          <table:table-cell office:value-type="float" office:value="4.10115" calcext:value-type="float">
            <text:p>4,10115000</text:p>
          </table:table-cell>
          <table:table-cell table:number-columns-repeated="8"/>
        </table:table-row>
        <table:table-row table:style-name="ro1">
          <table:table-cell office:value-type="float" office:value="4.14738295812009" calcext:value-type="float">
            <text:p>4,14738296</text:p>
          </table:table-cell>
          <table:table-cell table:number-columns-repeated="3"/>
          <table:table-cell office:value-type="float" office:value="4.16622" calcext:value-type="float">
            <text:p>4,16622000</text:p>
          </table:table-cell>
          <table:table-cell office:value-type="float" office:value="4.14738" calcext:value-type="float">
            <text:p>4,14738000</text:p>
          </table:table-cell>
          <table:table-cell table:number-columns-repeated="8"/>
        </table:table-row>
        <table:table-row table:style-name="ro1">
          <table:table-cell office:value-type="float" office:value="4.19361755417802" calcext:value-type="float">
            <text:p>4,19361755</text:p>
          </table:table-cell>
          <table:table-cell table:number-columns-repeated="4"/>
          <table:table-cell office:value-type="float" office:value="4.19362" calcext:value-type="float">
            <text:p>4,19362000</text:p>
          </table:table-cell>
          <table:table-cell table:number-columns-repeated="8"/>
        </table:table-row>
        <table:table-row table:style-name="ro1">
          <table:table-cell office:value-type="float" office:value="4.23985720803865" calcext:value-type="float">
            <text:p>4,23985721</text:p>
          </table:table-cell>
          <table:table-cell table:number-columns-repeated="2"/>
          <table:table-cell office:value-type="float" office:value="4.29697" calcext:value-type="float">
            <text:p>4,29697000</text:p>
          </table:table-cell>
          <table:table-cell office:value-type="float" office:value="4.25911" calcext:value-type="float">
            <text:p>4,25911000</text:p>
          </table:table-cell>
          <table:table-cell office:value-type="float" office:value="4.23986" calcext:value-type="float">
            <text:p>4,23986000</text:p>
          </table:table-cell>
          <table:table-cell table:number-columns-repeated="8"/>
        </table:table-row>
        <table:table-row table:style-name="ro1">
          <table:table-cell office:value-type="float" office:value="4.28610197530743" calcext:value-type="float">
            <text:p>4,28610198</text:p>
          </table:table-cell>
          <table:table-cell table:number-columns-repeated="4"/>
          <table:table-cell office:value-type="float" office:value="4.2861" calcext:value-type="float">
            <text:p>4,28610000</text:p>
          </table:table-cell>
          <table:table-cell table:number-columns-repeated="8"/>
        </table:table-row>
        <table:table-row table:style-name="ro1">
          <table:table-cell office:value-type="float" office:value="4.33235191159059" calcext:value-type="float">
            <text:p>4,33235191</text:p>
          </table:table-cell>
          <table:table-cell table:number-columns-repeated="3"/>
          <table:table-cell office:value-type="float" office:value="4.35203" calcext:value-type="float">
            <text:p>4,35203000</text:p>
          </table:table-cell>
          <table:table-cell office:value-type="float" office:value="4.33235" calcext:value-type="float">
            <text:p>4,33235000</text:p>
          </table:table-cell>
          <table:table-cell table:number-columns-repeated="8"/>
        </table:table-row>
        <table:table-row table:style-name="ro1">
          <table:table-cell office:value-type="float" office:value="4.37860707249524" calcext:value-type="float">
            <text:p>4,37860707</text:p>
          </table:table-cell>
          <table:table-cell table:number-columns-repeated="4"/>
          <table:table-cell office:value-type="float" office:value="4.37861" calcext:value-type="float">
            <text:p>4,37861000</text:p>
          </table:table-cell>
          <table:table-cell table:number-columns-repeated="8"/>
        </table:table-row>
        <table:table-row table:style-name="ro1">
          <table:table-cell office:value-type="float" office:value="4.4248675136293" calcext:value-type="float">
            <text:p>4,42486751</text:p>
          </table:table-cell>
          <table:table-cell office:value-type="float" office:value="4.74257" calcext:value-type="float">
            <text:p>4,742570000</text:p>
          </table:table-cell>
          <table:table-cell office:value-type="float" office:value="4.57024" calcext:value-type="float">
            <text:p>4,57024000</text:p>
          </table:table-cell>
          <table:table-cell office:value-type="float" office:value="4.48448" calcext:value-type="float">
            <text:p>4,48448000</text:p>
          </table:table-cell>
          <table:table-cell office:value-type="float" office:value="4.44496" calcext:value-type="float">
            <text:p>4,44496000</text:p>
          </table:table-cell>
          <table:table-cell office:value-type="float" office:value="4.42487" calcext:value-type="float">
            <text:p>4,42487000</text:p>
          </table:table-cell>
          <table:table-cell table:number-columns-repeated="8"/>
        </table:table-row>
        <table:table-row table:style-name="ro1">
          <table:table-cell office:value-type="float" office:value="4.47113329060155" calcext:value-type="float">
            <text:p>4,47113329</text:p>
          </table:table-cell>
          <table:table-cell table:number-columns-repeated="4"/>
          <table:table-cell office:value-type="float" office:value="4.47113" calcext:value-type="float">
            <text:p>4,47113000</text:p>
          </table:table-cell>
          <table:table-cell table:number-columns-repeated="8"/>
        </table:table-row>
        <table:table-row table:style-name="ro1">
          <table:table-cell office:value-type="float" office:value="4.5174044590216" calcext:value-type="float">
            <text:p>4,51740446</text:p>
          </table:table-cell>
          <table:table-cell table:number-columns-repeated="3"/>
          <table:table-cell office:value-type="float" office:value="4.53792" calcext:value-type="float">
            <text:p>4,53792000</text:p>
          </table:table-cell>
          <table:table-cell office:value-type="float" office:value="4.5174" calcext:value-type="float">
            <text:p>4,51740000</text:p>
          </table:table-cell>
          <table:table-cell table:number-columns-repeated="8"/>
        </table:table-row>
        <table:table-row table:style-name="ro1">
          <table:table-cell office:value-type="float" office:value="4.56368107449997" calcext:value-type="float">
            <text:p>4,56368107</text:p>
          </table:table-cell>
          <table:table-cell table:number-columns-repeated="4"/>
          <table:table-cell office:value-type="float" office:value="4.56368" calcext:value-type="float">
            <text:p>4,56368000</text:p>
          </table:table-cell>
          <table:table-cell table:number-columns-repeated="8"/>
        </table:table-row>
        <table:table-row table:style-name="ro1">
          <table:table-cell office:value-type="float" office:value="4.60996319264801" calcext:value-type="float">
            <text:p>4,60996319</text:p>
          </table:table-cell>
          <table:table-cell table:number-columns-repeated="2"/>
          <table:table-cell office:value-type="float" office:value="4.67206" calcext:value-type="float">
            <text:p>4,67206000</text:p>
          </table:table-cell>
          <table:table-cell office:value-type="float" office:value="4.6309" calcext:value-type="float">
            <text:p>4,63090000</text:p>
          </table:table-cell>
          <table:table-cell office:value-type="float" office:value="4.60996" calcext:value-type="float">
            <text:p>4,60996000</text:p>
          </table:table-cell>
          <table:table-cell table:number-columns-repeated="8"/>
        </table:table-row>
        <table:table-row table:style-name="ro1">
          <table:table-cell office:value-type="float" office:value="4.65625086907801" calcext:value-type="float">
            <text:p>4,65625087</text:p>
          </table:table-cell>
          <table:table-cell table:number-columns-repeated="4"/>
          <table:table-cell office:value-type="float" office:value="4.65625" calcext:value-type="float">
            <text:p>4,65625000</text:p>
          </table:table-cell>
          <table:table-cell table:number-columns-repeated="8"/>
        </table:table-row>
        <table:table-row table:style-name="ro1">
          <table:table-cell office:value-type="float" office:value="4.70254415940306" calcext:value-type="float">
            <text:p>4,70254416</text:p>
          </table:table-cell>
          <table:table-cell table:number-columns-repeated="3"/>
          <table:table-cell office:value-type="float" office:value="4.7239" calcext:value-type="float">
            <text:p>4,72390000</text:p>
          </table:table-cell>
          <table:table-cell office:value-type="float" office:value="4.70254" calcext:value-type="float">
            <text:p>4,70254000</text:p>
          </table:table-cell>
          <table:table-cell table:number-columns-repeated="8"/>
        </table:table-row>
        <table:table-row table:style-name="ro1">
          <table:table-cell office:value-type="float" office:value="4.74884311923724" calcext:value-type="float">
            <text:p>4,74884312</text:p>
          </table:table-cell>
          <table:table-cell table:number-columns-repeated="4"/>
          <table:table-cell office:value-type="float" office:value="4.74884" calcext:value-type="float">
            <text:p>4,74884000</text:p>
          </table:table-cell>
          <table:table-cell table:number-columns-repeated="8"/>
        </table:table-row>
        <table:table-row table:style-name="ro1">
          <table:table-cell office:value-type="float" office:value="4.79514780419548" calcext:value-type="float">
            <text:p>4,79514780</text:p>
          </table:table-cell>
          <table:table-cell/>
          <table:table-cell office:value-type="float" office:value="4.95267" calcext:value-type="float">
            <text:p>4,95267000</text:p>
          </table:table-cell>
          <table:table-cell office:value-type="float" office:value="4.85974" calcext:value-type="float">
            <text:p>4,85974000</text:p>
          </table:table-cell>
          <table:table-cell office:value-type="float" office:value="4.81692" calcext:value-type="float">
            <text:p>4,81692000</text:p>
          </table:table-cell>
          <table:table-cell office:value-type="float" office:value="4.79515" calcext:value-type="float">
            <text:p>4,79515000</text:p>
          </table:table-cell>
          <table:table-cell table:number-columns-repeated="8"/>
        </table:table-row>
        <table:table-row table:style-name="ro1">
          <table:table-cell office:value-type="float" office:value="4.84145826989365" calcext:value-type="float">
            <text:p>4,84145827</text:p>
          </table:table-cell>
          <table:table-cell table:number-columns-repeated="4"/>
          <table:table-cell office:value-type="float" office:value="4.84146" calcext:value-type="float">
            <text:p>4,84146000</text:p>
          </table:table-cell>
          <table:table-cell table:number-columns-repeated="8"/>
        </table:table-row>
        <table:table-row table:style-name="ro1">
          <table:table-cell office:value-type="float" office:value="4.88777457194857" calcext:value-type="float">
            <text:p>4,88777457</text:p>
          </table:table-cell>
          <table:table-cell table:number-columns-repeated="3"/>
          <table:table-cell office:value-type="float" office:value="4.90997" calcext:value-type="float">
            <text:p>4,90997000</text:p>
          </table:table-cell>
          <table:table-cell office:value-type="float" office:value="4.88777" calcext:value-type="float">
            <text:p>4,88777000</text:p>
          </table:table-cell>
          <table:table-cell table:number-columns-repeated="8"/>
        </table:table-row>
        <table:table-row table:style-name="ro1">
          <table:table-cell office:value-type="float" office:value="4.93409676597794" calcext:value-type="float">
            <text:p>4,93409677</text:p>
          </table:table-cell>
          <table:table-cell table:number-columns-repeated="4"/>
          <table:table-cell office:value-type="float" office:value="4.9341" calcext:value-type="float">
            <text:p>4,93410000</text:p>
          </table:table-cell>
          <table:table-cell table:number-columns-repeated="8"/>
        </table:table-row>
        <table:table-row table:style-name="ro1">
          <table:table-cell office:value-type="float" office:value="4.98042490760047" calcext:value-type="float">
            <text:p>4,98042491</text:p>
          </table:table-cell>
          <table:table-cell table:number-columns-repeated="2"/>
          <table:table-cell office:value-type="float" office:value="5.04751" calcext:value-type="float">
            <text:p>5,04751000</text:p>
          </table:table-cell>
          <table:table-cell office:value-type="float" office:value="5.00304" calcext:value-type="float">
            <text:p>5,00304000</text:p>
          </table:table-cell>
          <table:table-cell office:value-type="float" office:value="4.98042" calcext:value-type="float">
            <text:p>4,98042000</text:p>
          </table:table-cell>
          <table:table-cell table:number-columns-repeated="8"/>
        </table:table-row>
        <table:table-row table:style-name="ro1">
          <table:table-cell office:value-type="float" office:value="5.02675905243574" calcext:value-type="float">
            <text:p>5,02675905</text:p>
          </table:table-cell>
          <table:table-cell table:number-columns-repeated="4"/>
          <table:table-cell office:value-type="float" office:value="5.02676" calcext:value-type="float">
            <text:p>5,02676000</text:p>
          </table:table-cell>
          <table:table-cell table:number-columns-repeated="8"/>
        </table:table-row>
        <table:table-row table:style-name="ro1">
          <table:table-cell office:value-type="float" office:value="5.07309925610435" calcext:value-type="float">
            <text:p>5,07309926</text:p>
          </table:table-cell>
          <table:table-cell table:number-columns-repeated="3"/>
          <table:table-cell office:value-type="float" office:value="5.09614" calcext:value-type="float">
            <text:p>5,09614000</text:p>
          </table:table-cell>
          <table:table-cell office:value-type="float" office:value="5.0731" calcext:value-type="float">
            <text:p>5,07310000</text:p>
          </table:table-cell>
          <table:table-cell table:number-columns-repeated="8"/>
        </table:table-row>
        <table:table-row table:style-name="ro1">
          <table:table-cell office:value-type="float" office:value="5.11944557422785" calcext:value-type="float">
            <text:p>5,11944557</text:p>
          </table:table-cell>
          <table:table-cell table:number-columns-repeated="4"/>
          <table:table-cell office:value-type="float" office:value="5.11945" calcext:value-type="float">
            <text:p>5,11945000</text:p>
          </table:table-cell>
          <table:table-cell table:number-columns-repeated="8"/>
        </table:table-row>
        <table:table-row table:style-name="ro1">
          <table:table-cell office:value-type="float" office:value="5.16579806242876" calcext:value-type="float">
            <text:p>5,16579806</text:p>
          </table:table-cell>
          <table:table-cell office:value-type="float" office:value="5.53664" calcext:value-type="float">
            <text:p>5,536640000</text:p>
          </table:table-cell>
          <table:table-cell office:value-type="float" office:value="5.33549" calcext:value-type="float">
            <text:p>5,33549000</text:p>
          </table:table-cell>
          <table:table-cell office:value-type="float" office:value="5.23538" calcext:value-type="float">
            <text:p>5,23538000</text:p>
          </table:table-cell>
          <table:table-cell office:value-type="float" office:value="5.18926" calcext:value-type="float">
            <text:p>5,18926000</text:p>
          </table:table-cell>
          <table:table-cell office:value-type="float" office:value="5.1658" calcext:value-type="float">
            <text:p>5,16580000</text:p>
          </table:table-cell>
          <table:table-cell table:number-columns-repeated="8"/>
        </table:table-row>
        <table:table-row table:style-name="ro1">
          <table:table-cell office:value-type="float" office:value="5.2121567763306" calcext:value-type="float">
            <text:p>5,21215678</text:p>
          </table:table-cell>
          <table:table-cell table:number-columns-repeated="4"/>
          <table:table-cell office:value-type="float" office:value="5.21216" calcext:value-type="float">
            <text:p>5,21216000</text:p>
          </table:table-cell>
          <table:table-cell table:number-columns-repeated="8"/>
        </table:table-row>
        <table:table-row table:style-name="ro1">
          <table:table-cell office:value-type="float" office:value="5.2585217715579" calcext:value-type="float">
            <text:p>5,25852177</text:p>
          </table:table-cell>
          <table:table-cell table:number-columns-repeated="3"/>
          <table:table-cell office:value-type="float" office:value="5.2824" calcext:value-type="float">
            <text:p>5,28240000</text:p>
          </table:table-cell>
          <table:table-cell office:value-type="float" office:value="5.25852" calcext:value-type="float">
            <text:p>5,25852000</text:p>
          </table:table-cell>
          <table:table-cell table:number-columns-repeated="8"/>
        </table:table-row>
        <table:table-row table:style-name="ro1">
          <table:table-cell office:value-type="float" office:value="5.30489310373615" calcext:value-type="float">
            <text:p>5,30489310</text:p>
          </table:table-cell>
          <table:table-cell table:number-columns-repeated="4"/>
          <table:table-cell office:value-type="float" office:value="5.30489" calcext:value-type="float">
            <text:p>5,30489000</text:p>
          </table:table-cell>
          <table:table-cell table:number-columns-repeated="8"/>
        </table:table-row>
        <table:table-row table:style-name="ro1">
          <table:table-cell office:value-type="float" office:value="5.35127082849185" calcext:value-type="float">
            <text:p>5,35127083</text:p>
          </table:table-cell>
          <table:table-cell table:number-columns-repeated="2"/>
          <table:table-cell office:value-type="float" office:value="5.42335" calcext:value-type="float">
            <text:p>5,42335000</text:p>
          </table:table-cell>
          <table:table-cell office:value-type="float" office:value="5.37557" calcext:value-type="float">
            <text:p>5,37557000</text:p>
          </table:table-cell>
          <table:table-cell office:value-type="float" office:value="5.35127" calcext:value-type="float">
            <text:p>5,35127000</text:p>
          </table:table-cell>
          <table:table-cell table:number-columns-repeated="8"/>
        </table:table-row>
        <table:table-row table:style-name="ro1">
          <table:table-cell office:value-type="float" office:value="5.39765500145257" calcext:value-type="float">
            <text:p>5,39765500</text:p>
          </table:table-cell>
          <table:table-cell table:number-columns-repeated="4"/>
          <table:table-cell office:value-type="float" office:value="5.39766" calcext:value-type="float">
            <text:p>5,39766000</text:p>
          </table:table-cell>
          <table:table-cell table:number-columns-repeated="8"/>
        </table:table-row>
        <table:table-row table:style-name="ro1">
          <table:table-cell office:value-type="float" office:value="5.44404567824687" calcext:value-type="float">
            <text:p>5,44404568</text:p>
          </table:table-cell>
          <table:table-cell table:number-columns-repeated="3"/>
          <table:table-cell office:value-type="float" office:value="5.46877" calcext:value-type="float">
            <text:p>5,46877000</text:p>
          </table:table-cell>
          <table:table-cell office:value-type="float" office:value="5.44405" calcext:value-type="float">
            <text:p>5,44405000</text:p>
          </table:table-cell>
          <table:table-cell table:number-columns-repeated="8"/>
        </table:table-row>
        <table:table-row table:style-name="ro1">
          <table:table-cell office:value-type="float" office:value="5.49044291450436" calcext:value-type="float">
            <text:p>5,49044291</text:p>
          </table:table-cell>
          <table:table-cell table:number-columns-repeated="4"/>
          <table:table-cell office:value-type="float" office:value="5.49044" calcext:value-type="float">
            <text:p>5,49044000</text:p>
          </table:table-cell>
          <table:table-cell table:number-columns-repeated="8"/>
        </table:table-row>
        <table:table-row table:style-name="ro1">
          <table:table-cell office:value-type="float" office:value="5.5368467658557" calcext:value-type="float">
            <text:p>5,53684677</text:p>
          </table:table-cell>
          <table:table-cell/>
          <table:table-cell office:value-type="float" office:value="5.71871" calcext:value-type="float">
            <text:p>5,71871000</text:p>
          </table:table-cell>
          <table:table-cell office:value-type="float" office:value="5.61142" calcext:value-type="float">
            <text:p>5,61142000</text:p>
          </table:table-cell>
          <table:table-cell office:value-type="float" office:value="5.56199" calcext:value-type="float">
            <text:p>5,56199000</text:p>
          </table:table-cell>
          <table:table-cell office:value-type="float" office:value="5.53685" calcext:value-type="float">
            <text:p>5,53685000</text:p>
          </table:table-cell>
          <table:table-cell table:number-columns-repeated="8"/>
        </table:table-row>
        <table:table-row table:style-name="ro1">
          <table:table-cell office:value-type="float" office:value="5.5832572879326" calcext:value-type="float">
            <text:p>5,58325729</text:p>
          </table:table-cell>
          <table:table-cell table:number-columns-repeated="4"/>
          <table:table-cell office:value-type="float" office:value="5.58326" calcext:value-type="float">
            <text:p>5,58326000</text:p>
          </table:table-cell>
          <table:table-cell table:number-columns-repeated="8"/>
        </table:table-row>
        <table:table-row table:style-name="ro1">
          <table:table-cell office:value-type="float" office:value="5.62967453636779" calcext:value-type="float">
            <text:p>5,62967454</text:p>
          </table:table-cell>
          <table:table-cell table:number-columns-repeated="3"/>
          <table:table-cell office:value-type="float" office:value="5.65524" calcext:value-type="float">
            <text:p>5,65524000</text:p>
          </table:table-cell>
          <table:table-cell office:value-type="float" office:value="5.62967" calcext:value-type="float">
            <text:p>5,62967000</text:p>
          </table:table-cell>
          <table:table-cell table:number-columns-repeated="8"/>
        </table:table-row>
        <table:table-row table:style-name="ro1">
          <table:table-cell office:value-type="float" office:value="5.67609856679513" calcext:value-type="float">
            <text:p>5,67609857</text:p>
          </table:table-cell>
          <table:table-cell table:number-columns-repeated="4"/>
          <table:table-cell office:value-type="float" office:value="5.6761" calcext:value-type="float">
            <text:p>5,67610000</text:p>
          </table:table-cell>
          <table:table-cell table:number-columns-repeated="8"/>
        </table:table-row>
        <table:table-row table:style-name="ro1">
          <table:table-cell office:value-type="float" office:value="5.72252943484956" calcext:value-type="float">
            <text:p>5,72252943</text:p>
          </table:table-cell>
          <table:table-cell table:number-columns-repeated="2"/>
          <table:table-cell office:value-type="float" office:value="5.7996" calcext:value-type="float">
            <text:p>5,79960000</text:p>
          </table:table-cell>
          <table:table-cell office:value-type="float" office:value="5.74851" calcext:value-type="float">
            <text:p>5,74851000</text:p>
          </table:table-cell>
          <table:table-cell office:value-type="float" office:value="5.72253" calcext:value-type="float">
            <text:p>5,72253000</text:p>
          </table:table-cell>
          <table:table-cell table:number-columns-repeated="8"/>
        </table:table-row>
        <table:table-row table:style-name="ro1">
          <table:table-cell office:value-type="float" office:value="5.76896719616708" calcext:value-type="float">
            <text:p>5,76896720</text:p>
          </table:table-cell>
          <table:table-cell table:number-columns-repeated="4"/>
          <table:table-cell office:value-type="float" office:value="5.76897" calcext:value-type="float">
            <text:p>5,76897000</text:p>
          </table:table-cell>
          <table:table-cell table:number-columns-repeated="8"/>
        </table:table-row>
        <table:table-row table:style-name="ro1">
          <table:table-cell office:value-type="float" office:value="5.8154119063848" calcext:value-type="float">
            <text:p>5,81541191</text:p>
          </table:table-cell>
          <table:table-cell table:number-columns-repeated="3"/>
          <table:table-cell office:value-type="float" office:value="5.84182" calcext:value-type="float">
            <text:p>5,84182000</text:p>
          </table:table-cell>
          <table:table-cell office:value-type="float" office:value="5.81541" calcext:value-type="float">
            <text:p>5,81541000</text:p>
          </table:table-cell>
          <table:table-cell table:number-columns-repeated="8"/>
        </table:table-row>
        <table:table-row table:style-name="ro1">
          <table:table-cell office:value-type="float" office:value="5.86186362114089" calcext:value-type="float">
            <text:p>5,86186362</text:p>
          </table:table-cell>
          <table:table-cell table:number-columns-repeated="4"/>
          <table:table-cell office:value-type="float" office:value="5.86186" calcext:value-type="float">
            <text:p>5,86186000</text:p>
          </table:table-cell>
          <table:table-cell table:number-columns-repeated="8"/>
        </table:table-row>
        <table:table-row table:style-name="ro1">
          <table:table-cell office:value-type="float" office:value="5.9083223960747" calcext:value-type="float">
            <text:p>5,90832240</text:p>
          </table:table-cell>
          <table:table-cell office:value-type="float" office:value="6.33238" calcext:value-type="float">
            <text:p>6,332380000</text:p>
          </table:table-cell>
          <table:table-cell office:value-type="float" office:value="6.10237" calcext:value-type="float">
            <text:p>6,10237000</text:p>
          </table:table-cell>
          <table:table-cell office:value-type="float" office:value="5.98789" calcext:value-type="float">
            <text:p>5,98789000</text:p>
          </table:table-cell>
          <table:table-cell office:value-type="float" office:value="5.93515" calcext:value-type="float">
            <text:p>5,93515000</text:p>
          </table:table-cell>
          <table:table-cell office:value-type="float" office:value="5.90832" calcext:value-type="float">
            <text:p>5,90832000</text:p>
          </table:table-cell>
          <table:table-cell table:number-columns-repeated="8"/>
        </table:table-row>
        <table:table-row table:style-name="ro1">
          <table:table-cell office:value-type="float" office:value="5.95478828682666" calcext:value-type="float">
            <text:p>5,95478829</text:p>
          </table:table-cell>
          <table:table-cell table:number-columns-repeated="4"/>
          <table:table-cell office:value-type="float" office:value="5.95479" calcext:value-type="float">
            <text:p>5,95479000</text:p>
          </table:table-cell>
          <table:table-cell table:number-columns-repeated="8"/>
        </table:table-row>
        <table:table-row table:style-name="ro1">
          <table:table-cell office:value-type="float" office:value="6.00126134903833" calcext:value-type="float">
            <text:p>6,00126135</text:p>
          </table:table-cell>
          <table:table-cell table:number-columns-repeated="3"/>
          <table:table-cell office:value-type="float" office:value="6.02851" calcext:value-type="float">
            <text:p>6,02851000</text:p>
          </table:table-cell>
          <table:table-cell office:value-type="float" office:value="6.00126" calcext:value-type="float">
            <text:p>6,00126000</text:p>
          </table:table-cell>
          <table:table-cell table:number-columns-repeated="8"/>
        </table:table-row>
        <table:table-row table:style-name="ro1">
          <table:table-cell office:value-type="float" office:value="6.04774163835246" calcext:value-type="float">
            <text:p>6,04774164</text:p>
          </table:table-cell>
          <table:table-cell table:number-columns-repeated="4"/>
          <table:table-cell office:value-type="float" office:value="6.04774" calcext:value-type="float">
            <text:p>6,04774000</text:p>
          </table:table-cell>
          <table:table-cell table:number-columns-repeated="8"/>
        </table:table-row>
        <table:table-row table:style-name="ro1">
          <table:table-cell office:value-type="float" office:value="6.09422921041286" calcext:value-type="float">
            <text:p>6,09422921</text:p>
          </table:table-cell>
          <table:table-cell table:number-columns-repeated="2"/>
          <table:table-cell office:value-type="float" office:value="6.1763" calcext:value-type="float">
            <text:p>6,17630000</text:p>
          </table:table-cell>
          <table:table-cell office:value-type="float" office:value="6.1219" calcext:value-type="float">
            <text:p>6,12190000</text:p>
          </table:table-cell>
          <table:table-cell office:value-type="float" office:value="6.09423" calcext:value-type="float">
            <text:p>6,09423000</text:p>
          </table:table-cell>
          <table:table-cell table:number-columns-repeated="8"/>
        </table:table-row>
        <table:table-row table:style-name="ro1">
          <table:table-cell office:value-type="float" office:value="6.14072412086457" calcext:value-type="float">
            <text:p>6,14072412</text:p>
          </table:table-cell>
          <table:table-cell table:number-columns-repeated="4"/>
          <table:table-cell office:value-type="float" office:value="6.14072" calcext:value-type="float">
            <text:p>6,14072000</text:p>
          </table:table-cell>
          <table:table-cell table:number-columns-repeated="8"/>
        </table:table-row>
        <table:table-row table:style-name="ro1">
          <table:table-cell office:value-type="float" office:value="6.18722642535374" calcext:value-type="float">
            <text:p>6,18722643</text:p>
          </table:table-cell>
          <table:table-cell table:number-columns-repeated="3"/>
          <table:table-cell office:value-type="float" office:value="6.21532" calcext:value-type="float">
            <text:p>6,21532000</text:p>
          </table:table-cell>
          <table:table-cell office:value-type="float" office:value="6.18723" calcext:value-type="float">
            <text:p>6,18723000</text:p>
          </table:table-cell>
          <table:table-cell table:number-columns-repeated="8"/>
        </table:table-row>
        <table:table-row table:style-name="ro1">
          <table:table-cell office:value-type="float" office:value="6.23373617952774" calcext:value-type="float">
            <text:p>6,23373618</text:p>
          </table:table-cell>
          <table:table-cell table:number-columns-repeated="4"/>
          <table:table-cell office:value-type="float" office:value="6.23374" calcext:value-type="float">
            <text:p>6,23374000</text:p>
          </table:table-cell>
          <table:table-cell table:number-columns-repeated="8"/>
        </table:table-row>
        <table:table-row table:style-name="ro1">
          <table:table-cell office:value-type="float" office:value="6.28025343903511" calcext:value-type="float">
            <text:p>6,28025344</text:p>
          </table:table-cell>
          <table:table-cell/>
          <table:table-cell office:value-type="float" office:value="6.4865" calcext:value-type="float">
            <text:p>6,48650000</text:p>
          </table:table-cell>
          <table:table-cell office:value-type="float" office:value="6.36482" calcext:value-type="float">
            <text:p>6,36482000</text:p>
          </table:table-cell>
          <table:table-cell office:value-type="float" office:value="6.30877" calcext:value-type="float">
            <text:p>6,30877000</text:p>
          </table:table-cell>
          <table:table-cell office:value-type="float" office:value="6.28025" calcext:value-type="float">
            <text:p>6,28025000</text:p>
          </table:table-cell>
          <table:table-cell table:number-columns-repeated="8"/>
        </table:table-row>
        <table:table-row table:style-name="ro1">
          <table:table-cell office:value-type="float" office:value="6.32677825952551" calcext:value-type="float">
            <text:p>6,32677826</text:p>
          </table:table-cell>
          <table:table-cell table:number-columns-repeated="4"/>
          <table:table-cell office:value-type="float" office:value="6.32678" calcext:value-type="float">
            <text:p>6,32678000</text:p>
          </table:table-cell>
          <table:table-cell table:number-columns-repeated="8"/>
        </table:table-row>
        <table:table-row table:style-name="ro1">
          <table:table-cell office:value-type="float" office:value="6.37331069664989" calcext:value-type="float">
            <text:p>6,37331070</text:p>
          </table:table-cell>
          <table:table-cell table:number-columns-repeated="3"/>
          <table:table-cell office:value-type="float" office:value="6.40224" calcext:value-type="float">
            <text:p>6,40224000</text:p>
          </table:table-cell>
          <table:table-cell office:value-type="float" office:value="6.37331" calcext:value-type="float">
            <text:p>6,37331000</text:p>
          </table:table-cell>
          <table:table-cell table:number-columns-repeated="8"/>
        </table:table-row>
        <table:table-row table:style-name="ro1">
          <table:table-cell office:value-type="float" office:value="6.41985080606036" calcext:value-type="float">
            <text:p>6,41985081</text:p>
          </table:table-cell>
          <table:table-cell table:number-columns-repeated="4"/>
          <table:table-cell office:value-type="float" office:value="6.41985" calcext:value-type="float">
            <text:p>6,41985000</text:p>
          </table:table-cell>
          <table:table-cell table:number-columns-repeated="8"/>
        </table:table-row>
        <table:table-row table:style-name="ro1">
          <table:table-cell office:value-type="float" office:value="6.46639864341024" calcext:value-type="float">
            <text:p>6,46639864</text:p>
          </table:table-cell>
          <table:table-cell table:number-columns-repeated="2"/>
          <table:table-cell office:value-type="float" office:value="6.55347" calcext:value-type="float">
            <text:p>6,55347000</text:p>
          </table:table-cell>
          <table:table-cell office:value-type="float" office:value="6.49575" calcext:value-type="float">
            <text:p>6,49575000</text:p>
          </table:table-cell>
          <table:table-cell office:value-type="float" office:value="6.4664" calcext:value-type="float">
            <text:p>6,46640000</text:p>
          </table:table-cell>
          <table:table-cell table:number-columns-repeated="8"/>
        </table:table-row>
        <table:table-row table:style-name="ro1">
          <table:table-cell office:value-type="float" office:value="6.5129542643541" calcext:value-type="float">
            <text:p>6,51295426</text:p>
          </table:table-cell>
          <table:table-cell table:number-columns-repeated="4"/>
          <table:table-cell office:value-type="float" office:value="6.51295" calcext:value-type="float">
            <text:p>6,51295000</text:p>
          </table:table-cell>
          <table:table-cell table:number-columns-repeated="8"/>
        </table:table-row>
        <table:table-row table:style-name="ro1">
          <table:table-cell office:value-type="float" office:value="6.55951772454769" calcext:value-type="float">
            <text:p>6,55951772</text:p>
          </table:table-cell>
          <table:table-cell table:number-columns-repeated="3"/>
          <table:table-cell office:value-type="float" office:value="6.5893" calcext:value-type="float">
            <text:p>6,58930000</text:p>
          </table:table-cell>
          <table:table-cell office:value-type="float" office:value="6.55952" calcext:value-type="float">
            <text:p>6,55952000</text:p>
          </table:table-cell>
          <table:table-cell table:number-columns-repeated="8"/>
        </table:table-row>
        <table:table-row table:style-name="ro1">
          <table:table-cell office:value-type="float" office:value="6.60608907964805" calcext:value-type="float">
            <text:p>6,60608908</text:p>
          </table:table-cell>
          <table:table-cell table:number-columns-repeated="4"/>
          <table:table-cell office:value-type="float" office:value="6.60609" calcext:value-type="float">
            <text:p>6,60609000</text:p>
          </table:table-cell>
          <table:table-cell table:number-columns-repeated="8"/>
        </table:table-row>
        <table:table-row table:style-name="ro1">
          <table:table-cell office:value-type="float" office:value="6.65266838531345" calcext:value-type="float">
            <text:p>6,65266839</text:p>
          </table:table-cell>
          <table:table-cell office:value-type="float" office:value="7.13005" calcext:value-type="float">
            <text:p>7,130050000</text:p>
          </table:table-cell>
          <table:table-cell office:value-type="float" office:value="6.87113" calcext:value-type="float">
            <text:p>6,87113000</text:p>
          </table:table-cell>
          <table:table-cell office:value-type="float" office:value="6.74224" calcext:value-type="float">
            <text:p>6,74224000</text:p>
          </table:table-cell>
          <table:table-cell office:value-type="float" office:value="6.68287" calcext:value-type="float">
            <text:p>6,68287000</text:p>
          </table:table-cell>
          <table:table-cell office:value-type="float" office:value="6.65267" calcext:value-type="float">
            <text:p>6,65267000</text:p>
          </table:table-cell>
          <table:table-cell table:number-columns-repeated="8"/>
        </table:table-row>
        <table:table-row table:style-name="ro1">
          <table:table-cell office:value-type="float" office:value="6.69925569720342" calcext:value-type="float">
            <text:p>6,69925570</text:p>
          </table:table-cell>
          <table:table-cell table:number-columns-repeated="4"/>
          <table:table-cell office:value-type="float" office:value="6.69926" calcext:value-type="float">
            <text:p>6,69926000</text:p>
          </table:table-cell>
          <table:table-cell table:number-columns-repeated="8"/>
        </table:table-row>
        <table:table-row table:style-name="ro1">
          <table:table-cell office:value-type="float" office:value="6.74585107097871" calcext:value-type="float">
            <text:p>6,74585107</text:p>
          </table:table-cell>
          <table:table-cell table:number-columns-repeated="3"/>
          <table:table-cell office:value-type="float" office:value="6.77647" calcext:value-type="float">
            <text:p>6,77647000</text:p>
          </table:table-cell>
          <table:table-cell office:value-type="float" office:value="6.74585" calcext:value-type="float">
            <text:p>6,74585000</text:p>
          </table:table-cell>
          <table:table-cell table:number-columns-repeated="8"/>
        </table:table-row>
        <table:table-row table:style-name="ro1">
          <table:table-cell office:value-type="float" office:value="6.79245456230137" calcext:value-type="float">
            <text:p>6,79245456</text:p>
          </table:table-cell>
          <table:table-cell table:number-columns-repeated="4"/>
          <table:table-cell office:value-type="float" office:value="6.79245" calcext:value-type="float">
            <text:p>6,79245000</text:p>
          </table:table-cell>
          <table:table-cell table:number-columns-repeated="8"/>
        </table:table-row>
        <table:table-row table:style-name="ro1">
          <table:table-cell office:value-type="float" office:value="6.83906622683474" calcext:value-type="float">
            <text:p>6,83906623</text:p>
          </table:table-cell>
          <table:table-cell table:number-columns-repeated="2"/>
          <table:table-cell office:value-type="float" office:value="6.93115" calcext:value-type="float">
            <text:p>6,93115000</text:p>
          </table:table-cell>
          <table:table-cell office:value-type="float" office:value="6.87011" calcext:value-type="float">
            <text:p>6,87011000</text:p>
          </table:table-cell>
          <table:table-cell office:value-type="float" office:value="6.83907" calcext:value-type="float">
            <text:p>6,83907000</text:p>
          </table:table-cell>
          <table:table-cell table:number-columns-repeated="8"/>
        </table:table-row>
        <table:table-row table:style-name="ro1">
          <table:table-cell office:value-type="float" office:value="6.8856861202435" calcext:value-type="float">
            <text:p>6,88568612</text:p>
          </table:table-cell>
          <table:table-cell table:number-columns-repeated="4"/>
          <table:table-cell office:value-type="float" office:value="6.88569" calcext:value-type="float">
            <text:p>6,88569000</text:p>
          </table:table-cell>
          <table:table-cell table:number-columns-repeated="8"/>
        </table:table-row>
        <table:table-row table:style-name="ro1">
          <table:table-cell office:value-type="float" office:value="6.93231429819346" calcext:value-type="float">
            <text:p>6,93231430</text:p>
          </table:table-cell>
          <table:table-cell table:number-columns-repeated="3"/>
          <table:table-cell office:value-type="float" office:value="6.96378" calcext:value-type="float">
            <text:p>6,96378000</text:p>
          </table:table-cell>
          <table:table-cell office:value-type="float" office:value="6.93231" calcext:value-type="float">
            <text:p>6,93231000</text:p>
          </table:table-cell>
          <table:table-cell table:number-columns-repeated="8"/>
        </table:table-row>
        <table:table-row table:style-name="ro1">
          <table:table-cell office:value-type="float" office:value="6.97895081635188" calcext:value-type="float">
            <text:p>6,97895082</text:p>
          </table:table-cell>
          <table:table-cell table:number-columns-repeated="4"/>
          <table:table-cell office:value-type="float" office:value="6.97895" calcext:value-type="float">
            <text:p>6,97895000</text:p>
          </table:table-cell>
          <table:table-cell table:number-columns-repeated="8"/>
        </table:table-row>
        <table:table-row table:style-name="ro1">
          <table:table-cell office:value-type="float" office:value="7.02559573038733" calcext:value-type="float">
            <text:p>7,02559573</text:p>
          </table:table-cell>
          <table:table-cell/>
          <table:table-cell office:value-type="float" office:value="7.25628" calcext:value-type="float">
            <text:p>7,25628000</text:p>
          </table:table-cell>
          <table:table-cell office:value-type="float" office:value="7.12018" calcext:value-type="float">
            <text:p>7,12018000</text:p>
          </table:table-cell>
          <table:table-cell office:value-type="float" office:value="7.05749" calcext:value-type="float">
            <text:p>7,05749000</text:p>
          </table:table-cell>
          <table:table-cell office:value-type="float" office:value="7.0256" calcext:value-type="float">
            <text:p>7,02560000</text:p>
          </table:table-cell>
          <table:table-cell table:number-columns-repeated="8"/>
        </table:table-row>
        <table:table-row table:style-name="ro1">
          <table:table-cell office:value-type="float" office:value="7.07224909596963" calcext:value-type="float">
            <text:p>7,07224910</text:p>
          </table:table-cell>
          <table:table-cell table:number-columns-repeated="4"/>
          <table:table-cell office:value-type="float" office:value="7.07225" calcext:value-type="float">
            <text:p>7,07225000</text:p>
          </table:table-cell>
          <table:table-cell table:number-columns-repeated="8"/>
        </table:table-row>
        <table:table-row table:style-name="ro1">
          <table:table-cell office:value-type="float" office:value="7.11891096876998" calcext:value-type="float">
            <text:p>7,11891097</text:p>
          </table:table-cell>
          <table:table-cell table:number-columns-repeated="3"/>
          <table:table-cell office:value-type="float" office:value="7.15122" calcext:value-type="float">
            <text:p>7,15122000</text:p>
          </table:table-cell>
          <table:table-cell office:value-type="float" office:value="7.11891" calcext:value-type="float">
            <text:p>7,11891000</text:p>
          </table:table-cell>
          <table:table-cell table:number-columns-repeated="8"/>
        </table:table-row>
        <table:table-row table:style-name="ro1">
          <table:table-cell office:value-type="float" office:value="7.16558140446087" calcext:value-type="float">
            <text:p>7,16558140</text:p>
          </table:table-cell>
          <table:table-cell table:number-columns-repeated="4"/>
          <table:table-cell office:value-type="float" office:value="7.16558" calcext:value-type="float">
            <text:p>7,16558000</text:p>
          </table:table-cell>
          <table:table-cell table:number-columns-repeated="8"/>
        </table:table-row>
        <table:table-row table:style-name="ro1">
          <table:table-cell office:value-type="float" office:value="7.21226045871616" calcext:value-type="float">
            <text:p>7,21226046</text:p>
          </table:table-cell>
          <table:table-cell table:number-columns-repeated="2"/>
          <table:table-cell office:value-type="float" office:value="7.30936" calcext:value-type="float">
            <text:p>7,30936000</text:p>
          </table:table-cell>
          <table:table-cell office:value-type="float" office:value="7.245" calcext:value-type="float">
            <text:p>7,24500000</text:p>
          </table:table-cell>
          <table:table-cell office:value-type="float" office:value="7.21226" calcext:value-type="float">
            <text:p>7,21226000</text:p>
          </table:table-cell>
          <table:table-cell table:number-columns-repeated="8"/>
        </table:table-row>
        <table:table-row table:style-name="ro1">
          <table:table-cell office:value-type="float" office:value="7.25894818721105" calcext:value-type="float">
            <text:p>7,25894819</text:p>
          </table:table-cell>
          <table:table-cell table:number-columns-repeated="4"/>
          <table:table-cell office:value-type="float" office:value="7.25895" calcext:value-type="float">
            <text:p>7,25895000</text:p>
          </table:table-cell>
          <table:table-cell table:number-columns-repeated="8"/>
        </table:table-row>
        <table:table-row table:style-name="ro1">
          <table:table-cell office:value-type="float" office:value="7.30564464562216" calcext:value-type="float">
            <text:p>7,30564465</text:p>
          </table:table-cell>
          <table:table-cell table:number-columns-repeated="3"/>
          <table:table-cell office:value-type="float" office:value="7.3388" calcext:value-type="float">
            <text:p>7,33880000</text:p>
          </table:table-cell>
          <table:table-cell office:value-type="float" office:value="7.30564" calcext:value-type="float">
            <text:p>7,30564000</text:p>
          </table:table-cell>
          <table:table-cell table:number-columns-repeated="8"/>
        </table:table-row>
        <table:table-row table:style-name="ro1">
          <table:table-cell office:value-type="float" office:value="7.3523498896274" calcext:value-type="float">
            <text:p>7,35234989</text:p>
          </table:table-cell>
          <table:table-cell table:number-columns-repeated="4"/>
          <table:table-cell office:value-type="float" office:value="7.35235" calcext:value-type="float">
            <text:p>7,35235000</text:p>
          </table:table-cell>
          <table:table-cell table:number-columns-repeated="8"/>
        </table:table-row>
        <table:table-row table:style-name="ro1">
          <table:table-cell office:value-type="float" office:value="7.3990639749061" calcext:value-type="float">
            <text:p>7,39906397</text:p>
          </table:table-cell>
          <table:table-cell office:value-type="float" office:value="7.92993" calcext:value-type="float">
            <text:p>7,929930000</text:p>
          </table:table-cell>
          <table:table-cell office:value-type="float" office:value="7.64198" calcext:value-type="float">
            <text:p>7,64198000</text:p>
          </table:table-cell>
          <table:table-cell office:value-type="float" office:value="7.49867" calcext:value-type="float">
            <text:p>7,49867000</text:p>
          </table:table-cell>
          <table:table-cell office:value-type="float" office:value="7.43265" calcext:value-type="float">
            <text:p>7,43265000</text:p>
          </table:table-cell>
          <table:table-cell office:value-type="float" office:value="7.39906" calcext:value-type="float">
            <text:p>7,39906000</text:p>
          </table:table-cell>
          <table:table-cell table:number-columns-repeated="8"/>
        </table:table-row>
        <table:table-row table:style-name="ro1">
          <table:table-cell office:value-type="float" office:value="7.44578695713894" calcext:value-type="float">
            <text:p>7,44578696</text:p>
          </table:table-cell>
          <table:table-cell table:number-columns-repeated="4"/>
          <table:table-cell office:value-type="float" office:value="7.44579" calcext:value-type="float">
            <text:p>7,44579000</text:p>
          </table:table-cell>
          <table:table-cell table:number-columns-repeated="8"/>
        </table:table-row>
        <table:table-row table:style-name="ro1">
          <table:table-cell office:value-type="float" office:value="7.49251889200806" calcext:value-type="float">
            <text:p>7,49251889</text:p>
          </table:table-cell>
          <table:table-cell table:number-columns-repeated="3"/>
          <table:table-cell office:value-type="float" office:value="7.52652" calcext:value-type="float">
            <text:p>7,52652000</text:p>
          </table:table-cell>
          <table:table-cell office:value-type="float" office:value="7.49252" calcext:value-type="float">
            <text:p>7,49252000</text:p>
          </table:table-cell>
          <table:table-cell table:number-columns-repeated="8"/>
        </table:table-row>
        <table:table-row table:style-name="ro1">
          <table:table-cell office:value-type="float" office:value="7.53925983519687" calcext:value-type="float">
            <text:p>7,53925984</text:p>
          </table:table-cell>
          <table:table-cell table:number-columns-repeated="4"/>
          <table:table-cell office:value-type="float" office:value="7.53926" calcext:value-type="float">
            <text:p>7,53926000</text:p>
          </table:table-cell>
          <table:table-cell table:number-columns-repeated="8"/>
        </table:table-row>
        <table:table-row table:style-name="ro1">
          <table:table-cell office:value-type="float" office:value="7.58600984239035" calcext:value-type="float">
            <text:p>7,58600984</text:p>
          </table:table-cell>
          <table:table-cell table:number-columns-repeated="2"/>
          <table:table-cell office:value-type="float" office:value="7.68813" calcext:value-type="float">
            <text:p>7,68813000</text:p>
          </table:table-cell>
          <table:table-cell office:value-type="float" office:value="7.62044" calcext:value-type="float">
            <text:p>7,62044000</text:p>
          </table:table-cell>
          <table:table-cell office:value-type="float" office:value="7.58601" calcext:value-type="float">
            <text:p>7,58601000</text:p>
          </table:table-cell>
          <table:table-cell table:number-columns-repeated="8"/>
        </table:table-row>
        <table:table-row table:style-name="ro1">
          <table:table-cell office:value-type="float" office:value="7.63276896927485" calcext:value-type="float">
            <text:p>7,63276897</text:p>
          </table:table-cell>
          <table:table-cell table:number-columns-repeated="4"/>
          <table:table-cell office:value-type="float" office:value="7.63277" calcext:value-type="float">
            <text:p>7,63277000</text:p>
          </table:table-cell>
          <table:table-cell table:number-columns-repeated="8"/>
        </table:table-row>
        <table:table-row table:style-name="ro1">
          <table:table-cell office:value-type="float" office:value="7.67953727153804" calcext:value-type="float">
            <text:p>7,67953727</text:p>
          </table:table-cell>
          <table:table-cell table:number-columns-repeated="3"/>
          <table:table-cell office:value-type="float" office:value="7.71439" calcext:value-type="float">
            <text:p>7,71439000</text:p>
          </table:table-cell>
          <table:table-cell office:value-type="float" office:value="7.67954" calcext:value-type="float">
            <text:p>7,67954000</text:p>
          </table:table-cell>
          <table:table-cell table:number-columns-repeated="8"/>
        </table:table-row>
        <table:table-row table:style-name="ro1">
          <table:table-cell office:value-type="float" office:value="7.72631480486916" calcext:value-type="float">
            <text:p>7,72631480</text:p>
          </table:table-cell>
          <table:table-cell table:number-columns-repeated="4"/>
          <table:table-cell office:value-type="float" office:value="7.72631" calcext:value-type="float">
            <text:p>7,72631000</text:p>
          </table:table-cell>
          <table:table-cell table:number-columns-repeated="8"/>
        </table:table-row>
        <table:table-row table:style-name="ro1">
          <table:table-cell office:value-type="float" office:value="7.7731016249588" calcext:value-type="float">
            <text:p>7,77310162</text:p>
          </table:table-cell>
          <table:table-cell/>
          <table:table-cell office:value-type="float" office:value="8.02827" calcext:value-type="float">
            <text:p>8,02827000</text:p>
          </table:table-cell>
          <table:table-cell office:value-type="float" office:value="7.87773" calcext:value-type="float">
            <text:p>7,87773000</text:p>
          </table:table-cell>
          <table:table-cell office:value-type="float" office:value="7.80838" calcext:value-type="float">
            <text:p>7,80838000</text:p>
          </table:table-cell>
          <table:table-cell office:value-type="float" office:value="7.7731" calcext:value-type="float">
            <text:p>7,77310000</text:p>
          </table:table-cell>
          <table:table-cell table:number-columns-repeated="8"/>
        </table:table-row>
        <table:table-row table:style-name="ro1">
          <table:table-cell office:value-type="float" office:value="7.81989778749905" calcext:value-type="float">
            <text:p>7,81989779</text:p>
          </table:table-cell>
          <table:table-cell table:number-columns-repeated="4"/>
          <table:table-cell office:value-type="float" office:value="7.8199" calcext:value-type="float">
            <text:p>7,81990000</text:p>
          </table:table-cell>
          <table:table-cell table:number-columns-repeated="8"/>
        </table:table-row>
        <table:table-row table:style-name="ro1">
          <table:table-cell office:value-type="float" office:value="7.86670334818342" calcext:value-type="float">
            <text:p>7,86670335</text:p>
          </table:table-cell>
          <table:table-cell table:number-columns-repeated="3"/>
          <table:table-cell office:value-type="float" office:value="7.9024" calcext:value-type="float">
            <text:p>7,90240000</text:p>
          </table:table-cell>
          <table:table-cell office:value-type="float" office:value="7.8667" calcext:value-type="float">
            <text:p>7,86670000</text:p>
          </table:table-cell>
          <table:table-cell table:number-columns-repeated="8"/>
        </table:table-row>
        <table:table-row table:style-name="ro1">
          <table:table-cell office:value-type="float" office:value="7.91351836270694" calcext:value-type="float">
            <text:p>7,91351836</text:p>
          </table:table-cell>
          <table:table-cell table:number-columns-repeated="4"/>
          <table:table-cell office:value-type="float" office:value="7.91352" calcext:value-type="float">
            <text:p>7,91352000</text:p>
          </table:table-cell>
          <table:table-cell table:number-columns-repeated="8"/>
        </table:table-row>
        <table:table-row table:style-name="ro1">
          <table:table-cell office:value-type="float" office:value="7.96034288676604" calcext:value-type="float">
            <text:p>7,96034289</text:p>
          </table:table-cell>
          <table:table-cell table:number-columns-repeated="2"/>
          <table:table-cell office:value-type="float" office:value="8.06749" calcext:value-type="float">
            <text:p>8,06749000</text:p>
          </table:table-cell>
          <table:table-cell office:value-type="float" office:value="7.99647" calcext:value-type="float">
            <text:p>7,99647000</text:p>
          </table:table-cell>
          <table:table-cell office:value-type="float" office:value="7.96034" calcext:value-type="float">
            <text:p>7,96034000</text:p>
          </table:table-cell>
          <table:table-cell table:number-columns-repeated="8"/>
        </table:table-row>
        <table:table-row table:style-name="ro1">
          <table:table-cell office:value-type="float" office:value="8.00717697605866" calcext:value-type="float">
            <text:p>8,00717698</text:p>
          </table:table-cell>
          <table:table-cell table:number-columns-repeated="4"/>
          <table:table-cell office:value-type="float" office:value="8.00718" calcext:value-type="float">
            <text:p>8,00718000</text:p>
          </table:table-cell>
          <table:table-cell table:number-columns-repeated="8"/>
        </table:table-row>
        <table:table-row table:style-name="ro1">
          <table:table-cell office:value-type="float" office:value="8.05402068628422" calcext:value-type="float">
            <text:p>8,05402069</text:p>
          </table:table-cell>
          <table:table-cell table:number-columns-repeated="3"/>
          <table:table-cell office:value-type="float" office:value="8.09057" calcext:value-type="float">
            <text:p>8,09057000</text:p>
          </table:table-cell>
          <table:table-cell office:value-type="float" office:value="8.05402" calcext:value-type="float">
            <text:p>8,05402000</text:p>
          </table:table-cell>
          <table:table-cell table:number-columns-repeated="8"/>
        </table:table-row>
        <table:table-row table:style-name="ro1">
          <table:table-cell office:value-type="float" office:value="8.10087407314367" calcext:value-type="float">
            <text:p>8,10087407</text:p>
          </table:table-cell>
          <table:table-cell table:number-columns-repeated="4"/>
          <table:table-cell office:value-type="float" office:value="8.10087" calcext:value-type="float">
            <text:p>8,10087000</text:p>
          </table:table-cell>
          <table:table-cell table:number-columns-repeated="8"/>
        </table:table-row>
        <table:table-row table:style-name="ro1">
          <table:table-cell office:value-type="float" office:value="8.14773719233948" calcext:value-type="float">
            <text:p>8,14773719</text:p>
          </table:table-cell>
          <table:table-cell office:value-type="float" office:value="8.73228" calcext:value-type="float">
            <text:p>8,732280000</text:p>
          </table:table-cell>
          <table:table-cell office:value-type="float" office:value="8.41518" calcext:value-type="float">
            <text:p>8,41518000</text:p>
          </table:table-cell>
          <table:table-cell office:value-type="float" office:value="8.2574" calcext:value-type="float">
            <text:p>8,25740000</text:p>
          </table:table-cell>
          <table:table-cell office:value-type="float" office:value="8.18471" calcext:value-type="float">
            <text:p>8,18471000</text:p>
          </table:table-cell>
          <table:table-cell office:value-type="float" office:value="8.14774" calcext:value-type="float">
            <text:p>8,14774000</text:p>
          </table:table-cell>
          <table:table-cell table:number-columns-repeated="8"/>
        </table:table-row>
        <table:table-row table:style-name="ro1">
          <table:table-cell office:value-type="float" office:value="8.19461009957553" calcext:value-type="float">
            <text:p>8,19461010</text:p>
          </table:table-cell>
          <table:table-cell table:number-columns-repeated="4"/>
          <table:table-cell office:value-type="float" office:value="8.19461" calcext:value-type="float">
            <text:p>8,19461000</text:p>
          </table:table-cell>
          <table:table-cell table:number-columns-repeated="8"/>
        </table:table-row>
        <table:table-row table:style-name="ro1">
          <table:table-cell office:value-type="float" office:value="8.24149285055732" calcext:value-type="float">
            <text:p>8,24149285</text:p>
          </table:table-cell>
          <table:table-cell table:number-columns-repeated="3"/>
          <table:table-cell office:value-type="float" office:value="8.27889" calcext:value-type="float">
            <text:p>8,27889000</text:p>
          </table:table-cell>
          <table:table-cell office:value-type="float" office:value="8.24149" calcext:value-type="float">
            <text:p>8,24149000</text:p>
          </table:table-cell>
          <table:table-cell table:number-columns-repeated="8"/>
        </table:table-row>
        <table:table-row table:style-name="ro1">
          <table:table-cell office:value-type="float" office:value="8.28838550099182" calcext:value-type="float">
            <text:p>8,28838550</text:p>
          </table:table-cell>
          <table:table-cell table:number-columns-repeated="4"/>
          <table:table-cell office:value-type="float" office:value="8.28839" calcext:value-type="float">
            <text:p>8,28839000</text:p>
          </table:table-cell>
          <table:table-cell table:number-columns-repeated="8"/>
        </table:table-row>
        <table:table-row table:style-name="ro1">
          <table:table-cell office:value-type="float" office:value="8.33528810658758" calcext:value-type="float">
            <text:p>8,33528811</text:p>
          </table:table-cell>
          <table:table-cell table:number-columns-repeated="2"/>
          <table:table-cell office:value-type="float" office:value="8.44747" calcext:value-type="float">
            <text:p>8,44747000</text:p>
          </table:table-cell>
          <table:table-cell office:value-type="float" office:value="8.37311" calcext:value-type="float">
            <text:p>8,37311000</text:p>
          </table:table-cell>
          <table:table-cell office:value-type="float" office:value="8.33529" calcext:value-type="float">
            <text:p>8,33529000</text:p>
          </table:table-cell>
          <table:table-cell table:number-columns-repeated="8"/>
        </table:table-row>
        <table:table-row table:style-name="ro1">
          <table:table-cell office:value-type="float" office:value="8.38220072305465" calcext:value-type="float">
            <text:p>8,38220072</text:p>
          </table:table-cell>
          <table:table-cell table:number-columns-repeated="4"/>
          <table:table-cell office:value-type="float" office:value="8.3822" calcext:value-type="float">
            <text:p>8,38220000</text:p>
          </table:table-cell>
          <table:table-cell table:number-columns-repeated="8"/>
        </table:table-row>
        <table:table-row table:style-name="ro1">
          <table:table-cell office:value-type="float" office:value="8.42912340610466" calcext:value-type="float">
            <text:p>8,42912341</text:p>
          </table:table-cell>
          <table:table-cell table:number-columns-repeated="3"/>
          <table:table-cell office:value-type="float" office:value="8.46737" calcext:value-type="float">
            <text:p>8,46737000</text:p>
          </table:table-cell>
          <table:table-cell office:value-type="float" office:value="8.42912" calcext:value-type="float">
            <text:p>8,42912000</text:p>
          </table:table-cell>
          <table:table-cell table:number-columns-repeated="8"/>
        </table:table-row>
        <table:table-row table:style-name="ro1">
          <table:table-cell office:value-type="float" office:value="8.4760562114508" calcext:value-type="float">
            <text:p>8,47605621</text:p>
          </table:table-cell>
          <table:table-cell table:number-columns-repeated="4"/>
          <table:table-cell office:value-type="float" office:value="8.47606" calcext:value-type="float">
            <text:p>8,47606000</text:p>
          </table:table-cell>
          <table:table-cell table:number-columns-repeated="8"/>
        </table:table-row>
        <table:table-row table:style-name="ro1">
          <table:table-cell office:value-type="float" office:value="8.52299919480785" calcext:value-type="float">
            <text:p>8,52299919</text:p>
          </table:table-cell>
          <table:table-cell/>
          <table:table-cell office:value-type="float" office:value="8.80272" calcext:value-type="float">
            <text:p>8,80272000</text:p>
          </table:table-cell>
          <table:table-cell office:value-type="float" office:value="8.6377" calcext:value-type="float">
            <text:p>8,63770000</text:p>
          </table:table-cell>
          <table:table-cell office:value-type="float" office:value="8.56167" calcext:value-type="float">
            <text:p>8,56167000</text:p>
          </table:table-cell>
          <table:table-cell office:value-type="float" office:value="8.523" calcext:value-type="float">
            <text:p>8,52300000</text:p>
          </table:table-cell>
          <table:table-cell table:number-columns-repeated="8"/>
        </table:table-row>
        <table:table-row table:style-name="ro1">
          <table:table-cell office:value-type="float" office:value="8.56995241189205" calcext:value-type="float">
            <text:p>8,56995241</text:p>
          </table:table-cell>
          <table:table-cell table:number-columns-repeated="4"/>
          <table:table-cell office:value-type="float" office:value="8.56995" calcext:value-type="float">
            <text:p>8,56995000</text:p>
          </table:table-cell>
          <table:table-cell table:number-columns-repeated="8"/>
        </table:table-row>
        <table:table-row table:style-name="ro1">
          <table:table-cell office:value-type="float" office:value="8.61691591842135" calcext:value-type="float">
            <text:p>8,61691592</text:p>
          </table:table-cell>
          <table:table-cell table:number-columns-repeated="3"/>
          <table:table-cell office:value-type="float" office:value="8.65601" calcext:value-type="float">
            <text:p>8,65601000</text:p>
          </table:table-cell>
          <table:table-cell office:value-type="float" office:value="8.61692" calcext:value-type="float">
            <text:p>8,61692000</text:p>
          </table:table-cell>
          <table:table-cell table:number-columns-repeated="8"/>
        </table:table-row>
        <table:table-row table:style-name="ro1">
          <table:table-cell office:value-type="float" office:value="8.66388977011524" calcext:value-type="float">
            <text:p>8,66388977</text:p>
          </table:table-cell>
          <table:table-cell table:number-columns-repeated="4"/>
          <table:table-cell office:value-type="float" office:value="8.66389" calcext:value-type="float">
            <text:p>8,66389000</text:p>
          </table:table-cell>
          <table:table-cell table:number-columns-repeated="8"/>
        </table:table-row>
        <table:table-row table:style-name="ro1">
          <table:table-cell office:value-type="float" office:value="8.7108740226948" calcext:value-type="float">
            <text:p>8,71087402</text:p>
          </table:table-cell>
          <table:table-cell table:number-columns-repeated="2"/>
          <table:table-cell office:value-type="float" office:value="8.82809" calcext:value-type="float">
            <text:p>8,82809000</text:p>
          </table:table-cell>
          <table:table-cell office:value-type="float" office:value="8.75039" calcext:value-type="float">
            <text:p>8,75039000</text:p>
          </table:table-cell>
          <table:table-cell office:value-type="float" office:value="8.71087" calcext:value-type="float">
            <text:p>8,71087000</text:p>
          </table:table-cell>
          <table:table-cell table:number-columns-repeated="8"/>
        </table:table-row>
        <table:table-row table:style-name="ro1">
          <table:table-cell office:value-type="float" office:value="8.75786873188272" calcext:value-type="float">
            <text:p>8,75786873</text:p>
          </table:table-cell>
          <table:table-cell table:number-columns-repeated="4"/>
          <table:table-cell office:value-type="float" office:value="8.75787" calcext:value-type="float">
            <text:p>8,75787000</text:p>
          </table:table-cell>
          <table:table-cell table:number-columns-repeated="8"/>
        </table:table-row>
        <table:table-row table:style-name="ro1">
          <table:table-cell office:value-type="float" office:value="8.80487395340329" calcext:value-type="float">
            <text:p>8,80487395</text:p>
          </table:table-cell>
          <table:table-cell table:number-columns-repeated="3"/>
          <table:table-cell office:value-type="float" office:value="8.84482" calcext:value-type="float">
            <text:p>8,84482000</text:p>
          </table:table-cell>
          <table:table-cell office:value-type="float" office:value="8.80487" calcext:value-type="float">
            <text:p>8,80487000</text:p>
          </table:table-cell>
          <table:table-cell table:number-columns-repeated="8"/>
        </table:table-row>
        <table:table-row table:style-name="ro1">
          <table:table-cell office:value-type="float" office:value="8.85188974298248" calcext:value-type="float">
            <text:p>8,85188974</text:p>
          </table:table-cell>
          <table:table-cell table:number-columns-repeated="4"/>
          <table:table-cell office:value-type="float" office:value="8.85189" calcext:value-type="float">
            <text:p>8,85189000</text:p>
          </table:table-cell>
          <table:table-cell table:number-columns-repeated="8"/>
        </table:table-row>
        <table:table-row table:style-name="ro1">
          <table:table-cell office:value-type="float" office:value="8.89891615634783" calcext:value-type="float">
            <text:p>8,89891616</text:p>
          </table:table-cell>
          <table:table-cell office:value-type="float" office:value="9.53734" calcext:value-type="float">
            <text:p>9,537340000</text:p>
          </table:table-cell>
          <table:table-cell office:value-type="float" office:value="9.19094" calcext:value-type="float">
            <text:p>9,19094000</text:p>
          </table:table-cell>
          <table:table-cell office:value-type="float" office:value="9.01866" calcext:value-type="float">
            <text:p>9,01866000</text:p>
          </table:table-cell>
          <table:table-cell office:value-type="float" office:value="8.93929" calcext:value-type="float">
            <text:p>8,93929000</text:p>
          </table:table-cell>
          <table:table-cell office:value-type="float" office:value="8.89892" calcext:value-type="float">
            <text:p>8,89892000</text:p>
          </table:table-cell>
          <table:table-cell table:number-columns-repeated="8"/>
        </table:table-row>
        <table:table-row table:style-name="ro1">
          <table:table-cell office:value-type="float" office:value="8.9459532492285" calcext:value-type="float">
            <text:p>8,94595325</text:p>
          </table:table-cell>
          <table:table-cell table:number-columns-repeated="4"/>
          <table:table-cell office:value-type="float" office:value="8.94595" calcext:value-type="float">
            <text:p>8,94595000</text:p>
          </table:table-cell>
          <table:table-cell table:number-columns-repeated="8"/>
        </table:table-row>
        <table:table-row table:style-name="ro1">
          <table:table-cell office:value-type="float" office:value="8.99300107735535" calcext:value-type="float">
            <text:p>8,99300108</text:p>
          </table:table-cell>
          <table:table-cell table:number-columns-repeated="3"/>
          <table:table-cell office:value-type="float" office:value="9.0338" calcext:value-type="float">
            <text:p>9,03380000</text:p>
          </table:table-cell>
          <table:table-cell office:value-type="float" office:value="8.993" calcext:value-type="float">
            <text:p>8,99300000</text:p>
          </table:table-cell>
          <table:table-cell table:number-columns-repeated="8"/>
        </table:table-row>
        <table:table-row table:style-name="ro1">
          <table:table-cell office:value-type="float" office:value="9.04005969646087" calcext:value-type="float">
            <text:p>9,04005970</text:p>
          </table:table-cell>
          <table:table-cell table:number-columns-repeated="4"/>
          <table:table-cell office:value-type="float" office:value="9.04006" calcext:value-type="float">
            <text:p>9,04006000</text:p>
          </table:table-cell>
          <table:table-cell table:number-columns-repeated="8"/>
        </table:table-row>
        <table:table-row table:style-name="ro1">
          <table:table-cell office:value-type="float" office:value="9.08712916227918" calcext:value-type="float">
            <text:p>9,08712916</text:p>
          </table:table-cell>
          <table:table-cell table:number-columns-repeated="2"/>
          <table:table-cell office:value-type="float" office:value="9.2094" calcext:value-type="float">
            <text:p>9,20940000</text:p>
          </table:table-cell>
          <table:table-cell office:value-type="float" office:value="9.12835" calcext:value-type="float">
            <text:p>9,12835000</text:p>
          </table:table-cell>
          <table:table-cell office:value-type="float" office:value="9.08713" calcext:value-type="float">
            <text:p>9,08713000</text:p>
          </table:table-cell>
          <table:table-cell table:number-columns-repeated="8"/>
        </table:table-row>
        <table:table-row table:style-name="ro1">
          <table:table-cell office:value-type="float" office:value="9.13420953054609" calcext:value-type="float">
            <text:p>9,13420953</text:p>
          </table:table-cell>
          <table:table-cell table:number-columns-repeated="4"/>
          <table:table-cell office:value-type="float" office:value="9.13421" calcext:value-type="float">
            <text:p>9,13421000</text:p>
          </table:table-cell>
          <table:table-cell table:number-columns-repeated="8"/>
        </table:table-row>
        <table:table-row table:style-name="ro1">
          <table:table-cell office:value-type="float" office:value="9.18130085699908" calcext:value-type="float">
            <text:p>9,18130086</text:p>
          </table:table-cell>
          <table:table-cell table:number-columns-repeated="3"/>
          <table:table-cell office:value-type="float" office:value="9.22295" calcext:value-type="float">
            <text:p>9,22295000</text:p>
          </table:table-cell>
          <table:table-cell office:value-type="float" office:value="9.1813" calcext:value-type="float">
            <text:p>9,18130000</text:p>
          </table:table-cell>
          <table:table-cell table:number-columns-repeated="8"/>
        </table:table-row>
        <table:table-row table:style-name="ro1">
          <table:table-cell office:value-type="float" office:value="9.22840319737729" calcext:value-type="float">
            <text:p>9,22840320</text:p>
          </table:table-cell>
          <table:table-cell table:number-columns-repeated="4"/>
          <table:table-cell office:value-type="float" office:value="9.2284" calcext:value-type="float">
            <text:p>9,22840000</text:p>
          </table:table-cell>
          <table:table-cell table:number-columns-repeated="8"/>
        </table:table-row>
        <table:table-row table:style-name="ro1">
          <table:table-cell office:value-type="float" office:value="9.27551660742165" calcext:value-type="float">
            <text:p>9,27551661</text:p>
          </table:table-cell>
          <table:table-cell/>
          <table:table-cell office:value-type="float" office:value="9.57986" calcext:value-type="float">
            <text:p>9,57986000</text:p>
          </table:table-cell>
          <table:table-cell office:value-type="float" office:value="9.40031" calcext:value-type="float">
            <text:p>9,40031000</text:p>
          </table:table-cell>
          <table:table-cell office:value-type="float" office:value="9.31759" calcext:value-type="float">
            <text:p>9,31759000</text:p>
          </table:table-cell>
          <table:table-cell office:value-type="float" office:value="9.27552" calcext:value-type="float">
            <text:p>9,27552000</text:p>
          </table:table-cell>
          <table:table-cell table:number-columns-repeated="8"/>
        </table:table-row>
        <table:table-row table:style-name="ro1">
          <table:table-cell office:value-type="float" office:value="9.32264114287463" calcext:value-type="float">
            <text:p>9,32264114</text:p>
          </table:table-cell>
          <table:table-cell table:number-columns-repeated="4"/>
          <table:table-cell office:value-type="float" office:value="9.32264" calcext:value-type="float">
            <text:p>9,32264000</text:p>
          </table:table-cell>
          <table:table-cell table:number-columns-repeated="8"/>
        </table:table-row>
        <table:table-row table:style-name="ro1">
          <table:table-cell office:value-type="float" office:value="9.36977685948055" calcext:value-type="float">
            <text:p>9,36977686</text:p>
          </table:table-cell>
          <table:table-cell table:number-columns-repeated="3"/>
          <table:table-cell office:value-type="float" office:value="9.41228" calcext:value-type="float">
            <text:p>9,41228000</text:p>
          </table:table-cell>
          <table:table-cell office:value-type="float" office:value="9.36978" calcext:value-type="float">
            <text:p>9,36978000</text:p>
          </table:table-cell>
          <table:table-cell table:number-columns-repeated="8"/>
        </table:table-row>
        <table:table-row table:style-name="ro1">
          <table:table-cell office:value-type="float" office:value="9.41692381298529" calcext:value-type="float">
            <text:p>9,41692381</text:p>
          </table:table-cell>
          <table:table-cell table:number-columns-repeated="4"/>
          <table:table-cell office:value-type="float" office:value="9.41692" calcext:value-type="float">
            <text:p>9,41692000</text:p>
          </table:table-cell>
          <table:table-cell table:number-columns-repeated="8"/>
        </table:table-row>
        <table:table-row table:style-name="ro1">
          <table:table-cell office:value-type="float" office:value="9.46408205913655" calcext:value-type="float">
            <text:p>9,46408206</text:p>
          </table:table-cell>
          <table:table-cell table:number-columns-repeated="2"/>
          <table:table-cell office:value-type="float" office:value="9.5914" calcext:value-type="float">
            <text:p>9,59140000</text:p>
          </table:table-cell>
          <table:table-cell office:value-type="float" office:value="9.50701" calcext:value-type="float">
            <text:p>9,50701000</text:p>
          </table:table-cell>
          <table:table-cell office:value-type="float" office:value="9.46408" calcext:value-type="float">
            <text:p>9,46408000</text:p>
          </table:table-cell>
          <table:table-cell table:number-columns-repeated="8"/>
        </table:table-row>
        <table:table-row table:style-name="ro1">
          <table:table-cell office:value-type="float" office:value="9.51125165368373" calcext:value-type="float">
            <text:p>9,51125165</text:p>
          </table:table-cell>
          <table:table-cell table:number-columns-repeated="4"/>
          <table:table-cell office:value-type="float" office:value="9.51125" calcext:value-type="float">
            <text:p>9,51125000</text:p>
          </table:table-cell>
          <table:table-cell table:number-columns-repeated="8"/>
        </table:table-row>
        <table:table-row table:style-name="ro1">
          <table:table-cell office:value-type="float" office:value="9.55843265237798" calcext:value-type="float">
            <text:p>9,55843265</text:p>
          </table:table-cell>
          <table:table-cell table:number-columns-repeated="3"/>
          <table:table-cell office:value-type="float" office:value="9.60178" calcext:value-type="float">
            <text:p>9,60178000</text:p>
          </table:table-cell>
          <table:table-cell office:value-type="float" office:value="9.55843" calcext:value-type="float">
            <text:p>9,55843000</text:p>
          </table:table-cell>
          <table:table-cell table:number-columns-repeated="8"/>
        </table:table-row>
        <table:table-row table:style-name="ro1">
          <table:table-cell office:value-type="float" office:value="9.60562511097213" calcext:value-type="float">
            <text:p>9,60562511</text:p>
          </table:table-cell>
          <table:table-cell table:number-columns-repeated="4"/>
          <table:table-cell office:value-type="float" office:value="9.60563" calcext:value-type="float">
            <text:p>9,60563000</text:p>
          </table:table-cell>
          <table:table-cell table:number-columns-repeated="8"/>
        </table:table-row>
        <table:table-row table:style-name="ro1">
          <table:table-cell office:value-type="float" office:value="9.65282908522084" calcext:value-type="float">
            <text:p>9,65282909</text:p>
          </table:table-cell>
          <table:table-cell office:value-type="float" office:value="10.3452" calcext:value-type="float">
            <text:p>10,345200000</text:p>
          </table:table-cell>
          <table:table-cell office:value-type="float" office:value="9.9695" calcext:value-type="float">
            <text:p>9,96950000</text:p>
          </table:table-cell>
          <table:table-cell office:value-type="float" office:value="9.78268" calcext:value-type="float">
            <text:p>9,78268000</text:p>
          </table:table-cell>
          <table:table-cell office:value-type="float" office:value="9.69661" calcext:value-type="float">
            <text:p>9,69661000</text:p>
          </table:table-cell>
          <table:table-cell office:value-type="float" office:value="9.65283" calcext:value-type="float">
            <text:p>9,65283000</text:p>
          </table:table-cell>
          <table:table-cell table:number-columns-repeated="8"/>
        </table:table-row>
        <table:table-row table:style-name="ro1">
          <table:table-cell office:value-type="float" office:value="9.70004463088047" calcext:value-type="float">
            <text:p>9,70004463</text:p>
          </table:table-cell>
          <table:table-cell table:number-columns-repeated="4"/>
          <table:table-cell office:value-type="float" office:value="9.70004" calcext:value-type="float">
            <text:p>9,70004000</text:p>
          </table:table-cell>
          <table:table-cell table:number-columns-repeated="8"/>
        </table:table-row>
        <table:table-row table:style-name="ro1">
          <table:table-cell office:value-type="float" office:value="9.74727180370921" calcext:value-type="float">
            <text:p>9,74727180</text:p>
          </table:table-cell>
          <table:table-cell table:number-columns-repeated="3"/>
          <table:table-cell office:value-type="float" office:value="9.79148" calcext:value-type="float">
            <text:p>9,79148000</text:p>
          </table:table-cell>
          <table:table-cell office:value-type="float" office:value="9.74727" calcext:value-type="float">
            <text:p>9,74727000</text:p>
          </table:table-cell>
          <table:table-cell table:number-columns-repeated="8"/>
        </table:table-row>
        <table:table-row table:style-name="ro1">
          <table:table-cell office:value-type="float" office:value="9.79451065946697" calcext:value-type="float">
            <text:p>9,79451066</text:p>
          </table:table-cell>
          <table:table-cell table:number-columns-repeated="4"/>
          <table:table-cell office:value-type="float" office:value="9.79451" calcext:value-type="float">
            <text:p>9,79451000</text:p>
          </table:table-cell>
          <table:table-cell table:number-columns-repeated="8"/>
        </table:table-row>
        <table:table-row table:style-name="ro1">
          <table:table-cell office:value-type="float" office:value="9.84176125391539" calcext:value-type="float">
            <text:p>9,84176125</text:p>
          </table:table-cell>
          <table:table-cell table:number-columns-repeated="2"/>
          <table:table-cell office:value-type="float" office:value="9.97415" calcext:value-type="float">
            <text:p>9,97415000</text:p>
          </table:table-cell>
          <table:table-cell office:value-type="float" office:value="9.88639" calcext:value-type="float">
            <text:p>9,88639000</text:p>
          </table:table-cell>
          <table:table-cell office:value-type="float" office:value="9.84176" calcext:value-type="float">
            <text:p>9,84176000</text:p>
          </table:table-cell>
          <table:table-cell table:number-columns-repeated="8"/>
        </table:table-row>
        <table:table-row table:style-name="ro1">
          <table:table-cell office:value-type="float" office:value="9.88902364281794" calcext:value-type="float">
            <text:p>9,88902364</text:p>
          </table:table-cell>
          <table:table-cell table:number-columns-repeated="4"/>
          <table:table-cell office:value-type="float" office:value="9.88902" calcext:value-type="float">
            <text:p>9,88902000</text:p>
          </table:table-cell>
          <table:table-cell table:number-columns-repeated="8"/>
        </table:table-row>
        <table:table-row table:style-name="ro1">
          <table:table-cell office:value-type="float" office:value="9.93629788193989" calcext:value-type="float">
            <text:p>9,93629788</text:p>
          </table:table-cell>
          <table:table-cell table:number-columns-repeated="3"/>
          <table:table-cell office:value-type="float" office:value="9.98136" calcext:value-type="float">
            <text:p>9,98136000</text:p>
          </table:table-cell>
          <table:table-cell office:value-type="float" office:value="9.9363" calcext:value-type="float">
            <text:p>9,93630000</text:p>
          </table:table-cell>
          <table:table-cell table:number-columns-repeated="8"/>
        </table:table-row>
        <table:table-row table:style-name="ro1">
          <table:table-cell office:value-type="float" office:value="9.98358402704829" calcext:value-type="float">
            <text:p>9,98358403</text:p>
          </table:table-cell>
          <table:table-cell table:number-columns-repeated="4"/>
          <table:table-cell office:value-type="float" office:value="9.98358" calcext:value-type="float">
            <text:p>9,98358000</text:p>
          </table:table-cell>
          <table:table-cell table:number-columns-repeated="8"/>
        </table:table-row>
        <table:table-row table:style-name="ro1">
          <table:table-cell office:value-type="float" office:value="10.0308821339121" calcext:value-type="float">
            <text:p>10,03088213</text:p>
          </table:table-cell>
          <table:table-cell/>
          <table:table-cell office:value-type="float" office:value="10.3599" calcext:value-type="float">
            <text:p>10,35990000</text:p>
          </table:table-cell>
          <table:table-cell office:value-type="float" office:value="10.1658" calcext:value-type="float">
            <text:p>10,16580000</text:p>
          </table:table-cell>
          <table:table-cell office:value-type="float" office:value="10.0764" calcext:value-type="float">
            <text:p>10,07640000</text:p>
          </table:table-cell>
          <table:table-cell office:value-type="float" office:value="10.0309" calcext:value-type="float">
            <text:p>10,03090000</text:p>
          </table:table-cell>
          <table:table-cell table:number-columns-repeated="8"/>
        </table:table-row>
        <table:table-row table:style-name="ro1">
          <table:table-cell office:value-type="float" office:value="10.0781922583019" calcext:value-type="float">
            <text:p>10,07819226</text:p>
          </table:table-cell>
          <table:table-cell table:number-columns-repeated="4"/>
          <table:table-cell office:value-type="float" office:value="10.0782" calcext:value-type="float">
            <text:p>10,07820000</text:p>
          </table:table-cell>
          <table:table-cell table:number-columns-repeated="8"/>
        </table:table-row>
        <table:table-row table:style-name="ro1">
          <table:table-cell office:value-type="float" office:value="10.1255144559902" calcext:value-type="float">
            <text:p>10,12551446</text:p>
          </table:table-cell>
          <table:table-cell table:number-columns-repeated="3"/>
          <table:table-cell office:value-type="float" office:value="10.1714" calcext:value-type="float">
            <text:p>10,17140000</text:p>
          </table:table-cell>
          <table:table-cell office:value-type="float" office:value="10.1255" calcext:value-type="float">
            <text:p>10,12550000</text:p>
          </table:table-cell>
          <table:table-cell table:number-columns-repeated="8"/>
        </table:table-row>
        <table:table-row table:style-name="ro1">
          <table:table-cell office:value-type="float" office:value="10.1728487827514" calcext:value-type="float">
            <text:p>10,17284878</text:p>
          </table:table-cell>
          <table:table-cell table:number-columns-repeated="4"/>
          <table:table-cell office:value-type="float" office:value="10.1728" calcext:value-type="float">
            <text:p>10,17280000</text:p>
          </table:table-cell>
          <table:table-cell table:number-columns-repeated="8"/>
        </table:table-row>
        <table:table-row table:style-name="ro1">
          <table:table-cell office:value-type="float" office:value="10.2201952943615" calcext:value-type="float">
            <text:p>10,22019529</text:p>
          </table:table-cell>
          <table:table-cell table:number-columns-repeated="2"/>
          <table:table-cell office:value-type="float" office:value="10.3577" calcext:value-type="float">
            <text:p>10,35770000</text:p>
          </table:table-cell>
          <table:table-cell office:value-type="float" office:value="10.2665" calcext:value-type="float">
            <text:p>10,26650000</text:p>
          </table:table-cell>
          <table:table-cell office:value-type="float" office:value="10.2202" calcext:value-type="float">
            <text:p>10,22020000</text:p>
          </table:table-cell>
          <table:table-cell table:number-columns-repeated="8"/>
        </table:table-row>
        <table:table-row table:style-name="ro1">
          <table:table-cell office:value-type="float" office:value="10.2675540465988" calcext:value-type="float">
            <text:p>10,26755405</text:p>
          </table:table-cell>
          <table:table-cell table:number-columns-repeated="4"/>
          <table:table-cell office:value-type="float" office:value="10.2676" calcext:value-type="float">
            <text:p>10,26760000</text:p>
          </table:table-cell>
          <table:table-cell table:number-columns-repeated="8"/>
        </table:table-row>
        <table:table-row table:style-name="ro1">
          <table:table-cell office:value-type="float" office:value="10.3149250952429" calcext:value-type="float">
            <text:p>10,31492510</text:p>
          </table:table-cell>
          <table:table-cell table:number-columns-repeated="3"/>
          <table:table-cell office:value-type="float" office:value="10.3617" calcext:value-type="float">
            <text:p>10,36170000</text:p>
          </table:table-cell>
          <table:table-cell office:value-type="float" office:value="10.3149" calcext:value-type="float">
            <text:p>10,31490000</text:p>
          </table:table-cell>
          <table:table-cell table:number-columns-repeated="8"/>
        </table:table-row>
        <table:table-row table:style-name="ro1">
          <table:table-cell office:value-type="float" office:value="10.3623084960756" calcext:value-type="float">
            <text:p>10,36230850</text:p>
          </table:table-cell>
          <table:table-cell table:number-columns-repeated="4"/>
          <table:table-cell office:value-type="float" office:value="10.3623" calcext:value-type="float">
            <text:p>10,36230000</text:p>
          </table:table-cell>
          <table:table-cell table:number-columns-repeated="8"/>
        </table:table-row>
        <table:table-row table:style-name="ro1">
          <table:table-cell office:value-type="float" office:value="10.4097043048804" calcext:value-type="float">
            <text:p>10,40970430</text:p>
          </table:table-cell>
          <table:table-cell office:value-type="float" office:value="11.1557" calcext:value-type="float">
            <text:p>11,155700000</text:p>
          </table:table-cell>
          <table:table-cell office:value-type="float" office:value="10.7511" calcext:value-type="float">
            <text:p>10,75110000</text:p>
          </table:table-cell>
          <table:table-cell office:value-type="float" office:value="10.5497" calcext:value-type="float">
            <text:p>10,54970000</text:p>
          </table:table-cell>
          <table:table-cell office:value-type="float" office:value="10.4569" calcext:value-type="float">
            <text:p>10,45690000</text:p>
          </table:table-cell>
          <table:table-cell office:value-type="float" office:value="10.4097" calcext:value-type="float">
            <text:p>10,40970000</text:p>
          </table:table-cell>
          <table:table-cell table:number-columns-repeated="8"/>
        </table:table-row>
        <table:table-row table:style-name="ro1">
          <table:table-cell office:value-type="float" office:value="10.4571125774428" calcext:value-type="float">
            <text:p>10,45711258</text:p>
          </table:table-cell>
          <table:table-cell table:number-columns-repeated="4"/>
          <table:table-cell office:value-type="float" office:value="10.4571" calcext:value-type="float">
            <text:p>10,45710000</text:p>
          </table:table-cell>
          <table:table-cell table:number-columns-repeated="8"/>
        </table:table-row>
        <table:table-row table:style-name="ro1">
          <table:table-cell office:value-type="float" office:value="10.5045333695502" calcext:value-type="float">
            <text:p>10,50453337</text:p>
          </table:table-cell>
          <table:table-cell table:number-columns-repeated="3"/>
          <table:table-cell office:value-type="float" office:value="10.5522" calcext:value-type="float">
            <text:p>10,55220000</text:p>
          </table:table-cell>
          <table:table-cell office:value-type="float" office:value="10.5045" calcext:value-type="float">
            <text:p>10,50450000</text:p>
          </table:table-cell>
          <table:table-cell table:number-columns-repeated="8"/>
        </table:table-row>
        <table:table-row table:style-name="ro1">
          <table:table-cell office:value-type="float" office:value="10.5519667369917" calcext:value-type="float">
            <text:p>10,55196674</text:p>
          </table:table-cell>
          <table:table-cell table:number-columns-repeated="4"/>
          <table:table-cell office:value-type="float" office:value="10.552" calcext:value-type="float">
            <text:p>10,55200000</text:p>
          </table:table-cell>
          <table:table-cell table:number-columns-repeated="8"/>
        </table:table-row>
        <table:table-row table:style-name="ro1">
          <table:table-cell office:value-type="float" office:value="10.5994127355585" calcext:value-type="float">
            <text:p>10,59941274</text:p>
          </table:table-cell>
          <table:table-cell table:number-columns-repeated="2"/>
          <table:table-cell office:value-type="float" office:value="10.7419" calcext:value-type="float">
            <text:p>10,74190000</text:p>
          </table:table-cell>
          <table:table-cell office:value-type="float" office:value="10.6475" calcext:value-type="float">
            <text:p>10,64750000</text:p>
          </table:table-cell>
          <table:table-cell office:value-type="float" office:value="10.5994" calcext:value-type="float">
            <text:p>10,59940000</text:p>
          </table:table-cell>
          <table:table-cell table:number-columns-repeated="8"/>
        </table:table-row>
        <table:table-row table:style-name="ro1">
          <table:table-cell office:value-type="float" office:value="10.6468714210436" calcext:value-type="float">
            <text:p>10,64687142</text:p>
          </table:table-cell>
          <table:table-cell table:number-columns-repeated="4"/>
          <table:table-cell office:value-type="float" office:value="10.6469" calcext:value-type="float">
            <text:p>10,64690000</text:p>
          </table:table-cell>
          <table:table-cell table:number-columns-repeated="8"/>
        </table:table-row>
        <table:table-row table:style-name="ro1">
          <table:table-cell office:value-type="float" office:value="10.6943428492417" calcext:value-type="float">
            <text:p>10,69434285</text:p>
          </table:table-cell>
          <table:table-cell table:number-columns-repeated="3"/>
          <table:table-cell office:value-type="float" office:value="10.7428" calcext:value-type="float">
            <text:p>10,74280000</text:p>
          </table:table-cell>
          <table:table-cell office:value-type="float" office:value="10.6943" calcext:value-type="float">
            <text:p>10,69430000</text:p>
          </table:table-cell>
          <table:table-cell table:number-columns-repeated="8"/>
        </table:table-row>
        <table:table-row table:style-name="ro1">
          <table:table-cell office:value-type="float" office:value="10.7418270759498" calcext:value-type="float">
            <text:p>10,74182708</text:p>
          </table:table-cell>
          <table:table-cell table:number-columns-repeated="4"/>
          <table:table-cell office:value-type="float" office:value="10.7418" calcext:value-type="float">
            <text:p>10,74180000</text:p>
          </table:table-cell>
          <table:table-cell table:number-columns-repeated="8"/>
        </table:table-row>
        <table:table-row table:style-name="ro1">
          <table:table-cell office:value-type="float" office:value="10.7893241569666" calcext:value-type="float">
            <text:p>10,78932416</text:p>
          </table:table-cell>
          <table:table-cell/>
          <table:table-cell office:value-type="float" office:value="11.1431" calcext:value-type="float">
            <text:p>11,14310000</text:p>
          </table:table-cell>
          <table:table-cell office:value-type="float" office:value="10.9344" calcext:value-type="float">
            <text:p>10,93440000</text:p>
          </table:table-cell>
          <table:table-cell office:value-type="float" office:value="10.8382" calcext:value-type="float">
            <text:p>10,83820000</text:p>
          </table:table-cell>
          <table:table-cell office:value-type="float" office:value="10.7893" calcext:value-type="float">
            <text:p>10,78930000</text:p>
          </table:table-cell>
          <table:table-cell table:number-columns-repeated="8"/>
        </table:table-row>
        <table:table-row table:style-name="ro1">
          <table:table-cell office:value-type="float" office:value="10.8368341480927" calcext:value-type="float">
            <text:p>10,83683415</text:p>
          </table:table-cell>
          <table:table-cell table:number-columns-repeated="4"/>
          <table:table-cell office:value-type="float" office:value="10.8368" calcext:value-type="float">
            <text:p>10,83680000</text:p>
          </table:table-cell>
          <table:table-cell table:number-columns-repeated="8"/>
        </table:table-row>
        <table:table-row table:style-name="ro1">
          <table:table-cell office:value-type="float" office:value="10.8843571051308" calcext:value-type="float">
            <text:p>10,88435711</text:p>
          </table:table-cell>
          <table:table-cell table:number-columns-repeated="3"/>
          <table:table-cell office:value-type="float" office:value="10.9337" calcext:value-type="float">
            <text:p>10,93370000</text:p>
          </table:table-cell>
          <table:table-cell office:value-type="float" office:value="10.8844" calcext:value-type="float">
            <text:p>10,88440000</text:p>
          </table:table-cell>
          <table:table-cell table:number-columns-repeated="8"/>
        </table:table-row>
        <table:table-row table:style-name="ro1">
          <table:table-cell office:value-type="float" office:value="10.9318930838855" calcext:value-type="float">
            <text:p>10,93189308</text:p>
          </table:table-cell>
          <table:table-cell table:number-columns-repeated="4"/>
          <table:table-cell office:value-type="float" office:value="10.9319" calcext:value-type="float">
            <text:p>10,93190000</text:p>
          </table:table-cell>
          <table:table-cell table:number-columns-repeated="8"/>
        </table:table-row>
        <table:table-row table:style-name="ro1">
          <table:table-cell office:value-type="float" office:value="10.979442140163" calcext:value-type="float">
            <text:p>10,97944214</text:p>
          </table:table-cell>
          <table:table-cell table:number-columns-repeated="2"/>
          <table:table-cell office:value-type="float" office:value="11.1271" calcext:value-type="float">
            <text:p>11,12710000</text:p>
          </table:table-cell>
          <table:table-cell office:value-type="float" office:value="11.0292" calcext:value-type="float">
            <text:p>11,02920000</text:p>
          </table:table-cell>
          <table:table-cell office:value-type="float" office:value="10.9794" calcext:value-type="float">
            <text:p>10,97940000</text:p>
          </table:table-cell>
          <table:table-cell table:number-columns-repeated="8"/>
        </table:table-row>
        <table:table-row table:style-name="ro1">
          <table:table-cell office:value-type="float" office:value="11.0270043297721" calcext:value-type="float">
            <text:p>11,02700433</text:p>
          </table:table-cell>
          <table:table-cell table:number-columns-repeated="4"/>
          <table:table-cell office:value-type="float" office:value="11.027" calcext:value-type="float">
            <text:p>11,02700000</text:p>
          </table:table-cell>
          <table:table-cell table:number-columns-repeated="8"/>
        </table:table-row>
        <table:table-row table:style-name="ro1">
          <table:table-cell office:value-type="float" office:value="11.0745797085229" calcext:value-type="float">
            <text:p>11,07457971</text:p>
          </table:table-cell>
          <table:table-cell table:number-columns-repeated="3"/>
          <table:table-cell office:value-type="float" office:value="11.1248" calcext:value-type="float">
            <text:p>11,12480000</text:p>
          </table:table-cell>
          <table:table-cell office:value-type="float" office:value="11.0746" calcext:value-type="float">
            <text:p>11,07460000</text:p>
          </table:table-cell>
          <table:table-cell table:number-columns-repeated="8"/>
        </table:table-row>
        <table:table-row table:style-name="ro1">
          <table:table-cell office:value-type="float" office:value="11.1221683322278" calcext:value-type="float">
            <text:p>11,12216833</text:p>
          </table:table-cell>
          <table:table-cell table:number-columns-repeated="4"/>
          <table:table-cell office:value-type="float" office:value="11.1222" calcext:value-type="float">
            <text:p>11,12220000</text:p>
          </table:table-cell>
          <table:table-cell table:number-columns-repeated="8"/>
        </table:table-row>
        <table:table-row table:style-name="ro1">
          <table:table-cell office:value-type="float" office:value="11.1697702567014" calcext:value-type="float">
            <text:p>11,16977026</text:p>
          </table:table-cell>
          <table:table-cell office:value-type="float" office:value="11.969" calcext:value-type="float">
            <text:p>11,969000000</text:p>
          </table:table-cell>
          <table:table-cell office:value-type="float" office:value="11.536" calcext:value-type="float">
            <text:p>11,53600000</text:p>
          </table:table-cell>
          <table:table-cell office:value-type="float" office:value="11.3199" calcext:value-type="float">
            <text:p>11,31990000</text:p>
          </table:table-cell>
          <table:table-cell office:value-type="float" office:value="11.2204" calcext:value-type="float">
            <text:p>11,22040000</text:p>
          </table:table-cell>
          <table:table-cell office:value-type="float" office:value="11.1698" calcext:value-type="float">
            <text:p>11,16980000</text:p>
          </table:table-cell>
          <table:table-cell table:number-columns-repeated="8"/>
        </table:table-row>
        <table:table-row table:style-name="ro1">
          <table:table-cell office:value-type="float" office:value="11.2173855377597" calcext:value-type="float">
            <text:p>11,21738554</text:p>
          </table:table-cell>
          <table:table-cell table:number-columns-repeated="4"/>
          <table:table-cell office:value-type="float" office:value="11.2174" calcext:value-type="float">
            <text:p>11,21740000</text:p>
          </table:table-cell>
          <table:table-cell table:number-columns-repeated="8"/>
        </table:table-row>
        <table:table-row table:style-name="ro1">
          <table:table-cell office:value-type="float" office:value="11.2650142312212" calcext:value-type="float">
            <text:p>11,26501423</text:p>
          </table:table-cell>
          <table:table-cell table:number-columns-repeated="3"/>
          <table:table-cell office:value-type="float" office:value="11.3161" calcext:value-type="float">
            <text:p>11,31610000</text:p>
          </table:table-cell>
          <table:table-cell office:value-type="float" office:value="11.265" calcext:value-type="float">
            <text:p>11,26500000</text:p>
          </table:table-cell>
          <table:table-cell table:number-columns-repeated="8"/>
        </table:table-row>
        <table:table-row table:style-name="ro1">
          <table:table-cell office:value-type="float" office:value="11.3126563929062" calcext:value-type="float">
            <text:p>11,31265639</text:p>
          </table:table-cell>
          <table:table-cell table:number-columns-repeated="4"/>
          <table:table-cell office:value-type="float" office:value="11.3127" calcext:value-type="float">
            <text:p>11,31270000</text:p>
          </table:table-cell>
          <table:table-cell table:number-columns-repeated="8"/>
        </table:table-row>
        <table:table-row table:style-name="ro1">
          <table:table-cell office:value-type="float" office:value="11.3603120786369" calcext:value-type="float">
            <text:p>11,36031208</text:p>
          </table:table-cell>
          <table:table-cell table:number-columns-repeated="2"/>
          <table:table-cell office:value-type="float" office:value="11.513" calcext:value-type="float">
            <text:p>11,51300000</text:p>
          </table:table-cell>
          <table:table-cell office:value-type="float" office:value="11.4118" calcext:value-type="float">
            <text:p>11,41180000</text:p>
          </table:table-cell>
          <table:table-cell office:value-type="float" office:value="11.3603" calcext:value-type="float">
            <text:p>11,36030000</text:p>
          </table:table-cell>
          <table:table-cell table:number-columns-repeated="8"/>
        </table:table-row>
        <table:table-row table:style-name="ro1">
          <table:table-cell office:value-type="float" office:value="11.4079813442378" calcext:value-type="float">
            <text:p>11,40798134</text:p>
          </table:table-cell>
          <table:table-cell table:number-columns-repeated="4"/>
          <table:table-cell office:value-type="float" office:value="11.408" calcext:value-type="float">
            <text:p>11,40800000</text:p>
          </table:table-cell>
          <table:table-cell table:number-columns-repeated="8"/>
        </table:table-row>
        <table:table-row table:style-name="ro1">
          <table:table-cell office:value-type="float" office:value="11.455664245535" calcext:value-type="float">
            <text:p>11,45566425</text:p>
          </table:table-cell>
          <table:table-cell table:number-columns-repeated="3"/>
          <table:table-cell office:value-type="float" office:value="11.5076" calcext:value-type="float">
            <text:p>11,50760000</text:p>
          </table:table-cell>
          <table:table-cell office:value-type="float" office:value="11.4557" calcext:value-type="float">
            <text:p>11,45570000</text:p>
          </table:table-cell>
          <table:table-cell table:number-columns-repeated="8"/>
        </table:table-row>
        <table:table-row table:style-name="ro1">
          <table:table-cell office:value-type="float" office:value="11.5033608383569" calcext:value-type="float">
            <text:p>11,50336084</text:p>
          </table:table-cell>
          <table:table-cell table:number-columns-repeated="4"/>
          <table:table-cell office:value-type="float" office:value="11.5034" calcext:value-type="float">
            <text:p>11,50340000</text:p>
          </table:table-cell>
          <table:table-cell table:number-columns-repeated="8"/>
        </table:table-row>
        <table:table-row table:style-name="ro1">
          <table:table-cell office:value-type="float" office:value="11.551071178534" calcext:value-type="float">
            <text:p>11,55107118</text:p>
          </table:table-cell>
          <table:table-cell/>
          <table:table-cell office:value-type="float" office:value="11.9298" calcext:value-type="float">
            <text:p>11,92980000</text:p>
          </table:table-cell>
          <table:table-cell office:value-type="float" office:value="11.7063" calcext:value-type="float">
            <text:p>11,70630000</text:p>
          </table:table-cell>
          <table:table-cell office:value-type="float" office:value="11.6034" calcext:value-type="float">
            <text:p>11,60340000</text:p>
          </table:table-cell>
          <table:table-cell office:value-type="float" office:value="11.5511" calcext:value-type="float">
            <text:p>11,55110000</text:p>
          </table:table-cell>
          <table:table-cell table:number-columns-repeated="8"/>
        </table:table-row>
        <table:table-row table:style-name="ro1">
          <table:table-cell office:value-type="float" office:value="11.5987953218987" calcext:value-type="float">
            <text:p>11,59879532</text:p>
          </table:table-cell>
          <table:table-cell table:number-columns-repeated="4"/>
          <table:table-cell office:value-type="float" office:value="11.5988" calcext:value-type="float">
            <text:p>11,59880000</text:p>
          </table:table-cell>
          <table:table-cell table:number-columns-repeated="8"/>
        </table:table-row>
        <table:table-row table:style-name="ro1">
          <table:table-cell office:value-type="float" office:value="11.6465333242853" calcext:value-type="float">
            <text:p>11,64653332</text:p>
          </table:table-cell>
          <table:table-cell table:number-columns-repeated="3"/>
          <table:table-cell office:value-type="float" office:value="11.6993" calcext:value-type="float">
            <text:p>11,69930000</text:p>
          </table:table-cell>
          <table:table-cell office:value-type="float" office:value="11.6465" calcext:value-type="float">
            <text:p>11,64650000</text:p>
          </table:table-cell>
          <table:table-cell table:number-columns-repeated="8"/>
        </table:table-row>
        <table:table-row table:style-name="ro1">
          <table:table-cell office:value-type="float" office:value="11.6942852415305" calcext:value-type="float">
            <text:p>11,69428524</text:p>
          </table:table-cell>
          <table:table-cell table:number-columns-repeated="4"/>
          <table:table-cell office:value-type="float" office:value="11.6943" calcext:value-type="float">
            <text:p>11,69430000</text:p>
          </table:table-cell>
          <table:table-cell table:number-columns-repeated="8"/>
        </table:table-row>
        <table:table-row table:style-name="ro1">
          <table:table-cell office:value-type="float" office:value="11.7420511294727" calcext:value-type="float">
            <text:p>11,74205113</text:p>
          </table:table-cell>
          <table:table-cell table:number-columns-repeated="2"/>
          <table:table-cell office:value-type="float" office:value="11.8999" calcext:value-type="float">
            <text:p>11,89990000</text:p>
          </table:table-cell>
          <table:table-cell office:value-type="float" office:value="11.7953" calcext:value-type="float">
            <text:p>11,79530000</text:p>
          </table:table-cell>
          <table:table-cell office:value-type="float" office:value="11.7421" calcext:value-type="float">
            <text:p>11,74210000</text:p>
          </table:table-cell>
          <table:table-cell table:number-columns-repeated="8"/>
        </table:table-row>
        <table:table-row table:style-name="ro1">
          <table:table-cell office:value-type="float" office:value="11.7898310439527" calcext:value-type="float">
            <text:p>11,78983104</text:p>
          </table:table-cell>
          <table:table-cell table:number-columns-repeated="4"/>
          <table:table-cell office:value-type="float" office:value="11.7898" calcext:value-type="float">
            <text:p>11,78980000</text:p>
          </table:table-cell>
          <table:table-cell table:number-columns-repeated="8"/>
        </table:table-row>
        <table:table-row table:style-name="ro1">
          <table:table-cell office:value-type="float" office:value="11.8376250408133" calcext:value-type="float">
            <text:p>11,83762504</text:p>
          </table:table-cell>
          <table:table-cell table:number-columns-repeated="3"/>
          <table:table-cell office:value-type="float" office:value="11.8913" calcext:value-type="float">
            <text:p>11,89130000</text:p>
          </table:table-cell>
          <table:table-cell office:value-type="float" office:value="11.8376" calcext:value-type="float">
            <text:p>11,83760000</text:p>
          </table:table-cell>
          <table:table-cell table:number-columns-repeated="8"/>
        </table:table-row>
        <table:table-row table:style-name="ro1">
          <table:table-cell office:value-type="float" office:value="11.8854331758993" calcext:value-type="float">
            <text:p>11,88543318</text:p>
          </table:table-cell>
          <table:table-cell table:number-columns-repeated="4"/>
          <table:table-cell office:value-type="float" office:value="11.8854" calcext:value-type="float">
            <text:p>11,88540000</text:p>
          </table:table-cell>
          <table:table-cell table:number-columns-repeated="8"/>
        </table:table-row>
        <table:table-row table:style-name="ro1">
          <table:table-cell office:value-type="float" office:value="11.9332555050575" calcext:value-type="float">
            <text:p>11,93325551</text:p>
          </table:table-cell>
          <table:table-cell office:value-type="float" office:value="12.7863" calcext:value-type="float">
            <text:p>12,786300000</text:p>
          </table:table-cell>
          <table:table-cell office:value-type="float" office:value="12.3245" calcext:value-type="float">
            <text:p>12,32450000</text:p>
          </table:table-cell>
          <table:table-cell office:value-type="float" office:value="12.0936" calcext:value-type="float">
            <text:p>12,09360000</text:p>
          </table:table-cell>
          <table:table-cell office:value-type="float" office:value="11.9873" calcext:value-type="float">
            <text:p>11,98730000</text:p>
          </table:table-cell>
          <table:table-cell office:value-type="float" office:value="11.9333" calcext:value-type="float">
            <text:p>11,93330000</text:p>
          </table:table-cell>
          <table:table-cell table:number-columns-repeated="8"/>
        </table:table-row>
        <table:table-row table:style-name="ro1">
          <table:table-cell office:value-type="float" office:value="11.981092084137" calcext:value-type="float">
            <text:p>11,98109208</text:p>
          </table:table-cell>
          <table:table-cell table:number-columns-repeated="4"/>
          <table:table-cell office:value-type="float" office:value="11.9811" calcext:value-type="float">
            <text:p>11,98110000</text:p>
          </table:table-cell>
          <table:table-cell table:number-columns-repeated="8"/>
        </table:table-row>
        <table:table-row table:style-name="ro1">
          <table:table-cell office:value-type="float" office:value="12.0289429689884" calcext:value-type="float">
            <text:p>12,02894297</text:p>
          </table:table-cell>
          <table:table-cell table:number-columns-repeated="3"/>
          <table:table-cell office:value-type="float" office:value="12.0834" calcext:value-type="float">
            <text:p>12,08340000</text:p>
          </table:table-cell>
          <table:table-cell office:value-type="float" office:value="12.0289" calcext:value-type="float">
            <text:p>12,02890000</text:p>
          </table:table-cell>
          <table:table-cell table:number-columns-repeated="8"/>
        </table:table-row>
        <table:table-row table:style-name="ro1">
          <table:table-cell office:value-type="float" office:value="12.0768082154649" calcext:value-type="float">
            <text:p>12,07680822</text:p>
          </table:table-cell>
          <table:table-cell table:number-columns-repeated="4"/>
          <table:table-cell office:value-type="float" office:value="12.0768" calcext:value-type="float">
            <text:p>12,07680000</text:p>
          </table:table-cell>
          <table:table-cell table:number-columns-repeated="8"/>
        </table:table-row>
        <table:table-row table:style-name="ro1">
          <table:table-cell office:value-type="float" office:value="12.1246878794211" calcext:value-type="float">
            <text:p>12,12468788</text:p>
          </table:table-cell>
          <table:table-cell table:number-columns-repeated="2"/>
          <table:table-cell office:value-type="float" office:value="12.2876" calcext:value-type="float">
            <text:p>12,28760000</text:p>
          </table:table-cell>
          <table:table-cell office:value-type="float" office:value="12.1796" calcext:value-type="float">
            <text:p>12,17960000</text:p>
          </table:table-cell>
          <table:table-cell office:value-type="float" office:value="12.1247" calcext:value-type="float">
            <text:p>12,12470000</text:p>
          </table:table-cell>
          <table:table-cell table:number-columns-repeated="8"/>
        </table:table-row>
        <table:table-row table:style-name="ro1">
          <table:table-cell office:value-type="float" office:value="12.1725820167139" calcext:value-type="float">
            <text:p>12,17258202</text:p>
          </table:table-cell>
          <table:table-cell table:number-columns-repeated="4"/>
          <table:table-cell office:value-type="float" office:value="12.1726" calcext:value-type="float">
            <text:p>12,17260000</text:p>
          </table:table-cell>
          <table:table-cell table:number-columns-repeated="8"/>
        </table:table-row>
        <table:table-row table:style-name="ro1">
          <table:table-cell office:value-type="float" office:value="12.2204906832024" calcext:value-type="float">
            <text:p>12,22049068</text:p>
          </table:table-cell>
          <table:table-cell table:number-columns-repeated="3"/>
          <table:table-cell office:value-type="float" office:value="12.2759" calcext:value-type="float">
            <text:p>12,27590000</text:p>
          </table:table-cell>
          <table:table-cell office:value-type="float" office:value="12.2205" calcext:value-type="float">
            <text:p>12,22050000</text:p>
          </table:table-cell>
          <table:table-cell table:number-columns-repeated="8"/>
        </table:table-row>
        <table:table-row table:style-name="ro1">
          <table:table-cell office:value-type="float" office:value="12.2684139347479" calcext:value-type="float">
            <text:p>12,26841393</text:p>
          </table:table-cell>
          <table:table-cell table:number-columns-repeated="4"/>
          <table:table-cell office:value-type="float" office:value="12.2684" calcext:value-type="float">
            <text:p>12,26840000</text:p>
          </table:table-cell>
          <table:table-cell table:number-columns-repeated="8"/>
        </table:table-row>
        <table:table-row table:style-name="ro1">
          <table:table-cell office:value-type="float" office:value="12.3163518272147" calcext:value-type="float">
            <text:p>12,31635183</text:p>
          </table:table-cell>
          <table:table-cell/>
          <table:table-cell office:value-type="float" office:value="12.7199" calcext:value-type="float">
            <text:p>12,71990000</text:p>
          </table:table-cell>
          <table:table-cell office:value-type="float" office:value="12.4819" calcext:value-type="float">
            <text:p>12,48190000</text:p>
          </table:table-cell>
          <table:table-cell office:value-type="float" office:value="12.3721" calcext:value-type="float">
            <text:p>12,37210000</text:p>
          </table:table-cell>
          <table:table-cell office:value-type="float" office:value="12.3164" calcext:value-type="float">
            <text:p>12,31640000</text:p>
          </table:table-cell>
          <table:table-cell table:number-columns-repeated="8"/>
        </table:table-row>
        <table:table-row table:style-name="ro1">
          <table:table-cell office:value-type="float" office:value="12.3643044164701" calcext:value-type="float">
            <text:p>12,36430442</text:p>
          </table:table-cell>
          <table:table-cell table:number-columns-repeated="4"/>
          <table:table-cell office:value-type="float" office:value="12.3643" calcext:value-type="float">
            <text:p>12,36430000</text:p>
          </table:table-cell>
          <table:table-cell table:number-columns-repeated="8"/>
        </table:table-row>
        <table:table-row table:style-name="ro1">
          <table:table-cell office:value-type="float" office:value="12.4122717583845" calcext:value-type="float">
            <text:p>12,41227176</text:p>
          </table:table-cell>
          <table:table-cell table:number-columns-repeated="3"/>
          <table:table-cell office:value-type="float" office:value="12.4685" calcext:value-type="float">
            <text:p>12,46850000</text:p>
          </table:table-cell>
          <table:table-cell office:value-type="float" office:value="12.4123" calcext:value-type="float">
            <text:p>12,41230000</text:p>
          </table:table-cell>
          <table:table-cell table:number-columns-repeated="8"/>
        </table:table-row>
        <table:table-row table:style-name="ro1">
          <table:table-cell office:value-type="float" office:value="12.4602539088314" calcext:value-type="float">
            <text:p>12,46025391</text:p>
          </table:table-cell>
          <table:table-cell table:number-columns-repeated="4"/>
          <table:table-cell office:value-type="float" office:value="12.4603" calcext:value-type="float">
            <text:p>12,46030000</text:p>
          </table:table-cell>
          <table:table-cell table:number-columns-repeated="8"/>
        </table:table-row>
        <table:table-row table:style-name="ro1">
          <table:table-cell office:value-type="float" office:value="12.5082509236865" calcext:value-type="float">
            <text:p>12,50825092</text:p>
          </table:table-cell>
          <table:table-cell table:number-columns-repeated="2"/>
          <table:table-cell office:value-type="float" office:value="12.6763" calcext:value-type="float">
            <text:p>12,67630000</text:p>
          </table:table-cell>
          <table:table-cell office:value-type="float" office:value="12.5649" calcext:value-type="float">
            <text:p>12,56490000</text:p>
          </table:table-cell>
          <table:table-cell office:value-type="float" office:value="12.5083" calcext:value-type="float">
            <text:p>12,50830000</text:p>
          </table:table-cell>
          <table:table-cell table:number-columns-repeated="8"/>
        </table:table-row>
        <table:table-row table:style-name="ro1">
          <table:table-cell office:value-type="float" office:value="12.5562628588263" calcext:value-type="float">
            <text:p>12,55626286</text:p>
          </table:table-cell>
          <table:table-cell table:number-columns-repeated="4"/>
          <table:table-cell office:value-type="float" office:value="12.5563" calcext:value-type="float">
            <text:p>12,55630000</text:p>
          </table:table-cell>
          <table:table-cell table:number-columns-repeated="8"/>
        </table:table-row>
        <table:table-row table:style-name="ro1">
          <table:table-cell office:value-type="float" office:value="12.6042897701256" calcext:value-type="float">
            <text:p>12,60428977</text:p>
          </table:table-cell>
          <table:table-cell table:number-columns-repeated="3"/>
          <table:table-cell office:value-type="float" office:value="12.6614" calcext:value-type="float">
            <text:p>12,66140000</text:p>
          </table:table-cell>
          <table:table-cell office:value-type="float" office:value="12.6043" calcext:value-type="float">
            <text:p>12,60430000</text:p>
          </table:table-cell>
          <table:table-cell table:number-columns-repeated="8"/>
        </table:table-row>
        <table:table-row table:style-name="ro1">
          <table:table-cell office:value-type="float" office:value="12.6523317134551" calcext:value-type="float">
            <text:p>12,65233171</text:p>
          </table:table-cell>
          <table:table-cell table:number-columns-repeated="4"/>
          <table:table-cell office:value-type="float" office:value="12.6523" calcext:value-type="float">
            <text:p>12,65230000</text:p>
          </table:table-cell>
          <table:table-cell table:number-columns-repeated="8"/>
        </table:table-row>
        <table:table-row table:style-name="ro1">
          <table:table-cell office:value-type="float" office:value="12.7003887446795" calcext:value-type="float">
            <text:p>12,70038874</text:p>
          </table:table-cell>
          <table:table-cell office:value-type="float" office:value="13.6119" calcext:value-type="float">
            <text:p>13,611900000</text:p>
          </table:table-cell>
          <table:table-cell office:value-type="float" office:value="13.1162" calcext:value-type="float">
            <text:p>13,11620000</text:p>
          </table:table-cell>
          <table:table-cell office:value-type="float" office:value="12.871" calcext:value-type="float">
            <text:p>12,87100000</text:p>
          </table:table-cell>
          <table:table-cell office:value-type="float" office:value="12.7579" calcext:value-type="float">
            <text:p>12,75790000</text:p>
          </table:table-cell>
          <table:table-cell office:value-type="float" office:value="12.7004" calcext:value-type="float">
            <text:p>12,70040000</text:p>
          </table:table-cell>
          <table:table-cell table:number-columns-repeated="8"/>
        </table:table-row>
        <table:table-row table:style-name="ro1">
          <table:table-cell office:value-type="float" office:value="12.7484609196586" calcext:value-type="float">
            <text:p>12,74846092</text:p>
          </table:table-cell>
          <table:table-cell table:number-columns-repeated="4"/>
          <table:table-cell office:value-type="float" office:value="12.7485" calcext:value-type="float">
            <text:p>12,74850000</text:p>
          </table:table-cell>
          <table:table-cell table:number-columns-repeated="8"/>
        </table:table-row>
        <table:table-row table:style-name="ro1">
          <table:table-cell office:value-type="float" office:value="12.7965482942527" calcext:value-type="float">
            <text:p>12,79654829</text:p>
          </table:table-cell>
          <table:table-cell table:number-columns-repeated="3"/>
          <table:table-cell office:value-type="float" office:value="12.8545" calcext:value-type="float">
            <text:p>12,85450000</text:p>
          </table:table-cell>
          <table:table-cell office:value-type="float" office:value="12.7965" calcext:value-type="float">
            <text:p>12,79650000</text:p>
          </table:table-cell>
          <table:table-cell table:number-columns-repeated="8"/>
        </table:table-row>
        <table:table-row table:style-name="ro1">
          <table:table-cell office:value-type="float" office:value="12.8446509243349" calcext:value-type="float">
            <text:p>12,84465092</text:p>
          </table:table-cell>
          <table:table-cell table:number-columns-repeated="4"/>
          <table:table-cell office:value-type="float" office:value="12.8447" calcext:value-type="float">
            <text:p>12,84470000</text:p>
          </table:table-cell>
          <table:table-cell table:number-columns-repeated="8"/>
        </table:table-row>
        <table:table-row table:style-name="ro1">
          <table:table-cell office:value-type="float" office:value="12.89276886581" calcext:value-type="float">
            <text:p>12,89276887</text:p>
          </table:table-cell>
          <table:table-cell table:number-columns-repeated="2"/>
          <table:table-cell office:value-type="float" office:value="13.066" calcext:value-type="float">
            <text:p>13,06600000</text:p>
          </table:table-cell>
          <table:table-cell office:value-type="float" office:value="12.9512" calcext:value-type="float">
            <text:p>12,95120000</text:p>
          </table:table-cell>
          <table:table-cell office:value-type="float" office:value="12.8928" calcext:value-type="float">
            <text:p>12,89280000</text:p>
          </table:table-cell>
          <table:table-cell table:number-columns-repeated="8"/>
        </table:table-row>
        <table:table-row table:style-name="ro1">
          <table:table-cell office:value-type="float" office:value="12.9409021746351" calcext:value-type="float">
            <text:p>12,94090217</text:p>
          </table:table-cell>
          <table:table-cell table:number-columns-repeated="4"/>
          <table:table-cell office:value-type="float" office:value="12.9409" calcext:value-type="float">
            <text:p>12,94090000</text:p>
          </table:table-cell>
          <table:table-cell table:number-columns-repeated="8"/>
        </table:table-row>
        <table:table-row table:style-name="ro1">
          <table:table-cell office:value-type="float" office:value="12.9890509068329" calcext:value-type="float">
            <text:p>12,98905091</text:p>
          </table:table-cell>
          <table:table-cell table:number-columns-repeated="3"/>
          <table:table-cell office:value-type="float" office:value="13.0479" calcext:value-type="float">
            <text:p>13,04790000</text:p>
          </table:table-cell>
          <table:table-cell office:value-type="float" office:value="12.9891" calcext:value-type="float">
            <text:p>12,98910000</text:p>
          </table:table-cell>
          <table:table-cell table:number-columns-repeated="8"/>
        </table:table-row>
        <table:table-row table:style-name="ro1">
          <table:table-cell office:value-type="float" office:value="13.0372151184801" calcext:value-type="float">
            <text:p>13,03721512</text:p>
          </table:table-cell>
          <table:table-cell table:number-columns-repeated="4"/>
          <table:table-cell office:value-type="float" office:value="13.0372" calcext:value-type="float">
            <text:p>13,03720000</text:p>
          </table:table-cell>
          <table:table-cell table:number-columns-repeated="8"/>
        </table:table-row>
        <table:table-row table:style-name="ro1">
          <table:table-cell office:value-type="float" office:value="13.0853948656496" calcext:value-type="float">
            <text:p>13,08539487</text:p>
          </table:table-cell>
          <table:table-cell/>
          <table:table-cell office:value-type="float" office:value="13.5136" calcext:value-type="float">
            <text:p>13,51360000</text:p>
          </table:table-cell>
          <table:table-cell office:value-type="float" office:value="13.2612" calcext:value-type="float">
            <text:p>13,26120000</text:p>
          </table:table-cell>
          <table:table-cell office:value-type="float" office:value="13.1447" calcext:value-type="float">
            <text:p>13,14470000</text:p>
          </table:table-cell>
          <table:table-cell office:value-type="float" office:value="13.0854" calcext:value-type="float">
            <text:p>13,08540000</text:p>
          </table:table-cell>
          <table:table-cell table:number-columns-repeated="8"/>
        </table:table-row>
        <table:table-row table:style-name="ro1">
          <table:table-cell office:value-type="float" office:value="13.1335902042923" calcext:value-type="float">
            <text:p>13,13359020</text:p>
          </table:table-cell>
          <table:table-cell table:number-columns-repeated="4"/>
          <table:table-cell office:value-type="float" office:value="13.1336" calcext:value-type="float">
            <text:p>13,13360000</text:p>
          </table:table-cell>
          <table:table-cell table:number-columns-repeated="8"/>
        </table:table-row>
        <table:table-row table:style-name="ro1">
          <table:table-cell office:value-type="float" office:value="13.1818011900655" calcext:value-type="float">
            <text:p>13,18180119</text:p>
          </table:table-cell>
          <table:table-cell table:number-columns-repeated="3"/>
          <table:table-cell office:value-type="float" office:value="13.2415" calcext:value-type="float">
            <text:p>13,24150000</text:p>
          </table:table-cell>
          <table:table-cell office:value-type="float" office:value="13.1818" calcext:value-type="float">
            <text:p>13,18180000</text:p>
          </table:table-cell>
          <table:table-cell table:number-columns-repeated="8"/>
        </table:table-row>
        <table:table-row table:style-name="ro1">
          <table:table-cell office:value-type="float" office:value="13.2300278781655" calcext:value-type="float">
            <text:p>13,23002788</text:p>
          </table:table-cell>
          <table:table-cell table:number-columns-repeated="4"/>
          <table:table-cell office:value-type="float" office:value="13.23" calcext:value-type="float">
            <text:p>13,23000000</text:p>
          </table:table-cell>
          <table:table-cell table:number-columns-repeated="8"/>
        </table:table-row>
        <table:table-row table:style-name="ro1">
          <table:table-cell office:value-type="float" office:value="13.278270323292" calcext:value-type="float">
            <text:p>13,27827032</text:p>
          </table:table-cell>
          <table:table-cell table:number-columns-repeated="2"/>
          <table:table-cell office:value-type="float" office:value="13.4566" calcext:value-type="float">
            <text:p>13,45660000</text:p>
          </table:table-cell>
          <table:table-cell office:value-type="float" office:value="13.3384" calcext:value-type="float">
            <text:p>13,33840000</text:p>
          </table:table-cell>
          <table:table-cell office:value-type="float" office:value="13.2783" calcext:value-type="float">
            <text:p>13,27830000</text:p>
          </table:table-cell>
          <table:table-cell table:number-columns-repeated="8"/>
        </table:table-row>
        <table:table-row table:style-name="ro1">
          <table:table-cell office:value-type="float" office:value="13.3265285799385" calcext:value-type="float">
            <text:p>13,32652858</text:p>
          </table:table-cell>
          <table:table-cell table:number-columns-repeated="4"/>
          <table:table-cell office:value-type="float" office:value="13.3265" calcext:value-type="float">
            <text:p>13,32650000</text:p>
          </table:table-cell>
          <table:table-cell table:number-columns-repeated="8"/>
        </table:table-row>
        <table:table-row table:style-name="ro1">
          <table:table-cell office:value-type="float" office:value="13.374802703214" calcext:value-type="float">
            <text:p>13,37480270</text:p>
          </table:table-cell>
          <table:table-cell table:number-columns-repeated="3"/>
          <table:table-cell office:value-type="float" office:value="13.4354" calcext:value-type="float">
            <text:p>13,43540000</text:p>
          </table:table-cell>
          <table:table-cell office:value-type="float" office:value="13.3748" calcext:value-type="float">
            <text:p>13,37480000</text:p>
          </table:table-cell>
          <table:table-cell table:number-columns-repeated="8"/>
        </table:table-row>
        <table:table-row table:style-name="ro1">
          <table:table-cell office:value-type="float" office:value="13.4230927502429" calcext:value-type="float">
            <text:p>13,42309275</text:p>
          </table:table-cell>
          <table:table-cell table:number-columns-repeated="4"/>
          <table:table-cell office:value-type="float" office:value="13.4231" calcext:value-type="float">
            <text:p>13,42310000</text:p>
          </table:table-cell>
          <table:table-cell table:number-columns-repeated="8"/>
        </table:table-row>
        <table:table-row table:style-name="ro1">
          <table:table-cell office:value-type="float" office:value="13.4713987817644" calcext:value-type="float">
            <text:p>13,47139878</text:p>
          </table:table-cell>
          <table:table-cell office:value-type="float" office:value="14.4474" calcext:value-type="float">
            <text:p>14,447400000</text:p>
          </table:table-cell>
          <table:table-cell office:value-type="float" office:value="13.9133" calcext:value-type="float">
            <text:p>13,91330000</text:p>
          </table:table-cell>
          <table:table-cell office:value-type="float" office:value="13.6523" calcext:value-type="float">
            <text:p>13,65230000</text:p>
          </table:table-cell>
          <table:table-cell office:value-type="float" office:value="13.5324" calcext:value-type="float">
            <text:p>13,53240000</text:p>
          </table:table-cell>
          <table:table-cell office:value-type="float" office:value="13.4714" calcext:value-type="float">
            <text:p>13,47140000</text:p>
          </table:table-cell>
          <table:table-cell table:number-columns-repeated="8"/>
        </table:table-row>
        <table:table-row table:style-name="ro1">
          <table:table-cell office:value-type="float" office:value="13.5197208627978" calcext:value-type="float">
            <text:p>13,51972086</text:p>
          </table:table-cell>
          <table:table-cell table:number-columns-repeated="4"/>
          <table:table-cell office:value-type="float" office:value="13.5197" calcext:value-type="float">
            <text:p>13,51970000</text:p>
          </table:table-cell>
          <table:table-cell table:number-columns-repeated="8"/>
        </table:table-row>
        <table:table-row table:style-name="ro1">
          <table:table-cell office:value-type="float" office:value="13.5680590603626" calcext:value-type="float">
            <text:p>13,56805906</text:p>
          </table:table-cell>
          <table:table-cell table:number-columns-repeated="3"/>
          <table:table-cell office:value-type="float" office:value="13.6295" calcext:value-type="float">
            <text:p>13,62950000</text:p>
          </table:table-cell>
          <table:table-cell office:value-type="float" office:value="13.5681" calcext:value-type="float">
            <text:p>13,56810000</text:p>
          </table:table-cell>
          <table:table-cell table:number-columns-repeated="8"/>
        </table:table-row>
        <table:table-row table:style-name="ro1">
          <table:table-cell office:value-type="float" office:value="13.6164134359087" calcext:value-type="float">
            <text:p>13,61641344</text:p>
          </table:table-cell>
          <table:table-cell table:number-columns-repeated="4"/>
          <table:table-cell office:value-type="float" office:value="13.6164" calcext:value-type="float">
            <text:p>13,61640000</text:p>
          </table:table-cell>
          <table:table-cell table:number-columns-repeated="8"/>
        </table:table-row>
        <table:table-row table:style-name="ro1">
          <table:table-cell office:value-type="float" office:value="13.6647840316991" calcext:value-type="float">
            <text:p>13,66478403</text:p>
          </table:table-cell>
          <table:table-cell table:number-columns-repeated="2"/>
          <table:table-cell office:value-type="float" office:value="13.8482" calcext:value-type="float">
            <text:p>13,84820000</text:p>
          </table:table-cell>
          <table:table-cell office:value-type="float" office:value="13.7267" calcext:value-type="float">
            <text:p>13,72670000</text:p>
          </table:table-cell>
          <table:table-cell office:value-type="float" office:value="13.6648" calcext:value-type="float">
            <text:p>13,66480000</text:p>
          </table:table-cell>
          <table:table-cell table:number-columns-repeated="8"/>
        </table:table-row>
        <table:table-row table:style-name="ro1">
          <table:table-cell office:value-type="float" office:value="13.7131708557296" calcext:value-type="float">
            <text:p>13,71317086</text:p>
          </table:table-cell>
          <table:table-cell table:number-columns-repeated="4"/>
          <table:table-cell office:value-type="float" office:value="13.7132" calcext:value-type="float">
            <text:p>13,71320000</text:p>
          </table:table-cell>
          <table:table-cell table:number-columns-repeated="8"/>
        </table:table-row>
        <table:table-row table:style-name="ro1">
          <table:table-cell office:value-type="float" office:value="13.7615738799405" calcext:value-type="float">
            <text:p>13,76157388</text:p>
          </table:table-cell>
          <table:table-cell table:number-columns-repeated="3"/>
          <table:table-cell office:value-type="float" office:value="13.8239" calcext:value-type="float">
            <text:p>13,82390000</text:p>
          </table:table-cell>
          <table:table-cell office:value-type="float" office:value="13.7616" calcext:value-type="float">
            <text:p>13,76160000</text:p>
          </table:table-cell>
          <table:table-cell table:number-columns-repeated="8"/>
        </table:table-row>
        <table:table-row table:style-name="ro1">
          <table:table-cell office:value-type="float" office:value="13.8099930784678" calcext:value-type="float">
            <text:p>13,80999308</text:p>
          </table:table-cell>
          <table:table-cell table:number-columns-repeated="4"/>
          <table:table-cell office:value-type="float" office:value="13.81" calcext:value-type="float">
            <text:p>13,81000000</text:p>
          </table:table-cell>
          <table:table-cell table:number-columns-repeated="8"/>
        </table:table-row>
        <table:table-row table:style-name="ro1">
          <table:table-cell office:value-type="float" office:value="13.858428533908" calcext:value-type="float">
            <text:p>13,85842853</text:p>
          </table:table-cell>
          <table:table-cell/>
          <table:table-cell office:value-type="float" office:value="14.3157" calcext:value-type="float">
            <text:p>14,31570000</text:p>
          </table:table-cell>
          <table:table-cell office:value-type="float" office:value="14.0443" calcext:value-type="float">
            <text:p>14,04430000</text:p>
          </table:table-cell>
          <table:table-cell office:value-type="float" office:value="13.9212" calcext:value-type="float">
            <text:p>13,92120000</text:p>
          </table:table-cell>
          <table:table-cell office:value-type="float" office:value="13.8584" calcext:value-type="float">
            <text:p>13,85840000</text:p>
          </table:table-cell>
          <table:table-cell table:number-columns-repeated="8"/>
        </table:table-row>
        <table:table-row table:style-name="ro1">
          <table:table-cell office:value-type="float" office:value="13.9068806022736" calcext:value-type="float">
            <text:p>13,90688060</text:p>
          </table:table-cell>
          <table:table-cell table:number-columns-repeated="4"/>
          <table:table-cell office:value-type="float" office:value="13.9069" calcext:value-type="float">
            <text:p>13,90690000</text:p>
          </table:table-cell>
          <table:table-cell table:number-columns-repeated="8"/>
        </table:table-row>
        <table:table-row table:style-name="ro1">
          <table:table-cell office:value-type="float" office:value="13.9553500132357" calcext:value-type="float">
            <text:p>13,95535001</text:p>
          </table:table-cell>
          <table:table-cell table:number-columns-repeated="3"/>
          <table:table-cell office:value-type="float" office:value="14.0185" calcext:value-type="float">
            <text:p>14,01850000</text:p>
          </table:table-cell>
          <table:table-cell office:value-type="float" office:value="13.9554" calcext:value-type="float">
            <text:p>13,95540000</text:p>
          </table:table-cell>
          <table:table-cell table:number-columns-repeated="8"/>
        </table:table-row>
        <table:table-row table:style-name="ro1">
          <table:table-cell office:value-type="float" office:value="14.0038375821175" calcext:value-type="float">
            <text:p>14,00383758</text:p>
          </table:table-cell>
          <table:table-cell table:number-columns-repeated="4"/>
          <table:table-cell office:value-type="float" office:value="14.0038" calcext:value-type="float">
            <text:p>14,00380000</text:p>
          </table:table-cell>
          <table:table-cell table:number-columns-repeated="8"/>
        </table:table-row>
        <table:table-row table:style-name="ro1">
          <table:table-cell office:value-type="float" office:value="14.0523430613267" calcext:value-type="float">
            <text:p>14,05234306</text:p>
          </table:table-cell>
          <table:table-cell table:number-columns-repeated="2"/>
          <table:table-cell office:value-type="float" office:value="14.2413" calcext:value-type="float">
            <text:p>14,24130000</text:p>
          </table:table-cell>
          <table:table-cell office:value-type="float" office:value="14.1159" calcext:value-type="float">
            <text:p>14,11590000</text:p>
          </table:table-cell>
          <table:table-cell office:value-type="float" office:value="14.0523" calcext:value-type="float">
            <text:p>14,05230000</text:p>
          </table:table-cell>
          <table:table-cell table:number-columns-repeated="8"/>
        </table:table-row>
        <table:table-row table:style-name="ro1">
          <table:table-cell office:value-type="float" office:value="14.1008630749863" calcext:value-type="float">
            <text:p>14,10086307</text:p>
          </table:table-cell>
          <table:table-cell table:number-columns-repeated="4"/>
          <table:table-cell office:value-type="float" office:value="14.1009" calcext:value-type="float">
            <text:p>14,10090000</text:p>
          </table:table-cell>
          <table:table-cell table:number-columns-repeated="8"/>
        </table:table-row>
        <table:table-row table:style-name="ro1">
          <table:table-cell office:value-type="float" office:value="14.1493901668923" calcext:value-type="float">
            <text:p>14,14939017</text:p>
          </table:table-cell>
          <table:table-cell table:number-columns-repeated="3"/>
          <table:table-cell office:value-type="float" office:value="14.2134" calcext:value-type="float">
            <text:p>14,21340000</text:p>
          </table:table-cell>
          <table:table-cell office:value-type="float" office:value="14.1494" calcext:value-type="float">
            <text:p>14,14940000</text:p>
          </table:table-cell>
          <table:table-cell table:number-columns-repeated="8"/>
        </table:table-row>
        <table:table-row table:style-name="ro1">
          <table:table-cell office:value-type="float" office:value="14.1979198420174" calcext:value-type="float">
            <text:p>14,19791984</text:p>
          </table:table-cell>
          <table:table-cell table:number-columns-repeated="4"/>
          <table:table-cell office:value-type="float" office:value="14.1979" calcext:value-type="float">
            <text:p>14,19790000</text:p>
          </table:table-cell>
          <table:table-cell table:number-columns-repeated="8"/>
        </table:table-row>
        <table:table-row table:style-name="ro1">
          <table:table-cell office:value-type="float" office:value="14.2464767126367" calcext:value-type="float">
            <text:p>14,24647671</text:p>
          </table:table-cell>
          <table:table-cell office:value-type="float" office:value="15.2436" calcext:value-type="float">
            <text:p>15,243600000</text:p>
          </table:table-cell>
          <table:table-cell office:value-type="float" office:value="14.7063" calcext:value-type="float">
            <text:p>14,70630000</text:p>
          </table:table-cell>
          <table:table-cell office:value-type="float" office:value="14.4391" calcext:value-type="float">
            <text:p>14,43910000</text:p>
          </table:table-cell>
          <table:table-cell office:value-type="float" office:value="14.3111" calcext:value-type="float">
            <text:p>14,31110000</text:p>
          </table:table-cell>
          <table:table-cell office:value-type="float" office:value="14.2465" calcext:value-type="float">
            <text:p>14,24650000</text:p>
          </table:table-cell>
          <table:table-cell table:number-columns-repeated="8"/>
        </table:table-row>
        <table:table-row table:style-name="ro1">
          <table:table-cell office:value-type="float" office:value="14.2951488321417" calcext:value-type="float">
            <text:p>14,29514883</text:p>
          </table:table-cell>
          <table:table-cell table:number-columns-repeated="4"/>
          <table:table-cell office:value-type="float" office:value="14.2951" calcext:value-type="float">
            <text:p>14,29510000</text:p>
          </table:table-cell>
          <table:table-cell table:number-columns-repeated="8"/>
        </table:table-row>
        <table:table-row table:style-name="ro1">
          <table:table-cell office:value-type="float" office:value="14.3439655889897" calcext:value-type="float">
            <text:p>14,34396559</text:p>
          </table:table-cell>
          <table:table-cell table:number-columns-repeated="3"/>
          <table:table-cell office:value-type="float" office:value="14.4092" calcext:value-type="float">
            <text:p>14,40920000</text:p>
          </table:table-cell>
          <table:table-cell office:value-type="float" office:value="14.344" calcext:value-type="float">
            <text:p>14,34400000</text:p>
          </table:table-cell>
          <table:table-cell table:number-columns-repeated="8"/>
        </table:table-row>
        <table:table-row table:style-name="ro1">
          <table:table-cell office:value-type="float" office:value="14.3918178569975" calcext:value-type="float">
            <text:p>14,39181786</text:p>
          </table:table-cell>
          <table:table-cell table:number-columns-repeated="4"/>
          <table:table-cell office:value-type="float" office:value="14.3918" calcext:value-type="float">
            <text:p>14,39180000</text:p>
          </table:table-cell>
          <table:table-cell table:number-columns-repeated="8"/>
        </table:table-row>
        <table:table-row table:style-name="ro1">
          <table:table-cell office:value-type="float" office:value="14.4349554693285" calcext:value-type="float">
            <text:p>14,43495547</text:p>
          </table:table-cell>
          <table:table-cell table:number-columns-repeated="2"/>
          <table:table-cell office:value-type="float" office:value="14.6323" calcext:value-type="float">
            <text:p>14,63230000</text:p>
          </table:table-cell>
          <table:table-cell office:value-type="float" office:value="14.5052" calcext:value-type="float">
            <text:p>14,50520000</text:p>
          </table:table-cell>
          <table:table-cell office:value-type="float" office:value="14.435" calcext:value-type="float">
            <text:p>14,43500000</text:p>
          </table:table-cell>
          <table:table-cell table:number-columns-repeated="8"/>
        </table:table-row>
        <table:table-row table:style-name="ro1">
          <table:table-cell office:value-type="float" office:value="14.477128699167" calcext:value-type="float">
            <text:p>14,47712870</text:p>
          </table:table-cell>
          <table:table-cell table:number-columns-repeated="4"/>
          <table:table-cell office:value-type="float" office:value="14.4771" calcext:value-type="float">
            <text:p>14,47710000</text:p>
          </table:table-cell>
          <table:table-cell table:number-columns-repeated="8"/>
        </table:table-row>
        <table:table-row table:style-name="ro1">
          <table:table-cell office:value-type="float" office:value="14.5194467790441" calcext:value-type="float">
            <text:p>14,51944678</text:p>
          </table:table-cell>
          <table:table-cell table:number-columns-repeated="3"/>
          <table:table-cell office:value-type="float" office:value="14.5907" calcext:value-type="float">
            <text:p>14,59070000</text:p>
          </table:table-cell>
          <table:table-cell office:value-type="float" office:value="14.5194" calcext:value-type="float">
            <text:p>14,51940000</text:p>
          </table:table-cell>
          <table:table-cell table:number-columns-repeated="8"/>
        </table:table-row>
        <table:table-row table:style-name="ro1">
          <table:table-cell office:value-type="float" office:value="14.56188042685" calcext:value-type="float">
            <text:p>14,56188043</text:p>
          </table:table-cell>
          <table:table-cell table:number-columns-repeated="4"/>
          <table:table-cell office:value-type="float" office:value="14.5619" calcext:value-type="float">
            <text:p>14,56190000</text:p>
          </table:table-cell>
          <table:table-cell table:number-columns-repeated="8"/>
        </table:table-row>
        <table:table-row table:style-name="ro1">
          <table:table-cell office:value-type="float" office:value="14.6043416955411" calcext:value-type="float">
            <text:p>14,60434170</text:p>
          </table:table-cell>
          <table:table-cell/>
          <table:table-cell office:value-type="float" office:value="15.0354" calcext:value-type="float">
            <text:p>15,03540000</text:p>
          </table:table-cell>
          <table:table-cell office:value-type="float" office:value="14.802" calcext:value-type="float">
            <text:p>14,80200000</text:p>
          </table:table-cell>
          <table:table-cell office:value-type="float" office:value="14.6741" calcext:value-type="float">
            <text:p>14,67410000</text:p>
          </table:table-cell>
          <table:table-cell office:value-type="float" office:value="14.6043" calcext:value-type="float">
            <text:p>14,60430000</text:p>
          </table:table-cell>
          <table:table-cell table:number-columns-repeated="8"/>
        </table:table-row>
        <table:table-row table:style-name="ro1">
          <table:table-cell office:value-type="float" office:value="14.6468060791903" calcext:value-type="float">
            <text:p>14,64680608</text:p>
          </table:table-cell>
          <table:table-cell table:number-columns-repeated="4"/>
          <table:table-cell office:value-type="float" office:value="14.6468" calcext:value-type="float">
            <text:p>14,64680000</text:p>
          </table:table-cell>
          <table:table-cell table:number-columns-repeated="8"/>
        </table:table-row>
        <table:table-row table:style-name="ro1">
          <table:table-cell office:value-type="float" office:value="14.6892781791726" calcext:value-type="float">
            <text:p>14,68927818</text:p>
          </table:table-cell>
          <table:table-cell table:number-columns-repeated="3"/>
          <table:table-cell office:value-type="float" office:value="14.7578" calcext:value-type="float">
            <text:p>14,75780000</text:p>
          </table:table-cell>
          <table:table-cell office:value-type="float" office:value="14.6893" calcext:value-type="float">
            <text:p>14,68930000</text:p>
          </table:table-cell>
          <table:table-cell table:number-columns-repeated="8"/>
        </table:table-row>
        <table:table-row table:style-name="ro1">
          <table:table-cell office:value-type="float" office:value="14.7317655580402" calcext:value-type="float">
            <text:p>14,73176556</text:p>
          </table:table-cell>
          <table:table-cell table:number-columns-repeated="4"/>
          <table:table-cell office:value-type="float" office:value="14.7318" calcext:value-type="float">
            <text:p>14,73180000</text:p>
          </table:table-cell>
          <table:table-cell table:number-columns-repeated="8"/>
        </table:table-row>
        <table:table-row table:style-name="ro1">
          <table:table-cell office:value-type="float" office:value="14.7742716980181" calcext:value-type="float">
            <text:p>14,77427170</text:p>
          </table:table-cell>
          <table:table-cell table:number-columns-repeated="2"/>
          <table:table-cell office:value-type="float" office:value="14.9671" calcext:value-type="float">
            <text:p>14,96710000</text:p>
          </table:table-cell>
          <table:table-cell office:value-type="float" office:value="14.8418" calcext:value-type="float">
            <text:p>14,84180000</text:p>
          </table:table-cell>
          <table:table-cell office:value-type="float" office:value="14.7743" calcext:value-type="float">
            <text:p>14,77430000</text:p>
          </table:table-cell>
          <table:table-cell table:number-columns-repeated="8"/>
        </table:table-row>
        <table:table-row table:style-name="ro1">
          <table:table-cell office:value-type="float" office:value="14.8167969530466" calcext:value-type="float">
            <text:p>14,81679695</text:p>
          </table:table-cell>
          <table:table-cell table:number-columns-repeated="4"/>
          <table:table-cell office:value-type="float" office:value="14.8168" calcext:value-type="float">
            <text:p>14,81680000</text:p>
          </table:table-cell>
          <table:table-cell table:number-columns-repeated="8"/>
        </table:table-row>
        <table:table-row table:style-name="ro1">
          <table:table-cell office:value-type="float" office:value="14.8593406141511" calcext:value-type="float">
            <text:p>14,85934061</text:p>
          </table:table-cell>
          <table:table-cell table:number-columns-repeated="3"/>
          <table:table-cell office:value-type="float" office:value="14.9259" calcext:value-type="float">
            <text:p>14,92590000</text:p>
          </table:table-cell>
          <table:table-cell office:value-type="float" office:value="14.8593" calcext:value-type="float">
            <text:p>14,85930000</text:p>
          </table:table-cell>
          <table:table-cell table:number-columns-repeated="8"/>
        </table:table-row>
        <table:table-row table:style-name="ro1">
          <table:table-cell office:value-type="float" office:value="14.9019020580088" calcext:value-type="float">
            <text:p>14,90190206</text:p>
          </table:table-cell>
          <table:table-cell table:number-columns-repeated="4"/>
          <table:table-cell office:value-type="float" office:value="14.9019" calcext:value-type="float">
            <text:p>14,90190000</text:p>
          </table:table-cell>
          <table:table-cell table:number-columns-repeated="8"/>
        </table:table-row>
        <table:table-row table:style-name="ro1">
          <table:table-cell office:value-type="float" office:value="14.9444810349557" calcext:value-type="float">
            <text:p>14,94448103</text:p>
          </table:table-cell>
          <table:table-cell office:value-type="float" office:value="15.8336" calcext:value-type="float">
            <text:p>15,833600000</text:p>
          </table:table-cell>
          <table:table-cell office:value-type="float" office:value="15.3528" calcext:value-type="float">
            <text:p>15,35280000</text:p>
          </table:table-cell>
          <table:table-cell office:value-type="float" office:value="15.1331" calcext:value-type="float">
            <text:p>15,13310000</text:p>
          </table:table-cell>
          <table:table-cell office:value-type="float" office:value="15.0101" calcext:value-type="float">
            <text:p>15,01010000</text:p>
          </table:table-cell>
          <table:table-cell office:value-type="float" office:value="14.9445" calcext:value-type="float">
            <text:p>14,94450000</text:p>
          </table:table-cell>
          <table:table-cell table:number-columns-repeated="8"/>
        </table:table-row>
        <table:table-row table:style-name="ro1">
          <table:table-cell office:value-type="float" office:value="14.9870775687439" calcext:value-type="float">
            <text:p>14,98707757</text:p>
          </table:table-cell>
          <table:table-cell table:number-columns-repeated="4"/>
          <table:table-cell office:value-type="float" office:value="14.9871" calcext:value-type="float">
            <text:p>14,98710000</text:p>
          </table:table-cell>
          <table:table-cell table:number-columns-repeated="8"/>
        </table:table-row>
        <table:table-row table:style-name="ro1">
          <table:table-cell office:value-type="float" office:value="15.0296917915863" calcext:value-type="float">
            <text:p>15,02969179</text:p>
          </table:table-cell>
          <table:table-cell table:number-columns-repeated="3"/>
          <table:table-cell office:value-type="float" office:value="15.0943" calcext:value-type="float">
            <text:p>15,09430000</text:p>
          </table:table-cell>
          <table:table-cell office:value-type="float" office:value="15.0297" calcext:value-type="float">
            <text:p>15,02970000</text:p>
          </table:table-cell>
          <table:table-cell table:number-columns-repeated="8"/>
        </table:table-row>
        <table:table-row table:style-name="ro1">
          <table:table-cell office:value-type="float" office:value="15.0723238378921" calcext:value-type="float">
            <text:p>15,07232384</text:p>
          </table:table-cell>
          <table:table-cell table:number-columns-repeated="4"/>
          <table:table-cell office:value-type="float" office:value="15.0723" calcext:value-type="float">
            <text:p>15,07230000</text:p>
          </table:table-cell>
          <table:table-cell table:number-columns-repeated="8"/>
        </table:table-row>
        <table:table-row table:style-name="ro1">
          <table:table-cell office:value-type="float" office:value="15.1149738060141" calcext:value-type="float">
            <text:p>15,11497381</text:p>
          </table:table-cell>
          <table:table-cell table:number-columns-repeated="2"/>
          <table:table-cell office:value-type="float" office:value="15.2999" calcext:value-type="float">
            <text:p>15,29990000</text:p>
          </table:table-cell>
          <table:table-cell office:value-type="float" office:value="15.1786" calcext:value-type="float">
            <text:p>15,17860000</text:p>
          </table:table-cell>
          <table:table-cell office:value-type="float" office:value="15.115" calcext:value-type="float">
            <text:p>15,11500000</text:p>
          </table:table-cell>
          <table:table-cell table:number-columns-repeated="8"/>
        </table:table-row>
        <table:table-row table:style-name="ro1">
          <table:table-cell office:value-type="float" office:value="15.1576417600393" calcext:value-type="float">
            <text:p>15,15764176</text:p>
          </table:table-cell>
          <table:table-cell table:number-columns-repeated="4"/>
          <table:table-cell office:value-type="float" office:value="15.1576" calcext:value-type="float">
            <text:p>15,15760000</text:p>
          </table:table-cell>
          <table:table-cell table:number-columns-repeated="8"/>
        </table:table-row>
        <table:table-row table:style-name="ro1">
          <table:table-cell office:value-type="float" office:value="15.2003277448671" calcext:value-type="float">
            <text:p>15,20032774</text:p>
          </table:table-cell>
          <table:table-cell table:number-columns-repeated="3"/>
          <table:table-cell office:value-type="float" office:value="15.2629" calcext:value-type="float">
            <text:p>15,26290000</text:p>
          </table:table-cell>
          <table:table-cell office:value-type="float" office:value="15.2003" calcext:value-type="float">
            <text:p>15,20030000</text:p>
          </table:table-cell>
          <table:table-cell table:number-columns-repeated="8"/>
        </table:table-row>
        <table:table-row table:style-name="ro1">
          <table:table-cell office:value-type="float" office:value="15.243031799828" calcext:value-type="float">
            <text:p>15,24303180</text:p>
          </table:table-cell>
          <table:table-cell table:number-columns-repeated="4"/>
          <table:table-cell office:value-type="float" office:value="15.243" calcext:value-type="float">
            <text:p>15,24300000</text:p>
          </table:table-cell>
          <table:table-cell table:number-columns-repeated="8"/>
        </table:table-row>
        <table:table-row table:style-name="ro1">
          <table:table-cell office:value-type="float" office:value="15.2857539662528" calcext:value-type="float">
            <text:p>15,28575397</text:p>
          </table:table-cell>
          <table:table-cell/>
          <table:table-cell office:value-type="float" office:value="15.673" calcext:value-type="float">
            <text:p>15,67300000</text:p>
          </table:table-cell>
          <table:table-cell office:value-type="float" office:value="15.4671" calcext:value-type="float">
            <text:p>15,46710000</text:p>
          </table:table-cell>
          <table:table-cell office:value-type="float" office:value="15.3474" calcext:value-type="float">
            <text:p>15,34740000</text:p>
          </table:table-cell>
          <table:table-cell office:value-type="float" office:value="15.2858" calcext:value-type="float">
            <text:p>15,28580000</text:p>
          </table:table-cell>
          <table:table-cell table:number-columns-repeated="8"/>
        </table:table-row>
        <table:table-row table:style-name="ro1">
          <table:table-cell office:value-type="float" office:value="15.3284942897527" calcext:value-type="float">
            <text:p>15,32849429</text:p>
          </table:table-cell>
          <table:table-cell table:number-columns-repeated="4"/>
          <table:table-cell office:value-type="float" office:value="15.3285" calcext:value-type="float">
            <text:p>15,32850000</text:p>
          </table:table-cell>
          <table:table-cell table:number-columns-repeated="8"/>
        </table:table-row>
        <table:table-row table:style-name="ro1">
          <table:table-cell office:value-type="float" office:value="15.3712528195538" calcext:value-type="float">
            <text:p>15,37125282</text:p>
          </table:table-cell>
          <table:table-cell table:number-columns-repeated="3"/>
          <table:table-cell office:value-type="float" office:value="15.4319" calcext:value-type="float">
            <text:p>15,43190000</text:p>
          </table:table-cell>
          <table:table-cell office:value-type="float" office:value="15.3713" calcext:value-type="float">
            <text:p>15,37130000</text:p>
          </table:table-cell>
          <table:table-cell table:number-columns-repeated="8"/>
        </table:table-row>
        <table:table-row table:style-name="ro1">
          <table:table-cell office:value-type="float" office:value="15.4140296068983" calcext:value-type="float">
            <text:p>15,41402961</text:p>
          </table:table-cell>
          <table:table-cell table:number-columns-repeated="4"/>
          <table:table-cell office:value-type="float" office:value="15.414" calcext:value-type="float">
            <text:p>15,41400000</text:p>
          </table:table-cell>
          <table:table-cell table:number-columns-repeated="8"/>
        </table:table-row>
        <table:table-row table:style-name="ro1">
          <table:table-cell office:value-type="float" office:value="15.4568247036436" calcext:value-type="float">
            <text:p>15,45682470</text:p>
          </table:table-cell>
          <table:table-cell table:number-columns-repeated="2"/>
          <table:table-cell office:value-type="float" office:value="15.6344" calcext:value-type="float">
            <text:p>15,63440000</text:p>
          </table:table-cell>
          <table:table-cell office:value-type="float" office:value="15.5164" calcext:value-type="float">
            <text:p>15,51640000</text:p>
          </table:table-cell>
          <table:table-cell office:value-type="float" office:value="15.4568" calcext:value-type="float">
            <text:p>15,45680000</text:p>
          </table:table-cell>
          <table:table-cell table:number-columns-repeated="8"/>
        </table:table-row>
        <table:table-row table:style-name="ro1">
          <table:table-cell office:value-type="float" office:value="15.4996381614417" calcext:value-type="float">
            <text:p>15,49963816</text:p>
          </table:table-cell>
          <table:table-cell table:number-columns-repeated="4"/>
          <table:table-cell office:value-type="float" office:value="15.4996" calcext:value-type="float">
            <text:p>15,49960000</text:p>
          </table:table-cell>
          <table:table-cell table:number-columns-repeated="8"/>
        </table:table-row>
        <table:table-row table:style-name="ro1">
          <table:table-cell office:value-type="float" office:value="15.542470031448" calcext:value-type="float">
            <text:p>15,54247003</text:p>
          </table:table-cell>
          <table:table-cell table:number-columns-repeated="3"/>
          <table:table-cell office:value-type="float" office:value="15.6011" calcext:value-type="float">
            <text:p>15,60110000</text:p>
          </table:table-cell>
          <table:table-cell office:value-type="float" office:value="15.5425" calcext:value-type="float">
            <text:p>15,54250000</text:p>
          </table:table-cell>
          <table:table-cell table:number-columns-repeated="8"/>
        </table:table-row>
        <table:table-row table:style-name="ro1">
          <table:table-cell office:value-type="float" office:value="15.5853203643574" calcext:value-type="float">
            <text:p>15,58532036</text:p>
          </table:table-cell>
          <table:table-cell table:number-columns-repeated="4"/>
          <table:table-cell office:value-type="float" office:value="15.5853" calcext:value-type="float">
            <text:p>15,58530000</text:p>
          </table:table-cell>
          <table:table-cell table:number-columns-repeated="8"/>
        </table:table-row>
        <table:table-row table:style-name="ro1">
          <table:table-cell office:value-type="float" office:value="15.6281892105715" calcext:value-type="float">
            <text:p>15,62818921</text:p>
          </table:table-cell>
          <table:table-cell office:value-type="float" office:value="16.384" calcext:value-type="float">
            <text:p>16,384000000</text:p>
          </table:table-cell>
          <table:table-cell office:value-type="float" office:value="15.9957" calcext:value-type="float">
            <text:p>15,99570000</text:p>
          </table:table-cell>
          <table:table-cell office:value-type="float" office:value="15.802" calcext:value-type="float">
            <text:p>15,80200000</text:p>
          </table:table-cell>
          <table:table-cell office:value-type="float" office:value="15.6858" calcext:value-type="float">
            <text:p>15,68580000</text:p>
          </table:table-cell>
          <table:table-cell office:value-type="float" office:value="15.6282" calcext:value-type="float">
            <text:p>15,62820000</text:p>
          </table:table-cell>
          <table:table-cell table:number-columns-repeated="8"/>
        </table:table-row>
        <table:table-row table:style-name="ro1">
          <table:table-cell office:value-type="float" office:value="15.6710766203704" calcext:value-type="float">
            <text:p>15,67107662</text:p>
          </table:table-cell>
          <table:table-cell table:number-columns-repeated="4"/>
          <table:table-cell office:value-type="float" office:value="15.6711" calcext:value-type="float">
            <text:p>15,67110000</text:p>
          </table:table-cell>
          <table:table-cell table:number-columns-repeated="8"/>
        </table:table-row>
        <table:table-row table:style-name="ro1">
          <table:table-cell office:value-type="float" office:value="15.7139826440304" calcext:value-type="float">
            <text:p>15,71398264</text:p>
          </table:table-cell>
          <table:table-cell table:number-columns-repeated="3"/>
          <table:table-cell office:value-type="float" office:value="15.7706" calcext:value-type="float">
            <text:p>15,77060000</text:p>
          </table:table-cell>
          <table:table-cell office:value-type="float" office:value="15.714" calcext:value-type="float">
            <text:p>15,71400000</text:p>
          </table:table-cell>
          <table:table-cell table:number-columns-repeated="8"/>
        </table:table-row>
        <table:table-row table:style-name="ro1">
          <table:table-cell office:value-type="float" office:value="15.7569073318823" calcext:value-type="float">
            <text:p>15,75690733</text:p>
          </table:table-cell>
          <table:table-cell table:number-columns-repeated="4"/>
          <table:table-cell office:value-type="float" office:value="15.7569" calcext:value-type="float">
            <text:p>15,75690000</text:p>
          </table:table-cell>
          <table:table-cell table:number-columns-repeated="8"/>
        </table:table-row>
        <table:table-row table:style-name="ro1">
          <table:table-cell office:value-type="float" office:value="15.7998507343232" calcext:value-type="float">
            <text:p>15,79985073</text:p>
          </table:table-cell>
          <table:table-cell table:number-columns-repeated="2"/>
          <table:table-cell office:value-type="float" office:value="15.9699" calcext:value-type="float">
            <text:p>15,96990000</text:p>
          </table:table-cell>
          <table:table-cell office:value-type="float" office:value="15.8554" calcext:value-type="float">
            <text:p>15,85540000</text:p>
          </table:table-cell>
          <table:table-cell office:value-type="float" office:value="15.7999" calcext:value-type="float">
            <text:p>15,79990000</text:p>
          </table:table-cell>
          <table:table-cell table:number-columns-repeated="8"/>
        </table:table-row>
        <table:table-row table:style-name="ro1">
          <table:table-cell office:value-type="float" office:value="15.8428129018026" calcext:value-type="float">
            <text:p>15,84281290</text:p>
          </table:table-cell>
          <table:table-cell table:number-columns-repeated="4"/>
          <table:table-cell office:value-type="float" office:value="15.8428" calcext:value-type="float">
            <text:p>15,84280000</text:p>
          </table:table-cell>
          <table:table-cell table:number-columns-repeated="8"/>
        </table:table-row>
        <table:table-row table:style-name="ro1">
          <table:table-cell office:value-type="float" office:value="15.8857938848022" calcext:value-type="float">
            <text:p>15,88579388</text:p>
          </table:table-cell>
          <table:table-cell table:number-columns-repeated="3"/>
          <table:table-cell office:value-type="float" office:value="15.9404" calcext:value-type="float">
            <text:p>15,94040000</text:p>
          </table:table-cell>
          <table:table-cell office:value-type="float" office:value="15.8858" calcext:value-type="float">
            <text:p>15,88580000</text:p>
          </table:table-cell>
          <table:table-cell table:number-columns-repeated="8"/>
        </table:table-row>
        <table:table-row table:style-name="ro1">
          <table:table-cell office:value-type="float" office:value="15.9287937338169" calcext:value-type="float">
            <text:p>15,92879373</text:p>
          </table:table-cell>
          <table:table-cell table:number-columns-repeated="4"/>
          <table:table-cell office:value-type="float" office:value="15.9288" calcext:value-type="float">
            <text:p>15,92880000</text:p>
          </table:table-cell>
          <table:table-cell table:number-columns-repeated="8"/>
        </table:table-row>
        <table:table-row table:style-name="ro1">
          <table:table-cell office:value-type="float" office:value="15.9718124993426" calcext:value-type="float">
            <text:p>15,97181250</text:p>
          </table:table-cell>
          <table:table-cell/>
          <table:table-cell office:value-type="float" office:value="16.3198" calcext:value-type="float">
            <text:p>16,31980000</text:p>
          </table:table-cell>
          <table:table-cell office:value-type="float" office:value="16.1381" calcext:value-type="float">
            <text:p>16,13810000</text:p>
          </table:table-cell>
          <table:table-cell office:value-type="float" office:value="16.0254" calcext:value-type="float">
            <text:p>16,02540000</text:p>
          </table:table-cell>
          <table:table-cell office:value-type="float" office:value="15.9718" calcext:value-type="float">
            <text:p>15,97180000</text:p>
          </table:table-cell>
          <table:table-cell table:number-columns-repeated="8"/>
        </table:table-row>
        <table:table-row table:style-name="ro1">
          <table:table-cell office:value-type="float" office:value="16.0148502318707" calcext:value-type="float">
            <text:p>16,01485023</text:p>
          </table:table-cell>
          <table:table-cell table:number-columns-repeated="4"/>
          <table:table-cell office:value-type="float" office:value="16.0149" calcext:value-type="float">
            <text:p>16,01490000</text:p>
          </table:table-cell>
          <table:table-cell table:number-columns-repeated="8"/>
        </table:table-row>
        <table:table-row table:style-name="ro1">
          <table:table-cell office:value-type="float" office:value="16.057906981887" calcext:value-type="float">
            <text:p>16,05790698</text:p>
          </table:table-cell>
          <table:table-cell table:number-columns-repeated="3"/>
          <table:table-cell office:value-type="float" office:value="16.1105" calcext:value-type="float">
            <text:p>16,11050000</text:p>
          </table:table-cell>
          <table:table-cell office:value-type="float" office:value="16.0579" calcext:value-type="float">
            <text:p>16,05790000</text:p>
          </table:table-cell>
          <table:table-cell table:number-columns-repeated="8"/>
        </table:table-row>
        <table:table-row table:style-name="ro1">
          <table:table-cell office:value-type="float" office:value="16.1009827998738" calcext:value-type="float">
            <text:p>16,10098280</text:p>
          </table:table-cell>
          <table:table-cell table:number-columns-repeated="4"/>
          <table:table-cell office:value-type="float" office:value="16.101" calcext:value-type="float">
            <text:p>16,10100000</text:p>
          </table:table-cell>
          <table:table-cell table:number-columns-repeated="8"/>
        </table:table-row>
        <table:table-row table:style-name="ro1">
          <table:table-cell office:value-type="float" office:value="16.1440777363121" calcext:value-type="float">
            <text:p>16,14407774</text:p>
          </table:table-cell>
          <table:table-cell table:number-columns-repeated="2"/>
          <table:table-cell office:value-type="float" office:value="16.3066" calcext:value-type="float">
            <text:p>16,30660000</text:p>
          </table:table-cell>
          <table:table-cell office:value-type="float" office:value="16.1957" calcext:value-type="float">
            <text:p>16,19570000</text:p>
          </table:table-cell>
          <table:table-cell office:value-type="float" office:value="16.1441" calcext:value-type="float">
            <text:p>16,14410000</text:p>
          </table:table-cell>
          <table:table-cell table:number-columns-repeated="8"/>
        </table:table-row>
        <table:table-row table:style-name="ro1">
          <table:table-cell office:value-type="float" office:value="16.1871918416843" calcext:value-type="float">
            <text:p>16,18719184</text:p>
          </table:table-cell>
          <table:table-cell table:number-columns-repeated="4"/>
          <table:table-cell office:value-type="float" office:value="16.1872" calcext:value-type="float">
            <text:p>16,18720000</text:p>
          </table:table-cell>
          <table:table-cell table:number-columns-repeated="8"/>
        </table:table-row>
        <table:table-row table:style-name="ro1">
          <table:table-cell office:value-type="float" office:value="16.2303251664754" calcext:value-type="float">
            <text:p>16,23032517</text:p>
          </table:table-cell>
          <table:table-cell table:number-columns-repeated="3"/>
          <table:table-cell office:value-type="float" office:value="16.2809" calcext:value-type="float">
            <text:p>16,28090000</text:p>
          </table:table-cell>
          <table:table-cell office:value-type="float" office:value="16.2303" calcext:value-type="float">
            <text:p>16,23030000</text:p>
          </table:table-cell>
          <table:table-cell table:number-columns-repeated="8"/>
        </table:table-row>
        <table:table-row table:style-name="ro1">
          <table:table-cell office:value-type="float" office:value="16.2734777611739" calcext:value-type="float">
            <text:p>16,27347776</text:p>
          </table:table-cell>
          <table:table-cell table:number-columns-repeated="4"/>
          <table:table-cell office:value-type="float" office:value="16.2735" calcext:value-type="float">
            <text:p>16,27350000</text:p>
          </table:table-cell>
          <table:table-cell table:number-columns-repeated="8"/>
        </table:table-row>
        <table:table-row table:style-name="ro1">
          <table:table-cell office:value-type="float" office:value="16.3166496762721" calcext:value-type="float">
            <text:p>16,31664968</text:p>
          </table:table-cell>
          <table:table-cell office:value-type="float" office:value="16.9442" calcext:value-type="float">
            <text:p>16,944200000</text:p>
          </table:table-cell>
          <table:table-cell office:value-type="float" office:value="16.645" calcext:value-type="float">
            <text:p>16,64500000</text:p>
          </table:table-cell>
          <table:table-cell office:value-type="float" office:value="16.4755" calcext:value-type="float">
            <text:p>16,47550000</text:p>
          </table:table-cell>
          <table:table-cell office:value-type="float" office:value="16.3663" calcext:value-type="float">
            <text:p>16,36630000</text:p>
          </table:table-cell>
          <table:table-cell office:value-type="float" office:value="16.3166" calcext:value-type="float">
            <text:p>16,31660000</text:p>
          </table:table-cell>
          <table:table-cell table:number-columns-repeated="8"/>
        </table:table-row>
        <table:table-row table:style-name="ro1">
          <table:table-cell office:value-type="float" office:value="16.3598409622662" calcext:value-type="float">
            <text:p>16,35984096</text:p>
          </table:table-cell>
          <table:table-cell table:number-columns-repeated="4"/>
          <table:table-cell office:value-type="float" office:value="16.3598" calcext:value-type="float">
            <text:p>16,35980000</text:p>
          </table:table-cell>
          <table:table-cell table:number-columns-repeated="8"/>
        </table:table-row>
        <table:table-row table:style-name="ro1">
          <table:table-cell office:value-type="float" office:value="16.4030516696555" calcext:value-type="float">
            <text:p>16,40305167</text:p>
          </table:table-cell>
          <table:table-cell table:number-columns-repeated="3"/>
          <table:table-cell office:value-type="float" office:value="16.4517" calcext:value-type="float">
            <text:p>16,45170000</text:p>
          </table:table-cell>
          <table:table-cell office:value-type="float" office:value="16.4031" calcext:value-type="float">
            <text:p>16,40310000</text:p>
          </table:table-cell>
          <table:table-cell table:number-columns-repeated="8"/>
        </table:table-row>
        <table:table-row table:style-name="ro1">
          <table:table-cell office:value-type="float" office:value="16.4462818489424" calcext:value-type="float">
            <text:p>16,44628185</text:p>
          </table:table-cell>
          <table:table-cell table:number-columns-repeated="4"/>
          <table:table-cell office:value-type="float" office:value="16.4463" calcext:value-type="float">
            <text:p>16,44630000</text:p>
          </table:table-cell>
          <table:table-cell table:number-columns-repeated="8"/>
        </table:table-row>
        <table:table-row table:style-name="ro1">
          <table:table-cell office:value-type="float" office:value="16.4895315506322" calcext:value-type="float">
            <text:p>16,48953155</text:p>
          </table:table-cell>
          <table:table-cell table:number-columns-repeated="2"/>
          <table:table-cell office:value-type="float" office:value="16.6446" calcext:value-type="float">
            <text:p>16,64460000</text:p>
          </table:table-cell>
          <table:table-cell office:value-type="float" office:value="16.5371" calcext:value-type="float">
            <text:p>16,53710000</text:p>
          </table:table-cell>
          <table:table-cell office:value-type="float" office:value="16.4895" calcext:value-type="float">
            <text:p>16,48950000</text:p>
          </table:table-cell>
          <table:table-cell table:number-columns-repeated="8"/>
        </table:table-row>
        <table:table-row table:style-name="ro1">
          <table:table-cell office:value-type="float" office:value="16.5328008252331" calcext:value-type="float">
            <text:p>16,53280083</text:p>
          </table:table-cell>
          <table:table-cell table:number-columns-repeated="4"/>
          <table:table-cell office:value-type="float" office:value="16.5328" calcext:value-type="float">
            <text:p>16,53280000</text:p>
          </table:table-cell>
          <table:table-cell table:number-columns-repeated="8"/>
        </table:table-row>
        <table:table-row table:style-name="ro1">
          <table:table-cell office:value-type="float" office:value="16.5760897232556" calcext:value-type="float">
            <text:p>16,57608972</text:p>
          </table:table-cell>
          <table:table-cell table:number-columns-repeated="3"/>
          <table:table-cell office:value-type="float" office:value="16.6227" calcext:value-type="float">
            <text:p>16,62270000</text:p>
          </table:table-cell>
          <table:table-cell office:value-type="float" office:value="16.5761" calcext:value-type="float">
            <text:p>16,57610000</text:p>
          </table:table-cell>
          <table:table-cell table:number-columns-repeated="8"/>
        </table:table-row>
        <table:table-row table:style-name="ro1">
          <table:table-cell office:value-type="float" office:value="16.6193982952127" calcext:value-type="float">
            <text:p>16,61939830</text:p>
          </table:table-cell>
          <table:table-cell table:number-columns-repeated="4"/>
          <table:table-cell office:value-type="float" office:value="16.6194" calcext:value-type="float">
            <text:p>16,61940000</text:p>
          </table:table-cell>
          <table:table-cell table:number-columns-repeated="8"/>
        </table:table-row>
        <table:table-row table:style-name="ro1">
          <table:table-cell office:value-type="float" office:value="16.6627265916199" calcext:value-type="float">
            <text:p>16,66272659</text:p>
          </table:table-cell>
          <table:table-cell/>
          <table:table-cell office:value-type="float" office:value="16.9713" calcext:value-type="float">
            <text:p>16,97130000</text:p>
          </table:table-cell>
          <table:table-cell office:value-type="float" office:value="16.8141" calcext:value-type="float">
            <text:p>16,81410000</text:p>
          </table:table-cell>
          <table:table-cell office:value-type="float" office:value="16.7083" calcext:value-type="float">
            <text:p>16,70830000</text:p>
          </table:table-cell>
          <table:table-cell office:value-type="float" office:value="16.6627" calcext:value-type="float">
            <text:p>16,66270000</text:p>
          </table:table-cell>
          <table:table-cell table:number-columns-repeated="8"/>
        </table:table-row>
        <table:table-row table:style-name="ro1">
          <table:table-cell office:value-type="float" office:value="16.7060746629947" calcext:value-type="float">
            <text:p>16,70607466</text:p>
          </table:table-cell>
          <table:table-cell table:number-columns-repeated="4"/>
          <table:table-cell office:value-type="float" office:value="16.7061" calcext:value-type="float">
            <text:p>16,70610000</text:p>
          </table:table-cell>
          <table:table-cell table:number-columns-repeated="8"/>
        </table:table-row>
        <table:table-row table:style-name="ro1">
          <table:table-cell office:value-type="float" office:value="16.7494425598565" calcext:value-type="float">
            <text:p>16,74944256</text:p>
          </table:table-cell>
          <table:table-cell table:number-columns-repeated="3"/>
          <table:table-cell office:value-type="float" office:value="16.7941" calcext:value-type="float">
            <text:p>16,79410000</text:p>
          </table:table-cell>
          <table:table-cell office:value-type="float" office:value="16.7494" calcext:value-type="float">
            <text:p>16,74940000</text:p>
          </table:table-cell>
          <table:table-cell table:number-columns-repeated="8"/>
        </table:table-row>
        <table:table-row table:style-name="ro1">
          <table:table-cell office:value-type="float" office:value="16.792830332727" calcext:value-type="float">
            <text:p>16,79283033</text:p>
          </table:table-cell>
          <table:table-cell table:number-columns-repeated="4"/>
          <table:table-cell office:value-type="float" office:value="16.7928" calcext:value-type="float">
            <text:p>16,79280000</text:p>
          </table:table-cell>
          <table:table-cell table:number-columns-repeated="8"/>
        </table:table-row>
        <table:table-row table:style-name="ro1">
          <table:table-cell office:value-type="float" office:value="16.83623803213" calcext:value-type="float">
            <text:p>16,83623803</text:p>
          </table:table-cell>
          <table:table-cell table:number-columns-repeated="2"/>
          <table:table-cell office:value-type="float" office:value="16.9838" calcext:value-type="float">
            <text:p>16,98380000</text:p>
          </table:table-cell>
          <table:table-cell office:value-type="float" office:value="16.8799" calcext:value-type="float">
            <text:p>16,87990000</text:p>
          </table:table-cell>
          <table:table-cell office:value-type="float" office:value="16.8362" calcext:value-type="float">
            <text:p>16,83620000</text:p>
          </table:table-cell>
          <table:table-cell table:number-columns-repeated="8"/>
        </table:table-row>
        <table:table-row table:style-name="ro1">
          <table:table-cell office:value-type="float" office:value="16.8796657085926" calcext:value-type="float">
            <text:p>16,87966571</text:p>
          </table:table-cell>
          <table:table-cell table:number-columns-repeated="4"/>
          <table:table-cell office:value-type="float" office:value="16.8797" calcext:value-type="float">
            <text:p>16,87970000</text:p>
          </table:table-cell>
          <table:table-cell table:number-columns-repeated="8"/>
        </table:table-row>
        <table:table-row table:style-name="ro1">
          <table:table-cell office:value-type="float" office:value="16.9231134126461" calcext:value-type="float">
            <text:p>16,92311341</text:p>
          </table:table-cell>
          <table:table-cell table:number-columns-repeated="3"/>
          <table:table-cell office:value-type="float" office:value="16.9657" calcext:value-type="float">
            <text:p>16,96570000</text:p>
          </table:table-cell>
          <table:table-cell office:value-type="float" office:value="16.9231" calcext:value-type="float">
            <text:p>16,92310000</text:p>
          </table:table-cell>
          <table:table-cell table:number-columns-repeated="8"/>
        </table:table-row>
        <table:table-row table:style-name="ro1">
          <table:table-cell office:value-type="float" office:value="16.9665811948275" calcext:value-type="float">
            <text:p>16,96658119</text:p>
          </table:table-cell>
          <table:table-cell table:number-columns-repeated="4"/>
          <table:table-cell office:value-type="float" office:value="16.9666" calcext:value-type="float">
            <text:p>16,96660000</text:p>
          </table:table-cell>
          <table:table-cell table:number-columns-repeated="8"/>
        </table:table-row>
        <table:table-row table:style-name="ro1">
          <table:table-cell office:value-type="float" office:value="17.0100691056813" calcext:value-type="float">
            <text:p>17,01006911</text:p>
          </table:table-cell>
          <table:table-cell office:value-type="float" office:value="17.5144" calcext:value-type="float">
            <text:p>17,514400000</text:p>
          </table:table-cell>
          <table:table-cell office:value-type="float" office:value="17.2984" calcext:value-type="float">
            <text:p>17,29840000</text:p>
          </table:table-cell>
          <table:table-cell office:value-type="float" office:value="17.1539" calcext:value-type="float">
            <text:p>17,15390000</text:p>
          </table:table-cell>
          <table:table-cell office:value-type="float" office:value="17.0517" calcext:value-type="float">
            <text:p>17,05170000</text:p>
          </table:table-cell>
          <table:table-cell office:value-type="float" office:value="17.0101" calcext:value-type="float">
            <text:p>17,01010000</text:p>
          </table:table-cell>
          <table:table-cell table:number-columns-repeated="8"/>
        </table:table-row>
        <table:table-row table:style-name="ro1">
          <table:table-cell office:value-type="float" office:value="17.05357719576" calcext:value-type="float">
            <text:p>17,05357720</text:p>
          </table:table-cell>
          <table:table-cell table:number-columns-repeated="4"/>
          <table:table-cell office:value-type="float" office:value="17.0536" calcext:value-type="float">
            <text:p>17,05360000</text:p>
          </table:table-cell>
          <table:table-cell table:number-columns-repeated="8"/>
        </table:table-row>
        <table:table-row table:style-name="ro1">
          <table:table-cell office:value-type="float" office:value="17.0971055156236" calcext:value-type="float">
            <text:p>17,09710552</text:p>
          </table:table-cell>
          <table:table-cell table:number-columns-repeated="3"/>
          <table:table-cell office:value-type="float" office:value="17.1377" calcext:value-type="float">
            <text:p>17,13770000</text:p>
          </table:table-cell>
          <table:table-cell office:value-type="float" office:value="17.0971" calcext:value-type="float">
            <text:p>17,09710000</text:p>
          </table:table-cell>
          <table:table-cell table:number-columns-repeated="8"/>
        </table:table-row>
        <table:table-row table:style-name="ro1">
          <table:table-cell office:value-type="float" office:value="17.140654115835" calcext:value-type="float">
            <text:p>17,14065412</text:p>
          </table:table-cell>
          <table:table-cell table:number-columns-repeated="4"/>
          <table:table-cell office:value-type="float" office:value="17.1407" calcext:value-type="float">
            <text:p>17,14070000</text:p>
          </table:table-cell>
          <table:table-cell table:number-columns-repeated="8"/>
        </table:table-row>
        <table:table-row table:style-name="ro1">
          <table:table-cell office:value-type="float" office:value="17.1842230469527" calcext:value-type="float">
            <text:p>17,18422305</text:p>
          </table:table-cell>
          <table:table-cell table:number-columns-repeated="2"/>
          <table:table-cell office:value-type="float" office:value="17.3244" calcext:value-type="float">
            <text:p>17,32440000</text:p>
          </table:table-cell>
          <table:table-cell office:value-type="float" office:value="17.2238" calcext:value-type="float">
            <text:p>17,22380000</text:p>
          </table:table-cell>
          <table:table-cell office:value-type="float" office:value="17.1842" calcext:value-type="float">
            <text:p>17,18420000</text:p>
          </table:table-cell>
          <table:table-cell table:number-columns-repeated="8"/>
        </table:table-row>
        <table:table-row table:style-name="ro1">
          <table:table-cell office:value-type="float" office:value="17.2278123595192" calcext:value-type="float">
            <text:p>17,22781236</text:p>
          </table:table-cell>
          <table:table-cell table:number-columns-repeated="4"/>
          <table:table-cell office:value-type="float" office:value="17.2278" calcext:value-type="float">
            <text:p>17,22780000</text:p>
          </table:table-cell>
          <table:table-cell table:number-columns-repeated="8"/>
        </table:table-row>
        <table:table-row table:style-name="ro1">
          <table:table-cell office:value-type="float" office:value="17.2714221040478" calcext:value-type="float">
            <text:p>17,27142210</text:p>
          </table:table-cell>
          <table:table-cell table:number-columns-repeated="3"/>
          <table:table-cell office:value-type="float" office:value="17.3101" calcext:value-type="float">
            <text:p>17,31010000</text:p>
          </table:table-cell>
          <table:table-cell office:value-type="float" office:value="17.2714" calcext:value-type="float">
            <text:p>17,27140000</text:p>
          </table:table-cell>
          <table:table-cell table:number-columns-repeated="8"/>
        </table:table-row>
        <table:table-row table:style-name="ro1">
          <table:table-cell office:value-type="float" office:value="17.3150523310145" calcext:value-type="float">
            <text:p>17,31505233</text:p>
          </table:table-cell>
          <table:table-cell table:number-columns-repeated="4"/>
          <table:table-cell office:value-type="float" office:value="17.3151" calcext:value-type="float">
            <text:p>17,31510000</text:p>
          </table:table-cell>
          <table:table-cell table:number-columns-repeated="8"/>
        </table:table-row>
        <table:table-row table:style-name="ro1">
          <table:table-cell office:value-type="float" office:value="17.3587030908621" calcext:value-type="float">
            <text:p>17,35870309</text:p>
          </table:table-cell>
          <table:table-cell/>
          <table:table-cell office:value-type="float" office:value="17.6264" calcext:value-type="float">
            <text:p>17,62640000</text:p>
          </table:table-cell>
          <table:table-cell office:value-type="float" office:value="17.4952" calcext:value-type="float">
            <text:p>17,49520000</text:p>
          </table:table-cell>
          <table:table-cell office:value-type="float" office:value="17.3963" calcext:value-type="float">
            <text:p>17,39630000</text:p>
          </table:table-cell>
          <table:table-cell office:value-type="float" office:value="17.3587" calcext:value-type="float">
            <text:p>17,35870000</text:p>
          </table:table-cell>
          <table:table-cell table:number-columns-repeated="8"/>
        </table:table-row>
        <table:table-row table:style-name="ro1">
          <table:table-cell office:value-type="float" office:value="17.402374434028" calcext:value-type="float">
            <text:p>17,40237443</text:p>
          </table:table-cell>
          <table:table-cell table:number-columns-repeated="4"/>
          <table:table-cell office:value-type="float" office:value="17.4024" calcext:value-type="float">
            <text:p>17,40240000</text:p>
          </table:table-cell>
          <table:table-cell table:number-columns-repeated="8"/>
        </table:table-row>
        <table:table-row table:style-name="ro1">
          <table:table-cell office:value-type="float" office:value="17.446066411006" calcext:value-type="float">
            <text:p>17,44606641</text:p>
          </table:table-cell>
          <table:table-cell table:number-columns-repeated="3"/>
          <table:table-cell office:value-type="float" office:value="17.4827" calcext:value-type="float">
            <text:p>17,48270000</text:p>
          </table:table-cell>
          <table:table-cell office:value-type="float" office:value="17.4461" calcext:value-type="float">
            <text:p>17,44610000</text:p>
          </table:table-cell>
          <table:table-cell table:number-columns-repeated="8"/>
        </table:table-row>
        <table:table-row table:style-name="ro1">
          <table:table-cell office:value-type="float" office:value="17.4897790724387" calcext:value-type="float">
            <text:p>17,48977907</text:p>
          </table:table-cell>
          <table:table-cell table:number-columns-repeated="4"/>
          <table:table-cell office:value-type="float" office:value="17.4898" calcext:value-type="float">
            <text:p>17,48980000</text:p>
          </table:table-cell>
          <table:table-cell table:number-columns-repeated="8"/>
        </table:table-row>
        <table:table-row table:style-name="ro1">
          <table:table-cell office:value-type="float" office:value="17.5335124692229" calcext:value-type="float">
            <text:p>17,53351247</text:p>
          </table:table-cell>
          <table:table-cell table:number-columns-repeated="2"/>
          <table:table-cell office:value-type="float" office:value="17.6663" calcext:value-type="float">
            <text:p>17,66630000</text:p>
          </table:table-cell>
          <table:table-cell office:value-type="float" office:value="17.5692" calcext:value-type="float">
            <text:p>17,56920000</text:p>
          </table:table-cell>
          <table:table-cell office:value-type="float" office:value="17.5335" calcext:value-type="float">
            <text:p>17,53350000</text:p>
          </table:table-cell>
          <table:table-cell table:number-columns-repeated="8"/>
        </table:table-row>
        <table:table-row table:style-name="ro1">
          <table:table-cell office:value-type="float" office:value="17.5772666525756" calcext:value-type="float">
            <text:p>17,57726665</text:p>
          </table:table-cell>
          <table:table-cell table:number-columns-repeated="4"/>
          <table:table-cell office:value-type="float" office:value="17.5773" calcext:value-type="float">
            <text:p>17,57730000</text:p>
          </table:table-cell>
          <table:table-cell table:number-columns-repeated="8"/>
        </table:table-row>
        <table:table-row table:style-name="ro1">
          <table:table-cell office:value-type="float" office:value="17.6210416739746" calcext:value-type="float">
            <text:p>17,62104167</text:p>
          </table:table-cell>
          <table:table-cell table:number-columns-repeated="3"/>
          <table:table-cell office:value-type="float" office:value="17.6557" calcext:value-type="float">
            <text:p>17,65570000</text:p>
          </table:table-cell>
          <table:table-cell office:value-type="float" office:value="17.621" calcext:value-type="float">
            <text:p>17,62100000</text:p>
          </table:table-cell>
          <table:table-cell table:number-columns-repeated="8"/>
        </table:table-row>
        <table:table-row table:style-name="ro1">
          <table:table-cell office:value-type="float" office:value="17.6648375848714" calcext:value-type="float">
            <text:p>17,66483758</text:p>
          </table:table-cell>
          <table:table-cell table:number-columns-repeated="4"/>
          <table:table-cell office:value-type="float" office:value="17.6648" calcext:value-type="float">
            <text:p>17,66480000</text:p>
          </table:table-cell>
          <table:table-cell table:number-columns-repeated="8"/>
        </table:table-row>
        <table:table-row table:style-name="ro1">
          <table:table-cell office:value-type="float" office:value="17.7086544360982" calcext:value-type="float">
            <text:p>17,70865444</text:p>
          </table:table-cell>
          <table:table-cell office:value-type="float" office:value="18.0966" calcext:value-type="float">
            <text:p>18,096600000</text:p>
          </table:table-cell>
          <table:table-cell office:value-type="float" office:value="17.9561" calcext:value-type="float">
            <text:p>17,95610000</text:p>
          </table:table-cell>
          <table:table-cell office:value-type="float" office:value="17.8378" calcext:value-type="float">
            <text:p>17,83780000</text:p>
          </table:table-cell>
          <table:table-cell office:value-type="float" office:value="17.7423" calcext:value-type="float">
            <text:p>17,74230000</text:p>
          </table:table-cell>
          <table:table-cell office:value-type="float" office:value="17.7087" calcext:value-type="float">
            <text:p>17,70870000</text:p>
          </table:table-cell>
          <table:table-cell table:number-columns-repeated="8"/>
        </table:table-row>
        <table:table-row table:style-name="ro1">
          <table:table-cell office:value-type="float" office:value="17.7524922770111" calcext:value-type="float">
            <text:p>17,75249228</text:p>
          </table:table-cell>
          <table:table-cell table:number-columns-repeated="4"/>
          <table:table-cell office:value-type="float" office:value="17.7525" calcext:value-type="float">
            <text:p>17,75250000</text:p>
          </table:table-cell>
          <table:table-cell table:number-columns-repeated="8"/>
        </table:table-row>
        <table:table-row table:style-name="ro1">
          <table:table-cell office:value-type="float" office:value="17.796351154654" calcext:value-type="float">
            <text:p>17,79635115</text:p>
          </table:table-cell>
          <table:table-cell table:number-columns-repeated="3"/>
          <table:table-cell office:value-type="float" office:value="17.829" calcext:value-type="float">
            <text:p>17,82900000</text:p>
          </table:table-cell>
          <table:table-cell office:value-type="float" office:value="17.7964" calcext:value-type="float">
            <text:p>17,79640000</text:p>
          </table:table-cell>
          <table:table-cell table:number-columns-repeated="8"/>
        </table:table-row>
        <table:table-row table:style-name="ro1">
          <table:table-cell office:value-type="float" office:value="17.8402311135773" calcext:value-type="float">
            <text:p>17,84023111</text:p>
          </table:table-cell>
          <table:table-cell table:number-columns-repeated="4"/>
          <table:table-cell office:value-type="float" office:value="17.8402" calcext:value-type="float">
            <text:p>17,84020000</text:p>
          </table:table-cell>
          <table:table-cell table:number-columns-repeated="8"/>
        </table:table-row>
        <table:table-row table:style-name="ro1">
          <table:table-cell office:value-type="float" office:value="17.8841321972941" calcext:value-type="float">
            <text:p>17,88413220</text:p>
          </table:table-cell>
          <table:table-cell table:number-columns-repeated="2"/>
          <table:table-cell office:value-type="float" office:value="18.0093" calcext:value-type="float">
            <text:p>18,00930000</text:p>
          </table:table-cell>
          <table:table-cell office:value-type="float" office:value="17.9158" calcext:value-type="float">
            <text:p>17,91580000</text:p>
          </table:table-cell>
          <table:table-cell office:value-type="float" office:value="17.8841" calcext:value-type="float">
            <text:p>17,88410000</text:p>
          </table:table-cell>
          <table:table-cell table:number-columns-repeated="8"/>
        </table:table-row>
        <table:table-row table:style-name="ro1">
          <table:table-cell office:value-type="float" office:value="17.928054452385" calcext:value-type="float">
            <text:p>17,92805445</text:p>
          </table:table-cell>
          <table:table-cell table:number-columns-repeated="4"/>
          <table:table-cell office:value-type="float" office:value="17.9281" calcext:value-type="float">
            <text:p>17,92810000</text:p>
          </table:table-cell>
          <table:table-cell table:number-columns-repeated="8"/>
        </table:table-row>
        <table:table-row table:style-name="ro1">
          <table:table-cell office:value-type="float" office:value="17.9719979355001" calcext:value-type="float">
            <text:p>17,97199794</text:p>
          </table:table-cell>
          <table:table-cell table:number-columns-repeated="3"/>
          <table:table-cell office:value-type="float" office:value="18.0026" calcext:value-type="float">
            <text:p>18,00260000</text:p>
          </table:table-cell>
          <table:table-cell office:value-type="float" office:value="17.972" calcext:value-type="float">
            <text:p>17,97200000</text:p>
          </table:table-cell>
          <table:table-cell table:number-columns-repeated="8"/>
        </table:table-row>
        <table:table-row table:style-name="ro1">
          <table:table-cell office:value-type="float" office:value="18.0159627213541" calcext:value-type="float">
            <text:p>18,01596272</text:p>
          </table:table-cell>
          <table:table-cell table:number-columns-repeated="4"/>
          <table:table-cell office:value-type="float" office:value="18.016" calcext:value-type="float">
            <text:p>18,01600000</text:p>
          </table:table-cell>
          <table:table-cell table:number-columns-repeated="8"/>
        </table:table-row>
        <table:table-row table:style-name="ro1">
          <table:table-cell office:value-type="float" office:value="18.0599489060548" calcext:value-type="float">
            <text:p>18,05994891</text:p>
          </table:table-cell>
          <table:table-cell/>
          <table:table-cell office:value-type="float" office:value="18.2908" calcext:value-type="float">
            <text:p>18,29080000</text:p>
          </table:table-cell>
          <table:table-cell office:value-type="float" office:value="18.181" calcext:value-type="float">
            <text:p>18,18100000</text:p>
          </table:table-cell>
          <table:table-cell office:value-type="float" office:value="18.0896" calcext:value-type="float">
            <text:p>18,08960000</text:p>
          </table:table-cell>
          <table:table-cell office:value-type="float" office:value="18.0599" calcext:value-type="float">
            <text:p>18,05990000</text:p>
          </table:table-cell>
          <table:table-cell table:number-columns-repeated="8"/>
        </table:table-row>
        <table:table-row table:style-name="ro1">
          <table:table-cell office:value-type="float" office:value="18.1039565957015" calcext:value-type="float">
            <text:p>18,10395660</text:p>
          </table:table-cell>
          <table:table-cell table:number-columns-repeated="4"/>
          <table:table-cell office:value-type="float" office:value="18.104" calcext:value-type="float">
            <text:p>18,10400000</text:p>
          </table:table-cell>
          <table:table-cell table:number-columns-repeated="8"/>
        </table:table-row>
        <table:table-row table:style-name="ro1">
          <table:table-cell office:value-type="float" office:value="18.1479858685381" calcext:value-type="float">
            <text:p>18,14798587</text:p>
          </table:table-cell>
          <table:table-cell table:number-columns-repeated="3"/>
          <table:table-cell office:value-type="float" office:value="18.1767" calcext:value-type="float">
            <text:p>18,17670000</text:p>
          </table:table-cell>
          <table:table-cell office:value-type="float" office:value="18.148" calcext:value-type="float">
            <text:p>18,14800000</text:p>
          </table:table-cell>
          <table:table-cell table:number-columns-repeated="8"/>
        </table:table-row>
        <table:table-row table:style-name="ro1">
          <table:table-cell office:value-type="float" office:value="18.1920367068635" calcext:value-type="float">
            <text:p>18,19203671</text:p>
          </table:table-cell>
          <table:table-cell table:number-columns-repeated="4"/>
          <table:table-cell office:value-type="float" office:value="18.192" calcext:value-type="float">
            <text:p>18,19200000</text:p>
          </table:table-cell>
          <table:table-cell table:number-columns-repeated="8"/>
        </table:table-row>
        <table:table-row table:style-name="ro1">
          <table:table-cell office:value-type="float" office:value="18.2361089216344" calcext:value-type="float">
            <text:p>18,23610892</text:p>
          </table:table-cell>
          <table:table-cell table:number-columns-repeated="2"/>
          <table:table-cell office:value-type="float" office:value="18.3532" calcext:value-type="float">
            <text:p>18,35320000</text:p>
          </table:table-cell>
          <table:table-cell office:value-type="float" office:value="18.2638" calcext:value-type="float">
            <text:p>18,26380000</text:p>
          </table:table-cell>
          <table:table-cell office:value-type="float" office:value="18.2361" calcext:value-type="float">
            <text:p>18,23610000</text:p>
          </table:table-cell>
          <table:table-cell table:number-columns-repeated="8"/>
        </table:table-row>
        <table:table-row table:style-name="ro1">
          <table:table-cell office:value-type="float" office:value="18.2802021435194" calcext:value-type="float">
            <text:p>18,28020214</text:p>
          </table:table-cell>
          <table:table-cell table:number-columns-repeated="4"/>
          <table:table-cell office:value-type="float" office:value="18.2802" calcext:value-type="float">
            <text:p>18,28020000</text:p>
          </table:table-cell>
          <table:table-cell table:number-columns-repeated="8"/>
        </table:table-row>
        <table:table-row table:style-name="ro1">
          <table:table-cell office:value-type="float" office:value="18.3243160141576" calcext:value-type="float">
            <text:p>18,32431601</text:p>
          </table:table-cell>
          <table:table-cell table:number-columns-repeated="3"/>
          <table:table-cell office:value-type="float" office:value="18.3511" calcext:value-type="float">
            <text:p>18,35110000</text:p>
          </table:table-cell>
          <table:table-cell office:value-type="float" office:value="18.3243" calcext:value-type="float">
            <text:p>18,32430000</text:p>
          </table:table-cell>
          <table:table-cell table:number-columns-repeated="8"/>
        </table:table-row>
        <table:table-row table:style-name="ro1">
          <table:table-cell office:value-type="float" office:value="18.368450717482" calcext:value-type="float">
            <text:p>18,36845072</text:p>
          </table:table-cell>
          <table:table-cell table:number-columns-repeated="4"/>
          <table:table-cell office:value-type="float" office:value="18.3685" calcext:value-type="float">
            <text:p>18,36850000</text:p>
          </table:table-cell>
          <table:table-cell table:number-columns-repeated="8"/>
        </table:table-row>
        <table:table-row table:style-name="ro1">
          <table:table-cell office:value-type="float" office:value="18.4126078044967" calcext:value-type="float">
            <text:p>18,41260780</text:p>
          </table:table-cell>
          <table:table-cell office:value-type="float" office:value="18.6915" calcext:value-type="float">
            <text:p>18,691500000</text:p>
          </table:table-cell>
          <table:table-cell office:value-type="float" office:value="18.6316" calcext:value-type="float">
            <text:p>18,63160000</text:p>
          </table:table-cell>
          <table:table-cell office:value-type="float" office:value="18.5277" calcext:value-type="float">
            <text:p>18,52770000</text:p>
          </table:table-cell>
          <table:table-cell office:value-type="float" office:value="18.4383" calcext:value-type="float">
            <text:p>18,43830000</text:p>
          </table:table-cell>
          <table:table-cell office:value-type="float" office:value="18.4126" calcext:value-type="float">
            <text:p>18,41260000</text:p>
          </table:table-cell>
          <table:table-cell table:number-columns-repeated="8"/>
        </table:table-row>
        <table:table-row table:style-name="ro1">
          <table:table-cell office:value-type="float" office:value="18.4567906944919" calcext:value-type="float">
            <text:p>18,45679069</text:p>
          </table:table-cell>
          <table:table-cell table:number-columns-repeated="4"/>
          <table:table-cell office:value-type="float" office:value="18.4568" calcext:value-type="float">
            <text:p>18,45680000</text:p>
          </table:table-cell>
          <table:table-cell table:number-columns-repeated="8"/>
        </table:table-row>
        <table:table-row table:style-name="ro1">
          <table:table-cell office:value-type="float" office:value="18.5010032350058" calcext:value-type="float">
            <text:p>18,50100324</text:p>
          </table:table-cell>
          <table:table-cell table:number-columns-repeated="3"/>
          <table:table-cell office:value-type="float" office:value="18.5254" calcext:value-type="float">
            <text:p>18,52540000</text:p>
          </table:table-cell>
          <table:table-cell office:value-type="float" office:value="18.501" calcext:value-type="float">
            <text:p>18,50100000</text:p>
          </table:table-cell>
          <table:table-cell table:number-columns-repeated="8"/>
        </table:table-row>
        <table:table-row table:style-name="ro1">
          <table:table-cell office:value-type="float" office:value="18.5452439589939" calcext:value-type="float">
            <text:p>18,54524396</text:p>
          </table:table-cell>
          <table:table-cell table:number-columns-repeated="4"/>
          <table:table-cell office:value-type="float" office:value="18.5452" calcext:value-type="float">
            <text:p>18,54520000</text:p>
          </table:table-cell>
          <table:table-cell table:number-columns-repeated="8"/>
        </table:table-row>
        <table:table-row table:style-name="ro1">
          <table:table-cell office:value-type="float" office:value="18.5894957579775" calcext:value-type="float">
            <text:p>18,58949576</text:p>
          </table:table-cell>
          <table:table-cell table:number-columns-repeated="2"/>
          <table:table-cell office:value-type="float" office:value="18.705" calcext:value-type="float">
            <text:p>18,70500000</text:p>
          </table:table-cell>
          <table:table-cell office:value-type="float" office:value="18.6128" calcext:value-type="float">
            <text:p>18,61280000</text:p>
          </table:table-cell>
          <table:table-cell office:value-type="float" office:value="18.5895" calcext:value-type="float">
            <text:p>18,58950000</text:p>
          </table:table-cell>
          <table:table-cell table:number-columns-repeated="8"/>
        </table:table-row>
        <table:table-row table:style-name="ro1">
          <table:table-cell office:value-type="float" office:value="18.6337211218343" calcext:value-type="float">
            <text:p>18,63372112</text:p>
          </table:table-cell>
          <table:table-cell table:number-columns-repeated="4"/>
          <table:table-cell office:value-type="float" office:value="18.6337" calcext:value-type="float">
            <text:p>18,63370000</text:p>
          </table:table-cell>
          <table:table-cell table:number-columns-repeated="8"/>
        </table:table-row>
        <table:table-row table:style-name="ro1">
          <table:table-cell office:value-type="float" office:value="18.6778973463172" calcext:value-type="float">
            <text:p>18,67789735</text:p>
          </table:table-cell>
          <table:table-cell table:number-columns-repeated="3"/>
          <table:table-cell office:value-type="float" office:value="18.7012" calcext:value-type="float">
            <text:p>18,70120000</text:p>
          </table:table-cell>
          <table:table-cell office:value-type="float" office:value="18.6779" calcext:value-type="float">
            <text:p>18,67790000</text:p>
          </table:table-cell>
          <table:table-cell table:number-columns-repeated="8"/>
        </table:table-row>
        <table:table-row table:style-name="ro1">
          <table:table-cell office:value-type="float" office:value="18.7221472636818" calcext:value-type="float">
            <text:p>18,72214726</text:p>
          </table:table-cell>
          <table:table-cell table:number-columns-repeated="4"/>
          <table:table-cell office:value-type="float" office:value="18.7221" calcext:value-type="float">
            <text:p>18,72210000</text:p>
          </table:table-cell>
          <table:table-cell table:number-columns-repeated="8"/>
        </table:table-row>
        <table:table-row table:style-name="ro1">
          <table:table-cell office:value-type="float" office:value="18.766910911757" calcext:value-type="float">
            <text:p>18,76691091</text:p>
          </table:table-cell>
          <table:table-cell/>
          <table:table-cell office:value-type="float" office:value="18.9374" calcext:value-type="float">
            <text:p>18,93740000</text:p>
          </table:table-cell>
          <table:table-cell office:value-type="float" office:value="18.8635" calcext:value-type="float">
            <text:p>18,86350000</text:p>
          </table:table-cell>
          <table:table-cell office:value-type="float" office:value="18.791" calcext:value-type="float">
            <text:p>18,79100000</text:p>
          </table:table-cell>
          <table:table-cell office:value-type="float" office:value="18.7669" calcext:value-type="float">
            <text:p>18,76690000</text:p>
          </table:table-cell>
          <table:table-cell table:number-columns-repeated="8"/>
        </table:table-row>
        <table:table-row table:style-name="ro1">
          <table:table-cell office:value-type="float" office:value="18.8123350036922" calcext:value-type="float">
            <text:p>18,81233500</text:p>
          </table:table-cell>
          <table:table-cell table:number-columns-repeated="4"/>
          <table:table-cell office:value-type="float" office:value="18.8123" calcext:value-type="float">
            <text:p>18,81230000</text:p>
          </table:table-cell>
          <table:table-cell table:number-columns-repeated="8"/>
        </table:table-row>
        <table:table-row table:style-name="ro1">
          <table:table-cell office:value-type="float" office:value="18.8528736794247" calcext:value-type="float">
            <text:p>18,85287368</text:p>
          </table:table-cell>
          <table:table-cell table:number-columns-repeated="3"/>
          <table:table-cell office:value-type="float" office:value="18.8711" calcext:value-type="float">
            <text:p>18,87110000</text:p>
          </table:table-cell>
          <table:table-cell office:value-type="float" office:value="18.8529" calcext:value-type="float">
            <text:p>18,85290000</text:p>
          </table:table-cell>
          <table:table-cell table:number-columns-repeated="8"/>
        </table:table-row>
        <table:table-row table:style-name="ro1">
          <table:table-cell office:value-type="float" office:value="18.869775875616" calcext:value-type="float">
            <text:p>18,86977588</text:p>
          </table:table-cell>
          <table:table-cell table:number-columns-repeated="4"/>
          <table:table-cell office:value-type="float" office:value="18.8698" calcext:value-type="float">
            <text:p>18,86980000</text:p>
          </table:table-cell>
          <table:table-cell table:number-columns-repeated="8"/>
        </table:table-row>
        <table:table-row table:style-name="ro1">
          <table:table-cell office:value-type="float" office:value="18.8817927290234" calcext:value-type="float">
            <text:p>18,88179273</text:p>
          </table:table-cell>
          <table:table-cell table:number-columns-repeated="2"/>
          <table:table-cell office:value-type="float" office:value="18.9304" calcext:value-type="float">
            <text:p>18,93040000</text:p>
          </table:table-cell>
          <table:table-cell office:value-type="float" office:value="18.9047" calcext:value-type="float">
            <text:p>18,90470000</text:p>
          </table:table-cell>
          <table:table-cell office:value-type="float" office:value="18.8818" calcext:value-type="float">
            <text:p>18,88180000</text:p>
          </table:table-cell>
          <table:table-cell table:number-columns-repeated="8"/>
        </table:table-row>
        <table:table-row table:style-name="ro1">
          <table:table-cell office:value-type="float" office:value="18.8944701731285" calcext:value-type="float">
            <text:p>18,89447017</text:p>
          </table:table-cell>
          <table:table-cell table:number-columns-repeated="4"/>
          <table:table-cell office:value-type="float" office:value="18.8945" calcext:value-type="float">
            <text:p>18,89450000</text:p>
          </table:table-cell>
          <table:table-cell table:number-columns-repeated="8"/>
        </table:table-row>
        <table:table-row table:style-name="ro1">
          <table:table-cell office:value-type="float" office:value="18.907661568201" calcext:value-type="float">
            <text:p>18,90766157</text:p>
          </table:table-cell>
          <table:table-cell table:number-columns-repeated="3"/>
          <table:table-cell office:value-type="float" office:value="18.9288" calcext:value-type="float">
            <text:p>18,92880000</text:p>
          </table:table-cell>
          <table:table-cell office:value-type="float" office:value="18.9077" calcext:value-type="float">
            <text:p>18,90770000</text:p>
          </table:table-cell>
          <table:table-cell table:number-columns-repeated="8"/>
        </table:table-row>
        <table:table-row table:style-name="ro1">
          <table:table-cell office:value-type="float" office:value="18.9209269498307" calcext:value-type="float">
            <text:p>18,92092695</text:p>
          </table:table-cell>
          <table:table-cell table:number-columns-repeated="4"/>
          <table:table-cell office:value-type="float" office:value="18.9209" calcext:value-type="float">
            <text:p>18,92090000</text:p>
          </table:table-cell>
          <table:table-cell table:number-columns-repeated="8"/>
        </table:table-row>
        <table:table-row table:style-name="ro1">
          <table:table-cell office:value-type="float" office:value="18.9341435591812" calcext:value-type="float">
            <text:p>18,93414356</text:p>
          </table:table-cell>
          <table:table-cell office:value-type="float" office:value="19.2306" calcext:value-type="float">
            <text:p>19,230600000</text:p>
          </table:table-cell>
          <table:table-cell office:value-type="float" office:value="19.069" calcext:value-type="float">
            <text:p>19,06900000</text:p>
          </table:table-cell>
          <table:table-cell office:value-type="float" office:value="18.9786" calcext:value-type="float">
            <text:p>18,97860000</text:p>
          </table:table-cell>
          <table:table-cell office:value-type="float" office:value="18.9542" calcext:value-type="float">
            <text:p>18,95420000</text:p>
          </table:table-cell>
          <table:table-cell office:value-type="float" office:value="18.9341" calcext:value-type="float">
            <text:p>18,93410000</text:p>
          </table:table-cell>
          <table:table-cell table:number-columns-repeated="8"/>
        </table:table-row>
        <table:table-row table:style-name="ro1">
          <table:table-cell office:value-type="float" office:value="18.9473341739189" calcext:value-type="float">
            <text:p>18,94733417</text:p>
          </table:table-cell>
          <table:table-cell table:number-columns-repeated="4"/>
          <table:table-cell office:value-type="float" office:value="18.9473" calcext:value-type="float">
            <text:p>18,94730000</text:p>
          </table:table-cell>
          <table:table-cell table:number-columns-repeated="8"/>
        </table:table-row>
        <table:table-row table:style-name="ro1">
          <table:table-cell office:value-type="float" office:value="18.960536377585" calcext:value-type="float">
            <text:p>18,96053638</text:p>
          </table:table-cell>
          <table:table-cell table:number-columns-repeated="3"/>
          <table:table-cell office:value-type="float" office:value="18.9806" calcext:value-type="float">
            <text:p>18,98060000</text:p>
          </table:table-cell>
          <table:table-cell office:value-type="float" office:value="18.9605" calcext:value-type="float">
            <text:p>18,96050000</text:p>
          </table:table-cell>
          <table:table-cell table:number-columns-repeated="8"/>
        </table:table-row>
        <table:table-row table:style-name="ro1">
          <table:table-cell office:value-type="float" office:value="18.9737673520779" calcext:value-type="float">
            <text:p>18,97376735</text:p>
          </table:table-cell>
          <table:table-cell table:number-columns-repeated="4"/>
          <table:table-cell office:value-type="float" office:value="18.9738" calcext:value-type="float">
            <text:p>18,97380000</text:p>
          </table:table-cell>
          <table:table-cell table:number-columns-repeated="8"/>
        </table:table-row>
        <table:table-row table:style-name="ro1">
          <table:table-cell office:value-type="float" office:value="18.9870286378616" calcext:value-type="float">
            <text:p>18,98702864</text:p>
          </table:table-cell>
          <table:table-cell table:number-columns-repeated="2"/>
          <table:table-cell office:value-type="float" office:value="19.0296" calcext:value-type="float">
            <text:p>19,02960000</text:p>
          </table:table-cell>
          <table:table-cell office:value-type="float" office:value="19.0072" calcext:value-type="float">
            <text:p>19,00720000</text:p>
          </table:table-cell>
          <table:table-cell office:value-type="float" office:value="18.987" calcext:value-type="float">
            <text:p>18,98700000</text:p>
          </table:table-cell>
          <table:table-cell table:number-columns-repeated="8"/>
        </table:table-row>
        <table:table-row table:style-name="ro1">
          <table:table-cell office:value-type="float" office:value="19.0003164608174" calcext:value-type="float">
            <text:p>19,00031646</text:p>
          </table:table-cell>
          <table:table-cell table:number-columns-repeated="4"/>
          <table:table-cell office:value-type="float" office:value="19.0003" calcext:value-type="float">
            <text:p>19,00030000</text:p>
          </table:table-cell>
          <table:table-cell table:number-columns-repeated="8"/>
        </table:table-row>
        <table:table-row table:style-name="ro1">
          <table:table-cell office:value-type="float" office:value="19.0136274750753" calcext:value-type="float">
            <text:p>19,01362748</text:p>
          </table:table-cell>
          <table:table-cell table:number-columns-repeated="3"/>
          <table:table-cell office:value-type="float" office:value="19.0338" calcext:value-type="float">
            <text:p>19,03380000</text:p>
          </table:table-cell>
          <table:table-cell office:value-type="float" office:value="19.0136" calcext:value-type="float">
            <text:p>19,01360000</text:p>
          </table:table-cell>
          <table:table-cell table:number-columns-repeated="8"/>
        </table:table-row>
        <table:table-row table:style-name="ro1">
          <table:table-cell office:value-type="float" office:value="19.026960203051" calcext:value-type="float">
            <text:p>19,02696020</text:p>
          </table:table-cell>
          <table:table-cell table:number-columns-repeated="4"/>
          <table:table-cell office:value-type="float" office:value="19.027" calcext:value-type="float">
            <text:p>19,02700000</text:p>
          </table:table-cell>
          <table:table-cell table:number-columns-repeated="8"/>
        </table:table-row>
        <table:table-row table:style-name="ro1">
          <table:table-cell office:value-type="float" office:value="19.0403145342321" calcext:value-type="float">
            <text:p>19,04031453</text:p>
          </table:table-cell>
          <table:table-cell/>
          <table:table-cell office:value-type="float" office:value="19.1656" calcext:value-type="float">
            <text:p>19,16560000</text:p>
          </table:table-cell>
          <table:table-cell office:value-type="float" office:value="19.0829" calcext:value-type="float">
            <text:p>19,08290000</text:p>
          </table:table-cell>
          <table:table-cell office:value-type="float" office:value="19.0604" calcext:value-type="float">
            <text:p>19,06040000</text:p>
          </table:table-cell>
          <table:table-cell office:value-type="float" office:value="19.0403" calcext:value-type="float">
            <text:p>19,04030000</text:p>
          </table:table-cell>
          <table:table-cell table:number-columns-repeated="8"/>
        </table:table-row>
        <table:table-row table:style-name="ro1">
          <table:table-cell office:value-type="float" office:value="19.0536909003997" calcext:value-type="float">
            <text:p>19,05369090</text:p>
          </table:table-cell>
          <table:table-cell table:number-columns-repeated="4"/>
          <table:table-cell office:value-type="float" office:value="19.0537" calcext:value-type="float">
            <text:p>19,05370000</text:p>
          </table:table-cell>
          <table:table-cell table:number-columns-repeated="8"/>
        </table:table-row>
        <table:table-row table:style-name="ro1">
          <table:table-cell office:value-type="float" office:value="19.0670897443063" calcext:value-type="float">
            <text:p>19,06708974</text:p>
          </table:table-cell>
          <table:table-cell table:number-columns-repeated="3"/>
          <table:table-cell office:value-type="float" office:value="19.087" calcext:value-type="float">
            <text:p>19,08700000</text:p>
          </table:table-cell>
          <table:table-cell office:value-type="float" office:value="19.0671" calcext:value-type="float">
            <text:p>19,06710000</text:p>
          </table:table-cell>
          <table:table-cell table:number-columns-repeated="8"/>
        </table:table-row>
        <table:table-row table:style-name="ro1">
          <table:table-cell office:value-type="float" office:value="19.0805113284163" calcext:value-type="float">
            <text:p>19,08051133</text:p>
          </table:table-cell>
          <table:table-cell table:number-columns-repeated="4"/>
          <table:table-cell office:value-type="float" office:value="19.0805" calcext:value-type="float">
            <text:p>19,08050000</text:p>
          </table:table-cell>
          <table:table-cell table:number-columns-repeated="8"/>
        </table:table-row>
        <table:table-row table:style-name="ro1">
          <table:table-cell office:value-type="float" office:value="19.0939557438521" calcext:value-type="float">
            <text:p>19,09395574</text:p>
          </table:table-cell>
          <table:table-cell table:number-columns-repeated="2"/>
          <table:table-cell office:value-type="float" office:value="19.1368" calcext:value-type="float">
            <text:p>19,13680000</text:p>
          </table:table-cell>
          <table:table-cell office:value-type="float" office:value="19.1138" calcext:value-type="float">
            <text:p>19,11380000</text:p>
          </table:table-cell>
          <table:table-cell office:value-type="float" office:value="19.094" calcext:value-type="float">
            <text:p>19,09400000</text:p>
          </table:table-cell>
          <table:table-cell table:number-columns-repeated="8"/>
        </table:table-row>
        <table:table-row table:style-name="ro1">
          <table:table-cell office:value-type="float" office:value="19.1074229857915" calcext:value-type="float">
            <text:p>19,10742299</text:p>
          </table:table-cell>
          <table:table-cell table:number-columns-repeated="4"/>
          <table:table-cell office:value-type="float" office:value="19.1074" calcext:value-type="float">
            <text:p>19,10740000</text:p>
          </table:table-cell>
          <table:table-cell table:number-columns-repeated="8"/>
        </table:table-row>
        <table:table-row table:style-name="ro1">
          <table:table-cell office:value-type="float" office:value="19.1209130215574" calcext:value-type="float">
            <text:p>19,12091302</text:p>
          </table:table-cell>
          <table:table-cell table:number-columns-repeated="3"/>
          <table:table-cell office:value-type="float" office:value="19.1406" calcext:value-type="float">
            <text:p>19,14060000</text:p>
          </table:table-cell>
          <table:table-cell office:value-type="float" office:value="19.1209" calcext:value-type="float">
            <text:p>19,12090000</text:p>
          </table:table-cell>
          <table:table-cell table:number-columns-repeated="8"/>
        </table:table-row>
        <table:table-row table:style-name="ro1">
          <table:table-cell office:value-type="float" office:value="19.1344258284644" calcext:value-type="float">
            <text:p>19,13442583</text:p>
          </table:table-cell>
          <table:table-cell table:number-columns-repeated="4"/>
          <table:table-cell office:value-type="float" office:value="19.1344" calcext:value-type="float">
            <text:p>19,13440000</text:p>
          </table:table-cell>
          <table:table-cell table:number-columns-repeated="8"/>
        </table:table-row>
        <table:table-row table:style-name="ro1">
          <table:table-cell office:value-type="float" office:value="19.1479614052205" calcext:value-type="float">
            <text:p>19,14796141</text:p>
          </table:table-cell>
          <table:table-cell office:value-type="float" office:value="19.4811" calcext:value-type="float">
            <text:p>19,481100000</text:p>
          </table:table-cell>
          <table:table-cell office:value-type="float" office:value="19.2683" calcext:value-type="float">
            <text:p>19,26830000</text:p>
          </table:table-cell>
          <table:table-cell office:value-type="float" office:value="19.1907" calcext:value-type="float">
            <text:p>19,19070000</text:p>
          </table:table-cell>
          <table:table-cell office:value-type="float" office:value="19.1676" calcext:value-type="float">
            <text:p>19,16760000</text:p>
          </table:table-cell>
          <table:table-cell office:value-type="float" office:value="19.148" calcext:value-type="float">
            <text:p>19,14800000</text:p>
          </table:table-cell>
          <table:table-cell table:number-columns-repeated="8"/>
        </table:table-row>
        <table:table-row table:style-name="ro1">
          <table:table-cell office:value-type="float" office:value="19.1615197685988" calcext:value-type="float">
            <text:p>19,16151977</text:p>
          </table:table-cell>
          <table:table-cell table:number-columns-repeated="4"/>
          <table:table-cell office:value-type="float" office:value="19.1615" calcext:value-type="float">
            <text:p>19,16150000</text:p>
          </table:table-cell>
          <table:table-cell table:number-columns-repeated="8"/>
        </table:table-row>
        <table:table-row table:style-name="ro1">
          <table:table-cell office:value-type="float" office:value="19.1751009454422" calcext:value-type="float">
            <text:p>19,17510095</text:p>
          </table:table-cell>
          <table:table-cell table:number-columns-repeated="3"/>
          <table:table-cell office:value-type="float" office:value="19.1946" calcext:value-type="float">
            <text:p>19,19460000</text:p>
          </table:table-cell>
          <table:table-cell office:value-type="float" office:value="19.1751" calcext:value-type="float">
            <text:p>19,17510000</text:p>
          </table:table-cell>
          <table:table-cell table:number-columns-repeated="8"/>
        </table:table-row>
        <table:table-row table:style-name="ro1">
          <table:table-cell office:value-type="float" office:value="19.1887049656618" calcext:value-type="float">
            <text:p>19,18870497</text:p>
          </table:table-cell>
          <table:table-cell table:number-columns-repeated="4"/>
          <table:table-cell office:value-type="float" office:value="19.1887" calcext:value-type="float">
            <text:p>19,18870000</text:p>
          </table:table-cell>
          <table:table-cell table:number-columns-repeated="8"/>
        </table:table-row>
        <table:table-row table:style-name="ro1">
          <table:table-cell office:value-type="float" office:value="19.2023318581314" calcext:value-type="float">
            <text:p>19,20233186</text:p>
          </table:table-cell>
          <table:table-cell table:number-columns-repeated="2"/>
          <table:table-cell office:value-type="float" office:value="19.2449" calcext:value-type="float">
            <text:p>19,24490000</text:p>
          </table:table-cell>
          <table:table-cell office:value-type="float" office:value="19.2218" calcext:value-type="float">
            <text:p>19,22180000</text:p>
          </table:table-cell>
          <table:table-cell office:value-type="float" office:value="19.2023" calcext:value-type="float">
            <text:p>19,20230000</text:p>
          </table:table-cell>
          <table:table-cell table:number-columns-repeated="8"/>
        </table:table-row>
        <table:table-row table:style-name="ro1">
          <table:table-cell office:value-type="float" office:value="19.2159816492322" calcext:value-type="float">
            <text:p>19,21598165</text:p>
          </table:table-cell>
          <table:table-cell table:number-columns-repeated="4"/>
          <table:table-cell office:value-type="float" office:value="19.216" calcext:value-type="float">
            <text:p>19,21600000</text:p>
          </table:table-cell>
          <table:table-cell table:number-columns-repeated="8"/>
        </table:table-row>
        <table:table-row table:style-name="ro1">
          <table:table-cell office:value-type="float" office:value="19.2296543630334" calcext:value-type="float">
            <text:p>19,22965436</text:p>
          </table:table-cell>
          <table:table-cell table:number-columns-repeated="3"/>
          <table:table-cell office:value-type="float" office:value="19.249" calcext:value-type="float">
            <text:p>19,24900000</text:p>
          </table:table-cell>
          <table:table-cell office:value-type="float" office:value="19.2297" calcext:value-type="float">
            <text:p>19,22970000</text:p>
          </table:table-cell>
          <table:table-cell table:number-columns-repeated="8"/>
        </table:table-row>
        <table:table-row table:style-name="ro1">
          <table:table-cell office:value-type="float" office:value="19.2433500221288" calcext:value-type="float">
            <text:p>19,24335002</text:p>
          </table:table-cell>
          <table:table-cell table:number-columns-repeated="4"/>
          <table:table-cell office:value-type="float" office:value="19.2434" calcext:value-type="float">
            <text:p>19,24340000</text:p>
          </table:table-cell>
          <table:table-cell table:number-columns-repeated="8"/>
        </table:table-row>
        <table:table-row table:style-name="ro1">
          <table:table-cell office:value-type="float" office:value="19.2570686484934" calcext:value-type="float">
            <text:p>19,25706865</text:p>
          </table:table-cell>
          <table:table-cell/>
          <table:table-cell office:value-type="float" office:value="19.3762" calcext:value-type="float">
            <text:p>19,37620000</text:p>
          </table:table-cell>
          <table:table-cell office:value-type="float" office:value="19.2993" calcext:value-type="float">
            <text:p>19,29930000</text:p>
          </table:table-cell>
          <table:table-cell office:value-type="float" office:value="19.2763" calcext:value-type="float">
            <text:p>19,27630000</text:p>
          </table:table-cell>
          <table:table-cell office:value-type="float" office:value="19.2571" calcext:value-type="float">
            <text:p>19,25710000</text:p>
          </table:table-cell>
          <table:table-cell table:number-columns-repeated="8"/>
        </table:table-row>
        <table:table-row table:style-name="ro1">
          <table:table-cell office:value-type="float" office:value="19.2708102640763" calcext:value-type="float">
            <text:p>19,27081026</text:p>
          </table:table-cell>
          <table:table-cell table:number-columns-repeated="4"/>
          <table:table-cell office:value-type="float" office:value="19.2708" calcext:value-type="float">
            <text:p>19,27080000</text:p>
          </table:table-cell>
          <table:table-cell table:number-columns-repeated="8"/>
        </table:table-row>
        <table:table-row table:style-name="ro1">
          <table:table-cell office:value-type="float" office:value="19.2845748910881" calcext:value-type="float">
            <text:p>19,28457489</text:p>
          </table:table-cell>
          <table:table-cell table:number-columns-repeated="3"/>
          <table:table-cell office:value-type="float" office:value="19.3037" calcext:value-type="float">
            <text:p>19,30370000</text:p>
          </table:table-cell>
          <table:table-cell office:value-type="float" office:value="19.2846" calcext:value-type="float">
            <text:p>19,28460000</text:p>
          </table:table-cell>
          <table:table-cell table:number-columns-repeated="8"/>
        </table:table-row>
        <table:table-row table:style-name="ro1">
          <table:table-cell office:value-type="float" office:value="19.2983625520601" calcext:value-type="float">
            <text:p>19,29836255</text:p>
          </table:table-cell>
          <table:table-cell table:number-columns-repeated="4"/>
          <table:table-cell office:value-type="float" office:value="19.2984" calcext:value-type="float">
            <text:p>19,29840000</text:p>
          </table:table-cell>
          <table:table-cell table:number-columns-repeated="8"/>
        </table:table-row>
        <table:table-row table:style-name="ro1">
          <table:table-cell office:value-type="float" office:value="19.3121732697782" calcext:value-type="float">
            <text:p>19,31217327</text:p>
          </table:table-cell>
          <table:table-cell table:number-columns-repeated="2"/>
          <table:table-cell office:value-type="float" office:value="19.3541" calcext:value-type="float">
            <text:p>19,35410000</text:p>
          </table:table-cell>
          <table:table-cell office:value-type="float" office:value="19.3312" calcext:value-type="float">
            <text:p>19,33120000</text:p>
          </table:table-cell>
          <table:table-cell office:value-type="float" office:value="19.3122" calcext:value-type="float">
            <text:p>19,31220000</text:p>
          </table:table-cell>
          <table:table-cell table:number-columns-repeated="8"/>
        </table:table-row>
        <table:table-row table:style-name="ro1">
          <table:table-cell office:value-type="float" office:value="19.3260070671783" calcext:value-type="float">
            <text:p>19,32600707</text:p>
          </table:table-cell>
          <table:table-cell table:number-columns-repeated="4"/>
          <table:table-cell office:value-type="float" office:value="19.326" calcext:value-type="float">
            <text:p>19,32600000</text:p>
          </table:table-cell>
          <table:table-cell table:number-columns-repeated="8"/>
        </table:table-row>
        <table:table-row table:style-name="ro1">
          <table:table-cell office:value-type="float" office:value="19.3398639672526" calcext:value-type="float">
            <text:p>19,33986397</text:p>
          </table:table-cell>
          <table:table-cell table:number-columns-repeated="3"/>
          <table:table-cell office:value-type="float" office:value="19.3588" calcext:value-type="float">
            <text:p>19,35880000</text:p>
          </table:table-cell>
          <table:table-cell office:value-type="float" office:value="19.3399" calcext:value-type="float">
            <text:p>19,33990000</text:p>
          </table:table-cell>
          <table:table-cell table:number-columns-repeated="8"/>
        </table:table-row>
        <table:table-row table:style-name="ro1">
          <table:table-cell office:value-type="float" office:value="19.3537439929891" calcext:value-type="float">
            <text:p>19,35374399</text:p>
          </table:table-cell>
          <table:table-cell table:number-columns-repeated="4"/>
          <table:table-cell office:value-type="float" office:value="19.3537" calcext:value-type="float">
            <text:p>19,35370000</text:p>
          </table:table-cell>
          <table:table-cell table:number-columns-repeated="8"/>
        </table:table-row>
        <table:table-row table:style-name="ro1">
          <table:table-cell office:value-type="float" office:value="19.3676471673431" calcext:value-type="float">
            <text:p>19,36764717</text:p>
          </table:table-cell>
          <table:table-cell office:value-type="float" office:value="19.6766" calcext:value-type="float">
            <text:p>19,676600000</text:p>
          </table:table-cell>
          <table:table-cell office:value-type="float" office:value="19.4859" calcext:value-type="float">
            <text:p>19,48590000</text:p>
          </table:table-cell>
          <table:table-cell office:value-type="float" office:value="19.4094" calcext:value-type="float">
            <text:p>19,40940000</text:p>
          </table:table-cell>
          <table:table-cell office:value-type="float" office:value="19.3865" calcext:value-type="float">
            <text:p>19,38650000</text:p>
          </table:table-cell>
          <table:table-cell office:value-type="float" office:value="19.3676" calcext:value-type="float">
            <text:p>19,36760000</text:p>
          </table:table-cell>
          <table:table-cell table:number-columns-repeated="8"/>
        </table:table-row>
        <table:table-row table:style-name="ro1">
          <table:table-cell office:value-type="float" office:value="19.3815735132332" calcext:value-type="float">
            <text:p>19,38157351</text:p>
          </table:table-cell>
          <table:table-cell table:number-columns-repeated="4"/>
          <table:table-cell office:value-type="float" office:value="19.3816" calcext:value-type="float">
            <text:p>19,38160000</text:p>
          </table:table-cell>
          <table:table-cell table:number-columns-repeated="8"/>
        </table:table-row>
        <table:table-row table:style-name="ro1">
          <table:table-cell office:value-type="float" office:value="19.3955230535495" calcext:value-type="float">
            <text:p>19,39552305</text:p>
          </table:table-cell>
          <table:table-cell table:number-columns-repeated="3"/>
          <table:table-cell office:value-type="float" office:value="19.4143" calcext:value-type="float">
            <text:p>19,41430000</text:p>
          </table:table-cell>
          <table:table-cell office:value-type="float" office:value="19.3955" calcext:value-type="float">
            <text:p>19,39550000</text:p>
          </table:table-cell>
          <table:table-cell table:number-columns-repeated="8"/>
        </table:table-row>
        <table:table-row table:style-name="ro1">
          <table:table-cell office:value-type="float" office:value="19.4094958111672" calcext:value-type="float">
            <text:p>19,40949581</text:p>
          </table:table-cell>
          <table:table-cell table:number-columns-repeated="4"/>
          <table:table-cell office:value-type="float" office:value="19.4095" calcext:value-type="float">
            <text:p>19,40950000</text:p>
          </table:table-cell>
          <table:table-cell table:number-columns-repeated="8"/>
        </table:table-row>
        <table:table-row table:style-name="ro1">
          <table:table-cell office:value-type="float" office:value="19.4234918089572" calcext:value-type="float">
            <text:p>19,42349181</text:p>
          </table:table-cell>
          <table:table-cell table:number-columns-repeated="2"/>
          <table:table-cell office:value-type="float" office:value="19.465" calcext:value-type="float">
            <text:p>19,46500000</text:p>
          </table:table-cell>
          <table:table-cell office:value-type="float" office:value="19.4421" calcext:value-type="float">
            <text:p>19,44210000</text:p>
          </table:table-cell>
          <table:table-cell office:value-type="float" office:value="19.4235" calcext:value-type="float">
            <text:p>19,42350000</text:p>
          </table:table-cell>
          <table:table-cell table:number-columns-repeated="8"/>
        </table:table-row>
        <table:table-row table:style-name="ro1">
          <table:table-cell office:value-type="float" office:value="19.4375110697947" calcext:value-type="float">
            <text:p>19,43751107</text:p>
          </table:table-cell>
          <table:table-cell table:number-columns-repeated="4"/>
          <table:table-cell office:value-type="float" office:value="19.4375" calcext:value-type="float">
            <text:p>19,43750000</text:p>
          </table:table-cell>
          <table:table-cell table:number-columns-repeated="8"/>
        </table:table-row>
        <table:table-row table:style-name="ro1">
          <table:table-cell office:value-type="float" office:value="19.4515536165629" calcext:value-type="float">
            <text:p>19,45155362</text:p>
          </table:table-cell>
          <table:table-cell table:number-columns-repeated="3"/>
          <table:table-cell office:value-type="float" office:value="19.4701" calcext:value-type="float">
            <text:p>19,47010000</text:p>
          </table:table-cell>
          <table:table-cell office:value-type="float" office:value="19.4516" calcext:value-type="float">
            <text:p>19,45160000</text:p>
          </table:table-cell>
          <table:table-cell table:number-columns-repeated="8"/>
        </table:table-row>
        <table:table-row table:style-name="ro1">
          <table:table-cell office:value-type="float" office:value="19.4656194721537" calcext:value-type="float">
            <text:p>19,46561947</text:p>
          </table:table-cell>
          <table:table-cell table:number-columns-repeated="4"/>
          <table:table-cell office:value-type="float" office:value="19.4656" calcext:value-type="float">
            <text:p>19,46560000</text:p>
          </table:table-cell>
          <table:table-cell table:number-columns-repeated="8"/>
        </table:table-row>
        <table:table-row table:style-name="ro1">
          <table:table-cell office:value-type="float" office:value="19.4797086594673" calcext:value-type="float">
            <text:p>19,47970866</text:p>
          </table:table-cell>
          <table:table-cell/>
          <table:table-cell office:value-type="float" office:value="19.5967" calcext:value-type="float">
            <text:p>19,59670000</text:p>
          </table:table-cell>
          <table:table-cell office:value-type="float" office:value="19.521" calcext:value-type="float">
            <text:p>19,52100000</text:p>
          </table:table-cell>
          <table:table-cell office:value-type="float" office:value="19.4982" calcext:value-type="float">
            <text:p>19,49820000</text:p>
          </table:table-cell>
          <table:table-cell office:value-type="float" office:value="19.4797" calcext:value-type="float">
            <text:p>19,47970000</text:p>
          </table:table-cell>
          <table:table-cell table:number-columns-repeated="8"/>
        </table:table-row>
        <table:table-row table:style-name="ro1">
          <table:table-cell office:value-type="float" office:value="19.4938212014107" calcext:value-type="float">
            <text:p>19,49382120</text:p>
          </table:table-cell>
          <table:table-cell table:number-columns-repeated="4"/>
          <table:table-cell office:value-type="float" office:value="19.4938" calcext:value-type="float">
            <text:p>19,49380000</text:p>
          </table:table-cell>
          <table:table-cell table:number-columns-repeated="8"/>
        </table:table-row>
        <table:table-row table:style-name="ro1">
          <table:table-cell office:value-type="float" office:value="19.5079571208958" calcext:value-type="float">
            <text:p>19,50795712</text:p>
          </table:table-cell>
          <table:table-cell table:number-columns-repeated="3"/>
          <table:table-cell office:value-type="float" office:value="19.5263" calcext:value-type="float">
            <text:p>19,52630000</text:p>
          </table:table-cell>
          <table:table-cell office:value-type="float" office:value="19.508" calcext:value-type="float">
            <text:p>19,50800000</text:p>
          </table:table-cell>
          <table:table-cell table:number-columns-repeated="8"/>
        </table:table-row>
        <table:table-row table:style-name="ro1">
          <table:table-cell office:value-type="float" office:value="19.5221164408385" calcext:value-type="float">
            <text:p>19,52211644</text:p>
          </table:table-cell>
          <table:table-cell table:number-columns-repeated="4"/>
          <table:table-cell office:value-type="float" office:value="19.5221" calcext:value-type="float">
            <text:p>19,52210000</text:p>
          </table:table-cell>
          <table:table-cell table:number-columns-repeated="8"/>
        </table:table-row>
        <table:table-row table:style-name="ro1">
          <table:table-cell office:value-type="float" office:value="19.5362991841579" calcext:value-type="float">
            <text:p>19,53629918</text:p>
          </table:table-cell>
          <table:table-cell table:number-columns-repeated="2"/>
          <table:table-cell office:value-type="float" office:value="19.5774" calcext:value-type="float">
            <text:p>19,57740000</text:p>
          </table:table-cell>
          <table:table-cell office:value-type="float" office:value="19.5546" calcext:value-type="float">
            <text:p>19,55460000</text:p>
          </table:table-cell>
          <table:table-cell office:value-type="float" office:value="19.5363" calcext:value-type="float">
            <text:p>19,53630000</text:p>
          </table:table-cell>
          <table:table-cell table:number-columns-repeated="8"/>
        </table:table-row>
        <table:table-row table:style-name="ro1">
          <table:table-cell office:value-type="float" office:value="19.5505053737761" calcext:value-type="float">
            <text:p>19,55050537</text:p>
          </table:table-cell>
          <table:table-cell table:number-columns-repeated="4"/>
          <table:table-cell office:value-type="float" office:value="19.5505" calcext:value-type="float">
            <text:p>19,55050000</text:p>
          </table:table-cell>
          <table:table-cell table:number-columns-repeated="8"/>
        </table:table-row>
        <table:table-row table:style-name="ro1">
          <table:table-cell office:value-type="float" office:value="19.5647350326183" calcext:value-type="float">
            <text:p>19,56473503</text:p>
          </table:table-cell>
          <table:table-cell table:number-columns-repeated="3"/>
          <table:table-cell office:value-type="float" office:value="19.5829" calcext:value-type="float">
            <text:p>19,58290000</text:p>
          </table:table-cell>
          <table:table-cell office:value-type="float" office:value="19.5647" calcext:value-type="float">
            <text:p>19,56470000</text:p>
          </table:table-cell>
          <table:table-cell table:number-columns-repeated="8"/>
        </table:table-row>
        <table:table-row table:style-name="ro1">
          <table:table-cell office:value-type="float" office:value="19.5789881836126" calcext:value-type="float">
            <text:p>19,57898818</text:p>
          </table:table-cell>
          <table:table-cell table:number-columns-repeated="4"/>
          <table:table-cell office:value-type="float" office:value="19.579" calcext:value-type="float">
            <text:p>19,57900000</text:p>
          </table:table-cell>
          <table:table-cell table:number-columns-repeated="8"/>
        </table:table-row>
        <table:table-row table:style-name="ro1">
          <table:table-cell office:value-type="float" office:value="19.5932648496907" calcext:value-type="float">
            <text:p>19,59326485</text:p>
          </table:table-cell>
          <table:table-cell office:value-type="float" office:value="19.8861" calcext:value-type="float">
            <text:p>19,886100000</text:p>
          </table:table-cell>
          <table:table-cell office:value-type="float" office:value="19.7085" calcext:value-type="float">
            <text:p>19,70850000</text:p>
          </table:table-cell>
          <table:table-cell office:value-type="float" office:value="19.6342" calcext:value-type="float">
            <text:p>19,63420000</text:p>
          </table:table-cell>
          <table:table-cell office:value-type="float" office:value="19.6113" calcext:value-type="float">
            <text:p>19,61130000</text:p>
          </table:table-cell>
          <table:table-cell office:value-type="float" office:value="19.5933" calcext:value-type="float">
            <text:p>19,59330000</text:p>
          </table:table-cell>
          <table:table-cell table:number-columns-repeated="8"/>
        </table:table-row>
        <table:table-row table:style-name="ro1">
          <table:table-cell office:value-type="float" office:value="19.6075650537878" calcext:value-type="float">
            <text:p>19,60756505</text:p>
          </table:table-cell>
          <table:table-cell table:number-columns-repeated="4"/>
          <table:table-cell office:value-type="float" office:value="19.6076" calcext:value-type="float">
            <text:p>19,60760000</text:p>
          </table:table-cell>
          <table:table-cell table:number-columns-repeated="8"/>
        </table:table-row>
        <table:table-row table:style-name="ro1">
          <table:table-cell office:value-type="float" office:value="19.6218888188427" calcext:value-type="float">
            <text:p>19,62188882</text:p>
          </table:table-cell>
          <table:table-cell table:number-columns-repeated="3"/>
          <table:table-cell office:value-type="float" office:value="19.6399" calcext:value-type="float">
            <text:p>19,63990000</text:p>
          </table:table-cell>
          <table:table-cell office:value-type="float" office:value="19.6219" calcext:value-type="float">
            <text:p>19,62190000</text:p>
          </table:table-cell>
          <table:table-cell table:number-columns-repeated="8"/>
        </table:table-row>
        <table:table-row table:style-name="ro1">
          <table:table-cell office:value-type="float" office:value="19.6362361677982" calcext:value-type="float">
            <text:p>19,63623617</text:p>
          </table:table-cell>
          <table:table-cell table:number-columns-repeated="4"/>
          <table:table-cell office:value-type="float" office:value="19.6362" calcext:value-type="float">
            <text:p>19,63620000</text:p>
          </table:table-cell>
          <table:table-cell table:number-columns-repeated="8"/>
        </table:table-row>
        <table:table-row table:style-name="ro1">
          <table:table-cell office:value-type="float" office:value="19.6506071236008" calcext:value-type="float">
            <text:p>19,65060712</text:p>
          </table:table-cell>
          <table:table-cell table:number-columns-repeated="2"/>
          <table:table-cell office:value-type="float" office:value="19.6913" calcext:value-type="float">
            <text:p>19,69130000</text:p>
          </table:table-cell>
          <table:table-cell office:value-type="float" office:value="19.6685" calcext:value-type="float">
            <text:p>19,66850000</text:p>
          </table:table-cell>
          <table:table-cell office:value-type="float" office:value="19.6506" calcext:value-type="float">
            <text:p>19,65060000</text:p>
          </table:table-cell>
          <table:table-cell table:number-columns-repeated="8"/>
        </table:table-row>
        <table:table-row table:style-name="ro1">
          <table:table-cell office:value-type="float" office:value="19.6650017092011" calcext:value-type="float">
            <text:p>19,66500171</text:p>
          </table:table-cell>
          <table:table-cell table:number-columns-repeated="4"/>
          <table:table-cell office:value-type="float" office:value="19.665" calcext:value-type="float">
            <text:p>19,66500000</text:p>
          </table:table-cell>
          <table:table-cell table:number-columns-repeated="8"/>
        </table:table-row>
        <table:table-row table:style-name="ro1">
          <table:table-cell office:value-type="float" office:value="19.6794199475531" calcext:value-type="float">
            <text:p>19,67941995</text:p>
          </table:table-cell>
          <table:table-cell table:number-columns-repeated="3"/>
          <table:table-cell office:value-type="float" office:value="19.6972" calcext:value-type="float">
            <text:p>19,69720000</text:p>
          </table:table-cell>
          <table:table-cell office:value-type="float" office:value="19.6794" calcext:value-type="float">
            <text:p>19,67940000</text:p>
          </table:table-cell>
          <table:table-cell table:number-columns-repeated="8"/>
        </table:table-row>
        <table:table-row table:style-name="ro1">
          <table:table-cell office:value-type="float" office:value="19.6938618616151" calcext:value-type="float">
            <text:p>19,69386186</text:p>
          </table:table-cell>
          <table:table-cell table:number-columns-repeated="4"/>
          <table:table-cell office:value-type="float" office:value="19.6939" calcext:value-type="float">
            <text:p>19,69390000</text:p>
          </table:table-cell>
          <table:table-cell table:number-columns-repeated="8"/>
        </table:table-row>
        <table:table-row table:style-name="ro1">
          <table:table-cell office:value-type="float" office:value="19.7083274743489" calcext:value-type="float">
            <text:p>19,70832747</text:p>
          </table:table-cell>
          <table:table-cell/>
          <table:table-cell office:value-type="float" office:value="19.8218" calcext:value-type="float">
            <text:p>19,82180000</text:p>
          </table:table-cell>
          <table:table-cell office:value-type="float" office:value="19.7488" calcext:value-type="float">
            <text:p>19,74880000</text:p>
          </table:table-cell>
          <table:table-cell office:value-type="float" office:value="19.726" calcext:value-type="float">
            <text:p>19,72600000</text:p>
          </table:table-cell>
          <table:table-cell office:value-type="float" office:value="19.7083" calcext:value-type="float">
            <text:p>19,70830000</text:p>
          </table:table-cell>
          <table:table-cell table:number-columns-repeated="8"/>
        </table:table-row>
        <table:table-row table:style-name="ro1">
          <table:table-cell office:value-type="float" office:value="19.7228168087203" calcext:value-type="float">
            <text:p>19,72281681</text:p>
          </table:table-cell>
          <table:table-cell table:number-columns-repeated="4"/>
          <table:table-cell office:value-type="float" office:value="19.7228" calcext:value-type="float">
            <text:p>19,72280000</text:p>
          </table:table-cell>
          <table:table-cell table:number-columns-repeated="8"/>
        </table:table-row>
        <table:table-row table:style-name="ro1">
          <table:table-cell office:value-type="float" office:value="19.7373298876988" calcext:value-type="float">
            <text:p>19,73732989</text:p>
          </table:table-cell>
          <table:table-cell table:number-columns-repeated="3"/>
          <table:table-cell office:value-type="float" office:value="19.7549" calcext:value-type="float">
            <text:p>19,75490000</text:p>
          </table:table-cell>
          <table:table-cell office:value-type="float" office:value="19.7373" calcext:value-type="float">
            <text:p>19,73730000</text:p>
          </table:table-cell>
          <table:table-cell table:number-columns-repeated="8"/>
        </table:table-row>
        <table:table-row table:style-name="ro1">
          <table:table-cell office:value-type="float" office:value="19.7518667342577" calcext:value-type="float">
            <text:p>19,75186673</text:p>
          </table:table-cell>
          <table:table-cell table:number-columns-repeated="4"/>
          <table:table-cell office:value-type="float" office:value="19.7519" calcext:value-type="float">
            <text:p>19,75190000</text:p>
          </table:table-cell>
          <table:table-cell table:number-columns-repeated="8"/>
        </table:table-row>
        <table:table-row table:style-name="ro1">
          <table:table-cell office:value-type="float" office:value="19.7664273713743" calcext:value-type="float">
            <text:p>19,76642737</text:p>
          </table:table-cell>
          <table:table-cell table:number-columns-repeated="2"/>
          <table:table-cell office:value-type="float" office:value="19.8067" calcext:value-type="float">
            <text:p>19,80670000</text:p>
          </table:table-cell>
          <table:table-cell office:value-type="float" office:value="19.7839" calcext:value-type="float">
            <text:p>19,78390000</text:p>
          </table:table-cell>
          <table:table-cell office:value-type="float" office:value="19.7664" calcext:value-type="float">
            <text:p>19,76640000</text:p>
          </table:table-cell>
          <table:table-cell table:number-columns-repeated="8"/>
        </table:table-row>
        <table:table-row table:style-name="ro1">
          <table:table-cell office:value-type="float" office:value="19.7810118220296" calcext:value-type="float">
            <text:p>19,78101182</text:p>
          </table:table-cell>
          <table:table-cell table:number-columns-repeated="4"/>
          <table:table-cell office:value-type="float" office:value="19.781" calcext:value-type="float">
            <text:p>19,78100000</text:p>
          </table:table-cell>
          <table:table-cell table:number-columns-repeated="8"/>
        </table:table-row>
        <table:table-row table:style-name="ro1">
          <table:table-cell office:value-type="float" office:value="19.7956201092086" calcext:value-type="float">
            <text:p>19,79562011</text:p>
          </table:table-cell>
          <table:table-cell table:number-columns-repeated="3"/>
          <table:table-cell office:value-type="float" office:value="19.813" calcext:value-type="float">
            <text:p>19,81300000</text:p>
          </table:table-cell>
          <table:table-cell office:value-type="float" office:value="19.7956" calcext:value-type="float">
            <text:p>19,79560000</text:p>
          </table:table-cell>
          <table:table-cell table:number-columns-repeated="8"/>
        </table:table-row>
        <table:table-row table:style-name="ro1">
          <table:table-cell office:value-type="float" office:value="19.8102522559002" calcext:value-type="float">
            <text:p>19,81025226</text:p>
          </table:table-cell>
          <table:table-cell table:number-columns-repeated="4"/>
          <table:table-cell office:value-type="float" office:value="19.8103" calcext:value-type="float">
            <text:p>19,81030000</text:p>
          </table:table-cell>
          <table:table-cell table:number-columns-repeated="8"/>
        </table:table-row>
        <table:table-row table:style-name="ro1">
          <table:table-cell office:value-type="float" office:value="19.8249082850969" calcext:value-type="float">
            <text:p>19,82490829</text:p>
          </table:table-cell>
          <table:table-cell office:value-type="float" office:value="20.1079" calcext:value-type="float">
            <text:p>20,107900000</text:p>
          </table:table-cell>
          <table:table-cell office:value-type="float" office:value="19.9366" calcext:value-type="float">
            <text:p>19,93660000</text:p>
          </table:table-cell>
          <table:table-cell office:value-type="float" office:value="19.8649" calcext:value-type="float">
            <text:p>19,86490000</text:p>
          </table:table-cell>
          <table:table-cell office:value-type="float" office:value="19.8422" calcext:value-type="float">
            <text:p>19,84220000</text:p>
          </table:table-cell>
          <table:table-cell office:value-type="float" office:value="19.8249" calcext:value-type="float">
            <text:p>19,82490000</text:p>
          </table:table-cell>
          <table:table-cell table:number-columns-repeated="8"/>
        </table:table-row>
        <table:table-row table:style-name="ro1">
          <table:table-cell office:value-type="float" office:value="19.8395882197954" calcext:value-type="float">
            <text:p>19,83958822</text:p>
          </table:table-cell>
          <table:table-cell table:number-columns-repeated="4"/>
          <table:table-cell office:value-type="float" office:value="19.8396" calcext:value-type="float">
            <text:p>19,83960000</text:p>
          </table:table-cell>
          <table:table-cell table:number-columns-repeated="8"/>
        </table:table-row>
        <table:table-row table:style-name="ro1">
          <table:table-cell office:value-type="float" office:value="19.8542920829961" calcext:value-type="float">
            <text:p>19,85429208</text:p>
          </table:table-cell>
          <table:table-cell table:number-columns-repeated="3"/>
          <table:table-cell office:value-type="float" office:value="19.8715" calcext:value-type="float">
            <text:p>19,87150000</text:p>
          </table:table-cell>
          <table:table-cell office:value-type="float" office:value="19.8543" calcext:value-type="float">
            <text:p>19,85430000</text:p>
          </table:table-cell>
          <table:table-cell table:number-columns-repeated="8"/>
        </table:table-row>
        <table:table-row table:style-name="ro1">
          <table:table-cell office:value-type="float" office:value="19.8690198977037" calcext:value-type="float">
            <text:p>19,86901990</text:p>
          </table:table-cell>
          <table:table-cell table:number-columns-repeated="4"/>
          <table:table-cell office:value-type="float" office:value="19.869" calcext:value-type="float">
            <text:p>19,86900000</text:p>
          </table:table-cell>
          <table:table-cell table:number-columns-repeated="8"/>
        </table:table-row>
        <table:table-row table:style-name="ro1">
          <table:table-cell office:value-type="float" office:value="19.8837716869265" calcext:value-type="float">
            <text:p>19,88377169</text:p>
          </table:table-cell>
          <table:table-cell table:number-columns-repeated="2"/>
          <table:table-cell office:value-type="float" office:value="19.9236" calcext:value-type="float">
            <text:p>19,92360000</text:p>
          </table:table-cell>
          <table:table-cell office:value-type="float" office:value="19.9009" calcext:value-type="float">
            <text:p>19,90090000</text:p>
          </table:table-cell>
          <table:table-cell office:value-type="float" office:value="19.8838" calcext:value-type="float">
            <text:p>19,88380000</text:p>
          </table:table-cell>
          <table:table-cell table:number-columns-repeated="8"/>
        </table:table-row>
        <table:table-row table:style-name="ro1">
          <table:table-cell office:value-type="float" office:value="19.898547473677" calcext:value-type="float">
            <text:p>19,89854747</text:p>
          </table:table-cell>
          <table:table-cell table:number-columns-repeated="4"/>
          <table:table-cell office:value-type="float" office:value="19.8985" calcext:value-type="float">
            <text:p>19,89850000</text:p>
          </table:table-cell>
          <table:table-cell table:number-columns-repeated="8"/>
        </table:table-row>
        <table:table-row table:style-name="ro1">
          <table:table-cell office:value-type="float" office:value="19.9133472809713" calcext:value-type="float">
            <text:p>19,91334728</text:p>
          </table:table-cell>
          <table:table-cell table:number-columns-repeated="3"/>
          <table:table-cell office:value-type="float" office:value="19.9304" calcext:value-type="float">
            <text:p>19,93040000</text:p>
          </table:table-cell>
          <table:table-cell office:value-type="float" office:value="19.9133" calcext:value-type="float">
            <text:p>19,91330000</text:p>
          </table:table-cell>
          <table:table-cell table:number-columns-repeated="8"/>
        </table:table-row>
        <table:table-row table:style-name="ro1">
          <table:table-cell office:value-type="float" office:value="19.92817113183" calcext:value-type="float">
            <text:p>19,92817113</text:p>
          </table:table-cell>
          <table:table-cell table:number-columns-repeated="4"/>
          <table:table-cell office:value-type="float" office:value="19.9282" calcext:value-type="float">
            <text:p>19,92820000</text:p>
          </table:table-cell>
          <table:table-cell table:number-columns-repeated="8"/>
        </table:table-row>
        <table:table-row table:style-name="ro1">
          <table:table-cell office:value-type="float" office:value="19.9430190492772" calcext:value-type="float">
            <text:p>19,94301905</text:p>
          </table:table-cell>
          <table:table-cell/>
          <table:table-cell office:value-type="float" office:value="20.0531" calcext:value-type="float">
            <text:p>20,05310000</text:p>
          </table:table-cell>
          <table:table-cell office:value-type="float" office:value="19.9826" calcext:value-type="float">
            <text:p>19,98260000</text:p>
          </table:table-cell>
          <table:table-cell office:value-type="float" office:value="19.9599" calcext:value-type="float">
            <text:p>19,95990000</text:p>
          </table:table-cell>
          <table:table-cell office:value-type="float" office:value="19.943" calcext:value-type="float">
            <text:p>19,94300000</text:p>
          </table:table-cell>
          <table:table-cell table:number-columns-repeated="8"/>
        </table:table-row>
        <table:table-row table:style-name="ro1">
          <table:table-cell office:value-type="float" office:value="19.9578910563414" calcext:value-type="float">
            <text:p>19,95789106</text:p>
          </table:table-cell>
          <table:table-cell table:number-columns-repeated="4"/>
          <table:table-cell office:value-type="float" office:value="19.9579" calcext:value-type="float">
            <text:p>19,95790000</text:p>
          </table:table-cell>
          <table:table-cell table:number-columns-repeated="8"/>
        </table:table-row>
        <table:table-row table:style-name="ro1">
          <table:table-cell office:value-type="float" office:value="19.9727871760548" calcext:value-type="float">
            <text:p>19,97278718</text:p>
          </table:table-cell>
          <table:table-cell table:number-columns-repeated="3"/>
          <table:table-cell office:value-type="float" office:value="19.9896" calcext:value-type="float">
            <text:p>19,98960000</text:p>
          </table:table-cell>
          <table:table-cell office:value-type="float" office:value="19.9728" calcext:value-type="float">
            <text:p>19,97280000</text:p>
          </table:table-cell>
          <table:table-cell table:number-columns-repeated="8"/>
        </table:table-row>
        <table:table-row table:style-name="ro1">
          <table:table-cell office:value-type="float" office:value="19.9877074314539" calcext:value-type="float">
            <text:p>19,98770743</text:p>
          </table:table-cell>
          <table:table-cell table:number-columns-repeated="4"/>
          <table:table-cell office:value-type="float" office:value="19.9877" calcext:value-type="float">
            <text:p>19,98770000</text:p>
          </table:table-cell>
          <table:table-cell table:number-columns-repeated="8"/>
        </table:table-row>
        <table:table-row table:style-name="ro1">
          <table:table-cell office:value-type="float" office:value="20.002651845579" calcext:value-type="float">
            <text:p>20,00265185</text:p>
          </table:table-cell>
          <table:table-cell table:number-columns-repeated="2"/>
          <table:table-cell office:value-type="float" office:value="20.042" calcext:value-type="float">
            <text:p>20,04200000</text:p>
          </table:table-cell>
          <table:table-cell office:value-type="float" office:value="20.0194" calcext:value-type="float">
            <text:p>20,01940000</text:p>
          </table:table-cell>
          <table:table-cell office:value-type="float" office:value="20.0027" calcext:value-type="float">
            <text:p>20,00270000</text:p>
          </table:table-cell>
          <table:table-cell table:number-columns-repeated="8"/>
        </table:table-row>
        <table:table-row table:style-name="ro1">
          <table:table-cell office:value-type="float" office:value="20.0176204414747" calcext:value-type="float">
            <text:p>20,01762044</text:p>
          </table:table-cell>
          <table:table-cell table:number-columns-repeated="4"/>
          <table:table-cell office:value-type="float" office:value="20.0176" calcext:value-type="float">
            <text:p>20,01760000</text:p>
          </table:table-cell>
          <table:table-cell table:number-columns-repeated="8"/>
        </table:table-row>
        <table:table-row table:style-name="ro1">
          <table:table-cell office:value-type="float" office:value="20.0326132421895" calcext:value-type="float">
            <text:p>20,03261324</text:p>
          </table:table-cell>
          <table:table-cell table:number-columns-repeated="3"/>
          <table:table-cell office:value-type="float" office:value="20.0492" calcext:value-type="float">
            <text:p>20,04920000</text:p>
          </table:table-cell>
          <table:table-cell office:value-type="float" office:value="20.0326" calcext:value-type="float">
            <text:p>20,03260000</text:p>
          </table:table-cell>
          <table:table-cell table:number-columns-repeated="8"/>
        </table:table-row>
        <table:table-row table:style-name="ro1">
          <table:table-cell office:value-type="float" office:value="20.0476302707759" calcext:value-type="float">
            <text:p>20,04763027</text:p>
          </table:table-cell>
          <table:table-cell table:number-columns-repeated="4"/>
          <table:table-cell office:value-type="float" office:value="20.0476" calcext:value-type="float">
            <text:p>20,04760000</text:p>
          </table:table-cell>
          <table:table-cell table:number-columns-repeated="8"/>
        </table:table-row>
        <table:table-row table:style-name="ro1">
          <table:table-cell office:value-type="float" office:value="20.0626715502907" calcext:value-type="float">
            <text:p>20,06267155</text:p>
          </table:table-cell>
          <table:table-cell office:value-type="float" office:value="20.3366" calcext:value-type="float">
            <text:p>20,336600000</text:p>
          </table:table-cell>
          <table:table-cell office:value-type="float" office:value="20.1711" calcext:value-type="float">
            <text:p>20,17110000</text:p>
          </table:table-cell>
          <table:table-cell office:value-type="float" office:value="20.1018" calcext:value-type="float">
            <text:p>20,10180000</text:p>
          </table:table-cell>
          <table:table-cell office:value-type="float" office:value="20.0792" calcext:value-type="float">
            <text:p>20,07920000</text:p>
          </table:table-cell>
          <table:table-cell office:value-type="float" office:value="20.0627" calcext:value-type="float">
            <text:p>20,06270000</text:p>
          </table:table-cell>
          <table:table-cell table:number-columns-repeated="8"/>
        </table:table-row>
        <table:table-row table:style-name="ro1">
          <table:table-cell office:value-type="float" office:value="20.0777371037946" calcext:value-type="float">
            <text:p>20,07773710</text:p>
          </table:table-cell>
          <table:table-cell table:number-columns-repeated="4"/>
          <table:table-cell office:value-type="float" office:value="20.0777" calcext:value-type="float">
            <text:p>20,07770000</text:p>
          </table:table-cell>
          <table:table-cell table:number-columns-repeated="8"/>
        </table:table-row>
        <table:table-row table:style-name="ro1">
          <table:table-cell office:value-type="float" office:value="20.0928269543524" calcext:value-type="float">
            <text:p>20,09282695</text:p>
          </table:table-cell>
          <table:table-cell table:number-columns-repeated="3"/>
          <table:table-cell office:value-type="float" office:value="20.1093" calcext:value-type="float">
            <text:p>20,10930000</text:p>
          </table:table-cell>
          <table:table-cell office:value-type="float" office:value="20.0928" calcext:value-type="float">
            <text:p>20,09280000</text:p>
          </table:table-cell>
          <table:table-cell table:number-columns-repeated="8"/>
        </table:table-row>
        <table:table-row table:style-name="ro1">
          <table:table-cell office:value-type="float" office:value="20.1079411250333" calcext:value-type="float">
            <text:p>20,10794113</text:p>
          </table:table-cell>
          <table:table-cell table:number-columns-repeated="4"/>
          <table:table-cell office:value-type="float" office:value="20.1079" calcext:value-type="float">
            <text:p>20,10790000</text:p>
          </table:table-cell>
          <table:table-cell table:number-columns-repeated="8"/>
        </table:table-row>
        <table:table-row table:style-name="ro1">
          <table:table-cell office:value-type="float" office:value="20.1230796389103" calcext:value-type="float">
            <text:p>20,12307964</text:p>
          </table:table-cell>
          <table:table-cell table:number-columns-repeated="2"/>
          <table:table-cell office:value-type="float" office:value="20.162" calcext:value-type="float">
            <text:p>20,16200000</text:p>
          </table:table-cell>
          <table:table-cell office:value-type="float" office:value="20.1394" calcext:value-type="float">
            <text:p>20,13940000</text:p>
          </table:table-cell>
          <table:table-cell office:value-type="float" office:value="20.1231" calcext:value-type="float">
            <text:p>20,12310000</text:p>
          </table:table-cell>
          <table:table-cell table:number-columns-repeated="8"/>
        </table:table-row>
        <table:table-row table:style-name="ro1">
          <table:table-cell office:value-type="float" office:value="20.1382425190608" calcext:value-type="float">
            <text:p>20,13824252</text:p>
          </table:table-cell>
          <table:table-cell table:number-columns-repeated="4"/>
          <table:table-cell office:value-type="float" office:value="20.1382" calcext:value-type="float">
            <text:p>20,13820000</text:p>
          </table:table-cell>
          <table:table-cell table:number-columns-repeated="8"/>
        </table:table-row>
        <table:table-row table:style-name="ro1">
          <table:table-cell office:value-type="float" office:value="20.1534297885662" calcext:value-type="float">
            <text:p>20,15342979</text:p>
          </table:table-cell>
          <table:table-cell table:number-columns-repeated="3"/>
          <table:table-cell office:value-type="float" office:value="20.1697" calcext:value-type="float">
            <text:p>20,16970000</text:p>
          </table:table-cell>
          <table:table-cell office:value-type="float" office:value="20.1534" calcext:value-type="float">
            <text:p>20,15340000</text:p>
          </table:table-cell>
          <table:table-cell table:number-columns-repeated="8"/>
        </table:table-row>
        <table:table-row table:style-name="ro1">
          <table:table-cell office:value-type="float" office:value="20.1686414705121" calcext:value-type="float">
            <text:p>20,16864147</text:p>
          </table:table-cell>
          <table:table-cell table:number-columns-repeated="4"/>
          <table:table-cell office:value-type="float" office:value="20.1686" calcext:value-type="float">
            <text:p>20,16860000</text:p>
          </table:table-cell>
          <table:table-cell table:number-columns-repeated="8"/>
        </table:table-row>
        <table:table-row table:style-name="ro1">
          <table:table-cell office:value-type="float" office:value="20.1838775879883" calcext:value-type="float">
            <text:p>20,18387759</text:p>
          </table:table-cell>
          <table:table-cell/>
          <table:table-cell office:value-type="float" office:value="20.2907" calcext:value-type="float">
            <text:p>20,29070000</text:p>
          </table:table-cell>
          <table:table-cell office:value-type="float" office:value="20.2226" calcext:value-type="float">
            <text:p>20,22260000</text:p>
          </table:table-cell>
          <table:table-cell office:value-type="float" office:value="20.2" calcext:value-type="float">
            <text:p>20,20000000</text:p>
          </table:table-cell>
          <table:table-cell office:value-type="float" office:value="20.1839" calcext:value-type="float">
            <text:p>20,18390000</text:p>
          </table:table-cell>
          <table:table-cell table:number-columns-repeated="8"/>
        </table:table-row>
        <table:table-row table:style-name="ro1">
          <table:table-cell office:value-type="float" office:value="20.1991381640887" calcext:value-type="float">
            <text:p>20,19913816</text:p>
          </table:table-cell>
          <table:table-cell table:number-columns-repeated="4"/>
          <table:table-cell office:value-type="float" office:value="20.1991" calcext:value-type="float">
            <text:p>20,19910000</text:p>
          </table:table-cell>
          <table:table-cell table:number-columns-repeated="8"/>
        </table:table-row>
        <table:table-row table:style-name="ro1">
          <table:table-cell office:value-type="float" office:value="20.2144232219116" calcext:value-type="float">
            <text:p>20,21442322</text:p>
          </table:table-cell>
          <table:table-cell table:number-columns-repeated="3"/>
          <table:table-cell office:value-type="float" office:value="20.2305" calcext:value-type="float">
            <text:p>20,23050000</text:p>
          </table:table-cell>
          <table:table-cell office:value-type="float" office:value="20.2144" calcext:value-type="float">
            <text:p>20,21440000</text:p>
          </table:table-cell>
          <table:table-cell table:number-columns-repeated="8"/>
        </table:table-row>
        <table:table-row table:style-name="ro1">
          <table:table-cell office:value-type="float" office:value="20.2297327845592" calcext:value-type="float">
            <text:p>20,22973278</text:p>
          </table:table-cell>
          <table:table-cell table:number-columns-repeated="4"/>
          <table:table-cell office:value-type="float" office:value="20.2297" calcext:value-type="float">
            <text:p>20,22970000</text:p>
          </table:table-cell>
          <table:table-cell table:number-columns-repeated="8"/>
        </table:table-row>
        <table:table-row table:style-name="ro1">
          <table:table-cell office:value-type="float" office:value="20.2450668751382" calcext:value-type="float">
            <text:p>20,24506688</text:p>
          </table:table-cell>
          <table:table-cell table:number-columns-repeated="2"/>
          <table:table-cell office:value-type="float" office:value="20.2836" calcext:value-type="float">
            <text:p>20,28360000</text:p>
          </table:table-cell>
          <table:table-cell office:value-type="float" office:value="20.261" calcext:value-type="float">
            <text:p>20,26100000</text:p>
          </table:table-cell>
          <table:table-cell office:value-type="float" office:value="20.2451" calcext:value-type="float">
            <text:p>20,24510000</text:p>
          </table:table-cell>
          <table:table-cell table:number-columns-repeated="8"/>
        </table:table-row>
        <table:table-row table:style-name="ro1">
          <table:table-cell office:value-type="float" office:value="20.2604255167595" calcext:value-type="float">
            <text:p>20,26042552</text:p>
          </table:table-cell>
          <table:table-cell table:number-columns-repeated="4"/>
          <table:table-cell office:value-type="float" office:value="20.2604" calcext:value-type="float">
            <text:p>20,26040000</text:p>
          </table:table-cell>
          <table:table-cell table:number-columns-repeated="8"/>
        </table:table-row>
        <table:table-row table:style-name="ro1">
          <table:table-cell office:value-type="float" office:value="20.2758087325381" calcext:value-type="float">
            <text:p>20,27580873</text:p>
          </table:table-cell>
          <table:table-cell table:number-columns-repeated="3"/>
          <table:table-cell office:value-type="float" office:value="20.2917" calcext:value-type="float">
            <text:p>20,29170000</text:p>
          </table:table-cell>
          <table:table-cell office:value-type="float" office:value="20.2758" calcext:value-type="float">
            <text:p>20,27580000</text:p>
          </table:table-cell>
          <table:table-cell table:number-columns-repeated="8"/>
        </table:table-row>
        <table:table-row table:style-name="ro1">
          <table:table-cell office:value-type="float" office:value="20.2912165455933" calcext:value-type="float">
            <text:p>20,29121655</text:p>
          </table:table-cell>
          <table:table-cell table:number-columns-repeated="4"/>
          <table:table-cell office:value-type="float" office:value="20.2912" calcext:value-type="float">
            <text:p>20,29120000</text:p>
          </table:table-cell>
          <table:table-cell table:number-columns-repeated="8"/>
        </table:table-row>
        <table:table-row table:style-name="ro1">
          <table:table-cell office:value-type="float" office:value="20.306648979049" calcext:value-type="float">
            <text:p>20,30664898</text:p>
          </table:table-cell>
          <table:table-cell office:value-type="float" office:value="20.5706" calcext:value-type="float">
            <text:p>20,570600000</text:p>
          </table:table-cell>
          <table:table-cell office:value-type="float" office:value="20.4119" calcext:value-type="float">
            <text:p>20,41190000</text:p>
          </table:table-cell>
          <table:table-cell office:value-type="float" office:value="20.345" calcext:value-type="float">
            <text:p>20,34500000</text:p>
          </table:table-cell>
          <table:table-cell office:value-type="float" office:value="20.3224" calcext:value-type="float">
            <text:p>20,32240000</text:p>
          </table:table-cell>
          <table:table-cell office:value-type="float" office:value="20.3066" calcext:value-type="float">
            <text:p>20,30660000</text:p>
          </table:table-cell>
          <table:table-cell table:number-columns-repeated="8"/>
        </table:table-row>
        <table:table-row table:style-name="ro1">
          <table:table-cell office:value-type="float" office:value="20.3221060560326" calcext:value-type="float">
            <text:p>20,32210606</text:p>
          </table:table-cell>
          <table:table-cell table:number-columns-repeated="4"/>
          <table:table-cell office:value-type="float" office:value="20.3221" calcext:value-type="float">
            <text:p>20,32210000</text:p>
          </table:table-cell>
          <table:table-cell table:number-columns-repeated="8"/>
        </table:table-row>
        <table:table-row table:style-name="ro1">
          <table:table-cell office:value-type="float" office:value="20.3375877996764" calcext:value-type="float">
            <text:p>20,33758780</text:p>
          </table:table-cell>
          <table:table-cell table:number-columns-repeated="3"/>
          <table:table-cell office:value-type="float" office:value="20.3533" calcext:value-type="float">
            <text:p>20,35330000</text:p>
          </table:table-cell>
          <table:table-cell office:value-type="float" office:value="20.3376" calcext:value-type="float">
            <text:p>20,33760000</text:p>
          </table:table-cell>
          <table:table-cell table:number-columns-repeated="8"/>
        </table:table-row>
        <table:table-row table:style-name="ro1">
          <table:table-cell office:value-type="float" office:value="20.353094233117" calcext:value-type="float">
            <text:p>20,35309423</text:p>
          </table:table-cell>
          <table:table-cell table:number-columns-repeated="4"/>
          <table:table-cell office:value-type="float" office:value="20.3531" calcext:value-type="float">
            <text:p>20,35310000</text:p>
          </table:table-cell>
          <table:table-cell table:number-columns-repeated="8"/>
        </table:table-row>
        <table:table-row table:style-name="ro1">
          <table:table-cell office:value-type="float" office:value="20.368625379495" calcext:value-type="float">
            <text:p>20,36862538</text:p>
          </table:table-cell>
          <table:table-cell table:number-columns-repeated="2"/>
          <table:table-cell office:value-type="float" office:value="20.4067" calcext:value-type="float">
            <text:p>20,40670000</text:p>
          </table:table-cell>
          <table:table-cell office:value-type="float" office:value="20.3842" calcext:value-type="float">
            <text:p>20,38420000</text:p>
          </table:table-cell>
          <table:table-cell office:value-type="float" office:value="20.3686" calcext:value-type="float">
            <text:p>20,36860000</text:p>
          </table:table-cell>
          <table:table-cell table:number-columns-repeated="8"/>
        </table:table-row>
        <table:table-row table:style-name="ro1">
          <table:table-cell office:value-type="float" office:value="20.3841812619556" calcext:value-type="float">
            <text:p>20,38418126</text:p>
          </table:table-cell>
          <table:table-cell table:number-columns-repeated="4"/>
          <table:table-cell office:value-type="float" office:value="20.3842" calcext:value-type="float">
            <text:p>20,38420000</text:p>
          </table:table-cell>
          <table:table-cell table:number-columns-repeated="8"/>
        </table:table-row>
        <table:table-row table:style-name="ro1">
          <table:table-cell office:value-type="float" office:value="20.3997619036482" calcext:value-type="float">
            <text:p>20,39976190</text:p>
          </table:table-cell>
          <table:table-cell table:number-columns-repeated="3"/>
          <table:table-cell office:value-type="float" office:value="20.4153" calcext:value-type="float">
            <text:p>20,41530000</text:p>
          </table:table-cell>
          <table:table-cell office:value-type="float" office:value="20.3998" calcext:value-type="float">
            <text:p>20,39980000</text:p>
          </table:table-cell>
          <table:table-cell table:number-columns-repeated="8"/>
        </table:table-row>
        <table:table-row table:style-name="ro1">
          <table:table-cell office:value-type="float" office:value="20.4153673277265" calcext:value-type="float">
            <text:p>20,41536733</text:p>
          </table:table-cell>
          <table:table-cell table:number-columns-repeated="4"/>
          <table:table-cell office:value-type="float" office:value="20.4154" calcext:value-type="float">
            <text:p>20,41540000</text:p>
          </table:table-cell>
          <table:table-cell table:number-columns-repeated="8"/>
        </table:table-row>
        <table:table-row table:style-name="ro1">
          <table:table-cell office:value-type="float" office:value="20.4309975573487" calcext:value-type="float">
            <text:p>20,43099756</text:p>
          </table:table-cell>
          <table:table-cell/>
          <table:table-cell office:value-type="float" office:value="20.5346" calcext:value-type="float">
            <text:p>20,53460000</text:p>
          </table:table-cell>
          <table:table-cell office:value-type="float" office:value="20.4689" calcext:value-type="float">
            <text:p>20,46890000</text:p>
          </table:table-cell>
          <table:table-cell office:value-type="float" office:value="20.4464" calcext:value-type="float">
            <text:p>20,44640000</text:p>
          </table:table-cell>
          <table:table-cell office:value-type="float" office:value="20.431" calcext:value-type="float">
            <text:p>20,43100000</text:p>
          </table:table-cell>
          <table:table-cell table:number-columns-repeated="8"/>
        </table:table-row>
        <table:table-row table:style-name="ro1">
          <table:table-cell office:value-type="float" office:value="20.4466526156771" calcext:value-type="float">
            <text:p>20,44665262</text:p>
          </table:table-cell>
          <table:table-cell table:number-columns-repeated="4"/>
          <table:table-cell office:value-type="float" office:value="20.4467" calcext:value-type="float">
            <text:p>20,44670000</text:p>
          </table:table-cell>
          <table:table-cell table:number-columns-repeated="8"/>
        </table:table-row>
        <table:table-row table:style-name="ro1">
          <table:table-cell office:value-type="float" office:value="20.4623325258787" calcext:value-type="float">
            <text:p>20,46233253</text:p>
          </table:table-cell>
          <table:table-cell table:number-columns-repeated="3"/>
          <table:table-cell office:value-type="float" office:value="20.4776" calcext:value-type="float">
            <text:p>20,47760000</text:p>
          </table:table-cell>
          <table:table-cell office:value-type="float" office:value="20.4623" calcext:value-type="float">
            <text:p>20,46230000</text:p>
          </table:table-cell>
          <table:table-cell table:number-columns-repeated="8"/>
        </table:table-row>
        <table:table-row table:style-name="ro1">
          <table:table-cell office:value-type="float" office:value="20.4780373111246" calcext:value-type="float">
            <text:p>20,47803731</text:p>
          </table:table-cell>
          <table:table-cell table:number-columns-repeated="4"/>
          <table:table-cell office:value-type="float" office:value="20.478" calcext:value-type="float">
            <text:p>20,47800000</text:p>
          </table:table-cell>
          <table:table-cell table:number-columns-repeated="8"/>
        </table:table-row>
        <table:table-row table:style-name="ro1">
          <table:table-cell office:value-type="float" office:value="20.4937669945906" calcext:value-type="float">
            <text:p>20,49376699</text:p>
          </table:table-cell>
          <table:table-cell table:number-columns-repeated="2"/>
          <table:table-cell office:value-type="float" office:value="20.5315" calcext:value-type="float">
            <text:p>20,53150000</text:p>
          </table:table-cell>
          <table:table-cell office:value-type="float" office:value="20.509" calcext:value-type="float">
            <text:p>20,50900000</text:p>
          </table:table-cell>
          <table:table-cell office:value-type="float" office:value="20.4938" calcext:value-type="float">
            <text:p>20,49380000</text:p>
          </table:table-cell>
          <table:table-cell table:number-columns-repeated="8"/>
        </table:table-row>
        <table:table-row table:style-name="ro1">
          <table:table-cell office:value-type="float" office:value="20.5095215994564" calcext:value-type="float">
            <text:p>20,50952160</text:p>
          </table:table-cell>
          <table:table-cell table:number-columns-repeated="4"/>
          <table:table-cell office:value-type="float" office:value="20.5095" calcext:value-type="float">
            <text:p>20,50950000</text:p>
          </table:table-cell>
          <table:table-cell table:number-columns-repeated="8"/>
        </table:table-row>
        <table:table-row table:style-name="ro1">
          <table:table-cell office:value-type="float" office:value="20.5253011489067" calcext:value-type="float">
            <text:p>20,52530115</text:p>
          </table:table-cell>
          <table:table-cell table:number-columns-repeated="3"/>
          <table:table-cell office:value-type="float" office:value="20.5404" calcext:value-type="float">
            <text:p>20,54040000</text:p>
          </table:table-cell>
          <table:table-cell office:value-type="float" office:value="20.5253" calcext:value-type="float">
            <text:p>20,52530000</text:p>
          </table:table-cell>
          <table:table-cell table:number-columns-repeated="8"/>
        </table:table-row>
        <table:table-row table:style-name="ro1">
          <table:table-cell office:value-type="float" office:value="20.5411056661303" calcext:value-type="float">
            <text:p>20,54110567</text:p>
          </table:table-cell>
          <table:table-cell table:number-columns-repeated="4"/>
          <table:table-cell office:value-type="float" office:value="20.5411" calcext:value-type="float">
            <text:p>20,54110000</text:p>
          </table:table-cell>
          <table:table-cell table:number-columns-repeated="8"/>
        </table:table-row>
        <table:table-row table:style-name="ro1">
          <table:table-cell office:value-type="float" office:value="20.5569351743204" calcext:value-type="float">
            <text:p>20,55693517</text:p>
          </table:table-cell>
          <table:table-cell office:value-type="float" office:value="20.8101" calcext:value-type="float">
            <text:p>20,810100000</text:p>
          </table:table-cell>
          <table:table-cell office:value-type="float" office:value="20.6589" calcext:value-type="float">
            <text:p>20,65890000</text:p>
          </table:table-cell>
          <table:table-cell office:value-type="float" office:value="20.5944" calcext:value-type="float">
            <text:p>20,59440000</text:p>
          </table:table-cell>
          <table:table-cell office:value-type="float" office:value="20.572" calcext:value-type="float">
            <text:p>20,57200000</text:p>
          </table:table-cell>
          <table:table-cell office:value-type="float" office:value="20.5569" calcext:value-type="float">
            <text:p>20,55690000</text:p>
          </table:table-cell>
          <table:table-cell table:number-columns-repeated="8"/>
        </table:table-row>
        <table:table-row table:style-name="ro1">
          <table:table-cell office:value-type="float" office:value="20.5727896966748" calcext:value-type="float">
            <text:p>20,57278970</text:p>
          </table:table-cell>
          <table:table-cell table:number-columns-repeated="4"/>
          <table:table-cell office:value-type="float" office:value="20.5728" calcext:value-type="float">
            <text:p>20,57280000</text:p>
          </table:table-cell>
          <table:table-cell table:number-columns-repeated="8"/>
        </table:table-row>
        <table:table-row table:style-name="ro1">
          <table:table-cell office:value-type="float" office:value="20.5886692563956" calcext:value-type="float">
            <text:p>20,58866926</text:p>
          </table:table-cell>
          <table:table-cell table:number-columns-repeated="3"/>
          <table:table-cell office:value-type="float" office:value="20.6036" calcext:value-type="float">
            <text:p>20,60360000</text:p>
          </table:table-cell>
          <table:table-cell office:value-type="float" office:value="20.5887" calcext:value-type="float">
            <text:p>20,58870000</text:p>
          </table:table-cell>
          <table:table-cell table:number-columns-repeated="8"/>
        </table:table-row>
        <table:table-row table:style-name="ro1">
          <table:table-cell office:value-type="float" office:value="20.6045738766898" calcext:value-type="float">
            <text:p>20,60457388</text:p>
          </table:table-cell>
          <table:table-cell table:number-columns-repeated="4"/>
          <table:table-cell office:value-type="float" office:value="20.6046" calcext:value-type="float">
            <text:p>20,60460000</text:p>
          </table:table-cell>
          <table:table-cell table:number-columns-repeated="8"/>
        </table:table-row>
        <table:table-row table:style-name="ro1">
          <table:table-cell office:value-type="float" office:value="20.6205035807682" calcext:value-type="float">
            <text:p>20,62050358</text:p>
          </table:table-cell>
          <table:table-cell table:number-columns-repeated="2"/>
          <table:table-cell office:value-type="float" office:value="20.6578" calcext:value-type="float">
            <text:p>20,65780000</text:p>
          </table:table-cell>
          <table:table-cell office:value-type="float" office:value="20.6353" calcext:value-type="float">
            <text:p>20,63530000</text:p>
          </table:table-cell>
          <table:table-cell office:value-type="float" office:value="20.6205" calcext:value-type="float">
            <text:p>20,62050000</text:p>
          </table:table-cell>
          <table:table-cell table:number-columns-repeated="8"/>
        </table:table-row>
        <table:table-row table:style-name="ro1">
          <table:table-cell office:value-type="float" office:value="20.6364583918465" calcext:value-type="float">
            <text:p>20,63645839</text:p>
          </table:table-cell>
          <table:table-cell table:number-columns-repeated="4"/>
          <table:table-cell office:value-type="float" office:value="20.6365" calcext:value-type="float">
            <text:p>20,63650000</text:p>
          </table:table-cell>
          <table:table-cell table:number-columns-repeated="8"/>
        </table:table-row>
        <table:table-row table:style-name="ro1">
          <table:table-cell office:value-type="float" office:value="20.6524383331449" calcext:value-type="float">
            <text:p>20,65243833</text:p>
          </table:table-cell>
          <table:table-cell table:number-columns-repeated="3"/>
          <table:table-cell office:value-type="float" office:value="20.6672" calcext:value-type="float">
            <text:p>20,66720000</text:p>
          </table:table-cell>
          <table:table-cell office:value-type="float" office:value="20.6524" calcext:value-type="float">
            <text:p>20,65240000</text:p>
          </table:table-cell>
          <table:table-cell table:number-columns-repeated="8"/>
        </table:table-row>
        <table:table-row table:style-name="ro1">
          <table:table-cell office:value-type="float" office:value="20.668443427888" calcext:value-type="float">
            <text:p>20,66844343</text:p>
          </table:table-cell>
          <table:table-cell table:number-columns-repeated="4"/>
          <table:table-cell office:value-type="float" office:value="20.6684" calcext:value-type="float">
            <text:p>20,66840000</text:p>
          </table:table-cell>
          <table:table-cell table:number-columns-repeated="8"/>
        </table:table-row>
        <table:table-row table:style-name="ro1">
          <table:table-cell office:value-type="float" office:value="20.6844736993049" calcext:value-type="float">
            <text:p>20,68447370</text:p>
          </table:table-cell>
          <table:table-cell/>
          <table:table-cell office:value-type="float" office:value="20.7849" calcext:value-type="float">
            <text:p>20,78490000</text:p>
          </table:table-cell>
          <table:table-cell office:value-type="float" office:value="20.7215" calcext:value-type="float">
            <text:p>20,72150000</text:p>
          </table:table-cell>
          <table:table-cell office:value-type="float" office:value="20.6991" calcext:value-type="float">
            <text:p>20,69910000</text:p>
          </table:table-cell>
          <table:table-cell office:value-type="float" office:value="20.6845" calcext:value-type="float">
            <text:p>20,68450000</text:p>
          </table:table-cell>
          <table:table-cell table:number-columns-repeated="8"/>
        </table:table-row>
        <table:table-row table:style-name="ro1">
          <table:table-cell office:value-type="float" office:value="20.7005291706293" calcext:value-type="float">
            <text:p>20,70052917</text:p>
          </table:table-cell>
          <table:table-cell table:number-columns-repeated="4"/>
          <table:table-cell office:value-type="float" office:value="20.7005" calcext:value-type="float">
            <text:p>20,70050000</text:p>
          </table:table-cell>
          <table:table-cell table:number-columns-repeated="8"/>
        </table:table-row>
        <table:table-row table:style-name="ro1">
          <table:table-cell office:value-type="float" office:value="20.7166098650993" calcext:value-type="float">
            <text:p>20,71660987</text:p>
          </table:table-cell>
          <table:table-cell table:number-columns-repeated="3"/>
          <table:table-cell office:value-type="float" office:value="20.7312" calcext:value-type="float">
            <text:p>20,73120000</text:p>
          </table:table-cell>
          <table:table-cell office:value-type="float" office:value="20.7166" calcext:value-type="float">
            <text:p>20,71660000</text:p>
          </table:table-cell>
          <table:table-cell table:number-columns-repeated="8"/>
        </table:table-row>
        <table:table-row table:style-name="ro1">
          <table:table-cell office:value-type="float" office:value="20.7327158059579" calcext:value-type="float">
            <text:p>20,73271581</text:p>
          </table:table-cell>
          <table:table-cell table:number-columns-repeated="4"/>
          <table:table-cell office:value-type="float" office:value="20.7327" calcext:value-type="float">
            <text:p>20,73270000</text:p>
          </table:table-cell>
          <table:table-cell table:number-columns-repeated="8"/>
        </table:table-row>
        <table:table-row table:style-name="ro1">
          <table:table-cell office:value-type="float" office:value="20.7488470164521" calcext:value-type="float">
            <text:p>20,74884702</text:p>
          </table:table-cell>
          <table:table-cell table:number-columns-repeated="2"/>
          <table:table-cell office:value-type="float" office:value="20.7857" calcext:value-type="float">
            <text:p>20,78570000</text:p>
          </table:table-cell>
          <table:table-cell office:value-type="float" office:value="20.7633" calcext:value-type="float">
            <text:p>20,76330000</text:p>
          </table:table-cell>
          <table:table-cell office:value-type="float" office:value="20.7488" calcext:value-type="float">
            <text:p>20,74880000</text:p>
          </table:table-cell>
          <table:table-cell table:number-columns-repeated="8"/>
        </table:table-row>
        <table:table-row table:style-name="ro1">
          <table:table-cell office:value-type="float" office:value="20.7650035198341" calcext:value-type="float">
            <text:p>20,76500352</text:p>
          </table:table-cell>
          <table:table-cell table:number-columns-repeated="4"/>
          <table:table-cell office:value-type="float" office:value="20.765" calcext:value-type="float">
            <text:p>20,76500000</text:p>
          </table:table-cell>
          <table:table-cell table:number-columns-repeated="8"/>
        </table:table-row>
        <table:table-row table:style-name="ro1">
          <table:table-cell office:value-type="float" office:value="20.7811853393601" calcext:value-type="float">
            <text:p>20,78118534</text:p>
          </table:table-cell>
          <table:table-cell table:number-columns-repeated="3"/>
          <table:table-cell office:value-type="float" office:value="20.7955" calcext:value-type="float">
            <text:p>20,79550000</text:p>
          </table:table-cell>
          <table:table-cell office:value-type="float" office:value="20.7812" calcext:value-type="float">
            <text:p>20,78120000</text:p>
          </table:table-cell>
          <table:table-cell table:number-columns-repeated="8"/>
        </table:table-row>
        <table:table-row table:style-name="ro1">
          <table:table-cell office:value-type="float" office:value="20.7973924982913" calcext:value-type="float">
            <text:p>20,79739250</text:p>
          </table:table-cell>
          <table:table-cell table:number-columns-repeated="4"/>
          <table:table-cell office:value-type="float" office:value="20.7974" calcext:value-type="float">
            <text:p>20,79740000</text:p>
          </table:table-cell>
          <table:table-cell table:number-columns-repeated="8"/>
        </table:table-row>
        <table:table-row table:style-name="ro1">
          <table:table-cell office:value-type="float" office:value="20.8136250198933" calcext:value-type="float">
            <text:p>20,81362502</text:p>
          </table:table-cell>
          <table:table-cell office:value-type="float" office:value="21.0554" calcext:value-type="float">
            <text:p>21,055400000</text:p>
          </table:table-cell>
          <table:table-cell office:value-type="float" office:value="20.9124" calcext:value-type="float">
            <text:p>20,91240000</text:p>
          </table:table-cell>
          <table:table-cell office:value-type="float" office:value="20.8503" calcext:value-type="float">
            <text:p>20,85030000</text:p>
          </table:table-cell>
          <table:table-cell office:value-type="float" office:value="20.8279" calcext:value-type="float">
            <text:p>20,82790000</text:p>
          </table:table-cell>
          <table:table-cell office:value-type="float" office:value="20.8136" calcext:value-type="float">
            <text:p>20,81360000</text:p>
          </table:table-cell>
          <table:table-cell table:number-columns-repeated="8"/>
        </table:table-row>
        <table:table-row table:style-name="ro1">
          <table:table-cell office:value-type="float" office:value="20.8298829274361" calcext:value-type="float">
            <text:p>20,82988293</text:p>
          </table:table-cell>
          <table:table-cell table:number-columns-repeated="4"/>
          <table:table-cell office:value-type="float" office:value="20.8299" calcext:value-type="float">
            <text:p>20,82990000</text:p>
          </table:table-cell>
          <table:table-cell table:number-columns-repeated="8"/>
        </table:table-row>
        <table:table-row table:style-name="ro1">
          <table:table-cell office:value-type="float" office:value="20.846166244195" calcext:value-type="float">
            <text:p>20,84616624</text:p>
          </table:table-cell>
          <table:table-cell table:number-columns-repeated="3"/>
          <table:table-cell office:value-type="float" office:value="20.8603" calcext:value-type="float">
            <text:p>20,86030000</text:p>
          </table:table-cell>
          <table:table-cell office:value-type="float" office:value="20.8462" calcext:value-type="float">
            <text:p>20,84620000</text:p>
          </table:table-cell>
          <table:table-cell table:number-columns-repeated="8"/>
        </table:table-row>
        <table:table-row table:style-name="ro1">
          <table:table-cell office:value-type="float" office:value="20.8624749934492" calcext:value-type="float">
            <text:p>20,86247499</text:p>
          </table:table-cell>
          <table:table-cell table:number-columns-repeated="4"/>
          <table:table-cell office:value-type="float" office:value="20.8625" calcext:value-type="float">
            <text:p>20,86250000</text:p>
          </table:table-cell>
          <table:table-cell table:number-columns-repeated="8"/>
        </table:table-row>
        <table:table-row table:style-name="ro1">
          <table:table-cell office:value-type="float" office:value="20.8788091984828" calcext:value-type="float">
            <text:p>20,87880920</text:p>
          </table:table-cell>
          <table:table-cell table:number-columns-repeated="2"/>
          <table:table-cell office:value-type="float" office:value="20.9153" calcext:value-type="float">
            <text:p>20,91530000</text:p>
          </table:table-cell>
          <table:table-cell office:value-type="float" office:value="20.8929" calcext:value-type="float">
            <text:p>20,89290000</text:p>
          </table:table-cell>
          <table:table-cell office:value-type="float" office:value="20.8788" calcext:value-type="float">
            <text:p>20,87880000</text:p>
          </table:table-cell>
          <table:table-cell table:number-columns-repeated="8"/>
        </table:table-row>
        <table:table-row table:style-name="ro1">
          <table:table-cell office:value-type="float" office:value="20.8951688825849" calcext:value-type="float">
            <text:p>20,89516888</text:p>
          </table:table-cell>
          <table:table-cell table:number-columns-repeated="4"/>
          <table:table-cell office:value-type="float" office:value="20.8952" calcext:value-type="float">
            <text:p>20,89520000</text:p>
          </table:table-cell>
          <table:table-cell table:number-columns-repeated="8"/>
        </table:table-row>
        <table:table-row table:style-name="ro1">
          <table:table-cell office:value-type="float" office:value="20.9115540690484" calcext:value-type="float">
            <text:p>20,91155407</text:p>
          </table:table-cell>
          <table:table-cell table:number-columns-repeated="3"/>
          <table:table-cell office:value-type="float" office:value="20.9255" calcext:value-type="float">
            <text:p>20,92550000</text:p>
          </table:table-cell>
          <table:table-cell office:value-type="float" office:value="20.9116" calcext:value-type="float">
            <text:p>20,91160000</text:p>
          </table:table-cell>
          <table:table-cell table:number-columns-repeated="8"/>
        </table:table-row>
        <table:table-row table:style-name="ro1">
          <table:table-cell office:value-type="float" office:value="20.9279647811718" calcext:value-type="float">
            <text:p>20,92796478</text:p>
          </table:table-cell>
          <table:table-cell table:number-columns-repeated="4"/>
          <table:table-cell office:value-type="float" office:value="20.928" calcext:value-type="float">
            <text:p>20,92800000</text:p>
          </table:table-cell>
          <table:table-cell table:number-columns-repeated="8"/>
        </table:table-row>
        <table:table-row table:style-name="ro1">
          <table:table-cell office:value-type="float" office:value="20.9444010422577" calcext:value-type="float">
            <text:p>20,94440104</text:p>
          </table:table-cell>
          <table:table-cell/>
          <table:table-cell office:value-type="float" office:value="21.0417" calcext:value-type="float">
            <text:p>21,04170000</text:p>
          </table:table-cell>
          <table:table-cell office:value-type="float" office:value="20.9806" calcext:value-type="float">
            <text:p>20,98060000</text:p>
          </table:table-cell>
          <table:table-cell office:value-type="float" office:value="20.9583" calcext:value-type="float">
            <text:p>20,95830000</text:p>
          </table:table-cell>
          <table:table-cell office:value-type="float" office:value="20.9444" calcext:value-type="float">
            <text:p>20,94440000</text:p>
          </table:table-cell>
          <table:table-cell table:number-columns-repeated="8"/>
        </table:table-row>
        <table:table-row table:style-name="ro1">
          <table:table-cell office:value-type="float" office:value="20.9608628756135" calcext:value-type="float">
            <text:p>20,96086288</text:p>
          </table:table-cell>
          <table:table-cell table:number-columns-repeated="4"/>
          <table:table-cell office:value-type="float" office:value="20.9609" calcext:value-type="float">
            <text:p>20,96090000</text:p>
          </table:table-cell>
          <table:table-cell table:number-columns-repeated="8"/>
        </table:table-row>
        <table:table-row table:style-name="ro1">
          <table:table-cell office:value-type="float" office:value="20.9773503045514" calcext:value-type="float">
            <text:p>20,97735030</text:p>
          </table:table-cell>
          <table:table-cell table:number-columns-repeated="3"/>
          <table:table-cell office:value-type="float" office:value="20.9911" calcext:value-type="float">
            <text:p>20,99110000</text:p>
          </table:table-cell>
          <table:table-cell office:value-type="float" office:value="20.9774" calcext:value-type="float">
            <text:p>20,97740000</text:p>
          </table:table-cell>
          <table:table-cell table:number-columns-repeated="8"/>
        </table:table-row>
        <table:table-row table:style-name="ro1">
          <table:table-cell office:value-type="float" office:value="20.9938633523881" calcext:value-type="float">
            <text:p>20,99386335</text:p>
          </table:table-cell>
          <table:table-cell table:number-columns-repeated="4"/>
          <table:table-cell office:value-type="float" office:value="20.9939" calcext:value-type="float">
            <text:p>20,99390000</text:p>
          </table:table-cell>
          <table:table-cell table:number-columns-repeated="8"/>
        </table:table-row>
        <table:table-row table:style-name="ro1">
          <table:table-cell office:value-type="float" office:value="21.0104020424452" calcext:value-type="float">
            <text:p>21,01040204</text:p>
          </table:table-cell>
          <table:table-cell table:number-columns-repeated="2"/>
          <table:table-cell office:value-type="float" office:value="21.0464" calcext:value-type="float">
            <text:p>21,04640000</text:p>
          </table:table-cell>
          <table:table-cell office:value-type="float" office:value="21.0241" calcext:value-type="float">
            <text:p>21,02410000</text:p>
          </table:table-cell>
          <table:table-cell office:value-type="float" office:value="21.0104" calcext:value-type="float">
            <text:p>21,01040000</text:p>
          </table:table-cell>
          <table:table-cell table:number-columns-repeated="8"/>
        </table:table-row>
        <table:table-row table:style-name="ro1">
          <table:table-cell office:value-type="float" office:value="21.026966398049" calcext:value-type="float">
            <text:p>21,02696640</text:p>
          </table:table-cell>
          <table:table-cell table:number-columns-repeated="4"/>
          <table:table-cell office:value-type="float" office:value="21.027" calcext:value-type="float">
            <text:p>21,02700000</text:p>
          </table:table-cell>
          <table:table-cell table:number-columns-repeated="8"/>
        </table:table-row>
        <table:table-row table:style-name="ro1">
          <table:table-cell office:value-type="float" office:value="21.0435564425305" calcext:value-type="float">
            <text:p>21,04355644</text:p>
          </table:table-cell>
          <table:table-cell table:number-columns-repeated="3"/>
          <table:table-cell office:value-type="float" office:value="21.0572" calcext:value-type="float">
            <text:p>21,05720000</text:p>
          </table:table-cell>
          <table:table-cell office:value-type="float" office:value="21.0436" calcext:value-type="float">
            <text:p>21,04360000</text:p>
          </table:table-cell>
          <table:table-cell table:number-columns-repeated="8"/>
        </table:table-row>
        <table:table-row table:style-name="ro1">
          <table:table-cell office:value-type="float" office:value="21.0601721992254" calcext:value-type="float">
            <text:p>21,06017220</text:p>
          </table:table-cell>
          <table:table-cell table:number-columns-repeated="4"/>
          <table:table-cell office:value-type="float" office:value="21.0602" calcext:value-type="float">
            <text:p>21,06020000</text:p>
          </table:table-cell>
          <table:table-cell table:number-columns-repeated="8"/>
        </table:table-row>
        <table:table-row table:style-name="ro1">
          <table:table-cell office:value-type="float" office:value="21.0768136914746" calcext:value-type="float">
            <text:p>21,07681369</text:p>
          </table:table-cell>
          <table:table-cell office:value-type="float" office:value="21.3077" calcext:value-type="float">
            <text:p>21,307700000</text:p>
          </table:table-cell>
          <table:table-cell office:value-type="float" office:value="21.1726" calcext:value-type="float">
            <text:p>21,17260000</text:p>
          </table:table-cell>
          <table:table-cell office:value-type="float" office:value="21.1127" calcext:value-type="float">
            <text:p>21,11270000</text:p>
          </table:table-cell>
          <table:table-cell office:value-type="float" office:value="21.0903" calcext:value-type="float">
            <text:p>21,09030000</text:p>
          </table:table-cell>
          <table:table-cell office:value-type="float" office:value="21.0768" calcext:value-type="float">
            <text:p>21,07680000</text:p>
          </table:table-cell>
          <table:table-cell table:number-columns-repeated="8"/>
        </table:table-row>
        <table:table-row table:style-name="ro1">
          <table:table-cell office:value-type="float" office:value="21.0934809426231" calcext:value-type="float">
            <text:p>21,09348094</text:p>
          </table:table-cell>
          <table:table-cell table:number-columns-repeated="4"/>
          <table:table-cell office:value-type="float" office:value="21.0935" calcext:value-type="float">
            <text:p>21,09350000</text:p>
          </table:table-cell>
          <table:table-cell table:number-columns-repeated="8"/>
        </table:table-row>
        <table:table-row table:style-name="ro1">
          <table:table-cell office:value-type="float" office:value="21.1101739760212" calcext:value-type="float">
            <text:p>21,11017398</text:p>
          </table:table-cell>
          <table:table-cell table:number-columns-repeated="3"/>
          <table:table-cell office:value-type="float" office:value="21.1236" calcext:value-type="float">
            <text:p>21,12360000</text:p>
          </table:table-cell>
          <table:table-cell office:value-type="float" office:value="21.1102" calcext:value-type="float">
            <text:p>21,11020000</text:p>
          </table:table-cell>
          <table:table-cell table:number-columns-repeated="8"/>
        </table:table-row>
        <table:table-row table:style-name="ro1">
          <table:table-cell office:value-type="float" office:value="21.1268928150238" calcext:value-type="float">
            <text:p>21,12689282</text:p>
          </table:table-cell>
          <table:table-cell table:number-columns-repeated="4"/>
          <table:table-cell office:value-type="float" office:value="21.1269" calcext:value-type="float">
            <text:p>21,12690000</text:p>
          </table:table-cell>
          <table:table-cell table:number-columns-repeated="8"/>
        </table:table-row>
        <table:table-row table:style-name="ro1">
          <table:table-cell office:value-type="float" office:value="21.1436374829905" calcext:value-type="float">
            <text:p>21,14363748</text:p>
          </table:table-cell>
          <table:table-cell table:number-columns-repeated="2"/>
          <table:table-cell office:value-type="float" office:value="21.1793" calcext:value-type="float">
            <text:p>21,17930000</text:p>
          </table:table-cell>
          <table:table-cell office:value-type="float" office:value="21.157" calcext:value-type="float">
            <text:p>21,15700000</text:p>
          </table:table-cell>
          <table:table-cell office:value-type="float" office:value="21.1436" calcext:value-type="float">
            <text:p>21,14360000</text:p>
          </table:table-cell>
          <table:table-cell table:number-columns-repeated="8"/>
        </table:table-row>
        <table:table-row table:style-name="ro1">
          <table:table-cell office:value-type="float" office:value="21.1604080032851" calcext:value-type="float">
            <text:p>21,16040800</text:p>
          </table:table-cell>
          <table:table-cell table:number-columns-repeated="4"/>
          <table:table-cell office:value-type="float" office:value="21.1604" calcext:value-type="float">
            <text:p>21,16040000</text:p>
          </table:table-cell>
          <table:table-cell table:number-columns-repeated="8"/>
        </table:table-row>
        <table:table-row table:style-name="ro1">
          <table:table-cell office:value-type="float" office:value="21.1772043992765" calcext:value-type="float">
            <text:p>21,17720440</text:p>
          </table:table-cell>
          <table:table-cell table:number-columns-repeated="3"/>
          <table:table-cell office:value-type="float" office:value="21.1904" calcext:value-type="float">
            <text:p>21,19040000</text:p>
          </table:table-cell>
          <table:table-cell office:value-type="float" office:value="21.1772" calcext:value-type="float">
            <text:p>21,17720000</text:p>
          </table:table-cell>
          <table:table-cell table:number-columns-repeated="8"/>
        </table:table-row>
        <table:table-row table:style-name="ro1">
          <table:table-cell office:value-type="float" office:value="21.1940266943377" calcext:value-type="float">
            <text:p>21,19402669</text:p>
          </table:table-cell>
          <table:table-cell table:number-columns-repeated="4"/>
          <table:table-cell office:value-type="float" office:value="21.194" calcext:value-type="float">
            <text:p>21,19400000</text:p>
          </table:table-cell>
          <table:table-cell table:number-columns-repeated="8"/>
        </table:table-row>
        <table:table-row table:style-name="ro1">
          <table:table-cell office:value-type="float" office:value="21.2108749118465" calcext:value-type="float">
            <text:p>21,21087491</text:p>
          </table:table-cell>
          <table:table-cell/>
          <table:table-cell office:value-type="float" office:value="21.3051" calcext:value-type="float">
            <text:p>21,30510000</text:p>
          </table:table-cell>
          <table:table-cell office:value-type="float" office:value="21.2463" calcext:value-type="float">
            <text:p>21,24630000</text:p>
          </table:table-cell>
          <table:table-cell office:value-type="float" office:value="21.224" calcext:value-type="float">
            <text:p>21,22400000</text:p>
          </table:table-cell>
          <table:table-cell office:value-type="float" office:value="21.2109" calcext:value-type="float">
            <text:p>21,21090000</text:p>
          </table:table-cell>
          <table:table-cell table:number-columns-repeated="8"/>
        </table:table-row>
        <table:table-row table:style-name="ro1">
          <table:table-cell office:value-type="float" office:value="21.2277490751858" calcext:value-type="float">
            <text:p>21,22774908</text:p>
          </table:table-cell>
          <table:table-cell table:number-columns-repeated="4"/>
          <table:table-cell office:value-type="float" office:value="21.2277" calcext:value-type="float">
            <text:p>21,22770000</text:p>
          </table:table-cell>
          <table:table-cell table:number-columns-repeated="8"/>
        </table:table-row>
        <table:table-row table:style-name="ro1">
          <table:table-cell office:value-type="float" office:value="21.2446492077436" calcext:value-type="float">
            <text:p>21,24464921</text:p>
          </table:table-cell>
          <table:table-cell table:number-columns-repeated="3"/>
          <table:table-cell office:value-type="float" office:value="21.2577" calcext:value-type="float">
            <text:p>21,25770000</text:p>
          </table:table-cell>
          <table:table-cell office:value-type="float" office:value="21.2446" calcext:value-type="float">
            <text:p>21,24460000</text:p>
          </table:table-cell>
          <table:table-cell table:number-columns-repeated="8"/>
        </table:table-row>
        <table:table-row table:style-name="ro1">
          <table:table-cell office:value-type="float" office:value="21.2615753329143" calcext:value-type="float">
            <text:p>21,26157533</text:p>
          </table:table-cell>
          <table:table-cell table:number-columns-repeated="4"/>
          <table:table-cell office:value-type="float" office:value="21.2616" calcext:value-type="float">
            <text:p>21,26160000</text:p>
          </table:table-cell>
          <table:table-cell table:number-columns-repeated="8"/>
        </table:table-row>
        <table:table-row table:style-name="ro1">
          <table:table-cell office:value-type="float" office:value="21.2785274740989" calcext:value-type="float">
            <text:p>21,27852747</text:p>
          </table:table-cell>
          <table:table-cell table:number-columns-repeated="2"/>
          <table:table-cell office:value-type="float" office:value="21.3138" calcext:value-type="float">
            <text:p>21,31380000</text:p>
          </table:table-cell>
          <table:table-cell office:value-type="float" office:value="21.2915" calcext:value-type="float">
            <text:p>21,29150000</text:p>
          </table:table-cell>
          <table:table-cell office:value-type="float" office:value="21.2785" calcext:value-type="float">
            <text:p>21,27850000</text:p>
          </table:table-cell>
          <table:table-cell table:number-columns-repeated="8"/>
        </table:table-row>
        <table:table-row table:style-name="ro1">
          <table:table-cell office:value-type="float" office:value="21.2955056547051" calcext:value-type="float">
            <text:p>21,29550565</text:p>
          </table:table-cell>
          <table:table-cell table:number-columns-repeated="4"/>
          <table:table-cell office:value-type="float" office:value="21.2955" calcext:value-type="float">
            <text:p>21,29550000</text:p>
          </table:table-cell>
          <table:table-cell table:number-columns-repeated="8"/>
        </table:table-row>
        <table:table-row table:style-name="ro1">
          <table:table-cell office:value-type="float" office:value="21.3125098981475" calcext:value-type="float">
            <text:p>21,31250990</text:p>
          </table:table-cell>
          <table:table-cell table:number-columns-repeated="3"/>
          <table:table-cell office:value-type="float" office:value="21.3254" calcext:value-type="float">
            <text:p>21,32540000</text:p>
          </table:table-cell>
          <table:table-cell office:value-type="float" office:value="21.3125" calcext:value-type="float">
            <text:p>21,31250000</text:p>
          </table:table-cell>
          <table:table-cell table:number-columns-repeated="8"/>
        </table:table-row>
        <table:table-row table:style-name="ro1">
          <table:table-cell office:value-type="float" office:value="21.3295402278461" calcext:value-type="float">
            <text:p>21,32954023</text:p>
          </table:table-cell>
          <table:table-cell table:number-columns-repeated="4"/>
          <table:table-cell office:value-type="float" office:value="21.3295" calcext:value-type="float">
            <text:p>21,32950000</text:p>
          </table:table-cell>
          <table:table-cell table:number-columns-repeated="8"/>
        </table:table-row>
        <table:table-row table:style-name="ro1">
          <table:table-cell office:value-type="float" office:value="21.346596667222" calcext:value-type="float">
            <text:p>21,34659667</text:p>
          </table:table-cell>
          <table:table-cell office:value-type="float" office:value="21.57" calcext:value-type="float">
            <text:p>21,570000000</text:p>
          </table:table-cell>
          <table:table-cell office:value-type="float" office:value="21.4391" calcext:value-type="float">
            <text:p>21,43910000</text:p>
          </table:table-cell>
          <table:table-cell office:value-type="float" office:value="21.3816" calcext:value-type="float">
            <text:p>21,38160000</text:p>
          </table:table-cell>
          <table:table-cell office:value-type="float" office:value="21.3594" calcext:value-type="float">
            <text:p>21,35940000</text:p>
          </table:table-cell>
          <table:table-cell office:value-type="float" office:value="21.3466" calcext:value-type="float">
            <text:p>21,34660000</text:p>
          </table:table-cell>
          <table:table-cell table:number-columns-repeated="8"/>
        </table:table-row>
        <table:table-row table:style-name="ro1">
          <table:table-cell office:value-type="float" office:value="21.3636792396944" calcext:value-type="float">
            <text:p>21,36367924</text:p>
          </table:table-cell>
          <table:table-cell table:number-columns-repeated="4"/>
          <table:table-cell office:value-type="float" office:value="21.3637" calcext:value-type="float">
            <text:p>21,36370000</text:p>
          </table:table-cell>
          <table:table-cell table:number-columns-repeated="8"/>
        </table:table-row>
        <table:table-row table:style-name="ro1">
          <table:table-cell office:value-type="float" office:value="21.3807879686744" calcext:value-type="float">
            <text:p>21,38078797</text:p>
          </table:table-cell>
          <table:table-cell table:number-columns-repeated="3"/>
          <table:table-cell office:value-type="float" office:value="21.3935" calcext:value-type="float">
            <text:p>21,39350000</text:p>
          </table:table-cell>
          <table:table-cell office:value-type="float" office:value="21.3808" calcext:value-type="float">
            <text:p>21,38080000</text:p>
          </table:table-cell>
          <table:table-cell table:number-columns-repeated="8"/>
        </table:table-row>
        <table:table-row table:style-name="ro1">
          <table:table-cell office:value-type="float" office:value="21.3979228775617" calcext:value-type="float">
            <text:p>21,39792288</text:p>
          </table:table-cell>
          <table:table-cell table:number-columns-repeated="4"/>
          <table:table-cell office:value-type="float" office:value="21.3979" calcext:value-type="float">
            <text:p>21,39790000</text:p>
          </table:table-cell>
          <table:table-cell table:number-columns-repeated="8"/>
        </table:table-row>
        <table:table-row table:style-name="ro1">
          <table:table-cell office:value-type="float" office:value="21.415083989747" calcext:value-type="float">
            <text:p>21,41508399</text:p>
          </table:table-cell>
          <table:table-cell table:number-columns-repeated="2"/>
          <table:table-cell office:value-type="float" office:value="21.4499" calcext:value-type="float">
            <text:p>21,44990000</text:p>
          </table:table-cell>
          <table:table-cell office:value-type="float" office:value="21.4277" calcext:value-type="float">
            <text:p>21,42770000</text:p>
          </table:table-cell>
          <table:table-cell office:value-type="float" office:value="21.4151" calcext:value-type="float">
            <text:p>21,41510000</text:p>
          </table:table-cell>
          <table:table-cell table:number-columns-repeated="8"/>
        </table:table-row>
        <table:table-row table:style-name="ro1">
          <table:table-cell office:value-type="float" office:value="21.4322713286223" calcext:value-type="float">
            <text:p>21,43227133</text:p>
          </table:table-cell>
          <table:table-cell table:number-columns-repeated="4"/>
          <table:table-cell office:value-type="float" office:value="21.4323" calcext:value-type="float">
            <text:p>21,43230000</text:p>
          </table:table-cell>
          <table:table-cell table:number-columns-repeated="8"/>
        </table:table-row>
        <table:table-row table:style-name="ro1">
          <table:table-cell office:value-type="float" office:value="21.449484917606" calcext:value-type="float">
            <text:p>21,44948492</text:p>
          </table:table-cell>
          <table:table-cell table:number-columns-repeated="3"/>
          <table:table-cell office:value-type="float" office:value="21.462" calcext:value-type="float">
            <text:p>21,46200000</text:p>
          </table:table-cell>
          <table:table-cell office:value-type="float" office:value="21.4495" calcext:value-type="float">
            <text:p>21,44950000</text:p>
          </table:table-cell>
          <table:table-cell table:number-columns-repeated="8"/>
        </table:table-row>
        <table:table-row table:style-name="ro1">
          <table:table-cell office:value-type="float" office:value="21.46672478018" calcext:value-type="float">
            <text:p>21,46672478</text:p>
          </table:table-cell>
          <table:table-cell table:number-columns-repeated="4"/>
          <table:table-cell office:value-type="float" office:value="21.4667" calcext:value-type="float">
            <text:p>21,46670000</text:p>
          </table:table-cell>
          <table:table-cell table:number-columns-repeated="8"/>
        </table:table-row>
        <table:table-row table:style-name="ro1">
          <table:table-cell office:value-type="float" office:value="21.4839909399315" calcext:value-type="float">
            <text:p>21,48399094</text:p>
          </table:table-cell>
          <table:table-cell/>
          <table:table-cell office:value-type="float" office:value="21.5745" calcext:value-type="float">
            <text:p>21,57450000</text:p>
          </table:table-cell>
          <table:table-cell office:value-type="float" office:value="21.5186" calcext:value-type="float">
            <text:p>21,51860000</text:p>
          </table:table-cell>
          <table:table-cell office:value-type="float" office:value="21.4964" calcext:value-type="float">
            <text:p>21,49640000</text:p>
          </table:table-cell>
          <table:table-cell office:value-type="float" office:value="21.484" calcext:value-type="float">
            <text:p>21,48400000</text:p>
          </table:table-cell>
          <table:table-cell table:number-columns-repeated="8"/>
        </table:table-row>
        <table:table-row table:style-name="ro1">
          <table:table-cell office:value-type="float" office:value="21.5012834205799" calcext:value-type="float">
            <text:p>21,50128342</text:p>
          </table:table-cell>
          <table:table-cell table:number-columns-repeated="4"/>
          <table:table-cell office:value-type="float" office:value="21.5013" calcext:value-type="float">
            <text:p>21,50130000</text:p>
          </table:table-cell>
          <table:table-cell table:number-columns-repeated="8"/>
        </table:table-row>
        <table:table-row table:style-name="ro1">
          <table:table-cell office:value-type="float" office:value="21.5186022459523" calcext:value-type="float">
            <text:p>21,51860225</text:p>
          </table:table-cell>
          <table:table-cell table:number-columns-repeated="3"/>
          <table:table-cell office:value-type="float" office:value="21.5309" calcext:value-type="float">
            <text:p>21,53090000</text:p>
          </table:table-cell>
          <table:table-cell office:value-type="float" office:value="21.5186" calcext:value-type="float">
            <text:p>21,51860000</text:p>
          </table:table-cell>
          <table:table-cell table:number-columns-repeated="8"/>
        </table:table-row>
        <table:table-row table:style-name="ro1">
          <table:table-cell office:value-type="float" office:value="21.5359474398695" calcext:value-type="float">
            <text:p>21,53594744</text:p>
          </table:table-cell>
          <table:table-cell table:number-columns-repeated="4"/>
          <table:table-cell office:value-type="float" office:value="21.5359" calcext:value-type="float">
            <text:p>21,53590000</text:p>
          </table:table-cell>
          <table:table-cell table:number-columns-repeated="8"/>
        </table:table-row>
        <table:table-row table:style-name="ro1">
          <table:table-cell office:value-type="float" office:value="21.5533190259082" calcext:value-type="float">
            <text:p>21,55331903</text:p>
          </table:table-cell>
          <table:table-cell table:number-columns-repeated="2"/>
          <table:table-cell office:value-type="float" office:value="21.5878" calcext:value-type="float">
            <text:p>21,58780000</text:p>
          </table:table-cell>
          <table:table-cell office:value-type="float" office:value="21.5655" calcext:value-type="float">
            <text:p>21,56550000</text:p>
          </table:table-cell>
          <table:table-cell office:value-type="float" office:value="21.5533" calcext:value-type="float">
            <text:p>21,55330000</text:p>
          </table:table-cell>
          <table:table-cell table:number-columns-repeated="8"/>
        </table:table-row>
        <table:table-row table:style-name="ro1">
          <table:table-cell office:value-type="float" office:value="21.5707170270588" calcext:value-type="float">
            <text:p>21,57071703</text:p>
          </table:table-cell>
          <table:table-cell table:number-columns-repeated="4"/>
          <table:table-cell office:value-type="float" office:value="21.5707" calcext:value-type="float">
            <text:p>21,57070000</text:p>
          </table:table-cell>
          <table:table-cell table:number-columns-repeated="8"/>
        </table:table-row>
        <table:table-row table:style-name="ro1">
          <table:table-cell office:value-type="float" office:value="21.5881414653904" calcext:value-type="float">
            <text:p>21,58814147</text:p>
          </table:table-cell>
          <table:table-cell table:number-columns-repeated="3"/>
          <table:table-cell office:value-type="float" office:value="21.6003" calcext:value-type="float">
            <text:p>21,60030000</text:p>
          </table:table-cell>
          <table:table-cell office:value-type="float" office:value="21.5881" calcext:value-type="float">
            <text:p>21,58810000</text:p>
          </table:table-cell>
          <table:table-cell table:number-columns-repeated="8"/>
        </table:table-row>
        <table:table-row table:style-name="ro1">
          <table:table-cell office:value-type="float" office:value="21.6055923619785" calcext:value-type="float">
            <text:p>21,60559236</text:p>
          </table:table-cell>
          <table:table-cell table:number-columns-repeated="4"/>
          <table:table-cell office:value-type="float" office:value="21.6056" calcext:value-type="float">
            <text:p>21,60560000</text:p>
          </table:table-cell>
          <table:table-cell table:number-columns-repeated="8"/>
        </table:table-row>
        <table:table-row table:style-name="ro1">
          <table:table-cell office:value-type="float" office:value="21.6230697374878" calcext:value-type="float">
            <text:p>21,62306974</text:p>
          </table:table-cell>
          <table:table-cell office:value-type="float" office:value="21.8433" calcext:value-type="float">
            <text:p>21,843300000</text:p>
          </table:table-cell>
          <table:table-cell office:value-type="float" office:value="21.7118" calcext:value-type="float">
            <text:p>21,71180000</text:p>
          </table:table-cell>
          <table:table-cell office:value-type="float" office:value="21.6574" calcext:value-type="float">
            <text:p>21,65740000</text:p>
          </table:table-cell>
          <table:table-cell office:value-type="float" office:value="21.6351" calcext:value-type="float">
            <text:p>21,63510000</text:p>
          </table:table-cell>
          <table:table-cell office:value-type="float" office:value="21.6231" calcext:value-type="float">
            <text:p>21,62310000</text:p>
          </table:table-cell>
          <table:table-cell table:number-columns-repeated="8"/>
        </table:table-row>
        <table:table-row table:style-name="ro1">
          <table:table-cell office:value-type="float" office:value="21.6405736138137" calcext:value-type="float">
            <text:p>21,64057361</text:p>
          </table:table-cell>
          <table:table-cell table:number-columns-repeated="4"/>
          <table:table-cell office:value-type="float" office:value="21.6406" calcext:value-type="float">
            <text:p>21,64060000</text:p>
          </table:table-cell>
          <table:table-cell table:number-columns-repeated="8"/>
        </table:table-row>
        <table:table-row table:style-name="ro1">
          <table:table-cell office:value-type="float" office:value="21.6581040168836" calcext:value-type="float">
            <text:p>21,65810402</text:p>
          </table:table-cell>
          <table:table-cell table:number-columns-repeated="3"/>
          <table:table-cell office:value-type="float" office:value="21.67" calcext:value-type="float">
            <text:p>21,67000000</text:p>
          </table:table-cell>
          <table:table-cell office:value-type="float" office:value="21.6581" calcext:value-type="float">
            <text:p>21,65810000</text:p>
          </table:table-cell>
          <table:table-cell table:number-columns-repeated="8"/>
        </table:table-row>
        <table:table-row table:style-name="ro1">
          <table:table-cell office:value-type="float" office:value="21.6756609798541" calcext:value-type="float">
            <text:p>21,67566098</text:p>
          </table:table-cell>
          <table:table-cell table:number-columns-repeated="4"/>
          <table:table-cell office:value-type="float" office:value="21.6757" calcext:value-type="float">
            <text:p>21,67570000</text:p>
          </table:table-cell>
          <table:table-cell table:number-columns-repeated="8"/>
        </table:table-row>
        <table:table-row table:style-name="ro1">
          <table:table-cell office:value-type="float" office:value="21.6932445444432" calcext:value-type="float">
            <text:p>21,69324454</text:p>
          </table:table-cell>
          <table:table-cell table:number-columns-repeated="2"/>
          <table:table-cell office:value-type="float" office:value="21.7273" calcext:value-type="float">
            <text:p>21,72730000</text:p>
          </table:table-cell>
          <table:table-cell office:value-type="float" office:value="21.7051" calcext:value-type="float">
            <text:p>21,70510000</text:p>
          </table:table-cell>
          <table:table-cell office:value-type="float" office:value="21.6932" calcext:value-type="float">
            <text:p>21,69320000</text:p>
          </table:table-cell>
          <table:table-cell table:number-columns-repeated="8"/>
        </table:table-row>
        <table:table-row table:style-name="ro1">
          <table:table-cell office:value-type="float" office:value="21.7108547563697" calcext:value-type="float">
            <text:p>21,71085476</text:p>
          </table:table-cell>
          <table:table-cell table:number-columns-repeated="4"/>
          <table:table-cell office:value-type="float" office:value="21.7109" calcext:value-type="float">
            <text:p>21,71090000</text:p>
          </table:table-cell>
          <table:table-cell table:number-columns-repeated="8"/>
        </table:table-row>
        <table:table-row table:style-name="ro1">
          <table:table-cell office:value-type="float" office:value="21.7284916502135" calcext:value-type="float">
            <text:p>21,72849165</text:p>
          </table:table-cell>
          <table:table-cell table:number-columns-repeated="3"/>
          <table:table-cell office:value-type="float" office:value="21.7402" calcext:value-type="float">
            <text:p>21,74020000</text:p>
          </table:table-cell>
          <table:table-cell office:value-type="float" office:value="21.7285" calcext:value-type="float">
            <text:p>21,72850000</text:p>
          </table:table-cell>
          <table:table-cell table:number-columns-repeated="8"/>
        </table:table-row>
        <table:table-row table:style-name="ro1">
          <table:table-cell office:value-type="float" office:value="21.7461552221807" calcext:value-type="float">
            <text:p>21,74615522</text:p>
          </table:table-cell>
          <table:table-cell table:number-columns-repeated="4"/>
          <table:table-cell office:value-type="float" office:value="21.7462" calcext:value-type="float">
            <text:p>21,74620000</text:p>
          </table:table-cell>
          <table:table-cell table:number-columns-repeated="8"/>
        </table:table-row>
        <table:table-row table:style-name="ro1">
          <table:table-cell office:value-type="float" office:value="21.7638453999448" calcext:value-type="float">
            <text:p>21,76384540</text:p>
          </table:table-cell>
          <table:table-cell/>
          <table:table-cell office:value-type="float" office:value="21.8526" calcext:value-type="float">
            <text:p>21,85260000</text:p>
          </table:table-cell>
          <table:table-cell office:value-type="float" office:value="21.7975" calcext:value-type="float">
            <text:p>21,79750000</text:p>
          </table:table-cell>
          <table:table-cell office:value-type="float" office:value="21.7755" calcext:value-type="float">
            <text:p>21,77550000</text:p>
          </table:table-cell>
          <table:table-cell office:value-type="float" office:value="21.7638" calcext:value-type="float">
            <text:p>21,76380000</text:p>
          </table:table-cell>
          <table:table-cell table:number-columns-repeated="8"/>
        </table:table-row>
        <table:table-row table:style-name="ro1">
          <table:table-cell office:value-type="float" office:value="21.7815620390677" calcext:value-type="float">
            <text:p>21,78156204</text:p>
          </table:table-cell>
          <table:table-cell table:number-columns-repeated="4"/>
          <table:table-cell office:value-type="float" office:value="21.7816" calcext:value-type="float">
            <text:p>21,78160000</text:p>
          </table:table-cell>
          <table:table-cell table:number-columns-repeated="8"/>
        </table:table-row>
        <table:table-row table:style-name="ro1">
          <table:table-cell office:value-type="float" office:value="21.799304999503" calcext:value-type="float">
            <text:p>21,79930500</text:p>
          </table:table-cell>
          <table:table-cell table:number-columns-repeated="3"/>
          <table:table-cell office:value-type="float" office:value="21.8109" calcext:value-type="float">
            <text:p>21,81090000</text:p>
          </table:table-cell>
          <table:table-cell office:value-type="float" office:value="21.7993" calcext:value-type="float">
            <text:p>21,79930000</text:p>
          </table:table-cell>
          <table:table-cell table:number-columns-repeated="8"/>
        </table:table-row>
        <table:table-row table:style-name="ro1">
          <table:table-cell office:value-type="float" office:value="21.8170743581264" calcext:value-type="float">
            <text:p>21,81707436</text:p>
          </table:table-cell>
          <table:table-cell table:number-columns-repeated="4"/>
          <table:table-cell office:value-type="float" office:value="21.8171" calcext:value-type="float">
            <text:p>21,81710000</text:p>
          </table:table-cell>
          <table:table-cell table:number-columns-repeated="8"/>
        </table:table-row>
        <table:table-row table:style-name="ro1">
          <table:table-cell office:value-type="float" office:value="21.8348707386459" calcext:value-type="float">
            <text:p>21,83487074</text:p>
          </table:table-cell>
          <table:table-cell table:number-columns-repeated="2"/>
          <table:table-cell office:value-type="float" office:value="21.8682" calcext:value-type="float">
            <text:p>21,86820000</text:p>
          </table:table-cell>
          <table:table-cell office:value-type="float" office:value="21.8463" calcext:value-type="float">
            <text:p>21,84630000</text:p>
          </table:table-cell>
          <table:table-cell office:value-type="float" office:value="21.8349" calcext:value-type="float">
            <text:p>21,83490000</text:p>
          </table:table-cell>
          <table:table-cell table:number-columns-repeated="8"/>
        </table:table-row>
        <table:table-row table:style-name="ro1">
          <table:table-cell office:value-type="float" office:value="21.8526955120877" calcext:value-type="float">
            <text:p>21,85269551</text:p>
          </table:table-cell>
          <table:table-cell table:number-columns-repeated="4"/>
          <table:table-cell office:value-type="float" office:value="21.8527" calcext:value-type="float">
            <text:p>21,85270000</text:p>
          </table:table-cell>
          <table:table-cell table:number-columns-repeated="8"/>
        </table:table-row>
        <table:table-row table:style-name="ro1">
          <table:table-cell office:value-type="float" office:value="21.8705502207811" calcext:value-type="float">
            <text:p>21,87055022</text:p>
          </table:table-cell>
          <table:table-cell table:number-columns-repeated="3"/>
          <table:table-cell office:value-type="float" office:value="21.8818" calcext:value-type="float">
            <text:p>21,88180000</text:p>
          </table:table-cell>
          <table:table-cell office:value-type="float" office:value="21.8706" calcext:value-type="float">
            <text:p>21,87060000</text:p>
          </table:table-cell>
          <table:table-cell table:number-columns-repeated="8"/>
        </table:table-row>
        <table:table-row table:style-name="ro1">
          <table:table-cell office:value-type="float" office:value="21.8884342812264" calcext:value-type="float">
            <text:p>21,88843428</text:p>
          </table:table-cell>
          <table:table-cell table:number-columns-repeated="4"/>
          <table:table-cell office:value-type="float" office:value="21.8884" calcext:value-type="float">
            <text:p>21,88840000</text:p>
          </table:table-cell>
          <table:table-cell table:number-columns-repeated="8"/>
        </table:table-row>
        <table:table-row table:style-name="ro1">
          <table:table-cell office:value-type="float" office:value="21.9063408533541" calcext:value-type="float">
            <text:p>21,90634085</text:p>
          </table:table-cell>
          <table:table-cell office:value-type="float" office:value="22.0912" calcext:value-type="float">
            <text:p>22,091200000</text:p>
          </table:table-cell>
          <table:table-cell office:value-type="float" office:value="21.9972" calcext:value-type="float">
            <text:p>21,99720000</text:p>
          </table:table-cell>
          <table:table-cell office:value-type="float" office:value="21.9402" calcext:value-type="float">
            <text:p>21,94020000</text:p>
          </table:table-cell>
          <table:table-cell office:value-type="float" office:value="21.9175" calcext:value-type="float">
            <text:p>21,91750000</text:p>
          </table:table-cell>
          <table:table-cell office:value-type="float" office:value="21.9063" calcext:value-type="float">
            <text:p>21,90630000</text:p>
          </table:table-cell>
          <table:table-cell table:number-columns-repeated="8"/>
        </table:table-row>
        <table:table-row table:style-name="ro1">
          <table:table-cell office:value-type="float" office:value="21.9242549364414" calcext:value-type="float">
            <text:p>21,92425494</text:p>
          </table:table-cell>
          <table:table-cell table:number-columns-repeated="4"/>
          <table:table-cell office:value-type="float" office:value="21.9243" calcext:value-type="float">
            <text:p>21,92430000</text:p>
          </table:table-cell>
          <table:table-cell table:number-columns-repeated="8"/>
        </table:table-row>
        <table:table-row table:style-name="ro1">
          <table:table-cell office:value-type="float" office:value="21.9421674521193" calcext:value-type="float">
            <text:p>21,94216745</text:p>
          </table:table-cell>
          <table:table-cell table:number-columns-repeated="3"/>
          <table:table-cell office:value-type="float" office:value="21.9536" calcext:value-type="float">
            <text:p>21,95360000</text:p>
          </table:table-cell>
          <table:table-cell office:value-type="float" office:value="21.9422" calcext:value-type="float">
            <text:p>21,94220000</text:p>
          </table:table-cell>
          <table:table-cell table:number-columns-repeated="8"/>
        </table:table-row>
        <table:table-row table:style-name="ro1">
          <table:table-cell office:value-type="float" office:value="21.9601275366243" calcext:value-type="float">
            <text:p>21,96012754</text:p>
          </table:table-cell>
          <table:table-cell table:number-columns-repeated="4"/>
          <table:table-cell office:value-type="float" office:value="21.9601" calcext:value-type="float">
            <text:p>21,96010000</text:p>
          </table:table-cell>
          <table:table-cell table:number-columns-repeated="8"/>
        </table:table-row>
        <table:table-row table:style-name="ro1">
          <table:table-cell office:value-type="float" office:value="21.9783112084254" calcext:value-type="float">
            <text:p>21,97831121</text:p>
          </table:table-cell>
          <table:table-cell table:number-columns-repeated="2"/>
          <table:table-cell office:value-type="float" office:value="22.0136" calcext:value-type="float">
            <text:p>22,01360000</text:p>
          </table:table-cell>
          <table:table-cell office:value-type="float" office:value="21.9904" calcext:value-type="float">
            <text:p>21,99040000</text:p>
          </table:table-cell>
          <table:table-cell office:value-type="float" office:value="21.9783" calcext:value-type="float">
            <text:p>21,97830000</text:p>
          </table:table-cell>
          <table:table-cell table:number-columns-repeated="8"/>
        </table:table-row>
        <table:table-row table:style-name="ro1">
          <table:table-cell office:value-type="float" office:value="21.9967771561247" calcext:value-type="float">
            <text:p>21,99677716</text:p>
          </table:table-cell>
          <table:table-cell table:number-columns-repeated="4"/>
          <table:table-cell office:value-type="float" office:value="21.9968" calcext:value-type="float">
            <text:p>21,99680000</text:p>
          </table:table-cell>
          <table:table-cell table:number-columns-repeated="8"/>
        </table:table-row>
        <table:table-row table:style-name="ro1">
          <table:table-cell office:value-type="float" office:value="22.0133070390428" calcext:value-type="float">
            <text:p>22,01330704</text:p>
          </table:table-cell>
          <table:table-cell table:number-columns-repeated="3"/>
          <table:table-cell office:value-type="float" office:value="22.0233" calcext:value-type="float">
            <text:p>22,02330000</text:p>
          </table:table-cell>
          <table:table-cell office:value-type="float" office:value="22.0133" calcext:value-type="float">
            <text:p>22,01330000</text:p>
          </table:table-cell>
          <table:table-cell table:number-columns-repeated="8"/>
        </table:table-row>
        <table:table-row table:style-name="ro1">
          <table:table-cell office:value-type="float" office:value="22.0204004351943" calcext:value-type="float">
            <text:p>22,02040044</text:p>
          </table:table-cell>
          <table:table-cell table:number-columns-repeated="4"/>
          <table:table-cell office:value-type="float" office:value="22.0204" calcext:value-type="float">
            <text:p>22,02040000</text:p>
          </table:table-cell>
          <table:table-cell table:number-columns-repeated="8"/>
        </table:table-row>
        <table:table-row table:style-name="ro1">
          <table:table-cell office:value-type="float" office:value="22.025557802636" calcext:value-type="float">
            <text:p>22,02555780</text:p>
          </table:table-cell>
          <table:table-cell/>
          <table:table-cell office:value-type="float" office:value="22.1266" calcext:value-type="float">
            <text:p>22,12660000</text:p>
          </table:table-cell>
          <table:table-cell office:value-type="float" office:value="22.0794" calcext:value-type="float">
            <text:p>22,07940000</text:p>
          </table:table-cell>
          <table:table-cell office:value-type="float" office:value="22.0375" calcext:value-type="float">
            <text:p>22,03750000</text:p>
          </table:table-cell>
          <table:table-cell office:value-type="float" office:value="22.0256" calcext:value-type="float">
            <text:p>22,02560000</text:p>
          </table:table-cell>
          <table:table-cell table:number-columns-repeated="8"/>
        </table:table-row>
        <table:table-row table:style-name="ro1">
          <table:table-cell office:value-type="float" office:value="22.0309975181186" calcext:value-type="float">
            <text:p>22,03099752</text:p>
          </table:table-cell>
          <table:table-cell table:number-columns-repeated="4"/>
          <table:table-cell office:value-type="float" office:value="22.031" calcext:value-type="float">
            <text:p>22,03100000</text:p>
          </table:table-cell>
          <table:table-cell table:number-columns-repeated="8"/>
        </table:table-row>
        <table:table-row table:style-name="ro1">
          <table:table-cell office:value-type="float" office:value="22.0366609291117" calcext:value-type="float">
            <text:p>22,03666093</text:p>
          </table:table-cell>
          <table:table-cell table:number-columns-repeated="3"/>
          <table:table-cell office:value-type="float" office:value="22.0479" calcext:value-type="float">
            <text:p>22,04790000</text:p>
          </table:table-cell>
          <table:table-cell office:value-type="float" office:value="22.0367" calcext:value-type="float">
            <text:p>22,03670000</text:p>
          </table:table-cell>
          <table:table-cell table:number-columns-repeated="8"/>
        </table:table-row>
        <table:table-row table:style-name="ro1">
          <table:table-cell office:value-type="float" office:value="22.0423720532174" calcext:value-type="float">
            <text:p>22,04237205</text:p>
          </table:table-cell>
          <table:table-cell table:number-columns-repeated="4"/>
          <table:table-cell office:value-type="float" office:value="22.0424" calcext:value-type="float">
            <text:p>22,04240000</text:p>
          </table:table-cell>
          <table:table-cell table:number-columns-repeated="8"/>
        </table:table-row>
        <table:table-row table:style-name="ro1">
          <table:table-cell office:value-type="float" office:value="22.0480817902708" calcext:value-type="float">
            <text:p>22,04808179</text:p>
          </table:table-cell>
          <table:table-cell table:number-columns-repeated="2"/>
          <table:table-cell office:value-type="float" office:value="22.1065" calcext:value-type="float">
            <text:p>22,10650000</text:p>
          </table:table-cell>
          <table:table-cell office:value-type="float" office:value="22.0588" calcext:value-type="float">
            <text:p>22,05880000</text:p>
          </table:table-cell>
          <table:table-cell office:value-type="float" office:value="22.0481" calcext:value-type="float">
            <text:p>22,04810000</text:p>
          </table:table-cell>
          <table:table-cell table:number-columns-repeated="8"/>
        </table:table-row>
        <table:table-row table:style-name="ro1">
          <table:table-cell office:value-type="float" office:value="22.0537992547129" calcext:value-type="float">
            <text:p>22,05379925</text:p>
          </table:table-cell>
          <table:table-cell table:number-columns-repeated="4"/>
          <table:table-cell office:value-type="float" office:value="22.0538" calcext:value-type="float">
            <text:p>22,05380000</text:p>
          </table:table-cell>
          <table:table-cell table:number-columns-repeated="8"/>
        </table:table-row>
        <table:table-row table:style-name="ro1">
          <table:table-cell office:value-type="float" office:value="22.0595394833378" calcext:value-type="float">
            <text:p>22,05953948</text:p>
          </table:table-cell>
          <table:table-cell table:number-columns-repeated="3"/>
          <table:table-cell office:value-type="float" office:value="22.0703" calcext:value-type="float">
            <text:p>22,07030000</text:p>
          </table:table-cell>
          <table:table-cell office:value-type="float" office:value="22.0595" calcext:value-type="float">
            <text:p>22,05950000</text:p>
          </table:table-cell>
          <table:table-cell table:number-columns-repeated="8"/>
        </table:table-row>
        <table:table-row table:style-name="ro1">
          <table:table-cell office:value-type="float" office:value="22.0653093522873" calcext:value-type="float">
            <text:p>22,06530935</text:p>
          </table:table-cell>
          <table:table-cell table:number-columns-repeated="4"/>
          <table:table-cell office:value-type="float" office:value="22.0653" calcext:value-type="float">
            <text:p>22,06530000</text:p>
          </table:table-cell>
          <table:table-cell table:number-columns-repeated="8"/>
        </table:table-row>
        <table:table-row table:style-name="ro1">
          <table:table-cell office:value-type="float" office:value="22.071109481133" calcext:value-type="float">
            <text:p>22,07110948</text:p>
          </table:table-cell>
          <table:table-cell office:value-type="float" office:value="22.19" calcext:value-type="float">
            <text:p>22,190000000</text:p>
          </table:table-cell>
          <table:table-cell office:value-type="float" office:value="22.176" calcext:value-type="float">
            <text:p>22,17600000</text:p>
          </table:table-cell>
          <table:table-cell office:value-type="float" office:value="22.1258" calcext:value-type="float">
            <text:p>22,12580000</text:p>
          </table:table-cell>
          <table:table-cell office:value-type="float" office:value="22.082" calcext:value-type="float">
            <text:p>22,08200000</text:p>
          </table:table-cell>
          <table:table-cell office:value-type="float" office:value="22.0711" calcext:value-type="float">
            <text:p>22,07110000</text:p>
          </table:table-cell>
          <table:table-cell table:number-columns-repeated="8"/>
        </table:table-row>
        <table:table-row table:style-name="ro1">
          <table:table-cell office:value-type="float" office:value="22.0769383636175" calcext:value-type="float">
            <text:p>22,07693836</text:p>
          </table:table-cell>
          <table:table-cell table:number-columns-repeated="4"/>
          <table:table-cell office:value-type="float" office:value="22.0769" calcext:value-type="float">
            <text:p>22,07690000</text:p>
          </table:table-cell>
          <table:table-cell table:number-columns-repeated="8"/>
        </table:table-row>
        <table:table-row table:style-name="ro1">
          <table:table-cell office:value-type="float" office:value="22.0827946647872" calcext:value-type="float">
            <text:p>22,08279466</text:p>
          </table:table-cell>
          <table:table-cell table:number-columns-repeated="3"/>
          <table:table-cell office:value-type="float" office:value="22.0937" calcext:value-type="float">
            <text:p>22,09370000</text:p>
          </table:table-cell>
          <table:table-cell office:value-type="float" office:value="22.0828" calcext:value-type="float">
            <text:p>22,08280000</text:p>
          </table:table-cell>
          <table:table-cell table:number-columns-repeated="8"/>
        </table:table-row>
        <table:table-row table:style-name="ro1">
          <table:table-cell office:value-type="float" office:value="22.0886777970067" calcext:value-type="float">
            <text:p>22,08867780</text:p>
          </table:table-cell>
          <table:table-cell table:number-columns-repeated="4"/>
          <table:table-cell office:value-type="float" office:value="22.0887" calcext:value-type="float">
            <text:p>22,08870000</text:p>
          </table:table-cell>
          <table:table-cell table:number-columns-repeated="8"/>
        </table:table-row>
        <table:table-row table:style-name="ro1">
          <table:table-cell office:value-type="float" office:value="22.0945877194733" calcext:value-type="float">
            <text:p>22,09458772</text:p>
          </table:table-cell>
          <table:table-cell table:number-columns-repeated="2"/>
          <table:table-cell office:value-type="float" office:value="22.1467" calcext:value-type="float">
            <text:p>22,14670000</text:p>
          </table:table-cell>
          <table:table-cell office:value-type="float" office:value="22.1054" calcext:value-type="float">
            <text:p>22,10540000</text:p>
          </table:table-cell>
          <table:table-cell office:value-type="float" office:value="22.0946" calcext:value-type="float">
            <text:p>22,09460000</text:p>
          </table:table-cell>
          <table:table-cell table:number-columns-repeated="8"/>
        </table:table-row>
        <table:table-row table:style-name="ro1">
          <table:table-cell office:value-type="float" office:value="22.1005246083058" calcext:value-type="float">
            <text:p>22,10052461</text:p>
          </table:table-cell>
          <table:table-cell table:number-columns-repeated="4"/>
          <table:table-cell office:value-type="float" office:value="22.1005" calcext:value-type="float">
            <text:p>22,10050000</text:p>
          </table:table-cell>
          <table:table-cell table:number-columns-repeated="8"/>
        </table:table-row>
        <table:table-row table:style-name="ro1">
          <table:table-cell office:value-type="float" office:value="22.106488644016" calcext:value-type="float">
            <text:p>22,10648864</text:p>
          </table:table-cell>
          <table:table-cell table:number-columns-repeated="3"/>
          <table:table-cell office:value-type="float" office:value="22.1173" calcext:value-type="float">
            <text:p>22,11730000</text:p>
          </table:table-cell>
          <table:table-cell office:value-type="float" office:value="22.1065" calcext:value-type="float">
            <text:p>22,10650000</text:p>
          </table:table-cell>
          <table:table-cell table:number-columns-repeated="8"/>
        </table:table-row>
        <table:table-row table:style-name="ro1">
          <table:table-cell office:value-type="float" office:value="22.112479935004" calcext:value-type="float">
            <text:p>22,11247994</text:p>
          </table:table-cell>
          <table:table-cell table:number-columns-repeated="4"/>
          <table:table-cell office:value-type="float" office:value="22.1125" calcext:value-type="float">
            <text:p>22,11250000</text:p>
          </table:table-cell>
          <table:table-cell table:number-columns-repeated="8"/>
        </table:table-row>
        <table:table-row table:style-name="ro1">
          <table:table-cell office:value-type="float" office:value="22.1184985211377" calcext:value-type="float">
            <text:p>22,11849852</text:p>
          </table:table-cell>
          <table:table-cell/>
          <table:table-cell office:value-type="float" office:value="22.2102" calcext:value-type="float">
            <text:p>22,21020000</text:p>
          </table:table-cell>
          <table:table-cell office:value-type="float" office:value="22.1688" calcext:value-type="float">
            <text:p>22,16880000</text:p>
          </table:table-cell>
          <table:table-cell office:value-type="float" office:value="22.1293" calcext:value-type="float">
            <text:p>22,12930000</text:p>
          </table:table-cell>
          <table:table-cell office:value-type="float" office:value="22.1185" calcext:value-type="float">
            <text:p>22,11850000</text:p>
          </table:table-cell>
          <table:table-cell table:number-columns-repeated="8"/>
        </table:table-row>
        <table:table-row table:style-name="ro1">
          <table:table-cell office:value-type="float" office:value="22.1245444039109" calcext:value-type="float">
            <text:p>22,12454440</text:p>
          </table:table-cell>
          <table:table-cell table:number-columns-repeated="4"/>
          <table:table-cell office:value-type="float" office:value="22.1245" calcext:value-type="float">
            <text:p>22,12450000</text:p>
          </table:table-cell>
          <table:table-cell table:number-columns-repeated="8"/>
        </table:table-row>
        <table:table-row table:style-name="ro1">
          <table:table-cell office:value-type="float" office:value="22.1306175736795" calcext:value-type="float">
            <text:p>22,13061757</text:p>
          </table:table-cell>
          <table:table-cell table:number-columns-repeated="3"/>
          <table:table-cell office:value-type="float" office:value="22.1414" calcext:value-type="float">
            <text:p>22,14140000</text:p>
          </table:table-cell>
          <table:table-cell office:value-type="float" office:value="22.1306" calcext:value-type="float">
            <text:p>22,13060000</text:p>
          </table:table-cell>
          <table:table-cell table:number-columns-repeated="8"/>
        </table:table-row>
        <table:table-row table:style-name="ro1">
          <table:table-cell office:value-type="float" office:value="22.1367180248004" calcext:value-type="float">
            <text:p>22,13671802</text:p>
          </table:table-cell>
          <table:table-cell table:number-columns-repeated="4"/>
          <table:table-cell office:value-type="float" office:value="22.1367" calcext:value-type="float">
            <text:p>22,13670000</text:p>
          </table:table-cell>
          <table:table-cell table:number-columns-repeated="8"/>
        </table:table-row>
        <table:table-row table:style-name="ro1">
          <table:table-cell office:value-type="float" office:value="22.1428457601918" calcext:value-type="float">
            <text:p>22,14284576</text:p>
          </table:table-cell>
          <table:table-cell table:number-columns-repeated="2"/>
          <table:table-cell office:value-type="float" office:value="22.1914" calcext:value-type="float">
            <text:p>22,19140000</text:p>
          </table:table-cell>
          <table:table-cell office:value-type="float" office:value="22.1536" calcext:value-type="float">
            <text:p>22,15360000</text:p>
          </table:table-cell>
          <table:table-cell office:value-type="float" office:value="22.1428" calcext:value-type="float">
            <text:p>22,14280000</text:p>
          </table:table-cell>
          <table:table-cell table:number-columns-repeated="8"/>
        </table:table-row>
        <table:table-row table:style-name="ro1">
          <table:table-cell office:value-type="float" office:value="22.1490007900022" calcext:value-type="float">
            <text:p>22,14900079</text:p>
          </table:table-cell>
          <table:table-cell table:number-columns-repeated="4"/>
          <table:table-cell office:value-type="float" office:value="22.149" calcext:value-type="float">
            <text:p>22,14900000</text:p>
          </table:table-cell>
          <table:table-cell table:number-columns-repeated="8"/>
        </table:table-row>
        <table:table-row table:style-name="ro1">
          <table:table-cell office:value-type="float" office:value="22.1551831284122" calcext:value-type="float">
            <text:p>22,15518313</text:p>
          </table:table-cell>
          <table:table-cell table:number-columns-repeated="3"/>
          <table:table-cell office:value-type="float" office:value="22.1659" calcext:value-type="float">
            <text:p>22,16590000</text:p>
          </table:table-cell>
          <table:table-cell office:value-type="float" office:value="22.1552" calcext:value-type="float">
            <text:p>22,15520000</text:p>
          </table:table-cell>
          <table:table-cell table:number-columns-repeated="8"/>
        </table:table-row>
        <table:table-row table:style-name="ro1">
          <table:table-cell office:value-type="float" office:value="22.1613927908334" calcext:value-type="float">
            <text:p>22,16139279</text:p>
          </table:table-cell>
          <table:table-cell table:number-columns-repeated="4"/>
          <table:table-cell office:value-type="float" office:value="22.1614" calcext:value-type="float">
            <text:p>22,16140000</text:p>
          </table:table-cell>
          <table:table-cell table:number-columns-repeated="8"/>
        </table:table-row>
        <table:table-row table:style-name="ro1">
          <table:table-cell office:value-type="float" office:value="22.167629792267" calcext:value-type="float">
            <text:p>22,16762979</text:p>
          </table:table-cell>
          <table:table-cell office:value-type="float" office:value="22.2631" calcext:value-type="float">
            <text:p>22,263100000</text:p>
          </table:table-cell>
          <table:table-cell office:value-type="float" office:value="22.2483" calcext:value-type="float">
            <text:p>22,24830000</text:p>
          </table:table-cell>
          <table:table-cell office:value-type="float" office:value="22.2144" calcext:value-type="float">
            <text:p>22,21440000</text:p>
          </table:table-cell>
          <table:table-cell office:value-type="float" office:value="22.1783" calcext:value-type="float">
            <text:p>22,17830000</text:p>
          </table:table-cell>
          <table:table-cell office:value-type="float" office:value="22.1676" calcext:value-type="float">
            <text:p>22,16760000</text:p>
          </table:table-cell>
          <table:table-cell table:number-columns-repeated="8"/>
        </table:table-row>
        <table:table-row table:style-name="ro1">
          <table:table-cell office:value-type="float" office:value="22.1738941467213" calcext:value-type="float">
            <text:p>22,17389415</text:p>
          </table:table-cell>
          <table:table-cell table:number-columns-repeated="4"/>
          <table:table-cell office:value-type="float" office:value="22.1739" calcext:value-type="float">
            <text:p>22,17390000</text:p>
          </table:table-cell>
          <table:table-cell table:number-columns-repeated="8"/>
        </table:table-row>
        <table:table-row table:style-name="ro1">
          <table:table-cell office:value-type="float" office:value="22.1801858672835" calcext:value-type="float">
            <text:p>22,18018587</text:p>
          </table:table-cell>
          <table:table-cell table:number-columns-repeated="3"/>
          <table:table-cell office:value-type="float" office:value="22.1908" calcext:value-type="float">
            <text:p>22,19080000</text:p>
          </table:table-cell>
          <table:table-cell office:value-type="float" office:value="22.1802" calcext:value-type="float">
            <text:p>22,18020000</text:p>
          </table:table-cell>
          <table:table-cell table:number-columns-repeated="8"/>
        </table:table-row>
        <table:table-row table:style-name="ro1">
          <table:table-cell office:value-type="float" office:value="22.1865049664553" calcext:value-type="float">
            <text:p>22,18650497</text:p>
          </table:table-cell>
          <table:table-cell table:number-columns-repeated="4"/>
          <table:table-cell office:value-type="float" office:value="22.1865" calcext:value-type="float">
            <text:p>22,18650000</text:p>
          </table:table-cell>
          <table:table-cell table:number-columns-repeated="8"/>
        </table:table-row>
        <table:table-row table:style-name="ro1">
          <table:table-cell office:value-type="float" office:value="22.1928514564948" calcext:value-type="float">
            <text:p>22,19285146</text:p>
          </table:table-cell>
          <table:table-cell table:number-columns-repeated="2"/>
          <table:table-cell office:value-type="float" office:value="22.2377" calcext:value-type="float">
            <text:p>22,23770000</text:p>
          </table:table-cell>
          <table:table-cell office:value-type="float" office:value="22.2035" calcext:value-type="float">
            <text:p>22,20350000</text:p>
          </table:table-cell>
          <table:table-cell office:value-type="float" office:value="22.1929" calcext:value-type="float">
            <text:p>22,19290000</text:p>
          </table:table-cell>
          <table:table-cell table:number-columns-repeated="8"/>
        </table:table-row>
        <table:table-row table:style-name="ro1">
          <table:table-cell office:value-type="float" office:value="22.1992253496537" calcext:value-type="float">
            <text:p>22,19922535</text:p>
          </table:table-cell>
          <table:table-cell table:number-columns-repeated="4"/>
          <table:table-cell office:value-type="float" office:value="22.1992" calcext:value-type="float">
            <text:p>22,19920000</text:p>
          </table:table-cell>
          <table:table-cell table:number-columns-repeated="8"/>
        </table:table-row>
        <table:table-row table:style-name="ro1">
          <table:table-cell office:value-type="float" office:value="22.2056266582927" calcext:value-type="float">
            <text:p>22,20562666</text:p>
          </table:table-cell>
          <table:table-cell table:number-columns-repeated="3"/>
          <table:table-cell office:value-type="float" office:value="22.2162" calcext:value-type="float">
            <text:p>22,21620000</text:p>
          </table:table-cell>
          <table:table-cell office:value-type="float" office:value="22.2056" calcext:value-type="float">
            <text:p>22,20560000</text:p>
          </table:table-cell>
          <table:table-cell table:number-columns-repeated="8"/>
        </table:table-row>
        <table:table-row table:style-name="ro1">
          <table:table-cell office:value-type="float" office:value="22.2120553949051" calcext:value-type="float">
            <text:p>22,21205539</text:p>
          </table:table-cell>
          <table:table-cell table:number-columns-repeated="4"/>
          <table:table-cell office:value-type="float" office:value="22.2121" calcext:value-type="float">
            <text:p>22,21210000</text:p>
          </table:table-cell>
          <table:table-cell table:number-columns-repeated="8"/>
        </table:table-row>
        <table:table-row table:style-name="ro1">
          <table:table-cell office:value-type="float" office:value="22.2185115720897" calcext:value-type="float">
            <text:p>22,21851157</text:p>
          </table:table-cell>
          <table:table-cell/>
          <table:table-cell office:value-type="float" office:value="22.2899" calcext:value-type="float">
            <text:p>22,28990000</text:p>
          </table:table-cell>
          <table:table-cell office:value-type="float" office:value="22.2614" calcext:value-type="float">
            <text:p>22,26140000</text:p>
          </table:table-cell>
          <table:table-cell office:value-type="float" office:value="22.2291" calcext:value-type="float">
            <text:p>22,22910000</text:p>
          </table:table-cell>
          <table:table-cell office:value-type="float" office:value="22.2185" calcext:value-type="float">
            <text:p>22,21850000</text:p>
          </table:table-cell>
          <table:table-cell table:number-columns-repeated="8"/>
        </table:table-row>
        <table:table-row table:style-name="ro1">
          <table:table-cell office:value-type="float" office:value="22.2249952025099" calcext:value-type="float">
            <text:p>22,22499520</text:p>
          </table:table-cell>
          <table:table-cell table:number-columns-repeated="4"/>
          <table:table-cell office:value-type="float" office:value="22.225" calcext:value-type="float">
            <text:p>22,22500000</text:p>
          </table:table-cell>
          <table:table-cell table:number-columns-repeated="8"/>
        </table:table-row>
        <table:table-row table:style-name="ro1">
          <table:table-cell office:value-type="float" office:value="22.2315062988556" calcext:value-type="float">
            <text:p>22,23150630</text:p>
          </table:table-cell>
          <table:table-cell table:number-columns-repeated="3"/>
          <table:table-cell office:value-type="float" office:value="22.242" calcext:value-type="float">
            <text:p>22,24200000</text:p>
          </table:table-cell>
          <table:table-cell office:value-type="float" office:value="22.2315" calcext:value-type="float">
            <text:p>22,23150000</text:p>
          </table:table-cell>
          <table:table-cell table:number-columns-repeated="8"/>
        </table:table-row>
        <table:table-row table:style-name="ro1">
          <table:table-cell office:value-type="float" office:value="22.2380448738192" calcext:value-type="float">
            <text:p>22,23804487</text:p>
          </table:table-cell>
          <table:table-cell table:number-columns-repeated="4"/>
          <table:table-cell office:value-type="float" office:value="22.238" calcext:value-type="float">
            <text:p>22,23800000</text:p>
          </table:table-cell>
          <table:table-cell table:number-columns-repeated="8"/>
        </table:table-row>
        <table:table-row table:style-name="ro1">
          <table:table-cell office:value-type="float" office:value="22.2446109400843" calcext:value-type="float">
            <text:p>22,24461094</text:p>
          </table:table-cell>
          <table:table-cell table:number-columns-repeated="2"/>
          <table:table-cell office:value-type="float" office:value="22.2856" calcext:value-type="float">
            <text:p>22,28560000</text:p>
          </table:table-cell>
          <table:table-cell office:value-type="float" office:value="22.2551" calcext:value-type="float">
            <text:p>22,25510000</text:p>
          </table:table-cell>
          <table:table-cell office:value-type="float" office:value="22.2446" calcext:value-type="float">
            <text:p>22,24460000</text:p>
          </table:table-cell>
          <table:table-cell table:number-columns-repeated="8"/>
        </table:table-row>
        <table:table-row table:style-name="ro1">
          <table:table-cell office:value-type="float" office:value="22.2512045103238" calcext:value-type="float">
            <text:p>22,25120451</text:p>
          </table:table-cell>
          <table:table-cell table:number-columns-repeated="4"/>
          <table:table-cell office:value-type="float" office:value="22.2512" calcext:value-type="float">
            <text:p>22,25120000</text:p>
          </table:table-cell>
          <table:table-cell table:number-columns-repeated="8"/>
        </table:table-row>
        <table:table-row table:style-name="ro1">
          <table:table-cell office:value-type="float" office:value="22.2578255972037" calcext:value-type="float">
            <text:p>22,25782560</text:p>
          </table:table-cell>
          <table:table-cell table:number-columns-repeated="3"/>
          <table:table-cell office:value-type="float" office:value="22.2683" calcext:value-type="float">
            <text:p>22,26830000</text:p>
          </table:table-cell>
          <table:table-cell office:value-type="float" office:value="22.2578" calcext:value-type="float">
            <text:p>22,25780000</text:p>
          </table:table-cell>
          <table:table-cell table:number-columns-repeated="8"/>
        </table:table-row>
        <table:table-row table:style-name="ro1">
          <table:table-cell office:value-type="float" office:value="22.2644742133879" calcext:value-type="float">
            <text:p>22,26447421</text:p>
          </table:table-cell>
          <table:table-cell table:number-columns-repeated="4"/>
          <table:table-cell office:value-type="float" office:value="22.2645" calcext:value-type="float">
            <text:p>22,26450000</text:p>
          </table:table-cell>
          <table:table-cell table:number-columns-repeated="8"/>
        </table:table-row>
        <table:table-row table:style-name="ro1">
          <table:table-cell office:value-type="float" office:value="22.2711503715429" calcext:value-type="float">
            <text:p>22,27115037</text:p>
          </table:table-cell>
          <table:table-cell office:value-type="float" office:value="22.3472" calcext:value-type="float">
            <text:p>22,347200000</text:p>
          </table:table-cell>
          <table:table-cell office:value-type="float" office:value="22.3335" calcext:value-type="float">
            <text:p>22,33350000</text:p>
          </table:table-cell>
          <table:table-cell office:value-type="float" office:value="22.3102" calcext:value-type="float">
            <text:p>22,31020000</text:p>
          </table:table-cell>
          <table:table-cell office:value-type="float" office:value="22.2816" calcext:value-type="float">
            <text:p>22,28160000</text:p>
          </table:table-cell>
          <table:table-cell office:value-type="float" office:value="22.2712" calcext:value-type="float">
            <text:p>22,27120000</text:p>
          </table:table-cell>
          <table:table-cell table:number-columns-repeated="8"/>
        </table:table-row>
        <table:table-row table:style-name="ro1">
          <table:table-cell office:value-type="float" office:value="22.2778540843413" calcext:value-type="float">
            <text:p>22,27785408</text:p>
          </table:table-cell>
          <table:table-cell table:number-columns-repeated="4"/>
          <table:table-cell office:value-type="float" office:value="22.2779" calcext:value-type="float">
            <text:p>22,27790000</text:p>
          </table:table-cell>
          <table:table-cell table:number-columns-repeated="8"/>
        </table:table-row>
        <table:table-row table:style-name="ro1">
          <table:table-cell office:value-type="float" office:value="22.2845853644628" calcext:value-type="float">
            <text:p>22,28458536</text:p>
          </table:table-cell>
          <table:table-cell table:number-columns-repeated="3"/>
          <table:table-cell office:value-type="float" office:value="22.295" calcext:value-type="float">
            <text:p>22,29500000</text:p>
          </table:table-cell>
          <table:table-cell office:value-type="float" office:value="22.2846" calcext:value-type="float">
            <text:p>22,28460000</text:p>
          </table:table-cell>
          <table:table-cell table:number-columns-repeated="8"/>
        </table:table-row>
        <table:table-row table:style-name="ro1">
          <table:table-cell office:value-type="float" office:value="22.291344224595" calcext:value-type="float">
            <text:p>22,29134422</text:p>
          </table:table-cell>
          <table:table-cell table:number-columns-repeated="4"/>
          <table:table-cell office:value-type="float" office:value="22.2913" calcext:value-type="float">
            <text:p>22,29130000</text:p>
          </table:table-cell>
          <table:table-cell table:number-columns-repeated="8"/>
        </table:table-row>
        <table:table-row table:style-name="ro1">
          <table:table-cell office:value-type="float" office:value="22.2981306774329" calcext:value-type="float">
            <text:p>22,29813068</text:p>
          </table:table-cell>
          <table:table-cell table:number-columns-repeated="2"/>
          <table:table-cell office:value-type="float" office:value="22.3353" calcext:value-type="float">
            <text:p>22,33530000</text:p>
          </table:table-cell>
          <table:table-cell office:value-type="float" office:value="22.3085" calcext:value-type="float">
            <text:p>22,30850000</text:p>
          </table:table-cell>
          <table:table-cell office:value-type="float" office:value="22.2981" calcext:value-type="float">
            <text:p>22,29810000</text:p>
          </table:table-cell>
          <table:table-cell table:number-columns-repeated="8"/>
        </table:table-row>
        <table:table-row table:style-name="ro1">
          <table:table-cell office:value-type="float" office:value="22.3049447356786" calcext:value-type="float">
            <text:p>22,30494474</text:p>
          </table:table-cell>
          <table:table-cell table:number-columns-repeated="4"/>
          <table:table-cell office:value-type="float" office:value="22.3049" calcext:value-type="float">
            <text:p>22,30490000</text:p>
          </table:table-cell>
          <table:table-cell table:number-columns-repeated="8"/>
        </table:table-row>
        <table:table-row table:style-name="ro1">
          <table:table-cell office:value-type="float" office:value="22.3117864120405" calcext:value-type="float">
            <text:p>22,31178641</text:p>
          </table:table-cell>
          <table:table-cell table:number-columns-repeated="3"/>
          <table:table-cell office:value-type="float" office:value="22.3222" calcext:value-type="float">
            <text:p>22,32220000</text:p>
          </table:table-cell>
          <table:table-cell office:value-type="float" office:value="22.3118" calcext:value-type="float">
            <text:p>22,31180000</text:p>
          </table:table-cell>
          <table:table-cell table:number-columns-repeated="8"/>
        </table:table-row>
        <table:table-row table:style-name="ro1">
          <table:table-cell office:value-type="float" office:value="22.3186557192325" calcext:value-type="float">
            <text:p>22,31865572</text:p>
          </table:table-cell>
          <table:table-cell table:number-columns-repeated="4"/>
          <table:table-cell office:value-type="float" office:value="22.3187" calcext:value-type="float">
            <text:p>22,31870000</text:p>
          </table:table-cell>
          <table:table-cell table:number-columns-repeated="8"/>
        </table:table-row>
        <table:table-row table:style-name="ro1">
          <table:table-cell office:value-type="float" office:value="22.3255526699744" calcext:value-type="float">
            <text:p>22,32555267</text:p>
          </table:table-cell>
          <table:table-cell/>
          <table:table-cell office:value-type="float" office:value="22.3785" calcext:value-type="float">
            <text:p>22,37850000</text:p>
          </table:table-cell>
          <table:table-cell office:value-type="float" office:value="22.3608" calcext:value-type="float">
            <text:p>22,36080000</text:p>
          </table:table-cell>
          <table:table-cell office:value-type="float" office:value="22.3359" calcext:value-type="float">
            <text:p>22,33590000</text:p>
          </table:table-cell>
          <table:table-cell office:value-type="float" office:value="22.3256" calcext:value-type="float">
            <text:p>22,32560000</text:p>
          </table:table-cell>
          <table:table-cell table:number-columns-repeated="8"/>
        </table:table-row>
        <table:table-row table:style-name="ro1">
          <table:table-cell office:value-type="float" office:value="22.3324772769912" calcext:value-type="float">
            <text:p>22,33247728</text:p>
          </table:table-cell>
          <table:table-cell table:number-columns-repeated="4"/>
          <table:table-cell office:value-type="float" office:value="22.3325" calcext:value-type="float">
            <text:p>22,33250000</text:p>
          </table:table-cell>
          <table:table-cell table:number-columns-repeated="8"/>
        </table:table-row>
        <table:table-row table:style-name="ro1">
          <table:table-cell office:value-type="float" office:value="22.3394295530132" calcext:value-type="float">
            <text:p>22,33942955</text:p>
          </table:table-cell>
          <table:table-cell table:number-columns-repeated="3"/>
          <table:table-cell office:value-type="float" office:value="22.3498" calcext:value-type="float">
            <text:p>22,34980000</text:p>
          </table:table-cell>
          <table:table-cell office:value-type="float" office:value="22.3394" calcext:value-type="float">
            <text:p>22,33940000</text:p>
          </table:table-cell>
          <table:table-cell table:number-columns-repeated="8"/>
        </table:table-row>
        <table:table-row table:style-name="ro1">
          <table:table-cell office:value-type="float" office:value="22.3464095107766" calcext:value-type="float">
            <text:p>22,34640951</text:p>
          </table:table-cell>
          <table:table-cell table:number-columns-repeated="4"/>
          <table:table-cell office:value-type="float" office:value="22.3464" calcext:value-type="float">
            <text:p>22,34640000</text:p>
          </table:table-cell>
          <table:table-cell table:number-columns-repeated="8"/>
        </table:table-row>
        <table:table-row table:style-name="ro1">
          <table:table-cell office:value-type="float" office:value="22.3534171630226" calcext:value-type="float">
            <text:p>22,35341716</text:p>
          </table:table-cell>
          <table:table-cell table:number-columns-repeated="2"/>
          <table:table-cell office:value-type="float" office:value="22.3867" calcext:value-type="float">
            <text:p>22,38670000</text:p>
          </table:table-cell>
          <table:table-cell office:value-type="float" office:value="22.3637" calcext:value-type="float">
            <text:p>22,36370000</text:p>
          </table:table-cell>
          <table:table-cell office:value-type="float" office:value="22.3534" calcext:value-type="float">
            <text:p>22,35340000</text:p>
          </table:table-cell>
          <table:table-cell table:number-columns-repeated="8"/>
        </table:table-row>
        <table:table-row table:style-name="ro1">
          <table:table-cell office:value-type="float" office:value="22.3604525224979" calcext:value-type="float">
            <text:p>22,36045252</text:p>
          </table:table-cell>
          <table:table-cell table:number-columns-repeated="4"/>
          <table:table-cell office:value-type="float" office:value="22.3605" calcext:value-type="float">
            <text:p>22,36050000</text:p>
          </table:table-cell>
          <table:table-cell table:number-columns-repeated="8"/>
        </table:table-row>
        <table:table-row table:style-name="ro1">
          <table:table-cell office:value-type="float" office:value="22.3675156019549" calcext:value-type="float">
            <text:p>22,36751560</text:p>
          </table:table-cell>
          <table:table-cell table:number-columns-repeated="3"/>
          <table:table-cell office:value-type="float" office:value="22.3778" calcext:value-type="float">
            <text:p>22,37780000</text:p>
          </table:table-cell>
          <table:table-cell office:value-type="float" office:value="22.3675" calcext:value-type="float">
            <text:p>22,36750000</text:p>
          </table:table-cell>
          <table:table-cell table:number-columns-repeated="8"/>
        </table:table-row>
        <table:table-row table:style-name="ro1">
          <table:table-cell office:value-type="float" office:value="22.3746064141515" calcext:value-type="float">
            <text:p>22,37460641</text:p>
          </table:table-cell>
          <table:table-cell table:number-columns-repeated="4"/>
          <table:table-cell office:value-type="float" office:value="22.3746" calcext:value-type="float">
            <text:p>22,37460000</text:p>
          </table:table-cell>
          <table:table-cell table:number-columns-repeated="8"/>
        </table:table-row>
        <table:table-row table:style-name="ro1">
          <table:table-cell office:value-type="float" office:value="22.3817249718517" calcext:value-type="float">
            <text:p>22,38172497</text:p>
          </table:table-cell>
          <table:table-cell office:value-type="float" office:value="22.4419" calcext:value-type="float">
            <text:p>22,441900000</text:p>
          </table:table-cell>
          <table:table-cell office:value-type="float" office:value="22.4252" calcext:value-type="float">
            <text:p>22,42520000</text:p>
          </table:table-cell>
          <table:table-cell office:value-type="float" office:value="22.4131" calcext:value-type="float">
            <text:p>22,41310000</text:p>
          </table:table-cell>
          <table:table-cell office:value-type="float" office:value="22.392" calcext:value-type="float">
            <text:p>22,39200000</text:p>
          </table:table-cell>
          <table:table-cell office:value-type="float" office:value="22.3817" calcext:value-type="float">
            <text:p>22,38170000</text:p>
          </table:table-cell>
          <table:table-cell table:number-columns-repeated="8"/>
        </table:table-row>
        <table:table-row table:style-name="ro1">
          <table:table-cell office:value-type="float" office:value="22.3888712878255" calcext:value-type="float">
            <text:p>22,38887129</text:p>
          </table:table-cell>
          <table:table-cell table:number-columns-repeated="4"/>
          <table:table-cell office:value-type="float" office:value="22.3889" calcext:value-type="float">
            <text:p>22,38890000</text:p>
          </table:table-cell>
          <table:table-cell table:number-columns-repeated="8"/>
        </table:table-row>
        <table:table-row table:style-name="ro1">
          <table:table-cell office:value-type="float" office:value="22.3960453748498" calcext:value-type="float">
            <text:p>22,39604537</text:p>
          </table:table-cell>
          <table:table-cell table:number-columns-repeated="3"/>
          <table:table-cell office:value-type="float" office:value="22.4063" calcext:value-type="float">
            <text:p>22,40630000</text:p>
          </table:table-cell>
          <table:table-cell office:value-type="float" office:value="22.396" calcext:value-type="float">
            <text:p>22,39600000</text:p>
          </table:table-cell>
          <table:table-cell table:number-columns-repeated="8"/>
        </table:table-row>
        <table:table-row table:style-name="ro1">
          <table:table-cell office:value-type="float" office:value="22.4032472457085" calcext:value-type="float">
            <text:p>22,40324725</text:p>
          </table:table-cell>
          <table:table-cell table:number-columns-repeated="4"/>
          <table:table-cell office:value-type="float" office:value="22.4032" calcext:value-type="float">
            <text:p>22,40320000</text:p>
          </table:table-cell>
          <table:table-cell table:number-columns-repeated="8"/>
        </table:table-row>
        <table:table-row table:style-name="ro1">
          <table:table-cell office:value-type="float" office:value="22.4104769131931" calcext:value-type="float">
            <text:p>22,41047691</text:p>
          </table:table-cell>
          <table:table-cell table:number-columns-repeated="2"/>
          <table:table-cell office:value-type="float" office:value="22.44" calcext:value-type="float">
            <text:p>22,44000000</text:p>
          </table:table-cell>
          <table:table-cell office:value-type="float" office:value="22.4207" calcext:value-type="float">
            <text:p>22,42070000</text:p>
          </table:table-cell>
          <table:table-cell office:value-type="float" office:value="22.4105" calcext:value-type="float">
            <text:p>22,41050000</text:p>
          </table:table-cell>
          <table:table-cell table:number-columns-repeated="8"/>
        </table:table-row>
        <table:table-row table:style-name="ro1">
          <table:table-cell office:value-type="float" office:value="22.4177343901021" calcext:value-type="float">
            <text:p>22,41773439</text:p>
          </table:table-cell>
          <table:table-cell table:number-columns-repeated="4"/>
          <table:table-cell office:value-type="float" office:value="22.4177" calcext:value-type="float">
            <text:p>22,41770000</text:p>
          </table:table-cell>
          <table:table-cell table:number-columns-repeated="8"/>
        </table:table-row>
        <table:table-row table:style-name="ro1">
          <table:table-cell office:value-type="float" office:value="22.4250196892402" calcext:value-type="float">
            <text:p>22,42501969</text:p>
          </table:table-cell>
          <table:table-cell table:number-columns-repeated="3"/>
          <table:table-cell office:value-type="float" office:value="22.4352" calcext:value-type="float">
            <text:p>22,43520000</text:p>
          </table:table-cell>
          <table:table-cell office:value-type="float" office:value="22.425" calcext:value-type="float">
            <text:p>22,42500000</text:p>
          </table:table-cell>
          <table:table-cell table:number-columns-repeated="8"/>
        </table:table-row>
        <table:table-row table:style-name="ro1">
          <table:table-cell office:value-type="float" office:value="22.4323328234153" calcext:value-type="float">
            <text:p>22,43233282</text:p>
          </table:table-cell>
          <table:table-cell table:number-columns-repeated="4"/>
          <table:table-cell office:value-type="float" office:value="22.4323" calcext:value-type="float">
            <text:p>22,43230000</text:p>
          </table:table-cell>
          <table:table-cell table:number-columns-repeated="8"/>
        </table:table-row>
        <table:table-row table:style-name="ro1">
          <table:table-cell office:value-type="float" office:value="22.4396738054358" calcext:value-type="float">
            <text:p>22,43967381</text:p>
          </table:table-cell>
          <table:table-cell/>
          <table:table-cell office:value-type="float" office:value="22.4735" calcext:value-type="float">
            <text:p>22,47350000</text:p>
          </table:table-cell>
          <table:table-cell office:value-type="float" office:value="22.4673" calcext:value-type="float">
            <text:p>22,46730000</text:p>
          </table:table-cell>
          <table:table-cell office:value-type="float" office:value="22.4498" calcext:value-type="float">
            <text:p>22,44980000</text:p>
          </table:table-cell>
          <table:table-cell office:value-type="float" office:value="22.4397" calcext:value-type="float">
            <text:p>22,43970000</text:p>
          </table:table-cell>
          <table:table-cell table:number-columns-repeated="8"/>
        </table:table-row>
        <table:table-row table:style-name="ro1">
          <table:table-cell office:value-type="float" office:value="22.4470426481062" calcext:value-type="float">
            <text:p>22,44704265</text:p>
          </table:table-cell>
          <table:table-cell table:number-columns-repeated="4"/>
          <table:table-cell office:value-type="float" office:value="22.447" calcext:value-type="float">
            <text:p>22,44700000</text:p>
          </table:table-cell>
          <table:table-cell table:number-columns-repeated="8"/>
        </table:table-row>
        <table:table-row table:style-name="ro1">
          <table:table-cell office:value-type="float" office:value="22.4544393642249" calcext:value-type="float">
            <text:p>22,45443936</text:p>
          </table:table-cell>
          <table:table-cell table:number-columns-repeated="3"/>
          <table:table-cell office:value-type="float" office:value="22.4646" calcext:value-type="float">
            <text:p>22,46460000</text:p>
          </table:table-cell>
          <table:table-cell office:value-type="float" office:value="22.4544" calcext:value-type="float">
            <text:p>22,45440000</text:p>
          </table:table-cell>
          <table:table-cell table:number-columns-repeated="8"/>
        </table:table-row>
        <table:table-row table:style-name="ro1">
          <table:table-cell office:value-type="float" office:value="22.4618639665852" calcext:value-type="float">
            <text:p>22,46186397</text:p>
          </table:table-cell>
          <table:table-cell table:number-columns-repeated="4"/>
          <table:table-cell office:value-type="float" office:value="22.4619" calcext:value-type="float">
            <text:p>22,46190000</text:p>
          </table:table-cell>
          <table:table-cell table:number-columns-repeated="8"/>
        </table:table-row>
        <table:table-row table:style-name="ro1">
          <table:table-cell office:value-type="float" office:value="22.469316467984" calcext:value-type="float">
            <text:p>22,46931647</text:p>
          </table:table-cell>
          <table:table-cell table:number-columns-repeated="2"/>
          <table:table-cell office:value-type="float" office:value="22.495" calcext:value-type="float">
            <text:p>22,49500000</text:p>
          </table:table-cell>
          <table:table-cell office:value-type="float" office:value="22.4794" calcext:value-type="float">
            <text:p>22,47940000</text:p>
          </table:table-cell>
          <table:table-cell office:value-type="float" office:value="22.4693" calcext:value-type="float">
            <text:p>22,46930000</text:p>
          </table:table-cell>
          <table:table-cell table:number-columns-repeated="8"/>
        </table:table-row>
        <table:table-row table:style-name="ro1">
          <table:table-cell office:value-type="float" office:value="22.4767968812398" calcext:value-type="float">
            <text:p>22,47679688</text:p>
          </table:table-cell>
          <table:table-cell table:number-columns-repeated="4"/>
          <table:table-cell office:value-type="float" office:value="22.4768" calcext:value-type="float">
            <text:p>22,47680000</text:p>
          </table:table-cell>
          <table:table-cell table:number-columns-repeated="8"/>
        </table:table-row>
        <table:table-row table:style-name="ro1">
          <table:table-cell office:value-type="float" office:value="22.4843052192215" calcext:value-type="float">
            <text:p>22,48430522</text:p>
          </table:table-cell>
          <table:table-cell table:number-columns-repeated="3"/>
          <table:table-cell office:value-type="float" office:value="22.4944" calcext:value-type="float">
            <text:p>22,49440000</text:p>
          </table:table-cell>
          <table:table-cell office:value-type="float" office:value="22.4843" calcext:value-type="float">
            <text:p>22,48430000</text:p>
          </table:table-cell>
          <table:table-cell table:number-columns-repeated="8"/>
        </table:table-row>
        <table:table-row table:style-name="ro1">
          <table:table-cell office:value-type="float" office:value="22.4918414948784" calcext:value-type="float">
            <text:p>22,49184149</text:p>
          </table:table-cell>
          <table:table-cell table:number-columns-repeated="4"/>
          <table:table-cell office:value-type="float" office:value="22.4918" calcext:value-type="float">
            <text:p>22,49180000</text:p>
          </table:table-cell>
          <table:table-cell table:number-columns-repeated="8"/>
        </table:table-row>
        <table:table-row table:style-name="ro1">
          <table:table-cell office:value-type="float" office:value="22.4994057212615" calcext:value-type="float">
            <text:p>22,49940572</text:p>
          </table:table-cell>
          <table:table-cell office:value-type="float" office:value="22.5461" calcext:value-type="float">
            <text:p>22,546100000</text:p>
          </table:table-cell>
          <table:table-cell office:value-type="float" office:value="22.5235" calcext:value-type="float">
            <text:p>22,52350000</text:p>
          </table:table-cell>
          <table:table-cell office:value-type="float" office:value="22.5232" calcext:value-type="float">
            <text:p>22,52320000</text:p>
          </table:table-cell>
          <table:table-cell office:value-type="float" office:value="22.5095" calcext:value-type="float">
            <text:p>22,50950000</text:p>
          </table:table-cell>
          <table:table-cell office:value-type="float" office:value="22.4994" calcext:value-type="float">
            <text:p>22,49940000</text:p>
          </table:table-cell>
          <table:table-cell table:number-columns-repeated="8"/>
        </table:table-row>
        <table:table-row table:style-name="ro1">
          <table:table-cell office:value-type="float" office:value="22.5069979115049" calcext:value-type="float">
            <text:p>22,50699791</text:p>
          </table:table-cell>
          <table:table-cell table:number-columns-repeated="4"/>
          <table:table-cell office:value-type="float" office:value="22.507" calcext:value-type="float">
            <text:p>22,50700000</text:p>
          </table:table-cell>
          <table:table-cell table:number-columns-repeated="8"/>
        </table:table-row>
        <table:table-row table:style-name="ro1">
          <table:table-cell office:value-type="float" office:value="22.5146180787399" calcext:value-type="float">
            <text:p>22,51461808</text:p>
          </table:table-cell>
          <table:table-cell table:number-columns-repeated="3"/>
          <table:table-cell office:value-type="float" office:value="22.5246" calcext:value-type="float">
            <text:p>22,52460000</text:p>
          </table:table-cell>
          <table:table-cell office:value-type="float" office:value="22.5146" calcext:value-type="float">
            <text:p>22,51460000</text:p>
          </table:table-cell>
          <table:table-cell table:number-columns-repeated="8"/>
        </table:table-row>
        <table:table-row table:style-name="ro1">
          <table:table-cell office:value-type="float" office:value="22.5222662359169" calcext:value-type="float">
            <text:p>22,52226624</text:p>
          </table:table-cell>
          <table:table-cell table:number-columns-repeated="4"/>
          <table:table-cell office:value-type="float" office:value="22.5223" calcext:value-type="float">
            <text:p>22,52230000</text:p>
          </table:table-cell>
          <table:table-cell table:number-columns-repeated="8"/>
        </table:table-row>
        <table:table-row table:style-name="ro1">
          <table:table-cell office:value-type="float" office:value="22.5299423955488" calcext:value-type="float">
            <text:p>22,52994240</text:p>
          </table:table-cell>
          <table:table-cell table:number-columns-repeated="2"/>
          <table:table-cell office:value-type="float" office:value="22.5519" calcext:value-type="float">
            <text:p>22,55190000</text:p>
          </table:table-cell>
          <table:table-cell office:value-type="float" office:value="22.5399" calcext:value-type="float">
            <text:p>22,53990000</text:p>
          </table:table-cell>
          <table:table-cell office:value-type="float" office:value="22.5299" calcext:value-type="float">
            <text:p>22,52990000</text:p>
          </table:table-cell>
          <table:table-cell table:number-columns-repeated="8"/>
        </table:table-row>
        <table:table-row table:style-name="ro1">
          <table:table-cell office:value-type="float" office:value="22.5376465694597" calcext:value-type="float">
            <text:p>22,53764657</text:p>
          </table:table-cell>
          <table:table-cell table:number-columns-repeated="4"/>
          <table:table-cell office:value-type="float" office:value="22.5376" calcext:value-type="float">
            <text:p>22,53760000</text:p>
          </table:table-cell>
          <table:table-cell table:number-columns-repeated="8"/>
        </table:table-row>
        <table:table-row table:style-name="ro1">
          <table:table-cell office:value-type="float" office:value="22.5453787687311" calcext:value-type="float">
            <text:p>22,54537877</text:p>
          </table:table-cell>
          <table:table-cell table:number-columns-repeated="3"/>
          <table:table-cell office:value-type="float" office:value="22.5554" calcext:value-type="float">
            <text:p>22,55540000</text:p>
          </table:table-cell>
          <table:table-cell office:value-type="float" office:value="22.5454" calcext:value-type="float">
            <text:p>22,54540000</text:p>
          </table:table-cell>
          <table:table-cell table:number-columns-repeated="8"/>
        </table:table-row>
        <table:table-row table:style-name="ro1">
          <table:table-cell office:value-type="float" office:value="22.5531390041379" calcext:value-type="float">
            <text:p>22,55313900</text:p>
          </table:table-cell>
          <table:table-cell table:number-columns-repeated="4"/>
          <table:table-cell office:value-type="float" office:value="22.5531" calcext:value-type="float">
            <text:p>22,55310000</text:p>
          </table:table-cell>
          <table:table-cell table:number-columns-repeated="8"/>
        </table:table-row>
        <table:table-row table:style-name="ro1">
          <table:table-cell office:value-type="float" office:value="22.5609272873806" calcext:value-type="float">
            <text:p>22,56092729</text:p>
          </table:table-cell>
          <table:table-cell/>
          <table:table-cell office:value-type="float" office:value="22.5754" calcext:value-type="float">
            <text:p>22,57540000</text:p>
          </table:table-cell>
          <table:table-cell office:value-type="float" office:value="22.5809" calcext:value-type="float">
            <text:p>22,58090000</text:p>
          </table:table-cell>
          <table:table-cell office:value-type="float" office:value="22.5709" calcext:value-type="float">
            <text:p>22,57090000</text:p>
          </table:table-cell>
          <table:table-cell office:value-type="float" office:value="22.5609" calcext:value-type="float">
            <text:p>22,56090000</text:p>
          </table:table-cell>
          <table:table-cell table:number-columns-repeated="8"/>
        </table:table-row>
        <table:table-row table:style-name="ro1">
          <table:table-cell office:value-type="float" office:value="22.5687436331858" calcext:value-type="float">
            <text:p>22,56874363</text:p>
          </table:table-cell>
          <table:table-cell table:number-columns-repeated="4"/>
          <table:table-cell office:value-type="float" office:value="22.5687" calcext:value-type="float">
            <text:p>22,56870000</text:p>
          </table:table-cell>
          <table:table-cell table:number-columns-repeated="8"/>
        </table:table-row>
        <table:table-row table:style-name="ro1">
          <table:table-cell office:value-type="float" office:value="22.5765880617044" calcext:value-type="float">
            <text:p>22,57658806</text:p>
          </table:table-cell>
          <table:table-cell table:number-columns-repeated="3"/>
          <table:table-cell office:value-type="float" office:value="22.5865" calcext:value-type="float">
            <text:p>22,58650000</text:p>
          </table:table-cell>
          <table:table-cell office:value-type="float" office:value="22.5766" calcext:value-type="float">
            <text:p>22,57660000</text:p>
          </table:table-cell>
          <table:table-cell table:number-columns-repeated="8"/>
        </table:table-row>
        <table:table-row table:style-name="ro1">
          <table:table-cell office:value-type="float" office:value="22.5844605995103" calcext:value-type="float">
            <text:p>22,58446060</text:p>
          </table:table-cell>
          <table:table-cell table:number-columns-repeated="4"/>
          <table:table-cell office:value-type="float" office:value="22.5845" calcext:value-type="float">
            <text:p>22,58450000</text:p>
          </table:table-cell>
          <table:table-cell table:number-columns-repeated="8"/>
        </table:table-row>
        <table:table-row table:style-name="ro1">
          <table:table-cell office:value-type="float" office:value="22.59236127618" calcext:value-type="float">
            <text:p>22,59236128</text:p>
          </table:table-cell>
          <table:table-cell table:number-columns-repeated="2"/>
          <table:table-cell office:value-type="float" office:value="22.6103" calcext:value-type="float">
            <text:p>22,61030000</text:p>
          </table:table-cell>
          <table:table-cell office:value-type="float" office:value="22.6023" calcext:value-type="float">
            <text:p>22,60230000</text:p>
          </table:table-cell>
          <table:table-cell office:value-type="float" office:value="22.5924" calcext:value-type="float">
            <text:p>22,59240000</text:p>
          </table:table-cell>
          <table:table-cell table:number-columns-repeated="8"/>
        </table:table-row>
        <table:table-row table:style-name="ro1">
          <table:table-cell office:value-type="float" office:value="22.6002901129387" calcext:value-type="float">
            <text:p>22,60029011</text:p>
          </table:table-cell>
          <table:table-cell table:number-columns-repeated="4"/>
          <table:table-cell office:value-type="float" office:value="22.6003" calcext:value-type="float">
            <text:p>22,60030000</text:p>
          </table:table-cell>
          <table:table-cell table:number-columns-repeated="8"/>
        </table:table-row>
        <table:table-row table:style-name="ro1">
          <table:table-cell office:value-type="float" office:value="22.6082471022329" calcext:value-type="float">
            <text:p>22,60824710</text:p>
          </table:table-cell>
          <table:table-cell table:number-columns-repeated="3"/>
          <table:table-cell office:value-type="float" office:value="22.6181" calcext:value-type="float">
            <text:p>22,61810000</text:p>
          </table:table-cell>
          <table:table-cell office:value-type="float" office:value="22.6082" calcext:value-type="float">
            <text:p>22,60820000</text:p>
          </table:table-cell>
          <table:table-cell table:number-columns-repeated="8"/>
        </table:table-row>
        <table:table-row table:style-name="ro1">
          <table:table-cell office:value-type="float" office:value="22.616232185112" calcext:value-type="float">
            <text:p>22,61623219</text:p>
          </table:table-cell>
          <table:table-cell table:number-columns-repeated="4"/>
          <table:table-cell office:value-type="float" office:value="22.6162" calcext:value-type="float">
            <text:p>22,61620000</text:p>
          </table:table-cell>
          <table:table-cell table:number-columns-repeated="8"/>
        </table:table-row>
        <table:table-row table:style-name="ro1">
          <table:table-cell office:value-type="float" office:value="22.6242452485438" calcext:value-type="float">
            <text:p>22,62424525</text:p>
          </table:table-cell>
          <table:table-cell office:value-type="float" office:value="22.6597" calcext:value-type="float">
            <text:p>22,659700000</text:p>
          </table:table-cell>
          <table:table-cell office:value-type="float" office:value="22.6301" calcext:value-type="float">
            <text:p>22,63010000</text:p>
          </table:table-cell>
          <table:table-cell office:value-type="float" office:value="22.6402" calcext:value-type="float">
            <text:p>22,64020000</text:p>
          </table:table-cell>
          <table:table-cell office:value-type="float" office:value="22.6341" calcext:value-type="float">
            <text:p>22,63410000</text:p>
          </table:table-cell>
          <table:table-cell office:value-type="float" office:value="22.6242" calcext:value-type="float">
            <text:p>22,62420000</text:p>
          </table:table-cell>
          <table:table-cell table:number-columns-repeated="8"/>
        </table:table-row>
        <table:table-row table:style-name="ro1">
          <table:table-cell office:value-type="float" office:value="22.6322861827923" calcext:value-type="float">
            <text:p>22,63228618</text:p>
          </table:table-cell>
          <table:table-cell table:number-columns-repeated="4"/>
          <table:table-cell office:value-type="float" office:value="22.6323" calcext:value-type="float">
            <text:p>22,63230000</text:p>
          </table:table-cell>
          <table:table-cell table:number-columns-repeated="8"/>
        </table:table-row>
        <table:table-row table:style-name="ro1">
          <table:table-cell office:value-type="float" office:value="22.6403550408153" calcext:value-type="float">
            <text:p>22,64035504</text:p>
          </table:table-cell>
          <table:table-cell table:number-columns-repeated="3"/>
          <table:table-cell office:value-type="float" office:value="22.6502" calcext:value-type="float">
            <text:p>22,65020000</text:p>
          </table:table-cell>
          <table:table-cell office:value-type="float" office:value="22.6404" calcext:value-type="float">
            <text:p>22,64040000</text:p>
          </table:table-cell>
          <table:table-cell table:number-columns-repeated="8"/>
        </table:table-row>
        <table:table-row table:style-name="ro1">
          <table:table-cell office:value-type="float" office:value="22.6484522856967" calcext:value-type="float">
            <text:p>22,64845229</text:p>
          </table:table-cell>
          <table:table-cell table:number-columns-repeated="4"/>
          <table:table-cell office:value-type="float" office:value="22.6485" calcext:value-type="float">
            <text:p>22,64850000</text:p>
          </table:table-cell>
          <table:table-cell table:number-columns-repeated="8"/>
        </table:table-row>
        <table:table-row table:style-name="ro1">
          <table:table-cell office:value-type="float" office:value="22.6565789410115" calcext:value-type="float">
            <text:p>22,65657894</text:p>
          </table:table-cell>
          <table:table-cell table:number-columns-repeated="2"/>
          <table:table-cell office:value-type="float" office:value="22.6712" calcext:value-type="float">
            <text:p>22,67120000</text:p>
          </table:table-cell>
          <table:table-cell office:value-type="float" office:value="22.6663" calcext:value-type="float">
            <text:p>22,66630000</text:p>
          </table:table-cell>
          <table:table-cell office:value-type="float" office:value="22.6566" calcext:value-type="float">
            <text:p>22,65660000</text:p>
          </table:table-cell>
          <table:table-cell table:number-columns-repeated="8"/>
        </table:table-row>
        <table:table-row table:style-name="ro1">
          <table:table-cell office:value-type="float" office:value="22.6647361588143" calcext:value-type="float">
            <text:p>22,66473616</text:p>
          </table:table-cell>
          <table:table-cell table:number-columns-repeated="4"/>
          <table:table-cell office:value-type="float" office:value="22.6647" calcext:value-type="float">
            <text:p>22,66470000</text:p>
          </table:table-cell>
          <table:table-cell table:number-columns-repeated="8"/>
        </table:table-row>
        <table:table-row table:style-name="ro1">
          <table:table-cell office:value-type="float" office:value="22.6729234967901" calcext:value-type="float">
            <text:p>22,67292350</text:p>
          </table:table-cell>
          <table:table-cell table:number-columns-repeated="3"/>
          <table:table-cell office:value-type="float" office:value="22.6826" calcext:value-type="float">
            <text:p>22,68260000</text:p>
          </table:table-cell>
          <table:table-cell office:value-type="float" office:value="22.6729" calcext:value-type="float">
            <text:p>22,67290000</text:p>
          </table:table-cell>
          <table:table-cell table:number-columns-repeated="8"/>
        </table:table-row>
        <table:table-row table:style-name="ro1">
          <table:table-cell office:value-type="float" office:value="22.6811358201988" calcext:value-type="float">
            <text:p>22,68113582</text:p>
          </table:table-cell>
          <table:table-cell table:number-columns-repeated="4"/>
          <table:table-cell office:value-type="float" office:value="22.6811" calcext:value-type="float">
            <text:p>22,68110000</text:p>
          </table:table-cell>
          <table:table-cell table:number-columns-repeated="8"/>
        </table:table-row>
        <table:table-row table:style-name="ro1">
          <table:table-cell office:value-type="float" office:value="22.6893618738123" calcext:value-type="float">
            <text:p>22,68936187</text:p>
          </table:table-cell>
          <table:table-cell/>
          <table:table-cell office:value-type="float" office:value="22.688" calcext:value-type="float">
            <text:p>22,68800000</text:p>
          </table:table-cell>
          <table:table-cell office:value-type="float" office:value="22.7033" calcext:value-type="float">
            <text:p>22,70330000</text:p>
          </table:table-cell>
          <table:table-cell office:value-type="float" office:value="22.6993" calcext:value-type="float">
            <text:p>22,69930000</text:p>
          </table:table-cell>
          <table:table-cell office:value-type="float" office:value="22.6894" calcext:value-type="float">
            <text:p>22,68940000</text:p>
          </table:table-cell>
          <table:table-cell table:number-columns-repeated="8"/>
        </table:table-row>
        <table:table-row table:style-name="ro1">
          <table:table-cell office:value-type="float" office:value="22.6975948441705" calcext:value-type="float">
            <text:p>22,69759484</text:p>
          </table:table-cell>
          <table:table-cell table:number-columns-repeated="4"/>
          <table:table-cell office:value-type="float" office:value="22.6976" calcext:value-type="float">
            <text:p>22,69760000</text:p>
          </table:table-cell>
          <table:table-cell table:number-columns-repeated="8"/>
        </table:table-row>
        <table:table-row table:style-name="ro1">
          <table:table-cell office:value-type="float" office:value="22.7058715787693" calcext:value-type="float">
            <text:p>22,70587158</text:p>
          </table:table-cell>
          <table:table-cell table:number-columns-repeated="3"/>
          <table:table-cell office:value-type="float" office:value="22.7164" calcext:value-type="float">
            <text:p>22,71640000</text:p>
          </table:table-cell>
          <table:table-cell office:value-type="float" office:value="22.7059" calcext:value-type="float">
            <text:p>22,70590000</text:p>
          </table:table-cell>
          <table:table-cell table:number-columns-repeated="8"/>
        </table:table-row>
        <table:table-row table:style-name="ro1">
          <table:table-cell office:value-type="float" office:value="22.7143240867814" calcext:value-type="float">
            <text:p>22,71432409</text:p>
          </table:table-cell>
          <table:table-cell table:number-columns-repeated="4"/>
          <table:table-cell office:value-type="float" office:value="22.7143" calcext:value-type="float">
            <text:p>22,71430000</text:p>
          </table:table-cell>
          <table:table-cell table:number-columns-repeated="8"/>
        </table:table-row>
        <table:table-row table:style-name="ro1">
          <table:table-cell office:value-type="float" office:value="22.7229963799812" calcext:value-type="float">
            <text:p>22,72299638</text:p>
          </table:table-cell>
          <table:table-cell table:number-columns-repeated="2"/>
          <table:table-cell office:value-type="float" office:value="22.7302" calcext:value-type="float">
            <text:p>22,73020000</text:p>
          </table:table-cell>
          <table:table-cell office:value-type="float" office:value="22.7308" calcext:value-type="float">
            <text:p>22,73080000</text:p>
          </table:table-cell>
          <table:table-cell office:value-type="float" office:value="22.723" calcext:value-type="float">
            <text:p>22,72300000</text:p>
          </table:table-cell>
          <table:table-cell table:number-columns-repeated="8"/>
        </table:table-row>
        <table:table-row table:style-name="ro1">
          <table:table-cell office:value-type="float" office:value="22.7302246981848" calcext:value-type="float">
            <text:p>22,73022470</text:p>
          </table:table-cell>
          <table:table-cell table:number-columns-repeated="4"/>
          <table:table-cell office:value-type="float" office:value="22.7302" calcext:value-type="float">
            <text:p>22,73020000</text:p>
          </table:table-cell>
          <table:table-cell table:number-columns-repeated="8"/>
        </table:table-row>
        <table:table-row table:style-name="ro1">
          <table:table-cell office:value-type="float" office:value="22.7303837202306" calcext:value-type="float">
            <text:p>22,73038372</text:p>
          </table:table-cell>
          <table:table-cell table:number-columns-repeated="3"/>
          <table:table-cell office:value-type="float" office:value="22.7311" calcext:value-type="float">
            <text:p>22,73110000</text:p>
          </table:table-cell>
          <table:table-cell office:value-type="float" office:value="22.7304" calcext:value-type="float">
            <text:p>22,73040000</text:p>
          </table:table-cell>
          <table:table-cell table:number-columns-repeated="8"/>
        </table:table-row>
        <table:table-row table:style-name="ro1">
          <table:table-cell office:value-type="float" office:value="22.7290987849909" calcext:value-type="float">
            <text:p>22,72909878</text:p>
          </table:table-cell>
          <table:table-cell table:number-columns-repeated="4"/>
          <table:table-cell office:value-type="float" office:value="22.7291" calcext:value-type="float">
            <text:p>22,72910000</text:p>
          </table:table-cell>
          <table:table-cell table:number-columns-repeated="8"/>
        </table:table-row>
        <table:table-row table:style-name="ro1">
          <table:table-cell office:value-type="float" office:value="22.7280336703608" calcext:value-type="float">
            <text:p>22,72803367</text:p>
          </table:table-cell>
          <table:table-cell office:value-type="float" office:value="22.7593" calcext:value-type="float">
            <text:p>22,759300000</text:p>
          </table:table-cell>
          <table:table-cell office:value-type="float" office:value="22.7375" calcext:value-type="float">
            <text:p>22,73750000</text:p>
          </table:table-cell>
          <table:table-cell office:value-type="float" office:value="22.7308" calcext:value-type="float">
            <text:p>22,73080000</text:p>
          </table:table-cell>
          <table:table-cell office:value-type="float" office:value="22.7286" calcext:value-type="float">
            <text:p>22,72860000</text:p>
          </table:table-cell>
          <table:table-cell office:value-type="float" office:value="22.728" calcext:value-type="float">
            <text:p>22,72800000</text:p>
          </table:table-cell>
          <table:table-cell table:number-columns-repeated="8"/>
        </table:table-row>
        <table:table-row table:style-name="ro1">
          <table:table-cell office:value-type="float" office:value="22.7271443822768" calcext:value-type="float">
            <text:p>22,72714438</text:p>
          </table:table-cell>
          <table:table-cell table:number-columns-repeated="4"/>
          <table:table-cell office:value-type="float" office:value="22.7271" calcext:value-type="float">
            <text:p>22,72710000</text:p>
          </table:table-cell>
          <table:table-cell table:number-columns-repeated="8"/>
        </table:table-row>
        <table:table-row table:style-name="ro1">
          <table:table-cell office:value-type="float" office:value="22.7262989292769" calcext:value-type="float">
            <text:p>22,72629893</text:p>
          </table:table-cell>
          <table:table-cell table:number-columns-repeated="3"/>
          <table:table-cell office:value-type="float" office:value="22.7265" calcext:value-type="float">
            <text:p>22,72650000</text:p>
          </table:table-cell>
          <table:table-cell office:value-type="float" office:value="22.7263" calcext:value-type="float">
            <text:p>22,72630000</text:p>
          </table:table-cell>
          <table:table-cell table:number-columns-repeated="8"/>
        </table:table-row>
        <table:table-row table:style-name="ro1">
          <table:table-cell office:value-type="float" office:value="22.7254604815763" calcext:value-type="float">
            <text:p>22,72546048</text:p>
          </table:table-cell>
          <table:table-cell table:number-columns-repeated="4"/>
          <table:table-cell office:value-type="float" office:value="22.7255" calcext:value-type="float">
            <text:p>22,72550000</text:p>
          </table:table-cell>
          <table:table-cell table:number-columns-repeated="8"/>
        </table:table-row>
        <table:table-row table:style-name="ro1">
          <table:table-cell office:value-type="float" office:value="22.7246358703464" calcext:value-type="float">
            <text:p>22,72463587</text:p>
          </table:table-cell>
          <table:table-cell table:number-columns-repeated="2"/>
          <table:table-cell office:value-type="float" office:value="22.7263" calcext:value-type="float">
            <text:p>22,72630000</text:p>
          </table:table-cell>
          <table:table-cell office:value-type="float" office:value="22.7249" calcext:value-type="float">
            <text:p>22,72490000</text:p>
          </table:table-cell>
          <table:table-cell office:value-type="float" office:value="22.7246" calcext:value-type="float">
            <text:p>22,72460000</text:p>
          </table:table-cell>
          <table:table-cell table:number-columns-repeated="8"/>
        </table:table-row>
        <table:table-row table:style-name="ro1">
          <table:table-cell office:value-type="float" office:value="22.7238363685264" calcext:value-type="float">
            <text:p>22,72383637</text:p>
          </table:table-cell>
          <table:table-cell table:number-columns-repeated="4"/>
          <table:table-cell office:value-type="float" office:value="22.7238" calcext:value-type="float">
            <text:p>22,72380000</text:p>
          </table:table-cell>
          <table:table-cell table:number-columns-repeated="8"/>
        </table:table-row>
        <table:table-row table:style-name="ro1">
          <table:table-cell office:value-type="float" office:value="22.7230671285679" calcext:value-type="float">
            <text:p>22,72306713</text:p>
          </table:table-cell>
          <table:table-cell table:number-columns-repeated="3"/>
          <table:table-cell office:value-type="float" office:value="22.7234" calcext:value-type="float">
            <text:p>22,72340000</text:p>
          </table:table-cell>
          <table:table-cell office:value-type="float" office:value="22.7231" calcext:value-type="float">
            <text:p>22,72310000</text:p>
          </table:table-cell>
          <table:table-cell table:number-columns-repeated="8"/>
        </table:table-row>
        <table:table-row table:style-name="ro1">
          <table:table-cell office:value-type="float" office:value="22.7223286104972" calcext:value-type="float">
            <text:p>22,72232861</text:p>
          </table:table-cell>
          <table:table-cell table:number-columns-repeated="4"/>
          <table:table-cell office:value-type="float" office:value="22.7223" calcext:value-type="float">
            <text:p>22,72230000</text:p>
          </table:table-cell>
          <table:table-cell table:number-columns-repeated="8"/>
        </table:table-row>
        <table:table-row table:style-name="ro1">
          <table:table-cell office:value-type="float" office:value="22.7216196799715" calcext:value-type="float">
            <text:p>22,72161968</text:p>
          </table:table-cell>
          <table:table-cell/>
          <table:table-cell office:value-type="float" office:value="22.7394" calcext:value-type="float">
            <text:p>22,73940000</text:p>
          </table:table-cell>
          <table:table-cell office:value-type="float" office:value="22.7229" calcext:value-type="float">
            <text:p>22,72290000</text:p>
          </table:table-cell>
          <table:table-cell office:value-type="float" office:value="22.722" calcext:value-type="float">
            <text:p>22,72200000</text:p>
          </table:table-cell>
          <table:table-cell office:value-type="float" office:value="22.7216" calcext:value-type="float">
            <text:p>22,72160000</text:p>
          </table:table-cell>
          <table:table-cell table:number-columns-repeated="8"/>
        </table:table-row>
        <table:table-row table:style-name="ro1">
          <table:table-cell office:value-type="float" office:value="22.7209393311276" calcext:value-type="float">
            <text:p>22,72093933</text:p>
          </table:table-cell>
          <table:table-cell table:number-columns-repeated="4"/>
          <table:table-cell office:value-type="float" office:value="22.7209" calcext:value-type="float">
            <text:p>22,72090000</text:p>
          </table:table-cell>
          <table:table-cell table:number-columns-repeated="8"/>
        </table:table-row>
        <table:table-row table:style-name="ro1">
          <table:table-cell office:value-type="float" office:value="22.7202871185935" calcext:value-type="float">
            <text:p>22,72028712</text:p>
          </table:table-cell>
          <table:table-cell table:number-columns-repeated="3"/>
          <table:table-cell office:value-type="float" office:value="22.7207" calcext:value-type="float">
            <text:p>22,72070000</text:p>
          </table:table-cell>
          <table:table-cell office:value-type="float" office:value="22.7203" calcext:value-type="float">
            <text:p>22,72030000</text:p>
          </table:table-cell>
          <table:table-cell table:number-columns-repeated="8"/>
        </table:table-row>
        <table:table-row table:style-name="ro1">
          <table:table-cell office:value-type="float" office:value="22.7196630071236" calcext:value-type="float">
            <text:p>22,71966301</text:p>
          </table:table-cell>
          <table:table-cell table:number-columns-repeated="4"/>
          <table:table-cell office:value-type="float" office:value="22.7197" calcext:value-type="float">
            <text:p>22,71970000</text:p>
          </table:table-cell>
          <table:table-cell table:number-columns-repeated="8"/>
        </table:table-row>
        <table:table-row table:style-name="ro1">
          <table:table-cell office:value-type="float" office:value="22.7190671241664" calcext:value-type="float">
            <text:p>22,71906712</text:p>
          </table:table-cell>
          <table:table-cell table:number-columns-repeated="2"/>
          <table:table-cell office:value-type="float" office:value="22.7205" calcext:value-type="float">
            <text:p>22,72050000</text:p>
          </table:table-cell>
          <table:table-cell office:value-type="float" office:value="22.7195" calcext:value-type="float">
            <text:p>22,71950000</text:p>
          </table:table-cell>
          <table:table-cell office:value-type="float" office:value="22.7191" calcext:value-type="float">
            <text:p>22,71910000</text:p>
          </table:table-cell>
          <table:table-cell table:number-columns-repeated="8"/>
        </table:table-row>
        <table:table-row table:style-name="ro1">
          <table:table-cell office:value-type="float" office:value="22.7184996004666" calcext:value-type="float">
            <text:p>22,71849960</text:p>
          </table:table-cell>
          <table:table-cell table:number-columns-repeated="4"/>
          <table:table-cell office:value-type="float" office:value="22.7185" calcext:value-type="float">
            <text:p>22,71850000</text:p>
          </table:table-cell>
          <table:table-cell table:number-columns-repeated="8"/>
        </table:table-row>
        <table:table-row table:style-name="ro1">
          <table:table-cell office:value-type="float" office:value="22.7179605126877" calcext:value-type="float">
            <text:p>22,71796051</text:p>
          </table:table-cell>
          <table:table-cell table:number-columns-repeated="3"/>
          <table:table-cell office:value-type="float" office:value="22.7184" calcext:value-type="float">
            <text:p>22,71840000</text:p>
          </table:table-cell>
          <table:table-cell office:value-type="float" office:value="22.718" calcext:value-type="float">
            <text:p>22,71800000</text:p>
          </table:table-cell>
          <table:table-cell table:number-columns-repeated="8"/>
        </table:table-row>
        <table:table-row table:style-name="ro1">
          <table:table-cell office:value-type="float" office:value="22.7174498860965" calcext:value-type="float">
            <text:p>22,71744989</text:p>
          </table:table-cell>
          <table:table-cell table:number-columns-repeated="4"/>
          <table:table-cell office:value-type="float" office:value="22.7174" calcext:value-type="float">
            <text:p>22,71740000</text:p>
          </table:table-cell>
          <table:table-cell table:number-columns-repeated="8"/>
        </table:table-row>
        <table:table-row table:style-name="ro1">
          <table:table-cell office:value-type="float" office:value="22.7169677171814" calcext:value-type="float">
            <text:p>22,71696772</text:p>
          </table:table-cell>
          <table:table-cell office:value-type="float" office:value="22.7651" calcext:value-type="float">
            <text:p>22,765100000</text:p>
          </table:table-cell>
          <table:table-cell office:value-type="float" office:value="22.733" calcext:value-type="float">
            <text:p>22,73300000</text:p>
          </table:table-cell>
          <table:table-cell office:value-type="float" office:value="22.7187" calcext:value-type="float">
            <text:p>22,71870000</text:p>
          </table:table-cell>
          <table:table-cell office:value-type="float" office:value="22.7174" calcext:value-type="float">
            <text:p>22,71740000</text:p>
          </table:table-cell>
          <table:table-cell office:value-type="float" office:value="22.717" calcext:value-type="float">
            <text:p>22,71700000</text:p>
          </table:table-cell>
          <table:table-cell table:number-columns-repeated="8"/>
        </table:table-row>
        <table:table-row table:style-name="ro1">
          <table:table-cell office:value-type="float" office:value="22.7165139940795" calcext:value-type="float">
            <text:p>22,71651399</text:p>
          </table:table-cell>
          <table:table-cell table:number-columns-repeated="4"/>
          <table:table-cell office:value-type="float" office:value="22.7165" calcext:value-type="float">
            <text:p>22,71650000</text:p>
          </table:table-cell>
          <table:table-cell table:number-columns-repeated="8"/>
        </table:table-row>
        <table:table-row table:style-name="ro1">
          <table:table-cell office:value-type="float" office:value="22.7160887079309" calcext:value-type="float">
            <text:p>22,71608871</text:p>
          </table:table-cell>
          <table:table-cell table:number-columns-repeated="3"/>
          <table:table-cell office:value-type="float" office:value="22.7165" calcext:value-type="float">
            <text:p>22,71650000</text:p>
          </table:table-cell>
          <table:table-cell office:value-type="float" office:value="22.7161" calcext:value-type="float">
            <text:p>22,71610000</text:p>
          </table:table-cell>
          <table:table-cell table:number-columns-repeated="8"/>
        </table:table-row>
        <table:table-row table:style-name="ro1">
          <table:table-cell office:value-type="float" office:value="22.7156918562993" calcext:value-type="float">
            <text:p>22,71569186</text:p>
          </table:table-cell>
          <table:table-cell table:number-columns-repeated="4"/>
          <table:table-cell office:value-type="float" office:value="22.7157" calcext:value-type="float">
            <text:p>22,71570000</text:p>
          </table:table-cell>
          <table:table-cell table:number-columns-repeated="8"/>
        </table:table-row>
        <table:table-row table:style-name="ro1">
          <table:table-cell office:value-type="float" office:value="22.7153234421727" calcext:value-type="float">
            <text:p>22,71532344</text:p>
          </table:table-cell>
          <table:table-cell table:number-columns-repeated="2"/>
          <table:table-cell office:value-type="float" office:value="22.7172" calcext:value-type="float">
            <text:p>22,71720000</text:p>
          </table:table-cell>
          <table:table-cell office:value-type="float" office:value="22.7158" calcext:value-type="float">
            <text:p>22,71580000</text:p>
          </table:table-cell>
          <table:table-cell office:value-type="float" office:value="22.7153" calcext:value-type="float">
            <text:p>22,71530000</text:p>
          </table:table-cell>
          <table:table-cell table:number-columns-repeated="8"/>
        </table:table-row>
        <table:table-row table:style-name="ro1">
          <table:table-cell office:value-type="float" office:value="22.714983471566" calcext:value-type="float">
            <text:p>22,71498347</text:p>
          </table:table-cell>
          <table:table-cell table:number-columns-repeated="4"/>
          <table:table-cell office:value-type="float" office:value="22.715" calcext:value-type="float">
            <text:p>22,71500000</text:p>
          </table:table-cell>
          <table:table-cell table:number-columns-repeated="8"/>
        </table:table-row>
        <table:table-row table:style-name="ro1">
          <table:table-cell office:value-type="float" office:value="22.7146719514195" calcext:value-type="float">
            <text:p>22,71467195</text:p>
          </table:table-cell>
          <table:table-cell table:number-columns-repeated="3"/>
          <table:table-cell office:value-type="float" office:value="22.7152" calcext:value-type="float">
            <text:p>22,71520000</text:p>
          </table:table-cell>
          <table:table-cell office:value-type="float" office:value="22.7147" calcext:value-type="float">
            <text:p>22,71470000</text:p>
          </table:table-cell>
          <table:table-cell table:number-columns-repeated="8"/>
        </table:table-row>
        <table:table-row table:style-name="ro1">
          <table:table-cell office:value-type="float" office:value="22.7143888883682" calcext:value-type="float">
            <text:p>22,71438889</text:p>
          </table:table-cell>
          <table:table-cell table:number-columns-repeated="4"/>
          <table:table-cell office:value-type="float" office:value="22.7144" calcext:value-type="float">
            <text:p>22,71440000</text:p>
          </table:table-cell>
          <table:table-cell table:number-columns-repeated="8"/>
        </table:table-row>
        <table:table-row table:style-name="ro1">
          <table:table-cell office:value-type="float" office:value="22.714134288304" calcext:value-type="float">
            <text:p>22,71413429</text:p>
          </table:table-cell>
          <table:table-cell/>
          <table:table-cell office:value-type="float" office:value="22.7296" calcext:value-type="float">
            <text:p>22,72960000</text:p>
          </table:table-cell>
          <table:table-cell office:value-type="float" office:value="22.7161" calcext:value-type="float">
            <text:p>22,71610000</text:p>
          </table:table-cell>
          <table:table-cell office:value-type="float" office:value="22.7146" calcext:value-type="float">
            <text:p>22,71460000</text:p>
          </table:table-cell>
          <table:table-cell office:value-type="float" office:value="22.7141" calcext:value-type="float">
            <text:p>22,71410000</text:p>
          </table:table-cell>
          <table:table-cell table:number-columns-repeated="8"/>
        </table:table-row>
        <table:table-row table:style-name="ro1">
          <table:table-cell office:value-type="float" office:value="22.713908156431" calcext:value-type="float">
            <text:p>22,71390816</text:p>
          </table:table-cell>
          <table:table-cell table:number-columns-repeated="4"/>
          <table:table-cell office:value-type="float" office:value="22.7139" calcext:value-type="float">
            <text:p>22,71390000</text:p>
          </table:table-cell>
          <table:table-cell table:number-columns-repeated="8"/>
        </table:table-row>
        <table:table-row table:style-name="ro1">
          <table:table-cell office:value-type="float" office:value="22.7137104975159" calcext:value-type="float">
            <text:p>22,71371050</text:p>
          </table:table-cell>
          <table:table-cell table:number-columns-repeated="3"/>
          <table:table-cell office:value-type="float" office:value="22.7142" calcext:value-type="float">
            <text:p>22,71420000</text:p>
          </table:table-cell>
          <table:table-cell office:value-type="float" office:value="22.7137" calcext:value-type="float">
            <text:p>22,71370000</text:p>
          </table:table-cell>
          <table:table-cell table:number-columns-repeated="8"/>
        </table:table-row>
        <table:table-row table:style-name="ro1">
          <table:table-cell office:value-type="float" office:value="22.7135413161453" calcext:value-type="float">
            <text:p>22,71354132</text:p>
          </table:table-cell>
          <table:table-cell table:number-columns-repeated="4"/>
          <table:table-cell office:value-type="float" office:value="22.7135" calcext:value-type="float">
            <text:p>22,71350000</text:p>
          </table:table-cell>
          <table:table-cell table:number-columns-repeated="8"/>
        </table:table-row>
        <table:table-row table:style-name="ro1">
          <table:table-cell office:value-type="float" office:value="22.7134006169031" calcext:value-type="float">
            <text:p>22,71340062</text:p>
          </table:table-cell>
          <table:table-cell table:number-columns-repeated="2"/>
          <table:table-cell office:value-type="float" office:value="22.7155" calcext:value-type="float">
            <text:p>22,71550000</text:p>
          </table:table-cell>
          <table:table-cell office:value-type="float" office:value="22.7139" calcext:value-type="float">
            <text:p>22,71390000</text:p>
          </table:table-cell>
          <table:table-cell office:value-type="float" office:value="22.7134" calcext:value-type="float">
            <text:p>22,71340000</text:p>
          </table:table-cell>
          <table:table-cell table:number-columns-repeated="8"/>
        </table:table-row>
        <table:table-row table:style-name="ro1">
          <table:table-cell office:value-type="float" office:value="22.7132884044575" calcext:value-type="float">
            <text:p>22,71328840</text:p>
          </table:table-cell>
          <table:table-cell table:number-columns-repeated="4"/>
          <table:table-cell office:value-type="float" office:value="22.7133" calcext:value-type="float">
            <text:p>22,71330000</text:p>
          </table:table-cell>
          <table:table-cell table:number-columns-repeated="8"/>
        </table:table-row>
        <table:table-row table:style-name="ro1">
          <table:table-cell office:value-type="float" office:value="22.7132046835779" calcext:value-type="float">
            <text:p>22,71320468</text:p>
          </table:table-cell>
          <table:table-cell table:number-columns-repeated="3"/>
          <table:table-cell office:value-type="float" office:value="22.7137" calcext:value-type="float">
            <text:p>22,71370000</text:p>
          </table:table-cell>
          <table:table-cell office:value-type="float" office:value="22.7132" calcext:value-type="float">
            <text:p>22,71320000</text:p>
          </table:table-cell>
          <table:table-cell table:number-columns-repeated="8"/>
        </table:table-row>
        <table:table-row table:style-name="ro1">
          <table:table-cell office:value-type="float" office:value="22.7131494591158" calcext:value-type="float">
            <text:p>22,71314946</text:p>
          </table:table-cell>
          <table:table-cell table:number-columns-repeated="4"/>
          <table:table-cell office:value-type="float" office:value="22.7131" calcext:value-type="float">
            <text:p>22,71310000</text:p>
          </table:table-cell>
          <table:table-cell table:number-columns-repeated="8"/>
        </table:table-row>
        <table:table-row table:style-name="ro1">
          <table:table-cell office:value-type="float" office:value="22.7131227359726" calcext:value-type="float">
            <text:p>22,71312274</text:p>
          </table:table-cell>
          <table:table-cell office:value-type="float" office:value="22.7572" calcext:value-type="float">
            <text:p>22,757200000</text:p>
          </table:table-cell>
          <table:table-cell office:value-type="float" office:value="22.7292" calcext:value-type="float">
            <text:p>22,72920000</text:p>
          </table:table-cell>
          <table:table-cell office:value-type="float" office:value="22.7153" calcext:value-type="float">
            <text:p>22,71530000</text:p>
          </table:table-cell>
          <table:table-cell office:value-type="float" office:value="22.7137" calcext:value-type="float">
            <text:p>22,71370000</text:p>
          </table:table-cell>
          <table:table-cell office:value-type="float" office:value="22.7131" calcext:value-type="float">
            <text:p>22,71310000</text:p>
          </table:table-cell>
          <table:table-cell table:number-columns-repeated="8"/>
        </table:table-row>
        <table:table-row table:style-name="ro1">
          <table:table-cell office:value-type="float" office:value="22.7131245190728" calcext:value-type="float">
            <text:p>22,71312452</text:p>
          </table:table-cell>
          <table:table-cell table:number-columns-repeated="4"/>
          <table:table-cell office:value-type="float" office:value="22.7131" calcext:value-type="float">
            <text:p>22,71310000</text:p>
          </table:table-cell>
          <table:table-cell table:number-columns-repeated="8"/>
        </table:table-row>
        <table:table-row table:style-name="ro1">
          <table:table-cell office:value-type="float" office:value="22.7131548133442" calcext:value-type="float">
            <text:p>22,71315481</text:p>
          </table:table-cell>
          <table:table-cell table:number-columns-repeated="3"/>
          <table:table-cell office:value-type="float" office:value="22.7137" calcext:value-type="float">
            <text:p>22,71370000</text:p>
          </table:table-cell>
          <table:table-cell office:value-type="float" office:value="22.7132" calcext:value-type="float">
            <text:p>22,71320000</text:p>
          </table:table-cell>
          <table:table-cell table:number-columns-repeated="8"/>
        </table:table-row>
        <table:table-row table:style-name="ro1">
          <table:table-cell office:value-type="float" office:value="22.7132136237108" calcext:value-type="float">
            <text:p>22,71321362</text:p>
          </table:table-cell>
          <table:table-cell table:number-columns-repeated="4"/>
          <table:table-cell office:value-type="float" office:value="22.7132" calcext:value-type="float">
            <text:p>22,71320000</text:p>
          </table:table-cell>
          <table:table-cell table:number-columns-repeated="8"/>
        </table:table-row>
        <table:table-row table:style-name="ro1">
          <table:table-cell office:value-type="float" office:value="22.7133009550908" calcext:value-type="float">
            <text:p>22,71330096</text:p>
          </table:table-cell>
          <table:table-cell table:number-columns-repeated="2"/>
          <table:table-cell office:value-type="float" office:value="22.7156" calcext:value-type="float">
            <text:p>22,71560000</text:p>
          </table:table-cell>
          <table:table-cell office:value-type="float" office:value="22.7139" calcext:value-type="float">
            <text:p>22,71390000</text:p>
          </table:table-cell>
          <table:table-cell office:value-type="float" office:value="22.7133" calcext:value-type="float">
            <text:p>22,71330000</text:p>
          </table:table-cell>
          <table:table-cell table:number-columns-repeated="8"/>
        </table:table-row>
        <table:table-row table:style-name="ro1">
          <table:table-cell office:value-type="float" office:value="22.7134168123995" calcext:value-type="float">
            <text:p>22,71341681</text:p>
          </table:table-cell>
          <table:table-cell table:number-columns-repeated="4"/>
          <table:table-cell office:value-type="float" office:value="22.7134" calcext:value-type="float">
            <text:p>22,71340000</text:p>
          </table:table-cell>
          <table:table-cell table:number-columns-repeated="8"/>
        </table:table-row>
        <table:table-row table:style-name="ro1">
          <table:table-cell office:value-type="float" office:value="22.7135612005526" calcext:value-type="float">
            <text:p>22,71356120</text:p>
          </table:table-cell>
          <table:table-cell table:number-columns-repeated="3"/>
          <table:table-cell office:value-type="float" office:value="22.7141" calcext:value-type="float">
            <text:p>22,71410000</text:p>
          </table:table-cell>
          <table:table-cell office:value-type="float" office:value="22.7136" calcext:value-type="float">
            <text:p>22,71360000</text:p>
          </table:table-cell>
          <table:table-cell table:number-columns-repeated="8"/>
        </table:table-row>
        <table:table-row table:style-name="ro1">
          <table:table-cell office:value-type="float" office:value="22.7137341244706" calcext:value-type="float">
            <text:p>22,71373412</text:p>
          </table:table-cell>
          <table:table-cell table:number-columns-repeated="4"/>
          <table:table-cell office:value-type="float" office:value="22.7137" calcext:value-type="float">
            <text:p>22,71370000</text:p>
          </table:table-cell>
          <table:table-cell table:number-columns-repeated="8"/>
        </table:table-row>
        <table:table-row table:style-name="ro1">
          <table:table-cell office:value-type="float" office:value="22.7139355890804" calcext:value-type="float">
            <text:p>22,71393559</text:p>
          </table:table-cell>
          <table:table-cell/>
          <table:table-cell office:value-type="float" office:value="22.7307" calcext:value-type="float">
            <text:p>22,73070000</text:p>
          </table:table-cell>
          <table:table-cell office:value-type="float" office:value="22.7164" calcext:value-type="float">
            <text:p>22,71640000</text:p>
          </table:table-cell>
          <table:table-cell office:value-type="float" office:value="22.7145" calcext:value-type="float">
            <text:p>22,71450000</text:p>
          </table:table-cell>
          <table:table-cell office:value-type="float" office:value="22.7139" calcext:value-type="float">
            <text:p>22,71390000</text:p>
          </table:table-cell>
          <table:table-cell table:number-columns-repeated="8"/>
        </table:table-row>
        <table:table-row table:style-name="ro1">
          <table:table-cell office:value-type="float" office:value="22.7141655993166" calcext:value-type="float">
            <text:p>22,71416560</text:p>
          </table:table-cell>
          <table:table-cell table:number-columns-repeated="4"/>
          <table:table-cell office:value-type="float" office:value="22.7142" calcext:value-type="float">
            <text:p>22,71420000</text:p>
          </table:table-cell>
          <table:table-cell table:number-columns-repeated="8"/>
        </table:table-row>
        <table:table-row table:style-name="ro1">
          <table:table-cell office:value-type="float" office:value="22.7144241601224" calcext:value-type="float">
            <text:p>22,71442416</text:p>
          </table:table-cell>
          <table:table-cell table:number-columns-repeated="3"/>
          <table:table-cell office:value-type="float" office:value="22.715" calcext:value-type="float">
            <text:p>22,71500000</text:p>
          </table:table-cell>
          <table:table-cell office:value-type="float" office:value="22.7144" calcext:value-type="float">
            <text:p>22,71440000</text:p>
          </table:table-cell>
          <table:table-cell table:number-columns-repeated="8"/>
        </table:table-row>
        <table:table-row table:style-name="ro1">
          <table:table-cell office:value-type="float" office:value="22.7147112764482" calcext:value-type="float">
            <text:p>22,71471128</text:p>
          </table:table-cell>
          <table:table-cell table:number-columns-repeated="4"/>
          <table:table-cell office:value-type="float" office:value="22.7147" calcext:value-type="float">
            <text:p>22,71470000</text:p>
          </table:table-cell>
          <table:table-cell table:number-columns-repeated="8"/>
        </table:table-row>
        <table:table-row table:style-name="ro1">
          <table:table-cell office:value-type="float" office:value="22.7150269532527" calcext:value-type="float">
            <text:p>22,71502695</text:p>
          </table:table-cell>
          <table:table-cell table:number-columns-repeated="2"/>
          <table:table-cell office:value-type="float" office:value="22.7176" calcext:value-type="float">
            <text:p>22,71760000</text:p>
          </table:table-cell>
          <table:table-cell office:value-type="float" office:value="22.7157" calcext:value-type="float">
            <text:p>22,71570000</text:p>
          </table:table-cell>
          <table:table-cell office:value-type="float" office:value="22.715" calcext:value-type="float">
            <text:p>22,71500000</text:p>
          </table:table-cell>
          <table:table-cell table:number-columns-repeated="8"/>
        </table:table-row>
        <table:table-row table:style-name="ro1">
          <table:table-cell office:value-type="float" office:value="22.7153711955009" calcext:value-type="float">
            <text:p>22,71537120</text:p>
          </table:table-cell>
          <table:table-cell table:number-columns-repeated="4"/>
          <table:table-cell office:value-type="float" office:value="22.7154" calcext:value-type="float">
            <text:p>22,71540000</text:p>
          </table:table-cell>
          <table:table-cell table:number-columns-repeated="8"/>
        </table:table-row>
        <table:table-row table:style-name="ro1">
          <table:table-cell office:value-type="float" office:value="22.7157440081647" calcext:value-type="float">
            <text:p>22,71574401</text:p>
          </table:table-cell>
          <table:table-cell table:number-columns-repeated="3"/>
          <table:table-cell office:value-type="float" office:value="22.7164" calcext:value-type="float">
            <text:p>22,71640000</text:p>
          </table:table-cell>
          <table:table-cell office:value-type="float" office:value="22.7157" calcext:value-type="float">
            <text:p>22,71570000</text:p>
          </table:table-cell>
          <table:table-cell table:number-columns-repeated="8"/>
        </table:table-row>
        <table:table-row table:style-name="ro1">
          <table:table-cell office:value-type="float" office:value="22.7161453962225" calcext:value-type="float">
            <text:p>22,71614540</text:p>
          </table:table-cell>
          <table:table-cell table:number-columns-repeated="4"/>
          <table:table-cell office:value-type="float" office:value="22.7161" calcext:value-type="float">
            <text:p>22,71610000</text:p>
          </table:table-cell>
          <table:table-cell table:number-columns-repeated="8"/>
        </table:table-row>
        <table:table-row table:style-name="ro1">
          <table:table-cell office:value-type="float" office:value="22.7165753646591" calcext:value-type="float">
            <text:p>22,71657536</text:p>
          </table:table-cell>
          <table:table-cell office:value-type="float" office:value="22.7595" calcext:value-type="float">
            <text:p>22,759500000</text:p>
          </table:table-cell>
          <table:table-cell office:value-type="float" office:value="22.7338" calcext:value-type="float">
            <text:p>22,73380000</text:p>
          </table:table-cell>
          <table:table-cell office:value-type="float" office:value="22.7193" calcext:value-type="float">
            <text:p>22,71930000</text:p>
          </table:table-cell>
          <table:table-cell office:value-type="float" office:value="22.7172" calcext:value-type="float">
            <text:p>22,71720000</text:p>
          </table:table-cell>
          <table:table-cell office:value-type="float" office:value="22.7166" calcext:value-type="float">
            <text:p>22,71660000</text:p>
          </table:table-cell>
          <table:table-cell table:number-columns-repeated="8"/>
        </table:table-row>
        <table:table-row table:style-name="ro1">
          <table:table-cell office:value-type="float" office:value="22.7170339184655" calcext:value-type="float">
            <text:p>22,71703392</text:p>
          </table:table-cell>
          <table:table-cell table:number-columns-repeated="4"/>
          <table:table-cell office:value-type="float" office:value="22.717" calcext:value-type="float">
            <text:p>22,71700000</text:p>
          </table:table-cell>
          <table:table-cell table:number-columns-repeated="8"/>
        </table:table-row>
        <table:table-row table:style-name="ro1">
          <table:table-cell office:value-type="float" office:value="22.7175210626391" calcext:value-type="float">
            <text:p>22,71752106</text:p>
          </table:table-cell>
          <table:table-cell table:number-columns-repeated="3"/>
          <table:table-cell office:value-type="float" office:value="22.7182" calcext:value-type="float">
            <text:p>22,71820000</text:p>
          </table:table-cell>
          <table:table-cell office:value-type="float" office:value="22.7175" calcext:value-type="float">
            <text:p>22,71750000</text:p>
          </table:table-cell>
          <table:table-cell table:number-columns-repeated="8"/>
        </table:table-row>
        <table:table-row table:style-name="ro1">
          <table:table-cell office:value-type="float" office:value="22.7180368021841" calcext:value-type="float">
            <text:p>22,71803680</text:p>
          </table:table-cell>
          <table:table-cell table:number-columns-repeated="4"/>
          <table:table-cell office:value-type="float" office:value="22.718" calcext:value-type="float">
            <text:p>22,71800000</text:p>
          </table:table-cell>
          <table:table-cell table:number-columns-repeated="8"/>
        </table:table-row>
        <table:table-row table:style-name="ro1">
          <table:table-cell office:value-type="float" office:value="22.718581142111" calcext:value-type="float">
            <text:p>22,71858114</text:p>
          </table:table-cell>
          <table:table-cell table:number-columns-repeated="2"/>
          <table:table-cell office:value-type="float" office:value="22.7214" calcext:value-type="float">
            <text:p>22,72140000</text:p>
          </table:table-cell>
          <table:table-cell office:value-type="float" office:value="22.7193" calcext:value-type="float">
            <text:p>22,71930000</text:p>
          </table:table-cell>
          <table:table-cell office:value-type="float" office:value="22.7186" calcext:value-type="float">
            <text:p>22,71860000</text:p>
          </table:table-cell>
          <table:table-cell table:number-columns-repeated="8"/>
        </table:table-row>
        <table:table-row table:style-name="ro1">
          <table:table-cell office:value-type="float" office:value="22.719154087437" calcext:value-type="float">
            <text:p>22,71915409</text:p>
          </table:table-cell>
          <table:table-cell table:number-columns-repeated="4"/>
          <table:table-cell office:value-type="float" office:value="22.7192" calcext:value-type="float">
            <text:p>22,71920000</text:p>
          </table:table-cell>
          <table:table-cell table:number-columns-repeated="8"/>
        </table:table-row>
        <table:table-row table:style-name="ro1">
          <table:table-cell office:value-type="float" office:value="22.7197556431859" calcext:value-type="float">
            <text:p>22,71975564</text:p>
          </table:table-cell>
          <table:table-cell table:number-columns-repeated="3"/>
          <table:table-cell office:value-type="float" office:value="22.7205" calcext:value-type="float">
            <text:p>22,72050000</text:p>
          </table:table-cell>
          <table:table-cell office:value-type="float" office:value="22.7198" calcext:value-type="float">
            <text:p>22,71980000</text:p>
          </table:table-cell>
          <table:table-cell table:number-columns-repeated="8"/>
        </table:table-row>
        <table:table-row table:style-name="ro1">
          <table:table-cell office:value-type="float" office:value="22.7203858143883" calcext:value-type="float">
            <text:p>22,72038581</text:p>
          </table:table-cell>
          <table:table-cell table:number-columns-repeated="4"/>
          <table:table-cell office:value-type="float" office:value="22.7204" calcext:value-type="float">
            <text:p>22,72040000</text:p>
          </table:table-cell>
          <table:table-cell table:number-columns-repeated="8"/>
        </table:table-row>
        <table:table-row table:style-name="ro1">
          <table:table-cell office:value-type="float" office:value="22.7210446060812" calcext:value-type="float">
            <text:p>22,72104461</text:p>
          </table:table-cell>
          <table:table-cell/>
          <table:table-cell office:value-type="float" office:value="22.7387" calcext:value-type="float">
            <text:p>22,73870000</text:p>
          </table:table-cell>
          <table:table-cell office:value-type="float" office:value="22.724" calcext:value-type="float">
            <text:p>22,72400000</text:p>
          </table:table-cell>
          <table:table-cell office:value-type="float" office:value="22.7218" calcext:value-type="float">
            <text:p>22,72180000</text:p>
          </table:table-cell>
          <table:table-cell office:value-type="float" office:value="22.721" calcext:value-type="float">
            <text:p>22,72100000</text:p>
          </table:table-cell>
          <table:table-cell table:number-columns-repeated="8"/>
        </table:table-row>
        <table:table-row table:style-name="ro1">
          <table:table-cell office:value-type="float" office:value="22.7217320233087" calcext:value-type="float">
            <text:p>22,72173202</text:p>
          </table:table-cell>
          <table:table-cell table:number-columns-repeated="4"/>
          <table:table-cell office:value-type="float" office:value="22.7217" calcext:value-type="float">
            <text:p>22,72170000</text:p>
          </table:table-cell>
          <table:table-cell table:number-columns-repeated="8"/>
        </table:table-row>
        <table:table-row table:style-name="ro1">
          <table:table-cell office:value-type="float" office:value="22.7224480711211" calcext:value-type="float">
            <text:p>22,72244807</text:p>
          </table:table-cell>
          <table:table-cell table:number-columns-repeated="3"/>
          <table:table-cell office:value-type="float" office:value="22.7232" calcext:value-type="float">
            <text:p>22,72320000</text:p>
          </table:table-cell>
          <table:table-cell office:value-type="float" office:value="22.7224" calcext:value-type="float">
            <text:p>22,72240000</text:p>
          </table:table-cell>
          <table:table-cell table:number-columns-repeated="8"/>
        </table:table-row>
        <table:table-row table:style-name="ro1">
          <table:table-cell office:value-type="float" office:value="22.7231927545757" calcext:value-type="float">
            <text:p>22,72319275</text:p>
          </table:table-cell>
          <table:table-cell table:number-columns-repeated="4"/>
          <table:table-cell office:value-type="float" office:value="22.7232" calcext:value-type="float">
            <text:p>22,72320000</text:p>
          </table:table-cell>
          <table:table-cell table:number-columns-repeated="8"/>
        </table:table-row>
        <table:table-row table:style-name="ro1">
          <table:table-cell office:value-type="float" office:value="22.7239660787361" calcext:value-type="float">
            <text:p>22,72396608</text:p>
          </table:table-cell>
          <table:table-cell table:number-columns-repeated="2"/>
          <table:table-cell office:value-type="float" office:value="22.7271" calcext:value-type="float">
            <text:p>22,72710000</text:p>
          </table:table-cell>
          <table:table-cell office:value-type="float" office:value="22.7247" calcext:value-type="float">
            <text:p>22,72470000</text:p>
          </table:table-cell>
          <table:table-cell office:value-type="float" office:value="22.724" calcext:value-type="float">
            <text:p>22,72400000</text:p>
          </table:table-cell>
          <table:table-cell table:number-columns-repeated="8"/>
        </table:table-row>
        <table:table-row table:style-name="ro1">
          <table:table-cell office:value-type="float" office:value="22.7247680486729" calcext:value-type="float">
            <text:p>22,72476805</text:p>
          </table:table-cell>
          <table:table-cell table:number-columns-repeated="4"/>
          <table:table-cell office:value-type="float" office:value="22.7248" calcext:value-type="float">
            <text:p>22,72480000</text:p>
          </table:table-cell>
          <table:table-cell table:number-columns-repeated="8"/>
        </table:table-row>
        <table:table-row table:style-name="ro1">
          <table:table-cell office:value-type="float" office:value="22.7255986694634" calcext:value-type="float">
            <text:p>22,72559867</text:p>
          </table:table-cell>
          <table:table-cell table:number-columns-repeated="3"/>
          <table:table-cell office:value-type="float" office:value="22.7263" calcext:value-type="float">
            <text:p>22,72630000</text:p>
          </table:table-cell>
          <table:table-cell office:value-type="float" office:value="22.7256" calcext:value-type="float">
            <text:p>22,72560000</text:p>
          </table:table-cell>
          <table:table-cell table:number-columns-repeated="8"/>
        </table:table-row>
        <table:table-row table:style-name="ro1">
          <table:table-cell office:value-type="float" office:value="22.7264579461915" calcext:value-type="float">
            <text:p>22,72645795</text:p>
          </table:table-cell>
          <table:table-cell table:number-columns-repeated="4"/>
          <table:table-cell office:value-type="float" office:value="22.7265" calcext:value-type="float">
            <text:p>22,72650000</text:p>
          </table:table-cell>
          <table:table-cell table:number-columns-repeated="8"/>
        </table:table-row>
        <table:table-row table:style-name="ro1">
          <table:table-cell office:value-type="float" office:value="22.7273458839475" calcext:value-type="float">
            <text:p>22,72734588</text:p>
          </table:table-cell>
          <table:table-cell office:value-type="float" office:value="22.7712" calcext:value-type="float">
            <text:p>22,771200000</text:p>
          </table:table-cell>
          <table:table-cell office:value-type="float" office:value="22.7454" calcext:value-type="float">
            <text:p>22,74540000</text:p>
          </table:table-cell>
          <table:table-cell office:value-type="float" office:value="22.7306" calcext:value-type="float">
            <text:p>22,73060000</text:p>
          </table:table-cell>
          <table:table-cell office:value-type="float" office:value="22.7281" calcext:value-type="float">
            <text:p>22,72810000</text:p>
          </table:table-cell>
          <table:table-cell office:value-type="float" office:value="22.7273" calcext:value-type="float">
            <text:p>22,72730000</text:p>
          </table:table-cell>
          <table:table-cell table:number-columns-repeated="8"/>
        </table:table-row>
        <table:table-row table:style-name="ro1">
          <table:table-cell office:value-type="float" office:value="22.7282624878289" calcext:value-type="float">
            <text:p>22,72826249</text:p>
          </table:table-cell>
          <table:table-cell table:number-columns-repeated="4"/>
          <table:table-cell office:value-type="float" office:value="22.7283" calcext:value-type="float">
            <text:p>22,72830000</text:p>
          </table:table-cell>
          <table:table-cell table:number-columns-repeated="8"/>
        </table:table-row>
        <table:table-row table:style-name="ro1">
          <table:table-cell office:value-type="float" office:value="22.7292077629396" calcext:value-type="float">
            <text:p>22,72920776</text:p>
          </table:table-cell>
          <table:table-cell table:number-columns-repeated="3"/>
          <table:table-cell office:value-type="float" office:value="22.73" calcext:value-type="float">
            <text:p>22,73000000</text:p>
          </table:table-cell>
          <table:table-cell office:value-type="float" office:value="22.7292" calcext:value-type="float">
            <text:p>22,72920000</text:p>
          </table:table-cell>
          <table:table-cell table:number-columns-repeated="8"/>
        </table:table-row>
        <table:table-row table:style-name="ro1">
          <table:table-cell office:value-type="float" office:value="22.7301817143903" calcext:value-type="float">
            <text:p>22,73018171</text:p>
          </table:table-cell>
          <table:table-cell table:number-columns-repeated="4"/>
          <table:table-cell office:value-type="float" office:value="22.7302" calcext:value-type="float">
            <text:p>22,73020000</text:p>
          </table:table-cell>
          <table:table-cell table:number-columns-repeated="8"/>
        </table:table-row>
        <table:table-row table:style-name="ro1">
          <table:table-cell office:value-type="float" office:value="22.7311843472984" calcext:value-type="float">
            <text:p>22,73118435</text:p>
          </table:table-cell>
          <table:table-cell table:number-columns-repeated="2"/>
          <table:table-cell office:value-type="float" office:value="22.7345" calcext:value-type="float">
            <text:p>22,73450000</text:p>
          </table:table-cell>
          <table:table-cell office:value-type="float" office:value="22.732" calcext:value-type="float">
            <text:p>22,73200000</text:p>
          </table:table-cell>
          <table:table-cell office:value-type="float" office:value="22.7312" calcext:value-type="float">
            <text:p>22,73120000</text:p>
          </table:table-cell>
          <table:table-cell table:number-columns-repeated="8"/>
        </table:table-row>
        <table:table-row table:style-name="ro1">
          <table:table-cell office:value-type="float" office:value="22.7322156667882" calcext:value-type="float">
            <text:p>22,73221567</text:p>
          </table:table-cell>
          <table:table-cell table:number-columns-repeated="4"/>
          <table:table-cell office:value-type="float" office:value="22.7322" calcext:value-type="float">
            <text:p>22,73220000</text:p>
          </table:table-cell>
          <table:table-cell table:number-columns-repeated="8"/>
        </table:table-row>
        <table:table-row table:style-name="ro1">
          <table:table-cell office:value-type="float" office:value="22.7332756779904" calcext:value-type="float">
            <text:p>22,73327568</text:p>
          </table:table-cell>
          <table:table-cell table:number-columns-repeated="3"/>
          <table:table-cell office:value-type="float" office:value="22.7341" calcext:value-type="float">
            <text:p>22,73410000</text:p>
          </table:table-cell>
          <table:table-cell office:value-type="float" office:value="22.7333" calcext:value-type="float">
            <text:p>22,73330000</text:p>
          </table:table-cell>
          <table:table-cell table:number-columns-repeated="8"/>
        </table:table-row>
        <table:table-row table:style-name="ro1">
          <table:table-cell office:value-type="float" office:value="22.7343643860428" calcext:value-type="float">
            <text:p>22,73436439</text:p>
          </table:table-cell>
          <table:table-cell table:number-columns-repeated="4"/>
          <table:table-cell office:value-type="float" office:value="22.7344" calcext:value-type="float">
            <text:p>22,73440000</text:p>
          </table:table-cell>
          <table:table-cell table:number-columns-repeated="8"/>
        </table:table-row>
        <table:table-row table:style-name="ro1">
          <table:table-cell office:value-type="float" office:value="22.7354817960898" calcext:value-type="float">
            <text:p>22,73548180</text:p>
          </table:table-cell>
          <table:table-cell/>
          <table:table-cell office:value-type="float" office:value="22.7539" calcext:value-type="float">
            <text:p>22,75390000</text:p>
          </table:table-cell>
          <table:table-cell office:value-type="float" office:value="22.7389" calcext:value-type="float">
            <text:p>22,73890000</text:p>
          </table:table-cell>
          <table:table-cell office:value-type="float" office:value="22.7363" calcext:value-type="float">
            <text:p>22,73630000</text:p>
          </table:table-cell>
          <table:table-cell office:value-type="float" office:value="22.7355" calcext:value-type="float">
            <text:p>22,73550000</text:p>
          </table:table-cell>
          <table:table-cell table:number-columns-repeated="8"/>
        </table:table-row>
        <table:table-row table:style-name="ro1">
          <table:table-cell office:value-type="float" office:value="22.7366279132824" calcext:value-type="float">
            <text:p>22,73662791</text:p>
          </table:table-cell>
          <table:table-cell table:number-columns-repeated="4"/>
          <table:table-cell office:value-type="float" office:value="22.7366" calcext:value-type="float">
            <text:p>22,73660000</text:p>
          </table:table-cell>
          <table:table-cell table:number-columns-repeated="8"/>
        </table:table-row>
        <table:table-row table:style-name="ro1">
          <table:table-cell office:value-type="float" office:value="22.7378027427788" calcext:value-type="float">
            <text:p>22,73780274</text:p>
          </table:table-cell>
          <table:table-cell table:number-columns-repeated="3"/>
          <table:table-cell office:value-type="float" office:value="22.7386" calcext:value-type="float">
            <text:p>22,73860000</text:p>
          </table:table-cell>
          <table:table-cell office:value-type="float" office:value="22.7378" calcext:value-type="float">
            <text:p>22,73780000</text:p>
          </table:table-cell>
          <table:table-cell table:number-columns-repeated="8"/>
        </table:table-row>
        <table:table-row table:style-name="ro1">
          <table:table-cell office:value-type="float" office:value="22.7390062897436" calcext:value-type="float">
            <text:p>22,73900629</text:p>
          </table:table-cell>
          <table:table-cell table:number-columns-repeated="4"/>
          <table:table-cell office:value-type="float" office:value="22.739" calcext:value-type="float">
            <text:p>22,73900000</text:p>
          </table:table-cell>
          <table:table-cell table:number-columns-repeated="8"/>
        </table:table-row>
        <table:table-row table:style-name="ro1">
          <table:table-cell office:value-type="float" office:value="22.7402385593482" calcext:value-type="float">
            <text:p>22,74023856</text:p>
          </table:table-cell>
          <table:table-cell table:number-columns-repeated="2"/>
          <table:table-cell office:value-type="float" office:value="22.7438" calcext:value-type="float">
            <text:p>22,74380000</text:p>
          </table:table-cell>
          <table:table-cell office:value-type="float" office:value="22.7411" calcext:value-type="float">
            <text:p>22,74110000</text:p>
          </table:table-cell>
          <table:table-cell office:value-type="float" office:value="22.7402" calcext:value-type="float">
            <text:p>22,74020000</text:p>
          </table:table-cell>
          <table:table-cell table:number-columns-repeated="8"/>
        </table:table-row>
        <table:table-row table:style-name="ro1">
          <table:table-cell office:value-type="float" office:value="22.741499556771" calcext:value-type="float">
            <text:p>22,74149956</text:p>
          </table:table-cell>
          <table:table-cell table:number-columns-repeated="4"/>
          <table:table-cell office:value-type="float" office:value="22.7415" calcext:value-type="float">
            <text:p>22,74150000</text:p>
          </table:table-cell>
          <table:table-cell table:number-columns-repeated="8"/>
        </table:table-row>
        <table:table-row table:style-name="ro1">
          <table:table-cell office:value-type="float" office:value="22.7427892871971" calcext:value-type="float">
            <text:p>22,74278929</text:p>
          </table:table-cell>
          <table:table-cell table:number-columns-repeated="3"/>
          <table:table-cell office:value-type="float" office:value="22.7436" calcext:value-type="float">
            <text:p>22,74360000</text:p>
          </table:table-cell>
          <table:table-cell office:value-type="float" office:value="22.7428" calcext:value-type="float">
            <text:p>22,74280000</text:p>
          </table:table-cell>
          <table:table-cell table:number-columns-repeated="8"/>
        </table:table-row>
        <table:table-row table:style-name="ro1">
          <table:table-cell office:value-type="float" office:value="22.7441077558183" calcext:value-type="float">
            <text:p>22,74410776</text:p>
          </table:table-cell>
          <table:table-cell table:number-columns-repeated="4"/>
          <table:table-cell office:value-type="float" office:value="22.7441" calcext:value-type="float">
            <text:p>22,74410000</text:p>
          </table:table-cell>
          <table:table-cell table:number-columns-repeated="8"/>
        </table:table-row>
        <table:table-row table:style-name="ro1">
          <table:table-cell office:value-type="float" office:value="22.7454549678333" calcext:value-type="float">
            <text:p>22,74545497</text:p>
          </table:table-cell>
          <table:table-cell office:value-type="float" office:value="22.7904" calcext:value-type="float">
            <text:p>22,790400000</text:p>
          </table:table-cell>
          <table:table-cell office:value-type="float" office:value="22.7643" calcext:value-type="float">
            <text:p>22,76430000</text:p>
          </table:table-cell>
          <table:table-cell office:value-type="float" office:value="22.7492" calcext:value-type="float">
            <text:p>22,74920000</text:p>
          </table:table-cell>
          <table:table-cell office:value-type="float" office:value="22.7463" calcext:value-type="float">
            <text:p>22,74630000</text:p>
          </table:table-cell>
          <table:table-cell office:value-type="float" office:value="22.7455" calcext:value-type="float">
            <text:p>22,74550000</text:p>
          </table:table-cell>
          <table:table-cell table:number-columns-repeated="8"/>
        </table:table-row>
        <table:table-row table:style-name="ro1">
          <table:table-cell office:value-type="float" office:value="22.7468309284477" calcext:value-type="float">
            <text:p>22,74683093</text:p>
          </table:table-cell>
          <table:table-cell table:number-columns-repeated="4"/>
          <table:table-cell office:value-type="float" office:value="22.7468" calcext:value-type="float">
            <text:p>22,74680000</text:p>
          </table:table-cell>
          <table:table-cell table:number-columns-repeated="8"/>
        </table:table-row>
        <table:table-row table:style-name="ro1">
          <table:table-cell office:value-type="float" office:value="22.7482356428737" calcext:value-type="float">
            <text:p>22,74823564</text:p>
          </table:table-cell>
          <table:table-cell table:number-columns-repeated="3"/>
          <table:table-cell office:value-type="float" office:value="22.7491" calcext:value-type="float">
            <text:p>22,74910000</text:p>
          </table:table-cell>
          <table:table-cell office:value-type="float" office:value="22.7482" calcext:value-type="float">
            <text:p>22,74820000</text:p>
          </table:table-cell>
          <table:table-cell table:number-columns-repeated="8"/>
        </table:table-row>
        <table:table-row table:style-name="ro1">
          <table:table-cell office:value-type="float" office:value="22.7496691163305" calcext:value-type="float">
            <text:p>22,74966912</text:p>
          </table:table-cell>
          <table:table-cell table:number-columns-repeated="4"/>
          <table:table-cell office:value-type="float" office:value="22.7497" calcext:value-type="float">
            <text:p>22,74970000</text:p>
          </table:table-cell>
          <table:table-cell table:number-columns-repeated="8"/>
        </table:table-row>
        <table:table-row table:style-name="ro1">
          <table:table-cell office:value-type="float" office:value="22.7511313540442" calcext:value-type="float">
            <text:p>22,75113135</text:p>
          </table:table-cell>
          <table:table-cell table:number-columns-repeated="2"/>
          <table:table-cell office:value-type="float" office:value="22.755" calcext:value-type="float">
            <text:p>22,75500000</text:p>
          </table:table-cell>
          <table:table-cell office:value-type="float" office:value="22.752" calcext:value-type="float">
            <text:p>22,75200000</text:p>
          </table:table-cell>
          <table:table-cell office:value-type="float" office:value="22.7511" calcext:value-type="float">
            <text:p>22,75110000</text:p>
          </table:table-cell>
          <table:table-cell table:number-columns-repeated="8"/>
        </table:table-row>
        <table:table-row table:style-name="ro1">
          <table:table-cell office:value-type="float" office:value="22.7526223612476" calcext:value-type="float">
            <text:p>22,75262236</text:p>
          </table:table-cell>
          <table:table-cell table:number-columns-repeated="4"/>
          <table:table-cell office:value-type="float" office:value="22.7526" calcext:value-type="float">
            <text:p>22,75260000</text:p>
          </table:table-cell>
          <table:table-cell table:number-columns-repeated="8"/>
        </table:table-row>
        <table:table-row table:style-name="ro1">
          <table:table-cell office:value-type="float" office:value="22.7541421431804" calcext:value-type="float">
            <text:p>22,75414214</text:p>
          </table:table-cell>
          <table:table-cell table:number-columns-repeated="3"/>
          <table:table-cell office:value-type="float" office:value="22.7551" calcext:value-type="float">
            <text:p>22,75510000</text:p>
          </table:table-cell>
          <table:table-cell office:value-type="float" office:value="22.7541" calcext:value-type="float">
            <text:p>22,75410000</text:p>
          </table:table-cell>
          <table:table-cell table:number-columns-repeated="8"/>
        </table:table-row>
        <table:table-row table:style-name="ro1">
          <table:table-cell office:value-type="float" office:value="22.755690705089" calcext:value-type="float">
            <text:p>22,75569071</text:p>
          </table:table-cell>
          <table:table-cell table:number-columns-repeated="4"/>
          <table:table-cell office:value-type="float" office:value="22.7557" calcext:value-type="float">
            <text:p>22,75570000</text:p>
          </table:table-cell>
          <table:table-cell table:number-columns-repeated="8"/>
        </table:table-row>
        <table:table-row table:style-name="ro1">
          <table:table-cell office:value-type="float" office:value="22.757268052227" calcext:value-type="float">
            <text:p>22,75726805</text:p>
          </table:table-cell>
          <table:table-cell/>
          <table:table-cell office:value-type="float" office:value="22.7766" calcext:value-type="float">
            <text:p>22,77660000</text:p>
          </table:table-cell>
          <table:table-cell office:value-type="float" office:value="22.7612" calcext:value-type="float">
            <text:p>22,76120000</text:p>
          </table:table-cell>
          <table:table-cell office:value-type="float" office:value="22.7582" calcext:value-type="float">
            <text:p>22,75820000</text:p>
          </table:table-cell>
          <table:table-cell office:value-type="float" office:value="22.7573" calcext:value-type="float">
            <text:p>22,75730000</text:p>
          </table:table-cell>
          <table:table-cell table:number-columns-repeated="8"/>
        </table:table-row>
        <table:table-row table:style-name="ro1">
          <table:table-cell office:value-type="float" office:value="22.7588741898546" calcext:value-type="float">
            <text:p>22,75887419</text:p>
          </table:table-cell>
          <table:table-cell table:number-columns-repeated="4"/>
          <table:table-cell office:value-type="float" office:value="22.7589" calcext:value-type="float">
            <text:p>22,75890000</text:p>
          </table:table-cell>
          <table:table-cell table:number-columns-repeated="8"/>
        </table:table-row>
        <table:table-row table:style-name="ro1">
          <table:table-cell office:value-type="float" office:value="22.760509123239" calcext:value-type="float">
            <text:p>22,76050912</text:p>
          </table:table-cell>
          <table:table-cell table:number-columns-repeated="3"/>
          <table:table-cell office:value-type="float" office:value="22.7615" calcext:value-type="float">
            <text:p>22,76150000</text:p>
          </table:table-cell>
          <table:table-cell office:value-type="float" office:value="22.7605" calcext:value-type="float">
            <text:p>22,76050000</text:p>
          </table:table-cell>
          <table:table-cell table:number-columns-repeated="8"/>
        </table:table-row>
        <table:table-row table:style-name="ro1">
          <table:table-cell office:value-type="float" office:value="22.7621728576541" calcext:value-type="float">
            <text:p>22,76217286</text:p>
          </table:table-cell>
          <table:table-cell table:number-columns-repeated="4"/>
          <table:table-cell office:value-type="float" office:value="22.7622" calcext:value-type="float">
            <text:p>22,76220000</text:p>
          </table:table-cell>
          <table:table-cell table:number-columns-repeated="8"/>
        </table:table-row>
        <table:table-row table:style-name="ro1">
          <table:table-cell office:value-type="float" office:value="22.763865398381" calcext:value-type="float">
            <text:p>22,76386540</text:p>
          </table:table-cell>
          <table:table-cell table:number-columns-repeated="2"/>
          <table:table-cell office:value-type="float" office:value="22.768" calcext:value-type="float">
            <text:p>22,76800000</text:p>
          </table:table-cell>
          <table:table-cell office:value-type="float" office:value="22.7648" calcext:value-type="float">
            <text:p>22,76480000</text:p>
          </table:table-cell>
          <table:table-cell office:value-type="float" office:value="22.7639" calcext:value-type="float">
            <text:p>22,76390000</text:p>
          </table:table-cell>
          <table:table-cell table:number-columns-repeated="8"/>
        </table:table-row>
        <table:table-row table:style-name="ro1">
          <table:table-cell office:value-type="float" office:value="22.7655867507073" calcext:value-type="float">
            <text:p>22,76558675</text:p>
          </table:table-cell>
          <table:table-cell table:number-columns-repeated="4"/>
          <table:table-cell office:value-type="float" office:value="22.7656" calcext:value-type="float">
            <text:p>22,76560000</text:p>
          </table:table-cell>
          <table:table-cell table:number-columns-repeated="8"/>
        </table:table-row>
        <table:table-row table:style-name="ro1">
          <table:table-cell office:value-type="float" office:value="22.7673369199279" calcext:value-type="float">
            <text:p>22,76733692</text:p>
          </table:table-cell>
          <table:table-cell table:number-columns-repeated="3"/>
          <table:table-cell office:value-type="float" office:value="22.7683" calcext:value-type="float">
            <text:p>22,76830000</text:p>
          </table:table-cell>
          <table:table-cell office:value-type="float" office:value="22.7673" calcext:value-type="float">
            <text:p>22,76730000</text:p>
          </table:table-cell>
          <table:table-cell table:number-columns-repeated="8"/>
        </table:table-row>
        <table:table-row table:style-name="ro1">
          <table:table-cell office:value-type="float" office:value="22.7691159113443" calcext:value-type="float">
            <text:p>22,76911591</text:p>
          </table:table-cell>
          <table:table-cell table:number-columns-repeated="4"/>
          <table:table-cell office:value-type="float" office:value="22.7691" calcext:value-type="float">
            <text:p>22,76910000</text:p>
          </table:table-cell>
          <table:table-cell table:number-columns-repeated="8"/>
        </table:table-row>
        <table:table-row table:style-name="ro1">
          <table:table-cell office:value-type="float" office:value="22.7709237302651" calcext:value-type="float">
            <text:p>22,77092373</text:p>
          </table:table-cell>
          <table:table-cell office:value-type="float" office:value="22.8168" calcext:value-type="float">
            <text:p>22,816800000</text:p>
          </table:table-cell>
          <table:table-cell office:value-type="float" office:value="22.7907" calcext:value-type="float">
            <text:p>22,79070000</text:p>
          </table:table-cell>
          <table:table-cell office:value-type="float" office:value="22.7751" calcext:value-type="float">
            <text:p>22,77510000</text:p>
          </table:table-cell>
          <table:table-cell office:value-type="float" office:value="22.7719" calcext:value-type="float">
            <text:p>22,77190000</text:p>
          </table:table-cell>
          <table:table-cell office:value-type="float" office:value="22.7709" calcext:value-type="float">
            <text:p>22,77090000</text:p>
          </table:table-cell>
          <table:table-cell table:number-columns-repeated="8"/>
        </table:table-row>
        <table:table-row table:style-name="ro1">
          <table:table-cell office:value-type="float" office:value="22.7727603820058" calcext:value-type="float">
            <text:p>22,77276038</text:p>
          </table:table-cell>
          <table:table-cell table:number-columns-repeated="4"/>
          <table:table-cell office:value-type="float" office:value="22.7728" calcext:value-type="float">
            <text:p>22,77280000</text:p>
          </table:table-cell>
          <table:table-cell table:number-columns-repeated="8"/>
        </table:table-row>
        <table:table-row table:style-name="ro1">
          <table:table-cell office:value-type="float" office:value="22.7746258718887" calcext:value-type="float">
            <text:p>22,77462587</text:p>
          </table:table-cell>
          <table:table-cell table:number-columns-repeated="3"/>
          <table:table-cell office:value-type="float" office:value="22.7756" calcext:value-type="float">
            <text:p>22,77560000</text:p>
          </table:table-cell>
          <table:table-cell office:value-type="float" office:value="22.7746" calcext:value-type="float">
            <text:p>22,77460000</text:p>
          </table:table-cell>
          <table:table-cell table:number-columns-repeated="8"/>
        </table:table-row>
        <table:table-row table:style-name="ro1">
          <table:table-cell office:value-type="float" office:value="22.776520205243" calcext:value-type="float">
            <text:p>22,77652021</text:p>
          </table:table-cell>
          <table:table-cell table:number-columns-repeated="4"/>
          <table:table-cell office:value-type="float" office:value="22.7765" calcext:value-type="float">
            <text:p>22,77650000</text:p>
          </table:table-cell>
          <table:table-cell table:number-columns-repeated="8"/>
        </table:table-row>
        <table:table-row table:style-name="ro1">
          <table:table-cell office:value-type="float" office:value="22.7784433874052" calcext:value-type="float">
            <text:p>22,77844339</text:p>
          </table:table-cell>
          <table:table-cell table:number-columns-repeated="2"/>
          <table:table-cell office:value-type="float" office:value="22.7828" calcext:value-type="float">
            <text:p>22,78280000</text:p>
          </table:table-cell>
          <table:table-cell office:value-type="float" office:value="22.7795" calcext:value-type="float">
            <text:p>22,77950000</text:p>
          </table:table-cell>
          <table:table-cell office:value-type="float" office:value="22.7784" calcext:value-type="float">
            <text:p>22,77840000</text:p>
          </table:table-cell>
          <table:table-cell table:number-columns-repeated="8"/>
        </table:table-row>
        <table:table-row table:style-name="ro1">
          <table:table-cell office:value-type="float" office:value="22.7803954237181" calcext:value-type="float">
            <text:p>22,78039542</text:p>
          </table:table-cell>
          <table:table-cell table:number-columns-repeated="4"/>
          <table:table-cell office:value-type="float" office:value="22.7804" calcext:value-type="float">
            <text:p>22,78040000</text:p>
          </table:table-cell>
          <table:table-cell table:number-columns-repeated="8"/>
        </table:table-row>
        <table:table-row table:style-name="ro1">
          <table:table-cell office:value-type="float" office:value="22.782376319532" calcext:value-type="float">
            <text:p>22,78237632</text:p>
          </table:table-cell>
          <table:table-cell table:number-columns-repeated="3"/>
          <table:table-cell office:value-type="float" office:value="22.7834" calcext:value-type="float">
            <text:p>22,78340000</text:p>
          </table:table-cell>
          <table:table-cell office:value-type="float" office:value="22.7824" calcext:value-type="float">
            <text:p>22,78240000</text:p>
          </table:table-cell>
          <table:table-cell table:number-columns-repeated="8"/>
        </table:table-row>
        <table:table-row table:style-name="ro1">
          <table:table-cell office:value-type="float" office:value="22.784386080204" calcext:value-type="float">
            <text:p>22,78438608</text:p>
          </table:table-cell>
          <table:table-cell table:number-columns-repeated="4"/>
          <table:table-cell office:value-type="float" office:value="22.7844" calcext:value-type="float">
            <text:p>22,78440000</text:p>
          </table:table-cell>
          <table:table-cell table:number-columns-repeated="8"/>
        </table:table-row>
        <table:table-row table:style-name="ro1">
          <table:table-cell office:value-type="float" office:value="22.7864247110981" calcext:value-type="float">
            <text:p>22,78642471</text:p>
          </table:table-cell>
          <table:table-cell/>
          <table:table-cell office:value-type="float" office:value="22.8066" calcext:value-type="float">
            <text:p>22,80660000</text:p>
          </table:table-cell>
          <table:table-cell office:value-type="float" office:value="22.7909" calcext:value-type="float">
            <text:p>22,79090000</text:p>
          </table:table-cell>
          <table:table-cell office:value-type="float" office:value="22.7875" calcext:value-type="float">
            <text:p>22,78750000</text:p>
          </table:table-cell>
          <table:table-cell office:value-type="float" office:value="22.7864" calcext:value-type="float">
            <text:p>22,78640000</text:p>
          </table:table-cell>
          <table:table-cell table:number-columns-repeated="8"/>
        </table:table-row>
        <table:table-row table:style-name="ro1">
          <table:table-cell office:value-type="float" office:value="22.7884922175854" calcext:value-type="float">
            <text:p>22,78849222</text:p>
          </table:table-cell>
          <table:table-cell table:number-columns-repeated="4"/>
          <table:table-cell office:value-type="float" office:value="22.7885" calcext:value-type="float">
            <text:p>22,78850000</text:p>
          </table:table-cell>
          <table:table-cell table:number-columns-repeated="8"/>
        </table:table-row>
        <table:table-row table:style-name="ro1">
          <table:table-cell office:value-type="float" office:value="22.7905886050437" calcext:value-type="float">
            <text:p>22,79058861</text:p>
          </table:table-cell>
          <table:table-cell table:number-columns-repeated="3"/>
          <table:table-cell office:value-type="float" office:value="22.7916" calcext:value-type="float">
            <text:p>22,79160000</text:p>
          </table:table-cell>
          <table:table-cell office:value-type="float" office:value="22.7906" calcext:value-type="float">
            <text:p>22,79060000</text:p>
          </table:table-cell>
          <table:table-cell table:number-columns-repeated="8"/>
        </table:table-row>
        <table:table-row table:style-name="ro1">
          <table:table-cell office:value-type="float" office:value="22.7927138788581" calcext:value-type="float">
            <text:p>22,79271388</text:p>
          </table:table-cell>
          <table:table-cell table:number-columns-repeated="4"/>
          <table:table-cell office:value-type="float" office:value="22.7927" calcext:value-type="float">
            <text:p>22,79270000</text:p>
          </table:table-cell>
          <table:table-cell table:number-columns-repeated="8"/>
        </table:table-row>
        <table:table-row table:style-name="ro1">
          <table:table-cell office:value-type="float" office:value="22.7948680444204" calcext:value-type="float">
            <text:p>22,79486804</text:p>
          </table:table-cell>
          <table:table-cell table:number-columns-repeated="2"/>
          <table:table-cell office:value-type="float" office:value="22.7995" calcext:value-type="float">
            <text:p>22,79950000</text:p>
          </table:table-cell>
          <table:table-cell office:value-type="float" office:value="22.7959" calcext:value-type="float">
            <text:p>22,79590000</text:p>
          </table:table-cell>
          <table:table-cell office:value-type="float" office:value="22.7949" calcext:value-type="float">
            <text:p>22,79490000</text:p>
          </table:table-cell>
          <table:table-cell table:number-columns-repeated="8"/>
        </table:table-row>
        <table:table-row table:style-name="ro1">
          <table:table-cell office:value-type="float" office:value="22.7970511071294" calcext:value-type="float">
            <text:p>22,79705111</text:p>
          </table:table-cell>
          <table:table-cell table:number-columns-repeated="4"/>
          <table:table-cell office:value-type="float" office:value="22.7971" calcext:value-type="float">
            <text:p>22,79710000</text:p>
          </table:table-cell>
          <table:table-cell table:number-columns-repeated="8"/>
        </table:table-row>
        <table:table-row table:style-name="ro1">
          <table:table-cell office:value-type="float" office:value="22.7992630723913" calcext:value-type="float">
            <text:p>22,79926307</text:p>
          </table:table-cell>
          <table:table-cell table:number-columns-repeated="3"/>
          <table:table-cell office:value-type="float" office:value="22.8003" calcext:value-type="float">
            <text:p>22,80030000</text:p>
          </table:table-cell>
          <table:table-cell office:value-type="float" office:value="22.7993" calcext:value-type="float">
            <text:p>22,79930000</text:p>
          </table:table-cell>
          <table:table-cell table:number-columns-repeated="8"/>
        </table:table-row>
        <table:table-row table:style-name="ro1">
          <table:table-cell office:value-type="float" office:value="22.8015039456188" calcext:value-type="float">
            <text:p>22,80150395</text:p>
          </table:table-cell>
          <table:table-cell table:number-columns-repeated="4"/>
          <table:table-cell office:value-type="float" office:value="22.8015" calcext:value-type="float">
            <text:p>22,80150000</text:p>
          </table:table-cell>
          <table:table-cell table:number-columns-repeated="8"/>
        </table:table-row>
        <table:table-row table:style-name="ro1">
          <table:table-cell office:value-type="float" office:value="22.8037737322316" calcext:value-type="float">
            <text:p>22,80377373</text:p>
          </table:table-cell>
          <table:table-cell office:value-type="float" office:value="22.8503" calcext:value-type="float">
            <text:p>22,850300000</text:p>
          </table:table-cell>
          <table:table-cell office:value-type="float" office:value="22.8244" calcext:value-type="float">
            <text:p>22,82440000</text:p>
          </table:table-cell>
          <table:table-cell office:value-type="float" office:value="22.8085" calcext:value-type="float">
            <text:p>22,80850000</text:p>
          </table:table-cell>
          <table:table-cell office:value-type="float" office:value="22.8049" calcext:value-type="float">
            <text:p>22,80490000</text:p>
          </table:table-cell>
          <table:table-cell office:value-type="float" office:value="22.8038" calcext:value-type="float">
            <text:p>22,80380000</text:p>
          </table:table-cell>
          <table:table-cell table:number-columns-repeated="8"/>
        </table:table-row>
        <table:table-row table:style-name="ro1">
          <table:table-cell office:value-type="float" office:value="22.8060724376569" calcext:value-type="float">
            <text:p>22,80607244</text:p>
          </table:table-cell>
          <table:table-cell table:number-columns-repeated="4"/>
          <table:table-cell office:value-type="float" office:value="22.8061" calcext:value-type="float">
            <text:p>22,80610000</text:p>
          </table:table-cell>
          <table:table-cell table:number-columns-repeated="8"/>
        </table:table-row>
        <table:table-row table:style-name="ro1">
          <table:table-cell office:value-type="float" office:value="22.8084000673287" calcext:value-type="float">
            <text:p>22,80840007</text:p>
          </table:table-cell>
          <table:table-cell table:number-columns-repeated="3"/>
          <table:table-cell office:value-type="float" office:value="22.8095" calcext:value-type="float">
            <text:p>22,80950000</text:p>
          </table:table-cell>
          <table:table-cell office:value-type="float" office:value="22.8084" calcext:value-type="float">
            <text:p>22,80840000</text:p>
          </table:table-cell>
          <table:table-cell table:number-columns-repeated="8"/>
        </table:table-row>
        <table:table-row table:style-name="ro1">
          <table:table-cell office:value-type="float" office:value="22.8107566266876" calcext:value-type="float">
            <text:p>22,81075663</text:p>
          </table:table-cell>
          <table:table-cell table:number-columns-repeated="4"/>
          <table:table-cell office:value-type="float" office:value="22.8108" calcext:value-type="float">
            <text:p>22,81080000</text:p>
          </table:table-cell>
          <table:table-cell table:number-columns-repeated="8"/>
        </table:table-row>
        <table:table-row table:style-name="ro1">
          <table:table-cell office:value-type="float" office:value="22.8131421211818" calcext:value-type="float">
            <text:p>22,81314212</text:p>
          </table:table-cell>
          <table:table-cell table:number-columns-repeated="2"/>
          <table:table-cell office:value-type="float" office:value="22.818" calcext:value-type="float">
            <text:p>22,81800000</text:p>
          </table:table-cell>
          <table:table-cell office:value-type="float" office:value="22.8143" calcext:value-type="float">
            <text:p>22,81430000</text:p>
          </table:table-cell>
          <table:table-cell office:value-type="float" office:value="22.8131" calcext:value-type="float">
            <text:p>22,81310000</text:p>
          </table:table-cell>
          <table:table-cell table:number-columns-repeated="8"/>
        </table:table-row>
        <table:table-row table:style-name="ro1">
          <table:table-cell office:value-type="float" office:value="22.8155565562662" calcext:value-type="float">
            <text:p>22,81555656</text:p>
          </table:table-cell>
          <table:table-cell table:number-columns-repeated="4"/>
          <table:table-cell office:value-type="float" office:value="22.8156" calcext:value-type="float">
            <text:p>22,81560000</text:p>
          </table:table-cell>
          <table:table-cell table:number-columns-repeated="8"/>
        </table:table-row>
        <table:table-row table:style-name="ro1">
          <table:table-cell office:value-type="float" office:value="22.8179999374027" calcext:value-type="float">
            <text:p>22,81799994</text:p>
          </table:table-cell>
          <table:table-cell table:number-columns-repeated="3"/>
          <table:table-cell office:value-type="float" office:value="22.8191" calcext:value-type="float">
            <text:p>22,81910000</text:p>
          </table:table-cell>
          <table:table-cell office:value-type="float" office:value="22.818" calcext:value-type="float">
            <text:p>22,81800000</text:p>
          </table:table-cell>
          <table:table-cell table:number-columns-repeated="8"/>
        </table:table-row>
        <table:table-row table:style-name="ro1">
          <table:table-cell office:value-type="float" office:value="22.8204722700606" calcext:value-type="float">
            <text:p>22,82047227</text:p>
          </table:table-cell>
          <table:table-cell table:number-columns-repeated="4"/>
          <table:table-cell office:value-type="float" office:value="22.8205" calcext:value-type="float">
            <text:p>22,82050000</text:p>
          </table:table-cell>
          <table:table-cell table:number-columns-repeated="8"/>
        </table:table-row>
        <table:table-row table:style-name="ro1">
          <table:table-cell office:value-type="float" office:value="22.8229735597159" calcext:value-type="float">
            <text:p>22,82297356</text:p>
          </table:table-cell>
          <table:table-cell/>
          <table:table-cell office:value-type="float" office:value="22.844" calcext:value-type="float">
            <text:p>22,84400000</text:p>
          </table:table-cell>
          <table:table-cell office:value-type="float" office:value="22.8279" calcext:value-type="float">
            <text:p>22,82790000</text:p>
          </table:table-cell>
          <table:table-cell office:value-type="float" office:value="22.8241" calcext:value-type="float">
            <text:p>22,82410000</text:p>
          </table:table-cell>
          <table:table-cell office:value-type="float" office:value="22.823" calcext:value-type="float">
            <text:p>22,82300000</text:p>
          </table:table-cell>
          <table:table-cell table:number-columns-repeated="8"/>
        </table:table-row>
        <table:table-row table:style-name="ro1">
          <table:table-cell office:value-type="float" office:value="22.8255038118516" calcext:value-type="float">
            <text:p>22,82550381</text:p>
          </table:table-cell>
          <table:table-cell table:number-columns-repeated="4"/>
          <table:table-cell office:value-type="float" office:value="22.8255" calcext:value-type="float">
            <text:p>22,82550000</text:p>
          </table:table-cell>
          <table:table-cell table:number-columns-repeated="8"/>
        </table:table-row>
        <table:table-row table:style-name="ro1">
          <table:table-cell office:value-type="float" office:value="22.8280630319581" calcext:value-type="float">
            <text:p>22,82806303</text:p>
          </table:table-cell>
          <table:table-cell table:number-columns-repeated="3"/>
          <table:table-cell office:value-type="float" office:value="22.8292" calcext:value-type="float">
            <text:p>22,82920000</text:p>
          </table:table-cell>
          <table:table-cell office:value-type="float" office:value="22.8281" calcext:value-type="float">
            <text:p>22,82810000</text:p>
          </table:table-cell>
          <table:table-cell table:number-columns-repeated="8"/>
        </table:table-row>
        <table:table-row table:style-name="ro1">
          <table:table-cell office:value-type="float" office:value="22.8306512255325" calcext:value-type="float">
            <text:p>22,83065123</text:p>
          </table:table-cell>
          <table:table-cell table:number-columns-repeated="4"/>
          <table:table-cell office:value-type="float" office:value="22.8307" calcext:value-type="float">
            <text:p>22,83070000</text:p>
          </table:table-cell>
          <table:table-cell table:number-columns-repeated="8"/>
        </table:table-row>
        <table:table-row table:style-name="ro1">
          <table:table-cell office:value-type="float" office:value="22.8332683980794" calcext:value-type="float">
            <text:p>22,83326840</text:p>
          </table:table-cell>
          <table:table-cell table:number-columns-repeated="2"/>
          <table:table-cell office:value-type="float" office:value="22.8384" calcext:value-type="float">
            <text:p>22,83840000</text:p>
          </table:table-cell>
          <table:table-cell office:value-type="float" office:value="22.8344" calcext:value-type="float">
            <text:p>22,83440000</text:p>
          </table:table-cell>
          <table:table-cell office:value-type="float" office:value="22.8333" calcext:value-type="float">
            <text:p>22,83330000</text:p>
          </table:table-cell>
          <table:table-cell table:number-columns-repeated="8"/>
        </table:table-row>
        <table:table-row table:style-name="ro1">
          <table:table-cell office:value-type="float" office:value="22.8359145551099" calcext:value-type="float">
            <text:p>22,83591456</text:p>
          </table:table-cell>
          <table:table-cell table:number-columns-repeated="4"/>
          <table:table-cell office:value-type="float" office:value="22.8359" calcext:value-type="float">
            <text:p>22,83590000</text:p>
          </table:table-cell>
          <table:table-cell table:number-columns-repeated="8"/>
        </table:table-row>
        <table:table-row table:style-name="ro1">
          <table:table-cell office:value-type="float" office:value="22.8385897021426" calcext:value-type="float">
            <text:p>22,83858970</text:p>
          </table:table-cell>
          <table:table-cell table:number-columns-repeated="3"/>
          <table:table-cell office:value-type="float" office:value="22.8398" calcext:value-type="float">
            <text:p>22,83980000</text:p>
          </table:table-cell>
          <table:table-cell office:value-type="float" office:value="22.8386" calcext:value-type="float">
            <text:p>22,83860000</text:p>
          </table:table-cell>
          <table:table-cell table:number-columns-repeated="8"/>
        </table:table-row>
        <table:table-row table:style-name="ro1">
          <table:table-cell office:value-type="float" office:value="22.8412938447029" calcext:value-type="float">
            <text:p>22,84129384</text:p>
          </table:table-cell>
          <table:table-cell table:number-columns-repeated="4"/>
          <table:table-cell office:value-type="float" office:value="22.8413" calcext:value-type="float">
            <text:p>22,84130000</text:p>
          </table:table-cell>
          <table:table-cell table:number-columns-repeated="8"/>
        </table:table-row>
        <table:table-row table:style-name="ro1">
          <table:table-cell office:value-type="float" office:value="22.8440269883238" calcext:value-type="float">
            <text:p>22,84402699</text:p>
          </table:table-cell>
          <table:table-cell office:value-type="float" office:value="22.8911" calcext:value-type="float">
            <text:p>22,891100000</text:p>
          </table:table-cell>
          <table:table-cell office:value-type="float" office:value="22.8655" calcext:value-type="float">
            <text:p>22,86550000</text:p>
          </table:table-cell>
          <table:table-cell office:value-type="float" office:value="22.8493" calcext:value-type="float">
            <text:p>22,84930000</text:p>
          </table:table-cell>
          <table:table-cell office:value-type="float" office:value="22.8452" calcext:value-type="float">
            <text:p>22,84520000</text:p>
          </table:table-cell>
          <table:table-cell office:value-type="float" office:value="22.844" calcext:value-type="float">
            <text:p>22,84400000</text:p>
          </table:table-cell>
          <table:table-cell table:number-columns-repeated="8"/>
        </table:table-row>
        <table:table-row table:style-name="ro1">
          <table:table-cell office:value-type="float" office:value="22.8467891385446" calcext:value-type="float">
            <text:p>22,84678914</text:p>
          </table:table-cell>
          <table:table-cell table:number-columns-repeated="4"/>
          <table:table-cell office:value-type="float" office:value="22.8468" calcext:value-type="float">
            <text:p>22,84680000</text:p>
          </table:table-cell>
          <table:table-cell table:number-columns-repeated="8"/>
        </table:table-row>
        <table:table-row table:style-name="ro1">
          <table:table-cell office:value-type="float" office:value="22.8495803009124" calcext:value-type="float">
            <text:p>22,84958030</text:p>
          </table:table-cell>
          <table:table-cell table:number-columns-repeated="3"/>
          <table:table-cell office:value-type="float" office:value="22.8508" calcext:value-type="float">
            <text:p>22,85080000</text:p>
          </table:table-cell>
          <table:table-cell office:value-type="float" office:value="22.8496" calcext:value-type="float">
            <text:p>22,84960000</text:p>
          </table:table-cell>
          <table:table-cell table:number-columns-repeated="8"/>
        </table:table-row>
        <table:table-row table:style-name="ro1">
          <table:table-cell office:value-type="float" office:value="22.8524004809809" calcext:value-type="float">
            <text:p>22,85240048</text:p>
          </table:table-cell>
          <table:table-cell table:number-columns-repeated="4"/>
          <table:table-cell office:value-type="float" office:value="22.8524" calcext:value-type="float">
            <text:p>22,85240000</text:p>
          </table:table-cell>
          <table:table-cell table:number-columns-repeated="8"/>
        </table:table-row>
        <table:table-row table:style-name="ro1">
          <table:table-cell office:value-type="float" office:value="22.8552496843111" calcext:value-type="float">
            <text:p>22,85524968</text:p>
          </table:table-cell>
          <table:table-cell table:number-columns-repeated="2"/>
          <table:table-cell office:value-type="float" office:value="22.8606" calcext:value-type="float">
            <text:p>22,86060000</text:p>
          </table:table-cell>
          <table:table-cell office:value-type="float" office:value="22.8565" calcext:value-type="float">
            <text:p>22,85650000</text:p>
          </table:table-cell>
          <table:table-cell office:value-type="float" office:value="22.8552" calcext:value-type="float">
            <text:p>22,85520000</text:p>
          </table:table-cell>
          <table:table-cell table:number-columns-repeated="8"/>
        </table:table-row>
        <table:table-row table:style-name="ro1">
          <table:table-cell office:value-type="float" office:value="22.8581279164714" calcext:value-type="float">
            <text:p>22,85812792</text:p>
          </table:table-cell>
          <table:table-cell table:number-columns-repeated="4"/>
          <table:table-cell office:value-type="float" office:value="22.8581" calcext:value-type="float">
            <text:p>22,85810000</text:p>
          </table:table-cell>
          <table:table-cell table:number-columns-repeated="8"/>
        </table:table-row>
        <table:table-row table:style-name="ro1">
          <table:table-cell office:value-type="float" office:value="22.8610351830366" calcext:value-type="float">
            <text:p>22,86103518</text:p>
          </table:table-cell>
          <table:table-cell table:number-columns-repeated="3"/>
          <table:table-cell office:value-type="float" office:value="22.8623" calcext:value-type="float">
            <text:p>22,86230000</text:p>
          </table:table-cell>
          <table:table-cell office:value-type="float" office:value="22.861" calcext:value-type="float">
            <text:p>22,86100000</text:p>
          </table:table-cell>
          <table:table-cell table:number-columns-repeated="8"/>
        </table:table-row>
        <table:table-row table:style-name="ro1">
          <table:table-cell office:value-type="float" office:value="22.8639714895895" calcext:value-type="float">
            <text:p>22,86397149</text:p>
          </table:table-cell>
          <table:table-cell table:number-columns-repeated="4"/>
          <table:table-cell office:value-type="float" office:value="22.864" calcext:value-type="float">
            <text:p>22,86400000</text:p>
          </table:table-cell>
          <table:table-cell table:number-columns-repeated="8"/>
        </table:table-row>
        <table:table-row table:style-name="ro1">
          <table:table-cell office:value-type="float" office:value="22.8669368417191" calcext:value-type="float">
            <text:p>22,86693684</text:p>
          </table:table-cell>
          <table:table-cell/>
          <table:table-cell office:value-type="float" office:value="22.8889" calcext:value-type="float">
            <text:p>22,88890000</text:p>
          </table:table-cell>
          <table:table-cell office:value-type="float" office:value="22.8724" calcext:value-type="float">
            <text:p>22,87240000</text:p>
          </table:table-cell>
          <table:table-cell office:value-type="float" office:value="22.8682" calcext:value-type="float">
            <text:p>22,86820000</text:p>
          </table:table-cell>
          <table:table-cell office:value-type="float" office:value="22.8669" calcext:value-type="float">
            <text:p>22,86690000</text:p>
          </table:table-cell>
          <table:table-cell table:number-columns-repeated="8"/>
        </table:table-row>
        <table:table-row table:style-name="ro1">
          <table:table-cell office:value-type="float" office:value="22.8699312450223" calcext:value-type="float">
            <text:p>22,86993125</text:p>
          </table:table-cell>
          <table:table-cell table:number-columns-repeated="4"/>
          <table:table-cell office:value-type="float" office:value="22.8699" calcext:value-type="float">
            <text:p>22,86990000</text:p>
          </table:table-cell>
          <table:table-cell table:number-columns-repeated="8"/>
        </table:table-row>
        <table:table-row table:style-name="ro1">
          <table:table-cell office:value-type="float" office:value="22.8729547051027" calcext:value-type="float">
            <text:p>22,87295471</text:p>
          </table:table-cell>
          <table:table-cell table:number-columns-repeated="3"/>
          <table:table-cell office:value-type="float" office:value="22.8742" calcext:value-type="float">
            <text:p>22,87420000</text:p>
          </table:table-cell>
          <table:table-cell office:value-type="float" office:value="22.873" calcext:value-type="float">
            <text:p>22,87300000</text:p>
          </table:table-cell>
          <table:table-cell table:number-columns-repeated="8"/>
        </table:table-row>
        <table:table-row table:style-name="ro1">
          <table:table-cell office:value-type="float" office:value="22.8760072275711" calcext:value-type="float">
            <text:p>22,87600723</text:p>
          </table:table-cell>
          <table:table-cell table:number-columns-repeated="4"/>
          <table:table-cell office:value-type="float" office:value="22.876" calcext:value-type="float">
            <text:p>22,87600000</text:p>
          </table:table-cell>
          <table:table-cell table:number-columns-repeated="8"/>
        </table:table-row>
        <table:table-row table:style-name="ro1">
          <table:table-cell office:value-type="float" office:value="22.8790888180456" calcext:value-type="float">
            <text:p>22,87908882</text:p>
          </table:table-cell>
          <table:table-cell table:number-columns-repeated="2"/>
          <table:table-cell office:value-type="float" office:value="22.8847" calcext:value-type="float">
            <text:p>22,88470000</text:p>
          </table:table-cell>
          <table:table-cell office:value-type="float" office:value="22.8804" calcext:value-type="float">
            <text:p>22,88040000</text:p>
          </table:table-cell>
          <table:table-cell office:value-type="float" office:value="22.8791" calcext:value-type="float">
            <text:p>22,87910000</text:p>
          </table:table-cell>
          <table:table-cell table:number-columns-repeated="8"/>
        </table:table-row>
        <table:table-row table:style-name="ro1">
          <table:table-cell office:value-type="float" office:value="22.8821994821511" calcext:value-type="float">
            <text:p>22,88219948</text:p>
          </table:table-cell>
          <table:table-cell table:number-columns-repeated="4"/>
          <table:table-cell office:value-type="float" office:value="22.8822" calcext:value-type="float">
            <text:p>22,88220000</text:p>
          </table:table-cell>
          <table:table-cell table:number-columns-repeated="8"/>
        </table:table-row>
        <table:table-row table:style-name="ro1">
          <table:table-cell office:value-type="float" office:value="22.8853392255201" calcext:value-type="float">
            <text:p>22,88533923</text:p>
          </table:table-cell>
          <table:table-cell table:number-columns-repeated="3"/>
          <table:table-cell office:value-type="float" office:value="22.8866" calcext:value-type="float">
            <text:p>22,88660000</text:p>
          </table:table-cell>
          <table:table-cell office:value-type="float" office:value="22.8853" calcext:value-type="float">
            <text:p>22,88530000</text:p>
          </table:table-cell>
          <table:table-cell table:number-columns-repeated="8"/>
        </table:table-row>
        <table:table-row table:style-name="ro1">
          <table:table-cell office:value-type="float" office:value="22.8885080537919" calcext:value-type="float">
            <text:p>22,88850805</text:p>
          </table:table-cell>
          <table:table-cell table:number-columns-repeated="4"/>
          <table:table-cell office:value-type="float" office:value="22.8885" calcext:value-type="float">
            <text:p>22,88850000</text:p>
          </table:table-cell>
          <table:table-cell table:number-columns-repeated="8"/>
        </table:table-row>
        <table:table-row table:style-name="ro1">
          <table:table-cell office:value-type="float" office:value="22.8917059726129" calcext:value-type="float">
            <text:p>22,89170597</text:p>
          </table:table-cell>
          <table:table-cell office:value-type="float" office:value="22.9395" calcext:value-type="float">
            <text:p>22,939500000</text:p>
          </table:table-cell>
          <table:table-cell office:value-type="float" office:value="22.9141" calcext:value-type="float">
            <text:p>22,91410000</text:p>
          </table:table-cell>
          <table:table-cell office:value-type="float" office:value="22.8974" calcext:value-type="float">
            <text:p>22,89740000</text:p>
          </table:table-cell>
          <table:table-cell office:value-type="float" office:value="22.893" calcext:value-type="float">
            <text:p>22,89300000</text:p>
          </table:table-cell>
          <table:table-cell office:value-type="float" office:value="22.8917" calcext:value-type="float">
            <text:p>22,89170000</text:p>
          </table:table-cell>
          <table:table-cell table:number-columns-repeated="8"/>
        </table:table-row>
        <table:table-row table:style-name="ro1">
          <table:table-cell office:value-type="float" office:value="22.8949329876371" calcext:value-type="float">
            <text:p>22,89493299</text:p>
          </table:table-cell>
          <table:table-cell table:number-columns-repeated="4"/>
          <table:table-cell office:value-type="float" office:value="22.8949" calcext:value-type="float">
            <text:p>22,89490000</text:p>
          </table:table-cell>
          <table:table-cell table:number-columns-repeated="8"/>
        </table:table-row>
        <table:table-row table:style-name="ro1">
          <table:table-cell office:value-type="float" office:value="22.8981891045252" calcext:value-type="float">
            <text:p>22,89818910</text:p>
          </table:table-cell>
          <table:table-cell table:number-columns-repeated="3"/>
          <table:table-cell office:value-type="float" office:value="22.8995" calcext:value-type="float">
            <text:p>22,89950000</text:p>
          </table:table-cell>
          <table:table-cell office:value-type="float" office:value="22.8982" calcext:value-type="float">
            <text:p>22,89820000</text:p>
          </table:table-cell>
          <table:table-cell table:number-columns-repeated="8"/>
        </table:table-row>
        <table:table-row table:style-name="ro1">
          <table:table-cell office:value-type="float" office:value="22.9014743289453" calcext:value-type="float">
            <text:p>22,90147433</text:p>
          </table:table-cell>
          <table:table-cell table:number-columns-repeated="4"/>
          <table:table-cell office:value-type="float" office:value="22.9015" calcext:value-type="float">
            <text:p>22,90150000</text:p>
          </table:table-cell>
          <table:table-cell table:number-columns-repeated="8"/>
        </table:table-row>
        <table:table-row table:style-name="ro1">
          <table:table-cell office:value-type="float" office:value="22.9047886665727" calcext:value-type="float">
            <text:p>22,90478867</text:p>
          </table:table-cell>
          <table:table-cell table:number-columns-repeated="2"/>
          <table:table-cell office:value-type="float" office:value="22.9106" calcext:value-type="float">
            <text:p>22,91060000</text:p>
          </table:table-cell>
          <table:table-cell office:value-type="float" office:value="22.9061" calcext:value-type="float">
            <text:p>22,90610000</text:p>
          </table:table-cell>
          <table:table-cell office:value-type="float" office:value="22.9048" calcext:value-type="float">
            <text:p>22,90480000</text:p>
          </table:table-cell>
          <table:table-cell table:number-columns-repeated="8"/>
        </table:table-row>
        <table:table-row table:style-name="ro1">
          <table:table-cell office:value-type="float" office:value="22.9081321230895" calcext:value-type="float">
            <text:p>22,90813212</text:p>
          </table:table-cell>
          <table:table-cell table:number-columns-repeated="4"/>
          <table:table-cell office:value-type="float" office:value="22.9081" calcext:value-type="float">
            <text:p>22,90810000</text:p>
          </table:table-cell>
          <table:table-cell table:number-columns-repeated="8"/>
        </table:table-row>
        <table:table-row table:style-name="ro1">
          <table:table-cell office:value-type="float" office:value="22.9115047041855" calcext:value-type="float">
            <text:p>22,91150470</text:p>
          </table:table-cell>
          <table:table-cell table:number-columns-repeated="3"/>
          <table:table-cell office:value-type="float" office:value="22.9129" calcext:value-type="float">
            <text:p>22,91290000</text:p>
          </table:table-cell>
          <table:table-cell office:value-type="float" office:value="22.9115" calcext:value-type="float">
            <text:p>22,91150000</text:p>
          </table:table-cell>
          <table:table-cell table:number-columns-repeated="8"/>
        </table:table-row>
        <table:table-row table:style-name="ro1">
          <table:table-cell office:value-type="float" office:value="22.9149064155574" calcext:value-type="float">
            <text:p>22,91490642</text:p>
          </table:table-cell>
          <table:table-cell table:number-columns-repeated="4"/>
          <table:table-cell office:value-type="float" office:value="22.9149" calcext:value-type="float">
            <text:p>22,91490000</text:p>
          </table:table-cell>
          <table:table-cell table:number-columns-repeated="8"/>
        </table:table-row>
        <table:table-row table:style-name="ro1">
          <table:table-cell office:value-type="float" office:value="22.9183372629091" calcext:value-type="float">
            <text:p>22,91833726</text:p>
          </table:table-cell>
          <table:table-cell/>
          <table:table-cell office:value-type="float" office:value="22.9411" calcext:value-type="float">
            <text:p>22,94110000</text:p>
          </table:table-cell>
          <table:table-cell office:value-type="float" office:value="22.9243" calcext:value-type="float">
            <text:p>22,92430000</text:p>
          </table:table-cell>
          <table:table-cell office:value-type="float" office:value="22.9197" calcext:value-type="float">
            <text:p>22,91970000</text:p>
          </table:table-cell>
          <table:table-cell office:value-type="float" office:value="22.9183" calcext:value-type="float">
            <text:p>22,91830000</text:p>
          </table:table-cell>
          <table:table-cell table:number-columns-repeated="8"/>
        </table:table-row>
        <table:table-row table:style-name="ro1">
          <table:table-cell office:value-type="float" office:value="22.9217972519517" calcext:value-type="float">
            <text:p>22,92179725</text:p>
          </table:table-cell>
          <table:table-cell table:number-columns-repeated="4"/>
          <table:table-cell office:value-type="float" office:value="22.9218" calcext:value-type="float">
            <text:p>22,92180000</text:p>
          </table:table-cell>
          <table:table-cell table:number-columns-repeated="8"/>
        </table:table-row>
        <table:table-row table:style-name="ro1">
          <table:table-cell office:value-type="float" office:value="22.9252863884034" calcext:value-type="float">
            <text:p>22,92528639</text:p>
          </table:table-cell>
          <table:table-cell table:number-columns-repeated="3"/>
          <table:table-cell office:value-type="float" office:value="22.9267" calcext:value-type="float">
            <text:p>22,92670000</text:p>
          </table:table-cell>
          <table:table-cell office:value-type="float" office:value="22.9253" calcext:value-type="float">
            <text:p>22,92530000</text:p>
          </table:table-cell>
          <table:table-cell table:number-columns-repeated="8"/>
        </table:table-row>
        <table:table-row table:style-name="ro1">
          <table:table-cell office:value-type="float" office:value="22.92880467799" calcext:value-type="float">
            <text:p>22,92880468</text:p>
          </table:table-cell>
          <table:table-cell table:number-columns-repeated="4"/>
          <table:table-cell office:value-type="float" office:value="22.9288" calcext:value-type="float">
            <text:p>22,92880000</text:p>
          </table:table-cell>
          <table:table-cell table:number-columns-repeated="8"/>
        </table:table-row>
        <table:table-row table:style-name="ro1">
          <table:table-cell office:value-type="float" office:value="22.9323521264439" calcext:value-type="float">
            <text:p>22,93235213</text:p>
          </table:table-cell>
          <table:table-cell table:number-columns-repeated="2"/>
          <table:table-cell office:value-type="float" office:value="22.9385" calcext:value-type="float">
            <text:p>22,93850000</text:p>
          </table:table-cell>
          <table:table-cell office:value-type="float" office:value="22.9338" calcext:value-type="float">
            <text:p>22,93380000</text:p>
          </table:table-cell>
          <table:table-cell office:value-type="float" office:value="22.9324" calcext:value-type="float">
            <text:p>22,93240000</text:p>
          </table:table-cell>
          <table:table-cell table:number-columns-repeated="8"/>
        </table:table-row>
        <table:table-row table:style-name="ro1">
          <table:table-cell office:value-type="float" office:value="22.9359287395053" calcext:value-type="float">
            <text:p>22,93592874</text:p>
          </table:table-cell>
          <table:table-cell table:number-columns-repeated="4"/>
          <table:table-cell office:value-type="float" office:value="22.9359" calcext:value-type="float">
            <text:p>22,93590000</text:p>
          </table:table-cell>
          <table:table-cell table:number-columns-repeated="8"/>
        </table:table-row>
        <table:table-row table:style-name="ro1">
          <table:table-cell office:value-type="float" office:value="22.9395345229209" calcext:value-type="float">
            <text:p>22,93953452</text:p>
          </table:table-cell>
          <table:table-cell table:number-columns-repeated="3"/>
          <table:table-cell office:value-type="float" office:value="22.941" calcext:value-type="float">
            <text:p>22,94100000</text:p>
          </table:table-cell>
          <table:table-cell office:value-type="float" office:value="22.9395" calcext:value-type="float">
            <text:p>22,93950000</text:p>
          </table:table-cell>
          <table:table-cell table:number-columns-repeated="8"/>
        </table:table-row>
        <table:table-row table:style-name="ro1">
          <table:table-cell office:value-type="float" office:value="22.9431694824453" calcext:value-type="float">
            <text:p>22,94316948</text:p>
          </table:table-cell>
          <table:table-cell table:number-columns-repeated="4"/>
          <table:table-cell office:value-type="float" office:value="22.9432" calcext:value-type="float">
            <text:p>22,94320000</text:p>
          </table:table-cell>
          <table:table-cell table:number-columns-repeated="8"/>
        </table:table-row>
        <table:table-row table:style-name="ro1">
          <table:table-cell office:value-type="float" office:value="22.9468336238399" calcext:value-type="float">
            <text:p>22,94683362</text:p>
          </table:table-cell>
          <table:table-cell office:value-type="float" office:value="22.9953" calcext:value-type="float">
            <text:p>22,995300000</text:p>
          </table:table-cell>
          <table:table-cell office:value-type="float" office:value="22.9701" calcext:value-type="float">
            <text:p>22,97010000</text:p>
          </table:table-cell>
          <table:table-cell office:value-type="float" office:value="22.9531" calcext:value-type="float">
            <text:p>22,95310000</text:p>
          </table:table-cell>
          <table:table-cell office:value-type="float" office:value="22.9483" calcext:value-type="float">
            <text:p>22,94830000</text:p>
          </table:table-cell>
          <table:table-cell office:value-type="float" office:value="22.9468" calcext:value-type="float">
            <text:p>22,94680000</text:p>
          </table:table-cell>
          <table:table-cell table:number-columns-repeated="8"/>
        </table:table-row>
        <table:table-row table:style-name="ro1">
          <table:table-cell office:value-type="float" office:value="22.9505269528735" calcext:value-type="float">
            <text:p>22,95052695</text:p>
          </table:table-cell>
          <table:table-cell table:number-columns-repeated="4"/>
          <table:table-cell office:value-type="float" office:value="22.9505" calcext:value-type="float">
            <text:p>22,95050000</text:p>
          </table:table-cell>
          <table:table-cell table:number-columns-repeated="8"/>
        </table:table-row>
        <table:table-row table:style-name="ro1">
          <table:table-cell office:value-type="float" office:value="22.9542494753221" calcext:value-type="float">
            <text:p>22,95424948</text:p>
          </table:table-cell>
          <table:table-cell table:number-columns-repeated="3"/>
          <table:table-cell office:value-type="float" office:value="22.9557" calcext:value-type="float">
            <text:p>22,95570000</text:p>
          </table:table-cell>
          <table:table-cell office:value-type="float" office:value="22.9542" calcext:value-type="float">
            <text:p>22,95420000</text:p>
          </table:table-cell>
          <table:table-cell table:number-columns-repeated="8"/>
        </table:table-row>
        <table:table-row table:style-name="ro1">
          <table:table-cell office:value-type="float" office:value="22.9580011969687" calcext:value-type="float">
            <text:p>22,95800120</text:p>
          </table:table-cell>
          <table:table-cell table:number-columns-repeated="4"/>
          <table:table-cell office:value-type="float" office:value="22.958" calcext:value-type="float">
            <text:p>22,95800000</text:p>
          </table:table-cell>
          <table:table-cell table:number-columns-repeated="8"/>
        </table:table-row>
        <table:table-row table:style-name="ro1">
          <table:table-cell office:value-type="float" office:value="22.9617821236038" calcext:value-type="float">
            <text:p>22,96178212</text:p>
          </table:table-cell>
          <table:table-cell table:number-columns-repeated="2"/>
          <table:table-cell office:value-type="float" office:value="22.9682" calcext:value-type="float">
            <text:p>22,96820000</text:p>
          </table:table-cell>
          <table:table-cell office:value-type="float" office:value="22.9632" calcext:value-type="float">
            <text:p>22,96320000</text:p>
          </table:table-cell>
          <table:table-cell office:value-type="float" office:value="22.9618" calcext:value-type="float">
            <text:p>22,96180000</text:p>
          </table:table-cell>
          <table:table-cell table:number-columns-repeated="8"/>
        </table:table-row>
        <table:table-row table:style-name="ro1">
          <table:table-cell office:value-type="float" office:value="22.9655922610251" calcext:value-type="float">
            <text:p>22,96559226</text:p>
          </table:table-cell>
          <table:table-cell table:number-columns-repeated="4"/>
          <table:table-cell office:value-type="float" office:value="22.9656" calcext:value-type="float">
            <text:p>22,96560000</text:p>
          </table:table-cell>
          <table:table-cell table:number-columns-repeated="8"/>
        </table:table-row>
        <table:table-row table:style-name="ro1">
          <table:table-cell office:value-type="float" office:value="22.9694316150374" calcext:value-type="float">
            <text:p>22,96943162</text:p>
          </table:table-cell>
          <table:table-cell table:number-columns-repeated="3"/>
          <table:table-cell office:value-type="float" office:value="22.9709" calcext:value-type="float">
            <text:p>22,97090000</text:p>
          </table:table-cell>
          <table:table-cell office:value-type="float" office:value="22.9694" calcext:value-type="float">
            <text:p>22,96940000</text:p>
          </table:table-cell>
          <table:table-cell table:number-columns-repeated="8"/>
        </table:table-row>
        <table:table-row table:style-name="ro1">
          <table:table-cell office:value-type="float" office:value="22.9733001914528" calcext:value-type="float">
            <text:p>22,97330019</text:p>
          </table:table-cell>
          <table:table-cell table:number-columns-repeated="4"/>
          <table:table-cell office:value-type="float" office:value="22.9733" calcext:value-type="float">
            <text:p>22,97330000</text:p>
          </table:table-cell>
          <table:table-cell table:number-columns-repeated="8"/>
        </table:table-row>
        <table:table-row table:style-name="ro1">
          <table:table-cell office:value-type="float" office:value="22.9771979960908" calcext:value-type="float">
            <text:p>22,97719800</text:p>
          </table:table-cell>
          <table:table-cell/>
          <table:table-cell office:value-type="float" office:value="23.0009" calcext:value-type="float">
            <text:p>23,00090000</text:p>
          </table:table-cell>
          <table:table-cell office:value-type="float" office:value="22.9837" calcext:value-type="float">
            <text:p>22,98370000</text:p>
          </table:table-cell>
          <table:table-cell office:value-type="float" office:value="22.9787" calcext:value-type="float">
            <text:p>22,97870000</text:p>
          </table:table-cell>
          <table:table-cell office:value-type="float" office:value="22.9772" calcext:value-type="float">
            <text:p>22,97720000</text:p>
          </table:table-cell>
          <table:table-cell table:number-columns-repeated="8"/>
        </table:table-row>
        <table:table-row table:style-name="ro1">
          <table:table-cell office:value-type="float" office:value="22.9811250347776" calcext:value-type="float">
            <text:p>22,98112503</text:p>
          </table:table-cell>
          <table:table-cell table:number-columns-repeated="4"/>
          <table:table-cell office:value-type="float" office:value="22.9811" calcext:value-type="float">
            <text:p>22,98110000</text:p>
          </table:table-cell>
          <table:table-cell table:number-columns-repeated="8"/>
        </table:table-row>
        <table:table-row table:style-name="ro1">
          <table:table-cell office:value-type="float" office:value="22.9850813133474" calcext:value-type="float">
            <text:p>22,98508131</text:p>
          </table:table-cell>
          <table:table-cell table:number-columns-repeated="3"/>
          <table:table-cell office:value-type="float" office:value="22.9866" calcext:value-type="float">
            <text:p>22,98660000</text:p>
          </table:table-cell>
          <table:table-cell office:value-type="float" office:value="22.9851" calcext:value-type="float">
            <text:p>22,98510000</text:p>
          </table:table-cell>
          <table:table-cell table:number-columns-repeated="8"/>
        </table:table-row>
        <table:table-row table:style-name="ro1">
          <table:table-cell office:value-type="float" office:value="22.989066837641" calcext:value-type="float">
            <text:p>22,98906684</text:p>
          </table:table-cell>
          <table:table-cell table:number-columns-repeated="4"/>
          <table:table-cell office:value-type="float" office:value="22.9891" calcext:value-type="float">
            <text:p>22,98910000</text:p>
          </table:table-cell>
          <table:table-cell table:number-columns-repeated="8"/>
        </table:table-row>
        <table:table-row table:style-name="ro1">
          <table:table-cell office:value-type="float" office:value="22.9930816135069" calcext:value-type="float">
            <text:p>22,99308161</text:p>
          </table:table-cell>
          <table:table-cell table:number-columns-repeated="2"/>
          <table:table-cell office:value-type="float" office:value="22.9997" calcext:value-type="float">
            <text:p>22,99970000</text:p>
          </table:table-cell>
          <table:table-cell office:value-type="float" office:value="22.9946" calcext:value-type="float">
            <text:p>22,99460000</text:p>
          </table:table-cell>
          <table:table-cell office:value-type="float" office:value="22.9931" calcext:value-type="float">
            <text:p>22,99310000</text:p>
          </table:table-cell>
          <table:table-cell table:number-columns-repeated="8"/>
        </table:table-row>
        <table:table-row table:style-name="ro1">
          <table:table-cell office:value-type="float" office:value="22.9971256468005" calcext:value-type="float">
            <text:p>22,99712565</text:p>
          </table:table-cell>
          <table:table-cell table:number-columns-repeated="4"/>
          <table:table-cell office:value-type="float" office:value="22.9971" calcext:value-type="float">
            <text:p>22,99710000</text:p>
          </table:table-cell>
          <table:table-cell table:number-columns-repeated="8"/>
        </table:table-row>
        <table:table-row table:style-name="ro1">
          <table:table-cell office:value-type="float" office:value="23.0011989433848" calcext:value-type="float">
            <text:p>23,00119894</text:p>
          </table:table-cell>
          <table:table-cell table:number-columns-repeated="3"/>
          <table:table-cell office:value-type="float" office:value="23.0027" calcext:value-type="float">
            <text:p>23,00270000</text:p>
          </table:table-cell>
          <table:table-cell office:value-type="float" office:value="23.0012" calcext:value-type="float">
            <text:p>23,00120000</text:p>
          </table:table-cell>
          <table:table-cell table:number-columns-repeated="8"/>
        </table:table-row>
        <table:table-row table:style-name="ro1">
          <table:table-cell office:value-type="float" office:value="23.0053015091298" calcext:value-type="float">
            <text:p>23,00530151</text:p>
          </table:table-cell>
          <table:table-cell table:number-columns-repeated="4"/>
          <table:table-cell office:value-type="float" office:value="23.0053" calcext:value-type="float">
            <text:p>23,00530000</text:p>
          </table:table-cell>
          <table:table-cell table:number-columns-repeated="8"/>
        </table:table-row>
        <table:table-row table:style-name="ro1">
          <table:table-cell office:value-type="float" office:value="23.0094333499128" calcext:value-type="float">
            <text:p>23,00943335</text:p>
          </table:table-cell>
          <table:table-cell office:value-type="float" office:value="23.0588" calcext:value-type="float">
            <text:p>23,058800000</text:p>
          </table:table-cell>
          <table:table-cell office:value-type="float" office:value="23.0336" calcext:value-type="float">
            <text:p>23,03360000</text:p>
          </table:table-cell>
          <table:table-cell office:value-type="float" office:value="23.0162" calcext:value-type="float">
            <text:p>23,01620000</text:p>
          </table:table-cell>
          <table:table-cell office:value-type="float" office:value="23.011" calcext:value-type="float">
            <text:p>23,01100000</text:p>
          </table:table-cell>
          <table:table-cell office:value-type="float" office:value="23.0094" calcext:value-type="float">
            <text:p>23,00940000</text:p>
          </table:table-cell>
          <table:table-cell table:number-columns-repeated="8"/>
        </table:table-row>
        <table:table-row table:style-name="ro1">
          <table:table-cell office:value-type="float" office:value="23.0135944716185" calcext:value-type="float">
            <text:p>23,01359447</text:p>
          </table:table-cell>
          <table:table-cell table:number-columns-repeated="4"/>
          <table:table-cell office:value-type="float" office:value="23.0136" calcext:value-type="float">
            <text:p>23,01360000</text:p>
          </table:table-cell>
          <table:table-cell table:number-columns-repeated="8"/>
        </table:table-row>
        <table:table-row table:style-name="ro1">
          <table:table-cell office:value-type="float" office:value="23.0177848801387" calcext:value-type="float">
            <text:p>23,01778488</text:p>
          </table:table-cell>
          <table:table-cell table:number-columns-repeated="3"/>
          <table:table-cell office:value-type="float" office:value="23.0193" calcext:value-type="float">
            <text:p>23,01930000</text:p>
          </table:table-cell>
          <table:table-cell office:value-type="float" office:value="23.0178" calcext:value-type="float">
            <text:p>23,01780000</text:p>
          </table:table-cell>
          <table:table-cell table:number-columns-repeated="8"/>
        </table:table-row>
        <table:table-row table:style-name="ro1">
          <table:table-cell office:value-type="float" office:value="23.0220045813726" calcext:value-type="float">
            <text:p>23,02200458</text:p>
          </table:table-cell>
          <table:table-cell table:number-columns-repeated="4"/>
          <table:table-cell office:value-type="float" office:value="23.022" calcext:value-type="float">
            <text:p>23,02200000</text:p>
          </table:table-cell>
          <table:table-cell table:number-columns-repeated="8"/>
        </table:table-row>
        <table:table-row table:style-name="ro1">
          <table:table-cell office:value-type="float" office:value="23.0262535812266" calcext:value-type="float">
            <text:p>23,02625358</text:p>
          </table:table-cell>
          <table:table-cell table:number-columns-repeated="2"/>
          <table:table-cell office:value-type="float" office:value="23.0331" calcext:value-type="float">
            <text:p>23,03310000</text:p>
          </table:table-cell>
          <table:table-cell office:value-type="float" office:value="23.0278" calcext:value-type="float">
            <text:p>23,02780000</text:p>
          </table:table-cell>
          <table:table-cell office:value-type="float" office:value="23.0263" calcext:value-type="float">
            <text:p>23,02630000</text:p>
          </table:table-cell>
          <table:table-cell table:number-columns-repeated="8"/>
        </table:table-row>
        <table:table-row table:style-name="ro1">
          <table:table-cell office:value-type="float" office:value="23.0305318856144" calcext:value-type="float">
            <text:p>23,03053189</text:p>
          </table:table-cell>
          <table:table-cell table:number-columns-repeated="4"/>
          <table:table-cell office:value-type="float" office:value="23.0305" calcext:value-type="float">
            <text:p>23,03050000</text:p>
          </table:table-cell>
          <table:table-cell table:number-columns-repeated="8"/>
        </table:table-row>
        <table:table-row table:style-name="ro1">
          <table:table-cell office:value-type="float" office:value="23.0348395004569" calcext:value-type="float">
            <text:p>23,03483950</text:p>
          </table:table-cell>
          <table:table-cell table:number-columns-repeated="3"/>
          <table:table-cell office:value-type="float" office:value="23.0364" calcext:value-type="float">
            <text:p>23,03640000</text:p>
          </table:table-cell>
          <table:table-cell office:value-type="float" office:value="23.0348" calcext:value-type="float">
            <text:p>23,03480000</text:p>
          </table:table-cell>
          <table:table-cell table:number-columns-repeated="8"/>
        </table:table-row>
        <table:table-row table:style-name="ro1">
          <table:table-cell office:value-type="float" office:value="23.0391764316823" calcext:value-type="float">
            <text:p>23,03917643</text:p>
          </table:table-cell>
          <table:table-cell table:number-columns-repeated="4"/>
          <table:table-cell office:value-type="float" office:value="23.0392" calcext:value-type="float">
            <text:p>23,03920000</text:p>
          </table:table-cell>
          <table:table-cell table:number-columns-repeated="8"/>
        </table:table-row>
        <table:table-row table:style-name="ro1">
          <table:table-cell office:value-type="float" office:value="23.0435426852263" calcext:value-type="float">
            <text:p>23,04354269</text:p>
          </table:table-cell>
          <table:table-cell/>
          <table:table-cell office:value-type="float" office:value="23.0681" calcext:value-type="float">
            <text:p>23,06810000</text:p>
          </table:table-cell>
          <table:table-cell office:value-type="float" office:value="23.0506" calcext:value-type="float">
            <text:p>23,05060000</text:p>
          </table:table-cell>
          <table:table-cell office:value-type="float" office:value="23.0451" calcext:value-type="float">
            <text:p>23,04510000</text:p>
          </table:table-cell>
          <table:table-cell office:value-type="float" office:value="23.0435" calcext:value-type="float">
            <text:p>23,04350000</text:p>
          </table:table-cell>
          <table:table-cell table:number-columns-repeated="8"/>
        </table:table-row>
        <table:table-row table:style-name="ro1">
          <table:table-cell office:value-type="float" office:value="23.0479382670316" calcext:value-type="float">
            <text:p>23,04793827</text:p>
          </table:table-cell>
          <table:table-cell table:number-columns-repeated="4"/>
          <table:table-cell office:value-type="float" office:value="23.0479" calcext:value-type="float">
            <text:p>23,04790000</text:p>
          </table:table-cell>
          <table:table-cell table:number-columns-repeated="8"/>
        </table:table-row>
        <table:table-row table:style-name="ro1">
          <table:table-cell office:value-type="float" office:value="23.0523631830483" calcext:value-type="float">
            <text:p>23,05236318</text:p>
          </table:table-cell>
          <table:table-cell table:number-columns-repeated="3"/>
          <table:table-cell office:value-type="float" office:value="23.054" calcext:value-type="float">
            <text:p>23,05400000</text:p>
          </table:table-cell>
          <table:table-cell office:value-type="float" office:value="23.0524" calcext:value-type="float">
            <text:p>23,05240000</text:p>
          </table:table-cell>
          <table:table-cell table:number-columns-repeated="8"/>
        </table:table-row>
        <table:table-row table:style-name="ro1">
          <table:table-cell office:value-type="float" office:value="23.0568174392338" calcext:value-type="float">
            <text:p>23,05681744</text:p>
          </table:table-cell>
          <table:table-cell table:number-columns-repeated="4"/>
          <table:table-cell office:value-type="float" office:value="23.0568" calcext:value-type="float">
            <text:p>23,05680000</text:p>
          </table:table-cell>
          <table:table-cell table:number-columns-repeated="8"/>
        </table:table-row>
        <table:table-row table:style-name="ro1">
          <table:table-cell office:value-type="float" office:value="23.0613010415527" calcext:value-type="float">
            <text:p>23,06130104</text:p>
          </table:table-cell>
          <table:table-cell table:number-columns-repeated="2"/>
          <table:table-cell office:value-type="float" office:value="23.0684" calcext:value-type="float">
            <text:p>23,06840000</text:p>
          </table:table-cell>
          <table:table-cell office:value-type="float" office:value="23.0629" calcext:value-type="float">
            <text:p>23,06290000</text:p>
          </table:table-cell>
          <table:table-cell office:value-type="float" office:value="23.0613" calcext:value-type="float">
            <text:p>23,06130000</text:p>
          </table:table-cell>
          <table:table-cell table:number-columns-repeated="8"/>
        </table:table-row>
        <table:table-row table:style-name="ro1">
          <table:table-cell office:value-type="float" office:value="23.0658139959771" calcext:value-type="float">
            <text:p>23,06581400</text:p>
          </table:table-cell>
          <table:table-cell table:number-columns-repeated="4"/>
          <table:table-cell office:value-type="float" office:value="23.0658" calcext:value-type="float">
            <text:p>23,06580000</text:p>
          </table:table-cell>
          <table:table-cell table:number-columns-repeated="8"/>
        </table:table-row>
        <table:table-row table:style-name="ro1">
          <table:table-cell office:value-type="float" office:value="23.0703563084862" calcext:value-type="float">
            <text:p>23,07035631</text:p>
          </table:table-cell>
          <table:table-cell table:number-columns-repeated="3"/>
          <table:table-cell office:value-type="float" office:value="23.072" calcext:value-type="float">
            <text:p>23,07200000</text:p>
          </table:table-cell>
          <table:table-cell office:value-type="float" office:value="23.0704" calcext:value-type="float">
            <text:p>23,07040000</text:p>
          </table:table-cell>
          <table:table-cell table:number-columns-repeated="8"/>
        </table:table-row>
        <table:table-row table:style-name="ro1">
          <table:table-cell office:value-type="float" office:value="23.0749279850666" calcext:value-type="float">
            <text:p>23,07492799</text:p>
          </table:table-cell>
          <table:table-cell table:number-columns-repeated="4"/>
          <table:table-cell office:value-type="float" office:value="23.0749" calcext:value-type="float">
            <text:p>23,07490000</text:p>
          </table:table-cell>
          <table:table-cell table:number-columns-repeated="8"/>
        </table:table-row>
        <table:table-row table:style-name="ro1">
          <table:table-cell office:value-type="float" office:value="23.079529031712" calcext:value-type="float">
            <text:p>23,07952903</text:p>
          </table:table-cell>
          <table:table-cell office:value-type="float" office:value="23.1298" calcext:value-type="float">
            <text:p>23,129800000</text:p>
          </table:table-cell>
          <table:table-cell office:value-type="float" office:value="23.1046" calcext:value-type="float">
            <text:p>23,10460000</text:p>
          </table:table-cell>
          <table:table-cell office:value-type="float" office:value="23.0868" calcext:value-type="float">
            <text:p>23,08680000</text:p>
          </table:table-cell>
          <table:table-cell office:value-type="float" office:value="23.0812" calcext:value-type="float">
            <text:p>23,08120000</text:p>
          </table:table-cell>
          <table:table-cell office:value-type="float" office:value="23.0795" calcext:value-type="float">
            <text:p>23,07950000</text:p>
          </table:table-cell>
          <table:table-cell table:number-columns-repeated="8"/>
        </table:table-row>
        <table:table-row table:style-name="ro1">
          <table:table-cell office:value-type="float" office:value="23.0841594544238" calcext:value-type="float">
            <text:p>23,08415945</text:p>
          </table:table-cell>
          <table:table-cell table:number-columns-repeated="4"/>
          <table:table-cell office:value-type="float" office:value="23.0842" calcext:value-type="float">
            <text:p>23,08420000</text:p>
          </table:table-cell>
          <table:table-cell table:number-columns-repeated="8"/>
        </table:table-row>
        <table:table-row table:style-name="ro1">
          <table:table-cell office:value-type="float" office:value="23.0888192592102" calcext:value-type="float">
            <text:p>23,08881926</text:p>
          </table:table-cell>
          <table:table-cell table:number-columns-repeated="3"/>
          <table:table-cell office:value-type="float" office:value="23.0905" calcext:value-type="float">
            <text:p>23,09050000</text:p>
          </table:table-cell>
          <table:table-cell office:value-type="float" office:value="23.0888" calcext:value-type="float">
            <text:p>23,08880000</text:p>
          </table:table-cell>
          <table:table-cell table:number-columns-repeated="8"/>
        </table:table-row>
        <table:table-row table:style-name="ro1">
          <table:table-cell office:value-type="float" office:value="23.0935084520872" calcext:value-type="float">
            <text:p>23,09350845</text:p>
          </table:table-cell>
          <table:table-cell table:number-columns-repeated="4"/>
          <table:table-cell office:value-type="float" office:value="23.0935" calcext:value-type="float">
            <text:p>23,09350000</text:p>
          </table:table-cell>
          <table:table-cell table:number-columns-repeated="8"/>
        </table:table-row>
        <table:table-row table:style-name="ro1">
          <table:table-cell office:value-type="float" office:value="23.0982270390776" calcext:value-type="float">
            <text:p>23,09822704</text:p>
          </table:table-cell>
          <table:table-cell table:number-columns-repeated="2"/>
          <table:table-cell office:value-type="float" office:value="23.1056" calcext:value-type="float">
            <text:p>23,10560000</text:p>
          </table:table-cell>
          <table:table-cell office:value-type="float" office:value="23.0999" calcext:value-type="float">
            <text:p>23,09990000</text:p>
          </table:table-cell>
          <table:table-cell office:value-type="float" office:value="23.0982" calcext:value-type="float">
            <text:p>23,09820000</text:p>
          </table:table-cell>
          <table:table-cell table:number-columns-repeated="8"/>
        </table:table-row>
        <table:table-row table:style-name="ro1">
          <table:table-cell office:value-type="float" office:value="23.1029750262121" calcext:value-type="float">
            <text:p>23,10297503</text:p>
          </table:table-cell>
          <table:table-cell table:number-columns-repeated="4"/>
          <table:table-cell office:value-type="float" office:value="23.103" calcext:value-type="float">
            <text:p>23,10300000</text:p>
          </table:table-cell>
          <table:table-cell table:number-columns-repeated="8"/>
        </table:table-row>
        <table:table-row table:style-name="ro1">
          <table:table-cell office:value-type="float" office:value="23.1077524195284" calcext:value-type="float">
            <text:p>23,10775242</text:p>
          </table:table-cell>
          <table:table-cell table:number-columns-repeated="3"/>
          <table:table-cell office:value-type="float" office:value="23.1095" calcext:value-type="float">
            <text:p>23,10950000</text:p>
          </table:table-cell>
          <table:table-cell office:value-type="float" office:value="23.1078" calcext:value-type="float">
            <text:p>23,10780000</text:p>
          </table:table-cell>
          <table:table-cell table:number-columns-repeated="8"/>
        </table:table-row>
        <table:table-row table:style-name="ro1">
          <table:table-cell office:value-type="float" office:value="23.112559225071" calcext:value-type="float">
            <text:p>23,11255923</text:p>
          </table:table-cell>
          <table:table-cell table:number-columns-repeated="4"/>
          <table:table-cell office:value-type="float" office:value="23.1126" calcext:value-type="float">
            <text:p>23,11260000</text:p>
          </table:table-cell>
          <table:table-cell table:number-columns-repeated="8"/>
        </table:table-row>
        <table:table-row table:style-name="ro1">
          <table:table-cell office:value-type="float" office:value="23.1173954488927" calcext:value-type="float">
            <text:p>23,11739545</text:p>
          </table:table-cell>
          <table:table-cell/>
          <table:table-cell office:value-type="float" office:value="23.1429" calcext:value-type="float">
            <text:p>23,14290000</text:p>
          </table:table-cell>
          <table:table-cell office:value-type="float" office:value="23.1249" calcext:value-type="float">
            <text:p>23,12490000</text:p>
          </table:table-cell>
          <table:table-cell office:value-type="float" office:value="23.1191" calcext:value-type="float">
            <text:p>23,11910000</text:p>
          </table:table-cell>
          <table:table-cell office:value-type="float" office:value="23.1174" calcext:value-type="float">
            <text:p>23,11740000</text:p>
          </table:table-cell>
          <table:table-cell table:number-columns-repeated="8"/>
        </table:table-row>
        <table:table-row table:style-name="ro1">
          <table:table-cell office:value-type="float" office:value="23.1222610970529" calcext:value-type="float">
            <text:p>23,12226110</text:p>
          </table:table-cell>
          <table:table-cell table:number-columns-repeated="4"/>
          <table:table-cell office:value-type="float" office:value="23.1223" calcext:value-type="float">
            <text:p>23,12230000</text:p>
          </table:table-cell>
          <table:table-cell table:number-columns-repeated="8"/>
        </table:table-row>
        <table:table-row table:style-name="ro1">
          <table:table-cell office:value-type="float" office:value="23.1271561756187" calcext:value-type="float">
            <text:p>23,12715618</text:p>
          </table:table-cell>
          <table:table-cell table:number-columns-repeated="3"/>
          <table:table-cell office:value-type="float" office:value="23.1289" calcext:value-type="float">
            <text:p>23,12890000</text:p>
          </table:table-cell>
          <table:table-cell office:value-type="float" office:value="23.1272" calcext:value-type="float">
            <text:p>23,12720000</text:p>
          </table:table-cell>
          <table:table-cell table:number-columns-repeated="8"/>
        </table:table-row>
        <table:table-row table:style-name="ro1">
          <table:table-cell office:value-type="float" office:value="23.1320806906643" calcext:value-type="float">
            <text:p>23,13208069</text:p>
          </table:table-cell>
          <table:table-cell table:number-columns-repeated="4"/>
          <table:table-cell office:value-type="float" office:value="23.1321" calcext:value-type="float">
            <text:p>23,13210000</text:p>
          </table:table-cell>
          <table:table-cell table:number-columns-repeated="8"/>
        </table:table-row>
        <table:table-row table:style-name="ro1">
          <table:table-cell office:value-type="float" office:value="23.1370346482713" calcext:value-type="float">
            <text:p>23,13703465</text:p>
          </table:table-cell>
          <table:table-cell table:number-columns-repeated="2"/>
          <table:table-cell office:value-type="float" office:value="23.1447" calcext:value-type="float">
            <text:p>23,14470000</text:p>
          </table:table-cell>
          <table:table-cell office:value-type="float" office:value="23.1388" calcext:value-type="float">
            <text:p>23,13880000</text:p>
          </table:table-cell>
          <table:table-cell office:value-type="float" office:value="23.137" calcext:value-type="float">
            <text:p>23,13700000</text:p>
          </table:table-cell>
          <table:table-cell table:number-columns-repeated="8"/>
        </table:table-row>
        <table:table-row table:style-name="ro1">
          <table:table-cell office:value-type="float" office:value="23.1420180545287" calcext:value-type="float">
            <text:p>23,14201805</text:p>
          </table:table-cell>
          <table:table-cell table:number-columns-repeated="4"/>
          <table:table-cell office:value-type="float" office:value="23.142" calcext:value-type="float">
            <text:p>23,14200000</text:p>
          </table:table-cell>
          <table:table-cell table:number-columns-repeated="8"/>
        </table:table-row>
        <table:table-row table:style-name="ro1">
          <table:table-cell office:value-type="float" office:value="23.1470309155326" calcext:value-type="float">
            <text:p>23,14703092</text:p>
          </table:table-cell>
          <table:table-cell table:number-columns-repeated="3"/>
          <table:table-cell office:value-type="float" office:value="23.1488" calcext:value-type="float">
            <text:p>23,14880000</text:p>
          </table:table-cell>
          <table:table-cell office:value-type="float" office:value="23.147" calcext:value-type="float">
            <text:p>23,14700000</text:p>
          </table:table-cell>
          <table:table-cell table:number-columns-repeated="8"/>
        </table:table-row>
        <table:table-row table:style-name="ro1">
          <table:table-cell office:value-type="float" office:value="23.1520732373865" calcext:value-type="float">
            <text:p>23,15207324</text:p>
          </table:table-cell>
          <table:table-cell table:number-columns-repeated="4"/>
          <table:table-cell office:value-type="float" office:value="23.1521" calcext:value-type="float">
            <text:p>23,15210000</text:p>
          </table:table-cell>
          <table:table-cell table:number-columns-repeated="8"/>
        </table:table-row>
        <table:table-row table:style-name="ro1">
          <table:table-cell office:value-type="float" office:value="23.1571450262015" calcext:value-type="float">
            <text:p>23,15714503</text:p>
          </table:table-cell>
          <table:table-cell office:value-type="float" office:value="23.2082" calcext:value-type="float">
            <text:p>23,208200000</text:p>
          </table:table-cell>
          <table:table-cell office:value-type="float" office:value="23.1831" calcext:value-type="float">
            <text:p>23,18310000</text:p>
          </table:table-cell>
          <table:table-cell office:value-type="float" office:value="23.1649" calcext:value-type="float">
            <text:p>23,16490000</text:p>
          </table:table-cell>
          <table:table-cell office:value-type="float" office:value="23.1589" calcext:value-type="float">
            <text:p>23,15890000</text:p>
          </table:table-cell>
          <table:table-cell office:value-type="float" office:value="23.1571" calcext:value-type="float">
            <text:p>23,15710000</text:p>
          </table:table-cell>
          <table:table-cell table:number-columns-repeated="8"/>
        </table:table-row>
        <table:table-row table:style-name="ro1">
          <table:table-cell office:value-type="float" office:value="23.1622462880957" calcext:value-type="float">
            <text:p>23,16224629</text:p>
          </table:table-cell>
          <table:table-cell table:number-columns-repeated="4"/>
          <table:table-cell office:value-type="float" office:value="23.1622" calcext:value-type="float">
            <text:p>23,16220000</text:p>
          </table:table-cell>
          <table:table-cell table:number-columns-repeated="8"/>
        </table:table-row>
        <table:table-row table:style-name="ro1">
          <table:table-cell office:value-type="float" office:value="23.1673770291947" calcext:value-type="float">
            <text:p>23,16737703</text:p>
          </table:table-cell>
          <table:table-cell table:number-columns-repeated="3"/>
          <table:table-cell office:value-type="float" office:value="23.1692" calcext:value-type="float">
            <text:p>23,16920000</text:p>
          </table:table-cell>
          <table:table-cell office:value-type="float" office:value="23.1674" calcext:value-type="float">
            <text:p>23,16740000</text:p>
          </table:table-cell>
          <table:table-cell table:number-columns-repeated="8"/>
        </table:table-row>
        <table:table-row table:style-name="ro1">
          <table:table-cell office:value-type="float" office:value="23.1725372556311" calcext:value-type="float">
            <text:p>23,17253726</text:p>
          </table:table-cell>
          <table:table-cell table:number-columns-repeated="4"/>
          <table:table-cell office:value-type="float" office:value="23.1725" calcext:value-type="float">
            <text:p>23,17250000</text:p>
          </table:table-cell>
          <table:table-cell table:number-columns-repeated="8"/>
        </table:table-row>
        <table:table-row table:style-name="ro1">
          <table:table-cell office:value-type="float" office:value="23.1777269735456" calcext:value-type="float">
            <text:p>23,17772697</text:p>
          </table:table-cell>
          <table:table-cell table:number-columns-repeated="2"/>
          <table:table-cell office:value-type="float" office:value="23.1856" calcext:value-type="float">
            <text:p>23,18560000</text:p>
          </table:table-cell>
          <table:table-cell office:value-type="float" office:value="23.1795" calcext:value-type="float">
            <text:p>23,17950000</text:p>
          </table:table-cell>
          <table:table-cell office:value-type="float" office:value="23.1777" calcext:value-type="float">
            <text:p>23,17770000</text:p>
          </table:table-cell>
          <table:table-cell table:number-columns-repeated="8"/>
        </table:table-row>
        <table:table-row table:style-name="ro1">
          <table:table-cell office:value-type="float" office:value="23.1829461890854" calcext:value-type="float">
            <text:p>23,18294619</text:p>
          </table:table-cell>
          <table:table-cell table:number-columns-repeated="4"/>
          <table:table-cell office:value-type="float" office:value="23.1829" calcext:value-type="float">
            <text:p>23,18290000</text:p>
          </table:table-cell>
          <table:table-cell table:number-columns-repeated="8"/>
        </table:table-row>
        <table:table-row table:style-name="ro1">
          <table:table-cell office:value-type="float" office:value="23.1881949084055" calcext:value-type="float">
            <text:p>23,18819491</text:p>
          </table:table-cell>
          <table:table-cell table:number-columns-repeated="3"/>
          <table:table-cell office:value-type="float" office:value="23.19" calcext:value-type="float">
            <text:p>23,19000000</text:p>
          </table:table-cell>
          <table:table-cell office:value-type="float" office:value="23.1882" calcext:value-type="float">
            <text:p>23,18820000</text:p>
          </table:table-cell>
          <table:table-cell table:number-columns-repeated="8"/>
        </table:table-row>
        <table:table-row table:style-name="ro1">
          <table:table-cell office:value-type="float" office:value="23.193473137668" calcext:value-type="float">
            <text:p>23,19347314</text:p>
          </table:table-cell>
          <table:table-cell table:number-columns-repeated="4"/>
          <table:table-cell office:value-type="float" office:value="23.1935" calcext:value-type="float">
            <text:p>23,19350000</text:p>
          </table:table-cell>
          <table:table-cell table:number-columns-repeated="8"/>
        </table:table-row>
        <table:table-row table:style-name="ro1">
          <table:table-cell office:value-type="float" office:value="23.1987808830426" calcext:value-type="float">
            <text:p>23,19878088</text:p>
          </table:table-cell>
          <table:table-cell/>
          <table:table-cell office:value-type="float" office:value="23.2252" calcext:value-type="float">
            <text:p>23,22520000</text:p>
          </table:table-cell>
          <table:table-cell office:value-type="float" office:value="23.2068" calcext:value-type="float">
            <text:p>23,20680000</text:p>
          </table:table-cell>
          <table:table-cell office:value-type="float" office:value="23.2006" calcext:value-type="float">
            <text:p>23,20060000</text:p>
          </table:table-cell>
          <table:table-cell office:value-type="float" office:value="23.1988" calcext:value-type="float">
            <text:p>23,19880000</text:p>
          </table:table-cell>
          <table:table-cell table:number-columns-repeated="8"/>
        </table:table-row>
        <table:table-row table:style-name="ro1">
          <table:table-cell office:value-type="float" office:value="23.2041181507061" calcext:value-type="float">
            <text:p>23,20411815</text:p>
          </table:table-cell>
          <table:table-cell table:number-columns-repeated="4"/>
          <table:table-cell office:value-type="float" office:value="23.2041" calcext:value-type="float">
            <text:p>23,20410000</text:p>
          </table:table-cell>
          <table:table-cell table:number-columns-repeated="8"/>
        </table:table-row>
        <table:table-row table:style-name="ro1">
          <table:table-cell office:value-type="float" office:value="23.2094849468427" calcext:value-type="float">
            <text:p>23,20948495</text:p>
          </table:table-cell>
          <table:table-cell table:number-columns-repeated="3"/>
          <table:table-cell office:value-type="float" office:value="23.2113" calcext:value-type="float">
            <text:p>23,21130000</text:p>
          </table:table-cell>
          <table:table-cell office:value-type="float" office:value="23.2095" calcext:value-type="float">
            <text:p>23,20950000</text:p>
          </table:table-cell>
          <table:table-cell table:number-columns-repeated="8"/>
        </table:table-row>
        <table:table-row table:style-name="ro1">
          <table:table-cell office:value-type="float" office:value="23.2148812776439" calcext:value-type="float">
            <text:p>23,21488128</text:p>
          </table:table-cell>
          <table:table-cell table:number-columns-repeated="4"/>
          <table:table-cell office:value-type="float" office:value="23.2149" calcext:value-type="float">
            <text:p>23,21490000</text:p>
          </table:table-cell>
          <table:table-cell table:number-columns-repeated="8"/>
        </table:table-row>
        <table:table-row table:style-name="ro1">
          <table:table-cell office:value-type="float" office:value="23.2203071493087" calcext:value-type="float">
            <text:p>23,22030715</text:p>
          </table:table-cell>
          <table:table-cell table:number-columns-repeated="2"/>
          <table:table-cell office:value-type="float" office:value="23.2285" calcext:value-type="float">
            <text:p>23,22850000</text:p>
          </table:table-cell>
          <table:table-cell office:value-type="float" office:value="23.2222" calcext:value-type="float">
            <text:p>23,22220000</text:p>
          </table:table-cell>
          <table:table-cell office:value-type="float" office:value="23.2203" calcext:value-type="float">
            <text:p>23,22030000</text:p>
          </table:table-cell>
          <table:table-cell table:number-columns-repeated="8"/>
        </table:table-row>
        <table:table-row table:style-name="ro1">
          <table:table-cell office:value-type="float" office:value="23.2257625680432" calcext:value-type="float">
            <text:p>23,22576257</text:p>
          </table:table-cell>
          <table:table-cell table:number-columns-repeated="4"/>
          <table:table-cell office:value-type="float" office:value="23.2258" calcext:value-type="float">
            <text:p>23,22580000</text:p>
          </table:table-cell>
          <table:table-cell table:number-columns-repeated="8"/>
        </table:table-row>
        <table:table-row table:style-name="ro1">
          <table:table-cell office:value-type="float" office:value="23.2312475400613" calcext:value-type="float">
            <text:p>23,23124754</text:p>
          </table:table-cell>
          <table:table-cell table:number-columns-repeated="3"/>
          <table:table-cell office:value-type="float" office:value="23.2331" calcext:value-type="float">
            <text:p>23,23310000</text:p>
          </table:table-cell>
          <table:table-cell office:value-type="float" office:value="23.2312" calcext:value-type="float">
            <text:p>23,23120000</text:p>
          </table:table-cell>
          <table:table-cell table:number-columns-repeated="8"/>
        </table:table-row>
        <table:table-row table:style-name="ro1">
          <table:table-cell office:value-type="float" office:value="23.2367620715836" calcext:value-type="float">
            <text:p>23,23676207</text:p>
          </table:table-cell>
          <table:table-cell table:number-columns-repeated="4"/>
          <table:table-cell office:value-type="float" office:value="23.2368" calcext:value-type="float">
            <text:p>23,23680000</text:p>
          </table:table-cell>
          <table:table-cell table:number-columns-repeated="8"/>
        </table:table-row>
        <table:table-row table:style-name="ro1">
          <table:table-cell office:value-type="float" office:value="23.2423061688385" calcext:value-type="float">
            <text:p>23,24230617</text:p>
          </table:table-cell>
          <table:table-cell office:value-type="float" office:value="23.2938" calcext:value-type="float">
            <text:p>23,293800000</text:p>
          </table:table-cell>
          <table:table-cell office:value-type="float" office:value="23.2691" calcext:value-type="float">
            <text:p>23,26910000</text:p>
          </table:table-cell>
          <table:table-cell office:value-type="float" office:value="23.2506" calcext:value-type="float">
            <text:p>23,25060000</text:p>
          </table:table-cell>
          <table:table-cell office:value-type="float" office:value="23.2442" calcext:value-type="float">
            <text:p>23,24420000</text:p>
          </table:table-cell>
          <table:table-cell office:value-type="float" office:value="23.2423" calcext:value-type="float">
            <text:p>23,24230000</text:p>
          </table:table-cell>
          <table:table-cell table:number-columns-repeated="8"/>
        </table:table-row>
        <table:table-row table:style-name="ro1">
          <table:table-cell office:value-type="float" office:value="23.2478798380617" calcext:value-type="float">
            <text:p>23,24787984</text:p>
          </table:table-cell>
          <table:table-cell table:number-columns-repeated="4"/>
          <table:table-cell office:value-type="float" office:value="23.2479" calcext:value-type="float">
            <text:p>23,24790000</text:p>
          </table:table-cell>
          <table:table-cell table:number-columns-repeated="8"/>
        </table:table-row>
        <table:table-row table:style-name="ro1">
          <table:table-cell office:value-type="float" office:value="23.253483085496" calcext:value-type="float">
            <text:p>23,25348309</text:p>
          </table:table-cell>
          <table:table-cell table:number-columns-repeated="3"/>
          <table:table-cell office:value-type="float" office:value="23.2554" calcext:value-type="float">
            <text:p>23,25540000</text:p>
          </table:table-cell>
          <table:table-cell office:value-type="float" office:value="23.2535" calcext:value-type="float">
            <text:p>23,25350000</text:p>
          </table:table-cell>
          <table:table-cell table:number-columns-repeated="8"/>
        </table:table-row>
        <table:table-row table:style-name="ro1">
          <table:table-cell office:value-type="float" office:value="23.2591159173918" calcext:value-type="float">
            <text:p>23,25911592</text:p>
          </table:table-cell>
          <table:table-cell table:number-columns-repeated="4"/>
          <table:table-cell office:value-type="float" office:value="23.2591" calcext:value-type="float">
            <text:p>23,25910000</text:p>
          </table:table-cell>
          <table:table-cell table:number-columns-repeated="8"/>
        </table:table-row>
        <table:table-row table:style-name="ro1">
          <table:table-cell office:value-type="float" office:value="23.2647783400067" calcext:value-type="float">
            <text:p>23,26477834</text:p>
          </table:table-cell>
          <table:table-cell table:number-columns-repeated="2"/>
          <table:table-cell office:value-type="float" office:value="23.2732" calcext:value-type="float">
            <text:p>23,27320000</text:p>
          </table:table-cell>
          <table:table-cell office:value-type="float" office:value="23.2667" calcext:value-type="float">
            <text:p>23,26670000</text:p>
          </table:table-cell>
          <table:table-cell office:value-type="float" office:value="23.2648" calcext:value-type="float">
            <text:p>23,26480000</text:p>
          </table:table-cell>
          <table:table-cell table:number-columns-repeated="8"/>
        </table:table-row>
        <table:table-row table:style-name="ro1">
          <table:table-cell office:value-type="float" office:value="23.2704703596057" calcext:value-type="float">
            <text:p>23,27047036</text:p>
          </table:table-cell>
          <table:table-cell table:number-columns-repeated="4"/>
          <table:table-cell office:value-type="float" office:value="23.2705" calcext:value-type="float">
            <text:p>23,27050000</text:p>
          </table:table-cell>
          <table:table-cell table:number-columns-repeated="8"/>
        </table:table-row>
        <table:table-row table:style-name="ro1">
          <table:table-cell office:value-type="float" office:value="23.276191982461" calcext:value-type="float">
            <text:p>23,27619198</text:p>
          </table:table-cell>
          <table:table-cell table:number-columns-repeated="3"/>
          <table:table-cell office:value-type="float" office:value="23.2781" calcext:value-type="float">
            <text:p>23,27810000</text:p>
          </table:table-cell>
          <table:table-cell office:value-type="float" office:value="23.2762" calcext:value-type="float">
            <text:p>23,27620000</text:p>
          </table:table-cell>
          <table:table-cell table:number-columns-repeated="8"/>
        </table:table-row>
        <table:table-row table:style-name="ro1">
          <table:table-cell office:value-type="float" office:value="23.2819432148526" calcext:value-type="float">
            <text:p>23,28194321</text:p>
          </table:table-cell>
          <table:table-cell table:number-columns-repeated="4"/>
          <table:table-cell office:value-type="float" office:value="23.2819" calcext:value-type="float">
            <text:p>23,28190000</text:p>
          </table:table-cell>
          <table:table-cell table:number-columns-repeated="8"/>
        </table:table-row>
        <table:table-row table:style-name="ro1">
          <table:table-cell office:value-type="float" office:value="23.2877240630673" calcext:value-type="float">
            <text:p>23,28772406</text:p>
          </table:table-cell>
          <table:table-cell/>
          <table:table-cell office:value-type="float" office:value="23.315" calcext:value-type="float">
            <text:p>23,31500000</text:p>
          </table:table-cell>
          <table:table-cell office:value-type="float" office:value="23.2963" calcext:value-type="float">
            <text:p>23,29630000</text:p>
          </table:table-cell>
          <table:table-cell office:value-type="float" office:value="23.2897" calcext:value-type="float">
            <text:p>23,28970000</text:p>
          </table:table-cell>
          <table:table-cell office:value-type="float" office:value="23.2877" calcext:value-type="float">
            <text:p>23,28770000</text:p>
          </table:table-cell>
          <table:table-cell table:number-columns-repeated="8"/>
        </table:table-row>
        <table:table-row table:style-name="ro1">
          <table:table-cell office:value-type="float" office:value="23.2935345333996" calcext:value-type="float">
            <text:p>23,29353453</text:p>
          </table:table-cell>
          <table:table-cell table:number-columns-repeated="4"/>
          <table:table-cell office:value-type="float" office:value="23.2935" calcext:value-type="float">
            <text:p>23,29350000</text:p>
          </table:table-cell>
          <table:table-cell table:number-columns-repeated="8"/>
        </table:table-row>
        <table:table-row table:style-name="ro1">
          <table:table-cell office:value-type="float" office:value="23.2993746321511" calcext:value-type="float">
            <text:p>23,29937463</text:p>
          </table:table-cell>
          <table:table-cell table:number-columns-repeated="3"/>
          <table:table-cell office:value-type="float" office:value="23.3013" calcext:value-type="float">
            <text:p>23,30130000</text:p>
          </table:table-cell>
          <table:table-cell office:value-type="float" office:value="23.2994" calcext:value-type="float">
            <text:p>23,29940000</text:p>
          </table:table-cell>
          <table:table-cell table:number-columns-repeated="8"/>
        </table:table-row>
        <table:table-row table:style-name="ro1">
          <table:table-cell office:value-type="float" office:value="23.3052443656311" calcext:value-type="float">
            <text:p>23,30524437</text:p>
          </table:table-cell>
          <table:table-cell table:number-columns-repeated="4"/>
          <table:table-cell office:value-type="float" office:value="23.3052" calcext:value-type="float">
            <text:p>23,30520000</text:p>
          </table:table-cell>
          <table:table-cell table:number-columns-repeated="8"/>
        </table:table-row>
        <table:table-row table:style-name="ro1">
          <table:table-cell office:value-type="float" office:value="23.3111437401559" calcext:value-type="float">
            <text:p>23,31114374</text:p>
          </table:table-cell>
          <table:table-cell table:number-columns-repeated="2"/>
          <table:table-cell office:value-type="float" office:value="23.3198" calcext:value-type="float">
            <text:p>23,31980000</text:p>
          </table:table-cell>
          <table:table-cell office:value-type="float" office:value="23.3131" calcext:value-type="float">
            <text:p>23,31310000</text:p>
          </table:table-cell>
          <table:table-cell office:value-type="float" office:value="23.3111" calcext:value-type="float">
            <text:p>23,31110000</text:p>
          </table:table-cell>
          <table:table-cell table:number-columns-repeated="8"/>
        </table:table-row>
        <table:table-row table:style-name="ro1">
          <table:table-cell office:value-type="float" office:value="23.3170727620492" calcext:value-type="float">
            <text:p>23,31707276</text:p>
          </table:table-cell>
          <table:table-cell table:number-columns-repeated="4"/>
          <table:table-cell office:value-type="float" office:value="23.3171" calcext:value-type="float">
            <text:p>23,31710000</text:p>
          </table:table-cell>
          <table:table-cell table:number-columns-repeated="8"/>
        </table:table-row>
        <table:table-row table:style-name="ro1">
          <table:table-cell office:value-type="float" office:value="23.3230314376422" calcext:value-type="float">
            <text:p>23,32303144</text:p>
          </table:table-cell>
          <table:table-cell table:number-columns-repeated="3"/>
          <table:table-cell office:value-type="float" office:value="23.325" calcext:value-type="float">
            <text:p>23,32500000</text:p>
          </table:table-cell>
          <table:table-cell office:value-type="float" office:value="23.323" calcext:value-type="float">
            <text:p>23,32300000</text:p>
          </table:table-cell>
          <table:table-cell table:number-columns-repeated="8"/>
        </table:table-row>
        <table:table-row table:style-name="ro1">
          <table:table-cell office:value-type="float" office:value="23.3290197732735" calcext:value-type="float">
            <text:p>23,32901977</text:p>
          </table:table-cell>
          <table:table-cell table:number-columns-repeated="4"/>
          <table:table-cell office:value-type="float" office:value="23.329" calcext:value-type="float">
            <text:p>23,32900000</text:p>
          </table:table-cell>
          <table:table-cell table:number-columns-repeated="8"/>
        </table:table-row>
        <table:table-row table:style-name="ro1">
          <table:table-cell office:value-type="float" office:value="23.3350377752887" calcext:value-type="float">
            <text:p>23,33503778</text:p>
          </table:table-cell>
          <table:table-cell office:value-type="float" office:value="23.3865" calcext:value-type="float">
            <text:p>23,386500000</text:p>
          </table:table-cell>
          <table:table-cell office:value-type="float" office:value="23.3628" calcext:value-type="float">
            <text:p>23,36280000</text:p>
          </table:table-cell>
          <table:table-cell office:value-type="float" office:value="23.3439" calcext:value-type="float">
            <text:p>23,34390000</text:p>
          </table:table-cell>
          <table:table-cell office:value-type="float" office:value="23.337" calcext:value-type="float">
            <text:p>23,33700000</text:p>
          </table:table-cell>
          <table:table-cell office:value-type="float" office:value="23.335" calcext:value-type="float">
            <text:p>23,33500000</text:p>
          </table:table-cell>
          <table:table-cell table:number-columns-repeated="8"/>
        </table:table-row>
        <table:table-row table:style-name="ro1">
          <table:table-cell office:value-type="float" office:value="23.3410854500411" calcext:value-type="float">
            <text:p>23,34108545</text:p>
          </table:table-cell>
          <table:table-cell table:number-columns-repeated="4"/>
          <table:table-cell office:value-type="float" office:value="23.3411" calcext:value-type="float">
            <text:p>23,34110000</text:p>
          </table:table-cell>
          <table:table-cell table:number-columns-repeated="8"/>
        </table:table-row>
        <table:table-row table:style-name="ro1">
          <table:table-cell office:value-type="float" office:value="23.3471628038912" calcext:value-type="float">
            <text:p>23,34716280</text:p>
          </table:table-cell>
          <table:table-cell table:number-columns-repeated="3"/>
          <table:table-cell office:value-type="float" office:value="23.3492" calcext:value-type="float">
            <text:p>23,34920000</text:p>
          </table:table-cell>
          <table:table-cell office:value-type="float" office:value="23.3472" calcext:value-type="float">
            <text:p>23,34720000</text:p>
          </table:table-cell>
          <table:table-cell table:number-columns-repeated="8"/>
        </table:table-row>
        <table:table-row table:style-name="ro1">
          <table:table-cell office:value-type="float" office:value="23.3532698432069" calcext:value-type="float">
            <text:p>23,35326984</text:p>
          </table:table-cell>
          <table:table-cell table:number-columns-repeated="4"/>
          <table:table-cell office:value-type="float" office:value="23.3533" calcext:value-type="float">
            <text:p>23,35330000</text:p>
          </table:table-cell>
          <table:table-cell table:number-columns-repeated="8"/>
        </table:table-row>
        <table:table-row table:style-name="ro1">
          <table:table-cell office:value-type="float" office:value="23.3594065743634" calcext:value-type="float">
            <text:p>23,35940657</text:p>
          </table:table-cell>
          <table:table-cell table:number-columns-repeated="2"/>
          <table:table-cell office:value-type="float" office:value="23.3684" calcext:value-type="float">
            <text:p>23,36840000</text:p>
          </table:table-cell>
          <table:table-cell office:value-type="float" office:value="23.3614" calcext:value-type="float">
            <text:p>23,36140000</text:p>
          </table:table-cell>
          <table:table-cell office:value-type="float" office:value="23.3594" calcext:value-type="float">
            <text:p>23,35940000</text:p>
          </table:table-cell>
          <table:table-cell table:number-columns-repeated="8"/>
        </table:table-row>
        <table:table-row table:style-name="ro1">
          <table:table-cell office:value-type="float" office:value="23.3655730037431" calcext:value-type="float">
            <text:p>23,36557300</text:p>
          </table:table-cell>
          <table:table-cell table:number-columns-repeated="4"/>
          <table:table-cell office:value-type="float" office:value="23.3656" calcext:value-type="float">
            <text:p>23,36560000</text:p>
          </table:table-cell>
          <table:table-cell table:number-columns-repeated="8"/>
        </table:table-row>
        <table:table-row table:style-name="ro1">
          <table:table-cell office:value-type="float" office:value="23.3717691377361" calcext:value-type="float">
            <text:p>23,37176914</text:p>
          </table:table-cell>
          <table:table-cell table:number-columns-repeated="3"/>
          <table:table-cell office:value-type="float" office:value="23.3738" calcext:value-type="float">
            <text:p>23,37380000</text:p>
          </table:table-cell>
          <table:table-cell office:value-type="float" office:value="23.3718" calcext:value-type="float">
            <text:p>23,37180000</text:p>
          </table:table-cell>
          <table:table-cell table:number-columns-repeated="8"/>
        </table:table-row>
        <table:table-row table:style-name="ro1">
          <table:table-cell office:value-type="float" office:value="23.3779949827395" calcext:value-type="float">
            <text:p>23,37799498</text:p>
          </table:table-cell>
          <table:table-cell table:number-columns-repeated="4"/>
          <table:table-cell office:value-type="float" office:value="23.378" calcext:value-type="float">
            <text:p>23,37800000</text:p>
          </table:table-cell>
          <table:table-cell table:number-columns-repeated="8"/>
        </table:table-row>
        <table:table-row table:style-name="ro1">
          <table:table-cell office:value-type="float" office:value="23.3842505451581" calcext:value-type="float">
            <text:p>23,38425055</text:p>
          </table:table-cell>
          <table:table-cell/>
          <table:table-cell office:value-type="float" office:value="23.4126" calcext:value-type="float">
            <text:p>23,41260000</text:p>
          </table:table-cell>
          <table:table-cell office:value-type="float" office:value="23.3933" calcext:value-type="float">
            <text:p>23,39330000</text:p>
          </table:table-cell>
          <table:table-cell office:value-type="float" office:value="23.3863" calcext:value-type="float">
            <text:p>23,38630000</text:p>
          </table:table-cell>
          <table:table-cell office:value-type="float" office:value="23.3843" calcext:value-type="float">
            <text:p>23,38430000</text:p>
          </table:table-cell>
          <table:table-cell table:number-columns-repeated="8"/>
        </table:table-row>
        <table:table-row table:style-name="ro1">
          <table:table-cell office:value-type="float" office:value="23.3905358314039" calcext:value-type="float">
            <text:p>23,39053583</text:p>
          </table:table-cell>
          <table:table-cell table:number-columns-repeated="4"/>
          <table:table-cell office:value-type="float" office:value="23.3905" calcext:value-type="float">
            <text:p>23,39050000</text:p>
          </table:table-cell>
          <table:table-cell table:number-columns-repeated="8"/>
        </table:table-row>
        <table:table-row table:style-name="ro1">
          <table:table-cell office:value-type="float" office:value="23.3968508478962" calcext:value-type="float">
            <text:p>23,39685085</text:p>
          </table:table-cell>
          <table:table-cell table:number-columns-repeated="3"/>
          <table:table-cell office:value-type="float" office:value="23.3989" calcext:value-type="float">
            <text:p>23,39890000</text:p>
          </table:table-cell>
          <table:table-cell office:value-type="float" office:value="23.3969" calcext:value-type="float">
            <text:p>23,39690000</text:p>
          </table:table-cell>
          <table:table-cell table:number-columns-repeated="8"/>
        </table:table-row>
        <table:table-row table:style-name="ro1">
          <table:table-cell office:value-type="float" office:value="23.403195601062" calcext:value-type="float">
            <text:p>23,40319560</text:p>
          </table:table-cell>
          <table:table-cell table:number-columns-repeated="4"/>
          <table:table-cell office:value-type="float" office:value="23.4032" calcext:value-type="float">
            <text:p>23,40320000</text:p>
          </table:table-cell>
          <table:table-cell table:number-columns-repeated="8"/>
        </table:table-row>
        <table:table-row table:style-name="ro1">
          <table:table-cell office:value-type="float" office:value="23.4095700973354" calcext:value-type="float">
            <text:p>23,40957010</text:p>
          </table:table-cell>
          <table:table-cell table:number-columns-repeated="2"/>
          <table:table-cell office:value-type="float" office:value="23.4188" calcext:value-type="float">
            <text:p>23,41880000</text:p>
          </table:table-cell>
          <table:table-cell office:value-type="float" office:value="23.4117" calcext:value-type="float">
            <text:p>23,41170000</text:p>
          </table:table-cell>
          <table:table-cell office:value-type="float" office:value="23.4096" calcext:value-type="float">
            <text:p>23,40960000</text:p>
          </table:table-cell>
          <table:table-cell table:number-columns-repeated="8"/>
        </table:table-row>
        <table:table-row table:style-name="ro1">
          <table:table-cell office:value-type="float" office:value="23.4159743431578" calcext:value-type="float">
            <text:p>23,41597434</text:p>
          </table:table-cell>
          <table:table-cell table:number-columns-repeated="4"/>
          <table:table-cell office:value-type="float" office:value="23.416" calcext:value-type="float">
            <text:p>23,41600000</text:p>
          </table:table-cell>
          <table:table-cell table:number-columns-repeated="8"/>
        </table:table-row>
        <table:table-row table:style-name="ro1">
          <table:table-cell office:value-type="float" office:value="23.4224083449779" calcext:value-type="float">
            <text:p>23,42240834</text:p>
          </table:table-cell>
          <table:table-cell table:number-columns-repeated="3"/>
          <table:table-cell office:value-type="float" office:value="23.4245" calcext:value-type="float">
            <text:p>23,42450000</text:p>
          </table:table-cell>
          <table:table-cell office:value-type="float" office:value="23.4224" calcext:value-type="float">
            <text:p>23,42240000</text:p>
          </table:table-cell>
          <table:table-cell table:number-columns-repeated="8"/>
        </table:table-row>
        <table:table-row table:style-name="ro1">
          <table:table-cell office:value-type="float" office:value="23.4288721092515" calcext:value-type="float">
            <text:p>23,42887211</text:p>
          </table:table-cell>
          <table:table-cell table:number-columns-repeated="4"/>
          <table:table-cell office:value-type="float" office:value="23.4289" calcext:value-type="float">
            <text:p>23,42890000</text:p>
          </table:table-cell>
          <table:table-cell table:number-columns-repeated="8"/>
        </table:table-row>
        <table:table-row table:style-name="ro1">
          <table:table-cell office:value-type="float" office:value="23.4353656424413" calcext:value-type="float">
            <text:p>23,43536564</text:p>
          </table:table-cell>
          <table:table-cell office:value-type="float" office:value="23.4871" calcext:value-type="float">
            <text:p>23,487100000</text:p>
          </table:table-cell>
          <table:table-cell office:value-type="float" office:value="23.4642" calcext:value-type="float">
            <text:p>23,46420000</text:p>
          </table:table-cell>
          <table:table-cell office:value-type="float" office:value="23.4447" calcext:value-type="float">
            <text:p>23,44470000</text:p>
          </table:table-cell>
          <table:table-cell office:value-type="float" office:value="23.4375" calcext:value-type="float">
            <text:p>23,43750000</text:p>
          </table:table-cell>
          <table:table-cell office:value-type="float" office:value="23.4354" calcext:value-type="float">
            <text:p>23,43540000</text:p>
          </table:table-cell>
          <table:table-cell table:number-columns-repeated="8"/>
        </table:table-row>
        <table:table-row table:style-name="ro1">
          <table:table-cell office:value-type="float" office:value="23.4418889510171" calcext:value-type="float">
            <text:p>23,44188895</text:p>
          </table:table-cell>
          <table:table-cell table:number-columns-repeated="4"/>
          <table:table-cell office:value-type="float" office:value="23.4419" calcext:value-type="float">
            <text:p>23,44190000</text:p>
          </table:table-cell>
          <table:table-cell table:number-columns-repeated="8"/>
        </table:table-row>
        <table:table-row table:style-name="ro1">
          <table:table-cell office:value-type="float" office:value="23.4484420414559" calcext:value-type="float">
            <text:p>23,44844204</text:p>
          </table:table-cell>
          <table:table-cell table:number-columns-repeated="3"/>
          <table:table-cell office:value-type="float" office:value="23.4506" calcext:value-type="float">
            <text:p>23,45060000</text:p>
          </table:table-cell>
          <table:table-cell office:value-type="float" office:value="23.4484" calcext:value-type="float">
            <text:p>23,44840000</text:p>
          </table:table-cell>
          <table:table-cell table:number-columns-repeated="8"/>
        </table:table-row>
        <table:table-row table:style-name="ro1">
          <table:table-cell office:value-type="float" office:value="23.4550249202422" calcext:value-type="float">
            <text:p>23,45502492</text:p>
          </table:table-cell>
          <table:table-cell table:number-columns-repeated="4"/>
          <table:table-cell office:value-type="float" office:value="23.455" calcext:value-type="float">
            <text:p>23,45500000</text:p>
          </table:table-cell>
          <table:table-cell table:number-columns-repeated="8"/>
        </table:table-row>
        <table:table-row table:style-name="ro1">
          <table:table-cell office:value-type="float" office:value="23.4616375938684" calcext:value-type="float">
            <text:p>23,46163759</text:p>
          </table:table-cell>
          <table:table-cell table:number-columns-repeated="2"/>
          <table:table-cell office:value-type="float" office:value="23.4711" calcext:value-type="float">
            <text:p>23,47110000</text:p>
          </table:table-cell>
          <table:table-cell office:value-type="float" office:value="23.4638" calcext:value-type="float">
            <text:p>23,46380000</text:p>
          </table:table-cell>
          <table:table-cell office:value-type="float" office:value="23.4616" calcext:value-type="float">
            <text:p>23,46160000</text:p>
          </table:table-cell>
          <table:table-cell table:number-columns-repeated="8"/>
        </table:table-row>
        <table:table-row table:style-name="ro1">
          <table:table-cell office:value-type="float" office:value="23.4682800688357" calcext:value-type="float">
            <text:p>23,46828007</text:p>
          </table:table-cell>
          <table:table-cell table:number-columns-repeated="4"/>
          <table:table-cell office:value-type="float" office:value="23.4683" calcext:value-type="float">
            <text:p>23,46830000</text:p>
          </table:table-cell>
          <table:table-cell table:number-columns-repeated="8"/>
        </table:table-row>
        <table:table-row table:style-name="ro1">
          <table:table-cell office:value-type="float" office:value="23.4749523516544" calcext:value-type="float">
            <text:p>23,47495235</text:p>
          </table:table-cell>
          <table:table-cell table:number-columns-repeated="3"/>
          <table:table-cell office:value-type="float" office:value="23.4771" calcext:value-type="float">
            <text:p>23,47710000</text:p>
          </table:table-cell>
          <table:table-cell office:value-type="float" office:value="23.475" calcext:value-type="float">
            <text:p>23,47500000</text:p>
          </table:table-cell>
          <table:table-cell table:number-columns-repeated="8"/>
        </table:table-row>
        <table:table-row table:style-name="ro1">
          <table:table-cell office:value-type="float" office:value="23.481654448845" calcext:value-type="float">
            <text:p>23,48165445</text:p>
          </table:table-cell>
          <table:table-cell table:number-columns-repeated="4"/>
          <table:table-cell office:value-type="float" office:value="23.4817" calcext:value-type="float">
            <text:p>23,48170000</text:p>
          </table:table-cell>
          <table:table-cell table:number-columns-repeated="8"/>
        </table:table-row>
        <table:table-row table:style-name="ro1">
          <table:table-cell office:value-type="float" office:value="23.4883863669366" calcext:value-type="float">
            <text:p>23,48838637</text:p>
          </table:table-cell>
          <table:table-cell/>
          <table:table-cell office:value-type="float" office:value="23.5175" calcext:value-type="float">
            <text:p>23,51750000</text:p>
          </table:table-cell>
          <table:table-cell office:value-type="float" office:value="23.498" calcext:value-type="float">
            <text:p>23,49800000</text:p>
          </table:table-cell>
          <table:table-cell office:value-type="float" office:value="23.4906" calcext:value-type="float">
            <text:p>23,49060000</text:p>
          </table:table-cell>
          <table:table-cell office:value-type="float" office:value="23.4884" calcext:value-type="float">
            <text:p>23,48840000</text:p>
          </table:table-cell>
          <table:table-cell table:number-columns-repeated="8"/>
        </table:table-row>
        <table:table-row table:style-name="ro1">
          <table:table-cell office:value-type="float" office:value="23.4951481124665" calcext:value-type="float">
            <text:p>23,49514811</text:p>
          </table:table-cell>
          <table:table-cell table:number-columns-repeated="4"/>
          <table:table-cell office:value-type="float" office:value="23.4951" calcext:value-type="float">
            <text:p>23,49510000</text:p>
          </table:table-cell>
          <table:table-cell table:number-columns-repeated="8"/>
        </table:table-row>
        <table:table-row table:style-name="ro1">
          <table:table-cell office:value-type="float" office:value="23.5019396919757" calcext:value-type="float">
            <text:p>23,50193969</text:p>
          </table:table-cell>
          <table:table-cell table:number-columns-repeated="3"/>
          <table:table-cell office:value-type="float" office:value="23.5041" calcext:value-type="float">
            <text:p>23,50410000</text:p>
          </table:table-cell>
          <table:table-cell office:value-type="float" office:value="23.5019" calcext:value-type="float">
            <text:p>23,50190000</text:p>
          </table:table-cell>
          <table:table-cell table:number-columns-repeated="8"/>
        </table:table-row>
        <table:table-row table:style-name="ro1">
          <table:table-cell office:value-type="float" office:value="23.5087611120041" calcext:value-type="float">
            <text:p>23,50876111</text:p>
          </table:table-cell>
          <table:table-cell table:number-columns-repeated="4"/>
          <table:table-cell office:value-type="float" office:value="23.5088" calcext:value-type="float">
            <text:p>23,50880000</text:p>
          </table:table-cell>
          <table:table-cell table:number-columns-repeated="8"/>
        </table:table-row>
        <table:table-row table:style-name="ro1">
          <table:table-cell office:value-type="float" office:value="23.5156123790853" calcext:value-type="float">
            <text:p>23,51561238</text:p>
          </table:table-cell>
          <table:table-cell table:number-columns-repeated="2"/>
          <table:table-cell office:value-type="float" office:value="23.5253" calcext:value-type="float">
            <text:p>23,52530000</text:p>
          </table:table-cell>
          <table:table-cell office:value-type="float" office:value="23.5178" calcext:value-type="float">
            <text:p>23,51780000</text:p>
          </table:table-cell>
          <table:table-cell office:value-type="float" office:value="23.5156" calcext:value-type="float">
            <text:p>23,51560000</text:p>
          </table:table-cell>
          <table:table-cell table:number-columns-repeated="8"/>
        </table:table-row>
        <table:table-row table:style-name="ro1">
          <table:table-cell office:value-type="float" office:value="23.5224934997424" calcext:value-type="float">
            <text:p>23,52249350</text:p>
          </table:table-cell>
          <table:table-cell table:number-columns-repeated="4"/>
          <table:table-cell office:value-type="float" office:value="23.5225" calcext:value-type="float">
            <text:p>23,52250000</text:p>
          </table:table-cell>
          <table:table-cell table:number-columns-repeated="8"/>
        </table:table-row>
        <table:table-row table:style-name="ro1">
          <table:table-cell office:value-type="float" office:value="23.5294044804899" calcext:value-type="float">
            <text:p>23,52940448</text:p>
          </table:table-cell>
          <table:table-cell table:number-columns-repeated="3"/>
          <table:table-cell office:value-type="float" office:value="23.5316" calcext:value-type="float">
            <text:p>23,53160000</text:p>
          </table:table-cell>
          <table:table-cell office:value-type="float" office:value="23.5294" calcext:value-type="float">
            <text:p>23,52940000</text:p>
          </table:table-cell>
          <table:table-cell table:number-columns-repeated="8"/>
        </table:table-row>
        <table:table-row table:style-name="ro1">
          <table:table-cell office:value-type="float" office:value="23.536345327846" calcext:value-type="float">
            <text:p>23,53634533</text:p>
          </table:table-cell>
          <table:table-cell table:number-columns-repeated="4"/>
          <table:table-cell office:value-type="float" office:value="23.5363" calcext:value-type="float">
            <text:p>23,53630000</text:p>
          </table:table-cell>
          <table:table-cell table:number-columns-repeated="8"/>
        </table:table-row>
        <table:table-row table:style-name="ro1">
          <table:table-cell office:value-type="float" office:value="23.54331604836" calcext:value-type="float">
            <text:p>23,54331605</text:p>
          </table:table-cell>
          <table:table-cell office:value-type="float" office:value="23.5992" calcext:value-type="float">
            <text:p>23,599200000</text:p>
          </table:table-cell>
          <table:table-cell office:value-type="float" office:value="23.5725" calcext:value-type="float">
            <text:p>23,57250000</text:p>
          </table:table-cell>
          <table:table-cell office:value-type="float" office:value="23.5532" calcext:value-type="float">
            <text:p>23,55320000</text:p>
          </table:table-cell>
          <table:table-cell office:value-type="float" office:value="23.5455" calcext:value-type="float">
            <text:p>23,54550000</text:p>
          </table:table-cell>
          <table:table-cell office:value-type="float" office:value="23.5433" calcext:value-type="float">
            <text:p>23,54330000</text:p>
          </table:table-cell>
          <table:table-cell table:number-columns-repeated="8"/>
        </table:table-row>
        <table:table-row table:style-name="ro1">
          <table:table-cell office:value-type="float" office:value="23.5503166486525" calcext:value-type="float">
            <text:p>23,55031665</text:p>
          </table:table-cell>
          <table:table-cell table:number-columns-repeated="4"/>
          <table:table-cell office:value-type="float" office:value="23.5503" calcext:value-type="float">
            <text:p>23,55030000</text:p>
          </table:table-cell>
          <table:table-cell table:number-columns-repeated="8"/>
        </table:table-row>
        <table:table-row table:style-name="ro1">
          <table:table-cell office:value-type="float" office:value="23.5573471354623" calcext:value-type="float">
            <text:p>23,55734714</text:p>
          </table:table-cell>
          <table:table-cell table:number-columns-repeated="3"/>
          <table:table-cell office:value-type="float" office:value="23.5596" calcext:value-type="float">
            <text:p>23,55960000</text:p>
          </table:table-cell>
          <table:table-cell office:value-type="float" office:value="23.5573" calcext:value-type="float">
            <text:p>23,55730000</text:p>
          </table:table-cell>
          <table:table-cell table:number-columns-repeated="8"/>
        </table:table-row>
        <table:table-row table:style-name="ro1">
          <table:table-cell office:value-type="float" office:value="23.5644075156747" calcext:value-type="float">
            <text:p>23,56440752</text:p>
          </table:table-cell>
          <table:table-cell table:number-columns-repeated="4"/>
          <table:table-cell office:value-type="float" office:value="23.5644" calcext:value-type="float">
            <text:p>23,56440000</text:p>
          </table:table-cell>
          <table:table-cell table:number-columns-repeated="8"/>
        </table:table-row>
        <table:table-row table:style-name="ro1">
          <table:table-cell office:value-type="float" office:value="23.5714977962965" calcext:value-type="float">
            <text:p>23,57149780</text:p>
          </table:table-cell>
          <table:table-cell table:number-columns-repeated="2"/>
          <table:table-cell office:value-type="float" office:value="23.5815" calcext:value-type="float">
            <text:p>23,58150000</text:p>
          </table:table-cell>
          <table:table-cell office:value-type="float" office:value="23.5738" calcext:value-type="float">
            <text:p>23,57380000</text:p>
          </table:table-cell>
          <table:table-cell office:value-type="float" office:value="23.5715" calcext:value-type="float">
            <text:p>23,57150000</text:p>
          </table:table-cell>
          <table:table-cell table:number-columns-repeated="8"/>
        </table:table-row>
        <table:table-row table:style-name="ro1">
          <table:table-cell office:value-type="float" office:value="23.5786179843283" calcext:value-type="float">
            <text:p>23,57861798</text:p>
          </table:table-cell>
          <table:table-cell table:number-columns-repeated="4"/>
          <table:table-cell office:value-type="float" office:value="23.5786" calcext:value-type="float">
            <text:p>23,57860000</text:p>
          </table:table-cell>
          <table:table-cell table:number-columns-repeated="8"/>
        </table:table-row>
        <table:table-row table:style-name="ro1">
          <table:table-cell office:value-type="float" office:value="23.5857680865047" calcext:value-type="float">
            <text:p>23,58576809</text:p>
          </table:table-cell>
          <table:table-cell table:number-columns-repeated="3"/>
          <table:table-cell office:value-type="float" office:value="23.588" calcext:value-type="float">
            <text:p>23,58800000</text:p>
          </table:table-cell>
          <table:table-cell office:value-type="float" office:value="23.5858" calcext:value-type="float">
            <text:p>23,58580000</text:p>
          </table:table-cell>
          <table:table-cell table:number-columns-repeated="8"/>
        </table:table-row>
        <table:table-row table:style-name="ro1">
          <table:table-cell office:value-type="float" office:value="23.5929481089168" calcext:value-type="float">
            <text:p>23,59294811</text:p>
          </table:table-cell>
          <table:table-cell table:number-columns-repeated="4"/>
          <table:table-cell office:value-type="float" office:value="23.5929" calcext:value-type="float">
            <text:p>23,59290000</text:p>
          </table:table-cell>
          <table:table-cell table:number-columns-repeated="8"/>
        </table:table-row>
        <table:table-row table:style-name="ro1">
          <table:table-cell office:value-type="float" office:value="23.6001580566441" calcext:value-type="float">
            <text:p>23,60015806</text:p>
          </table:table-cell>
          <table:table-cell/>
          <table:table-cell office:value-type="float" office:value="23.6296" calcext:value-type="float">
            <text:p>23,62960000</text:p>
          </table:table-cell>
          <table:table-cell office:value-type="float" office:value="23.6103" calcext:value-type="float">
            <text:p>23,61030000</text:p>
          </table:table-cell>
          <table:table-cell office:value-type="float" office:value="23.6024" calcext:value-type="float">
            <text:p>23,60240000</text:p>
          </table:table-cell>
          <table:table-cell office:value-type="float" office:value="23.6002" calcext:value-type="float">
            <text:p>23,60020000</text:p>
          </table:table-cell>
          <table:table-cell table:number-columns-repeated="8"/>
        </table:table-row>
        <table:table-row table:style-name="ro1">
          <table:table-cell office:value-type="float" office:value="23.6073979336755" calcext:value-type="float">
            <text:p>23,60739793</text:p>
          </table:table-cell>
          <table:table-cell table:number-columns-repeated="4"/>
          <table:table-cell office:value-type="float" office:value="23.6074" calcext:value-type="float">
            <text:p>23,60740000</text:p>
          </table:table-cell>
          <table:table-cell table:number-columns-repeated="8"/>
        </table:table-row>
        <table:table-row table:style-name="ro1">
          <table:table-cell office:value-type="float" office:value="23.6146677435491" calcext:value-type="float">
            <text:p>23,61466774</text:p>
          </table:table-cell>
          <table:table-cell table:number-columns-repeated="3"/>
          <table:table-cell office:value-type="float" office:value="23.617" calcext:value-type="float">
            <text:p>23,61700000</text:p>
          </table:table-cell>
          <table:table-cell office:value-type="float" office:value="23.6147" calcext:value-type="float">
            <text:p>23,61470000</text:p>
          </table:table-cell>
          <table:table-cell table:number-columns-repeated="8"/>
        </table:table-row>
        <table:table-row table:style-name="ro1">
          <table:table-cell office:value-type="float" office:value="23.6219674911589" calcext:value-type="float">
            <text:p>23,62196749</text:p>
          </table:table-cell>
          <table:table-cell table:number-columns-repeated="4"/>
          <table:table-cell office:value-type="float" office:value="23.622" calcext:value-type="float">
            <text:p>23,62200000</text:p>
          </table:table-cell>
          <table:table-cell table:number-columns-repeated="8"/>
        </table:table-row>
        <table:table-row table:style-name="ro1">
          <table:table-cell office:value-type="float" office:value="23.6292971858355" calcext:value-type="float">
            <text:p>23,62929719</text:p>
          </table:table-cell>
          <table:table-cell table:number-columns-repeated="2"/>
          <table:table-cell office:value-type="float" office:value="23.6395" calcext:value-type="float">
            <text:p>23,63950000</text:p>
          </table:table-cell>
          <table:table-cell office:value-type="float" office:value="23.6316" calcext:value-type="float">
            <text:p>23,63160000</text:p>
          </table:table-cell>
          <table:table-cell office:value-type="float" office:value="23.6293" calcext:value-type="float">
            <text:p>23,62930000</text:p>
          </table:table-cell>
          <table:table-cell table:number-columns-repeated="8"/>
        </table:table-row>
        <table:table-row table:style-name="ro1">
          <table:table-cell office:value-type="float" office:value="23.636656844864" calcext:value-type="float">
            <text:p>23,63665684</text:p>
          </table:table-cell>
          <table:table-cell table:number-columns-repeated="4"/>
          <table:table-cell office:value-type="float" office:value="23.6367" calcext:value-type="float">
            <text:p>23,63670000</text:p>
          </table:table-cell>
          <table:table-cell table:number-columns-repeated="8"/>
        </table:table-row>
        <table:table-row table:style-name="ro1">
          <table:table-cell office:value-type="float" office:value="23.6440464949484" calcext:value-type="float">
            <text:p>23,64404649</text:p>
          </table:table-cell>
          <table:table-cell table:number-columns-repeated="3"/>
          <table:table-cell office:value-type="float" office:value="23.6464" calcext:value-type="float">
            <text:p>23,64640000</text:p>
          </table:table-cell>
          <table:table-cell office:value-type="float" office:value="23.644" calcext:value-type="float">
            <text:p>23,64400000</text:p>
          </table:table-cell>
          <table:table-cell table:number-columns-repeated="8"/>
        </table:table-row>
        <table:table-row table:style-name="ro1">
          <table:table-cell office:value-type="float" office:value="23.6514661671951" calcext:value-type="float">
            <text:p>23,65146617</text:p>
          </table:table-cell>
          <table:table-cell table:number-columns-repeated="4"/>
          <table:table-cell office:value-type="float" office:value="23.6515" calcext:value-type="float">
            <text:p>23,65150000</text:p>
          </table:table-cell>
          <table:table-cell table:number-columns-repeated="8"/>
        </table:table-row>
        <table:table-row table:style-name="ro1">
          <table:table-cell office:value-type="float" office:value="23.6589158804601" calcext:value-type="float">
            <text:p>23,65891588</text:p>
          </table:table-cell>
          <table:table-cell office:value-type="float" office:value="23.7239" calcext:value-type="float">
            <text:p>23,723900000</text:p>
          </table:table-cell>
          <table:table-cell office:value-type="float" office:value="23.6904" calcext:value-type="float">
            <text:p>23,69040000</text:p>
          </table:table-cell>
          <table:table-cell office:value-type="float" office:value="23.6691" calcext:value-type="float">
            <text:p>23,66910000</text:p>
          </table:table-cell>
          <table:table-cell office:value-type="float" office:value="23.6613" calcext:value-type="float">
            <text:p>23,66130000</text:p>
          </table:table-cell>
          <table:table-cell office:value-type="float" office:value="23.6589" calcext:value-type="float">
            <text:p>23,65890000</text:p>
          </table:table-cell>
          <table:table-cell table:number-columns-repeated="8"/>
        </table:table-row>
        <table:table-row table:style-name="ro1">
          <table:table-cell office:value-type="float" office:value="23.6663956113895" calcext:value-type="float">
            <text:p>23,66639561</text:p>
          </table:table-cell>
          <table:table-cell table:number-columns-repeated="4"/>
          <table:table-cell office:value-type="float" office:value="23.6664" calcext:value-type="float">
            <text:p>23,66640000</text:p>
          </table:table-cell>
          <table:table-cell table:number-columns-repeated="8"/>
        </table:table-row>
        <table:table-row table:style-name="ro1">
          <table:table-cell office:value-type="float" office:value="23.673905261245" calcext:value-type="float">
            <text:p>23,67390526</text:p>
          </table:table-cell>
          <table:table-cell table:number-columns-repeated="3"/>
          <table:table-cell office:value-type="float" office:value="23.6763" calcext:value-type="float">
            <text:p>23,67630000</text:p>
          </table:table-cell>
          <table:table-cell office:value-type="float" office:value="23.6739" calcext:value-type="float">
            <text:p>23,67390000</text:p>
          </table:table-cell>
          <table:table-cell table:number-columns-repeated="8"/>
        </table:table-row>
        <table:table-row table:style-name="ro1">
          <table:table-cell office:value-type="float" office:value="23.6814446519674" calcext:value-type="float">
            <text:p>23,68144465</text:p>
          </table:table-cell>
          <table:table-cell table:number-columns-repeated="4"/>
          <table:table-cell office:value-type="float" office:value="23.6814" calcext:value-type="float">
            <text:p>23,68140000</text:p>
          </table:table-cell>
          <table:table-cell table:number-columns-repeated="8"/>
        </table:table-row>
        <table:table-row table:style-name="ro1">
          <table:table-cell office:value-type="float" office:value="23.6890136103306" calcext:value-type="float">
            <text:p>23,68901361</text:p>
          </table:table-cell>
          <table:table-cell table:number-columns-repeated="2"/>
          <table:table-cell office:value-type="float" office:value="23.6992" calcext:value-type="float">
            <text:p>23,69920000</text:p>
          </table:table-cell>
          <table:table-cell office:value-type="float" office:value="23.6914" calcext:value-type="float">
            <text:p>23,69140000</text:p>
          </table:table-cell>
          <table:table-cell office:value-type="float" office:value="23.689" calcext:value-type="float">
            <text:p>23,68900000</text:p>
          </table:table-cell>
          <table:table-cell table:number-columns-repeated="8"/>
        </table:table-row>
        <table:table-row table:style-name="ro1">
          <table:table-cell office:value-type="float" office:value="23.6966122017239" calcext:value-type="float">
            <text:p>23,69661220</text:p>
          </table:table-cell>
          <table:table-cell table:number-columns-repeated="4"/>
          <table:table-cell office:value-type="float" office:value="23.6966" calcext:value-type="float">
            <text:p>23,69660000</text:p>
          </table:table-cell>
          <table:table-cell table:number-columns-repeated="8"/>
        </table:table-row>
        <table:table-row table:style-name="ro1">
          <table:table-cell office:value-type="float" office:value="23.7042410930539" calcext:value-type="float">
            <text:p>23,70424109</text:p>
          </table:table-cell>
          <table:table-cell table:number-columns-repeated="3"/>
          <table:table-cell office:value-type="float" office:value="23.7066" calcext:value-type="float">
            <text:p>23,70660000</text:p>
          </table:table-cell>
          <table:table-cell office:value-type="float" office:value="23.7042" calcext:value-type="float">
            <text:p>23,70420000</text:p>
          </table:table-cell>
          <table:table-cell table:number-columns-repeated="8"/>
        </table:table-row>
        <table:table-row table:style-name="ro1">
          <table:table-cell office:value-type="float" office:value="23.7119017732787" calcext:value-type="float">
            <text:p>23,71190177</text:p>
          </table:table-cell>
          <table:table-cell table:number-columns-repeated="4"/>
          <table:table-cell office:value-type="float" office:value="23.7119" calcext:value-type="float">
            <text:p>23,71190000</text:p>
          </table:table-cell>
          <table:table-cell table:number-columns-repeated="8"/>
        </table:table-row>
        <table:table-row table:style-name="ro1">
          <table:table-cell office:value-type="float" office:value="23.7195959197919" calcext:value-type="float">
            <text:p>23,71959592</text:p>
          </table:table-cell>
          <table:table-cell/>
          <table:table-cell office:value-type="float" office:value="23.7555" calcext:value-type="float">
            <text:p>23,75550000</text:p>
          </table:table-cell>
          <table:table-cell office:value-type="float" office:value="23.7307" calcext:value-type="float">
            <text:p>23,73070000</text:p>
          </table:table-cell>
          <table:table-cell office:value-type="float" office:value="23.7219" calcext:value-type="float">
            <text:p>23,72190000</text:p>
          </table:table-cell>
          <table:table-cell office:value-type="float" office:value="23.7196" calcext:value-type="float">
            <text:p>23,71960000</text:p>
          </table:table-cell>
          <table:table-cell table:number-columns-repeated="8"/>
        </table:table-row>
        <table:table-row table:style-name="ro1">
          <table:table-cell office:value-type="float" office:value="23.7273228715766" calcext:value-type="float">
            <text:p>23,72732287</text:p>
          </table:table-cell>
          <table:table-cell table:number-columns-repeated="4"/>
          <table:table-cell office:value-type="float" office:value="23.7273" calcext:value-type="float">
            <text:p>23,72730000</text:p>
          </table:table-cell>
          <table:table-cell table:number-columns-repeated="8"/>
        </table:table-row>
        <table:table-row table:style-name="ro1">
          <table:table-cell office:value-type="float" office:value="23.7350750853907" calcext:value-type="float">
            <text:p>23,73507509</text:p>
          </table:table-cell>
          <table:table-cell table:number-columns-repeated="3"/>
          <table:table-cell office:value-type="float" office:value="23.7373" calcext:value-type="float">
            <text:p>23,73730000</text:p>
          </table:table-cell>
          <table:table-cell office:value-type="float" office:value="23.7351" calcext:value-type="float">
            <text:p>23,73510000</text:p>
          </table:table-cell>
          <table:table-cell table:number-columns-repeated="8"/>
        </table:table-row>
        <table:table-row table:style-name="ro1">
          <table:table-cell office:value-type="float" office:value="23.7428360412748" calcext:value-type="float">
            <text:p>23,74283604</text:p>
          </table:table-cell>
          <table:table-cell table:number-columns-repeated="4"/>
          <table:table-cell office:value-type="float" office:value="23.7428" calcext:value-type="float">
            <text:p>23,74280000</text:p>
          </table:table-cell>
          <table:table-cell table:number-columns-repeated="8"/>
        </table:table-row>
        <table:table-row table:style-name="ro1">
          <table:table-cell office:value-type="float" office:value="23.7505957338611" calcext:value-type="float">
            <text:p>23,75059573</text:p>
          </table:table-cell>
          <table:table-cell table:number-columns-repeated="2"/>
          <table:table-cell office:value-type="float" office:value="23.7638" calcext:value-type="float">
            <text:p>23,76380000</text:p>
          </table:table-cell>
          <table:table-cell office:value-type="float" office:value="23.7533" calcext:value-type="float">
            <text:p>23,75330000</text:p>
          </table:table-cell>
          <table:table-cell office:value-type="float" office:value="23.7506" calcext:value-type="float">
            <text:p>23,75060000</text:p>
          </table:table-cell>
          <table:table-cell table:number-columns-repeated="8"/>
        </table:table-row>
        <table:table-row table:style-name="ro1">
          <table:table-cell office:value-type="float" office:value="23.7584081938483" calcext:value-type="float">
            <text:p>23,75840819</text:p>
          </table:table-cell>
          <table:table-cell table:number-columns-repeated="4"/>
          <table:table-cell office:value-type="float" office:value="23.7584" calcext:value-type="float">
            <text:p>23,75840000</text:p>
          </table:table-cell>
          <table:table-cell table:number-columns-repeated="8"/>
        </table:table-row>
        <table:table-row table:style-name="ro1">
          <table:table-cell office:value-type="float" office:value="23.7664670223937" calcext:value-type="float">
            <text:p>23,76646702</text:p>
          </table:table-cell>
          <table:table-cell table:number-columns-repeated="3"/>
          <table:table-cell office:value-type="float" office:value="23.77" calcext:value-type="float">
            <text:p>23,77000000</text:p>
          </table:table-cell>
          <table:table-cell office:value-type="float" office:value="23.7665" calcext:value-type="float">
            <text:p>23,76650000</text:p>
          </table:table-cell>
          <table:table-cell table:number-columns-repeated="8"/>
        </table:table-row>
        <table:table-row table:style-name="ro1">
          <table:table-cell office:value-type="float" office:value="23.7748367578013" calcext:value-type="float">
            <text:p>23,77483676</text:p>
          </table:table-cell>
          <table:table-cell table:number-columns-repeated="4"/>
          <table:table-cell office:value-type="float" office:value="23.7748" calcext:value-type="float">
            <text:p>23,77480000</text:p>
          </table:table-cell>
          <table:table-cell table:number-columns-repeated="8"/>
        </table:table-row>
        <table:table-row table:style-name="ro1">
          <table:table-cell office:value-type="float" office:value="23.781077206168" calcext:value-type="float">
            <text:p>23,78107721</text:p>
          </table:table-cell>
          <table:table-cell office:value-type="float" office:value="23.8184" calcext:value-type="float">
            <text:p>23,818400000</text:p>
          </table:table-cell>
          <table:table-cell office:value-type="float" office:value="23.8043" calcext:value-type="float">
            <text:p>23,80430000</text:p>
          </table:table-cell>
          <table:table-cell office:value-type="float" office:value="23.7886" calcext:value-type="float">
            <text:p>23,78860000</text:p>
          </table:table-cell>
          <table:table-cell office:value-type="float" office:value="23.7824" calcext:value-type="float">
            <text:p>23,78240000</text:p>
          </table:table-cell>
          <table:table-cell office:value-type="float" office:value="23.7811" calcext:value-type="float">
            <text:p>23,78110000</text:p>
          </table:table-cell>
          <table:table-cell table:number-columns-repeated="8"/>
        </table:table-row>
        <table:table-row table:style-name="ro1">
          <table:table-cell office:value-type="float" office:value="23.7769378841551" calcext:value-type="float">
            <text:p>23,77693788</text:p>
          </table:table-cell>
          <table:table-cell table:number-columns-repeated="4"/>
          <table:table-cell office:value-type="float" office:value="23.7769" calcext:value-type="float">
            <text:p>23,77690000</text:p>
          </table:table-cell>
          <table:table-cell table:number-columns-repeated="8"/>
        </table:table-row>
        <table:table-row table:style-name="ro1">
          <table:table-cell office:value-type="float" office:value="23.7706692764721" calcext:value-type="float">
            <text:p>23,77066928</text:p>
          </table:table-cell>
          <table:table-cell table:number-columns-repeated="3"/>
          <table:table-cell office:value-type="float" office:value="23.7741" calcext:value-type="float">
            <text:p>23,77410000</text:p>
          </table:table-cell>
          <table:table-cell office:value-type="float" office:value="23.7707" calcext:value-type="float">
            <text:p>23,77070000</text:p>
          </table:table-cell>
          <table:table-cell table:number-columns-repeated="8"/>
        </table:table-row>
        <table:table-row table:style-name="ro1">
          <table:table-cell office:value-type="float" office:value="23.764711578393" calcext:value-type="float">
            <text:p>23,76471158</text:p>
          </table:table-cell>
          <table:table-cell table:number-columns-repeated="4"/>
          <table:table-cell office:value-type="float" office:value="23.7647" calcext:value-type="float">
            <text:p>23,76470000</text:p>
          </table:table-cell>
          <table:table-cell table:number-columns-repeated="8"/>
        </table:table-row>
        <table:table-row table:style-name="ro1">
          <table:table-cell office:value-type="float" office:value="23.7590002529846" calcext:value-type="float">
            <text:p>23,75900025</text:p>
          </table:table-cell>
          <table:table-cell table:number-columns-repeated="2"/>
          <table:table-cell office:value-type="float" office:value="23.7716" calcext:value-type="float">
            <text:p>23,77160000</text:p>
          </table:table-cell>
          <table:table-cell office:value-type="float" office:value="23.7616" calcext:value-type="float">
            <text:p>23,76160000</text:p>
          </table:table-cell>
          <table:table-cell office:value-type="float" office:value="23.759" calcext:value-type="float">
            <text:p>23,75900000</text:p>
          </table:table-cell>
          <table:table-cell table:number-columns-repeated="8"/>
        </table:table-row>
        <table:table-row table:style-name="ro1">
          <table:table-cell office:value-type="float" office:value="23.7533417004605" calcext:value-type="float">
            <text:p>23,75334170</text:p>
          </table:table-cell>
          <table:table-cell table:number-columns-repeated="4"/>
          <table:table-cell office:value-type="float" office:value="23.7533" calcext:value-type="float">
            <text:p>23,75330000</text:p>
          </table:table-cell>
          <table:table-cell table:number-columns-repeated="8"/>
        </table:table-row>
        <table:table-row table:style-name="ro1">
          <table:table-cell office:value-type="float" office:value="23.7476818914927" calcext:value-type="float">
            <text:p>23,74768189</text:p>
          </table:table-cell>
          <table:table-cell table:number-columns-repeated="3"/>
          <table:table-cell office:value-type="float" office:value="23.7498" calcext:value-type="float">
            <text:p>23,74980000</text:p>
          </table:table-cell>
          <table:table-cell office:value-type="float" office:value="23.7477" calcext:value-type="float">
            <text:p>23,74770000</text:p>
          </table:table-cell>
          <table:table-cell table:number-columns-repeated="8"/>
        </table:table-row>
        <table:table-row table:style-name="ro1">
          <table:table-cell office:value-type="float" office:value="23.7420308328201" calcext:value-type="float">
            <text:p>23,74203083</text:p>
          </table:table-cell>
          <table:table-cell table:number-columns-repeated="4"/>
          <table:table-cell office:value-type="float" office:value="23.742" calcext:value-type="float">
            <text:p>23,74200000</text:p>
          </table:table-cell>
          <table:table-cell table:number-columns-repeated="8"/>
        </table:table-row>
        <table:table-row table:style-name="ro1">
          <table:table-cell office:value-type="float" office:value="23.7364050457727" calcext:value-type="float">
            <text:p>23,73640505</text:p>
          </table:table-cell>
          <table:table-cell/>
          <table:table-cell office:value-type="float" office:value="23.7673" calcext:value-type="float">
            <text:p>23,76730000</text:p>
          </table:table-cell>
          <table:table-cell office:value-type="float" office:value="23.7463" calcext:value-type="float">
            <text:p>23,74630000</text:p>
          </table:table-cell>
          <table:table-cell office:value-type="float" office:value="23.7386" calcext:value-type="float">
            <text:p>23,73860000</text:p>
          </table:table-cell>
          <table:table-cell office:value-type="float" office:value="23.7364" calcext:value-type="float">
            <text:p>23,73640000</text:p>
          </table:table-cell>
          <table:table-cell table:number-columns-repeated="8"/>
        </table:table-row>
        <table:table-row table:style-name="ro1">
          <table:table-cell office:value-type="float" office:value="23.7308120749634" calcext:value-type="float">
            <text:p>23,73081207</text:p>
          </table:table-cell>
          <table:table-cell table:number-columns-repeated="4"/>
          <table:table-cell office:value-type="float" office:value="23.7308" calcext:value-type="float">
            <text:p>23,73080000</text:p>
          </table:table-cell>
          <table:table-cell table:number-columns-repeated="8"/>
        </table:table-row>
        <table:table-row table:style-name="ro1">
          <table:table-cell office:value-type="float" office:value="23.7252525827799" calcext:value-type="float">
            <text:p>23,72525258</text:p>
          </table:table-cell>
          <table:table-cell table:number-columns-repeated="3"/>
          <table:table-cell office:value-type="float" office:value="23.7275" calcext:value-type="float">
            <text:p>23,72750000</text:p>
          </table:table-cell>
          <table:table-cell office:value-type="float" office:value="23.7253" calcext:value-type="float">
            <text:p>23,72530000</text:p>
          </table:table-cell>
          <table:table-cell table:number-columns-repeated="8"/>
        </table:table-row>
        <table:table-row table:style-name="ro1">
          <table:table-cell office:value-type="float" office:value="23.7197248931997" calcext:value-type="float">
            <text:p>23,71972489</text:p>
          </table:table-cell>
          <table:table-cell table:number-columns-repeated="4"/>
          <table:table-cell office:value-type="float" office:value="23.7197" calcext:value-type="float">
            <text:p>23,71970000</text:p>
          </table:table-cell>
          <table:table-cell table:number-columns-repeated="8"/>
        </table:table-row>
        <table:table-row table:style-name="ro1">
          <table:table-cell office:value-type="float" office:value="23.7142275186351" calcext:value-type="float">
            <text:p>23,71422752</text:p>
          </table:table-cell>
          <table:table-cell table:number-columns-repeated="2"/>
          <table:table-cell office:value-type="float" office:value="23.7227" calcext:value-type="float">
            <text:p>23,72270000</text:p>
          </table:table-cell>
          <table:table-cell office:value-type="float" office:value="23.7164" calcext:value-type="float">
            <text:p>23,71640000</text:p>
          </table:table-cell>
          <table:table-cell office:value-type="float" office:value="23.7142" calcext:value-type="float">
            <text:p>23,71420000</text:p>
          </table:table-cell>
          <table:table-cell table:number-columns-repeated="8"/>
        </table:table-row>
        <table:table-row table:style-name="ro1">
          <table:table-cell office:value-type="float" office:value="23.7087597935504" calcext:value-type="float">
            <text:p>23,70875979</text:p>
          </table:table-cell>
          <table:table-cell table:number-columns-repeated="4"/>
          <table:table-cell office:value-type="float" office:value="23.7088" calcext:value-type="float">
            <text:p>23,70880000</text:p>
          </table:table-cell>
          <table:table-cell table:number-columns-repeated="8"/>
        </table:table-row>
        <table:table-row table:style-name="ro1">
          <table:table-cell office:value-type="float" office:value="23.703321653927" calcext:value-type="float">
            <text:p>23,70332165</text:p>
          </table:table-cell>
          <table:table-cell table:number-columns-repeated="3"/>
          <table:table-cell office:value-type="float" office:value="23.7055" calcext:value-type="float">
            <text:p>23,70550000</text:p>
          </table:table-cell>
          <table:table-cell office:value-type="float" office:value="23.7033" calcext:value-type="float">
            <text:p>23,70330000</text:p>
          </table:table-cell>
          <table:table-cell table:number-columns-repeated="8"/>
        </table:table-row>
        <table:table-row table:style-name="ro1">
          <table:table-cell office:value-type="float" office:value="23.6979132743619" calcext:value-type="float">
            <text:p>23,69791327</text:p>
          </table:table-cell>
          <table:table-cell table:number-columns-repeated="4"/>
          <table:table-cell office:value-type="float" office:value="23.6979" calcext:value-type="float">
            <text:p>23,69790000</text:p>
          </table:table-cell>
          <table:table-cell table:number-columns-repeated="8"/>
        </table:table-row>
        <table:table-row table:style-name="ro1">
          <table:table-cell office:value-type="float" office:value="23.6925348342851" calcext:value-type="float">
            <text:p>23,69253483</text:p>
          </table:table-cell>
          <table:table-cell office:value-type="float" office:value="23.7383" calcext:value-type="float">
            <text:p>23,738300000</text:p>
          </table:table-cell>
          <table:table-cell office:value-type="float" office:value="23.7141" calcext:value-type="float">
            <text:p>23,71410000</text:p>
          </table:table-cell>
          <table:table-cell office:value-type="float" office:value="23.7004" calcext:value-type="float">
            <text:p>23,70040000</text:p>
          </table:table-cell>
          <table:table-cell office:value-type="float" office:value="23.6946" calcext:value-type="float">
            <text:p>23,69460000</text:p>
          </table:table-cell>
          <table:table-cell office:value-type="float" office:value="23.6925" calcext:value-type="float">
            <text:p>23,69250000</text:p>
          </table:table-cell>
          <table:table-cell table:number-columns-repeated="8"/>
        </table:table-row>
        <table:table-row table:style-name="ro1">
          <table:table-cell office:value-type="float" office:value="23.6871864338054" calcext:value-type="float">
            <text:p>23,68718643</text:p>
          </table:table-cell>
          <table:table-cell table:number-columns-repeated="4"/>
          <table:table-cell office:value-type="float" office:value="23.6872" calcext:value-type="float">
            <text:p>23,68720000</text:p>
          </table:table-cell>
          <table:table-cell table:number-columns-repeated="8"/>
        </table:table-row>
        <table:table-row table:style-name="ro1">
          <table:table-cell office:value-type="float" office:value="23.6818680976473" calcext:value-type="float">
            <text:p>23,68186810</text:p>
          </table:table-cell>
          <table:table-cell table:number-columns-repeated="3"/>
          <table:table-cell office:value-type="float" office:value="23.6839" calcext:value-type="float">
            <text:p>23,68390000</text:p>
          </table:table-cell>
          <table:table-cell office:value-type="float" office:value="23.6819" calcext:value-type="float">
            <text:p>23,68190000</text:p>
          </table:table-cell>
          <table:table-cell table:number-columns-repeated="8"/>
        </table:table-row>
        <table:table-row table:style-name="ro1">
          <table:table-cell office:value-type="float" office:value="23.6765798083255" calcext:value-type="float">
            <text:p>23,67657981</text:p>
          </table:table-cell>
          <table:table-cell table:number-columns-repeated="4"/>
          <table:table-cell office:value-type="float" office:value="23.6766" calcext:value-type="float">
            <text:p>23,67660000</text:p>
          </table:table-cell>
          <table:table-cell table:number-columns-repeated="8"/>
        </table:table-row>
        <table:table-row table:style-name="ro1">
          <table:table-cell office:value-type="float" office:value="23.6713215361045" calcext:value-type="float">
            <text:p>23,67132154</text:p>
          </table:table-cell>
          <table:table-cell table:number-columns-repeated="2"/>
          <table:table-cell office:value-type="float" office:value="23.6786" calcext:value-type="float">
            <text:p>23,67860000</text:p>
          </table:table-cell>
          <table:table-cell office:value-type="float" office:value="23.6733" calcext:value-type="float">
            <text:p>23,67330000</text:p>
          </table:table-cell>
          <table:table-cell office:value-type="float" office:value="23.6713" calcext:value-type="float">
            <text:p>23,67130000</text:p>
          </table:table-cell>
          <table:table-cell table:number-columns-repeated="8"/>
        </table:table-row>
        <table:table-row table:style-name="ro1">
          <table:table-cell office:value-type="float" office:value="23.6660932556506" calcext:value-type="float">
            <text:p>23,66609326</text:p>
          </table:table-cell>
          <table:table-cell table:number-columns-repeated="4"/>
          <table:table-cell office:value-type="float" office:value="23.6661" calcext:value-type="float">
            <text:p>23,66610000</text:p>
          </table:table-cell>
          <table:table-cell table:number-columns-repeated="8"/>
        </table:table-row>
        <table:table-row table:style-name="ro1">
          <table:table-cell office:value-type="float" office:value="23.6608949510497" calcext:value-type="float">
            <text:p>23,66089495</text:p>
          </table:table-cell>
          <table:table-cell table:number-columns-repeated="3"/>
          <table:table-cell office:value-type="float" office:value="23.6628" calcext:value-type="float">
            <text:p>23,66280000</text:p>
          </table:table-cell>
          <table:table-cell office:value-type="float" office:value="23.6609" calcext:value-type="float">
            <text:p>23,66090000</text:p>
          </table:table-cell>
          <table:table-cell table:number-columns-repeated="8"/>
        </table:table-row>
        <table:table-row table:style-name="ro1">
          <table:table-cell office:value-type="float" office:value="23.6557266143413" calcext:value-type="float">
            <text:p>23,65572661</text:p>
          </table:table-cell>
          <table:table-cell table:number-columns-repeated="4"/>
          <table:table-cell office:value-type="float" office:value="23.6557" calcext:value-type="float">
            <text:p>23,65570000</text:p>
          </table:table-cell>
          <table:table-cell table:number-columns-repeated="8"/>
        </table:table-row>
        <table:table-row table:style-name="ro1">
          <table:table-cell office:value-type="float" office:value="23.6505882420023" calcext:value-type="float">
            <text:p>23,65058824</text:p>
          </table:table-cell>
          <table:table-cell/>
          <table:table-cell office:value-type="float" office:value="23.6651" calcext:value-type="float">
            <text:p>23,66510000</text:p>
          </table:table-cell>
          <table:table-cell office:value-type="float" office:value="23.6573" calcext:value-type="float">
            <text:p>23,65730000</text:p>
          </table:table-cell>
          <table:table-cell office:value-type="float" office:value="23.6525" calcext:value-type="float">
            <text:p>23,65250000</text:p>
          </table:table-cell>
          <table:table-cell office:value-type="float" office:value="23.6506" calcext:value-type="float">
            <text:p>23,65060000</text:p>
          </table:table-cell>
          <table:table-cell table:number-columns-repeated="8"/>
        </table:table-row>
        <table:table-row table:style-name="ro1">
          <table:table-cell office:value-type="float" office:value="23.6454798318648" calcext:value-type="float">
            <text:p>23,64547983</text:p>
          </table:table-cell>
          <table:table-cell table:number-columns-repeated="4"/>
          <table:table-cell office:value-type="float" office:value="23.6455" calcext:value-type="float">
            <text:p>23,64550000</text:p>
          </table:table-cell>
          <table:table-cell table:number-columns-repeated="8"/>
        </table:table-row>
        <table:table-row table:style-name="ro1">
          <table:table-cell office:value-type="float" office:value="23.6404013813107" calcext:value-type="float">
            <text:p>23,64040138</text:p>
          </table:table-cell>
          <table:table-cell table:number-columns-repeated="3"/>
          <table:table-cell office:value-type="float" office:value="23.6423" calcext:value-type="float">
            <text:p>23,64230000</text:p>
          </table:table-cell>
          <table:table-cell office:value-type="float" office:value="23.6404" calcext:value-type="float">
            <text:p>23,64040000</text:p>
          </table:table-cell>
          <table:table-cell table:number-columns-repeated="8"/>
        </table:table-row>
        <table:table-row table:style-name="ro1">
          <table:table-cell office:value-type="float" office:value="23.6353528866308" calcext:value-type="float">
            <text:p>23,63535289</text:p>
          </table:table-cell>
          <table:table-cell table:number-columns-repeated="4"/>
          <table:table-cell office:value-type="float" office:value="23.6354" calcext:value-type="float">
            <text:p>23,63540000</text:p>
          </table:table-cell>
          <table:table-cell table:number-columns-repeated="8"/>
        </table:table-row>
        <table:table-row table:style-name="ro1">
          <table:table-cell office:value-type="float" office:value="23.6303343431044" calcext:value-type="float">
            <text:p>23,63033434</text:p>
          </table:table-cell>
          <table:table-cell table:number-columns-repeated="2"/>
          <table:table-cell office:value-type="float" office:value="23.6363" calcext:value-type="float">
            <text:p>23,63630000</text:p>
          </table:table-cell>
          <table:table-cell office:value-type="float" office:value="23.6321" calcext:value-type="float">
            <text:p>23,63210000</text:p>
          </table:table-cell>
          <table:table-cell office:value-type="float" office:value="23.6303" calcext:value-type="float">
            <text:p>23,63030000</text:p>
          </table:table-cell>
          <table:table-cell table:number-columns-repeated="8"/>
        </table:table-row>
        <table:table-row table:style-name="ro1">
          <table:table-cell office:value-type="float" office:value="23.6253457453674" calcext:value-type="float">
            <text:p>23,62534575</text:p>
          </table:table-cell>
          <table:table-cell table:number-columns-repeated="4"/>
          <table:table-cell office:value-type="float" office:value="23.6253" calcext:value-type="float">
            <text:p>23,62530000</text:p>
          </table:table-cell>
          <table:table-cell table:number-columns-repeated="8"/>
        </table:table-row>
        <table:table-row table:style-name="ro1">
          <table:table-cell office:value-type="float" office:value="23.6203870877895" calcext:value-type="float">
            <text:p>23,62038709</text:p>
          </table:table-cell>
          <table:table-cell table:number-columns-repeated="3"/>
          <table:table-cell office:value-type="float" office:value="23.6222" calcext:value-type="float">
            <text:p>23,62220000</text:p>
          </table:table-cell>
          <table:table-cell office:value-type="float" office:value="23.6204" calcext:value-type="float">
            <text:p>23,62040000</text:p>
          </table:table-cell>
          <table:table-cell table:number-columns-repeated="8"/>
        </table:table-row>
        <table:table-row table:style-name="ro1">
          <table:table-cell office:value-type="float" office:value="23.6154583647344" calcext:value-type="float">
            <text:p>23,61545836</text:p>
          </table:table-cell>
          <table:table-cell table:number-columns-repeated="4"/>
          <table:table-cell office:value-type="float" office:value="23.6155" calcext:value-type="float">
            <text:p>23,61550000</text:p>
          </table:table-cell>
          <table:table-cell table:number-columns-repeated="8"/>
        </table:table-row>
        <table:table-row table:style-name="ro1">
          <table:table-cell office:value-type="float" office:value="23.6105595706868" calcext:value-type="float">
            <text:p>23,61055957</text:p>
          </table:table-cell>
          <table:table-cell office:value-type="float" office:value="23.628" calcext:value-type="float">
            <text:p>23,628000000</text:p>
          </table:table-cell>
          <table:table-cell office:value-type="float" office:value="23.6199" calcext:value-type="float">
            <text:p>23,61990000</text:p>
          </table:table-cell>
          <table:table-cell office:value-type="float" office:value="23.6158" calcext:value-type="float">
            <text:p>23,61580000</text:p>
          </table:table-cell>
          <table:table-cell office:value-type="float" office:value="23.6123" calcext:value-type="float">
            <text:p>23,61230000</text:p>
          </table:table-cell>
          <table:table-cell office:value-type="float" office:value="23.6106" calcext:value-type="float">
            <text:p>23,61060000</text:p>
          </table:table-cell>
          <table:table-cell table:number-columns-repeated="8"/>
        </table:table-row>
        <table:table-row table:style-name="ro1">
          <table:table-cell office:value-type="float" office:value="23.6056907002784" calcext:value-type="float">
            <text:p>23,60569070</text:p>
          </table:table-cell>
          <table:table-cell table:number-columns-repeated="4"/>
          <table:table-cell office:value-type="float" office:value="23.6057" calcext:value-type="float">
            <text:p>23,60570000</text:p>
          </table:table-cell>
          <table:table-cell table:number-columns-repeated="8"/>
        </table:table-row>
        <table:table-row table:style-name="ro1">
          <table:table-cell office:value-type="float" office:value="23.6008517482586" calcext:value-type="float">
            <text:p>23,60085175</text:p>
          </table:table-cell>
          <table:table-cell table:number-columns-repeated="3"/>
          <table:table-cell office:value-type="float" office:value="23.6025" calcext:value-type="float">
            <text:p>23,60250000</text:p>
          </table:table-cell>
          <table:table-cell office:value-type="float" office:value="23.6009" calcext:value-type="float">
            <text:p>23,60090000</text:p>
          </table:table-cell>
          <table:table-cell table:number-columns-repeated="8"/>
        </table:table-row>
        <table:table-row table:style-name="ro1">
          <table:table-cell office:value-type="float" office:value="23.5960427094486" calcext:value-type="float">
            <text:p>23,59604271</text:p>
          </table:table-cell>
          <table:table-cell table:number-columns-repeated="4"/>
          <table:table-cell office:value-type="float" office:value="23.596" calcext:value-type="float">
            <text:p>23,59600000</text:p>
          </table:table-cell>
          <table:table-cell table:number-columns-repeated="8"/>
        </table:table-row>
        <table:table-row table:style-name="ro1">
          <table:table-cell office:value-type="float" office:value="23.5912635786999" calcext:value-type="float">
            <text:p>23,59126358</text:p>
          </table:table-cell>
          <table:table-cell table:number-columns-repeated="2"/>
          <table:table-cell office:value-type="float" office:value="23.5958" calcext:value-type="float">
            <text:p>23,59580000</text:p>
          </table:table-cell>
          <table:table-cell office:value-type="float" office:value="23.5929" calcext:value-type="float">
            <text:p>23,59290000</text:p>
          </table:table-cell>
          <table:table-cell office:value-type="float" office:value="23.5913" calcext:value-type="float">
            <text:p>23,59130000</text:p>
          </table:table-cell>
          <table:table-cell table:number-columns-repeated="8"/>
        </table:table-row>
        <table:table-row table:style-name="ro1">
          <table:table-cell office:value-type="float" office:value="23.5865143508686" calcext:value-type="float">
            <text:p>23,58651435</text:p>
          </table:table-cell>
          <table:table-cell table:number-columns-repeated="4"/>
          <table:table-cell office:value-type="float" office:value="23.5865" calcext:value-type="float">
            <text:p>23,58650000</text:p>
          </table:table-cell>
          <table:table-cell table:number-columns-repeated="8"/>
        </table:table-row>
        <table:table-row table:style-name="ro1">
          <table:table-cell office:value-type="float" office:value="23.5817950208013" calcext:value-type="float">
            <text:p>23,58179502</text:p>
          </table:table-cell>
          <table:table-cell table:number-columns-repeated="3"/>
          <table:table-cell office:value-type="float" office:value="23.5834" calcext:value-type="float">
            <text:p>23,58340000</text:p>
          </table:table-cell>
          <table:table-cell office:value-type="float" office:value="23.5818" calcext:value-type="float">
            <text:p>23,58180000</text:p>
          </table:table-cell>
          <table:table-cell table:number-columns-repeated="8"/>
        </table:table-row>
        <table:table-row table:style-name="ro1">
          <table:table-cell office:value-type="float" office:value="23.5771055833346" calcext:value-type="float">
            <text:p>23,57710558</text:p>
          </table:table-cell>
          <table:table-cell table:number-columns-repeated="4"/>
          <table:table-cell office:value-type="float" office:value="23.5771" calcext:value-type="float">
            <text:p>23,57710000</text:p>
          </table:table-cell>
          <table:table-cell table:number-columns-repeated="8"/>
        </table:table-row>
        <table:table-row table:style-name="ro1">
          <table:table-cell office:value-type="float" office:value="23.5724460332985" calcext:value-type="float">
            <text:p>23,57244603</text:p>
          </table:table-cell>
          <table:table-cell/>
          <table:table-cell office:value-type="float" office:value="23.5767" calcext:value-type="float">
            <text:p>23,57670000</text:p>
          </table:table-cell>
          <table:table-cell office:value-type="float" office:value="23.5762" calcext:value-type="float">
            <text:p>23,57620000</text:p>
          </table:table-cell>
          <table:table-cell office:value-type="float" office:value="23.574" calcext:value-type="float">
            <text:p>23,57400000</text:p>
          </table:table-cell>
          <table:table-cell office:value-type="float" office:value="23.5724" calcext:value-type="float">
            <text:p>23,57240000</text:p>
          </table:table-cell>
          <table:table-cell table:number-columns-repeated="8"/>
        </table:table-row>
        <table:table-row table:style-name="ro1">
          <table:table-cell office:value-type="float" office:value="23.5678163655218" calcext:value-type="float">
            <text:p>23,56781637</text:p>
          </table:table-cell>
          <table:table-cell table:number-columns-repeated="4"/>
          <table:table-cell office:value-type="float" office:value="23.5678" calcext:value-type="float">
            <text:p>23,56780000</text:p>
          </table:table-cell>
          <table:table-cell table:number-columns-repeated="8"/>
        </table:table-row>
        <table:table-row table:style-name="ro1">
          <table:table-cell office:value-type="float" office:value="23.5632165748373" calcext:value-type="float">
            <text:p>23,56321657</text:p>
          </table:table-cell>
          <table:table-cell table:number-columns-repeated="3"/>
          <table:table-cell office:value-type="float" office:value="23.5647" calcext:value-type="float">
            <text:p>23,56470000</text:p>
          </table:table-cell>
          <table:table-cell office:value-type="float" office:value="23.5632" calcext:value-type="float">
            <text:p>23,56320000</text:p>
          </table:table-cell>
          <table:table-cell table:number-columns-repeated="8"/>
        </table:table-row>
        <table:table-row table:style-name="ro1">
          <table:table-cell office:value-type="float" office:value="23.5586466560854" calcext:value-type="float">
            <text:p>23,55864666</text:p>
          </table:table-cell>
          <table:table-cell table:number-columns-repeated="4"/>
          <table:table-cell office:value-type="float" office:value="23.5586" calcext:value-type="float">
            <text:p>23,55860000</text:p>
          </table:table-cell>
          <table:table-cell table:number-columns-repeated="8"/>
        </table:table-row>
        <table:table-row table:style-name="ro1">
          <table:table-cell office:value-type="float" office:value="23.5541066041158" calcext:value-type="float">
            <text:p>23,55410660</text:p>
          </table:table-cell>
          <table:table-cell table:number-columns-repeated="2"/>
          <table:table-cell office:value-type="float" office:value="23.5572" calcext:value-type="float">
            <text:p>23,55720000</text:p>
          </table:table-cell>
          <table:table-cell office:value-type="float" office:value="23.5555" calcext:value-type="float">
            <text:p>23,55550000</text:p>
          </table:table-cell>
          <table:table-cell office:value-type="float" office:value="23.5541" calcext:value-type="float">
            <text:p>23,55410000</text:p>
          </table:table-cell>
          <table:table-cell table:number-columns-repeated="8"/>
        </table:table-row>
        <table:table-row table:style-name="ro1">
          <table:table-cell office:value-type="float" office:value="23.5495964137876" calcext:value-type="float">
            <text:p>23,54959641</text:p>
          </table:table-cell>
          <table:table-cell table:number-columns-repeated="4"/>
          <table:table-cell office:value-type="float" office:value="23.5496" calcext:value-type="float">
            <text:p>23,54960000</text:p>
          </table:table-cell>
          <table:table-cell table:number-columns-repeated="8"/>
        </table:table-row>
        <table:table-row table:style-name="ro1">
          <table:table-cell office:value-type="float" office:value="23.5451160799694" calcext:value-type="float">
            <text:p>23,54511608</text:p>
          </table:table-cell>
          <table:table-cell table:number-columns-repeated="3"/>
          <table:table-cell office:value-type="float" office:value="23.5465" calcext:value-type="float">
            <text:p>23,54650000</text:p>
          </table:table-cell>
          <table:table-cell office:value-type="float" office:value="23.5451" calcext:value-type="float">
            <text:p>23,54510000</text:p>
          </table:table-cell>
          <table:table-cell table:number-columns-repeated="8"/>
        </table:table-row>
        <table:table-row table:style-name="ro1">
          <table:table-cell office:value-type="float" office:value="23.5406655975384" calcext:value-type="float">
            <text:p>23,54066560</text:p>
          </table:table-cell>
          <table:table-cell table:number-columns-repeated="4"/>
          <table:table-cell office:value-type="float" office:value="23.5407" calcext:value-type="float">
            <text:p>23,54070000</text:p>
          </table:table-cell>
          <table:table-cell table:number-columns-repeated="8"/>
        </table:table-row>
        <table:table-row table:style-name="ro1">
          <table:table-cell office:value-type="float" office:value="23.5362449613796" calcext:value-type="float">
            <text:p>23,53624496</text:p>
          </table:table-cell>
          <table:table-cell office:value-type="float" office:value="23.5303" calcext:value-type="float">
            <text:p>23,530300000</text:p>
          </table:table-cell>
          <table:table-cell office:value-type="float" office:value="23.5353" calcext:value-type="float">
            <text:p>23,53530000</text:p>
          </table:table-cell>
          <table:table-cell office:value-type="float" office:value="23.5386" calcext:value-type="float">
            <text:p>23,53860000</text:p>
          </table:table-cell>
          <table:table-cell office:value-type="float" office:value="23.5376" calcext:value-type="float">
            <text:p>23,53760000</text:p>
          </table:table-cell>
          <table:table-cell office:value-type="float" office:value="23.5362" calcext:value-type="float">
            <text:p>23,53620000</text:p>
          </table:table-cell>
          <table:table-cell table:number-columns-repeated="8"/>
        </table:table-row>
        <table:table-row table:style-name="ro1">
          <table:table-cell office:value-type="float" office:value="23.5318541663856" calcext:value-type="float">
            <text:p>23,53185417</text:p>
          </table:table-cell>
          <table:table-cell table:number-columns-repeated="4"/>
          <table:table-cell office:value-type="float" office:value="23.5319" calcext:value-type="float">
            <text:p>23,53190000</text:p>
          </table:table-cell>
          <table:table-cell table:number-columns-repeated="8"/>
        </table:table-row>
        <table:table-row table:style-name="ro1">
          <table:table-cell office:value-type="float" office:value="23.5274932074561" calcext:value-type="float">
            <text:p>23,52749321</text:p>
          </table:table-cell>
          <table:table-cell table:number-columns-repeated="3"/>
          <table:table-cell office:value-type="float" office:value="23.5288" calcext:value-type="float">
            <text:p>23,52880000</text:p>
          </table:table-cell>
          <table:table-cell office:value-type="float" office:value="23.5275" calcext:value-type="float">
            <text:p>23,52750000</text:p>
          </table:table-cell>
          <table:table-cell table:number-columns-repeated="8"/>
        </table:table-row>
        <table:table-row table:style-name="ro1">
          <table:table-cell office:value-type="float" office:value="23.5231620794976" calcext:value-type="float">
            <text:p>23,52316208</text:p>
          </table:table-cell>
          <table:table-cell table:number-columns-repeated="4"/>
          <table:table-cell office:value-type="float" office:value="23.5232" calcext:value-type="float">
            <text:p>23,52320000</text:p>
          </table:table-cell>
          <table:table-cell table:number-columns-repeated="8"/>
        </table:table-row>
        <table:table-row table:style-name="ro1">
          <table:table-cell office:value-type="float" office:value="23.5188607774237" calcext:value-type="float">
            <text:p>23,51886078</text:p>
          </table:table-cell>
          <table:table-cell table:number-columns-repeated="2"/>
          <table:table-cell office:value-type="float" office:value="23.5205" calcext:value-type="float">
            <text:p>23,52050000</text:p>
          </table:table-cell>
          <table:table-cell office:value-type="float" office:value="23.5201" calcext:value-type="float">
            <text:p>23,52010000</text:p>
          </table:table-cell>
          <table:table-cell office:value-type="float" office:value="23.5189" calcext:value-type="float">
            <text:p>23,51890000</text:p>
          </table:table-cell>
          <table:table-cell table:number-columns-repeated="8"/>
        </table:table-row>
        <table:table-row table:style-name="ro1">
          <table:table-cell office:value-type="float" office:value="23.514589296155" calcext:value-type="float">
            <text:p>23,51458930</text:p>
          </table:table-cell>
          <table:table-cell table:number-columns-repeated="4"/>
          <table:table-cell office:value-type="float" office:value="23.5146" calcext:value-type="float">
            <text:p>23,51460000</text:p>
          </table:table-cell>
          <table:table-cell table:number-columns-repeated="8"/>
        </table:table-row>
        <table:table-row table:style-name="ro1">
          <table:table-cell office:value-type="float" office:value="23.5103476306192" calcext:value-type="float">
            <text:p>23,51034763</text:p>
          </table:table-cell>
          <table:table-cell table:number-columns-repeated="3"/>
          <table:table-cell office:value-type="float" office:value="23.5116" calcext:value-type="float">
            <text:p>23,51160000</text:p>
          </table:table-cell>
          <table:table-cell office:value-type="float" office:value="23.5103" calcext:value-type="float">
            <text:p>23,51030000</text:p>
          </table:table-cell>
          <table:table-cell table:number-columns-repeated="8"/>
        </table:table-row>
        <table:table-row table:style-name="ro1">
          <table:table-cell office:value-type="float" office:value="23.5061357757516" calcext:value-type="float">
            <text:p>23,50613578</text:p>
          </table:table-cell>
          <table:table-cell table:number-columns-repeated="4"/>
          <table:table-cell office:value-type="float" office:value="23.5061" calcext:value-type="float">
            <text:p>23,50610000</text:p>
          </table:table-cell>
          <table:table-cell table:number-columns-repeated="8"/>
        </table:table-row>
        <table:table-row table:style-name="ro1">
          <table:table-cell office:value-type="float" office:value="23.5019537264942" calcext:value-type="float">
            <text:p>23,50195373</text:p>
          </table:table-cell>
          <table:table-cell/>
          <table:table-cell office:value-type="float" office:value="23.4955" calcext:value-type="float">
            <text:p>23,49550000</text:p>
          </table:table-cell>
          <table:table-cell office:value-type="float" office:value="23.5029" calcext:value-type="float">
            <text:p>23,50290000</text:p>
          </table:table-cell>
          <table:table-cell office:value-type="float" office:value="23.5031" calcext:value-type="float">
            <text:p>23,50310000</text:p>
          </table:table-cell>
          <table:table-cell office:value-type="float" office:value="23.502" calcext:value-type="float">
            <text:p>23,50200000</text:p>
          </table:table-cell>
          <table:table-cell table:number-columns-repeated="8"/>
        </table:table-row>
        <table:table-row table:style-name="ro1">
          <table:table-cell office:value-type="float" office:value="23.4978014777967" calcext:value-type="float">
            <text:p>23,49780148</text:p>
          </table:table-cell>
          <table:table-cell table:number-columns-repeated="4"/>
          <table:table-cell office:value-type="float" office:value="23.4978" calcext:value-type="float">
            <text:p>23,49780000</text:p>
          </table:table-cell>
          <table:table-cell table:number-columns-repeated="8"/>
        </table:table-row>
        <table:table-row table:style-name="ro1">
          <table:table-cell office:value-type="float" office:value="23.4936790246159" calcext:value-type="float">
            <text:p>23,49367902</text:p>
          </table:table-cell>
          <table:table-cell table:number-columns-repeated="3"/>
          <table:table-cell office:value-type="float" office:value="23.4948" calcext:value-type="float">
            <text:p>23,49480000</text:p>
          </table:table-cell>
          <table:table-cell office:value-type="float" office:value="23.4937" calcext:value-type="float">
            <text:p>23,49370000</text:p>
          </table:table-cell>
          <table:table-cell table:number-columns-repeated="8"/>
        </table:table-row>
        <table:table-row table:style-name="ro1">
          <table:table-cell office:value-type="float" office:value="23.4895863619161" calcext:value-type="float">
            <text:p>23,48958636</text:p>
          </table:table-cell>
          <table:table-cell table:number-columns-repeated="4"/>
          <table:table-cell office:value-type="float" office:value="23.4896" calcext:value-type="float">
            <text:p>23,48960000</text:p>
          </table:table-cell>
          <table:table-cell table:number-columns-repeated="8"/>
        </table:table-row>
        <table:table-row table:style-name="ro1">
          <table:table-cell office:value-type="float" office:value="23.4855234846689" calcext:value-type="float">
            <text:p>23,48552348</text:p>
          </table:table-cell>
          <table:table-cell table:number-columns-repeated="2"/>
          <table:table-cell office:value-type="float" office:value="23.4857" calcext:value-type="float">
            <text:p>23,48570000</text:p>
          </table:table-cell>
          <table:table-cell office:value-type="float" office:value="23.4866" calcext:value-type="float">
            <text:p>23,48660000</text:p>
          </table:table-cell>
          <table:table-cell office:value-type="float" office:value="23.4855" calcext:value-type="float">
            <text:p>23,48550000</text:p>
          </table:table-cell>
          <table:table-cell table:number-columns-repeated="8"/>
        </table:table-row>
        <table:table-row table:style-name="ro1">
          <table:table-cell office:value-type="float" office:value="23.481490387853" calcext:value-type="float">
            <text:p>23,48149039</text:p>
          </table:table-cell>
          <table:table-cell table:number-columns-repeated="4"/>
          <table:table-cell office:value-type="float" office:value="23.4815" calcext:value-type="float">
            <text:p>23,48150000</text:p>
          </table:table-cell>
          <table:table-cell table:number-columns-repeated="8"/>
        </table:table-row>
        <table:table-row table:style-name="ro1">
          <table:table-cell office:value-type="float" office:value="23.4774870664546" calcext:value-type="float">
            <text:p>23,47748707</text:p>
          </table:table-cell>
          <table:table-cell table:number-columns-repeated="3"/>
          <table:table-cell office:value-type="float" office:value="23.4785" calcext:value-type="float">
            <text:p>23,47850000</text:p>
          </table:table-cell>
          <table:table-cell office:value-type="float" office:value="23.4775" calcext:value-type="float">
            <text:p>23,47750000</text:p>
          </table:table-cell>
          <table:table-cell table:number-columns-repeated="8"/>
        </table:table-row>
        <table:table-row table:style-name="ro1">
          <table:table-cell office:value-type="float" office:value="23.4735135154671" calcext:value-type="float">
            <text:p>23,47351352</text:p>
          </table:table-cell>
          <table:table-cell table:number-columns-repeated="4"/>
          <table:table-cell office:value-type="float" office:value="23.4735" calcext:value-type="float">
            <text:p>23,47350000</text:p>
          </table:table-cell>
          <table:table-cell table:number-columns-repeated="8"/>
        </table:table-row>
        <table:table-row table:style-name="ro1">
          <table:table-cell office:value-type="float" office:value="23.4695697298911" calcext:value-type="float">
            <text:p>23,46956973</text:p>
          </table:table-cell>
          <table:table-cell office:value-type="float" office:value="23.4441" calcext:value-type="float">
            <text:p>23,444100000</text:p>
          </table:table-cell>
          <table:table-cell office:value-type="float" office:value="23.4576" calcext:value-type="float">
            <text:p>23,45760000</text:p>
          </table:table-cell>
          <table:table-cell office:value-type="float" office:value="23.4691" calcext:value-type="float">
            <text:p>23,46910000</text:p>
          </table:table-cell>
          <table:table-cell office:value-type="float" office:value="23.4705" calcext:value-type="float">
            <text:p>23,47050000</text:p>
          </table:table-cell>
          <table:table-cell office:value-type="float" office:value="23.4696" calcext:value-type="float">
            <text:p>23,46960000</text:p>
          </table:table-cell>
          <table:table-cell table:number-columns-repeated="8"/>
        </table:table-row>
        <table:table-row table:style-name="ro1">
          <table:table-cell office:value-type="float" office:value="23.4656557047346" calcext:value-type="float">
            <text:p>23,46565570</text:p>
          </table:table-cell>
          <table:table-cell table:number-columns-repeated="4"/>
          <table:table-cell office:value-type="float" office:value="23.4657" calcext:value-type="float">
            <text:p>23,46570000</text:p>
          </table:table-cell>
          <table:table-cell table:number-columns-repeated="8"/>
        </table:table-row>
        <table:table-row table:style-name="ro1">
          <table:table-cell office:value-type="float" office:value="23.461771435013" calcext:value-type="float">
            <text:p>23,46177144</text:p>
          </table:table-cell>
          <table:table-cell table:number-columns-repeated="3"/>
          <table:table-cell office:value-type="float" office:value="23.4627" calcext:value-type="float">
            <text:p>23,46270000</text:p>
          </table:table-cell>
          <table:table-cell office:value-type="float" office:value="23.4618" calcext:value-type="float">
            <text:p>23,46180000</text:p>
          </table:table-cell>
          <table:table-cell table:number-columns-repeated="8"/>
        </table:table-row>
        <table:table-row table:style-name="ro1">
          <table:table-cell office:value-type="float" office:value="23.4579169157484" calcext:value-type="float">
            <text:p>23,45791692</text:p>
          </table:table-cell>
          <table:table-cell table:number-columns-repeated="4"/>
          <table:table-cell office:value-type="float" office:value="23.4579" calcext:value-type="float">
            <text:p>23,45790000</text:p>
          </table:table-cell>
          <table:table-cell table:number-columns-repeated="8"/>
        </table:table-row>
        <table:table-row table:style-name="ro1">
          <table:table-cell office:value-type="float" office:value="23.4540921419709" calcext:value-type="float">
            <text:p>23,45409214</text:p>
          </table:table-cell>
          <table:table-cell table:number-columns-repeated="2"/>
          <table:table-cell office:value-type="float" office:value="23.4529" calcext:value-type="float">
            <text:p>23,45290000</text:p>
          </table:table-cell>
          <table:table-cell office:value-type="float" office:value="23.455" calcext:value-type="float">
            <text:p>23,45500000</text:p>
          </table:table-cell>
          <table:table-cell office:value-type="float" office:value="23.4541" calcext:value-type="float">
            <text:p>23,45410000</text:p>
          </table:table-cell>
          <table:table-cell table:number-columns-repeated="8"/>
        </table:table-row>
        <table:table-row table:style-name="ro1">
          <table:table-cell office:value-type="float" office:value="23.4502971087172" calcext:value-type="float">
            <text:p>23,45029711</text:p>
          </table:table-cell>
          <table:table-cell table:number-columns-repeated="4"/>
          <table:table-cell office:value-type="float" office:value="23.4503" calcext:value-type="float">
            <text:p>23,45030000</text:p>
          </table:table-cell>
          <table:table-cell table:number-columns-repeated="8"/>
        </table:table-row>
        <table:table-row table:style-name="ro1">
          <table:table-cell office:value-type="float" office:value="23.4465318110317" calcext:value-type="float">
            <text:p>23,44653181</text:p>
          </table:table-cell>
          <table:table-cell table:number-columns-repeated="3"/>
          <table:table-cell office:value-type="float" office:value="23.4474" calcext:value-type="float">
            <text:p>23,44740000</text:p>
          </table:table-cell>
          <table:table-cell office:value-type="float" office:value="23.4465" calcext:value-type="float">
            <text:p>23,44650000</text:p>
          </table:table-cell>
          <table:table-cell table:number-columns-repeated="8"/>
        </table:table-row>
        <table:table-row table:style-name="ro1">
          <table:table-cell office:value-type="float" office:value="23.442796243966" calcext:value-type="float">
            <text:p>23,44279624</text:p>
          </table:table-cell>
          <table:table-cell table:number-columns-repeated="4"/>
          <table:table-cell office:value-type="float" office:value="23.4428" calcext:value-type="float">
            <text:p>23,44280000</text:p>
          </table:table-cell>
          <table:table-cell table:number-columns-repeated="8"/>
        </table:table-row>
        <table:table-row table:style-name="ro1">
          <table:table-cell office:value-type="float" office:value="23.4390904025789" calcext:value-type="float">
            <text:p>23,43909040</text:p>
          </table:table-cell>
          <table:table-cell/>
          <table:table-cell office:value-type="float" office:value="23.4217" calcext:value-type="float">
            <text:p>23,42170000</text:p>
          </table:table-cell>
          <table:table-cell office:value-type="float" office:value="23.4372" calcext:value-type="float">
            <text:p>23,43720000</text:p>
          </table:table-cell>
          <table:table-cell office:value-type="float" office:value="23.4399" calcext:value-type="float">
            <text:p>23,43990000</text:p>
          </table:table-cell>
          <table:table-cell office:value-type="float" office:value="23.4391" calcext:value-type="float">
            <text:p>23,43910000</text:p>
          </table:table-cell>
          <table:table-cell table:number-columns-repeated="8"/>
        </table:table-row>
        <table:table-row table:style-name="ro1">
          <table:table-cell office:value-type="float" office:value="23.4354142819364" calcext:value-type="float">
            <text:p>23,43541428</text:p>
          </table:table-cell>
          <table:table-cell table:number-columns-repeated="4"/>
          <table:table-cell office:value-type="float" office:value="23.4354" calcext:value-type="float">
            <text:p>23,43540000</text:p>
          </table:table-cell>
          <table:table-cell table:number-columns-repeated="8"/>
        </table:table-row>
        <table:table-row table:style-name="ro1">
          <table:table-cell office:value-type="float" office:value="23.431767877112" calcext:value-type="float">
            <text:p>23,43176788</text:p>
          </table:table-cell>
          <table:table-cell table:number-columns-repeated="3"/>
          <table:table-cell office:value-type="float" office:value="23.4325" calcext:value-type="float">
            <text:p>23,43250000</text:p>
          </table:table-cell>
          <table:table-cell office:value-type="float" office:value="23.4318" calcext:value-type="float">
            <text:p>23,43180000</text:p>
          </table:table-cell>
          <table:table-cell table:number-columns-repeated="8"/>
        </table:table-row>
        <table:table-row table:style-name="ro1">
          <table:table-cell office:value-type="float" office:value="23.4281511831861" calcext:value-type="float">
            <text:p>23,42815118</text:p>
          </table:table-cell>
          <table:table-cell table:number-columns-repeated="4"/>
          <table:table-cell office:value-type="float" office:value="23.4282" calcext:value-type="float">
            <text:p>23,42820000</text:p>
          </table:table-cell>
          <table:table-cell table:number-columns-repeated="8"/>
        </table:table-row>
        <table:table-row table:style-name="ro1">
          <table:table-cell office:value-type="float" office:value="23.4245641952467" calcext:value-type="float">
            <text:p>23,42456420</text:p>
          </table:table-cell>
          <table:table-cell table:number-columns-repeated="2"/>
          <table:table-cell office:value-type="float" office:value="23.4219" calcext:value-type="float">
            <text:p>23,42190000</text:p>
          </table:table-cell>
          <table:table-cell office:value-type="float" office:value="23.4253" calcext:value-type="float">
            <text:p>23,42530000</text:p>
          </table:table-cell>
          <table:table-cell office:value-type="float" office:value="23.4246" calcext:value-type="float">
            <text:p>23,42460000</text:p>
          </table:table-cell>
          <table:table-cell table:number-columns-repeated="8"/>
        </table:table-row>
        <table:table-row table:style-name="ro1">
          <table:table-cell office:value-type="float" office:value="23.4210069083889" calcext:value-type="float">
            <text:p>23,42100691</text:p>
          </table:table-cell>
          <table:table-cell table:number-columns-repeated="4"/>
          <table:table-cell office:value-type="float" office:value="23.421" calcext:value-type="float">
            <text:p>23,42100000</text:p>
          </table:table-cell>
          <table:table-cell table:number-columns-repeated="8"/>
        </table:table-row>
        <table:table-row table:style-name="ro1">
          <table:table-cell office:value-type="float" office:value="23.4174793177151" calcext:value-type="float">
            <text:p>23,41747932</text:p>
          </table:table-cell>
          <table:table-cell table:number-columns-repeated="3"/>
          <table:table-cell office:value-type="float" office:value="23.4181" calcext:value-type="float">
            <text:p>23,41810000</text:p>
          </table:table-cell>
          <table:table-cell office:value-type="float" office:value="23.4175" calcext:value-type="float">
            <text:p>23,41750000</text:p>
          </table:table-cell>
          <table:table-cell table:number-columns-repeated="8"/>
        </table:table-row>
        <table:table-row table:style-name="ro1">
          <table:table-cell office:value-type="float" office:value="23.4139814183347" calcext:value-type="float">
            <text:p>23,41398142</text:p>
          </table:table-cell>
          <table:table-cell table:number-columns-repeated="4"/>
          <table:table-cell office:value-type="float" office:value="23.414" calcext:value-type="float">
            <text:p>23,41400000</text:p>
          </table:table-cell>
          <table:table-cell table:number-columns-repeated="8"/>
        </table:table-row>
        <table:table-row table:style-name="ro1">
          <table:table-cell office:value-type="float" office:value="23.410513205365" calcext:value-type="float">
            <text:p>23,41051321</text:p>
          </table:table-cell>
          <table:table-cell office:value-type="float" office:value="23.3659" calcext:value-type="float">
            <text:p>23,365900000</text:p>
          </table:table-cell>
          <table:table-cell office:value-type="float" office:value="23.3877" calcext:value-type="float">
            <text:p>23,38770000</text:p>
          </table:table-cell>
          <table:table-cell office:value-type="float" office:value="23.4072" calcext:value-type="float">
            <text:p>23,40720000</text:p>
          </table:table-cell>
          <table:table-cell office:value-type="float" office:value="23.4111" calcext:value-type="float">
            <text:p>23,41110000</text:p>
          </table:table-cell>
          <table:table-cell office:value-type="float" office:value="23.4105" calcext:value-type="float">
            <text:p>23,41050000</text:p>
          </table:table-cell>
          <table:table-cell table:number-columns-repeated="8"/>
        </table:table-row>
        <table:table-row table:style-name="ro1">
          <table:table-cell office:value-type="float" office:value="23.4070746739297" calcext:value-type="float">
            <text:p>23,40707467</text:p>
          </table:table-cell>
          <table:table-cell table:number-columns-repeated="4"/>
          <table:table-cell office:value-type="float" office:value="23.4071" calcext:value-type="float">
            <text:p>23,40710000</text:p>
          </table:table-cell>
          <table:table-cell table:number-columns-repeated="8"/>
        </table:table-row>
        <table:table-row table:style-name="ro1">
          <table:table-cell office:value-type="float" office:value="23.4036658191605" calcext:value-type="float">
            <text:p>23,40366582</text:p>
          </table:table-cell>
          <table:table-cell table:number-columns-repeated="3"/>
          <table:table-cell office:value-type="float" office:value="23.4042" calcext:value-type="float">
            <text:p>23,40420000</text:p>
          </table:table-cell>
          <table:table-cell office:value-type="float" office:value="23.4037" calcext:value-type="float">
            <text:p>23,40370000</text:p>
          </table:table-cell>
          <table:table-cell table:number-columns-repeated="8"/>
        </table:table-row>
        <table:table-row table:style-name="ro1">
          <table:table-cell office:value-type="float" office:value="23.4002866361959" calcext:value-type="float">
            <text:p>23,40028664</text:p>
          </table:table-cell>
          <table:table-cell table:number-columns-repeated="4"/>
          <table:table-cell office:value-type="float" office:value="23.4003" calcext:value-type="float">
            <text:p>23,40030000</text:p>
          </table:table-cell>
          <table:table-cell table:number-columns-repeated="8"/>
        </table:table-row>
        <table:table-row table:style-name="ro1">
          <table:table-cell office:value-type="float" office:value="23.3969371201818" calcext:value-type="float">
            <text:p>23,39693712</text:p>
          </table:table-cell>
          <table:table-cell table:number-columns-repeated="2"/>
          <table:table-cell office:value-type="float" office:value="23.3929" calcext:value-type="float">
            <text:p>23,39290000</text:p>
          </table:table-cell>
          <table:table-cell office:value-type="float" office:value="23.3974" calcext:value-type="float">
            <text:p>23,39740000</text:p>
          </table:table-cell>
          <table:table-cell office:value-type="float" office:value="23.3969" calcext:value-type="float">
            <text:p>23,39690000</text:p>
          </table:table-cell>
          <table:table-cell table:number-columns-repeated="8"/>
        </table:table-row>
        <table:table-row table:style-name="ro1">
          <table:table-cell office:value-type="float" office:value="23.3936172662713" calcext:value-type="float">
            <text:p>23,39361727</text:p>
          </table:table-cell>
          <table:table-cell table:number-columns-repeated="4"/>
          <table:table-cell office:value-type="float" office:value="23.3936" calcext:value-type="float">
            <text:p>23,39360000</text:p>
          </table:table-cell>
          <table:table-cell table:number-columns-repeated="8"/>
        </table:table-row>
        <table:table-row table:style-name="ro1">
          <table:table-cell office:value-type="float" office:value="23.3903270696249" calcext:value-type="float">
            <text:p>23,39032707</text:p>
          </table:table-cell>
          <table:table-cell table:number-columns-repeated="3"/>
          <table:table-cell office:value-type="float" office:value="23.3908" calcext:value-type="float">
            <text:p>23,39080000</text:p>
          </table:table-cell>
          <table:table-cell office:value-type="float" office:value="23.3903" calcext:value-type="float">
            <text:p>23,39030000</text:p>
          </table:table-cell>
          <table:table-cell table:number-columns-repeated="8"/>
        </table:table-row>
        <table:table-row table:style-name="ro1">
          <table:table-cell office:value-type="float" office:value="23.3870665254101" calcext:value-type="float">
            <text:p>23,38706653</text:p>
          </table:table-cell>
          <table:table-cell table:number-columns-repeated="4"/>
          <table:table-cell office:value-type="float" office:value="23.3871" calcext:value-type="float">
            <text:p>23,38710000</text:p>
          </table:table-cell>
          <table:table-cell table:number-columns-repeated="8"/>
        </table:table-row>
        <table:table-row table:style-name="ro1">
          <table:table-cell office:value-type="float" office:value="23.3838356288017" calcext:value-type="float">
            <text:p>23,38383563</text:p>
          </table:table-cell>
          <table:table-cell/>
          <table:table-cell office:value-type="float" office:value="23.3556" calcext:value-type="float">
            <text:p>23,35560000</text:p>
          </table:table-cell>
          <table:table-cell office:value-type="float" office:value="23.3791" calcext:value-type="float">
            <text:p>23,37910000</text:p>
          </table:table-cell>
          <table:table-cell office:value-type="float" office:value="23.3843" calcext:value-type="float">
            <text:p>23,38430000</text:p>
          </table:table-cell>
          <table:table-cell office:value-type="float" office:value="23.3838" calcext:value-type="float">
            <text:p>23,38380000</text:p>
          </table:table-cell>
          <table:table-cell table:number-columns-repeated="8"/>
        </table:table-row>
        <table:table-row table:style-name="ro1">
          <table:table-cell office:value-type="float" office:value="23.3806343749818" calcext:value-type="float">
            <text:p>23,38063437</text:p>
          </table:table-cell>
          <table:table-cell table:number-columns-repeated="4"/>
          <table:table-cell office:value-type="float" office:value="23.3806" calcext:value-type="float">
            <text:p>23,38060000</text:p>
          </table:table-cell>
          <table:table-cell table:number-columns-repeated="8"/>
        </table:table-row>
        <table:table-row table:style-name="ro1">
          <table:table-cell office:value-type="float" office:value="23.3774627591397" calcext:value-type="float">
            <text:p>23,37746276</text:p>
          </table:table-cell>
          <table:table-cell table:number-columns-repeated="3"/>
          <table:table-cell office:value-type="float" office:value="23.3778" calcext:value-type="float">
            <text:p>23,37780000</text:p>
          </table:table-cell>
          <table:table-cell office:value-type="float" office:value="23.3775" calcext:value-type="float">
            <text:p>23,37750000</text:p>
          </table:table-cell>
          <table:table-cell table:number-columns-repeated="8"/>
        </table:table-row>
        <table:table-row table:style-name="ro1">
          <table:table-cell office:value-type="float" office:value="23.3743207764719" calcext:value-type="float">
            <text:p>23,37432078</text:p>
          </table:table-cell>
          <table:table-cell table:number-columns-repeated="4"/>
          <table:table-cell office:value-type="float" office:value="23.3743" calcext:value-type="float">
            <text:p>23,37430000</text:p>
          </table:table-cell>
          <table:table-cell table:number-columns-repeated="8"/>
        </table:table-row>
        <table:table-row table:style-name="ro1">
          <table:table-cell office:value-type="float" office:value="23.3712084221824" calcext:value-type="float">
            <text:p>23,37120842</text:p>
          </table:table-cell>
          <table:table-cell table:number-columns-repeated="2"/>
          <table:table-cell office:value-type="float" office:value="23.3657" calcext:value-type="float">
            <text:p>23,36570000</text:p>
          </table:table-cell>
          <table:table-cell office:value-type="float" office:value="23.3715" calcext:value-type="float">
            <text:p>23,37150000</text:p>
          </table:table-cell>
          <table:table-cell office:value-type="float" office:value="23.3712" calcext:value-type="float">
            <text:p>23,37120000</text:p>
          </table:table-cell>
          <table:table-cell table:number-columns-repeated="8"/>
        </table:table-row>
        <table:table-row table:style-name="ro1">
          <table:table-cell office:value-type="float" office:value="23.3681256914819" calcext:value-type="float">
            <text:p>23,36812569</text:p>
          </table:table-cell>
          <table:table-cell table:number-columns-repeated="4"/>
          <table:table-cell office:value-type="float" office:value="23.3681" calcext:value-type="float">
            <text:p>23,36810000</text:p>
          </table:table-cell>
          <table:table-cell table:number-columns-repeated="8"/>
        </table:table-row>
        <table:table-row table:style-name="ro1">
          <table:table-cell office:value-type="float" office:value="23.3650725795889" calcext:value-type="float">
            <text:p>23,36507258</text:p>
          </table:table-cell>
          <table:table-cell table:number-columns-repeated="3"/>
          <table:table-cell office:value-type="float" office:value="23.3653" calcext:value-type="float">
            <text:p>23,36530000</text:p>
          </table:table-cell>
          <table:table-cell office:value-type="float" office:value="23.3651" calcext:value-type="float">
            <text:p>23,36510000</text:p>
          </table:table-cell>
          <table:table-cell table:number-columns-repeated="8"/>
        </table:table-row>
        <table:table-row table:style-name="ro1">
          <table:table-cell office:value-type="float" office:value="23.3620490817287" calcext:value-type="float">
            <text:p>23,36204908</text:p>
          </table:table-cell>
          <table:table-cell table:number-columns-repeated="4"/>
          <table:table-cell office:value-type="float" office:value="23.362" calcext:value-type="float">
            <text:p>23,36200000</text:p>
          </table:table-cell>
          <table:table-cell table:number-columns-repeated="8"/>
        </table:table-row>
        <table:table-row table:style-name="ro1">
          <table:table-cell office:value-type="float" office:value="23.359055193134" calcext:value-type="float">
            <text:p>23,35905519</text:p>
          </table:table-cell>
          <table:table-cell office:value-type="float" office:value="23.2949" calcext:value-type="float">
            <text:p>23,294900000</text:p>
          </table:table-cell>
          <table:table-cell office:value-type="float" office:value="23.3253" calcext:value-type="float">
            <text:p>23,32530000</text:p>
          </table:table-cell>
          <table:table-cell office:value-type="float" office:value="23.3529" calcext:value-type="float">
            <text:p>23,35290000</text:p>
          </table:table-cell>
          <table:table-cell office:value-type="float" office:value="23.3593" calcext:value-type="float">
            <text:p>23,35930000</text:p>
          </table:table-cell>
          <table:table-cell office:value-type="float" office:value="23.3591" calcext:value-type="float">
            <text:p>23,35910000</text:p>
          </table:table-cell>
          <table:table-cell table:number-columns-repeated="8"/>
        </table:table-row>
        <table:table-row table:style-name="ro1">
          <table:table-cell office:value-type="float" office:value="23.3560909090445" calcext:value-type="float">
            <text:p>23,35609091</text:p>
          </table:table-cell>
          <table:table-cell table:number-columns-repeated="4"/>
          <table:table-cell office:value-type="float" office:value="23.3561" calcext:value-type="float">
            <text:p>23,35610000</text:p>
          </table:table-cell>
          <table:table-cell table:number-columns-repeated="8"/>
        </table:table-row>
        <table:table-row table:style-name="ro1">
          <table:table-cell office:value-type="float" office:value="23.3531562247076" calcext:value-type="float">
            <text:p>23,35315622</text:p>
          </table:table-cell>
          <table:table-cell table:number-columns-repeated="3"/>
          <table:table-cell office:value-type="float" office:value="23.3533" calcext:value-type="float">
            <text:p>23,35330000</text:p>
          </table:table-cell>
          <table:table-cell office:value-type="float" office:value="23.3532" calcext:value-type="float">
            <text:p>23,35320000</text:p>
          </table:table-cell>
          <table:table-cell table:number-columns-repeated="8"/>
        </table:table-row>
        <table:table-row table:style-name="ro1">
          <table:table-cell office:value-type="float" office:value="23.3502511353774" calcext:value-type="float">
            <text:p>23,35025114</text:p>
          </table:table-cell>
          <table:table-cell table:number-columns-repeated="4"/>
          <table:table-cell office:value-type="float" office:value="23.3503" calcext:value-type="float">
            <text:p>23,35030000</text:p>
          </table:table-cell>
          <table:table-cell table:number-columns-repeated="8"/>
        </table:table-row>
        <table:table-row table:style-name="ro1">
          <table:table-cell office:value-type="float" office:value="23.3473756363156" calcext:value-type="float">
            <text:p>23,34737564</text:p>
          </table:table-cell>
          <table:table-cell table:number-columns-repeated="2"/>
          <table:table-cell office:value-type="float" office:value="23.3405" calcext:value-type="float">
            <text:p>23,34050000</text:p>
          </table:table-cell>
          <table:table-cell office:value-type="float" office:value="23.3475" calcext:value-type="float">
            <text:p>23,34750000</text:p>
          </table:table-cell>
          <table:table-cell office:value-type="float" office:value="23.3474" calcext:value-type="float">
            <text:p>23,34740000</text:p>
          </table:table-cell>
          <table:table-cell table:number-columns-repeated="8"/>
        </table:table-row>
        <table:table-row table:style-name="ro1">
          <table:table-cell office:value-type="float" office:value="23.3445297227907" calcext:value-type="float">
            <text:p>23,34452972</text:p>
          </table:table-cell>
          <table:table-cell table:number-columns-repeated="4"/>
          <table:table-cell office:value-type="float" office:value="23.3445" calcext:value-type="float">
            <text:p>23,34450000</text:p>
          </table:table-cell>
          <table:table-cell table:number-columns-repeated="8"/>
        </table:table-row>
        <table:table-row table:style-name="ro1">
          <table:table-cell office:value-type="float" office:value="23.3417133900789" calcext:value-type="float">
            <text:p>23,34171339</text:p>
          </table:table-cell>
          <table:table-cell table:number-columns-repeated="3"/>
          <table:table-cell office:value-type="float" office:value="23.3418" calcext:value-type="float">
            <text:p>23,34180000</text:p>
          </table:table-cell>
          <table:table-cell office:value-type="float" office:value="23.3417" calcext:value-type="float">
            <text:p>23,34170000</text:p>
          </table:table-cell>
          <table:table-cell table:number-columns-repeated="8"/>
        </table:table-row>
        <table:table-row table:style-name="ro1">
          <table:table-cell office:value-type="float" office:value="23.338926633463" calcext:value-type="float">
            <text:p>23,33892663</text:p>
          </table:table-cell>
          <table:table-cell table:number-columns-repeated="4"/>
          <table:table-cell office:value-type="float" office:value="23.3389" calcext:value-type="float">
            <text:p>23,33890000</text:p>
          </table:table-cell>
          <table:table-cell table:number-columns-repeated="8"/>
        </table:table-row>
        <table:table-row table:style-name="ro1">
          <table:table-cell office:value-type="float" office:value="23.3361694482337" calcext:value-type="float">
            <text:p>23,33616945</text:p>
          </table:table-cell>
          <table:table-cell/>
          <table:table-cell office:value-type="float" office:value="23.297" calcext:value-type="float">
            <text:p>23,29700000</text:p>
          </table:table-cell>
          <table:table-cell office:value-type="float" office:value="23.3285" calcext:value-type="float">
            <text:p>23,32850000</text:p>
          </table:table-cell>
          <table:table-cell table:number-columns-repeated="2" office:value-type="float" office:value="23.3362" calcext:value-type="float">
            <text:p>23,33620000</text:p>
          </table:table-cell>
          <table:table-cell table:number-columns-repeated="8"/>
        </table:table-row>
        <table:table-row table:style-name="ro1">
          <table:table-cell office:value-type="float" office:value="23.3334418296882" calcext:value-type="float">
            <text:p>23,33344183</text:p>
          </table:table-cell>
          <table:table-cell table:number-columns-repeated="4"/>
          <table:table-cell office:value-type="float" office:value="23.3334" calcext:value-type="float">
            <text:p>23,33340000</text:p>
          </table:table-cell>
          <table:table-cell table:number-columns-repeated="8"/>
        </table:table-row>
        <table:table-row table:style-name="ro1">
          <table:table-cell office:value-type="float" office:value="23.3307437731314" calcext:value-type="float">
            <text:p>23,33074377</text:p>
          </table:table-cell>
          <table:table-cell table:number-columns-repeated="3"/>
          <table:table-cell table:number-columns-repeated="2" office:value-type="float" office:value="23.3307" calcext:value-type="float">
            <text:p>23,33070000</text:p>
          </table:table-cell>
          <table:table-cell table:number-columns-repeated="8"/>
        </table:table-row>
        <table:table-row table:style-name="ro1">
          <table:table-cell office:value-type="float" office:value="23.3280752738752" calcext:value-type="float">
            <text:p>23,32807527</text:p>
          </table:table-cell>
          <table:table-cell table:number-columns-repeated="4"/>
          <table:table-cell office:value-type="float" office:value="23.3281" calcext:value-type="float">
            <text:p>23,32810000</text:p>
          </table:table-cell>
          <table:table-cell table:number-columns-repeated="8"/>
        </table:table-row>
        <table:table-row table:style-name="ro1">
          <table:table-cell office:value-type="float" office:value="23.3254363272388" calcext:value-type="float">
            <text:p>23,32543633</text:p>
          </table:table-cell>
          <table:table-cell table:number-columns-repeated="2"/>
          <table:table-cell office:value-type="float" office:value="23.3171" calcext:value-type="float">
            <text:p>23,31710000</text:p>
          </table:table-cell>
          <table:table-cell table:number-columns-repeated="2" office:value-type="float" office:value="23.3254" calcext:value-type="float">
            <text:p>23,32540000</text:p>
          </table:table-cell>
          <table:table-cell table:number-columns-repeated="8"/>
        </table:table-row>
        <table:table-row table:style-name="ro1">
          <table:table-cell office:value-type="float" office:value="23.3228269285482" calcext:value-type="float">
            <text:p>23,32282693</text:p>
          </table:table-cell>
          <table:table-cell table:number-columns-repeated="4"/>
          <table:table-cell office:value-type="float" office:value="23.3228" calcext:value-type="float">
            <text:p>23,32280000</text:p>
          </table:table-cell>
          <table:table-cell table:number-columns-repeated="8"/>
        </table:table-row>
        <table:table-row table:style-name="ro1">
          <table:table-cell office:value-type="float" office:value="23.3202470731372" calcext:value-type="float">
            <text:p>23,32024707</text:p>
          </table:table-cell>
          <table:table-cell table:number-columns-repeated="3"/>
          <table:table-cell table:number-columns-repeated="2" office:value-type="float" office:value="23.3202" calcext:value-type="float">
            <text:p>23,32020000</text:p>
          </table:table-cell>
          <table:table-cell table:number-columns-repeated="8"/>
        </table:table-row>
        <table:table-row table:style-name="ro1">
          <table:table-cell office:value-type="float" office:value="23.3176967563461" calcext:value-type="float">
            <text:p>23,31769676</text:p>
          </table:table-cell>
          <table:table-cell table:number-columns-repeated="4"/>
          <table:table-cell office:value-type="float" office:value="23.3177" calcext:value-type="float">
            <text:p>23,31770000</text:p>
          </table:table-cell>
          <table:table-cell table:number-columns-repeated="8"/>
        </table:table-row>
        <table:table-row table:style-name="ro1">
          <table:table-cell office:value-type="float" office:value="23.315175973523" calcext:value-type="float">
            <text:p>23,31517597</text:p>
          </table:table-cell>
          <table:table-cell office:value-type="float" office:value="23.2309" calcext:value-type="float">
            <text:p>23,230900000</text:p>
          </table:table-cell>
          <table:table-cell office:value-type="float" office:value="23.2706" calcext:value-type="float">
            <text:p>23,27060000</text:p>
          </table:table-cell>
          <table:table-cell office:value-type="float" office:value="23.3061" calcext:value-type="float">
            <text:p>23,30610000</text:p>
          </table:table-cell>
          <table:table-cell office:value-type="float" office:value="23.315" calcext:value-type="float">
            <text:p>23,31500000</text:p>
          </table:table-cell>
          <table:table-cell office:value-type="float" office:value="23.3152" calcext:value-type="float">
            <text:p>23,31520000</text:p>
          </table:table-cell>
          <table:table-cell table:number-columns-repeated="8"/>
        </table:table-row>
        <table:table-row table:style-name="ro1">
          <table:table-cell office:value-type="float" office:value="23.3126847200228" calcext:value-type="float">
            <text:p>23,31268472</text:p>
          </table:table-cell>
          <table:table-cell table:number-columns-repeated="4"/>
          <table:table-cell office:value-type="float" office:value="23.3127" calcext:value-type="float">
            <text:p>23,31270000</text:p>
          </table:table-cell>
          <table:table-cell table:number-columns-repeated="8"/>
        </table:table-row>
        <table:table-row table:style-name="ro1">
          <table:table-cell office:value-type="float" office:value="23.3102229912077" calcext:value-type="float">
            <text:p>23,31022299</text:p>
          </table:table-cell>
          <table:table-cell table:number-columns-repeated="3"/>
          <table:table-cell office:value-type="float" office:value="23.31" calcext:value-type="float">
            <text:p>23,31000000</text:p>
          </table:table-cell>
          <table:table-cell office:value-type="float" office:value="23.3102" calcext:value-type="float">
            <text:p>23,31020000</text:p>
          </table:table-cell>
          <table:table-cell table:number-columns-repeated="8"/>
        </table:table-row>
        <table:table-row table:style-name="ro1">
          <table:table-cell office:value-type="float" office:value="23.3077907824469" calcext:value-type="float">
            <text:p>23,30779078</text:p>
          </table:table-cell>
          <table:table-cell table:number-columns-repeated="4"/>
          <table:table-cell office:value-type="float" office:value="23.3078" calcext:value-type="float">
            <text:p>23,30780000</text:p>
          </table:table-cell>
          <table:table-cell table:number-columns-repeated="8"/>
        </table:table-row>
        <table:table-row table:style-name="ro1">
          <table:table-cell office:value-type="float" office:value="23.3053880891172" calcext:value-type="float">
            <text:p>23,30538809</text:p>
          </table:table-cell>
          <table:table-cell table:number-columns-repeated="2"/>
          <table:table-cell office:value-type="float" office:value="23.2956" calcext:value-type="float">
            <text:p>23,29560000</text:p>
          </table:table-cell>
          <table:table-cell office:value-type="float" office:value="23.3052" calcext:value-type="float">
            <text:p>23,30520000</text:p>
          </table:table-cell>
          <table:table-cell office:value-type="float" office:value="23.3054" calcext:value-type="float">
            <text:p>23,30540000</text:p>
          </table:table-cell>
          <table:table-cell table:number-columns-repeated="8"/>
        </table:table-row>
        <table:table-row table:style-name="ro1">
          <table:table-cell office:value-type="float" office:value="23.3030149066019" calcext:value-type="float">
            <text:p>23,30301491</text:p>
          </table:table-cell>
          <table:table-cell table:number-columns-repeated="4"/>
          <table:table-cell office:value-type="float" office:value="23.303" calcext:value-type="float">
            <text:p>23,30300000</text:p>
          </table:table-cell>
          <table:table-cell table:number-columns-repeated="8"/>
        </table:table-row>
        <table:table-row table:style-name="ro1">
          <table:table-cell office:value-type="float" office:value="23.3006712302921" calcext:value-type="float">
            <text:p>23,30067123</text:p>
          </table:table-cell>
          <table:table-cell table:number-columns-repeated="3"/>
          <table:table-cell office:value-type="float" office:value="23.3004" calcext:value-type="float">
            <text:p>23,30040000</text:p>
          </table:table-cell>
          <table:table-cell office:value-type="float" office:value="23.3007" calcext:value-type="float">
            <text:p>23,30070000</text:p>
          </table:table-cell>
          <table:table-cell table:number-columns-repeated="8"/>
        </table:table-row>
        <table:table-row table:style-name="ro1">
          <table:table-cell office:value-type="float" office:value="23.2983570555855" calcext:value-type="float">
            <text:p>23,29835706</text:p>
          </table:table-cell>
          <table:table-cell table:number-columns-repeated="4"/>
          <table:table-cell office:value-type="float" office:value="23.2984" calcext:value-type="float">
            <text:p>23,29840000</text:p>
          </table:table-cell>
          <table:table-cell table:number-columns-repeated="8"/>
        </table:table-row>
        <table:table-row table:style-name="ro1">
          <table:table-cell office:value-type="float" office:value="23.2960723778874" calcext:value-type="float">
            <text:p>23,29607238</text:p>
          </table:table-cell>
          <table:table-cell/>
          <table:table-cell office:value-type="float" office:value="23.246" calcext:value-type="float">
            <text:p>23,24600000</text:p>
          </table:table-cell>
          <table:table-cell office:value-type="float" office:value="23.2856" calcext:value-type="float">
            <text:p>23,28560000</text:p>
          </table:table-cell>
          <table:table-cell office:value-type="float" office:value="23.2957" calcext:value-type="float">
            <text:p>23,29570000</text:p>
          </table:table-cell>
          <table:table-cell office:value-type="float" office:value="23.2961" calcext:value-type="float">
            <text:p>23,29610000</text:p>
          </table:table-cell>
          <table:table-cell table:number-columns-repeated="8"/>
        </table:table-row>
        <table:table-row table:style-name="ro1">
          <table:table-cell office:value-type="float" office:value="23.2938171926101" calcext:value-type="float">
            <text:p>23,29381719</text:p>
          </table:table-cell>
          <table:table-cell table:number-columns-repeated="4"/>
          <table:table-cell office:value-type="float" office:value="23.2938" calcext:value-type="float">
            <text:p>23,29380000</text:p>
          </table:table-cell>
          <table:table-cell table:number-columns-repeated="8"/>
        </table:table-row>
        <table:table-row table:style-name="ro1">
          <table:table-cell office:value-type="float" office:value="23.2915914951729" calcext:value-type="float">
            <text:p>23,29159150</text:p>
          </table:table-cell>
          <table:table-cell table:number-columns-repeated="3"/>
          <table:table-cell office:value-type="float" office:value="23.2912" calcext:value-type="float">
            <text:p>23,29120000</text:p>
          </table:table-cell>
          <table:table-cell office:value-type="float" office:value="23.2916" calcext:value-type="float">
            <text:p>23,29160000</text:p>
          </table:table-cell>
          <table:table-cell table:number-columns-repeated="8"/>
        </table:table-row>
        <table:table-row table:style-name="ro1">
          <table:table-cell office:value-type="float" office:value="23.2893952810023" calcext:value-type="float">
            <text:p>23,28939528</text:p>
          </table:table-cell>
          <table:table-cell table:number-columns-repeated="4"/>
          <table:table-cell office:value-type="float" office:value="23.2894" calcext:value-type="float">
            <text:p>23,28940000</text:p>
          </table:table-cell>
          <table:table-cell table:number-columns-repeated="8"/>
        </table:table-row>
        <table:table-row table:style-name="ro1">
          <table:table-cell office:value-type="float" office:value="23.2872285455322" calcext:value-type="float">
            <text:p>23,28722855</text:p>
          </table:table-cell>
          <table:table-cell table:number-columns-repeated="2"/>
          <table:table-cell office:value-type="float" office:value="23.276" calcext:value-type="float">
            <text:p>23,27600000</text:p>
          </table:table-cell>
          <table:table-cell office:value-type="float" office:value="23.2868" calcext:value-type="float">
            <text:p>23,28680000</text:p>
          </table:table-cell>
          <table:table-cell office:value-type="float" office:value="23.2872" calcext:value-type="float">
            <text:p>23,28720000</text:p>
          </table:table-cell>
          <table:table-cell table:number-columns-repeated="8"/>
        </table:table-row>
        <table:table-row table:style-name="ro1">
          <table:table-cell office:value-type="float" office:value="23.2850912842033" calcext:value-type="float">
            <text:p>23,28509128</text:p>
          </table:table-cell>
          <table:table-cell table:number-columns-repeated="4"/>
          <table:table-cell office:value-type="float" office:value="23.2851" calcext:value-type="float">
            <text:p>23,28510000</text:p>
          </table:table-cell>
          <table:table-cell table:number-columns-repeated="8"/>
        </table:table-row>
        <table:table-row table:style-name="ro1">
          <table:table-cell office:value-type="float" office:value="23.2829834924632" calcext:value-type="float">
            <text:p>23,28298349</text:p>
          </table:table-cell>
          <table:table-cell table:number-columns-repeated="3"/>
          <table:table-cell office:value-type="float" office:value="23.2825" calcext:value-type="float">
            <text:p>23,28250000</text:p>
          </table:table-cell>
          <table:table-cell office:value-type="float" office:value="23.283" calcext:value-type="float">
            <text:p>23,28300000</text:p>
          </table:table-cell>
          <table:table-cell table:number-columns-repeated="8"/>
        </table:table-row>
        <table:table-row table:style-name="ro1">
          <table:table-cell office:value-type="float" office:value="23.2809051657675" calcext:value-type="float">
            <text:p>23,28090517</text:p>
          </table:table-cell>
          <table:table-cell table:number-columns-repeated="4"/>
          <table:table-cell office:value-type="float" office:value="23.2809" calcext:value-type="float">
            <text:p>23,28090000</text:p>
          </table:table-cell>
          <table:table-cell table:number-columns-repeated="8"/>
        </table:table-row>
        <table:table-row table:style-name="ro1">
          <table:table-cell office:value-type="float" office:value="23.2788562995781" calcext:value-type="float">
            <text:p>23,27885630</text:p>
          </table:table-cell>
          <table:table-cell office:value-type="float" office:value="23.1739" calcext:value-type="float">
            <text:p>23,173900000</text:p>
          </table:table-cell>
          <table:table-cell office:value-type="float" office:value="23.2233" calcext:value-type="float">
            <text:p>23,22330000</text:p>
          </table:table-cell>
          <table:table-cell office:value-type="float" office:value="23.2669" calcext:value-type="float">
            <text:p>23,26690000</text:p>
          </table:table-cell>
          <table:table-cell office:value-type="float" office:value="23.2783" calcext:value-type="float">
            <text:p>23,27830000</text:p>
          </table:table-cell>
          <table:table-cell office:value-type="float" office:value="23.2789" calcext:value-type="float">
            <text:p>23,27890000</text:p>
          </table:table-cell>
          <table:table-cell table:number-columns-repeated="8"/>
        </table:table-row>
        <table:table-row table:style-name="ro1">
          <table:table-cell office:value-type="float" office:value="23.2768368893643" calcext:value-type="float">
            <text:p>23,27683689</text:p>
          </table:table-cell>
          <table:table-cell table:number-columns-repeated="4"/>
          <table:table-cell office:value-type="float" office:value="23.2768" calcext:value-type="float">
            <text:p>23,27680000</text:p>
          </table:table-cell>
          <table:table-cell table:number-columns-repeated="8"/>
        </table:table-row>
        <table:table-row table:style-name="ro1">
          <table:table-cell office:value-type="float" office:value="23.2748469306027" calcext:value-type="float">
            <text:p>23,27484693</text:p>
          </table:table-cell>
          <table:table-cell table:number-columns-repeated="3"/>
          <table:table-cell office:value-type="float" office:value="23.2743" calcext:value-type="float">
            <text:p>23,27430000</text:p>
          </table:table-cell>
          <table:table-cell office:value-type="float" office:value="23.2748" calcext:value-type="float">
            <text:p>23,27480000</text:p>
          </table:table-cell>
          <table:table-cell table:number-columns-repeated="8"/>
        </table:table-row>
        <table:table-row table:style-name="ro1">
          <table:table-cell office:value-type="float" office:value="23.2728864187765" calcext:value-type="float">
            <text:p>23,27288642</text:p>
          </table:table-cell>
          <table:table-cell table:number-columns-repeated="4"/>
          <table:table-cell office:value-type="float" office:value="23.2729" calcext:value-type="float">
            <text:p>23,27290000</text:p>
          </table:table-cell>
          <table:table-cell table:number-columns-repeated="8"/>
        </table:table-row>
        <table:table-row table:style-name="ro1">
          <table:table-cell office:value-type="float" office:value="23.2709553493766" calcext:value-type="float">
            <text:p>23,27095535</text:p>
          </table:table-cell>
          <table:table-cell table:number-columns-repeated="2"/>
          <table:table-cell office:value-type="float" office:value="23.2583" calcext:value-type="float">
            <text:p>23,25830000</text:p>
          </table:table-cell>
          <table:table-cell office:value-type="float" office:value="23.2703" calcext:value-type="float">
            <text:p>23,27030000</text:p>
          </table:table-cell>
          <table:table-cell office:value-type="float" office:value="23.271" calcext:value-type="float">
            <text:p>23,27100000</text:p>
          </table:table-cell>
          <table:table-cell table:number-columns-repeated="8"/>
        </table:table-row>
        <table:table-row table:style-name="ro1">
          <table:table-cell office:value-type="float" office:value="23.2690537179008" calcext:value-type="float">
            <text:p>23,26905372</text:p>
          </table:table-cell>
          <table:table-cell table:number-columns-repeated="4"/>
          <table:table-cell office:value-type="float" office:value="23.2691" calcext:value-type="float">
            <text:p>23,26910000</text:p>
          </table:table-cell>
          <table:table-cell table:number-columns-repeated="8"/>
        </table:table-row>
        <table:table-row table:style-name="ro1">
          <table:table-cell office:value-type="float" office:value="23.2671815198538" calcext:value-type="float">
            <text:p>23,26718152</text:p>
          </table:table-cell>
          <table:table-cell table:number-columns-repeated="3"/>
          <table:table-cell office:value-type="float" office:value="23.2665" calcext:value-type="float">
            <text:p>23,26650000</text:p>
          </table:table-cell>
          <table:table-cell office:value-type="float" office:value="23.2672" calcext:value-type="float">
            <text:p>23,26720000</text:p>
          </table:table-cell>
          <table:table-cell table:number-columns-repeated="8"/>
        </table:table-row>
        <table:table-row table:style-name="ro1">
          <table:table-cell office:value-type="float" office:value="23.2653387507475" calcext:value-type="float">
            <text:p>23,26533875</text:p>
          </table:table-cell>
          <table:table-cell table:number-columns-repeated="4"/>
          <table:table-cell office:value-type="float" office:value="23.2653" calcext:value-type="float">
            <text:p>23,26530000</text:p>
          </table:table-cell>
          <table:table-cell table:number-columns-repeated="8"/>
        </table:table-row>
        <table:table-row table:style-name="ro1">
          <table:table-cell office:value-type="float" office:value="23.2635254061009" calcext:value-type="float">
            <text:p>23,26352541</text:p>
          </table:table-cell>
          <table:table-cell/>
          <table:table-cell office:value-type="float" office:value="23.2025" calcext:value-type="float">
            <text:p>23,20250000</text:p>
          </table:table-cell>
          <table:table-cell office:value-type="float" office:value="23.2502" calcext:value-type="float">
            <text:p>23,25020000</text:p>
          </table:table-cell>
          <table:table-cell office:value-type="float" office:value="23.2628" calcext:value-type="float">
            <text:p>23,26280000</text:p>
          </table:table-cell>
          <table:table-cell office:value-type="float" office:value="23.2635" calcext:value-type="float">
            <text:p>23,26350000</text:p>
          </table:table-cell>
          <table:table-cell table:number-columns-repeated="8"/>
        </table:table-row>
        <table:table-row table:style-name="ro1">
          <table:table-cell office:value-type="float" office:value="23.2617414814402" calcext:value-type="float">
            <text:p>23,26174148</text:p>
          </table:table-cell>
          <table:table-cell table:number-columns-repeated="4"/>
          <table:table-cell office:value-type="float" office:value="23.2617" calcext:value-type="float">
            <text:p>23,26170000</text:p>
          </table:table-cell>
          <table:table-cell table:number-columns-repeated="8"/>
        </table:table-row>
        <table:table-row table:style-name="ro1">
          <table:table-cell office:value-type="float" office:value="23.2599869722986" calcext:value-type="float">
            <text:p>23,25998697</text:p>
          </table:table-cell>
          <table:table-cell table:number-columns-repeated="3"/>
          <table:table-cell office:value-type="float" office:value="23.2592" calcext:value-type="float">
            <text:p>23,25920000</text:p>
          </table:table-cell>
          <table:table-cell office:value-type="float" office:value="23.26" calcext:value-type="float">
            <text:p>23,26000000</text:p>
          </table:table-cell>
          <table:table-cell table:number-columns-repeated="8"/>
        </table:table-row>
        <table:table-row table:style-name="ro1">
          <table:table-cell office:value-type="float" office:value="23.2582618742162" calcext:value-type="float">
            <text:p>23,25826187</text:p>
          </table:table-cell>
          <table:table-cell table:number-columns-repeated="4"/>
          <table:table-cell office:value-type="float" office:value="23.2583" calcext:value-type="float">
            <text:p>23,25830000</text:p>
          </table:table-cell>
          <table:table-cell table:number-columns-repeated="8"/>
        </table:table-row>
        <table:table-row table:style-name="ro1">
          <table:table-cell office:value-type="float" office:value="23.2565661827406" calcext:value-type="float">
            <text:p>23,25656618</text:p>
          </table:table-cell>
          <table:table-cell table:number-columns-repeated="2"/>
          <table:table-cell office:value-type="float" office:value="23.2425" calcext:value-type="float">
            <text:p>23,24250000</text:p>
          </table:table-cell>
          <table:table-cell office:value-type="float" office:value="23.2558" calcext:value-type="float">
            <text:p>23,25580000</text:p>
          </table:table-cell>
          <table:table-cell office:value-type="float" office:value="23.2566" calcext:value-type="float">
            <text:p>23,25660000</text:p>
          </table:table-cell>
          <table:table-cell table:number-columns-repeated="8"/>
        </table:table-row>
        <table:table-row table:style-name="ro1">
          <table:table-cell office:value-type="float" office:value="23.2548998934261" calcext:value-type="float">
            <text:p>23,25489989</text:p>
          </table:table-cell>
          <table:table-cell table:number-columns-repeated="4"/>
          <table:table-cell office:value-type="float" office:value="23.2549" calcext:value-type="float">
            <text:p>23,25490000</text:p>
          </table:table-cell>
          <table:table-cell table:number-columns-repeated="8"/>
        </table:table-row>
        <table:table-row table:style-name="ro1">
          <table:table-cell office:value-type="float" office:value="23.253263001834" calcext:value-type="float">
            <text:p>23,25326300</text:p>
          </table:table-cell>
          <table:table-cell table:number-columns-repeated="3"/>
          <table:table-cell office:value-type="float" office:value="23.2524" calcext:value-type="float">
            <text:p>23,25240000</text:p>
          </table:table-cell>
          <table:table-cell office:value-type="float" office:value="23.2533" calcext:value-type="float">
            <text:p>23,25330000</text:p>
          </table:table-cell>
          <table:table-cell table:number-columns-repeated="8"/>
        </table:table-row>
        <table:table-row table:style-name="ro1">
          <table:table-cell office:value-type="float" office:value="23.251655503533" calcext:value-type="float">
            <text:p>23,25165550</text:p>
          </table:table-cell>
          <table:table-cell table:number-columns-repeated="4"/>
          <table:table-cell office:value-type="float" office:value="23.2517" calcext:value-type="float">
            <text:p>23,25170000</text:p>
          </table:table-cell>
          <table:table-cell table:number-columns-repeated="8"/>
        </table:table-row>
        <table:table-row table:style-name="ro1">
          <table:table-cell office:value-type="float" office:value="23.2500773940987" calcext:value-type="float">
            <text:p>23,25007739</text:p>
          </table:table-cell>
          <table:table-cell office:value-type="float" office:value="23.1238" calcext:value-type="float">
            <text:p>23,123800000</text:p>
          </table:table-cell>
          <table:table-cell office:value-type="float" office:value="23.1837" calcext:value-type="float">
            <text:p>23,18370000</text:p>
          </table:table-cell>
          <table:table-cell office:value-type="float" office:value="23.2353" calcext:value-type="float">
            <text:p>23,23530000</text:p>
          </table:table-cell>
          <table:table-cell office:value-type="float" office:value="23.2492" calcext:value-type="float">
            <text:p>23,24920000</text:p>
          </table:table-cell>
          <table:table-cell office:value-type="float" office:value="23.2501" calcext:value-type="float">
            <text:p>23,25010000</text:p>
          </table:table-cell>
          <table:table-cell table:number-columns-repeated="8"/>
        </table:table-row>
        <table:table-row table:style-name="ro1">
          <table:table-cell office:value-type="float" office:value="23.2485286691134" calcext:value-type="float">
            <text:p>23,24852867</text:p>
          </table:table-cell>
          <table:table-cell table:number-columns-repeated="4"/>
          <table:table-cell office:value-type="float" office:value="23.2485" calcext:value-type="float">
            <text:p>23,24850000</text:p>
          </table:table-cell>
          <table:table-cell table:number-columns-repeated="8"/>
        </table:table-row>
        <table:table-row table:style-name="ro1">
          <table:table-cell office:value-type="float" office:value="23.2470093241671" calcext:value-type="float">
            <text:p>23,24700932</text:p>
          </table:table-cell>
          <table:table-cell table:number-columns-repeated="3"/>
          <table:table-cell office:value-type="float" office:value="23.2461" calcext:value-type="float">
            <text:p>23,24610000</text:p>
          </table:table-cell>
          <table:table-cell office:value-type="float" office:value="23.247" calcext:value-type="float">
            <text:p>23,24700000</text:p>
          </table:table-cell>
          <table:table-cell table:number-columns-repeated="8"/>
        </table:table-row>
        <table:table-row table:style-name="ro1">
          <table:table-cell office:value-type="float" office:value="23.2455193548564" calcext:value-type="float">
            <text:p>23,24551935</text:p>
          </table:table-cell>
          <table:table-cell table:number-columns-repeated="4"/>
          <table:table-cell office:value-type="float" office:value="23.2455" calcext:value-type="float">
            <text:p>23,24550000</text:p>
          </table:table-cell>
          <table:table-cell table:number-columns-repeated="8"/>
        </table:table-row>
        <table:table-row table:style-name="ro1">
          <table:table-cell office:value-type="float" office:value="23.244058756785" calcext:value-type="float">
            <text:p>23,24405876</text:p>
          </table:table-cell>
          <table:table-cell table:number-columns-repeated="2"/>
          <table:table-cell office:value-type="float" office:value="23.2286" calcext:value-type="float">
            <text:p>23,22860000</text:p>
          </table:table-cell>
          <table:table-cell office:value-type="float" office:value="23.2431" calcext:value-type="float">
            <text:p>23,24310000</text:p>
          </table:table-cell>
          <table:table-cell office:value-type="float" office:value="23.2441" calcext:value-type="float">
            <text:p>23,24410000</text:p>
          </table:table-cell>
          <table:table-cell table:number-columns-repeated="8"/>
        </table:table-row>
        <table:table-row table:style-name="ro1">
          <table:table-cell office:value-type="float" office:value="23.2426275255637" calcext:value-type="float">
            <text:p>23,24262753</text:p>
          </table:table-cell>
          <table:table-cell table:number-columns-repeated="4"/>
          <table:table-cell office:value-type="float" office:value="23.2426" calcext:value-type="float">
            <text:p>23,24260000</text:p>
          </table:table-cell>
          <table:table-cell table:number-columns-repeated="8"/>
        </table:table-row>
        <table:table-row table:style-name="ro1">
          <table:table-cell office:value-type="float" office:value="23.2412256568106" calcext:value-type="float">
            <text:p>23,24122566</text:p>
          </table:table-cell>
          <table:table-cell table:number-columns-repeated="3"/>
          <table:table-cell office:value-type="float" office:value="23.2402" calcext:value-type="float">
            <text:p>23,24020000</text:p>
          </table:table-cell>
          <table:table-cell office:value-type="float" office:value="23.2412" calcext:value-type="float">
            <text:p>23,24120000</text:p>
          </table:table-cell>
          <table:table-cell table:number-columns-repeated="8"/>
        </table:table-row>
        <table:table-row table:style-name="ro1">
          <table:table-cell office:value-type="float" office:value="23.2398531461506" calcext:value-type="float">
            <text:p>23,23985315</text:p>
          </table:table-cell>
          <table:table-cell table:number-columns-repeated="4"/>
          <table:table-cell office:value-type="float" office:value="23.2399" calcext:value-type="float">
            <text:p>23,23990000</text:p>
          </table:table-cell>
          <table:table-cell table:number-columns-repeated="8"/>
        </table:table-row>
        <table:table-row table:style-name="ro1">
          <table:table-cell office:value-type="float" office:value="23.2385099892158" calcext:value-type="float">
            <text:p>23,23850999</text:p>
          </table:table-cell>
          <table:table-cell/>
          <table:table-cell office:value-type="float" office:value="23.1667" calcext:value-type="float">
            <text:p>23,16670000</text:p>
          </table:table-cell>
          <table:table-cell office:value-type="float" office:value="23.2223" calcext:value-type="float">
            <text:p>23,22230000</text:p>
          </table:table-cell>
          <table:table-cell office:value-type="float" office:value="23.2374" calcext:value-type="float">
            <text:p>23,23740000</text:p>
          </table:table-cell>
          <table:table-cell office:value-type="float" office:value="23.2385" calcext:value-type="float">
            <text:p>23,23850000</text:p>
          </table:table-cell>
          <table:table-cell table:number-columns-repeated="8"/>
        </table:table-row>
        <table:table-row table:style-name="ro1">
          <table:table-cell office:value-type="float" office:value="23.2371961816454" calcext:value-type="float">
            <text:p>23,23719618</text:p>
          </table:table-cell>
          <table:table-cell table:number-columns-repeated="4"/>
          <table:table-cell office:value-type="float" office:value="23.2372" calcext:value-type="float">
            <text:p>23,23720000</text:p>
          </table:table-cell>
          <table:table-cell table:number-columns-repeated="8"/>
        </table:table-row>
        <table:table-row table:style-name="ro1">
          <table:table-cell office:value-type="float" office:value="23.2359117190853" calcext:value-type="float">
            <text:p>23,23591172</text:p>
          </table:table-cell>
          <table:table-cell table:number-columns-repeated="3"/>
          <table:table-cell office:value-type="float" office:value="23.2348" calcext:value-type="float">
            <text:p>23,23480000</text:p>
          </table:table-cell>
          <table:table-cell office:value-type="float" office:value="23.2359" calcext:value-type="float">
            <text:p>23,23590000</text:p>
          </table:table-cell>
          <table:table-cell table:number-columns-repeated="8"/>
        </table:table-row>
        <table:table-row table:style-name="ro1">
          <table:table-cell office:value-type="float" office:value="23.2346565971883" calcext:value-type="float">
            <text:p>23,23465660</text:p>
          </table:table-cell>
          <table:table-cell table:number-columns-repeated="4"/>
          <table:table-cell office:value-type="float" office:value="23.2347" calcext:value-type="float">
            <text:p>23,23470000</text:p>
          </table:table-cell>
          <table:table-cell table:number-columns-repeated="8"/>
        </table:table-row>
        <table:table-row table:style-name="ro1">
          <table:table-cell office:value-type="float" office:value="23.233430811614" calcext:value-type="float">
            <text:p>23,23343081</text:p>
          </table:table-cell>
          <table:table-cell table:number-columns-repeated="2"/>
          <table:table-cell office:value-type="float" office:value="23.2165" calcext:value-type="float">
            <text:p>23,21650000</text:p>
          </table:table-cell>
          <table:table-cell office:value-type="float" office:value="23.2323" calcext:value-type="float">
            <text:p>23,23230000</text:p>
          </table:table-cell>
          <table:table-cell office:value-type="float" office:value="23.2334" calcext:value-type="float">
            <text:p>23,23340000</text:p>
          </table:table-cell>
          <table:table-cell table:number-columns-repeated="8"/>
        </table:table-row>
        <table:table-row table:style-name="ro1">
          <table:table-cell office:value-type="float" office:value="23.2322343580283" calcext:value-type="float">
            <text:p>23,23223436</text:p>
          </table:table-cell>
          <table:table-cell table:number-columns-repeated="4"/>
          <table:table-cell office:value-type="float" office:value="23.2322" calcext:value-type="float">
            <text:p>23,23220000</text:p>
          </table:table-cell>
          <table:table-cell table:number-columns-repeated="8"/>
        </table:table-row>
        <table:table-row table:style-name="ro1">
          <table:table-cell office:value-type="float" office:value="23.2310672321039" calcext:value-type="float">
            <text:p>23,23106723</text:p>
          </table:table-cell>
          <table:table-cell table:number-columns-repeated="3"/>
          <table:table-cell office:value-type="float" office:value="23.2299" calcext:value-type="float">
            <text:p>23,22990000</text:p>
          </table:table-cell>
          <table:table-cell office:value-type="float" office:value="23.2311" calcext:value-type="float">
            <text:p>23,23110000</text:p>
          </table:table-cell>
          <table:table-cell table:number-columns-repeated="8"/>
        </table:table-row>
        <table:table-row table:style-name="ro1">
          <table:table-cell office:value-type="float" office:value="23.22992942952" calcext:value-type="float">
            <text:p>23,22992943</text:p>
          </table:table-cell>
          <table:table-cell table:number-columns-repeated="4"/>
          <table:table-cell office:value-type="float" office:value="23.2299" calcext:value-type="float">
            <text:p>23,22990000</text:p>
          </table:table-cell>
          <table:table-cell table:number-columns-repeated="8"/>
        </table:table-row>
        <table:table-row table:style-name="ro1">
          <table:table-cell office:value-type="float" office:value="23.2288209459632" calcext:value-type="float">
            <text:p>23,22882095</text:p>
          </table:table-cell>
          <table:table-cell office:value-type="float" office:value="23.0818" calcext:value-type="float">
            <text:p>23,081800000</text:p>
          </table:table-cell>
          <table:table-cell office:value-type="float" office:value="23.1516" calcext:value-type="float">
            <text:p>23,15160000</text:p>
          </table:table-cell>
          <table:table-cell office:value-type="float" office:value="23.2112" calcext:value-type="float">
            <text:p>23,21120000</text:p>
          </table:table-cell>
          <table:table-cell office:value-type="float" office:value="23.2276" calcext:value-type="float">
            <text:p>23,22760000</text:p>
          </table:table-cell>
          <table:table-cell office:value-type="float" office:value="23.2288" calcext:value-type="float">
            <text:p>23,22880000</text:p>
          </table:table-cell>
          <table:table-cell table:number-columns-repeated="8"/>
        </table:table-row>
        <table:table-row table:style-name="ro1">
          <table:table-cell office:value-type="float" office:value="23.227741777128" calcext:value-type="float">
            <text:p>23,22774178</text:p>
          </table:table-cell>
          <table:table-cell table:number-columns-repeated="4"/>
          <table:table-cell office:value-type="float" office:value="23.2277" calcext:value-type="float">
            <text:p>23,22770000</text:p>
          </table:table-cell>
          <table:table-cell table:number-columns-repeated="8"/>
        </table:table-row>
        <table:table-row table:style-name="ro1">
          <table:table-cell office:value-type="float" office:value="23.2266919187175" calcext:value-type="float">
            <text:p>23,22669192</text:p>
          </table:table-cell>
          <table:table-cell table:number-columns-repeated="3"/>
          <table:table-cell office:value-type="float" office:value="23.2254" calcext:value-type="float">
            <text:p>23,22540000</text:p>
          </table:table-cell>
          <table:table-cell office:value-type="float" office:value="23.2267" calcext:value-type="float">
            <text:p>23,22670000</text:p>
          </table:table-cell>
          <table:table-cell table:number-columns-repeated="8"/>
        </table:table-row>
        <table:table-row table:style-name="ro1">
          <table:table-cell office:value-type="float" office:value="23.2256713664447" calcext:value-type="float">
            <text:p>23,22567137</text:p>
          </table:table-cell>
          <table:table-cell table:number-columns-repeated="4"/>
          <table:table-cell office:value-type="float" office:value="23.2257" calcext:value-type="float">
            <text:p>23,22570000</text:p>
          </table:table-cell>
          <table:table-cell table:number-columns-repeated="8"/>
        </table:table-row>
        <table:table-row table:style-name="ro1">
          <table:table-cell office:value-type="float" office:value="23.224680116033" calcext:value-type="float">
            <text:p>23,22468012</text:p>
          </table:table-cell>
          <table:table-cell table:number-columns-repeated="2"/>
          <table:table-cell office:value-type="float" office:value="23.2063" calcext:value-type="float">
            <text:p>23,20630000</text:p>
          </table:table-cell>
          <table:table-cell office:value-type="float" office:value="23.2233" calcext:value-type="float">
            <text:p>23,22330000</text:p>
          </table:table-cell>
          <table:table-cell office:value-type="float" office:value="23.2247" calcext:value-type="float">
            <text:p>23,22470000</text:p>
          </table:table-cell>
          <table:table-cell table:number-columns-repeated="8"/>
        </table:table-row>
        <table:table-row table:style-name="ro1">
          <table:table-cell office:value-type="float" office:value="23.2237181632154" calcext:value-type="float">
            <text:p>23,22371816</text:p>
          </table:table-cell>
          <table:table-cell table:number-columns-repeated="4"/>
          <table:table-cell office:value-type="float" office:value="23.2237" calcext:value-type="float">
            <text:p>23,22370000</text:p>
          </table:table-cell>
          <table:table-cell table:number-columns-repeated="8"/>
        </table:table-row>
        <table:table-row table:style-name="ro1">
          <table:table-cell office:value-type="float" office:value="23.2227855037321" calcext:value-type="float">
            <text:p>23,22278550</text:p>
          </table:table-cell>
          <table:table-cell table:number-columns-repeated="3"/>
          <table:table-cell office:value-type="float" office:value="23.2214" calcext:value-type="float">
            <text:p>23,22140000</text:p>
          </table:table-cell>
          <table:table-cell office:value-type="float" office:value="23.2228" calcext:value-type="float">
            <text:p>23,22280000</text:p>
          </table:table-cell>
          <table:table-cell table:number-columns-repeated="8"/>
        </table:table-row>
        <table:table-row table:style-name="ro1">
          <table:table-cell office:value-type="float" office:value="23.2218821333258" calcext:value-type="float">
            <text:p>23,22188213</text:p>
          </table:table-cell>
          <table:table-cell table:number-columns-repeated="4"/>
          <table:table-cell office:value-type="float" office:value="23.2219" calcext:value-type="float">
            <text:p>23,22190000</text:p>
          </table:table-cell>
          <table:table-cell table:number-columns-repeated="8"/>
        </table:table-row>
        <table:table-row table:style-name="ro1">
          <table:table-cell office:value-type="float" office:value="23.2210080477342" calcext:value-type="float">
            <text:p>23,22100805</text:p>
          </table:table-cell>
          <table:table-cell/>
          <table:table-cell office:value-type="float" office:value="23.1381" calcext:value-type="float">
            <text:p>23,13810000</text:p>
          </table:table-cell>
          <table:table-cell office:value-type="float" office:value="23.2019" calcext:value-type="float">
            <text:p>23,20190000</text:p>
          </table:table-cell>
          <table:table-cell office:value-type="float" office:value="23.2196" calcext:value-type="float">
            <text:p>23,21960000</text:p>
          </table:table-cell>
          <table:table-cell office:value-type="float" office:value="23.221" calcext:value-type="float">
            <text:p>23,22100000</text:p>
          </table:table-cell>
          <table:table-cell table:number-columns-repeated="8"/>
        </table:table-row>
        <table:table-row table:style-name="ro1">
          <table:table-cell office:value-type="float" office:value="23.2201632426824" calcext:value-type="float">
            <text:p>23,22016324</text:p>
          </table:table-cell>
          <table:table-cell table:number-columns-repeated="4"/>
          <table:table-cell office:value-type="float" office:value="23.2202" calcext:value-type="float">
            <text:p>23,22020000</text:p>
          </table:table-cell>
          <table:table-cell table:number-columns-repeated="8"/>
        </table:table-row>
        <table:table-row table:style-name="ro1">
          <table:table-cell office:value-type="float" office:value="23.2193477138772" calcext:value-type="float">
            <text:p>23,21934771</text:p>
          </table:table-cell>
          <table:table-cell table:number-columns-repeated="3"/>
          <table:table-cell office:value-type="float" office:value="23.2178" calcext:value-type="float">
            <text:p>23,21780000</text:p>
          </table:table-cell>
          <table:table-cell office:value-type="float" office:value="23.2193" calcext:value-type="float">
            <text:p>23,21930000</text:p>
          </table:table-cell>
          <table:table-cell table:number-columns-repeated="8"/>
        </table:table-row>
        <table:table-row table:style-name="ro1">
          <table:table-cell office:value-type="float" office:value="23.2185614570103" calcext:value-type="float">
            <text:p>23,21856146</text:p>
          </table:table-cell>
          <table:table-cell table:number-columns-repeated="4"/>
          <table:table-cell office:value-type="float" office:value="23.2186" calcext:value-type="float">
            <text:p>23,21860000</text:p>
          </table:table-cell>
          <table:table-cell table:number-columns-repeated="8"/>
        </table:table-row>
        <table:table-row table:style-name="ro1">
          <table:table-cell office:value-type="float" office:value="23.2178044677756" calcext:value-type="float">
            <text:p>23,21780447</text:p>
          </table:table-cell>
          <table:table-cell table:number-columns-repeated="2"/>
          <table:table-cell office:value-type="float" office:value="23.198" calcext:value-type="float">
            <text:p>23,19800000</text:p>
          </table:table-cell>
          <table:table-cell office:value-type="float" office:value="23.2163" calcext:value-type="float">
            <text:p>23,21630000</text:p>
          </table:table-cell>
          <table:table-cell office:value-type="float" office:value="23.2178" calcext:value-type="float">
            <text:p>23,21780000</text:p>
          </table:table-cell>
          <table:table-cell table:number-columns-repeated="8"/>
        </table:table-row>
        <table:table-row table:style-name="ro1">
          <table:table-cell office:value-type="float" office:value="23.2170767419061" calcext:value-type="float">
            <text:p>23,21707674</text:p>
          </table:table-cell>
          <table:table-cell table:number-columns-repeated="4"/>
          <table:table-cell office:value-type="float" office:value="23.2171" calcext:value-type="float">
            <text:p>23,21710000</text:p>
          </table:table-cell>
          <table:table-cell table:number-columns-repeated="8"/>
        </table:table-row>
        <table:table-row table:style-name="ro1">
          <table:table-cell office:value-type="float" office:value="23.216378275233" calcext:value-type="float">
            <text:p>23,21637828</text:p>
          </table:table-cell>
          <table:table-cell table:number-columns-repeated="3"/>
          <table:table-cell office:value-type="float" office:value="23.2148" calcext:value-type="float">
            <text:p>23,21480000</text:p>
          </table:table-cell>
          <table:table-cell office:value-type="float" office:value="23.2164" calcext:value-type="float">
            <text:p>23,21640000</text:p>
          </table:table-cell>
          <table:table-cell table:number-columns-repeated="8"/>
        </table:table-row>
        <table:table-row table:style-name="ro1">
          <table:table-cell office:value-type="float" office:value="23.21570906375" calcext:value-type="float">
            <text:p>23,21570906</text:p>
          </table:table-cell>
          <table:table-cell table:number-columns-repeated="4"/>
          <table:table-cell office:value-type="float" office:value="23.2157" calcext:value-type="float">
            <text:p>23,21570000</text:p>
          </table:table-cell>
          <table:table-cell table:number-columns-repeated="8"/>
        </table:table-row>
        <table:table-row table:style-name="ro1">
          <table:table-cell office:value-type="float" office:value="23.2150691036542" calcext:value-type="float">
            <text:p>23,21506910</text:p>
          </table:table-cell>
          <table:table-cell office:value-type="float" office:value="23.0519" calcext:value-type="float">
            <text:p>23,051900000</text:p>
          </table:table-cell>
          <table:table-cell office:value-type="float" office:value="23.1261" calcext:value-type="float">
            <text:p>23,12610000</text:p>
          </table:table-cell>
          <table:table-cell office:value-type="float" office:value="23.1946" calcext:value-type="float">
            <text:p>23,19460000</text:p>
          </table:table-cell>
          <table:table-cell office:value-type="float" office:value="23.2134" calcext:value-type="float">
            <text:p>23,21340000</text:p>
          </table:table-cell>
          <table:table-cell office:value-type="float" office:value="23.2151" calcext:value-type="float">
            <text:p>23,21510000</text:p>
          </table:table-cell>
          <table:table-cell table:number-columns-repeated="8"/>
        </table:table-row>
        <table:table-row table:style-name="ro1">
          <table:table-cell office:value-type="float" office:value="23.21445839131" calcext:value-type="float">
            <text:p>23,21445839</text:p>
          </table:table-cell>
          <table:table-cell table:number-columns-repeated="4"/>
          <table:table-cell office:value-type="float" office:value="23.2145" calcext:value-type="float">
            <text:p>23,21450000</text:p>
          </table:table-cell>
          <table:table-cell table:number-columns-repeated="8"/>
        </table:table-row>
        <table:table-row table:style-name="ro1">
          <table:table-cell office:value-type="float" office:value="23.2138769230703" calcext:value-type="float">
            <text:p>23,21387692</text:p>
          </table:table-cell>
          <table:table-cell table:number-columns-repeated="3"/>
          <table:table-cell office:value-type="float" office:value="23.2122" calcext:value-type="float">
            <text:p>23,21220000</text:p>
          </table:table-cell>
          <table:table-cell office:value-type="float" office:value="23.2139" calcext:value-type="float">
            <text:p>23,21390000</text:p>
          </table:table-cell>
          <table:table-cell table:number-columns-repeated="8"/>
        </table:table-row>
        <table:table-row table:style-name="ro1">
          <table:table-cell office:value-type="float" office:value="23.213324694909" calcext:value-type="float">
            <text:p>23,21332469</text:p>
          </table:table-cell>
          <table:table-cell table:number-columns-repeated="4"/>
          <table:table-cell office:value-type="float" office:value="23.2133" calcext:value-type="float">
            <text:p>23,21330000</text:p>
          </table:table-cell>
          <table:table-cell table:number-columns-repeated="8"/>
        </table:table-row>
        <table:table-row table:style-name="ro1">
          <table:table-cell office:value-type="float" office:value="23.2128017018903" calcext:value-type="float">
            <text:p>23,21280170</text:p>
          </table:table-cell>
          <table:table-cell table:number-columns-repeated="2"/>
          <table:table-cell office:value-type="float" office:value="23.1916" calcext:value-type="float">
            <text:p>23,19160000</text:p>
          </table:table-cell>
          <table:table-cell office:value-type="float" office:value="23.2111" calcext:value-type="float">
            <text:p>23,21110000</text:p>
          </table:table-cell>
          <table:table-cell office:value-type="float" office:value="23.2128" calcext:value-type="float">
            <text:p>23,21280000</text:p>
          </table:table-cell>
          <table:table-cell table:number-columns-repeated="8"/>
        </table:table-row>
        <table:table-row table:style-name="ro1">
          <table:table-cell office:value-type="float" office:value="23.2123079376495" calcext:value-type="float">
            <text:p>23,21230794</text:p>
          </table:table-cell>
          <table:table-cell table:number-columns-repeated="4"/>
          <table:table-cell office:value-type="float" office:value="23.2123" calcext:value-type="float">
            <text:p>23,21230000</text:p>
          </table:table-cell>
          <table:table-cell table:number-columns-repeated="8"/>
        </table:table-row>
        <table:table-row table:style-name="ro1">
          <table:table-cell office:value-type="float" office:value="23.2118433942813" calcext:value-type="float">
            <text:p>23,21184339</text:p>
          </table:table-cell>
          <table:table-cell table:number-columns-repeated="3"/>
          <table:table-cell office:value-type="float" office:value="23.2101" calcext:value-type="float">
            <text:p>23,21010000</text:p>
          </table:table-cell>
          <table:table-cell office:value-type="float" office:value="23.2118" calcext:value-type="float">
            <text:p>23,21180000</text:p>
          </table:table-cell>
          <table:table-cell table:number-columns-repeated="8"/>
        </table:table-row>
        <table:table-row table:style-name="ro1">
          <table:table-cell office:value-type="float" office:value="23.2114080632422" calcext:value-type="float">
            <text:p>23,21140806</text:p>
          </table:table-cell>
          <table:table-cell table:number-columns-repeated="4"/>
          <table:table-cell office:value-type="float" office:value="23.2114" calcext:value-type="float">
            <text:p>23,21140000</text:p>
          </table:table-cell>
          <table:table-cell table:number-columns-repeated="8"/>
        </table:table-row>
        <table:table-row table:style-name="ro1">
          <table:table-cell office:value-type="float" office:value="23.2110019378957" calcext:value-type="float">
            <text:p>23,21100194</text:p>
          </table:table-cell>
          <table:table-cell/>
          <table:table-cell office:value-type="float" office:value="23.1163" calcext:value-type="float">
            <text:p>23,11630000</text:p>
          </table:table-cell>
          <table:table-cell office:value-type="float" office:value="23.189" calcext:value-type="float">
            <text:p>23,18900000</text:p>
          </table:table-cell>
          <table:table-cell office:value-type="float" office:value="23.2092" calcext:value-type="float">
            <text:p>23,20920000</text:p>
          </table:table-cell>
          <table:table-cell office:value-type="float" office:value="23.211" calcext:value-type="float">
            <text:p>23,21100000</text:p>
          </table:table-cell>
          <table:table-cell table:number-columns-repeated="8"/>
        </table:table-row>
        <table:table-row table:style-name="ro1">
          <table:table-cell office:value-type="float" office:value="23.2106250178532" calcext:value-type="float">
            <text:p>23,21062502</text:p>
          </table:table-cell>
          <table:table-cell table:number-columns-repeated="4"/>
          <table:table-cell office:value-type="float" office:value="23.2106" calcext:value-type="float">
            <text:p>23,21060000</text:p>
          </table:table-cell>
          <table:table-cell table:number-columns-repeated="8"/>
        </table:table-row>
        <table:table-row table:style-name="ro1">
          <table:table-cell office:value-type="float" office:value="23.2102773139316" calcext:value-type="float">
            <text:p>23,21027731</text:p>
          </table:table-cell>
          <table:table-cell table:number-columns-repeated="3"/>
          <table:table-cell office:value-type="float" office:value="23.2084" calcext:value-type="float">
            <text:p>23,20840000</text:p>
          </table:table-cell>
          <table:table-cell office:value-type="float" office:value="23.2103" calcext:value-type="float">
            <text:p>23,21030000</text:p>
          </table:table-cell>
          <table:table-cell table:number-columns-repeated="8"/>
        </table:table-row>
        <table:table-row table:style-name="ro1">
          <table:table-cell office:value-type="float" office:value="23.2099588502163" calcext:value-type="float">
            <text:p>23,20995885</text:p>
          </table:table-cell>
          <table:table-cell table:number-columns-repeated="4"/>
          <table:table-cell office:value-type="float" office:value="23.21" calcext:value-type="float">
            <text:p>23,21000000</text:p>
          </table:table-cell>
          <table:table-cell table:number-columns-repeated="8"/>
        </table:table-row>
        <table:table-row table:style-name="ro1">
          <table:table-cell office:value-type="float" office:value="23.2096696569923" calcext:value-type="float">
            <text:p>23,20966966</text:p>
          </table:table-cell>
          <table:table-cell table:number-columns-repeated="2"/>
          <table:table-cell office:value-type="float" office:value="23.1867" calcext:value-type="float">
            <text:p>23,18670000</text:p>
          </table:table-cell>
          <table:table-cell office:value-type="float" office:value="23.2078" calcext:value-type="float">
            <text:p>23,20780000</text:p>
          </table:table-cell>
          <table:table-cell office:value-type="float" office:value="23.2097" calcext:value-type="float">
            <text:p>23,20970000</text:p>
          </table:table-cell>
          <table:table-cell table:number-columns-repeated="8"/>
        </table:table-row>
        <table:table-row table:style-name="ro1">
          <table:table-cell office:value-type="float" office:value="23.2094097472794" calcext:value-type="float">
            <text:p>23,20940975</text:p>
          </table:table-cell>
          <table:table-cell table:number-columns-repeated="4"/>
          <table:table-cell office:value-type="float" office:value="23.2094" calcext:value-type="float">
            <text:p>23,20940000</text:p>
          </table:table-cell>
          <table:table-cell table:number-columns-repeated="8"/>
        </table:table-row>
        <table:table-row table:style-name="ro1">
          <table:table-cell office:value-type="float" office:value="23.2091790746163" calcext:value-type="float">
            <text:p>23,20917907</text:p>
          </table:table-cell>
          <table:table-cell table:number-columns-repeated="3"/>
          <table:table-cell office:value-type="float" office:value="23.2072" calcext:value-type="float">
            <text:p>23,20720000</text:p>
          </table:table-cell>
          <table:table-cell office:value-type="float" office:value="23.2092" calcext:value-type="float">
            <text:p>23,20920000</text:p>
          </table:table-cell>
          <table:table-cell table:number-columns-repeated="8"/>
        </table:table-row>
        <table:table-row table:style-name="ro1">
          <table:table-cell office:value-type="float" office:value="23.2089774863151" calcext:value-type="float">
            <text:p>23,20897749</text:p>
          </table:table-cell>
          <table:table-cell table:number-columns-repeated="4"/>
          <table:table-cell office:value-type="float" office:value="23.209" calcext:value-type="float">
            <text:p>23,20900000</text:p>
          </table:table-cell>
          <table:table-cell table:number-columns-repeated="8"/>
        </table:table-row>
        <table:table-row table:style-name="ro1">
          <table:table-cell office:value-type="float" office:value="23.2088047179136" calcext:value-type="float">
            <text:p>23,20880472</text:p>
          </table:table-cell>
          <table:table-cell office:value-type="float" office:value="23.0357" calcext:value-type="float">
            <text:p>23,035700000</text:p>
          </table:table-cell>
          <table:table-cell office:value-type="float" office:value="23.1107" calcext:value-type="float">
            <text:p>23,11070000</text:p>
          </table:table-cell>
          <table:table-cell office:value-type="float" office:value="23.185" calcext:value-type="float">
            <text:p>23,18500000</text:p>
          </table:table-cell>
          <table:table-cell office:value-type="float" office:value="23.2068" calcext:value-type="float">
            <text:p>23,20680000</text:p>
          </table:table-cell>
          <table:table-cell office:value-type="float" office:value="23.2088" calcext:value-type="float">
            <text:p>23,20880000</text:p>
          </table:table-cell>
          <table:table-cell table:number-columns-repeated="8"/>
        </table:table-row>
        <table:table-row table:style-name="ro1">
          <table:table-cell office:value-type="float" office:value="23.2086605117566" calcext:value-type="float">
            <text:p>23,20866051</text:p>
          </table:table-cell>
          <table:table-cell table:number-columns-repeated="4"/>
          <table:table-cell office:value-type="float" office:value="23.2087" calcext:value-type="float">
            <text:p>23,20870000</text:p>
          </table:table-cell>
          <table:table-cell table:number-columns-repeated="8"/>
        </table:table-row>
        <table:table-row table:style-name="ro1">
          <table:table-cell office:value-type="float" office:value="23.2085449464159" calcext:value-type="float">
            <text:p>23,20854495</text:p>
          </table:table-cell>
          <table:table-cell table:number-columns-repeated="3"/>
          <table:table-cell office:value-type="float" office:value="23.2065" calcext:value-type="float">
            <text:p>23,20650000</text:p>
          </table:table-cell>
          <table:table-cell office:value-type="float" office:value="23.2085" calcext:value-type="float">
            <text:p>23,20850000</text:p>
          </table:table-cell>
          <table:table-cell table:number-columns-repeated="8"/>
        </table:table-row>
        <table:table-row table:style-name="ro1">
          <table:table-cell office:value-type="float" office:value="23.2084589480529" calcext:value-type="float">
            <text:p>23,20845895</text:p>
          </table:table-cell>
          <table:table-cell table:number-columns-repeated="4"/>
          <table:table-cell office:value-type="float" office:value="23.2085" calcext:value-type="float">
            <text:p>23,20850000</text:p>
          </table:table-cell>
          <table:table-cell table:number-columns-repeated="8"/>
        </table:table-row>
        <table:table-row table:style-name="ro1">
          <table:table-cell office:value-type="float" office:value="23.2084046011703" calcext:value-type="float">
            <text:p>23,20840460</text:p>
          </table:table-cell>
          <table:table-cell table:number-columns-repeated="2"/>
          <table:table-cell office:value-type="float" office:value="23.1849" calcext:value-type="float">
            <text:p>23,18490000</text:p>
          </table:table-cell>
          <table:table-cell office:value-type="float" office:value="23.2061" calcext:value-type="float">
            <text:p>23,20610000</text:p>
          </table:table-cell>
          <table:table-cell office:value-type="float" office:value="23.2084" calcext:value-type="float">
            <text:p>23,20840000</text:p>
          </table:table-cell>
          <table:table-cell table:number-columns-repeated="8"/>
        </table:table-row>
        <table:table-row table:style-name="ro1">
          <table:table-cell office:value-type="float" office:value="23.2083842557904" calcext:value-type="float">
            <text:p>23,20838426</text:p>
          </table:table-cell>
          <table:table-cell table:number-columns-repeated="4"/>
          <table:table-cell office:value-type="float" office:value="23.2084" calcext:value-type="float">
            <text:p>23,20840000</text:p>
          </table:table-cell>
          <table:table-cell table:number-columns-repeated="8"/>
        </table:table-row>
        <table:table-row table:style-name="ro1">
          <table:table-cell office:value-type="float" office:value="23.2083969668987" calcext:value-type="float">
            <text:p>23,20839697</text:p>
          </table:table-cell>
          <table:table-cell table:number-columns-repeated="3"/>
          <table:table-cell office:value-type="float" office:value="23.206" calcext:value-type="float">
            <text:p>23,20600000</text:p>
          </table:table-cell>
          <table:table-cell office:value-type="float" office:value="23.2084" calcext:value-type="float">
            <text:p>23,20840000</text:p>
          </table:table-cell>
          <table:table-cell table:number-columns-repeated="8"/>
        </table:table-row>
        <table:table-row table:style-name="ro1">
          <table:table-cell office:value-type="float" office:value="23.2084320917964" calcext:value-type="float">
            <text:p>23,20843209</text:p>
          </table:table-cell>
          <table:table-cell table:number-columns-repeated="4"/>
          <table:table-cell office:value-type="float" office:value="23.2084" calcext:value-type="float">
            <text:p>23,20840000</text:p>
          </table:table-cell>
          <table:table-cell table:number-columns-repeated="8"/>
        </table:table-row>
        <table:table-row table:style-name="ro1">
          <table:table-cell office:value-type="float" office:value="23.2084663387708" calcext:value-type="float">
            <text:p>23,20846634</text:p>
          </table:table-cell>
          <table:table-cell/>
          <table:table-cell office:value-type="float" office:value="23.11" calcext:value-type="float">
            <text:p>23,11000000</text:p>
          </table:table-cell>
          <table:table-cell office:value-type="float" office:value="23.1869" calcext:value-type="float">
            <text:p>23,18690000</text:p>
          </table:table-cell>
          <table:table-cell office:value-type="float" office:value="23.2066" calcext:value-type="float">
            <text:p>23,20660000</text:p>
          </table:table-cell>
          <table:table-cell office:value-type="float" office:value="23.2085" calcext:value-type="float">
            <text:p>23,20850000</text:p>
          </table:table-cell>
          <table:table-cell table:number-columns-repeated="8"/>
        </table:table-row>
        <table:table-row table:style-name="ro1">
          <table:table-cell office:value-type="float" office:value="23.2084855957567" calcext:value-type="float">
            <text:p>23,20848560</text:p>
          </table:table-cell>
          <table:table-cell table:number-columns-repeated="4"/>
          <table:table-cell office:value-type="float" office:value="23.2085" calcext:value-type="float">
            <text:p>23,20850000</text:p>
          </table:table-cell>
          <table:table-cell table:number-columns-repeated="8"/>
        </table:table-row>
        <table:table-row table:style-name="ro1">
          <table:table-cell office:value-type="float" office:value="23.2085659833252" calcext:value-type="float">
            <text:p>23,20856598</text:p>
          </table:table-cell>
          <table:table-cell table:number-columns-repeated="3"/>
          <table:table-cell office:value-type="float" office:value="23.208" calcext:value-type="float">
            <text:p>23,20800000</text:p>
          </table:table-cell>
          <table:table-cell office:value-type="float" office:value="23.2086" calcext:value-type="float">
            <text:p>23,20860000</text:p>
          </table:table-cell>
          <table:table-cell table:number-columns-repeated="8"/>
        </table:table-row>
        <table:table-row table:style-name="ro1">
          <table:table-cell office:value-type="float" office:value="23.2089802895078" calcext:value-type="float">
            <text:p>23,20898029</text:p>
          </table:table-cell>
          <table:table-cell table:number-columns-repeated="4"/>
          <table:table-cell office:value-type="float" office:value="23.209" calcext:value-type="float">
            <text:p>23,20900000</text:p>
          </table:table-cell>
          <table:table-cell table:number-columns-repeated="8"/>
        </table:table-row>
        <table:table-row table:style-name="ro1">
          <table:table-cell office:value-type="float" office:value="23.2098194410398" calcext:value-type="float">
            <text:p>23,20981944</text:p>
          </table:table-cell>
          <table:table-cell table:number-columns-repeated="2"/>
          <table:table-cell office:value-type="float" office:value="23.1772" calcext:value-type="float">
            <text:p>23,17720000</text:p>
          </table:table-cell>
          <table:table-cell office:value-type="float" office:value="23.2036" calcext:value-type="float">
            <text:p>23,20360000</text:p>
          </table:table-cell>
          <table:table-cell office:value-type="float" office:value="23.2098" calcext:value-type="float">
            <text:p>23,20980000</text:p>
          </table:table-cell>
          <table:table-cell table:number-columns-repeated="8"/>
        </table:table-row>
        <table:table-row table:style-name="ro1">
          <table:table-cell office:value-type="float" office:value="23.2076449692696" calcext:value-type="float">
            <text:p>23,20764497</text:p>
          </table:table-cell>
          <table:table-cell table:number-columns-repeated="4"/>
          <table:table-cell office:value-type="float" office:value="23.2076" calcext:value-type="float">
            <text:p>23,20760000</text:p>
          </table:table-cell>
          <table:table-cell table:number-columns-repeated="8"/>
        </table:table-row>
        <table:table-row table:style-name="ro1">
          <table:table-cell office:value-type="float" office:value="23.1908311795194" calcext:value-type="float">
            <text:p>23,19083118</text:p>
          </table:table-cell>
          <table:table-cell table:number-columns-repeated="3"/>
          <table:table-cell office:value-type="float" office:value="23.17" calcext:value-type="float">
            <text:p>23,17000000</text:p>
          </table:table-cell>
          <table:table-cell office:value-type="float" office:value="23.1908" calcext:value-type="float">
            <text:p>23,19080000</text:p>
          </table:table-cell>
          <table:table-cell table:number-columns-repeated="8"/>
        </table:table-row>
        <table:table-row table:style-name="ro1">
          <table:table-cell office:value-type="float" office:value="23.171003741176" calcext:value-type="float">
            <text:p>23,17100374</text:p>
          </table:table-cell>
          <table:table-cell table:number-columns-repeated="4"/>
          <table:table-cell office:value-type="float" office:value="23.171" calcext:value-type="float">
            <text:p>23,17100000</text:p>
          </table:table-cell>
          <table:table-cell table:number-columns-repeated="8"/>
        </table:table-row>
        <table:table-row table:style-name="ro1">
          <table:table-cell office:value-type="float" office:value="23.1516010976" calcext:value-type="float">
            <text:p>23,15160110</text:p>
          </table:table-cell>
          <table:table-cell office:value-type="float" office:value="22.9798" calcext:value-type="float">
            <text:p>22,979800000</text:p>
          </table:table-cell>
          <table:table-cell office:value-type="float" office:value="23.0873" calcext:value-type="float">
            <text:p>23,08730000</text:p>
          </table:table-cell>
          <table:table-cell office:value-type="float" office:value="23.11" calcext:value-type="float">
            <text:p>23,11000000</text:p>
          </table:table-cell>
          <table:table-cell office:value-type="float" office:value="23.1305" calcext:value-type="float">
            <text:p>23,13050000</text:p>
          </table:table-cell>
          <table:table-cell office:value-type="float" office:value="23.1516" calcext:value-type="float">
            <text:p>23,15160000</text:p>
          </table:table-cell>
          <table:table-cell table:number-columns-repeated="8"/>
        </table:table-row>
        <table:table-row table:style-name="ro1">
          <table:table-cell office:value-type="float" office:value="23.1325322967647" calcext:value-type="float">
            <text:p>23,13253230</text:p>
          </table:table-cell>
          <table:table-cell table:number-columns-repeated="4"/>
          <table:table-cell office:value-type="float" office:value="23.1325" calcext:value-type="float">
            <text:p>23,13250000</text:p>
          </table:table-cell>
          <table:table-cell table:number-columns-repeated="8"/>
        </table:table-row>
        <table:table-row table:style-name="ro1">
          <table:table-cell office:value-type="float" office:value="23.1135245253477" calcext:value-type="float">
            <text:p>23,11352453</text:p>
          </table:table-cell>
          <table:table-cell table:number-columns-repeated="3"/>
          <table:table-cell office:value-type="float" office:value="23.0919" calcext:value-type="float">
            <text:p>23,09190000</text:p>
          </table:table-cell>
          <table:table-cell office:value-type="float" office:value="23.1135" calcext:value-type="float">
            <text:p>23,11350000</text:p>
          </table:table-cell>
          <table:table-cell table:number-columns-repeated="8"/>
        </table:table-row>
        <table:table-row table:style-name="ro1">
          <table:table-cell office:value-type="float" office:value="23.0945016374865" calcext:value-type="float">
            <text:p>23,09450164</text:p>
          </table:table-cell>
          <table:table-cell table:number-columns-repeated="4"/>
          <table:table-cell office:value-type="float" office:value="23.0945" calcext:value-type="float">
            <text:p>23,09450000</text:p>
          </table:table-cell>
          <table:table-cell table:number-columns-repeated="8"/>
        </table:table-row>
        <table:table-row table:style-name="ro1">
          <table:table-cell office:value-type="float" office:value="23.0754777199554" calcext:value-type="float">
            <text:p>23,07547772</text:p>
          </table:table-cell>
          <table:table-cell table:number-columns-repeated="2"/>
          <table:table-cell office:value-type="float" office:value="23.0311" calcext:value-type="float">
            <text:p>23,03110000</text:p>
          </table:table-cell>
          <table:table-cell office:value-type="float" office:value="23.054" calcext:value-type="float">
            <text:p>23,05400000</text:p>
          </table:table-cell>
          <table:table-cell office:value-type="float" office:value="23.0755" calcext:value-type="float">
            <text:p>23,07550000</text:p>
          </table:table-cell>
          <table:table-cell table:number-columns-repeated="8"/>
        </table:table-row>
        <table:table-row table:style-name="ro1">
          <table:table-cell office:value-type="float" office:value="23.0564760391759" calcext:value-type="float">
            <text:p>23,05647604</text:p>
          </table:table-cell>
          <table:table-cell table:number-columns-repeated="4"/>
          <table:table-cell office:value-type="float" office:value="23.0565" calcext:value-type="float">
            <text:p>23,05650000</text:p>
          </table:table-cell>
          <table:table-cell table:number-columns-repeated="8"/>
        </table:table-row>
        <table:table-row table:style-name="ro1">
          <table:table-cell office:value-type="float" office:value="23.0375072125553" calcext:value-type="float">
            <text:p>23,03750721</text:p>
          </table:table-cell>
          <table:table-cell table:number-columns-repeated="3"/>
          <table:table-cell office:value-type="float" office:value="23.0163" calcext:value-type="float">
            <text:p>23,01630000</text:p>
          </table:table-cell>
          <table:table-cell office:value-type="float" office:value="23.0375" calcext:value-type="float">
            <text:p>23,03750000</text:p>
          </table:table-cell>
          <table:table-cell table:number-columns-repeated="8"/>
        </table:table-row>
        <table:table-row table:style-name="ro1">
          <table:table-cell office:value-type="float" office:value="23.0185721598167" calcext:value-type="float">
            <text:p>23,01857216</text:p>
          </table:table-cell>
          <table:table-cell table:number-columns-repeated="4"/>
          <table:table-cell office:value-type="float" office:value="23.0186" calcext:value-type="float">
            <text:p>23,01860000</text:p>
          </table:table-cell>
          <table:table-cell table:number-columns-repeated="8"/>
        </table:table-row>
        <table:table-row table:style-name="ro1">
          <table:table-cell office:value-type="float" office:value="22.9996685056467" calcext:value-type="float">
            <text:p>22,99966851</text:p>
          </table:table-cell>
          <table:table-cell/>
          <table:table-cell office:value-type="float" office:value="22.951" calcext:value-type="float">
            <text:p>22,95100000</text:p>
          </table:table-cell>
          <table:table-cell office:value-type="float" office:value="22.9543" calcext:value-type="float">
            <text:p>22,95430000</text:p>
          </table:table-cell>
          <table:table-cell office:value-type="float" office:value="22.9786" calcext:value-type="float">
            <text:p>22,97860000</text:p>
          </table:table-cell>
          <table:table-cell office:value-type="float" office:value="22.9997" calcext:value-type="float">
            <text:p>22,99970000</text:p>
          </table:table-cell>
          <table:table-cell table:number-columns-repeated="8"/>
        </table:table-row>
        <table:table-row table:style-name="ro1">
          <table:table-cell office:value-type="float" office:value="22.9807941402506" calcext:value-type="float">
            <text:p>22,98079414</text:p>
          </table:table-cell>
          <table:table-cell table:number-columns-repeated="4"/>
          <table:table-cell office:value-type="float" office:value="22.9808" calcext:value-type="float">
            <text:p>22,98080000</text:p>
          </table:table-cell>
          <table:table-cell table:number-columns-repeated="8"/>
        </table:table-row>
        <table:table-row table:style-name="ro1">
          <table:table-cell office:value-type="float" office:value="22.9619481121758" calcext:value-type="float">
            <text:p>22,96194811</text:p>
          </table:table-cell>
          <table:table-cell table:number-columns-repeated="3"/>
          <table:table-cell office:value-type="float" office:value="22.9409" calcext:value-type="float">
            <text:p>22,94090000</text:p>
          </table:table-cell>
          <table:table-cell office:value-type="float" office:value="22.9619" calcext:value-type="float">
            <text:p>22,96190000</text:p>
          </table:table-cell>
          <table:table-cell table:number-columns-repeated="8"/>
        </table:table-row>
        <table:table-row table:style-name="ro1">
          <table:table-cell office:value-type="float" office:value="22.9431303175588" calcext:value-type="float">
            <text:p>22,94313032</text:p>
          </table:table-cell>
          <table:table-cell table:number-columns-repeated="4"/>
          <table:table-cell office:value-type="float" office:value="22.9431" calcext:value-type="float">
            <text:p>22,94310000</text:p>
          </table:table-cell>
          <table:table-cell table:number-columns-repeated="8"/>
        </table:table-row>
        <table:table-row table:style-name="ro1">
          <table:table-cell office:value-type="float" office:value="22.9243409887628" calcext:value-type="float">
            <text:p>22,92434099</text:p>
          </table:table-cell>
          <table:table-cell table:number-columns-repeated="2"/>
          <table:table-cell office:value-type="float" office:value="22.8792" calcext:value-type="float">
            <text:p>22,87920000</text:p>
          </table:table-cell>
          <table:table-cell office:value-type="float" office:value="22.9034" calcext:value-type="float">
            <text:p>22,90340000</text:p>
          </table:table-cell>
          <table:table-cell office:value-type="float" office:value="22.9243" calcext:value-type="float">
            <text:p>22,92430000</text:p>
          </table:table-cell>
          <table:table-cell table:number-columns-repeated="8"/>
        </table:table-row>
        <table:table-row table:style-name="ro1">
          <table:table-cell office:value-type="float" office:value="22.905580364958" calcext:value-type="float">
            <text:p>22,90558036</text:p>
          </table:table-cell>
          <table:table-cell table:number-columns-repeated="4"/>
          <table:table-cell office:value-type="float" office:value="22.9056" calcext:value-type="float">
            <text:p>22,90560000</text:p>
          </table:table-cell>
          <table:table-cell table:number-columns-repeated="8"/>
        </table:table-row>
        <table:table-row table:style-name="ro1">
          <table:table-cell office:value-type="float" office:value="22.8868485735406" calcext:value-type="float">
            <text:p>22,88684857</text:p>
          </table:table-cell>
          <table:table-cell table:number-columns-repeated="3"/>
          <table:table-cell office:value-type="float" office:value="22.866" calcext:value-type="float">
            <text:p>22,86600000</text:p>
          </table:table-cell>
          <table:table-cell office:value-type="float" office:value="22.8868" calcext:value-type="float">
            <text:p>22,88680000</text:p>
          </table:table-cell>
          <table:table-cell table:number-columns-repeated="8"/>
        </table:table-row>
        <table:table-row table:style-name="ro1">
          <table:table-cell office:value-type="float" office:value="22.8681456356796" calcext:value-type="float">
            <text:p>22,86814564</text:p>
          </table:table-cell>
          <table:table-cell table:number-columns-repeated="4"/>
          <table:table-cell office:value-type="float" office:value="22.8681" calcext:value-type="float">
            <text:p>22,86810000</text:p>
          </table:table-cell>
          <table:table-cell table:number-columns-repeated="8"/>
        </table:table-row>
        <table:table-row table:style-name="ro1">
          <table:table-cell office:value-type="float" office:value="22.8494715130631" calcext:value-type="float">
            <text:p>22,84947151</text:p>
          </table:table-cell>
          <table:table-cell office:value-type="float" office:value="22.7045" calcext:value-type="float">
            <text:p>22,704500000</text:p>
          </table:table-cell>
          <table:table-cell office:value-type="float" office:value="22.7926" calcext:value-type="float">
            <text:p>22,79260000</text:p>
          </table:table-cell>
          <table:table-cell office:value-type="float" office:value="22.8046" calcext:value-type="float">
            <text:p>22,80460000</text:p>
          </table:table-cell>
          <table:table-cell office:value-type="float" office:value="22.8287" calcext:value-type="float">
            <text:p>22,82870000</text:p>
          </table:table-cell>
          <table:table-cell office:value-type="float" office:value="22.8495" calcext:value-type="float">
            <text:p>22,84950000</text:p>
          </table:table-cell>
          <table:table-cell table:number-columns-repeated="8"/>
        </table:table-row>
        <table:table-row table:style-name="ro1">
          <table:table-cell office:value-type="float" office:value="22.8308261501132" calcext:value-type="float">
            <text:p>22,83082615</text:p>
          </table:table-cell>
          <table:table-cell table:number-columns-repeated="4"/>
          <table:table-cell office:value-type="float" office:value="22.8308" calcext:value-type="float">
            <text:p>22,83080000</text:p>
          </table:table-cell>
          <table:table-cell table:number-columns-repeated="8"/>
        </table:table-row>
        <table:table-row table:style-name="ro1">
          <table:table-cell office:value-type="float" office:value="22.8122094974521" calcext:value-type="float">
            <text:p>22,81220950</text:p>
          </table:table-cell>
          <table:table-cell table:number-columns-repeated="3"/>
          <table:table-cell office:value-type="float" office:value="22.7916" calcext:value-type="float">
            <text:p>22,79160000</text:p>
          </table:table-cell>
          <table:table-cell office:value-type="float" office:value="22.8122" calcext:value-type="float">
            <text:p>22,81220000</text:p>
          </table:table-cell>
          <table:table-cell table:number-columns-repeated="8"/>
        </table:table-row>
        <table:table-row table:style-name="ro1">
          <table:table-cell office:value-type="float" office:value="22.7936215189703" calcext:value-type="float">
            <text:p>22,79362152</text:p>
          </table:table-cell>
          <table:table-cell table:number-columns-repeated="4"/>
          <table:table-cell office:value-type="float" office:value="22.7936" calcext:value-type="float">
            <text:p>22,79360000</text:p>
          </table:table-cell>
          <table:table-cell table:number-columns-repeated="8"/>
        </table:table-row>
        <table:table-row table:style-name="ro1">
          <table:table-cell office:value-type="float" office:value="22.7750621897635" calcext:value-type="float">
            <text:p>22,77506219</text:p>
          </table:table-cell>
          <table:table-cell table:number-columns-repeated="2"/>
          <table:table-cell office:value-type="float" office:value="22.7304" calcext:value-type="float">
            <text:p>22,73040000</text:p>
          </table:table-cell>
          <table:table-cell office:value-type="float" office:value="22.7545" calcext:value-type="float">
            <text:p>22,75450000</text:p>
          </table:table-cell>
          <table:table-cell office:value-type="float" office:value="22.7751" calcext:value-type="float">
            <text:p>22,77510000</text:p>
          </table:table-cell>
          <table:table-cell table:number-columns-repeated="8"/>
        </table:table-row>
        <table:table-row table:style-name="ro1">
          <table:table-cell office:value-type="float" office:value="22.7565314911749" calcext:value-type="float">
            <text:p>22,75653149</text:p>
          </table:table-cell>
          <table:table-cell table:number-columns-repeated="4"/>
          <table:table-cell office:value-type="float" office:value="22.7565" calcext:value-type="float">
            <text:p>22,75650000</text:p>
          </table:table-cell>
          <table:table-cell table:number-columns-repeated="8"/>
        </table:table-row>
        <table:table-row table:style-name="ro1">
          <table:table-cell office:value-type="float" office:value="22.7380294064551" calcext:value-type="float">
            <text:p>22,73802941</text:p>
          </table:table-cell>
          <table:table-cell table:number-columns-repeated="3"/>
          <table:table-cell office:value-type="float" office:value="22.7176" calcext:value-type="float">
            <text:p>22,71760000</text:p>
          </table:table-cell>
          <table:table-cell office:value-type="float" office:value="22.738" calcext:value-type="float">
            <text:p>22,73800000</text:p>
          </table:table-cell>
          <table:table-cell table:number-columns-repeated="8"/>
        </table:table-row>
        <table:table-row table:style-name="ro1">
          <table:table-cell office:value-type="float" office:value="22.7195559182156" calcext:value-type="float">
            <text:p>22,71955592</text:p>
          </table:table-cell>
          <table:table-cell table:number-columns-repeated="4"/>
          <table:table-cell office:value-type="float" office:value="22.7196" calcext:value-type="float">
            <text:p>22,71960000</text:p>
          </table:table-cell>
          <table:table-cell table:number-columns-repeated="8"/>
        </table:table-row>
        <table:table-row table:style-name="ro1">
          <table:table-cell office:value-type="float" office:value="22.7011110075275" calcext:value-type="float">
            <text:p>22,70111101</text:p>
          </table:table-cell>
          <table:table-cell/>
          <table:table-cell office:value-type="float" office:value="22.6392" calcext:value-type="float">
            <text:p>22,63920000</text:p>
          </table:table-cell>
          <table:table-cell office:value-type="float" office:value="22.6564" calcext:value-type="float">
            <text:p>22,65640000</text:p>
          </table:table-cell>
          <table:table-cell office:value-type="float" office:value="22.6808" calcext:value-type="float">
            <text:p>22,68080000</text:p>
          </table:table-cell>
          <table:table-cell office:value-type="float" office:value="22.7011" calcext:value-type="float">
            <text:p>22,70110000</text:p>
          </table:table-cell>
          <table:table-cell table:number-columns-repeated="8"/>
        </table:table-row>
        <table:table-row table:style-name="ro1">
          <table:table-cell office:value-type="float" office:value="22.682694654033" calcext:value-type="float">
            <text:p>22,68269465</text:p>
          </table:table-cell>
          <table:table-cell table:number-columns-repeated="4"/>
          <table:table-cell office:value-type="float" office:value="22.6827" calcext:value-type="float">
            <text:p>22,68270000</text:p>
          </table:table-cell>
          <table:table-cell table:number-columns-repeated="8"/>
        </table:table-row>
        <table:table-row table:style-name="ro1">
          <table:table-cell office:value-type="float" office:value="22.6643068364638" calcext:value-type="float">
            <text:p>22,66430684</text:p>
          </table:table-cell>
          <table:table-cell table:number-columns-repeated="3"/>
          <table:table-cell office:value-type="float" office:value="22.6441" calcext:value-type="float">
            <text:p>22,64410000</text:p>
          </table:table-cell>
          <table:table-cell office:value-type="float" office:value="22.6643" calcext:value-type="float">
            <text:p>22,66430000</text:p>
          </table:table-cell>
          <table:table-cell table:number-columns-repeated="8"/>
        </table:table-row>
        <table:table-row table:style-name="ro1">
          <table:table-cell office:value-type="float" office:value="22.6459475331727" calcext:value-type="float">
            <text:p>22,64594753</text:p>
          </table:table-cell>
          <table:table-cell table:number-columns-repeated="4"/>
          <table:table-cell office:value-type="float" office:value="22.6459" calcext:value-type="float">
            <text:p>22,64590000</text:p>
          </table:table-cell>
          <table:table-cell table:number-columns-repeated="8"/>
        </table:table-row>
        <table:table-row table:style-name="ro1">
          <table:table-cell office:value-type="float" office:value="22.6276167225009" calcext:value-type="float">
            <text:p>22,62761672</text:p>
          </table:table-cell>
          <table:table-cell table:number-columns-repeated="2"/>
          <table:table-cell office:value-type="float" office:value="22.5829" calcext:value-type="float">
            <text:p>22,58290000</text:p>
          </table:table-cell>
          <table:table-cell office:value-type="float" office:value="22.6075" calcext:value-type="float">
            <text:p>22,60750000</text:p>
          </table:table-cell>
          <table:table-cell office:value-type="float" office:value="22.6276" calcext:value-type="float">
            <text:p>22,62760000</text:p>
          </table:table-cell>
          <table:table-cell table:number-columns-repeated="8"/>
        </table:table-row>
        <table:table-row table:style-name="ro1">
          <table:table-cell office:value-type="float" office:value="22.6093143829565" calcext:value-type="float">
            <text:p>22,60931438</text:p>
          </table:table-cell>
          <table:table-cell table:number-columns-repeated="4"/>
          <table:table-cell office:value-type="float" office:value="22.6093" calcext:value-type="float">
            <text:p>22,60930000</text:p>
          </table:table-cell>
          <table:table-cell table:number-columns-repeated="8"/>
        </table:table-row>
        <table:table-row table:style-name="ro1">
          <table:table-cell office:value-type="float" office:value="22.5910404932507" calcext:value-type="float">
            <text:p>22,59104049</text:p>
          </table:table-cell>
          <table:table-cell table:number-columns-repeated="3"/>
          <table:table-cell office:value-type="float" office:value="22.571" calcext:value-type="float">
            <text:p>22,57100000</text:p>
          </table:table-cell>
          <table:table-cell office:value-type="float" office:value="22.591" calcext:value-type="float">
            <text:p>22,59100000</text:p>
          </table:table-cell>
          <table:table-cell table:number-columns-repeated="8"/>
        </table:table-row>
        <table:table-row table:style-name="ro1">
          <table:table-cell office:value-type="float" office:value="22.5727950322573" calcext:value-type="float">
            <text:p>22,57279503</text:p>
          </table:table-cell>
          <table:table-cell table:number-columns-repeated="4"/>
          <table:table-cell office:value-type="float" office:value="22.5728" calcext:value-type="float">
            <text:p>22,57280000</text:p>
          </table:table-cell>
          <table:table-cell table:number-columns-repeated="8"/>
        </table:table-row>
        <table:table-row table:style-name="ro1">
          <table:table-cell office:value-type="float" office:value="22.554577978947" calcext:value-type="float">
            <text:p>22,55457798</text:p>
          </table:table-cell>
          <table:table-cell office:value-type="float" office:value="22.3894" calcext:value-type="float">
            <text:p>22,389400000</text:p>
          </table:table-cell>
          <table:table-cell office:value-type="float" office:value="22.4899" calcext:value-type="float">
            <text:p>22,48990000</text:p>
          </table:table-cell>
          <table:table-cell office:value-type="float" office:value="22.5099" calcext:value-type="float">
            <text:p>22,50990000</text:p>
          </table:table-cell>
          <table:table-cell office:value-type="float" office:value="22.5346" calcext:value-type="float">
            <text:p>22,53460000</text:p>
          </table:table-cell>
          <table:table-cell office:value-type="float" office:value="22.5546" calcext:value-type="float">
            <text:p>22,55460000</text:p>
          </table:table-cell>
          <table:table-cell table:number-columns-repeated="8"/>
        </table:table-row>
        <table:table-row table:style-name="ro1">
          <table:table-cell office:value-type="float" office:value="22.5363893123308" calcext:value-type="float">
            <text:p>22,53638931</text:p>
          </table:table-cell>
          <table:table-cell table:number-columns-repeated="4"/>
          <table:table-cell office:value-type="float" office:value="22.5364" calcext:value-type="float">
            <text:p>22,53640000</text:p>
          </table:table-cell>
          <table:table-cell table:number-columns-repeated="8"/>
        </table:table-row>
        <table:table-row table:style-name="ro1">
          <table:table-cell office:value-type="float" office:value="22.518229011421" calcext:value-type="float">
            <text:p>22,51822901</text:p>
          </table:table-cell>
          <table:table-cell table:number-columns-repeated="3"/>
          <table:table-cell office:value-type="float" office:value="22.4984" calcext:value-type="float">
            <text:p>22,49840000</text:p>
          </table:table-cell>
          <table:table-cell office:value-type="float" office:value="22.5182" calcext:value-type="float">
            <text:p>22,51820000</text:p>
          </table:table-cell>
          <table:table-cell table:number-columns-repeated="8"/>
        </table:table-row>
        <table:table-row table:style-name="ro1">
          <table:table-cell office:value-type="float" office:value="22.5000970552139" calcext:value-type="float">
            <text:p>22,50009706</text:p>
          </table:table-cell>
          <table:table-cell table:number-columns-repeated="4"/>
          <table:table-cell office:value-type="float" office:value="22.5001" calcext:value-type="float">
            <text:p>22,50010000</text:p>
          </table:table-cell>
          <table:table-cell table:number-columns-repeated="8"/>
        </table:table-row>
        <table:table-row table:style-name="ro1">
          <table:table-cell office:value-type="float" office:value="22.4819934226881" calcext:value-type="float">
            <text:p>22,48199342</text:p>
          </table:table-cell>
          <table:table-cell table:number-columns-repeated="2"/>
          <table:table-cell office:value-type="float" office:value="22.4373" calcext:value-type="float">
            <text:p>22,43730000</text:p>
          </table:table-cell>
          <table:table-cell office:value-type="float" office:value="22.4622" calcext:value-type="float">
            <text:p>22,46220000</text:p>
          </table:table-cell>
          <table:table-cell office:value-type="float" office:value="22.482" calcext:value-type="float">
            <text:p>22,48200000</text:p>
          </table:table-cell>
          <table:table-cell table:number-columns-repeated="8"/>
        </table:table-row>
        <table:table-row table:style-name="ro1">
          <table:table-cell office:value-type="float" office:value="22.4639180928087" calcext:value-type="float">
            <text:p>22,46391809</text:p>
          </table:table-cell>
          <table:table-cell table:number-columns-repeated="4"/>
          <table:table-cell office:value-type="float" office:value="22.4639" calcext:value-type="float">
            <text:p>22,46390000</text:p>
          </table:table-cell>
          <table:table-cell table:number-columns-repeated="8"/>
        </table:table-row>
        <table:table-row table:style-name="ro1">
          <table:table-cell office:value-type="float" office:value="22.4458710445359" calcext:value-type="float">
            <text:p>22,44587104</text:p>
          </table:table-cell>
          <table:table-cell table:number-columns-repeated="3"/>
          <table:table-cell office:value-type="float" office:value="22.4262" calcext:value-type="float">
            <text:p>22,42620000</text:p>
          </table:table-cell>
          <table:table-cell office:value-type="float" office:value="22.4459" calcext:value-type="float">
            <text:p>22,44590000</text:p>
          </table:table-cell>
          <table:table-cell table:number-columns-repeated="8"/>
        </table:table-row>
        <table:table-row table:style-name="ro1">
          <table:table-cell office:value-type="float" office:value="22.4278522568318" calcext:value-type="float">
            <text:p>22,42785226</text:p>
          </table:table-cell>
          <table:table-cell table:number-columns-repeated="4"/>
          <table:table-cell office:value-type="float" office:value="22.4279" calcext:value-type="float">
            <text:p>22,42790000</text:p>
          </table:table-cell>
          <table:table-cell table:number-columns-repeated="8"/>
        </table:table-row>
        <table:table-row table:style-name="ro1">
          <table:table-cell office:value-type="float" office:value="22.4098617086653" calcext:value-type="float">
            <text:p>22,40986171</text:p>
          </table:table-cell>
          <table:table-cell/>
          <table:table-cell office:value-type="float" office:value="22.3427" calcext:value-type="float">
            <text:p>22,34270000</text:p>
          </table:table-cell>
          <table:table-cell office:value-type="float" office:value="22.3652" calcext:value-type="float">
            <text:p>22,36520000</text:p>
          </table:table-cell>
          <table:table-cell office:value-type="float" office:value="22.3903" calcext:value-type="float">
            <text:p>22,39030000</text:p>
          </table:table-cell>
          <table:table-cell office:value-type="float" office:value="22.4099" calcext:value-type="float">
            <text:p>22,40990000</text:p>
          </table:table-cell>
          <table:table-cell table:number-columns-repeated="8"/>
        </table:table-row>
        <table:table-row table:style-name="ro1">
          <table:table-cell office:value-type="float" office:value="22.3918993790149" calcext:value-type="float">
            <text:p>22,39189938</text:p>
          </table:table-cell>
          <table:table-cell table:number-columns-repeated="4"/>
          <table:table-cell office:value-type="float" office:value="22.3919" calcext:value-type="float">
            <text:p>22,39190000</text:p>
          </table:table-cell>
          <table:table-cell table:number-columns-repeated="8"/>
        </table:table-row>
        <table:table-row table:style-name="ro1">
          <table:table-cell office:value-type="float" office:value="22.3739652468691" calcext:value-type="float">
            <text:p>22,37396525</text:p>
          </table:table-cell>
          <table:table-cell table:number-columns-repeated="3"/>
          <table:table-cell office:value-type="float" office:value="22.3545" calcext:value-type="float">
            <text:p>22,35450000</text:p>
          </table:table-cell>
          <table:table-cell office:value-type="float" office:value="22.374" calcext:value-type="float">
            <text:p>22,37400000</text:p>
          </table:table-cell>
          <table:table-cell table:number-columns-repeated="8"/>
        </table:table-row>
        <table:table-row table:style-name="ro1">
          <table:table-cell office:value-type="float" office:value="22.3560592912256" calcext:value-type="float">
            <text:p>22,35605929</text:p>
          </table:table-cell>
          <table:table-cell table:number-columns-repeated="4"/>
          <table:table-cell office:value-type="float" office:value="22.3561" calcext:value-type="float">
            <text:p>22,35610000</text:p>
          </table:table-cell>
          <table:table-cell table:number-columns-repeated="8"/>
        </table:table-row>
        <table:table-row table:style-name="ro1">
          <table:table-cell office:value-type="float" office:value="22.3381814910907" calcext:value-type="float">
            <text:p>22,33818149</text:p>
          </table:table-cell>
          <table:table-cell table:number-columns-repeated="2"/>
          <table:table-cell office:value-type="float" office:value="22.2936" calcext:value-type="float">
            <text:p>22,29360000</text:p>
          </table:table-cell>
          <table:table-cell office:value-type="float" office:value="22.3188" calcext:value-type="float">
            <text:p>22,31880000</text:p>
          </table:table-cell>
          <table:table-cell office:value-type="float" office:value="22.3382" calcext:value-type="float">
            <text:p>22,33820000</text:p>
          </table:table-cell>
          <table:table-cell table:number-columns-repeated="8"/>
        </table:table-row>
        <table:table-row table:style-name="ro1">
          <table:table-cell office:value-type="float" office:value="22.3203318254784" calcext:value-type="float">
            <text:p>22,32033183</text:p>
          </table:table-cell>
          <table:table-cell table:number-columns-repeated="4"/>
          <table:table-cell office:value-type="float" office:value="22.3203" calcext:value-type="float">
            <text:p>22,32030000</text:p>
          </table:table-cell>
          <table:table-cell table:number-columns-repeated="8"/>
        </table:table-row>
        <table:table-row table:style-name="ro1">
          <table:table-cell office:value-type="float" office:value="22.3025102734091" calcext:value-type="float">
            <text:p>22,30251027</text:p>
          </table:table-cell>
          <table:table-cell table:number-columns-repeated="3"/>
          <table:table-cell office:value-type="float" office:value="22.2832" calcext:value-type="float">
            <text:p>22,28320000</text:p>
          </table:table-cell>
          <table:table-cell office:value-type="float" office:value="22.3025" calcext:value-type="float">
            <text:p>22,30250000</text:p>
          </table:table-cell>
          <table:table-cell table:number-columns-repeated="8"/>
        </table:table-row>
        <table:table-row table:style-name="ro1">
          <table:table-cell office:value-type="float" office:value="22.2847168139097" calcext:value-type="float">
            <text:p>22,28471681</text:p>
          </table:table-cell>
          <table:table-cell table:number-columns-repeated="4"/>
          <table:table-cell office:value-type="float" office:value="22.2847" calcext:value-type="float">
            <text:p>22,28470000</text:p>
          </table:table-cell>
          <table:table-cell table:number-columns-repeated="8"/>
        </table:table-row>
        <table:table-row table:style-name="ro1">
          <table:table-cell office:value-type="float" office:value="22.2669514260135" calcext:value-type="float">
            <text:p>22,26695143</text:p>
          </table:table-cell>
          <table:table-cell office:value-type="float" office:value="22.0877" calcext:value-type="float">
            <text:p>22,087700000</text:p>
          </table:table-cell>
          <table:table-cell office:value-type="float" office:value="22.197" calcext:value-type="float">
            <text:p>22,19700000</text:p>
          </table:table-cell>
          <table:table-cell office:value-type="float" office:value="22.2224" calcext:value-type="float">
            <text:p>22,22240000</text:p>
          </table:table-cell>
          <table:table-cell office:value-type="float" office:value="22.2478" calcext:value-type="float">
            <text:p>22,24780000</text:p>
          </table:table-cell>
          <table:table-cell office:value-type="float" office:value="22.267" calcext:value-type="float">
            <text:p>22,26700000</text:p>
          </table:table-cell>
          <table:table-cell table:number-columns-repeated="8"/>
        </table:table-row>
        <table:table-row table:style-name="ro1">
          <table:table-cell office:value-type="float" office:value="22.2492140887597" calcext:value-type="float">
            <text:p>22,24921409</text:p>
          </table:table-cell>
          <table:table-cell table:number-columns-repeated="4"/>
          <table:table-cell office:value-type="float" office:value="22.2492" calcext:value-type="float">
            <text:p>22,24920000</text:p>
          </table:table-cell>
          <table:table-cell table:number-columns-repeated="8"/>
        </table:table-row>
        <table:table-row table:style-name="ro1">
          <table:table-cell office:value-type="float" office:value="22.2315047811938" calcext:value-type="float">
            <text:p>22,23150478</text:p>
          </table:table-cell>
          <table:table-cell table:number-columns-repeated="3"/>
          <table:table-cell office:value-type="float" office:value="22.2124" calcext:value-type="float">
            <text:p>22,21240000</text:p>
          </table:table-cell>
          <table:table-cell office:value-type="float" office:value="22.2315" calcext:value-type="float">
            <text:p>22,23150000</text:p>
          </table:table-cell>
          <table:table-cell table:number-columns-repeated="8"/>
        </table:table-row>
        <table:table-row table:style-name="ro1">
          <table:table-cell office:value-type="float" office:value="22.2138234823678" calcext:value-type="float">
            <text:p>22,21382348</text:p>
          </table:table-cell>
          <table:table-cell table:number-columns-repeated="4"/>
          <table:table-cell office:value-type="float" office:value="22.2138" calcext:value-type="float">
            <text:p>22,21380000</text:p>
          </table:table-cell>
          <table:table-cell table:number-columns-repeated="8"/>
        </table:table-row>
        <table:table-row table:style-name="ro1">
          <table:table-cell office:value-type="float" office:value="22.1961701713401" calcext:value-type="float">
            <text:p>22,19617017</text:p>
          </table:table-cell>
          <table:table-cell table:number-columns-repeated="2"/>
          <table:table-cell office:value-type="float" office:value="22.1516" calcext:value-type="float">
            <text:p>22,15160000</text:p>
          </table:table-cell>
          <table:table-cell office:value-type="float" office:value="22.1772" calcext:value-type="float">
            <text:p>22,17720000</text:p>
          </table:table-cell>
          <table:table-cell office:value-type="float" office:value="22.1962" calcext:value-type="float">
            <text:p>22,19620000</text:p>
          </table:table-cell>
          <table:table-cell table:number-columns-repeated="8"/>
        </table:table-row>
        <table:table-row table:style-name="ro1">
          <table:table-cell office:value-type="float" office:value="22.1785448271759" calcext:value-type="float">
            <text:p>22,17854483</text:p>
          </table:table-cell>
          <table:table-cell table:number-columns-repeated="4"/>
          <table:table-cell office:value-type="float" office:value="22.1785" calcext:value-type="float">
            <text:p>22,17850000</text:p>
          </table:table-cell>
          <table:table-cell table:number-columns-repeated="8"/>
        </table:table-row>
        <table:table-row table:style-name="ro1">
          <table:table-cell office:value-type="float" office:value="22.1609474289466" calcext:value-type="float">
            <text:p>22,16094743</text:p>
          </table:table-cell>
          <table:table-cell table:number-columns-repeated="3"/>
          <table:table-cell office:value-type="float" office:value="22.1421" calcext:value-type="float">
            <text:p>22,14210000</text:p>
          </table:table-cell>
          <table:table-cell office:value-type="float" office:value="22.1609" calcext:value-type="float">
            <text:p>22,16090000</text:p>
          </table:table-cell>
          <table:table-cell table:number-columns-repeated="8"/>
        </table:table-row>
        <table:table-row table:style-name="ro1">
          <table:table-cell office:value-type="float" office:value="22.1433779557306" calcext:value-type="float">
            <text:p>22,14337796</text:p>
          </table:table-cell>
          <table:table-cell table:number-columns-repeated="4"/>
          <table:table-cell office:value-type="float" office:value="22.1434" calcext:value-type="float">
            <text:p>22,14340000</text:p>
          </table:table-cell>
          <table:table-cell table:number-columns-repeated="8"/>
        </table:table-row>
        <table:table-row table:style-name="ro1">
          <table:table-cell office:value-type="float" office:value="22.1258363866128" calcext:value-type="float">
            <text:p>22,12583639</text:p>
          </table:table-cell>
          <table:table-cell/>
          <table:table-cell office:value-type="float" office:value="22.0528" calcext:value-type="float">
            <text:p>22,05280000</text:p>
          </table:table-cell>
          <table:table-cell office:value-type="float" office:value="22.0813" calcext:value-type="float">
            <text:p>22,08130000</text:p>
          </table:table-cell>
          <table:table-cell office:value-type="float" office:value="22.107" calcext:value-type="float">
            <text:p>22,10700000</text:p>
          </table:table-cell>
          <table:table-cell office:value-type="float" office:value="22.1258" calcext:value-type="float">
            <text:p>22,12580000</text:p>
          </table:table-cell>
          <table:table-cell table:number-columns-repeated="8"/>
        </table:table-row>
        <table:table-row table:style-name="ro1">
          <table:table-cell office:value-type="float" office:value="22.1083227006847" calcext:value-type="float">
            <text:p>22,10832270</text:p>
          </table:table-cell>
          <table:table-cell table:number-columns-repeated="4"/>
          <table:table-cell office:value-type="float" office:value="22.1083" calcext:value-type="float">
            <text:p>22,10830000</text:p>
          </table:table-cell>
          <table:table-cell table:number-columns-repeated="8"/>
        </table:table-row>
        <table:table-row table:style-name="ro1">
          <table:table-cell office:value-type="float" office:value="22.0908368770446" calcext:value-type="float">
            <text:p>22,09083688</text:p>
          </table:table-cell>
          <table:table-cell table:number-columns-repeated="3"/>
          <table:table-cell office:value-type="float" office:value="22.0721" calcext:value-type="float">
            <text:p>22,07210000</text:p>
          </table:table-cell>
          <table:table-cell office:value-type="float" office:value="22.0908" calcext:value-type="float">
            <text:p>22,09080000</text:p>
          </table:table-cell>
          <table:table-cell table:number-columns-repeated="8"/>
        </table:table-row>
        <table:table-row table:style-name="ro1">
          <table:table-cell office:value-type="float" office:value="22.0733788947969" calcext:value-type="float">
            <text:p>22,07337889</text:p>
          </table:table-cell>
          <table:table-cell table:number-columns-repeated="4"/>
          <table:table-cell office:value-type="float" office:value="22.0734" calcext:value-type="float">
            <text:p>22,07340000</text:p>
          </table:table-cell>
          <table:table-cell table:number-columns-repeated="8"/>
        </table:table-row>
        <table:table-row table:style-name="ro1">
          <table:table-cell office:value-type="float" office:value="22.0559487330531" calcext:value-type="float">
            <text:p>22,05594873</text:p>
          </table:table-cell>
          <table:table-cell table:number-columns-repeated="2"/>
          <table:table-cell office:value-type="float" office:value="22.0115" calcext:value-type="float">
            <text:p>22,01150000</text:p>
          </table:table-cell>
          <table:table-cell office:value-type="float" office:value="22.0374" calcext:value-type="float">
            <text:p>22,03740000</text:p>
          </table:table-cell>
          <table:table-cell office:value-type="float" office:value="22.0559" calcext:value-type="float">
            <text:p>22,05590000</text:p>
          </table:table-cell>
          <table:table-cell table:number-columns-repeated="8"/>
        </table:table-row>
        <table:table-row table:style-name="ro1">
          <table:table-cell office:value-type="float" office:value="22.038546370931" calcext:value-type="float">
            <text:p>22,03854637</text:p>
          </table:table-cell>
          <table:table-cell table:number-columns-repeated="4"/>
          <table:table-cell office:value-type="float" office:value="22.0385" calcext:value-type="float">
            <text:p>22,03850000</text:p>
          </table:table-cell>
          <table:table-cell table:number-columns-repeated="8"/>
        </table:table-row>
        <table:table-row table:style-name="ro1">
          <table:table-cell office:value-type="float" office:value="22.0211717875549" calcext:value-type="float">
            <text:p>22,02117179</text:p>
          </table:table-cell>
          <table:table-cell table:number-columns-repeated="3"/>
          <table:table-cell office:value-type="float" office:value="22.0027" calcext:value-type="float">
            <text:p>22,00270000</text:p>
          </table:table-cell>
          <table:table-cell office:value-type="float" office:value="22.0212" calcext:value-type="float">
            <text:p>22,02120000</text:p>
          </table:table-cell>
          <table:table-cell table:number-columns-repeated="8"/>
        </table:table-row>
        <table:table-row table:style-name="ro1">
          <table:table-cell office:value-type="float" office:value="22.0038249620557" calcext:value-type="float">
            <text:p>22,00382496</text:p>
          </table:table-cell>
          <table:table-cell table:number-columns-repeated="4"/>
          <table:table-cell office:value-type="float" office:value="22.0038" calcext:value-type="float">
            <text:p>22,00380000</text:p>
          </table:table-cell>
          <table:table-cell table:number-columns-repeated="8"/>
        </table:table-row>
        <table:table-row table:style-name="ro1">
          <table:table-cell office:value-type="float" office:value="21.9865058735709" calcext:value-type="float">
            <text:p>21,98650587</text:p>
          </table:table-cell>
          <table:table-cell office:value-type="float" office:value="21.7979" calcext:value-type="float">
            <text:p>21,797900000</text:p>
          </table:table-cell>
          <table:table-cell office:value-type="float" office:value="21.9104" calcext:value-type="float">
            <text:p>21,91040000</text:p>
          </table:table-cell>
          <table:table-cell office:value-type="float" office:value="21.942" calcext:value-type="float">
            <text:p>21,94200000</text:p>
          </table:table-cell>
          <table:table-cell office:value-type="float" office:value="21.9681" calcext:value-type="float">
            <text:p>21,96810000</text:p>
          </table:table-cell>
          <table:table-cell office:value-type="float" office:value="21.9865" calcext:value-type="float">
            <text:p>21,98650000</text:p>
          </table:table-cell>
          <table:table-cell table:number-columns-repeated="8"/>
        </table:table-row>
        <table:table-row table:style-name="ro1">
          <table:table-cell office:value-type="float" office:value="21.9692145012444" calcext:value-type="float">
            <text:p>21,96921450</text:p>
          </table:table-cell>
          <table:table-cell table:number-columns-repeated="4"/>
          <table:table-cell office:value-type="float" office:value="21.9692" calcext:value-type="float">
            <text:p>21,96920000</text:p>
          </table:table-cell>
          <table:table-cell table:number-columns-repeated="8"/>
        </table:table-row>
        <table:table-row table:style-name="ro1">
          <table:table-cell office:value-type="float" office:value="21.9519508242268" calcext:value-type="float">
            <text:p>21,95195082</text:p>
          </table:table-cell>
          <table:table-cell table:number-columns-repeated="3"/>
          <table:table-cell office:value-type="float" office:value="21.9336" calcext:value-type="float">
            <text:p>21,93360000</text:p>
          </table:table-cell>
          <table:table-cell office:value-type="float" office:value="21.952" calcext:value-type="float">
            <text:p>21,95200000</text:p>
          </table:table-cell>
          <table:table-cell table:number-columns-repeated="8"/>
        </table:table-row>
        <table:table-row table:style-name="ro1">
          <table:table-cell office:value-type="float" office:value="21.9347148216751" calcext:value-type="float">
            <text:p>21,93471482</text:p>
          </table:table-cell>
          <table:table-cell table:number-columns-repeated="4"/>
          <table:table-cell office:value-type="float" office:value="21.9347" calcext:value-type="float">
            <text:p>21,93470000</text:p>
          </table:table-cell>
          <table:table-cell table:number-columns-repeated="8"/>
        </table:table-row>
        <table:table-row table:style-name="ro1">
          <table:table-cell office:value-type="float" office:value="21.917506472753" calcext:value-type="float">
            <text:p>21,91750647</text:p>
          </table:table-cell>
          <table:table-cell table:number-columns-repeated="2"/>
          <table:table-cell office:value-type="float" office:value="21.8731" calcext:value-type="float">
            <text:p>21,87310000</text:p>
          </table:table-cell>
          <table:table-cell office:value-type="float" office:value="21.8993" calcext:value-type="float">
            <text:p>21,89930000</text:p>
          </table:table-cell>
          <table:table-cell office:value-type="float" office:value="21.9175" calcext:value-type="float">
            <text:p>21,91750000</text:p>
          </table:table-cell>
          <table:table-cell table:number-columns-repeated="8"/>
        </table:table-row>
        <table:table-row table:style-name="ro1">
          <table:table-cell office:value-type="float" office:value="21.9003257566306" calcext:value-type="float">
            <text:p>21,90032576</text:p>
          </table:table-cell>
          <table:table-cell table:number-columns-repeated="4"/>
          <table:table-cell office:value-type="float" office:value="21.9003" calcext:value-type="float">
            <text:p>21,90030000</text:p>
          </table:table-cell>
          <table:table-cell table:number-columns-repeated="8"/>
        </table:table-row>
        <table:table-row table:style-name="ro1">
          <table:table-cell office:value-type="float" office:value="21.8831726524845" calcext:value-type="float">
            <text:p>21,88317265</text:p>
          </table:table-cell>
          <table:table-cell table:number-columns-repeated="3"/>
          <table:table-cell office:value-type="float" office:value="21.8651" calcext:value-type="float">
            <text:p>21,86510000</text:p>
          </table:table-cell>
          <table:table-cell office:value-type="float" office:value="21.8832" calcext:value-type="float">
            <text:p>21,88320000</text:p>
          </table:table-cell>
          <table:table-cell table:number-columns-repeated="8"/>
        </table:table-row>
        <table:table-row table:style-name="ro1">
          <table:table-cell office:value-type="float" office:value="21.866047139498" calcext:value-type="float">
            <text:p>21,86604714</text:p>
          </table:table-cell>
          <table:table-cell table:number-columns-repeated="4"/>
          <table:table-cell office:value-type="float" office:value="21.866" calcext:value-type="float">
            <text:p>21,86600000</text:p>
          </table:table-cell>
          <table:table-cell table:number-columns-repeated="8"/>
        </table:table-row>
        <table:table-row table:style-name="ro1">
          <table:table-cell office:value-type="float" office:value="21.8489491968605" calcext:value-type="float">
            <text:p>21,84894920</text:p>
          </table:table-cell>
          <table:table-cell/>
          <table:table-cell office:value-type="float" office:value="21.7698" calcext:value-type="float">
            <text:p>21,76980000</text:p>
          </table:table-cell>
          <table:table-cell office:value-type="float" office:value="21.8045" calcext:value-type="float">
            <text:p>21,80450000</text:p>
          </table:table-cell>
          <table:table-cell office:value-type="float" office:value="21.8309" calcext:value-type="float">
            <text:p>21,83090000</text:p>
          </table:table-cell>
          <table:table-cell office:value-type="float" office:value="21.8489" calcext:value-type="float">
            <text:p>21,84890000</text:p>
          </table:table-cell>
          <table:table-cell table:number-columns-repeated="8"/>
        </table:table-row>
        <table:table-row table:style-name="ro1">
          <table:table-cell office:value-type="float" office:value="21.8318788037687" calcext:value-type="float">
            <text:p>21,83187880</text:p>
          </table:table-cell>
          <table:table-cell table:number-columns-repeated="4"/>
          <table:table-cell office:value-type="float" office:value="21.8319" calcext:value-type="float">
            <text:p>21,83190000</text:p>
          </table:table-cell>
          <table:table-cell table:number-columns-repeated="8"/>
        </table:table-row>
        <table:table-row table:style-name="ro1">
          <table:table-cell office:value-type="float" office:value="21.8148359394248" calcext:value-type="float">
            <text:p>21,81483594</text:p>
          </table:table-cell>
          <table:table-cell table:number-columns-repeated="3"/>
          <table:table-cell office:value-type="float" office:value="21.7969" calcext:value-type="float">
            <text:p>21,79690000</text:p>
          </table:table-cell>
          <table:table-cell office:value-type="float" office:value="21.8148" calcext:value-type="float">
            <text:p>21,81480000</text:p>
          </table:table-cell>
          <table:table-cell table:number-columns-repeated="8"/>
        </table:table-row>
        <table:table-row table:style-name="ro1">
          <table:table-cell office:value-type="float" office:value="21.7978205830384" calcext:value-type="float">
            <text:p>21,79782058</text:p>
          </table:table-cell>
          <table:table-cell table:number-columns-repeated="4"/>
          <table:table-cell office:value-type="float" office:value="21.7978" calcext:value-type="float">
            <text:p>21,79780000</text:p>
          </table:table-cell>
          <table:table-cell table:number-columns-repeated="8"/>
        </table:table-row>
        <table:table-row table:style-name="ro1">
          <table:table-cell office:value-type="float" office:value="21.7808327138251" calcext:value-type="float">
            <text:p>21,78083271</text:p>
          </table:table-cell>
          <table:table-cell table:number-columns-repeated="2"/>
          <table:table-cell office:value-type="float" office:value="21.7364" calcext:value-type="float">
            <text:p>21,73640000</text:p>
          </table:table-cell>
          <table:table-cell office:value-type="float" office:value="21.763" calcext:value-type="float">
            <text:p>21,76300000</text:p>
          </table:table-cell>
          <table:table-cell office:value-type="float" office:value="21.7808" calcext:value-type="float">
            <text:p>21,78080000</text:p>
          </table:table-cell>
          <table:table-cell table:number-columns-repeated="8"/>
        </table:table-row>
        <table:table-row table:style-name="ro1">
          <table:table-cell office:value-type="float" office:value="21.7638723110072" calcext:value-type="float">
            <text:p>21,76387231</text:p>
          </table:table-cell>
          <table:table-cell table:number-columns-repeated="4"/>
          <table:table-cell office:value-type="float" office:value="21.7639" calcext:value-type="float">
            <text:p>21,76390000</text:p>
          </table:table-cell>
          <table:table-cell table:number-columns-repeated="8"/>
        </table:table-row>
        <table:table-row table:style-name="ro1">
          <table:table-cell office:value-type="float" office:value="21.7469393538133" calcext:value-type="float">
            <text:p>21,74693935</text:p>
          </table:table-cell>
          <table:table-cell table:number-columns-repeated="3"/>
          <table:table-cell office:value-type="float" office:value="21.7292" calcext:value-type="float">
            <text:p>21,72920000</text:p>
          </table:table-cell>
          <table:table-cell office:value-type="float" office:value="21.7469" calcext:value-type="float">
            <text:p>21,74690000</text:p>
          </table:table-cell>
          <table:table-cell table:number-columns-repeated="8"/>
        </table:table-row>
        <table:table-row table:style-name="ro1">
          <table:table-cell office:value-type="float" office:value="21.7300338214786" calcext:value-type="float">
            <text:p>21,73003382</text:p>
          </table:table-cell>
          <table:table-cell table:number-columns-repeated="4"/>
          <table:table-cell office:value-type="float" office:value="21.73" calcext:value-type="float">
            <text:p>21,73000000</text:p>
          </table:table-cell>
          <table:table-cell table:number-columns-repeated="8"/>
        </table:table-row>
        <table:table-row table:style-name="ro1">
          <table:table-cell office:value-type="float" office:value="21.713155693245" calcext:value-type="float">
            <text:p>21,71315569</text:p>
          </table:table-cell>
          <table:table-cell office:value-type="float" office:value="21.5155" calcext:value-type="float">
            <text:p>21,515500000</text:p>
          </table:table-cell>
          <table:table-cell office:value-type="float" office:value="21.6309" calcext:value-type="float">
            <text:p>21,63090000</text:p>
          </table:table-cell>
          <table:table-cell office:value-type="float" office:value="21.6688" calcext:value-type="float">
            <text:p>21,66880000</text:p>
          </table:table-cell>
          <table:table-cell office:value-type="float" office:value="21.6955" calcext:value-type="float">
            <text:p>21,69550000</text:p>
          </table:table-cell>
          <table:table-cell office:value-type="float" office:value="21.7132" calcext:value-type="float">
            <text:p>21,71320000</text:p>
          </table:table-cell>
          <table:table-cell table:number-columns-repeated="8"/>
        </table:table-row>
        <table:table-row table:style-name="ro1">
          <table:table-cell office:value-type="float" office:value="21.6963049483604" calcext:value-type="float">
            <text:p>21,69630495</text:p>
          </table:table-cell>
          <table:table-cell table:number-columns-repeated="4"/>
          <table:table-cell office:value-type="float" office:value="21.6963" calcext:value-type="float">
            <text:p>21,69630000</text:p>
          </table:table-cell>
          <table:table-cell table:number-columns-repeated="8"/>
        </table:table-row>
        <table:table-row table:style-name="ro1">
          <table:table-cell office:value-type="float" office:value="21.6794815660795" calcext:value-type="float">
            <text:p>21,67948157</text:p>
          </table:table-cell>
          <table:table-cell table:number-columns-repeated="3"/>
          <table:table-cell office:value-type="float" office:value="21.6619" calcext:value-type="float">
            <text:p>21,66190000</text:p>
          </table:table-cell>
          <table:table-cell office:value-type="float" office:value="21.6795" calcext:value-type="float">
            <text:p>21,67950000</text:p>
          </table:table-cell>
          <table:table-cell table:number-columns-repeated="8"/>
        </table:table-row>
        <table:table-row table:style-name="ro1">
          <table:table-cell office:value-type="float" office:value="21.6626855256637" calcext:value-type="float">
            <text:p>21,66268553</text:p>
          </table:table-cell>
          <table:table-cell table:number-columns-repeated="4"/>
          <table:table-cell office:value-type="float" office:value="21.6627" calcext:value-type="float">
            <text:p>21,66270000</text:p>
          </table:table-cell>
          <table:table-cell table:number-columns-repeated="8"/>
        </table:table-row>
        <table:table-row table:style-name="ro1">
          <table:table-cell office:value-type="float" office:value="21.6459168063805" calcext:value-type="float">
            <text:p>21,64591681</text:p>
          </table:table-cell>
          <table:table-cell table:number-columns-repeated="2"/>
          <table:table-cell office:value-type="float" office:value="21.6016" calcext:value-type="float">
            <text:p>21,60160000</text:p>
          </table:table-cell>
          <table:table-cell office:value-type="float" office:value="21.6285" calcext:value-type="float">
            <text:p>21,62850000</text:p>
          </table:table-cell>
          <table:table-cell office:value-type="float" office:value="21.6459" calcext:value-type="float">
            <text:p>21,64590000</text:p>
          </table:table-cell>
          <table:table-cell table:number-columns-repeated="8"/>
        </table:table-row>
        <table:table-row table:style-name="ro1">
          <table:table-cell office:value-type="float" office:value="21.6291753875037" calcext:value-type="float">
            <text:p>21,62917539</text:p>
          </table:table-cell>
          <table:table-cell table:number-columns-repeated="4"/>
          <table:table-cell office:value-type="float" office:value="21.6292" calcext:value-type="float">
            <text:p>21,62920000</text:p>
          </table:table-cell>
          <table:table-cell table:number-columns-repeated="8"/>
        </table:table-row>
        <table:table-row table:style-name="ro1">
          <table:table-cell office:value-type="float" office:value="21.6124612483142" calcext:value-type="float">
            <text:p>21,61246125</text:p>
          </table:table-cell>
          <table:table-cell table:number-columns-repeated="3"/>
          <table:table-cell office:value-type="float" office:value="21.5951" calcext:value-type="float">
            <text:p>21,59510000</text:p>
          </table:table-cell>
          <table:table-cell office:value-type="float" office:value="21.6125" calcext:value-type="float">
            <text:p>21,61250000</text:p>
          </table:table-cell>
          <table:table-cell table:number-columns-repeated="8"/>
        </table:table-row>
        <table:table-row table:style-name="ro1">
          <table:table-cell office:value-type="float" office:value="21.5957743680987" calcext:value-type="float">
            <text:p>21,59577437</text:p>
          </table:table-cell>
          <table:table-cell table:number-columns-repeated="4"/>
          <table:table-cell office:value-type="float" office:value="21.5958" calcext:value-type="float">
            <text:p>21,59580000</text:p>
          </table:table-cell>
          <table:table-cell table:number-columns-repeated="8"/>
        </table:table-row>
        <table:table-row table:style-name="ro1">
          <table:table-cell office:value-type="float" office:value="21.5791147261507" calcext:value-type="float">
            <text:p>21,57911473</text:p>
          </table:table-cell>
          <table:table-cell/>
          <table:table-cell office:value-type="float" office:value="21.4938" calcext:value-type="float">
            <text:p>21,49380000</text:p>
          </table:table-cell>
          <table:table-cell office:value-type="float" office:value="21.5348" calcext:value-type="float">
            <text:p>21,53480000</text:p>
          </table:table-cell>
          <table:table-cell office:value-type="float" office:value="21.5619" calcext:value-type="float">
            <text:p>21,56190000</text:p>
          </table:table-cell>
          <table:table-cell office:value-type="float" office:value="21.5791" calcext:value-type="float">
            <text:p>21,57910000</text:p>
          </table:table-cell>
          <table:table-cell table:number-columns-repeated="8"/>
        </table:table-row>
        <table:table-row table:style-name="ro1">
          <table:table-cell office:value-type="float" office:value="21.5624823017702" calcext:value-type="float">
            <text:p>21,56248230</text:p>
          </table:table-cell>
          <table:table-cell table:number-columns-repeated="4"/>
          <table:table-cell office:value-type="float" office:value="21.5625" calcext:value-type="float">
            <text:p>21,56250000</text:p>
          </table:table-cell>
          <table:table-cell table:number-columns-repeated="8"/>
        </table:table-row>
        <table:table-row table:style-name="ro1">
          <table:table-cell office:value-type="float" office:value="21.5458770742634" calcext:value-type="float">
            <text:p>21,54587707</text:p>
          </table:table-cell>
          <table:table-cell table:number-columns-repeated="3"/>
          <table:table-cell office:value-type="float" office:value="21.5287" calcext:value-type="float">
            <text:p>21,52870000</text:p>
          </table:table-cell>
          <table:table-cell office:value-type="float" office:value="21.5459" calcext:value-type="float">
            <text:p>21,54590000</text:p>
          </table:table-cell>
          <table:table-cell table:number-columns-repeated="8"/>
        </table:table-row>
        <table:table-row table:style-name="ro1">
          <table:table-cell office:value-type="float" office:value="21.5292990229431" calcext:value-type="float">
            <text:p>21,52929902</text:p>
          </table:table-cell>
          <table:table-cell table:number-columns-repeated="4"/>
          <table:table-cell office:value-type="float" office:value="21.5293" calcext:value-type="float">
            <text:p>21,52930000</text:p>
          </table:table-cell>
          <table:table-cell table:number-columns-repeated="8"/>
        </table:table-row>
        <table:table-row table:style-name="ro1">
          <table:table-cell office:value-type="float" office:value="21.5127481271285" calcext:value-type="float">
            <text:p>21,51274813</text:p>
          </table:table-cell>
          <table:table-cell table:number-columns-repeated="2"/>
          <table:table-cell office:value-type="float" office:value="21.4684" calcext:value-type="float">
            <text:p>21,46840000</text:p>
          </table:table-cell>
          <table:table-cell office:value-type="float" office:value="21.4957" calcext:value-type="float">
            <text:p>21,49570000</text:p>
          </table:table-cell>
          <table:table-cell office:value-type="float" office:value="21.5127" calcext:value-type="float">
            <text:p>21,51270000</text:p>
          </table:table-cell>
          <table:table-cell table:number-columns-repeated="8"/>
        </table:table-row>
        <table:table-row table:style-name="ro1">
          <table:table-cell office:value-type="float" office:value="21.4962243661451" calcext:value-type="float">
            <text:p>21,49622437</text:p>
          </table:table-cell>
          <table:table-cell table:number-columns-repeated="4"/>
          <table:table-cell office:value-type="float" office:value="21.4962" calcext:value-type="float">
            <text:p>21,49620000</text:p>
          </table:table-cell>
          <table:table-cell table:number-columns-repeated="8"/>
        </table:table-row>
        <table:table-row table:style-name="ro1">
          <table:table-cell office:value-type="float" office:value="21.4797277193251" calcext:value-type="float">
            <text:p>21,47972772</text:p>
          </table:table-cell>
          <table:table-cell table:number-columns-repeated="3"/>
          <table:table-cell office:value-type="float" office:value="21.4628" calcext:value-type="float">
            <text:p>21,46280000</text:p>
          </table:table-cell>
          <table:table-cell office:value-type="float" office:value="21.4797" calcext:value-type="float">
            <text:p>21,47970000</text:p>
          </table:table-cell>
          <table:table-cell table:number-columns-repeated="8"/>
        </table:table-row>
        <table:table-row table:style-name="ro1">
          <table:table-cell office:value-type="float" office:value="21.463258166007" calcext:value-type="float">
            <text:p>21,46325817</text:p>
          </table:table-cell>
          <table:table-cell table:number-columns-repeated="4"/>
          <table:table-cell office:value-type="float" office:value="21.4633" calcext:value-type="float">
            <text:p>21,46330000</text:p>
          </table:table-cell>
          <table:table-cell table:number-columns-repeated="8"/>
        </table:table-row>
        <table:table-row table:style-name="ro1">
          <table:table-cell office:value-type="float" office:value="21.4468156855354" calcext:value-type="float">
            <text:p>21,44681569</text:p>
          </table:table-cell>
          <table:table-cell office:value-type="float" office:value="21.2395" calcext:value-type="float">
            <text:p>21,239500000</text:p>
          </table:table-cell>
          <table:table-cell office:value-type="float" office:value="21.3585" calcext:value-type="float">
            <text:p>21,35850000</text:p>
          </table:table-cell>
          <table:table-cell office:value-type="float" office:value="21.4025" calcext:value-type="float">
            <text:p>21,40250000</text:p>
          </table:table-cell>
          <table:table-cell office:value-type="float" office:value="21.4299" calcext:value-type="float">
            <text:p>21,42990000</text:p>
          </table:table-cell>
          <table:table-cell office:value-type="float" office:value="21.4468" calcext:value-type="float">
            <text:p>21,44680000</text:p>
          </table:table-cell>
          <table:table-cell table:number-columns-repeated="8"/>
        </table:table-row>
        <table:table-row table:style-name="ro1">
          <table:table-cell office:value-type="float" office:value="21.4304002572619" calcext:value-type="float">
            <text:p>21,43040026</text:p>
          </table:table-cell>
          <table:table-cell table:number-columns-repeated="4"/>
          <table:table-cell office:value-type="float" office:value="21.4304" calcext:value-type="float">
            <text:p>21,43040000</text:p>
          </table:table-cell>
          <table:table-cell table:number-columns-repeated="8"/>
        </table:table-row>
        <table:table-row table:style-name="ro1">
          <table:table-cell office:value-type="float" office:value="21.414011860544" calcext:value-type="float">
            <text:p>21,41401186</text:p>
          </table:table-cell>
          <table:table-cell table:number-columns-repeated="3"/>
          <table:table-cell office:value-type="float" office:value="21.3972" calcext:value-type="float">
            <text:p>21,39720000</text:p>
          </table:table-cell>
          <table:table-cell office:value-type="float" office:value="21.414" calcext:value-type="float">
            <text:p>21,41400000</text:p>
          </table:table-cell>
          <table:table-cell table:number-columns-repeated="8"/>
        </table:table-row>
        <table:table-row table:style-name="ro1">
          <table:table-cell office:value-type="float" office:value="21.3976504747458" calcext:value-type="float">
            <text:p>21,39765047</text:p>
          </table:table-cell>
          <table:table-cell table:number-columns-repeated="4"/>
          <table:table-cell office:value-type="float" office:value="21.3977" calcext:value-type="float">
            <text:p>21,39770000</text:p>
          </table:table-cell>
          <table:table-cell table:number-columns-repeated="8"/>
        </table:table-row>
        <table:table-row table:style-name="ro1">
          <table:table-cell office:value-type="float" office:value="21.381316079238" calcext:value-type="float">
            <text:p>21,38131608</text:p>
          </table:table-cell>
          <table:table-cell table:number-columns-repeated="2"/>
          <table:table-cell office:value-type="float" office:value="21.337" calcext:value-type="float">
            <text:p>21,33700000</text:p>
          </table:table-cell>
          <table:table-cell office:value-type="float" office:value="21.3646" calcext:value-type="float">
            <text:p>21,36460000</text:p>
          </table:table-cell>
          <table:table-cell office:value-type="float" office:value="21.3813" calcext:value-type="float">
            <text:p>21,38130000</text:p>
          </table:table-cell>
          <table:table-cell table:number-columns-repeated="8"/>
        </table:table-row>
        <table:table-row table:style-name="ro1">
          <table:table-cell office:value-type="float" office:value="21.3650086533971" calcext:value-type="float">
            <text:p>21,36500865</text:p>
          </table:table-cell>
          <table:table-cell table:number-columns-repeated="4"/>
          <table:table-cell office:value-type="float" office:value="21.365" calcext:value-type="float">
            <text:p>21,36500000</text:p>
          </table:table-cell>
          <table:table-cell table:number-columns-repeated="8"/>
        </table:table-row>
        <table:table-row table:style-name="ro1">
          <table:table-cell office:value-type="float" office:value="21.3487281766067" calcext:value-type="float">
            <text:p>21,34872818</text:p>
          </table:table-cell>
          <table:table-cell table:number-columns-repeated="3"/>
          <table:table-cell office:value-type="float" office:value="21.3321" calcext:value-type="float">
            <text:p>21,33210000</text:p>
          </table:table-cell>
          <table:table-cell office:value-type="float" office:value="21.3487" calcext:value-type="float">
            <text:p>21,34870000</text:p>
          </table:table-cell>
          <table:table-cell table:number-columns-repeated="8"/>
        </table:table-row>
        <table:table-row table:style-name="ro1">
          <table:table-cell office:value-type="float" office:value="21.3324746282561" calcext:value-type="float">
            <text:p>21,33247463</text:p>
          </table:table-cell>
          <table:table-cell table:number-columns-repeated="4"/>
          <table:table-cell office:value-type="float" office:value="21.3325" calcext:value-type="float">
            <text:p>21,33250000</text:p>
          </table:table-cell>
          <table:table-cell table:number-columns-repeated="8"/>
        </table:table-row>
        <table:table-row table:style-name="ro1">
          <table:table-cell office:value-type="float" office:value="21.3162479877416" calcext:value-type="float">
            <text:p>21,31624799</text:p>
          </table:table-cell>
          <table:table-cell/>
          <table:table-cell office:value-type="float" office:value="21.2249" calcext:value-type="float">
            <text:p>21,22490000</text:p>
          </table:table-cell>
          <table:table-cell office:value-type="float" office:value="21.272" calcext:value-type="float">
            <text:p>21,27200000</text:p>
          </table:table-cell>
          <table:table-cell office:value-type="float" office:value="21.2998" calcext:value-type="float">
            <text:p>21,29980000</text:p>
          </table:table-cell>
          <table:table-cell office:value-type="float" office:value="21.3162" calcext:value-type="float">
            <text:p>21,31620000</text:p>
          </table:table-cell>
          <table:table-cell table:number-columns-repeated="8"/>
        </table:table-row>
        <table:table-row table:style-name="ro1">
          <table:table-cell office:value-type="float" office:value="21.3000482344654" calcext:value-type="float">
            <text:p>21,30004823</text:p>
          </table:table-cell>
          <table:table-cell table:number-columns-repeated="4"/>
          <table:table-cell office:value-type="float" office:value="21.3" calcext:value-type="float">
            <text:p>21,30000000</text:p>
          </table:table-cell>
          <table:table-cell table:number-columns-repeated="8"/>
        </table:table-row>
        <table:table-row table:style-name="ro1">
          <table:table-cell office:value-type="float" office:value="21.2838753478364" calcext:value-type="float">
            <text:p>21,28387535</text:p>
          </table:table-cell>
          <table:table-cell table:number-columns-repeated="3"/>
          <table:table-cell office:value-type="float" office:value="21.2675" calcext:value-type="float">
            <text:p>21,26750000</text:p>
          </table:table-cell>
          <table:table-cell office:value-type="float" office:value="21.2839" calcext:value-type="float">
            <text:p>21,28390000</text:p>
          </table:table-cell>
          <table:table-cell table:number-columns-repeated="8"/>
        </table:table-row>
        <table:table-row table:style-name="ro1">
          <table:table-cell office:value-type="float" office:value="21.2677293072695" calcext:value-type="float">
            <text:p>21,26772931</text:p>
          </table:table-cell>
          <table:table-cell table:number-columns-repeated="4"/>
          <table:table-cell office:value-type="float" office:value="21.2677" calcext:value-type="float">
            <text:p>21,26770000</text:p>
          </table:table-cell>
          <table:table-cell table:number-columns-repeated="8"/>
        </table:table-row>
        <table:table-row table:style-name="ro1">
          <table:table-cell office:value-type="float" office:value="21.2516100921864" calcext:value-type="float">
            <text:p>21,25161009</text:p>
          </table:table-cell>
          <table:table-cell table:number-columns-repeated="2"/>
          <table:table-cell office:value-type="float" office:value="21.2073" calcext:value-type="float">
            <text:p>21,20730000</text:p>
          </table:table-cell>
          <table:table-cell office:value-type="float" office:value="21.2353" calcext:value-type="float">
            <text:p>21,23530000</text:p>
          </table:table-cell>
          <table:table-cell office:value-type="float" office:value="21.2516" calcext:value-type="float">
            <text:p>21,25160000</text:p>
          </table:table-cell>
          <table:table-cell table:number-columns-repeated="8"/>
        </table:table-row>
        <table:table-row table:style-name="ro1">
          <table:table-cell office:value-type="float" office:value="21.2355176820146" calcext:value-type="float">
            <text:p>21,23551768</text:p>
          </table:table-cell>
          <table:table-cell table:number-columns-repeated="4"/>
          <table:table-cell office:value-type="float" office:value="21.2355" calcext:value-type="float">
            <text:p>21,23550000</text:p>
          </table:table-cell>
          <table:table-cell table:number-columns-repeated="8"/>
        </table:table-row>
        <table:table-row table:style-name="ro1">
          <table:table-cell office:value-type="float" office:value="21.2194520561885" calcext:value-type="float">
            <text:p>21,21945206</text:p>
          </table:table-cell>
          <table:table-cell table:number-columns-repeated="3"/>
          <table:table-cell office:value-type="float" office:value="21.2032" calcext:value-type="float">
            <text:p>21,20320000</text:p>
          </table:table-cell>
          <table:table-cell office:value-type="float" office:value="21.2195" calcext:value-type="float">
            <text:p>21,21950000</text:p>
          </table:table-cell>
          <table:table-cell table:number-columns-repeated="8"/>
        </table:table-row>
        <table:table-row table:style-name="ro1">
          <table:table-cell office:value-type="float" office:value="21.2034131941485" calcext:value-type="float">
            <text:p>21,20341319</text:p>
          </table:table-cell>
          <table:table-cell table:number-columns-repeated="4"/>
          <table:table-cell office:value-type="float" office:value="21.2034" calcext:value-type="float">
            <text:p>21,20340000</text:p>
          </table:table-cell>
          <table:table-cell table:number-columns-repeated="8"/>
        </table:table-row>
        <table:table-row table:style-name="ro1">
          <table:table-cell office:value-type="float" office:value="21.1874010753413" calcext:value-type="float">
            <text:p>21,18740108</text:p>
          </table:table-cell>
          <table:table-cell office:value-type="float" office:value="20.9699" calcext:value-type="float">
            <text:p>20,969900000</text:p>
          </table:table-cell>
          <table:table-cell office:value-type="float" office:value="21.093" calcext:value-type="float">
            <text:p>21,09300000</text:p>
          </table:table-cell>
          <table:table-cell office:value-type="float" office:value="21.1432" calcext:value-type="float">
            <text:p>21,14320000</text:p>
          </table:table-cell>
          <table:table-cell office:value-type="float" office:value="21.1713" calcext:value-type="float">
            <text:p>21,17130000</text:p>
          </table:table-cell>
          <table:table-cell office:value-type="float" office:value="21.1874" calcext:value-type="float">
            <text:p>21,18740000</text:p>
          </table:table-cell>
          <table:table-cell table:number-columns-repeated="8"/>
        </table:table-row>
        <table:table-row table:style-name="ro1">
          <table:table-cell office:value-type="float" office:value="21.1714156792203" calcext:value-type="float">
            <text:p>21,17141568</text:p>
          </table:table-cell>
          <table:table-cell table:number-columns-repeated="4"/>
          <table:table-cell office:value-type="float" office:value="21.1714" calcext:value-type="float">
            <text:p>21,17140000</text:p>
          </table:table-cell>
          <table:table-cell table:number-columns-repeated="8"/>
        </table:table-row>
        <table:table-row table:style-name="ro1">
          <table:table-cell office:value-type="float" office:value="21.1554569852447" calcext:value-type="float">
            <text:p>21,15545699</text:p>
          </table:table-cell>
          <table:table-cell table:number-columns-repeated="3"/>
          <table:table-cell office:value-type="float" office:value="21.1394" calcext:value-type="float">
            <text:p>21,13940000</text:p>
          </table:table-cell>
          <table:table-cell office:value-type="float" office:value="21.1555" calcext:value-type="float">
            <text:p>21,15550000</text:p>
          </table:table-cell>
          <table:table-cell table:number-columns-repeated="8"/>
        </table:table-row>
        <table:table-row table:style-name="ro1">
          <table:table-cell office:value-type="float" office:value="21.1395249728803" calcext:value-type="float">
            <text:p>21,13952497</text:p>
          </table:table-cell>
          <table:table-cell table:number-columns-repeated="4"/>
          <table:table-cell office:value-type="float" office:value="21.1395" calcext:value-type="float">
            <text:p>21,13950000</text:p>
          </table:table-cell>
          <table:table-cell table:number-columns-repeated="8"/>
        </table:table-row>
        <table:table-row table:style-name="ro1">
          <table:table-cell office:value-type="float" office:value="21.1236196215994" calcext:value-type="float">
            <text:p>21,12361962</text:p>
          </table:table-cell>
          <table:table-cell table:number-columns-repeated="2"/>
          <table:table-cell office:value-type="float" office:value="21.0794" calcext:value-type="float">
            <text:p>21,07940000</text:p>
          </table:table-cell>
          <table:table-cell office:value-type="float" office:value="21.1077" calcext:value-type="float">
            <text:p>21,10770000</text:p>
          </table:table-cell>
          <table:table-cell office:value-type="float" office:value="21.1236" calcext:value-type="float">
            <text:p>21,12360000</text:p>
          </table:table-cell>
          <table:table-cell table:number-columns-repeated="8"/>
        </table:table-row>
        <table:table-row table:style-name="ro1">
          <table:table-cell office:value-type="float" office:value="21.1077409108803" calcext:value-type="float">
            <text:p>21,10774091</text:p>
          </table:table-cell>
          <table:table-cell table:number-columns-repeated="4"/>
          <table:table-cell office:value-type="float" office:value="21.1077" calcext:value-type="float">
            <text:p>21,10770000</text:p>
          </table:table-cell>
          <table:table-cell table:number-columns-repeated="8"/>
        </table:table-row>
        <table:table-row table:style-name="ro1">
          <table:table-cell office:value-type="float" office:value="21.0918888202075" calcext:value-type="float">
            <text:p>21,09188882</text:p>
          </table:table-cell>
          <table:table-cell table:number-columns-repeated="3"/>
          <table:table-cell office:value-type="float" office:value="21.0761" calcext:value-type="float">
            <text:p>21,07610000</text:p>
          </table:table-cell>
          <table:table-cell office:value-type="float" office:value="21.0919" calcext:value-type="float">
            <text:p>21,09190000</text:p>
          </table:table-cell>
          <table:table-cell table:number-columns-repeated="8"/>
        </table:table-row>
        <table:table-row table:style-name="ro1">
          <table:table-cell office:value-type="float" office:value="21.0760633290723" calcext:value-type="float">
            <text:p>21,07606333</text:p>
          </table:table-cell>
          <table:table-cell table:number-columns-repeated="4"/>
          <table:table-cell office:value-type="float" office:value="21.0761" calcext:value-type="float">
            <text:p>21,07610000</text:p>
          </table:table-cell>
          <table:table-cell table:number-columns-repeated="8"/>
        </table:table-row>
        <table:table-row table:style-name="ro1">
          <table:table-cell office:value-type="float" office:value="21.0602644169718" calcext:value-type="float">
            <text:p>21,06026442</text:p>
          </table:table-cell>
          <table:table-cell/>
          <table:table-cell office:value-type="float" office:value="20.9627" calcext:value-type="float">
            <text:p>20,96270000</text:p>
          </table:table-cell>
          <table:table-cell office:value-type="float" office:value="21.016" calcext:value-type="float">
            <text:p>21,01600000</text:p>
          </table:table-cell>
          <table:table-cell office:value-type="float" office:value="21.0445" calcext:value-type="float">
            <text:p>21,04450000</text:p>
          </table:table-cell>
          <table:table-cell office:value-type="float" office:value="21.0603" calcext:value-type="float">
            <text:p>21,06030000</text:p>
          </table:table-cell>
          <table:table-cell table:number-columns-repeated="8"/>
        </table:table-row>
        <table:table-row table:style-name="ro1">
          <table:table-cell office:value-type="float" office:value="21.0444920634095" calcext:value-type="float">
            <text:p>21,04449206</text:p>
          </table:table-cell>
          <table:table-cell table:number-columns-repeated="4"/>
          <table:table-cell office:value-type="float" office:value="21.0445" calcext:value-type="float">
            <text:p>21,04450000</text:p>
          </table:table-cell>
          <table:table-cell table:number-columns-repeated="8"/>
        </table:table-row>
        <table:table-row table:style-name="ro1">
          <table:table-cell office:value-type="float" office:value="21.0287462478953" calcext:value-type="float">
            <text:p>21,02874625</text:p>
          </table:table-cell>
          <table:table-cell table:number-columns-repeated="3"/>
          <table:table-cell office:value-type="float" office:value="21.0131" calcext:value-type="float">
            <text:p>21,01310000</text:p>
          </table:table-cell>
          <table:table-cell office:value-type="float" office:value="21.0287" calcext:value-type="float">
            <text:p>21,02870000</text:p>
          </table:table-cell>
          <table:table-cell table:number-columns-repeated="8"/>
        </table:table-row>
        <table:table-row table:style-name="ro1">
          <table:table-cell office:value-type="float" office:value="21.0130269499452" calcext:value-type="float">
            <text:p>21,01302695</text:p>
          </table:table-cell>
          <table:table-cell table:number-columns-repeated="4"/>
          <table:table-cell office:value-type="float" office:value="21.013" calcext:value-type="float">
            <text:p>21,01300000</text:p>
          </table:table-cell>
          <table:table-cell table:number-columns-repeated="8"/>
        </table:table-row>
        <table:table-row table:style-name="ro1">
          <table:table-cell office:value-type="float" office:value="20.9973341490818" calcext:value-type="float">
            <text:p>20,99733415</text:p>
          </table:table-cell>
          <table:table-cell table:number-columns-repeated="2"/>
          <table:table-cell office:value-type="float" office:value="20.9531" calcext:value-type="float">
            <text:p>20,95310000</text:p>
          </table:table-cell>
          <table:table-cell office:value-type="float" office:value="20.9818" calcext:value-type="float">
            <text:p>20,98180000</text:p>
          </table:table-cell>
          <table:table-cell office:value-type="float" office:value="20.9973" calcext:value-type="float">
            <text:p>20,99730000</text:p>
          </table:table-cell>
          <table:table-cell table:number-columns-repeated="8"/>
        </table:table-row>
        <table:table-row table:style-name="ro1">
          <table:table-cell office:value-type="float" office:value="20.9816678248336" calcext:value-type="float">
            <text:p>20,98166782</text:p>
          </table:table-cell>
          <table:table-cell table:number-columns-repeated="4"/>
          <table:table-cell office:value-type="float" office:value="20.9817" calcext:value-type="float">
            <text:p>20,98170000</text:p>
          </table:table-cell>
          <table:table-cell table:number-columns-repeated="8"/>
        </table:table-row>
        <table:table-row table:style-name="ro1">
          <table:table-cell office:value-type="float" office:value="20.9660279567353" calcext:value-type="float">
            <text:p>20,96602796</text:p>
          </table:table-cell>
          <table:table-cell table:number-columns-repeated="3"/>
          <table:table-cell office:value-type="float" office:value="20.9506" calcext:value-type="float">
            <text:p>20,95060000</text:p>
          </table:table-cell>
          <table:table-cell office:value-type="float" office:value="20.966" calcext:value-type="float">
            <text:p>20,96600000</text:p>
          </table:table-cell>
          <table:table-cell table:number-columns-repeated="8"/>
        </table:table-row>
        <table:table-row table:style-name="ro1">
          <table:table-cell office:value-type="float" office:value="20.9504145243283" calcext:value-type="float">
            <text:p>20,95041452</text:p>
          </table:table-cell>
          <table:table-cell table:number-columns-repeated="4"/>
          <table:table-cell office:value-type="float" office:value="20.9504" calcext:value-type="float">
            <text:p>20,95040000</text:p>
          </table:table-cell>
          <table:table-cell table:number-columns-repeated="8"/>
        </table:table-row>
        <table:table-row table:style-name="ro1">
          <table:table-cell office:value-type="float" office:value="20.9348275071598" calcext:value-type="float">
            <text:p>20,93482751</text:p>
          </table:table-cell>
          <table:table-cell office:value-type="float" office:value="20.7069" calcext:value-type="float">
            <text:p>20,706900000</text:p>
          </table:table-cell>
          <table:table-cell office:value-type="float" office:value="20.8342" calcext:value-type="float">
            <text:p>20,83420000</text:p>
          </table:table-cell>
          <table:table-cell office:value-type="float" office:value="20.8906" calcext:value-type="float">
            <text:p>20,89060000</text:p>
          </table:table-cell>
          <table:table-cell office:value-type="float" office:value="20.9195" calcext:value-type="float">
            <text:p>20,91950000</text:p>
          </table:table-cell>
          <table:table-cell office:value-type="float" office:value="20.9348" calcext:value-type="float">
            <text:p>20,93480000</text:p>
          </table:table-cell>
          <table:table-cell table:number-columns-repeated="8"/>
        </table:table-row>
        <table:table-row table:style-name="ro1">
          <table:table-cell office:value-type="float" office:value="20.9192668847836" calcext:value-type="float">
            <text:p>20,91926688</text:p>
          </table:table-cell>
          <table:table-cell table:number-columns-repeated="4"/>
          <table:table-cell office:value-type="float" office:value="20.9193" calcext:value-type="float">
            <text:p>20,91930000</text:p>
          </table:table-cell>
          <table:table-cell table:number-columns-repeated="8"/>
        </table:table-row>
        <table:table-row table:style-name="ro1">
          <table:table-cell office:value-type="float" office:value="20.9037326367592" calcext:value-type="float">
            <text:p>20,90373264</text:p>
          </table:table-cell>
          <table:table-cell table:number-columns-repeated="3"/>
          <table:table-cell office:value-type="float" office:value="20.8885" calcext:value-type="float">
            <text:p>20,88850000</text:p>
          </table:table-cell>
          <table:table-cell office:value-type="float" office:value="20.9037" calcext:value-type="float">
            <text:p>20,90370000</text:p>
          </table:table-cell>
          <table:table-cell table:number-columns-repeated="8"/>
        </table:table-row>
        <table:table-row table:style-name="ro1">
          <table:table-cell office:value-type="float" office:value="20.888224742653" calcext:value-type="float">
            <text:p>20,88822474</text:p>
          </table:table-cell>
          <table:table-cell table:number-columns-repeated="4"/>
          <table:table-cell office:value-type="float" office:value="20.8882" calcext:value-type="float">
            <text:p>20,88820000</text:p>
          </table:table-cell>
          <table:table-cell table:number-columns-repeated="8"/>
        </table:table-row>
        <table:table-row table:style-name="ro1">
          <table:table-cell office:value-type="float" office:value="20.8727431820369" calcext:value-type="float">
            <text:p>20,87274318</text:p>
          </table:table-cell>
          <table:table-cell table:number-columns-repeated="2"/>
          <table:table-cell office:value-type="float" office:value="20.8286" calcext:value-type="float">
            <text:p>20,82860000</text:p>
          </table:table-cell>
          <table:table-cell office:value-type="float" office:value="20.8576" calcext:value-type="float">
            <text:p>20,85760000</text:p>
          </table:table-cell>
          <table:table-cell office:value-type="float" office:value="20.8727" calcext:value-type="float">
            <text:p>20,87270000</text:p>
          </table:table-cell>
          <table:table-cell table:number-columns-repeated="8"/>
        </table:table-row>
        <table:table-row table:style-name="ro1">
          <table:table-cell office:value-type="float" office:value="20.8572879344897" calcext:value-type="float">
            <text:p>20,85728793</text:p>
          </table:table-cell>
          <table:table-cell table:number-columns-repeated="4"/>
          <table:table-cell office:value-type="float" office:value="20.8573" calcext:value-type="float">
            <text:p>20,85730000</text:p>
          </table:table-cell>
          <table:table-cell table:number-columns-repeated="8"/>
        </table:table-row>
        <table:table-row table:style-name="ro1">
          <table:table-cell office:value-type="float" office:value="20.8418589795958" calcext:value-type="float">
            <text:p>20,84185898</text:p>
          </table:table-cell>
          <table:table-cell table:number-columns-repeated="3"/>
          <table:table-cell office:value-type="float" office:value="20.8268" calcext:value-type="float">
            <text:p>20,82680000</text:p>
          </table:table-cell>
          <table:table-cell office:value-type="float" office:value="20.8419" calcext:value-type="float">
            <text:p>20,84190000</text:p>
          </table:table-cell>
          <table:table-cell table:number-columns-repeated="8"/>
        </table:table-row>
        <table:table-row table:style-name="ro1">
          <table:table-cell office:value-type="float" office:value="20.8264562969462" calcext:value-type="float">
            <text:p>20,82645630</text:p>
          </table:table-cell>
          <table:table-cell table:number-columns-repeated="4"/>
          <table:table-cell office:value-type="float" office:value="20.8265" calcext:value-type="float">
            <text:p>20,82650000</text:p>
          </table:table-cell>
          <table:table-cell table:number-columns-repeated="8"/>
        </table:table-row>
        <table:table-row table:style-name="ro1">
          <table:table-cell office:value-type="float" office:value="20.8110798661381" calcext:value-type="float">
            <text:p>20,81107987</text:p>
          </table:table-cell>
          <table:table-cell/>
          <table:table-cell office:value-type="float" office:value="20.7074" calcext:value-type="float">
            <text:p>20,70740000</text:p>
          </table:table-cell>
          <table:table-cell office:value-type="float" office:value="20.7669" calcext:value-type="float">
            <text:p>20,76690000</text:p>
          </table:table-cell>
          <table:table-cell office:value-type="float" office:value="20.7961" calcext:value-type="float">
            <text:p>20,79610000</text:p>
          </table:table-cell>
          <table:table-cell office:value-type="float" office:value="20.8111" calcext:value-type="float">
            <text:p>20,81110000</text:p>
          </table:table-cell>
          <table:table-cell table:number-columns-repeated="8"/>
        </table:table-row>
        <table:table-row table:style-name="ro1">
          <table:table-cell office:value-type="float" office:value="20.7957296667745" calcext:value-type="float">
            <text:p>20,79572967</text:p>
          </table:table-cell>
          <table:table-cell table:number-columns-repeated="4"/>
          <table:table-cell office:value-type="float" office:value="20.7957" calcext:value-type="float">
            <text:p>20,79570000</text:p>
          </table:table-cell>
          <table:table-cell table:number-columns-repeated="8"/>
        </table:table-row>
        <table:table-row table:style-name="ro1">
          <table:table-cell office:value-type="float" office:value="20.7804056784652" calcext:value-type="float">
            <text:p>20,78040568</text:p>
          </table:table-cell>
          <table:table-cell table:number-columns-repeated="3"/>
          <table:table-cell office:value-type="float" office:value="20.7655" calcext:value-type="float">
            <text:p>20,76550000</text:p>
          </table:table-cell>
          <table:table-cell office:value-type="float" office:value="20.7804" calcext:value-type="float">
            <text:p>20,78040000</text:p>
          </table:table-cell>
          <table:table-cell table:number-columns-repeated="8"/>
        </table:table-row>
        <table:table-row table:style-name="ro1">
          <table:table-cell office:value-type="float" office:value="20.7651078808254" calcext:value-type="float">
            <text:p>20,76510788</text:p>
          </table:table-cell>
          <table:table-cell table:number-columns-repeated="4"/>
          <table:table-cell office:value-type="float" office:value="20.7651" calcext:value-type="float">
            <text:p>20,76510000</text:p>
          </table:table-cell>
          <table:table-cell table:number-columns-repeated="8"/>
        </table:table-row>
        <table:table-row table:style-name="ro1">
          <table:table-cell office:value-type="float" office:value="20.749836253477" calcext:value-type="float">
            <text:p>20,74983625</text:p>
          </table:table-cell>
          <table:table-cell table:number-columns-repeated="2"/>
          <table:table-cell office:value-type="float" office:value="20.7057" calcext:value-type="float">
            <text:p>20,70570000</text:p>
          </table:table-cell>
          <table:table-cell office:value-type="float" office:value="20.735" calcext:value-type="float">
            <text:p>20,73500000</text:p>
          </table:table-cell>
          <table:table-cell office:value-type="float" office:value="20.7498" calcext:value-type="float">
            <text:p>20,74980000</text:p>
          </table:table-cell>
          <table:table-cell table:number-columns-repeated="8"/>
        </table:table-row>
        <table:table-row table:style-name="ro1">
          <table:table-cell office:value-type="float" office:value="20.734590776048" calcext:value-type="float">
            <text:p>20,73459078</text:p>
          </table:table-cell>
          <table:table-cell table:number-columns-repeated="4"/>
          <table:table-cell office:value-type="float" office:value="20.7346" calcext:value-type="float">
            <text:p>20,73460000</text:p>
          </table:table-cell>
          <table:table-cell table:number-columns-repeated="8"/>
        </table:table-row>
        <table:table-row table:style-name="ro1">
          <table:table-cell office:value-type="float" office:value="20.7193714281724" calcext:value-type="float">
            <text:p>20,71937143</text:p>
          </table:table-cell>
          <table:table-cell table:number-columns-repeated="3"/>
          <table:table-cell office:value-type="float" office:value="20.7047" calcext:value-type="float">
            <text:p>20,70470000</text:p>
          </table:table-cell>
          <table:table-cell office:value-type="float" office:value="20.7194" calcext:value-type="float">
            <text:p>20,71940000</text:p>
          </table:table-cell>
          <table:table-cell table:number-columns-repeated="8"/>
        </table:table-row>
        <table:table-row table:style-name="ro1">
          <table:table-cell office:value-type="float" office:value="20.7041781894904" calcext:value-type="float">
            <text:p>20,70417819</text:p>
          </table:table-cell>
          <table:table-cell table:number-columns-repeated="4"/>
          <table:table-cell office:value-type="float" office:value="20.7042" calcext:value-type="float">
            <text:p>20,70420000</text:p>
          </table:table-cell>
          <table:table-cell table:number-columns-repeated="8"/>
        </table:table-row>
        <table:table-row table:style-name="ro1">
          <table:table-cell office:value-type="float" office:value="20.6890110396484" calcext:value-type="float">
            <text:p>20,68901104</text:p>
          </table:table-cell>
          <table:table-cell office:value-type="float" office:value="20.4506" calcext:value-type="float">
            <text:p>20,450600000</text:p>
          </table:table-cell>
          <table:table-cell office:value-type="float" office:value="20.5823" calcext:value-type="float">
            <text:p>20,58230000</text:p>
          </table:table-cell>
          <table:table-cell office:value-type="float" office:value="20.6449" calcext:value-type="float">
            <text:p>20,64490000</text:p>
          </table:table-cell>
          <table:table-cell office:value-type="float" office:value="20.6744" calcext:value-type="float">
            <text:p>20,67440000</text:p>
          </table:table-cell>
          <table:table-cell office:value-type="float" office:value="20.689" calcext:value-type="float">
            <text:p>20,68900000</text:p>
          </table:table-cell>
          <table:table-cell table:number-columns-repeated="8"/>
        </table:table-row>
        <table:table-row table:style-name="ro1">
          <table:table-cell office:value-type="float" office:value="20.673869958299" calcext:value-type="float">
            <text:p>20,67386996</text:p>
          </table:table-cell>
          <table:table-cell table:number-columns-repeated="4"/>
          <table:table-cell office:value-type="float" office:value="20.6739" calcext:value-type="float">
            <text:p>20,67390000</text:p>
          </table:table-cell>
          <table:table-cell table:number-columns-repeated="8"/>
        </table:table-row>
        <table:table-row table:style-name="ro1">
          <table:table-cell office:value-type="float" office:value="20.6587549251006" calcext:value-type="float">
            <text:p>20,65875493</text:p>
          </table:table-cell>
          <table:table-cell table:number-columns-repeated="3"/>
          <table:table-cell office:value-type="float" office:value="20.6442" calcext:value-type="float">
            <text:p>20,64420000</text:p>
          </table:table-cell>
          <table:table-cell office:value-type="float" office:value="20.6588" calcext:value-type="float">
            <text:p>20,65880000</text:p>
          </table:table-cell>
          <table:table-cell table:number-columns-repeated="8"/>
        </table:table-row>
        <table:table-row table:style-name="ro1">
          <table:table-cell office:value-type="float" office:value="20.6436659197182" calcext:value-type="float">
            <text:p>20,64366592</text:p>
          </table:table-cell>
          <table:table-cell table:number-columns-repeated="4"/>
          <table:table-cell office:value-type="float" office:value="20.6437" calcext:value-type="float">
            <text:p>20,64370000</text:p>
          </table:table-cell>
          <table:table-cell table:number-columns-repeated="8"/>
        </table:table-row>
        <table:table-row table:style-name="ro1">
          <table:table-cell office:value-type="float" office:value="20.6286029218226" calcext:value-type="float">
            <text:p>20,62860292</text:p>
          </table:table-cell>
          <table:table-cell table:number-columns-repeated="2"/>
          <table:table-cell office:value-type="float" office:value="20.5845" calcext:value-type="float">
            <text:p>20,58450000</text:p>
          </table:table-cell>
          <table:table-cell office:value-type="float" office:value="20.6142" calcext:value-type="float">
            <text:p>20,61420000</text:p>
          </table:table-cell>
          <table:table-cell office:value-type="float" office:value="20.6286" calcext:value-type="float">
            <text:p>20,62860000</text:p>
          </table:table-cell>
          <table:table-cell table:number-columns-repeated="8"/>
        </table:table-row>
        <table:table-row table:style-name="ro1">
          <table:table-cell office:value-type="float" office:value="20.6135659110908" calcext:value-type="float">
            <text:p>20,61356591</text:p>
          </table:table-cell>
          <table:table-cell table:number-columns-repeated="4"/>
          <table:table-cell office:value-type="float" office:value="20.6136" calcext:value-type="float">
            <text:p>20,61360000</text:p>
          </table:table-cell>
          <table:table-cell table:number-columns-repeated="8"/>
        </table:table-row>
        <table:table-row table:style-name="ro1">
          <table:table-cell office:value-type="float" office:value="20.5985548672058" calcext:value-type="float">
            <text:p>20,59855487</text:p>
          </table:table-cell>
          <table:table-cell table:number-columns-repeated="3"/>
          <table:table-cell office:value-type="float" office:value="20.5842" calcext:value-type="float">
            <text:p>20,58420000</text:p>
          </table:table-cell>
          <table:table-cell office:value-type="float" office:value="20.5986" calcext:value-type="float">
            <text:p>20,59860000</text:p>
          </table:table-cell>
          <table:table-cell table:number-columns-repeated="8"/>
        </table:table-row>
        <table:table-row table:style-name="ro1">
          <table:table-cell office:value-type="float" office:value="20.5835697698569" calcext:value-type="float">
            <text:p>20,58356977</text:p>
          </table:table-cell>
          <table:table-cell table:number-columns-repeated="4"/>
          <table:table-cell office:value-type="float" office:value="20.5836" calcext:value-type="float">
            <text:p>20,58360000</text:p>
          </table:table-cell>
          <table:table-cell table:number-columns-repeated="8"/>
        </table:table-row>
        <table:table-row table:style-name="ro1">
          <table:table-cell office:value-type="float" office:value="20.5686105987394" calcext:value-type="float">
            <text:p>20,56861060</text:p>
          </table:table-cell>
          <table:table-cell/>
          <table:table-cell office:value-type="float" office:value="20.4588" calcext:value-type="float">
            <text:p>20,45880000</text:p>
          </table:table-cell>
          <table:table-cell office:value-type="float" office:value="20.5245" calcext:value-type="float">
            <text:p>20,52450000</text:p>
          </table:table-cell>
          <table:table-cell office:value-type="float" office:value="20.5544" calcext:value-type="float">
            <text:p>20,55440000</text:p>
          </table:table-cell>
          <table:table-cell office:value-type="float" office:value="20.5686" calcext:value-type="float">
            <text:p>20,56860000</text:p>
          </table:table-cell>
          <table:table-cell table:number-columns-repeated="8"/>
        </table:table-row>
        <table:table-row table:style-name="ro1">
          <table:table-cell office:value-type="float" office:value="20.5536773335544" calcext:value-type="float">
            <text:p>20,55367733</text:p>
          </table:table-cell>
          <table:table-cell table:number-columns-repeated="4"/>
          <table:table-cell office:value-type="float" office:value="20.5537" calcext:value-type="float">
            <text:p>20,55370000</text:p>
          </table:table-cell>
          <table:table-cell table:number-columns-repeated="8"/>
        </table:table-row>
        <table:table-row table:style-name="ro1">
          <table:table-cell office:value-type="float" office:value="20.5387699540091" calcext:value-type="float">
            <text:p>20,53876995</text:p>
          </table:table-cell>
          <table:table-cell table:number-columns-repeated="3"/>
          <table:table-cell office:value-type="float" office:value="20.5246" calcext:value-type="float">
            <text:p>20,52460000</text:p>
          </table:table-cell>
          <table:table-cell office:value-type="float" office:value="20.5388" calcext:value-type="float">
            <text:p>20,53880000</text:p>
          </table:table-cell>
          <table:table-cell table:number-columns-repeated="8"/>
        </table:table-row>
        <table:table-row table:style-name="ro1">
          <table:table-cell office:value-type="float" office:value="20.5238884398167" calcext:value-type="float">
            <text:p>20,52388844</text:p>
          </table:table-cell>
          <table:table-cell table:number-columns-repeated="4"/>
          <table:table-cell office:value-type="float" office:value="20.5239" calcext:value-type="float">
            <text:p>20,52390000</text:p>
          </table:table-cell>
          <table:table-cell table:number-columns-repeated="8"/>
        </table:table-row>
        <table:table-row table:style-name="ro1">
          <table:table-cell office:value-type="float" office:value="20.5090327706964" calcext:value-type="float">
            <text:p>20,50903277</text:p>
          </table:table-cell>
          <table:table-cell table:number-columns-repeated="2"/>
          <table:table-cell office:value-type="float" office:value="20.4649" calcext:value-type="float">
            <text:p>20,46490000</text:p>
          </table:table-cell>
          <table:table-cell office:value-type="float" office:value="20.495" calcext:value-type="float">
            <text:p>20,49500000</text:p>
          </table:table-cell>
          <table:table-cell office:value-type="float" office:value="20.509" calcext:value-type="float">
            <text:p>20,50900000</text:p>
          </table:table-cell>
          <table:table-cell table:number-columns-repeated="8"/>
        </table:table-row>
        <table:table-row table:style-name="ro1">
          <table:table-cell office:value-type="float" office:value="20.4942029263737" calcext:value-type="float">
            <text:p>20,49420293</text:p>
          </table:table-cell>
          <table:table-cell table:number-columns-repeated="4"/>
          <table:table-cell office:value-type="float" office:value="20.4942" calcext:value-type="float">
            <text:p>20,49420000</text:p>
          </table:table-cell>
          <table:table-cell table:number-columns-repeated="8"/>
        </table:table-row>
        <table:table-row table:style-name="ro1">
          <table:table-cell office:value-type="float" office:value="20.4793988865799" calcext:value-type="float">
            <text:p>20,47939889</text:p>
          </table:table-cell>
          <table:table-cell table:number-columns-repeated="3"/>
          <table:table-cell office:value-type="float" office:value="20.4654" calcext:value-type="float">
            <text:p>20,46540000</text:p>
          </table:table-cell>
          <table:table-cell office:value-type="float" office:value="20.4794" calcext:value-type="float">
            <text:p>20,47940000</text:p>
          </table:table-cell>
          <table:table-cell table:number-columns-repeated="8"/>
        </table:table-row>
        <table:table-row table:style-name="ro1">
          <table:table-cell office:value-type="float" office:value="20.4646206310531" calcext:value-type="float">
            <text:p>20,46462063</text:p>
          </table:table-cell>
          <table:table-cell table:number-columns-repeated="4"/>
          <table:table-cell office:value-type="float" office:value="20.4646" calcext:value-type="float">
            <text:p>20,46460000</text:p>
          </table:table-cell>
          <table:table-cell table:number-columns-repeated="8"/>
        </table:table-row>
        <table:table-row table:style-name="ro1">
          <table:table-cell office:value-type="float" office:value="20.4498681395377" calcext:value-type="float">
            <text:p>20,44986814</text:p>
          </table:table-cell>
          <table:table-cell office:value-type="float" office:value="20.2011" calcext:value-type="float">
            <text:p>20,201100000</text:p>
          </table:table-cell>
          <table:table-cell office:value-type="float" office:value="20.3369" calcext:value-type="float">
            <text:p>20,33690000</text:p>
          </table:table-cell>
          <table:table-cell office:value-type="float" office:value="20.4057" calcext:value-type="float">
            <text:p>20,40570000</text:p>
          </table:table-cell>
          <table:table-cell office:value-type="float" office:value="20.436" calcext:value-type="float">
            <text:p>20,43600000</text:p>
          </table:table-cell>
          <table:table-cell office:value-type="float" office:value="20.4499" calcext:value-type="float">
            <text:p>20,44990000</text:p>
          </table:table-cell>
          <table:table-cell table:number-columns-repeated="8"/>
        </table:table-row>
        <table:table-row table:style-name="ro1">
          <table:table-cell office:value-type="float" office:value="20.4351413917848" calcext:value-type="float">
            <text:p>20,43514139</text:p>
          </table:table-cell>
          <table:table-cell table:number-columns-repeated="4"/>
          <table:table-cell office:value-type="float" office:value="20.4351" calcext:value-type="float">
            <text:p>20,43510000</text:p>
          </table:table-cell>
          <table:table-cell table:number-columns-repeated="8"/>
        </table:table-row>
        <table:table-row table:style-name="ro1">
          <table:table-cell office:value-type="float" office:value="20.4204403675521" calcext:value-type="float">
            <text:p>20,42044037</text:p>
          </table:table-cell>
          <table:table-cell table:number-columns-repeated="3"/>
          <table:table-cell office:value-type="float" office:value="20.4067" calcext:value-type="float">
            <text:p>20,40670000</text:p>
          </table:table-cell>
          <table:table-cell office:value-type="float" office:value="20.4204" calcext:value-type="float">
            <text:p>20,42040000</text:p>
          </table:table-cell>
          <table:table-cell table:number-columns-repeated="8"/>
        </table:table-row>
        <table:table-row table:style-name="ro1">
          <table:table-cell office:value-type="float" office:value="20.4057650466036" calcext:value-type="float">
            <text:p>20,40576505</text:p>
          </table:table-cell>
          <table:table-cell table:number-columns-repeated="4"/>
          <table:table-cell office:value-type="float" office:value="20.4058" calcext:value-type="float">
            <text:p>20,40580000</text:p>
          </table:table-cell>
          <table:table-cell table:number-columns-repeated="8"/>
        </table:table-row>
        <table:table-row table:style-name="ro1">
          <table:table-cell office:value-type="float" office:value="20.3911154087079" calcext:value-type="float">
            <text:p>20,39111541</text:p>
          </table:table-cell>
          <table:table-cell table:number-columns-repeated="2"/>
          <table:table-cell office:value-type="float" office:value="20.347" calcext:value-type="float">
            <text:p>20,34700000</text:p>
          </table:table-cell>
          <table:table-cell office:value-type="float" office:value="20.3774" calcext:value-type="float">
            <text:p>20,37740000</text:p>
          </table:table-cell>
          <table:table-cell office:value-type="float" office:value="20.3911" calcext:value-type="float">
            <text:p>20,39110000</text:p>
          </table:table-cell>
          <table:table-cell table:number-columns-repeated="8"/>
        </table:table-row>
        <table:table-row table:style-name="ro1">
          <table:table-cell office:value-type="float" office:value="20.3764914336378" calcext:value-type="float">
            <text:p>20,37649143</text:p>
          </table:table-cell>
          <table:table-cell table:number-columns-repeated="4"/>
          <table:table-cell office:value-type="float" office:value="20.3765" calcext:value-type="float">
            <text:p>20,37650000</text:p>
          </table:table-cell>
          <table:table-cell table:number-columns-repeated="8"/>
        </table:table-row>
        <table:table-row table:style-name="ro1">
          <table:table-cell office:value-type="float" office:value="20.3618931011679" calcext:value-type="float">
            <text:p>20,36189310</text:p>
          </table:table-cell>
          <table:table-cell table:number-columns-repeated="3"/>
          <table:table-cell office:value-type="float" office:value="20.3483" calcext:value-type="float">
            <text:p>20,34830000</text:p>
          </table:table-cell>
          <table:table-cell office:value-type="float" office:value="20.3619" calcext:value-type="float">
            <text:p>20,36190000</text:p>
          </table:table-cell>
          <table:table-cell table:number-columns-repeated="8"/>
        </table:table-row>
        <table:table-row table:style-name="ro1">
          <table:table-cell office:value-type="float" office:value="20.3473203910743" calcext:value-type="float">
            <text:p>20,34732039</text:p>
          </table:table-cell>
          <table:table-cell table:number-columns-repeated="4"/>
          <table:table-cell office:value-type="float" office:value="20.3473" calcext:value-type="float">
            <text:p>20,34730000</text:p>
          </table:table-cell>
          <table:table-cell table:number-columns-repeated="8"/>
        </table:table-row>
        <table:table-row table:style-name="ro1">
          <table:table-cell office:value-type="float" office:value="20.3327732831344" calcext:value-type="float">
            <text:p>20,33277328</text:p>
          </table:table-cell>
          <table:table-cell/>
          <table:table-cell office:value-type="float" office:value="20.2166" calcext:value-type="float">
            <text:p>20,21660000</text:p>
          </table:table-cell>
          <table:table-cell office:value-type="float" office:value="20.2887" calcext:value-type="float">
            <text:p>20,28870000</text:p>
          </table:table-cell>
          <table:table-cell office:value-type="float" office:value="20.3193" calcext:value-type="float">
            <text:p>20,31930000</text:p>
          </table:table-cell>
          <table:table-cell office:value-type="float" office:value="20.3328" calcext:value-type="float">
            <text:p>20,33280000</text:p>
          </table:table-cell>
          <table:table-cell table:number-columns-repeated="8"/>
        </table:table-row>
        <table:table-row table:style-name="ro1">
          <table:table-cell office:value-type="float" office:value="20.3182517571308" calcext:value-type="float">
            <text:p>20,31825176</text:p>
          </table:table-cell>
          <table:table-cell table:number-columns-repeated="4"/>
          <table:table-cell office:value-type="float" office:value="20.3183" calcext:value-type="float">
            <text:p>20,31830000</text:p>
          </table:table-cell>
          <table:table-cell table:number-columns-repeated="8"/>
        </table:table-row>
        <table:table-row table:style-name="ro1">
          <table:table-cell office:value-type="float" office:value="20.3037557928586" calcext:value-type="float">
            <text:p>20,30375579</text:p>
          </table:table-cell>
          <table:table-cell table:number-columns-repeated="3"/>
          <table:table-cell office:value-type="float" office:value="20.2904" calcext:value-type="float">
            <text:p>20,29040000</text:p>
          </table:table-cell>
          <table:table-cell office:value-type="float" office:value="20.3038" calcext:value-type="float">
            <text:p>20,30380000</text:p>
          </table:table-cell>
          <table:table-cell table:number-columns-repeated="8"/>
        </table:table-row>
        <table:table-row table:style-name="ro1">
          <table:table-cell office:value-type="float" office:value="20.2892853701358" calcext:value-type="float">
            <text:p>20,28928537</text:p>
          </table:table-cell>
          <table:table-cell table:number-columns-repeated="4"/>
          <table:table-cell office:value-type="float" office:value="20.2893" calcext:value-type="float">
            <text:p>20,28930000</text:p>
          </table:table-cell>
          <table:table-cell table:number-columns-repeated="8"/>
        </table:table-row>
        <table:table-row table:style-name="ro1">
          <table:table-cell office:value-type="float" office:value="20.2748404688173" calcext:value-type="float">
            <text:p>20,27484047</text:p>
          </table:table-cell>
          <table:table-cell table:number-columns-repeated="2"/>
          <table:table-cell office:value-type="float" office:value="20.2307" calcext:value-type="float">
            <text:p>20,23070000</text:p>
          </table:table-cell>
          <table:table-cell office:value-type="float" office:value="20.2615" calcext:value-type="float">
            <text:p>20,26150000</text:p>
          </table:table-cell>
          <table:table-cell office:value-type="float" office:value="20.2748" calcext:value-type="float">
            <text:p>20,27480000</text:p>
          </table:table-cell>
          <table:table-cell table:number-columns-repeated="8"/>
        </table:table-row>
        <table:table-row table:style-name="ro1">
          <table:table-cell office:value-type="float" office:value="20.2604210688015" calcext:value-type="float">
            <text:p>20,26042107</text:p>
          </table:table-cell>
          <table:table-cell table:number-columns-repeated="4"/>
          <table:table-cell office:value-type="float" office:value="20.2604" calcext:value-type="float">
            <text:p>20,26040000</text:p>
          </table:table-cell>
          <table:table-cell table:number-columns-repeated="8"/>
        </table:table-row>
        <table:table-row table:style-name="ro1">
          <table:table-cell office:value-type="float" office:value="20.2460271500237" calcext:value-type="float">
            <text:p>20,24602715</text:p>
          </table:table-cell>
          <table:table-cell table:number-columns-repeated="3"/>
          <table:table-cell office:value-type="float" office:value="20.2328" calcext:value-type="float">
            <text:p>20,23280000</text:p>
          </table:table-cell>
          <table:table-cell office:value-type="float" office:value="20.246" calcext:value-type="float">
            <text:p>20,24600000</text:p>
          </table:table-cell>
          <table:table-cell table:number-columns-repeated="8"/>
        </table:table-row>
        <table:table-row table:style-name="ro1">
          <table:table-cell office:value-type="float" office:value="20.2316586924217" calcext:value-type="float">
            <text:p>20,23165869</text:p>
          </table:table-cell>
          <table:table-cell table:number-columns-repeated="4"/>
          <table:table-cell office:value-type="float" office:value="20.2317" calcext:value-type="float">
            <text:p>20,23170000</text:p>
          </table:table-cell>
          <table:table-cell table:number-columns-repeated="8"/>
        </table:table-row>
        <table:table-row table:style-name="ro1">
          <table:table-cell office:value-type="float" office:value="20.2173156758646" calcext:value-type="float">
            <text:p>20,21731568</text:p>
          </table:table-cell>
          <table:table-cell office:value-type="float" office:value="19.9585" calcext:value-type="float">
            <text:p>19,958500000</text:p>
          </table:table-cell>
          <table:table-cell office:value-type="float" office:value="20.0979" calcext:value-type="float">
            <text:p>20,09790000</text:p>
          </table:table-cell>
          <table:table-cell office:value-type="float" office:value="20.1732" calcext:value-type="float">
            <text:p>20,17320000</text:p>
          </table:table-cell>
          <table:table-cell office:value-type="float" office:value="20.2042" calcext:value-type="float">
            <text:p>20,20420000</text:p>
          </table:table-cell>
          <table:table-cell office:value-type="float" office:value="20.2173" calcext:value-type="float">
            <text:p>20,21730000</text:p>
          </table:table-cell>
          <table:table-cell table:number-columns-repeated="8"/>
        </table:table-row>
        <table:table-row table:style-name="ro1">
          <table:table-cell office:value-type="float" office:value="20.2029980800499" calcext:value-type="float">
            <text:p>20,20299808</text:p>
          </table:table-cell>
          <table:table-cell table:number-columns-repeated="4"/>
          <table:table-cell office:value-type="float" office:value="20.203" calcext:value-type="float">
            <text:p>20,20300000</text:p>
          </table:table-cell>
          <table:table-cell table:number-columns-repeated="8"/>
        </table:table-row>
        <table:table-row table:style-name="ro1">
          <table:table-cell office:value-type="float" office:value="20.188705884403" calcext:value-type="float">
            <text:p>20,18870588</text:p>
          </table:table-cell>
          <table:table-cell table:number-columns-repeated="3"/>
          <table:table-cell office:value-type="float" office:value="20.1757" calcext:value-type="float">
            <text:p>20,17570000</text:p>
          </table:table-cell>
          <table:table-cell office:value-type="float" office:value="20.1887" calcext:value-type="float">
            <text:p>20,18870000</text:p>
          </table:table-cell>
          <table:table-cell table:number-columns-repeated="8"/>
        </table:table-row>
        <table:table-row table:style-name="ro1">
          <table:table-cell office:value-type="float" office:value="20.174439068056" calcext:value-type="float">
            <text:p>20,17443907</text:p>
          </table:table-cell>
          <table:table-cell table:number-columns-repeated="4"/>
          <table:table-cell office:value-type="float" office:value="20.1744" calcext:value-type="float">
            <text:p>20,17440000</text:p>
          </table:table-cell>
          <table:table-cell table:number-columns-repeated="8"/>
        </table:table-row>
        <table:table-row table:style-name="ro1">
          <table:table-cell office:value-type="float" office:value="20.1601976100217" calcext:value-type="float">
            <text:p>20,16019761</text:p>
          </table:table-cell>
          <table:table-cell table:number-columns-repeated="2"/>
          <table:table-cell office:value-type="float" office:value="20.1161" calcext:value-type="float">
            <text:p>20,11610000</text:p>
          </table:table-cell>
          <table:table-cell office:value-type="float" office:value="20.1473" calcext:value-type="float">
            <text:p>20,14730000</text:p>
          </table:table-cell>
          <table:table-cell office:value-type="float" office:value="20.1602" calcext:value-type="float">
            <text:p>20,16020000</text:p>
          </table:table-cell>
          <table:table-cell table:number-columns-repeated="8"/>
        </table:table-row>
        <table:table-row table:style-name="ro1">
          <table:table-cell office:value-type="float" office:value="20.1459814896867" calcext:value-type="float">
            <text:p>20,14598149</text:p>
          </table:table-cell>
          <table:table-cell table:number-columns-repeated="4"/>
          <table:table-cell office:value-type="float" office:value="20.146" calcext:value-type="float">
            <text:p>20,14600000</text:p>
          </table:table-cell>
          <table:table-cell table:number-columns-repeated="8"/>
        </table:table-row>
        <table:table-row table:style-name="ro1">
          <table:table-cell office:value-type="float" office:value="20.1317906876513" calcext:value-type="float">
            <text:p>20,13179069</text:p>
          </table:table-cell>
          <table:table-cell table:number-columns-repeated="3"/>
          <table:table-cell office:value-type="float" office:value="20.119" calcext:value-type="float">
            <text:p>20,11900000</text:p>
          </table:table-cell>
          <table:table-cell office:value-type="float" office:value="20.1318" calcext:value-type="float">
            <text:p>20,13180000</text:p>
          </table:table-cell>
          <table:table-cell table:number-columns-repeated="8"/>
        </table:table-row>
        <table:table-row table:style-name="ro1">
          <table:table-cell office:value-type="float" office:value="20.1176251866893" calcext:value-type="float">
            <text:p>20,11762519</text:p>
          </table:table-cell>
          <table:table-cell table:number-columns-repeated="4"/>
          <table:table-cell office:value-type="float" office:value="20.1176" calcext:value-type="float">
            <text:p>20,11760000</text:p>
          </table:table-cell>
          <table:table-cell table:number-columns-repeated="8"/>
        </table:table-row>
        <table:table-row table:style-name="ro1">
          <table:table-cell office:value-type="float" office:value="20.1034849721469" calcext:value-type="float">
            <text:p>20,10348497</text:p>
          </table:table-cell>
          <table:table-cell/>
          <table:table-cell office:value-type="float" office:value="19.9813" calcext:value-type="float">
            <text:p>19,98130000</text:p>
          </table:table-cell>
          <table:table-cell office:value-type="float" office:value="20.0593" calcext:value-type="float">
            <text:p>20,05930000</text:p>
          </table:table-cell>
          <table:table-cell office:value-type="float" office:value="20.0907" calcext:value-type="float">
            <text:p>20,09070000</text:p>
          </table:table-cell>
          <table:table-cell office:value-type="float" office:value="20.1035" calcext:value-type="float">
            <text:p>20,10350000</text:p>
          </table:table-cell>
          <table:table-cell table:number-columns-repeated="8"/>
        </table:table-row>
        <table:table-row table:style-name="ro1">
          <table:table-cell office:value-type="float" office:value="20.089370030575" calcext:value-type="float">
            <text:p>20,08937003</text:p>
          </table:table-cell>
          <table:table-cell table:number-columns-repeated="4"/>
          <table:table-cell office:value-type="float" office:value="20.0894" calcext:value-type="float">
            <text:p>20,08940000</text:p>
          </table:table-cell>
          <table:table-cell table:number-columns-repeated="8"/>
        </table:table-row>
        <table:table-row table:style-name="ro1">
          <table:table-cell office:value-type="float" office:value="20.0752803451871" calcext:value-type="float">
            <text:p>20,07528035</text:p>
          </table:table-cell>
          <table:table-cell table:number-columns-repeated="3"/>
          <table:table-cell office:value-type="float" office:value="20.0626" calcext:value-type="float">
            <text:p>20,06260000</text:p>
          </table:table-cell>
          <table:table-cell office:value-type="float" office:value="20.0753" calcext:value-type="float">
            <text:p>20,07530000</text:p>
          </table:table-cell>
          <table:table-cell table:number-columns-repeated="8"/>
        </table:table-row>
        <table:table-row table:style-name="ro1">
          <table:table-cell office:value-type="float" office:value="20.0612158876891" calcext:value-type="float">
            <text:p>20,06121589</text:p>
          </table:table-cell>
          <table:table-cell table:number-columns-repeated="4"/>
          <table:table-cell office:value-type="float" office:value="20.0612" calcext:value-type="float">
            <text:p>20,06120000</text:p>
          </table:table-cell>
          <table:table-cell table:number-columns-repeated="8"/>
        </table:table-row>
        <table:table-row table:style-name="ro1">
          <table:table-cell office:value-type="float" office:value="20.0471766092311" calcext:value-type="float">
            <text:p>20,04717661</text:p>
          </table:table-cell>
          <table:table-cell table:number-columns-repeated="2"/>
          <table:table-cell office:value-type="float" office:value="20.003" calcext:value-type="float">
            <text:p>20,00300000</text:p>
          </table:table-cell>
          <table:table-cell office:value-type="float" office:value="20.0346" calcext:value-type="float">
            <text:p>20,03460000</text:p>
          </table:table-cell>
          <table:table-cell office:value-type="float" office:value="20.0472" calcext:value-type="float">
            <text:p>20,04720000</text:p>
          </table:table-cell>
          <table:table-cell table:number-columns-repeated="8"/>
        </table:table-row>
        <table:table-row table:style-name="ro1">
          <table:table-cell office:value-type="float" office:value="20.033162439334" calcext:value-type="float">
            <text:p>20,03316244</text:p>
          </table:table-cell>
          <table:table-cell table:number-columns-repeated="4"/>
          <table:table-cell office:value-type="float" office:value="20.0332" calcext:value-type="float">
            <text:p>20,03320000</text:p>
          </table:table-cell>
          <table:table-cell table:number-columns-repeated="8"/>
        </table:table-row>
        <table:table-row table:style-name="ro1">
          <table:table-cell office:value-type="float" office:value="20.0191733088405" calcext:value-type="float">
            <text:p>20,01917331</text:p>
          </table:table-cell>
          <table:table-cell table:number-columns-repeated="3"/>
          <table:table-cell office:value-type="float" office:value="20.0067" calcext:value-type="float">
            <text:p>20,00670000</text:p>
          </table:table-cell>
          <table:table-cell office:value-type="float" office:value="20.0192" calcext:value-type="float">
            <text:p>20,01920000</text:p>
          </table:table-cell>
          <table:table-cell table:number-columns-repeated="8"/>
        </table:table-row>
        <table:table-row table:style-name="ro1">
          <table:table-cell office:value-type="float" office:value="20.0052092136745" calcext:value-type="float">
            <text:p>20,00520921</text:p>
          </table:table-cell>
          <table:table-cell table:number-columns-repeated="4"/>
          <table:table-cell office:value-type="float" office:value="20.0052" calcext:value-type="float">
            <text:p>20,00520000</text:p>
          </table:table-cell>
          <table:table-cell table:number-columns-repeated="8"/>
        </table:table-row>
        <table:table-row table:style-name="ro1">
          <table:table-cell office:value-type="float" office:value="19.9912703138133" calcext:value-type="float">
            <text:p>19,99127031</text:p>
          </table:table-cell>
          <table:table-cell office:value-type="float" office:value="19.723" calcext:value-type="float">
            <text:p>19,723000000</text:p>
          </table:table-cell>
          <table:table-cell office:value-type="float" office:value="19.8669" calcext:value-type="float">
            <text:p>19,86690000</text:p>
          </table:table-cell>
          <table:table-cell office:value-type="float" office:value="19.9473" calcext:value-type="float">
            <text:p>19,94730000</text:p>
          </table:table-cell>
          <table:table-cell office:value-type="float" office:value="19.9789" calcext:value-type="float">
            <text:p>19,97890000</text:p>
          </table:table-cell>
          <table:table-cell office:value-type="float" office:value="19.9913" calcext:value-type="float">
            <text:p>19,99130000</text:p>
          </table:table-cell>
          <table:table-cell table:number-columns-repeated="8"/>
        </table:table-row>
        <table:table-row table:style-name="ro1">
          <table:table-cell office:value-type="float" office:value="19.9773569934343" calcext:value-type="float">
            <text:p>19,97735699</text:p>
          </table:table-cell>
          <table:table-cell table:number-columns-repeated="4"/>
          <table:table-cell office:value-type="float" office:value="19.9774" calcext:value-type="float">
            <text:p>19,97740000</text:p>
          </table:table-cell>
          <table:table-cell table:number-columns-repeated="8"/>
        </table:table-row>
        <table:table-row table:style-name="ro1">
          <table:table-cell office:value-type="float" office:value="19.9634696881101" calcext:value-type="float">
            <text:p>19,96346969</text:p>
          </table:table-cell>
          <table:table-cell table:number-columns-repeated="3"/>
          <table:table-cell office:value-type="float" office:value="19.9512" calcext:value-type="float">
            <text:p>19,95120000</text:p>
          </table:table-cell>
          <table:table-cell office:value-type="float" office:value="19.9635" calcext:value-type="float">
            <text:p>19,96350000</text:p>
          </table:table-cell>
          <table:table-cell table:number-columns-repeated="8"/>
        </table:table-row>
        <table:table-row table:style-name="ro1">
          <table:table-cell office:value-type="float" office:value="19.9496081956683" calcext:value-type="float">
            <text:p>19,94960820</text:p>
          </table:table-cell>
          <table:table-cell table:number-columns-repeated="4"/>
          <table:table-cell office:value-type="float" office:value="19.9496" calcext:value-type="float">
            <text:p>19,94960000</text:p>
          </table:table-cell>
          <table:table-cell table:number-columns-repeated="8"/>
        </table:table-row>
        <table:table-row table:style-name="ro1">
          <table:table-cell office:value-type="float" office:value="19.9357704369704" calcext:value-type="float">
            <text:p>19,93577044</text:p>
          </table:table-cell>
          <table:table-cell table:number-columns-repeated="2"/>
          <table:table-cell office:value-type="float" office:value="19.8923" calcext:value-type="float">
            <text:p>19,89230000</text:p>
          </table:table-cell>
          <table:table-cell office:value-type="float" office:value="19.9235" calcext:value-type="float">
            <text:p>19,92350000</text:p>
          </table:table-cell>
          <table:table-cell office:value-type="float" office:value="19.9358" calcext:value-type="float">
            <text:p>19,93580000</text:p>
          </table:table-cell>
          <table:table-cell table:number-columns-repeated="8"/>
        </table:table-row>
        <table:table-row table:style-name="ro1">
          <table:table-cell office:value-type="float" office:value="19.9219518846856" calcext:value-type="float">
            <text:p>19,92195188</text:p>
          </table:table-cell>
          <table:table-cell table:number-columns-repeated="4"/>
          <table:table-cell office:value-type="float" office:value="19.922" calcext:value-type="float">
            <text:p>19,92200000</text:p>
          </table:table-cell>
          <table:table-cell table:number-columns-repeated="8"/>
        </table:table-row>
        <table:table-row table:style-name="ro1">
          <table:table-cell office:value-type="float" office:value="19.9081497881938" calcext:value-type="float">
            <text:p>19,90814979</text:p>
          </table:table-cell>
          <table:table-cell table:number-columns-repeated="3"/>
          <table:table-cell office:value-type="float" office:value="19.8961" calcext:value-type="float">
            <text:p>19,89610000</text:p>
          </table:table-cell>
          <table:table-cell office:value-type="float" office:value="19.9081" calcext:value-type="float">
            <text:p>19,90810000</text:p>
          </table:table-cell>
          <table:table-cell table:number-columns-repeated="8"/>
        </table:table-row>
        <table:table-row table:style-name="ro1">
          <table:table-cell office:value-type="float" office:value="19.8943788612603" calcext:value-type="float">
            <text:p>19,89437886</text:p>
          </table:table-cell>
          <table:table-cell table:number-columns-repeated="4"/>
          <table:table-cell office:value-type="float" office:value="19.8944" calcext:value-type="float">
            <text:p>19,89440000</text:p>
          </table:table-cell>
          <table:table-cell table:number-columns-repeated="8"/>
        </table:table-row>
        <table:table-row table:style-name="ro1">
          <table:table-cell office:value-type="float" office:value="19.8806918823247" calcext:value-type="float">
            <text:p>19,88069188</text:p>
          </table:table-cell>
          <table:table-cell/>
          <table:table-cell office:value-type="float" office:value="19.7499" calcext:value-type="float">
            <text:p>19,74990000</text:p>
          </table:table-cell>
          <table:table-cell office:value-type="float" office:value="19.8352" calcext:value-type="float">
            <text:p>19,83520000</text:p>
          </table:table-cell>
          <table:table-cell office:value-type="float" office:value="19.869" calcext:value-type="float">
            <text:p>19,86900000</text:p>
          </table:table-cell>
          <table:table-cell office:value-type="float" office:value="19.8807" calcext:value-type="float">
            <text:p>19,88070000</text:p>
          </table:table-cell>
          <table:table-cell table:number-columns-repeated="8"/>
        </table:table-row>
        <table:table-row table:style-name="ro1">
          <table:table-cell office:value-type="float" office:value="19.8671064308707" calcext:value-type="float">
            <text:p>19,86710643</text:p>
          </table:table-cell>
          <table:table-cell table:number-columns-repeated="4"/>
          <table:table-cell office:value-type="float" office:value="19.8671" calcext:value-type="float">
            <text:p>19,86710000</text:p>
          </table:table-cell>
          <table:table-cell table:number-columns-repeated="8"/>
        </table:table-row>
        <table:table-row table:style-name="ro1">
          <table:table-cell office:value-type="float" office:value="19.852956977601" calcext:value-type="float">
            <text:p>19,85295698</text:p>
          </table:table-cell>
          <table:table-cell table:number-columns-repeated="3"/>
          <table:table-cell office:value-type="float" office:value="19.8407" calcext:value-type="float">
            <text:p>19,84070000</text:p>
          </table:table-cell>
          <table:table-cell office:value-type="float" office:value="19.853" calcext:value-type="float">
            <text:p>19,85300000</text:p>
          </table:table-cell>
          <table:table-cell table:number-columns-repeated="8"/>
        </table:table-row>
        <table:table-row table:style-name="ro1">
          <table:table-cell office:value-type="float" office:value="19.8359933688316" calcext:value-type="float">
            <text:p>19,83599337</text:p>
          </table:table-cell>
          <table:table-cell table:number-columns-repeated="4"/>
          <table:table-cell office:value-type="float" office:value="19.836" calcext:value-type="float">
            <text:p>19,83600000</text:p>
          </table:table-cell>
          <table:table-cell table:number-columns-repeated="8"/>
        </table:table-row>
        <table:table-row table:style-name="ro1">
          <table:table-cell office:value-type="float" office:value="19.8184657148946" calcext:value-type="float">
            <text:p>19,81846571</text:p>
          </table:table-cell>
          <table:table-cell table:number-columns-repeated="2"/>
          <table:table-cell office:value-type="float" office:value="19.7663" calcext:value-type="float">
            <text:p>19,76630000</text:p>
          </table:table-cell>
          <table:table-cell office:value-type="float" office:value="19.8063" calcext:value-type="float">
            <text:p>19,80630000</text:p>
          </table:table-cell>
          <table:table-cell office:value-type="float" office:value="19.8185" calcext:value-type="float">
            <text:p>19,81850000</text:p>
          </table:table-cell>
          <table:table-cell table:number-columns-repeated="8"/>
        </table:table-row>
        <table:table-row table:style-name="ro1">
          <table:table-cell office:value-type="float" office:value="19.8010395017346" calcext:value-type="float">
            <text:p>19,80103950</text:p>
          </table:table-cell>
          <table:table-cell table:number-columns-repeated="4"/>
          <table:table-cell office:value-type="float" office:value="19.801" calcext:value-type="float">
            <text:p>19,80100000</text:p>
          </table:table-cell>
          <table:table-cell table:number-columns-repeated="8"/>
        </table:table-row>
        <table:table-row table:style-name="ro1">
          <table:table-cell office:value-type="float" office:value="19.7836971065161" calcext:value-type="float">
            <text:p>19,78369711</text:p>
          </table:table-cell>
          <table:table-cell table:number-columns-repeated="3"/>
          <table:table-cell office:value-type="float" office:value="19.7707" calcext:value-type="float">
            <text:p>19,77070000</text:p>
          </table:table-cell>
          <table:table-cell office:value-type="float" office:value="19.7837" calcext:value-type="float">
            <text:p>19,78370000</text:p>
          </table:table-cell>
          <table:table-cell table:number-columns-repeated="8"/>
        </table:table-row>
        <table:table-row table:style-name="ro1">
          <table:table-cell office:value-type="float" office:value="19.7663857074471" calcext:value-type="float">
            <text:p>19,76638571</text:p>
          </table:table-cell>
          <table:table-cell table:number-columns-repeated="4"/>
          <table:table-cell office:value-type="float" office:value="19.7664" calcext:value-type="float">
            <text:p>19,76640000</text:p>
          </table:table-cell>
          <table:table-cell table:number-columns-repeated="8"/>
        </table:table-row>
        <table:table-row table:style-name="ro1">
          <table:table-cell office:value-type="float" office:value="19.7490905474099" calcext:value-type="float">
            <text:p>19,74909055</text:p>
          </table:table-cell>
          <table:table-cell office:value-type="float" office:value="19.4871" calcext:value-type="float">
            <text:p>19,487100000</text:p>
          </table:table-cell>
          <table:table-cell office:value-type="float" office:value="19.6144" calcext:value-type="float">
            <text:p>19,61440000</text:p>
          </table:table-cell>
          <table:table-cell office:value-type="float" office:value="19.6953" calcext:value-type="float">
            <text:p>19,69530000</text:p>
          </table:table-cell>
          <table:table-cell office:value-type="float" office:value="19.7353" calcext:value-type="float">
            <text:p>19,73530000</text:p>
          </table:table-cell>
          <table:table-cell office:value-type="float" office:value="19.7491" calcext:value-type="float">
            <text:p>19,74910000</text:p>
          </table:table-cell>
          <table:table-cell table:number-columns-repeated="8"/>
        </table:table-row>
        <table:table-row table:style-name="ro1">
          <table:table-cell office:value-type="float" office:value="19.7318143336725" calcext:value-type="float">
            <text:p>19,73181433</text:p>
          </table:table-cell>
          <table:table-cell table:number-columns-repeated="4"/>
          <table:table-cell office:value-type="float" office:value="19.7318" calcext:value-type="float">
            <text:p>19,73180000</text:p>
          </table:table-cell>
          <table:table-cell table:number-columns-repeated="8"/>
        </table:table-row>
        <table:table-row table:style-name="ro1">
          <table:table-cell office:value-type="float" office:value="19.7145615502132" calcext:value-type="float">
            <text:p>19,71456155</text:p>
          </table:table-cell>
          <table:table-cell table:number-columns-repeated="3"/>
          <table:table-cell office:value-type="float" office:value="19.7002" calcext:value-type="float">
            <text:p>19,70020000</text:p>
          </table:table-cell>
          <table:table-cell office:value-type="float" office:value="19.7146" calcext:value-type="float">
            <text:p>19,71460000</text:p>
          </table:table-cell>
          <table:table-cell table:number-columns-repeated="8"/>
        </table:table-row>
        <table:table-row table:style-name="ro1">
          <table:table-cell office:value-type="float" office:value="19.697334232818" calcext:value-type="float">
            <text:p>19,69733423</text:p>
          </table:table-cell>
          <table:table-cell table:number-columns-repeated="4"/>
          <table:table-cell office:value-type="float" office:value="19.6973" calcext:value-type="float">
            <text:p>19,69730000</text:p>
          </table:table-cell>
          <table:table-cell table:number-columns-repeated="8"/>
        </table:table-row>
        <table:table-row table:style-name="ro1">
          <table:table-cell office:value-type="float" office:value="19.6801325403064" calcext:value-type="float">
            <text:p>19,68013254</text:p>
          </table:table-cell>
          <table:table-cell table:number-columns-repeated="2"/>
          <table:table-cell office:value-type="float" office:value="19.625" calcext:value-type="float">
            <text:p>19,62500000</text:p>
          </table:table-cell>
          <table:table-cell office:value-type="float" office:value="19.6652" calcext:value-type="float">
            <text:p>19,66520000</text:p>
          </table:table-cell>
          <table:table-cell office:value-type="float" office:value="19.6801" calcext:value-type="float">
            <text:p>19,68010000</text:p>
          </table:table-cell>
          <table:table-cell table:number-columns-repeated="8"/>
        </table:table-row>
        <table:table-row table:style-name="ro1">
          <table:table-cell office:value-type="float" office:value="19.6629559937531" calcext:value-type="float">
            <text:p>19,66295599</text:p>
          </table:table-cell>
          <table:table-cell table:number-columns-repeated="4"/>
          <table:table-cell office:value-type="float" office:value="19.663" calcext:value-type="float">
            <text:p>19,66300000</text:p>
          </table:table-cell>
          <table:table-cell table:number-columns-repeated="8"/>
        </table:table-row>
        <table:table-row table:style-name="ro1">
          <table:table-cell office:value-type="float" office:value="19.6458041656275" calcext:value-type="float">
            <text:p>19,64580417</text:p>
          </table:table-cell>
          <table:table-cell table:number-columns-repeated="3"/>
          <table:table-cell office:value-type="float" office:value="19.6303" calcext:value-type="float">
            <text:p>19,63030000</text:p>
          </table:table-cell>
          <table:table-cell office:value-type="float" office:value="19.6458" calcext:value-type="float">
            <text:p>19,64580000</text:p>
          </table:table-cell>
          <table:table-cell table:number-columns-repeated="8"/>
        </table:table-row>
        <table:table-row table:style-name="ro1">
          <table:table-cell office:value-type="float" office:value="19.6286768525985" calcext:value-type="float">
            <text:p>19,62867685</text:p>
          </table:table-cell>
          <table:table-cell table:number-columns-repeated="4"/>
          <table:table-cell office:value-type="float" office:value="19.6287" calcext:value-type="float">
            <text:p>19,62870000</text:p>
          </table:table-cell>
          <table:table-cell table:number-columns-repeated="8"/>
        </table:table-row>
        <table:table-row table:style-name="ro1">
          <table:table-cell office:value-type="float" office:value="19.6115740153886" calcext:value-type="float">
            <text:p>19,61157402</text:p>
          </table:table-cell>
          <table:table-cell/>
          <table:table-cell office:value-type="float" office:value="19.4763" calcext:value-type="float">
            <text:p>19,47630000</text:p>
          </table:table-cell>
          <table:table-cell office:value-type="float" office:value="19.5553" calcext:value-type="float">
            <text:p>19,55530000</text:p>
          </table:table-cell>
          <table:table-cell office:value-type="float" office:value="19.5955" calcext:value-type="float">
            <text:p>19,59550000</text:p>
          </table:table-cell>
          <table:table-cell office:value-type="float" office:value="19.6116" calcext:value-type="float">
            <text:p>19,61160000</text:p>
          </table:table-cell>
          <table:table-cell table:number-columns-repeated="8"/>
        </table:table-row>
        <table:table-row table:style-name="ro1">
          <table:table-cell office:value-type="float" office:value="19.5944956798004" calcext:value-type="float">
            <text:p>19,59449568</text:p>
          </table:table-cell>
          <table:table-cell table:number-columns-repeated="4"/>
          <table:table-cell office:value-type="float" office:value="19.5945" calcext:value-type="float">
            <text:p>19,59450000</text:p>
          </table:table-cell>
          <table:table-cell table:number-columns-repeated="8"/>
        </table:table-row>
        <table:table-row table:style-name="ro1">
          <table:table-cell office:value-type="float" office:value="19.5774418729588" calcext:value-type="float">
            <text:p>19,57744187</text:p>
          </table:table-cell>
          <table:table-cell table:number-columns-repeated="3"/>
          <table:table-cell office:value-type="float" office:value="19.5607" calcext:value-type="float">
            <text:p>19,56070000</text:p>
          </table:table-cell>
          <table:table-cell office:value-type="float" office:value="19.5774" calcext:value-type="float">
            <text:p>19,57740000</text:p>
          </table:table-cell>
          <table:table-cell table:number-columns-repeated="8"/>
        </table:table-row>
        <table:table-row table:style-name="ro1">
          <table:table-cell office:value-type="float" office:value="19.5604126003593" calcext:value-type="float">
            <text:p>19,56041260</text:p>
          </table:table-cell>
          <table:table-cell table:number-columns-repeated="4"/>
          <table:table-cell office:value-type="float" office:value="19.5604" calcext:value-type="float">
            <text:p>19,56040000</text:p>
          </table:table-cell>
          <table:table-cell table:number-columns-repeated="8"/>
        </table:table-row>
        <table:table-row table:style-name="ro1">
          <table:table-cell office:value-type="float" office:value="19.5434078469423" calcext:value-type="float">
            <text:p>19,54340785</text:p>
          </table:table-cell>
          <table:table-cell table:number-columns-repeated="2"/>
          <table:table-cell office:value-type="float" office:value="19.486" calcext:value-type="float">
            <text:p>19,48600000</text:p>
          </table:table-cell>
          <table:table-cell office:value-type="float" office:value="19.5261" calcext:value-type="float">
            <text:p>19,52610000</text:p>
          </table:table-cell>
          <table:table-cell office:value-type="float" office:value="19.5434" calcext:value-type="float">
            <text:p>19,54340000</text:p>
          </table:table-cell>
          <table:table-cell table:number-columns-repeated="8"/>
        </table:table-row>
        <table:table-row table:style-name="ro1">
          <table:table-cell office:value-type="float" office:value="19.5264275861413" calcext:value-type="float">
            <text:p>19,52642759</text:p>
          </table:table-cell>
          <table:table-cell table:number-columns-repeated="4"/>
          <table:table-cell office:value-type="float" office:value="19.5264" calcext:value-type="float">
            <text:p>19,52640000</text:p>
          </table:table-cell>
          <table:table-cell table:number-columns-repeated="8"/>
        </table:table-row>
        <table:table-row table:style-name="ro1">
          <table:table-cell office:value-type="float" office:value="19.5094717880539" calcext:value-type="float">
            <text:p>19,50947179</text:p>
          </table:table-cell>
          <table:table-cell table:number-columns-repeated="3"/>
          <table:table-cell office:value-type="float" office:value="19.4916" calcext:value-type="float">
            <text:p>19,49160000</text:p>
          </table:table-cell>
          <table:table-cell office:value-type="float" office:value="19.5095" calcext:value-type="float">
            <text:p>19,50950000</text:p>
          </table:table-cell>
          <table:table-cell table:number-columns-repeated="8"/>
        </table:table-row>
        <table:table-row table:style-name="ro1">
          <table:table-cell office:value-type="float" office:value="19.4925404239827" calcext:value-type="float">
            <text:p>19,49254042</text:p>
          </table:table-cell>
          <table:table-cell table:number-columns-repeated="4"/>
          <table:table-cell office:value-type="float" office:value="19.4925" calcext:value-type="float">
            <text:p>19,49250000</text:p>
          </table:table-cell>
          <table:table-cell table:number-columns-repeated="8"/>
        </table:table-row>
        <table:table-row table:style-name="ro1">
          <table:table-cell office:value-type="float" office:value="19.4756334678029" calcext:value-type="float">
            <text:p>19,47563347</text:p>
          </table:table-cell>
          <table:table-cell office:value-type="float" office:value="19.2266" calcext:value-type="float">
            <text:p>19,226600000</text:p>
          </table:table-cell>
          <table:table-cell office:value-type="float" office:value="19.3402" calcext:value-type="float">
            <text:p>19,34020000</text:p>
          </table:table-cell>
          <table:table-cell office:value-type="float" office:value="19.4171" calcext:value-type="float">
            <text:p>19,41710000</text:p>
          </table:table-cell>
          <table:table-cell office:value-type="float" office:value="19.4571" calcext:value-type="float">
            <text:p>19,45710000</text:p>
          </table:table-cell>
          <table:table-cell office:value-type="float" office:value="19.4756" calcext:value-type="float">
            <text:p>19,47560000</text:p>
          </table:table-cell>
          <table:table-cell table:number-columns-repeated="8"/>
        </table:table-row>
        <table:table-row table:style-name="ro1">
          <table:table-cell office:value-type="float" office:value="19.4587508955609" calcext:value-type="float">
            <text:p>19,45875090</text:p>
          </table:table-cell>
          <table:table-cell table:number-columns-repeated="4"/>
          <table:table-cell office:value-type="float" office:value="19.4588" calcext:value-type="float">
            <text:p>19,45880000</text:p>
          </table:table-cell>
          <table:table-cell table:number-columns-repeated="8"/>
        </table:table-row>
        <table:table-row table:style-name="ro1">
          <table:table-cell office:value-type="float" office:value="19.4418926845111" calcext:value-type="float">
            <text:p>19,44189268</text:p>
          </table:table-cell>
          <table:table-cell table:number-columns-repeated="3"/>
          <table:table-cell office:value-type="float" office:value="19.4228" calcext:value-type="float">
            <text:p>19,42280000</text:p>
          </table:table-cell>
          <table:table-cell office:value-type="float" office:value="19.4419" calcext:value-type="float">
            <text:p>19,44190000</text:p>
          </table:table-cell>
          <table:table-cell table:number-columns-repeated="8"/>
        </table:table-row>
        <table:table-row table:style-name="ro1">
          <table:table-cell office:value-type="float" office:value="19.4250588122736" calcext:value-type="float">
            <text:p>19,42505881</text:p>
          </table:table-cell>
          <table:table-cell table:number-columns-repeated="4"/>
          <table:table-cell office:value-type="float" office:value="19.4251" calcext:value-type="float">
            <text:p>19,42510000</text:p>
          </table:table-cell>
          <table:table-cell table:number-columns-repeated="8"/>
        </table:table-row>
        <table:table-row table:style-name="ro1">
          <table:table-cell office:value-type="float" office:value="19.4082492563381" calcext:value-type="float">
            <text:p>19,40824926</text:p>
          </table:table-cell>
          <table:table-cell table:number-columns-repeated="2"/>
          <table:table-cell office:value-type="float" office:value="19.3486" calcext:value-type="float">
            <text:p>19,34860000</text:p>
          </table:table-cell>
          <table:table-cell office:value-type="float" office:value="19.3886" calcext:value-type="float">
            <text:p>19,38860000</text:p>
          </table:table-cell>
          <table:table-cell office:value-type="float" office:value="19.4082" calcext:value-type="float">
            <text:p>19,40820000</text:p>
          </table:table-cell>
          <table:table-cell table:number-columns-repeated="8"/>
        </table:table-row>
        <table:table-row table:style-name="ro1">
          <table:table-cell office:value-type="float" office:value="19.3914639938912" calcext:value-type="float">
            <text:p>19,39146399</text:p>
          </table:table-cell>
          <table:table-cell table:number-columns-repeated="4"/>
          <table:table-cell office:value-type="float" office:value="19.3915" calcext:value-type="float">
            <text:p>19,39150000</text:p>
          </table:table-cell>
          <table:table-cell table:number-columns-repeated="8"/>
        </table:table-row>
        <table:table-row table:style-name="ro1">
          <table:table-cell office:value-type="float" office:value="19.3747030018448" calcext:value-type="float">
            <text:p>19,37470300</text:p>
          </table:table-cell>
          <table:table-cell table:number-columns-repeated="3"/>
          <table:table-cell office:value-type="float" office:value="19.3544" calcext:value-type="float">
            <text:p>19,35440000</text:p>
          </table:table-cell>
          <table:table-cell office:value-type="float" office:value="19.3747" calcext:value-type="float">
            <text:p>19,37470000</text:p>
          </table:table-cell>
          <table:table-cell table:number-columns-repeated="8"/>
        </table:table-row>
        <table:table-row table:style-name="ro1">
          <table:table-cell office:value-type="float" office:value="19.357966256953" calcext:value-type="float">
            <text:p>19,35796626</text:p>
          </table:table-cell>
          <table:table-cell table:number-columns-repeated="4"/>
          <table:table-cell office:value-type="float" office:value="19.358" calcext:value-type="float">
            <text:p>19,35800000</text:p>
          </table:table-cell>
          <table:table-cell table:number-columns-repeated="8"/>
        </table:table-row>
        <table:table-row table:style-name="ro1">
          <table:table-cell office:value-type="float" office:value="19.3412537359384" calcext:value-type="float">
            <text:p>19,34125374</text:p>
          </table:table-cell>
          <table:table-cell/>
          <table:table-cell office:value-type="float" office:value="19.206" calcext:value-type="float">
            <text:p>19,20600000</text:p>
          </table:table-cell>
          <table:table-cell office:value-type="float" office:value="19.2804" calcext:value-type="float">
            <text:p>19,28040000</text:p>
          </table:table-cell>
          <table:table-cell office:value-type="float" office:value="19.3204" calcext:value-type="float">
            <text:p>19,32040000</text:p>
          </table:table-cell>
          <table:table-cell office:value-type="float" office:value="19.3413" calcext:value-type="float">
            <text:p>19,34130000</text:p>
          </table:table-cell>
          <table:table-cell table:number-columns-repeated="8"/>
        </table:table-row>
        <table:table-row table:style-name="ro1">
          <table:table-cell office:value-type="float" office:value="19.3245654155907" calcext:value-type="float">
            <text:p>19,32456542</text:p>
          </table:table-cell>
          <table:table-cell table:number-columns-repeated="4"/>
          <table:table-cell office:value-type="float" office:value="19.3246" calcext:value-type="float">
            <text:p>19,32460000</text:p>
          </table:table-cell>
          <table:table-cell table:number-columns-repeated="8"/>
        </table:table-row>
        <table:table-row table:style-name="ro1">
          <table:table-cell office:value-type="float" office:value="19.3079012728191" calcext:value-type="float">
            <text:p>19,30790127</text:p>
          </table:table-cell>
          <table:table-cell table:number-columns-repeated="3"/>
          <table:table-cell office:value-type="float" office:value="19.2864" calcext:value-type="float">
            <text:p>19,28640000</text:p>
          </table:table-cell>
          <table:table-cell office:value-type="float" office:value="19.3079" calcext:value-type="float">
            <text:p>19,30790000</text:p>
          </table:table-cell>
          <table:table-cell table:number-columns-repeated="8"/>
        </table:table-row>
        <table:table-row table:style-name="ro1">
          <table:table-cell office:value-type="float" office:value="19.2912612846428" calcext:value-type="float">
            <text:p>19,29126128</text:p>
          </table:table-cell>
          <table:table-cell table:number-columns-repeated="4"/>
          <table:table-cell office:value-type="float" office:value="19.2913" calcext:value-type="float">
            <text:p>19,29130000</text:p>
          </table:table-cell>
          <table:table-cell table:number-columns-repeated="8"/>
        </table:table-row>
        <table:table-row table:style-name="ro1">
          <table:table-cell office:value-type="float" office:value="19.2746454281093" calcext:value-type="float">
            <text:p>19,27464543</text:p>
          </table:table-cell>
          <table:table-cell table:number-columns-repeated="2"/>
          <table:table-cell office:value-type="float" office:value="19.2127" calcext:value-type="float">
            <text:p>19,21270000</text:p>
          </table:table-cell>
          <table:table-cell office:value-type="float" office:value="19.2526" calcext:value-type="float">
            <text:p>19,25260000</text:p>
          </table:table-cell>
          <table:table-cell office:value-type="float" office:value="19.2746" calcext:value-type="float">
            <text:p>19,27460000</text:p>
          </table:table-cell>
          <table:table-cell table:number-columns-repeated="8"/>
        </table:table-row>
        <table:table-row table:style-name="ro1">
          <table:table-cell office:value-type="float" office:value="19.2580536801271" calcext:value-type="float">
            <text:p>19,25805368</text:p>
          </table:table-cell>
          <table:table-cell table:number-columns-repeated="4"/>
          <table:table-cell office:value-type="float" office:value="19.2581" calcext:value-type="float">
            <text:p>19,25810000</text:p>
          </table:table-cell>
          <table:table-cell table:number-columns-repeated="8"/>
        </table:table-row>
        <table:table-row table:style-name="ro1">
          <table:table-cell office:value-type="float" office:value="19.2414860172322" calcext:value-type="float">
            <text:p>19,24148602</text:p>
          </table:table-cell>
          <table:table-cell table:number-columns-repeated="3"/>
          <table:table-cell office:value-type="float" office:value="19.2188" calcext:value-type="float">
            <text:p>19,21880000</text:p>
          </table:table-cell>
          <table:table-cell office:value-type="float" office:value="19.2415" calcext:value-type="float">
            <text:p>19,24150000</text:p>
          </table:table-cell>
          <table:table-cell table:number-columns-repeated="8"/>
        </table:table-row>
        <table:table-row table:style-name="ro1">
          <table:table-cell office:value-type="float" office:value="19.2249424153628" calcext:value-type="float">
            <text:p>19,22494242</text:p>
          </table:table-cell>
          <table:table-cell table:number-columns-repeated="4"/>
          <table:table-cell office:value-type="float" office:value="19.2249" calcext:value-type="float">
            <text:p>19,22490000</text:p>
          </table:table-cell>
          <table:table-cell table:number-columns-repeated="8"/>
        </table:table-row>
        <table:table-row table:style-name="ro1">
          <table:table-cell office:value-type="float" office:value="19.2084228498093" calcext:value-type="float">
            <text:p>19,20842285</text:p>
          </table:table-cell>
          <table:table-cell office:value-type="float" office:value="18.9682" calcext:value-type="float">
            <text:p>18,968200000</text:p>
          </table:table-cell>
          <table:table-cell office:value-type="float" office:value="19.0734" calcext:value-type="float">
            <text:p>19,07340000</text:p>
          </table:table-cell>
          <table:table-cell office:value-type="float" office:value="19.1453" calcext:value-type="float">
            <text:p>19,14530000</text:p>
          </table:table-cell>
          <table:table-cell office:value-type="float" office:value="19.1851" calcext:value-type="float">
            <text:p>19,18510000</text:p>
          </table:table-cell>
          <table:table-cell office:value-type="float" office:value="19.2084" calcext:value-type="float">
            <text:p>19,20840000</text:p>
          </table:table-cell>
          <table:table-cell table:number-columns-repeated="8"/>
        </table:table-row>
        <table:table-row table:style-name="ro1">
          <table:table-cell office:value-type="float" office:value="19.1919272955921" calcext:value-type="float">
            <text:p>19,19192730</text:p>
          </table:table-cell>
          <table:table-cell table:number-columns-repeated="4"/>
          <table:table-cell office:value-type="float" office:value="19.1919" calcext:value-type="float">
            <text:p>19,19190000</text:p>
          </table:table-cell>
          <table:table-cell table:number-columns-repeated="8"/>
        </table:table-row>
        <table:table-row table:style-name="ro1">
          <table:table-cell office:value-type="float" office:value="19.1754557285299" calcext:value-type="float">
            <text:p>19,17545573</text:p>
          </table:table-cell>
          <table:table-cell table:number-columns-repeated="3"/>
          <table:table-cell office:value-type="float" office:value="19.1516" calcext:value-type="float">
            <text:p>19,15160000</text:p>
          </table:table-cell>
          <table:table-cell office:value-type="float" office:value="19.1755" calcext:value-type="float">
            <text:p>19,17550000</text:p>
          </table:table-cell>
          <table:table-cell table:number-columns-repeated="8"/>
        </table:table-row>
        <table:table-row table:style-name="ro1">
          <table:table-cell office:value-type="float" office:value="19.159008127062" calcext:value-type="float">
            <text:p>19,15900813</text:p>
          </table:table-cell>
          <table:table-cell table:number-columns-repeated="4"/>
          <table:table-cell office:value-type="float" office:value="19.159" calcext:value-type="float">
            <text:p>19,15900000</text:p>
          </table:table-cell>
          <table:table-cell table:number-columns-repeated="8"/>
        </table:table-row>
        <table:table-row table:style-name="ro1">
          <table:table-cell office:value-type="float" office:value="19.1425844743281" calcext:value-type="float">
            <text:p>19,14258447</text:p>
          </table:table-cell>
          <table:table-cell table:number-columns-repeated="2"/>
          <table:table-cell office:value-type="float" office:value="19.0783" calcext:value-type="float">
            <text:p>19,07830000</text:p>
          </table:table-cell>
          <table:table-cell office:value-type="float" office:value="19.1181" calcext:value-type="float">
            <text:p>19,11810000</text:p>
          </table:table-cell>
          <table:table-cell office:value-type="float" office:value="19.1426" calcext:value-type="float">
            <text:p>19,14260000</text:p>
          </table:table-cell>
          <table:table-cell table:number-columns-repeated="8"/>
        </table:table-row>
        <table:table-row table:style-name="ro1">
          <table:table-cell office:value-type="float" office:value="19.1261847590346" calcext:value-type="float">
            <text:p>19,12618476</text:p>
          </table:table-cell>
          <table:table-cell table:number-columns-repeated="4"/>
          <table:table-cell office:value-type="float" office:value="19.1262" calcext:value-type="float">
            <text:p>19,12620000</text:p>
          </table:table-cell>
          <table:table-cell table:number-columns-repeated="8"/>
        </table:table-row>
        <table:table-row table:style-name="ro1">
          <table:table-cell office:value-type="float" office:value="19.109808972491" calcext:value-type="float">
            <text:p>19,10980897</text:p>
          </table:table-cell>
          <table:table-cell table:number-columns-repeated="3"/>
          <table:table-cell office:value-type="float" office:value="19.0847" calcext:value-type="float">
            <text:p>19,08470000</text:p>
          </table:table-cell>
          <table:table-cell office:value-type="float" office:value="19.1098" calcext:value-type="float">
            <text:p>19,10980000</text:p>
          </table:table-cell>
          <table:table-cell table:number-columns-repeated="8"/>
        </table:table-row>
        <table:table-row table:style-name="ro1">
          <table:table-cell office:value-type="float" office:value="19.0934570987694" calcext:value-type="float">
            <text:p>19,09345710</text:p>
          </table:table-cell>
          <table:table-cell table:number-columns-repeated="4"/>
          <table:table-cell office:value-type="float" office:value="19.0935" calcext:value-type="float">
            <text:p>19,09350000</text:p>
          </table:table-cell>
          <table:table-cell table:number-columns-repeated="8"/>
        </table:table-row>
        <table:table-row table:style-name="ro1">
          <table:table-cell office:value-type="float" office:value="19.0771290970015" calcext:value-type="float">
            <text:p>19,07712910</text:p>
          </table:table-cell>
          <table:table-cell/>
          <table:table-cell office:value-type="float" office:value="18.9434" calcext:value-type="float">
            <text:p>18,94340000</text:p>
          </table:table-cell>
          <table:table-cell office:value-type="float" office:value="19.0115" calcext:value-type="float">
            <text:p>19,01150000</text:p>
          </table:table-cell>
          <table:table-cell office:value-type="float" office:value="19.0514" calcext:value-type="float">
            <text:p>19,05140000</text:p>
          </table:table-cell>
          <table:table-cell office:value-type="float" office:value="19.0771" calcext:value-type="float">
            <text:p>19,07710000</text:p>
          </table:table-cell>
          <table:table-cell table:number-columns-repeated="8"/>
        </table:table-row>
        <table:table-row table:style-name="ro1">
          <table:table-cell office:value-type="float" office:value="19.0608248817748" calcext:value-type="float">
            <text:p>19,06082488</text:p>
          </table:table-cell>
          <table:table-cell table:number-columns-repeated="4"/>
          <table:table-cell office:value-type="float" office:value="19.0608" calcext:value-type="float">
            <text:p>19,06080000</text:p>
          </table:table-cell>
          <table:table-cell table:number-columns-repeated="8"/>
        </table:table-row>
        <table:table-row table:style-name="ro1">
          <table:table-cell office:value-type="float" office:value="19.0445443208066" calcext:value-type="float">
            <text:p>19,04454432</text:p>
          </table:table-cell>
          <table:table-cell table:number-columns-repeated="3"/>
          <table:table-cell office:value-type="float" office:value="19.0183" calcext:value-type="float">
            <text:p>19,01830000</text:p>
          </table:table-cell>
          <table:table-cell office:value-type="float" office:value="19.0445" calcext:value-type="float">
            <text:p>19,04450000</text:p>
          </table:table-cell>
          <table:table-cell table:number-columns-repeated="8"/>
        </table:table-row>
        <table:table-row table:style-name="ro1">
          <table:table-cell office:value-type="float" office:value="19.0282872846711" calcext:value-type="float">
            <text:p>19,02828728</text:p>
          </table:table-cell>
          <table:table-cell table:number-columns-repeated="4"/>
          <table:table-cell office:value-type="float" office:value="19.0283" calcext:value-type="float">
            <text:p>19,02830000</text:p>
          </table:table-cell>
          <table:table-cell table:number-columns-repeated="8"/>
        </table:table-row>
        <table:table-row table:style-name="ro1">
          <table:table-cell office:value-type="float" office:value="19.0120537849435" calcext:value-type="float">
            <text:p>19,01205378</text:p>
          </table:table-cell>
          <table:table-cell table:number-columns-repeated="2"/>
          <table:table-cell office:value-type="float" office:value="18.9452" calcext:value-type="float">
            <text:p>18,94520000</text:p>
          </table:table-cell>
          <table:table-cell office:value-type="float" office:value="18.9852" calcext:value-type="float">
            <text:p>18,98520000</text:p>
          </table:table-cell>
          <table:table-cell office:value-type="float" office:value="19.0121" calcext:value-type="float">
            <text:p>19,01210000</text:p>
          </table:table-cell>
          <table:table-cell table:number-columns-repeated="8"/>
        </table:table-row>
        <table:table-row table:style-name="ro1">
          <table:table-cell office:value-type="float" office:value="18.9958441886416" calcext:value-type="float">
            <text:p>18,99584419</text:p>
          </table:table-cell>
          <table:table-cell table:number-columns-repeated="4"/>
          <table:table-cell office:value-type="float" office:value="18.9958" calcext:value-type="float">
            <text:p>18,99580000</text:p>
          </table:table-cell>
          <table:table-cell table:number-columns-repeated="8"/>
        </table:table-row>
        <table:table-row table:style-name="ro1">
          <table:table-cell office:value-type="float" office:value="18.9796593485423" calcext:value-type="float">
            <text:p>18,97965935</text:p>
          </table:table-cell>
          <table:table-cell table:number-columns-repeated="3"/>
          <table:table-cell office:value-type="float" office:value="18.9522" calcext:value-type="float">
            <text:p>18,95220000</text:p>
          </table:table-cell>
          <table:table-cell office:value-type="float" office:value="18.9797" calcext:value-type="float">
            <text:p>18,97970000</text:p>
          </table:table-cell>
          <table:table-cell table:number-columns-repeated="8"/>
        </table:table-row>
        <table:table-row table:style-name="ro1">
          <table:table-cell office:value-type="float" office:value="18.9635002287711" calcext:value-type="float">
            <text:p>18,96350023</text:p>
          </table:table-cell>
          <table:table-cell table:number-columns-repeated="4"/>
          <table:table-cell office:value-type="float" office:value="18.9635" calcext:value-type="float">
            <text:p>18,96350000</text:p>
          </table:table-cell>
          <table:table-cell table:number-columns-repeated="8"/>
        </table:table-row>
        <table:table-row table:style-name="ro1">
          <table:table-cell office:value-type="float" office:value="18.9473664116667" calcext:value-type="float">
            <text:p>18,94736641</text:p>
          </table:table-cell>
          <table:table-cell office:value-type="float" office:value="18.6945" calcext:value-type="float">
            <text:p>18,694500000</text:p>
          </table:table-cell>
          <table:table-cell office:value-type="float" office:value="18.8162" calcext:value-type="float">
            <text:p>18,81620000</text:p>
          </table:table-cell>
          <table:table-cell office:value-type="float" office:value="18.8798" calcext:value-type="float">
            <text:p>18,87980000</text:p>
          </table:table-cell>
          <table:table-cell office:value-type="float" office:value="18.9192" calcext:value-type="float">
            <text:p>18,91920000</text:p>
          </table:table-cell>
          <table:table-cell office:value-type="float" office:value="18.9474" calcext:value-type="float">
            <text:p>18,94740000</text:p>
          </table:table-cell>
          <table:table-cell table:number-columns-repeated="8"/>
        </table:table-row>
        <table:table-row table:style-name="ro1">
          <table:table-cell office:value-type="float" office:value="18.9312534127992" calcext:value-type="float">
            <text:p>18,93125341</text:p>
          </table:table-cell>
          <table:table-cell table:number-columns-repeated="4"/>
          <table:table-cell office:value-type="float" office:value="18.9313" calcext:value-type="float">
            <text:p>18,93130000</text:p>
          </table:table-cell>
          <table:table-cell table:number-columns-repeated="8"/>
        </table:table-row>
        <table:table-row table:style-name="ro1">
          <table:table-cell office:value-type="float" office:value="18.9151514433159" calcext:value-type="float">
            <text:p>18,91515144</text:p>
          </table:table-cell>
          <table:table-cell table:number-columns-repeated="3"/>
          <table:table-cell office:value-type="float" office:value="18.8864" calcext:value-type="float">
            <text:p>18,88640000</text:p>
          </table:table-cell>
          <table:table-cell office:value-type="float" office:value="18.9152" calcext:value-type="float">
            <text:p>18,91520000</text:p>
          </table:table-cell>
          <table:table-cell table:number-columns-repeated="8"/>
        </table:table-row>
        <table:table-row table:style-name="ro1">
          <table:table-cell office:value-type="float" office:value="18.8990545638958" calcext:value-type="float">
            <text:p>18,89905456</text:p>
          </table:table-cell>
          <table:table-cell table:number-columns-repeated="4"/>
          <table:table-cell office:value-type="float" office:value="18.8991" calcext:value-type="float">
            <text:p>18,89910000</text:p>
          </table:table-cell>
          <table:table-cell table:number-columns-repeated="8"/>
        </table:table-row>
        <table:table-row table:style-name="ro1">
          <table:table-cell office:value-type="float" office:value="18.8829946747134" calcext:value-type="float">
            <text:p>18,88299467</text:p>
          </table:table-cell>
          <table:table-cell table:number-columns-repeated="2"/>
          <table:table-cell office:value-type="float" office:value="18.8154" calcext:value-type="float">
            <text:p>18,81540000</text:p>
          </table:table-cell>
          <table:table-cell office:value-type="float" office:value="18.8539" calcext:value-type="float">
            <text:p>18,85390000</text:p>
          </table:table-cell>
          <table:table-cell office:value-type="float" office:value="18.883" calcext:value-type="float">
            <text:p>18,88300000</text:p>
          </table:table-cell>
          <table:table-cell table:number-columns-repeated="8"/>
        </table:table-row>
        <table:table-row table:style-name="ro1">
          <table:table-cell office:value-type="float" office:value="18.8670861493964" calcext:value-type="float">
            <text:p>18,86708615</text:p>
          </table:table-cell>
          <table:table-cell table:number-columns-repeated="4"/>
          <table:table-cell office:value-type="float" office:value="18.8671" calcext:value-type="float">
            <text:p>18,86710000</text:p>
          </table:table-cell>
          <table:table-cell table:number-columns-repeated="8"/>
        </table:table-row>
        <table:table-row table:style-name="ro1">
          <table:table-cell office:value-type="float" office:value="18.8513670971606" calcext:value-type="float">
            <text:p>18,85136710</text:p>
          </table:table-cell>
          <table:table-cell table:number-columns-repeated="3"/>
          <table:table-cell office:value-type="float" office:value="18.8218" calcext:value-type="float">
            <text:p>18,82180000</text:p>
          </table:table-cell>
          <table:table-cell office:value-type="float" office:value="18.8514" calcext:value-type="float">
            <text:p>18,85140000</text:p>
          </table:table-cell>
          <table:table-cell table:number-columns-repeated="8"/>
        </table:table-row>
        <table:table-row table:style-name="ro1">
          <table:table-cell office:value-type="float" office:value="18.8343955581906" calcext:value-type="float">
            <text:p>18,83439556</text:p>
          </table:table-cell>
          <table:table-cell table:number-columns-repeated="4"/>
          <table:table-cell office:value-type="float" office:value="18.8344" calcext:value-type="float">
            <text:p>18,83440000</text:p>
          </table:table-cell>
          <table:table-cell table:number-columns-repeated="8"/>
        </table:table-row>
        <table:table-row table:style-name="ro1">
          <table:table-cell office:value-type="float" office:value="18.811296219824" calcext:value-type="float">
            <text:p>18,81129622</text:p>
          </table:table-cell>
          <table:table-cell/>
          <table:table-cell office:value-type="float" office:value="18.6798" calcext:value-type="float">
            <text:p>18,67980000</text:p>
          </table:table-cell>
          <table:table-cell office:value-type="float" office:value="18.7464" calcext:value-type="float">
            <text:p>18,74640000</text:p>
          </table:table-cell>
          <table:table-cell office:value-type="float" office:value="18.7873" calcext:value-type="float">
            <text:p>18,78730000</text:p>
          </table:table-cell>
          <table:table-cell office:value-type="float" office:value="18.8113" calcext:value-type="float">
            <text:p>18,81130000</text:p>
          </table:table-cell>
          <table:table-cell table:number-columns-repeated="8"/>
        </table:table-row>
        <table:table-row table:style-name="ro1">
          <table:table-cell office:value-type="float" office:value="18.7869443414276" calcext:value-type="float">
            <text:p>18,78694434</text:p>
          </table:table-cell>
          <table:table-cell table:number-columns-repeated="4"/>
          <table:table-cell office:value-type="float" office:value="18.7869" calcext:value-type="float">
            <text:p>18,78690000</text:p>
          </table:table-cell>
          <table:table-cell table:number-columns-repeated="8"/>
        </table:table-row>
        <table:table-row table:style-name="ro1">
          <table:table-cell office:value-type="float" office:value="18.7627818295207" calcext:value-type="float">
            <text:p>18,76278183</text:p>
          </table:table-cell>
          <table:table-cell table:number-columns-repeated="3"/>
          <table:table-cell office:value-type="float" office:value="18.7412" calcext:value-type="float">
            <text:p>18,74120000</text:p>
          </table:table-cell>
          <table:table-cell office:value-type="float" office:value="18.7628" calcext:value-type="float">
            <text:p>18,76280000</text:p>
          </table:table-cell>
          <table:table-cell table:number-columns-repeated="8"/>
        </table:table-row>
        <table:table-row table:style-name="ro1">
          <table:table-cell office:value-type="float" office:value="18.7387705215919" calcext:value-type="float">
            <text:p>18,73877052</text:p>
          </table:table-cell>
          <table:table-cell table:number-columns-repeated="4"/>
          <table:table-cell office:value-type="float" office:value="18.7388" calcext:value-type="float">
            <text:p>18,73880000</text:p>
          </table:table-cell>
          <table:table-cell table:number-columns-repeated="8"/>
        </table:table-row>
        <table:table-row table:style-name="ro1">
          <table:table-cell office:value-type="float" office:value="18.7147959907177" calcext:value-type="float">
            <text:p>18,71479599</text:p>
          </table:table-cell>
          <table:table-cell table:number-columns-repeated="2"/>
          <table:table-cell office:value-type="float" office:value="18.6541" calcext:value-type="float">
            <text:p>18,65410000</text:p>
          </table:table-cell>
          <table:table-cell office:value-type="float" office:value="18.6927" calcext:value-type="float">
            <text:p>18,69270000</text:p>
          </table:table-cell>
          <table:table-cell office:value-type="float" office:value="18.7148" calcext:value-type="float">
            <text:p>18,71480000</text:p>
          </table:table-cell>
          <table:table-cell table:number-columns-repeated="8"/>
        </table:table-row>
        <table:table-row table:style-name="ro1">
          <table:table-cell office:value-type="float" office:value="18.6908262834278" calcext:value-type="float">
            <text:p>18,69082628</text:p>
          </table:table-cell>
          <table:table-cell table:number-columns-repeated="4"/>
          <table:table-cell office:value-type="float" office:value="18.6908" calcext:value-type="float">
            <text:p>18,69080000</text:p>
          </table:table-cell>
          <table:table-cell table:number-columns-repeated="8"/>
        </table:table-row>
        <table:table-row table:style-name="ro1">
          <table:table-cell office:value-type="float" office:value="18.6668672857468" calcext:value-type="float">
            <text:p>18,66686729</text:p>
          </table:table-cell>
          <table:table-cell table:number-columns-repeated="3"/>
          <table:table-cell office:value-type="float" office:value="18.6446" calcext:value-type="float">
            <text:p>18,64460000</text:p>
          </table:table-cell>
          <table:table-cell office:value-type="float" office:value="18.6669" calcext:value-type="float">
            <text:p>18,66690000</text:p>
          </table:table-cell>
          <table:table-cell table:number-columns-repeated="8"/>
        </table:table-row>
        <table:table-row table:style-name="ro1">
          <table:table-cell office:value-type="float" office:value="18.6429287332315" calcext:value-type="float">
            <text:p>18,64292873</text:p>
          </table:table-cell>
          <table:table-cell table:number-columns-repeated="4"/>
          <table:table-cell office:value-type="float" office:value="18.6429" calcext:value-type="float">
            <text:p>18,64290000</text:p>
          </table:table-cell>
          <table:table-cell table:number-columns-repeated="8"/>
        </table:table-row>
        <table:table-row table:style-name="ro1">
          <table:table-cell office:value-type="float" office:value="18.6190150570154" calcext:value-type="float">
            <text:p>18,61901506</text:p>
          </table:table-cell>
          <table:table-cell office:value-type="float" office:value="18.3194" calcext:value-type="float">
            <text:p>18,319400000</text:p>
          </table:table-cell>
          <table:table-cell office:value-type="float" office:value="18.4937" calcext:value-type="float">
            <text:p>18,49370000</text:p>
          </table:table-cell>
          <table:table-cell office:value-type="float" office:value="18.5572" calcext:value-type="float">
            <text:p>18,55720000</text:p>
          </table:table-cell>
          <table:table-cell office:value-type="float" office:value="18.5968" calcext:value-type="float">
            <text:p>18,59680000</text:p>
          </table:table-cell>
          <table:table-cell office:value-type="float" office:value="18.619" calcext:value-type="float">
            <text:p>18,61900000</text:p>
          </table:table-cell>
          <table:table-cell table:number-columns-repeated="8"/>
        </table:table-row>
        <table:table-row table:style-name="ro1">
          <table:table-cell office:value-type="float" office:value="18.5951266214636" calcext:value-type="float">
            <text:p>18,59512662</text:p>
          </table:table-cell>
          <table:table-cell table:number-columns-repeated="4"/>
          <table:table-cell office:value-type="float" office:value="18.5951" calcext:value-type="float">
            <text:p>18,59510000</text:p>
          </table:table-cell>
          <table:table-cell table:number-columns-repeated="8"/>
        </table:table-row>
        <table:table-row table:style-name="ro1">
          <table:table-cell office:value-type="float" office:value="18.5712624091539" calcext:value-type="float">
            <text:p>18,57126241</text:p>
          </table:table-cell>
          <table:table-cell table:number-columns-repeated="3"/>
          <table:table-cell office:value-type="float" office:value="18.5492" calcext:value-type="float">
            <text:p>18,54920000</text:p>
          </table:table-cell>
          <table:table-cell office:value-type="float" office:value="18.5713" calcext:value-type="float">
            <text:p>18,57130000</text:p>
          </table:table-cell>
          <table:table-cell table:number-columns-repeated="8"/>
        </table:table-row>
        <table:table-row table:style-name="ro1">
          <table:table-cell office:value-type="float" office:value="18.5474215140131" calcext:value-type="float">
            <text:p>18,54742151</text:p>
          </table:table-cell>
          <table:table-cell table:number-columns-repeated="4"/>
          <table:table-cell office:value-type="float" office:value="18.5474" calcext:value-type="float">
            <text:p>18,54740000</text:p>
          </table:table-cell>
          <table:table-cell table:number-columns-repeated="8"/>
        </table:table-row>
        <table:table-row table:style-name="ro1">
          <table:table-cell office:value-type="float" office:value="18.5236035157263" calcext:value-type="float">
            <text:p>18,52360352</text:p>
          </table:table-cell>
          <table:table-cell table:number-columns-repeated="2"/>
          <table:table-cell office:value-type="float" office:value="18.4613" calcext:value-type="float">
            <text:p>18,46130000</text:p>
          </table:table-cell>
          <table:table-cell office:value-type="float" office:value="18.5016" calcext:value-type="float">
            <text:p>18,50160000</text:p>
          </table:table-cell>
          <table:table-cell office:value-type="float" office:value="18.5236" calcext:value-type="float">
            <text:p>18,52360000</text:p>
          </table:table-cell>
          <table:table-cell table:number-columns-repeated="8"/>
        </table:table-row>
        <table:table-row table:style-name="ro1">
          <table:table-cell office:value-type="float" office:value="18.4998083494218" calcext:value-type="float">
            <text:p>18,49980835</text:p>
          </table:table-cell>
          <table:table-cell table:number-columns-repeated="4"/>
          <table:table-cell office:value-type="float" office:value="18.4998" calcext:value-type="float">
            <text:p>18,49980000</text:p>
          </table:table-cell>
          <table:table-cell table:number-columns-repeated="8"/>
        </table:table-row>
        <table:table-row table:style-name="ro1">
          <table:table-cell office:value-type="float" office:value="18.4760360912283" calcext:value-type="float">
            <text:p>18,47603609</text:p>
          </table:table-cell>
          <table:table-cell table:number-columns-repeated="3"/>
          <table:table-cell office:value-type="float" office:value="18.454" calcext:value-type="float">
            <text:p>18,45400000</text:p>
          </table:table-cell>
          <table:table-cell office:value-type="float" office:value="18.476" calcext:value-type="float">
            <text:p>18,47600000</text:p>
          </table:table-cell>
          <table:table-cell table:number-columns-repeated="8"/>
        </table:table-row>
        <table:table-row table:style-name="ro1">
          <table:table-cell office:value-type="float" office:value="18.4522868201312" calcext:value-type="float">
            <text:p>18,45228682</text:p>
          </table:table-cell>
          <table:table-cell table:number-columns-repeated="4"/>
          <table:table-cell office:value-type="float" office:value="18.4523" calcext:value-type="float">
            <text:p>18,45230000</text:p>
          </table:table-cell>
          <table:table-cell table:number-columns-repeated="8"/>
        </table:table-row>
        <table:table-row table:style-name="ro1">
          <table:table-cell office:value-type="float" office:value="18.4285605682454" calcext:value-type="float">
            <text:p>18,42856057</text:p>
          </table:table-cell>
          <table:table-cell/>
          <table:table-cell office:value-type="float" office:value="18.2983" calcext:value-type="float">
            <text:p>18,29830000</text:p>
          </table:table-cell>
          <table:table-cell office:value-type="float" office:value="18.3662" calcext:value-type="float">
            <text:p>18,36620000</text:p>
          </table:table-cell>
          <table:table-cell office:value-type="float" office:value="18.4066" calcext:value-type="float">
            <text:p>18,40660000</text:p>
          </table:table-cell>
          <table:table-cell office:value-type="float" office:value="18.4286" calcext:value-type="float">
            <text:p>18,42860000</text:p>
          </table:table-cell>
          <table:table-cell table:number-columns-repeated="8"/>
        </table:table-row>
        <table:table-row table:style-name="ro1">
          <table:table-cell office:value-type="float" office:value="18.4048573231409" calcext:value-type="float">
            <text:p>18,40485732</text:p>
          </table:table-cell>
          <table:table-cell table:number-columns-repeated="4"/>
          <table:table-cell office:value-type="float" office:value="18.4049" calcext:value-type="float">
            <text:p>18,40490000</text:p>
          </table:table-cell>
          <table:table-cell table:number-columns-repeated="8"/>
        </table:table-row>
        <table:table-row table:style-name="ro1">
          <table:table-cell office:value-type="float" office:value="18.3811770474465" calcext:value-type="float">
            <text:p>18,38117705</text:p>
          </table:table-cell>
          <table:table-cell table:number-columns-repeated="3"/>
          <table:table-cell office:value-type="float" office:value="18.3593" calcext:value-type="float">
            <text:p>18,35930000</text:p>
          </table:table-cell>
          <table:table-cell office:value-type="float" office:value="18.3812" calcext:value-type="float">
            <text:p>18,38120000</text:p>
          </table:table-cell>
          <table:table-cell table:number-columns-repeated="8"/>
        </table:table-row>
        <table:table-row table:style-name="ro1">
          <table:table-cell office:value-type="float" office:value="18.3575196965524" calcext:value-type="float">
            <text:p>18,35751970</text:p>
          </table:table-cell>
          <table:table-cell table:number-columns-repeated="4"/>
          <table:table-cell office:value-type="float" office:value="18.3575" calcext:value-type="float">
            <text:p>18,35750000</text:p>
          </table:table-cell>
          <table:table-cell table:number-columns-repeated="8"/>
        </table:table-row>
        <table:table-row table:style-name="ro1">
          <table:table-cell office:value-type="float" office:value="18.3338852284515" calcext:value-type="float">
            <text:p>18,33388523</text:p>
          </table:table-cell>
          <table:table-cell table:number-columns-repeated="2"/>
          <table:table-cell office:value-type="float" office:value="18.2716" calcext:value-type="float">
            <text:p>18,27160000</text:p>
          </table:table-cell>
          <table:table-cell office:value-type="float" office:value="18.312" calcext:value-type="float">
            <text:p>18,31200000</text:p>
          </table:table-cell>
          <table:table-cell office:value-type="float" office:value="18.3339" calcext:value-type="float">
            <text:p>18,33390000</text:p>
          </table:table-cell>
          <table:table-cell table:number-columns-repeated="8"/>
        </table:table-row>
        <table:table-row table:style-name="ro1">
          <table:table-cell office:value-type="float" office:value="18.3102736067024" calcext:value-type="float">
            <text:p>18,31027361</text:p>
          </table:table-cell>
          <table:table-cell table:number-columns-repeated="4"/>
          <table:table-cell office:value-type="float" office:value="18.3103" calcext:value-type="float">
            <text:p>18,31030000</text:p>
          </table:table-cell>
          <table:table-cell table:number-columns-repeated="8"/>
        </table:table-row>
        <table:table-row table:style-name="ro1">
          <table:table-cell office:value-type="float" office:value="18.2866847995655" calcext:value-type="float">
            <text:p>18,28668480</text:p>
          </table:table-cell>
          <table:table-cell table:number-columns-repeated="3"/>
          <table:table-cell office:value-type="float" office:value="18.2649" calcext:value-type="float">
            <text:p>18,26490000</text:p>
          </table:table-cell>
          <table:table-cell office:value-type="float" office:value="18.2867" calcext:value-type="float">
            <text:p>18,28670000</text:p>
          </table:table-cell>
          <table:table-cell table:number-columns-repeated="8"/>
        </table:table-row>
        <table:table-row table:style-name="ro1">
          <table:table-cell office:value-type="float" office:value="18.2631187779227" calcext:value-type="float">
            <text:p>18,26311878</text:p>
          </table:table-cell>
          <table:table-cell table:number-columns-repeated="4"/>
          <table:table-cell office:value-type="float" office:value="18.2631" calcext:value-type="float">
            <text:p>18,26310000</text:p>
          </table:table-cell>
          <table:table-cell table:number-columns-repeated="8"/>
        </table:table-row>
        <table:table-row table:style-name="ro1">
          <table:table-cell office:value-type="float" office:value="18.2395755134584" calcext:value-type="float">
            <text:p>18,23957551</text:p>
          </table:table-cell>
          <table:table-cell office:value-type="float" office:value="17.9279" calcext:value-type="float">
            <text:p>17,927900000</text:p>
          </table:table-cell>
          <table:table-cell office:value-type="float" office:value="18.1058" calcext:value-type="float">
            <text:p>18,10580000</text:p>
          </table:table-cell>
          <table:table-cell office:value-type="float" office:value="18.1772" calcext:value-type="float">
            <text:p>18,17720000</text:p>
          </table:table-cell>
          <table:table-cell office:value-type="float" office:value="18.2178" calcext:value-type="float">
            <text:p>18,21780000</text:p>
          </table:table-cell>
          <table:table-cell office:value-type="float" office:value="18.2396" calcext:value-type="float">
            <text:p>18,23960000</text:p>
          </table:table-cell>
          <table:table-cell table:number-columns-repeated="8"/>
        </table:table-row>
        <table:table-row table:style-name="ro1">
          <table:table-cell office:value-type="float" office:value="18.216054977591" calcext:value-type="float">
            <text:p>18,21605498</text:p>
          </table:table-cell>
          <table:table-cell table:number-columns-repeated="4"/>
          <table:table-cell office:value-type="float" office:value="18.2161" calcext:value-type="float">
            <text:p>18,21610000</text:p>
          </table:table-cell>
          <table:table-cell table:number-columns-repeated="8"/>
        </table:table-row>
        <table:table-row table:style-name="ro1">
          <table:table-cell office:value-type="float" office:value="18.1925571410952" calcext:value-type="float">
            <text:p>18,19255714</text:p>
          </table:table-cell>
          <table:table-cell table:number-columns-repeated="3"/>
          <table:table-cell office:value-type="float" office:value="18.1708" calcext:value-type="float">
            <text:p>18,17080000</text:p>
          </table:table-cell>
          <table:table-cell office:value-type="float" office:value="18.1926" calcext:value-type="float">
            <text:p>18,19260000</text:p>
          </table:table-cell>
          <table:table-cell table:number-columns-repeated="8"/>
        </table:table-row>
        <table:table-row table:style-name="ro1">
          <table:table-cell office:value-type="float" office:value="18.1690819741484" calcext:value-type="float">
            <text:p>18,16908197</text:p>
          </table:table-cell>
          <table:table-cell table:number-columns-repeated="4"/>
          <table:table-cell office:value-type="float" office:value="18.1691" calcext:value-type="float">
            <text:p>18,16910000</text:p>
          </table:table-cell>
          <table:table-cell table:number-columns-repeated="8"/>
        </table:table-row>
        <table:table-row table:style-name="ro1">
          <table:table-cell office:value-type="float" office:value="18.1456294465486" calcext:value-type="float">
            <text:p>18,14562945</text:p>
          </table:table-cell>
          <table:table-cell table:number-columns-repeated="2"/>
          <table:table-cell office:value-type="float" office:value="18.0832" calcext:value-type="float">
            <text:p>18,08320000</text:p>
          </table:table-cell>
          <table:table-cell office:value-type="float" office:value="18.124" calcext:value-type="float">
            <text:p>18,12400000</text:p>
          </table:table-cell>
          <table:table-cell office:value-type="float" office:value="18.1456" calcext:value-type="float">
            <text:p>18,14560000</text:p>
          </table:table-cell>
          <table:table-cell table:number-columns-repeated="8"/>
        </table:table-row>
        <table:table-row table:style-name="ro1">
          <table:table-cell office:value-type="float" office:value="18.1221995279368" calcext:value-type="float">
            <text:p>18,12219953</text:p>
          </table:table-cell>
          <table:table-cell table:number-columns-repeated="4"/>
          <table:table-cell office:value-type="float" office:value="18.1222" calcext:value-type="float">
            <text:p>18,12220000</text:p>
          </table:table-cell>
          <table:table-cell table:number-columns-repeated="8"/>
        </table:table-row>
        <table:table-row table:style-name="ro1">
          <table:table-cell office:value-type="float" office:value="18.0987921879514" calcext:value-type="float">
            <text:p>18,09879219</text:p>
          </table:table-cell>
          <table:table-cell table:number-columns-repeated="3"/>
          <table:table-cell office:value-type="float" office:value="18.0772" calcext:value-type="float">
            <text:p>18,07720000</text:p>
          </table:table-cell>
          <table:table-cell office:value-type="float" office:value="18.0988" calcext:value-type="float">
            <text:p>18,09880000</text:p>
          </table:table-cell>
          <table:table-cell table:number-columns-repeated="8"/>
        </table:table-row>
        <table:table-row table:style-name="ro1">
          <table:table-cell office:value-type="float" office:value="18.0754073963032" calcext:value-type="float">
            <text:p>18,07540740</text:p>
          </table:table-cell>
          <table:table-cell table:number-columns-repeated="4"/>
          <table:table-cell office:value-type="float" office:value="18.0754" calcext:value-type="float">
            <text:p>18,07540000</text:p>
          </table:table-cell>
          <table:table-cell table:number-columns-repeated="8"/>
        </table:table-row>
        <table:table-row table:style-name="ro1">
          <table:table-cell office:value-type="float" office:value="18.0520451227896" calcext:value-type="float">
            <text:p>18,05204512</text:p>
          </table:table-cell>
          <table:table-cell/>
          <table:table-cell office:value-type="float" office:value="17.9159" calcext:value-type="float">
            <text:p>17,91590000</text:p>
          </table:table-cell>
          <table:table-cell office:value-type="float" office:value="17.9895" calcext:value-type="float">
            <text:p>17,98950000</text:p>
          </table:table-cell>
          <table:table-cell office:value-type="float" office:value="18.0305" calcext:value-type="float">
            <text:p>18,03050000</text:p>
          </table:table-cell>
          <table:table-cell office:value-type="float" office:value="18.052" calcext:value-type="float">
            <text:p>18,05200000</text:p>
          </table:table-cell>
          <table:table-cell table:number-columns-repeated="8"/>
        </table:table-row>
        <table:table-row table:style-name="ro1">
          <table:table-cell office:value-type="float" office:value="18.028705337279" calcext:value-type="float">
            <text:p>18,02870534</text:p>
          </table:table-cell>
          <table:table-cell table:number-columns-repeated="4"/>
          <table:table-cell office:value-type="float" office:value="18.0287" calcext:value-type="float">
            <text:p>18,02870000</text:p>
          </table:table-cell>
          <table:table-cell table:number-columns-repeated="8"/>
        </table:table-row>
        <table:table-row table:style-name="ro1">
          <table:table-cell office:value-type="float" office:value="18.0053880096823" calcext:value-type="float">
            <text:p>18,00538801</text:p>
          </table:table-cell>
          <table:table-cell table:number-columns-repeated="3"/>
          <table:table-cell office:value-type="float" office:value="17.9839" calcext:value-type="float">
            <text:p>17,98390000</text:p>
          </table:table-cell>
          <table:table-cell office:value-type="float" office:value="18.0054" calcext:value-type="float">
            <text:p>18,00540000</text:p>
          </table:table-cell>
          <table:table-cell table:number-columns-repeated="8"/>
        </table:table-row>
        <table:table-row table:style-name="ro1">
          <table:table-cell office:value-type="float" office:value="17.9820931099293" calcext:value-type="float">
            <text:p>17,98209311</text:p>
          </table:table-cell>
          <table:table-cell table:number-columns-repeated="4"/>
          <table:table-cell office:value-type="float" office:value="17.9821" calcext:value-type="float">
            <text:p>17,98210000</text:p>
          </table:table-cell>
          <table:table-cell table:number-columns-repeated="8"/>
        </table:table-row>
        <table:table-row table:style-name="ro1">
          <table:table-cell office:value-type="float" office:value="17.9588206079523" calcext:value-type="float">
            <text:p>17,95882061</text:p>
          </table:table-cell>
          <table:table-cell table:number-columns-repeated="2"/>
          <table:table-cell office:value-type="float" office:value="17.8962" calcext:value-type="float">
            <text:p>17,89620000</text:p>
          </table:table-cell>
          <table:table-cell office:value-type="float" office:value="17.9373" calcext:value-type="float">
            <text:p>17,93730000</text:p>
          </table:table-cell>
          <table:table-cell office:value-type="float" office:value="17.9588" calcext:value-type="float">
            <text:p>17,95880000</text:p>
          </table:table-cell>
          <table:table-cell table:number-columns-repeated="8"/>
        </table:table-row>
        <table:table-row table:style-name="ro1">
          <table:table-cell office:value-type="float" office:value="17.9355704736797" calcext:value-type="float">
            <text:p>17,93557047</text:p>
          </table:table-cell>
          <table:table-cell table:number-columns-repeated="4"/>
          <table:table-cell office:value-type="float" office:value="17.9356" calcext:value-type="float">
            <text:p>17,93560000</text:p>
          </table:table-cell>
          <table:table-cell table:number-columns-repeated="8"/>
        </table:table-row>
        <table:table-row table:style-name="ro1">
          <table:table-cell office:value-type="float" office:value="17.9123426770336" calcext:value-type="float">
            <text:p>17,91234268</text:p>
          </table:table-cell>
          <table:table-cell table:number-columns-repeated="3"/>
          <table:table-cell office:value-type="float" office:value="17.8909" calcext:value-type="float">
            <text:p>17,89090000</text:p>
          </table:table-cell>
          <table:table-cell office:value-type="float" office:value="17.9123" calcext:value-type="float">
            <text:p>17,91230000</text:p>
          </table:table-cell>
          <table:table-cell table:number-columns-repeated="8"/>
        </table:table-row>
        <table:table-row table:style-name="ro1">
          <table:table-cell office:value-type="float" office:value="17.8891371879332" calcext:value-type="float">
            <text:p>17,88913719</text:p>
          </table:table-cell>
          <table:table-cell table:number-columns-repeated="4"/>
          <table:table-cell office:value-type="float" office:value="17.8891" calcext:value-type="float">
            <text:p>17,88910000</text:p>
          </table:table-cell>
          <table:table-cell table:number-columns-repeated="8"/>
        </table:table-row>
        <table:table-row table:style-name="ro1">
          <table:table-cell office:value-type="float" office:value="17.8659539762973" calcext:value-type="float">
            <text:p>17,86595398</text:p>
          </table:table-cell>
          <table:table-cell office:value-type="float" office:value="17.5449" calcext:value-type="float">
            <text:p>17,544900000</text:p>
          </table:table-cell>
          <table:table-cell office:value-type="float" office:value="17.7274" calcext:value-type="float">
            <text:p>17,72740000</text:p>
          </table:table-cell>
          <table:table-cell office:value-type="float" office:value="17.8033" calcext:value-type="float">
            <text:p>17,80330000</text:p>
          </table:table-cell>
          <table:table-cell office:value-type="float" office:value="17.8446" calcext:value-type="float">
            <text:p>17,84460000</text:p>
          </table:table-cell>
          <table:table-cell office:value-type="float" office:value="17.866" calcext:value-type="float">
            <text:p>17,86600000</text:p>
          </table:table-cell>
          <table:table-cell table:number-columns-repeated="8"/>
        </table:table-row>
        <table:table-row table:style-name="ro1">
          <table:table-cell office:value-type="float" office:value="17.8427930120479" calcext:value-type="float">
            <text:p>17,84279301</text:p>
          </table:table-cell>
          <table:table-cell table:number-columns-repeated="4"/>
          <table:table-cell office:value-type="float" office:value="17.8428" calcext:value-type="float">
            <text:p>17,84280000</text:p>
          </table:table-cell>
          <table:table-cell table:number-columns-repeated="8"/>
        </table:table-row>
        <table:table-row table:style-name="ro1">
          <table:table-cell office:value-type="float" office:value="17.8196542651115" calcext:value-type="float">
            <text:p>17,81965427</text:p>
          </table:table-cell>
          <table:table-cell table:number-columns-repeated="3"/>
          <table:table-cell office:value-type="float" office:value="17.7983" calcext:value-type="float">
            <text:p>17,79830000</text:p>
          </table:table-cell>
          <table:table-cell office:value-type="float" office:value="17.8197" calcext:value-type="float">
            <text:p>17,81970000</text:p>
          </table:table-cell>
          <table:table-cell table:number-columns-repeated="8"/>
        </table:table-row>
        <table:table-row table:style-name="ro1">
          <table:table-cell office:value-type="float" office:value="17.7965377054211" calcext:value-type="float">
            <text:p>17,79653771</text:p>
          </table:table-cell>
          <table:table-cell table:number-columns-repeated="4"/>
          <table:table-cell office:value-type="float" office:value="17.7965" calcext:value-type="float">
            <text:p>17,79650000</text:p>
          </table:table-cell>
          <table:table-cell table:number-columns-repeated="8"/>
        </table:table-row>
        <table:table-row table:style-name="ro1">
          <table:table-cell office:value-type="float" office:value="17.7734433029156" calcext:value-type="float">
            <text:p>17,77344330</text:p>
          </table:table-cell>
          <table:table-cell table:number-columns-repeated="2"/>
          <table:table-cell office:value-type="float" office:value="17.7107" calcext:value-type="float">
            <text:p>17,71070000</text:p>
          </table:table-cell>
          <table:table-cell office:value-type="float" office:value="17.7522" calcext:value-type="float">
            <text:p>17,75220000</text:p>
          </table:table-cell>
          <table:table-cell office:value-type="float" office:value="17.7734" calcext:value-type="float">
            <text:p>17,77340000</text:p>
          </table:table-cell>
          <table:table-cell table:number-columns-repeated="8"/>
        </table:table-row>
        <table:table-row table:style-name="ro1">
          <table:table-cell office:value-type="float" office:value="17.7503710275399" calcext:value-type="float">
            <text:p>17,75037103</text:p>
          </table:table-cell>
          <table:table-cell table:number-columns-repeated="4"/>
          <table:table-cell office:value-type="float" office:value="17.7504" calcext:value-type="float">
            <text:p>17,75040000</text:p>
          </table:table-cell>
          <table:table-cell table:number-columns-repeated="8"/>
        </table:table-row>
        <table:table-row table:style-name="ro1">
          <table:table-cell office:value-type="float" office:value="17.7273208492445" calcext:value-type="float">
            <text:p>17,72732085</text:p>
          </table:table-cell>
          <table:table-cell table:number-columns-repeated="3"/>
          <table:table-cell office:value-type="float" office:value="17.7061" calcext:value-type="float">
            <text:p>17,70610000</text:p>
          </table:table-cell>
          <table:table-cell office:value-type="float" office:value="17.7273" calcext:value-type="float">
            <text:p>17,72730000</text:p>
          </table:table-cell>
          <table:table-cell table:number-columns-repeated="8"/>
        </table:table-row>
        <table:table-row table:style-name="ro1">
          <table:table-cell office:value-type="float" office:value="17.7042927379853" calcext:value-type="float">
            <text:p>17,70429274</text:p>
          </table:table-cell>
          <table:table-cell table:number-columns-repeated="4"/>
          <table:table-cell office:value-type="float" office:value="17.7043" calcext:value-type="float">
            <text:p>17,70430000</text:p>
          </table:table-cell>
          <table:table-cell table:number-columns-repeated="8"/>
        </table:table-row>
        <table:table-row table:style-name="ro1">
          <table:table-cell office:value-type="float" office:value="17.6812866637227" calcext:value-type="float">
            <text:p>17,68128666</text:p>
          </table:table-cell>
          <table:table-cell/>
          <table:table-cell office:value-type="float" office:value="17.5403" calcext:value-type="float">
            <text:p>17,54030000</text:p>
          </table:table-cell>
          <table:table-cell office:value-type="float" office:value="17.6185" calcext:value-type="float">
            <text:p>17,61850000</text:p>
          </table:table-cell>
          <table:table-cell office:value-type="float" office:value="17.6601" calcext:value-type="float">
            <text:p>17,66010000</text:p>
          </table:table-cell>
          <table:table-cell office:value-type="float" office:value="17.6813" calcext:value-type="float">
            <text:p>17,68130000</text:p>
          </table:table-cell>
          <table:table-cell table:number-columns-repeated="8"/>
        </table:table-row>
        <table:table-row table:style-name="ro1">
          <table:table-cell office:value-type="float" office:value="17.658302596422" calcext:value-type="float">
            <text:p>17,65830260</text:p>
          </table:table-cell>
          <table:table-cell table:number-columns-repeated="4"/>
          <table:table-cell office:value-type="float" office:value="17.6583" calcext:value-type="float">
            <text:p>17,65830000</text:p>
          </table:table-cell>
          <table:table-cell table:number-columns-repeated="8"/>
        </table:table-row>
        <table:table-row table:style-name="ro1">
          <table:table-cell office:value-type="float" office:value="17.6353405060529" calcext:value-type="float">
            <text:p>17,63534051</text:p>
          </table:table-cell>
          <table:table-cell table:number-columns-repeated="3"/>
          <table:table-cell office:value-type="float" office:value="17.6142" calcext:value-type="float">
            <text:p>17,61420000</text:p>
          </table:table-cell>
          <table:table-cell office:value-type="float" office:value="17.6353" calcext:value-type="float">
            <text:p>17,63530000</text:p>
          </table:table-cell>
          <table:table-cell table:number-columns-repeated="8"/>
        </table:table-row>
        <table:table-row table:style-name="ro1">
          <table:table-cell office:value-type="float" office:value="17.6124003625898" calcext:value-type="float">
            <text:p>17,61240036</text:p>
          </table:table-cell>
          <table:table-cell table:number-columns-repeated="4"/>
          <table:table-cell office:value-type="float" office:value="17.6124" calcext:value-type="float">
            <text:p>17,61240000</text:p>
          </table:table-cell>
          <table:table-cell table:number-columns-repeated="8"/>
        </table:table-row>
        <table:table-row table:style-name="ro1">
          <table:table-cell office:value-type="float" office:value="17.5894821360117" calcext:value-type="float">
            <text:p>17,58948214</text:p>
          </table:table-cell>
          <table:table-cell table:number-columns-repeated="2"/>
          <table:table-cell office:value-type="float" office:value="17.5266" calcext:value-type="float">
            <text:p>17,52660000</text:p>
          </table:table-cell>
          <table:table-cell office:value-type="float" office:value="17.5684" calcext:value-type="float">
            <text:p>17,56840000</text:p>
          </table:table-cell>
          <table:table-cell office:value-type="float" office:value="17.5895" calcext:value-type="float">
            <text:p>17,58950000</text:p>
          </table:table-cell>
          <table:table-cell table:number-columns-repeated="8"/>
        </table:table-row>
        <table:table-row table:style-name="ro1">
          <table:table-cell office:value-type="float" office:value="17.5665857963021" calcext:value-type="float">
            <text:p>17,56658580</text:p>
          </table:table-cell>
          <table:table-cell table:number-columns-repeated="4"/>
          <table:table-cell office:value-type="float" office:value="17.5666" calcext:value-type="float">
            <text:p>17,56660000</text:p>
          </table:table-cell>
          <table:table-cell table:number-columns-repeated="8"/>
        </table:table-row>
        <table:table-row table:style-name="ro1">
          <table:table-cell office:value-type="float" office:value="17.5437113134494" calcext:value-type="float">
            <text:p>17,54371131</text:p>
          </table:table-cell>
          <table:table-cell table:number-columns-repeated="3"/>
          <table:table-cell office:value-type="float" office:value="17.5227" calcext:value-type="float">
            <text:p>17,52270000</text:p>
          </table:table-cell>
          <table:table-cell office:value-type="float" office:value="17.5437" calcext:value-type="float">
            <text:p>17,54370000</text:p>
          </table:table-cell>
          <table:table-cell table:number-columns-repeated="8"/>
        </table:table-row>
        <table:table-row table:style-name="ro1">
          <table:table-cell office:value-type="float" office:value="17.5208586574467" calcext:value-type="float">
            <text:p>17,52085866</text:p>
          </table:table-cell>
          <table:table-cell table:number-columns-repeated="4"/>
          <table:table-cell office:value-type="float" office:value="17.5209" calcext:value-type="float">
            <text:p>17,52090000</text:p>
          </table:table-cell>
          <table:table-cell table:number-columns-repeated="8"/>
        </table:table-row>
        <table:table-row table:style-name="ro1">
          <table:table-cell office:value-type="float" office:value="17.4980277982916" calcext:value-type="float">
            <text:p>17,49802780</text:p>
          </table:table-cell>
          <table:table-cell office:value-type="float" office:value="17.1697" calcext:value-type="float">
            <text:p>17,169700000</text:p>
          </table:table-cell>
          <table:table-cell office:value-type="float" office:value="17.3544" calcext:value-type="float">
            <text:p>17,35440000</text:p>
          </table:table-cell>
          <table:table-cell office:value-type="float" office:value="17.4351" calcext:value-type="float">
            <text:p>17,43510000</text:p>
          </table:table-cell>
          <table:table-cell office:value-type="float" office:value="17.477" calcext:value-type="float">
            <text:p>17,47700000</text:p>
          </table:table-cell>
          <table:table-cell office:value-type="float" office:value="17.498" calcext:value-type="float">
            <text:p>17,49800000</text:p>
          </table:table-cell>
          <table:table-cell table:number-columns-repeated="8"/>
        </table:table-row>
        <table:table-row table:style-name="ro1">
          <table:table-cell office:value-type="float" office:value="17.4752187059865" calcext:value-type="float">
            <text:p>17,47521871</text:p>
          </table:table-cell>
          <table:table-cell table:number-columns-repeated="4"/>
          <table:table-cell office:value-type="float" office:value="17.4752" calcext:value-type="float">
            <text:p>17,47520000</text:p>
          </table:table-cell>
          <table:table-cell table:number-columns-repeated="8"/>
        </table:table-row>
        <table:table-row table:style-name="ro1">
          <table:table-cell office:value-type="float" office:value="17.4524313505386" calcext:value-type="float">
            <text:p>17,45243135</text:p>
          </table:table-cell>
          <table:table-cell table:number-columns-repeated="3"/>
          <table:table-cell office:value-type="float" office:value="17.4315" calcext:value-type="float">
            <text:p>17,43150000</text:p>
          </table:table-cell>
          <table:table-cell office:value-type="float" office:value="17.4524" calcext:value-type="float">
            <text:p>17,45240000</text:p>
          </table:table-cell>
          <table:table-cell table:number-columns-repeated="8"/>
        </table:table-row>
        <table:table-row table:style-name="ro1">
          <table:table-cell office:value-type="float" office:value="17.4296657019599" calcext:value-type="float">
            <text:p>17,42966570</text:p>
          </table:table-cell>
          <table:table-cell table:number-columns-repeated="4"/>
          <table:table-cell office:value-type="float" office:value="17.4297" calcext:value-type="float">
            <text:p>17,42970000</text:p>
          </table:table-cell>
          <table:table-cell table:number-columns-repeated="8"/>
        </table:table-row>
        <table:table-row table:style-name="ro1">
          <table:table-cell office:value-type="float" office:value="17.4069217302669" calcext:value-type="float">
            <text:p>17,40692173</text:p>
          </table:table-cell>
          <table:table-cell table:number-columns-repeated="2"/>
          <table:table-cell office:value-type="float" office:value="17.3439" calcext:value-type="float">
            <text:p>17,34390000</text:p>
          </table:table-cell>
          <table:table-cell office:value-type="float" office:value="17.386" calcext:value-type="float">
            <text:p>17,38600000</text:p>
          </table:table-cell>
          <table:table-cell office:value-type="float" office:value="17.4069" calcext:value-type="float">
            <text:p>17,40690000</text:p>
          </table:table-cell>
          <table:table-cell table:number-columns-repeated="8"/>
        </table:table-row>
        <table:table-row table:style-name="ro1">
          <table:table-cell office:value-type="float" office:value="17.3841994054807" calcext:value-type="float">
            <text:p>17,38419941</text:p>
          </table:table-cell>
          <table:table-cell table:number-columns-repeated="4"/>
          <table:table-cell office:value-type="float" office:value="17.3842" calcext:value-type="float">
            <text:p>17,38420000</text:p>
          </table:table-cell>
          <table:table-cell table:number-columns-repeated="8"/>
        </table:table-row>
        <table:table-row table:style-name="ro1">
          <table:table-cell office:value-type="float" office:value="17.3614986976272" calcext:value-type="float">
            <text:p>17,36149870</text:p>
          </table:table-cell>
          <table:table-cell table:number-columns-repeated="3"/>
          <table:table-cell office:value-type="float" office:value="17.3406" calcext:value-type="float">
            <text:p>17,34060000</text:p>
          </table:table-cell>
          <table:table-cell office:value-type="float" office:value="17.3615" calcext:value-type="float">
            <text:p>17,36150000</text:p>
          </table:table-cell>
          <table:table-cell table:number-columns-repeated="8"/>
        </table:table-row>
        <table:table-row table:style-name="ro1">
          <table:table-cell office:value-type="float" office:value="17.3388195767369" calcext:value-type="float">
            <text:p>17,33881958</text:p>
          </table:table-cell>
          <table:table-cell table:number-columns-repeated="4"/>
          <table:table-cell office:value-type="float" office:value="17.3388" calcext:value-type="float">
            <text:p>17,33880000</text:p>
          </table:table-cell>
          <table:table-cell table:number-columns-repeated="8"/>
        </table:table-row>
        <table:table-row table:style-name="ro1">
          <table:table-cell office:value-type="float" office:value="17.3161620128451" calcext:value-type="float">
            <text:p>17,31616201</text:p>
          </table:table-cell>
          <table:table-cell/>
          <table:table-cell office:value-type="float" office:value="17.1698" calcext:value-type="float">
            <text:p>17,16980000</text:p>
          </table:table-cell>
          <table:table-cell office:value-type="float" office:value="17.253" calcext:value-type="float">
            <text:p>17,25300000</text:p>
          </table:table-cell>
          <table:table-cell office:value-type="float" office:value="17.2953" calcext:value-type="float">
            <text:p>17,29530000</text:p>
          </table:table-cell>
          <table:table-cell office:value-type="float" office:value="17.3162" calcext:value-type="float">
            <text:p>17,31620000</text:p>
          </table:table-cell>
          <table:table-cell table:number-columns-repeated="8"/>
        </table:table-row>
        <table:table-row table:style-name="ro1">
          <table:table-cell office:value-type="float" office:value="17.2935259759913" calcext:value-type="float">
            <text:p>17,29352598</text:p>
          </table:table-cell>
          <table:table-cell table:number-columns-repeated="4"/>
          <table:table-cell office:value-type="float" office:value="17.2935" calcext:value-type="float">
            <text:p>17,29350000</text:p>
          </table:table-cell>
          <table:table-cell table:number-columns-repeated="8"/>
        </table:table-row>
        <table:table-row table:style-name="ro1">
          <table:table-cell office:value-type="float" office:value="17.27091143622" calcext:value-type="float">
            <text:p>17,27091144</text:p>
          </table:table-cell>
          <table:table-cell table:number-columns-repeated="3"/>
          <table:table-cell office:value-type="float" office:value="17.2501" calcext:value-type="float">
            <text:p>17,25010000</text:p>
          </table:table-cell>
          <table:table-cell office:value-type="float" office:value="17.2709" calcext:value-type="float">
            <text:p>17,27090000</text:p>
          </table:table-cell>
          <table:table-cell table:number-columns-repeated="8"/>
        </table:table-row>
        <table:table-row table:style-name="ro1">
          <table:table-cell office:value-type="float" office:value="17.2483183635801" calcext:value-type="float">
            <text:p>17,24831836</text:p>
          </table:table-cell>
          <table:table-cell table:number-columns-repeated="4"/>
          <table:table-cell office:value-type="float" office:value="17.2483" calcext:value-type="float">
            <text:p>17,24830000</text:p>
          </table:table-cell>
          <table:table-cell table:number-columns-repeated="8"/>
        </table:table-row>
        <table:table-row table:style-name="ro1">
          <table:table-cell office:value-type="float" office:value="17.2257467281252" calcext:value-type="float">
            <text:p>17,22574673</text:p>
          </table:table-cell>
          <table:table-cell table:number-columns-repeated="2"/>
          <table:table-cell office:value-type="float" office:value="17.1626" calcext:value-type="float">
            <text:p>17,16260000</text:p>
          </table:table-cell>
          <table:table-cell office:value-type="float" office:value="17.205" calcext:value-type="float">
            <text:p>17,20500000</text:p>
          </table:table-cell>
          <table:table-cell office:value-type="float" office:value="17.2257" calcext:value-type="float">
            <text:p>17,22570000</text:p>
          </table:table-cell>
          <table:table-cell table:number-columns-repeated="8"/>
        </table:table-row>
        <table:table-row table:style-name="ro1">
          <table:table-cell office:value-type="float" office:value="17.2031964999136" calcext:value-type="float">
            <text:p>17,20319650</text:p>
          </table:table-cell>
          <table:table-cell table:number-columns-repeated="4"/>
          <table:table-cell office:value-type="float" office:value="17.2032" calcext:value-type="float">
            <text:p>17,20320000</text:p>
          </table:table-cell>
          <table:table-cell table:number-columns-repeated="8"/>
        </table:table-row>
        <table:table-row table:style-name="ro1">
          <table:table-cell office:value-type="float" office:value="17.1806676490078" calcext:value-type="float">
            <text:p>17,18066765</text:p>
          </table:table-cell>
          <table:table-cell table:number-columns-repeated="3"/>
          <table:table-cell office:value-type="float" office:value="17.16" calcext:value-type="float">
            <text:p>17,16000000</text:p>
          </table:table-cell>
          <table:table-cell office:value-type="float" office:value="17.1807" calcext:value-type="float">
            <text:p>17,18070000</text:p>
          </table:table-cell>
          <table:table-cell table:number-columns-repeated="8"/>
        </table:table-row>
        <table:table-row table:style-name="ro1">
          <table:table-cell office:value-type="float" office:value="17.1581601454752" calcext:value-type="float">
            <text:p>17,15816015</text:p>
          </table:table-cell>
          <table:table-cell table:number-columns-repeated="4"/>
          <table:table-cell office:value-type="float" office:value="17.1582" calcext:value-type="float">
            <text:p>17,15820000</text:p>
          </table:table-cell>
          <table:table-cell table:number-columns-repeated="8"/>
        </table:table-row>
        <table:table-row table:style-name="ro1">
          <table:table-cell office:value-type="float" office:value="17.1356739593876" calcext:value-type="float">
            <text:p>17,13567396</text:p>
          </table:table-cell>
          <table:table-cell office:value-type="float" office:value="16.8002" calcext:value-type="float">
            <text:p>16,800200000</text:p>
          </table:table-cell>
          <table:table-cell office:value-type="float" office:value="16.9867" calcext:value-type="float">
            <text:p>16,98670000</text:p>
          </table:table-cell>
          <table:table-cell office:value-type="float" office:value="17.0724" calcext:value-type="float">
            <text:p>17,07240000</text:p>
          </table:table-cell>
          <table:table-cell office:value-type="float" office:value="17.115" calcext:value-type="float">
            <text:p>17,11500000</text:p>
          </table:table-cell>
          <table:table-cell office:value-type="float" office:value="17.1357" calcext:value-type="float">
            <text:p>17,13570000</text:p>
          </table:table-cell>
          <table:table-cell table:number-columns-repeated="8"/>
        </table:table-row>
        <table:table-row table:style-name="ro1">
          <table:table-cell office:value-type="float" office:value="17.1132090608215" calcext:value-type="float">
            <text:p>17,11320906</text:p>
          </table:table-cell>
          <table:table-cell table:number-columns-repeated="4"/>
          <table:table-cell office:value-type="float" office:value="17.1132" calcext:value-type="float">
            <text:p>17,11320000</text:p>
          </table:table-cell>
          <table:table-cell table:number-columns-repeated="8"/>
        </table:table-row>
        <table:table-row table:style-name="ro1">
          <table:table-cell office:value-type="float" office:value="17.0907654198577" calcext:value-type="float">
            <text:p>17,09076542</text:p>
          </table:table-cell>
          <table:table-cell table:number-columns-repeated="3"/>
          <table:table-cell office:value-type="float" office:value="17.0702" calcext:value-type="float">
            <text:p>17,07020000</text:p>
          </table:table-cell>
          <table:table-cell office:value-type="float" office:value="17.0908" calcext:value-type="float">
            <text:p>17,09080000</text:p>
          </table:table-cell>
          <table:table-cell table:number-columns-repeated="8"/>
        </table:table-row>
        <table:table-row table:style-name="ro1">
          <table:table-cell office:value-type="float" office:value="17.0683430065819" calcext:value-type="float">
            <text:p>17,06834301</text:p>
          </table:table-cell>
          <table:table-cell table:number-columns-repeated="4"/>
          <table:table-cell office:value-type="float" office:value="17.0683" calcext:value-type="float">
            <text:p>17,06830000</text:p>
          </table:table-cell>
          <table:table-cell table:number-columns-repeated="8"/>
        </table:table-row>
        <table:table-row table:style-name="ro1">
          <table:table-cell office:value-type="float" office:value="17.0459417910839" calcext:value-type="float">
            <text:p>17,04594179</text:p>
          </table:table-cell>
          <table:table-cell table:number-columns-repeated="2"/>
          <table:table-cell office:value-type="float" office:value="16.9826" calcext:value-type="float">
            <text:p>16,98260000</text:p>
          </table:table-cell>
          <table:table-cell office:value-type="float" office:value="17.0254" calcext:value-type="float">
            <text:p>17,02540000</text:p>
          </table:table-cell>
          <table:table-cell office:value-type="float" office:value="17.0459" calcext:value-type="float">
            <text:p>17,04590000</text:p>
          </table:table-cell>
          <table:table-cell table:number-columns-repeated="8"/>
        </table:table-row>
        <table:table-row table:style-name="ro1">
          <table:table-cell office:value-type="float" office:value="17.0235617434584" calcext:value-type="float">
            <text:p>17,02356174</text:p>
          </table:table-cell>
          <table:table-cell table:number-columns-repeated="4"/>
          <table:table-cell office:value-type="float" office:value="17.0236" calcext:value-type="float">
            <text:p>17,02360000</text:p>
          </table:table-cell>
          <table:table-cell table:number-columns-repeated="8"/>
        </table:table-row>
        <table:table-row table:style-name="ro1">
          <table:table-cell office:value-type="float" office:value="17.0012028338041" calcext:value-type="float">
            <text:p>17,00120283</text:p>
          </table:table-cell>
          <table:table-cell table:number-columns-repeated="3"/>
          <table:table-cell office:value-type="float" office:value="16.9807" calcext:value-type="float">
            <text:p>16,98070000</text:p>
          </table:table-cell>
          <table:table-cell office:value-type="float" office:value="17.0012" calcext:value-type="float">
            <text:p>17,00120000</text:p>
          </table:table-cell>
          <table:table-cell table:number-columns-repeated="8"/>
        </table:table-row>
        <table:table-row table:style-name="ro1">
          <table:table-cell office:value-type="float" office:value="16.9788650322249" calcext:value-type="float">
            <text:p>16,97886503</text:p>
          </table:table-cell>
          <table:table-cell table:number-columns-repeated="4"/>
          <table:table-cell office:value-type="float" office:value="16.9789" calcext:value-type="float">
            <text:p>16,97890000</text:p>
          </table:table-cell>
          <table:table-cell table:number-columns-repeated="8"/>
        </table:table-row>
        <table:table-row table:style-name="ro1">
          <table:table-cell office:value-type="float" office:value="16.9565483088285" calcext:value-type="float">
            <text:p>16,95654831</text:p>
          </table:table-cell>
          <table:table-cell/>
          <table:table-cell office:value-type="float" office:value="16.8049" calcext:value-type="float">
            <text:p>16,80490000</text:p>
          </table:table-cell>
          <table:table-cell office:value-type="float" office:value="16.8931" calcext:value-type="float">
            <text:p>16,89310000</text:p>
          </table:table-cell>
          <table:table-cell office:value-type="float" office:value="16.9361" calcext:value-type="float">
            <text:p>16,93610000</text:p>
          </table:table-cell>
          <table:table-cell office:value-type="float" office:value="16.9565" calcext:value-type="float">
            <text:p>16,95650000</text:p>
          </table:table-cell>
          <table:table-cell table:number-columns-repeated="8"/>
        </table:table-row>
        <table:table-row table:style-name="ro1">
          <table:table-cell office:value-type="float" office:value="16.9342526337275" calcext:value-type="float">
            <text:p>16,93425263</text:p>
          </table:table-cell>
          <table:table-cell table:number-columns-repeated="4"/>
          <table:table-cell office:value-type="float" office:value="16.9343" calcext:value-type="float">
            <text:p>16,93430000</text:p>
          </table:table-cell>
          <table:table-cell table:number-columns-repeated="8"/>
        </table:table-row>
        <table:table-row table:style-name="ro1">
          <table:table-cell office:value-type="float" office:value="16.9119779770387" calcext:value-type="float">
            <text:p>16,91197798</text:p>
          </table:table-cell>
          <table:table-cell table:number-columns-repeated="3"/>
          <table:table-cell office:value-type="float" office:value="16.8916" calcext:value-type="float">
            <text:p>16,89160000</text:p>
          </table:table-cell>
          <table:table-cell office:value-type="float" office:value="16.912" calcext:value-type="float">
            <text:p>16,91200000</text:p>
          </table:table-cell>
          <table:table-cell table:number-columns-repeated="8"/>
        </table:table-row>
        <table:table-row table:style-name="ro1">
          <table:table-cell office:value-type="float" office:value="16.8897243088836" calcext:value-type="float">
            <text:p>16,88972431</text:p>
          </table:table-cell>
          <table:table-cell table:number-columns-repeated="4"/>
          <table:table-cell office:value-type="float" office:value="16.8897" calcext:value-type="float">
            <text:p>16,88970000</text:p>
          </table:table-cell>
          <table:table-cell table:number-columns-repeated="8"/>
        </table:table-row>
        <table:table-row table:style-name="ro1">
          <table:table-cell office:value-type="float" office:value="16.8674915993879" calcext:value-type="float">
            <text:p>16,86749160</text:p>
          </table:table-cell>
          <table:table-cell table:number-columns-repeated="2"/>
          <table:table-cell office:value-type="float" office:value="16.804" calcext:value-type="float">
            <text:p>16,80400000</text:p>
          </table:table-cell>
          <table:table-cell office:value-type="float" office:value="16.8471" calcext:value-type="float">
            <text:p>16,84710000</text:p>
          </table:table-cell>
          <table:table-cell office:value-type="float" office:value="16.8675" calcext:value-type="float">
            <text:p>16,86750000</text:p>
          </table:table-cell>
          <table:table-cell table:number-columns-repeated="8"/>
        </table:table-row>
        <table:table-row table:style-name="ro1">
          <table:table-cell office:value-type="float" office:value="16.8452798186821" calcext:value-type="float">
            <text:p>16,84527982</text:p>
          </table:table-cell>
          <table:table-cell table:number-columns-repeated="4"/>
          <table:table-cell office:value-type="float" office:value="16.8453" calcext:value-type="float">
            <text:p>16,84530000</text:p>
          </table:table-cell>
          <table:table-cell table:number-columns-repeated="8"/>
        </table:table-row>
        <table:table-row table:style-name="ro1">
          <table:table-cell office:value-type="float" office:value="16.8230889369007" calcext:value-type="float">
            <text:p>16,82308894</text:p>
          </table:table-cell>
          <table:table-cell table:number-columns-repeated="3"/>
          <table:table-cell office:value-type="float" office:value="16.8028" calcext:value-type="float">
            <text:p>16,80280000</text:p>
          </table:table-cell>
          <table:table-cell office:value-type="float" office:value="16.8231" calcext:value-type="float">
            <text:p>16,82310000</text:p>
          </table:table-cell>
          <table:table-cell table:number-columns-repeated="8"/>
        </table:table-row>
        <table:table-row table:style-name="ro1">
          <table:table-cell office:value-type="float" office:value="16.8009189241828" calcext:value-type="float">
            <text:p>16,80091892</text:p>
          </table:table-cell>
          <table:table-cell table:number-columns-repeated="4"/>
          <table:table-cell office:value-type="float" office:value="16.8009" calcext:value-type="float">
            <text:p>16,80090000</text:p>
          </table:table-cell>
          <table:table-cell table:number-columns-repeated="8"/>
        </table:table-row>
        <table:table-row table:style-name="ro1">
          <table:table-cell office:value-type="float" office:value="16.7787697506719" calcext:value-type="float">
            <text:p>16,77876975</text:p>
          </table:table-cell>
          <table:table-cell office:value-type="float" office:value="16.4358" calcext:value-type="float">
            <text:p>16,435800000</text:p>
          </table:table-cell>
          <table:table-cell office:value-type="float" office:value="16.6245" calcext:value-type="float">
            <text:p>16,62450000</text:p>
          </table:table-cell>
          <table:table-cell office:value-type="float" office:value="16.7152" calcext:value-type="float">
            <text:p>16,71520000</text:p>
          </table:table-cell>
          <table:table-cell office:value-type="float" office:value="16.7585" calcext:value-type="float">
            <text:p>16,75850000</text:p>
          </table:table-cell>
          <table:table-cell office:value-type="float" office:value="16.7788" calcext:value-type="float">
            <text:p>16,77880000</text:p>
          </table:table-cell>
          <table:table-cell table:number-columns-repeated="8"/>
        </table:table-row>
        <table:table-row table:style-name="ro1">
          <table:table-cell office:value-type="float" office:value="16.756641386516" calcext:value-type="float">
            <text:p>16,75664139</text:p>
          </table:table-cell>
          <table:table-cell table:number-columns-repeated="4"/>
          <table:table-cell office:value-type="float" office:value="16.7566" calcext:value-type="float">
            <text:p>16,75660000</text:p>
          </table:table-cell>
          <table:table-cell table:number-columns-repeated="8"/>
        </table:table-row>
        <table:table-row table:style-name="ro1">
          <table:table-cell office:value-type="float" office:value="16.7345338018672" calcext:value-type="float">
            <text:p>16,73453380</text:p>
          </table:table-cell>
          <table:table-cell table:number-columns-repeated="3"/>
          <table:table-cell office:value-type="float" office:value="16.7143" calcext:value-type="float">
            <text:p>16,71430000</text:p>
          </table:table-cell>
          <table:table-cell office:value-type="float" office:value="16.7345" calcext:value-type="float">
            <text:p>16,73450000</text:p>
          </table:table-cell>
          <table:table-cell table:number-columns-repeated="8"/>
        </table:table-row>
        <table:table-row table:style-name="ro1">
          <table:table-cell office:value-type="float" office:value="16.7124469668823" calcext:value-type="float">
            <text:p>16,71244697</text:p>
          </table:table-cell>
          <table:table-cell table:number-columns-repeated="4"/>
          <table:table-cell office:value-type="float" office:value="16.7124" calcext:value-type="float">
            <text:p>16,71240000</text:p>
          </table:table-cell>
          <table:table-cell table:number-columns-repeated="8"/>
        </table:table-row>
        <table:table-row table:style-name="ro1">
          <table:table-cell office:value-type="float" office:value="16.6903808517222" calcext:value-type="float">
            <text:p>16,69038085</text:p>
          </table:table-cell>
          <table:table-cell table:number-columns-repeated="2"/>
          <table:table-cell office:value-type="float" office:value="16.6267" calcext:value-type="float">
            <text:p>16,62670000</text:p>
          </table:table-cell>
          <table:table-cell office:value-type="float" office:value="16.6702" calcext:value-type="float">
            <text:p>16,67020000</text:p>
          </table:table-cell>
          <table:table-cell office:value-type="float" office:value="16.6904" calcext:value-type="float">
            <text:p>16,69040000</text:p>
          </table:table-cell>
          <table:table-cell table:number-columns-repeated="8"/>
        </table:table-row>
        <table:table-row table:style-name="ro1">
          <table:table-cell office:value-type="float" office:value="16.6683354265524" calcext:value-type="float">
            <text:p>16,66833543</text:p>
          </table:table-cell>
          <table:table-cell table:number-columns-repeated="4"/>
          <table:table-cell office:value-type="float" office:value="16.6683" calcext:value-type="float">
            <text:p>16,66830000</text:p>
          </table:table-cell>
          <table:table-cell table:number-columns-repeated="8"/>
        </table:table-row>
        <table:table-row table:style-name="ro1">
          <table:table-cell office:value-type="float" office:value="16.6463106615425" calcext:value-type="float">
            <text:p>16,64631066</text:p>
          </table:table-cell>
          <table:table-cell table:number-columns-repeated="3"/>
          <table:table-cell office:value-type="float" office:value="16.6262" calcext:value-type="float">
            <text:p>16,62620000</text:p>
          </table:table-cell>
          <table:table-cell office:value-type="float" office:value="16.6463" calcext:value-type="float">
            <text:p>16,64630000</text:p>
          </table:table-cell>
          <table:table-cell table:number-columns-repeated="8"/>
        </table:table-row>
        <table:table-row table:style-name="ro1">
          <table:table-cell office:value-type="float" office:value="16.6243065268667" calcext:value-type="float">
            <text:p>16,62430653</text:p>
          </table:table-cell>
          <table:table-cell table:number-columns-repeated="4"/>
          <table:table-cell office:value-type="float" office:value="16.6243" calcext:value-type="float">
            <text:p>16,62430000</text:p>
          </table:table-cell>
          <table:table-cell table:number-columns-repeated="8"/>
        </table:table-row>
        <table:table-row table:style-name="ro1">
          <table:table-cell office:value-type="float" office:value="16.6023229927034" calcext:value-type="float">
            <text:p>16,60232299</text:p>
          </table:table-cell>
          <table:table-cell/>
          <table:table-cell office:value-type="float" office:value="16.4454" calcext:value-type="float">
            <text:p>16,44540000</text:p>
          </table:table-cell>
          <table:table-cell office:value-type="float" office:value="16.5385" calcext:value-type="float">
            <text:p>16,53850000</text:p>
          </table:table-cell>
          <table:table-cell office:value-type="float" office:value="16.5822" calcext:value-type="float">
            <text:p>16,58220000</text:p>
          </table:table-cell>
          <table:table-cell office:value-type="float" office:value="16.6023" calcext:value-type="float">
            <text:p>16,60230000</text:p>
          </table:table-cell>
          <table:table-cell table:number-columns-repeated="8"/>
        </table:table-row>
        <table:table-row table:style-name="ro1">
          <table:table-cell office:value-type="float" office:value="16.5803600292351" calcext:value-type="float">
            <text:p>16,58036003</text:p>
          </table:table-cell>
          <table:table-cell table:number-columns-repeated="4"/>
          <table:table-cell office:value-type="float" office:value="16.5804" calcext:value-type="float">
            <text:p>16,58040000</text:p>
          </table:table-cell>
          <table:table-cell table:number-columns-repeated="8"/>
        </table:table-row>
        <table:table-row table:style-name="ro1">
          <table:table-cell office:value-type="float" office:value="16.5584176066489" calcext:value-type="float">
            <text:p>16,55841761</text:p>
          </table:table-cell>
          <table:table-cell table:number-columns-repeated="3"/>
          <table:table-cell office:value-type="float" office:value="16.5384" calcext:value-type="float">
            <text:p>16,53840000</text:p>
          </table:table-cell>
          <table:table-cell office:value-type="float" office:value="16.5584" calcext:value-type="float">
            <text:p>16,55840000</text:p>
          </table:table-cell>
          <table:table-cell table:number-columns-repeated="8"/>
        </table:table-row>
        <table:table-row table:style-name="ro1">
          <table:table-cell office:value-type="float" office:value="16.5364956951362" calcext:value-type="float">
            <text:p>16,53649570</text:p>
          </table:table-cell>
          <table:table-cell table:number-columns-repeated="4"/>
          <table:table-cell office:value-type="float" office:value="16.5365" calcext:value-type="float">
            <text:p>16,53650000</text:p>
          </table:table-cell>
          <table:table-cell table:number-columns-repeated="8"/>
        </table:table-row>
        <table:table-row table:style-name="ro1">
          <table:table-cell office:value-type="float" office:value="16.5145942648923" calcext:value-type="float">
            <text:p>16,51459426</text:p>
          </table:table-cell>
          <table:table-cell table:number-columns-repeated="2"/>
          <table:table-cell office:value-type="float" office:value="16.4507" calcext:value-type="float">
            <text:p>16,45070000</text:p>
          </table:table-cell>
          <table:table-cell office:value-type="float" office:value="16.4946" calcext:value-type="float">
            <text:p>16,49460000</text:p>
          </table:table-cell>
          <table:table-cell office:value-type="float" office:value="16.5146" calcext:value-type="float">
            <text:p>16,51460000</text:p>
          </table:table-cell>
          <table:table-cell table:number-columns-repeated="8"/>
        </table:table-row>
        <table:table-row table:style-name="ro1">
          <table:table-cell office:value-type="float" office:value="16.4927132861172" calcext:value-type="float">
            <text:p>16,49271329</text:p>
          </table:table-cell>
          <table:table-cell table:number-columns-repeated="4"/>
          <table:table-cell office:value-type="float" office:value="16.4927" calcext:value-type="float">
            <text:p>16,49270000</text:p>
          </table:table-cell>
          <table:table-cell table:number-columns-repeated="8"/>
        </table:table-row>
        <table:table-row table:style-name="ro1">
          <table:table-cell office:value-type="float" office:value="16.4708527290151" calcext:value-type="float">
            <text:p>16,47085273</text:p>
          </table:table-cell>
          <table:table-cell table:number-columns-repeated="3"/>
          <table:table-cell office:value-type="float" office:value="16.4509" calcext:value-type="float">
            <text:p>16,45090000</text:p>
          </table:table-cell>
          <table:table-cell office:value-type="float" office:value="16.4709" calcext:value-type="float">
            <text:p>16,47090000</text:p>
          </table:table-cell>
          <table:table-cell table:number-columns-repeated="8"/>
        </table:table-row>
        <table:table-row table:style-name="ro1">
          <table:table-cell office:value-type="float" office:value="16.4490125637942" calcext:value-type="float">
            <text:p>16,44901256</text:p>
          </table:table-cell>
          <table:table-cell table:number-columns-repeated="4"/>
          <table:table-cell office:value-type="float" office:value="16.449" calcext:value-type="float">
            <text:p>16,44900000</text:p>
          </table:table-cell>
          <table:table-cell table:number-columns-repeated="8"/>
        </table:table-row>
        <table:table-row table:style-name="ro1">
          <table:table-cell office:value-type="float" office:value="16.4271927606673" calcext:value-type="float">
            <text:p>16,42719276</text:p>
          </table:table-cell>
          <table:table-cell office:value-type="float" office:value="16.0764" calcext:value-type="float">
            <text:p>16,076400000</text:p>
          </table:table-cell>
          <table:table-cell office:value-type="float" office:value="16.2676" calcext:value-type="float">
            <text:p>16,26760000</text:p>
          </table:table-cell>
          <table:table-cell office:value-type="float" office:value="16.3632" calcext:value-type="float">
            <text:p>16,36320000</text:p>
          </table:table-cell>
          <table:table-cell office:value-type="float" office:value="16.4073" calcext:value-type="float">
            <text:p>16,40730000</text:p>
          </table:table-cell>
          <table:table-cell office:value-type="float" office:value="16.4272" calcext:value-type="float">
            <text:p>16,42720000</text:p>
          </table:table-cell>
          <table:table-cell table:number-columns-repeated="8"/>
        </table:table-row>
        <table:table-row table:style-name="ro1">
          <table:table-cell office:value-type="float" office:value="16.405393289851" calcext:value-type="float">
            <text:p>16,40539329</text:p>
          </table:table-cell>
          <table:table-cell table:number-columns-repeated="4"/>
          <table:table-cell office:value-type="float" office:value="16.4054" calcext:value-type="float">
            <text:p>16,40540000</text:p>
          </table:table-cell>
          <table:table-cell table:number-columns-repeated="8"/>
        </table:table-row>
        <table:table-row table:style-name="ro1">
          <table:table-cell office:value-type="float" office:value="16.3836141215666" calcext:value-type="float">
            <text:p>16,38361412</text:p>
          </table:table-cell>
          <table:table-cell table:number-columns-repeated="3"/>
          <table:table-cell office:value-type="float" office:value="16.3638" calcext:value-type="float">
            <text:p>16,36380000</text:p>
          </table:table-cell>
          <table:table-cell office:value-type="float" office:value="16.3836" calcext:value-type="float">
            <text:p>16,38360000</text:p>
          </table:table-cell>
          <table:table-cell table:number-columns-repeated="8"/>
        </table:table-row>
        <table:table-row table:style-name="ro1">
          <table:table-cell office:value-type="float" office:value="16.3618552260392" calcext:value-type="float">
            <text:p>16,36185523</text:p>
          </table:table-cell>
          <table:table-cell table:number-columns-repeated="4"/>
          <table:table-cell office:value-type="float" office:value="16.3619" calcext:value-type="float">
            <text:p>16,36190000</text:p>
          </table:table-cell>
          <table:table-cell table:number-columns-repeated="8"/>
        </table:table-row>
        <table:table-row table:style-name="ro1">
          <table:table-cell office:value-type="float" office:value="16.3401165734984" calcext:value-type="float">
            <text:p>16,34011657</text:p>
          </table:table-cell>
          <table:table-cell table:number-columns-repeated="2"/>
          <table:table-cell office:value-type="float" office:value="16.2761" calcext:value-type="float">
            <text:p>16,27610000</text:p>
          </table:table-cell>
          <table:table-cell office:value-type="float" office:value="16.3203" calcext:value-type="float">
            <text:p>16,32030000</text:p>
          </table:table-cell>
          <table:table-cell office:value-type="float" office:value="16.3401" calcext:value-type="float">
            <text:p>16,34010000</text:p>
          </table:table-cell>
          <table:table-cell table:number-columns-repeated="8"/>
        </table:table-row>
        <table:table-row table:style-name="ro1">
          <table:table-cell office:value-type="float" office:value="16.3183981341779" calcext:value-type="float">
            <text:p>16,31839813</text:p>
          </table:table-cell>
          <table:table-cell table:number-columns-repeated="4"/>
          <table:table-cell office:value-type="float" office:value="16.3184" calcext:value-type="float">
            <text:p>16,31840000</text:p>
          </table:table-cell>
          <table:table-cell table:number-columns-repeated="8"/>
        </table:table-row>
        <table:table-row table:style-name="ro1">
          <table:table-cell office:value-type="float" office:value="16.2966998783154" calcext:value-type="float">
            <text:p>16,29669988</text:p>
          </table:table-cell>
          <table:table-cell table:number-columns-repeated="3"/>
          <table:table-cell office:value-type="float" office:value="16.2769" calcext:value-type="float">
            <text:p>16,27690000</text:p>
          </table:table-cell>
          <table:table-cell office:value-type="float" office:value="16.2967" calcext:value-type="float">
            <text:p>16,29670000</text:p>
          </table:table-cell>
          <table:table-cell table:number-columns-repeated="8"/>
        </table:table-row>
        <table:table-row table:style-name="ro1">
          <table:table-cell office:value-type="float" office:value="16.275021776153" calcext:value-type="float">
            <text:p>16,27502178</text:p>
          </table:table-cell>
          <table:table-cell table:number-columns-repeated="4"/>
          <table:table-cell office:value-type="float" office:value="16.275" calcext:value-type="float">
            <text:p>16,27500000</text:p>
          </table:table-cell>
          <table:table-cell table:number-columns-repeated="8"/>
        </table:table-row>
        <table:table-row table:style-name="ro1">
          <table:table-cell office:value-type="float" office:value="16.2533637979368" calcext:value-type="float">
            <text:p>16,25336380</text:p>
          </table:table-cell>
          <table:table-cell/>
          <table:table-cell office:value-type="float" office:value="16.0911" calcext:value-type="float">
            <text:p>16,09110000</text:p>
          </table:table-cell>
          <table:table-cell office:value-type="float" office:value="16.1892" calcext:value-type="float">
            <text:p>16,18920000</text:p>
          </table:table-cell>
          <table:table-cell office:value-type="float" office:value="16.2336" calcext:value-type="float">
            <text:p>16,23360000</text:p>
          </table:table-cell>
          <table:table-cell office:value-type="float" office:value="16.2534" calcext:value-type="float">
            <text:p>16,25340000</text:p>
          </table:table-cell>
          <table:table-cell table:number-columns-repeated="8"/>
        </table:table-row>
        <table:table-row table:style-name="ro1">
          <table:table-cell office:value-type="float" office:value="16.2317259139172" calcext:value-type="float">
            <text:p>16,23172591</text:p>
          </table:table-cell>
          <table:table-cell table:number-columns-repeated="4"/>
          <table:table-cell office:value-type="float" office:value="16.2317" calcext:value-type="float">
            <text:p>16,23170000</text:p>
          </table:table-cell>
          <table:table-cell table:number-columns-repeated="8"/>
        </table:table-row>
        <table:table-row table:style-name="ro1">
          <table:table-cell office:value-type="float" office:value="16.2101080943487" calcext:value-type="float">
            <text:p>16,21010809</text:p>
          </table:table-cell>
          <table:table-cell table:number-columns-repeated="3"/>
          <table:table-cell office:value-type="float" office:value="16.1904" calcext:value-type="float">
            <text:p>16,19040000</text:p>
          </table:table-cell>
          <table:table-cell office:value-type="float" office:value="16.2101" calcext:value-type="float">
            <text:p>16,21010000</text:p>
          </table:table-cell>
          <table:table-cell table:number-columns-repeated="8"/>
        </table:table-row>
        <table:table-row table:style-name="ro1">
          <table:table-cell office:value-type="float" office:value="16.1885103094897" calcext:value-type="float">
            <text:p>16,18851031</text:p>
          </table:table-cell>
          <table:table-cell table:number-columns-repeated="4"/>
          <table:table-cell office:value-type="float" office:value="16.1885" calcext:value-type="float">
            <text:p>16,18850000</text:p>
          </table:table-cell>
          <table:table-cell table:number-columns-repeated="8"/>
        </table:table-row>
        <table:table-row table:style-name="ro1">
          <table:table-cell office:value-type="float" office:value="16.1669325296032" calcext:value-type="float">
            <text:p>16,16693253</text:p>
          </table:table-cell>
          <table:table-cell table:number-columns-repeated="2"/>
          <table:table-cell office:value-type="float" office:value="16.1027" calcext:value-type="float">
            <text:p>16,10270000</text:p>
          </table:table-cell>
          <table:table-cell office:value-type="float" office:value="16.1473" calcext:value-type="float">
            <text:p>16,14730000</text:p>
          </table:table-cell>
          <table:table-cell office:value-type="float" office:value="16.1669" calcext:value-type="float">
            <text:p>16,16690000</text:p>
          </table:table-cell>
          <table:table-cell table:number-columns-repeated="8"/>
        </table:table-row>
        <table:table-row table:style-name="ro1">
          <table:table-cell office:value-type="float" office:value="16.1453747249557" calcext:value-type="float">
            <text:p>16,14537472</text:p>
          </table:table-cell>
          <table:table-cell table:number-columns-repeated="4"/>
          <table:table-cell office:value-type="float" office:value="16.1454" calcext:value-type="float">
            <text:p>16,14540000</text:p>
          </table:table-cell>
          <table:table-cell table:number-columns-repeated="8"/>
        </table:table-row>
        <table:table-row table:style-name="ro1">
          <table:table-cell office:value-type="float" office:value="16.1238368658183" calcext:value-type="float">
            <text:p>16,12383687</text:p>
          </table:table-cell>
          <table:table-cell table:number-columns-repeated="3"/>
          <table:table-cell office:value-type="float" office:value="16.1042" calcext:value-type="float">
            <text:p>16,10420000</text:p>
          </table:table-cell>
          <table:table-cell office:value-type="float" office:value="16.1238" calcext:value-type="float">
            <text:p>16,12380000</text:p>
          </table:table-cell>
          <table:table-cell table:number-columns-repeated="8"/>
        </table:table-row>
        <table:table-row table:style-name="ro1">
          <table:table-cell office:value-type="float" office:value="16.102318922466" calcext:value-type="float">
            <text:p>16,10231892</text:p>
          </table:table-cell>
          <table:table-cell table:number-columns-repeated="4"/>
          <table:table-cell office:value-type="float" office:value="16.1023" calcext:value-type="float">
            <text:p>16,10230000</text:p>
          </table:table-cell>
          <table:table-cell table:number-columns-repeated="8"/>
        </table:table-row>
        <table:table-row table:style-name="ro1">
          <table:table-cell office:value-type="float" office:value="16.0808208651778" calcext:value-type="float">
            <text:p>16,08082087</text:p>
          </table:table-cell>
          <table:table-cell office:value-type="float" office:value="15.7222" calcext:value-type="float">
            <text:p>15,722200000</text:p>
          </table:table-cell>
          <table:table-cell office:value-type="float" office:value="15.9158" calcext:value-type="float">
            <text:p>15,91580000</text:p>
          </table:table-cell>
          <table:table-cell office:value-type="float" office:value="16.0165" calcext:value-type="float">
            <text:p>16,01650000</text:p>
          </table:table-cell>
          <table:table-cell office:value-type="float" office:value="16.0613" calcext:value-type="float">
            <text:p>16,06130000</text:p>
          </table:table-cell>
          <table:table-cell office:value-type="float" office:value="16.0808" calcext:value-type="float">
            <text:p>16,08080000</text:p>
          </table:table-cell>
          <table:table-cell table:number-columns-repeated="8"/>
        </table:table-row>
        <table:table-row table:style-name="ro1">
          <table:table-cell office:value-type="float" office:value="16.0593426642367" calcext:value-type="float">
            <text:p>16,05934266</text:p>
          </table:table-cell>
          <table:table-cell table:number-columns-repeated="4"/>
          <table:table-cell office:value-type="float" office:value="16.0593" calcext:value-type="float">
            <text:p>16,05930000</text:p>
          </table:table-cell>
          <table:table-cell table:number-columns-repeated="8"/>
        </table:table-row>
        <table:table-row table:style-name="ro1">
          <table:table-cell office:value-type="float" office:value="16.0378842899302" calcext:value-type="float">
            <text:p>16,03788429</text:p>
          </table:table-cell>
          <table:table-cell table:number-columns-repeated="3"/>
          <table:table-cell office:value-type="float" office:value="16.0184" calcext:value-type="float">
            <text:p>16,01840000</text:p>
          </table:table-cell>
          <table:table-cell office:value-type="float" office:value="16.0379" calcext:value-type="float">
            <text:p>16,03790000</text:p>
          </table:table-cell>
          <table:table-cell table:number-columns-repeated="8"/>
        </table:table-row>
        <table:table-row table:style-name="ro1">
          <table:table-cell office:value-type="float" office:value="16.0164457125492" calcext:value-type="float">
            <text:p>16,01644571</text:p>
          </table:table-cell>
          <table:table-cell table:number-columns-repeated="4"/>
          <table:table-cell office:value-type="float" office:value="16.0164" calcext:value-type="float">
            <text:p>16,01640000</text:p>
          </table:table-cell>
          <table:table-cell table:number-columns-repeated="8"/>
        </table:table-row>
        <table:table-row table:style-name="ro1">
          <table:table-cell office:value-type="float" office:value="15.9950269023891" calcext:value-type="float">
            <text:p>15,99502690</text:p>
          </table:table-cell>
          <table:table-cell table:number-columns-repeated="2"/>
          <table:table-cell office:value-type="float" office:value="15.9306" calcext:value-type="float">
            <text:p>15,93060000</text:p>
          </table:table-cell>
          <table:table-cell office:value-type="float" office:value="15.9756" calcext:value-type="float">
            <text:p>15,97560000</text:p>
          </table:table-cell>
          <table:table-cell office:value-type="float" office:value="15.995" calcext:value-type="float">
            <text:p>15,99500000</text:p>
          </table:table-cell>
          <table:table-cell table:number-columns-repeated="8"/>
        </table:table-row>
        <table:table-row table:style-name="ro1">
          <table:table-cell office:value-type="float" office:value="15.9736278297492" calcext:value-type="float">
            <text:p>15,97362783</text:p>
          </table:table-cell>
          <table:table-cell table:number-columns-repeated="4"/>
          <table:table-cell office:value-type="float" office:value="15.9736" calcext:value-type="float">
            <text:p>15,97360000</text:p>
          </table:table-cell>
          <table:table-cell table:number-columns-repeated="8"/>
        </table:table-row>
        <table:table-row table:style-name="ro1">
          <table:table-cell office:value-type="float" office:value="15.9522484649326" calcext:value-type="float">
            <text:p>15,95224846</text:p>
          </table:table-cell>
          <table:table-cell table:number-columns-repeated="3"/>
          <table:table-cell office:value-type="float" office:value="15.9328" calcext:value-type="float">
            <text:p>15,93280000</text:p>
          </table:table-cell>
          <table:table-cell office:value-type="float" office:value="15.9522" calcext:value-type="float">
            <text:p>15,95220000</text:p>
          </table:table-cell>
          <table:table-cell table:number-columns-repeated="8"/>
        </table:table-row>
        <table:table-row table:style-name="ro1">
          <table:table-cell office:value-type="float" office:value="15.9308887782468" calcext:value-type="float">
            <text:p>15,93088878</text:p>
          </table:table-cell>
          <table:table-cell table:number-columns-repeated="4"/>
          <table:table-cell office:value-type="float" office:value="15.9309" calcext:value-type="float">
            <text:p>15,93090000</text:p>
          </table:table-cell>
          <table:table-cell table:number-columns-repeated="8"/>
        </table:table-row>
        <table:table-row table:style-name="ro1">
          <table:table-cell office:value-type="float" office:value="15.9095487400029" calcext:value-type="float">
            <text:p>15,90954874</text:p>
          </table:table-cell>
          <table:table-cell/>
          <table:table-cell office:value-type="float" office:value="15.7419" calcext:value-type="float">
            <text:p>15,74190000</text:p>
          </table:table-cell>
          <table:table-cell office:value-type="float" office:value="15.845" calcext:value-type="float">
            <text:p>15,84500000</text:p>
          </table:table-cell>
          <table:table-cell office:value-type="float" office:value="15.8902" calcext:value-type="float">
            <text:p>15,89020000</text:p>
          </table:table-cell>
          <table:table-cell office:value-type="float" office:value="15.9095" calcext:value-type="float">
            <text:p>15,90950000</text:p>
          </table:table-cell>
          <table:table-cell table:number-columns-repeated="8"/>
        </table:table-row>
        <table:table-row table:style-name="ro1">
          <table:table-cell office:value-type="float" office:value="15.8882283205162" calcext:value-type="float">
            <text:p>15,88822832</text:p>
          </table:table-cell>
          <table:table-cell table:number-columns-repeated="4"/>
          <table:table-cell office:value-type="float" office:value="15.8882" calcext:value-type="float">
            <text:p>15,88820000</text:p>
          </table:table-cell>
          <table:table-cell table:number-columns-repeated="8"/>
        </table:table-row>
        <table:table-row table:style-name="ro1">
          <table:table-cell office:value-type="float" office:value="15.8669274901058" calcext:value-type="float">
            <text:p>15,86692749</text:p>
          </table:table-cell>
          <table:table-cell table:number-columns-repeated="3"/>
          <table:table-cell office:value-type="float" office:value="15.8476" calcext:value-type="float">
            <text:p>15,84760000</text:p>
          </table:table-cell>
          <table:table-cell office:value-type="float" office:value="15.8669" calcext:value-type="float">
            <text:p>15,86690000</text:p>
          </table:table-cell>
          <table:table-cell table:number-columns-repeated="8"/>
        </table:table-row>
        <table:table-row table:style-name="ro1">
          <table:table-cell office:value-type="float" office:value="15.845646219095" calcext:value-type="float">
            <text:p>15,84564622</text:p>
          </table:table-cell>
          <table:table-cell table:number-columns-repeated="4"/>
          <table:table-cell office:value-type="float" office:value="15.8456" calcext:value-type="float">
            <text:p>15,84560000</text:p>
          </table:table-cell>
          <table:table-cell table:number-columns-repeated="8"/>
        </table:table-row>
        <table:table-row table:style-name="ro1">
          <table:table-cell office:value-type="float" office:value="15.8243844778108" calcext:value-type="float">
            <text:p>15,82438448</text:p>
          </table:table-cell>
          <table:table-cell table:number-columns-repeated="2"/>
          <table:table-cell office:value-type="float" office:value="15.7598" calcext:value-type="float">
            <text:p>15,75980000</text:p>
          </table:table-cell>
          <table:table-cell office:value-type="float" office:value="15.8051" calcext:value-type="float">
            <text:p>15,80510000</text:p>
          </table:table-cell>
          <table:table-cell office:value-type="float" office:value="15.8244" calcext:value-type="float">
            <text:p>15,82440000</text:p>
          </table:table-cell>
          <table:table-cell table:number-columns-repeated="8"/>
        </table:table-row>
        <table:table-row table:style-name="ro1">
          <table:table-cell office:value-type="float" office:value="15.8031422365843" calcext:value-type="float">
            <text:p>15,80314224</text:p>
          </table:table-cell>
          <table:table-cell table:number-columns-repeated="4"/>
          <table:table-cell office:value-type="float" office:value="15.8031" calcext:value-type="float">
            <text:p>15,80310000</text:p>
          </table:table-cell>
          <table:table-cell table:number-columns-repeated="8"/>
        </table:table-row>
        <table:table-row table:style-name="ro1">
          <table:table-cell office:value-type="float" office:value="15.7819194657504" calcext:value-type="float">
            <text:p>15,78191947</text:p>
          </table:table-cell>
          <table:table-cell table:number-columns-repeated="3"/>
          <table:table-cell office:value-type="float" office:value="15.7627" calcext:value-type="float">
            <text:p>15,76270000</text:p>
          </table:table-cell>
          <table:table-cell office:value-type="float" office:value="15.7819" calcext:value-type="float">
            <text:p>15,78190000</text:p>
          </table:table-cell>
          <table:table-cell table:number-columns-repeated="8"/>
        </table:table-row>
        <table:table-row table:style-name="ro1">
          <table:table-cell office:value-type="float" office:value="15.7607161356478" calcext:value-type="float">
            <text:p>15,76071614</text:p>
          </table:table-cell>
          <table:table-cell table:number-columns-repeated="4"/>
          <table:table-cell office:value-type="float" office:value="15.7607" calcext:value-type="float">
            <text:p>15,76070000</text:p>
          </table:table-cell>
          <table:table-cell table:number-columns-repeated="8"/>
        </table:table-row>
        <table:table-row table:style-name="ro1">
          <table:table-cell office:value-type="float" office:value="15.7395322166194" calcext:value-type="float">
            <text:p>15,73953222</text:p>
          </table:table-cell>
          <table:table-cell office:value-type="float" office:value="15.3732" calcext:value-type="float">
            <text:p>15,373200000</text:p>
          </table:table-cell>
          <table:table-cell office:value-type="float" office:value="15.5691" calcext:value-type="float">
            <text:p>15,56910000</text:p>
          </table:table-cell>
          <table:table-cell office:value-type="float" office:value="15.6748" calcext:value-type="float">
            <text:p>15,67480000</text:p>
          </table:table-cell>
          <table:table-cell office:value-type="float" office:value="15.7203" calcext:value-type="float">
            <text:p>15,72030000</text:p>
          </table:table-cell>
          <table:table-cell office:value-type="float" office:value="15.7395" calcext:value-type="float">
            <text:p>15,73950000</text:p>
          </table:table-cell>
          <table:table-cell table:number-columns-repeated="8"/>
        </table:table-row>
        <table:table-row table:style-name="ro1">
          <table:table-cell office:value-type="float" office:value="15.7183676790119" calcext:value-type="float">
            <text:p>15,71836768</text:p>
          </table:table-cell>
          <table:table-cell table:number-columns-repeated="4"/>
          <table:table-cell office:value-type="float" office:value="15.7184" calcext:value-type="float">
            <text:p>15,71840000</text:p>
          </table:table-cell>
          <table:table-cell table:number-columns-repeated="8"/>
        </table:table-row>
        <table:table-row table:style-name="ro1">
          <table:table-cell office:value-type="float" office:value="15.6972224931757" calcext:value-type="float">
            <text:p>15,69722249</text:p>
          </table:table-cell>
          <table:table-cell table:number-columns-repeated="3"/>
          <table:table-cell office:value-type="float" office:value="15.6781" calcext:value-type="float">
            <text:p>15,67810000</text:p>
          </table:table-cell>
          <table:table-cell office:value-type="float" office:value="15.6972" calcext:value-type="float">
            <text:p>15,69720000</text:p>
          </table:table-cell>
          <table:table-cell table:number-columns-repeated="8"/>
        </table:table-row>
        <table:table-row table:style-name="ro1">
          <table:table-cell office:value-type="float" office:value="15.6760966294651" calcext:value-type="float">
            <text:p>15,67609663</text:p>
          </table:table-cell>
          <table:table-cell table:number-columns-repeated="4"/>
          <table:table-cell office:value-type="float" office:value="15.6761" calcext:value-type="float">
            <text:p>15,67610000</text:p>
          </table:table-cell>
          <table:table-cell table:number-columns-repeated="8"/>
        </table:table-row>
        <table:table-row table:style-name="ro1">
          <table:table-cell office:value-type="float" office:value="15.6549900582386" calcext:value-type="float">
            <text:p>15,65499006</text:p>
          </table:table-cell>
          <table:table-cell table:number-columns-repeated="2"/>
          <table:table-cell office:value-type="float" office:value="15.5902" calcext:value-type="float">
            <text:p>15,59020000</text:p>
          </table:table-cell>
          <table:table-cell office:value-type="float" office:value="15.6359" calcext:value-type="float">
            <text:p>15,63590000</text:p>
          </table:table-cell>
          <table:table-cell office:value-type="float" office:value="15.655" calcext:value-type="float">
            <text:p>15,65500000</text:p>
          </table:table-cell>
          <table:table-cell table:number-columns-repeated="8"/>
        </table:table-row>
        <table:table-row table:style-name="ro1">
          <table:table-cell office:value-type="float" office:value="15.6339027498579" calcext:value-type="float">
            <text:p>15,63390275</text:p>
          </table:table-cell>
          <table:table-cell table:number-columns-repeated="4"/>
          <table:table-cell office:value-type="float" office:value="15.6339" calcext:value-type="float">
            <text:p>15,63390000</text:p>
          </table:table-cell>
          <table:table-cell table:number-columns-repeated="8"/>
        </table:table-row>
        <table:table-row table:style-name="ro1">
          <table:table-cell office:value-type="float" office:value="15.6128346746891" calcext:value-type="float">
            <text:p>15,61283467</text:p>
          </table:table-cell>
          <table:table-cell table:number-columns-repeated="3"/>
          <table:table-cell office:value-type="float" office:value="15.5938" calcext:value-type="float">
            <text:p>15,59380000</text:p>
          </table:table-cell>
          <table:table-cell office:value-type="float" office:value="15.6128" calcext:value-type="float">
            <text:p>15,61280000</text:p>
          </table:table-cell>
          <table:table-cell table:number-columns-repeated="8"/>
        </table:table-row>
        <table:table-row table:style-name="ro1">
          <table:table-cell office:value-type="float" office:value="15.5917858031018" calcext:value-type="float">
            <text:p>15,59178580</text:p>
          </table:table-cell>
          <table:table-cell table:number-columns-repeated="4"/>
          <table:table-cell office:value-type="float" office:value="15.5918" calcext:value-type="float">
            <text:p>15,59180000</text:p>
          </table:table-cell>
          <table:table-cell table:number-columns-repeated="8"/>
        </table:table-row>
        <table:table-row table:style-name="ro1">
          <table:table-cell office:value-type="float" office:value="15.5707561054697" calcext:value-type="float">
            <text:p>15,57075611</text:p>
          </table:table-cell>
          <table:table-cell/>
          <table:table-cell office:value-type="float" office:value="15.3976" calcext:value-type="float">
            <text:p>15,39760000</text:p>
          </table:table-cell>
          <table:table-cell office:value-type="float" office:value="15.5058" calcext:value-type="float">
            <text:p>15,50580000</text:p>
          </table:table-cell>
          <table:table-cell office:value-type="float" office:value="15.5517" calcext:value-type="float">
            <text:p>15,55170000</text:p>
          </table:table-cell>
          <table:table-cell office:value-type="float" office:value="15.5708" calcext:value-type="float">
            <text:p>15,57080000</text:p>
          </table:table-cell>
          <table:table-cell table:number-columns-repeated="8"/>
        </table:table-row>
        <table:table-row table:style-name="ro1">
          <table:table-cell office:value-type="float" office:value="15.5497455521699" calcext:value-type="float">
            <text:p>15,54974555</text:p>
          </table:table-cell>
          <table:table-cell table:number-columns-repeated="4"/>
          <table:table-cell office:value-type="float" office:value="15.5497" calcext:value-type="float">
            <text:p>15,54970000</text:p>
          </table:table-cell>
          <table:table-cell table:number-columns-repeated="8"/>
        </table:table-row>
        <table:table-row table:style-name="ro1">
          <table:table-cell office:value-type="float" office:value="15.5287541135837" calcext:value-type="float">
            <text:p>15,52875411</text:p>
          </table:table-cell>
          <table:table-cell table:number-columns-repeated="3"/>
          <table:table-cell office:value-type="float" office:value="15.5098" calcext:value-type="float">
            <text:p>15,50980000</text:p>
          </table:table-cell>
          <table:table-cell office:value-type="float" office:value="15.5288" calcext:value-type="float">
            <text:p>15,52880000</text:p>
          </table:table-cell>
          <table:table-cell table:number-columns-repeated="8"/>
        </table:table-row>
        <table:table-row table:style-name="ro1">
          <table:table-cell office:value-type="float" office:value="15.5077817600957" calcext:value-type="float">
            <text:p>15,50778176</text:p>
          </table:table-cell>
          <table:table-cell table:number-columns-repeated="4"/>
          <table:table-cell office:value-type="float" office:value="15.5078" calcext:value-type="float">
            <text:p>15,50780000</text:p>
          </table:table-cell>
          <table:table-cell table:number-columns-repeated="8"/>
        </table:table-row>
        <table:table-row table:style-name="ro1">
          <table:table-cell office:value-type="float" office:value="15.4868284620947" calcext:value-type="float">
            <text:p>15,48682846</text:p>
          </table:table-cell>
          <table:table-cell table:number-columns-repeated="2"/>
          <table:table-cell office:value-type="float" office:value="15.4218" calcext:value-type="float">
            <text:p>15,42180000</text:p>
          </table:table-cell>
          <table:table-cell office:value-type="float" office:value="15.4679" calcext:value-type="float">
            <text:p>15,46790000</text:p>
          </table:table-cell>
          <table:table-cell office:value-type="float" office:value="15.4868" calcext:value-type="float">
            <text:p>15,48680000</text:p>
          </table:table-cell>
          <table:table-cell table:number-columns-repeated="8"/>
        </table:table-row>
        <table:table-row table:style-name="ro1">
          <table:table-cell office:value-type="float" office:value="15.465894189973" calcext:value-type="float">
            <text:p>15,46589419</text:p>
          </table:table-cell>
          <table:table-cell table:number-columns-repeated="4"/>
          <table:table-cell office:value-type="float" office:value="15.4659" calcext:value-type="float">
            <text:p>15,46590000</text:p>
          </table:table-cell>
          <table:table-cell table:number-columns-repeated="8"/>
        </table:table-row>
        <table:table-row table:style-name="ro1">
          <table:table-cell office:value-type="float" office:value="15.4449789141268" calcext:value-type="float">
            <text:p>15,44497891</text:p>
          </table:table-cell>
          <table:table-cell table:number-columns-repeated="3"/>
          <table:table-cell office:value-type="float" office:value="15.4261" calcext:value-type="float">
            <text:p>15,42610000</text:p>
          </table:table-cell>
          <table:table-cell office:value-type="float" office:value="15.445" calcext:value-type="float">
            <text:p>15,44500000</text:p>
          </table:table-cell>
          <table:table-cell table:number-columns-repeated="8"/>
        </table:table-row>
        <table:table-row table:style-name="ro1">
          <table:table-cell office:value-type="float" office:value="15.4240826049558" calcext:value-type="float">
            <text:p>15,42408260</text:p>
          </table:table-cell>
          <table:table-cell table:number-columns-repeated="4"/>
          <table:table-cell office:value-type="float" office:value="15.4241" calcext:value-type="float">
            <text:p>15,42410000</text:p>
          </table:table-cell>
          <table:table-cell table:number-columns-repeated="8"/>
        </table:table-row>
        <table:table-row table:style-name="ro1">
          <table:table-cell office:value-type="float" office:value="15.4032052328637" calcext:value-type="float">
            <text:p>15,40320523</text:p>
          </table:table-cell>
          <table:table-cell office:value-type="float" office:value="15.0288" calcext:value-type="float">
            <text:p>15,028800000</text:p>
          </table:table-cell>
          <table:table-cell office:value-type="float" office:value="15.2273" calcext:value-type="float">
            <text:p>15,22730000</text:p>
          </table:table-cell>
          <table:table-cell office:value-type="float" office:value="15.3381" calcext:value-type="float">
            <text:p>15,33810000</text:p>
          </table:table-cell>
          <table:table-cell office:value-type="float" office:value="15.3844" calcext:value-type="float">
            <text:p>15,38440000</text:p>
          </table:table-cell>
          <table:table-cell office:value-type="float" office:value="15.4032" calcext:value-type="float">
            <text:p>15,40320000</text:p>
          </table:table-cell>
          <table:table-cell table:number-columns-repeated="8"/>
        </table:table-row>
        <table:table-row table:style-name="ro1">
          <table:table-cell office:value-type="float" office:value="15.3823467682576" calcext:value-type="float">
            <text:p>15,38234677</text:p>
          </table:table-cell>
          <table:table-cell table:number-columns-repeated="4"/>
          <table:table-cell office:value-type="float" office:value="15.3823" calcext:value-type="float">
            <text:p>15,38230000</text:p>
          </table:table-cell>
          <table:table-cell table:number-columns-repeated="8"/>
        </table:table-row>
        <table:table-row table:style-name="ro1">
          <table:table-cell office:value-type="float" office:value="15.3615071815485" calcext:value-type="float">
            <text:p>15,36150718</text:p>
          </table:table-cell>
          <table:table-cell table:number-columns-repeated="3"/>
          <table:table-cell office:value-type="float" office:value="15.3427" calcext:value-type="float">
            <text:p>15,34270000</text:p>
          </table:table-cell>
          <table:table-cell office:value-type="float" office:value="15.3615" calcext:value-type="float">
            <text:p>15,36150000</text:p>
          </table:table-cell>
          <table:table-cell table:number-columns-repeated="8"/>
        </table:table-row>
        <table:table-row table:style-name="ro1">
          <table:table-cell office:value-type="float" office:value="15.3406864431509" calcext:value-type="float">
            <text:p>15,34068644</text:p>
          </table:table-cell>
          <table:table-cell table:number-columns-repeated="4"/>
          <table:table-cell office:value-type="float" office:value="15.3407" calcext:value-type="float">
            <text:p>15,34070000</text:p>
          </table:table-cell>
          <table:table-cell table:number-columns-repeated="8"/>
        </table:table-row>
        <table:table-row table:style-name="ro1">
          <table:table-cell office:value-type="float" office:value="15.3198845234834" calcext:value-type="float">
            <text:p>15,31988452</text:p>
          </table:table-cell>
          <table:table-cell table:number-columns-repeated="2"/>
          <table:table-cell office:value-type="float" office:value="15.2546" calcext:value-type="float">
            <text:p>15,25460000</text:p>
          </table:table-cell>
          <table:table-cell office:value-type="float" office:value="15.3011" calcext:value-type="float">
            <text:p>15,30110000</text:p>
          </table:table-cell>
          <table:table-cell office:value-type="float" office:value="15.3199" calcext:value-type="float">
            <text:p>15,31990000</text:p>
          </table:table-cell>
          <table:table-cell table:number-columns-repeated="8"/>
        </table:table-row>
        <table:table-row table:style-name="ro1">
          <table:table-cell office:value-type="float" office:value="15.2991013929676" calcext:value-type="float">
            <text:p>15,29910139</text:p>
          </table:table-cell>
          <table:table-cell table:number-columns-repeated="4"/>
          <table:table-cell office:value-type="float" office:value="15.2991" calcext:value-type="float">
            <text:p>15,29910000</text:p>
          </table:table-cell>
          <table:table-cell table:number-columns-repeated="8"/>
        </table:table-row>
        <table:table-row table:style-name="ro1">
          <table:table-cell office:value-type="float" office:value="15.2783370220292" calcext:value-type="float">
            <text:p>15,27833702</text:p>
          </table:table-cell>
          <table:table-cell table:number-columns-repeated="3"/>
          <table:table-cell office:value-type="float" office:value="15.2596" calcext:value-type="float">
            <text:p>15,25960000</text:p>
          </table:table-cell>
          <table:table-cell office:value-type="float" office:value="15.2783" calcext:value-type="float">
            <text:p>15,27830000</text:p>
          </table:table-cell>
          <table:table-cell table:number-columns-repeated="8"/>
        </table:table-row>
        <table:table-row table:style-name="ro1">
          <table:table-cell office:value-type="float" office:value="15.2575913810975" calcext:value-type="float">
            <text:p>15,25759138</text:p>
          </table:table-cell>
          <table:table-cell table:number-columns-repeated="4"/>
          <table:table-cell office:value-type="float" office:value="15.2576" calcext:value-type="float">
            <text:p>15,25760000</text:p>
          </table:table-cell>
          <table:table-cell table:number-columns-repeated="8"/>
        </table:table-row>
        <table:table-row table:style-name="ro1">
          <table:table-cell office:value-type="float" office:value="15.2368644406051" calcext:value-type="float">
            <text:p>15,23686444</text:p>
          </table:table-cell>
          <table:table-cell/>
          <table:table-cell office:value-type="float" office:value="15.0582" calcext:value-type="float">
            <text:p>15,05820000</text:p>
          </table:table-cell>
          <table:table-cell office:value-type="float" office:value="15.1715" calcext:value-type="float">
            <text:p>15,17150000</text:p>
          </table:table-cell>
          <table:table-cell office:value-type="float" office:value="15.2182" calcext:value-type="float">
            <text:p>15,21820000</text:p>
          </table:table-cell>
          <table:table-cell office:value-type="float" office:value="15.2369" calcext:value-type="float">
            <text:p>15,23690000</text:p>
          </table:table-cell>
          <table:table-cell table:number-columns-repeated="8"/>
        </table:table-row>
        <table:table-row table:style-name="ro1">
          <table:table-cell office:value-type="float" office:value="15.2161561709887" calcext:value-type="float">
            <text:p>15,21615617</text:p>
          </table:table-cell>
          <table:table-cell table:number-columns-repeated="4"/>
          <table:table-cell office:value-type="float" office:value="15.2162" calcext:value-type="float">
            <text:p>15,21620000</text:p>
          </table:table-cell>
          <table:table-cell table:number-columns-repeated="8"/>
        </table:table-row>
        <table:table-row table:style-name="ro1">
          <table:table-cell office:value-type="float" office:value="15.1954665426881" calcext:value-type="float">
            <text:p>15,19546654</text:p>
          </table:table-cell>
          <table:table-cell table:number-columns-repeated="3"/>
          <table:table-cell office:value-type="float" office:value="15.1768" calcext:value-type="float">
            <text:p>15,17680000</text:p>
          </table:table-cell>
          <table:table-cell office:value-type="float" office:value="15.1955" calcext:value-type="float">
            <text:p>15,19550000</text:p>
          </table:table-cell>
          <table:table-cell table:number-columns-repeated="8"/>
        </table:table-row>
        <table:table-row table:style-name="ro1">
          <table:table-cell office:value-type="float" office:value="15.174795526147" calcext:value-type="float">
            <text:p>15,17479553</text:p>
          </table:table-cell>
          <table:table-cell table:number-columns-repeated="4"/>
          <table:table-cell office:value-type="float" office:value="15.1748" calcext:value-type="float">
            <text:p>15,17480000</text:p>
          </table:table-cell>
          <table:table-cell table:number-columns-repeated="8"/>
        </table:table-row>
        <table:table-row table:style-name="ro1">
          <table:table-cell office:value-type="float" office:value="15.1541430918127" calcext:value-type="float">
            <text:p>15,15414309</text:p>
          </table:table-cell>
          <table:table-cell table:number-columns-repeated="2"/>
          <table:table-cell office:value-type="float" office:value="15.0887" calcext:value-type="float">
            <text:p>15,08870000</text:p>
          </table:table-cell>
          <table:table-cell office:value-type="float" office:value="15.1355" calcext:value-type="float">
            <text:p>15,13550000</text:p>
          </table:table-cell>
          <table:table-cell office:value-type="float" office:value="15.1541" calcext:value-type="float">
            <text:p>15,15410000</text:p>
          </table:table-cell>
          <table:table-cell table:number-columns-repeated="8"/>
        </table:table-row>
        <table:table-row table:style-name="ro1">
          <table:table-cell office:value-type="float" office:value="15.1335092101357" calcext:value-type="float">
            <text:p>15,13350921</text:p>
          </table:table-cell>
          <table:table-cell table:number-columns-repeated="4"/>
          <table:table-cell office:value-type="float" office:value="15.1335" calcext:value-type="float">
            <text:p>15,13350000</text:p>
          </table:table-cell>
          <table:table-cell table:number-columns-repeated="8"/>
        </table:table-row>
        <table:table-row table:style-name="ro1">
          <table:table-cell office:value-type="float" office:value="15.1128938515705" calcext:value-type="float">
            <text:p>15,11289385</text:p>
          </table:table-cell>
          <table:table-cell table:number-columns-repeated="3"/>
          <table:table-cell office:value-type="float" office:value="15.0943" calcext:value-type="float">
            <text:p>15,09430000</text:p>
          </table:table-cell>
          <table:table-cell office:value-type="float" office:value="15.1129" calcext:value-type="float">
            <text:p>15,11290000</text:p>
          </table:table-cell>
          <table:table-cell table:number-columns-repeated="8"/>
        </table:table-row>
        <table:table-row table:style-name="ro1">
          <table:table-cell office:value-type="float" office:value="15.0922969865748" calcext:value-type="float">
            <text:p>15,09229699</text:p>
          </table:table-cell>
          <table:table-cell table:number-columns-repeated="4"/>
          <table:table-cell office:value-type="float" office:value="15.0923" calcext:value-type="float">
            <text:p>15,09230000</text:p>
          </table:table-cell>
          <table:table-cell table:number-columns-repeated="8"/>
        </table:table-row>
        <table:table-row table:style-name="ro1">
          <table:table-cell office:value-type="float" office:value="15.07171858561" calcext:value-type="float">
            <text:p>15,07171859</text:p>
          </table:table-cell>
          <table:table-cell office:value-type="float" office:value="14.6885" calcext:value-type="float">
            <text:p>14,688500000</text:p>
          </table:table-cell>
          <table:table-cell office:value-type="float" office:value="14.8903" calcext:value-type="float">
            <text:p>14,89030000</text:p>
          </table:table-cell>
          <table:table-cell office:value-type="float" office:value="15.0062" calcext:value-type="float">
            <text:p>15,00620000</text:p>
          </table:table-cell>
          <table:table-cell office:value-type="float" office:value="15.0532" calcext:value-type="float">
            <text:p>15,05320000</text:p>
          </table:table-cell>
          <table:table-cell office:value-type="float" office:value="15.0717" calcext:value-type="float">
            <text:p>15,07170000</text:p>
          </table:table-cell>
          <table:table-cell table:number-columns-repeated="8"/>
        </table:table-row>
        <table:table-row table:style-name="ro1">
          <table:table-cell office:value-type="float" office:value="15.0511586191409" calcext:value-type="float">
            <text:p>15,05115862</text:p>
          </table:table-cell>
          <table:table-cell table:number-columns-repeated="4"/>
          <table:table-cell office:value-type="float" office:value="15.0512" calcext:value-type="float">
            <text:p>15,05120000</text:p>
          </table:table-cell>
          <table:table-cell table:number-columns-repeated="8"/>
        </table:table-row>
        <table:table-row table:style-name="ro1">
          <table:table-cell office:value-type="float" office:value="15.0306170576359" calcext:value-type="float">
            <text:p>15,03061706</text:p>
          </table:table-cell>
          <table:table-cell table:number-columns-repeated="3"/>
          <table:table-cell office:value-type="float" office:value="15.0121" calcext:value-type="float">
            <text:p>15,01210000</text:p>
          </table:table-cell>
          <table:table-cell office:value-type="float" office:value="15.0306" calcext:value-type="float">
            <text:p>15,03060000</text:p>
          </table:table-cell>
          <table:table-cell table:number-columns-repeated="8"/>
        </table:table-row>
        <table:table-row table:style-name="ro1">
          <table:table-cell office:value-type="float" office:value="15.0100938715669" calcext:value-type="float">
            <text:p>15,01009387</text:p>
          </table:table-cell>
          <table:table-cell table:number-columns-repeated="4"/>
          <table:table-cell office:value-type="float" office:value="15.0101" calcext:value-type="float">
            <text:p>15,01010000</text:p>
          </table:table-cell>
          <table:table-cell table:number-columns-repeated="8"/>
        </table:table-row>
        <table:table-row table:style-name="ro1">
          <table:table-cell office:value-type="float" office:value="14.9895890314091" calcext:value-type="float">
            <text:p>14,98958903</text:p>
          </table:table-cell>
          <table:table-cell table:number-columns-repeated="2"/>
          <table:table-cell office:value-type="float" office:value="14.9239" calcext:value-type="float">
            <text:p>14,92390000</text:p>
          </table:table-cell>
          <table:table-cell office:value-type="float" office:value="14.9712" calcext:value-type="float">
            <text:p>14,97120000</text:p>
          </table:table-cell>
          <table:table-cell office:value-type="float" office:value="14.9896" calcext:value-type="float">
            <text:p>14,98960000</text:p>
          </table:table-cell>
          <table:table-cell table:number-columns-repeated="8"/>
        </table:table-row>
        <table:table-row table:style-name="ro1">
          <table:table-cell office:value-type="float" office:value="14.9691025076413" calcext:value-type="float">
            <text:p>14,96910251</text:p>
          </table:table-cell>
          <table:table-cell table:number-columns-repeated="4"/>
          <table:table-cell office:value-type="float" office:value="14.9691" calcext:value-type="float">
            <text:p>14,96910000</text:p>
          </table:table-cell>
          <table:table-cell table:number-columns-repeated="8"/>
        </table:table-row>
        <table:table-row table:style-name="ro1">
          <table:table-cell office:value-type="float" office:value="14.9486342707458" calcext:value-type="float">
            <text:p>14,94863427</text:p>
          </table:table-cell>
          <table:table-cell table:number-columns-repeated="3"/>
          <table:table-cell office:value-type="float" office:value="14.9302" calcext:value-type="float">
            <text:p>14,93020000</text:p>
          </table:table-cell>
          <table:table-cell office:value-type="float" office:value="14.9486" calcext:value-type="float">
            <text:p>14,94860000</text:p>
          </table:table-cell>
          <table:table-cell table:number-columns-repeated="8"/>
        </table:table-row>
        <table:table-row table:style-name="ro1">
          <table:table-cell office:value-type="float" office:value="14.9281842912082" calcext:value-type="float">
            <text:p>14,92818429</text:p>
          </table:table-cell>
          <table:table-cell table:number-columns-repeated="4"/>
          <table:table-cell office:value-type="float" office:value="14.9282" calcext:value-type="float">
            <text:p>14,92820000</text:p>
          </table:table-cell>
          <table:table-cell table:number-columns-repeated="8"/>
        </table:table-row>
        <table:table-row table:style-name="ro1">
          <table:table-cell office:value-type="float" office:value="14.9077525395176" calcext:value-type="float">
            <text:p>14,90775254</text:p>
          </table:table-cell>
          <table:table-cell/>
          <table:table-cell office:value-type="float" office:value="14.7236" calcext:value-type="float">
            <text:p>14,72360000</text:p>
          </table:table-cell>
          <table:table-cell office:value-type="float" office:value="14.842" calcext:value-type="float">
            <text:p>14,84200000</text:p>
          </table:table-cell>
          <table:table-cell office:value-type="float" office:value="14.8894" calcext:value-type="float">
            <text:p>14,88940000</text:p>
          </table:table-cell>
          <table:table-cell office:value-type="float" office:value="14.9078" calcext:value-type="float">
            <text:p>14,90780000</text:p>
          </table:table-cell>
          <table:table-cell table:number-columns-repeated="8"/>
        </table:table-row>
        <table:table-row table:style-name="ro1">
          <table:table-cell office:value-type="float" office:value="14.8873389861665" calcext:value-type="float">
            <text:p>14,88733899</text:p>
          </table:table-cell>
          <table:table-cell table:number-columns-repeated="4"/>
          <table:table-cell office:value-type="float" office:value="14.8873" calcext:value-type="float">
            <text:p>14,88730000</text:p>
          </table:table-cell>
          <table:table-cell table:number-columns-repeated="8"/>
        </table:table-row>
        <table:table-row table:style-name="ro1">
          <table:table-cell office:value-type="float" office:value="14.8669436016508" calcext:value-type="float">
            <text:p>14,86694360</text:p>
          </table:table-cell>
          <table:table-cell table:number-columns-repeated="3"/>
          <table:table-cell office:value-type="float" office:value="14.8486" calcext:value-type="float">
            <text:p>14,84860000</text:p>
          </table:table-cell>
          <table:table-cell office:value-type="float" office:value="14.8669" calcext:value-type="float">
            <text:p>14,86690000</text:p>
          </table:table-cell>
          <table:table-cell table:number-columns-repeated="8"/>
        </table:table-row>
        <table:table-row table:style-name="ro1">
          <table:table-cell office:value-type="float" office:value="14.8465663564699" calcext:value-type="float">
            <text:p>14,84656636</text:p>
          </table:table-cell>
          <table:table-cell table:number-columns-repeated="4"/>
          <table:table-cell office:value-type="float" office:value="14.8466" calcext:value-type="float">
            <text:p>14,84660000</text:p>
          </table:table-cell>
          <table:table-cell table:number-columns-repeated="8"/>
        </table:table-row>
        <table:table-row table:style-name="ro1">
          <table:table-cell office:value-type="float" office:value="14.8262072211263" calcext:value-type="float">
            <text:p>14,82620722</text:p>
          </table:table-cell>
          <table:table-cell table:number-columns-repeated="2"/>
          <table:table-cell office:value-type="float" office:value="14.7603" calcext:value-type="float">
            <text:p>14,76030000</text:p>
          </table:table-cell>
          <table:table-cell office:value-type="float" office:value="14.8079" calcext:value-type="float">
            <text:p>14,80790000</text:p>
          </table:table-cell>
          <table:table-cell office:value-type="float" office:value="14.8262" calcext:value-type="float">
            <text:p>14,82620000</text:p>
          </table:table-cell>
          <table:table-cell table:number-columns-repeated="8"/>
        </table:table-row>
        <table:table-row table:style-name="ro1">
          <table:table-cell office:value-type="float" office:value="14.8058661661261" calcext:value-type="float">
            <text:p>14,80586617</text:p>
          </table:table-cell>
          <table:table-cell table:number-columns-repeated="4"/>
          <table:table-cell office:value-type="float" office:value="14.8059" calcext:value-type="float">
            <text:p>14,80590000</text:p>
          </table:table-cell>
          <table:table-cell table:number-columns-repeated="8"/>
        </table:table-row>
        <table:table-row table:style-name="ro1">
          <table:table-cell office:value-type="float" office:value="14.7855431619787" calcext:value-type="float">
            <text:p>14,78554316</text:p>
          </table:table-cell>
          <table:table-cell table:number-columns-repeated="3"/>
          <table:table-cell office:value-type="float" office:value="14.7673" calcext:value-type="float">
            <text:p>14,76730000</text:p>
          </table:table-cell>
          <table:table-cell office:value-type="float" office:value="14.7855" calcext:value-type="float">
            <text:p>14,78550000</text:p>
          </table:table-cell>
          <table:table-cell table:number-columns-repeated="8"/>
        </table:table-row>
        <table:table-row table:style-name="ro1">
          <table:table-cell office:value-type="float" office:value="14.7652381791967" calcext:value-type="float">
            <text:p>14,76523818</text:p>
          </table:table-cell>
          <table:table-cell table:number-columns-repeated="4"/>
          <table:table-cell office:value-type="float" office:value="14.7652" calcext:value-type="float">
            <text:p>14,76520000</text:p>
          </table:table-cell>
          <table:table-cell table:number-columns-repeated="8"/>
        </table:table-row>
        <table:table-row table:style-name="ro1">
          <table:table-cell office:value-type="float" office:value="14.7449511882962" calcext:value-type="float">
            <text:p>14,74495119</text:p>
          </table:table-cell>
          <table:table-cell office:value-type="float" office:value="14.3517" calcext:value-type="float">
            <text:p>14,351700000</text:p>
          </table:table-cell>
          <table:table-cell office:value-type="float" office:value="14.5581" calcext:value-type="float">
            <text:p>14,55810000</text:p>
          </table:table-cell>
          <table:table-cell office:value-type="float" office:value="14.6789" calcext:value-type="float">
            <text:p>14,67890000</text:p>
          </table:table-cell>
          <table:table-cell office:value-type="float" office:value="14.7268" calcext:value-type="float">
            <text:p>14,72680000</text:p>
          </table:table-cell>
          <table:table-cell office:value-type="float" office:value="14.745" calcext:value-type="float">
            <text:p>14,74500000</text:p>
          </table:table-cell>
          <table:table-cell table:number-columns-repeated="8"/>
        </table:table-row>
        <table:table-row table:style-name="ro1">
          <table:table-cell office:value-type="float" office:value="14.7246821597965" calcext:value-type="float">
            <text:p>14,72468216</text:p>
          </table:table-cell>
          <table:table-cell table:number-columns-repeated="4"/>
          <table:table-cell office:value-type="float" office:value="14.7247" calcext:value-type="float">
            <text:p>14,72470000</text:p>
          </table:table-cell>
          <table:table-cell table:number-columns-repeated="8"/>
        </table:table-row>
        <table:table-row table:style-name="ro1">
          <table:table-cell office:value-type="float" office:value="14.7044310642201" calcext:value-type="float">
            <text:p>14,70443106</text:p>
          </table:table-cell>
          <table:table-cell table:number-columns-repeated="3"/>
          <table:table-cell office:value-type="float" office:value="14.6863" calcext:value-type="float">
            <text:p>14,68630000</text:p>
          </table:table-cell>
          <table:table-cell office:value-type="float" office:value="14.7044" calcext:value-type="float">
            <text:p>14,70440000</text:p>
          </table:table-cell>
          <table:table-cell table:number-columns-repeated="8"/>
        </table:table-row>
        <table:table-row table:style-name="ro1">
          <table:table-cell office:value-type="float" office:value="14.6841978720931" calcext:value-type="float">
            <text:p>14,68419787</text:p>
          </table:table-cell>
          <table:table-cell table:number-columns-repeated="4"/>
          <table:table-cell office:value-type="float" office:value="14.6842" calcext:value-type="float">
            <text:p>14,68420000</text:p>
          </table:table-cell>
          <table:table-cell table:number-columns-repeated="8"/>
        </table:table-row>
        <table:table-row table:style-name="ro1">
          <table:table-cell office:value-type="float" office:value="14.6639825539446" calcext:value-type="float">
            <text:p>14,66398255</text:p>
          </table:table-cell>
          <table:table-cell table:number-columns-repeated="2"/>
          <table:table-cell office:value-type="float" office:value="14.5979" calcext:value-type="float">
            <text:p>14,59790000</text:p>
          </table:table-cell>
          <table:table-cell office:value-type="float" office:value="14.6459" calcext:value-type="float">
            <text:p>14,64590000</text:p>
          </table:table-cell>
          <table:table-cell office:value-type="float" office:value="14.664" calcext:value-type="float">
            <text:p>14,66400000</text:p>
          </table:table-cell>
          <table:table-cell table:number-columns-repeated="8"/>
        </table:table-row>
        <table:table-row table:style-name="ro1">
          <table:table-cell office:value-type="float" office:value="14.6437850803073" calcext:value-type="float">
            <text:p>14,64378508</text:p>
          </table:table-cell>
          <table:table-cell table:number-columns-repeated="4"/>
          <table:table-cell office:value-type="float" office:value="14.6438" calcext:value-type="float">
            <text:p>14,64380000</text:p>
          </table:table-cell>
          <table:table-cell table:number-columns-repeated="8"/>
        </table:table-row>
        <table:table-row table:style-name="ro1">
          <table:table-cell office:value-type="float" office:value="14.6236054217169" calcext:value-type="float">
            <text:p>14,62360542</text:p>
          </table:table-cell>
          <table:table-cell table:number-columns-repeated="3"/>
          <table:table-cell office:value-type="float" office:value="14.6056" calcext:value-type="float">
            <text:p>14,60560000</text:p>
          </table:table-cell>
          <table:table-cell office:value-type="float" office:value="14.6236" calcext:value-type="float">
            <text:p>14,62360000</text:p>
          </table:table-cell>
          <table:table-cell table:number-columns-repeated="8"/>
        </table:table-row>
        <table:table-row table:style-name="ro1">
          <table:table-cell office:value-type="float" office:value="14.6034435487125" calcext:value-type="float">
            <text:p>14,60344355</text:p>
          </table:table-cell>
          <table:table-cell table:number-columns-repeated="4"/>
          <table:table-cell office:value-type="float" office:value="14.6034" calcext:value-type="float">
            <text:p>14,60340000</text:p>
          </table:table-cell>
          <table:table-cell table:number-columns-repeated="8"/>
        </table:table-row>
        <table:table-row table:style-name="ro1">
          <table:table-cell office:value-type="float" office:value="14.5832994318368" calcext:value-type="float">
            <text:p>14,58329943</text:p>
          </table:table-cell>
          <table:table-cell/>
          <table:table-cell office:value-type="float" office:value="14.3937" calcext:value-type="float">
            <text:p>14,39370000</text:p>
          </table:table-cell>
          <table:table-cell office:value-type="float" office:value="14.5171" calcext:value-type="float">
            <text:p>14,51710000</text:p>
          </table:table-cell>
          <table:table-cell office:value-type="float" office:value="14.5653" calcext:value-type="float">
            <text:p>14,56530000</text:p>
          </table:table-cell>
          <table:table-cell office:value-type="float" office:value="14.5833" calcext:value-type="float">
            <text:p>14,58330000</text:p>
          </table:table-cell>
          <table:table-cell table:number-columns-repeated="8"/>
        </table:table-row>
        <table:table-row table:style-name="ro1">
          <table:table-cell office:value-type="float" office:value="14.5631730416353" calcext:value-type="float">
            <text:p>14,56317304</text:p>
          </table:table-cell>
          <table:table-cell table:number-columns-repeated="4"/>
          <table:table-cell office:value-type="float" office:value="14.5632" calcext:value-type="float">
            <text:p>14,56320000</text:p>
          </table:table-cell>
          <table:table-cell table:number-columns-repeated="8"/>
        </table:table-row>
        <table:table-row table:style-name="ro1">
          <table:table-cell office:value-type="float" office:value="14.5430643486569" calcext:value-type="float">
            <text:p>14,54306435</text:p>
          </table:table-cell>
          <table:table-cell table:number-columns-repeated="3"/>
          <table:table-cell office:value-type="float" office:value="14.5251" calcext:value-type="float">
            <text:p>14,52510000</text:p>
          </table:table-cell>
          <table:table-cell office:value-type="float" office:value="14.5431" calcext:value-type="float">
            <text:p>14,54310000</text:p>
          </table:table-cell>
          <table:table-cell table:number-columns-repeated="8"/>
        </table:table-row>
        <table:table-row table:style-name="ro1">
          <table:table-cell office:value-type="float" office:value="14.5229733234531" calcext:value-type="float">
            <text:p>14,52297332</text:p>
          </table:table-cell>
          <table:table-cell table:number-columns-repeated="4"/>
          <table:table-cell office:value-type="float" office:value="14.523" calcext:value-type="float">
            <text:p>14,52300000</text:p>
          </table:table-cell>
          <table:table-cell table:number-columns-repeated="8"/>
        </table:table-row>
        <table:table-row table:style-name="ro1">
          <table:table-cell office:value-type="float" office:value="14.5028999365784" calcext:value-type="float">
            <text:p>14,50289994</text:p>
          </table:table-cell>
          <table:table-cell table:number-columns-repeated="2"/>
          <table:table-cell office:value-type="float" office:value="14.4365" calcext:value-type="float">
            <text:p>14,43650000</text:p>
          </table:table-cell>
          <table:table-cell office:value-type="float" office:value="14.485" calcext:value-type="float">
            <text:p>14,48500000</text:p>
          </table:table-cell>
          <table:table-cell office:value-type="float" office:value="14.5029" calcext:value-type="float">
            <text:p>14,50290000</text:p>
          </table:table-cell>
          <table:table-cell table:number-columns-repeated="8"/>
        </table:table-row>
        <table:table-row table:style-name="ro1">
          <table:table-cell office:value-type="float" office:value="14.48284415859" calcext:value-type="float">
            <text:p>14,48284416</text:p>
          </table:table-cell>
          <table:table-cell table:number-columns-repeated="4"/>
          <table:table-cell office:value-type="float" office:value="14.4828" calcext:value-type="float">
            <text:p>14,48280000</text:p>
          </table:table-cell>
          <table:table-cell table:number-columns-repeated="8"/>
        </table:table-row>
        <table:table-row table:style-name="ro1">
          <table:table-cell office:value-type="float" office:value="14.4628059600474" calcext:value-type="float">
            <text:p>14,46280596</text:p>
          </table:table-cell>
          <table:table-cell table:number-columns-repeated="3"/>
          <table:table-cell office:value-type="float" office:value="14.4449" calcext:value-type="float">
            <text:p>14,44490000</text:p>
          </table:table-cell>
          <table:table-cell office:value-type="float" office:value="14.4628" calcext:value-type="float">
            <text:p>14,46280000</text:p>
          </table:table-cell>
          <table:table-cell table:number-columns-repeated="8"/>
        </table:table-row>
        <table:table-row table:style-name="ro1">
          <table:table-cell office:value-type="float" office:value="14.4427853115131" calcext:value-type="float">
            <text:p>14,44278531</text:p>
          </table:table-cell>
          <table:table-cell table:number-columns-repeated="4"/>
          <table:table-cell office:value-type="float" office:value="14.4428" calcext:value-type="float">
            <text:p>14,44280000</text:p>
          </table:table-cell>
          <table:table-cell table:number-columns-repeated="8"/>
        </table:table-row>
        <table:table-row table:style-name="ro1">
          <table:table-cell office:value-type="float" office:value="14.422782183553" calcext:value-type="float">
            <text:p>14,42278218</text:p>
          </table:table-cell>
          <table:table-cell office:value-type="float" office:value="14.0202" calcext:value-type="float">
            <text:p>14,020200000</text:p>
          </table:table-cell>
          <table:table-cell office:value-type="float" office:value="14.2304" calcext:value-type="float">
            <text:p>14,23040000</text:p>
          </table:table-cell>
          <table:table-cell office:value-type="float" office:value="14.3563" calcext:value-type="float">
            <text:p>14,35630000</text:p>
          </table:table-cell>
          <table:table-cell office:value-type="float" office:value="14.4049" calcext:value-type="float">
            <text:p>14,40490000</text:p>
          </table:table-cell>
          <table:table-cell office:value-type="float" office:value="14.4228" calcext:value-type="float">
            <text:p>14,42280000</text:p>
          </table:table-cell>
          <table:table-cell table:number-columns-repeated="8"/>
        </table:table-row>
        <table:table-row table:style-name="ro1">
          <table:table-cell office:value-type="float" office:value="14.4027965467371" calcext:value-type="float">
            <text:p>14,40279655</text:p>
          </table:table-cell>
          <table:table-cell table:number-columns-repeated="4"/>
          <table:table-cell office:value-type="float" office:value="14.4028" calcext:value-type="float">
            <text:p>14,40280000</text:p>
          </table:table-cell>
          <table:table-cell table:number-columns-repeated="8"/>
        </table:table-row>
        <table:table-row table:style-name="ro1">
          <table:table-cell office:value-type="float" office:value="14.382828371641" calcext:value-type="float">
            <text:p>14,38282837</text:p>
          </table:table-cell>
          <table:table-cell table:number-columns-repeated="3"/>
          <table:table-cell office:value-type="float" office:value="14.365" calcext:value-type="float">
            <text:p>14,36500000</text:p>
          </table:table-cell>
          <table:table-cell office:value-type="float" office:value="14.3828" calcext:value-type="float">
            <text:p>14,38280000</text:p>
          </table:table-cell>
          <table:table-cell table:number-columns-repeated="8"/>
        </table:table-row>
        <table:table-row table:style-name="ro1">
          <table:table-cell office:value-type="float" office:value="14.3628776288468" calcext:value-type="float">
            <text:p>14,36287763</text:p>
          </table:table-cell>
          <table:table-cell table:number-columns-repeated="4"/>
          <table:table-cell office:value-type="float" office:value="14.3629" calcext:value-type="float">
            <text:p>14,36290000</text:p>
          </table:table-cell>
          <table:table-cell table:number-columns-repeated="8"/>
        </table:table-row>
        <table:table-row table:style-name="ro1">
          <table:table-cell office:value-type="float" office:value="14.342944288944" calcext:value-type="float">
            <text:p>14,34294429</text:p>
          </table:table-cell>
          <table:table-cell table:number-columns-repeated="2"/>
          <table:table-cell office:value-type="float" office:value="14.2763" calcext:value-type="float">
            <text:p>14,27630000</text:p>
          </table:table-cell>
          <table:table-cell office:value-type="float" office:value="14.3252" calcext:value-type="float">
            <text:p>14,32520000</text:p>
          </table:table-cell>
          <table:table-cell office:value-type="float" office:value="14.3429" calcext:value-type="float">
            <text:p>14,34290000</text:p>
          </table:table-cell>
          <table:table-cell table:number-columns-repeated="8"/>
        </table:table-row>
        <table:table-row table:style-name="ro1">
          <table:table-cell office:value-type="float" office:value="14.3230283225286" calcext:value-type="float">
            <text:p>14,32302832</text:p>
          </table:table-cell>
          <table:table-cell table:number-columns-repeated="4"/>
          <table:table-cell office:value-type="float" office:value="14.323" calcext:value-type="float">
            <text:p>14,32300000</text:p>
          </table:table-cell>
          <table:table-cell table:number-columns-repeated="8"/>
        </table:table-row>
        <table:table-row table:style-name="ro1">
          <table:table-cell office:value-type="float" office:value="14.3031297001999" calcext:value-type="float">
            <text:p>14,30312970</text:p>
          </table:table-cell>
          <table:table-cell table:number-columns-repeated="3"/>
          <table:table-cell office:value-type="float" office:value="14.2854" calcext:value-type="float">
            <text:p>14,28540000</text:p>
          </table:table-cell>
          <table:table-cell office:value-type="float" office:value="14.3031" calcext:value-type="float">
            <text:p>14,30310000</text:p>
          </table:table-cell>
          <table:table-cell table:number-columns-repeated="8"/>
        </table:table-row>
        <table:table-row table:style-name="ro1">
          <table:table-cell office:value-type="float" office:value="14.2832483925546" calcext:value-type="float">
            <text:p>14,28324839</text:p>
          </table:table-cell>
          <table:table-cell table:number-columns-repeated="4"/>
          <table:table-cell office:value-type="float" office:value="14.2832" calcext:value-type="float">
            <text:p>14,28320000</text:p>
          </table:table-cell>
          <table:table-cell table:number-columns-repeated="8"/>
        </table:table-row>
        <table:table-row table:style-name="ro1">
          <table:table-cell office:value-type="float" office:value="14.2633843701774" calcext:value-type="float">
            <text:p>14,26338437</text:p>
          </table:table-cell>
          <table:table-cell/>
          <table:table-cell office:value-type="float" office:value="14.0679" calcext:value-type="float">
            <text:p>14,06790000</text:p>
          </table:table-cell>
          <table:table-cell office:value-type="float" office:value="14.1967" calcext:value-type="float">
            <text:p>14,19670000</text:p>
          </table:table-cell>
          <table:table-cell office:value-type="float" office:value="14.2457" calcext:value-type="float">
            <text:p>14,24570000</text:p>
          </table:table-cell>
          <table:table-cell office:value-type="float" office:value="14.2634" calcext:value-type="float">
            <text:p>14,26340000</text:p>
          </table:table-cell>
          <table:table-cell table:number-columns-repeated="8"/>
        </table:table-row>
        <table:table-row table:style-name="ro1">
          <table:table-cell office:value-type="float" office:value="14.2435376036315" calcext:value-type="float">
            <text:p>14,24353760</text:p>
          </table:table-cell>
          <table:table-cell table:number-columns-repeated="4"/>
          <table:table-cell office:value-type="float" office:value="14.2435" calcext:value-type="float">
            <text:p>14,24350000</text:p>
          </table:table-cell>
          <table:table-cell table:number-columns-repeated="8"/>
        </table:table-row>
        <table:table-row table:style-name="ro1">
          <table:table-cell office:value-type="float" office:value="14.2237080634516" calcext:value-type="float">
            <text:p>14,22370806</text:p>
          </table:table-cell>
          <table:table-cell table:number-columns-repeated="3"/>
          <table:table-cell office:value-type="float" office:value="14.2061" calcext:value-type="float">
            <text:p>14,20610000</text:p>
          </table:table-cell>
          <table:table-cell office:value-type="float" office:value="14.2237" calcext:value-type="float">
            <text:p>14,22370000</text:p>
          </table:table-cell>
          <table:table-cell table:number-columns-repeated="8"/>
        </table:table-row>
        <table:table-row table:style-name="ro1">
          <table:table-cell office:value-type="float" office:value="14.2038957201472" calcext:value-type="float">
            <text:p>14,20389572</text:p>
          </table:table-cell>
          <table:table-cell table:number-columns-repeated="4"/>
          <table:table-cell office:value-type="float" office:value="14.2039" calcext:value-type="float">
            <text:p>14,20390000</text:p>
          </table:table-cell>
          <table:table-cell table:number-columns-repeated="8"/>
        </table:table-row>
        <table:table-row table:style-name="ro1">
          <table:table-cell office:value-type="float" office:value="14.1841005442247" calcext:value-type="float">
            <text:p>14,18410054</text:p>
          </table:table-cell>
          <table:table-cell table:number-columns-repeated="2"/>
          <table:table-cell office:value-type="float" office:value="14.1173" calcext:value-type="float">
            <text:p>14,11730000</text:p>
          </table:table-cell>
          <table:table-cell office:value-type="float" office:value="14.1665" calcext:value-type="float">
            <text:p>14,16650000</text:p>
          </table:table-cell>
          <table:table-cell office:value-type="float" office:value="14.1841" calcext:value-type="float">
            <text:p>14,18410000</text:p>
          </table:table-cell>
          <table:table-cell table:number-columns-repeated="8"/>
        </table:table-row>
        <table:table-row table:style-name="ro1">
          <table:table-cell office:value-type="float" office:value="14.1643225062346" calcext:value-type="float">
            <text:p>14,16432251</text:p>
          </table:table-cell>
          <table:table-cell table:number-columns-repeated="4"/>
          <table:table-cell office:value-type="float" office:value="14.1643" calcext:value-type="float">
            <text:p>14,16430000</text:p>
          </table:table-cell>
          <table:table-cell table:number-columns-repeated="8"/>
        </table:table-row>
        <table:table-row table:style-name="ro1">
          <table:table-cell office:value-type="float" office:value="14.1445615768448" calcext:value-type="float">
            <text:p>14,14456158</text:p>
          </table:table-cell>
          <table:table-cell table:number-columns-repeated="3"/>
          <table:table-cell office:value-type="float" office:value="14.127" calcext:value-type="float">
            <text:p>14,12700000</text:p>
          </table:table-cell>
          <table:table-cell office:value-type="float" office:value="14.1446" calcext:value-type="float">
            <text:p>14,14460000</text:p>
          </table:table-cell>
          <table:table-cell table:number-columns-repeated="8"/>
        </table:table-row>
        <table:table-row table:style-name="ro1">
          <table:table-cell office:value-type="float" office:value="14.1248177269219" calcext:value-type="float">
            <text:p>14,12481773</text:p>
          </table:table-cell>
          <table:table-cell table:number-columns-repeated="4"/>
          <table:table-cell office:value-type="float" office:value="14.1248" calcext:value-type="float">
            <text:p>14,12480000</text:p>
          </table:table-cell>
          <table:table-cell table:number-columns-repeated="8"/>
        </table:table-row>
        <table:table-row table:style-name="ro1">
          <table:table-cell office:value-type="float" office:value="14.105090927583" calcext:value-type="float">
            <text:p>14,10509093</text:p>
          </table:table-cell>
          <table:table-cell office:value-type="float" office:value="13.7006" calcext:value-type="float">
            <text:p>13,700600000</text:p>
          </table:table-cell>
          <table:table-cell office:value-type="float" office:value="13.906" calcext:value-type="float">
            <text:p>13,90600000</text:p>
          </table:table-cell>
          <table:table-cell office:value-type="float" office:value="14.0382" calcext:value-type="float">
            <text:p>14,03820000</text:p>
          </table:table-cell>
          <table:table-cell office:value-type="float" office:value="14.0876" calcext:value-type="float">
            <text:p>14,08760000</text:p>
          </table:table-cell>
          <table:table-cell office:value-type="float" office:value="14.1051" calcext:value-type="float">
            <text:p>14,10510000</text:p>
          </table:table-cell>
          <table:table-cell table:number-columns-repeated="8"/>
        </table:table-row>
        <table:table-row table:style-name="ro1">
          <table:table-cell office:value-type="float" office:value="14.0853811501492" calcext:value-type="float">
            <text:p>14,08538115</text:p>
          </table:table-cell>
          <table:table-cell table:number-columns-repeated="4"/>
          <table:table-cell office:value-type="float" office:value="14.0854" calcext:value-type="float">
            <text:p>14,08540000</text:p>
          </table:table-cell>
          <table:table-cell table:number-columns-repeated="8"/>
        </table:table-row>
        <table:table-row table:style-name="ro1">
          <table:table-cell office:value-type="float" office:value="14.0656883659218" calcext:value-type="float">
            <text:p>14,06568837</text:p>
          </table:table-cell>
          <table:table-cell table:number-columns-repeated="3"/>
          <table:table-cell office:value-type="float" office:value="14.0482" calcext:value-type="float">
            <text:p>14,04820000</text:p>
          </table:table-cell>
          <table:table-cell office:value-type="float" office:value="14.0657" calcext:value-type="float">
            <text:p>14,06570000</text:p>
          </table:table-cell>
          <table:table-cell table:number-columns-repeated="8"/>
        </table:table-row>
        <table:table-row table:style-name="ro1">
          <table:table-cell office:value-type="float" office:value="14.0460125457197" calcext:value-type="float">
            <text:p>14,04601255</text:p>
          </table:table-cell>
          <table:table-cell table:number-columns-repeated="4"/>
          <table:table-cell office:value-type="float" office:value="14.046" calcext:value-type="float">
            <text:p>14,04600000</text:p>
          </table:table-cell>
          <table:table-cell table:number-columns-repeated="8"/>
        </table:table-row>
        <table:table-row table:style-name="ro1">
          <table:table-cell office:value-type="float" office:value="14.026353659211" calcext:value-type="float">
            <text:p>14,02635366</text:p>
          </table:table-cell>
          <table:table-cell table:number-columns-repeated="2"/>
          <table:table-cell office:value-type="float" office:value="13.9594" calcext:value-type="float">
            <text:p>13,95940000</text:p>
          </table:table-cell>
          <table:table-cell office:value-type="float" office:value="14.0089" calcext:value-type="float">
            <text:p>14,00890000</text:p>
          </table:table-cell>
          <table:table-cell office:value-type="float" office:value="14.0264" calcext:value-type="float">
            <text:p>14,02640000</text:p>
          </table:table-cell>
          <table:table-cell table:number-columns-repeated="8"/>
        </table:table-row>
        <table:table-row table:style-name="ro1">
          <table:table-cell office:value-type="float" office:value="14.006711674261" calcext:value-type="float">
            <text:p>14,00671167</text:p>
          </table:table-cell>
          <table:table-cell table:number-columns-repeated="4"/>
          <table:table-cell office:value-type="float" office:value="14.0067" calcext:value-type="float">
            <text:p>14,00670000</text:p>
          </table:table-cell>
          <table:table-cell table:number-columns-repeated="8"/>
        </table:table-row>
        <table:table-row table:style-name="ro1">
          <table:table-cell office:value-type="float" office:value="13.9870865567906" calcext:value-type="float">
            <text:p>13,98708656</text:p>
          </table:table-cell>
          <table:table-cell table:number-columns-repeated="3"/>
          <table:table-cell office:value-type="float" office:value="13.9697" calcext:value-type="float">
            <text:p>13,96970000</text:p>
          </table:table-cell>
          <table:table-cell office:value-type="float" office:value="13.9871" calcext:value-type="float">
            <text:p>13,98710000</text:p>
          </table:table-cell>
          <table:table-cell table:number-columns-repeated="8"/>
        </table:table-row>
        <table:table-row table:style-name="ro1">
          <table:table-cell office:value-type="float" office:value="13.967478271912" calcext:value-type="float">
            <text:p>13,96747827</text:p>
          </table:table-cell>
          <table:table-cell table:number-columns-repeated="4"/>
          <table:table-cell office:value-type="float" office:value="13.9675" calcext:value-type="float">
            <text:p>13,96750000</text:p>
          </table:table-cell>
          <table:table-cell table:number-columns-repeated="8"/>
        </table:table-row>
        <table:table-row table:style-name="ro1">
          <table:table-cell office:value-type="float" office:value="13.9478867871309" calcext:value-type="float">
            <text:p>13,94788679</text:p>
          </table:table-cell>
          <table:table-cell/>
          <table:table-cell office:value-type="float" office:value="13.7455" calcext:value-type="float">
            <text:p>13,74550000</text:p>
          </table:table-cell>
          <table:table-cell office:value-type="float" office:value="13.8807" calcext:value-type="float">
            <text:p>13,88070000</text:p>
          </table:table-cell>
          <table:table-cell office:value-type="float" office:value="13.9305" calcext:value-type="float">
            <text:p>13,93050000</text:p>
          </table:table-cell>
          <table:table-cell office:value-type="float" office:value="13.9479" calcext:value-type="float">
            <text:p>13,94790000</text:p>
          </table:table-cell>
          <table:table-cell table:number-columns-repeated="8"/>
        </table:table-row>
        <table:table-row table:style-name="ro1">
          <table:table-cell office:value-type="float" office:value="13.9283120778075" calcext:value-type="float">
            <text:p>13,92831208</text:p>
          </table:table-cell>
          <table:table-cell table:number-columns-repeated="4"/>
          <table:table-cell office:value-type="float" office:value="13.9283" calcext:value-type="float">
            <text:p>13,92830000</text:p>
          </table:table-cell>
          <table:table-cell table:number-columns-repeated="8"/>
        </table:table-row>
        <table:table-row table:style-name="ro1">
          <table:table-cell office:value-type="float" office:value="13.9087541333931" calcext:value-type="float">
            <text:p>13,90875413</text:p>
          </table:table-cell>
          <table:table-cell table:number-columns-repeated="3"/>
          <table:table-cell office:value-type="float" office:value="13.8914" calcext:value-type="float">
            <text:p>13,89140000</text:p>
          </table:table-cell>
          <table:table-cell office:value-type="float" office:value="13.9088" calcext:value-type="float">
            <text:p>13,90880000</text:p>
          </table:table-cell>
          <table:table-cell table:number-columns-repeated="8"/>
        </table:table-row>
        <table:table-row table:style-name="ro1">
          <table:table-cell office:value-type="float" office:value="13.8892129600259" calcext:value-type="float">
            <text:p>13,88921296</text:p>
          </table:table-cell>
          <table:table-cell table:number-columns-repeated="4"/>
          <table:table-cell office:value-type="float" office:value="13.8892" calcext:value-type="float">
            <text:p>13,88920000</text:p>
          </table:table-cell>
          <table:table-cell table:number-columns-repeated="8"/>
        </table:table-row>
        <table:table-row table:style-name="ro1">
          <table:table-cell office:value-type="float" office:value="13.869688571638" calcext:value-type="float">
            <text:p>13,86968857</text:p>
          </table:table-cell>
          <table:table-cell table:number-columns-repeated="2"/>
          <table:table-cell office:value-type="float" office:value="13.802" calcext:value-type="float">
            <text:p>13,80200000</text:p>
          </table:table-cell>
          <table:table-cell office:value-type="float" office:value="13.8524" calcext:value-type="float">
            <text:p>13,85240000</text:p>
          </table:table-cell>
          <table:table-cell office:value-type="float" office:value="13.8697" calcext:value-type="float">
            <text:p>13,86970000</text:p>
          </table:table-cell>
          <table:table-cell table:number-columns-repeated="8"/>
        </table:table-row>
        <table:table-row table:style-name="ro1">
          <table:table-cell office:value-type="float" office:value="13.8501809604349" calcext:value-type="float">
            <text:p>13,85018096</text:p>
          </table:table-cell>
          <table:table-cell table:number-columns-repeated="4"/>
          <table:table-cell office:value-type="float" office:value="13.8502" calcext:value-type="float">
            <text:p>13,85020000</text:p>
          </table:table-cell>
          <table:table-cell table:number-columns-repeated="8"/>
        </table:table-row>
        <table:table-row table:style-name="ro1">
          <table:table-cell office:value-type="float" office:value="13.8306900437852" calcext:value-type="float">
            <text:p>13,83069004</text:p>
          </table:table-cell>
          <table:table-cell table:number-columns-repeated="3"/>
          <table:table-cell office:value-type="float" office:value="13.8135" calcext:value-type="float">
            <text:p>13,81350000</text:p>
          </table:table-cell>
          <table:table-cell office:value-type="float" office:value="13.8307" calcext:value-type="float">
            <text:p>13,83070000</text:p>
          </table:table-cell>
          <table:table-cell table:number-columns-repeated="8"/>
        </table:table-row>
        <table:table-row table:style-name="ro1">
          <table:table-cell office:value-type="float" office:value="13.8112156054112" calcext:value-type="float">
            <text:p>13,81121561</text:p>
          </table:table-cell>
          <table:table-cell table:number-columns-repeated="4"/>
          <table:table-cell office:value-type="float" office:value="13.8112" calcext:value-type="float">
            <text:p>13,81120000</text:p>
          </table:table-cell>
          <table:table-cell table:number-columns-repeated="8"/>
        </table:table-row>
        <table:table-row table:style-name="ro1">
          <table:table-cell office:value-type="float" office:value="13.7917572884109" calcext:value-type="float">
            <text:p>13,79175729</text:p>
          </table:table-cell>
          <table:table-cell office:value-type="float" office:value="13.3949" calcext:value-type="float">
            <text:p>13,394900000</text:p>
          </table:table-cell>
          <table:table-cell office:value-type="float" office:value="13.5895" calcext:value-type="float">
            <text:p>13,58950000</text:p>
          </table:table-cell>
          <table:table-cell office:value-type="float" office:value="13.7237" calcext:value-type="float">
            <text:p>13,72370000</text:p>
          </table:table-cell>
          <table:table-cell office:value-type="float" office:value="13.7746" calcext:value-type="float">
            <text:p>13,77460000</text:p>
          </table:table-cell>
          <table:table-cell office:value-type="float" office:value="13.7918" calcext:value-type="float">
            <text:p>13,79180000</text:p>
          </table:table-cell>
          <table:table-cell table:number-columns-repeated="8"/>
        </table:table-row>
        <table:table-row table:style-name="ro1">
          <table:table-cell office:value-type="float" office:value="13.7723147444394" calcext:value-type="float">
            <text:p>13,77231474</text:p>
          </table:table-cell>
          <table:table-cell table:number-columns-repeated="4"/>
          <table:table-cell office:value-type="float" office:value="13.7723" calcext:value-type="float">
            <text:p>13,77230000</text:p>
          </table:table-cell>
          <table:table-cell table:number-columns-repeated="8"/>
        </table:table-row>
        <table:table-row table:style-name="ro1">
          <table:table-cell office:value-type="float" office:value="13.7528880481417" calcext:value-type="float">
            <text:p>13,75288805</text:p>
          </table:table-cell>
          <table:table-cell table:number-columns-repeated="3"/>
          <table:table-cell office:value-type="float" office:value="13.7357" calcext:value-type="float">
            <text:p>13,73570000</text:p>
          </table:table-cell>
          <table:table-cell office:value-type="float" office:value="13.7529" calcext:value-type="float">
            <text:p>13,75290000</text:p>
          </table:table-cell>
          <table:table-cell table:number-columns-repeated="8"/>
        </table:table-row>
        <table:table-row table:style-name="ro1">
          <table:table-cell office:value-type="float" office:value="13.7334783404788" calcext:value-type="float">
            <text:p>13,73347834</text:p>
          </table:table-cell>
          <table:table-cell table:number-columns-repeated="4"/>
          <table:table-cell office:value-type="float" office:value="13.7335" calcext:value-type="float">
            <text:p>13,73350000</text:p>
          </table:table-cell>
          <table:table-cell table:number-columns-repeated="8"/>
        </table:table-row>
        <table:table-row table:style-name="ro1">
          <table:table-cell office:value-type="float" office:value="13.7140882196746" calcext:value-type="float">
            <text:p>13,71408822</text:p>
          </table:table-cell>
          <table:table-cell table:number-columns-repeated="2"/>
          <table:table-cell office:value-type="float" office:value="13.6473" calcext:value-type="float">
            <text:p>13,64730000</text:p>
          </table:table-cell>
          <table:table-cell office:value-type="float" office:value="13.6968" calcext:value-type="float">
            <text:p>13,69680000</text:p>
          </table:table-cell>
          <table:table-cell office:value-type="float" office:value="13.7141" calcext:value-type="float">
            <text:p>13,71410000</text:p>
          </table:table-cell>
          <table:table-cell table:number-columns-repeated="8"/>
        </table:table-row>
        <table:table-row table:style-name="ro1">
          <table:table-cell office:value-type="float" office:value="13.6947206179872" calcext:value-type="float">
            <text:p>13,69472062</text:p>
          </table:table-cell>
          <table:table-cell table:number-columns-repeated="4"/>
          <table:table-cell office:value-type="float" office:value="13.6947" calcext:value-type="float">
            <text:p>13,69470000</text:p>
          </table:table-cell>
          <table:table-cell table:number-columns-repeated="8"/>
        </table:table-row>
        <table:table-row table:style-name="ro1">
          <table:table-cell office:value-type="float" office:value="13.6753743223003" calcext:value-type="float">
            <text:p>13,67537432</text:p>
          </table:table-cell>
          <table:table-cell table:number-columns-repeated="3"/>
          <table:table-cell office:value-type="float" office:value="13.658" calcext:value-type="float">
            <text:p>13,65800000</text:p>
          </table:table-cell>
          <table:table-cell office:value-type="float" office:value="13.6754" calcext:value-type="float">
            <text:p>13,67540000</text:p>
          </table:table-cell>
          <table:table-cell table:number-columns-repeated="8"/>
        </table:table-row>
        <table:table-row table:style-name="ro1">
          <table:table-cell office:value-type="float" office:value="13.6560359191794" calcext:value-type="float">
            <text:p>13,65603592</text:p>
          </table:table-cell>
          <table:table-cell table:number-columns-repeated="4"/>
          <table:table-cell office:value-type="float" office:value="13.656" calcext:value-type="float">
            <text:p>13,65600000</text:p>
          </table:table-cell>
          <table:table-cell table:number-columns-repeated="8"/>
        </table:table-row>
        <table:table-row table:style-name="ro1">
          <table:table-cell office:value-type="float" office:value="13.6366760819081" calcext:value-type="float">
            <text:p>13,63667608</text:p>
          </table:table-cell>
          <table:table-cell/>
          <table:table-cell office:value-type="float" office:value="13.439" calcext:value-type="float">
            <text:p>13,43900000</text:p>
          </table:table-cell>
          <table:table-cell office:value-type="float" office:value="13.5732" calcext:value-type="float">
            <text:p>13,57320000</text:p>
          </table:table-cell>
          <table:table-cell office:value-type="float" office:value="13.62" calcext:value-type="float">
            <text:p>13,62000000</text:p>
          </table:table-cell>
          <table:table-cell office:value-type="float" office:value="13.6367" calcext:value-type="float">
            <text:p>13,63670000</text:p>
          </table:table-cell>
          <table:table-cell table:number-columns-repeated="8"/>
        </table:table-row>
        <table:table-row table:style-name="ro1">
          <table:table-cell office:value-type="float" office:value="13.617277032353" calcext:value-type="float">
            <text:p>13,61727703</text:p>
          </table:table-cell>
          <table:table-cell table:number-columns-repeated="4"/>
          <table:table-cell office:value-type="float" office:value="13.6173" calcext:value-type="float">
            <text:p>13,61730000</text:p>
          </table:table-cell>
          <table:table-cell table:number-columns-repeated="8"/>
        </table:table-row>
        <table:table-row table:style-name="ro1">
          <table:table-cell office:value-type="float" office:value="13.5979345108528" calcext:value-type="float">
            <text:p>13,59793451</text:p>
          </table:table-cell>
          <table:table-cell table:number-columns-repeated="3"/>
          <table:table-cell office:value-type="float" office:value="13.5831" calcext:value-type="float">
            <text:p>13,58310000</text:p>
          </table:table-cell>
          <table:table-cell office:value-type="float" office:value="13.5979" calcext:value-type="float">
            <text:p>13,59790000</text:p>
          </table:table-cell>
          <table:table-cell table:number-columns-repeated="8"/>
        </table:table-row>
        <table:table-row table:style-name="ro1">
          <table:table-cell office:value-type="float" office:value="13.578991678094" calcext:value-type="float">
            <text:p>13,57899168</text:p>
          </table:table-cell>
          <table:table-cell table:number-columns-repeated="4"/>
          <table:table-cell office:value-type="float" office:value="13.579" calcext:value-type="float">
            <text:p>13,57900000</text:p>
          </table:table-cell>
          <table:table-cell table:number-columns-repeated="8"/>
        </table:table-row>
        <table:table-row table:style-name="ro1">
          <table:table-cell office:value-type="float" office:value="13.5605629015129" calcext:value-type="float">
            <text:p>13,56056290</text:p>
          </table:table-cell>
          <table:table-cell table:number-columns-repeated="2"/>
          <table:table-cell office:value-type="float" office:value="13.4835" calcext:value-type="float">
            <text:p>13,48350000</text:p>
          </table:table-cell>
          <table:table-cell office:value-type="float" office:value="13.5386" calcext:value-type="float">
            <text:p>13,53860000</text:p>
          </table:table-cell>
          <table:table-cell office:value-type="float" office:value="13.5606" calcext:value-type="float">
            <text:p>13,56060000</text:p>
          </table:table-cell>
          <table:table-cell table:number-columns-repeated="8"/>
        </table:table-row>
        <table:table-row table:style-name="ro1">
          <table:table-cell office:value-type="float" office:value="13.5383223414406" calcext:value-type="float">
            <text:p>13,53832234</text:p>
          </table:table-cell>
          <table:table-cell table:number-columns-repeated="4"/>
          <table:table-cell office:value-type="float" office:value="13.5383" calcext:value-type="float">
            <text:p>13,53830000</text:p>
          </table:table-cell>
          <table:table-cell table:number-columns-repeated="8"/>
        </table:table-row>
        <table:table-row table:style-name="ro1">
          <table:table-cell office:value-type="float" office:value="13.4976440996537" calcext:value-type="float">
            <text:p>13,49764410</text:p>
          </table:table-cell>
          <table:table-cell table:number-columns-repeated="3"/>
          <table:table-cell office:value-type="float" office:value="13.4569" calcext:value-type="float">
            <text:p>13,45690000</text:p>
          </table:table-cell>
          <table:table-cell office:value-type="float" office:value="13.4976" calcext:value-type="float">
            <text:p>13,49760000</text:p>
          </table:table-cell>
          <table:table-cell table:number-columns-repeated="8"/>
        </table:table-row>
        <table:table-row table:style-name="ro1">
          <table:table-cell office:value-type="float" office:value="13.4531539940029" calcext:value-type="float">
            <text:p>13,45315399</text:p>
          </table:table-cell>
          <table:table-cell table:number-columns-repeated="4"/>
          <table:table-cell office:value-type="float" office:value="13.4532" calcext:value-type="float">
            <text:p>13,45320000</text:p>
          </table:table-cell>
          <table:table-cell table:number-columns-repeated="8"/>
        </table:table-row>
        <table:table-row table:style-name="ro1">
          <table:table-cell office:value-type="float" office:value="13.4091777837848" calcext:value-type="float">
            <text:p>13,40917778</text:p>
          </table:table-cell>
          <table:table-cell office:value-type="float" office:value="13.0184" calcext:value-type="float">
            <text:p>13,018400000</text:p>
          </table:table-cell>
          <table:table-cell office:value-type="float" office:value="13.2554" calcext:value-type="float">
            <text:p>13,25540000</text:p>
          </table:table-cell>
          <table:table-cell office:value-type="float" office:value="13.3177" calcext:value-type="float">
            <text:p>13,31770000</text:p>
          </table:table-cell>
          <table:table-cell office:value-type="float" office:value="13.3675" calcext:value-type="float">
            <text:p>13,36750000</text:p>
          </table:table-cell>
          <table:table-cell office:value-type="float" office:value="13.4092" calcext:value-type="float">
            <text:p>13,40920000</text:p>
          </table:table-cell>
          <table:table-cell table:number-columns-repeated="8"/>
        </table:table-row>
        <table:table-row table:style-name="ro1">
          <table:table-cell office:value-type="float" office:value="13.36560102119" calcext:value-type="float">
            <text:p>13,36560102</text:p>
          </table:table-cell>
          <table:table-cell table:number-columns-repeated="4"/>
          <table:table-cell office:value-type="float" office:value="13.3656" calcext:value-type="float">
            <text:p>13,36560000</text:p>
          </table:table-cell>
          <table:table-cell table:number-columns-repeated="8"/>
        </table:table-row>
        <table:table-row table:style-name="ro1">
          <table:table-cell office:value-type="float" office:value="13.3220804651596" calcext:value-type="float">
            <text:p>13,32208047</text:p>
          </table:table-cell>
          <table:table-cell table:number-columns-repeated="3"/>
          <table:table-cell office:value-type="float" office:value="13.2792" calcext:value-type="float">
            <text:p>13,27920000</text:p>
          </table:table-cell>
          <table:table-cell office:value-type="float" office:value="13.3221" calcext:value-type="float">
            <text:p>13,32210000</text:p>
          </table:table-cell>
          <table:table-cell table:number-columns-repeated="8"/>
        </table:table-row>
        <table:table-row table:style-name="ro1">
          <table:table-cell office:value-type="float" office:value="13.2785202949819" calcext:value-type="float">
            <text:p>13,27852029</text:p>
          </table:table-cell>
          <table:table-cell table:number-columns-repeated="4"/>
          <table:table-cell office:value-type="float" office:value="13.2785" calcext:value-type="float">
            <text:p>13,27850000</text:p>
          </table:table-cell>
          <table:table-cell table:number-columns-repeated="8"/>
        </table:table-row>
        <table:table-row table:style-name="ro1">
          <table:table-cell office:value-type="float" office:value="13.2349382084175" calcext:value-type="float">
            <text:p>13,23493821</text:p>
          </table:table-cell>
          <table:table-cell table:number-columns-repeated="2"/>
          <table:table-cell office:value-type="float" office:value="13.1363" calcext:value-type="float">
            <text:p>13,13630000</text:p>
          </table:table-cell>
          <table:table-cell office:value-type="float" office:value="13.1918" calcext:value-type="float">
            <text:p>13,19180000</text:p>
          </table:table-cell>
          <table:table-cell office:value-type="float" office:value="13.2349" calcext:value-type="float">
            <text:p>13,23490000</text:p>
          </table:table-cell>
          <table:table-cell table:number-columns-repeated="8"/>
        </table:table-row>
        <table:table-row table:style-name="ro1">
          <table:table-cell office:value-type="float" office:value="13.1913634518095" calcext:value-type="float">
            <text:p>13,19136345</text:p>
          </table:table-cell>
          <table:table-cell table:number-columns-repeated="4"/>
          <table:table-cell office:value-type="float" office:value="13.1914" calcext:value-type="float">
            <text:p>13,19140000</text:p>
          </table:table-cell>
          <table:table-cell table:number-columns-repeated="8"/>
        </table:table-row>
        <table:table-row table:style-name="ro1">
          <table:table-cell office:value-type="float" office:value="13.1478093582196" calcext:value-type="float">
            <text:p>13,14780936</text:p>
          </table:table-cell>
          <table:table-cell table:number-columns-repeated="3"/>
          <table:table-cell office:value-type="float" office:value="13.1045" calcext:value-type="float">
            <text:p>13,10450000</text:p>
          </table:table-cell>
          <table:table-cell office:value-type="float" office:value="13.1478" calcext:value-type="float">
            <text:p>13,14780000</text:p>
          </table:table-cell>
          <table:table-cell table:number-columns-repeated="8"/>
        </table:table-row>
        <table:table-row table:style-name="ro1">
          <table:table-cell office:value-type="float" office:value="13.1042770603906" calcext:value-type="float">
            <text:p>13,10427706</text:p>
          </table:table-cell>
          <table:table-cell table:number-columns-repeated="4"/>
          <table:table-cell office:value-type="float" office:value="13.1043" calcext:value-type="float">
            <text:p>13,10430000</text:p>
          </table:table-cell>
          <table:table-cell table:number-columns-repeated="8"/>
        </table:table-row>
        <table:table-row table:style-name="ro1">
          <table:table-cell office:value-type="float" office:value="13.0607635456908" calcext:value-type="float">
            <text:p>13,06076355</text:p>
          </table:table-cell>
          <table:table-cell/>
          <table:table-cell office:value-type="float" office:value="12.9086" calcext:value-type="float">
            <text:p>12,90860000</text:p>
          </table:table-cell>
          <table:table-cell office:value-type="float" office:value="12.9572" calcext:value-type="float">
            <text:p>12,95720000</text:p>
          </table:table-cell>
          <table:table-cell office:value-type="float" office:value="13.0171" calcext:value-type="float">
            <text:p>13,01710000</text:p>
          </table:table-cell>
          <table:table-cell office:value-type="float" office:value="13.0608" calcext:value-type="float">
            <text:p>13,06080000</text:p>
          </table:table-cell>
          <table:table-cell table:number-columns-repeated="8"/>
        </table:table-row>
        <table:table-row table:style-name="ro1">
          <table:table-cell office:value-type="float" office:value="13.0172661355225" calcext:value-type="float">
            <text:p>13,01726614</text:p>
          </table:table-cell>
          <table:table-cell table:number-columns-repeated="4"/>
          <table:table-cell office:value-type="float" office:value="13.0173" calcext:value-type="float">
            <text:p>13,01730000</text:p>
          </table:table-cell>
          <table:table-cell table:number-columns-repeated="8"/>
        </table:table-row>
        <table:table-row table:style-name="ro1">
          <table:table-cell office:value-type="float" office:value="12.973783608551" calcext:value-type="float">
            <text:p>12,97378361</text:p>
          </table:table-cell>
          <table:table-cell table:number-columns-repeated="3"/>
          <table:table-cell office:value-type="float" office:value="12.9297" calcext:value-type="float">
            <text:p>12,92970000</text:p>
          </table:table-cell>
          <table:table-cell office:value-type="float" office:value="12.9738" calcext:value-type="float">
            <text:p>12,97380000</text:p>
          </table:table-cell>
          <table:table-cell table:number-columns-repeated="8"/>
        </table:table-row>
        <table:table-row table:style-name="ro1">
          <table:table-cell office:value-type="float" office:value="12.9303158097569" calcext:value-type="float">
            <text:p>12,93031581</text:p>
          </table:table-cell>
          <table:table-cell table:number-columns-repeated="4"/>
          <table:table-cell office:value-type="float" office:value="12.9303" calcext:value-type="float">
            <text:p>12,93030000</text:p>
          </table:table-cell>
          <table:table-cell table:number-columns-repeated="8"/>
        </table:table-row>
        <table:table-row table:style-name="ro1">
          <table:table-cell office:value-type="float" office:value="12.8868630071107" calcext:value-type="float">
            <text:p>12,88686301</text:p>
          </table:table-cell>
          <table:table-cell table:number-columns-repeated="2"/>
          <table:table-cell office:value-type="float" office:value="12.7799" calcext:value-type="float">
            <text:p>12,77990000</text:p>
          </table:table-cell>
          <table:table-cell office:value-type="float" office:value="12.8424" calcext:value-type="float">
            <text:p>12,84240000</text:p>
          </table:table-cell>
          <table:table-cell office:value-type="float" office:value="12.8869" calcext:value-type="float">
            <text:p>12,88690000</text:p>
          </table:table-cell>
          <table:table-cell table:number-columns-repeated="8"/>
        </table:table-row>
        <table:table-row table:style-name="ro1">
          <table:table-cell office:value-type="float" office:value="12.8434254771397" calcext:value-type="float">
            <text:p>12,84342548</text:p>
          </table:table-cell>
          <table:table-cell table:number-columns-repeated="4"/>
          <table:table-cell office:value-type="float" office:value="12.8434" calcext:value-type="float">
            <text:p>12,84340000</text:p>
          </table:table-cell>
          <table:table-cell table:number-columns-repeated="8"/>
        </table:table-row>
        <table:table-row table:style-name="ro1">
          <table:table-cell office:value-type="float" office:value="12.8000033557465" calcext:value-type="float">
            <text:p>12,80000336</text:p>
          </table:table-cell>
          <table:table-cell table:number-columns-repeated="3"/>
          <table:table-cell office:value-type="float" office:value="12.7552" calcext:value-type="float">
            <text:p>12,75520000</text:p>
          </table:table-cell>
          <table:table-cell office:value-type="float" office:value="12.8" calcext:value-type="float">
            <text:p>12,80000000</text:p>
          </table:table-cell>
          <table:table-cell table:number-columns-repeated="8"/>
        </table:table-row>
        <table:table-row table:style-name="ro1">
          <table:table-cell office:value-type="float" office:value="12.7565966451869" calcext:value-type="float">
            <text:p>12,75659665</text:p>
          </table:table-cell>
          <table:table-cell table:number-columns-repeated="4"/>
          <table:table-cell office:value-type="float" office:value="12.7566" calcext:value-type="float">
            <text:p>12,75660000</text:p>
          </table:table-cell>
          <table:table-cell table:number-columns-repeated="8"/>
        </table:table-row>
        <table:table-row table:style-name="ro1">
          <table:table-cell office:value-type="float" office:value="12.71320527288" calcext:value-type="float">
            <text:p>12,71320527</text:p>
          </table:table-cell>
          <table:table-cell office:value-type="float" office:value="12.2848" calcext:value-type="float">
            <text:p>12,284800000</text:p>
          </table:table-cell>
          <table:table-cell office:value-type="float" office:value="12.5286" calcext:value-type="float">
            <text:p>12,52860000</text:p>
          </table:table-cell>
          <table:table-cell office:value-type="float" office:value="12.6031" calcext:value-type="float">
            <text:p>12,60310000</text:p>
          </table:table-cell>
          <table:table-cell office:value-type="float" office:value="12.668" calcext:value-type="float">
            <text:p>12,66800000</text:p>
          </table:table-cell>
          <table:table-cell office:value-type="float" office:value="12.7132" calcext:value-type="float">
            <text:p>12,71320000</text:p>
          </table:table-cell>
          <table:table-cell table:number-columns-repeated="8"/>
        </table:table-row>
        <table:table-row table:style-name="ro1">
          <table:table-cell office:value-type="float" office:value="12.6698291445175" calcext:value-type="float">
            <text:p>12,66982914</text:p>
          </table:table-cell>
          <table:table-cell table:number-columns-repeated="4"/>
          <table:table-cell office:value-type="float" office:value="12.6698" calcext:value-type="float">
            <text:p>12,66980000</text:p>
          </table:table-cell>
          <table:table-cell table:number-columns-repeated="8"/>
        </table:table-row>
        <table:table-row table:style-name="ro1">
          <table:table-cell office:value-type="float" office:value="12.6264681735845" calcext:value-type="float">
            <text:p>12,62646817</text:p>
          </table:table-cell>
          <table:table-cell table:number-columns-repeated="3"/>
          <table:table-cell office:value-type="float" office:value="12.5809" calcext:value-type="float">
            <text:p>12,58090000</text:p>
          </table:table-cell>
          <table:table-cell office:value-type="float" office:value="12.6265" calcext:value-type="float">
            <text:p>12,62650000</text:p>
          </table:table-cell>
          <table:table-cell table:number-columns-repeated="8"/>
        </table:table-row>
        <table:table-row table:style-name="ro1">
          <table:table-cell office:value-type="float" office:value="12.5831222902531" calcext:value-type="float">
            <text:p>12,58312229</text:p>
          </table:table-cell>
          <table:table-cell table:number-columns-repeated="4"/>
          <table:table-cell office:value-type="float" office:value="12.5831" calcext:value-type="float">
            <text:p>12,58310000</text:p>
          </table:table-cell>
          <table:table-cell table:number-columns-repeated="8"/>
        </table:table-row>
        <table:table-row table:style-name="ro1">
          <table:table-cell office:value-type="float" office:value="12.5397914387855" calcext:value-type="float">
            <text:p>12,53979144</text:p>
          </table:table-cell>
          <table:table-cell table:number-columns-repeated="2"/>
          <table:table-cell office:value-type="float" office:value="12.4262" calcext:value-type="float">
            <text:p>12,42620000</text:p>
          </table:table-cell>
          <table:table-cell office:value-type="float" office:value="12.4938" calcext:value-type="float">
            <text:p>12,49380000</text:p>
          </table:table-cell>
          <table:table-cell office:value-type="float" office:value="12.5398" calcext:value-type="float">
            <text:p>12,53980000</text:p>
          </table:table-cell>
          <table:table-cell table:number-columns-repeated="8"/>
        </table:table-row>
        <table:table-row table:style-name="ro1">
          <table:table-cell office:value-type="float" office:value="12.4964755712984" calcext:value-type="float">
            <text:p>12,49647557</text:p>
          </table:table-cell>
          <table:table-cell table:number-columns-repeated="4"/>
          <table:table-cell office:value-type="float" office:value="12.4965" calcext:value-type="float">
            <text:p>12,49650000</text:p>
          </table:table-cell>
          <table:table-cell table:number-columns-repeated="8"/>
        </table:table-row>
        <table:table-row table:style-name="ro1">
          <table:table-cell office:value-type="float" office:value="12.4531746423014" calcext:value-type="float">
            <text:p>12,45317464</text:p>
          </table:table-cell>
          <table:table-cell table:number-columns-repeated="3"/>
          <table:table-cell office:value-type="float" office:value="12.4068" calcext:value-type="float">
            <text:p>12,40680000</text:p>
          </table:table-cell>
          <table:table-cell office:value-type="float" office:value="12.4532" calcext:value-type="float">
            <text:p>12,45320000</text:p>
          </table:table-cell>
          <table:table-cell table:number-columns-repeated="8"/>
        </table:table-row>
        <table:table-row table:style-name="ro1">
          <table:table-cell office:value-type="float" office:value="12.4098886054946" calcext:value-type="float">
            <text:p>12,40988861</text:p>
          </table:table-cell>
          <table:table-cell table:number-columns-repeated="4"/>
          <table:table-cell office:value-type="float" office:value="12.4099" calcext:value-type="float">
            <text:p>12,40990000</text:p>
          </table:table-cell>
          <table:table-cell table:number-columns-repeated="8"/>
        </table:table-row>
        <table:table-row table:style-name="ro1">
          <table:table-cell office:value-type="float" office:value="12.3666174126336" calcext:value-type="float">
            <text:p>12,36661741</text:p>
          </table:table-cell>
          <table:table-cell/>
          <table:table-cell office:value-type="float" office:value="12.1541" calcext:value-type="float">
            <text:p>12,15410000</text:p>
          </table:table-cell>
          <table:table-cell office:value-type="float" office:value="12.2495" calcext:value-type="float">
            <text:p>12,24950000</text:p>
          </table:table-cell>
          <table:table-cell office:value-type="float" office:value="12.3199" calcext:value-type="float">
            <text:p>12,31990000</text:p>
          </table:table-cell>
          <table:table-cell office:value-type="float" office:value="12.3666" calcext:value-type="float">
            <text:p>12,36660000</text:p>
          </table:table-cell>
          <table:table-cell table:number-columns-repeated="8"/>
        </table:table-row>
        <table:table-row table:style-name="ro1">
          <table:table-cell office:value-type="float" office:value="12.3233610136706" calcext:value-type="float">
            <text:p>12,32336101</text:p>
          </table:table-cell>
          <table:table-cell table:number-columns-repeated="4"/>
          <table:table-cell office:value-type="float" office:value="12.3234" calcext:value-type="float">
            <text:p>12,32340000</text:p>
          </table:table-cell>
          <table:table-cell table:number-columns-repeated="8"/>
        </table:table-row>
        <table:table-row table:style-name="ro1">
          <table:table-cell office:value-type="float" office:value="12.2801193574062" calcext:value-type="float">
            <text:p>12,28011936</text:p>
          </table:table-cell>
          <table:table-cell table:number-columns-repeated="3"/>
          <table:table-cell office:value-type="float" office:value="12.233" calcext:value-type="float">
            <text:p>12,23300000</text:p>
          </table:table-cell>
          <table:table-cell office:value-type="float" office:value="12.2801" calcext:value-type="float">
            <text:p>12,28010000</text:p>
          </table:table-cell>
          <table:table-cell table:number-columns-repeated="8"/>
        </table:table-row>
        <table:table-row table:style-name="ro1">
          <table:table-cell office:value-type="float" office:value="12.2368923921584" calcext:value-type="float">
            <text:p>12,23689239</text:p>
          </table:table-cell>
          <table:table-cell table:number-columns-repeated="4"/>
          <table:table-cell office:value-type="float" office:value="12.2369" calcext:value-type="float">
            <text:p>12,23690000</text:p>
          </table:table-cell>
          <table:table-cell table:number-columns-repeated="8"/>
        </table:table-row>
        <table:table-row table:style-name="ro1">
          <table:table-cell office:value-type="float" office:value="12.1936800662244" calcext:value-type="float">
            <text:p>12,19368007</text:p>
          </table:table-cell>
          <table:table-cell table:number-columns-repeated="2"/>
          <table:table-cell office:value-type="float" office:value="12.0729" calcext:value-type="float">
            <text:p>12,07290000</text:p>
          </table:table-cell>
          <table:table-cell office:value-type="float" office:value="12.1462" calcext:value-type="float">
            <text:p>12,14620000</text:p>
          </table:table-cell>
          <table:table-cell office:value-type="float" office:value="12.1937" calcext:value-type="float">
            <text:p>12,19370000</text:p>
          </table:table-cell>
          <table:table-cell table:number-columns-repeated="8"/>
        </table:table-row>
        <table:table-row table:style-name="ro1">
          <table:table-cell office:value-type="float" office:value="12.1504823281051" calcext:value-type="float">
            <text:p>12,15048233</text:p>
          </table:table-cell>
          <table:table-cell table:number-columns-repeated="4"/>
          <table:table-cell office:value-type="float" office:value="12.1505" calcext:value-type="float">
            <text:p>12,15050000</text:p>
          </table:table-cell>
          <table:table-cell table:number-columns-repeated="8"/>
        </table:table-row>
        <table:table-row table:style-name="ro1">
          <table:table-cell office:value-type="float" office:value="12.107299126551" calcext:value-type="float">
            <text:p>12,10729913</text:p>
          </table:table-cell>
          <table:table-cell table:number-columns-repeated="3"/>
          <table:table-cell office:value-type="float" office:value="12.0594" calcext:value-type="float">
            <text:p>12,05940000</text:p>
          </table:table-cell>
          <table:table-cell office:value-type="float" office:value="12.1073" calcext:value-type="float">
            <text:p>12,10730000</text:p>
          </table:table-cell>
          <table:table-cell table:number-columns-repeated="8"/>
        </table:table-row>
        <table:table-row table:style-name="ro1">
          <table:table-cell office:value-type="float" office:value="12.064130410511" calcext:value-type="float">
            <text:p>12,06413041</text:p>
          </table:table-cell>
          <table:table-cell table:number-columns-repeated="4"/>
          <table:table-cell office:value-type="float" office:value="12.0641" calcext:value-type="float">
            <text:p>12,06410000</text:p>
          </table:table-cell>
          <table:table-cell table:number-columns-repeated="8"/>
        </table:table-row>
        <table:table-row table:style-name="ro1">
          <table:table-cell office:value-type="float" office:value="12.0209761290504" calcext:value-type="float">
            <text:p>12,02097613</text:p>
          </table:table-cell>
          <table:table-cell office:value-type="float" office:value="11.4803" calcext:value-type="float">
            <text:p>11,480300000</text:p>
          </table:table-cell>
          <table:table-cell office:value-type="float" office:value="11.7839" calcext:value-type="float">
            <text:p>11,78390000</text:p>
          </table:table-cell>
          <table:table-cell office:value-type="float" office:value="11.8966" calcext:value-type="float">
            <text:p>11,89660000</text:p>
          </table:table-cell>
          <table:table-cell office:value-type="float" office:value="11.9727" calcext:value-type="float">
            <text:p>11,97270000</text:p>
          </table:table-cell>
          <table:table-cell office:value-type="float" office:value="12.021" calcext:value-type="float">
            <text:p>12,02100000</text:p>
          </table:table-cell>
          <table:table-cell table:number-columns-repeated="8"/>
        </table:table-row>
        <table:table-row table:style-name="ro1">
          <table:table-cell office:value-type="float" office:value="11.9778362312781" calcext:value-type="float">
            <text:p>11,97783623</text:p>
          </table:table-cell>
          <table:table-cell table:number-columns-repeated="4"/>
          <table:table-cell office:value-type="float" office:value="11.9778" calcext:value-type="float">
            <text:p>11,97780000</text:p>
          </table:table-cell>
          <table:table-cell table:number-columns-repeated="8"/>
        </table:table-row>
        <table:table-row table:style-name="ro1">
          <table:table-cell office:value-type="float" office:value="11.9347106662991" calcext:value-type="float">
            <text:p>11,93471067</text:p>
          </table:table-cell>
          <table:table-cell table:number-columns-repeated="3"/>
          <table:table-cell office:value-type="float" office:value="11.886" calcext:value-type="float">
            <text:p>11,88600000</text:p>
          </table:table-cell>
          <table:table-cell office:value-type="float" office:value="11.9347" calcext:value-type="float">
            <text:p>11,93470000</text:p>
          </table:table-cell>
          <table:table-cell table:number-columns-repeated="8"/>
        </table:table-row>
        <table:table-row table:style-name="ro1">
          <table:table-cell office:value-type="float" office:value="11.8915993831925" calcext:value-type="float">
            <text:p>11,89159938</text:p>
          </table:table-cell>
          <table:table-cell table:number-columns-repeated="4"/>
          <table:table-cell office:value-type="float" office:value="11.8916" calcext:value-type="float">
            <text:p>11,89160000</text:p>
          </table:table-cell>
          <table:table-cell table:number-columns-repeated="8"/>
        </table:table-row>
        <table:table-row table:style-name="ro1">
          <table:table-cell office:value-type="float" office:value="11.8485023310082" calcext:value-type="float">
            <text:p>11,84850233</text:p>
          </table:table-cell>
          <table:table-cell table:number-columns-repeated="2"/>
          <table:table-cell office:value-type="float" office:value="11.7205" calcext:value-type="float">
            <text:p>11,72050000</text:p>
          </table:table-cell>
          <table:table-cell office:value-type="float" office:value="11.7995" calcext:value-type="float">
            <text:p>11,79950000</text:p>
          </table:table-cell>
          <table:table-cell office:value-type="float" office:value="11.8485" calcext:value-type="float">
            <text:p>11,84850000</text:p>
          </table:table-cell>
          <table:table-cell table:number-columns-repeated="8"/>
        </table:table-row>
        <table:table-row table:style-name="ro1">
          <table:table-cell office:value-type="float" office:value="11.8054194587735" calcext:value-type="float">
            <text:p>11,80541946</text:p>
          </table:table-cell>
          <table:table-cell table:number-columns-repeated="4"/>
          <table:table-cell office:value-type="float" office:value="11.8054" calcext:value-type="float">
            <text:p>11,80540000</text:p>
          </table:table-cell>
          <table:table-cell table:number-columns-repeated="8"/>
        </table:table-row>
        <table:table-row table:style-name="ro1">
          <table:table-cell office:value-type="float" office:value="11.7623507155034" calcext:value-type="float">
            <text:p>11,76235072</text:p>
          </table:table-cell>
          <table:table-cell table:number-columns-repeated="3"/>
          <table:table-cell office:value-type="float" office:value="11.7129" calcext:value-type="float">
            <text:p>11,71290000</text:p>
          </table:table-cell>
          <table:table-cell office:value-type="float" office:value="11.7624" calcext:value-type="float">
            <text:p>11,76240000</text:p>
          </table:table-cell>
          <table:table-cell table:number-columns-repeated="8"/>
        </table:table-row>
        <table:table-row table:style-name="ro1">
          <table:table-cell office:value-type="float" office:value="11.719296050209" calcext:value-type="float">
            <text:p>11,71929605</text:p>
          </table:table-cell>
          <table:table-cell table:number-columns-repeated="4"/>
          <table:table-cell office:value-type="float" office:value="11.7193" calcext:value-type="float">
            <text:p>11,71930000</text:p>
          </table:table-cell>
          <table:table-cell table:number-columns-repeated="8"/>
        </table:table-row>
        <table:table-row table:style-name="ro1">
          <table:table-cell office:value-type="float" office:value="11.6762554119042" calcext:value-type="float">
            <text:p>11,67625541</text:p>
          </table:table-cell>
          <table:table-cell/>
          <table:table-cell office:value-type="float" office:value="11.415" calcext:value-type="float">
            <text:p>11,41500000</text:p>
          </table:table-cell>
          <table:table-cell office:value-type="float" office:value="11.5447" calcext:value-type="float">
            <text:p>11,54470000</text:p>
          </table:table-cell>
          <table:table-cell office:value-type="float" office:value="11.6264" calcext:value-type="float">
            <text:p>11,62640000</text:p>
          </table:table-cell>
          <table:table-cell office:value-type="float" office:value="11.6763" calcext:value-type="float">
            <text:p>11,67630000</text:p>
          </table:table-cell>
          <table:table-cell table:number-columns-repeated="8"/>
        </table:table-row>
        <table:table-row table:style-name="ro1">
          <table:table-cell office:value-type="float" office:value="11.6332287496086" calcext:value-type="float">
            <text:p>11,63322875</text:p>
          </table:table-cell>
          <table:table-cell table:number-columns-repeated="4"/>
          <table:table-cell office:value-type="float" office:value="11.6332" calcext:value-type="float">
            <text:p>11,63320000</text:p>
          </table:table-cell>
          <table:table-cell table:number-columns-repeated="8"/>
        </table:table-row>
        <table:table-row table:style-name="ro1">
          <table:table-cell office:value-type="float" office:value="11.5902160123479" calcext:value-type="float">
            <text:p>11,59021601</text:p>
          </table:table-cell>
          <table:table-cell table:number-columns-repeated="3"/>
          <table:table-cell office:value-type="float" office:value="11.54" calcext:value-type="float">
            <text:p>11,54000000</text:p>
          </table:table-cell>
          <table:table-cell office:value-type="float" office:value="11.5902" calcext:value-type="float">
            <text:p>11,59020000</text:p>
          </table:table-cell>
          <table:table-cell table:number-columns-repeated="8"/>
        </table:table-row>
        <table:table-row table:style-name="ro1">
          <table:table-cell office:value-type="float" office:value="11.5472171491538" calcext:value-type="float">
            <text:p>11,54721715</text:p>
          </table:table-cell>
          <table:table-cell table:number-columns-repeated="4"/>
          <table:table-cell office:value-type="float" office:value="11.5472" calcext:value-type="float">
            <text:p>11,54720000</text:p>
          </table:table-cell>
          <table:table-cell table:number-columns-repeated="8"/>
        </table:table-row>
        <table:table-row table:style-name="ro1">
          <table:table-cell office:value-type="float" office:value="11.5042321090626" calcext:value-type="float">
            <text:p>11,50423211</text:p>
          </table:table-cell>
          <table:table-cell table:number-columns-repeated="2"/>
          <table:table-cell office:value-type="float" office:value="11.3691" calcext:value-type="float">
            <text:p>11,36910000</text:p>
          </table:table-cell>
          <table:table-cell office:value-type="float" office:value="11.4536" calcext:value-type="float">
            <text:p>11,45360000</text:p>
          </table:table-cell>
          <table:table-cell office:value-type="float" office:value="11.5042" calcext:value-type="float">
            <text:p>11,50420000</text:p>
          </table:table-cell>
          <table:table-cell table:number-columns-repeated="8"/>
        </table:table-row>
        <table:table-row table:style-name="ro1">
          <table:table-cell office:value-type="float" office:value="11.4612608411136" calcext:value-type="float">
            <text:p>11,46126084</text:p>
          </table:table-cell>
          <table:table-cell table:number-columns-repeated="4"/>
          <table:table-cell office:value-type="float" office:value="11.4613" calcext:value-type="float">
            <text:p>11,46130000</text:p>
          </table:table-cell>
          <table:table-cell table:number-columns-repeated="8"/>
        </table:table-row>
        <table:table-row table:style-name="ro1">
          <table:table-cell office:value-type="float" office:value="11.4183032943489" calcext:value-type="float">
            <text:p>11,41830329</text:p>
          </table:table-cell>
          <table:table-cell table:number-columns-repeated="3"/>
          <table:table-cell office:value-type="float" office:value="11.3673" calcext:value-type="float">
            <text:p>11,36730000</text:p>
          </table:table-cell>
          <table:table-cell office:value-type="float" office:value="11.4183" calcext:value-type="float">
            <text:p>11,41830000</text:p>
          </table:table-cell>
          <table:table-cell table:number-columns-repeated="8"/>
        </table:table-row>
        <table:table-row table:style-name="ro1">
          <table:table-cell office:value-type="float" office:value="11.3753594178122" calcext:value-type="float">
            <text:p>11,37535942</text:p>
          </table:table-cell>
          <table:table-cell table:number-columns-repeated="4"/>
          <table:table-cell office:value-type="float" office:value="11.3754" calcext:value-type="float">
            <text:p>11,37540000</text:p>
          </table:table-cell>
          <table:table-cell table:number-columns-repeated="8"/>
        </table:table-row>
        <table:table-row table:style-name="ro1">
          <table:table-cell office:value-type="float" office:value="11.3324291605488" calcext:value-type="float">
            <text:p>11,33242916</text:p>
          </table:table-cell>
          <table:table-cell office:value-type="float" office:value="10.689" calcext:value-type="float">
            <text:p>10,689000000</text:p>
          </table:table-cell>
          <table:table-cell office:value-type="float" office:value="11.0465" calcext:value-type="float">
            <text:p>11,04650000</text:p>
          </table:table-cell>
          <table:table-cell office:value-type="float" office:value="11.1937" calcext:value-type="float">
            <text:p>11,19370000</text:p>
          </table:table-cell>
          <table:table-cell office:value-type="float" office:value="11.2811" calcext:value-type="float">
            <text:p>11,28110000</text:p>
          </table:table-cell>
          <table:table-cell office:value-type="float" office:value="11.3324" calcext:value-type="float">
            <text:p>11,33240000</text:p>
          </table:table-cell>
          <table:table-cell table:number-columns-repeated="8"/>
        </table:table-row>
        <table:table-row table:style-name="ro1">
          <table:table-cell office:value-type="float" office:value="11.2895124716055" calcext:value-type="float">
            <text:p>11,28951247</text:p>
          </table:table-cell>
          <table:table-cell table:number-columns-repeated="4"/>
          <table:table-cell office:value-type="float" office:value="11.2895" calcext:value-type="float">
            <text:p>11,28950000</text:p>
          </table:table-cell>
          <table:table-cell table:number-columns-repeated="8"/>
        </table:table-row>
        <table:table-row table:style-name="ro1">
          <table:table-cell office:value-type="float" office:value="11.246609300031" calcext:value-type="float">
            <text:p>11,24660930</text:p>
          </table:table-cell>
          <table:table-cell table:number-columns-repeated="3"/>
          <table:table-cell office:value-type="float" office:value="11.1949" calcext:value-type="float">
            <text:p>11,19490000</text:p>
          </table:table-cell>
          <table:table-cell office:value-type="float" office:value="11.2466" calcext:value-type="float">
            <text:p>11,24660000</text:p>
          </table:table-cell>
          <table:table-cell table:number-columns-repeated="8"/>
        </table:table-row>
        <table:table-row table:style-name="ro1">
          <table:table-cell office:value-type="float" office:value="11.2037195948756" calcext:value-type="float">
            <text:p>11,20371959</text:p>
          </table:table-cell>
          <table:table-cell table:number-columns-repeated="4"/>
          <table:table-cell office:value-type="float" office:value="11.2037" calcext:value-type="float">
            <text:p>11,20370000</text:p>
          </table:table-cell>
          <table:table-cell table:number-columns-repeated="8"/>
        </table:table-row>
        <table:table-row table:style-name="ro1">
          <table:table-cell office:value-type="float" office:value="11.1608433051916" calcext:value-type="float">
            <text:p>11,16084331</text:p>
          </table:table-cell>
          <table:table-cell table:number-columns-repeated="2"/>
          <table:table-cell office:value-type="float" office:value="11.0185" calcext:value-type="float">
            <text:p>11,01850000</text:p>
          </table:table-cell>
          <table:table-cell office:value-type="float" office:value="11.1087" calcext:value-type="float">
            <text:p>11,10870000</text:p>
          </table:table-cell>
          <table:table-cell office:value-type="float" office:value="11.1608" calcext:value-type="float">
            <text:p>11,16080000</text:p>
          </table:table-cell>
          <table:table-cell table:number-columns-repeated="8"/>
        </table:table-row>
        <table:table-row table:style-name="ro1">
          <table:table-cell office:value-type="float" office:value="11.1179803800334" calcext:value-type="float">
            <text:p>11,11798038</text:p>
          </table:table-cell>
          <table:table-cell table:number-columns-repeated="4"/>
          <table:table-cell office:value-type="float" office:value="11.118" calcext:value-type="float">
            <text:p>11,11800000</text:p>
          </table:table-cell>
          <table:table-cell table:number-columns-repeated="8"/>
        </table:table-row>
        <table:table-row table:style-name="ro1">
          <table:table-cell office:value-type="float" office:value="11.0751307684575" calcext:value-type="float">
            <text:p>11,07513077</text:p>
          </table:table-cell>
          <table:table-cell table:number-columns-repeated="3"/>
          <table:table-cell office:value-type="float" office:value="11.0226" calcext:value-type="float">
            <text:p>11,02260000</text:p>
          </table:table-cell>
          <table:table-cell office:value-type="float" office:value="11.0751" calcext:value-type="float">
            <text:p>11,07510000</text:p>
          </table:table-cell>
          <table:table-cell table:number-columns-repeated="8"/>
        </table:table-row>
        <table:table-row table:style-name="ro1">
          <table:table-cell office:value-type="float" office:value="11.0322944195227" calcext:value-type="float">
            <text:p>11,03229442</text:p>
          </table:table-cell>
          <table:table-cell table:number-columns-repeated="4"/>
          <table:table-cell office:value-type="float" office:value="11.0323" calcext:value-type="float">
            <text:p>11,03230000</text:p>
          </table:table-cell>
          <table:table-cell table:number-columns-repeated="8"/>
        </table:table-row>
        <table:table-row table:style-name="ro1">
          <table:table-cell office:value-type="float" office:value="10.9894712822905" calcext:value-type="float">
            <text:p>10,98947128</text:p>
          </table:table-cell>
          <table:table-cell/>
          <table:table-cell office:value-type="float" office:value="10.6785" calcext:value-type="float">
            <text:p>10,67850000</text:p>
          </table:table-cell>
          <table:table-cell office:value-type="float" office:value="10.8436" calcext:value-type="float">
            <text:p>10,84360000</text:p>
          </table:table-cell>
          <table:table-cell office:value-type="float" office:value="10.9366" calcext:value-type="float">
            <text:p>10,93660000</text:p>
          </table:table-cell>
          <table:table-cell office:value-type="float" office:value="10.9895" calcext:value-type="float">
            <text:p>10,98950000</text:p>
          </table:table-cell>
          <table:table-cell table:number-columns-repeated="8"/>
        </table:table-row>
        <table:table-row table:style-name="ro1">
          <table:table-cell office:value-type="float" office:value="10.9466613058246" calcext:value-type="float">
            <text:p>10,94666131</text:p>
          </table:table-cell>
          <table:table-cell table:number-columns-repeated="4"/>
          <table:table-cell office:value-type="float" office:value="10.9467" calcext:value-type="float">
            <text:p>10,94670000</text:p>
          </table:table-cell>
          <table:table-cell table:number-columns-repeated="8"/>
        </table:table-row>
        <table:table-row table:style-name="ro1">
          <table:table-cell office:value-type="float" office:value="10.9038644391918" calcext:value-type="float">
            <text:p>10,90386444</text:p>
          </table:table-cell>
          <table:table-cell table:number-columns-repeated="3"/>
          <table:table-cell office:value-type="float" office:value="10.8506" calcext:value-type="float">
            <text:p>10,85060000</text:p>
          </table:table-cell>
          <table:table-cell office:value-type="float" office:value="10.9039" calcext:value-type="float">
            <text:p>10,90390000</text:p>
          </table:table-cell>
          <table:table-cell table:number-columns-repeated="8"/>
        </table:table-row>
        <table:table-row table:style-name="ro1">
          <table:table-cell office:value-type="float" office:value="10.861080631461" calcext:value-type="float">
            <text:p>10,86108063</text:p>
          </table:table-cell>
          <table:table-cell table:number-columns-repeated="4"/>
          <table:table-cell office:value-type="float" office:value="10.8611" calcext:value-type="float">
            <text:p>10,86110000</text:p>
          </table:table-cell>
          <table:table-cell table:number-columns-repeated="8"/>
        </table:table-row>
        <table:table-row table:style-name="ro1">
          <table:table-cell office:value-type="float" office:value="10.8183098317035" calcext:value-type="float">
            <text:p>10,81830983</text:p>
          </table:table-cell>
          <table:table-cell table:number-columns-repeated="2"/>
          <table:table-cell office:value-type="float" office:value="10.6688" calcext:value-type="float">
            <text:p>10,66880000</text:p>
          </table:table-cell>
          <table:table-cell office:value-type="float" office:value="10.7646" calcext:value-type="float">
            <text:p>10,76460000</text:p>
          </table:table-cell>
          <table:table-cell office:value-type="float" office:value="10.8183" calcext:value-type="float">
            <text:p>10,81830000</text:p>
          </table:table-cell>
          <table:table-cell table:number-columns-repeated="8"/>
        </table:table-row>
        <table:table-row table:style-name="ro1">
          <table:table-cell office:value-type="float" office:value="10.7755519889917" calcext:value-type="float">
            <text:p>10,77555199</text:p>
          </table:table-cell>
          <table:table-cell table:number-columns-repeated="4"/>
          <table:table-cell office:value-type="float" office:value="10.7756" calcext:value-type="float">
            <text:p>10,77560000</text:p>
          </table:table-cell>
          <table:table-cell table:number-columns-repeated="8"/>
        </table:table-row>
        <table:table-row table:style-name="ro1">
          <table:table-cell office:value-type="float" office:value="10.7328070523983" calcext:value-type="float">
            <text:p>10,73280705</text:p>
          </table:table-cell>
          <table:table-cell table:number-columns-repeated="3"/>
          <table:table-cell office:value-type="float" office:value="10.6788" calcext:value-type="float">
            <text:p>10,67880000</text:p>
          </table:table-cell>
          <table:table-cell office:value-type="float" office:value="10.7328" calcext:value-type="float">
            <text:p>10,73280000</text:p>
          </table:table-cell>
          <table:table-cell table:number-columns-repeated="8"/>
        </table:table-row>
        <table:table-row table:style-name="ro1">
          <table:table-cell office:value-type="float" office:value="10.6900749709948" calcext:value-type="float">
            <text:p>10,69007497</text:p>
          </table:table-cell>
          <table:table-cell table:number-columns-repeated="4"/>
          <table:table-cell office:value-type="float" office:value="10.6901" calcext:value-type="float">
            <text:p>10,69010000</text:p>
          </table:table-cell>
          <table:table-cell table:number-columns-repeated="8"/>
        </table:table-row>
        <table:table-row table:style-name="ro1">
          <table:table-cell office:value-type="float" office:value="10.6473556938505" calcext:value-type="float">
            <text:p>10,64735569</text:p>
          </table:table-cell>
          <table:table-cell office:value-type="float" office:value="9.90651" calcext:value-type="float">
            <text:p>9,906510000</text:p>
          </table:table-cell>
          <table:table-cell office:value-type="float" office:value="10.3113" calcext:value-type="float">
            <text:p>10,31130000</text:p>
          </table:table-cell>
          <table:table-cell office:value-type="float" office:value="10.4943" calcext:value-type="float">
            <text:p>10,49430000</text:p>
          </table:table-cell>
          <table:table-cell office:value-type="float" office:value="10.5929" calcext:value-type="float">
            <text:p>10,59290000</text:p>
          </table:table-cell>
          <table:table-cell office:value-type="float" office:value="10.6474" calcext:value-type="float">
            <text:p>10,64740000</text:p>
          </table:table-cell>
          <table:table-cell table:number-columns-repeated="8"/>
        </table:table-row>
        <table:table-row table:style-name="ro1">
          <table:table-cell office:value-type="float" office:value="10.6046491700335" calcext:value-type="float">
            <text:p>10,60464917</text:p>
          </table:table-cell>
          <table:table-cell table:number-columns-repeated="4"/>
          <table:table-cell office:value-type="float" office:value="10.6046" calcext:value-type="float">
            <text:p>10,60460000</text:p>
          </table:table-cell>
          <table:table-cell table:number-columns-repeated="8"/>
        </table:table-row>
        <table:table-row table:style-name="ro1">
          <table:table-cell office:value-type="float" office:value="10.5619553486127" calcext:value-type="float">
            <text:p>10,56195535</text:p>
          </table:table-cell>
          <table:table-cell table:number-columns-repeated="3"/>
          <table:table-cell office:value-type="float" office:value="10.5071" calcext:value-type="float">
            <text:p>10,50710000</text:p>
          </table:table-cell>
          <table:table-cell office:value-type="float" office:value="10.562" calcext:value-type="float">
            <text:p>10,56200000</text:p>
          </table:table-cell>
          <table:table-cell table:number-columns-repeated="8"/>
        </table:table-row>
        <table:table-row table:style-name="ro1">
          <table:table-cell office:value-type="float" office:value="10.5192741786647" calcext:value-type="float">
            <text:p>10,51927418</text:p>
          </table:table-cell>
          <table:table-cell table:number-columns-repeated="4"/>
          <table:table-cell office:value-type="float" office:value="10.5193" calcext:value-type="float">
            <text:p>10,51930000</text:p>
          </table:table-cell>
          <table:table-cell table:number-columns-repeated="8"/>
        </table:table-row>
        <table:table-row table:style-name="ro1">
          <table:table-cell office:value-type="float" office:value="10.4766056092824" calcext:value-type="float">
            <text:p>10,47660561</text:p>
          </table:table-cell>
          <table:table-cell table:number-columns-repeated="2"/>
          <table:table-cell office:value-type="float" office:value="10.3199" calcext:value-type="float">
            <text:p>10,31990000</text:p>
          </table:table-cell>
          <table:table-cell office:value-type="float" office:value="10.4214" calcext:value-type="float">
            <text:p>10,42140000</text:p>
          </table:table-cell>
          <table:table-cell office:value-type="float" office:value="10.4766" calcext:value-type="float">
            <text:p>10,47660000</text:p>
          </table:table-cell>
          <table:table-cell table:number-columns-repeated="8"/>
        </table:table-row>
        <table:table-row table:style-name="ro1">
          <table:table-cell office:value-type="float" office:value="10.4339495895859" calcext:value-type="float">
            <text:p>10,43394959</text:p>
          </table:table-cell>
          <table:table-cell table:number-columns-repeated="4"/>
          <table:table-cell office:value-type="float" office:value="10.4339" calcext:value-type="float">
            <text:p>10,43390000</text:p>
          </table:table-cell>
          <table:table-cell table:number-columns-repeated="8"/>
        </table:table-row>
        <table:table-row table:style-name="ro1">
          <table:table-cell office:value-type="float" office:value="10.3913060687292" calcext:value-type="float">
            <text:p>10,39130607</text:p>
          </table:table-cell>
          <table:table-cell table:number-columns-repeated="3"/>
          <table:table-cell office:value-type="float" office:value="10.3357" calcext:value-type="float">
            <text:p>10,33570000</text:p>
          </table:table-cell>
          <table:table-cell office:value-type="float" office:value="10.3913" calcext:value-type="float">
            <text:p>10,39130000</text:p>
          </table:table-cell>
          <table:table-cell table:number-columns-repeated="8"/>
        </table:table-row>
        <table:table-row table:style-name="ro1">
          <table:table-cell office:value-type="float" office:value="10.3486749958939" calcext:value-type="float">
            <text:p>10,34867500</text:p>
          </table:table-cell>
          <table:table-cell table:number-columns-repeated="4"/>
          <table:table-cell office:value-type="float" office:value="10.3487" calcext:value-type="float">
            <text:p>10,34870000</text:p>
          </table:table-cell>
          <table:table-cell table:number-columns-repeated="8"/>
        </table:table-row>
        <table:table-row table:style-name="ro1">
          <table:table-cell office:value-type="float" office:value="10.3060563202605" calcext:value-type="float">
            <text:p>10,30605632</text:p>
          </table:table-cell>
          <table:table-cell/>
          <table:table-cell office:value-type="float" office:value="9.9449" calcext:value-type="float">
            <text:p>9,94490000</text:p>
          </table:table-cell>
          <table:table-cell office:value-type="float" office:value="10.1458" calcext:value-type="float">
            <text:p>10,14580000</text:p>
          </table:table-cell>
          <table:table-cell office:value-type="float" office:value="10.2501" calcext:value-type="float">
            <text:p>10,25010000</text:p>
          </table:table-cell>
          <table:table-cell office:value-type="float" office:value="10.3061" calcext:value-type="float">
            <text:p>10,30610000</text:p>
          </table:table-cell>
          <table:table-cell table:number-columns-repeated="8"/>
        </table:table-row>
        <table:table-row table:style-name="ro1">
          <table:table-cell office:value-type="float" office:value="10.2634499909496" calcext:value-type="float">
            <text:p>10,26344999</text:p>
          </table:table-cell>
          <table:table-cell table:number-columns-repeated="4"/>
          <table:table-cell office:value-type="float" office:value="10.2634" calcext:value-type="float">
            <text:p>10,26340000</text:p>
          </table:table-cell>
          <table:table-cell table:number-columns-repeated="8"/>
        </table:table-row>
        <table:table-row table:style-name="ro1">
          <table:table-cell office:value-type="float" office:value="10.2208559569356" calcext:value-type="float">
            <text:p>10,22085596</text:p>
          </table:table-cell>
          <table:table-cell table:number-columns-repeated="3"/>
          <table:table-cell office:value-type="float" office:value="10.1645" calcext:value-type="float">
            <text:p>10,16450000</text:p>
          </table:table-cell>
          <table:table-cell office:value-type="float" office:value="10.2209" calcext:value-type="float">
            <text:p>10,22090000</text:p>
          </table:table-cell>
          <table:table-cell table:number-columns-repeated="8"/>
        </table:table-row>
        <table:table-row table:style-name="ro1">
          <table:table-cell office:value-type="float" office:value="10.1782741669634" calcext:value-type="float">
            <text:p>10,17827417</text:p>
          </table:table-cell>
          <table:table-cell table:number-columns-repeated="4"/>
          <table:table-cell office:value-type="float" office:value="10.1783" calcext:value-type="float">
            <text:p>10,17830000</text:p>
          </table:table-cell>
          <table:table-cell table:number-columns-repeated="8"/>
        </table:table-row>
        <table:table-row table:style-name="ro1">
          <table:table-cell office:value-type="float" office:value="10.1357045695303" calcext:value-type="float">
            <text:p>10,13570457</text:p>
          </table:table-cell>
          <table:table-cell table:number-columns-repeated="2"/>
          <table:table-cell office:value-type="float" office:value="9.97183" calcext:value-type="float">
            <text:p>9,97183000</text:p>
          </table:table-cell>
          <table:table-cell office:value-type="float" office:value="10.0789" calcext:value-type="float">
            <text:p>10,07890000</text:p>
          </table:table-cell>
          <table:table-cell office:value-type="float" office:value="10.1357" calcext:value-type="float">
            <text:p>10,13570000</text:p>
          </table:table-cell>
          <table:table-cell table:number-columns-repeated="8"/>
        </table:table-row>
        <table:table-row table:style-name="ro1">
          <table:table-cell office:value-type="float" office:value="10.0931471130312" calcext:value-type="float">
            <text:p>10,09314711</text:p>
          </table:table-cell>
          <table:table-cell table:number-columns-repeated="4"/>
          <table:table-cell office:value-type="float" office:value="10.0931" calcext:value-type="float">
            <text:p>10,09310000</text:p>
          </table:table-cell>
          <table:table-cell table:number-columns-repeated="8"/>
        </table:table-row>
        <table:table-row table:style-name="ro1">
          <table:table-cell office:value-type="float" office:value="10.0506017461697" calcext:value-type="float">
            <text:p>10,05060175</text:p>
          </table:table-cell>
          <table:table-cell table:number-columns-repeated="3"/>
          <table:table-cell office:value-type="float" office:value="9.99345" calcext:value-type="float">
            <text:p>9,99345000</text:p>
          </table:table-cell>
          <table:table-cell office:value-type="float" office:value="10.0506" calcext:value-type="float">
            <text:p>10,05060000</text:p>
          </table:table-cell>
          <table:table-cell table:number-columns-repeated="8"/>
        </table:table-row>
        <table:table-row table:style-name="ro1">
          <table:table-cell office:value-type="float" office:value="10.0080684186578" calcext:value-type="float">
            <text:p>10,00806842</text:p>
          </table:table-cell>
          <table:table-cell table:number-columns-repeated="4"/>
          <table:table-cell office:value-type="float" office:value="10.0081" calcext:value-type="float">
            <text:p>10,00810000</text:p>
          </table:table-cell>
          <table:table-cell table:number-columns-repeated="8"/>
        </table:table-row>
        <table:table-row table:style-name="ro1">
          <table:table-cell office:value-type="float" office:value="9.96554708201563" calcext:value-type="float">
            <text:p>9,96554708</text:p>
          </table:table-cell>
          <table:table-cell office:value-type="float" office:value="9.12548" calcext:value-type="float">
            <text:p>9,125480000</text:p>
          </table:table-cell>
          <table:table-cell office:value-type="float" office:value="9.57905" calcext:value-type="float">
            <text:p>9,57905000</text:p>
          </table:table-cell>
          <table:table-cell office:value-type="float" office:value="9.79807" calcext:value-type="float">
            <text:p>9,79807000</text:p>
          </table:table-cell>
          <table:table-cell office:value-type="float" office:value="9.90801" calcext:value-type="float">
            <text:p>9,90801000</text:p>
          </table:table-cell>
          <table:table-cell office:value-type="float" office:value="9.96555" calcext:value-type="float">
            <text:p>9,96555000</text:p>
          </table:table-cell>
          <table:table-cell table:number-columns-repeated="8"/>
        </table:table-row>
        <table:table-row table:style-name="ro1">
          <table:table-cell office:value-type="float" office:value="9.92303768990424" calcext:value-type="float">
            <text:p>9,92303769</text:p>
          </table:table-cell>
          <table:table-cell table:number-columns-repeated="4"/>
          <table:table-cell office:value-type="float" office:value="9.92304" calcext:value-type="float">
            <text:p>9,92304000</text:p>
          </table:table-cell>
          <table:table-cell table:number-columns-repeated="8"/>
        </table:table-row>
        <table:table-row table:style-name="ro1">
          <table:table-cell office:value-type="float" office:value="9.88054019698536" calcext:value-type="float">
            <text:p>9,88054020</text:p>
          </table:table-cell>
          <table:table-cell table:number-columns-repeated="3"/>
          <table:table-cell office:value-type="float" office:value="9.82261" calcext:value-type="float">
            <text:p>9,82261000</text:p>
          </table:table-cell>
          <table:table-cell office:value-type="float" office:value="9.88054" calcext:value-type="float">
            <text:p>9,88054000</text:p>
          </table:table-cell>
          <table:table-cell table:number-columns-repeated="8"/>
        </table:table-row>
        <table:table-row table:style-name="ro1">
          <table:table-cell office:value-type="float" office:value="9.83805455513683" calcext:value-type="float">
            <text:p>9,83805456</text:p>
          </table:table-cell>
          <table:table-cell table:number-columns-repeated="4"/>
          <table:table-cell office:value-type="float" office:value="9.83805" calcext:value-type="float">
            <text:p>9,83805000</text:p>
          </table:table-cell>
          <table:table-cell table:number-columns-repeated="8"/>
        </table:table-row>
        <table:table-row table:style-name="ro1">
          <table:table-cell office:value-type="float" office:value="9.79558070664349" calcext:value-type="float">
            <text:p>9,79558071</text:p>
          </table:table-cell>
          <table:table-cell table:number-columns-repeated="2"/>
          <table:table-cell office:value-type="float" office:value="9.62448" calcext:value-type="float">
            <text:p>9,62448000</text:p>
          </table:table-cell>
          <table:table-cell office:value-type="float" office:value="9.73727" calcext:value-type="float">
            <text:p>9,73727000</text:p>
          </table:table-cell>
          <table:table-cell office:value-type="float" office:value="9.79558" calcext:value-type="float">
            <text:p>9,79558000</text:p>
          </table:table-cell>
          <table:table-cell table:number-columns-repeated="8"/>
        </table:table-row>
        <table:table-row table:style-name="ro1">
          <table:table-cell office:value-type="float" office:value="9.75311857665764" calcext:value-type="float">
            <text:p>9,75311858</text:p>
          </table:table-cell>
          <table:table-cell table:number-columns-repeated="4"/>
          <table:table-cell office:value-type="float" office:value="9.75312" calcext:value-type="float">
            <text:p>9,75312000</text:p>
          </table:table-cell>
          <table:table-cell table:number-columns-repeated="8"/>
        </table:table-row>
        <table:table-row table:style-name="ro1">
          <table:table-cell office:value-type="float" office:value="9.71066807230423" calcext:value-type="float">
            <text:p>9,71066807</text:p>
          </table:table-cell>
          <table:table-cell table:number-columns-repeated="3"/>
          <table:table-cell office:value-type="float" office:value="9.65197" calcext:value-type="float">
            <text:p>9,65197000</text:p>
          </table:table-cell>
          <table:table-cell office:value-type="float" office:value="9.71067" calcext:value-type="float">
            <text:p>9,71067000</text:p>
          </table:table-cell>
          <table:table-cell table:number-columns-repeated="8"/>
        </table:table-row>
        <table:table-row table:style-name="ro1">
          <table:table-cell office:value-type="float" office:value="9.66822910180686" calcext:value-type="float">
            <text:p>9,66822910</text:p>
          </table:table-cell>
          <table:table-cell table:number-columns-repeated="4"/>
          <table:table-cell office:value-type="float" office:value="9.66823" calcext:value-type="float">
            <text:p>9,66823000</text:p>
          </table:table-cell>
          <table:table-cell table:number-columns-repeated="8"/>
        </table:table-row>
        <table:table-row table:style-name="ro1">
          <table:table-cell office:value-type="float" office:value="9.62580162761998" calcext:value-type="float">
            <text:p>9,62580163</text:p>
          </table:table-cell>
          <table:table-cell/>
          <table:table-cell office:value-type="float" office:value="9.21362" calcext:value-type="float">
            <text:p>9,21362000</text:p>
          </table:table-cell>
          <table:table-cell office:value-type="float" office:value="9.45108" calcext:value-type="float">
            <text:p>9,45108000</text:p>
          </table:table-cell>
          <table:table-cell office:value-type="float" office:value="9.56672" calcext:value-type="float">
            <text:p>9,56672000</text:p>
          </table:table-cell>
          <table:table-cell office:value-type="float" office:value="9.6258" calcext:value-type="float">
            <text:p>9,62580000</text:p>
          </table:table-cell>
          <table:table-cell table:number-columns-repeated="8"/>
        </table:table-row>
        <table:table-row table:style-name="ro1">
          <table:table-cell office:value-type="float" office:value="9.58338574890681" calcext:value-type="float">
            <text:p>9,58338575</text:p>
          </table:table-cell>
          <table:table-cell table:number-columns-repeated="4"/>
          <table:table-cell office:value-type="float" office:value="9.58339" calcext:value-type="float">
            <text:p>9,58339000</text:p>
          </table:table-cell>
          <table:table-cell table:number-columns-repeated="8"/>
        </table:table-row>
        <table:table-row table:style-name="ro1">
          <table:table-cell office:value-type="float" office:value="9.54098175166059" calcext:value-type="float">
            <text:p>9,54098175</text:p>
          </table:table-cell>
          <table:table-cell table:number-columns-repeated="3"/>
          <table:table-cell office:value-type="float" office:value="9.4815" calcext:value-type="float">
            <text:p>9,48150000</text:p>
          </table:table-cell>
          <table:table-cell office:value-type="float" office:value="9.54098" calcext:value-type="float">
            <text:p>9,54098000</text:p>
          </table:table-cell>
          <table:table-cell table:number-columns-repeated="8"/>
        </table:table-row>
        <table:table-row table:style-name="ro1">
          <table:table-cell office:value-type="float" office:value="9.49858996470099" calcext:value-type="float">
            <text:p>9,49858996</text:p>
          </table:table-cell>
          <table:table-cell table:number-columns-repeated="4"/>
          <table:table-cell office:value-type="float" office:value="9.49859" calcext:value-type="float">
            <text:p>9,49859000</text:p>
          </table:table-cell>
          <table:table-cell table:number-columns-repeated="8"/>
        </table:table-row>
        <table:table-row table:style-name="ro1">
          <table:table-cell office:value-type="float" office:value="9.4562101853908" calcext:value-type="float">
            <text:p>9,45621019</text:p>
          </table:table-cell>
          <table:table-cell table:number-columns-repeated="2"/>
          <table:table-cell office:value-type="float" office:value="9.27795" calcext:value-type="float">
            <text:p>9,27795000</text:p>
          </table:table-cell>
          <table:table-cell office:value-type="float" office:value="9.39632" calcext:value-type="float">
            <text:p>9,39632000</text:p>
          </table:table-cell>
          <table:table-cell office:value-type="float" office:value="9.45621" calcext:value-type="float">
            <text:p>9,45621000</text:p>
          </table:table-cell>
          <table:table-cell table:number-columns-repeated="8"/>
        </table:table-row>
        <table:table-row table:style-name="ro1">
          <table:table-cell office:value-type="float" office:value="9.41384064695095" calcext:value-type="float">
            <text:p>9,41384065</text:p>
          </table:table-cell>
          <table:table-cell table:number-columns-repeated="4"/>
          <table:table-cell office:value-type="float" office:value="9.41384" calcext:value-type="float">
            <text:p>9,41384000</text:p>
          </table:table-cell>
          <table:table-cell table:number-columns-repeated="8"/>
        </table:table-row>
        <table:table-row table:style-name="ro1">
          <table:table-cell office:value-type="float" office:value="9.37147754243955" calcext:value-type="float">
            <text:p>9,37147754</text:p>
          </table:table-cell>
          <table:table-cell table:number-columns-repeated="3"/>
          <table:table-cell office:value-type="float" office:value="9.31119" calcext:value-type="float">
            <text:p>9,31119000</text:p>
          </table:table-cell>
          <table:table-cell office:value-type="float" office:value="9.37148" calcext:value-type="float">
            <text:p>9,37148000</text:p>
          </table:table-cell>
          <table:table-cell table:number-columns-repeated="8"/>
        </table:table-row>
        <table:table-row table:style-name="ro1">
          <table:table-cell office:value-type="float" office:value="9.3291185455036" calcext:value-type="float">
            <text:p>9,32911855</text:p>
          </table:table-cell>
          <table:table-cell table:number-columns-repeated="4"/>
          <table:table-cell office:value-type="float" office:value="9.32912" calcext:value-type="float">
            <text:p>9,32912000</text:p>
          </table:table-cell>
          <table:table-cell table:number-columns-repeated="8"/>
        </table:table-row>
        <table:table-row table:style-name="ro1">
          <table:table-cell office:value-type="float" office:value="9.28677588344188" calcext:value-type="float">
            <text:p>9,28677588</text:p>
          </table:table-cell>
          <table:table-cell office:value-type="float" office:value="8.36507" calcext:value-type="float">
            <text:p>8,365070000</text:p>
          </table:table-cell>
          <table:table-cell office:value-type="float" office:value="8.85164" calcext:value-type="float">
            <text:p>8,85164000</text:p>
          </table:table-cell>
          <table:table-cell office:value-type="float" office:value="9.1051" calcext:value-type="float">
            <text:p>9,10510000</text:p>
          </table:table-cell>
          <table:table-cell office:value-type="float" office:value="9.22619" calcext:value-type="float">
            <text:p>9,22619000</text:p>
          </table:table-cell>
          <table:table-cell office:value-type="float" office:value="9.28678" calcext:value-type="float">
            <text:p>9,28678000</text:p>
          </table:table-cell>
          <table:table-cell table:number-columns-repeated="8"/>
        </table:table-row>
        <table:table-row table:style-name="ro1">
          <table:table-cell office:value-type="float" office:value="9.24449350411201" calcext:value-type="float">
            <text:p>9,24449350</text:p>
          </table:table-cell>
          <table:table-cell table:number-columns-repeated="4"/>
          <table:table-cell office:value-type="float" office:value="9.24449" calcext:value-type="float">
            <text:p>9,24449000</text:p>
          </table:table-cell>
          <table:table-cell table:number-columns-repeated="8"/>
        </table:table-row>
        <table:table-row table:style-name="ro1">
          <table:table-cell office:value-type="float" office:value="9.20228602290511" calcext:value-type="float">
            <text:p>9,20228602</text:p>
          </table:table-cell>
          <table:table-cell table:number-columns-repeated="3"/>
          <table:table-cell office:value-type="float" office:value="9.14134" calcext:value-type="float">
            <text:p>9,14134000</text:p>
          </table:table-cell>
          <table:table-cell office:value-type="float" office:value="9.20229" calcext:value-type="float">
            <text:p>9,20229000</text:p>
          </table:table-cell>
          <table:table-cell table:number-columns-repeated="8"/>
        </table:table-row>
        <table:table-row table:style-name="ro1">
          <table:table-cell office:value-type="float" office:value="9.15959879789242" calcext:value-type="float">
            <text:p>9,15959880</text:p>
          </table:table-cell>
          <table:table-cell table:number-columns-repeated="4"/>
          <table:table-cell office:value-type="float" office:value="9.1596" calcext:value-type="float">
            <text:p>9,15960000</text:p>
          </table:table-cell>
          <table:table-cell table:number-columns-repeated="8"/>
        </table:table-row>
        <table:table-row table:style-name="ro1">
          <table:table-cell office:value-type="float" office:value="9.11455666681919" calcext:value-type="float">
            <text:p>9,11455667</text:p>
          </table:table-cell>
          <table:table-cell table:number-columns-repeated="2"/>
          <table:table-cell office:value-type="float" office:value="8.9316" calcext:value-type="float">
            <text:p>8,93160000</text:p>
          </table:table-cell>
          <table:table-cell office:value-type="float" office:value="9.0557" calcext:value-type="float">
            <text:p>9,05570000</text:p>
          </table:table-cell>
          <table:table-cell office:value-type="float" office:value="9.11456" calcext:value-type="float">
            <text:p>9,11456000</text:p>
          </table:table-cell>
          <table:table-cell table:number-columns-repeated="8"/>
        </table:table-row>
        <table:table-row table:style-name="ro1">
          <table:table-cell office:value-type="float" office:value="9.06903468744164" calcext:value-type="float">
            <text:p>9,06903469</text:p>
          </table:table-cell>
          <table:table-cell table:number-columns-repeated="4"/>
          <table:table-cell office:value-type="float" office:value="9.06903" calcext:value-type="float">
            <text:p>9,06903000</text:p>
          </table:table-cell>
          <table:table-cell table:number-columns-repeated="8"/>
        </table:table-row>
        <table:table-row table:style-name="ro1">
          <table:table-cell office:value-type="float" office:value="9.02358739718974" calcext:value-type="float">
            <text:p>9,02358740</text:p>
          </table:table-cell>
          <table:table-cell table:number-columns-repeated="3"/>
          <table:table-cell office:value-type="float" office:value="8.96611" calcext:value-type="float">
            <text:p>8,96611000</text:p>
          </table:table-cell>
          <table:table-cell office:value-type="float" office:value="9.02359" calcext:value-type="float">
            <text:p>9,02359000</text:p>
          </table:table-cell>
          <table:table-cell table:number-columns-repeated="8"/>
        </table:table-row>
        <table:table-row table:style-name="ro1">
          <table:table-cell office:value-type="float" office:value="8.97820007617382" calcext:value-type="float">
            <text:p>8,97820008</text:p>
          </table:table-cell>
          <table:table-cell table:number-columns-repeated="4"/>
          <table:table-cell office:value-type="float" office:value="8.9782" calcext:value-type="float">
            <text:p>8,97820000</text:p>
          </table:table-cell>
          <table:table-cell table:number-columns-repeated="8"/>
        </table:table-row>
        <table:table-row table:style-name="ro1">
          <table:table-cell office:value-type="float" office:value="8.93282867203751" calcext:value-type="float">
            <text:p>8,93282867</text:p>
          </table:table-cell>
          <table:table-cell/>
          <table:table-cell office:value-type="float" office:value="8.50352" calcext:value-type="float">
            <text:p>8,50352000</text:p>
          </table:table-cell>
          <table:table-cell office:value-type="float" office:value="8.75427" calcext:value-type="float">
            <text:p>8,75427000</text:p>
          </table:table-cell>
          <table:table-cell office:value-type="float" office:value="8.87573" calcext:value-type="float">
            <text:p>8,87573000</text:p>
          </table:table-cell>
          <table:table-cell office:value-type="float" office:value="8.93283" calcext:value-type="float">
            <text:p>8,93283000</text:p>
          </table:table-cell>
          <table:table-cell table:number-columns-repeated="8"/>
        </table:table-row>
        <table:table-row table:style-name="ro1">
          <table:table-cell office:value-type="float" office:value="8.88746085298331" calcext:value-type="float">
            <text:p>8,88746085</text:p>
          </table:table-cell>
          <table:table-cell table:number-columns-repeated="4"/>
          <table:table-cell office:value-type="float" office:value="8.88746" calcext:value-type="float">
            <text:p>8,88746000</text:p>
          </table:table-cell>
          <table:table-cell table:number-columns-repeated="8"/>
        </table:table-row>
        <table:table-row table:style-name="ro1">
          <table:table-cell office:value-type="float" office:value="8.84209884086525" calcext:value-type="float">
            <text:p>8,84209884</text:p>
          </table:table-cell>
          <table:table-cell table:number-columns-repeated="3"/>
          <table:table-cell office:value-type="float" office:value="8.7855" calcext:value-type="float">
            <text:p>8,78550000</text:p>
          </table:table-cell>
          <table:table-cell office:value-type="float" office:value="8.8421" calcext:value-type="float">
            <text:p>8,84210000</text:p>
          </table:table-cell>
          <table:table-cell table:number-columns-repeated="8"/>
        </table:table-row>
        <table:table-row table:style-name="ro1">
          <table:table-cell office:value-type="float" office:value="8.79674633812637" calcext:value-type="float">
            <text:p>8,79674634</text:p>
          </table:table-cell>
          <table:table-cell table:number-columns-repeated="4"/>
          <table:table-cell office:value-type="float" office:value="8.79675" calcext:value-type="float">
            <text:p>8,79675000</text:p>
          </table:table-cell>
          <table:table-cell table:number-columns-repeated="8"/>
        </table:table-row>
        <table:table-row table:style-name="ro1">
          <table:table-cell office:value-type="float" office:value="8.75140500704669" calcext:value-type="float">
            <text:p>8,75140501</text:p>
          </table:table-cell>
          <table:table-cell table:number-columns-repeated="2"/>
          <table:table-cell office:value-type="float" office:value="8.57629" calcext:value-type="float">
            <text:p>8,57629000</text:p>
          </table:table-cell>
          <table:table-cell office:value-type="float" office:value="8.6954" calcext:value-type="float">
            <text:p>8,69540000</text:p>
          </table:table-cell>
          <table:table-cell office:value-type="float" office:value="8.75141" calcext:value-type="float">
            <text:p>8,75141000</text:p>
          </table:table-cell>
          <table:table-cell table:number-columns-repeated="8"/>
        </table:table-row>
        <table:table-row table:style-name="ro1">
          <table:table-cell office:value-type="float" office:value="8.70607494576418" calcext:value-type="float">
            <text:p>8,70607495</text:p>
          </table:table-cell>
          <table:table-cell table:number-columns-repeated="4"/>
          <table:table-cell office:value-type="float" office:value="8.70607" calcext:value-type="float">
            <text:p>8,70607000</text:p>
          </table:table-cell>
          <table:table-cell table:number-columns-repeated="8"/>
        </table:table-row>
        <table:table-row table:style-name="ro1">
          <table:table-cell office:value-type="float" office:value="8.66075572095988" calcext:value-type="float">
            <text:p>8,66075572</text:p>
          </table:table-cell>
          <table:table-cell table:number-columns-repeated="3"/>
          <table:table-cell office:value-type="float" office:value="8.60535" calcext:value-type="float">
            <text:p>8,60535000</text:p>
          </table:table-cell>
          <table:table-cell office:value-type="float" office:value="8.66076" calcext:value-type="float">
            <text:p>8,66076000</text:p>
          </table:table-cell>
          <table:table-cell table:number-columns-repeated="8"/>
        </table:table-row>
        <table:table-row table:style-name="ro1">
          <table:table-cell office:value-type="float" office:value="8.61544694214106" calcext:value-type="float">
            <text:p>8,61544694</text:p>
          </table:table-cell>
          <table:table-cell table:number-columns-repeated="4"/>
          <table:table-cell office:value-type="float" office:value="8.61545" calcext:value-type="float">
            <text:p>8,61545000</text:p>
          </table:table-cell>
          <table:table-cell table:number-columns-repeated="8"/>
        </table:table-row>
        <table:table-row table:style-name="ro1">
          <table:table-cell office:value-type="float" office:value="8.57014840564491" calcext:value-type="float">
            <text:p>8,57014841</text:p>
          </table:table-cell>
          <table:table-cell office:value-type="float" office:value="7.69746" calcext:value-type="float">
            <text:p>7,697460000</text:p>
          </table:table-cell>
          <table:table-cell office:value-type="float" office:value="8.15878" calcext:value-type="float">
            <text:p>8,15878000</text:p>
          </table:table-cell>
          <table:table-cell office:value-type="float" office:value="8.39857" calcext:value-type="float">
            <text:p>8,39857000</text:p>
          </table:table-cell>
          <table:table-cell office:value-type="float" office:value="8.51533" calcext:value-type="float">
            <text:p>8,51533000</text:p>
          </table:table-cell>
          <table:table-cell office:value-type="float" office:value="8.57015" calcext:value-type="float">
            <text:p>8,57015000</text:p>
          </table:table-cell>
          <table:table-cell table:number-columns-repeated="8"/>
        </table:table-row>
        <table:table-row table:style-name="ro1">
          <table:table-cell office:value-type="float" office:value="8.52486004451705" calcext:value-type="float">
            <text:p>8,52486004</text:p>
          </table:table-cell>
          <table:table-cell table:number-columns-repeated="4"/>
          <table:table-cell office:value-type="float" office:value="8.52486" calcext:value-type="float">
            <text:p>8,52486000</text:p>
          </table:table-cell>
          <table:table-cell table:number-columns-repeated="8"/>
        </table:table-row>
        <table:table-row table:style-name="ro1">
          <table:table-cell office:value-type="float" office:value="8.4795818460339" calcext:value-type="float">
            <text:p>8,47958185</text:p>
          </table:table-cell>
          <table:table-cell table:number-columns-repeated="3"/>
          <table:table-cell office:value-type="float" office:value="8.42534" calcext:value-type="float">
            <text:p>8,42534000</text:p>
          </table:table-cell>
          <table:table-cell office:value-type="float" office:value="8.47958" calcext:value-type="float">
            <text:p>8,47958000</text:p>
          </table:table-cell>
          <table:table-cell table:number-columns-repeated="8"/>
        </table:table-row>
        <table:table-row table:style-name="ro1">
          <table:table-cell office:value-type="float" office:value="8.43431379857014" calcext:value-type="float">
            <text:p>8,43431380</text:p>
          </table:table-cell>
          <table:table-cell table:number-columns-repeated="4"/>
          <table:table-cell office:value-type="float" office:value="8.43431" calcext:value-type="float">
            <text:p>8,43431000</text:p>
          </table:table-cell>
          <table:table-cell table:number-columns-repeated="8"/>
        </table:table-row>
        <table:table-row table:style-name="ro1">
          <table:table-cell office:value-type="float" office:value="8.38905587247304" calcext:value-type="float">
            <text:p>8,38905587</text:p>
          </table:table-cell>
          <table:table-cell table:number-columns-repeated="2"/>
          <table:table-cell office:value-type="float" office:value="8.22111" calcext:value-type="float">
            <text:p>8,22111000</text:p>
          </table:table-cell>
          <table:table-cell office:value-type="float" office:value="8.33539" calcext:value-type="float">
            <text:p>8,33539000</text:p>
          </table:table-cell>
          <table:table-cell office:value-type="float" office:value="8.38906" calcext:value-type="float">
            <text:p>8,38906000</text:p>
          </table:table-cell>
          <table:table-cell table:number-columns-repeated="8"/>
        </table:table-row>
        <table:table-row table:style-name="ro1">
          <table:table-cell office:value-type="float" office:value="8.34380802095701" calcext:value-type="float">
            <text:p>8,34380802</text:p>
          </table:table-cell>
          <table:table-cell table:number-columns-repeated="4"/>
          <table:table-cell office:value-type="float" office:value="8.34381" calcext:value-type="float">
            <text:p>8,34381000</text:p>
          </table:table-cell>
          <table:table-cell table:number-columns-repeated="8"/>
        </table:table-row>
        <table:table-row table:style-name="ro1">
          <table:table-cell office:value-type="float" office:value="8.29857018764318" calcext:value-type="float">
            <text:p>8,29857019</text:p>
          </table:table-cell>
          <table:table-cell table:number-columns-repeated="3"/>
          <table:table-cell office:value-type="float" office:value="8.24548" calcext:value-type="float">
            <text:p>8,24548000</text:p>
          </table:table-cell>
          <table:table-cell office:value-type="float" office:value="8.29857" calcext:value-type="float">
            <text:p>8,29857000</text:p>
          </table:table-cell>
          <table:table-cell table:number-columns-repeated="8"/>
        </table:table-row>
        <table:table-row table:style-name="ro1">
          <table:table-cell office:value-type="float" office:value="8.2533423133685" calcext:value-type="float">
            <text:p>8,25334231</text:p>
          </table:table-cell>
          <table:table-cell table:number-columns-repeated="4"/>
          <table:table-cell office:value-type="float" office:value="8.25334" calcext:value-type="float">
            <text:p>8,25334000</text:p>
          </table:table-cell>
          <table:table-cell table:number-columns-repeated="8"/>
        </table:table-row>
        <table:table-row table:style-name="ro1">
          <table:table-cell office:value-type="float" office:value="8.20812433997038" calcext:value-type="float">
            <text:p>8,20812434</text:p>
          </table:table-cell>
          <table:table-cell/>
          <table:table-cell office:value-type="float" office:value="7.81431" calcext:value-type="float">
            <text:p>7,81431000</text:p>
          </table:table-cell>
          <table:table-cell office:value-type="float" office:value="8.04381" calcext:value-type="float">
            <text:p>8,04381000</text:p>
          </table:table-cell>
          <table:table-cell office:value-type="float" office:value="8.15561" calcext:value-type="float">
            <text:p>8,15561000</text:p>
          </table:table-cell>
          <table:table-cell office:value-type="float" office:value="8.20812" calcext:value-type="float">
            <text:p>8,20812000</text:p>
          </table:table-cell>
          <table:table-cell table:number-columns-repeated="8"/>
        </table:table-row>
        <table:table-row table:style-name="ro1">
          <table:table-cell office:value-type="float" office:value="8.16291621142675" calcext:value-type="float">
            <text:p>8,16291621</text:p>
          </table:table-cell>
          <table:table-cell table:number-columns-repeated="4"/>
          <table:table-cell office:value-type="float" office:value="8.16292" calcext:value-type="float">
            <text:p>8,16292000</text:p>
          </table:table-cell>
          <table:table-cell table:number-columns-repeated="8"/>
        </table:table-row>
        <table:table-row table:style-name="ro1">
          <table:table-cell office:value-type="float" office:value="8.11771787352331" calcext:value-type="float">
            <text:p>8,11771787</text:p>
          </table:table-cell>
          <table:table-cell table:number-columns-repeated="3"/>
          <table:table-cell office:value-type="float" office:value="8.06578" calcext:value-type="float">
            <text:p>8,06578000</text:p>
          </table:table-cell>
          <table:table-cell office:value-type="float" office:value="8.11772" calcext:value-type="float">
            <text:p>8,11772000</text:p>
          </table:table-cell>
          <table:table-cell table:number-columns-repeated="8"/>
        </table:table-row>
        <table:table-row table:style-name="ro1">
          <table:table-cell office:value-type="float" office:value="8.072529273054" calcext:value-type="float">
            <text:p>8,07252927</text:p>
          </table:table-cell>
          <table:table-cell table:number-columns-repeated="4"/>
          <table:table-cell office:value-type="float" office:value="8.07253" calcext:value-type="float">
            <text:p>8,07253000</text:p>
          </table:table-cell>
          <table:table-cell table:number-columns-repeated="8"/>
        </table:table-row>
        <table:table-row table:style-name="ro1">
          <table:table-cell office:value-type="float" office:value="8.02735035712078" calcext:value-type="float">
            <text:p>8,02735036</text:p>
          </table:table-cell>
          <table:table-cell table:number-columns-repeated="2"/>
          <table:table-cell office:value-type="float" office:value="7.86665" calcext:value-type="float">
            <text:p>7,86665000</text:p>
          </table:table-cell>
          <table:table-cell office:value-type="float" office:value="7.97599" calcext:value-type="float">
            <text:p>7,97599000</text:p>
          </table:table-cell>
          <table:table-cell office:value-type="float" office:value="8.02735" calcext:value-type="float">
            <text:p>8,02735000</text:p>
          </table:table-cell>
          <table:table-cell table:number-columns-repeated="8"/>
        </table:table-row>
        <table:table-row table:style-name="ro1">
          <table:table-cell office:value-type="float" office:value="7.98218107272312" calcext:value-type="float">
            <text:p>7,98218107</text:p>
          </table:table-cell>
          <table:table-cell table:number-columns-repeated="4"/>
          <table:table-cell office:value-type="float" office:value="7.98218" calcext:value-type="float">
            <text:p>7,98218000</text:p>
          </table:table-cell>
          <table:table-cell table:number-columns-repeated="8"/>
        </table:table-row>
        <table:table-row table:style-name="ro1">
          <table:table-cell office:value-type="float" office:value="7.93702136661243" calcext:value-type="float">
            <text:p>7,93702137</text:p>
          </table:table-cell>
          <table:table-cell table:number-columns-repeated="3"/>
          <table:table-cell office:value-type="float" office:value="7.88623" calcext:value-type="float">
            <text:p>7,88623000</text:p>
          </table:table-cell>
          <table:table-cell office:value-type="float" office:value="7.93702" calcext:value-type="float">
            <text:p>7,93702000</text:p>
          </table:table-cell>
          <table:table-cell table:number-columns-repeated="8"/>
        </table:table-row>
        <table:table-row table:style-name="ro1">
          <table:table-cell office:value-type="float" office:value="7.89187118531011" calcext:value-type="float">
            <text:p>7,89187119</text:p>
          </table:table-cell>
          <table:table-cell table:number-columns-repeated="4"/>
          <table:table-cell office:value-type="float" office:value="7.89187" calcext:value-type="float">
            <text:p>7,89187000</text:p>
          </table:table-cell>
          <table:table-cell table:number-columns-repeated="8"/>
        </table:table-row>
        <table:table-row table:style-name="ro1">
          <table:table-cell office:value-type="float" office:value="7.84673047519114" calcext:value-type="float">
            <text:p>7,84673048</text:p>
          </table:table-cell>
          <table:table-cell office:value-type="float" office:value="7.05096" calcext:value-type="float">
            <text:p>7,050960000</text:p>
          </table:table-cell>
          <table:table-cell office:value-type="float" office:value="7.47018" calcext:value-type="float">
            <text:p>7,47018000</text:p>
          </table:table-cell>
          <table:table-cell office:value-type="float" office:value="7.68963" calcext:value-type="float">
            <text:p>7,68963000</text:p>
          </table:table-cell>
          <table:table-cell office:value-type="float" office:value="7.79652" calcext:value-type="float">
            <text:p>7,79652000</text:p>
          </table:table-cell>
          <table:table-cell office:value-type="float" office:value="7.84673" calcext:value-type="float">
            <text:p>7,84673000</text:p>
          </table:table-cell>
          <table:table-cell table:number-columns-repeated="8"/>
        </table:table-row>
        <table:table-row table:style-name="ro1">
          <table:table-cell office:value-type="float" office:value="7.80159918256993" calcext:value-type="float">
            <text:p>7,80159918</text:p>
          </table:table-cell>
          <table:table-cell table:number-columns-repeated="4"/>
          <table:table-cell office:value-type="float" office:value="7.8016" calcext:value-type="float">
            <text:p>7,80160000</text:p>
          </table:table-cell>
          <table:table-cell table:number-columns-repeated="8"/>
        </table:table-row>
        <table:table-row table:style-name="ro1">
          <table:table-cell office:value-type="float" office:value="7.75647725375932" calcext:value-type="float">
            <text:p>7,75647725</text:p>
          </table:table-cell>
          <table:table-cell table:number-columns-repeated="3"/>
          <table:table-cell office:value-type="float" office:value="7.70684" calcext:value-type="float">
            <text:p>7,70684000</text:p>
          </table:table-cell>
          <table:table-cell office:value-type="float" office:value="7.75648" calcext:value-type="float">
            <text:p>7,75648000</text:p>
          </table:table-cell>
          <table:table-cell table:number-columns-repeated="8"/>
        </table:table-row>
        <table:table-row table:style-name="ro1">
          <table:table-cell office:value-type="float" office:value="7.71136463509961" calcext:value-type="float">
            <text:p>7,71136464</text:p>
          </table:table-cell>
          <table:table-cell table:number-columns-repeated="4"/>
          <table:table-cell office:value-type="float" office:value="7.71136" calcext:value-type="float">
            <text:p>7,71136000</text:p>
          </table:table-cell>
          <table:table-cell table:number-columns-repeated="8"/>
        </table:table-row>
        <table:table-row table:style-name="ro1">
          <table:table-cell office:value-type="float" office:value="7.66626127296421" calcext:value-type="float">
            <text:p>7,66626127</text:p>
          </table:table-cell>
          <table:table-cell table:number-columns-repeated="2"/>
          <table:table-cell office:value-type="float" office:value="7.51276" calcext:value-type="float">
            <text:p>7,51276000</text:p>
          </table:table-cell>
          <table:table-cell office:value-type="float" office:value="7.6172" calcext:value-type="float">
            <text:p>7,61720000</text:p>
          </table:table-cell>
          <table:table-cell office:value-type="float" office:value="7.66626" calcext:value-type="float">
            <text:p>7,66626000</text:p>
          </table:table-cell>
          <table:table-cell table:number-columns-repeated="8"/>
        </table:table-row>
        <table:table-row table:style-name="ro1">
          <table:table-cell office:value-type="float" office:value="7.62116711375316" calcext:value-type="float">
            <text:p>7,62116711</text:p>
          </table:table-cell>
          <table:table-cell table:number-columns-repeated="4"/>
          <table:table-cell office:value-type="float" office:value="7.62117" calcext:value-type="float">
            <text:p>7,62117000</text:p>
          </table:table-cell>
          <table:table-cell table:number-columns-repeated="8"/>
        </table:table-row>
        <table:table-row table:style-name="ro1">
          <table:table-cell office:value-type="float" office:value="7.57608210388265" calcext:value-type="float">
            <text:p>7,57608210</text:p>
          </table:table-cell>
          <table:table-cell table:number-columns-repeated="3"/>
          <table:table-cell office:value-type="float" office:value="7.5276" calcext:value-type="float">
            <text:p>7,52760000</text:p>
          </table:table-cell>
          <table:table-cell office:value-type="float" office:value="7.57608" calcext:value-type="float">
            <text:p>7,57608000</text:p>
          </table:table-cell>
          <table:table-cell table:number-columns-repeated="8"/>
        </table:table-row>
        <table:table-row table:style-name="ro1">
          <table:table-cell office:value-type="float" office:value="7.53100618977561" calcext:value-type="float">
            <text:p>7,53100619</text:p>
          </table:table-cell>
          <table:table-cell table:number-columns-repeated="4"/>
          <table:table-cell office:value-type="float" office:value="7.53101" calcext:value-type="float">
            <text:p>7,53101000</text:p>
          </table:table-cell>
          <table:table-cell table:number-columns-repeated="8"/>
        </table:table-row>
        <table:table-row table:style-name="ro1">
          <table:table-cell office:value-type="float" office:value="7.48593931785568" calcext:value-type="float">
            <text:p>7,48593932</text:p>
          </table:table-cell>
          <table:table-cell/>
          <table:table-cell office:value-type="float" office:value="7.12659" calcext:value-type="float">
            <text:p>7,12659000</text:p>
          </table:table-cell>
          <table:table-cell office:value-type="float" office:value="7.33604" calcext:value-type="float">
            <text:p>7,33604000</text:p>
          </table:table-cell>
          <table:table-cell office:value-type="float" office:value="7.43803" calcext:value-type="float">
            <text:p>7,43803000</text:p>
          </table:table-cell>
          <table:table-cell office:value-type="float" office:value="7.48594" calcext:value-type="float">
            <text:p>7,48594000</text:p>
          </table:table-cell>
          <table:table-cell table:number-columns-repeated="8"/>
        </table:table-row>
        <table:table-row table:style-name="ro1">
          <table:table-cell office:value-type="float" office:value="7.44088143454426" calcext:value-type="float">
            <text:p>7,44088143</text:p>
          </table:table-cell>
          <table:table-cell table:number-columns-repeated="4"/>
          <table:table-cell office:value-type="float" office:value="7.44088" calcext:value-type="float">
            <text:p>7,44088000</text:p>
          </table:table-cell>
          <table:table-cell table:number-columns-repeated="8"/>
        </table:table-row>
        <table:table-row table:style-name="ro1">
          <table:table-cell office:value-type="float" office:value="7.39583248626027" calcext:value-type="float">
            <text:p>7,39583249</text:p>
          </table:table-cell>
          <table:table-cell table:number-columns-repeated="3"/>
          <table:table-cell office:value-type="float" office:value="7.3485" calcext:value-type="float">
            <text:p>7,34850000</text:p>
          </table:table-cell>
          <table:table-cell office:value-type="float" office:value="7.39583" calcext:value-type="float">
            <text:p>7,39583000</text:p>
          </table:table-cell>
          <table:table-cell table:number-columns-repeated="8"/>
        </table:table-row>
        <table:table-row table:style-name="ro1">
          <table:table-cell office:value-type="float" office:value="7.35079241942085" calcext:value-type="float">
            <text:p>7,35079242</text:p>
          </table:table-cell>
          <table:table-cell table:number-columns-repeated="4"/>
          <table:table-cell office:value-type="float" office:value="7.35079" calcext:value-type="float">
            <text:p>7,35079000</text:p>
          </table:table-cell>
          <table:table-cell table:number-columns-repeated="8"/>
        </table:table-row>
        <table:table-row table:style-name="ro1">
          <table:table-cell office:value-type="float" office:value="7.30576118044267" calcext:value-type="float">
            <text:p>7,30576118</text:p>
          </table:table-cell>
          <table:table-cell table:number-columns-repeated="2"/>
          <table:table-cell office:value-type="float" office:value="7.15946" calcext:value-type="float">
            <text:p>7,15946000</text:p>
          </table:table-cell>
          <table:table-cell office:value-type="float" office:value="7.259" calcext:value-type="float">
            <text:p>7,25900000</text:p>
          </table:table-cell>
          <table:table-cell office:value-type="float" office:value="7.30576" calcext:value-type="float">
            <text:p>7,30576000</text:p>
          </table:table-cell>
          <table:table-cell table:number-columns-repeated="8"/>
        </table:table-row>
        <table:table-row table:style-name="ro1">
          <table:table-cell office:value-type="float" office:value="7.26073871574309" calcext:value-type="float">
            <text:p>7,26073872</text:p>
          </table:table-cell>
          <table:table-cell table:number-columns-repeated="4"/>
          <table:table-cell office:value-type="float" office:value="7.26074" calcext:value-type="float">
            <text:p>7,26074000</text:p>
          </table:table-cell>
          <table:table-cell table:number-columns-repeated="8"/>
        </table:table-row>
        <table:table-row table:style-name="ro1">
          <table:table-cell office:value-type="float" office:value="7.21572497174093" calcext:value-type="float">
            <text:p>7,21572497</text:p>
          </table:table-cell>
          <table:table-cell table:number-columns-repeated="3"/>
          <table:table-cell office:value-type="float" office:value="7.16954" calcext:value-type="float">
            <text:p>7,16954000</text:p>
          </table:table-cell>
          <table:table-cell office:value-type="float" office:value="7.21572" calcext:value-type="float">
            <text:p>7,21572000</text:p>
          </table:table-cell>
          <table:table-cell table:number-columns-repeated="8"/>
        </table:table-row>
        <table:table-row table:style-name="ro1">
          <table:table-cell office:value-type="float" office:value="7.17071989485687" calcext:value-type="float">
            <text:p>7,17071989</text:p>
          </table:table-cell>
          <table:table-cell table:number-columns-repeated="4"/>
          <table:table-cell office:value-type="float" office:value="7.17072" calcext:value-type="float">
            <text:p>7,17072000</text:p>
          </table:table-cell>
          <table:table-cell table:number-columns-repeated="8"/>
        </table:table-row>
        <table:table-row table:style-name="ro1">
          <table:table-cell office:value-type="float" office:value="7.12572343151352" calcext:value-type="float">
            <text:p>7,12572343</text:p>
          </table:table-cell>
          <table:table-cell office:value-type="float" office:value="6.40432" calcext:value-type="float">
            <text:p>6,404320000</text:p>
          </table:table-cell>
          <table:table-cell office:value-type="float" office:value="6.7836" calcext:value-type="float">
            <text:p>6,78360000</text:p>
          </table:table-cell>
          <table:table-cell office:value-type="float" office:value="6.98302" calcext:value-type="float">
            <text:p>6,98302000</text:p>
          </table:table-cell>
          <table:table-cell office:value-type="float" office:value="7.08012" calcext:value-type="float">
            <text:p>7,08012000</text:p>
          </table:table-cell>
          <table:table-cell office:value-type="float" office:value="7.12572" calcext:value-type="float">
            <text:p>7,12572000</text:p>
          </table:table-cell>
          <table:table-cell table:number-columns-repeated="8"/>
        </table:table-row>
        <table:table-row table:style-name="ro1">
          <table:table-cell office:value-type="float" office:value="7.08073552813532" calcext:value-type="float">
            <text:p>7,08073553</text:p>
          </table:table-cell>
          <table:table-cell table:number-columns-repeated="4"/>
          <table:table-cell office:value-type="float" office:value="7.08074" calcext:value-type="float">
            <text:p>7,08074000</text:p>
          </table:table-cell>
          <table:table-cell table:number-columns-repeated="8"/>
        </table:table-row>
        <table:table-row table:style-name="ro1">
          <table:table-cell office:value-type="float" office:value="7.0357561311484" calcext:value-type="float">
            <text:p>7,03575613</text:p>
          </table:table-cell>
          <table:table-cell table:number-columns-repeated="3"/>
          <table:table-cell office:value-type="float" office:value="6.99072" calcext:value-type="float">
            <text:p>6,99072000</text:p>
          </table:table-cell>
          <table:table-cell office:value-type="float" office:value="7.03576" calcext:value-type="float">
            <text:p>7,03576000</text:p>
          </table:table-cell>
          <table:table-cell table:number-columns-repeated="8"/>
        </table:table-row>
        <table:table-row table:style-name="ro1">
          <table:table-cell office:value-type="float" office:value="6.99078518698044" calcext:value-type="float">
            <text:p>6,99078519</text:p>
          </table:table-cell>
          <table:table-cell table:number-columns-repeated="4"/>
          <table:table-cell office:value-type="float" office:value="6.99079" calcext:value-type="float">
            <text:p>6,99079000</text:p>
          </table:table-cell>
          <table:table-cell table:number-columns-repeated="8"/>
        </table:table-row>
        <table:table-row table:style-name="ro1">
          <table:table-cell office:value-type="float" office:value="6.94582264206048" calcext:value-type="float">
            <text:p>6,94582264</text:p>
          </table:table-cell>
          <table:table-cell table:number-columns-repeated="2"/>
          <table:table-cell office:value-type="float" office:value="6.80672" calcext:value-type="float">
            <text:p>6,80672000</text:p>
          </table:table-cell>
          <table:table-cell office:value-type="float" office:value="6.90136" calcext:value-type="float">
            <text:p>6,90136000</text:p>
          </table:table-cell>
          <table:table-cell office:value-type="float" office:value="6.94582" calcext:value-type="float">
            <text:p>6,94582000</text:p>
          </table:table-cell>
          <table:table-cell table:number-columns-repeated="8"/>
        </table:table-row>
        <table:table-row table:style-name="ro1">
          <table:table-cell office:value-type="float" office:value="6.90086844281891" calcext:value-type="float">
            <text:p>6,90086844</text:p>
          </table:table-cell>
          <table:table-cell table:number-columns-repeated="4"/>
          <table:table-cell office:value-type="float" office:value="6.90087" calcext:value-type="float">
            <text:p>6,90087000</text:p>
          </table:table-cell>
          <table:table-cell table:number-columns-repeated="8"/>
        </table:table-row>
        <table:table-row table:style-name="ro1">
          <table:table-cell office:value-type="float" office:value="6.85592253568739" calcext:value-type="float">
            <text:p>6,85592254</text:p>
          </table:table-cell>
          <table:table-cell table:number-columns-repeated="3"/>
          <table:table-cell office:value-type="float" office:value="6.81204" calcext:value-type="float">
            <text:p>6,81204000</text:p>
          </table:table-cell>
          <table:table-cell office:value-type="float" office:value="6.85592" calcext:value-type="float">
            <text:p>6,85592000</text:p>
          </table:table-cell>
          <table:table-cell table:number-columns-repeated="8"/>
        </table:table-row>
        <table:table-row table:style-name="ro1">
          <table:table-cell office:value-type="float" office:value="6.81098486709879" calcext:value-type="float">
            <text:p>6,81098487</text:p>
          </table:table-cell>
          <table:table-cell table:number-columns-repeated="4"/>
          <table:table-cell office:value-type="float" office:value="6.81098" calcext:value-type="float">
            <text:p>6,81098000</text:p>
          </table:table-cell>
          <table:table-cell table:number-columns-repeated="8"/>
        </table:table-row>
        <table:table-row table:style-name="ro1">
          <table:table-cell office:value-type="float" office:value="6.7660553834874" calcext:value-type="float">
            <text:p>6,76605538</text:p>
          </table:table-cell>
          <table:table-cell/>
          <table:table-cell office:value-type="float" office:value="6.44117" calcext:value-type="float">
            <text:p>6,44117000</text:p>
          </table:table-cell>
          <table:table-cell office:value-type="float" office:value="6.63054" calcext:value-type="float">
            <text:p>6,63054000</text:p>
          </table:table-cell>
          <table:table-cell office:value-type="float" office:value="6.72275" calcext:value-type="float">
            <text:p>6,72275000</text:p>
          </table:table-cell>
          <table:table-cell office:value-type="float" office:value="6.76606" calcext:value-type="float">
            <text:p>6,76606000</text:p>
          </table:table-cell>
          <table:table-cell table:number-columns-repeated="8"/>
        </table:table-row>
        <table:table-row table:style-name="ro1">
          <table:table-cell office:value-type="float" office:value="6.72113403128868" calcext:value-type="float">
            <text:p>6,72113403</text:p>
          </table:table-cell>
          <table:table-cell table:number-columns-repeated="4"/>
          <table:table-cell office:value-type="float" office:value="6.72113" calcext:value-type="float">
            <text:p>6,72113000</text:p>
          </table:table-cell>
          <table:table-cell table:number-columns-repeated="8"/>
        </table:table-row>
        <table:table-row table:style-name="ro1">
          <table:table-cell office:value-type="float" office:value="6.67622075693942" calcext:value-type="float">
            <text:p>6,67622076</text:p>
          </table:table-cell>
          <table:table-cell table:number-columns-repeated="3"/>
          <table:table-cell office:value-type="float" office:value="6.63348" calcext:value-type="float">
            <text:p>6,63348000</text:p>
          </table:table-cell>
          <table:table-cell office:value-type="float" office:value="6.67622" calcext:value-type="float">
            <text:p>6,67622000</text:p>
          </table:table-cell>
          <table:table-cell table:number-columns-repeated="8"/>
        </table:table-row>
        <table:table-row table:style-name="ro1">
          <table:table-cell office:value-type="float" office:value="6.63131550687775" calcext:value-type="float">
            <text:p>6,63131551</text:p>
          </table:table-cell>
          <table:table-cell table:number-columns-repeated="4"/>
          <table:table-cell office:value-type="float" office:value="6.63132" calcext:value-type="float">
            <text:p>6,63132000</text:p>
          </table:table-cell>
          <table:table-cell table:number-columns-repeated="8"/>
        </table:table-row>
        <table:table-row table:style-name="ro1">
          <table:table-cell office:value-type="float" office:value="6.58641822754308" calcext:value-type="float">
            <text:p>6,58641823</text:p>
          </table:table-cell>
          <table:table-cell table:number-columns-repeated="2"/>
          <table:table-cell office:value-type="float" office:value="6.4545" calcext:value-type="float">
            <text:p>6,45450000</text:p>
          </table:table-cell>
          <table:table-cell office:value-type="float" office:value="6.54426" calcext:value-type="float">
            <text:p>6,54426000</text:p>
          </table:table-cell>
          <table:table-cell office:value-type="float" office:value="6.58642" calcext:value-type="float">
            <text:p>6,58642000</text:p>
          </table:table-cell>
          <table:table-cell table:number-columns-repeated="8"/>
        </table:table-row>
        <table:table-row table:style-name="ro1">
          <table:table-cell office:value-type="float" office:value="6.54152886537615" calcext:value-type="float">
            <text:p>6,54152887</text:p>
          </table:table-cell>
          <table:table-cell table:number-columns-repeated="4"/>
          <table:table-cell office:value-type="float" office:value="6.54153" calcext:value-type="float">
            <text:p>6,54153000</text:p>
          </table:table-cell>
          <table:table-cell table:number-columns-repeated="8"/>
        </table:table-row>
        <table:table-row table:style-name="ro1">
          <table:table-cell office:value-type="float" office:value="6.49664736681897" calcext:value-type="float">
            <text:p>6,49664737</text:p>
          </table:table-cell>
          <table:table-cell table:number-columns-repeated="3"/>
          <table:table-cell office:value-type="float" office:value="6.45506" calcext:value-type="float">
            <text:p>6,45506000</text:p>
          </table:table-cell>
          <table:table-cell office:value-type="float" office:value="6.49665" calcext:value-type="float">
            <text:p>6,49665000</text:p>
          </table:table-cell>
          <table:table-cell table:number-columns-repeated="8"/>
        </table:table-row>
        <table:table-row table:style-name="ro1">
          <table:table-cell office:value-type="float" office:value="6.45177367831484" calcext:value-type="float">
            <text:p>6,45177368</text:p>
          </table:table-cell>
          <table:table-cell table:number-columns-repeated="4"/>
          <table:table-cell office:value-type="float" office:value="6.45177" calcext:value-type="float">
            <text:p>6,45177000</text:p>
          </table:table-cell>
          <table:table-cell table:number-columns-repeated="8"/>
        </table:table-row>
        <table:table-row table:style-name="ro1">
          <table:table-cell office:value-type="float" office:value="6.40690774630838" calcext:value-type="float">
            <text:p>6,40690775</text:p>
          </table:table-cell>
          <table:table-cell office:value-type="float" office:value="5.75793" calcext:value-type="float">
            <text:p>5,757930000</text:p>
          </table:table-cell>
          <table:table-cell office:value-type="float" office:value="6.09925" calcext:value-type="float">
            <text:p>6,09925000</text:p>
          </table:table-cell>
          <table:table-cell office:value-type="float" office:value="6.27858" calcext:value-type="float">
            <text:p>6,27858000</text:p>
          </table:table-cell>
          <table:table-cell office:value-type="float" office:value="6.36589" calcext:value-type="float">
            <text:p>6,36589000</text:p>
          </table:table-cell>
          <table:table-cell office:value-type="float" office:value="6.40691" calcext:value-type="float">
            <text:p>6,40691000</text:p>
          </table:table-cell>
          <table:table-cell table:number-columns-repeated="8"/>
        </table:table-row>
        <table:table-row table:style-name="ro1">
          <table:table-cell office:value-type="float" office:value="6.36204951724538" calcext:value-type="float">
            <text:p>6,36204952</text:p>
          </table:table-cell>
          <table:table-cell table:number-columns-repeated="4"/>
          <table:table-cell office:value-type="float" office:value="6.36205" calcext:value-type="float">
            <text:p>6,36205000</text:p>
          </table:table-cell>
          <table:table-cell table:number-columns-repeated="8"/>
        </table:table-row>
        <table:table-row table:style-name="ro1">
          <table:table-cell office:value-type="float" office:value="6.31719893757297" calcext:value-type="float">
            <text:p>6,31719894</text:p>
          </table:table-cell>
          <table:table-cell table:number-columns-repeated="3"/>
          <table:table-cell office:value-type="float" office:value="6.27676" calcext:value-type="float">
            <text:p>6,27676000</text:p>
          </table:table-cell>
          <table:table-cell office:value-type="float" office:value="6.3172" calcext:value-type="float">
            <text:p>6,31720000</text:p>
          </table:table-cell>
          <table:table-cell table:number-columns-repeated="8"/>
        </table:table-row>
        <table:table-row table:style-name="ro1">
          <table:table-cell office:value-type="float" office:value="6.2723559537395" calcext:value-type="float">
            <text:p>6,27235595</text:p>
          </table:table-cell>
          <table:table-cell table:number-columns-repeated="4"/>
          <table:table-cell office:value-type="float" office:value="6.27236" calcext:value-type="float">
            <text:p>6,27236000</text:p>
          </table:table-cell>
          <table:table-cell table:number-columns-repeated="8"/>
        </table:table-row>
        <table:table-row table:style-name="ro1">
          <table:table-cell office:value-type="float" office:value="6.22752051219453" calcext:value-type="float">
            <text:p>6,22752051</text:p>
          </table:table-cell>
          <table:table-cell table:number-columns-repeated="2"/>
          <table:table-cell office:value-type="float" office:value="6.10277" calcext:value-type="float">
            <text:p>6,10277000</text:p>
          </table:table-cell>
          <table:table-cell office:value-type="float" office:value="6.18765" calcext:value-type="float">
            <text:p>6,18765000</text:p>
          </table:table-cell>
          <table:table-cell office:value-type="float" office:value="6.22752" calcext:value-type="float">
            <text:p>6,22752000</text:p>
          </table:table-cell>
          <table:table-cell table:number-columns-repeated="8"/>
        </table:table-row>
        <table:table-row table:style-name="ro1">
          <table:table-cell office:value-type="float" office:value="6.18269255938885" calcext:value-type="float">
            <text:p>6,18269256</text:p>
          </table:table-cell>
          <table:table-cell table:number-columns-repeated="4"/>
          <table:table-cell office:value-type="float" office:value="6.18269" calcext:value-type="float">
            <text:p>6,18269000</text:p>
          </table:table-cell>
          <table:table-cell table:number-columns-repeated="8"/>
        </table:table-row>
        <table:table-row table:style-name="ro1">
          <table:table-cell office:value-type="float" office:value="6.13787204177448" calcext:value-type="float">
            <text:p>6,13787204</text:p>
          </table:table-cell>
          <table:table-cell table:number-columns-repeated="3"/>
          <table:table-cell office:value-type="float" office:value="6.09858" calcext:value-type="float">
            <text:p>6,09858000</text:p>
          </table:table-cell>
          <table:table-cell office:value-type="float" office:value="6.13787" calcext:value-type="float">
            <text:p>6,13787000</text:p>
          </table:table-cell>
          <table:table-cell table:number-columns-repeated="8"/>
        </table:table-row>
        <table:table-row table:style-name="ro1">
          <table:table-cell office:value-type="float" office:value="6.09305890580465" calcext:value-type="float">
            <text:p>6,09305891</text:p>
          </table:table-cell>
          <table:table-cell table:number-columns-repeated="4"/>
          <table:table-cell office:value-type="float" office:value="6.09306" calcext:value-type="float">
            <text:p>6,09306000</text:p>
          </table:table-cell>
          <table:table-cell table:number-columns-repeated="8"/>
        </table:table-row>
        <table:table-row table:style-name="ro1">
          <table:table-cell office:value-type="float" office:value="6.0482530979338" calcext:value-type="float">
            <text:p>6,04825310</text:p>
          </table:table-cell>
          <table:table-cell/>
          <table:table-cell office:value-type="float" office:value="5.75779" calcext:value-type="float">
            <text:p>5,75779000</text:p>
          </table:table-cell>
          <table:table-cell office:value-type="float" office:value="5.92709" calcext:value-type="float">
            <text:p>5,92709000</text:p>
          </table:table-cell>
          <table:table-cell office:value-type="float" office:value="6.00953" calcext:value-type="float">
            <text:p>6,00953000</text:p>
          </table:table-cell>
          <table:table-cell office:value-type="float" office:value="6.04825" calcext:value-type="float">
            <text:p>6,04825000</text:p>
          </table:table-cell>
          <table:table-cell table:number-columns-repeated="8"/>
        </table:table-row>
        <table:table-row table:style-name="ro1">
          <table:table-cell office:value-type="float" office:value="6.00345456461757" calcext:value-type="float">
            <text:p>6,00345456</text:p>
          </table:table-cell>
          <table:table-cell table:number-columns-repeated="4"/>
          <table:table-cell office:value-type="float" office:value="6.00345" calcext:value-type="float">
            <text:p>6,00345000</text:p>
          </table:table-cell>
          <table:table-cell table:number-columns-repeated="8"/>
        </table:table-row>
        <table:table-row table:style-name="ro1">
          <table:table-cell office:value-type="float" office:value="5.95866325231277" calcext:value-type="float">
            <text:p>5,95866325</text:p>
          </table:table-cell>
          <table:table-cell table:number-columns-repeated="3"/>
          <table:table-cell office:value-type="float" office:value="5.92051" calcext:value-type="float">
            <text:p>5,92051000</text:p>
          </table:table-cell>
          <table:table-cell office:value-type="float" office:value="5.95866" calcext:value-type="float">
            <text:p>5,95866000</text:p>
          </table:table-cell>
          <table:table-cell table:number-columns-repeated="8"/>
        </table:table-row>
        <table:table-row table:style-name="ro1">
          <table:table-cell office:value-type="float" office:value="5.9138791074774" calcext:value-type="float">
            <text:p>5,91387911</text:p>
          </table:table-cell>
          <table:table-cell table:number-columns-repeated="4"/>
          <table:table-cell office:value-type="float" office:value="5.91388" calcext:value-type="float">
            <text:p>5,91388000</text:p>
          </table:table-cell>
          <table:table-cell table:number-columns-repeated="8"/>
        </table:table-row>
        <table:table-row table:style-name="ro1">
          <table:table-cell office:value-type="float" office:value="5.86910207657061" calcext:value-type="float">
            <text:p>5,86910208</text:p>
          </table:table-cell>
          <table:table-cell table:number-columns-repeated="2"/>
          <table:table-cell office:value-type="float" office:value="5.75152" calcext:value-type="float">
            <text:p>5,75152000</text:p>
          </table:table-cell>
          <table:table-cell office:value-type="float" office:value="5.83152" calcext:value-type="float">
            <text:p>5,83152000</text:p>
          </table:table-cell>
          <table:table-cell office:value-type="float" office:value="5.8691" calcext:value-type="float">
            <text:p>5,86910000</text:p>
          </table:table-cell>
          <table:table-cell table:number-columns-repeated="8"/>
        </table:table-row>
        <table:table-row table:style-name="ro1">
          <table:table-cell office:value-type="float" office:value="5.82433210605279" calcext:value-type="float">
            <text:p>5,82433211</text:p>
          </table:table-cell>
          <table:table-cell table:number-columns-repeated="4"/>
          <table:table-cell office:value-type="float" office:value="5.82433" calcext:value-type="float">
            <text:p>5,82433000</text:p>
          </table:table-cell>
          <table:table-cell table:number-columns-repeated="8"/>
        </table:table-row>
        <table:table-row table:style-name="ro1">
          <table:table-cell office:value-type="float" office:value="5.7795691423854" calcext:value-type="float">
            <text:p>5,77956914</text:p>
          </table:table-cell>
          <table:table-cell table:number-columns-repeated="3"/>
          <table:table-cell office:value-type="float" office:value="5.74256" calcext:value-type="float">
            <text:p>5,74256000</text:p>
          </table:table-cell>
          <table:table-cell office:value-type="float" office:value="5.77957" calcext:value-type="float">
            <text:p>5,77957000</text:p>
          </table:table-cell>
          <table:table-cell table:number-columns-repeated="8"/>
        </table:table-row>
        <table:table-row table:style-name="ro1">
          <table:table-cell office:value-type="float" office:value="5.73481313203105" calcext:value-type="float">
            <text:p>5,73481313</text:p>
          </table:table-cell>
          <table:table-cell table:number-columns-repeated="4"/>
          <table:table-cell office:value-type="float" office:value="5.73481" calcext:value-type="float">
            <text:p>5,73481000</text:p>
          </table:table-cell>
          <table:table-cell table:number-columns-repeated="8"/>
        </table:table-row>
        <table:table-row table:style-name="ro1">
          <table:table-cell office:value-type="float" office:value="5.69006402145351" calcext:value-type="float">
            <text:p>5,69006402</text:p>
          </table:table-cell>
          <table:table-cell office:value-type="float" office:value="5.11322" calcext:value-type="float">
            <text:p>5,113220000</text:p>
          </table:table-cell>
          <table:table-cell office:value-type="float" office:value="5.41678" calcext:value-type="float">
            <text:p>5,41678000</text:p>
          </table:table-cell>
          <table:table-cell office:value-type="float" office:value="5.57607" calcext:value-type="float">
            <text:p>5,57607000</text:p>
          </table:table-cell>
          <table:table-cell office:value-type="float" office:value="5.65363" calcext:value-type="float">
            <text:p>5,65363000</text:p>
          </table:table-cell>
          <table:table-cell office:value-type="float" office:value="5.69006" calcext:value-type="float">
            <text:p>5,69006000</text:p>
          </table:table-cell>
          <table:table-cell table:number-columns-repeated="8"/>
        </table:table-row>
        <table:table-row table:style-name="ro1">
          <table:table-cell office:value-type="float" office:value="5.64532175711769" calcext:value-type="float">
            <text:p>5,64532176</text:p>
          </table:table-cell>
          <table:table-cell table:number-columns-repeated="4"/>
          <table:table-cell office:value-type="float" office:value="5.64532" calcext:value-type="float">
            <text:p>5,64532000</text:p>
          </table:table-cell>
          <table:table-cell table:number-columns-repeated="8"/>
        </table:table-row>
        <table:table-row table:style-name="ro1">
          <table:table-cell office:value-type="float" office:value="5.6005862854896" calcext:value-type="float">
            <text:p>5,60058629</text:p>
          </table:table-cell>
          <table:table-cell table:number-columns-repeated="3"/>
          <table:table-cell office:value-type="float" office:value="5.56472" calcext:value-type="float">
            <text:p>5,56472000</text:p>
          </table:table-cell>
          <table:table-cell office:value-type="float" office:value="5.60059" calcext:value-type="float">
            <text:p>5,60059000</text:p>
          </table:table-cell>
          <table:table-cell table:number-columns-repeated="8"/>
        </table:table-row>
        <table:table-row table:style-name="ro1">
          <table:table-cell office:value-type="float" office:value="5.5558575530364" calcext:value-type="float">
            <text:p>5,55585755</text:p>
          </table:table-cell>
          <table:table-cell table:number-columns-repeated="4"/>
          <table:table-cell office:value-type="float" office:value="5.55586" calcext:value-type="float">
            <text:p>5,55586000</text:p>
          </table:table-cell>
          <table:table-cell table:number-columns-repeated="8"/>
        </table:table-row>
        <table:table-row table:style-name="ro1">
          <table:table-cell office:value-type="float" office:value="5.51113550622631" calcext:value-type="float">
            <text:p>5,51113551</text:p>
          </table:table-cell>
          <table:table-cell table:number-columns-repeated="2"/>
          <table:table-cell office:value-type="float" office:value="5.40072" calcext:value-type="float">
            <text:p>5,40072000</text:p>
          </table:table-cell>
          <table:table-cell office:value-type="float" office:value="5.47585" calcext:value-type="float">
            <text:p>5,47585000</text:p>
          </table:table-cell>
          <table:table-cell office:value-type="float" office:value="5.51114" calcext:value-type="float">
            <text:p>5,51114000</text:p>
          </table:table-cell>
          <table:table-cell table:number-columns-repeated="8"/>
        </table:table-row>
        <table:table-row table:style-name="ro1">
          <table:table-cell office:value-type="float" office:value="5.46642009152865" calcext:value-type="float">
            <text:p>5,46642009</text:p>
          </table:table-cell>
          <table:table-cell table:number-columns-repeated="4"/>
          <table:table-cell office:value-type="float" office:value="5.46642" calcext:value-type="float">
            <text:p>5,46642000</text:p>
          </table:table-cell>
          <table:table-cell table:number-columns-repeated="8"/>
        </table:table-row>
        <table:table-row table:style-name="ro1">
          <table:table-cell office:value-type="float" office:value="5.42171125541384" calcext:value-type="float">
            <text:p>5,42171126</text:p>
          </table:table-cell>
          <table:table-cell table:number-columns-repeated="3"/>
          <table:table-cell office:value-type="float" office:value="5.38699" calcext:value-type="float">
            <text:p>5,38699000</text:p>
          </table:table-cell>
          <table:table-cell office:value-type="float" office:value="5.42171" calcext:value-type="float">
            <text:p>5,42171000</text:p>
          </table:table-cell>
          <table:table-cell table:number-columns-repeated="8"/>
        </table:table-row>
        <table:table-row table:style-name="ro1">
          <table:table-cell office:value-type="float" office:value="5.37700894435339" calcext:value-type="float">
            <text:p>5,37700894</text:p>
          </table:table-cell>
          <table:table-cell table:number-columns-repeated="4"/>
          <table:table-cell office:value-type="float" office:value="5.37701" calcext:value-type="float">
            <text:p>5,37701000</text:p>
          </table:table-cell>
          <table:table-cell table:number-columns-repeated="8"/>
        </table:table-row>
        <table:table-row table:style-name="ro1">
          <table:table-cell office:value-type="float" office:value="5.33231310481987" calcext:value-type="float">
            <text:p>5,33231310</text:p>
          </table:table-cell>
          <table:table-cell/>
          <table:table-cell office:value-type="float" office:value="5.07619" calcext:value-type="float">
            <text:p>5,07619000</text:p>
          </table:table-cell>
          <table:table-cell office:value-type="float" office:value="5.22548" calcext:value-type="float">
            <text:p>5,22548000</text:p>
          </table:table-cell>
          <table:table-cell office:value-type="float" office:value="5.29817" calcext:value-type="float">
            <text:p>5,29817000</text:p>
          </table:table-cell>
          <table:table-cell office:value-type="float" office:value="5.33231" calcext:value-type="float">
            <text:p>5,33231000</text:p>
          </table:table-cell>
          <table:table-cell table:number-columns-repeated="8"/>
        </table:table-row>
        <table:table-row table:style-name="ro1">
          <table:table-cell office:value-type="float" office:value="5.28762368328689" calcext:value-type="float">
            <text:p>5,28762368</text:p>
          </table:table-cell>
          <table:table-cell table:number-columns-repeated="4"/>
          <table:table-cell office:value-type="float" office:value="5.28762" calcext:value-type="float">
            <text:p>5,28762000</text:p>
          </table:table-cell>
          <table:table-cell table:number-columns-repeated="8"/>
        </table:table-row>
        <table:table-row table:style-name="ro1">
          <table:table-cell office:value-type="float" office:value="5.24294062622915" calcext:value-type="float">
            <text:p>5,24294063</text:p>
          </table:table-cell>
          <table:table-cell table:number-columns-repeated="3"/>
          <table:table-cell office:value-type="float" office:value="5.20937" calcext:value-type="float">
            <text:p>5,20937000</text:p>
          </table:table-cell>
          <table:table-cell office:value-type="float" office:value="5.24294" calcext:value-type="float">
            <text:p>5,24294000</text:p>
          </table:table-cell>
          <table:table-cell table:number-columns-repeated="8"/>
        </table:table-row>
        <table:table-row table:style-name="ro1">
          <table:table-cell office:value-type="float" office:value="5.19826388012238" calcext:value-type="float">
            <text:p>5,19826388</text:p>
          </table:table-cell>
          <table:table-cell table:number-columns-repeated="4"/>
          <table:table-cell office:value-type="float" office:value="5.19826" calcext:value-type="float">
            <text:p>5,19826000</text:p>
          </table:table-cell>
          <table:table-cell table:number-columns-repeated="8"/>
        </table:table-row>
        <table:table-row table:style-name="ro1">
          <table:table-cell office:value-type="float" office:value="5.15359339144336" calcext:value-type="float">
            <text:p>5,15359339</text:p>
          </table:table-cell>
          <table:table-cell table:number-columns-repeated="2"/>
          <table:table-cell office:value-type="float" office:value="5.05033" calcext:value-type="float">
            <text:p>5,05033000</text:p>
          </table:table-cell>
          <table:table-cell office:value-type="float" office:value="5.12059" calcext:value-type="float">
            <text:p>5,12059000</text:p>
          </table:table-cell>
          <table:table-cell office:value-type="float" office:value="5.15359" calcext:value-type="float">
            <text:p>5,15359000</text:p>
          </table:table-cell>
          <table:table-cell table:number-columns-repeated="8"/>
        </table:table-row>
        <table:table-row table:style-name="ro1">
          <table:table-cell office:value-type="float" office:value="5.10892910666986" calcext:value-type="float">
            <text:p>5,10892911</text:p>
          </table:table-cell>
          <table:table-cell table:number-columns-repeated="4"/>
          <table:table-cell office:value-type="float" office:value="5.10893" calcext:value-type="float">
            <text:p>5,10893000</text:p>
          </table:table-cell>
          <table:table-cell table:number-columns-repeated="8"/>
        </table:table-row>
        <table:table-row table:style-name="ro1">
          <table:table-cell office:value-type="float" office:value="5.06427097228071" calcext:value-type="float">
            <text:p>5,06427097</text:p>
          </table:table-cell>
          <table:table-cell table:number-columns-repeated="3"/>
          <table:table-cell office:value-type="float" office:value="5.03184" calcext:value-type="float">
            <text:p>5,03184000</text:p>
          </table:table-cell>
          <table:table-cell office:value-type="float" office:value="5.06427" calcext:value-type="float">
            <text:p>5,06427000</text:p>
          </table:table-cell>
          <table:table-cell table:number-columns-repeated="8"/>
        </table:table-row>
        <table:table-row table:style-name="ro1">
          <table:table-cell office:value-type="float" office:value="5.01961893475575" calcext:value-type="float">
            <text:p>5,01961893</text:p>
          </table:table-cell>
          <table:table-cell table:number-columns-repeated="4"/>
          <table:table-cell office:value-type="float" office:value="5.01962" calcext:value-type="float">
            <text:p>5,01962000</text:p>
          </table:table-cell>
          <table:table-cell table:number-columns-repeated="8"/>
        </table:table-row>
        <table:table-row table:style-name="ro1">
          <table:table-cell office:value-type="float" office:value="4.97497294057576" calcext:value-type="float">
            <text:p>4,97497294</text:p>
          </table:table-cell>
          <table:table-cell office:value-type="float" office:value="4.47041" calcext:value-type="float">
            <text:p>4,470410000</text:p>
          </table:table-cell>
          <table:table-cell office:value-type="float" office:value="4.73599" calcext:value-type="float">
            <text:p>4,73599000</text:p>
          </table:table-cell>
          <table:table-cell office:value-type="float" office:value="4.87529" calcext:value-type="float">
            <text:p>4,87529000</text:p>
          </table:table-cell>
          <table:table-cell office:value-type="float" office:value="4.94311" calcext:value-type="float">
            <text:p>4,94311000</text:p>
          </table:table-cell>
          <table:table-cell office:value-type="float" office:value="4.97497" calcext:value-type="float">
            <text:p>4,97497000</text:p>
          </table:table-cell>
          <table:table-cell table:number-columns-repeated="8"/>
        </table:table-row>
        <table:table-row table:style-name="ro1">
          <table:table-cell office:value-type="float" office:value="4.93033293622263" calcext:value-type="float">
            <text:p>4,93033294</text:p>
          </table:table-cell>
          <table:table-cell table:number-columns-repeated="4"/>
          <table:table-cell office:value-type="float" office:value="4.93033" calcext:value-type="float">
            <text:p>4,93033000</text:p>
          </table:table-cell>
          <table:table-cell table:number-columns-repeated="8"/>
        </table:table-row>
        <table:table-row table:style-name="ro1">
          <table:table-cell office:value-type="float" office:value="4.88569886817915" calcext:value-type="float">
            <text:p>4,88569887</text:p>
          </table:table-cell>
          <table:table-cell table:number-columns-repeated="3"/>
          <table:table-cell office:value-type="float" office:value="4.85441" calcext:value-type="float">
            <text:p>4,85441000</text:p>
          </table:table-cell>
          <table:table-cell office:value-type="float" office:value="4.8857" calcext:value-type="float">
            <text:p>4,88570000</text:p>
          </table:table-cell>
          <table:table-cell table:number-columns-repeated="8"/>
        </table:table-row>
        <table:table-row table:style-name="ro1">
          <table:table-cell office:value-type="float" office:value="4.8410706829291" calcext:value-type="float">
            <text:p>4,84107068</text:p>
          </table:table-cell>
          <table:table-cell table:number-columns-repeated="4"/>
          <table:table-cell office:value-type="float" office:value="4.84107" calcext:value-type="float">
            <text:p>4,84107000</text:p>
          </table:table-cell>
          <table:table-cell table:number-columns-repeated="8"/>
        </table:table-row>
        <table:table-row table:style-name="ro1">
          <table:table-cell office:value-type="float" office:value="4.79644832695723" calcext:value-type="float">
            <text:p>4,79644833</text:p>
          </table:table-cell>
          <table:table-cell table:number-columns-repeated="2"/>
          <table:table-cell office:value-type="float" office:value="4.70034" calcext:value-type="float">
            <text:p>4,70034000</text:p>
          </table:table-cell>
          <table:table-cell office:value-type="float" office:value="4.76573" calcext:value-type="float">
            <text:p>4,76573000</text:p>
          </table:table-cell>
          <table:table-cell office:value-type="float" office:value="4.79645" calcext:value-type="float">
            <text:p>4,79645000</text:p>
          </table:table-cell>
          <table:table-cell table:number-columns-repeated="8"/>
        </table:table-row>
        <table:table-row table:style-name="ro1">
          <table:table-cell office:value-type="float" office:value="4.75183174674926" calcext:value-type="float">
            <text:p>4,75183175</text:p>
          </table:table-cell>
          <table:table-cell table:number-columns-repeated="4"/>
          <table:table-cell office:value-type="float" office:value="4.75183" calcext:value-type="float">
            <text:p>4,75183000</text:p>
          </table:table-cell>
          <table:table-cell table:number-columns-repeated="8"/>
        </table:table-row>
        <table:table-row table:style-name="ro1">
          <table:table-cell office:value-type="float" office:value="4.70722088879191" calcext:value-type="float">
            <text:p>4,70722089</text:p>
          </table:table-cell>
          <table:table-cell table:number-columns-repeated="3"/>
          <table:table-cell office:value-type="float" office:value="4.67707" calcext:value-type="float">
            <text:p>4,67707000</text:p>
          </table:table-cell>
          <table:table-cell office:value-type="float" office:value="4.70722" calcext:value-type="float">
            <text:p>4,70722000</text:p>
          </table:table-cell>
          <table:table-cell table:number-columns-repeated="8"/>
        </table:table-row>
        <table:table-row table:style-name="ro1">
          <table:table-cell office:value-type="float" office:value="4.66261569957274" calcext:value-type="float">
            <text:p>4,66261570</text:p>
          </table:table-cell>
          <table:table-cell table:number-columns-repeated="4"/>
          <table:table-cell office:value-type="float" office:value="4.66262" calcext:value-type="float">
            <text:p>4,66262000</text:p>
          </table:table-cell>
          <table:table-cell table:number-columns-repeated="8"/>
        </table:table-row>
        <table:table-row table:style-name="ro1">
          <table:table-cell office:value-type="float" office:value="4.61801612558029" calcext:value-type="float">
            <text:p>4,61801613</text:p>
          </table:table-cell>
          <table:table-cell/>
          <table:table-cell office:value-type="float" office:value="4.39616" calcext:value-type="float">
            <text:p>4,39616000</text:p>
          </table:table-cell>
          <table:table-cell office:value-type="float" office:value="4.52548" calcext:value-type="float">
            <text:p>4,52548000</text:p>
          </table:table-cell>
          <table:table-cell office:value-type="float" office:value="4.58844" calcext:value-type="float">
            <text:p>4,58844000</text:p>
          </table:table-cell>
          <table:table-cell office:value-type="float" office:value="4.61802" calcext:value-type="float">
            <text:p>4,61802000</text:p>
          </table:table-cell>
          <table:table-cell table:number-columns-repeated="8"/>
        </table:table-row>
        <table:table-row table:style-name="ro1">
          <table:table-cell office:value-type="float" office:value="4.5734221133041" calcext:value-type="float">
            <text:p>4,57342211</text:p>
          </table:table-cell>
          <table:table-cell table:number-columns-repeated="4"/>
          <table:table-cell office:value-type="float" office:value="4.57342" calcext:value-type="float">
            <text:p>4,57342000</text:p>
          </table:table-cell>
          <table:table-cell table:number-columns-repeated="8"/>
        </table:table-row>
        <table:table-row table:style-name="ro1">
          <table:table-cell office:value-type="float" office:value="4.52883360923451" calcext:value-type="float">
            <text:p>4,52883361</text:p>
          </table:table-cell>
          <table:table-cell table:number-columns-repeated="3"/>
          <table:table-cell office:value-type="float" office:value="4.49983" calcext:value-type="float">
            <text:p>4,49983000</text:p>
          </table:table-cell>
          <table:table-cell office:value-type="float" office:value="4.52883" calcext:value-type="float">
            <text:p>4,52883000</text:p>
          </table:table-cell>
          <table:table-cell table:number-columns-repeated="8"/>
        </table:table-row>
        <table:table-row table:style-name="ro1">
          <table:table-cell office:value-type="float" office:value="4.48425055986283" calcext:value-type="float">
            <text:p>4,48425056</text:p>
          </table:table-cell>
          <table:table-cell table:number-columns-repeated="4"/>
          <table:table-cell office:value-type="float" office:value="4.48425" calcext:value-type="float">
            <text:p>4,48425000</text:p>
          </table:table-cell>
          <table:table-cell table:number-columns-repeated="8"/>
        </table:table-row>
        <table:table-row table:style-name="ro1">
          <table:table-cell office:value-type="float" office:value="4.43967291168128" calcext:value-type="float">
            <text:p>4,43967291</text:p>
          </table:table-cell>
          <table:table-cell table:number-columns-repeated="2"/>
          <table:table-cell office:value-type="float" office:value="4.3507" calcext:value-type="float">
            <text:p>4,35070000</text:p>
          </table:table-cell>
          <table:table-cell office:value-type="float" office:value="4.41124" calcext:value-type="float">
            <text:p>4,41124000</text:p>
          </table:table-cell>
          <table:table-cell office:value-type="float" office:value="4.43967" calcext:value-type="float">
            <text:p>4,43967000</text:p>
          </table:table-cell>
          <table:table-cell table:number-columns-repeated="8"/>
        </table:table-row>
        <table:table-row table:style-name="ro1">
          <table:table-cell office:value-type="float" office:value="4.39510061118296" calcext:value-type="float">
            <text:p>4,39510061</text:p>
          </table:table-cell>
          <table:table-cell table:number-columns-repeated="4"/>
          <table:table-cell office:value-type="float" office:value="4.3951" calcext:value-type="float">
            <text:p>4,39510000</text:p>
          </table:table-cell>
          <table:table-cell table:number-columns-repeated="8"/>
        </table:table-row>
        <table:table-row table:style-name="ro1">
          <table:table-cell office:value-type="float" office:value="4.35053360486182" calcext:value-type="float">
            <text:p>4,35053360</text:p>
          </table:table-cell>
          <table:table-cell table:number-columns-repeated="3"/>
          <table:table-cell office:value-type="float" office:value="4.32267" calcext:value-type="float">
            <text:p>4,32267000</text:p>
          </table:table-cell>
          <table:table-cell office:value-type="float" office:value="4.35053" calcext:value-type="float">
            <text:p>4,35053000</text:p>
          </table:table-cell>
          <table:table-cell table:number-columns-repeated="8"/>
        </table:table-row>
        <table:table-row table:style-name="ro1">
          <table:table-cell office:value-type="float" office:value="4.30597183921275" calcext:value-type="float">
            <text:p>4,30597184</text:p>
          </table:table-cell>
          <table:table-cell table:number-columns-repeated="4"/>
          <table:table-cell office:value-type="float" office:value="4.30597" calcext:value-type="float">
            <text:p>4,30597000</text:p>
          </table:table-cell>
          <table:table-cell table:number-columns-repeated="8"/>
        </table:table-row>
        <table:table-row table:style-name="ro1">
          <table:table-cell office:value-type="float" office:value="4.26141526073148" calcext:value-type="float">
            <text:p>4,26141526</text:p>
          </table:table-cell>
          <table:table-cell office:value-type="float" office:value="3.82918" calcext:value-type="float">
            <text:p>3,829180000</text:p>
          </table:table-cell>
          <table:table-cell office:value-type="float" office:value="4.05668" calcext:value-type="float">
            <text:p>4,05668000</text:p>
          </table:table-cell>
          <table:table-cell office:value-type="float" office:value="4.17601" calcext:value-type="float">
            <text:p>4,17601000</text:p>
          </table:table-cell>
          <table:table-cell office:value-type="float" office:value="4.23412" calcext:value-type="float">
            <text:p>4,23412000</text:p>
          </table:table-cell>
          <table:table-cell office:value-type="float" office:value="4.26142" calcext:value-type="float">
            <text:p>4,26142000</text:p>
          </table:table-cell>
          <table:table-cell table:number-columns-repeated="8"/>
        </table:table-row>
        <table:table-row table:style-name="ro1">
          <table:table-cell office:value-type="float" office:value="4.21686381591457" calcext:value-type="float">
            <text:p>4,21686382</text:p>
          </table:table-cell>
          <table:table-cell table:number-columns-repeated="4"/>
          <table:table-cell office:value-type="float" office:value="4.21686" calcext:value-type="float">
            <text:p>4,21686000</text:p>
          </table:table-cell>
          <table:table-cell table:number-columns-repeated="8"/>
        </table:table-row>
        <table:table-row table:style-name="ro1">
          <table:table-cell office:value-type="float" office:value="4.17231745125945" calcext:value-type="float">
            <text:p>4,17231745</text:p>
          </table:table-cell>
          <table:table-cell table:number-columns-repeated="3"/>
          <table:table-cell office:value-type="float" office:value="4.14559" calcext:value-type="float">
            <text:p>4,14559000</text:p>
          </table:table-cell>
          <table:table-cell office:value-type="float" office:value="4.17232" calcext:value-type="float">
            <text:p>4,17232000</text:p>
          </table:table-cell>
          <table:table-cell table:number-columns-repeated="8"/>
        </table:table-row>
        <table:table-row table:style-name="ro1">
          <table:table-cell office:value-type="float" office:value="4.1277761132644" calcext:value-type="float">
            <text:p>4,12777611</text:p>
          </table:table-cell>
          <table:table-cell table:number-columns-repeated="4"/>
          <table:table-cell office:value-type="float" office:value="4.12778" calcext:value-type="float">
            <text:p>4,12778000</text:p>
          </table:table-cell>
          <table:table-cell table:number-columns-repeated="8"/>
        </table:table-row>
        <table:table-row table:style-name="ro1">
          <table:table-cell office:value-type="float" office:value="4.08323974842852" calcext:value-type="float">
            <text:p>4,08323975</text:p>
          </table:table-cell>
          <table:table-cell table:number-columns-repeated="2"/>
          <table:table-cell office:value-type="float" office:value="4.00141" calcext:value-type="float">
            <text:p>4,00141000</text:p>
          </table:table-cell>
          <table:table-cell office:value-type="float" office:value="4.05709" calcext:value-type="float">
            <text:p>4,05709000</text:p>
          </table:table-cell>
          <table:table-cell office:value-type="float" office:value="4.08324" calcext:value-type="float">
            <text:p>4,08324000</text:p>
          </table:table-cell>
          <table:table-cell table:number-columns-repeated="8"/>
        </table:table-row>
        <table:table-row table:style-name="ro1">
          <table:table-cell office:value-type="float" office:value="4.03870830325172" calcext:value-type="float">
            <text:p>4,03870830</text:p>
          </table:table-cell>
          <table:table-cell table:number-columns-repeated="4"/>
          <table:table-cell office:value-type="float" office:value="4.03871" calcext:value-type="float">
            <text:p>4,03871000</text:p>
          </table:table-cell>
          <table:table-cell table:number-columns-repeated="8"/>
        </table:table-row>
        <table:table-row table:style-name="ro1">
          <table:table-cell office:value-type="float" office:value="3.99418172423477" calcext:value-type="float">
            <text:p>3,99418172</text:p>
          </table:table-cell>
          <table:table-cell table:number-columns-repeated="3"/>
          <table:table-cell office:value-type="float" office:value="3.9686" calcext:value-type="float">
            <text:p>3,96860000</text:p>
          </table:table-cell>
          <table:table-cell office:value-type="float" office:value="3.99418" calcext:value-type="float">
            <text:p>3,99418000</text:p>
          </table:table-cell>
          <table:table-cell table:number-columns-repeated="8"/>
        </table:table-row>
        <table:table-row table:style-name="ro1">
          <table:table-cell office:value-type="float" office:value="3.94965995787919" calcext:value-type="float">
            <text:p>3,94965996</text:p>
          </table:table-cell>
          <table:table-cell table:number-columns-repeated="4"/>
          <table:table-cell office:value-type="float" office:value="3.94966" calcext:value-type="float">
            <text:p>3,94966000</text:p>
          </table:table-cell>
          <table:table-cell table:number-columns-repeated="8"/>
        </table:table-row>
        <table:table-row table:style-name="ro1">
          <table:table-cell office:value-type="float" office:value="3.90514295068735" calcext:value-type="float">
            <text:p>3,90514295</text:p>
          </table:table-cell>
          <table:table-cell/>
          <table:table-cell office:value-type="float" office:value="3.71751" calcext:value-type="float">
            <text:p>3,71751000</text:p>
          </table:table-cell>
          <table:table-cell office:value-type="float" office:value="3.82688" calcext:value-type="float">
            <text:p>3,82688000</text:p>
          </table:table-cell>
          <table:table-cell office:value-type="float" office:value="3.88013" calcext:value-type="float">
            <text:p>3,88013000</text:p>
          </table:table-cell>
          <table:table-cell office:value-type="float" office:value="3.90514" calcext:value-type="float">
            <text:p>3,90514000</text:p>
          </table:table-cell>
          <table:table-cell table:number-columns-repeated="8"/>
        </table:table-row>
        <table:table-row table:style-name="ro1">
          <table:table-cell office:value-type="float" office:value="3.86063064916238" calcext:value-type="float">
            <text:p>3,86063065</text:p>
          </table:table-cell>
          <table:table-cell table:number-columns-repeated="4"/>
          <table:table-cell office:value-type="float" office:value="3.86063" calcext:value-type="float">
            <text:p>3,86063000</text:p>
          </table:table-cell>
          <table:table-cell table:number-columns-repeated="8"/>
        </table:table-row>
        <table:table-row table:style-name="ro1">
          <table:table-cell office:value-type="float" office:value="3.81612299980819" calcext:value-type="float">
            <text:p>3,81612300</text:p>
          </table:table-cell>
          <table:table-cell table:number-columns-repeated="3"/>
          <table:table-cell office:value-type="float" office:value="3.79168" calcext:value-type="float">
            <text:p>3,79168000</text:p>
          </table:table-cell>
          <table:table-cell office:value-type="float" office:value="3.81612" calcext:value-type="float">
            <text:p>3,81612000</text:p>
          </table:table-cell>
          <table:table-cell table:number-columns-repeated="8"/>
        </table:table-row>
        <table:table-row table:style-name="ro1">
          <table:table-cell office:value-type="float" office:value="3.77161994912945" calcext:value-type="float">
            <text:p>3,77161995</text:p>
          </table:table-cell>
          <table:table-cell table:number-columns-repeated="4"/>
          <table:table-cell office:value-type="float" office:value="3.77162" calcext:value-type="float">
            <text:p>3,77162000</text:p>
          </table:table-cell>
          <table:table-cell table:number-columns-repeated="8"/>
        </table:table-row>
        <table:table-row table:style-name="ro1">
          <table:table-cell office:value-type="float" office:value="3.72712144363163" calcext:value-type="float">
            <text:p>3,72712144</text:p>
          </table:table-cell>
          <table:table-cell table:number-columns-repeated="2"/>
          <table:table-cell office:value-type="float" office:value="3.65242" calcext:value-type="float">
            <text:p>3,65242000</text:p>
          </table:table-cell>
          <table:table-cell office:value-type="float" office:value="3.70325" calcext:value-type="float">
            <text:p>3,70325000</text:p>
          </table:table-cell>
          <table:table-cell office:value-type="float" office:value="3.72712" calcext:value-type="float">
            <text:p>3,72712000</text:p>
          </table:table-cell>
          <table:table-cell table:number-columns-repeated="8"/>
        </table:table-row>
        <table:table-row table:style-name="ro1">
          <table:table-cell office:value-type="float" office:value="3.68262742982092" calcext:value-type="float">
            <text:p>3,68262743</text:p>
          </table:table-cell>
          <table:table-cell table:number-columns-repeated="4"/>
          <table:table-cell office:value-type="float" office:value="3.68263" calcext:value-type="float">
            <text:p>3,68263000</text:p>
          </table:table-cell>
          <table:table-cell table:number-columns-repeated="8"/>
        </table:table-row>
        <table:table-row table:style-name="ro1">
          <table:table-cell office:value-type="float" office:value="3.63813785420427" calcext:value-type="float">
            <text:p>3,63813785</text:p>
          </table:table-cell>
          <table:table-cell table:number-columns-repeated="3"/>
          <table:table-cell office:value-type="float" office:value="3.61483" calcext:value-type="float">
            <text:p>3,61483000</text:p>
          </table:table-cell>
          <table:table-cell office:value-type="float" office:value="3.63814" calcext:value-type="float">
            <text:p>3,63814000</text:p>
          </table:table-cell>
          <table:table-cell table:number-columns-repeated="8"/>
        </table:table-row>
        <table:table-row table:style-name="ro1">
          <table:table-cell office:value-type="float" office:value="3.59365266328937" calcext:value-type="float">
            <text:p>3,59365266</text:p>
          </table:table-cell>
          <table:table-cell table:number-columns-repeated="4"/>
          <table:table-cell office:value-type="float" office:value="3.59365" calcext:value-type="float">
            <text:p>3,59365000</text:p>
          </table:table-cell>
          <table:table-cell table:number-columns-repeated="8"/>
        </table:table-row>
        <table:table-row table:style-name="ro1">
          <table:table-cell office:value-type="float" office:value="3.54917180358463" calcext:value-type="float">
            <text:p>3,54917180</text:p>
          </table:table-cell>
          <table:table-cell office:value-type="float" office:value="3.18919" calcext:value-type="float">
            <text:p>3,189190000</text:p>
          </table:table-cell>
          <table:table-cell office:value-type="float" office:value="3.37863" calcext:value-type="float">
            <text:p>3,37863000</text:p>
          </table:table-cell>
          <table:table-cell office:value-type="float" office:value="3.47804" calcext:value-type="float">
            <text:p>3,47804000</text:p>
          </table:table-cell>
          <table:table-cell office:value-type="float" office:value="3.52644" calcext:value-type="float">
            <text:p>3,52644000</text:p>
          </table:table-cell>
          <table:table-cell office:value-type="float" office:value="3.54917" calcext:value-type="float">
            <text:p>3,54917000</text:p>
          </table:table-cell>
          <table:table-cell table:number-columns-repeated="8"/>
        </table:table-row>
        <table:table-row table:style-name="ro1">
          <table:table-cell office:value-type="float" office:value="3.50469522159919" calcext:value-type="float">
            <text:p>3,50469522</text:p>
          </table:table-cell>
          <table:table-cell table:number-columns-repeated="4"/>
          <table:table-cell office:value-type="float" office:value="3.5047" calcext:value-type="float">
            <text:p>3,50470000</text:p>
          </table:table-cell>
          <table:table-cell table:number-columns-repeated="8"/>
        </table:table-row>
        <table:table-row table:style-name="ro1">
          <table:table-cell office:value-type="float" office:value="3.46022286384288" calcext:value-type="float">
            <text:p>3,46022286</text:p>
          </table:table-cell>
          <table:table-cell table:number-columns-repeated="3"/>
          <table:table-cell office:value-type="float" office:value="3.43806" calcext:value-type="float">
            <text:p>3,43806000</text:p>
          </table:table-cell>
          <table:table-cell office:value-type="float" office:value="3.46022" calcext:value-type="float">
            <text:p>3,46022000</text:p>
          </table:table-cell>
          <table:table-cell table:number-columns-repeated="8"/>
        </table:table-row>
        <table:table-row table:style-name="ro1">
          <table:table-cell office:value-type="float" office:value="3.41575467682627" calcext:value-type="float">
            <text:p>3,41575468</text:p>
          </table:table-cell>
          <table:table-cell table:number-columns-repeated="4"/>
          <table:table-cell office:value-type="float" office:value="3.41575" calcext:value-type="float">
            <text:p>3,41575000</text:p>
          </table:table-cell>
          <table:table-cell table:number-columns-repeated="8"/>
        </table:table-row>
        <table:table-row table:style-name="ro1">
          <table:table-cell office:value-type="float" office:value="3.37129060706055" calcext:value-type="float">
            <text:p>3,37129061</text:p>
          </table:table-cell>
          <table:table-cell table:number-columns-repeated="2"/>
          <table:table-cell office:value-type="float" office:value="3.30372" calcext:value-type="float">
            <text:p>3,30372000</text:p>
          </table:table-cell>
          <table:table-cell office:value-type="float" office:value="3.34969" calcext:value-type="float">
            <text:p>3,34969000</text:p>
          </table:table-cell>
          <table:table-cell office:value-type="float" office:value="3.37129" calcext:value-type="float">
            <text:p>3,37129000</text:p>
          </table:table-cell>
          <table:table-cell table:number-columns-repeated="8"/>
        </table:table-row>
        <table:table-row table:style-name="ro1">
          <table:table-cell office:value-type="float" office:value="3.32683060105769" calcext:value-type="float">
            <text:p>3,32683060</text:p>
          </table:table-cell>
          <table:table-cell table:number-columns-repeated="4"/>
          <table:table-cell office:value-type="float" office:value="3.32683" calcext:value-type="float">
            <text:p>3,32683000</text:p>
          </table:table-cell>
          <table:table-cell table:number-columns-repeated="8"/>
        </table:table-row>
        <table:table-row table:style-name="ro1">
          <table:table-cell office:value-type="float" office:value="3.28237460533025" calcext:value-type="float">
            <text:p>3,28237461</text:p>
          </table:table-cell>
          <table:table-cell table:number-columns-repeated="3"/>
          <table:table-cell office:value-type="float" office:value="3.26135" calcext:value-type="float">
            <text:p>3,26135000</text:p>
          </table:table-cell>
          <table:table-cell office:value-type="float" office:value="3.28237" calcext:value-type="float">
            <text:p>3,28237000</text:p>
          </table:table-cell>
          <table:table-cell table:number-columns-repeated="8"/>
        </table:table-row>
        <table:table-row table:style-name="ro1">
          <table:table-cell office:value-type="float" office:value="3.23792256639153" calcext:value-type="float">
            <text:p>3,23792257</text:p>
          </table:table-cell>
          <table:table-cell table:number-columns-repeated="4"/>
          <table:table-cell office:value-type="float" office:value="3.23792" calcext:value-type="float">
            <text:p>3,23792000</text:p>
          </table:table-cell>
          <table:table-cell table:number-columns-repeated="8"/>
        </table:table-row>
        <table:table-row table:style-name="ro1">
          <table:table-cell office:value-type="float" office:value="3.19347443075544" calcext:value-type="float">
            <text:p>3,19347443</text:p>
          </table:table-cell>
          <table:table-cell/>
          <table:table-cell office:value-type="float" office:value="3.04002" calcext:value-type="float">
            <text:p>3,04002000</text:p>
          </table:table-cell>
          <table:table-cell office:value-type="float" office:value="3.12946" calcext:value-type="float">
            <text:p>3,12946000</text:p>
          </table:table-cell>
          <table:table-cell office:value-type="float" office:value="3.17302" calcext:value-type="float">
            <text:p>3,17302000</text:p>
          </table:table-cell>
          <table:table-cell office:value-type="float" office:value="3.19347" calcext:value-type="float">
            <text:p>3,19347000</text:p>
          </table:table-cell>
          <table:table-cell table:number-columns-repeated="8"/>
        </table:table-row>
        <table:table-row table:style-name="ro1">
          <table:table-cell office:value-type="float" office:value="3.14903014493654" calcext:value-type="float">
            <text:p>3,14903014</text:p>
          </table:table-cell>
          <table:table-cell table:number-columns-repeated="4"/>
          <table:table-cell office:value-type="float" office:value="3.14903" calcext:value-type="float">
            <text:p>3,14903000</text:p>
          </table:table-cell>
          <table:table-cell table:number-columns-repeated="8"/>
        </table:table-row>
        <table:table-row table:style-name="ro1">
          <table:table-cell office:value-type="float" office:value="3.10458965545005" calcext:value-type="float">
            <text:p>3,10458966</text:p>
          </table:table-cell>
          <table:table-cell table:number-columns-repeated="3"/>
          <table:table-cell office:value-type="float" office:value="3.0847" calcext:value-type="float">
            <text:p>3,08470000</text:p>
          </table:table-cell>
          <table:table-cell office:value-type="float" office:value="3.10459" calcext:value-type="float">
            <text:p>3,10459000</text:p>
          </table:table-cell>
          <table:table-cell table:number-columns-repeated="8"/>
        </table:table-row>
        <table:table-row table:style-name="ro1">
          <table:table-cell office:value-type="float" office:value="3.06015290881184" calcext:value-type="float">
            <text:p>3,06015291</text:p>
          </table:table-cell>
          <table:table-cell table:number-columns-repeated="4"/>
          <table:table-cell office:value-type="float" office:value="3.06015" calcext:value-type="float">
            <text:p>3,06015000</text:p>
          </table:table-cell>
          <table:table-cell table:number-columns-repeated="8"/>
        </table:table-row>
        <table:table-row table:style-name="ro1">
          <table:table-cell office:value-type="float" office:value="3.01571985153834" calcext:value-type="float">
            <text:p>3,01571985</text:p>
          </table:table-cell>
          <table:table-cell table:number-columns-repeated="2"/>
          <table:table-cell office:value-type="float" office:value="2.95527" calcext:value-type="float">
            <text:p>2,95527000</text:p>
          </table:table-cell>
          <table:table-cell office:value-type="float" office:value="2.9964" calcext:value-type="float">
            <text:p>2,99640000</text:p>
          </table:table-cell>
          <table:table-cell office:value-type="float" office:value="3.01572" calcext:value-type="float">
            <text:p>3,01572000</text:p>
          </table:table-cell>
          <table:table-cell table:number-columns-repeated="8"/>
        </table:table-row>
        <table:table-row table:style-name="ro1">
          <table:table-cell office:value-type="float" office:value="2.97129043014667" calcext:value-type="float">
            <text:p>2,97129043</text:p>
          </table:table-cell>
          <table:table-cell table:number-columns-repeated="4"/>
          <table:table-cell office:value-type="float" office:value="2.97129" calcext:value-type="float">
            <text:p>2,97129000</text:p>
          </table:table-cell>
          <table:table-cell table:number-columns-repeated="8"/>
        </table:table-row>
        <table:table-row table:style-name="ro1">
          <table:table-cell office:value-type="float" office:value="2.9268645911545" calcext:value-type="float">
            <text:p>2,92686459</text:p>
          </table:table-cell>
          <table:table-cell table:number-columns-repeated="3"/>
          <table:table-cell office:value-type="float" office:value="2.90811" calcext:value-type="float">
            <text:p>2,90811000</text:p>
          </table:table-cell>
          <table:table-cell office:value-type="float" office:value="2.92686" calcext:value-type="float">
            <text:p>2,92686000</text:p>
          </table:table-cell>
          <table:table-cell table:number-columns-repeated="8"/>
        </table:table-row>
        <table:table-row table:style-name="ro1">
          <table:table-cell office:value-type="float" office:value="2.88244228108011" calcext:value-type="float">
            <text:p>2,88244228</text:p>
          </table:table-cell>
          <table:table-cell table:number-columns-repeated="4"/>
          <table:table-cell office:value-type="float" office:value="2.88244" calcext:value-type="float">
            <text:p>2,88244000</text:p>
          </table:table-cell>
          <table:table-cell table:number-columns-repeated="8"/>
        </table:table-row>
        <table:table-row table:style-name="ro1">
          <table:table-cell office:value-type="float" office:value="2.83802344644238" calcext:value-type="float">
            <text:p>2,83802345</text:p>
          </table:table-cell>
          <table:table-cell office:value-type="float" office:value="2.55017" calcext:value-type="float">
            <text:p>2,550170000</text:p>
          </table:table-cell>
          <table:table-cell office:value-type="float" office:value="2.70164" calcext:value-type="float">
            <text:p>2,70164000</text:p>
          </table:table-cell>
          <table:table-cell office:value-type="float" office:value="2.78114" calcext:value-type="float">
            <text:p>2,78114000</text:p>
          </table:table-cell>
          <table:table-cell office:value-type="float" office:value="2.81984" calcext:value-type="float">
            <text:p>2,81984000</text:p>
          </table:table-cell>
          <table:table-cell office:value-type="float" office:value="2.83802" calcext:value-type="float">
            <text:p>2,83802000</text:p>
          </table:table-cell>
          <table:table-cell table:number-columns-repeated="8"/>
        </table:table-row>
        <table:table-row table:style-name="ro1">
          <table:table-cell office:value-type="float" office:value="2.79360803376077" calcext:value-type="float">
            <text:p>2,79360803</text:p>
          </table:table-cell>
          <table:table-cell table:number-columns-repeated="4"/>
          <table:table-cell office:value-type="float" office:value="2.79361" calcext:value-type="float">
            <text:p>2,79361000</text:p>
          </table:table-cell>
          <table:table-cell table:number-columns-repeated="8"/>
        </table:table-row>
        <table:table-row table:style-name="ro1">
          <table:table-cell office:value-type="float" office:value="2.74919598955529" calcext:value-type="float">
            <text:p>2,74919599</text:p>
          </table:table-cell>
          <table:table-cell table:number-columns-repeated="3"/>
          <table:table-cell office:value-type="float" office:value="2.73158" calcext:value-type="float">
            <text:p>2,73158000</text:p>
          </table:table-cell>
          <table:table-cell office:value-type="float" office:value="2.7492" calcext:value-type="float">
            <text:p>2,74920000</text:p>
          </table:table-cell>
          <table:table-cell table:number-columns-repeated="8"/>
        </table:table-row>
        <table:table-row table:style-name="ro1">
          <table:table-cell office:value-type="float" office:value="2.70478726034653" calcext:value-type="float">
            <text:p>2,70478726</text:p>
          </table:table-cell>
          <table:table-cell table:number-columns-repeated="4"/>
          <table:table-cell office:value-type="float" office:value="2.70479" calcext:value-type="float">
            <text:p>2,70479000</text:p>
          </table:table-cell>
          <table:table-cell table:number-columns-repeated="8"/>
        </table:table-row>
        <table:table-row table:style-name="ro1">
          <table:table-cell office:value-type="float" office:value="2.66038179265562" calcext:value-type="float">
            <text:p>2,66038179</text:p>
          </table:table-cell>
          <table:table-cell table:number-columns-repeated="2"/>
          <table:table-cell office:value-type="float" office:value="2.60705" calcext:value-type="float">
            <text:p>2,60705000</text:p>
          </table:table-cell>
          <table:table-cell office:value-type="float" office:value="2.64334" calcext:value-type="float">
            <text:p>2,64334000</text:p>
          </table:table-cell>
          <table:table-cell office:value-type="float" office:value="2.66038" calcext:value-type="float">
            <text:p>2,66038000</text:p>
          </table:table-cell>
          <table:table-cell table:number-columns-repeated="8"/>
        </table:table-row>
        <table:table-row table:style-name="ro1">
          <table:table-cell office:value-type="float" office:value="2.61597953300426" calcext:value-type="float">
            <text:p>2,61597953</text:p>
          </table:table-cell>
          <table:table-cell table:number-columns-repeated="4"/>
          <table:table-cell office:value-type="float" office:value="2.61598" calcext:value-type="float">
            <text:p>2,61598000</text:p>
          </table:table-cell>
          <table:table-cell table:number-columns-repeated="8"/>
        </table:table-row>
        <table:table-row table:style-name="ro1">
          <table:table-cell office:value-type="float" office:value="2.57158042791465" calcext:value-type="float">
            <text:p>2,57158043</text:p>
          </table:table-cell>
          <table:table-cell table:number-columns-repeated="3"/>
          <table:table-cell office:value-type="float" office:value="2.55511" calcext:value-type="float">
            <text:p>2,55511000</text:p>
          </table:table-cell>
          <table:table-cell office:value-type="float" office:value="2.57158" calcext:value-type="float">
            <text:p>2,57158000</text:p>
          </table:table-cell>
          <table:table-cell table:number-columns-repeated="8"/>
        </table:table-row>
        <table:table-row table:style-name="ro1">
          <table:table-cell office:value-type="float" office:value="2.52718442390954" calcext:value-type="float">
            <text:p>2,52718442</text:p>
          </table:table-cell>
          <table:table-cell table:number-columns-repeated="4"/>
          <table:table-cell office:value-type="float" office:value="2.52718" calcext:value-type="float">
            <text:p>2,52718000</text:p>
          </table:table-cell>
          <table:table-cell table:number-columns-repeated="8"/>
        </table:table-row>
        <table:table-row table:style-name="ro1">
          <table:table-cell office:value-type="float" office:value="2.48279146751219" calcext:value-type="float">
            <text:p>2,48279147</text:p>
          </table:table-cell>
          <table:table-cell/>
          <table:table-cell office:value-type="float" office:value="2.36348" calcext:value-type="float">
            <text:p>2,36348000</text:p>
          </table:table-cell>
          <table:table-cell office:value-type="float" office:value="2.43302" calcext:value-type="float">
            <text:p>2,43302000</text:p>
          </table:table-cell>
          <table:table-cell office:value-type="float" office:value="2.46688" calcext:value-type="float">
            <text:p>2,46688000</text:p>
          </table:table-cell>
          <table:table-cell office:value-type="float" office:value="2.48279" calcext:value-type="float">
            <text:p>2,48279000</text:p>
          </table:table-cell>
          <table:table-cell table:number-columns-repeated="8"/>
        </table:table-row>
        <table:table-row table:style-name="ro1">
          <table:table-cell office:value-type="float" office:value="2.43840150524636" calcext:value-type="float">
            <text:p>2,43840151</text:p>
          </table:table-cell>
          <table:table-cell table:number-columns-repeated="4"/>
          <table:table-cell office:value-type="float" office:value="2.4384" calcext:value-type="float">
            <text:p>2,43840000</text:p>
          </table:table-cell>
          <table:table-cell table:number-columns-repeated="8"/>
        </table:table-row>
        <table:table-row table:style-name="ro1">
          <table:table-cell office:value-type="float" office:value="2.39401448363634" calcext:value-type="float">
            <text:p>2,39401448</text:p>
          </table:table-cell>
          <table:table-cell table:number-columns-repeated="3"/>
          <table:table-cell office:value-type="float" office:value="2.37868" calcext:value-type="float">
            <text:p>2,37868000</text:p>
          </table:table-cell>
          <table:table-cell office:value-type="float" office:value="2.39401" calcext:value-type="float">
            <text:p>2,39401000</text:p>
          </table:table-cell>
          <table:table-cell table:number-columns-repeated="8"/>
        </table:table-row>
        <table:table-row table:style-name="ro1">
          <table:table-cell office:value-type="float" office:value="2.34963034920686" calcext:value-type="float">
            <text:p>2,34963035</text:p>
          </table:table-cell>
          <table:table-cell table:number-columns-repeated="4"/>
          <table:table-cell office:value-type="float" office:value="2.34963" calcext:value-type="float">
            <text:p>2,34963000</text:p>
          </table:table-cell>
          <table:table-cell table:number-columns-repeated="8"/>
        </table:table-row>
        <table:table-row table:style-name="ro1">
          <table:table-cell office:value-type="float" office:value="2.30524904848319" calcext:value-type="float">
            <text:p>2,30524905</text:p>
          </table:table-cell>
          <table:table-cell table:number-columns-repeated="2"/>
          <table:table-cell office:value-type="float" office:value="2.25904" calcext:value-type="float">
            <text:p>2,25904000</text:p>
          </table:table-cell>
          <table:table-cell office:value-type="float" office:value="2.29048" calcext:value-type="float">
            <text:p>2,29048000</text:p>
          </table:table-cell>
          <table:table-cell office:value-type="float" office:value="2.30525" calcext:value-type="float">
            <text:p>2,30525000</text:p>
          </table:table-cell>
          <table:table-cell table:number-columns-repeated="8"/>
        </table:table-row>
        <table:table-row table:style-name="ro1">
          <table:table-cell office:value-type="float" office:value="2.26087052799102" calcext:value-type="float">
            <text:p>2,26087053</text:p>
          </table:table-cell>
          <table:table-cell table:number-columns-repeated="4"/>
          <table:table-cell office:value-type="float" office:value="2.26087" calcext:value-type="float">
            <text:p>2,26087000</text:p>
          </table:table-cell>
          <table:table-cell table:number-columns-repeated="8"/>
        </table:table-row>
        <table:table-row table:style-name="ro1">
          <table:table-cell office:value-type="float" office:value="2.21649473425654" calcext:value-type="float">
            <text:p>2,21649473</text:p>
          </table:table-cell>
          <table:table-cell table:number-columns-repeated="3"/>
          <table:table-cell office:value-type="float" office:value="2.20229" calcext:value-type="float">
            <text:p>2,20229000</text:p>
          </table:table-cell>
          <table:table-cell office:value-type="float" office:value="2.21649" calcext:value-type="float">
            <text:p>2,21649000</text:p>
          </table:table-cell>
          <table:table-cell table:number-columns-repeated="8"/>
        </table:table-row>
        <table:table-row table:style-name="ro1">
          <table:table-cell office:value-type="float" office:value="2.17212161380639" calcext:value-type="float">
            <text:p>2,17212161</text:p>
          </table:table-cell>
          <table:table-cell table:number-columns-repeated="4"/>
          <table:table-cell office:value-type="float" office:value="2.17212" calcext:value-type="float">
            <text:p>2,17212000</text:p>
          </table:table-cell>
          <table:table-cell table:number-columns-repeated="8"/>
        </table:table-row>
        <table:table-row table:style-name="ro1">
          <table:table-cell office:value-type="float" office:value="2.12775111316763" calcext:value-type="float">
            <text:p>2,12775111</text:p>
          </table:table-cell>
          <table:table-cell office:value-type="float" office:value="1.91194" calcext:value-type="float">
            <text:p>1,911940000</text:p>
          </table:table-cell>
          <table:table-cell office:value-type="float" office:value="2.02549" calcext:value-type="float">
            <text:p>2,02549000</text:p>
          </table:table-cell>
          <table:table-cell office:value-type="float" office:value="2.0851" calcext:value-type="float">
            <text:p>2,08510000</text:p>
          </table:table-cell>
          <table:table-cell office:value-type="float" office:value="2.11412" calcext:value-type="float">
            <text:p>2,11412000</text:p>
          </table:table-cell>
          <table:table-cell office:value-type="float" office:value="2.12775" calcext:value-type="float">
            <text:p>2,12775000</text:p>
          </table:table-cell>
          <table:table-cell table:number-columns-repeated="8"/>
        </table:table-row>
        <table:table-row table:style-name="ro1">
          <table:table-cell office:value-type="float" office:value="2.08338317886782" calcext:value-type="float">
            <text:p>2,08338318</text:p>
          </table:table-cell>
          <table:table-cell table:number-columns-repeated="4"/>
          <table:table-cell office:value-type="float" office:value="2.08338" calcext:value-type="float">
            <text:p>2,08338000</text:p>
          </table:table-cell>
          <table:table-cell table:number-columns-repeated="8"/>
        </table:table-row>
        <table:table-row table:style-name="ro1">
          <table:table-cell office:value-type="float" office:value="2.03901775743486" calcext:value-type="float">
            <text:p>2,03901776</text:p>
          </table:table-cell>
          <table:table-cell table:number-columns-repeated="3"/>
          <table:table-cell office:value-type="float" office:value="2.02595" calcext:value-type="float">
            <text:p>2,02595000</text:p>
          </table:table-cell>
          <table:table-cell office:value-type="float" office:value="2.03902" calcext:value-type="float">
            <text:p>2,03902000</text:p>
          </table:table-cell>
          <table:table-cell table:number-columns-repeated="8"/>
        </table:table-row>
        <table:table-row table:style-name="ro1">
          <table:table-cell office:value-type="float" office:value="1.99465479539716" calcext:value-type="float">
            <text:p>1,99465480</text:p>
          </table:table-cell>
          <table:table-cell table:number-columns-repeated="4"/>
          <table:table-cell office:value-type="float" office:value="1.99465" calcext:value-type="float">
            <text:p>1,99465000</text:p>
          </table:table-cell>
          <table:table-cell table:number-columns-repeated="8"/>
        </table:table-row>
        <table:table-row table:style-name="ro1">
          <table:table-cell office:value-type="float" office:value="1.95029423928346" calcext:value-type="float">
            <text:p>1,95029424</text:p>
          </table:table-cell>
          <table:table-cell table:number-columns-repeated="2"/>
          <table:table-cell office:value-type="float" office:value="1.9112" calcext:value-type="float">
            <text:p>1,91120000</text:p>
          </table:table-cell>
          <table:table-cell office:value-type="float" office:value="1.9378" calcext:value-type="float">
            <text:p>1,93780000</text:p>
          </table:table-cell>
          <table:table-cell office:value-type="float" office:value="1.95029" calcext:value-type="float">
            <text:p>1,95029000</text:p>
          </table:table-cell>
          <table:table-cell table:number-columns-repeated="8"/>
        </table:table-row>
        <table:table-row table:style-name="ro1">
          <table:table-cell office:value-type="float" office:value="1.90593603562298" calcext:value-type="float">
            <text:p>1,90593604</text:p>
          </table:table-cell>
          <table:table-cell table:number-columns-repeated="4"/>
          <table:table-cell office:value-type="float" office:value="1.90594" calcext:value-type="float">
            <text:p>1,90594000</text:p>
          </table:table-cell>
          <table:table-cell table:number-columns-repeated="8"/>
        </table:table-row>
        <table:table-row table:style-name="ro1">
          <table:table-cell office:value-type="float" office:value="1.86158013094526" calcext:value-type="float">
            <text:p>1,86158013</text:p>
          </table:table-cell>
          <table:table-cell table:number-columns-repeated="3"/>
          <table:table-cell office:value-type="float" office:value="1.84965" calcext:value-type="float">
            <text:p>1,84965000</text:p>
          </table:table-cell>
          <table:table-cell office:value-type="float" office:value="1.86158" calcext:value-type="float">
            <text:p>1,86158000</text:p>
          </table:table-cell>
          <table:table-cell table:number-columns-repeated="8"/>
        </table:table-row>
        <table:table-row table:style-name="ro1">
          <table:table-cell office:value-type="float" office:value="1.81722647178027" calcext:value-type="float">
            <text:p>1,81722647</text:p>
          </table:table-cell>
          <table:table-cell table:number-columns-repeated="4"/>
          <table:table-cell office:value-type="float" office:value="1.81723" calcext:value-type="float">
            <text:p>1,81723000</text:p>
          </table:table-cell>
          <table:table-cell table:number-columns-repeated="8"/>
        </table:table-row>
        <table:table-row table:style-name="ro1">
          <table:table-cell office:value-type="float" office:value="1.77287500465836" calcext:value-type="float">
            <text:p>1,77287500</text:p>
          </table:table-cell>
          <table:table-cell/>
          <table:table-cell office:value-type="float" office:value="1.68767" calcext:value-type="float">
            <text:p>1,68767000</text:p>
          </table:table-cell>
          <table:table-cell office:value-type="float" office:value="1.73733" calcext:value-type="float">
            <text:p>1,73733000</text:p>
          </table:table-cell>
          <table:table-cell office:value-type="float" office:value="1.76152" calcext:value-type="float">
            <text:p>1,76152000</text:p>
          </table:table-cell>
          <table:table-cell office:value-type="float" office:value="1.77288" calcext:value-type="float">
            <text:p>1,77288000</text:p>
          </table:table-cell>
          <table:table-cell table:number-columns-repeated="8"/>
        </table:table-row>
        <table:table-row table:style-name="ro1">
          <table:table-cell office:value-type="float" office:value="1.72852567611021" calcext:value-type="float">
            <text:p>1,72852568</text:p>
          </table:table-cell>
          <table:table-cell table:number-columns-repeated="4"/>
          <table:table-cell office:value-type="float" office:value="1.72853" calcext:value-type="float">
            <text:p>1,72853000</text:p>
          </table:table-cell>
          <table:table-cell table:number-columns-repeated="8"/>
        </table:table-row>
        <table:table-row table:style-name="ro1">
          <table:table-cell office:value-type="float" office:value="1.68417843266688" calcext:value-type="float">
            <text:p>1,68417843</text:p>
          </table:table-cell>
          <table:table-cell table:number-columns-repeated="3"/>
          <table:table-cell office:value-type="float" office:value="1.67339" calcext:value-type="float">
            <text:p>1,67339000</text:p>
          </table:table-cell>
          <table:table-cell office:value-type="float" office:value="1.68418" calcext:value-type="float">
            <text:p>1,68418000</text:p>
          </table:table-cell>
          <table:table-cell table:number-columns-repeated="8"/>
        </table:table-row>
        <table:table-row table:style-name="ro1">
          <table:table-cell office:value-type="float" office:value="1.6398332208598" calcext:value-type="float">
            <text:p>1,63983322</text:p>
          </table:table-cell>
          <table:table-cell table:number-columns-repeated="4"/>
          <table:table-cell office:value-type="float" office:value="1.63983" calcext:value-type="float">
            <text:p>1,63983000</text:p>
          </table:table-cell>
          <table:table-cell table:number-columns-repeated="8"/>
        </table:table-row>
        <table:table-row table:style-name="ro1">
          <table:table-cell office:value-type="float" office:value="1.59548998722069" calcext:value-type="float">
            <text:p>1,59548999</text:p>
          </table:table-cell>
          <table:table-cell table:number-columns-repeated="2"/>
          <table:table-cell office:value-type="float" office:value="1.5635" calcext:value-type="float">
            <text:p>1,56350000</text:p>
          </table:table-cell>
          <table:table-cell office:value-type="float" office:value="1.58527" calcext:value-type="float">
            <text:p>1,58527000</text:p>
          </table:table-cell>
          <table:table-cell office:value-type="float" office:value="1.59549" calcext:value-type="float">
            <text:p>1,59549000</text:p>
          </table:table-cell>
          <table:table-cell table:number-columns-repeated="8"/>
        </table:table-row>
        <table:table-row table:style-name="ro1">
          <table:table-cell office:value-type="float" office:value="1.55114867828165" calcext:value-type="float">
            <text:p>1,55114868</text:p>
          </table:table-cell>
          <table:table-cell table:number-columns-repeated="4"/>
          <table:table-cell office:value-type="float" office:value="1.55115" calcext:value-type="float">
            <text:p>1,55115000</text:p>
          </table:table-cell>
          <table:table-cell table:number-columns-repeated="8"/>
        </table:table-row>
        <table:table-row table:style-name="ro1">
          <table:table-cell office:value-type="float" office:value="1.50680924057507" calcext:value-type="float">
            <text:p>1,50680924</text:p>
          </table:table-cell>
          <table:table-cell table:number-columns-repeated="3"/>
          <table:table-cell office:value-type="float" office:value="1.49715" calcext:value-type="float">
            <text:p>1,49715000</text:p>
          </table:table-cell>
          <table:table-cell office:value-type="float" office:value="1.50681" calcext:value-type="float">
            <text:p>1,50681000</text:p>
          </table:table-cell>
          <table:table-cell table:number-columns-repeated="8"/>
        </table:table-row>
        <table:table-row table:style-name="ro1">
          <table:table-cell office:value-type="float" office:value="1.46247162063366" calcext:value-type="float">
            <text:p>1,46247162</text:p>
          </table:table-cell>
          <table:table-cell table:number-columns-repeated="4"/>
          <table:table-cell office:value-type="float" office:value="1.46247" calcext:value-type="float">
            <text:p>1,46247000</text:p>
          </table:table-cell>
          <table:table-cell table:number-columns-repeated="8"/>
        </table:table-row>
        <table:table-row table:style-name="ro1">
          <table:table-cell office:value-type="float" office:value="1.41813576499045" calcext:value-type="float">
            <text:p>1,41813576</text:p>
          </table:table-cell>
          <table:table-cell office:value-type="float" office:value="1.27429" calcext:value-type="float">
            <text:p>1,274290000</text:p>
          </table:table-cell>
          <table:table-cell office:value-type="float" office:value="1.34998" calcext:value-type="float">
            <text:p>1,34998000</text:p>
          </table:table-cell>
          <table:table-cell office:value-type="float" office:value="1.38971" calcext:value-type="float">
            <text:p>1,38971000</text:p>
          </table:table-cell>
          <table:table-cell office:value-type="float" office:value="1.40905" calcext:value-type="float">
            <text:p>1,40905000</text:p>
          </table:table-cell>
          <table:table-cell office:value-type="float" office:value="1.41814" calcext:value-type="float">
            <text:p>1,41814000</text:p>
          </table:table-cell>
          <table:table-cell table:number-columns-repeated="8"/>
        </table:table-row>
        <table:table-row table:style-name="ro1">
          <table:table-cell office:value-type="float" office:value="1.37380162017875" calcext:value-type="float">
            <text:p>1,37380162</text:p>
          </table:table-cell>
          <table:table-cell table:number-columns-repeated="4"/>
          <table:table-cell office:value-type="float" office:value="1.3738" calcext:value-type="float">
            <text:p>1,37380000</text:p>
          </table:table-cell>
          <table:table-cell table:number-columns-repeated="8"/>
        </table:table-row>
        <table:table-row table:style-name="ro1">
          <table:table-cell office:value-type="float" office:value="1.32946913273215" calcext:value-type="float">
            <text:p>1,32946913</text:p>
          </table:table-cell>
          <table:table-cell table:number-columns-repeated="3"/>
          <table:table-cell office:value-type="float" office:value="1.32095" calcext:value-type="float">
            <text:p>1,32095000</text:p>
          </table:table-cell>
          <table:table-cell office:value-type="float" office:value="1.32947" calcext:value-type="float">
            <text:p>1,32947000</text:p>
          </table:table-cell>
          <table:table-cell table:number-columns-repeated="8"/>
        </table:table-row>
        <table:table-row table:style-name="ro1">
          <table:table-cell office:value-type="float" office:value="1.28513824918454" calcext:value-type="float">
            <text:p>1,28513825</text:p>
          </table:table-cell>
          <table:table-cell table:number-columns-repeated="4"/>
          <table:table-cell office:value-type="float" office:value="1.28514" calcext:value-type="float">
            <text:p>1,28514000</text:p>
          </table:table-cell>
          <table:table-cell table:number-columns-repeated="8"/>
        </table:table-row>
        <table:table-row table:style-name="ro1">
          <table:table-cell office:value-type="float" office:value="1.24080891607007" calcext:value-type="float">
            <text:p>1,24080892</text:p>
          </table:table-cell>
          <table:table-cell table:number-columns-repeated="2"/>
          <table:table-cell office:value-type="float" office:value="1.21593" calcext:value-type="float">
            <text:p>1,21593000</text:p>
          </table:table-cell>
          <table:table-cell office:value-type="float" office:value="1.23286" calcext:value-type="float">
            <text:p>1,23286000</text:p>
          </table:table-cell>
          <table:table-cell office:value-type="float" office:value="1.24081" calcext:value-type="float">
            <text:p>1,24081000</text:p>
          </table:table-cell>
          <table:table-cell table:number-columns-repeated="8"/>
        </table:table-row>
        <table:table-row table:style-name="ro1">
          <table:table-cell office:value-type="float" office:value="1.19648107992313" calcext:value-type="float">
            <text:p>1,19648108</text:p>
          </table:table-cell>
          <table:table-cell table:number-columns-repeated="4"/>
          <table:table-cell office:value-type="float" office:value="1.19648" calcext:value-type="float">
            <text:p>1,19648000</text:p>
          </table:table-cell>
          <table:table-cell table:number-columns-repeated="8"/>
        </table:table-row>
        <table:table-row table:style-name="ro1">
          <table:table-cell office:value-type="float" office:value="1.15215468727838" calcext:value-type="float">
            <text:p>1,15215469</text:p>
          </table:table-cell>
          <table:table-cell table:number-columns-repeated="3"/>
          <table:table-cell office:value-type="float" office:value="1.14477" calcext:value-type="float">
            <text:p>1,14477000</text:p>
          </table:table-cell>
          <table:table-cell office:value-type="float" office:value="1.15215" calcext:value-type="float">
            <text:p>1,15215000</text:p>
          </table:table-cell>
          <table:table-cell table:number-columns-repeated="8"/>
        </table:table-row>
        <table:table-row table:style-name="ro1">
          <table:table-cell office:value-type="float" office:value="1.10782968467072" calcext:value-type="float">
            <text:p>1,10782968</text:p>
          </table:table-cell>
          <table:table-cell table:number-columns-repeated="4"/>
          <table:table-cell office:value-type="float" office:value="1.10783" calcext:value-type="float">
            <text:p>1,10783000</text:p>
          </table:table-cell>
          <table:table-cell table:number-columns-repeated="8"/>
        </table:table-row>
        <table:table-row table:style-name="ro1">
          <table:table-cell office:value-type="float" office:value="1.06350601863529" calcext:value-type="float">
            <text:p>1,06350602</text:p>
          </table:table-cell>
          <table:table-cell/>
          <table:table-cell office:value-type="float" office:value="1.01239" calcext:value-type="float">
            <text:p>1,01239000</text:p>
          </table:table-cell>
          <table:table-cell office:value-type="float" office:value="1.04218" calcext:value-type="float">
            <text:p>1,04218000</text:p>
          </table:table-cell>
          <table:table-cell office:value-type="float" office:value="1.05669" calcext:value-type="float">
            <text:p>1,05669000</text:p>
          </table:table-cell>
          <table:table-cell office:value-type="float" office:value="1.06351" calcext:value-type="float">
            <text:p>1,06351000</text:p>
          </table:table-cell>
          <table:table-cell table:number-columns-repeated="8"/>
        </table:table-row>
        <table:table-row table:style-name="ro1">
          <table:table-cell office:value-type="float" office:value="1.01918363570744" calcext:value-type="float">
            <text:p>1,01918364</text:p>
          </table:table-cell>
          <table:table-cell table:number-columns-repeated="4"/>
          <table:table-cell office:value-type="float" office:value="1.01918" calcext:value-type="float">
            <text:p>1,01918000</text:p>
          </table:table-cell>
          <table:table-cell table:number-columns-repeated="8"/>
        </table:table-row>
        <table:table-row table:style-name="ro1">
          <table:table-cell office:value-type="float" office:value="0.974862482422735" calcext:value-type="float">
            <text:p>0,97486248</text:p>
          </table:table-cell>
          <table:table-cell table:number-columns-repeated="3"/>
          <table:table-cell office:value-type="float" office:value="0.968616" calcext:value-type="float">
            <text:p>0,96861600</text:p>
          </table:table-cell>
          <table:table-cell office:value-type="float" office:value="0.974862" calcext:value-type="float">
            <text:p>0,97486200</text:p>
          </table:table-cell>
          <table:table-cell table:number-columns-repeated="8"/>
        </table:table-row>
        <table:table-row table:style-name="ro1">
          <table:table-cell office:value-type="float" office:value="0.930542505316957" calcext:value-type="float">
            <text:p>0,93054251</text:p>
          </table:table-cell>
          <table:table-cell table:number-columns-repeated="4"/>
          <table:table-cell office:value-type="float" office:value="0.930543" calcext:value-type="float">
            <text:p>0,93054300</text:p>
          </table:table-cell>
          <table:table-cell table:number-columns-repeated="8"/>
        </table:table-row>
        <table:table-row table:style-name="ro1">
          <table:table-cell office:value-type="float" office:value="0.886223650926074" calcext:value-type="float">
            <text:p>0,88622365</text:p>
          </table:table-cell>
          <table:table-cell table:number-columns-repeated="2"/>
          <table:table-cell office:value-type="float" office:value="0.868456" calcext:value-type="float">
            <text:p>0,86845600</text:p>
          </table:table-cell>
          <table:table-cell office:value-type="float" office:value="0.880545" calcext:value-type="float">
            <text:p>0,88054500</text:p>
          </table:table-cell>
          <table:table-cell office:value-type="float" office:value="0.886224" calcext:value-type="float">
            <text:p>0,88622400</text:p>
          </table:table-cell>
          <table:table-cell table:number-columns-repeated="8"/>
        </table:table-row>
        <table:table-row table:style-name="ro1">
          <table:table-cell office:value-type="float" office:value="0.841905865786249" calcext:value-type="float">
            <text:p>0,84190587</text:p>
          </table:table-cell>
          <table:table-cell table:number-columns-repeated="4"/>
          <table:table-cell office:value-type="float" office:value="0.841906" calcext:value-type="float">
            <text:p>0,84190600</text:p>
          </table:table-cell>
          <table:table-cell table:number-columns-repeated="8"/>
        </table:table-row>
        <table:table-row table:style-name="ro1">
          <table:table-cell office:value-type="float" office:value="0.797589096433823" calcext:value-type="float">
            <text:p>0,79758910</text:p>
          </table:table-cell>
          <table:table-cell table:number-columns-repeated="3"/>
          <table:table-cell office:value-type="float" office:value="0.792479" calcext:value-type="float">
            <text:p>0,79247900</text:p>
          </table:table-cell>
          <table:table-cell office:value-type="float" office:value="0.797589" calcext:value-type="float">
            <text:p>0,79758900</text:p>
          </table:table-cell>
          <table:table-cell table:number-columns-repeated="8"/>
        </table:table-row>
        <table:table-row table:style-name="ro1">
          <table:table-cell office:value-type="float" office:value="0.753273289405307" calcext:value-type="float">
            <text:p>0,75327329</text:p>
          </table:table-cell>
          <table:table-cell table:number-columns-repeated="4"/>
          <table:table-cell office:value-type="float" office:value="0.753273" calcext:value-type="float">
            <text:p>0,75327300</text:p>
          </table:table-cell>
          <table:table-cell table:number-columns-repeated="8"/>
        </table:table-row>
        <table:table-row table:style-name="ro1">
          <table:table-cell office:value-type="float" office:value="0.708958391237373" calcext:value-type="float">
            <text:p>0,70895839</text:p>
          </table:table-cell>
          <table:table-cell office:value-type="float" office:value="0.0188836" calcext:value-type="float">
            <text:p>0,018883600</text:p>
          </table:table-cell>
          <table:table-cell office:value-type="float" office:value="0.674884" calcext:value-type="float">
            <text:p>0,67488400</text:p>
          </table:table-cell>
          <table:table-cell office:value-type="float" office:value="0.694745" calcext:value-type="float">
            <text:p>0,69474500</text:p>
          </table:table-cell>
          <table:table-cell office:value-type="float" office:value="0.704416" calcext:value-type="float">
            <text:p>0,70441600</text:p>
          </table:table-cell>
          <table:table-cell office:value-type="float" office:value="0.708958" calcext:value-type="float">
            <text:p>0,70895800</text:p>
          </table:table-cell>
          <table:table-cell table:number-columns-repeated="8"/>
        </table:table-row>
        <table:table-row table:style-name="ro1">
          <table:table-cell office:value-type="float" office:value="0.664644348466844" calcext:value-type="float">
            <text:p>0,66464435</text:p>
          </table:table-cell>
          <table:table-cell table:number-columns-repeated="4"/>
          <table:table-cell office:value-type="float" office:value="0.664644" calcext:value-type="float">
            <text:p>0,66464400</text:p>
          </table:table-cell>
          <table:table-cell table:number-columns-repeated="8"/>
        </table:table-row>
        <table:table-row table:style-name="ro1">
          <table:table-cell office:value-type="float" office:value="0.620331107630686" calcext:value-type="float">
            <text:p>0,62033111</text:p>
          </table:table-cell>
          <table:table-cell table:number-columns-repeated="3"/>
          <table:table-cell office:value-type="float" office:value="0.616356" calcext:value-type="float">
            <text:p>0,61635600</text:p>
          </table:table-cell>
          <table:table-cell office:value-type="float" office:value="0.620331" calcext:value-type="float">
            <text:p>0,62033100</text:p>
          </table:table-cell>
          <table:table-cell table:number-columns-repeated="8"/>
        </table:table-row>
        <table:table-row table:style-name="ro1">
          <table:table-cell office:value-type="float" office:value="0.576018615266005" calcext:value-type="float">
            <text:p>0,57601862</text:p>
          </table:table-cell>
          <table:table-cell table:number-columns-repeated="4"/>
          <table:table-cell office:value-type="float" office:value="0.576019" calcext:value-type="float">
            <text:p>0,57601900</text:p>
          </table:table-cell>
          <table:table-cell table:number-columns-repeated="8"/>
        </table:table-row>
        <table:table-row table:style-name="ro1">
          <table:table-cell office:value-type="float" office:value="0.531706817910025" calcext:value-type="float">
            <text:p>0,53170682</text:p>
          </table:table-cell>
          <table:table-cell table:number-columns-repeated="2"/>
          <table:table-cell office:value-type="float" office:value="0.521047" calcext:value-type="float">
            <text:p>0,52104700</text:p>
          </table:table-cell>
          <table:table-cell office:value-type="float" office:value="0.5283" calcext:value-type="float">
            <text:p>0,52830000</text:p>
          </table:table-cell>
          <table:table-cell office:value-type="float" office:value="0.531707" calcext:value-type="float">
            <text:p>0,53170700</text:p>
          </table:table-cell>
          <table:table-cell table:number-columns-repeated="8"/>
        </table:table-row>
        <table:table-row table:style-name="ro1">
          <table:table-cell office:value-type="float" office:value="0.487395662100094" calcext:value-type="float">
            <text:p>0,48739566</text:p>
          </table:table-cell>
          <table:table-cell table:number-columns-repeated="4"/>
          <table:table-cell office:value-type="float" office:value="0.487396" calcext:value-type="float">
            <text:p>0,48739600</text:p>
          </table:table-cell>
          <table:table-cell table:number-columns-repeated="8"/>
        </table:table-row>
        <table:table-row table:style-name="ro1">
          <table:table-cell office:value-type="float" office:value="0.443085094373659" calcext:value-type="float">
            <text:p>0,44308509</text:p>
          </table:table-cell>
          <table:table-cell table:number-columns-repeated="3"/>
          <table:table-cell office:value-type="float" office:value="0.440246" calcext:value-type="float">
            <text:p>0,44024600</text:p>
          </table:table-cell>
          <table:table-cell office:value-type="float" office:value="0.443085" calcext:value-type="float">
            <text:p>0,44308500</text:p>
          </table:table-cell>
          <table:table-cell table:number-columns-repeated="8"/>
        </table:table-row>
        <table:table-row table:style-name="ro1">
          <table:table-cell office:value-type="float" office:value="0.398775061268272" calcext:value-type="float">
            <text:p>0,39877506</text:p>
          </table:table-cell>
          <table:table-cell table:number-columns-repeated="4"/>
          <table:table-cell office:value-type="float" office:value="0.398775" calcext:value-type="float">
            <text:p>0,39877500</text:p>
          </table:table-cell>
          <table:table-cell table:number-columns-repeated="8"/>
        </table:table-row>
        <table:table-row table:style-name="ro1">
          <table:table-cell office:value-type="float" office:value="0.354465509321574" calcext:value-type="float">
            <text:p>0,35446551</text:p>
          </table:table-cell>
          <table:table-cell/>
          <table:table-cell office:value-type="float" office:value="0.00560073" calcext:value-type="float">
            <text:p>0,00560073</text:p>
          </table:table-cell>
          <table:table-cell office:value-type="float" office:value="0.347359" calcext:value-type="float">
            <text:p>0,34735900</text:p>
          </table:table-cell>
          <table:table-cell office:value-type="float" office:value="0.352194" calcext:value-type="float">
            <text:p>0,35219400</text:p>
          </table:table-cell>
          <table:table-cell office:value-type="float" office:value="0.354466" calcext:value-type="float">
            <text:p>0,35446600</text:p>
          </table:table-cell>
          <table:table-cell table:number-columns-repeated="8"/>
        </table:table-row>
        <table:table-row table:style-name="ro1">
          <table:table-cell office:value-type="float" office:value="0.310156385071284" calcext:value-type="float">
            <text:p>0,31015639</text:p>
          </table:table-cell>
          <table:table-cell table:number-columns-repeated="4"/>
          <table:table-cell office:value-type="float" office:value="0.310156" calcext:value-type="float">
            <text:p>0,31015600</text:p>
          </table:table-cell>
          <table:table-cell table:number-columns-repeated="8"/>
        </table:table-row>
        <table:table-row table:style-name="ro1">
          <table:table-cell office:value-type="float" office:value="0.265847635055195" calcext:value-type="float">
            <text:p>0,26584764</text:p>
          </table:table-cell>
          <table:table-cell table:number-columns-repeated="3"/>
          <table:table-cell office:value-type="float" office:value="0.264144" calcext:value-type="float">
            <text:p>0,26414400</text:p>
          </table:table-cell>
          <table:table-cell office:value-type="float" office:value="0.265848" calcext:value-type="float">
            <text:p>0,26584800</text:p>
          </table:table-cell>
          <table:table-cell table:number-columns-repeated="8"/>
        </table:table-row>
        <table:table-row table:style-name="ro1">
          <table:table-cell office:value-type="float" office:value="0.221539205811161" calcext:value-type="float">
            <text:p>0,22153921</text:p>
          </table:table-cell>
          <table:table-cell table:number-columns-repeated="4"/>
          <table:table-cell office:value-type="float" office:value="0.221539" calcext:value-type="float">
            <text:p>0,22153900</text:p>
          </table:table-cell>
          <table:table-cell table:number-columns-repeated="8"/>
        </table:table-row>
        <table:table-row table:style-name="ro1">
          <table:table-cell office:value-type="float" office:value="0.177231043877091" calcext:value-type="float">
            <text:p>0,17723104</text:p>
          </table:table-cell>
          <table:table-cell table:number-columns-repeated="2"/>
          <table:table-cell office:value-type="float" office:value="0.00215641" calcext:value-type="float">
            <text:p>0,00215641</text:p>
          </table:table-cell>
          <table:table-cell office:value-type="float" office:value="0.176095" calcext:value-type="float">
            <text:p>0,17609500</text:p>
          </table:table-cell>
          <table:table-cell office:value-type="float" office:value="0.177231" calcext:value-type="float">
            <text:p>0,17723100</text:p>
          </table:table-cell>
          <table:table-cell table:number-columns-repeated="8"/>
        </table:table-row>
        <table:table-row table:style-name="ro1">
          <table:table-cell office:value-type="float" office:value="0.132923095790938" calcext:value-type="float">
            <text:p>0,13292310</text:p>
          </table:table-cell>
          <table:table-cell table:number-columns-repeated="4"/>
          <table:table-cell office:value-type="float" office:value="0.132923" calcext:value-type="float">
            <text:p>0,13292300</text:p>
          </table:table-cell>
          <table:table-cell table:number-columns-repeated="8"/>
        </table:table-row>
        <table:table-row table:style-name="ro1">
          <table:table-cell office:value-type="float" office:value="0.0886153080906914" calcext:value-type="float">
            <text:p>0,08861531</text:p>
          </table:table-cell>
          <table:table-cell table:number-columns-repeated="3"/>
          <table:table-cell office:value-type="float" office:value="0.00095882" calcext:value-type="float">
            <text:p>0,00095882</text:p>
          </table:table-cell>
          <table:table-cell office:value-type="float" office:value="0.0886153" calcext:value-type="float">
            <text:p>0,08861530</text:p>
          </table:table-cell>
          <table:table-cell table:number-columns-repeated="8"/>
        </table:table-row>
        <table:table-row table:style-name="ro1">
          <table:table-cell office:value-type="float" office:value="0.0443076273143673" calcext:value-type="float">
            <text:p>0,04430763</text:p>
          </table:table-cell>
          <table:table-cell table:number-columns-repeated="4"/>
          <table:table-cell office:value-type="float" office:value="0.000428531" calcext:value-type="float">
            <text:p>0,0004285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,00000000</text:p>
          </table:table-cell>
          <table:table-cell office:value-type="float" office:value="0" calcext:value-type="float">
            <text:p>0,000000000</text:p>
          </table:table-cell>
          <table:table-cell table:number-columns-repeated="4" office:value-type="float" office:value="0" calcext:value-type="float">
            <text:p>0,00000000</text:p>
          </table:table-cell>
          <table:table-cell table:number-columns-repeated="8"/>
        </table:table-row>
        <table:table-row table:style-name="ro1" table:number-rows-repeated="1046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DejaVu Sans'" style:font-family-generic-complex="system" style:font-pitch-complex="variable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 number:title="Definido pelo usuário">
      <number:number number:decimal-places="8" loext:min-decimal-places="8" number:min-integer-digits="1"/>
    </number:number-style>
    <number:number-style style:name="N116" number:title="Definido pelo usuário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otted" draw:display-name="Fine Dotted" draw:style="rect" draw:dots1="1" draw:distance="0.457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23:38:00.630495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11</meta:editing-cycles>
    <meta:editing-duration>PT2H22M1S</meta:editing-duration>
    <dc:date>2020-07-09T23:45:27.568558061</dc:date>
    <meta:document-statistic meta:table-count="3" meta:cell-count="610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5" number:title="Definido pelo usuário">
      <number:number number:decimal-places="8" loext:min-decimal-places="8" number:min-integer-digits="1"/>
    </number:number-style>
    <number:number-style style:name="N116" number:title="Definido pelo usuário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cm" chart:symbol-height="0cm" chart:link-data-style-to-source="true"/>
      <style:graphic-properties draw:stroke="dash" draw:stroke-dash="Fine_20_Dashed" svg:stroke-width="0.03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up" chart:symbol-width="0.02cm" chart:symbol-height="0.0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right" chart:symbol-width="0.02cm" chart:symbol-height="0.0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9cm" svg:height="14.956cm" xlink:href=".." xlink:type="simple" chart:class="chart:line" chart:style-name="ch1">
        <chart:legend chart:legend-position="end" svg:x="20.904cm" svg:y="5.934cm" style:legend-expansion="high" chart:style-name="ch2"/>
        <chart:plot-area chart:style-name="ch3" table:cell-range-address="Sheet1.A1:Sheet1.F2050" chart:data-source-has-labels="row" svg:x="1.116cm" svg:y="0.384cm" svg:width="19.132cm" svg:height="12.861cm">
          <chartooo:coordinate-region svg:x="1.737cm" svg:y="0.583cm" svg:width="18.511cm" svg:height="12.4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050" chart:label-cell-address="Sheet1.A1:Sheet1.A1" chart:class="chart:line">
            <chart:data-point chart:repeated="2049"/>
          </chart:series>
          <chart:series chart:style-name="ch8" chart:values-cell-range-address="Sheet1.B2:Sheet1.B2050" chart:label-cell-address="Sheet1.B1:Sheet1.B1" chart:class="chart:line">
            <chart:data-point chart:repeated="2049"/>
          </chart:series>
          <chart:series chart:style-name="ch9" chart:values-cell-range-address="Sheet1.C2:Sheet1.C2050" chart:label-cell-address="Sheet1.C1:Sheet1.C1" chart:class="chart:line">
            <chart:data-point chart:repeated="2049"/>
          </chart:series>
          <chart:series chart:style-name="ch10" chart:values-cell-range-address="Sheet1.D2:Sheet1.D2050" chart:label-cell-address="Sheet1.D1:Sheet1.D1" chart:class="chart:line">
            <chart:data-point chart:repeated="2049"/>
          </chart:series>
          <chart:series chart:style-name="ch11" chart:values-cell-range-address="Sheet1.E2:Sheet1.E2050" chart:label-cell-address="Sheet1.E1:Sheet1.E1" chart:class="chart:line">
            <chart:data-point chart:repeated="2049"/>
          </chart:series>
          <chart:series chart:style-name="ch12" chart:values-cell-range-address="Sheet1.F2:Sheet1.F2050" chart:label-cell-address="Sheet1.F1:Sheet1.F1" chart:class="chart:line">
            <chart:data-point chart:repeated="20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icial</text:p>
                <draw:g>
                  <svg:desc>Sheet1.A1:Sheet1.A1</svg:desc>
                </draw:g>
              </table:table-cell>
              <table:table-cell office:value-type="string">
                <text:p>N=128</text:p>
                <draw:g>
                  <svg:desc>Sheet1.B1:Sheet1.B1</svg:desc>
                </draw:g>
              </table:table-cell>
              <table:table-cell office:value-type="string">
                <text:p>N=256</text:p>
                <draw:g>
                  <svg:desc>Sheet1.C1:Sheet1.C1</svg:desc>
                </draw:g>
              </table:table-cell>
              <table:table-cell office:value-type="string">
                <text:p>N=512</text:p>
                <draw:g>
                  <svg:desc>Sheet1.D1:Sheet1.D1</svg:desc>
                </draw:g>
              </table:table-cell>
              <table:table-cell office:value-type="string">
                <text:p>N=1024</text:p>
                <draw:g>
                  <svg:desc>Sheet1.E1:Sheet1.E1</svg:desc>
                </draw:g>
              </table:table-cell>
              <table:table-cell office:value-type="string">
                <text:p>N=2048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50</svg:desc>
                </draw:g>
              </table:table-cell>
              <table:table-cell office:value-type="float" office:value="0">
                <text:p>0</text:p>
                <draw:g>
                  <svg:desc>Sheet1.B2:Sheet1.B2050</svg:desc>
                </draw:g>
              </table:table-cell>
              <table:table-cell office:value-type="float" office:value="0">
                <text:p>0</text:p>
                <draw:g>
                  <svg:desc>Sheet1.C2:Sheet1.C2050</svg:desc>
                </draw:g>
              </table:table-cell>
              <table:table-cell office:value-type="float" office:value="0">
                <text:p>0</text:p>
                <draw:g>
                  <svg:desc>Sheet1.D2:Sheet1.D2050</svg:desc>
                </draw:g>
              </table:table-cell>
              <table:table-cell office:value-type="float" office:value="0">
                <text:p>0</text:p>
                <draw:g>
                  <svg:desc>Sheet1.E2:Sheet1.E2050</svg:desc>
                </draw:g>
              </table:table-cell>
              <table:table-cell office:value-type="float" office:value="0">
                <text:p>0</text:p>
                <draw:g>
                  <svg:desc>Sheet1.F2:Sheet1.F20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0070206446448">
                <text:p>0.046007020644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007">
                <text:p>0.046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014096857106">
                <text:p>0.09201409685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4322">
                <text:p>0.0924322</text:p>
              </table:table-cell>
              <table:table-cell office:value-type="float" office:value="0.0920141">
                <text:p>0.092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021284205209">
                <text:p>0.13802128420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021">
                <text:p>0.138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4028638256799">
                <text:p>0.18402863825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509">
                <text:p>0.186509</text:p>
              </table:table-cell>
              <table:table-cell office:value-type="float" office:value="0.184865">
                <text:p>0.184865</text:p>
              </table:table-cell>
              <table:table-cell office:value-type="float" office:value="0.184029">
                <text:p>0.184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036214579745">
                <text:p>0.23003621457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036">
                <text:p>0.230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044068741953">
                <text:p>0.27604406874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298">
                <text:p>0.277298</text:p>
              </table:table-cell>
              <table:table-cell office:value-type="float" office:value="0.276044">
                <text:p>0.276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2052256311377">
                <text:p>0.32205225631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052">
                <text:p>0.322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8060832856024">
                <text:p>0.368060832856024</text:p>
              </table:table-cell>
              <table:table-cell office:value-type="float" office:value="NaN">
                <text:p>NaN</text:p>
              </table:table-cell>
              <table:table-cell office:value-type="float" office:value="0.380157">
                <text:p>0.380157</text:p>
              </table:table-cell>
              <table:table-cell office:value-type="float" office:value="0.373021">
                <text:p>0.373021</text:p>
              </table:table-cell>
              <table:table-cell office:value-type="float" office:value="0.369733">
                <text:p>0.369733</text:p>
              </table:table-cell>
              <table:table-cell office:value-type="float" office:value="0.368061">
                <text:p>0.368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406985394396">
                <text:p>0.4140698539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07">
                <text:p>0.41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007937514333">
                <text:p>0.4600793751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17">
                <text:p>0.46217</text:p>
              </table:table-cell>
              <table:table-cell office:value-type="float" office:value="0.460079">
                <text:p>0.46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6089452022357">
                <text:p>0.50608945202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089">
                <text:p>0.506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2100140149355">
                <text:p>0.55210014014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54">
                <text:p>0.55954</text:p>
              </table:table-cell>
              <table:table-cell office:value-type="float" office:value="0.554609">
                <text:p>0.554609</text:p>
              </table:table-cell>
              <table:table-cell office:value-type="float" office:value="0.5521">
                <text:p>0.5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8111495092738">
                <text:p>0.59811149509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111">
                <text:p>0.598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4123572421024">
                <text:p>0.64412357242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5">
                <text:p>0.64705</text:p>
              </table:table-cell>
              <table:table-cell office:value-type="float" office:value="0.644124">
                <text:p>0.644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0136427702861">
                <text:p>0.69013642770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0136">
                <text:p>0.690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150116507008">
                <text:p>0.736150116507008</text:p>
              </table:table-cell>
              <table:table-cell office:value-type="float" office:value="0.789025">
                <text:p>0.789025</text:p>
              </table:table-cell>
              <table:table-cell office:value-type="float" office:value="0.760344">
                <text:p>0.760344</text:p>
              </table:table-cell>
              <table:table-cell office:value-type="float" office:value="0.746071">
                <text:p>0.746071</text:p>
              </table:table-cell>
              <table:table-cell office:value-type="float" office:value="0.739495">
                <text:p>0.739495</text:p>
              </table:table-cell>
              <table:table-cell office:value-type="float" office:value="0.73615">
                <text:p>0.7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2164694402364">
                <text:p>0.78216469440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165">
                <text:p>0.782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8180216957975">
                <text:p>0.82818021695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43">
                <text:p>0.831943</text:p>
              </table:table-cell>
              <table:table-cell office:value-type="float" office:value="0.82818">
                <text:p>0.82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4196739743047">
                <text:p>0.8741967397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197">
                <text:p>0.874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0214318326937">
                <text:p>0.92021431832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615">
                <text:p>0.932615</text:p>
              </table:table-cell>
              <table:table-cell office:value-type="float" office:value="0.924395">
                <text:p>0.924395</text:p>
              </table:table-cell>
              <table:table-cell office:value-type="float" office:value="0.920214">
                <text:p>0.920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6233008279181">
                <text:p>0.96623300827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233">
                <text:p>0.966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22528651695">
                <text:p>1.012252865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85">
                <text:p>1.01685</text:p>
              </table:table-cell>
              <table:table-cell office:value-type="float" office:value="1.01225">
                <text:p>1.01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827394456778">
                <text:p>1.0582739445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827">
                <text:p>1.05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429630204415">
                <text:p>1.10429630204415</text:p>
              </table:table-cell>
              <table:table-cell office:value-type="float" office:value="NaN">
                <text:p>NaN</text:p>
              </table:table-cell>
              <table:table-cell office:value-type="float" office:value="1.14059">
                <text:p>1.14059</text:p>
              </table:table-cell>
              <table:table-cell office:value-type="float" office:value="1.11918">
                <text:p>1.11918</text:p>
              </table:table-cell>
              <table:table-cell office:value-type="float" office:value="1.10931">
                <text:p>1.10931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03199931689">
                <text:p>1.150319993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032">
                <text:p>1.15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9634507351257">
                <text:p>1.1963450735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178">
                <text:p>1.20178</text:p>
              </table:table-cell>
              <table:table-cell office:value-type="float" office:value="1.19635">
                <text:p>1.19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4237159864591">
                <text:p>1.2423715986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237">
                <text:p>1.24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883996241399">
                <text:p>1.288399624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576">
                <text:p>1.30576</text:p>
              </table:table-cell>
              <table:table-cell office:value-type="float" office:value="1.29425">
                <text:p>1.29425</text:p>
              </table:table-cell>
              <table:table-cell office:value-type="float" office:value="1.2884">
                <text:p>1.2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442920556579">
                <text:p>1.3344292055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443">
                <text:p>1.33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8046039849505">
                <text:p>1.3804603984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73">
                <text:p>1.38673</text:p>
              </table:table-cell>
              <table:table-cell office:value-type="float" office:value="1.38046">
                <text:p>1.38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2649325849944">
                <text:p>1.4264932584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649">
                <text:p>1.4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252784115096">
                <text:p>1.47252784115096</text:p>
              </table:table-cell>
              <table:table-cell office:value-type="float" office:value="1.57829">
                <text:p>1.57829</text:p>
              </table:table-cell>
              <table:table-cell office:value-type="float" office:value="1.52092">
                <text:p>1.52092</text:p>
              </table:table-cell>
              <table:table-cell office:value-type="float" office:value="1.49237">
                <text:p>1.49237</text:p>
              </table:table-cell>
              <table:table-cell office:value-type="float" office:value="1.47922">
                <text:p>1.47922</text:p>
              </table:table-cell>
              <table:table-cell office:value-type="float" office:value="1.47253">
                <text:p>1.47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1856420202193">
                <text:p>1.5185642020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856">
                <text:p>1.51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460239668492">
                <text:p>1.5646023966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171">
                <text:p>1.57171</text:p>
              </table:table-cell>
              <table:table-cell office:value-type="float" office:value="1.5646">
                <text:p>1.5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1064248071283">
                <text:p>1.6106424807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064">
                <text:p>1.61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668450967884">
                <text:p>1.6566845096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901">
                <text:p>1.67901</text:p>
              </table:table-cell>
              <table:table-cell office:value-type="float" office:value="1.66421">
                <text:p>1.66421</text:p>
              </table:table-cell>
              <table:table-cell office:value-type="float" office:value="1.65668">
                <text:p>1.65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0272853915646">
                <text:p>1.7027285391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73">
                <text:p>1.70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4877462471952">
                <text:p>1.7487746247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672">
                <text:p>1.75672</text:p>
              </table:table-cell>
              <table:table-cell office:value-type="float" office:value="1.74877">
                <text:p>1.74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9482282194219">
                <text:p>1.7948228219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2">
                <text:p>1.79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087318639898">
                <text:p>1.84087318639898</text:p>
              </table:table-cell>
              <table:table-cell office:value-type="float" office:value="NaN">
                <text:p>NaN</text:p>
              </table:table-cell>
              <table:table-cell office:value-type="float" office:value="1.90137">
                <text:p>1.90137</text:p>
              </table:table-cell>
              <table:table-cell office:value-type="float" office:value="1.86568">
                <text:p>1.86568</text:p>
              </table:table-cell>
              <table:table-cell office:value-type="float" office:value="1.84924">
                <text:p>1.84924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692577366476">
                <text:p>1.8869257736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693">
                <text:p>1.886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3298063931474">
                <text:p>1.9329806393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176">
                <text:p>1.94176</text:p>
              </table:table-cell>
              <table:table-cell office:value-type="float" office:value="1.93298">
                <text:p>1.93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7903783892452">
                <text:p>1.9790378389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904">
                <text:p>1.97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2509742807006">
                <text:p>2.0250974280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239">
                <text:p>2.05239</text:p>
              </table:table-cell>
              <table:table-cell office:value-type="float" office:value="2.0343">
                <text:p>2.0343</text:p>
              </table:table-cell>
              <table:table-cell office:value-type="float" office:value="2.0251">
                <text:p>2.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7115946232773">
                <text:p>2.0711594623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116">
                <text:p>2.07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1722399727427">
                <text:p>2.1172239972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684">
                <text:p>2.12684</text:p>
              </table:table-cell>
              <table:table-cell office:value-type="float" office:value="2.11722">
                <text:p>2.11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6329108848686">
                <text:p>2.1632910884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329">
                <text:p>2.16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0936079154306">
                <text:p>2.20936079154306</text:p>
              </table:table-cell>
              <table:table-cell office:value-type="float" office:value="2.36804">
                <text:p>2.36804</text:p>
              </table:table-cell>
              <table:table-cell office:value-type="float" office:value="2.28197">
                <text:p>2.28197</text:p>
              </table:table-cell>
              <table:table-cell office:value-type="float" office:value="2.23913">
                <text:p>2.23913</text:p>
              </table:table-cell>
              <table:table-cell office:value-type="float" office:value="2.2194">
                <text:p>2.2194</text:p>
              </table:table-cell>
              <table:table-cell office:value-type="float" office:value="2.20936">
                <text:p>2.20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5543316202087">
                <text:p>2.2554331620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543">
                <text:p>2.25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0150825549873">
                <text:p>2.3015082554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196">
                <text:p>2.31196</text:p>
              </table:table-cell>
              <table:table-cell office:value-type="float" office:value="2.30151">
                <text:p>2.30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4758612755552">
                <text:p>2.3475861275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759">
                <text:p>2.34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9366683377055">
                <text:p>2.3936668337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592">
                <text:p>2.42592</text:p>
              </table:table-cell>
              <table:table-cell office:value-type="float" office:value="2.40454">
                <text:p>2.40454</text:p>
              </table:table-cell>
              <table:table-cell office:value-type="float" office:value="2.39367">
                <text:p>2.39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3975042972361">
                <text:p>2.4397504297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975">
                <text:p>2.43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8583697099494">
                <text:p>2.4858369709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713">
                <text:p>2.49713</text:p>
              </table:table-cell>
              <table:table-cell office:value-type="float" office:value="2.48584">
                <text:p>2.48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3192651316528">
                <text:p>2.5319265131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193">
                <text:p>2.53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7801911181585">
                <text:p>2.57801911181585</text:p>
              </table:table-cell>
              <table:table-cell office:value-type="float" office:value="NaN">
                <text:p>NaN</text:p>
              </table:table-cell>
              <table:table-cell office:value-type="float" office:value="2.66274">
                <text:p>2.66274</text:p>
              </table:table-cell>
              <table:table-cell office:value-type="float" office:value="2.61276">
                <text:p>2.61276</text:p>
              </table:table-cell>
              <table:table-cell office:value-type="float" office:value="2.58973">
                <text:p>2.58973</text:p>
              </table:table-cell>
              <table:table-cell office:value-type="float" office:value="2.57802">
                <text:p>2.57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2411482252835">
                <text:p>2.6241148225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411">
                <text:p>2.624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7021370088499">
                <text:p>2.6702137008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234">
                <text:p>2.68234</text:p>
              </table:table-cell>
              <table:table-cell office:value-type="float" office:value="2.67021">
                <text:p>2.67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1631580246851">
                <text:p>2.7163158024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1632">
                <text:p>2.71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6242118286216">
                <text:p>2.7624211828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964">
                <text:p>2.79964</text:p>
              </table:table-cell>
              <table:table-cell office:value-type="float" office:value="2.77497">
                <text:p>2.77497</text:p>
              </table:table-cell>
              <table:table-cell office:value-type="float" office:value="2.76242">
                <text:p>2.76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0852989764971">
                <text:p>2.8085298976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0853">
                <text:p>2.80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5464200241548">
                <text:p>2.8546420024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761">
                <text:p>2.86761</text:p>
              </table:table-cell>
              <table:table-cell office:value-type="float" office:value="2.85464">
                <text:p>2.85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0075755274434">
                <text:p>2.9007575527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076">
                <text:p>2.900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4687660422173">
                <text:p>2.94687660422173</text:p>
              </table:table-cell>
              <table:table-cell office:value-type="float" office:value="3.15851">
                <text:p>3.15851</text:p>
              </table:table-cell>
              <table:table-cell office:value-type="float" office:value="3.04371">
                <text:p>3.04371</text:p>
              </table:table-cell>
              <table:table-cell office:value-type="float" office:value="2.98658">
                <text:p>2.98658</text:p>
              </table:table-cell>
              <table:table-cell office:value-type="float" office:value="2.96026">
                <text:p>2.96026</text:p>
              </table:table-cell>
              <table:table-cell office:value-type="float" office:value="2.94688">
                <text:p>2.94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299921243361">
                <text:p>2.992999212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3">
                <text:p>2.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3912543296657">
                <text:p>3.0391254329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293">
                <text:p>3.05293</text:p>
              </table:table-cell>
              <table:table-cell office:value-type="float" office:value="3.03913">
                <text:p>3.03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8525532140774">
                <text:p>3.0852553214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26">
                <text:p>3.08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3138893334487">
                <text:p>3.1313889333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358">
                <text:p>3.17358</text:p>
              </table:table-cell>
              <table:table-cell office:value-type="float" office:value="3.14561">
                <text:p>3.14561</text:p>
              </table:table-cell>
              <table:table-cell office:value-type="float" office:value="3.13139">
                <text:p>3.13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7752632436634">
                <text:p>3.1775263243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753">
                <text:p>3.17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2366755006107">
                <text:p>3.2236675500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831">
                <text:p>3.23831</text:p>
              </table:table-cell>
              <table:table-cell office:value-type="float" office:value="3.22367">
                <text:p>3.223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6981266601866">
                <text:p>3.2698126660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981">
                <text:p>3.26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159617278293">
                <text:p>3.3159617278293</text:p>
              </table:table-cell>
              <table:table-cell office:value-type="float" office:value="NaN">
                <text:p>NaN</text:p>
              </table:table-cell>
              <table:table-cell office:value-type="float" office:value="3.42492">
                <text:p>3.42492</text:p>
              </table:table-cell>
              <table:table-cell office:value-type="float" office:value="3.36064">
                <text:p>3.36064</text:p>
              </table:table-cell>
              <table:table-cell office:value-type="float" office:value="3.33102">
                <text:p>3.33102</text:p>
              </table:table-cell>
              <table:table-cell office:value-type="float" office:value="3.31596">
                <text:p>3.31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6211479108385">
                <text:p>3.362114791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211">
                <text:p>3.36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0827191137377">
                <text:p>3.4082719113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375">
                <text:p>3.42375</text:p>
              </table:table-cell>
              <table:table-cell office:value-type="float" office:value="3.40827">
                <text:p>3.40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5443314429121">
                <text:p>3.4544331442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443">
                <text:p>3.454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0059854542898">
                <text:p>3.5005985454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776">
                <text:p>3.54776</text:p>
              </table:table-cell>
              <table:table-cell office:value-type="float" office:value="3.5165">
                <text:p>3.5165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4676817038057">
                <text:p>3.5467681703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677">
                <text:p>3.54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9294207474013">
                <text:p>3.59294207474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926">
                <text:p>3.60926</text:p>
              </table:table-cell>
              <table:table-cell office:value-type="float" office:value="3.59294">
                <text:p>3.59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3912031410252">
                <text:p>3.6391203141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12">
                <text:p>3.63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8530294406328">
                <text:p>3.68530294406328</text:p>
              </table:table-cell>
              <table:table-cell office:value-type="float" office:value="3.94994">
                <text:p>3.94994</text:p>
              </table:table-cell>
              <table:table-cell office:value-type="float" office:value="3.80639">
                <text:p>3.80639</text:p>
              </table:table-cell>
              <table:table-cell office:value-type="float" office:value="3.73495">
                <text:p>3.73495</text:p>
              </table:table-cell>
              <table:table-cell office:value-type="float" office:value="3.70204">
                <text:p>3.70204</text:p>
              </table:table-cell>
              <table:table-cell office:value-type="float" office:value="3.6853">
                <text:p>3.6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3149002021868">
                <text:p>3.7314900202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49">
                <text:p>3.73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7768159816568">
                <text:p>3.7776815981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84">
                <text:p>3.79484</text:p>
              </table:table-cell>
              <table:table-cell office:value-type="float" office:value="3.77768">
                <text:p>3.77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23877733502">
                <text:p>3.82387773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388">
                <text:p>3.82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7007848182607">
                <text:p>3.8700784818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222">
                <text:p>3.92222</text:p>
              </table:table-cell>
              <table:table-cell office:value-type="float" office:value="3.88766">
                <text:p>3.88766</text:p>
              </table:table-cell>
              <table:table-cell office:value-type="float" office:value="3.87008">
                <text:p>3.87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1628389873706">
                <text:p>3.9162838987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628">
                <text:p>3.91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6249403983488">
                <text:p>3.9624940398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49">
                <text:p>3.98049</text:p>
              </table:table-cell>
              <table:table-cell office:value-type="float" office:value="3.96249">
                <text:p>3.962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0870896072025">
                <text:p>4.0087089607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871">
                <text:p>4.00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5492871699462">
                <text:p>4.05492871699462</text:p>
              </table:table-cell>
              <table:table-cell office:value-type="float" office:value="NaN">
                <text:p>NaN</text:p>
              </table:table-cell>
              <table:table-cell office:value-type="float" office:value="4.18815">
                <text:p>4.18815</text:p>
              </table:table-cell>
              <table:table-cell office:value-type="float" office:value="4.10956">
                <text:p>4.10956</text:p>
              </table:table-cell>
              <table:table-cell office:value-type="float" office:value="4.07335">
                <text:p>4.07335</text:p>
              </table:table-cell>
              <table:table-cell office:value-type="float" office:value="4.05493">
                <text:p>4.05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0115336426022">
                <text:p>4.1011533642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115">
                <text:p>4.10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4738295812009">
                <text:p>4.1473829581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622">
                <text:p>4.16622</text:p>
              </table:table-cell>
              <table:table-cell office:value-type="float" office:value="4.14738">
                <text:p>4.14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9361755417802">
                <text:p>4.19361755417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362">
                <text:p>4.19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3985720803865">
                <text:p>4.2398572080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697">
                <text:p>4.29697</text:p>
              </table:table-cell>
              <table:table-cell office:value-type="float" office:value="4.25911">
                <text:p>4.25911</text:p>
              </table:table-cell>
              <table:table-cell office:value-type="float" office:value="4.23986">
                <text:p>4.23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8610197530743">
                <text:p>4.2861019753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61">
                <text:p>4.28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3235191159059">
                <text:p>4.3323519115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203">
                <text:p>4.35203</text:p>
              </table:table-cell>
              <table:table-cell office:value-type="float" office:value="4.33235">
                <text:p>4.33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7860707249524">
                <text:p>4.3786070724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861">
                <text:p>4.37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248675136293">
                <text:p>4.4248675136293</text:p>
              </table:table-cell>
              <table:table-cell office:value-type="float" office:value="4.74257">
                <text:p>4.74257</text:p>
              </table:table-cell>
              <table:table-cell office:value-type="float" office:value="4.57024">
                <text:p>4.57024</text:p>
              </table:table-cell>
              <table:table-cell office:value-type="float" office:value="4.48448">
                <text:p>4.48448</text:p>
              </table:table-cell>
              <table:table-cell office:value-type="float" office:value="4.44496">
                <text:p>4.44496</text:p>
              </table:table-cell>
              <table:table-cell office:value-type="float" office:value="4.42487">
                <text:p>4.424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7113329060155">
                <text:p>4.4711332906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3">
                <text:p>4.47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174044590216">
                <text:p>4.517404459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792">
                <text:p>4.53792</text:p>
              </table:table-cell>
              <table:table-cell office:value-type="float" office:value="4.5174">
                <text:p>4.51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6368107449997">
                <text:p>4.5636810744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368">
                <text:p>4.56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0996319264801">
                <text:p>4.6099631926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206">
                <text:p>4.67206</text:p>
              </table:table-cell>
              <table:table-cell office:value-type="float" office:value="4.6309">
                <text:p>4.6309</text:p>
              </table:table-cell>
              <table:table-cell office:value-type="float" office:value="4.60996">
                <text:p>4.60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5625086907801">
                <text:p>4.6562508690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625">
                <text:p>4.65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0254415940306">
                <text:p>4.7025441594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239">
                <text:p>4.7239</text:p>
              </table:table-cell>
              <table:table-cell office:value-type="float" office:value="4.70254">
                <text:p>4.70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4884311923724">
                <text:p>4.7488431192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4884">
                <text:p>4.748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9514780419548">
                <text:p>4.79514780419548</text:p>
              </table:table-cell>
              <table:table-cell office:value-type="float" office:value="NaN">
                <text:p>NaN</text:p>
              </table:table-cell>
              <table:table-cell office:value-type="float" office:value="4.95267">
                <text:p>4.95267</text:p>
              </table:table-cell>
              <table:table-cell office:value-type="float" office:value="4.85974">
                <text:p>4.85974</text:p>
              </table:table-cell>
              <table:table-cell office:value-type="float" office:value="4.81692">
                <text:p>4.81692</text:p>
              </table:table-cell>
              <table:table-cell office:value-type="float" office:value="4.79515">
                <text:p>4.79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4145826989365">
                <text:p>4.8414582698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146">
                <text:p>4.84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88777457194857">
                <text:p>4.8877745719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997">
                <text:p>4.90997</text:p>
              </table:table-cell>
              <table:table-cell office:value-type="float" office:value="4.88777">
                <text:p>4.887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3409676597794">
                <text:p>4.934096765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41">
                <text:p>4.9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8042490760047">
                <text:p>4.9804249076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751">
                <text:p>5.04751</text:p>
              </table:table-cell>
              <table:table-cell office:value-type="float" office:value="5.00304">
                <text:p>5.00304</text:p>
              </table:table-cell>
              <table:table-cell office:value-type="float" office:value="4.98042">
                <text:p>4.98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2675905243574">
                <text:p>5.0267590524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676">
                <text:p>5.02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7309925610435">
                <text:p>5.0730992561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614">
                <text:p>5.09614</text:p>
              </table:table-cell>
              <table:table-cell office:value-type="float" office:value="5.0731">
                <text:p>5.0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1944557422785">
                <text:p>5.119445574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945">
                <text:p>5.11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579806242876">
                <text:p>5.16579806242876</text:p>
              </table:table-cell>
              <table:table-cell office:value-type="float" office:value="5.53664">
                <text:p>5.53664</text:p>
              </table:table-cell>
              <table:table-cell office:value-type="float" office:value="5.33549">
                <text:p>5.33549</text:p>
              </table:table-cell>
              <table:table-cell office:value-type="float" office:value="5.23538">
                <text:p>5.23538</text:p>
              </table:table-cell>
              <table:table-cell office:value-type="float" office:value="5.18926">
                <text:p>5.18926</text:p>
              </table:table-cell>
              <table:table-cell office:value-type="float" office:value="5.1658">
                <text:p>5.1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121567763306">
                <text:p>5.212156776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216">
                <text:p>5.212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585217715579">
                <text:p>5.258521771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24">
                <text:p>5.2824</text:p>
              </table:table-cell>
              <table:table-cell office:value-type="float" office:value="5.25852">
                <text:p>5.25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0489310373615">
                <text:p>5.3048931037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89">
                <text:p>5.30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127082849185">
                <text:p>5.3512708284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2335">
                <text:p>5.42335</text:p>
              </table:table-cell>
              <table:table-cell office:value-type="float" office:value="5.37557">
                <text:p>5.37557</text:p>
              </table:table-cell>
              <table:table-cell office:value-type="float" office:value="5.35127">
                <text:p>5.35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9765500145257">
                <text:p>5.3976550014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9766">
                <text:p>5.39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4404567824687">
                <text:p>5.4440456782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877">
                <text:p>5.46877</text:p>
              </table:table-cell>
              <table:table-cell office:value-type="float" office:value="5.44405">
                <text:p>5.44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9044291450436">
                <text:p>5.4904429145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044">
                <text:p>5.49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368467658557">
                <text:p>5.5368467658557</text:p>
              </table:table-cell>
              <table:table-cell office:value-type="float" office:value="NaN">
                <text:p>NaN</text:p>
              </table:table-cell>
              <table:table-cell office:value-type="float" office:value="5.71871">
                <text:p>5.71871</text:p>
              </table:table-cell>
              <table:table-cell office:value-type="float" office:value="5.61142">
                <text:p>5.61142</text:p>
              </table:table-cell>
              <table:table-cell office:value-type="float" office:value="5.56199">
                <text:p>5.56199</text:p>
              </table:table-cell>
              <table:table-cell office:value-type="float" office:value="5.53685">
                <text:p>5.536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832572879326">
                <text:p>5.583257287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8326">
                <text:p>5.58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2967453636779">
                <text:p>5.6296745363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524">
                <text:p>5.65524</text:p>
              </table:table-cell>
              <table:table-cell office:value-type="float" office:value="5.62967">
                <text:p>5.62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7609856679513">
                <text:p>5.6760985667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61">
                <text:p>5.6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2252943484956">
                <text:p>5.722529434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96">
                <text:p>5.7996</text:p>
              </table:table-cell>
              <table:table-cell office:value-type="float" office:value="5.74851">
                <text:p>5.74851</text:p>
              </table:table-cell>
              <table:table-cell office:value-type="float" office:value="5.72253">
                <text:p>5.722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6896719616708">
                <text:p>5.7689671961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">
                <text:p>5.768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154119063848">
                <text:p>5.815411906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182">
                <text:p>5.84182</text:p>
              </table:table-cell>
              <table:table-cell office:value-type="float" office:value="5.81541">
                <text:p>5.815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6186362114089">
                <text:p>5.8618636211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186">
                <text:p>5.86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083223960747">
                <text:p>5.9083223960747</text:p>
              </table:table-cell>
              <table:table-cell office:value-type="float" office:value="6.33238">
                <text:p>6.33238</text:p>
              </table:table-cell>
              <table:table-cell office:value-type="float" office:value="6.10237">
                <text:p>6.10237</text:p>
              </table:table-cell>
              <table:table-cell office:value-type="float" office:value="5.98789">
                <text:p>5.98789</text:p>
              </table:table-cell>
              <table:table-cell office:value-type="float" office:value="5.93515">
                <text:p>5.93515</text:p>
              </table:table-cell>
              <table:table-cell office:value-type="float" office:value="5.90832">
                <text:p>5.908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5478828682666">
                <text:p>5.9547882868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479">
                <text:p>5.95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0126134903833">
                <text:p>6.0012613490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2851">
                <text:p>6.02851</text:p>
              </table:table-cell>
              <table:table-cell office:value-type="float" office:value="6.00126">
                <text:p>6.00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4774163835246">
                <text:p>6.0477416383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774">
                <text:p>6.04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9422921041286">
                <text:p>6.0942292104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63">
                <text:p>6.1763</text:p>
              </table:table-cell>
              <table:table-cell office:value-type="float" office:value="6.1219">
                <text:p>6.1219</text:p>
              </table:table-cell>
              <table:table-cell office:value-type="float" office:value="6.09423">
                <text:p>6.094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4072412086457">
                <text:p>6.1407241208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4072">
                <text:p>6.140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8722642535374">
                <text:p>6.1872264253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532">
                <text:p>6.21532</text:p>
              </table:table-cell>
              <table:table-cell office:value-type="float" office:value="6.18723">
                <text:p>6.18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3373617952774">
                <text:p>6.2337361795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3374">
                <text:p>6.23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8025343903511">
                <text:p>6.28025343903511</text:p>
              </table:table-cell>
              <table:table-cell office:value-type="float" office:value="NaN">
                <text:p>NaN</text:p>
              </table:table-cell>
              <table:table-cell office:value-type="float" office:value="6.4865">
                <text:p>6.4865</text:p>
              </table:table-cell>
              <table:table-cell office:value-type="float" office:value="6.36482">
                <text:p>6.36482</text:p>
              </table:table-cell>
              <table:table-cell office:value-type="float" office:value="6.30877">
                <text:p>6.30877</text:p>
              </table:table-cell>
              <table:table-cell office:value-type="float" office:value="6.28025">
                <text:p>6.28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2677825952551">
                <text:p>6.3267782595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678">
                <text:p>6.32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7331069664989">
                <text:p>6.3733106966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224">
                <text:p>6.40224</text:p>
              </table:table-cell>
              <table:table-cell office:value-type="float" office:value="6.37331">
                <text:p>6.37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41985080606036">
                <text:p>6.4198508060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985">
                <text:p>6.419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46639864341024">
                <text:p>6.4663986434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347">
                <text:p>6.55347</text:p>
              </table:table-cell>
              <table:table-cell office:value-type="float" office:value="6.49575">
                <text:p>6.49575</text:p>
              </table:table-cell>
              <table:table-cell office:value-type="float" office:value="6.4664">
                <text:p>6.4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129542643541">
                <text:p>6.51295426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295">
                <text:p>6.51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5951772454769">
                <text:p>6.5595177245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893">
                <text:p>6.5893</text:p>
              </table:table-cell>
              <table:table-cell office:value-type="float" office:value="6.55952">
                <text:p>6.55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0608907964805">
                <text:p>6.6060890796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09">
                <text:p>6.60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5266838531345">
                <text:p>6.65266838531345</text:p>
              </table:table-cell>
              <table:table-cell office:value-type="float" office:value="7.13005">
                <text:p>7.13005</text:p>
              </table:table-cell>
              <table:table-cell office:value-type="float" office:value="6.87113">
                <text:p>6.87113</text:p>
              </table:table-cell>
              <table:table-cell office:value-type="float" office:value="6.74224">
                <text:p>6.74224</text:p>
              </table:table-cell>
              <table:table-cell office:value-type="float" office:value="6.68287">
                <text:p>6.68287</text:p>
              </table:table-cell>
              <table:table-cell office:value-type="float" office:value="6.65267">
                <text:p>6.652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9925569720342">
                <text:p>6.6992556972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926">
                <text:p>6.699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4585107097871">
                <text:p>6.74585107097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7647">
                <text:p>6.77647</text:p>
              </table:table-cell>
              <table:table-cell office:value-type="float" office:value="6.74585">
                <text:p>6.74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9245456230137">
                <text:p>6.7924545623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45">
                <text:p>6.79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83906622683474">
                <text:p>6.8390662268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3115">
                <text:p>6.93115</text:p>
              </table:table-cell>
              <table:table-cell office:value-type="float" office:value="6.87011">
                <text:p>6.87011</text:p>
              </table:table-cell>
              <table:table-cell office:value-type="float" office:value="6.83907">
                <text:p>6.83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856861202435">
                <text:p>6.885686120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569">
                <text:p>6.885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3231429819346">
                <text:p>6.93231429819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378">
                <text:p>6.96378</text:p>
              </table:table-cell>
              <table:table-cell office:value-type="float" office:value="6.93231">
                <text:p>6.932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7895081635188">
                <text:p>6.9789508163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895">
                <text:p>6.978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02559573038733">
                <text:p>7.02559573038733</text:p>
              </table:table-cell>
              <table:table-cell office:value-type="float" office:value="NaN">
                <text:p>NaN</text:p>
              </table:table-cell>
              <table:table-cell office:value-type="float" office:value="7.25628">
                <text:p>7.25628</text:p>
              </table:table-cell>
              <table:table-cell office:value-type="float" office:value="7.12018">
                <text:p>7.12018</text:p>
              </table:table-cell>
              <table:table-cell office:value-type="float" office:value="7.05749">
                <text:p>7.05749</text:p>
              </table:table-cell>
              <table:table-cell office:value-type="float" office:value="7.0256">
                <text:p>7.0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7224909596963">
                <text:p>7.0722490959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7225">
                <text:p>7.07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11891096876998">
                <text:p>7.118910968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5122">
                <text:p>7.15122</text:p>
              </table:table-cell>
              <table:table-cell office:value-type="float" office:value="7.11891">
                <text:p>7.11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6558140446087">
                <text:p>7.1655814044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558">
                <text:p>7.165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1226045871616">
                <text:p>7.2122604587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936">
                <text:p>7.30936</text:p>
              </table:table-cell>
              <table:table-cell office:value-type="float" office:value="7.245">
                <text:p>7.245</text:p>
              </table:table-cell>
              <table:table-cell office:value-type="float" office:value="7.21226">
                <text:p>7.212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5894818721105">
                <text:p>7.2589481872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5895">
                <text:p>7.258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564464562216">
                <text:p>7.3056446456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88">
                <text:p>7.3388</text:p>
              </table:table-cell>
              <table:table-cell office:value-type="float" office:value="7.30564">
                <text:p>7.30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523498896274">
                <text:p>7.352349889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235">
                <text:p>7.35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990639749061">
                <text:p>7.3990639749061</text:p>
              </table:table-cell>
              <table:table-cell office:value-type="float" office:value="7.92993">
                <text:p>7.92993</text:p>
              </table:table-cell>
              <table:table-cell office:value-type="float" office:value="7.64198">
                <text:p>7.64198</text:p>
              </table:table-cell>
              <table:table-cell office:value-type="float" office:value="7.49867">
                <text:p>7.49867</text:p>
              </table:table-cell>
              <table:table-cell office:value-type="float" office:value="7.43265">
                <text:p>7.43265</text:p>
              </table:table-cell>
              <table:table-cell office:value-type="float" office:value="7.39906">
                <text:p>7.399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44578695713894">
                <text:p>7.4457869571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579">
                <text:p>7.445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49251889200806">
                <text:p>7.4925188920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652">
                <text:p>7.52652</text:p>
              </table:table-cell>
              <table:table-cell office:value-type="float" office:value="7.49252">
                <text:p>7.49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53925983519687">
                <text:p>7.5392598351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926">
                <text:p>7.539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58600984239035">
                <text:p>7.5860098423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813">
                <text:p>7.68813</text:p>
              </table:table-cell>
              <table:table-cell office:value-type="float" office:value="7.62044">
                <text:p>7.62044</text:p>
              </table:table-cell>
              <table:table-cell office:value-type="float" office:value="7.58601">
                <text:p>7.586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3276896927485">
                <text:p>7.6327689692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3277">
                <text:p>7.632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7953727153804">
                <text:p>7.6795372715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1439">
                <text:p>7.71439</text:p>
              </table:table-cell>
              <table:table-cell office:value-type="float" office:value="7.67954">
                <text:p>7.679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72631480486916">
                <text:p>7.726314804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2631">
                <text:p>7.726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731016249588">
                <text:p>7.7731016249588</text:p>
              </table:table-cell>
              <table:table-cell office:value-type="float" office:value="NaN">
                <text:p>NaN</text:p>
              </table:table-cell>
              <table:table-cell office:value-type="float" office:value="8.02827">
                <text:p>8.02827</text:p>
              </table:table-cell>
              <table:table-cell office:value-type="float" office:value="7.87773">
                <text:p>7.87773</text:p>
              </table:table-cell>
              <table:table-cell office:value-type="float" office:value="7.80838">
                <text:p>7.80838</text:p>
              </table:table-cell>
              <table:table-cell office:value-type="float" office:value="7.7731">
                <text:p>7.77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81989778749905">
                <text:p>7.8198977874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99">
                <text:p>7.8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6670334818342">
                <text:p>7.8667033481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24">
                <text:p>7.9024</text:p>
              </table:table-cell>
              <table:table-cell office:value-type="float" office:value="7.8667">
                <text:p>7.8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1351836270694">
                <text:p>7.9135183627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1352">
                <text:p>7.913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6034288676604">
                <text:p>7.9603428867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749">
                <text:p>8.06749</text:p>
              </table:table-cell>
              <table:table-cell office:value-type="float" office:value="7.99647">
                <text:p>7.99647</text:p>
              </table:table-cell>
              <table:table-cell office:value-type="float" office:value="7.96034">
                <text:p>7.96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00717697605866">
                <text:p>8.0071769760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718">
                <text:p>8.00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5402068628422">
                <text:p>8.0540206862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9057">
                <text:p>8.09057</text:p>
              </table:table-cell>
              <table:table-cell office:value-type="float" office:value="8.05402">
                <text:p>8.054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0087407314367">
                <text:p>8.1008740731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087">
                <text:p>8.10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4773719233948">
                <text:p>8.14773719233948</text:p>
              </table:table-cell>
              <table:table-cell office:value-type="float" office:value="8.73228">
                <text:p>8.73228</text:p>
              </table:table-cell>
              <table:table-cell office:value-type="float" office:value="8.41518">
                <text:p>8.41518</text:p>
              </table:table-cell>
              <table:table-cell office:value-type="float" office:value="8.2574">
                <text:p>8.2574</text:p>
              </table:table-cell>
              <table:table-cell office:value-type="float" office:value="8.18471">
                <text:p>8.18471</text:p>
              </table:table-cell>
              <table:table-cell office:value-type="float" office:value="8.14774">
                <text:p>8.147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19461009957553">
                <text:p>8.1946100995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9461">
                <text:p>8.194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24149285055732">
                <text:p>8.2414928505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889">
                <text:p>8.27889</text:p>
              </table:table-cell>
              <table:table-cell office:value-type="float" office:value="8.24149">
                <text:p>8.24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28838550099182">
                <text:p>8.2883855009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839">
                <text:p>8.28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3528810658758">
                <text:p>8.3352881065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747">
                <text:p>8.44747</text:p>
              </table:table-cell>
              <table:table-cell office:value-type="float" office:value="8.37311">
                <text:p>8.37311</text:p>
              </table:table-cell>
              <table:table-cell office:value-type="float" office:value="8.33529">
                <text:p>8.335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38220072305465">
                <text:p>8.3822007230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22">
                <text:p>8.3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2912340610466">
                <text:p>8.4291234061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737">
                <text:p>8.46737</text:p>
              </table:table-cell>
              <table:table-cell office:value-type="float" office:value="8.42912">
                <text:p>8.42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760562114508">
                <text:p>8.476056211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606">
                <text:p>8.476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2299919480785">
                <text:p>8.52299919480785</text:p>
              </table:table-cell>
              <table:table-cell office:value-type="float" office:value="NaN">
                <text:p>NaN</text:p>
              </table:table-cell>
              <table:table-cell office:value-type="float" office:value="8.80272">
                <text:p>8.80272</text:p>
              </table:table-cell>
              <table:table-cell office:value-type="float" office:value="8.6377">
                <text:p>8.6377</text:p>
              </table:table-cell>
              <table:table-cell office:value-type="float" office:value="8.56167">
                <text:p>8.56167</text:p>
              </table:table-cell>
              <table:table-cell office:value-type="float" office:value="8.523">
                <text:p>8.5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56995241189205">
                <text:p>8.5699524118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995">
                <text:p>8.569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61691591842135">
                <text:p>8.6169159184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601">
                <text:p>8.65601</text:p>
              </table:table-cell>
              <table:table-cell office:value-type="float" office:value="8.61692">
                <text:p>8.616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6388977011524">
                <text:p>8.6638897701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6389">
                <text:p>8.663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108740226948">
                <text:p>8.710874022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2809">
                <text:p>8.82809</text:p>
              </table:table-cell>
              <table:table-cell office:value-type="float" office:value="8.75039">
                <text:p>8.75039</text:p>
              </table:table-cell>
              <table:table-cell office:value-type="float" office:value="8.71087">
                <text:p>8.71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75786873188272">
                <text:p>8.7578687318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87">
                <text:p>8.75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0487395340329">
                <text:p>8.8048739534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482">
                <text:p>8.84482</text:p>
              </table:table-cell>
              <table:table-cell office:value-type="float" office:value="8.80487">
                <text:p>8.804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85188974298248">
                <text:p>8.8518897429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5189">
                <text:p>8.851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89891615634783">
                <text:p>8.89891615634783</text:p>
              </table:table-cell>
              <table:table-cell office:value-type="float" office:value="9.53734">
                <text:p>9.53734</text:p>
              </table:table-cell>
              <table:table-cell office:value-type="float" office:value="9.19094">
                <text:p>9.19094</text:p>
              </table:table-cell>
              <table:table-cell office:value-type="float" office:value="9.01866">
                <text:p>9.01866</text:p>
              </table:table-cell>
              <table:table-cell office:value-type="float" office:value="8.93929">
                <text:p>8.93929</text:p>
              </table:table-cell>
              <table:table-cell office:value-type="float" office:value="8.89892">
                <text:p>8.89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459532492285">
                <text:p>8.945953249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4595">
                <text:p>8.945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99300107735535">
                <text:p>8.993001077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38">
                <text:p>9.0338</text:p>
              </table:table-cell>
              <table:table-cell office:value-type="float" office:value="8.993">
                <text:p>8.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04005969646087">
                <text:p>9.0400596964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006">
                <text:p>9.04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08712916227918">
                <text:p>9.08712916227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94">
                <text:p>9.2094</text:p>
              </table:table-cell>
              <table:table-cell office:value-type="float" office:value="9.12835">
                <text:p>9.12835</text:p>
              </table:table-cell>
              <table:table-cell office:value-type="float" office:value="9.08713">
                <text:p>9.087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13420953054609">
                <text:p>9.1342095305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3421">
                <text:p>9.134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18130085699908">
                <text:p>9.1813008569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2295">
                <text:p>9.22295</text:p>
              </table:table-cell>
              <table:table-cell office:value-type="float" office:value="9.1813">
                <text:p>9.1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22840319737729">
                <text:p>9.2284031973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284">
                <text:p>9.22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27551660742165">
                <text:p>9.27551660742165</text:p>
              </table:table-cell>
              <table:table-cell office:value-type="float" office:value="NaN">
                <text:p>NaN</text:p>
              </table:table-cell>
              <table:table-cell office:value-type="float" office:value="9.57986">
                <text:p>9.57986</text:p>
              </table:table-cell>
              <table:table-cell office:value-type="float" office:value="9.40031">
                <text:p>9.40031</text:p>
              </table:table-cell>
              <table:table-cell office:value-type="float" office:value="9.31759">
                <text:p>9.31759</text:p>
              </table:table-cell>
              <table:table-cell office:value-type="float" office:value="9.27552">
                <text:p>9.275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32264114287463">
                <text:p>9.3226411428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2264">
                <text:p>9.32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36977685948055">
                <text:p>9.3697768594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228">
                <text:p>9.41228</text:p>
              </table:table-cell>
              <table:table-cell office:value-type="float" office:value="9.36978">
                <text:p>9.369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41692381298529">
                <text:p>9.4169238129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692">
                <text:p>9.416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46408205913655">
                <text:p>9.4640820591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914">
                <text:p>9.5914</text:p>
              </table:table-cell>
              <table:table-cell office:value-type="float" office:value="9.50701">
                <text:p>9.50701</text:p>
              </table:table-cell>
              <table:table-cell office:value-type="float" office:value="9.46408">
                <text:p>9.464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51125165368373">
                <text:p>9.51125165368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1125">
                <text:p>9.51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55843265237798">
                <text:p>9.5584326523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178">
                <text:p>9.60178</text:p>
              </table:table-cell>
              <table:table-cell office:value-type="float" office:value="9.55843">
                <text:p>9.558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60562511097213">
                <text:p>9.6056251109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63">
                <text:p>9.605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65282908522084">
                <text:p>9.65282908522084</text:p>
              </table:table-cell>
              <table:table-cell office:value-type="float" office:value="10.3452">
                <text:p>10.3452</text:p>
              </table:table-cell>
              <table:table-cell office:value-type="float" office:value="9.9695">
                <text:p>9.9695</text:p>
              </table:table-cell>
              <table:table-cell office:value-type="float" office:value="9.78268">
                <text:p>9.78268</text:p>
              </table:table-cell>
              <table:table-cell office:value-type="float" office:value="9.69661">
                <text:p>9.69661</text:p>
              </table:table-cell>
              <table:table-cell office:value-type="float" office:value="9.65283">
                <text:p>9.652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70004463088047">
                <text:p>9.7000446308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0004">
                <text:p>9.700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74727180370921">
                <text:p>9.747271803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9148">
                <text:p>9.79148</text:p>
              </table:table-cell>
              <table:table-cell office:value-type="float" office:value="9.74727">
                <text:p>9.747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79451065946697">
                <text:p>9.7945106594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9451">
                <text:p>9.794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84176125391539">
                <text:p>9.841761253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415">
                <text:p>9.97415</text:p>
              </table:table-cell>
              <table:table-cell office:value-type="float" office:value="9.88639">
                <text:p>9.88639</text:p>
              </table:table-cell>
              <table:table-cell office:value-type="float" office:value="9.84176">
                <text:p>9.841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88902364281794">
                <text:p>9.8890236428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8902">
                <text:p>9.889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93629788193989">
                <text:p>9.9362978819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8136">
                <text:p>9.98136</text:p>
              </table:table-cell>
              <table:table-cell office:value-type="float" office:value="9.9363">
                <text:p>9.93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98358402704829">
                <text:p>9.9835840270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8358">
                <text:p>9.983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0308821339121">
                <text:p>10.0308821339121</text:p>
              </table:table-cell>
              <table:table-cell office:value-type="float" office:value="NaN">
                <text:p>NaN</text:p>
              </table:table-cell>
              <table:table-cell office:value-type="float" office:value="10.3599">
                <text:p>10.3599</text:p>
              </table:table-cell>
              <table:table-cell office:value-type="float" office:value="10.1658">
                <text:p>10.1658</text:p>
              </table:table-cell>
              <table:table-cell office:value-type="float" office:value="10.0764">
                <text:p>10.0764</text:p>
              </table:table-cell>
              <table:table-cell office:value-type="float" office:value="10.0309">
                <text:p>10.03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0781922583019">
                <text:p>10.078192258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782">
                <text:p>10.0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1255144559902">
                <text:p>10.125514455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14">
                <text:p>10.1714</text:p>
              </table:table-cell>
              <table:table-cell office:value-type="float" office:value="10.1255">
                <text:p>10.12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1728487827514">
                <text:p>10.172848782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28">
                <text:p>10.17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201952943615">
                <text:p>10.220195294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577">
                <text:p>10.3577</text:p>
              </table:table-cell>
              <table:table-cell office:value-type="float" office:value="10.2665">
                <text:p>10.2665</text:p>
              </table:table-cell>
              <table:table-cell office:value-type="float" office:value="10.2202">
                <text:p>10.22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2675540465988">
                <text:p>10.267554046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676">
                <text:p>10.26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3149250952429">
                <text:p>10.314925095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617">
                <text:p>10.3617</text:p>
              </table:table-cell>
              <table:table-cell office:value-type="float" office:value="10.3149">
                <text:p>10.31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3623084960756">
                <text:p>10.362308496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623">
                <text:p>10.36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4097043048804">
                <text:p>10.4097043048804</text:p>
              </table:table-cell>
              <table:table-cell office:value-type="float" office:value="11.1557">
                <text:p>11.1557</text:p>
              </table:table-cell>
              <table:table-cell office:value-type="float" office:value="10.7511">
                <text:p>10.7511</text:p>
              </table:table-cell>
              <table:table-cell office:value-type="float" office:value="10.5497">
                <text:p>10.5497</text:p>
              </table:table-cell>
              <table:table-cell office:value-type="float" office:value="10.4569">
                <text:p>10.4569</text:p>
              </table:table-cell>
              <table:table-cell office:value-type="float" office:value="10.4097">
                <text:p>10.40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571125774428">
                <text:p>10.457112577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571">
                <text:p>10.45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5045333695502">
                <text:p>10.504533369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522">
                <text:p>10.5522</text:p>
              </table:table-cell>
              <table:table-cell office:value-type="float" office:value="10.5045">
                <text:p>10.50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5519667369917">
                <text:p>10.551966736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5994127355585">
                <text:p>10.599412735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419">
                <text:p>10.7419</text:p>
              </table:table-cell>
              <table:table-cell office:value-type="float" office:value="10.6475">
                <text:p>10.6475</text:p>
              </table:table-cell>
              <table:table-cell office:value-type="float" office:value="10.5994">
                <text:p>10.5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6468714210436">
                <text:p>10.646871421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469">
                <text:p>10.6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6943428492417">
                <text:p>10.694342849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428">
                <text:p>10.7428</text:p>
              </table:table-cell>
              <table:table-cell office:value-type="float" office:value="10.6943">
                <text:p>10.6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7418270759498">
                <text:p>10.741827075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418">
                <text:p>10.74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7893241569666">
                <text:p>10.7893241569666</text:p>
              </table:table-cell>
              <table:table-cell office:value-type="float" office:value="NaN">
                <text:p>NaN</text:p>
              </table:table-cell>
              <table:table-cell office:value-type="float" office:value="11.1431">
                <text:p>11.1431</text:p>
              </table:table-cell>
              <table:table-cell office:value-type="float" office:value="10.9344">
                <text:p>10.9344</text:p>
              </table:table-cell>
              <table:table-cell office:value-type="float" office:value="10.8382">
                <text:p>10.8382</text:p>
              </table:table-cell>
              <table:table-cell office:value-type="float" office:value="10.7893">
                <text:p>10.78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8368341480927">
                <text:p>10.836834148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368">
                <text:p>10.83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8843571051308">
                <text:p>10.884357105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337">
                <text:p>10.9337</text:p>
              </table:table-cell>
              <table:table-cell office:value-type="float" office:value="10.8844">
                <text:p>10.88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9318930838855">
                <text:p>10.931893083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319">
                <text:p>10.93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979442140163">
                <text:p>10.97944214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71">
                <text:p>11.1271</text:p>
              </table:table-cell>
              <table:table-cell office:value-type="float" office:value="11.0292">
                <text:p>11.0292</text:p>
              </table:table-cell>
              <table:table-cell office:value-type="float" office:value="10.9794">
                <text:p>10.97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0270043297721">
                <text:p>11.027004329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7">
                <text:p>11.0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0745797085229">
                <text:p>11.074579708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48">
                <text:p>11.1248</text:p>
              </table:table-cell>
              <table:table-cell office:value-type="float" office:value="11.0746">
                <text:p>11.07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1221683322278">
                <text:p>11.122168332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22">
                <text:p>11.12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1697702567014">
                <text:p>11.1697702567014</text:p>
              </table:table-cell>
              <table:table-cell office:value-type="float" office:value="11.969">
                <text:p>11.969</text:p>
              </table:table-cell>
              <table:table-cell office:value-type="float" office:value="11.536">
                <text:p>11.536</text:p>
              </table:table-cell>
              <table:table-cell office:value-type="float" office:value="11.3199">
                <text:p>11.3199</text:p>
              </table:table-cell>
              <table:table-cell office:value-type="float" office:value="11.2204">
                <text:p>11.2204</text:p>
              </table:table-cell>
              <table:table-cell office:value-type="float" office:value="11.1698">
                <text:p>11.16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2173855377597">
                <text:p>11.217385537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74">
                <text:p>11.2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2650142312212">
                <text:p>11.265014231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161">
                <text:p>11.3161</text:p>
              </table:table-cell>
              <table:table-cell office:value-type="float" office:value="11.265">
                <text:p>11.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3126563929062">
                <text:p>11.312656392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127">
                <text:p>11.3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3603120786369">
                <text:p>11.360312078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13">
                <text:p>11.513</text:p>
              </table:table-cell>
              <table:table-cell office:value-type="float" office:value="11.4118">
                <text:p>11.4118</text:p>
              </table:table-cell>
              <table:table-cell office:value-type="float" office:value="11.3603">
                <text:p>11.3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4079813442378">
                <text:p>11.407981344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08">
                <text:p>11.4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455664245535">
                <text:p>11.45566424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76">
                <text:p>11.5076</text:p>
              </table:table-cell>
              <table:table-cell office:value-type="float" office:value="11.4557">
                <text:p>11.4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5033608383569">
                <text:p>11.503360838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34">
                <text:p>11.50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551071178534">
                <text:p>11.551071178534</text:p>
              </table:table-cell>
              <table:table-cell office:value-type="float" office:value="NaN">
                <text:p>NaN</text:p>
              </table:table-cell>
              <table:table-cell office:value-type="float" office:value="11.9298">
                <text:p>11.9298</text:p>
              </table:table-cell>
              <table:table-cell office:value-type="float" office:value="11.7063">
                <text:p>11.7063</text:p>
              </table:table-cell>
              <table:table-cell office:value-type="float" office:value="11.6034">
                <text:p>11.6034</text:p>
              </table:table-cell>
              <table:table-cell office:value-type="float" office:value="11.5511">
                <text:p>11.55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5987953218987">
                <text:p>11.598795321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988">
                <text:p>11.5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6465333242853">
                <text:p>11.646533324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93">
                <text:p>11.6993</text:p>
              </table:table-cell>
              <table:table-cell office:value-type="float" office:value="11.6465">
                <text:p>11.64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6942852415305">
                <text:p>11.694285241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3">
                <text:p>11.69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7420511294727">
                <text:p>11.742051129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999">
                <text:p>11.8999</text:p>
              </table:table-cell>
              <table:table-cell office:value-type="float" office:value="11.7953">
                <text:p>11.7953</text:p>
              </table:table-cell>
              <table:table-cell office:value-type="float" office:value="11.7421">
                <text:p>11.74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7898310439527">
                <text:p>11.789831043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898">
                <text:p>11.78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8376250408133">
                <text:p>11.837625040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913">
                <text:p>11.8913</text:p>
              </table:table-cell>
              <table:table-cell office:value-type="float" office:value="11.8376">
                <text:p>11.8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8854331758993">
                <text:p>11.885433175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854">
                <text:p>11.88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9332555050575">
                <text:p>11.9332555050575</text:p>
              </table:table-cell>
              <table:table-cell office:value-type="float" office:value="12.7863">
                <text:p>12.7863</text:p>
              </table:table-cell>
              <table:table-cell office:value-type="float" office:value="12.3245">
                <text:p>12.3245</text:p>
              </table:table-cell>
              <table:table-cell office:value-type="float" office:value="12.0936">
                <text:p>12.0936</text:p>
              </table:table-cell>
              <table:table-cell office:value-type="float" office:value="11.9873">
                <text:p>11.9873</text:p>
              </table:table-cell>
              <table:table-cell office:value-type="float" office:value="11.9333">
                <text:p>11.9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981092084137">
                <text:p>11.98109208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811">
                <text:p>11.98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0289429689884">
                <text:p>12.028942968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34">
                <text:p>12.0834</text:p>
              </table:table-cell>
              <table:table-cell office:value-type="float" office:value="12.0289">
                <text:p>12.02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0768082154649">
                <text:p>12.076808215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68">
                <text:p>12.07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1246878794211">
                <text:p>12.124687879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76">
                <text:p>12.2876</text:p>
              </table:table-cell>
              <table:table-cell office:value-type="float" office:value="12.1796">
                <text:p>12.1796</text:p>
              </table:table-cell>
              <table:table-cell office:value-type="float" office:value="12.1247">
                <text:p>12.12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1725820167139">
                <text:p>12.1725820167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726">
                <text:p>12.17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2204906832024">
                <text:p>12.220490683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759">
                <text:p>12.2759</text:p>
              </table:table-cell>
              <table:table-cell office:value-type="float" office:value="12.2205">
                <text:p>12.22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2684139347479">
                <text:p>12.268413934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684">
                <text:p>12.26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3163518272147">
                <text:p>12.3163518272147</text:p>
              </table:table-cell>
              <table:table-cell office:value-type="float" office:value="NaN">
                <text:p>NaN</text:p>
              </table:table-cell>
              <table:table-cell office:value-type="float" office:value="12.7199">
                <text:p>12.7199</text:p>
              </table:table-cell>
              <table:table-cell office:value-type="float" office:value="12.4819">
                <text:p>12.4819</text:p>
              </table:table-cell>
              <table:table-cell office:value-type="float" office:value="12.3721">
                <text:p>12.3721</text:p>
              </table:table-cell>
              <table:table-cell office:value-type="float" office:value="12.3164">
                <text:p>12.3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3643044164701">
                <text:p>12.364304416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43">
                <text:p>12.36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4122717583845">
                <text:p>12.412271758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685">
                <text:p>12.4685</text:p>
              </table:table-cell>
              <table:table-cell office:value-type="float" office:value="12.4123">
                <text:p>12.41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4602539088314">
                <text:p>12.460253908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603">
                <text:p>12.46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5082509236865">
                <text:p>12.508250923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63">
                <text:p>12.6763</text:p>
              </table:table-cell>
              <table:table-cell office:value-type="float" office:value="12.5649">
                <text:p>12.5649</text:p>
              </table:table-cell>
              <table:table-cell office:value-type="float" office:value="12.5083">
                <text:p>12.50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.5562628588263">
                <text:p>12.556262858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563">
                <text:p>12.5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6042897701256">
                <text:p>12.604289770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14">
                <text:p>12.6614</text:p>
              </table:table-cell>
              <table:table-cell office:value-type="float" office:value="12.6043">
                <text:p>12.6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.6523317134551">
                <text:p>12.652331713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523">
                <text:p>12.65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7003887446795">
                <text:p>12.7003887446795</text:p>
              </table:table-cell>
              <table:table-cell office:value-type="float" office:value="13.6119">
                <text:p>13.6119</text:p>
              </table:table-cell>
              <table:table-cell office:value-type="float" office:value="13.1162">
                <text:p>13.1162</text:p>
              </table:table-cell>
              <table:table-cell office:value-type="float" office:value="12.871">
                <text:p>12.871</text:p>
              </table:table-cell>
              <table:table-cell office:value-type="float" office:value="12.7579">
                <text:p>12.7579</text:p>
              </table:table-cell>
              <table:table-cell office:value-type="float" office:value="12.7004">
                <text:p>12.7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7484609196586">
                <text:p>12.748460919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485">
                <text:p>12.74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7965482942527">
                <text:p>12.79654829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45">
                <text:p>12.8545</text:p>
              </table:table-cell>
              <table:table-cell office:value-type="float" office:value="12.7965">
                <text:p>12.79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8446509243349">
                <text:p>12.844650924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47">
                <text:p>12.84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89276886581">
                <text:p>12.8927688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66">
                <text:p>13.066</text:p>
              </table:table-cell>
              <table:table-cell office:value-type="float" office:value="12.9512">
                <text:p>12.9512</text:p>
              </table:table-cell>
              <table:table-cell office:value-type="float" office:value="12.8928">
                <text:p>12.89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9409021746351">
                <text:p>12.940902174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09">
                <text:p>12.94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9890509068329">
                <text:p>12.989050906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479">
                <text:p>13.0479</text:p>
              </table:table-cell>
              <table:table-cell office:value-type="float" office:value="12.9891">
                <text:p>12.98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0372151184801">
                <text:p>13.037215118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372">
                <text:p>13.03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0853948656496">
                <text:p>13.0853948656496</text:p>
              </table:table-cell>
              <table:table-cell office:value-type="float" office:value="NaN">
                <text:p>NaN</text:p>
              </table:table-cell>
              <table:table-cell office:value-type="float" office:value="13.5136">
                <text:p>13.5136</text:p>
              </table:table-cell>
              <table:table-cell office:value-type="float" office:value="13.2612">
                <text:p>13.2612</text:p>
              </table:table-cell>
              <table:table-cell office:value-type="float" office:value="13.1447">
                <text:p>13.1447</text:p>
              </table:table-cell>
              <table:table-cell office:value-type="float" office:value="13.0854">
                <text:p>13.08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1335902042923">
                <text:p>13.133590204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336">
                <text:p>13.13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1818011900655">
                <text:p>13.181801190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15">
                <text:p>13.2415</text:p>
              </table:table-cell>
              <table:table-cell office:value-type="float" office:value="13.1818">
                <text:p>13.18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2300278781655">
                <text:p>13.230027878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278270323292">
                <text:p>13.27827032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566">
                <text:p>13.4566</text:p>
              </table:table-cell>
              <table:table-cell office:value-type="float" office:value="13.3384">
                <text:p>13.3384</text:p>
              </table:table-cell>
              <table:table-cell office:value-type="float" office:value="13.2783">
                <text:p>13.27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3265285799385">
                <text:p>13.326528579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265">
                <text:p>13.32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374802703214">
                <text:p>13.37480270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354">
                <text:p>13.4354</text:p>
              </table:table-cell>
              <table:table-cell office:value-type="float" office:value="13.3748">
                <text:p>13.37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4230927502429">
                <text:p>13.423092750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231">
                <text:p>13.4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4713987817644">
                <text:p>13.4713987817644</text:p>
              </table:table-cell>
              <table:table-cell office:value-type="float" office:value="14.4474">
                <text:p>14.4474</text:p>
              </table:table-cell>
              <table:table-cell office:value-type="float" office:value="13.9133">
                <text:p>13.9133</text:p>
              </table:table-cell>
              <table:table-cell office:value-type="float" office:value="13.6523">
                <text:p>13.6523</text:p>
              </table:table-cell>
              <table:table-cell office:value-type="float" office:value="13.5324">
                <text:p>13.5324</text:p>
              </table:table-cell>
              <table:table-cell office:value-type="float" office:value="13.4714">
                <text:p>13.4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5197208627978">
                <text:p>13.519720862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7">
                <text:p>13.51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5680590603626">
                <text:p>13.568059060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295">
                <text:p>13.6295</text:p>
              </table:table-cell>
              <table:table-cell office:value-type="float" office:value="13.5681">
                <text:p>13.56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6164134359087">
                <text:p>13.616413435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164">
                <text:p>13.61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6647840316991">
                <text:p>13.66478403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482">
                <text:p>13.8482</text:p>
              </table:table-cell>
              <table:table-cell office:value-type="float" office:value="13.7267">
                <text:p>13.7267</text:p>
              </table:table-cell>
              <table:table-cell office:value-type="float" office:value="13.6648">
                <text:p>13.66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7131708557296">
                <text:p>13.713170855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132">
                <text:p>13.7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7615738799405">
                <text:p>13.761573879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239">
                <text:p>13.8239</text:p>
              </table:table-cell>
              <table:table-cell office:value-type="float" office:value="13.7616">
                <text:p>13.76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099930784678">
                <text:p>13.809993078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858428533908">
                <text:p>13.858428533908</text:p>
              </table:table-cell>
              <table:table-cell office:value-type="float" office:value="NaN">
                <text:p>NaN</text:p>
              </table:table-cell>
              <table:table-cell office:value-type="float" office:value="14.3157">
                <text:p>14.3157</text:p>
              </table:table-cell>
              <table:table-cell office:value-type="float" office:value="14.0443">
                <text:p>14.0443</text:p>
              </table:table-cell>
              <table:table-cell office:value-type="float" office:value="13.9212">
                <text:p>13.9212</text:p>
              </table:table-cell>
              <table:table-cell office:value-type="float" office:value="13.8584">
                <text:p>13.85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9068806022736">
                <text:p>13.906880602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069">
                <text:p>13.90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9553500132357">
                <text:p>13.955350013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185">
                <text:p>14.0185</text:p>
              </table:table-cell>
              <table:table-cell office:value-type="float" office:value="13.9554">
                <text:p>13.95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038375821175">
                <text:p>14.003837582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038">
                <text:p>14.00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0523430613267">
                <text:p>14.052343061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13">
                <text:p>14.2413</text:p>
              </table:table-cell>
              <table:table-cell office:value-type="float" office:value="14.1159">
                <text:p>14.1159</text:p>
              </table:table-cell>
              <table:table-cell office:value-type="float" office:value="14.0523">
                <text:p>14.05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1008630749863">
                <text:p>14.100863074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009">
                <text:p>14.10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1493901668923">
                <text:p>14.149390166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134">
                <text:p>14.2134</text:p>
              </table:table-cell>
              <table:table-cell office:value-type="float" office:value="14.1494">
                <text:p>14.14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1979198420174">
                <text:p>14.19791984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979">
                <text:p>14.19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2464767126367">
                <text:p>14.2464767126367</text:p>
              </table:table-cell>
              <table:table-cell office:value-type="float" office:value="15.2436">
                <text:p>15.2436</text:p>
              </table:table-cell>
              <table:table-cell office:value-type="float" office:value="14.7063">
                <text:p>14.7063</text:p>
              </table:table-cell>
              <table:table-cell office:value-type="float" office:value="14.4391">
                <text:p>14.4391</text:p>
              </table:table-cell>
              <table:table-cell office:value-type="float" office:value="14.3111">
                <text:p>14.3111</text:p>
              </table:table-cell>
              <table:table-cell office:value-type="float" office:value="14.2465">
                <text:p>14.24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2951488321417">
                <text:p>14.295148832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951">
                <text:p>14.29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3439655889897">
                <text:p>14.343965588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092">
                <text:p>14.4092</text:p>
              </table:table-cell>
              <table:table-cell office:value-type="float" office:value="14.344">
                <text:p>14.3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3918178569975">
                <text:p>14.391817856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918">
                <text:p>14.39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4349554693285">
                <text:p>14.434955469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323">
                <text:p>14.6323</text:p>
              </table:table-cell>
              <table:table-cell office:value-type="float" office:value="14.5052">
                <text:p>14.5052</text:p>
              </table:table-cell>
              <table:table-cell office:value-type="float" office:value="14.435">
                <text:p>14.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477128699167">
                <text:p>14.47712869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771">
                <text:p>14.47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5194467790441">
                <text:p>14.5194467790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7">
                <text:p>14.5907</text:p>
              </table:table-cell>
              <table:table-cell office:value-type="float" office:value="14.5194">
                <text:p>14.51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56188042685">
                <text:p>14.5618804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619">
                <text:p>14.5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6043416955411">
                <text:p>14.6043416955411</text:p>
              </table:table-cell>
              <table:table-cell office:value-type="float" office:value="NaN">
                <text:p>NaN</text:p>
              </table:table-cell>
              <table:table-cell office:value-type="float" office:value="15.0354">
                <text:p>15.0354</text:p>
              </table:table-cell>
              <table:table-cell office:value-type="float" office:value="14.802">
                <text:p>14.802</text:p>
              </table:table-cell>
              <table:table-cell office:value-type="float" office:value="14.6741">
                <text:p>14.6741</text:p>
              </table:table-cell>
              <table:table-cell office:value-type="float" office:value="14.6043">
                <text:p>14.60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6468060791903">
                <text:p>14.646806079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68">
                <text:p>14.6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6892781791726">
                <text:p>14.689278179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78">
                <text:p>14.7578</text:p>
              </table:table-cell>
              <table:table-cell office:value-type="float" office:value="14.6893">
                <text:p>14.68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7317655580402">
                <text:p>14.731765558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318">
                <text:p>14.73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7742716980181">
                <text:p>14.774271698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671">
                <text:p>14.9671</text:p>
              </table:table-cell>
              <table:table-cell office:value-type="float" office:value="14.8418">
                <text:p>14.8418</text:p>
              </table:table-cell>
              <table:table-cell office:value-type="float" office:value="14.7743">
                <text:p>14.77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8167969530466">
                <text:p>14.816796953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168">
                <text:p>14.81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8593406141511">
                <text:p>14.859340614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59">
                <text:p>14.9259</text:p>
              </table:table-cell>
              <table:table-cell office:value-type="float" office:value="14.8593">
                <text:p>14.85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9019020580088">
                <text:p>14.901902058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019">
                <text:p>14.9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9444810349557">
                <text:p>14.9444810349557</text:p>
              </table:table-cell>
              <table:table-cell office:value-type="float" office:value="15.8336">
                <text:p>15.8336</text:p>
              </table:table-cell>
              <table:table-cell office:value-type="float" office:value="15.3528">
                <text:p>15.3528</text:p>
              </table:table-cell>
              <table:table-cell office:value-type="float" office:value="15.1331">
                <text:p>15.1331</text:p>
              </table:table-cell>
              <table:table-cell office:value-type="float" office:value="15.0101">
                <text:p>15.0101</text:p>
              </table:table-cell>
              <table:table-cell office:value-type="float" office:value="14.9445">
                <text:p>14.94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9870775687439">
                <text:p>14.987077568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871">
                <text:p>14.98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0296917915863">
                <text:p>15.029691791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43">
                <text:p>15.0943</text:p>
              </table:table-cell>
              <table:table-cell office:value-type="float" office:value="15.0297">
                <text:p>15.02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0723238378921">
                <text:p>15.0723238378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723">
                <text:p>15.07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1149738060141">
                <text:p>15.114973806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999">
                <text:p>15.2999</text:p>
              </table:table-cell>
              <table:table-cell office:value-type="float" office:value="15.1786">
                <text:p>15.1786</text:p>
              </table:table-cell>
              <table:table-cell office:value-type="float" office:value="15.115">
                <text:p>15.1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1576417600393">
                <text:p>15.157641760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576">
                <text:p>15.15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2003277448671">
                <text:p>15.200327744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629">
                <text:p>15.2629</text:p>
              </table:table-cell>
              <table:table-cell office:value-type="float" office:value="15.2003">
                <text:p>15.20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243031799828">
                <text:p>15.24303179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3">
                <text:p>15.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2857539662528">
                <text:p>15.2857539662528</text:p>
              </table:table-cell>
              <table:table-cell office:value-type="float" office:value="NaN">
                <text:p>NaN</text:p>
              </table:table-cell>
              <table:table-cell office:value-type="float" office:value="15.673">
                <text:p>15.673</text:p>
              </table:table-cell>
              <table:table-cell office:value-type="float" office:value="15.4671">
                <text:p>15.4671</text:p>
              </table:table-cell>
              <table:table-cell office:value-type="float" office:value="15.3474">
                <text:p>15.3474</text:p>
              </table:table-cell>
              <table:table-cell office:value-type="float" office:value="15.2858">
                <text:p>15.28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3284942897527">
                <text:p>15.328494289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85">
                <text:p>15.3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3712528195538">
                <text:p>15.371252819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319">
                <text:p>15.4319</text:p>
              </table:table-cell>
              <table:table-cell office:value-type="float" office:value="15.3713">
                <text:p>15.3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4140296068983">
                <text:p>15.414029606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14">
                <text:p>15.4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4568247036436">
                <text:p>15.456824703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344">
                <text:p>15.6344</text:p>
              </table:table-cell>
              <table:table-cell office:value-type="float" office:value="15.5164">
                <text:p>15.5164</text:p>
              </table:table-cell>
              <table:table-cell office:value-type="float" office:value="15.4568">
                <text:p>15.45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4996381614417">
                <text:p>15.499638161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96">
                <text:p>15.4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542470031448">
                <text:p>15.54247003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11">
                <text:p>15.6011</text:p>
              </table:table-cell>
              <table:table-cell office:value-type="float" office:value="15.5425">
                <text:p>15.54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853203643574">
                <text:p>15.585320364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853">
                <text:p>15.58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6281892105715">
                <text:p>15.6281892105715</text:p>
              </table:table-cell>
              <table:table-cell office:value-type="float" office:value="16.384">
                <text:p>16.384</text:p>
              </table:table-cell>
              <table:table-cell office:value-type="float" office:value="15.9957">
                <text:p>15.9957</text:p>
              </table:table-cell>
              <table:table-cell office:value-type="float" office:value="15.802">
                <text:p>15.802</text:p>
              </table:table-cell>
              <table:table-cell office:value-type="float" office:value="15.6858">
                <text:p>15.6858</text:p>
              </table:table-cell>
              <table:table-cell office:value-type="float" office:value="15.6282">
                <text:p>15.62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6710766203704">
                <text:p>15.67107662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711">
                <text:p>15.67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7139826440304">
                <text:p>15.713982644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706">
                <text:p>15.7706</text:p>
              </table:table-cell>
              <table:table-cell office:value-type="float" office:value="15.714">
                <text:p>15.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7569073318823">
                <text:p>15.756907331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69">
                <text:p>15.75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7998507343232">
                <text:p>15.799850734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699">
                <text:p>15.9699</text:p>
              </table:table-cell>
              <table:table-cell office:value-type="float" office:value="15.8554">
                <text:p>15.8554</text:p>
              </table:table-cell>
              <table:table-cell office:value-type="float" office:value="15.7999">
                <text:p>15.79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8428129018026">
                <text:p>15.842812901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28">
                <text:p>15.84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8857938848022">
                <text:p>15.885793884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04">
                <text:p>15.9404</text:p>
              </table:table-cell>
              <table:table-cell office:value-type="float" office:value="15.8858">
                <text:p>15.88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9287937338169">
                <text:p>15.928793733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288">
                <text:p>15.92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9718124993426">
                <text:p>15.9718124993426</text:p>
              </table:table-cell>
              <table:table-cell office:value-type="float" office:value="NaN">
                <text:p>NaN</text:p>
              </table:table-cell>
              <table:table-cell office:value-type="float" office:value="16.3198">
                <text:p>16.3198</text:p>
              </table:table-cell>
              <table:table-cell office:value-type="float" office:value="16.1381">
                <text:p>16.1381</text:p>
              </table:table-cell>
              <table:table-cell office:value-type="float" office:value="16.0254">
                <text:p>16.0254</text:p>
              </table:table-cell>
              <table:table-cell office:value-type="float" office:value="15.9718">
                <text:p>15.97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0148502318707">
                <text:p>16.014850231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149">
                <text:p>16.01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057906981887">
                <text:p>16.05790698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105">
                <text:p>16.1105</text:p>
              </table:table-cell>
              <table:table-cell office:value-type="float" office:value="16.0579">
                <text:p>16.05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1009827998738">
                <text:p>16.100982799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01">
                <text:p>16.1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1440777363121">
                <text:p>16.144077736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066">
                <text:p>16.3066</text:p>
              </table:table-cell>
              <table:table-cell office:value-type="float" office:value="16.1957">
                <text:p>16.1957</text:p>
              </table:table-cell>
              <table:table-cell office:value-type="float" office:value="16.1441">
                <text:p>16.14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1871918416843">
                <text:p>16.187191841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872">
                <text:p>16.18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2303251664754">
                <text:p>16.230325166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9">
                <text:p>16.2809</text:p>
              </table:table-cell>
              <table:table-cell office:value-type="float" office:value="16.2303">
                <text:p>16.23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2734777611739">
                <text:p>16.273477761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35">
                <text:p>16.27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3166496762721">
                <text:p>16.3166496762721</text:p>
              </table:table-cell>
              <table:table-cell office:value-type="float" office:value="16.9442">
                <text:p>16.9442</text:p>
              </table:table-cell>
              <table:table-cell office:value-type="float" office:value="16.645">
                <text:p>16.645</text:p>
              </table:table-cell>
              <table:table-cell office:value-type="float" office:value="16.4755">
                <text:p>16.4755</text:p>
              </table:table-cell>
              <table:table-cell office:value-type="float" office:value="16.3663">
                <text:p>16.3663</text:p>
              </table:table-cell>
              <table:table-cell office:value-type="float" office:value="16.3166">
                <text:p>16.31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3598409622662">
                <text:p>16.359840962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598">
                <text:p>16.35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4030516696555">
                <text:p>16.403051669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17">
                <text:p>16.4517</text:p>
              </table:table-cell>
              <table:table-cell office:value-type="float" office:value="16.4031">
                <text:p>16.40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4462818489424">
                <text:p>16.446281848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63">
                <text:p>16.44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4895315506322">
                <text:p>16.489531550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46">
                <text:p>16.6446</text:p>
              </table:table-cell>
              <table:table-cell office:value-type="float" office:value="16.5371">
                <text:p>16.5371</text:p>
              </table:table-cell>
              <table:table-cell office:value-type="float" office:value="16.4895">
                <text:p>16.48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5328008252331">
                <text:p>16.532800825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28">
                <text:p>16.53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5760897232556">
                <text:p>16.57608972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27">
                <text:p>16.6227</text:p>
              </table:table-cell>
              <table:table-cell office:value-type="float" office:value="16.5761">
                <text:p>16.57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6193982952127">
                <text:p>16.619398295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194">
                <text:p>16.61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6627265916199">
                <text:p>16.6627265916199</text:p>
              </table:table-cell>
              <table:table-cell office:value-type="float" office:value="NaN">
                <text:p>NaN</text:p>
              </table:table-cell>
              <table:table-cell office:value-type="float" office:value="16.9713">
                <text:p>16.9713</text:p>
              </table:table-cell>
              <table:table-cell office:value-type="float" office:value="16.8141">
                <text:p>16.8141</text:p>
              </table:table-cell>
              <table:table-cell office:value-type="float" office:value="16.7083">
                <text:p>16.7083</text:p>
              </table:table-cell>
              <table:table-cell office:value-type="float" office:value="16.6627">
                <text:p>16.66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7060746629947">
                <text:p>16.7060746629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061">
                <text:p>16.70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7494425598565">
                <text:p>16.749442559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941">
                <text:p>16.7941</text:p>
              </table:table-cell>
              <table:table-cell office:value-type="float" office:value="16.7494">
                <text:p>16.74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792830332727">
                <text:p>16.79283033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928">
                <text:p>16.79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83623803213">
                <text:p>16.8362380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38">
                <text:p>16.9838</text:p>
              </table:table-cell>
              <table:table-cell office:value-type="float" office:value="16.8799">
                <text:p>16.8799</text:p>
              </table:table-cell>
              <table:table-cell office:value-type="float" office:value="16.8362">
                <text:p>16.83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8796657085926">
                <text:p>16.879665708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797">
                <text:p>16.87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9231134126461">
                <text:p>16.923113412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57">
                <text:p>16.9657</text:p>
              </table:table-cell>
              <table:table-cell office:value-type="float" office:value="16.9231">
                <text:p>16.92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9665811948275">
                <text:p>16.9665811948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66">
                <text:p>16.9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.0100691056813">
                <text:p>17.0100691056813</text:p>
              </table:table-cell>
              <table:table-cell office:value-type="float" office:value="17.5144">
                <text:p>17.5144</text:p>
              </table:table-cell>
              <table:table-cell office:value-type="float" office:value="17.2984">
                <text:p>17.2984</text:p>
              </table:table-cell>
              <table:table-cell office:value-type="float" office:value="17.1539">
                <text:p>17.1539</text:p>
              </table:table-cell>
              <table:table-cell office:value-type="float" office:value="17.0517">
                <text:p>17.0517</text:p>
              </table:table-cell>
              <table:table-cell office:value-type="float" office:value="17.0101">
                <text:p>17.01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.05357719576">
                <text:p>17.0535771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536">
                <text:p>17.05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.0971055156236">
                <text:p>17.097105515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377">
                <text:p>17.1377</text:p>
              </table:table-cell>
              <table:table-cell office:value-type="float" office:value="17.0971">
                <text:p>17.09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40654115835">
                <text:p>17.14065411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407">
                <text:p>17.14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1842230469527">
                <text:p>17.184223046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244">
                <text:p>17.3244</text:p>
              </table:table-cell>
              <table:table-cell office:value-type="float" office:value="17.2238">
                <text:p>17.2238</text:p>
              </table:table-cell>
              <table:table-cell office:value-type="float" office:value="17.1842">
                <text:p>17.18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2278123595192">
                <text:p>17.227812359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278">
                <text:p>17.22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2714221040478">
                <text:p>17.271422104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101">
                <text:p>17.3101</text:p>
              </table:table-cell>
              <table:table-cell office:value-type="float" office:value="17.2714">
                <text:p>17.27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3150523310145">
                <text:p>17.315052331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151">
                <text:p>17.31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3587030908621">
                <text:p>17.3587030908621</text:p>
              </table:table-cell>
              <table:table-cell office:value-type="float" office:value="NaN">
                <text:p>NaN</text:p>
              </table:table-cell>
              <table:table-cell office:value-type="float" office:value="17.6264">
                <text:p>17.6264</text:p>
              </table:table-cell>
              <table:table-cell office:value-type="float" office:value="17.4952">
                <text:p>17.4952</text:p>
              </table:table-cell>
              <table:table-cell office:value-type="float" office:value="17.3963">
                <text:p>17.3963</text:p>
              </table:table-cell>
              <table:table-cell office:value-type="float" office:value="17.3587">
                <text:p>17.35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402374434028">
                <text:p>17.4023744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024">
                <text:p>17.40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446066411006">
                <text:p>17.44606641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27">
                <text:p>17.4827</text:p>
              </table:table-cell>
              <table:table-cell office:value-type="float" office:value="17.4461">
                <text:p>17.44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4897790724387">
                <text:p>17.489779072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98">
                <text:p>17.4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.5335124692229">
                <text:p>17.533512469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663">
                <text:p>17.6663</text:p>
              </table:table-cell>
              <table:table-cell office:value-type="float" office:value="17.5692">
                <text:p>17.5692</text:p>
              </table:table-cell>
              <table:table-cell office:value-type="float" office:value="17.5335">
                <text:p>17.53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.5772666525756">
                <text:p>17.577266652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73">
                <text:p>17.57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.6210416739746">
                <text:p>17.621041673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57">
                <text:p>17.6557</text:p>
              </table:table-cell>
              <table:table-cell office:value-type="float" office:value="17.621">
                <text:p>17.6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.6648375848714">
                <text:p>17.664837584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648">
                <text:p>17.66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.7086544360982">
                <text:p>17.7086544360982</text:p>
              </table:table-cell>
              <table:table-cell office:value-type="float" office:value="18.0966">
                <text:p>18.0966</text:p>
              </table:table-cell>
              <table:table-cell office:value-type="float" office:value="17.9561">
                <text:p>17.9561</text:p>
              </table:table-cell>
              <table:table-cell office:value-type="float" office:value="17.8378">
                <text:p>17.8378</text:p>
              </table:table-cell>
              <table:table-cell office:value-type="float" office:value="17.7423">
                <text:p>17.7423</text:p>
              </table:table-cell>
              <table:table-cell office:value-type="float" office:value="17.7087">
                <text:p>17.70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.7524922770111">
                <text:p>17.752492277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25">
                <text:p>17.75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796351154654">
                <text:p>17.79635115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29">
                <text:p>17.829</text:p>
              </table:table-cell>
              <table:table-cell office:value-type="float" office:value="17.7964">
                <text:p>17.79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.8402311135773">
                <text:p>17.840231113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02">
                <text:p>17.84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.8841321972941">
                <text:p>17.884132197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093">
                <text:p>18.0093</text:p>
              </table:table-cell>
              <table:table-cell office:value-type="float" office:value="17.9158">
                <text:p>17.9158</text:p>
              </table:table-cell>
              <table:table-cell office:value-type="float" office:value="17.8841">
                <text:p>17.88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.928054452385">
                <text:p>17.92805445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81">
                <text:p>17.92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.9719979355001">
                <text:p>17.971997935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026">
                <text:p>18.0026</text:p>
              </table:table-cell>
              <table:table-cell office:value-type="float" office:value="17.972">
                <text:p>17.9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0159627213541">
                <text:p>18.015962721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.0599489060548">
                <text:p>18.0599489060548</text:p>
              </table:table-cell>
              <table:table-cell office:value-type="float" office:value="NaN">
                <text:p>NaN</text:p>
              </table:table-cell>
              <table:table-cell office:value-type="float" office:value="18.2908">
                <text:p>18.2908</text:p>
              </table:table-cell>
              <table:table-cell office:value-type="float" office:value="18.181">
                <text:p>18.181</text:p>
              </table:table-cell>
              <table:table-cell office:value-type="float" office:value="18.0896">
                <text:p>18.0896</text:p>
              </table:table-cell>
              <table:table-cell office:value-type="float" office:value="18.0599">
                <text:p>18.05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1039565957015">
                <text:p>18.103956595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04">
                <text:p>18.1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1479858685381">
                <text:p>18.147985868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767">
                <text:p>18.1767</text:p>
              </table:table-cell>
              <table:table-cell office:value-type="float" office:value="18.148">
                <text:p>18.1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1920367068635">
                <text:p>18.192036706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92">
                <text:p>18.1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.2361089216344">
                <text:p>18.236108921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32">
                <text:p>18.3532</text:p>
              </table:table-cell>
              <table:table-cell office:value-type="float" office:value="18.2638">
                <text:p>18.2638</text:p>
              </table:table-cell>
              <table:table-cell office:value-type="float" office:value="18.2361">
                <text:p>18.23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.2802021435194">
                <text:p>18.280202143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802">
                <text:p>18.28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.3243160141576">
                <text:p>18.324316014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11">
                <text:p>18.3511</text:p>
              </table:table-cell>
              <table:table-cell office:value-type="float" office:value="18.3243">
                <text:p>18.32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.368450717482">
                <text:p>18.36845071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85">
                <text:p>18.36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.4126078044967">
                <text:p>18.4126078044967</text:p>
              </table:table-cell>
              <table:table-cell office:value-type="float" office:value="18.6915">
                <text:p>18.6915</text:p>
              </table:table-cell>
              <table:table-cell office:value-type="float" office:value="18.6316">
                <text:p>18.6316</text:p>
              </table:table-cell>
              <table:table-cell office:value-type="float" office:value="18.5277">
                <text:p>18.5277</text:p>
              </table:table-cell>
              <table:table-cell office:value-type="float" office:value="18.4383">
                <text:p>18.4383</text:p>
              </table:table-cell>
              <table:table-cell office:value-type="float" office:value="18.4126">
                <text:p>18.41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.4567906944919">
                <text:p>18.456790694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568">
                <text:p>18.45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.5010032350058">
                <text:p>18.501003235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54">
                <text:p>18.5254</text:p>
              </table:table-cell>
              <table:table-cell office:value-type="float" office:value="18.501">
                <text:p>18.5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.5452439589939">
                <text:p>18.545243958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452">
                <text:p>18.54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.5894957579775">
                <text:p>18.589495757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05">
                <text:p>18.705</text:p>
              </table:table-cell>
              <table:table-cell office:value-type="float" office:value="18.6128">
                <text:p>18.6128</text:p>
              </table:table-cell>
              <table:table-cell office:value-type="float" office:value="18.5895">
                <text:p>18.58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6337211218343">
                <text:p>18.633721121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337">
                <text:p>18.63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6778973463172">
                <text:p>18.6778973463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012">
                <text:p>18.7012</text:p>
              </table:table-cell>
              <table:table-cell office:value-type="float" office:value="18.6779">
                <text:p>18.67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7221472636818">
                <text:p>18.722147263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221">
                <text:p>18.72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766910911757">
                <text:p>18.766910911757</text:p>
              </table:table-cell>
              <table:table-cell office:value-type="float" office:value="NaN">
                <text:p>NaN</text:p>
              </table:table-cell>
              <table:table-cell office:value-type="float" office:value="18.9374">
                <text:p>18.9374</text:p>
              </table:table-cell>
              <table:table-cell office:value-type="float" office:value="18.8635">
                <text:p>18.8635</text:p>
              </table:table-cell>
              <table:table-cell office:value-type="float" office:value="18.791">
                <text:p>18.791</text:p>
              </table:table-cell>
              <table:table-cell office:value-type="float" office:value="18.7669">
                <text:p>18.76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.8123350036922">
                <text:p>18.812335003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123">
                <text:p>18.81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8528736794247">
                <text:p>18.852873679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711">
                <text:p>18.8711</text:p>
              </table:table-cell>
              <table:table-cell office:value-type="float" office:value="18.8529">
                <text:p>18.85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869775875616">
                <text:p>18.86977587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698">
                <text:p>18.86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8817927290234">
                <text:p>18.88179272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304">
                <text:p>18.9304</text:p>
              </table:table-cell>
              <table:table-cell office:value-type="float" office:value="18.9047">
                <text:p>18.9047</text:p>
              </table:table-cell>
              <table:table-cell office:value-type="float" office:value="18.8818">
                <text:p>18.8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.8944701731285">
                <text:p>18.894470173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945">
                <text:p>18.89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.907661568201">
                <text:p>18.90766156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288">
                <text:p>18.9288</text:p>
              </table:table-cell>
              <table:table-cell office:value-type="float" office:value="18.9077">
                <text:p>18.90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.9209269498307">
                <text:p>18.9209269498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209">
                <text:p>18.92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.9341435591812">
                <text:p>18.9341435591812</text:p>
              </table:table-cell>
              <table:table-cell office:value-type="float" office:value="19.2306">
                <text:p>19.2306</text:p>
              </table:table-cell>
              <table:table-cell office:value-type="float" office:value="19.069">
                <text:p>19.069</text:p>
              </table:table-cell>
              <table:table-cell office:value-type="float" office:value="18.9786">
                <text:p>18.9786</text:p>
              </table:table-cell>
              <table:table-cell office:value-type="float" office:value="18.9542">
                <text:p>18.9542</text:p>
              </table:table-cell>
              <table:table-cell office:value-type="float" office:value="18.9341">
                <text:p>18.93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9473341739189">
                <text:p>18.94733417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73">
                <text:p>18.94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960536377585">
                <text:p>18.96053637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806">
                <text:p>18.9806</text:p>
              </table:table-cell>
              <table:table-cell office:value-type="float" office:value="18.9605">
                <text:p>18.96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9737673520779">
                <text:p>18.973767352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.9870286378616">
                <text:p>18.987028637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96">
                <text:p>19.0296</text:p>
              </table:table-cell>
              <table:table-cell office:value-type="float" office:value="19.0072">
                <text:p>19.0072</text:p>
              </table:table-cell>
              <table:table-cell office:value-type="float" office:value="18.987">
                <text:p>18.9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0003164608174">
                <text:p>19.000316460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003">
                <text:p>19.0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.0136274750753">
                <text:p>19.013627475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338">
                <text:p>19.0338</text:p>
              </table:table-cell>
              <table:table-cell office:value-type="float" office:value="19.0136">
                <text:p>19.01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026960203051">
                <text:p>19.02696020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7">
                <text:p>19.0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.0403145342321">
                <text:p>19.0403145342321</text:p>
              </table:table-cell>
              <table:table-cell office:value-type="float" office:value="NaN">
                <text:p>NaN</text:p>
              </table:table-cell>
              <table:table-cell office:value-type="float" office:value="19.1656">
                <text:p>19.1656</text:p>
              </table:table-cell>
              <table:table-cell office:value-type="float" office:value="19.0829">
                <text:p>19.0829</text:p>
              </table:table-cell>
              <table:table-cell office:value-type="float" office:value="19.0604">
                <text:p>19.0604</text:p>
              </table:table-cell>
              <table:table-cell office:value-type="float" office:value="19.0403">
                <text:p>19.04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.0536909003997">
                <text:p>19.053690900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537">
                <text:p>19.05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.0670897443063">
                <text:p>19.067089744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7">
                <text:p>19.087</text:p>
              </table:table-cell>
              <table:table-cell office:value-type="float" office:value="19.0671">
                <text:p>19.06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.0805113284163">
                <text:p>19.080511328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05">
                <text:p>19.08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.0939557438521">
                <text:p>19.093955743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368">
                <text:p>19.1368</text:p>
              </table:table-cell>
              <table:table-cell office:value-type="float" office:value="19.1138">
                <text:p>19.1138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1074229857915">
                <text:p>19.107422985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074">
                <text:p>19.10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1209130215574">
                <text:p>19.120913021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406">
                <text:p>19.1406</text:p>
              </table:table-cell>
              <table:table-cell office:value-type="float" office:value="19.1209">
                <text:p>19.12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1344258284644">
                <text:p>19.134425828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344">
                <text:p>19.13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1479614052205">
                <text:p>19.1479614052205</text:p>
              </table:table-cell>
              <table:table-cell office:value-type="float" office:value="19.4811">
                <text:p>19.4811</text:p>
              </table:table-cell>
              <table:table-cell office:value-type="float" office:value="19.2683">
                <text:p>19.2683</text:p>
              </table:table-cell>
              <table:table-cell office:value-type="float" office:value="19.1907">
                <text:p>19.1907</text:p>
              </table:table-cell>
              <table:table-cell office:value-type="float" office:value="19.1676">
                <text:p>19.1676</text:p>
              </table:table-cell>
              <table:table-cell office:value-type="float" office:value="19.148">
                <text:p>19.1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1615197685988">
                <text:p>19.161519768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615">
                <text:p>19.16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1751009454422">
                <text:p>19.175100945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946">
                <text:p>19.1946</text:p>
              </table:table-cell>
              <table:table-cell office:value-type="float" office:value="19.1751">
                <text:p>19.17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1887049656618">
                <text:p>19.188704965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887">
                <text:p>19.18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2023318581314">
                <text:p>19.202331858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49">
                <text:p>19.2449</text:p>
              </table:table-cell>
              <table:table-cell office:value-type="float" office:value="19.2218">
                <text:p>19.2218</text:p>
              </table:table-cell>
              <table:table-cell office:value-type="float" office:value="19.2023">
                <text:p>19.20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2159816492322">
                <text:p>19.215981649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6">
                <text:p>19.2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2296543630334">
                <text:p>19.229654363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9">
                <text:p>19.249</text:p>
              </table:table-cell>
              <table:table-cell office:value-type="float" office:value="19.2297">
                <text:p>19.22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2433500221288">
                <text:p>19.243350022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34">
                <text:p>19.24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2570686484934">
                <text:p>19.2570686484934</text:p>
              </table:table-cell>
              <table:table-cell office:value-type="float" office:value="NaN">
                <text:p>NaN</text:p>
              </table:table-cell>
              <table:table-cell office:value-type="float" office:value="19.3762">
                <text:p>19.3762</text:p>
              </table:table-cell>
              <table:table-cell office:value-type="float" office:value="19.2993">
                <text:p>19.2993</text:p>
              </table:table-cell>
              <table:table-cell office:value-type="float" office:value="19.2763">
                <text:p>19.2763</text:p>
              </table:table-cell>
              <table:table-cell office:value-type="float" office:value="19.2571">
                <text:p>19.25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2708102640763">
                <text:p>19.270810264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708">
                <text:p>19.27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2845748910881">
                <text:p>19.284574891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037">
                <text:p>19.3037</text:p>
              </table:table-cell>
              <table:table-cell office:value-type="float" office:value="19.2846">
                <text:p>19.28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2983625520601">
                <text:p>19.298362552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984">
                <text:p>19.29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3121732697782">
                <text:p>19.312173269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41">
                <text:p>19.3541</text:p>
              </table:table-cell>
              <table:table-cell office:value-type="float" office:value="19.3312">
                <text:p>19.3312</text:p>
              </table:table-cell>
              <table:table-cell office:value-type="float" office:value="19.3122">
                <text:p>19.31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3260070671783">
                <text:p>19.326007067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6">
                <text:p>19.3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3398639672526">
                <text:p>19.339863967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88">
                <text:p>19.3588</text:p>
              </table:table-cell>
              <table:table-cell office:value-type="float" office:value="19.3399">
                <text:p>19.33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3537439929891">
                <text:p>19.3537439929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37">
                <text:p>19.35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3676471673431">
                <text:p>19.3676471673431</text:p>
              </table:table-cell>
              <table:table-cell office:value-type="float" office:value="19.6766">
                <text:p>19.6766</text:p>
              </table:table-cell>
              <table:table-cell office:value-type="float" office:value="19.4859">
                <text:p>19.4859</text:p>
              </table:table-cell>
              <table:table-cell office:value-type="float" office:value="19.4094">
                <text:p>19.4094</text:p>
              </table:table-cell>
              <table:table-cell office:value-type="float" office:value="19.3865">
                <text:p>19.3865</text:p>
              </table:table-cell>
              <table:table-cell office:value-type="float" office:value="19.3676">
                <text:p>19.36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3815735132332">
                <text:p>19.381573513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816">
                <text:p>19.38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3955230535495">
                <text:p>19.395523053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143">
                <text:p>19.4143</text:p>
              </table:table-cell>
              <table:table-cell office:value-type="float" office:value="19.3955">
                <text:p>19.39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.4094958111672">
                <text:p>19.409495811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095">
                <text:p>19.40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4234918089572">
                <text:p>19.423491808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65">
                <text:p>19.465</text:p>
              </table:table-cell>
              <table:table-cell office:value-type="float" office:value="19.4421">
                <text:p>19.4421</text:p>
              </table:table-cell>
              <table:table-cell office:value-type="float" office:value="19.4235">
                <text:p>19.42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.4375110697947">
                <text:p>19.437511069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375">
                <text:p>19.4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4515536165629">
                <text:p>19.451553616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01">
                <text:p>19.4701</text:p>
              </table:table-cell>
              <table:table-cell office:value-type="float" office:value="19.4516">
                <text:p>19.45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4656194721537">
                <text:p>19.465619472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656">
                <text:p>19.46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.4797086594673">
                <text:p>19.4797086594673</text:p>
              </table:table-cell>
              <table:table-cell office:value-type="float" office:value="NaN">
                <text:p>NaN</text:p>
              </table:table-cell>
              <table:table-cell office:value-type="float" office:value="19.5967">
                <text:p>19.5967</text:p>
              </table:table-cell>
              <table:table-cell office:value-type="float" office:value="19.521">
                <text:p>19.521</text:p>
              </table:table-cell>
              <table:table-cell office:value-type="float" office:value="19.4982">
                <text:p>19.4982</text:p>
              </table:table-cell>
              <table:table-cell office:value-type="float" office:value="19.4797">
                <text:p>19.47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.4938212014107">
                <text:p>19.493821201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938">
                <text:p>19.49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.5079571208958">
                <text:p>19.507957120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263">
                <text:p>19.5263</text:p>
              </table:table-cell>
              <table:table-cell office:value-type="float" office:value="19.508">
                <text:p>19.5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.5221164408385">
                <text:p>19.52211644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221">
                <text:p>19.52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5362991841579">
                <text:p>19.53629918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774">
                <text:p>19.5774</text:p>
              </table:table-cell>
              <table:table-cell office:value-type="float" office:value="19.5546">
                <text:p>19.5546</text:p>
              </table:table-cell>
              <table:table-cell office:value-type="float" office:value="19.5363">
                <text:p>19.53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5505053737761">
                <text:p>19.550505373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505">
                <text:p>19.55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5647350326183">
                <text:p>19.564735032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829">
                <text:p>19.5829</text:p>
              </table:table-cell>
              <table:table-cell office:value-type="float" office:value="19.5647">
                <text:p>19.56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.5789881836126">
                <text:p>19.578988183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79">
                <text:p>19.5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.5932648496907">
                <text:p>19.5932648496907</text:p>
              </table:table-cell>
              <table:table-cell office:value-type="float" office:value="19.8861">
                <text:p>19.8861</text:p>
              </table:table-cell>
              <table:table-cell office:value-type="float" office:value="19.7085">
                <text:p>19.7085</text:p>
              </table:table-cell>
              <table:table-cell office:value-type="float" office:value="19.6342">
                <text:p>19.6342</text:p>
              </table:table-cell>
              <table:table-cell office:value-type="float" office:value="19.6113">
                <text:p>19.6113</text:p>
              </table:table-cell>
              <table:table-cell office:value-type="float" office:value="19.5933">
                <text:p>19.59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.6075650537878">
                <text:p>19.607565053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076">
                <text:p>19.60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.6218888188427">
                <text:p>19.621888818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399">
                <text:p>19.6399</text:p>
              </table:table-cell>
              <table:table-cell office:value-type="float" office:value="19.6219">
                <text:p>19.62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6362361677982">
                <text:p>19.636236167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362">
                <text:p>19.63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.6506071236008">
                <text:p>19.650607123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13">
                <text:p>19.6913</text:p>
              </table:table-cell>
              <table:table-cell office:value-type="float" office:value="19.6685">
                <text:p>19.6685</text:p>
              </table:table-cell>
              <table:table-cell office:value-type="float" office:value="19.6506">
                <text:p>19.65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6650017092011">
                <text:p>19.665001709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65">
                <text:p>19.6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6794199475531">
                <text:p>19.679419947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72">
                <text:p>19.6972</text:p>
              </table:table-cell>
              <table:table-cell office:value-type="float" office:value="19.6794">
                <text:p>19.67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6938618616151">
                <text:p>19.693861861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39">
                <text:p>19.69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7083274743489">
                <text:p>19.7083274743489</text:p>
              </table:table-cell>
              <table:table-cell office:value-type="float" office:value="NaN">
                <text:p>NaN</text:p>
              </table:table-cell>
              <table:table-cell office:value-type="float" office:value="19.8218">
                <text:p>19.8218</text:p>
              </table:table-cell>
              <table:table-cell office:value-type="float" office:value="19.7488">
                <text:p>19.7488</text:p>
              </table:table-cell>
              <table:table-cell office:value-type="float" office:value="19.726">
                <text:p>19.726</text:p>
              </table:table-cell>
              <table:table-cell office:value-type="float" office:value="19.7083">
                <text:p>19.70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.7228168087203">
                <text:p>19.722816808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228">
                <text:p>19.72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.7373298876988">
                <text:p>19.737329887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549">
                <text:p>19.7549</text:p>
              </table:table-cell>
              <table:table-cell office:value-type="float" office:value="19.7373">
                <text:p>19.73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7518667342577">
                <text:p>19.751866734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519">
                <text:p>19.75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7664273713743">
                <text:p>19.766427371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067">
                <text:p>19.8067</text:p>
              </table:table-cell>
              <table:table-cell office:value-type="float" office:value="19.7839">
                <text:p>19.7839</text:p>
              </table:table-cell>
              <table:table-cell office:value-type="float" office:value="19.7664">
                <text:p>19.76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7810118220296">
                <text:p>19.781011822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81">
                <text:p>19.7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7956201092086">
                <text:p>19.795620109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13">
                <text:p>19.813</text:p>
              </table:table-cell>
              <table:table-cell office:value-type="float" office:value="19.7956">
                <text:p>19.79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8102522559002">
                <text:p>19.810252255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103">
                <text:p>19.8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8249082850969">
                <text:p>19.8249082850969</text:p>
              </table:table-cell>
              <table:table-cell office:value-type="float" office:value="20.1079">
                <text:p>20.1079</text:p>
              </table:table-cell>
              <table:table-cell office:value-type="float" office:value="19.9366">
                <text:p>19.9366</text:p>
              </table:table-cell>
              <table:table-cell office:value-type="float" office:value="19.8649">
                <text:p>19.8649</text:p>
              </table:table-cell>
              <table:table-cell office:value-type="float" office:value="19.8422">
                <text:p>19.8422</text:p>
              </table:table-cell>
              <table:table-cell office:value-type="float" office:value="19.8249">
                <text:p>19.82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8395882197954">
                <text:p>19.839588219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396">
                <text:p>19.83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8542920829961">
                <text:p>19.854292082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715">
                <text:p>19.8715</text:p>
              </table:table-cell>
              <table:table-cell office:value-type="float" office:value="19.8543">
                <text:p>19.8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8690198977037">
                <text:p>19.869019897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69">
                <text:p>19.8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8837716869265">
                <text:p>19.883771686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36">
                <text:p>19.9236</text:p>
              </table:table-cell>
              <table:table-cell office:value-type="float" office:value="19.9009">
                <text:p>19.9009</text:p>
              </table:table-cell>
              <table:table-cell office:value-type="float" office:value="19.8838">
                <text:p>19.88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898547473677">
                <text:p>19.89854747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985">
                <text:p>19.89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9133472809713">
                <text:p>19.913347280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304">
                <text:p>19.9304</text:p>
              </table:table-cell>
              <table:table-cell office:value-type="float" office:value="19.9133">
                <text:p>19.91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92817113183">
                <text:p>19.9281711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82">
                <text:p>19.92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9430190492772">
                <text:p>19.9430190492772</text:p>
              </table:table-cell>
              <table:table-cell office:value-type="float" office:value="NaN">
                <text:p>NaN</text:p>
              </table:table-cell>
              <table:table-cell office:value-type="float" office:value="20.0531">
                <text:p>20.0531</text:p>
              </table:table-cell>
              <table:table-cell office:value-type="float" office:value="19.9826">
                <text:p>19.9826</text:p>
              </table:table-cell>
              <table:table-cell office:value-type="float" office:value="19.9599">
                <text:p>19.9599</text:p>
              </table:table-cell>
              <table:table-cell office:value-type="float" office:value="19.943">
                <text:p>19.9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9578910563414">
                <text:p>19.957891056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79">
                <text:p>19.95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9727871760548">
                <text:p>19.972787176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896">
                <text:p>19.9896</text:p>
              </table:table-cell>
              <table:table-cell office:value-type="float" office:value="19.9728">
                <text:p>19.97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9877074314539">
                <text:p>19.987707431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877">
                <text:p>19.98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.002651845579">
                <text:p>20.00265184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2">
                <text:p>20.042</text:p>
              </table:table-cell>
              <table:table-cell office:value-type="float" office:value="20.0194">
                <text:p>20.0194</text:p>
              </table:table-cell>
              <table:table-cell office:value-type="float" office:value="20.0027">
                <text:p>20.00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.0176204414747">
                <text:p>20.017620441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176">
                <text:p>20.01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.0326132421895">
                <text:p>20.03261324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92">
                <text:p>20.0492</text:p>
              </table:table-cell>
              <table:table-cell office:value-type="float" office:value="20.0326">
                <text:p>20.03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.0476302707759">
                <text:p>20.047630270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76">
                <text:p>20.04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.0626715502907">
                <text:p>20.0626715502907</text:p>
              </table:table-cell>
              <table:table-cell office:value-type="float" office:value="20.3366">
                <text:p>20.3366</text:p>
              </table:table-cell>
              <table:table-cell office:value-type="float" office:value="20.1711">
                <text:p>20.1711</text:p>
              </table:table-cell>
              <table:table-cell office:value-type="float" office:value="20.1018">
                <text:p>20.1018</text:p>
              </table:table-cell>
              <table:table-cell office:value-type="float" office:value="20.0792">
                <text:p>20.0792</text:p>
              </table:table-cell>
              <table:table-cell office:value-type="float" office:value="20.0627">
                <text:p>20.06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.0777371037946">
                <text:p>20.077737103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777">
                <text:p>20.07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.0928269543524">
                <text:p>20.092826954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093">
                <text:p>20.1093</text:p>
              </table:table-cell>
              <table:table-cell office:value-type="float" office:value="20.0928">
                <text:p>20.09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.1079411250333">
                <text:p>20.107941125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079">
                <text:p>20.10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1230796389103">
                <text:p>20.123079638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62">
                <text:p>20.162</text:p>
              </table:table-cell>
              <table:table-cell office:value-type="float" office:value="20.1394">
                <text:p>20.1394</text:p>
              </table:table-cell>
              <table:table-cell office:value-type="float" office:value="20.1231">
                <text:p>20.12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1382425190608">
                <text:p>20.138242519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382">
                <text:p>20.13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1534297885662">
                <text:p>20.153429788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697">
                <text:p>20.1697</text:p>
              </table:table-cell>
              <table:table-cell office:value-type="float" office:value="20.1534">
                <text:p>20.1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1686414705121">
                <text:p>20.168641470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686">
                <text:p>20.16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1838775879883">
                <text:p>20.1838775879883</text:p>
              </table:table-cell>
              <table:table-cell office:value-type="float" office:value="NaN">
                <text:p>NaN</text:p>
              </table:table-cell>
              <table:table-cell office:value-type="float" office:value="20.2907">
                <text:p>20.2907</text:p>
              </table:table-cell>
              <table:table-cell office:value-type="float" office:value="20.2226">
                <text:p>20.2226</text:p>
              </table:table-cell>
              <table:table-cell office:value-type="float" office:value="20.2">
                <text:p>20.2</text:p>
              </table:table-cell>
              <table:table-cell office:value-type="float" office:value="20.1839">
                <text:p>20.18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1991381640887">
                <text:p>20.199138164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991">
                <text:p>20.1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2144232219116">
                <text:p>20.214423221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305">
                <text:p>20.2305</text:p>
              </table:table-cell>
              <table:table-cell office:value-type="float" office:value="20.2144">
                <text:p>20.21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2297327845592">
                <text:p>20.229732784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297">
                <text:p>20.22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2450668751382">
                <text:p>20.245066875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36">
                <text:p>20.2836</text:p>
              </table:table-cell>
              <table:table-cell office:value-type="float" office:value="20.261">
                <text:p>20.261</text:p>
              </table:table-cell>
              <table:table-cell office:value-type="float" office:value="20.2451">
                <text:p>20.24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2604255167595">
                <text:p>20.260425516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604">
                <text:p>20.26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2758087325381">
                <text:p>20.27580873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917">
                <text:p>20.2917</text:p>
              </table:table-cell>
              <table:table-cell office:value-type="float" office:value="20.2758">
                <text:p>20.27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2912165455933">
                <text:p>20.291216545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912">
                <text:p>20.29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306648979049">
                <text:p>20.306648979049</text:p>
              </table:table-cell>
              <table:table-cell office:value-type="float" office:value="20.5706">
                <text:p>20.5706</text:p>
              </table:table-cell>
              <table:table-cell office:value-type="float" office:value="20.4119">
                <text:p>20.4119</text:p>
              </table:table-cell>
              <table:table-cell office:value-type="float" office:value="20.345">
                <text:p>20.345</text:p>
              </table:table-cell>
              <table:table-cell office:value-type="float" office:value="20.3224">
                <text:p>20.3224</text:p>
              </table:table-cell>
              <table:table-cell office:value-type="float" office:value="20.3066">
                <text:p>20.30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3221060560326">
                <text:p>20.322106056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221">
                <text:p>20.32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3375877996764">
                <text:p>20.337587799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533">
                <text:p>20.3533</text:p>
              </table:table-cell>
              <table:table-cell office:value-type="float" office:value="20.3376">
                <text:p>20.33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353094233117">
                <text:p>20.35309423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531">
                <text:p>20.35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368625379495">
                <text:p>20.36862537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067">
                <text:p>20.4067</text:p>
              </table:table-cell>
              <table:table-cell office:value-type="float" office:value="20.3842">
                <text:p>20.3842</text:p>
              </table:table-cell>
              <table:table-cell office:value-type="float" office:value="20.3686">
                <text:p>20.36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3841812619556">
                <text:p>20.384181261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842">
                <text:p>20.3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3997619036482">
                <text:p>20.399761903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153">
                <text:p>20.4153</text:p>
              </table:table-cell>
              <table:table-cell office:value-type="float" office:value="20.3998">
                <text:p>20.39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4153673277265">
                <text:p>20.415367327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154">
                <text:p>20.41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.4309975573487">
                <text:p>20.4309975573487</text:p>
              </table:table-cell>
              <table:table-cell office:value-type="float" office:value="NaN">
                <text:p>NaN</text:p>
              </table:table-cell>
              <table:table-cell office:value-type="float" office:value="20.5346">
                <text:p>20.5346</text:p>
              </table:table-cell>
              <table:table-cell office:value-type="float" office:value="20.4689">
                <text:p>20.4689</text:p>
              </table:table-cell>
              <table:table-cell office:value-type="float" office:value="20.4464">
                <text:p>20.4464</text:p>
              </table:table-cell>
              <table:table-cell office:value-type="float" office:value="20.431">
                <text:p>20.4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.4466526156771">
                <text:p>20.446652615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67">
                <text:p>20.44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.4623325258787">
                <text:p>20.462332525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776">
                <text:p>20.4776</text:p>
              </table:table-cell>
              <table:table-cell office:value-type="float" office:value="20.4623">
                <text:p>20.46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.4780373111246">
                <text:p>20.478037311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78">
                <text:p>20.4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.4937669945906">
                <text:p>20.493766994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5">
                <text:p>20.5315</text:p>
              </table:table-cell>
              <table:table-cell office:value-type="float" office:value="20.509">
                <text:p>20.509</text:p>
              </table:table-cell>
              <table:table-cell office:value-type="float" office:value="20.4938">
                <text:p>20.49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.5095215994564">
                <text:p>20.509521599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095">
                <text:p>20.50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.5253011489067">
                <text:p>20.525301148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404">
                <text:p>20.5404</text:p>
              </table:table-cell>
              <table:table-cell office:value-type="float" office:value="20.5253">
                <text:p>20.5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.5411056661303">
                <text:p>20.541105666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411">
                <text:p>20.54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.5569351743204">
                <text:p>20.5569351743204</text:p>
              </table:table-cell>
              <table:table-cell office:value-type="float" office:value="20.8101">
                <text:p>20.8101</text:p>
              </table:table-cell>
              <table:table-cell office:value-type="float" office:value="20.6589">
                <text:p>20.6589</text:p>
              </table:table-cell>
              <table:table-cell office:value-type="float" office:value="20.5944">
                <text:p>20.5944</text:p>
              </table:table-cell>
              <table:table-cell office:value-type="float" office:value="20.572">
                <text:p>20.572</text:p>
              </table:table-cell>
              <table:table-cell office:value-type="float" office:value="20.5569">
                <text:p>20.55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.5727896966748">
                <text:p>20.572789696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728">
                <text:p>20.57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.5886692563956">
                <text:p>20.588669256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36">
                <text:p>20.6036</text:p>
              </table:table-cell>
              <table:table-cell office:value-type="float" office:value="20.5887">
                <text:p>20.58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.6045738766898">
                <text:p>20.604573876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46">
                <text:p>20.60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.6205035807682">
                <text:p>20.620503580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578">
                <text:p>20.6578</text:p>
              </table:table-cell>
              <table:table-cell office:value-type="float" office:value="20.6353">
                <text:p>20.6353</text:p>
              </table:table-cell>
              <table:table-cell office:value-type="float" office:value="20.6205">
                <text:p>20.62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.6364583918465">
                <text:p>20.636458391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365">
                <text:p>20.63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.6524383331449">
                <text:p>20.652438333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672">
                <text:p>20.6672</text:p>
              </table:table-cell>
              <table:table-cell office:value-type="float" office:value="20.6524">
                <text:p>20.65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.668443427888">
                <text:p>20.668443427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684">
                <text:p>20.66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.6844736993049">
                <text:p>20.6844736993049</text:p>
              </table:table-cell>
              <table:table-cell office:value-type="float" office:value="NaN">
                <text:p>NaN</text:p>
              </table:table-cell>
              <table:table-cell office:value-type="float" office:value="20.7849">
                <text:p>20.7849</text:p>
              </table:table-cell>
              <table:table-cell office:value-type="float" office:value="20.7215">
                <text:p>20.7215</text:p>
              </table:table-cell>
              <table:table-cell office:value-type="float" office:value="20.6991">
                <text:p>20.6991</text:p>
              </table:table-cell>
              <table:table-cell office:value-type="float" office:value="20.6845">
                <text:p>20.68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.7005291706293">
                <text:p>20.700529170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005">
                <text:p>20.70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.7166098650993">
                <text:p>20.716609865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12">
                <text:p>20.7312</text:p>
              </table:table-cell>
              <table:table-cell office:value-type="float" office:value="20.7166">
                <text:p>20.71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.7327158059579">
                <text:p>20.7327158059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27">
                <text:p>20.73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.7488470164521">
                <text:p>20.748847016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857">
                <text:p>20.7857</text:p>
              </table:table-cell>
              <table:table-cell office:value-type="float" office:value="20.7633">
                <text:p>20.7633</text:p>
              </table:table-cell>
              <table:table-cell office:value-type="float" office:value="20.7488">
                <text:p>20.74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.7650035198341">
                <text:p>20.7650035198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5">
                <text:p>20.7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.7811853393601">
                <text:p>20.781185339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955">
                <text:p>20.7955</text:p>
              </table:table-cell>
              <table:table-cell office:value-type="float" office:value="20.7812">
                <text:p>20.78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.7973924982913">
                <text:p>20.797392498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974">
                <text:p>20.79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.8136250198933">
                <text:p>20.8136250198933</text:p>
              </table:table-cell>
              <table:table-cell office:value-type="float" office:value="21.0554">
                <text:p>21.0554</text:p>
              </table:table-cell>
              <table:table-cell office:value-type="float" office:value="20.9124">
                <text:p>20.9124</text:p>
              </table:table-cell>
              <table:table-cell office:value-type="float" office:value="20.8503">
                <text:p>20.8503</text:p>
              </table:table-cell>
              <table:table-cell office:value-type="float" office:value="20.8279">
                <text:p>20.8279</text:p>
              </table:table-cell>
              <table:table-cell office:value-type="float" office:value="20.8136">
                <text:p>20.81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.8298829274361">
                <text:p>20.829882927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299">
                <text:p>20.82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.846166244195">
                <text:p>20.84616624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603">
                <text:p>20.8603</text:p>
              </table:table-cell>
              <table:table-cell office:value-type="float" office:value="20.8462">
                <text:p>20.84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.8624749934492">
                <text:p>20.862474993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625">
                <text:p>20.8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.8788091984828">
                <text:p>20.878809198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153">
                <text:p>20.9153</text:p>
              </table:table-cell>
              <table:table-cell office:value-type="float" office:value="20.8929">
                <text:p>20.8929</text:p>
              </table:table-cell>
              <table:table-cell office:value-type="float" office:value="20.8788">
                <text:p>20.87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.8951688825849">
                <text:p>20.895168882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52">
                <text:p>20.89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.9115540690484">
                <text:p>20.911554069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255">
                <text:p>20.9255</text:p>
              </table:table-cell>
              <table:table-cell office:value-type="float" office:value="20.9116">
                <text:p>20.91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.9279647811718">
                <text:p>20.927964781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28">
                <text:p>20.9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.9444010422577">
                <text:p>20.9444010422577</text:p>
              </table:table-cell>
              <table:table-cell office:value-type="float" office:value="NaN">
                <text:p>NaN</text:p>
              </table:table-cell>
              <table:table-cell office:value-type="float" office:value="21.0417">
                <text:p>21.0417</text:p>
              </table:table-cell>
              <table:table-cell office:value-type="float" office:value="20.9806">
                <text:p>20.9806</text:p>
              </table:table-cell>
              <table:table-cell office:value-type="float" office:value="20.9583">
                <text:p>20.9583</text:p>
              </table:table-cell>
              <table:table-cell office:value-type="float" office:value="20.9444">
                <text:p>20.94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.9608628756135">
                <text:p>20.960862875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609">
                <text:p>20.96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.9773503045514">
                <text:p>20.977350304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911">
                <text:p>20.9911</text:p>
              </table:table-cell>
              <table:table-cell office:value-type="float" office:value="20.9774">
                <text:p>20.97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.9938633523881">
                <text:p>20.993863352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939">
                <text:p>20.99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.0104020424452">
                <text:p>21.010402042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64">
                <text:p>21.0464</text:p>
              </table:table-cell>
              <table:table-cell office:value-type="float" office:value="21.0241">
                <text:p>21.0241</text:p>
              </table:table-cell>
              <table:table-cell office:value-type="float" office:value="21.0104">
                <text:p>21.01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.026966398049">
                <text:p>21.02696639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27">
                <text:p>21.0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.0435564425305">
                <text:p>21.043556442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572">
                <text:p>21.0572</text:p>
              </table:table-cell>
              <table:table-cell office:value-type="float" office:value="21.0436">
                <text:p>21.04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.0601721992254">
                <text:p>21.060172199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602">
                <text:p>21.06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.0768136914746">
                <text:p>21.0768136914746</text:p>
              </table:table-cell>
              <table:table-cell office:value-type="float" office:value="21.3077">
                <text:p>21.3077</text:p>
              </table:table-cell>
              <table:table-cell office:value-type="float" office:value="21.1726">
                <text:p>21.1726</text:p>
              </table:table-cell>
              <table:table-cell office:value-type="float" office:value="21.1127">
                <text:p>21.1127</text:p>
              </table:table-cell>
              <table:table-cell office:value-type="float" office:value="21.0903">
                <text:p>21.0903</text:p>
              </table:table-cell>
              <table:table-cell office:value-type="float" office:value="21.0768">
                <text:p>21.07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.0934809426231">
                <text:p>21.093480942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935">
                <text:p>21.09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.1101739760212">
                <text:p>21.110173976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236">
                <text:p>21.1236</text:p>
              </table:table-cell>
              <table:table-cell office:value-type="float" office:value="21.1102">
                <text:p>21.11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.1268928150238">
                <text:p>21.126892815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269">
                <text:p>21.12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.1436374829905">
                <text:p>21.14363748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793">
                <text:p>21.1793</text:p>
              </table:table-cell>
              <table:table-cell office:value-type="float" office:value="21.157">
                <text:p>21.157</text:p>
              </table:table-cell>
              <table:table-cell office:value-type="float" office:value="21.1436">
                <text:p>21.14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.1604080032851">
                <text:p>21.160408003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604">
                <text:p>21.16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.1772043992765">
                <text:p>21.177204399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904">
                <text:p>21.1904</text:p>
              </table:table-cell>
              <table:table-cell office:value-type="float" office:value="21.1772">
                <text:p>21.17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.1940266943377">
                <text:p>21.19402669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94">
                <text:p>21.1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.2108749118465">
                <text:p>21.2108749118465</text:p>
              </table:table-cell>
              <table:table-cell office:value-type="float" office:value="NaN">
                <text:p>NaN</text:p>
              </table:table-cell>
              <table:table-cell office:value-type="float" office:value="21.3051">
                <text:p>21.3051</text:p>
              </table:table-cell>
              <table:table-cell office:value-type="float" office:value="21.2463">
                <text:p>21.2463</text:p>
              </table:table-cell>
              <table:table-cell office:value-type="float" office:value="21.224">
                <text:p>21.224</text:p>
              </table:table-cell>
              <table:table-cell office:value-type="float" office:value="21.2109">
                <text:p>21.21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.2277490751858">
                <text:p>21.227749075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277">
                <text:p>21.22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.2446492077436">
                <text:p>21.244649207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577">
                <text:p>21.2577</text:p>
              </table:table-cell>
              <table:table-cell office:value-type="float" office:value="21.2446">
                <text:p>21.24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.2615753329143">
                <text:p>21.261575332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616">
                <text:p>21.26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.2785274740989">
                <text:p>21.278527474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138">
                <text:p>21.3138</text:p>
              </table:table-cell>
              <table:table-cell office:value-type="float" office:value="21.2915">
                <text:p>21.2915</text:p>
              </table:table-cell>
              <table:table-cell office:value-type="float" office:value="21.2785">
                <text:p>21.27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.2955056547051">
                <text:p>21.295505654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955">
                <text:p>21.29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.3125098981475">
                <text:p>21.312509898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254">
                <text:p>21.3254</text:p>
              </table:table-cell>
              <table:table-cell office:value-type="float" office:value="21.3125">
                <text:p>21.3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.3295402278461">
                <text:p>21.329540227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295">
                <text:p>21.32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.346596667222">
                <text:p>21.346596667222</text:p>
              </table:table-cell>
              <table:table-cell office:value-type="float" office:value="21.57">
                <text:p>21.57</text:p>
              </table:table-cell>
              <table:table-cell office:value-type="float" office:value="21.4391">
                <text:p>21.4391</text:p>
              </table:table-cell>
              <table:table-cell office:value-type="float" office:value="21.3816">
                <text:p>21.3816</text:p>
              </table:table-cell>
              <table:table-cell office:value-type="float" office:value="21.3594">
                <text:p>21.3594</text:p>
              </table:table-cell>
              <table:table-cell office:value-type="float" office:value="21.3466">
                <text:p>21.34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.3636792396944">
                <text:p>21.363679239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637">
                <text:p>21.36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.3807879686744">
                <text:p>21.380787968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35">
                <text:p>21.3935</text:p>
              </table:table-cell>
              <table:table-cell office:value-type="float" office:value="21.3808">
                <text:p>21.38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.3979228775617">
                <text:p>21.397922877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79">
                <text:p>21.39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.415083989747">
                <text:p>21.41508398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499">
                <text:p>21.4499</text:p>
              </table:table-cell>
              <table:table-cell office:value-type="float" office:value="21.4277">
                <text:p>21.4277</text:p>
              </table:table-cell>
              <table:table-cell office:value-type="float" office:value="21.4151">
                <text:p>21.41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.4322713286223">
                <text:p>21.432271328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323">
                <text:p>21.43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.449484917606">
                <text:p>21.44948491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21.4495">
                <text:p>21.44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.46672478018">
                <text:p>21.4667247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67">
                <text:p>21.4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.4839909399315">
                <text:p>21.4839909399315</text:p>
              </table:table-cell>
              <table:table-cell office:value-type="float" office:value="NaN">
                <text:p>NaN</text:p>
              </table:table-cell>
              <table:table-cell office:value-type="float" office:value="21.5745">
                <text:p>21.5745</text:p>
              </table:table-cell>
              <table:table-cell office:value-type="float" office:value="21.5186">
                <text:p>21.5186</text:p>
              </table:table-cell>
              <table:table-cell office:value-type="float" office:value="21.4964">
                <text:p>21.4964</text:p>
              </table:table-cell>
              <table:table-cell office:value-type="float" office:value="21.484">
                <text:p>21.4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.5012834205799">
                <text:p>21.501283420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013">
                <text:p>21.50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.5186022459523">
                <text:p>21.518602245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309">
                <text:p>21.5309</text:p>
              </table:table-cell>
              <table:table-cell office:value-type="float" office:value="21.5186">
                <text:p>21.51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.5359474398695">
                <text:p>21.535947439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359">
                <text:p>21.53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.5533190259082">
                <text:p>21.553319025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878">
                <text:p>21.5878</text:p>
              </table:table-cell>
              <table:table-cell office:value-type="float" office:value="21.5655">
                <text:p>21.5655</text:p>
              </table:table-cell>
              <table:table-cell office:value-type="float" office:value="21.5533">
                <text:p>21.55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.5707170270588">
                <text:p>21.57071702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707">
                <text:p>21.57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.5881414653904">
                <text:p>21.588141465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003">
                <text:p>21.6003</text:p>
              </table:table-cell>
              <table:table-cell office:value-type="float" office:value="21.5881">
                <text:p>21.58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.6055923619785">
                <text:p>21.605592361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056">
                <text:p>21.60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.6230697374878">
                <text:p>21.6230697374878</text:p>
              </table:table-cell>
              <table:table-cell office:value-type="float" office:value="21.8433">
                <text:p>21.8433</text:p>
              </table:table-cell>
              <table:table-cell office:value-type="float" office:value="21.7118">
                <text:p>21.7118</text:p>
              </table:table-cell>
              <table:table-cell office:value-type="float" office:value="21.6574">
                <text:p>21.6574</text:p>
              </table:table-cell>
              <table:table-cell office:value-type="float" office:value="21.6351">
                <text:p>21.6351</text:p>
              </table:table-cell>
              <table:table-cell office:value-type="float" office:value="21.6231">
                <text:p>21.62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.6405736138137">
                <text:p>21.640573613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06">
                <text:p>21.64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.6581040168836">
                <text:p>21.65810401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7">
                <text:p>21.67</text:p>
              </table:table-cell>
              <table:table-cell office:value-type="float" office:value="21.6581">
                <text:p>21.65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.6756609798541">
                <text:p>21.675660979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757">
                <text:p>21.67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.6932445444432">
                <text:p>21.693244544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273">
                <text:p>21.7273</text:p>
              </table:table-cell>
              <table:table-cell office:value-type="float" office:value="21.7051">
                <text:p>21.7051</text:p>
              </table:table-cell>
              <table:table-cell office:value-type="float" office:value="21.6932">
                <text:p>21.69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.7108547563697">
                <text:p>21.710854756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09">
                <text:p>21.71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.7284916502135">
                <text:p>21.728491650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402">
                <text:p>21.7402</text:p>
              </table:table-cell>
              <table:table-cell office:value-type="float" office:value="21.7285">
                <text:p>21.72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.7461552221807">
                <text:p>21.746155222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462">
                <text:p>21.74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.7638453999448">
                <text:p>21.7638453999448</text:p>
              </table:table-cell>
              <table:table-cell office:value-type="float" office:value="NaN">
                <text:p>NaN</text:p>
              </table:table-cell>
              <table:table-cell office:value-type="float" office:value="21.8526">
                <text:p>21.8526</text:p>
              </table:table-cell>
              <table:table-cell office:value-type="float" office:value="21.7975">
                <text:p>21.7975</text:p>
              </table:table-cell>
              <table:table-cell office:value-type="float" office:value="21.7755">
                <text:p>21.7755</text:p>
              </table:table-cell>
              <table:table-cell office:value-type="float" office:value="21.7638">
                <text:p>21.76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.7815620390677">
                <text:p>21.781562039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816">
                <text:p>21.78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.799304999503">
                <text:p>21.79930499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109">
                <text:p>21.8109</text:p>
              </table:table-cell>
              <table:table-cell office:value-type="float" office:value="21.7993">
                <text:p>21.79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.8170743581264">
                <text:p>21.817074358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171">
                <text:p>21.81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.8348707386459">
                <text:p>21.834870738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682">
                <text:p>21.8682</text:p>
              </table:table-cell>
              <table:table-cell office:value-type="float" office:value="21.8463">
                <text:p>21.8463</text:p>
              </table:table-cell>
              <table:table-cell office:value-type="float" office:value="21.8349">
                <text:p>21.83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.8526955120877">
                <text:p>21.852695512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527">
                <text:p>21.85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.8705502207811">
                <text:p>21.870550220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818">
                <text:p>21.8818</text:p>
              </table:table-cell>
              <table:table-cell office:value-type="float" office:value="21.8706">
                <text:p>21.87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.8884342812264">
                <text:p>21.888434281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884">
                <text:p>21.88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.9063408533541">
                <text:p>21.9063408533541</text:p>
              </table:table-cell>
              <table:table-cell office:value-type="float" office:value="22.0912">
                <text:p>22.0912</text:p>
              </table:table-cell>
              <table:table-cell office:value-type="float" office:value="21.9972">
                <text:p>21.9972</text:p>
              </table:table-cell>
              <table:table-cell office:value-type="float" office:value="21.9402">
                <text:p>21.9402</text:p>
              </table:table-cell>
              <table:table-cell office:value-type="float" office:value="21.9175">
                <text:p>21.9175</text:p>
              </table:table-cell>
              <table:table-cell office:value-type="float" office:value="21.9063">
                <text:p>21.90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.9242549364414">
                <text:p>21.924254936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43">
                <text:p>21.92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.9421674521193">
                <text:p>21.942167452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36">
                <text:p>21.9536</text:p>
              </table:table-cell>
              <table:table-cell office:value-type="float" office:value="21.9422">
                <text:p>21.94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.9601275366243">
                <text:p>21.960127536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601">
                <text:p>21.96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.9783112084254">
                <text:p>21.978311208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136">
                <text:p>22.0136</text:p>
              </table:table-cell>
              <table:table-cell office:value-type="float" office:value="21.9904">
                <text:p>21.9904</text:p>
              </table:table-cell>
              <table:table-cell office:value-type="float" office:value="21.9783">
                <text:p>21.97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.9967771561247">
                <text:p>21.996777156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968">
                <text:p>21.99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.0133070390428">
                <text:p>22.013307039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233">
                <text:p>22.0233</text:p>
              </table:table-cell>
              <table:table-cell office:value-type="float" office:value="22.0133">
                <text:p>22.01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.0204004351943">
                <text:p>22.020400435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204">
                <text:p>22.02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2.025557802636">
                <text:p>22.025557802636</text:p>
              </table:table-cell>
              <table:table-cell office:value-type="float" office:value="NaN">
                <text:p>NaN</text:p>
              </table:table-cell>
              <table:table-cell office:value-type="float" office:value="22.1266">
                <text:p>22.1266</text:p>
              </table:table-cell>
              <table:table-cell office:value-type="float" office:value="22.0794">
                <text:p>22.0794</text:p>
              </table:table-cell>
              <table:table-cell office:value-type="float" office:value="22.0375">
                <text:p>22.0375</text:p>
              </table:table-cell>
              <table:table-cell office:value-type="float" office:value="22.0256">
                <text:p>22.02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2.0309975181186">
                <text:p>22.030997518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31">
                <text:p>22.0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.0366609291117">
                <text:p>22.036660929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479">
                <text:p>22.0479</text:p>
              </table:table-cell>
              <table:table-cell office:value-type="float" office:value="22.0367">
                <text:p>22.03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.0423720532174">
                <text:p>22.042372053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424">
                <text:p>22.04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.0480817902708">
                <text:p>22.048081790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065">
                <text:p>22.1065</text:p>
              </table:table-cell>
              <table:table-cell office:value-type="float" office:value="22.0588">
                <text:p>22.0588</text:p>
              </table:table-cell>
              <table:table-cell office:value-type="float" office:value="22.0481">
                <text:p>22.04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.0537992547129">
                <text:p>22.053799254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38">
                <text:p>22.05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2.0595394833378">
                <text:p>22.05953948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03">
                <text:p>22.0703</text:p>
              </table:table-cell>
              <table:table-cell office:value-type="float" office:value="22.0595">
                <text:p>22.05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2.0653093522873">
                <text:p>22.065309352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653">
                <text:p>22.06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.071109481133">
                <text:p>22.071109481133</text:p>
              </table:table-cell>
              <table:table-cell office:value-type="float" office:value="22.19">
                <text:p>22.19</text:p>
              </table:table-cell>
              <table:table-cell office:value-type="float" office:value="22.176">
                <text:p>22.176</text:p>
              </table:table-cell>
              <table:table-cell office:value-type="float" office:value="22.1258">
                <text:p>22.1258</text:p>
              </table:table-cell>
              <table:table-cell office:value-type="float" office:value="22.082">
                <text:p>22.082</text:p>
              </table:table-cell>
              <table:table-cell office:value-type="float" office:value="22.0711">
                <text:p>22.07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.0769383636175">
                <text:p>22.076938363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69">
                <text:p>22.07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.0827946647872">
                <text:p>22.08279466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37">
                <text:p>22.0937</text:p>
              </table:table-cell>
              <table:table-cell office:value-type="float" office:value="22.0828">
                <text:p>22.08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.0886777970067">
                <text:p>22.088677797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887">
                <text:p>22.08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.0945877194733">
                <text:p>22.094587719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67">
                <text:p>22.1467</text:p>
              </table:table-cell>
              <table:table-cell office:value-type="float" office:value="22.1054">
                <text:p>22.1054</text:p>
              </table:table-cell>
              <table:table-cell office:value-type="float" office:value="22.0946">
                <text:p>22.09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.1005246083058">
                <text:p>22.100524608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005">
                <text:p>22.10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.106488644016">
                <text:p>22.10648864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173">
                <text:p>22.1173</text:p>
              </table:table-cell>
              <table:table-cell office:value-type="float" office:value="22.1065">
                <text:p>22.10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.112479935004">
                <text:p>22.11247993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125">
                <text:p>22.11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.1184985211377">
                <text:p>22.1184985211377</text:p>
              </table:table-cell>
              <table:table-cell office:value-type="float" office:value="NaN">
                <text:p>NaN</text:p>
              </table:table-cell>
              <table:table-cell office:value-type="float" office:value="22.2102">
                <text:p>22.2102</text:p>
              </table:table-cell>
              <table:table-cell office:value-type="float" office:value="22.1688">
                <text:p>22.1688</text:p>
              </table:table-cell>
              <table:table-cell office:value-type="float" office:value="22.1293">
                <text:p>22.1293</text:p>
              </table:table-cell>
              <table:table-cell office:value-type="float" office:value="22.1185">
                <text:p>22.11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.1245444039109">
                <text:p>22.124544403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45">
                <text:p>22.12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.1306175736795">
                <text:p>22.130617573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14">
                <text:p>22.1414</text:p>
              </table:table-cell>
              <table:table-cell office:value-type="float" office:value="22.1306">
                <text:p>22.13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.1367180248004">
                <text:p>22.136718024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367">
                <text:p>22.13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.1428457601918">
                <text:p>22.142845760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14">
                <text:p>22.1914</text:p>
              </table:table-cell>
              <table:table-cell office:value-type="float" office:value="22.1536">
                <text:p>22.1536</text:p>
              </table:table-cell>
              <table:table-cell office:value-type="float" office:value="22.1428">
                <text:p>22.14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.1490007900022">
                <text:p>22.14900079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9">
                <text:p>22.1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.1551831284122">
                <text:p>22.155183128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59">
                <text:p>22.1659</text:p>
              </table:table-cell>
              <table:table-cell office:value-type="float" office:value="22.1552">
                <text:p>22.1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.1613927908334">
                <text:p>22.161392790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14">
                <text:p>22.16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.167629792267">
                <text:p>22.167629792267</text:p>
              </table:table-cell>
              <table:table-cell office:value-type="float" office:value="22.2631">
                <text:p>22.2631</text:p>
              </table:table-cell>
              <table:table-cell office:value-type="float" office:value="22.2483">
                <text:p>22.2483</text:p>
              </table:table-cell>
              <table:table-cell office:value-type="float" office:value="22.2144">
                <text:p>22.2144</text:p>
              </table:table-cell>
              <table:table-cell office:value-type="float" office:value="22.1783">
                <text:p>22.1783</text:p>
              </table:table-cell>
              <table:table-cell office:value-type="float" office:value="22.1676">
                <text:p>22.16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.1738941467213">
                <text:p>22.173894146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39">
                <text:p>22.17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.1801858672835">
                <text:p>22.180185867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08">
                <text:p>22.1908</text:p>
              </table:table-cell>
              <table:table-cell office:value-type="float" office:value="22.1802">
                <text:p>22.18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.1865049664553">
                <text:p>22.186504966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865">
                <text:p>22.18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.1928514564948">
                <text:p>22.192851456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377">
                <text:p>22.2377</text:p>
              </table:table-cell>
              <table:table-cell office:value-type="float" office:value="22.2035">
                <text:p>22.2035</text:p>
              </table:table-cell>
              <table:table-cell office:value-type="float" office:value="22.1929">
                <text:p>22.19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.1992253496537">
                <text:p>22.199225349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92">
                <text:p>22.19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.2056266582927">
                <text:p>22.205626658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62">
                <text:p>22.2162</text:p>
              </table:table-cell>
              <table:table-cell office:value-type="float" office:value="22.2056">
                <text:p>22.2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.2120553949051">
                <text:p>22.212055394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21">
                <text:p>22.21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.2185115720897">
                <text:p>22.2185115720897</text:p>
              </table:table-cell>
              <table:table-cell office:value-type="float" office:value="NaN">
                <text:p>NaN</text:p>
              </table:table-cell>
              <table:table-cell office:value-type="float" office:value="22.2899">
                <text:p>22.2899</text:p>
              </table:table-cell>
              <table:table-cell office:value-type="float" office:value="22.2614">
                <text:p>22.2614</text:p>
              </table:table-cell>
              <table:table-cell office:value-type="float" office:value="22.2291">
                <text:p>22.2291</text:p>
              </table:table-cell>
              <table:table-cell office:value-type="float" office:value="22.2185">
                <text:p>22.21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.2249952025099">
                <text:p>22.224995202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.2315062988556">
                <text:p>22.231506298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2">
                <text:p>22.242</text:p>
              </table:table-cell>
              <table:table-cell office:value-type="float" office:value="22.2315">
                <text:p>22.23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.2380448738192">
                <text:p>22.238044873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38">
                <text:p>22.2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.2446109400843">
                <text:p>22.244610940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56">
                <text:p>22.2856</text:p>
              </table:table-cell>
              <table:table-cell office:value-type="float" office:value="22.2551">
                <text:p>22.2551</text:p>
              </table:table-cell>
              <table:table-cell office:value-type="float" office:value="22.2446">
                <text:p>22.24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.2512045103238">
                <text:p>22.251204510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512">
                <text:p>22.25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.2578255972037">
                <text:p>22.25782559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683">
                <text:p>22.2683</text:p>
              </table:table-cell>
              <table:table-cell office:value-type="float" office:value="22.2578">
                <text:p>22.25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.2644742133879">
                <text:p>22.264474213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645">
                <text:p>22.26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.2711503715429">
                <text:p>22.2711503715429</text:p>
              </table:table-cell>
              <table:table-cell office:value-type="float" office:value="22.3472">
                <text:p>22.3472</text:p>
              </table:table-cell>
              <table:table-cell office:value-type="float" office:value="22.3335">
                <text:p>22.3335</text:p>
              </table:table-cell>
              <table:table-cell office:value-type="float" office:value="22.3102">
                <text:p>22.3102</text:p>
              </table:table-cell>
              <table:table-cell office:value-type="float" office:value="22.2816">
                <text:p>22.2816</text:p>
              </table:table-cell>
              <table:table-cell office:value-type="float" office:value="22.2712">
                <text:p>22.27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.2778540843413">
                <text:p>22.277854084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779">
                <text:p>22.27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.2845853644628">
                <text:p>22.284585364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95">
                <text:p>22.295</text:p>
              </table:table-cell>
              <table:table-cell office:value-type="float" office:value="22.2846">
                <text:p>22.28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291344224595">
                <text:p>22.29134422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913">
                <text:p>22.29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2981306774329">
                <text:p>22.298130677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353">
                <text:p>22.3353</text:p>
              </table:table-cell>
              <table:table-cell office:value-type="float" office:value="22.3085">
                <text:p>22.3085</text:p>
              </table:table-cell>
              <table:table-cell office:value-type="float" office:value="22.2981">
                <text:p>22.29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3049447356786">
                <text:p>22.304944735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049">
                <text:p>22.30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3117864120405">
                <text:p>22.311786412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22">
                <text:p>22.3222</text:p>
              </table:table-cell>
              <table:table-cell office:value-type="float" office:value="22.3118">
                <text:p>22.31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3186557192325">
                <text:p>22.318655719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187">
                <text:p>22.31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3255526699744">
                <text:p>22.3255526699744</text:p>
              </table:table-cell>
              <table:table-cell office:value-type="float" office:value="NaN">
                <text:p>NaN</text:p>
              </table:table-cell>
              <table:table-cell office:value-type="float" office:value="22.3785">
                <text:p>22.3785</text:p>
              </table:table-cell>
              <table:table-cell office:value-type="float" office:value="22.3608">
                <text:p>22.3608</text:p>
              </table:table-cell>
              <table:table-cell office:value-type="float" office:value="22.3359">
                <text:p>22.3359</text:p>
              </table:table-cell>
              <table:table-cell office:value-type="float" office:value="22.3256">
                <text:p>22.32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3324772769912">
                <text:p>22.3324772769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325">
                <text:p>22.33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3394295530132">
                <text:p>22.339429553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498">
                <text:p>22.3498</text:p>
              </table:table-cell>
              <table:table-cell office:value-type="float" office:value="22.3394">
                <text:p>22.33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3464095107766">
                <text:p>22.346409510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464">
                <text:p>22.34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534171630226">
                <text:p>22.353417163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67">
                <text:p>22.3867</text:p>
              </table:table-cell>
              <table:table-cell office:value-type="float" office:value="22.3637">
                <text:p>22.3637</text:p>
              </table:table-cell>
              <table:table-cell office:value-type="float" office:value="22.3534">
                <text:p>22.35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604525224979">
                <text:p>22.360452522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605">
                <text:p>22.36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75156019549">
                <text:p>22.367515601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78">
                <text:p>22.3778</text:p>
              </table:table-cell>
              <table:table-cell office:value-type="float" office:value="22.3675">
                <text:p>22.36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3746064141515">
                <text:p>22.374606414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46">
                <text:p>22.37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3817249718517">
                <text:p>22.3817249718517</text:p>
              </table:table-cell>
              <table:table-cell office:value-type="float" office:value="22.4419">
                <text:p>22.4419</text:p>
              </table:table-cell>
              <table:table-cell office:value-type="float" office:value="22.4252">
                <text:p>22.4252</text:p>
              </table:table-cell>
              <table:table-cell office:value-type="float" office:value="22.4131">
                <text:p>22.4131</text:p>
              </table:table-cell>
              <table:table-cell office:value-type="float" office:value="22.392">
                <text:p>22.392</text:p>
              </table:table-cell>
              <table:table-cell office:value-type="float" office:value="22.3817">
                <text:p>22.38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3888712878255">
                <text:p>22.388871287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89">
                <text:p>22.38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3960453748498">
                <text:p>22.396045374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063">
                <text:p>22.4063</text:p>
              </table:table-cell>
              <table:table-cell office:value-type="float" office:value="22.396">
                <text:p>22.3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4032472457085">
                <text:p>22.403247245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032">
                <text:p>22.40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4104769131931">
                <text:p>22.410476913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">
                <text:p>22.44</text:p>
              </table:table-cell>
              <table:table-cell office:value-type="float" office:value="22.4207">
                <text:p>22.4207</text:p>
              </table:table-cell>
              <table:table-cell office:value-type="float" office:value="22.4105">
                <text:p>22.41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4177343901021">
                <text:p>22.417734390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77">
                <text:p>22.41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4250196892402">
                <text:p>22.425019689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52">
                <text:p>22.4352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4323328234153">
                <text:p>22.432332823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23">
                <text:p>22.43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4396738054358">
                <text:p>22.4396738054358</text:p>
              </table:table-cell>
              <table:table-cell office:value-type="float" office:value="NaN">
                <text:p>NaN</text:p>
              </table:table-cell>
              <table:table-cell office:value-type="float" office:value="22.4735">
                <text:p>22.4735</text:p>
              </table:table-cell>
              <table:table-cell office:value-type="float" office:value="22.4673">
                <text:p>22.4673</text:p>
              </table:table-cell>
              <table:table-cell office:value-type="float" office:value="22.4498">
                <text:p>22.4498</text:p>
              </table:table-cell>
              <table:table-cell office:value-type="float" office:value="22.4397">
                <text:p>22.43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4470426481062">
                <text:p>22.447042648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7">
                <text:p>22.4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4544393642249">
                <text:p>22.454439364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46">
                <text:p>22.4646</text:p>
              </table:table-cell>
              <table:table-cell office:value-type="float" office:value="22.4544">
                <text:p>22.45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4618639665852">
                <text:p>22.461863966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19">
                <text:p>22.46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469316467984">
                <text:p>22.46931646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5">
                <text:p>22.495</text:p>
              </table:table-cell>
              <table:table-cell office:value-type="float" office:value="22.4794">
                <text:p>22.4794</text:p>
              </table:table-cell>
              <table:table-cell office:value-type="float" office:value="22.4693">
                <text:p>22.46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4767968812398">
                <text:p>22.476796881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68">
                <text:p>22.47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4843052192215">
                <text:p>22.484305219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44">
                <text:p>22.4944</text:p>
              </table:table-cell>
              <table:table-cell office:value-type="float" office:value="22.4843">
                <text:p>22.48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4918414948784">
                <text:p>22.491841494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18">
                <text:p>22.49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4994057212615">
                <text:p>22.4994057212615</text:p>
              </table:table-cell>
              <table:table-cell office:value-type="float" office:value="22.5461">
                <text:p>22.5461</text:p>
              </table:table-cell>
              <table:table-cell office:value-type="float" office:value="22.5235">
                <text:p>22.5235</text:p>
              </table:table-cell>
              <table:table-cell office:value-type="float" office:value="22.5232">
                <text:p>22.5232</text:p>
              </table:table-cell>
              <table:table-cell office:value-type="float" office:value="22.5095">
                <text:p>22.5095</text:p>
              </table:table-cell>
              <table:table-cell office:value-type="float" office:value="22.4994">
                <text:p>22.49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.5069979115049">
                <text:p>22.506997911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07">
                <text:p>22.5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.5146180787399">
                <text:p>22.514618078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46">
                <text:p>22.5246</text:p>
              </table:table-cell>
              <table:table-cell office:value-type="float" office:value="22.5146">
                <text:p>22.51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.5222662359169">
                <text:p>22.522266235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23">
                <text:p>22.52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.5299423955488">
                <text:p>22.529942395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19">
                <text:p>22.5519</text:p>
              </table:table-cell>
              <table:table-cell office:value-type="float" office:value="22.5399">
                <text:p>22.5399</text:p>
              </table:table-cell>
              <table:table-cell office:value-type="float" office:value="22.5299">
                <text:p>22.52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.5376465694597">
                <text:p>22.537646569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376">
                <text:p>22.53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.5453787687311">
                <text:p>22.545378768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54">
                <text:p>22.5554</text:p>
              </table:table-cell>
              <table:table-cell office:value-type="float" office:value="22.5454">
                <text:p>22.54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.5531390041379">
                <text:p>22.553139004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31">
                <text:p>22.55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.5609272873806">
                <text:p>22.5609272873806</text:p>
              </table:table-cell>
              <table:table-cell office:value-type="float" office:value="NaN">
                <text:p>NaN</text:p>
              </table:table-cell>
              <table:table-cell office:value-type="float" office:value="22.5754">
                <text:p>22.5754</text:p>
              </table:table-cell>
              <table:table-cell office:value-type="float" office:value="22.5809">
                <text:p>22.5809</text:p>
              </table:table-cell>
              <table:table-cell office:value-type="float" office:value="22.5709">
                <text:p>22.5709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.5687436331858">
                <text:p>22.568743633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687">
                <text:p>22.56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.5765880617044">
                <text:p>22.576588061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65">
                <text:p>22.5865</text:p>
              </table:table-cell>
              <table:table-cell office:value-type="float" office:value="22.5766">
                <text:p>22.57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.5844605995103">
                <text:p>22.584460599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45">
                <text:p>22.58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.59236127618">
                <text:p>22.5923612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03">
                <text:p>22.6103</text:p>
              </table:table-cell>
              <table:table-cell office:value-type="float" office:value="22.6023">
                <text:p>22.6023</text:p>
              </table:table-cell>
              <table:table-cell office:value-type="float" office:value="22.5924">
                <text:p>22.59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.6002901129387">
                <text:p>22.600290112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003">
                <text:p>22.60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.6082471022329">
                <text:p>22.608247102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81">
                <text:p>22.6181</text:p>
              </table:table-cell>
              <table:table-cell office:value-type="float" office:value="22.6082">
                <text:p>22.60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.616232185112">
                <text:p>22.61623218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62">
                <text:p>22.61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.6242452485438">
                <text:p>22.6242452485438</text:p>
              </table:table-cell>
              <table:table-cell office:value-type="float" office:value="22.6597">
                <text:p>22.6597</text:p>
              </table:table-cell>
              <table:table-cell office:value-type="float" office:value="22.6301">
                <text:p>22.6301</text:p>
              </table:table-cell>
              <table:table-cell office:value-type="float" office:value="22.6402">
                <text:p>22.6402</text:p>
              </table:table-cell>
              <table:table-cell office:value-type="float" office:value="22.6341">
                <text:p>22.6341</text:p>
              </table:table-cell>
              <table:table-cell office:value-type="float" office:value="22.6242">
                <text:p>22.62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.6322861827923">
                <text:p>22.632286182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323">
                <text:p>22.63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.6403550408153">
                <text:p>22.6403550408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502">
                <text:p>22.6502</text:p>
              </table:table-cell>
              <table:table-cell office:value-type="float" office:value="22.6404">
                <text:p>22.64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.6484522856967">
                <text:p>22.648452285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85">
                <text:p>22.64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.6565789410115">
                <text:p>22.656578941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712">
                <text:p>22.6712</text:p>
              </table:table-cell>
              <table:table-cell office:value-type="float" office:value="22.6663">
                <text:p>22.6663</text:p>
              </table:table-cell>
              <table:table-cell office:value-type="float" office:value="22.6566">
                <text:p>22.65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.6647361588143">
                <text:p>22.66473615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647">
                <text:p>22.66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.6729234967901">
                <text:p>22.672923496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826">
                <text:p>22.6826</text:p>
              </table:table-cell>
              <table:table-cell office:value-type="float" office:value="22.6729">
                <text:p>22.67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.6811358201988">
                <text:p>22.681135820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811">
                <text:p>22.68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.6893618738123">
                <text:p>22.6893618738123</text:p>
              </table:table-cell>
              <table:table-cell office:value-type="float" office:value="NaN">
                <text:p>NaN</text:p>
              </table:table-cell>
              <table:table-cell office:value-type="float" office:value="22.688">
                <text:p>22.688</text:p>
              </table:table-cell>
              <table:table-cell office:value-type="float" office:value="22.7033">
                <text:p>22.7033</text:p>
              </table:table-cell>
              <table:table-cell office:value-type="float" office:value="22.6993">
                <text:p>22.6993</text:p>
              </table:table-cell>
              <table:table-cell office:value-type="float" office:value="22.6894">
                <text:p>22.68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.6975948441705">
                <text:p>22.69759484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976">
                <text:p>22.69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.7058715787693">
                <text:p>22.705871578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4">
                <text:p>22.7164</text:p>
              </table:table-cell>
              <table:table-cell office:value-type="float" office:value="22.7059">
                <text:p>22.70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.7143240867814">
                <text:p>22.714324086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3">
                <text:p>22.71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.7229963799812">
                <text:p>22.722996379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02">
                <text:p>22.7302</text:p>
              </table:table-cell>
              <table:table-cell office:value-type="float" office:value="22.7308">
                <text:p>22.7308</text:p>
              </table:table-cell>
              <table:table-cell office:value-type="float" office:value="22.723">
                <text:p>22.7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.7302246981848">
                <text:p>22.730224698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02">
                <text:p>22.73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.7303837202306">
                <text:p>22.730383720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11">
                <text:p>22.7311</text:p>
              </table:table-cell>
              <table:table-cell office:value-type="float" office:value="22.7304">
                <text:p>22.73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.7290987849909">
                <text:p>22.729098784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91">
                <text:p>22.72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.7280336703608">
                <text:p>22.7280336703608</text:p>
              </table:table-cell>
              <table:table-cell office:value-type="float" office:value="22.7593">
                <text:p>22.7593</text:p>
              </table:table-cell>
              <table:table-cell office:value-type="float" office:value="22.7375">
                <text:p>22.7375</text:p>
              </table:table-cell>
              <table:table-cell office:value-type="float" office:value="22.7308">
                <text:p>22.7308</text:p>
              </table:table-cell>
              <table:table-cell office:value-type="float" office:value="22.7286">
                <text:p>22.7286</text:p>
              </table:table-cell>
              <table:table-cell office:value-type="float" office:value="22.728">
                <text:p>22.7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.7271443822768">
                <text:p>22.727144382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71">
                <text:p>22.72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.7262989292769">
                <text:p>22.726298929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5">
                <text:p>22.7265</text:p>
              </table:table-cell>
              <table:table-cell office:value-type="float" office:value="22.7263">
                <text:p>22.72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.7254604815763">
                <text:p>22.725460481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55">
                <text:p>22.72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.7246358703464">
                <text:p>22.724635870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3">
                <text:p>22.7263</text:p>
              </table:table-cell>
              <table:table-cell office:value-type="float" office:value="22.7249">
                <text:p>22.7249</text:p>
              </table:table-cell>
              <table:table-cell office:value-type="float" office:value="22.7246">
                <text:p>22.72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.7238363685264">
                <text:p>22.723836368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8">
                <text:p>22.72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.7230671285679">
                <text:p>22.723067128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4">
                <text:p>22.7234</text:p>
              </table:table-cell>
              <table:table-cell office:value-type="float" office:value="22.7231">
                <text:p>22.72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.7223286104972">
                <text:p>22.722328610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23">
                <text:p>22.72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.7216196799715">
                <text:p>22.7216196799715</text:p>
              </table:table-cell>
              <table:table-cell office:value-type="float" office:value="NaN">
                <text:p>NaN</text:p>
              </table:table-cell>
              <table:table-cell office:value-type="float" office:value="22.7394">
                <text:p>22.7394</text:p>
              </table:table-cell>
              <table:table-cell office:value-type="float" office:value="22.7229">
                <text:p>22.7229</text:p>
              </table:table-cell>
              <table:table-cell office:value-type="float" office:value="22.722">
                <text:p>22.722</text:p>
              </table:table-cell>
              <table:table-cell office:value-type="float" office:value="22.7216">
                <text:p>22.72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.7209393311276">
                <text:p>22.720939331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9">
                <text:p>22.72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.7202871185935">
                <text:p>22.720287118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7">
                <text:p>22.7207</text:p>
              </table:table-cell>
              <table:table-cell office:value-type="float" office:value="22.7203">
                <text:p>22.72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.7196630071236">
                <text:p>22.719663007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97">
                <text:p>22.71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.7190671241664">
                <text:p>22.719067124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5">
                <text:p>22.7205</text:p>
              </table:table-cell>
              <table:table-cell office:value-type="float" office:value="22.7195">
                <text:p>22.7195</text:p>
              </table:table-cell>
              <table:table-cell office:value-type="float" office:value="22.7191">
                <text:p>22.71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.7184996004666">
                <text:p>22.718499600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5">
                <text:p>22.71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.7179605126877">
                <text:p>22.717960512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4">
                <text:p>22.7184</text:p>
              </table:table-cell>
              <table:table-cell office:value-type="float" office:value="22.718">
                <text:p>22.7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.7174498860965">
                <text:p>22.7174498860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4">
                <text:p>22.71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.7169677171814">
                <text:p>22.7169677171814</text:p>
              </table:table-cell>
              <table:table-cell office:value-type="float" office:value="22.7651">
                <text:p>22.7651</text:p>
              </table:table-cell>
              <table:table-cell office:value-type="float" office:value="22.733">
                <text:p>22.733</text:p>
              </table:table-cell>
              <table:table-cell office:value-type="float" office:value="22.7187">
                <text:p>22.7187</text:p>
              </table:table-cell>
              <table:table-cell office:value-type="float" office:value="22.7174">
                <text:p>22.7174</text:p>
              </table:table-cell>
              <table:table-cell office:value-type="float" office:value="22.717">
                <text:p>22.7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.7165139940795">
                <text:p>22.716513994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5">
                <text:p>22.71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2.7160887079309">
                <text:p>22.716088707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5">
                <text:p>22.7165</text:p>
              </table:table-cell>
              <table:table-cell office:value-type="float" office:value="22.7161">
                <text:p>22.71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.7156918562993">
                <text:p>22.715691856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7">
                <text:p>22.71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.7153234421727">
                <text:p>22.715323442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2">
                <text:p>22.7172</text:p>
              </table:table-cell>
              <table:table-cell office:value-type="float" office:value="22.7158">
                <text:p>22.7158</text:p>
              </table:table-cell>
              <table:table-cell office:value-type="float" office:value="22.7153">
                <text:p>22.71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.714983471566">
                <text:p>22.71498347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2.7146719514195">
                <text:p>22.714671951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2">
                <text:p>22.7152</text:p>
              </table:table-cell>
              <table:table-cell office:value-type="float" office:value="22.7147">
                <text:p>22.71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.7143888883682">
                <text:p>22.714388888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4">
                <text:p>22.71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.714134288304">
                <text:p>22.714134288304</text:p>
              </table:table-cell>
              <table:table-cell office:value-type="float" office:value="NaN">
                <text:p>NaN</text:p>
              </table:table-cell>
              <table:table-cell office:value-type="float" office:value="22.7296">
                <text:p>22.7296</text:p>
              </table:table-cell>
              <table:table-cell office:value-type="float" office:value="22.7161">
                <text:p>22.7161</text:p>
              </table:table-cell>
              <table:table-cell office:value-type="float" office:value="22.7146">
                <text:p>22.7146</text:p>
              </table:table-cell>
              <table:table-cell office:value-type="float" office:value="22.7141">
                <text:p>22.71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2.713908156431">
                <text:p>22.71390815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9">
                <text:p>22.713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.7137104975159">
                <text:p>22.713710497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2">
                <text:p>22.7142</text:p>
              </table:table-cell>
              <table:table-cell office:value-type="float" office:value="22.7137">
                <text:p>22.71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.7135413161453">
                <text:p>22.713541316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5">
                <text:p>22.71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7134006169031">
                <text:p>22.713400616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5">
                <text:p>22.7155</text:p>
              </table:table-cell>
              <table:table-cell office:value-type="float" office:value="22.7139">
                <text:p>22.7139</text:p>
              </table:table-cell>
              <table:table-cell office:value-type="float" office:value="22.7134">
                <text:p>22.7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7132884044575">
                <text:p>22.713288404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3">
                <text:p>22.71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7132046835779">
                <text:p>22.713204683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7">
                <text:p>22.7137</text:p>
              </table:table-cell>
              <table:table-cell office:value-type="float" office:value="22.7132">
                <text:p>22.71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7131494591158">
                <text:p>22.713149459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1">
                <text:p>22.71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7131227359726">
                <text:p>22.7131227359726</text:p>
              </table:table-cell>
              <table:table-cell office:value-type="float" office:value="22.7572">
                <text:p>22.7572</text:p>
              </table:table-cell>
              <table:table-cell office:value-type="float" office:value="22.7292">
                <text:p>22.7292</text:p>
              </table:table-cell>
              <table:table-cell office:value-type="float" office:value="22.7153">
                <text:p>22.7153</text:p>
              </table:table-cell>
              <table:table-cell office:value-type="float" office:value="22.7137">
                <text:p>22.7137</text:p>
              </table:table-cell>
              <table:table-cell office:value-type="float" office:value="22.7131">
                <text:p>22.71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7131245190728">
                <text:p>22.713124519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1">
                <text:p>22.71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7131548133442">
                <text:p>22.713154813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7">
                <text:p>22.7137</text:p>
              </table:table-cell>
              <table:table-cell office:value-type="float" office:value="22.7132">
                <text:p>22.71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7132136237108">
                <text:p>22.713213623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2">
                <text:p>22.71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7133009550908">
                <text:p>22.713300955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6">
                <text:p>22.7156</text:p>
              </table:table-cell>
              <table:table-cell office:value-type="float" office:value="22.7139">
                <text:p>22.7139</text:p>
              </table:table-cell>
              <table:table-cell office:value-type="float" office:value="22.7133">
                <text:p>22.71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7134168123995">
                <text:p>22.713416812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4">
                <text:p>22.71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7135612005526">
                <text:p>22.713561200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1">
                <text:p>22.7141</text:p>
              </table:table-cell>
              <table:table-cell office:value-type="float" office:value="22.7136">
                <text:p>22.71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7137341244706">
                <text:p>22.713734124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7">
                <text:p>22.71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7139355890804">
                <text:p>22.7139355890804</text:p>
              </table:table-cell>
              <table:table-cell office:value-type="float" office:value="NaN">
                <text:p>NaN</text:p>
              </table:table-cell>
              <table:table-cell office:value-type="float" office:value="22.7307">
                <text:p>22.7307</text:p>
              </table:table-cell>
              <table:table-cell office:value-type="float" office:value="22.7164">
                <text:p>22.7164</text:p>
              </table:table-cell>
              <table:table-cell office:value-type="float" office:value="22.7145">
                <text:p>22.7145</text:p>
              </table:table-cell>
              <table:table-cell office:value-type="float" office:value="22.7139">
                <text:p>22.71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7141655993166">
                <text:p>22.714165599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2">
                <text:p>22.71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7144241601224">
                <text:p>22.714424160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">
                <text:p>22.715</text:p>
              </table:table-cell>
              <table:table-cell office:value-type="float" office:value="22.7144">
                <text:p>22.71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7147112764482">
                <text:p>22.714711276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7">
                <text:p>22.71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7150269532527">
                <text:p>22.715026953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6">
                <text:p>22.7176</text:p>
              </table:table-cell>
              <table:table-cell office:value-type="float" office:value="22.7157">
                <text:p>22.7157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7153711955009">
                <text:p>22.715371195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4">
                <text:p>22.71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7157440081647">
                <text:p>22.71574400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4">
                <text:p>22.7164</text:p>
              </table:table-cell>
              <table:table-cell office:value-type="float" office:value="22.7157">
                <text:p>22.71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7161453962225">
                <text:p>22.716145396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1">
                <text:p>22.71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7165753646591">
                <text:p>22.7165753646591</text:p>
              </table:table-cell>
              <table:table-cell office:value-type="float" office:value="22.7595">
                <text:p>22.7595</text:p>
              </table:table-cell>
              <table:table-cell office:value-type="float" office:value="22.7338">
                <text:p>22.7338</text:p>
              </table:table-cell>
              <table:table-cell office:value-type="float" office:value="22.7193">
                <text:p>22.7193</text:p>
              </table:table-cell>
              <table:table-cell office:value-type="float" office:value="22.7172">
                <text:p>22.7172</text:p>
              </table:table-cell>
              <table:table-cell office:value-type="float" office:value="22.7166">
                <text:p>22.71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7170339184655">
                <text:p>22.717033918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">
                <text:p>22.7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7175210626391">
                <text:p>22.717521062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2">
                <text:p>22.7182</text:p>
              </table:table-cell>
              <table:table-cell office:value-type="float" office:value="22.7175">
                <text:p>22.71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7180368021841">
                <text:p>22.718036802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">
                <text:p>22.7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718581142111">
                <text:p>22.71858114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14">
                <text:p>22.7214</text:p>
              </table:table-cell>
              <table:table-cell office:value-type="float" office:value="22.7193">
                <text:p>22.7193</text:p>
              </table:table-cell>
              <table:table-cell office:value-type="float" office:value="22.7186">
                <text:p>22.71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719154087437">
                <text:p>22.71915408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92">
                <text:p>22.7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7197556431859">
                <text:p>22.719755643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5">
                <text:p>22.7205</text:p>
              </table:table-cell>
              <table:table-cell office:value-type="float" office:value="22.7198">
                <text:p>22.71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7203858143883">
                <text:p>22.72038581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4">
                <text:p>22.72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7210446060812">
                <text:p>22.7210446060812</text:p>
              </table:table-cell>
              <table:table-cell office:value-type="float" office:value="NaN">
                <text:p>NaN</text:p>
              </table:table-cell>
              <table:table-cell office:value-type="float" office:value="22.7387">
                <text:p>22.7387</text:p>
              </table:table-cell>
              <table:table-cell office:value-type="float" office:value="22.724">
                <text:p>22.724</text:p>
              </table:table-cell>
              <table:table-cell office:value-type="float" office:value="22.7218">
                <text:p>22.7218</text:p>
              </table:table-cell>
              <table:table-cell office:value-type="float" office:value="22.721">
                <text:p>22.7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7217320233087">
                <text:p>22.721732023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17">
                <text:p>22.7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7224480711211">
                <text:p>22.722448071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2">
                <text:p>22.7232</text:p>
              </table:table-cell>
              <table:table-cell office:value-type="float" office:value="22.7224">
                <text:p>22.72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7231927545757">
                <text:p>22.723192754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2">
                <text:p>22.72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7239660787361">
                <text:p>22.723966078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71">
                <text:p>22.7271</text:p>
              </table:table-cell>
              <table:table-cell office:value-type="float" office:value="22.7247">
                <text:p>22.7247</text:p>
              </table:table-cell>
              <table:table-cell office:value-type="float" office:value="22.724">
                <text:p>22.7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7247680486729">
                <text:p>22.724768048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48">
                <text:p>22.72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7255986694634">
                <text:p>22.725598669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3">
                <text:p>22.7263</text:p>
              </table:table-cell>
              <table:table-cell office:value-type="float" office:value="22.7256">
                <text:p>22.72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7264579461915">
                <text:p>22.726457946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5">
                <text:p>22.72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7273458839475">
                <text:p>22.7273458839475</text:p>
              </table:table-cell>
              <table:table-cell office:value-type="float" office:value="22.7712">
                <text:p>22.7712</text:p>
              </table:table-cell>
              <table:table-cell office:value-type="float" office:value="22.7454">
                <text:p>22.7454</text:p>
              </table:table-cell>
              <table:table-cell office:value-type="float" office:value="22.7306">
                <text:p>22.7306</text:p>
              </table:table-cell>
              <table:table-cell office:value-type="float" office:value="22.7281">
                <text:p>22.7281</text:p>
              </table:table-cell>
              <table:table-cell office:value-type="float" office:value="22.7273">
                <text:p>22.72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7282624878289">
                <text:p>22.728262487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83">
                <text:p>22.7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7292077629396">
                <text:p>22.729207762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">
                <text:p>22.73</text:p>
              </table:table-cell>
              <table:table-cell office:value-type="float" office:value="22.7292">
                <text:p>22.72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7301817143903">
                <text:p>22.73018171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02">
                <text:p>22.73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7311843472984">
                <text:p>22.731184347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45">
                <text:p>22.7345</text:p>
              </table:table-cell>
              <table:table-cell office:value-type="float" office:value="22.732">
                <text:p>22.732</text:p>
              </table:table-cell>
              <table:table-cell office:value-type="float" office:value="22.7312">
                <text:p>22.73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7322156667882">
                <text:p>22.732215666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22">
                <text:p>22.73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7332756779904">
                <text:p>22.733275677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41">
                <text:p>22.7341</text:p>
              </table:table-cell>
              <table:table-cell office:value-type="float" office:value="22.7333">
                <text:p>22.73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7343643860428">
                <text:p>22.734364386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44">
                <text:p>22.73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7354817960898">
                <text:p>22.7354817960898</text:p>
              </table:table-cell>
              <table:table-cell office:value-type="float" office:value="NaN">
                <text:p>NaN</text:p>
              </table:table-cell>
              <table:table-cell office:value-type="float" office:value="22.7539">
                <text:p>22.7539</text:p>
              </table:table-cell>
              <table:table-cell office:value-type="float" office:value="22.7389">
                <text:p>22.7389</text:p>
              </table:table-cell>
              <table:table-cell office:value-type="float" office:value="22.7363">
                <text:p>22.7363</text:p>
              </table:table-cell>
              <table:table-cell office:value-type="float" office:value="22.7355">
                <text:p>22.73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7366279132824">
                <text:p>22.736627913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66">
                <text:p>22.73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7378027427788">
                <text:p>22.737802742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86">
                <text:p>22.7386</text:p>
              </table:table-cell>
              <table:table-cell office:value-type="float" office:value="22.7378">
                <text:p>22.73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7390062897436">
                <text:p>22.739006289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9">
                <text:p>22.7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7402385593482">
                <text:p>22.740238559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38">
                <text:p>22.7438</text:p>
              </table:table-cell>
              <table:table-cell office:value-type="float" office:value="22.7411">
                <text:p>22.7411</text:p>
              </table:table-cell>
              <table:table-cell office:value-type="float" office:value="22.7402">
                <text:p>22.74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741499556771">
                <text:p>22.74149955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15">
                <text:p>22.74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7427892871971">
                <text:p>22.742789287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36">
                <text:p>22.7436</text:p>
              </table:table-cell>
              <table:table-cell office:value-type="float" office:value="22.7428">
                <text:p>22.74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7441077558183">
                <text:p>22.744107755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41">
                <text:p>22.74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7454549678333">
                <text:p>22.7454549678333</text:p>
              </table:table-cell>
              <table:table-cell office:value-type="float" office:value="22.7904">
                <text:p>22.7904</text:p>
              </table:table-cell>
              <table:table-cell office:value-type="float" office:value="22.7643">
                <text:p>22.7643</text:p>
              </table:table-cell>
              <table:table-cell office:value-type="float" office:value="22.7492">
                <text:p>22.7492</text:p>
              </table:table-cell>
              <table:table-cell office:value-type="float" office:value="22.7463">
                <text:p>22.7463</text:p>
              </table:table-cell>
              <table:table-cell office:value-type="float" office:value="22.7455">
                <text:p>22.74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7468309284477">
                <text:p>22.746830928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68">
                <text:p>22.74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7482356428737">
                <text:p>22.748235642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91">
                <text:p>22.7491</text:p>
              </table:table-cell>
              <table:table-cell office:value-type="float" office:value="22.7482">
                <text:p>22.74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7496691163305">
                <text:p>22.749669116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97">
                <text:p>22.74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7511313540442">
                <text:p>22.751131354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5">
                <text:p>22.755</text:p>
              </table:table-cell>
              <table:table-cell office:value-type="float" office:value="22.752">
                <text:p>22.752</text:p>
              </table:table-cell>
              <table:table-cell office:value-type="float" office:value="22.7511">
                <text:p>22.75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7526223612476">
                <text:p>22.752622361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26">
                <text:p>22.75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7541421431804">
                <text:p>22.75414214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51">
                <text:p>22.7551</text:p>
              </table:table-cell>
              <table:table-cell office:value-type="float" office:value="22.7541">
                <text:p>22.75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755690705089">
                <text:p>22.75569070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57">
                <text:p>22.75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757268052227">
                <text:p>22.757268052227</text:p>
              </table:table-cell>
              <table:table-cell office:value-type="float" office:value="NaN">
                <text:p>NaN</text:p>
              </table:table-cell>
              <table:table-cell office:value-type="float" office:value="22.7766">
                <text:p>22.7766</text:p>
              </table:table-cell>
              <table:table-cell office:value-type="float" office:value="22.7612">
                <text:p>22.7612</text:p>
              </table:table-cell>
              <table:table-cell office:value-type="float" office:value="22.7582">
                <text:p>22.7582</text:p>
              </table:table-cell>
              <table:table-cell office:value-type="float" office:value="22.7573">
                <text:p>22.75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7588741898546">
                <text:p>22.758874189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89">
                <text:p>22.758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760509123239">
                <text:p>22.76050912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15">
                <text:p>22.7615</text:p>
              </table:table-cell>
              <table:table-cell office:value-type="float" office:value="22.7605">
                <text:p>22.76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7621728576541">
                <text:p>22.7621728576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22">
                <text:p>22.76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763865398381">
                <text:p>22.76386539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8">
                <text:p>22.768</text:p>
              </table:table-cell>
              <table:table-cell office:value-type="float" office:value="22.7648">
                <text:p>22.7648</text:p>
              </table:table-cell>
              <table:table-cell office:value-type="float" office:value="22.7639">
                <text:p>22.76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7655867507073">
                <text:p>22.765586750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56">
                <text:p>22.76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.7673369199279">
                <text:p>22.767336919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83">
                <text:p>22.7683</text:p>
              </table:table-cell>
              <table:table-cell office:value-type="float" office:value="22.7673">
                <text:p>22.76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7691159113443">
                <text:p>22.769115911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91">
                <text:p>22.76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7709237302651">
                <text:p>22.7709237302651</text:p>
              </table:table-cell>
              <table:table-cell office:value-type="float" office:value="22.8168">
                <text:p>22.8168</text:p>
              </table:table-cell>
              <table:table-cell office:value-type="float" office:value="22.7907">
                <text:p>22.7907</text:p>
              </table:table-cell>
              <table:table-cell office:value-type="float" office:value="22.7751">
                <text:p>22.7751</text:p>
              </table:table-cell>
              <table:table-cell office:value-type="float" office:value="22.7719">
                <text:p>22.7719</text:p>
              </table:table-cell>
              <table:table-cell office:value-type="float" office:value="22.7709">
                <text:p>22.77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7727603820058">
                <text:p>22.772760382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28">
                <text:p>22.77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.7746258718887">
                <text:p>22.774625871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56">
                <text:p>22.7756</text:p>
              </table:table-cell>
              <table:table-cell office:value-type="float" office:value="22.7746">
                <text:p>22.77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.776520205243">
                <text:p>22.77652020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65">
                <text:p>22.77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.7784433874052">
                <text:p>22.778443387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28">
                <text:p>22.7828</text:p>
              </table:table-cell>
              <table:table-cell office:value-type="float" office:value="22.7795">
                <text:p>22.7795</text:p>
              </table:table-cell>
              <table:table-cell office:value-type="float" office:value="22.7784">
                <text:p>22.77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7803954237181">
                <text:p>22.780395423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04">
                <text:p>22.78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.782376319532">
                <text:p>22.78237631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34">
                <text:p>22.7834</text:p>
              </table:table-cell>
              <table:table-cell office:value-type="float" office:value="22.7824">
                <text:p>22.78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.784386080204">
                <text:p>22.78438608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44">
                <text:p>22.78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7864247110981">
                <text:p>22.7864247110981</text:p>
              </table:table-cell>
              <table:table-cell office:value-type="float" office:value="NaN">
                <text:p>NaN</text:p>
              </table:table-cell>
              <table:table-cell office:value-type="float" office:value="22.8066">
                <text:p>22.8066</text:p>
              </table:table-cell>
              <table:table-cell office:value-type="float" office:value="22.7909">
                <text:p>22.7909</text:p>
              </table:table-cell>
              <table:table-cell office:value-type="float" office:value="22.7875">
                <text:p>22.7875</text:p>
              </table:table-cell>
              <table:table-cell office:value-type="float" office:value="22.7864">
                <text:p>22.78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7884922175854">
                <text:p>22.788492217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85">
                <text:p>22.78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.7905886050437">
                <text:p>22.790588605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16">
                <text:p>22.7916</text:p>
              </table:table-cell>
              <table:table-cell office:value-type="float" office:value="22.7906">
                <text:p>22.79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7927138788581">
                <text:p>22.792713878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27">
                <text:p>22.79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.7948680444204">
                <text:p>22.794868044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95">
                <text:p>22.7995</text:p>
              </table:table-cell>
              <table:table-cell office:value-type="float" office:value="22.7959">
                <text:p>22.7959</text:p>
              </table:table-cell>
              <table:table-cell office:value-type="float" office:value="22.7949">
                <text:p>22.794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.7970511071294">
                <text:p>22.797051107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71">
                <text:p>22.79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.7992630723913">
                <text:p>22.799263072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03">
                <text:p>22.8003</text:p>
              </table:table-cell>
              <table:table-cell office:value-type="float" office:value="22.7993">
                <text:p>22.79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8015039456188">
                <text:p>22.801503945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15">
                <text:p>22.80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8037737322316">
                <text:p>22.8037737322316</text:p>
              </table:table-cell>
              <table:table-cell office:value-type="float" office:value="22.8503">
                <text:p>22.8503</text:p>
              </table:table-cell>
              <table:table-cell office:value-type="float" office:value="22.8244">
                <text:p>22.8244</text:p>
              </table:table-cell>
              <table:table-cell office:value-type="float" office:value="22.8085">
                <text:p>22.8085</text:p>
              </table:table-cell>
              <table:table-cell office:value-type="float" office:value="22.8049">
                <text:p>22.8049</text:p>
              </table:table-cell>
              <table:table-cell office:value-type="float" office:value="22.8038">
                <text:p>22.80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8060724376569">
                <text:p>22.80607243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61">
                <text:p>22.80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.8084000673287">
                <text:p>22.808400067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95">
                <text:p>22.8095</text:p>
              </table:table-cell>
              <table:table-cell office:value-type="float" office:value="22.8084">
                <text:p>22.80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.8107566266876">
                <text:p>22.810756626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08">
                <text:p>22.81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.8131421211818">
                <text:p>22.813142121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8">
                <text:p>22.818</text:p>
              </table:table-cell>
              <table:table-cell office:value-type="float" office:value="22.8143">
                <text:p>22.8143</text:p>
              </table:table-cell>
              <table:table-cell office:value-type="float" office:value="22.8131">
                <text:p>22.81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.8155565562662">
                <text:p>22.815556556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56">
                <text:p>22.81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.8179999374027">
                <text:p>22.817999937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91">
                <text:p>22.8191</text:p>
              </table:table-cell>
              <table:table-cell office:value-type="float" office:value="22.818">
                <text:p>22.8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.8204722700606">
                <text:p>22.82047227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205">
                <text:p>22.82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.8229735597159">
                <text:p>22.8229735597159</text:p>
              </table:table-cell>
              <table:table-cell office:value-type="float" office:value="NaN">
                <text:p>NaN</text:p>
              </table:table-cell>
              <table:table-cell office:value-type="float" office:value="22.844">
                <text:p>22.844</text:p>
              </table:table-cell>
              <table:table-cell office:value-type="float" office:value="22.8279">
                <text:p>22.8279</text:p>
              </table:table-cell>
              <table:table-cell office:value-type="float" office:value="22.8241">
                <text:p>22.8241</text:p>
              </table:table-cell>
              <table:table-cell office:value-type="float" office:value="22.823">
                <text:p>22.8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.8255038118516">
                <text:p>22.825503811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255">
                <text:p>22.82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2.8280630319581">
                <text:p>22.828063031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292">
                <text:p>22.8292</text:p>
              </table:table-cell>
              <table:table-cell office:value-type="float" office:value="22.8281">
                <text:p>22.82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.8306512255325">
                <text:p>22.830651225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07">
                <text:p>22.83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.8332683980794">
                <text:p>22.833268398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84">
                <text:p>22.8384</text:p>
              </table:table-cell>
              <table:table-cell office:value-type="float" office:value="22.8344">
                <text:p>22.8344</text:p>
              </table:table-cell>
              <table:table-cell office:value-type="float" office:value="22.8333">
                <text:p>22.8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.8359145551099">
                <text:p>22.835914555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59">
                <text:p>22.83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.8385897021426">
                <text:p>22.838589702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98">
                <text:p>22.8398</text:p>
              </table:table-cell>
              <table:table-cell office:value-type="float" office:value="22.8386">
                <text:p>22.83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.8412938447029">
                <text:p>22.841293844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13">
                <text:p>22.84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2.8440269883238">
                <text:p>22.8440269883238</text:p>
              </table:table-cell>
              <table:table-cell office:value-type="float" office:value="22.8911">
                <text:p>22.8911</text:p>
              </table:table-cell>
              <table:table-cell office:value-type="float" office:value="22.8655">
                <text:p>22.8655</text:p>
              </table:table-cell>
              <table:table-cell office:value-type="float" office:value="22.8493">
                <text:p>22.8493</text:p>
              </table:table-cell>
              <table:table-cell office:value-type="float" office:value="22.8452">
                <text:p>22.8452</text:p>
              </table:table-cell>
              <table:table-cell office:value-type="float" office:value="22.844">
                <text:p>22.8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.8467891385446">
                <text:p>22.846789138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68">
                <text:p>22.84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.8495803009124">
                <text:p>22.8495803009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08">
                <text:p>22.8508</text:p>
              </table:table-cell>
              <table:table-cell office:value-type="float" office:value="22.8496">
                <text:p>22.84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.8524004809809">
                <text:p>22.852400480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24">
                <text:p>22.85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.8552496843111">
                <text:p>22.85524968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06">
                <text:p>22.8606</text:p>
              </table:table-cell>
              <table:table-cell office:value-type="float" office:value="22.8565">
                <text:p>22.8565</text:p>
              </table:table-cell>
              <table:table-cell office:value-type="float" office:value="22.8552">
                <text:p>22.855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2.8581279164714">
                <text:p>22.858127916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81">
                <text:p>22.85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2.8610351830366">
                <text:p>22.861035183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23">
                <text:p>22.8623</text:p>
              </table:table-cell>
              <table:table-cell office:value-type="float" office:value="22.861">
                <text:p>22.8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2.8639714895895">
                <text:p>22.8639714895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4">
                <text:p>22.8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.8669368417191">
                <text:p>22.8669368417191</text:p>
              </table:table-cell>
              <table:table-cell office:value-type="float" office:value="NaN">
                <text:p>NaN</text:p>
              </table:table-cell>
              <table:table-cell office:value-type="float" office:value="22.8889">
                <text:p>22.8889</text:p>
              </table:table-cell>
              <table:table-cell office:value-type="float" office:value="22.8724">
                <text:p>22.8724</text:p>
              </table:table-cell>
              <table:table-cell office:value-type="float" office:value="22.8682">
                <text:p>22.8682</text:p>
              </table:table-cell>
              <table:table-cell office:value-type="float" office:value="22.8669">
                <text:p>22.86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.8699312450223">
                <text:p>22.869931245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99">
                <text:p>22.86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.8729547051027">
                <text:p>22.872954705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42">
                <text:p>22.8742</text:p>
              </table:table-cell>
              <table:table-cell office:value-type="float" office:value="22.873">
                <text:p>22.8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.8760072275711">
                <text:p>22.876007227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6">
                <text:p>22.8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.8790888180456">
                <text:p>22.87908881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47">
                <text:p>22.8847</text:p>
              </table:table-cell>
              <table:table-cell office:value-type="float" office:value="22.8804">
                <text:p>22.8804</text:p>
              </table:table-cell>
              <table:table-cell office:value-type="float" office:value="22.8791">
                <text:p>22.87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8821994821511">
                <text:p>22.882199482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22">
                <text:p>22.88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8853392255201">
                <text:p>22.885339225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66">
                <text:p>22.8866</text:p>
              </table:table-cell>
              <table:table-cell office:value-type="float" office:value="22.8853">
                <text:p>22.88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8885080537919">
                <text:p>22.888508053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85">
                <text:p>22.88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8917059726129">
                <text:p>22.8917059726129</text:p>
              </table:table-cell>
              <table:table-cell office:value-type="float" office:value="22.9395">
                <text:p>22.9395</text:p>
              </table:table-cell>
              <table:table-cell office:value-type="float" office:value="22.9141">
                <text:p>22.9141</text:p>
              </table:table-cell>
              <table:table-cell office:value-type="float" office:value="22.8974">
                <text:p>22.8974</text:p>
              </table:table-cell>
              <table:table-cell office:value-type="float" office:value="22.893">
                <text:p>22.893</text:p>
              </table:table-cell>
              <table:table-cell office:value-type="float" office:value="22.8917">
                <text:p>22.89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8949329876371">
                <text:p>22.894932987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949">
                <text:p>22.89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.8981891045252">
                <text:p>22.898189104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995">
                <text:p>22.8995</text:p>
              </table:table-cell>
              <table:table-cell office:value-type="float" office:value="22.8982">
                <text:p>22.89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.9014743289453">
                <text:p>22.901474328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015">
                <text:p>22.90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.9047886665727">
                <text:p>22.904788666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106">
                <text:p>22.9106</text:p>
              </table:table-cell>
              <table:table-cell office:value-type="float" office:value="22.9061">
                <text:p>22.9061</text:p>
              </table:table-cell>
              <table:table-cell office:value-type="float" office:value="22.9048">
                <text:p>22.90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.9081321230895">
                <text:p>22.908132123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081">
                <text:p>22.90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9115047041855">
                <text:p>22.911504704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129">
                <text:p>22.9129</text:p>
              </table:table-cell>
              <table:table-cell office:value-type="float" office:value="22.9115">
                <text:p>22.91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.9149064155574">
                <text:p>22.914906415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149">
                <text:p>22.91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9183372629091">
                <text:p>22.9183372629091</text:p>
              </table:table-cell>
              <table:table-cell office:value-type="float" office:value="NaN">
                <text:p>NaN</text:p>
              </table:table-cell>
              <table:table-cell office:value-type="float" office:value="22.9411">
                <text:p>22.9411</text:p>
              </table:table-cell>
              <table:table-cell office:value-type="float" office:value="22.9243">
                <text:p>22.9243</text:p>
              </table:table-cell>
              <table:table-cell office:value-type="float" office:value="22.9197">
                <text:p>22.9197</text:p>
              </table:table-cell>
              <table:table-cell office:value-type="float" office:value="22.9183">
                <text:p>22.91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9217972519517">
                <text:p>22.921797251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18">
                <text:p>22.92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9252863884034">
                <text:p>22.925286388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67">
                <text:p>22.9267</text:p>
              </table:table-cell>
              <table:table-cell office:value-type="float" office:value="22.9253">
                <text:p>22.92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.92880467799">
                <text:p>22.9288046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88">
                <text:p>22.92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.9323521264439">
                <text:p>22.932352126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385">
                <text:p>22.9385</text:p>
              </table:table-cell>
              <table:table-cell office:value-type="float" office:value="22.9338">
                <text:p>22.9338</text:p>
              </table:table-cell>
              <table:table-cell office:value-type="float" office:value="22.9324">
                <text:p>22.93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.9359287395053">
                <text:p>22.935928739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359">
                <text:p>22.93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9395345229209">
                <text:p>22.939534522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1">
                <text:p>22.941</text:p>
              </table:table-cell>
              <table:table-cell office:value-type="float" office:value="22.9395">
                <text:p>22.93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.9431694824453">
                <text:p>22.943169482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32">
                <text:p>22.94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9468336238399">
                <text:p>22.9468336238399</text:p>
              </table:table-cell>
              <table:table-cell office:value-type="float" office:value="22.9953">
                <text:p>22.9953</text:p>
              </table:table-cell>
              <table:table-cell office:value-type="float" office:value="22.9701">
                <text:p>22.9701</text:p>
              </table:table-cell>
              <table:table-cell office:value-type="float" office:value="22.9531">
                <text:p>22.9531</text:p>
              </table:table-cell>
              <table:table-cell office:value-type="float" office:value="22.9483">
                <text:p>22.9483</text:p>
              </table:table-cell>
              <table:table-cell office:value-type="float" office:value="22.9468">
                <text:p>22.946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9505269528735">
                <text:p>22.950526952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05">
                <text:p>22.95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9542494753221">
                <text:p>22.954249475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57">
                <text:p>22.9557</text:p>
              </table:table-cell>
              <table:table-cell office:value-type="float" office:value="22.9542">
                <text:p>22.954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9580011969687">
                <text:p>22.958001196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9617821236038">
                <text:p>22.961782123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82">
                <text:p>22.9682</text:p>
              </table:table-cell>
              <table:table-cell office:value-type="float" office:value="22.9632">
                <text:p>22.9632</text:p>
              </table:table-cell>
              <table:table-cell office:value-type="float" office:value="22.9618">
                <text:p>22.96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9655922610251">
                <text:p>22.965592261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56">
                <text:p>22.96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9694316150374">
                <text:p>22.969431615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09">
                <text:p>22.9709</text:p>
              </table:table-cell>
              <table:table-cell office:value-type="float" office:value="22.9694">
                <text:p>22.96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9733001914528">
                <text:p>22.973300191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33">
                <text:p>22.97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9771979960908">
                <text:p>22.9771979960908</text:p>
              </table:table-cell>
              <table:table-cell office:value-type="float" office:value="NaN">
                <text:p>NaN</text:p>
              </table:table-cell>
              <table:table-cell office:value-type="float" office:value="23.0009">
                <text:p>23.0009</text:p>
              </table:table-cell>
              <table:table-cell office:value-type="float" office:value="22.9837">
                <text:p>22.9837</text:p>
              </table:table-cell>
              <table:table-cell office:value-type="float" office:value="22.9787">
                <text:p>22.9787</text:p>
              </table:table-cell>
              <table:table-cell office:value-type="float" office:value="22.9772">
                <text:p>22.97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9811250347776">
                <text:p>22.981125034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11">
                <text:p>22.98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.9850813133474">
                <text:p>22.985081313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66">
                <text:p>22.9866</text:p>
              </table:table-cell>
              <table:table-cell office:value-type="float" office:value="22.9851">
                <text:p>22.9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.989066837641">
                <text:p>22.98906683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91">
                <text:p>22.98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.9930816135069">
                <text:p>22.993081613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997">
                <text:p>22.9997</text:p>
              </table:table-cell>
              <table:table-cell office:value-type="float" office:value="22.9946">
                <text:p>22.9946</text:p>
              </table:table-cell>
              <table:table-cell office:value-type="float" office:value="22.9931">
                <text:p>22.99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.9971256468005">
                <text:p>22.997125646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971">
                <text:p>22.99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0011989433848">
                <text:p>23.001198943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27">
                <text:p>23.0027</text:p>
              </table:table-cell>
              <table:table-cell office:value-type="float" office:value="23.0012">
                <text:p>23.00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0053015091298">
                <text:p>23.0053015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53">
                <text:p>23.00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0094333499128">
                <text:p>23.0094333499128</text:p>
              </table:table-cell>
              <table:table-cell office:value-type="float" office:value="23.0588">
                <text:p>23.0588</text:p>
              </table:table-cell>
              <table:table-cell office:value-type="float" office:value="23.0336">
                <text:p>23.0336</text:p>
              </table:table-cell>
              <table:table-cell office:value-type="float" office:value="23.0162">
                <text:p>23.0162</text:p>
              </table:table-cell>
              <table:table-cell office:value-type="float" office:value="23.011">
                <text:p>23.011</text:p>
              </table:table-cell>
              <table:table-cell office:value-type="float" office:value="23.0094">
                <text:p>23.00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0135944716185">
                <text:p>23.013594471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36">
                <text:p>23.01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0177848801387">
                <text:p>23.017784880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93">
                <text:p>23.0193</text:p>
              </table:table-cell>
              <table:table-cell office:value-type="float" office:value="23.0178">
                <text:p>23.01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0220045813726">
                <text:p>23.022004581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22">
                <text:p>23.0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0262535812266">
                <text:p>23.02625358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31">
                <text:p>23.0331</text:p>
              </table:table-cell>
              <table:table-cell office:value-type="float" office:value="23.0278">
                <text:p>23.0278</text:p>
              </table:table-cell>
              <table:table-cell office:value-type="float" office:value="23.0263">
                <text:p>23.02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0305318856144">
                <text:p>23.030531885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05">
                <text:p>23.03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0348395004569">
                <text:p>23.034839500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64">
                <text:p>23.0364</text:p>
              </table:table-cell>
              <table:table-cell office:value-type="float" office:value="23.0348">
                <text:p>23.03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0391764316823">
                <text:p>23.039176431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92">
                <text:p>23.03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0435426852263">
                <text:p>23.0435426852263</text:p>
              </table:table-cell>
              <table:table-cell office:value-type="float" office:value="NaN">
                <text:p>NaN</text:p>
              </table:table-cell>
              <table:table-cell office:value-type="float" office:value="23.0681">
                <text:p>23.0681</text:p>
              </table:table-cell>
              <table:table-cell office:value-type="float" office:value="23.0506">
                <text:p>23.0506</text:p>
              </table:table-cell>
              <table:table-cell office:value-type="float" office:value="23.0451">
                <text:p>23.0451</text:p>
              </table:table-cell>
              <table:table-cell office:value-type="float" office:value="23.0435">
                <text:p>23.04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0479382670316">
                <text:p>23.047938267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479">
                <text:p>23.047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0523631830483">
                <text:p>23.052363183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4">
                <text:p>23.054</text:p>
              </table:table-cell>
              <table:table-cell office:value-type="float" office:value="23.0524">
                <text:p>23.0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0568174392338">
                <text:p>23.056817439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68">
                <text:p>23.05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0613010415527">
                <text:p>23.06130104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684">
                <text:p>23.0684</text:p>
              </table:table-cell>
              <table:table-cell office:value-type="float" office:value="23.0629">
                <text:p>23.0629</text:p>
              </table:table-cell>
              <table:table-cell office:value-type="float" office:value="23.0613">
                <text:p>23.06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0658139959771">
                <text:p>23.065813995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658">
                <text:p>23.06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0703563084862">
                <text:p>23.070356308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72">
                <text:p>23.072</text:p>
              </table:table-cell>
              <table:table-cell office:value-type="float" office:value="23.0704">
                <text:p>23.07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0749279850666">
                <text:p>23.074927985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749">
                <text:p>23.07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079529031712">
                <text:p>23.079529031712</text:p>
              </table:table-cell>
              <table:table-cell office:value-type="float" office:value="23.1298">
                <text:p>23.1298</text:p>
              </table:table-cell>
              <table:table-cell office:value-type="float" office:value="23.1046">
                <text:p>23.1046</text:p>
              </table:table-cell>
              <table:table-cell office:value-type="float" office:value="23.0868">
                <text:p>23.0868</text:p>
              </table:table-cell>
              <table:table-cell office:value-type="float" office:value="23.0812">
                <text:p>23.0812</text:p>
              </table:table-cell>
              <table:table-cell office:value-type="float" office:value="23.0795">
                <text:p>23.07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0841594544238">
                <text:p>23.084159454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842">
                <text:p>23.08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0888192592102">
                <text:p>23.088819259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05">
                <text:p>23.0905</text:p>
              </table:table-cell>
              <table:table-cell office:value-type="float" office:value="23.0888">
                <text:p>23.08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0935084520872">
                <text:p>23.093508452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35">
                <text:p>23.09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0982270390776">
                <text:p>23.098227039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56">
                <text:p>23.1056</text:p>
              </table:table-cell>
              <table:table-cell office:value-type="float" office:value="23.0999">
                <text:p>23.0999</text:p>
              </table:table-cell>
              <table:table-cell office:value-type="float" office:value="23.0982">
                <text:p>23.09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1029750262121">
                <text:p>23.102975026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3">
                <text:p>23.1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1077524195284">
                <text:p>23.10775241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95">
                <text:p>23.1095</text:p>
              </table:table-cell>
              <table:table-cell office:value-type="float" office:value="23.1078">
                <text:p>23.10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112559225071">
                <text:p>23.11255922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126">
                <text:p>23.11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1173954488927">
                <text:p>23.1173954488927</text:p>
              </table:table-cell>
              <table:table-cell office:value-type="float" office:value="NaN">
                <text:p>NaN</text:p>
              </table:table-cell>
              <table:table-cell office:value-type="float" office:value="23.1429">
                <text:p>23.1429</text:p>
              </table:table-cell>
              <table:table-cell office:value-type="float" office:value="23.1249">
                <text:p>23.1249</text:p>
              </table:table-cell>
              <table:table-cell office:value-type="float" office:value="23.1191">
                <text:p>23.1191</text:p>
              </table:table-cell>
              <table:table-cell office:value-type="float" office:value="23.1174">
                <text:p>23.11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1222610970529">
                <text:p>23.122261097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223">
                <text:p>23.12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1271561756187">
                <text:p>23.127156175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289">
                <text:p>23.1289</text:p>
              </table:table-cell>
              <table:table-cell office:value-type="float" office:value="23.1272">
                <text:p>23.12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1320806906643">
                <text:p>23.132080690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321">
                <text:p>23.13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1370346482713">
                <text:p>23.137034648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447">
                <text:p>23.1447</text:p>
              </table:table-cell>
              <table:table-cell office:value-type="float" office:value="23.1388">
                <text:p>23.1388</text:p>
              </table:table-cell>
              <table:table-cell office:value-type="float" office:value="23.137">
                <text:p>23.1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1420180545287">
                <text:p>23.142018054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42">
                <text:p>23.1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1470309155326">
                <text:p>23.1470309155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488">
                <text:p>23.1488</text:p>
              </table:table-cell>
              <table:table-cell office:value-type="float" office:value="23.147">
                <text:p>23.1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.1520732373865">
                <text:p>23.152073237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521">
                <text:p>23.15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.1571450262015">
                <text:p>23.1571450262015</text:p>
              </table:table-cell>
              <table:table-cell office:value-type="float" office:value="23.2082">
                <text:p>23.2082</text:p>
              </table:table-cell>
              <table:table-cell office:value-type="float" office:value="23.1831">
                <text:p>23.1831</text:p>
              </table:table-cell>
              <table:table-cell office:value-type="float" office:value="23.1649">
                <text:p>23.1649</text:p>
              </table:table-cell>
              <table:table-cell office:value-type="float" office:value="23.1589">
                <text:p>23.1589</text:p>
              </table:table-cell>
              <table:table-cell office:value-type="float" office:value="23.1571">
                <text:p>23.157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.1622462880957">
                <text:p>23.162246288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22">
                <text:p>23.16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.1673770291947">
                <text:p>23.167377029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92">
                <text:p>23.1692</text:p>
              </table:table-cell>
              <table:table-cell office:value-type="float" office:value="23.1674">
                <text:p>23.167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.1725372556311">
                <text:p>23.172537255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25">
                <text:p>23.17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.1777269735456">
                <text:p>23.17772697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56">
                <text:p>23.1856</text:p>
              </table:table-cell>
              <table:table-cell office:value-type="float" office:value="23.1795">
                <text:p>23.1795</text:p>
              </table:table-cell>
              <table:table-cell office:value-type="float" office:value="23.1777">
                <text:p>23.17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.1829461890854">
                <text:p>23.182946189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29">
                <text:p>23.18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.1881949084055">
                <text:p>23.188194908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">
                <text:p>23.19</text:p>
              </table:table-cell>
              <table:table-cell office:value-type="float" office:value="23.1882">
                <text:p>23.18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.193473137668">
                <text:p>23.19347313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35">
                <text:p>23.19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.1987808830426">
                <text:p>23.1987808830426</text:p>
              </table:table-cell>
              <table:table-cell office:value-type="float" office:value="NaN">
                <text:p>NaN</text:p>
              </table:table-cell>
              <table:table-cell office:value-type="float" office:value="23.2252">
                <text:p>23.2252</text:p>
              </table:table-cell>
              <table:table-cell office:value-type="float" office:value="23.2068">
                <text:p>23.2068</text:p>
              </table:table-cell>
              <table:table-cell office:value-type="float" office:value="23.2006">
                <text:p>23.2006</text:p>
              </table:table-cell>
              <table:table-cell office:value-type="float" office:value="23.1988">
                <text:p>23.19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.2041181507061">
                <text:p>23.204118150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41">
                <text:p>23.204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.2094849468427">
                <text:p>23.20948494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13">
                <text:p>23.2113</text:p>
              </table:table-cell>
              <table:table-cell office:value-type="float" office:value="23.2095">
                <text:p>23.20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.2148812776439">
                <text:p>23.214881277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49">
                <text:p>23.214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2203071493087">
                <text:p>23.220307149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85">
                <text:p>23.2285</text:p>
              </table:table-cell>
              <table:table-cell office:value-type="float" office:value="23.2222">
                <text:p>23.2222</text:p>
              </table:table-cell>
              <table:table-cell office:value-type="float" office:value="23.2203">
                <text:p>23.220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.2257625680432">
                <text:p>23.225762568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58">
                <text:p>23.22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.2312475400613">
                <text:p>23.23124754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31">
                <text:p>23.2331</text:p>
              </table:table-cell>
              <table:table-cell office:value-type="float" office:value="23.2312">
                <text:p>23.23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.2367620715836">
                <text:p>23.236762071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68">
                <text:p>23.23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.2423061688385">
                <text:p>23.2423061688385</text:p>
              </table:table-cell>
              <table:table-cell office:value-type="float" office:value="23.2938">
                <text:p>23.2938</text:p>
              </table:table-cell>
              <table:table-cell office:value-type="float" office:value="23.2691">
                <text:p>23.2691</text:p>
              </table:table-cell>
              <table:table-cell office:value-type="float" office:value="23.2506">
                <text:p>23.2506</text:p>
              </table:table-cell>
              <table:table-cell office:value-type="float" office:value="23.2442">
                <text:p>23.2442</text:p>
              </table:table-cell>
              <table:table-cell office:value-type="float" office:value="23.2423">
                <text:p>23.24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3.2478798380617">
                <text:p>23.2478798380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79">
                <text:p>23.24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.253483085496">
                <text:p>23.253483085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54">
                <text:p>23.2554</text:p>
              </table:table-cell>
              <table:table-cell office:value-type="float" office:value="23.2535">
                <text:p>23.25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.2591159173918">
                <text:p>23.259115917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91">
                <text:p>23.25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.2647783400067">
                <text:p>23.264778340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32">
                <text:p>23.2732</text:p>
              </table:table-cell>
              <table:table-cell office:value-type="float" office:value="23.2667">
                <text:p>23.2667</text:p>
              </table:table-cell>
              <table:table-cell office:value-type="float" office:value="23.2648">
                <text:p>23.26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.2704703596057">
                <text:p>23.270470359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05">
                <text:p>23.27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.276191982461">
                <text:p>23.27619198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81">
                <text:p>23.2781</text:p>
              </table:table-cell>
              <table:table-cell office:value-type="float" office:value="23.2762">
                <text:p>23.27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.2819432148526">
                <text:p>23.281943214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19">
                <text:p>23.28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2877240630673">
                <text:p>23.2877240630673</text:p>
              </table:table-cell>
              <table:table-cell office:value-type="float" office:value="NaN">
                <text:p>NaN</text:p>
              </table:table-cell>
              <table:table-cell office:value-type="float" office:value="23.315">
                <text:p>23.315</text:p>
              </table:table-cell>
              <table:table-cell office:value-type="float" office:value="23.2963">
                <text:p>23.2963</text:p>
              </table:table-cell>
              <table:table-cell office:value-type="float" office:value="23.2897">
                <text:p>23.2897</text:p>
              </table:table-cell>
              <table:table-cell office:value-type="float" office:value="23.2877">
                <text:p>23.287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.2935345333996">
                <text:p>23.293534533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35">
                <text:p>23.29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3.2993746321511">
                <text:p>23.299374632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13">
                <text:p>23.3013</text:p>
              </table:table-cell>
              <table:table-cell office:value-type="float" office:value="23.2994">
                <text:p>23.29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.3052443656311">
                <text:p>23.305244365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52">
                <text:p>23.30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3.3111437401559">
                <text:p>23.311143740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98">
                <text:p>23.3198</text:p>
              </table:table-cell>
              <table:table-cell office:value-type="float" office:value="23.3131">
                <text:p>23.3131</text:p>
              </table:table-cell>
              <table:table-cell office:value-type="float" office:value="23.3111">
                <text:p>23.31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.3170727620492">
                <text:p>23.317072762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71">
                <text:p>23.31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3.3230314376422">
                <text:p>23.323031437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5">
                <text:p>23.325</text:p>
              </table:table-cell>
              <table:table-cell office:value-type="float" office:value="23.323">
                <text:p>23.3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.3290197732735">
                <text:p>23.329019773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9">
                <text:p>23.3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.3350377752887">
                <text:p>23.3350377752887</text:p>
              </table:table-cell>
              <table:table-cell office:value-type="float" office:value="23.3865">
                <text:p>23.3865</text:p>
              </table:table-cell>
              <table:table-cell office:value-type="float" office:value="23.3628">
                <text:p>23.3628</text:p>
              </table:table-cell>
              <table:table-cell office:value-type="float" office:value="23.3439">
                <text:p>23.3439</text:p>
              </table:table-cell>
              <table:table-cell office:value-type="float" office:value="23.337">
                <text:p>23.337</text:p>
              </table:table-cell>
              <table:table-cell office:value-type="float" office:value="23.335">
                <text:p>23.3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.3410854500411">
                <text:p>23.341085450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11">
                <text:p>23.34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.3471628038912">
                <text:p>23.34716280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92">
                <text:p>23.3492</text:p>
              </table:table-cell>
              <table:table-cell office:value-type="float" office:value="23.3472">
                <text:p>23.34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3.3532698432069">
                <text:p>23.353269843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33">
                <text:p>23.35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.3594065743634">
                <text:p>23.359406574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84">
                <text:p>23.3684</text:p>
              </table:table-cell>
              <table:table-cell office:value-type="float" office:value="23.3614">
                <text:p>23.3614</text:p>
              </table:table-cell>
              <table:table-cell office:value-type="float" office:value="23.3594">
                <text:p>23.35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3.3655730037431">
                <text:p>23.365573003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56">
                <text:p>23.36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3717691377361">
                <text:p>23.371769137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38">
                <text:p>23.3738</text:p>
              </table:table-cell>
              <table:table-cell office:value-type="float" office:value="23.3718">
                <text:p>23.37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.3779949827395">
                <text:p>23.377994982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.3842505451581">
                <text:p>23.3842505451581</text:p>
              </table:table-cell>
              <table:table-cell office:value-type="float" office:value="NaN">
                <text:p>NaN</text:p>
              </table:table-cell>
              <table:table-cell office:value-type="float" office:value="23.4126">
                <text:p>23.4126</text:p>
              </table:table-cell>
              <table:table-cell office:value-type="float" office:value="23.3933">
                <text:p>23.3933</text:p>
              </table:table-cell>
              <table:table-cell office:value-type="float" office:value="23.3863">
                <text:p>23.3863</text:p>
              </table:table-cell>
              <table:table-cell office:value-type="float" office:value="23.3843">
                <text:p>23.38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.3905358314039">
                <text:p>23.390535831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05">
                <text:p>23.39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.3968508478962">
                <text:p>23.396850847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89">
                <text:p>23.3989</text:p>
              </table:table-cell>
              <table:table-cell office:value-type="float" office:value="23.3969">
                <text:p>23.39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.403195601062">
                <text:p>23.40319560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32">
                <text:p>23.40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.4095700973354">
                <text:p>23.409570097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88">
                <text:p>23.4188</text:p>
              </table:table-cell>
              <table:table-cell office:value-type="float" office:value="23.4117">
                <text:p>23.4117</text:p>
              </table:table-cell>
              <table:table-cell office:value-type="float" office:value="23.4096">
                <text:p>23.40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.4159743431578">
                <text:p>23.415974343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6">
                <text:p>23.4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.4224083449779">
                <text:p>23.422408344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45">
                <text:p>23.4245</text:p>
              </table:table-cell>
              <table:table-cell office:value-type="float" office:value="23.4224">
                <text:p>23.42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.4288721092515">
                <text:p>23.428872109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89">
                <text:p>23.42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.4353656424413">
                <text:p>23.4353656424413</text:p>
              </table:table-cell>
              <table:table-cell office:value-type="float" office:value="23.4871">
                <text:p>23.4871</text:p>
              </table:table-cell>
              <table:table-cell office:value-type="float" office:value="23.4642">
                <text:p>23.4642</text:p>
              </table:table-cell>
              <table:table-cell office:value-type="float" office:value="23.4447">
                <text:p>23.4447</text:p>
              </table:table-cell>
              <table:table-cell office:value-type="float" office:value="23.4375">
                <text:p>23.4375</text:p>
              </table:table-cell>
              <table:table-cell office:value-type="float" office:value="23.4354">
                <text:p>23.43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.4418889510171">
                <text:p>23.441888951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19">
                <text:p>23.44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.4484420414559">
                <text:p>23.448442041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06">
                <text:p>23.4506</text:p>
              </table:table-cell>
              <table:table-cell office:value-type="float" office:value="23.4484">
                <text:p>23.448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.4550249202422">
                <text:p>23.455024920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5">
                <text:p>23.4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.4616375938684">
                <text:p>23.461637593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11">
                <text:p>23.4711</text:p>
              </table:table-cell>
              <table:table-cell office:value-type="float" office:value="23.4638">
                <text:p>23.4638</text:p>
              </table:table-cell>
              <table:table-cell office:value-type="float" office:value="23.4616">
                <text:p>23.46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3.4682800688357">
                <text:p>23.468280068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83">
                <text:p>23.46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.4749523516544">
                <text:p>23.474952351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71">
                <text:p>23.4771</text:p>
              </table:table-cell>
              <table:table-cell office:value-type="float" office:value="23.475">
                <text:p>23.4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.481654448845">
                <text:p>23.48165444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17">
                <text:p>23.481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.4883863669366">
                <text:p>23.4883863669366</text:p>
              </table:table-cell>
              <table:table-cell office:value-type="float" office:value="NaN">
                <text:p>NaN</text:p>
              </table:table-cell>
              <table:table-cell office:value-type="float" office:value="23.5175">
                <text:p>23.5175</text:p>
              </table:table-cell>
              <table:table-cell office:value-type="float" office:value="23.498">
                <text:p>23.498</text:p>
              </table:table-cell>
              <table:table-cell office:value-type="float" office:value="23.4906">
                <text:p>23.4906</text:p>
              </table:table-cell>
              <table:table-cell office:value-type="float" office:value="23.4884">
                <text:p>23.48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.4951481124665">
                <text:p>23.495148112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51">
                <text:p>23.49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.5019396919757">
                <text:p>23.501939691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41">
                <text:p>23.5041</text:p>
              </table:table-cell>
              <table:table-cell office:value-type="float" office:value="23.5019">
                <text:p>23.50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3.5087611120041">
                <text:p>23.508761112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88">
                <text:p>23.50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3.5156123790853">
                <text:p>23.515612379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53">
                <text:p>23.5253</text:p>
              </table:table-cell>
              <table:table-cell office:value-type="float" office:value="23.5178">
                <text:p>23.5178</text:p>
              </table:table-cell>
              <table:table-cell office:value-type="float" office:value="23.5156">
                <text:p>23.51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.5224934997424">
                <text:p>23.522493499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25">
                <text:p>23.52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.5294044804899">
                <text:p>23.529404480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16">
                <text:p>23.5316</text:p>
              </table:table-cell>
              <table:table-cell office:value-type="float" office:value="23.5294">
                <text:p>23.52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.536345327846">
                <text:p>23.53634532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63">
                <text:p>23.53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3.54331604836">
                <text:p>23.54331604836</text:p>
              </table:table-cell>
              <table:table-cell office:value-type="float" office:value="23.5992">
                <text:p>23.5992</text:p>
              </table:table-cell>
              <table:table-cell office:value-type="float" office:value="23.5725">
                <text:p>23.5725</text:p>
              </table:table-cell>
              <table:table-cell office:value-type="float" office:value="23.5532">
                <text:p>23.5532</text:p>
              </table:table-cell>
              <table:table-cell office:value-type="float" office:value="23.5455">
                <text:p>23.5455</text:p>
              </table:table-cell>
              <table:table-cell office:value-type="float" office:value="23.5433">
                <text:p>23.54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.5503166486525">
                <text:p>23.55031664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03">
                <text:p>23.55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3.5573471354623">
                <text:p>23.557347135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96">
                <text:p>23.5596</text:p>
              </table:table-cell>
              <table:table-cell office:value-type="float" office:value="23.5573">
                <text:p>23.55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3.5644075156747">
                <text:p>23.564407515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44">
                <text:p>23.56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3.5714977962965">
                <text:p>23.571497796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15">
                <text:p>23.5815</text:p>
              </table:table-cell>
              <table:table-cell office:value-type="float" office:value="23.5738">
                <text:p>23.5738</text:p>
              </table:table-cell>
              <table:table-cell office:value-type="float" office:value="23.5715">
                <text:p>23.57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.5786179843283">
                <text:p>23.57861798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786">
                <text:p>23.57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3.5857680865047">
                <text:p>23.585768086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8">
                <text:p>23.588</text:p>
              </table:table-cell>
              <table:table-cell office:value-type="float" office:value="23.5858">
                <text:p>23.585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.5929481089168">
                <text:p>23.592948108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929">
                <text:p>23.592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3.6001580566441">
                <text:p>23.6001580566441</text:p>
              </table:table-cell>
              <table:table-cell office:value-type="float" office:value="NaN">
                <text:p>NaN</text:p>
              </table:table-cell>
              <table:table-cell office:value-type="float" office:value="23.6296">
                <text:p>23.6296</text:p>
              </table:table-cell>
              <table:table-cell office:value-type="float" office:value="23.6103">
                <text:p>23.6103</text:p>
              </table:table-cell>
              <table:table-cell office:value-type="float" office:value="23.6024">
                <text:p>23.6024</text:p>
              </table:table-cell>
              <table:table-cell office:value-type="float" office:value="23.6002">
                <text:p>23.60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3.6073979336755">
                <text:p>23.607397933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074">
                <text:p>23.607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.6146677435491">
                <text:p>23.61466774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7">
                <text:p>23.617</text:p>
              </table:table-cell>
              <table:table-cell office:value-type="float" office:value="23.6147">
                <text:p>23.61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3.6219674911589">
                <text:p>23.621967491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22">
                <text:p>23.6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3.6292971858355">
                <text:p>23.6292971858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395">
                <text:p>23.6395</text:p>
              </table:table-cell>
              <table:table-cell office:value-type="float" office:value="23.6316">
                <text:p>23.6316</text:p>
              </table:table-cell>
              <table:table-cell office:value-type="float" office:value="23.6293">
                <text:p>23.629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3.636656844864">
                <text:p>23.63665684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367">
                <text:p>23.63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.6440464949484">
                <text:p>23.644046494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64">
                <text:p>23.6464</text:p>
              </table:table-cell>
              <table:table-cell office:value-type="float" office:value="23.644">
                <text:p>23.64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.6514661671951">
                <text:p>23.651466167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515">
                <text:p>23.65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.6589158804601">
                <text:p>23.6589158804601</text:p>
              </table:table-cell>
              <table:table-cell office:value-type="float" office:value="23.7239">
                <text:p>23.7239</text:p>
              </table:table-cell>
              <table:table-cell office:value-type="float" office:value="23.6904">
                <text:p>23.6904</text:p>
              </table:table-cell>
              <table:table-cell office:value-type="float" office:value="23.6691">
                <text:p>23.6691</text:p>
              </table:table-cell>
              <table:table-cell office:value-type="float" office:value="23.6613">
                <text:p>23.6613</text:p>
              </table:table-cell>
              <table:table-cell office:value-type="float" office:value="23.6589">
                <text:p>23.658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3.6663956113895">
                <text:p>23.666395611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664">
                <text:p>23.66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3.673905261245">
                <text:p>23.67390526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63">
                <text:p>23.6763</text:p>
              </table:table-cell>
              <table:table-cell office:value-type="float" office:value="23.6739">
                <text:p>23.673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3.6814446519674">
                <text:p>23.68144465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14">
                <text:p>23.68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3.6890136103306">
                <text:p>23.689013610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992">
                <text:p>23.6992</text:p>
              </table:table-cell>
              <table:table-cell office:value-type="float" office:value="23.6914">
                <text:p>23.6914</text:p>
              </table:table-cell>
              <table:table-cell office:value-type="float" office:value="23.689">
                <text:p>23.68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3.6966122017239">
                <text:p>23.6966122017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966">
                <text:p>23.69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3.7042410930539">
                <text:p>23.704241093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66">
                <text:p>23.7066</text:p>
              </table:table-cell>
              <table:table-cell office:value-type="float" office:value="23.7042">
                <text:p>23.704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3.7119017732787">
                <text:p>23.711901773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119">
                <text:p>23.71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3.7195959197919">
                <text:p>23.7195959197919</text:p>
              </table:table-cell>
              <table:table-cell office:value-type="float" office:value="NaN">
                <text:p>NaN</text:p>
              </table:table-cell>
              <table:table-cell office:value-type="float" office:value="23.7555">
                <text:p>23.7555</text:p>
              </table:table-cell>
              <table:table-cell office:value-type="float" office:value="23.7307">
                <text:p>23.7307</text:p>
              </table:table-cell>
              <table:table-cell office:value-type="float" office:value="23.7219">
                <text:p>23.7219</text:p>
              </table:table-cell>
              <table:table-cell office:value-type="float" office:value="23.7196">
                <text:p>23.71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3.7273228715766">
                <text:p>23.72732287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73">
                <text:p>23.727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3.7350750853907">
                <text:p>23.735075085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73">
                <text:p>23.7373</text:p>
              </table:table-cell>
              <table:table-cell office:value-type="float" office:value="23.7351">
                <text:p>23.73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3.7428360412748">
                <text:p>23.742836041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28">
                <text:p>23.74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3.7505957338611">
                <text:p>23.75059573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638">
                <text:p>23.7638</text:p>
              </table:table-cell>
              <table:table-cell office:value-type="float" office:value="23.7533">
                <text:p>23.7533</text:p>
              </table:table-cell>
              <table:table-cell office:value-type="float" office:value="23.7506">
                <text:p>23.750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3.7584081938483">
                <text:p>23.758408193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584">
                <text:p>23.75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3.7664670223937">
                <text:p>23.766467022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">
                <text:p>23.77</text:p>
              </table:table-cell>
              <table:table-cell office:value-type="float" office:value="23.7665">
                <text:p>23.766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3.7748367578013">
                <text:p>23.774836757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48">
                <text:p>23.77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3.781077206168">
                <text:p>23.781077206168</text:p>
              </table:table-cell>
              <table:table-cell office:value-type="float" office:value="23.8184">
                <text:p>23.8184</text:p>
              </table:table-cell>
              <table:table-cell office:value-type="float" office:value="23.8043">
                <text:p>23.8043</text:p>
              </table:table-cell>
              <table:table-cell office:value-type="float" office:value="23.7886">
                <text:p>23.7886</text:p>
              </table:table-cell>
              <table:table-cell office:value-type="float" office:value="23.7824">
                <text:p>23.7824</text:p>
              </table:table-cell>
              <table:table-cell office:value-type="float" office:value="23.7811">
                <text:p>23.78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3.7769378841551">
                <text:p>23.77693788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69">
                <text:p>23.77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3.7706692764721">
                <text:p>23.770669276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41">
                <text:p>23.7741</text:p>
              </table:table-cell>
              <table:table-cell office:value-type="float" office:value="23.7707">
                <text:p>23.770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3.764711578393">
                <text:p>23.76471157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647">
                <text:p>23.76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3.7590002529846">
                <text:p>23.759000252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16">
                <text:p>23.7716</text:p>
              </table:table-cell>
              <table:table-cell office:value-type="float" office:value="23.7616">
                <text:p>23.7616</text:p>
              </table:table-cell>
              <table:table-cell office:value-type="float" office:value="23.759">
                <text:p>23.7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3.7533417004605">
                <text:p>23.753341700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533">
                <text:p>23.75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3.7476818914927">
                <text:p>23.747681891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98">
                <text:p>23.7498</text:p>
              </table:table-cell>
              <table:table-cell office:value-type="float" office:value="23.7477">
                <text:p>23.74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3.7420308328201">
                <text:p>23.74203083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2">
                <text:p>23.74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3.7364050457727">
                <text:p>23.7364050457727</text:p>
              </table:table-cell>
              <table:table-cell office:value-type="float" office:value="NaN">
                <text:p>NaN</text:p>
              </table:table-cell>
              <table:table-cell office:value-type="float" office:value="23.7673">
                <text:p>23.7673</text:p>
              </table:table-cell>
              <table:table-cell office:value-type="float" office:value="23.7463">
                <text:p>23.7463</text:p>
              </table:table-cell>
              <table:table-cell office:value-type="float" office:value="23.7386">
                <text:p>23.7386</text:p>
              </table:table-cell>
              <table:table-cell office:value-type="float" office:value="23.7364">
                <text:p>23.736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3.7308120749634">
                <text:p>23.730812074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08">
                <text:p>23.73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3.7252525827799">
                <text:p>23.725252582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75">
                <text:p>23.7275</text:p>
              </table:table-cell>
              <table:table-cell office:value-type="float" office:value="23.7253">
                <text:p>23.725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3.7197248931997">
                <text:p>23.719724893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197">
                <text:p>23.719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3.7142275186351">
                <text:p>23.714227518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27">
                <text:p>23.7227</text:p>
              </table:table-cell>
              <table:table-cell office:value-type="float" office:value="23.7164">
                <text:p>23.7164</text:p>
              </table:table-cell>
              <table:table-cell office:value-type="float" office:value="23.7142">
                <text:p>23.714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3.7087597935504">
                <text:p>23.708759793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88">
                <text:p>23.708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3.703321653927">
                <text:p>23.70332165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55">
                <text:p>23.7055</text:p>
              </table:table-cell>
              <table:table-cell office:value-type="float" office:value="23.7033">
                <text:p>23.70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3.6979132743619">
                <text:p>23.697913274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979">
                <text:p>23.697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3.6925348342851">
                <text:p>23.6925348342851</text:p>
              </table:table-cell>
              <table:table-cell office:value-type="float" office:value="23.7383">
                <text:p>23.7383</text:p>
              </table:table-cell>
              <table:table-cell office:value-type="float" office:value="23.7141">
                <text:p>23.7141</text:p>
              </table:table-cell>
              <table:table-cell office:value-type="float" office:value="23.7004">
                <text:p>23.7004</text:p>
              </table:table-cell>
              <table:table-cell office:value-type="float" office:value="23.6946">
                <text:p>23.6946</text:p>
              </table:table-cell>
              <table:table-cell office:value-type="float" office:value="23.6925">
                <text:p>23.69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3.6871864338054">
                <text:p>23.687186433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72">
                <text:p>23.68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3.6818680976473">
                <text:p>23.681868097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39">
                <text:p>23.6839</text:p>
              </table:table-cell>
              <table:table-cell office:value-type="float" office:value="23.6819">
                <text:p>23.68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3.6765798083255">
                <text:p>23.676579808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66">
                <text:p>23.676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3.6713215361045">
                <text:p>23.671321536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86">
                <text:p>23.6786</text:p>
              </table:table-cell>
              <table:table-cell office:value-type="float" office:value="23.6733">
                <text:p>23.6733</text:p>
              </table:table-cell>
              <table:table-cell office:value-type="float" office:value="23.6713">
                <text:p>23.67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.6660932556506">
                <text:p>23.666093255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661">
                <text:p>23.66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.6608949510497">
                <text:p>23.660894951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628">
                <text:p>23.6628</text:p>
              </table:table-cell>
              <table:table-cell office:value-type="float" office:value="23.6609">
                <text:p>23.660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6557266143413">
                <text:p>23.655726614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557">
                <text:p>23.655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3.6505882420023">
                <text:p>23.6505882420023</text:p>
              </table:table-cell>
              <table:table-cell office:value-type="float" office:value="NaN">
                <text:p>NaN</text:p>
              </table:table-cell>
              <table:table-cell office:value-type="float" office:value="23.6651">
                <text:p>23.6651</text:p>
              </table:table-cell>
              <table:table-cell office:value-type="float" office:value="23.6573">
                <text:p>23.6573</text:p>
              </table:table-cell>
              <table:table-cell office:value-type="float" office:value="23.6525">
                <text:p>23.6525</text:p>
              </table:table-cell>
              <table:table-cell office:value-type="float" office:value="23.6506">
                <text:p>23.650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3.6454798318648">
                <text:p>23.645479831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55">
                <text:p>23.64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3.6404013813107">
                <text:p>23.640401381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23">
                <text:p>23.6423</text:p>
              </table:table-cell>
              <table:table-cell office:value-type="float" office:value="23.6404">
                <text:p>23.640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3.6353528866308">
                <text:p>23.635352886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354">
                <text:p>23.63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3.6303343431044">
                <text:p>23.630334343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363">
                <text:p>23.6363</text:p>
              </table:table-cell>
              <table:table-cell office:value-type="float" office:value="23.6321">
                <text:p>23.6321</text:p>
              </table:table-cell>
              <table:table-cell office:value-type="float" office:value="23.6303">
                <text:p>23.63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3.6253457453674">
                <text:p>23.625345745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253">
                <text:p>23.625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3.6203870877895">
                <text:p>23.620387087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222">
                <text:p>23.6222</text:p>
              </table:table-cell>
              <table:table-cell office:value-type="float" office:value="23.6204">
                <text:p>23.620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3.6154583647344">
                <text:p>23.615458364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55">
                <text:p>23.61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3.6105595706868">
                <text:p>23.6105595706868</text:p>
              </table:table-cell>
              <table:table-cell office:value-type="float" office:value="23.628">
                <text:p>23.628</text:p>
              </table:table-cell>
              <table:table-cell office:value-type="float" office:value="23.6199">
                <text:p>23.6199</text:p>
              </table:table-cell>
              <table:table-cell office:value-type="float" office:value="23.6158">
                <text:p>23.6158</text:p>
              </table:table-cell>
              <table:table-cell office:value-type="float" office:value="23.6123">
                <text:p>23.6123</text:p>
              </table:table-cell>
              <table:table-cell office:value-type="float" office:value="23.6106">
                <text:p>23.61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3.6056907002784">
                <text:p>23.605690700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057">
                <text:p>23.605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.6008517482586">
                <text:p>23.600851748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025">
                <text:p>23.6025</text:p>
              </table:table-cell>
              <table:table-cell office:value-type="float" office:value="23.6009">
                <text:p>23.600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3.5960427094486">
                <text:p>23.596042709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96">
                <text:p>23.5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3.5912635786999">
                <text:p>23.591263578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958">
                <text:p>23.5958</text:p>
              </table:table-cell>
              <table:table-cell office:value-type="float" office:value="23.5929">
                <text:p>23.5929</text:p>
              </table:table-cell>
              <table:table-cell office:value-type="float" office:value="23.5913">
                <text:p>23.591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.5865143508686">
                <text:p>23.586514350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65">
                <text:p>23.58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3.5817950208013">
                <text:p>23.581795020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34">
                <text:p>23.5834</text:p>
              </table:table-cell>
              <table:table-cell office:value-type="float" office:value="23.5818">
                <text:p>23.58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3.5771055833346">
                <text:p>23.577105583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771">
                <text:p>23.577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.5724460332985">
                <text:p>23.5724460332985</text:p>
              </table:table-cell>
              <table:table-cell office:value-type="float" office:value="NaN">
                <text:p>NaN</text:p>
              </table:table-cell>
              <table:table-cell office:value-type="float" office:value="23.5767">
                <text:p>23.5767</text:p>
              </table:table-cell>
              <table:table-cell office:value-type="float" office:value="23.5762">
                <text:p>23.5762</text:p>
              </table:table-cell>
              <table:table-cell office:value-type="float" office:value="23.574">
                <text:p>23.574</text:p>
              </table:table-cell>
              <table:table-cell office:value-type="float" office:value="23.5724">
                <text:p>23.57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3.5678163655218">
                <text:p>23.567816365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78">
                <text:p>23.567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3.5632165748373">
                <text:p>23.5632165748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47">
                <text:p>23.5647</text:p>
              </table:table-cell>
              <table:table-cell office:value-type="float" office:value="23.5632">
                <text:p>23.56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.5586466560854">
                <text:p>23.55864665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86">
                <text:p>23.558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3.5541066041158">
                <text:p>23.554106604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72">
                <text:p>23.5572</text:p>
              </table:table-cell>
              <table:table-cell office:value-type="float" office:value="23.5555">
                <text:p>23.5555</text:p>
              </table:table-cell>
              <table:table-cell office:value-type="float" office:value="23.5541">
                <text:p>23.554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3.5495964137876">
                <text:p>23.549596413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96">
                <text:p>23.549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3.5451160799694">
                <text:p>23.545116079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65">
                <text:p>23.5465</text:p>
              </table:table-cell>
              <table:table-cell office:value-type="float" office:value="23.5451">
                <text:p>23.54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3.5406655975384">
                <text:p>23.540665597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07">
                <text:p>23.54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3.5362449613796">
                <text:p>23.5362449613796</text:p>
              </table:table-cell>
              <table:table-cell office:value-type="float" office:value="23.5303">
                <text:p>23.5303</text:p>
              </table:table-cell>
              <table:table-cell office:value-type="float" office:value="23.5353">
                <text:p>23.5353</text:p>
              </table:table-cell>
              <table:table-cell office:value-type="float" office:value="23.5386">
                <text:p>23.5386</text:p>
              </table:table-cell>
              <table:table-cell office:value-type="float" office:value="23.5376">
                <text:p>23.5376</text:p>
              </table:table-cell>
              <table:table-cell office:value-type="float" office:value="23.5362">
                <text:p>23.536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.5318541663856">
                <text:p>23.531854166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19">
                <text:p>23.531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3.5274932074561">
                <text:p>23.527493207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88">
                <text:p>23.5288</text:p>
              </table:table-cell>
              <table:table-cell office:value-type="float" office:value="23.5275">
                <text:p>23.527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.5231620794976">
                <text:p>23.523162079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32">
                <text:p>23.52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.5188607774237">
                <text:p>23.518860777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05">
                <text:p>23.5205</text:p>
              </table:table-cell>
              <table:table-cell office:value-type="float" office:value="23.5201">
                <text:p>23.5201</text:p>
              </table:table-cell>
              <table:table-cell office:value-type="float" office:value="23.5189">
                <text:p>23.51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.514589296155">
                <text:p>23.51458929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46">
                <text:p>23.514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3.5103476306192">
                <text:p>23.510347630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16">
                <text:p>23.5116</text:p>
              </table:table-cell>
              <table:table-cell office:value-type="float" office:value="23.5103">
                <text:p>23.51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3.5061357757516">
                <text:p>23.506135775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61">
                <text:p>23.506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3.5019537264942">
                <text:p>23.5019537264942</text:p>
              </table:table-cell>
              <table:table-cell office:value-type="float" office:value="NaN">
                <text:p>NaN</text:p>
              </table:table-cell>
              <table:table-cell office:value-type="float" office:value="23.4955">
                <text:p>23.4955</text:p>
              </table:table-cell>
              <table:table-cell office:value-type="float" office:value="23.5029">
                <text:p>23.5029</text:p>
              </table:table-cell>
              <table:table-cell office:value-type="float" office:value="23.5031">
                <text:p>23.5031</text:p>
              </table:table-cell>
              <table:table-cell office:value-type="float" office:value="23.502">
                <text:p>23.50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3.4978014777967">
                <text:p>23.497801477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78">
                <text:p>23.497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3.4936790246159">
                <text:p>23.493679024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48">
                <text:p>23.4948</text:p>
              </table:table-cell>
              <table:table-cell office:value-type="float" office:value="23.4937">
                <text:p>23.49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3.4895863619161">
                <text:p>23.489586361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96">
                <text:p>23.48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.4855234846689">
                <text:p>23.485523484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57">
                <text:p>23.4857</text:p>
              </table:table-cell>
              <table:table-cell office:value-type="float" office:value="23.4866">
                <text:p>23.4866</text:p>
              </table:table-cell>
              <table:table-cell office:value-type="float" office:value="23.4855">
                <text:p>23.485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.481490387853">
                <text:p>23.48149038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15">
                <text:p>23.481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3.4774870664546">
                <text:p>23.477487066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85">
                <text:p>23.4785</text:p>
              </table:table-cell>
              <table:table-cell office:value-type="float" office:value="23.4775">
                <text:p>23.47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.4735135154671">
                <text:p>23.473513515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35">
                <text:p>23.473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.4695697298911">
                <text:p>23.4695697298911</text:p>
              </table:table-cell>
              <table:table-cell office:value-type="float" office:value="23.4441">
                <text:p>23.4441</text:p>
              </table:table-cell>
              <table:table-cell office:value-type="float" office:value="23.4576">
                <text:p>23.4576</text:p>
              </table:table-cell>
              <table:table-cell office:value-type="float" office:value="23.4691">
                <text:p>23.4691</text:p>
              </table:table-cell>
              <table:table-cell office:value-type="float" office:value="23.4705">
                <text:p>23.4705</text:p>
              </table:table-cell>
              <table:table-cell office:value-type="float" office:value="23.4696">
                <text:p>23.469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3.4656557047346">
                <text:p>23.465655704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57">
                <text:p>23.46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.461771435013">
                <text:p>23.46177143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27">
                <text:p>23.4627</text:p>
              </table:table-cell>
              <table:table-cell office:value-type="float" office:value="23.4618">
                <text:p>23.46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3.4579169157484">
                <text:p>23.457916915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79">
                <text:p>23.457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.4540921419709">
                <text:p>23.454092141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29">
                <text:p>23.4529</text:p>
              </table:table-cell>
              <table:table-cell office:value-type="float" office:value="23.455">
                <text:p>23.455</text:p>
              </table:table-cell>
              <table:table-cell office:value-type="float" office:value="23.4541">
                <text:p>23.45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3.4502971087172">
                <text:p>23.450297108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03">
                <text:p>23.45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3.4465318110317">
                <text:p>23.446531811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74">
                <text:p>23.4474</text:p>
              </table:table-cell>
              <table:table-cell office:value-type="float" office:value="23.4465">
                <text:p>23.44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3.442796243966">
                <text:p>23.44279624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28">
                <text:p>23.442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3.4390904025789">
                <text:p>23.4390904025789</text:p>
              </table:table-cell>
              <table:table-cell office:value-type="float" office:value="NaN">
                <text:p>NaN</text:p>
              </table:table-cell>
              <table:table-cell office:value-type="float" office:value="23.4217">
                <text:p>23.4217</text:p>
              </table:table-cell>
              <table:table-cell office:value-type="float" office:value="23.4372">
                <text:p>23.4372</text:p>
              </table:table-cell>
              <table:table-cell office:value-type="float" office:value="23.4399">
                <text:p>23.4399</text:p>
              </table:table-cell>
              <table:table-cell office:value-type="float" office:value="23.4391">
                <text:p>23.43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.4354142819364">
                <text:p>23.435414281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54">
                <text:p>23.43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.431767877112">
                <text:p>23.43176787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25">
                <text:p>23.4325</text:p>
              </table:table-cell>
              <table:table-cell office:value-type="float" office:value="23.4318">
                <text:p>23.431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.4281511831861">
                <text:p>23.428151183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82">
                <text:p>23.428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.4245641952467">
                <text:p>23.424564195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19">
                <text:p>23.4219</text:p>
              </table:table-cell>
              <table:table-cell office:value-type="float" office:value="23.4253">
                <text:p>23.4253</text:p>
              </table:table-cell>
              <table:table-cell office:value-type="float" office:value="23.4246">
                <text:p>23.424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.4210069083889">
                <text:p>23.421006908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1">
                <text:p>23.42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.4174793177151">
                <text:p>23.417479317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81">
                <text:p>23.4181</text:p>
              </table:table-cell>
              <table:table-cell office:value-type="float" office:value="23.4175">
                <text:p>23.417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.4139814183347">
                <text:p>23.413981418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4">
                <text:p>23.4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.410513205365">
                <text:p>23.410513205365</text:p>
              </table:table-cell>
              <table:table-cell office:value-type="float" office:value="23.3659">
                <text:p>23.3659</text:p>
              </table:table-cell>
              <table:table-cell office:value-type="float" office:value="23.3877">
                <text:p>23.3877</text:p>
              </table:table-cell>
              <table:table-cell office:value-type="float" office:value="23.4072">
                <text:p>23.4072</text:p>
              </table:table-cell>
              <table:table-cell office:value-type="float" office:value="23.4111">
                <text:p>23.4111</text:p>
              </table:table-cell>
              <table:table-cell office:value-type="float" office:value="23.4105">
                <text:p>23.41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.4070746739297">
                <text:p>23.407074673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71">
                <text:p>23.407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.4036658191605">
                <text:p>23.403665819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42">
                <text:p>23.4042</text:p>
              </table:table-cell>
              <table:table-cell office:value-type="float" office:value="23.4037">
                <text:p>23.403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.4002866361959">
                <text:p>23.400286636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03">
                <text:p>23.40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.3969371201818">
                <text:p>23.396937120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29">
                <text:p>23.3929</text:p>
              </table:table-cell>
              <table:table-cell office:value-type="float" office:value="23.3974">
                <text:p>23.3974</text:p>
              </table:table-cell>
              <table:table-cell office:value-type="float" office:value="23.3969">
                <text:p>23.39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.3936172662713">
                <text:p>23.393617266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36">
                <text:p>23.393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.3903270696249">
                <text:p>23.390327069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08">
                <text:p>23.3908</text:p>
              </table:table-cell>
              <table:table-cell office:value-type="float" office:value="23.3903">
                <text:p>23.39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.3870665254101">
                <text:p>23.387066525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871">
                <text:p>23.387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.3838356288017">
                <text:p>23.3838356288017</text:p>
              </table:table-cell>
              <table:table-cell office:value-type="float" office:value="NaN">
                <text:p>NaN</text:p>
              </table:table-cell>
              <table:table-cell office:value-type="float" office:value="23.3556">
                <text:p>23.3556</text:p>
              </table:table-cell>
              <table:table-cell office:value-type="float" office:value="23.3791">
                <text:p>23.3791</text:p>
              </table:table-cell>
              <table:table-cell office:value-type="float" office:value="23.3843">
                <text:p>23.3843</text:p>
              </table:table-cell>
              <table:table-cell office:value-type="float" office:value="23.3838">
                <text:p>23.383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.3806343749818">
                <text:p>23.380634374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806">
                <text:p>23.380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.3774627591397">
                <text:p>23.377462759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78">
                <text:p>23.3778</text:p>
              </table:table-cell>
              <table:table-cell office:value-type="float" office:value="23.3775">
                <text:p>23.37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.3743207764719">
                <text:p>23.374320776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43">
                <text:p>23.37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.3712084221824">
                <text:p>23.371208422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57">
                <text:p>23.3657</text:p>
              </table:table-cell>
              <table:table-cell office:value-type="float" office:value="23.3715">
                <text:p>23.3715</text:p>
              </table:table-cell>
              <table:table-cell office:value-type="float" office:value="23.3712">
                <text:p>23.371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.3681256914819">
                <text:p>23.368125691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81">
                <text:p>23.36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.3650725795889">
                <text:p>23.365072579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53">
                <text:p>23.3653</text:p>
              </table:table-cell>
              <table:table-cell office:value-type="float" office:value="23.3651">
                <text:p>23.36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.3620490817287">
                <text:p>23.362049081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2">
                <text:p>23.3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.359055193134">
                <text:p>23.359055193134</text:p>
              </table:table-cell>
              <table:table-cell office:value-type="float" office:value="23.2949">
                <text:p>23.2949</text:p>
              </table:table-cell>
              <table:table-cell office:value-type="float" office:value="23.3253">
                <text:p>23.3253</text:p>
              </table:table-cell>
              <table:table-cell office:value-type="float" office:value="23.3529">
                <text:p>23.3529</text:p>
              </table:table-cell>
              <table:table-cell office:value-type="float" office:value="23.3593">
                <text:p>23.3593</text:p>
              </table:table-cell>
              <table:table-cell office:value-type="float" office:value="23.3591">
                <text:p>23.35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.3560909090445">
                <text:p>23.3560909090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61">
                <text:p>23.356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.3531562247076">
                <text:p>23.353156224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33">
                <text:p>23.3533</text:p>
              </table:table-cell>
              <table:table-cell office:value-type="float" office:value="23.3532">
                <text:p>23.353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.3502511353774">
                <text:p>23.350251135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03">
                <text:p>23.35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.3473756363156">
                <text:p>23.347375636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05">
                <text:p>23.3405</text:p>
              </table:table-cell>
              <table:table-cell office:value-type="float" office:value="23.3475">
                <text:p>23.3475</text:p>
              </table:table-cell>
              <table:table-cell office:value-type="float" office:value="23.3474">
                <text:p>23.347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.3445297227907">
                <text:p>23.344529722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45">
                <text:p>23.344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.3417133900789">
                <text:p>23.341713390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18">
                <text:p>23.3418</text:p>
              </table:table-cell>
              <table:table-cell office:value-type="float" office:value="23.3417">
                <text:p>23.341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.338926633463">
                <text:p>23.33892663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89">
                <text:p>23.338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.3361694482337">
                <text:p>23.3361694482337</text:p>
              </table:table-cell>
              <table:table-cell office:value-type="float" office:value="NaN">
                <text:p>NaN</text:p>
              </table:table-cell>
              <table:table-cell office:value-type="float" office:value="23.297">
                <text:p>23.297</text:p>
              </table:table-cell>
              <table:table-cell office:value-type="float" office:value="23.3285">
                <text:p>23.3285</text:p>
              </table:table-cell>
              <table:table-cell office:value-type="float" office:value="23.3362">
                <text:p>23.3362</text:p>
              </table:table-cell>
              <table:table-cell office:value-type="float" office:value="23.3362">
                <text:p>23.336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.3334418296882">
                <text:p>23.333441829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34">
                <text:p>23.33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.3307437731314">
                <text:p>23.330743773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07">
                <text:p>23.3307</text:p>
              </table:table-cell>
              <table:table-cell office:value-type="float" office:value="23.3307">
                <text:p>23.33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.3280752738752">
                <text:p>23.328075273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81">
                <text:p>23.32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.3254363272388">
                <text:p>23.325436327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71">
                <text:p>23.3171</text:p>
              </table:table-cell>
              <table:table-cell office:value-type="float" office:value="23.3254">
                <text:p>23.3254</text:p>
              </table:table-cell>
              <table:table-cell office:value-type="float" office:value="23.3254">
                <text:p>23.325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.3228269285482">
                <text:p>23.322826928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28">
                <text:p>23.322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.3202470731372">
                <text:p>23.320247073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02">
                <text:p>23.3202</text:p>
              </table:table-cell>
              <table:table-cell office:value-type="float" office:value="23.3202">
                <text:p>23.32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.3176967563461">
                <text:p>23.317696756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77">
                <text:p>23.317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.315175973523">
                <text:p>23.315175973523</text:p>
              </table:table-cell>
              <table:table-cell office:value-type="float" office:value="23.2309">
                <text:p>23.2309</text:p>
              </table:table-cell>
              <table:table-cell office:value-type="float" office:value="23.2706">
                <text:p>23.2706</text:p>
              </table:table-cell>
              <table:table-cell office:value-type="float" office:value="23.3061">
                <text:p>23.3061</text:p>
              </table:table-cell>
              <table:table-cell office:value-type="float" office:value="23.315">
                <text:p>23.315</text:p>
              </table:table-cell>
              <table:table-cell office:value-type="float" office:value="23.3152">
                <text:p>23.315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.3126847200228">
                <text:p>23.31268472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27">
                <text:p>23.312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.3102229912077">
                <text:p>23.310222991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">
                <text:p>23.31</text:p>
              </table:table-cell>
              <table:table-cell office:value-type="float" office:value="23.3102">
                <text:p>23.31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.3077907824469">
                <text:p>23.307790782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78">
                <text:p>23.30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.3053880891172">
                <text:p>23.305388089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56">
                <text:p>23.2956</text:p>
              </table:table-cell>
              <table:table-cell office:value-type="float" office:value="23.3052">
                <text:p>23.3052</text:p>
              </table:table-cell>
              <table:table-cell office:value-type="float" office:value="23.3054">
                <text:p>23.30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.3030149066019">
                <text:p>23.303014906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3">
                <text:p>23.3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.3006712302921">
                <text:p>23.300671230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04">
                <text:p>23.3004</text:p>
              </table:table-cell>
              <table:table-cell office:value-type="float" office:value="23.3007">
                <text:p>23.300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.2983570555855">
                <text:p>23.298357055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84">
                <text:p>23.29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.2960723778874">
                <text:p>23.2960723778874</text:p>
              </table:table-cell>
              <table:table-cell office:value-type="float" office:value="NaN">
                <text:p>NaN</text:p>
              </table:table-cell>
              <table:table-cell office:value-type="float" office:value="23.246">
                <text:p>23.246</text:p>
              </table:table-cell>
              <table:table-cell office:value-type="float" office:value="23.2856">
                <text:p>23.2856</text:p>
              </table:table-cell>
              <table:table-cell office:value-type="float" office:value="23.2957">
                <text:p>23.2957</text:p>
              </table:table-cell>
              <table:table-cell office:value-type="float" office:value="23.2961">
                <text:p>23.296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.2938171926101">
                <text:p>23.293817192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38">
                <text:p>23.293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.2915914951729">
                <text:p>23.291591495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12">
                <text:p>23.2912</text:p>
              </table:table-cell>
              <table:table-cell office:value-type="float" office:value="23.2916">
                <text:p>23.29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.2893952810023">
                <text:p>23.289395281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94">
                <text:p>23.28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.2872285455322">
                <text:p>23.287228545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6">
                <text:p>23.276</text:p>
              </table:table-cell>
              <table:table-cell office:value-type="float" office:value="23.2868">
                <text:p>23.2868</text:p>
              </table:table-cell>
              <table:table-cell office:value-type="float" office:value="23.2872">
                <text:p>23.28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.2850912842033">
                <text:p>23.285091284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51">
                <text:p>23.285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.2829834924632">
                <text:p>23.282983492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25">
                <text:p>23.2825</text:p>
              </table:table-cell>
              <table:table-cell office:value-type="float" office:value="23.283">
                <text:p>23.28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.2809051657675">
                <text:p>23.280905165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09">
                <text:p>23.280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.2788562995781">
                <text:p>23.2788562995781</text:p>
              </table:table-cell>
              <table:table-cell office:value-type="float" office:value="23.1739">
                <text:p>23.1739</text:p>
              </table:table-cell>
              <table:table-cell office:value-type="float" office:value="23.2233">
                <text:p>23.2233</text:p>
              </table:table-cell>
              <table:table-cell office:value-type="float" office:value="23.2669">
                <text:p>23.2669</text:p>
              </table:table-cell>
              <table:table-cell office:value-type="float" office:value="23.2783">
                <text:p>23.2783</text:p>
              </table:table-cell>
              <table:table-cell office:value-type="float" office:value="23.2789">
                <text:p>23.278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.2768368893643">
                <text:p>23.276836889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68">
                <text:p>23.276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.2748469306027">
                <text:p>23.274846930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43">
                <text:p>23.2743</text:p>
              </table:table-cell>
              <table:table-cell office:value-type="float" office:value="23.2748">
                <text:p>23.27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.2728864187765">
                <text:p>23.272886418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29">
                <text:p>23.272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.2709553493766">
                <text:p>23.270955349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83">
                <text:p>23.2583</text:p>
              </table:table-cell>
              <table:table-cell office:value-type="float" office:value="23.2703">
                <text:p>23.2703</text:p>
              </table:table-cell>
              <table:table-cell office:value-type="float" office:value="23.271">
                <text:p>23.27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.2690537179008">
                <text:p>23.269053717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91">
                <text:p>23.26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.2671815198538">
                <text:p>23.267181519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65">
                <text:p>23.2665</text:p>
              </table:table-cell>
              <table:table-cell office:value-type="float" office:value="23.2672">
                <text:p>23.267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.2653387507475">
                <text:p>23.265338750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53">
                <text:p>23.26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.2635254061009">
                <text:p>23.2635254061009</text:p>
              </table:table-cell>
              <table:table-cell office:value-type="float" office:value="NaN">
                <text:p>NaN</text:p>
              </table:table-cell>
              <table:table-cell office:value-type="float" office:value="23.2025">
                <text:p>23.2025</text:p>
              </table:table-cell>
              <table:table-cell office:value-type="float" office:value="23.2502">
                <text:p>23.2502</text:p>
              </table:table-cell>
              <table:table-cell office:value-type="float" office:value="23.2628">
                <text:p>23.2628</text:p>
              </table:table-cell>
              <table:table-cell office:value-type="float" office:value="23.2635">
                <text:p>23.263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.2617414814402">
                <text:p>23.261741481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17">
                <text:p>23.26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.2599869722986">
                <text:p>23.259986972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92">
                <text:p>23.2592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.2582618742162">
                <text:p>23.258261874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83">
                <text:p>23.258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.2565661827406">
                <text:p>23.256566182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25">
                <text:p>23.2425</text:p>
              </table:table-cell>
              <table:table-cell office:value-type="float" office:value="23.2558">
                <text:p>23.2558</text:p>
              </table:table-cell>
              <table:table-cell office:value-type="float" office:value="23.2566">
                <text:p>23.25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.2548998934261">
                <text:p>23.254899893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49">
                <text:p>23.254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.253263001834">
                <text:p>23.25326300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24">
                <text:p>23.2524</text:p>
              </table:table-cell>
              <table:table-cell office:value-type="float" office:value="23.2533">
                <text:p>23.25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.251655503533">
                <text:p>23.25165550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17">
                <text:p>23.251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.2500773940987">
                <text:p>23.2500773940987</text:p>
              </table:table-cell>
              <table:table-cell office:value-type="float" office:value="23.1238">
                <text:p>23.1238</text:p>
              </table:table-cell>
              <table:table-cell office:value-type="float" office:value="23.1837">
                <text:p>23.1837</text:p>
              </table:table-cell>
              <table:table-cell office:value-type="float" office:value="23.2353">
                <text:p>23.2353</text:p>
              </table:table-cell>
              <table:table-cell office:value-type="float" office:value="23.2492">
                <text:p>23.2492</text:p>
              </table:table-cell>
              <table:table-cell office:value-type="float" office:value="23.2501">
                <text:p>23.250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.2485286691134">
                <text:p>23.248528669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85">
                <text:p>23.248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.2470093241671">
                <text:p>23.247009324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61">
                <text:p>23.2461</text:p>
              </table:table-cell>
              <table:table-cell office:value-type="float" office:value="23.247">
                <text:p>23.24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.2455193548564">
                <text:p>23.245519354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55">
                <text:p>23.24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.244058756785">
                <text:p>23.24405875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86">
                <text:p>23.2286</text:p>
              </table:table-cell>
              <table:table-cell office:value-type="float" office:value="23.2431">
                <text:p>23.2431</text:p>
              </table:table-cell>
              <table:table-cell office:value-type="float" office:value="23.2441">
                <text:p>23.24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.2426275255637">
                <text:p>23.242627525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26">
                <text:p>23.24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.2412256568106">
                <text:p>23.241225656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02">
                <text:p>23.2402</text:p>
              </table:table-cell>
              <table:table-cell office:value-type="float" office:value="23.2412">
                <text:p>23.241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.2398531461506">
                <text:p>23.239853146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99">
                <text:p>23.23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.2385099892158">
                <text:p>23.2385099892158</text:p>
              </table:table-cell>
              <table:table-cell office:value-type="float" office:value="NaN">
                <text:p>NaN</text:p>
              </table:table-cell>
              <table:table-cell office:value-type="float" office:value="23.1667">
                <text:p>23.1667</text:p>
              </table:table-cell>
              <table:table-cell office:value-type="float" office:value="23.2223">
                <text:p>23.2223</text:p>
              </table:table-cell>
              <table:table-cell office:value-type="float" office:value="23.2374">
                <text:p>23.2374</text:p>
              </table:table-cell>
              <table:table-cell office:value-type="float" office:value="23.2385">
                <text:p>23.238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.2371961816454">
                <text:p>23.237196181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72">
                <text:p>23.237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.2359117190853">
                <text:p>23.235911719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48">
                <text:p>23.2348</text:p>
              </table:table-cell>
              <table:table-cell office:value-type="float" office:value="23.2359">
                <text:p>23.235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.2346565971883">
                <text:p>23.234656597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47">
                <text:p>23.234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.233430811614">
                <text:p>23.23343081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65">
                <text:p>23.2165</text:p>
              </table:table-cell>
              <table:table-cell office:value-type="float" office:value="23.2323">
                <text:p>23.2323</text:p>
              </table:table-cell>
              <table:table-cell office:value-type="float" office:value="23.2334">
                <text:p>23.233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.2322343580283">
                <text:p>23.2322343580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22">
                <text:p>23.23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.2310672321039">
                <text:p>23.231067232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99">
                <text:p>23.2299</text:p>
              </table:table-cell>
              <table:table-cell office:value-type="float" office:value="23.2311">
                <text:p>23.23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.22992942952">
                <text:p>23.2299294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99">
                <text:p>23.229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.2288209459632">
                <text:p>23.2288209459632</text:p>
              </table:table-cell>
              <table:table-cell office:value-type="float" office:value="23.0818">
                <text:p>23.0818</text:p>
              </table:table-cell>
              <table:table-cell office:value-type="float" office:value="23.1516">
                <text:p>23.1516</text:p>
              </table:table-cell>
              <table:table-cell office:value-type="float" office:value="23.2112">
                <text:p>23.2112</text:p>
              </table:table-cell>
              <table:table-cell office:value-type="float" office:value="23.2276">
                <text:p>23.2276</text:p>
              </table:table-cell>
              <table:table-cell office:value-type="float" office:value="23.2288">
                <text:p>23.228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.227741777128">
                <text:p>23.22774177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77">
                <text:p>23.227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.2266919187175">
                <text:p>23.22669191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54">
                <text:p>23.2254</text:p>
              </table:table-cell>
              <table:table-cell office:value-type="float" office:value="23.2267">
                <text:p>23.226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.2256713664447">
                <text:p>23.225671366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57">
                <text:p>23.225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.224680116033">
                <text:p>23.22468011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63">
                <text:p>23.2063</text:p>
              </table:table-cell>
              <table:table-cell office:value-type="float" office:value="23.2233">
                <text:p>23.2233</text:p>
              </table:table-cell>
              <table:table-cell office:value-type="float" office:value="23.2247">
                <text:p>23.224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.2237181632154">
                <text:p>23.223718163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37">
                <text:p>23.22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.2227855037321">
                <text:p>23.22278550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14">
                <text:p>23.2214</text:p>
              </table:table-cell>
              <table:table-cell office:value-type="float" office:value="23.2228">
                <text:p>23.22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.2218821333258">
                <text:p>23.221882133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19">
                <text:p>23.22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.2210080477342">
                <text:p>23.2210080477342</text:p>
              </table:table-cell>
              <table:table-cell office:value-type="float" office:value="NaN">
                <text:p>NaN</text:p>
              </table:table-cell>
              <table:table-cell office:value-type="float" office:value="23.1381">
                <text:p>23.1381</text:p>
              </table:table-cell>
              <table:table-cell office:value-type="float" office:value="23.2019">
                <text:p>23.2019</text:p>
              </table:table-cell>
              <table:table-cell office:value-type="float" office:value="23.2196">
                <text:p>23.2196</text:p>
              </table:table-cell>
              <table:table-cell office:value-type="float" office:value="23.221">
                <text:p>23.22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.2201632426824">
                <text:p>23.220163242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02">
                <text:p>23.220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.2193477138772">
                <text:p>23.21934771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78">
                <text:p>23.2178</text:p>
              </table:table-cell>
              <table:table-cell office:value-type="float" office:value="23.2193">
                <text:p>23.21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.2185614570103">
                <text:p>23.218561457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86">
                <text:p>23.218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.2178044677756">
                <text:p>23.217804467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8">
                <text:p>23.198</text:p>
              </table:table-cell>
              <table:table-cell office:value-type="float" office:value="23.2163">
                <text:p>23.2163</text:p>
              </table:table-cell>
              <table:table-cell office:value-type="float" office:value="23.2178">
                <text:p>23.217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.2170767419061">
                <text:p>23.217076741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71">
                <text:p>23.217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.216378275233">
                <text:p>23.2163782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48">
                <text:p>23.2148</text:p>
              </table:table-cell>
              <table:table-cell office:value-type="float" office:value="23.2164">
                <text:p>23.21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.21570906375">
                <text:p>23.2157090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57">
                <text:p>23.215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.2150691036542">
                <text:p>23.2150691036542</text:p>
              </table:table-cell>
              <table:table-cell office:value-type="float" office:value="23.0519">
                <text:p>23.0519</text:p>
              </table:table-cell>
              <table:table-cell office:value-type="float" office:value="23.1261">
                <text:p>23.1261</text:p>
              </table:table-cell>
              <table:table-cell office:value-type="float" office:value="23.1946">
                <text:p>23.1946</text:p>
              </table:table-cell>
              <table:table-cell office:value-type="float" office:value="23.2134">
                <text:p>23.2134</text:p>
              </table:table-cell>
              <table:table-cell office:value-type="float" office:value="23.2151">
                <text:p>23.215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.21445839131">
                <text:p>23.2144583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45">
                <text:p>23.214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.2138769230703">
                <text:p>23.213876923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22">
                <text:p>23.2122</text:p>
              </table:table-cell>
              <table:table-cell office:value-type="float" office:value="23.2139">
                <text:p>23.213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.213324694909">
                <text:p>23.21332469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33">
                <text:p>23.21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.2128017018903">
                <text:p>23.2128017018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16">
                <text:p>23.1916</text:p>
              </table:table-cell>
              <table:table-cell office:value-type="float" office:value="23.2111">
                <text:p>23.2111</text:p>
              </table:table-cell>
              <table:table-cell office:value-type="float" office:value="23.2128">
                <text:p>23.212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.2123079376495">
                <text:p>23.212307937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23">
                <text:p>23.212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.2118433942813">
                <text:p>23.211843394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01">
                <text:p>23.2101</text:p>
              </table:table-cell>
              <table:table-cell office:value-type="float" office:value="23.2118">
                <text:p>23.211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.2114080632422">
                <text:p>23.211408063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14">
                <text:p>23.21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.2110019378957">
                <text:p>23.2110019378957</text:p>
              </table:table-cell>
              <table:table-cell office:value-type="float" office:value="NaN">
                <text:p>NaN</text:p>
              </table:table-cell>
              <table:table-cell office:value-type="float" office:value="23.1163">
                <text:p>23.1163</text:p>
              </table:table-cell>
              <table:table-cell office:value-type="float" office:value="23.189">
                <text:p>23.189</text:p>
              </table:table-cell>
              <table:table-cell office:value-type="float" office:value="23.2092">
                <text:p>23.2092</text:p>
              </table:table-cell>
              <table:table-cell office:value-type="float" office:value="23.211">
                <text:p>23.2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.2106250178532">
                <text:p>23.21062501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06">
                <text:p>23.210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.2102773139316">
                <text:p>23.210277313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4">
                <text:p>23.2084</text:p>
              </table:table-cell>
              <table:table-cell office:value-type="float" office:value="23.2103">
                <text:p>23.210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.2099588502163">
                <text:p>23.209958850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.2096696569923">
                <text:p>23.209669656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67">
                <text:p>23.1867</text:p>
              </table:table-cell>
              <table:table-cell office:value-type="float" office:value="23.2078">
                <text:p>23.2078</text:p>
              </table:table-cell>
              <table:table-cell office:value-type="float" office:value="23.2097">
                <text:p>23.20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.2094097472794">
                <text:p>23.209409747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94">
                <text:p>23.209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.2091790746163">
                <text:p>23.209179074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72">
                <text:p>23.2072</text:p>
              </table:table-cell>
              <table:table-cell office:value-type="float" office:value="23.2092">
                <text:p>23.209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.2089774863151">
                <text:p>23.208977486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9">
                <text:p>23.20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.2088047179136">
                <text:p>23.2088047179136</text:p>
              </table:table-cell>
              <table:table-cell office:value-type="float" office:value="23.0357">
                <text:p>23.0357</text:p>
              </table:table-cell>
              <table:table-cell office:value-type="float" office:value="23.1107">
                <text:p>23.1107</text:p>
              </table:table-cell>
              <table:table-cell office:value-type="float" office:value="23.185">
                <text:p>23.185</text:p>
              </table:table-cell>
              <table:table-cell office:value-type="float" office:value="23.2068">
                <text:p>23.2068</text:p>
              </table:table-cell>
              <table:table-cell office:value-type="float" office:value="23.2088">
                <text:p>23.208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.2086605117566">
                <text:p>23.208660511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7">
                <text:p>23.208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.2085449464159">
                <text:p>23.208544946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65">
                <text:p>23.2065</text:p>
              </table:table-cell>
              <table:table-cell office:value-type="float" office:value="23.2085">
                <text:p>23.208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.2084589480529">
                <text:p>23.208458948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5">
                <text:p>23.208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.2084046011703">
                <text:p>23.208404601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49">
                <text:p>23.1849</text:p>
              </table:table-cell>
              <table:table-cell office:value-type="float" office:value="23.2061">
                <text:p>23.2061</text:p>
              </table:table-cell>
              <table:table-cell office:value-type="float" office:value="23.2084">
                <text:p>23.208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.2083842557904">
                <text:p>23.208384255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4">
                <text:p>23.208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.2083969668987">
                <text:p>23.208396966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6">
                <text:p>23.206</text:p>
              </table:table-cell>
              <table:table-cell office:value-type="float" office:value="23.2084">
                <text:p>23.20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.2084320917964">
                <text:p>23.20843209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4">
                <text:p>23.208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3.2084663387708">
                <text:p>23.2084663387708</text:p>
              </table:table-cell>
              <table:table-cell office:value-type="float" office:value="NaN">
                <text:p>NaN</text:p>
              </table:table-cell>
              <table:table-cell office:value-type="float" office:value="23.11">
                <text:p>23.11</text:p>
              </table:table-cell>
              <table:table-cell office:value-type="float" office:value="23.1869">
                <text:p>23.1869</text:p>
              </table:table-cell>
              <table:table-cell office:value-type="float" office:value="23.2066">
                <text:p>23.2066</text:p>
              </table:table-cell>
              <table:table-cell office:value-type="float" office:value="23.2085">
                <text:p>23.208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3.2084855957567">
                <text:p>23.208485595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5">
                <text:p>23.208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3.2085659833252">
                <text:p>23.208565983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">
                <text:p>23.208</text:p>
              </table:table-cell>
              <table:table-cell office:value-type="float" office:value="23.2086">
                <text:p>23.20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.2089802895078">
                <text:p>23.208980289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9">
                <text:p>23.20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.2098194410398">
                <text:p>23.209819441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72">
                <text:p>23.1772</text:p>
              </table:table-cell>
              <table:table-cell office:value-type="float" office:value="23.2036">
                <text:p>23.2036</text:p>
              </table:table-cell>
              <table:table-cell office:value-type="float" office:value="23.2098">
                <text:p>23.209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.2076449692696">
                <text:p>23.207644969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76">
                <text:p>23.207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3.1908311795194">
                <text:p>23.190831179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">
                <text:p>23.17</text:p>
              </table:table-cell>
              <table:table-cell office:value-type="float" office:value="23.1908">
                <text:p>23.190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.171003741176">
                <text:p>23.1710037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1">
                <text:p>23.1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3.1516010976">
                <text:p>23.1516010976</text:p>
              </table:table-cell>
              <table:table-cell office:value-type="float" office:value="22.9798">
                <text:p>22.9798</text:p>
              </table:table-cell>
              <table:table-cell office:value-type="float" office:value="23.0873">
                <text:p>23.0873</text:p>
              </table:table-cell>
              <table:table-cell office:value-type="float" office:value="23.11">
                <text:p>23.11</text:p>
              </table:table-cell>
              <table:table-cell office:value-type="float" office:value="23.1305">
                <text:p>23.1305</text:p>
              </table:table-cell>
              <table:table-cell office:value-type="float" office:value="23.1516">
                <text:p>23.15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3.1325322967647">
                <text:p>23.132532296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325">
                <text:p>23.13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3.1135245253477">
                <text:p>23.113524525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19">
                <text:p>23.0919</text:p>
              </table:table-cell>
              <table:table-cell office:value-type="float" office:value="23.1135">
                <text:p>23.113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3.0945016374865">
                <text:p>23.094501637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45">
                <text:p>23.094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3.0754777199554">
                <text:p>23.075477719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11">
                <text:p>23.0311</text:p>
              </table:table-cell>
              <table:table-cell office:value-type="float" office:value="23.054">
                <text:p>23.054</text:p>
              </table:table-cell>
              <table:table-cell office:value-type="float" office:value="23.0755">
                <text:p>23.07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.0564760391759">
                <text:p>23.056476039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65">
                <text:p>23.05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3.0375072125553">
                <text:p>23.037507212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63">
                <text:p>23.0163</text:p>
              </table:table-cell>
              <table:table-cell office:value-type="float" office:value="23.0375">
                <text:p>23.037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3.0185721598167">
                <text:p>23.01857215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86">
                <text:p>23.018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2.9996685056467">
                <text:p>22.9996685056467</text:p>
              </table:table-cell>
              <table:table-cell office:value-type="float" office:value="NaN">
                <text:p>NaN</text:p>
              </table:table-cell>
              <table:table-cell office:value-type="float" office:value="22.951">
                <text:p>22.951</text:p>
              </table:table-cell>
              <table:table-cell office:value-type="float" office:value="22.9543">
                <text:p>22.9543</text:p>
              </table:table-cell>
              <table:table-cell office:value-type="float" office:value="22.9786">
                <text:p>22.9786</text:p>
              </table:table-cell>
              <table:table-cell office:value-type="float" office:value="22.9997">
                <text:p>22.999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.9807941402506">
                <text:p>22.980794140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08">
                <text:p>22.980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.9619481121758">
                <text:p>22.961948112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09">
                <text:p>22.9409</text:p>
              </table:table-cell>
              <table:table-cell office:value-type="float" office:value="22.9619">
                <text:p>22.96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.9431303175588">
                <text:p>22.943130317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31">
                <text:p>22.943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.9243409887628">
                <text:p>22.924340988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92">
                <text:p>22.8792</text:p>
              </table:table-cell>
              <table:table-cell office:value-type="float" office:value="22.9034">
                <text:p>22.9034</text:p>
              </table:table-cell>
              <table:table-cell office:value-type="float" office:value="22.9243">
                <text:p>22.924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.905580364958">
                <text:p>22.905580364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056">
                <text:p>22.905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.8868485735406">
                <text:p>22.886848573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6">
                <text:p>22.866</text:p>
              </table:table-cell>
              <table:table-cell office:value-type="float" office:value="22.8868">
                <text:p>22.886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.8681456356796">
                <text:p>22.868145635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81">
                <text:p>22.868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.8494715130631">
                <text:p>22.8494715130631</text:p>
              </table:table-cell>
              <table:table-cell office:value-type="float" office:value="22.7045">
                <text:p>22.7045</text:p>
              </table:table-cell>
              <table:table-cell office:value-type="float" office:value="22.7926">
                <text:p>22.7926</text:p>
              </table:table-cell>
              <table:table-cell office:value-type="float" office:value="22.8046">
                <text:p>22.8046</text:p>
              </table:table-cell>
              <table:table-cell office:value-type="float" office:value="22.8287">
                <text:p>22.8287</text:p>
              </table:table-cell>
              <table:table-cell office:value-type="float" office:value="22.8495">
                <text:p>22.84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.8308261501132">
                <text:p>22.830826150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08">
                <text:p>22.83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.8122094974521">
                <text:p>22.812209497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16">
                <text:p>22.7916</text:p>
              </table:table-cell>
              <table:table-cell office:value-type="float" office:value="22.8122">
                <text:p>22.812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.7936215189703">
                <text:p>22.793621518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36">
                <text:p>22.793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.7750621897635">
                <text:p>22.775062189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04">
                <text:p>22.7304</text:p>
              </table:table-cell>
              <table:table-cell office:value-type="float" office:value="22.7545">
                <text:p>22.7545</text:p>
              </table:table-cell>
              <table:table-cell office:value-type="float" office:value="22.7751">
                <text:p>22.775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.7565314911749">
                <text:p>22.756531491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65">
                <text:p>22.756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.7380294064551">
                <text:p>22.738029406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6">
                <text:p>22.7176</text:p>
              </table:table-cell>
              <table:table-cell office:value-type="float" office:value="22.738">
                <text:p>22.73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.7195559182156">
                <text:p>22.719555918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96">
                <text:p>22.719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.7011110075275">
                <text:p>22.7011110075275</text:p>
              </table:table-cell>
              <table:table-cell office:value-type="float" office:value="NaN">
                <text:p>NaN</text:p>
              </table:table-cell>
              <table:table-cell office:value-type="float" office:value="22.6392">
                <text:p>22.6392</text:p>
              </table:table-cell>
              <table:table-cell office:value-type="float" office:value="22.6564">
                <text:p>22.6564</text:p>
              </table:table-cell>
              <table:table-cell office:value-type="float" office:value="22.6808">
                <text:p>22.6808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.682694654033">
                <text:p>22.68269465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827">
                <text:p>22.682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2.6643068364638">
                <text:p>22.664306836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41">
                <text:p>22.6441</text:p>
              </table:table-cell>
              <table:table-cell office:value-type="float" office:value="22.6643">
                <text:p>22.664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2.6459475331727">
                <text:p>22.64594753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59">
                <text:p>22.645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2.6276167225009">
                <text:p>22.627616722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29">
                <text:p>22.5829</text:p>
              </table:table-cell>
              <table:table-cell office:value-type="float" office:value="22.6075">
                <text:p>22.6075</text:p>
              </table:table-cell>
              <table:table-cell office:value-type="float" office:value="22.6276">
                <text:p>22.627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2.6093143829565">
                <text:p>22.609314382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093">
                <text:p>22.609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2.5910404932507">
                <text:p>22.591040493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71">
                <text:p>22.571</text:p>
              </table:table-cell>
              <table:table-cell office:value-type="float" office:value="22.591">
                <text:p>22.59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.5727950322573">
                <text:p>22.572795032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728">
                <text:p>22.572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2.554577978947">
                <text:p>22.554577978947</text:p>
              </table:table-cell>
              <table:table-cell office:value-type="float" office:value="22.3894">
                <text:p>22.3894</text:p>
              </table:table-cell>
              <table:table-cell office:value-type="float" office:value="22.4899">
                <text:p>22.4899</text:p>
              </table:table-cell>
              <table:table-cell office:value-type="float" office:value="22.5099">
                <text:p>22.5099</text:p>
              </table:table-cell>
              <table:table-cell office:value-type="float" office:value="22.5346">
                <text:p>22.5346</text:p>
              </table:table-cell>
              <table:table-cell office:value-type="float" office:value="22.5546">
                <text:p>22.554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2.5363893123308">
                <text:p>22.536389312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364">
                <text:p>22.536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2.518229011421">
                <text:p>22.51822901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84">
                <text:p>22.4984</text:p>
              </table:table-cell>
              <table:table-cell office:value-type="float" office:value="22.5182">
                <text:p>22.518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.5000970552139">
                <text:p>22.500097055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001">
                <text:p>22.500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.4819934226881">
                <text:p>22.481993422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73">
                <text:p>22.4373</text:p>
              </table:table-cell>
              <table:table-cell office:value-type="float" office:value="22.4622">
                <text:p>22.4622</text:p>
              </table:table-cell>
              <table:table-cell office:value-type="float" office:value="22.482">
                <text:p>22.48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.4639180928087">
                <text:p>22.463918092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39">
                <text:p>22.463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.4458710445359">
                <text:p>22.445871044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262">
                <text:p>22.4262</text:p>
              </table:table-cell>
              <table:table-cell office:value-type="float" office:value="22.4459">
                <text:p>22.44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2.4278522568318">
                <text:p>22.427852256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279">
                <text:p>22.427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.4098617086653">
                <text:p>22.4098617086653</text:p>
              </table:table-cell>
              <table:table-cell office:value-type="float" office:value="NaN">
                <text:p>NaN</text:p>
              </table:table-cell>
              <table:table-cell office:value-type="float" office:value="22.3427">
                <text:p>22.3427</text:p>
              </table:table-cell>
              <table:table-cell office:value-type="float" office:value="22.3652">
                <text:p>22.3652</text:p>
              </table:table-cell>
              <table:table-cell office:value-type="float" office:value="22.3903">
                <text:p>22.3903</text:p>
              </table:table-cell>
              <table:table-cell office:value-type="float" office:value="22.4099">
                <text:p>22.409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.3918993790149">
                <text:p>22.391899379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919">
                <text:p>22.39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.3739652468691">
                <text:p>22.373965246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545">
                <text:p>22.3545</text:p>
              </table:table-cell>
              <table:table-cell office:value-type="float" office:value="22.374">
                <text:p>22.37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2.3560592912256">
                <text:p>22.356059291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561">
                <text:p>22.356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.3381814910907">
                <text:p>22.338181491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936">
                <text:p>22.2936</text:p>
              </table:table-cell>
              <table:table-cell office:value-type="float" office:value="22.3188">
                <text:p>22.3188</text:p>
              </table:table-cell>
              <table:table-cell office:value-type="float" office:value="22.3382">
                <text:p>22.338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.3203318254784">
                <text:p>22.320331825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03">
                <text:p>22.320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.3025102734091">
                <text:p>22.302510273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32">
                <text:p>22.2832</text:p>
              </table:table-cell>
              <table:table-cell office:value-type="float" office:value="22.3025">
                <text:p>22.30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.2847168139097">
                <text:p>22.284716813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47">
                <text:p>22.284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2.2669514260135">
                <text:p>22.2669514260135</text:p>
              </table:table-cell>
              <table:table-cell office:value-type="float" office:value="22.0877">
                <text:p>22.0877</text:p>
              </table:table-cell>
              <table:table-cell office:value-type="float" office:value="22.197">
                <text:p>22.197</text:p>
              </table:table-cell>
              <table:table-cell office:value-type="float" office:value="22.2224">
                <text:p>22.2224</text:p>
              </table:table-cell>
              <table:table-cell office:value-type="float" office:value="22.2478">
                <text:p>22.2478</text:p>
              </table:table-cell>
              <table:table-cell office:value-type="float" office:value="22.267">
                <text:p>22.26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2.2492140887597">
                <text:p>22.249214088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92">
                <text:p>22.24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.2315047811938">
                <text:p>22.231504781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24">
                <text:p>22.2124</text:p>
              </table:table-cell>
              <table:table-cell office:value-type="float" office:value="22.2315">
                <text:p>22.231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2.2138234823678">
                <text:p>22.213823482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38">
                <text:p>22.21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2.1961701713401">
                <text:p>22.196170171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516">
                <text:p>22.1516</text:p>
              </table:table-cell>
              <table:table-cell office:value-type="float" office:value="22.1772">
                <text:p>22.1772</text:p>
              </table:table-cell>
              <table:table-cell office:value-type="float" office:value="22.1962">
                <text:p>22.196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2.1785448271759">
                <text:p>22.178544827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85">
                <text:p>22.178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2.1609474289466">
                <text:p>22.1609474289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21">
                <text:p>22.1421</text:p>
              </table:table-cell>
              <table:table-cell office:value-type="float" office:value="22.1609">
                <text:p>22.160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2.1433779557306">
                <text:p>22.143377955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34">
                <text:p>22.143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2.1258363866128">
                <text:p>22.1258363866128</text:p>
              </table:table-cell>
              <table:table-cell office:value-type="float" office:value="NaN">
                <text:p>NaN</text:p>
              </table:table-cell>
              <table:table-cell office:value-type="float" office:value="22.0528">
                <text:p>22.0528</text:p>
              </table:table-cell>
              <table:table-cell office:value-type="float" office:value="22.0813">
                <text:p>22.0813</text:p>
              </table:table-cell>
              <table:table-cell office:value-type="float" office:value="22.107">
                <text:p>22.107</text:p>
              </table:table-cell>
              <table:table-cell office:value-type="float" office:value="22.1258">
                <text:p>22.125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2.1083227006847">
                <text:p>22.108322700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083">
                <text:p>22.108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2.0908368770446">
                <text:p>22.090836877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21">
                <text:p>22.0721</text:p>
              </table:table-cell>
              <table:table-cell office:value-type="float" office:value="22.0908">
                <text:p>22.090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.0733788947969">
                <text:p>22.073378894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34">
                <text:p>22.073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2.0559487330531">
                <text:p>22.055948733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115">
                <text:p>22.0115</text:p>
              </table:table-cell>
              <table:table-cell office:value-type="float" office:value="22.0374">
                <text:p>22.0374</text:p>
              </table:table-cell>
              <table:table-cell office:value-type="float" office:value="22.0559">
                <text:p>22.055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.038546370931">
                <text:p>22.03854637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385">
                <text:p>22.038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.0211717875549">
                <text:p>22.021171787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027">
                <text:p>22.0027</text:p>
              </table:table-cell>
              <table:table-cell office:value-type="float" office:value="22.0212">
                <text:p>22.02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2.0038249620557">
                <text:p>22.003824962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038">
                <text:p>22.003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1.9865058735709">
                <text:p>21.9865058735709</text:p>
              </table:table-cell>
              <table:table-cell office:value-type="float" office:value="21.7979">
                <text:p>21.7979</text:p>
              </table:table-cell>
              <table:table-cell office:value-type="float" office:value="21.9104">
                <text:p>21.9104</text:p>
              </table:table-cell>
              <table:table-cell office:value-type="float" office:value="21.942">
                <text:p>21.942</text:p>
              </table:table-cell>
              <table:table-cell office:value-type="float" office:value="21.9681">
                <text:p>21.9681</text:p>
              </table:table-cell>
              <table:table-cell office:value-type="float" office:value="21.9865">
                <text:p>21.986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.9692145012444">
                <text:p>21.969214501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692">
                <text:p>21.969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1.9519508242268">
                <text:p>21.951950824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336">
                <text:p>21.9336</text:p>
              </table:table-cell>
              <table:table-cell office:value-type="float" office:value="21.952">
                <text:p>21.95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1.9347148216751">
                <text:p>21.934714821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347">
                <text:p>21.934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1.917506472753">
                <text:p>21.9175064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731">
                <text:p>21.8731</text:p>
              </table:table-cell>
              <table:table-cell office:value-type="float" office:value="21.8993">
                <text:p>21.8993</text:p>
              </table:table-cell>
              <table:table-cell office:value-type="float" office:value="21.9175">
                <text:p>21.917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1.9003257566306">
                <text:p>21.900325756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003">
                <text:p>21.900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1.8831726524845">
                <text:p>21.883172652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651">
                <text:p>21.8651</text:p>
              </table:table-cell>
              <table:table-cell office:value-type="float" office:value="21.8832">
                <text:p>21.88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.866047139498">
                <text:p>21.86604713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66">
                <text:p>21.86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1.8489491968605">
                <text:p>21.8489491968605</text:p>
              </table:table-cell>
              <table:table-cell office:value-type="float" office:value="NaN">
                <text:p>NaN</text:p>
              </table:table-cell>
              <table:table-cell office:value-type="float" office:value="21.7698">
                <text:p>21.7698</text:p>
              </table:table-cell>
              <table:table-cell office:value-type="float" office:value="21.8045">
                <text:p>21.8045</text:p>
              </table:table-cell>
              <table:table-cell office:value-type="float" office:value="21.8309">
                <text:p>21.8309</text:p>
              </table:table-cell>
              <table:table-cell office:value-type="float" office:value="21.8489">
                <text:p>21.848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1.8318788037687">
                <text:p>21.831878803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319">
                <text:p>21.831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1.8148359394248">
                <text:p>21.814835939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969">
                <text:p>21.7969</text:p>
              </table:table-cell>
              <table:table-cell office:value-type="float" office:value="21.8148">
                <text:p>21.81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1.7978205830384">
                <text:p>21.797820583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978">
                <text:p>21.79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1.7808327138251">
                <text:p>21.780832713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364">
                <text:p>21.7364</text:p>
              </table:table-cell>
              <table:table-cell office:value-type="float" office:value="21.763">
                <text:p>21.763</text:p>
              </table:table-cell>
              <table:table-cell office:value-type="float" office:value="21.7808">
                <text:p>21.780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1.7638723110072">
                <text:p>21.763872311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639">
                <text:p>21.763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1.7469393538133">
                <text:p>21.746939353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292">
                <text:p>21.7292</text:p>
              </table:table-cell>
              <table:table-cell office:value-type="float" office:value="21.7469">
                <text:p>21.74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.7300338214786">
                <text:p>21.7300338214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1.713155693245">
                <text:p>21.713155693245</text:p>
              </table:table-cell>
              <table:table-cell office:value-type="float" office:value="21.5155">
                <text:p>21.5155</text:p>
              </table:table-cell>
              <table:table-cell office:value-type="float" office:value="21.6309">
                <text:p>21.6309</text:p>
              </table:table-cell>
              <table:table-cell office:value-type="float" office:value="21.6688">
                <text:p>21.6688</text:p>
              </table:table-cell>
              <table:table-cell office:value-type="float" office:value="21.6955">
                <text:p>21.6955</text:p>
              </table:table-cell>
              <table:table-cell office:value-type="float" office:value="21.7132">
                <text:p>21.71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1.6963049483604">
                <text:p>21.696304948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963">
                <text:p>21.696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.6794815660795">
                <text:p>21.679481566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619">
                <text:p>21.6619</text:p>
              </table:table-cell>
              <table:table-cell office:value-type="float" office:value="21.6795">
                <text:p>21.679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.6626855256637">
                <text:p>21.662685525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627">
                <text:p>21.662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.6459168063805">
                <text:p>21.645916806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016">
                <text:p>21.6016</text:p>
              </table:table-cell>
              <table:table-cell office:value-type="float" office:value="21.6285">
                <text:p>21.6285</text:p>
              </table:table-cell>
              <table:table-cell office:value-type="float" office:value="21.6459">
                <text:p>21.645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1.6291753875037">
                <text:p>21.629175387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292">
                <text:p>21.62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1.6124612483142">
                <text:p>21.612461248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951">
                <text:p>21.5951</text:p>
              </table:table-cell>
              <table:table-cell office:value-type="float" office:value="21.6125">
                <text:p>21.61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1.5957743680987">
                <text:p>21.595774368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958">
                <text:p>21.595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1.5791147261507">
                <text:p>21.5791147261507</text:p>
              </table:table-cell>
              <table:table-cell office:value-type="float" office:value="NaN">
                <text:p>NaN</text:p>
              </table:table-cell>
              <table:table-cell office:value-type="float" office:value="21.4938">
                <text:p>21.4938</text:p>
              </table:table-cell>
              <table:table-cell office:value-type="float" office:value="21.5348">
                <text:p>21.5348</text:p>
              </table:table-cell>
              <table:table-cell office:value-type="float" office:value="21.5619">
                <text:p>21.5619</text:p>
              </table:table-cell>
              <table:table-cell office:value-type="float" office:value="21.5791">
                <text:p>21.57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.5624823017702">
                <text:p>21.562482301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25">
                <text:p>21.562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.5458770742634">
                <text:p>21.545877074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87">
                <text:p>21.5287</text:p>
              </table:table-cell>
              <table:table-cell office:value-type="float" office:value="21.5459">
                <text:p>21.545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1.5292990229431">
                <text:p>21.529299022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93">
                <text:p>21.529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1.5127481271285">
                <text:p>21.512748127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84">
                <text:p>21.4684</text:p>
              </table:table-cell>
              <table:table-cell office:value-type="float" office:value="21.4957">
                <text:p>21.4957</text:p>
              </table:table-cell>
              <table:table-cell office:value-type="float" office:value="21.5127">
                <text:p>21.512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1.4962243661451">
                <text:p>21.496224366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962">
                <text:p>21.496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1.4797277193251">
                <text:p>21.479727719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28">
                <text:p>21.4628</text:p>
              </table:table-cell>
              <table:table-cell office:value-type="float" office:value="21.4797">
                <text:p>21.47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.463258166007">
                <text:p>21.463258166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33">
                <text:p>21.463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1.4468156855354">
                <text:p>21.4468156855354</text:p>
              </table:table-cell>
              <table:table-cell office:value-type="float" office:value="21.2395">
                <text:p>21.2395</text:p>
              </table:table-cell>
              <table:table-cell office:value-type="float" office:value="21.3585">
                <text:p>21.3585</text:p>
              </table:table-cell>
              <table:table-cell office:value-type="float" office:value="21.4025">
                <text:p>21.4025</text:p>
              </table:table-cell>
              <table:table-cell office:value-type="float" office:value="21.4299">
                <text:p>21.4299</text:p>
              </table:table-cell>
              <table:table-cell office:value-type="float" office:value="21.4468">
                <text:p>21.446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.4304002572619">
                <text:p>21.430400257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304">
                <text:p>21.430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.414011860544">
                <text:p>21.41401186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72">
                <text:p>21.3972</text:p>
              </table:table-cell>
              <table:table-cell office:value-type="float" office:value="21.414">
                <text:p>21.41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1.3976504747458">
                <text:p>21.39765047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77">
                <text:p>21.397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1.381316079238">
                <text:p>21.38131607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21.3646">
                <text:p>21.3646</text:p>
              </table:table-cell>
              <table:table-cell office:value-type="float" office:value="21.3813">
                <text:p>21.381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1.3650086533971">
                <text:p>21.365008653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65">
                <text:p>21.36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1.3487281766067">
                <text:p>21.348728176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321">
                <text:p>21.3321</text:p>
              </table:table-cell>
              <table:table-cell office:value-type="float" office:value="21.3487">
                <text:p>21.348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1.3324746282561">
                <text:p>21.332474628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325">
                <text:p>21.33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1.3162479877416">
                <text:p>21.3162479877416</text:p>
              </table:table-cell>
              <table:table-cell office:value-type="float" office:value="NaN">
                <text:p>NaN</text:p>
              </table:table-cell>
              <table:table-cell office:value-type="float" office:value="21.2249">
                <text:p>21.2249</text:p>
              </table:table-cell>
              <table:table-cell office:value-type="float" office:value="21.272">
                <text:p>21.272</text:p>
              </table:table-cell>
              <table:table-cell office:value-type="float" office:value="21.2998">
                <text:p>21.2998</text:p>
              </table:table-cell>
              <table:table-cell office:value-type="float" office:value="21.3162">
                <text:p>21.316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1.3000482344654">
                <text:p>21.300048234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1.2838753478364">
                <text:p>21.283875347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675">
                <text:p>21.2675</text:p>
              </table:table-cell>
              <table:table-cell office:value-type="float" office:value="21.2839">
                <text:p>21.283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1.2677293072695">
                <text:p>21.267729307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677">
                <text:p>21.267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1.2516100921864">
                <text:p>21.251610092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73">
                <text:p>21.2073</text:p>
              </table:table-cell>
              <table:table-cell office:value-type="float" office:value="21.2353">
                <text:p>21.2353</text:p>
              </table:table-cell>
              <table:table-cell office:value-type="float" office:value="21.2516">
                <text:p>21.251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1.2355176820146">
                <text:p>21.235517682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355">
                <text:p>21.235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1.2194520561885">
                <text:p>21.219452056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32">
                <text:p>21.2032</text:p>
              </table:table-cell>
              <table:table-cell office:value-type="float" office:value="21.2195">
                <text:p>21.21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.2034131941485">
                <text:p>21.203413194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34">
                <text:p>21.20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1.1874010753413">
                <text:p>21.1874010753413</text:p>
              </table:table-cell>
              <table:table-cell office:value-type="float" office:value="20.9699">
                <text:p>20.9699</text:p>
              </table:table-cell>
              <table:table-cell office:value-type="float" office:value="21.093">
                <text:p>21.093</text:p>
              </table:table-cell>
              <table:table-cell office:value-type="float" office:value="21.1432">
                <text:p>21.1432</text:p>
              </table:table-cell>
              <table:table-cell office:value-type="float" office:value="21.1713">
                <text:p>21.1713</text:p>
              </table:table-cell>
              <table:table-cell office:value-type="float" office:value="21.1874">
                <text:p>21.187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.1714156792203">
                <text:p>21.171415679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714">
                <text:p>21.171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1.1554569852447">
                <text:p>21.155456985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394">
                <text:p>21.1394</text:p>
              </table:table-cell>
              <table:table-cell office:value-type="float" office:value="21.1555">
                <text:p>21.15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1.1395249728803">
                <text:p>21.139524972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395">
                <text:p>21.139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1.1236196215994">
                <text:p>21.123619621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794">
                <text:p>21.0794</text:p>
              </table:table-cell>
              <table:table-cell office:value-type="float" office:value="21.1077">
                <text:p>21.1077</text:p>
              </table:table-cell>
              <table:table-cell office:value-type="float" office:value="21.1236">
                <text:p>21.12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1.1077409108803">
                <text:p>21.107740910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077">
                <text:p>21.107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1.0918888202075">
                <text:p>21.091888820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761">
                <text:p>21.0761</text:p>
              </table:table-cell>
              <table:table-cell office:value-type="float" office:value="21.0919">
                <text:p>21.09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.0760633290723">
                <text:p>21.076063329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761">
                <text:p>21.076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1.0602644169718">
                <text:p>21.0602644169718</text:p>
              </table:table-cell>
              <table:table-cell office:value-type="float" office:value="NaN">
                <text:p>NaN</text:p>
              </table:table-cell>
              <table:table-cell office:value-type="float" office:value="20.9627">
                <text:p>20.9627</text:p>
              </table:table-cell>
              <table:table-cell office:value-type="float" office:value="21.016">
                <text:p>21.016</text:p>
              </table:table-cell>
              <table:table-cell office:value-type="float" office:value="21.0445">
                <text:p>21.0445</text:p>
              </table:table-cell>
              <table:table-cell office:value-type="float" office:value="21.0603">
                <text:p>21.060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1.0444920634095">
                <text:p>21.044492063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45">
                <text:p>21.04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1.0287462478953">
                <text:p>21.028746247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31">
                <text:p>21.0131</text:p>
              </table:table-cell>
              <table:table-cell office:value-type="float" office:value="21.0287">
                <text:p>21.02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1.0130269499452">
                <text:p>21.013026949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3">
                <text:p>21.01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0.9973341490818">
                <text:p>20.997334149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31">
                <text:p>20.9531</text:p>
              </table:table-cell>
              <table:table-cell office:value-type="float" office:value="20.9818">
                <text:p>20.9818</text:p>
              </table:table-cell>
              <table:table-cell office:value-type="float" office:value="20.9973">
                <text:p>20.99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0.9816678248336">
                <text:p>20.9816678248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17">
                <text:p>20.981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0.9660279567353">
                <text:p>20.966027956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06">
                <text:p>20.9506</text:p>
              </table:table-cell>
              <table:table-cell office:value-type="float" office:value="20.966">
                <text:p>20.9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0.9504145243283">
                <text:p>20.95041452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04">
                <text:p>20.950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0.9348275071598">
                <text:p>20.9348275071598</text:p>
              </table:table-cell>
              <table:table-cell office:value-type="float" office:value="20.7069">
                <text:p>20.7069</text:p>
              </table:table-cell>
              <table:table-cell office:value-type="float" office:value="20.8342">
                <text:p>20.8342</text:p>
              </table:table-cell>
              <table:table-cell office:value-type="float" office:value="20.8906">
                <text:p>20.8906</text:p>
              </table:table-cell>
              <table:table-cell office:value-type="float" office:value="20.9195">
                <text:p>20.9195</text:p>
              </table:table-cell>
              <table:table-cell office:value-type="float" office:value="20.9348">
                <text:p>20.934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0.9192668847836">
                <text:p>20.919266884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193">
                <text:p>20.919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0.9037326367592">
                <text:p>20.903732636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885">
                <text:p>20.8885</text:p>
              </table:table-cell>
              <table:table-cell office:value-type="float" office:value="20.9037">
                <text:p>20.903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.888224742653">
                <text:p>20.88822474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882">
                <text:p>20.888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0.8727431820369">
                <text:p>20.872743182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286">
                <text:p>20.8286</text:p>
              </table:table-cell>
              <table:table-cell office:value-type="float" office:value="20.8576">
                <text:p>20.8576</text:p>
              </table:table-cell>
              <table:table-cell office:value-type="float" office:value="20.8727">
                <text:p>20.872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0.8572879344897">
                <text:p>20.857287934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573">
                <text:p>20.857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0.8418589795958">
                <text:p>20.841858979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268">
                <text:p>20.8268</text:p>
              </table:table-cell>
              <table:table-cell office:value-type="float" office:value="20.8419">
                <text:p>20.841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0.8264562969462">
                <text:p>20.826456296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265">
                <text:p>20.826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0.8110798661381">
                <text:p>20.8110798661381</text:p>
              </table:table-cell>
              <table:table-cell office:value-type="float" office:value="NaN">
                <text:p>NaN</text:p>
              </table:table-cell>
              <table:table-cell office:value-type="float" office:value="20.7074">
                <text:p>20.7074</text:p>
              </table:table-cell>
              <table:table-cell office:value-type="float" office:value="20.7669">
                <text:p>20.7669</text:p>
              </table:table-cell>
              <table:table-cell office:value-type="float" office:value="20.7961">
                <text:p>20.7961</text:p>
              </table:table-cell>
              <table:table-cell office:value-type="float" office:value="20.8111">
                <text:p>20.811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0.7957296667745">
                <text:p>20.795729666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957">
                <text:p>20.795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0.7804056784652">
                <text:p>20.780405678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55">
                <text:p>20.7655</text:p>
              </table:table-cell>
              <table:table-cell office:value-type="float" office:value="20.7804">
                <text:p>20.780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0.7651078808254">
                <text:p>20.76510788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51">
                <text:p>20.765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0.749836253477">
                <text:p>20.74983625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057">
                <text:p>20.7057</text:p>
              </table:table-cell>
              <table:table-cell office:value-type="float" office:value="20.735">
                <text:p>20.735</text:p>
              </table:table-cell>
              <table:table-cell office:value-type="float" office:value="20.7498">
                <text:p>20.749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0.734590776048">
                <text:p>20.73459077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46">
                <text:p>20.734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0.7193714281724">
                <text:p>20.719371428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047">
                <text:p>20.7047</text:p>
              </table:table-cell>
              <table:table-cell office:value-type="float" office:value="20.7194">
                <text:p>20.719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0.7041781894904">
                <text:p>20.704178189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042">
                <text:p>20.704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0.6890110396484">
                <text:p>20.6890110396484</text:p>
              </table:table-cell>
              <table:table-cell office:value-type="float" office:value="20.4506">
                <text:p>20.4506</text:p>
              </table:table-cell>
              <table:table-cell office:value-type="float" office:value="20.5823">
                <text:p>20.5823</text:p>
              </table:table-cell>
              <table:table-cell office:value-type="float" office:value="20.6449">
                <text:p>20.6449</text:p>
              </table:table-cell>
              <table:table-cell office:value-type="float" office:value="20.6744">
                <text:p>20.6744</text:p>
              </table:table-cell>
              <table:table-cell office:value-type="float" office:value="20.689">
                <text:p>20.68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0.673869958299">
                <text:p>20.67386995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739">
                <text:p>20.673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0.6587549251006">
                <text:p>20.658754925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42">
                <text:p>20.6442</text:p>
              </table:table-cell>
              <table:table-cell office:value-type="float" office:value="20.6588">
                <text:p>20.65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0.6436659197182">
                <text:p>20.643665919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37">
                <text:p>20.643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.6286029218226">
                <text:p>20.628602921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45">
                <text:p>20.5845</text:p>
              </table:table-cell>
              <table:table-cell office:value-type="float" office:value="20.6142">
                <text:p>20.6142</text:p>
              </table:table-cell>
              <table:table-cell office:value-type="float" office:value="20.6286">
                <text:p>20.628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0.6135659110908">
                <text:p>20.613565911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136">
                <text:p>20.613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0.5985548672058">
                <text:p>20.598554867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42">
                <text:p>20.5842</text:p>
              </table:table-cell>
              <table:table-cell office:value-type="float" office:value="20.5986">
                <text:p>20.598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0.5835697698569">
                <text:p>20.583569769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36">
                <text:p>20.583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0.5686105987394">
                <text:p>20.5686105987394</text:p>
              </table:table-cell>
              <table:table-cell office:value-type="float" office:value="NaN">
                <text:p>NaN</text:p>
              </table:table-cell>
              <table:table-cell office:value-type="float" office:value="20.4588">
                <text:p>20.4588</text:p>
              </table:table-cell>
              <table:table-cell office:value-type="float" office:value="20.5245">
                <text:p>20.5245</text:p>
              </table:table-cell>
              <table:table-cell office:value-type="float" office:value="20.5544">
                <text:p>20.5544</text:p>
              </table:table-cell>
              <table:table-cell office:value-type="float" office:value="20.5686">
                <text:p>20.568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0.5536773335544">
                <text:p>20.553677333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537">
                <text:p>20.553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0.5387699540091">
                <text:p>20.538769954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46">
                <text:p>20.5246</text:p>
              </table:table-cell>
              <table:table-cell office:value-type="float" office:value="20.5388">
                <text:p>20.53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0.5238884398167">
                <text:p>20.52388843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39">
                <text:p>20.52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0.5090327706964">
                <text:p>20.509032770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49">
                <text:p>20.4649</text:p>
              </table:table-cell>
              <table:table-cell office:value-type="float" office:value="20.495">
                <text:p>20.495</text:p>
              </table:table-cell>
              <table:table-cell office:value-type="float" office:value="20.509">
                <text:p>20.50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0.4942029263737">
                <text:p>20.494202926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942">
                <text:p>20.494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0.4793988865799">
                <text:p>20.479398886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54">
                <text:p>20.4654</text:p>
              </table:table-cell>
              <table:table-cell office:value-type="float" office:value="20.4794">
                <text:p>20.47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0.4646206310531">
                <text:p>20.464620631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46">
                <text:p>20.46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0.4498681395377">
                <text:p>20.4498681395377</text:p>
              </table:table-cell>
              <table:table-cell office:value-type="float" office:value="20.2011">
                <text:p>20.2011</text:p>
              </table:table-cell>
              <table:table-cell office:value-type="float" office:value="20.3369">
                <text:p>20.3369</text:p>
              </table:table-cell>
              <table:table-cell office:value-type="float" office:value="20.4057">
                <text:p>20.4057</text:p>
              </table:table-cell>
              <table:table-cell office:value-type="float" office:value="20.436">
                <text:p>20.436</text:p>
              </table:table-cell>
              <table:table-cell office:value-type="float" office:value="20.4499">
                <text:p>20.449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0.4351413917848">
                <text:p>20.435141391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351">
                <text:p>20.43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0.4204403675521">
                <text:p>20.420440367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067">
                <text:p>20.4067</text:p>
              </table:table-cell>
              <table:table-cell office:value-type="float" office:value="20.4204">
                <text:p>20.420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0.4057650466036">
                <text:p>20.405765046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058">
                <text:p>20.405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0.3911154087079">
                <text:p>20.391115408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47">
                <text:p>20.347</text:p>
              </table:table-cell>
              <table:table-cell office:value-type="float" office:value="20.3774">
                <text:p>20.3774</text:p>
              </table:table-cell>
              <table:table-cell office:value-type="float" office:value="20.3911">
                <text:p>20.39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0.3764914336378">
                <text:p>20.376491433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765">
                <text:p>20.376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0.3618931011679">
                <text:p>20.361893101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483">
                <text:p>20.3483</text:p>
              </table:table-cell>
              <table:table-cell office:value-type="float" office:value="20.3619">
                <text:p>20.36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0.3473203910743">
                <text:p>20.347320391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473">
                <text:p>20.347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0.3327732831344">
                <text:p>20.3327732831344</text:p>
              </table:table-cell>
              <table:table-cell office:value-type="float" office:value="NaN">
                <text:p>NaN</text:p>
              </table:table-cell>
              <table:table-cell office:value-type="float" office:value="20.2166">
                <text:p>20.2166</text:p>
              </table:table-cell>
              <table:table-cell office:value-type="float" office:value="20.2887">
                <text:p>20.2887</text:p>
              </table:table-cell>
              <table:table-cell office:value-type="float" office:value="20.3193">
                <text:p>20.3193</text:p>
              </table:table-cell>
              <table:table-cell office:value-type="float" office:value="20.3328">
                <text:p>20.33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0.3182517571308">
                <text:p>20.318251757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183">
                <text:p>20.318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0.3037557928586">
                <text:p>20.303755792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904">
                <text:p>20.2904</text:p>
              </table:table-cell>
              <table:table-cell office:value-type="float" office:value="20.3038">
                <text:p>20.30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0.2892853701358">
                <text:p>20.289285370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93">
                <text:p>20.289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0.2748404688173">
                <text:p>20.274840468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307">
                <text:p>20.2307</text:p>
              </table:table-cell>
              <table:table-cell office:value-type="float" office:value="20.2615">
                <text:p>20.2615</text:p>
              </table:table-cell>
              <table:table-cell office:value-type="float" office:value="20.2748">
                <text:p>20.27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0.2604210688015">
                <text:p>20.260421068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604">
                <text:p>20.260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0.2460271500237">
                <text:p>20.24602715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328">
                <text:p>20.2328</text:p>
              </table:table-cell>
              <table:table-cell office:value-type="float" office:value="20.246">
                <text:p>20.2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0.2316586924217">
                <text:p>20.231658692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317">
                <text:p>20.231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0.2173156758646">
                <text:p>20.2173156758646</text:p>
              </table:table-cell>
              <table:table-cell office:value-type="float" office:value="19.9585">
                <text:p>19.9585</text:p>
              </table:table-cell>
              <table:table-cell office:value-type="float" office:value="20.0979">
                <text:p>20.0979</text:p>
              </table:table-cell>
              <table:table-cell office:value-type="float" office:value="20.1732">
                <text:p>20.1732</text:p>
              </table:table-cell>
              <table:table-cell office:value-type="float" office:value="20.2042">
                <text:p>20.2042</text:p>
              </table:table-cell>
              <table:table-cell office:value-type="float" office:value="20.2173">
                <text:p>20.217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0.2029980800499">
                <text:p>20.202998080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03">
                <text:p>20.20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0.188705884403">
                <text:p>20.18870588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57">
                <text:p>20.1757</text:p>
              </table:table-cell>
              <table:table-cell office:value-type="float" office:value="20.1887">
                <text:p>20.188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0.174439068056">
                <text:p>20.17443906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44">
                <text:p>20.17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.1601976100217">
                <text:p>20.160197610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161">
                <text:p>20.1161</text:p>
              </table:table-cell>
              <table:table-cell office:value-type="float" office:value="20.1473">
                <text:p>20.1473</text:p>
              </table:table-cell>
              <table:table-cell office:value-type="float" office:value="20.1602">
                <text:p>20.160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0.1459814896867">
                <text:p>20.145981489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46">
                <text:p>20.1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0.1317906876513">
                <text:p>20.131790687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19">
                <text:p>20.119</text:p>
              </table:table-cell>
              <table:table-cell office:value-type="float" office:value="20.1318">
                <text:p>20.131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0.1176251866893">
                <text:p>20.117625186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176">
                <text:p>20.117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0.1034849721469">
                <text:p>20.1034849721469</text:p>
              </table:table-cell>
              <table:table-cell office:value-type="float" office:value="NaN">
                <text:p>NaN</text:p>
              </table:table-cell>
              <table:table-cell office:value-type="float" office:value="19.9813">
                <text:p>19.9813</text:p>
              </table:table-cell>
              <table:table-cell office:value-type="float" office:value="20.0593">
                <text:p>20.0593</text:p>
              </table:table-cell>
              <table:table-cell office:value-type="float" office:value="20.0907">
                <text:p>20.0907</text:p>
              </table:table-cell>
              <table:table-cell office:value-type="float" office:value="20.1035">
                <text:p>20.103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0.089370030575">
                <text:p>20.08937003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894">
                <text:p>20.089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0.0752803451871">
                <text:p>20.075280345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626">
                <text:p>20.0626</text:p>
              </table:table-cell>
              <table:table-cell office:value-type="float" office:value="20.0753">
                <text:p>20.075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0.0612158876891">
                <text:p>20.061215887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612">
                <text:p>20.061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.0471766092311">
                <text:p>20.047176609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03">
                <text:p>20.003</text:p>
              </table:table-cell>
              <table:table-cell office:value-type="float" office:value="20.0346">
                <text:p>20.0346</text:p>
              </table:table-cell>
              <table:table-cell office:value-type="float" office:value="20.0472">
                <text:p>20.04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0.033162439334">
                <text:p>20.033162439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332">
                <text:p>20.033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0.0191733088405">
                <text:p>20.019173308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067">
                <text:p>20.0067</text:p>
              </table:table-cell>
              <table:table-cell office:value-type="float" office:value="20.0192">
                <text:p>20.01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0.0052092136745">
                <text:p>20.005209213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052">
                <text:p>20.005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9.9912703138133">
                <text:p>19.9912703138133</text:p>
              </table:table-cell>
              <table:table-cell office:value-type="float" office:value="19.723">
                <text:p>19.723</text:p>
              </table:table-cell>
              <table:table-cell office:value-type="float" office:value="19.8669">
                <text:p>19.8669</text:p>
              </table:table-cell>
              <table:table-cell office:value-type="float" office:value="19.9473">
                <text:p>19.9473</text:p>
              </table:table-cell>
              <table:table-cell office:value-type="float" office:value="19.9789">
                <text:p>19.9789</text:p>
              </table:table-cell>
              <table:table-cell office:value-type="float" office:value="19.9913">
                <text:p>19.991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9.9773569934343">
                <text:p>19.977356993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774">
                <text:p>19.977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9.9634696881101">
                <text:p>19.963469688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12">
                <text:p>19.9512</text:p>
              </table:table-cell>
              <table:table-cell office:value-type="float" office:value="19.9635">
                <text:p>19.963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9.9496081956683">
                <text:p>19.94960819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496">
                <text:p>19.949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9.9357704369704">
                <text:p>19.935770436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923">
                <text:p>19.8923</text:p>
              </table:table-cell>
              <table:table-cell office:value-type="float" office:value="19.9235">
                <text:p>19.9235</text:p>
              </table:table-cell>
              <table:table-cell office:value-type="float" office:value="19.9358">
                <text:p>19.935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9.9219518846856">
                <text:p>19.921951884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2">
                <text:p>19.9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9.9081497881938">
                <text:p>19.908149788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961">
                <text:p>19.8961</text:p>
              </table:table-cell>
              <table:table-cell office:value-type="float" office:value="19.9081">
                <text:p>19.908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9.8943788612603">
                <text:p>19.894378861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944">
                <text:p>19.89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9.8806918823247">
                <text:p>19.8806918823247</text:p>
              </table:table-cell>
              <table:table-cell office:value-type="float" office:value="NaN">
                <text:p>NaN</text:p>
              </table:table-cell>
              <table:table-cell office:value-type="float" office:value="19.7499">
                <text:p>19.7499</text:p>
              </table:table-cell>
              <table:table-cell office:value-type="float" office:value="19.8352">
                <text:p>19.8352</text:p>
              </table:table-cell>
              <table:table-cell office:value-type="float" office:value="19.869">
                <text:p>19.869</text:p>
              </table:table-cell>
              <table:table-cell office:value-type="float" office:value="19.8807">
                <text:p>19.88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9.8671064308707">
                <text:p>19.867106430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671">
                <text:p>19.867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9.852956977601">
                <text:p>19.85295697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407">
                <text:p>19.8407</text:p>
              </table:table-cell>
              <table:table-cell office:value-type="float" office:value="19.853">
                <text:p>19.85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9.8359933688316">
                <text:p>19.835993368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36">
                <text:p>19.83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9.8184657148946">
                <text:p>19.818465714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63">
                <text:p>19.7663</text:p>
              </table:table-cell>
              <table:table-cell office:value-type="float" office:value="19.8063">
                <text:p>19.8063</text:p>
              </table:table-cell>
              <table:table-cell office:value-type="float" office:value="19.8185">
                <text:p>19.818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9.8010395017346">
                <text:p>19.801039501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01">
                <text:p>19.80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9.7836971065161">
                <text:p>19.783697106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707">
                <text:p>19.7707</text:p>
              </table:table-cell>
              <table:table-cell office:value-type="float" office:value="19.7837">
                <text:p>19.78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9.7663857074471">
                <text:p>19.766385707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64">
                <text:p>19.766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9.7490905474099">
                <text:p>19.7490905474099</text:p>
              </table:table-cell>
              <table:table-cell office:value-type="float" office:value="19.4871">
                <text:p>19.4871</text:p>
              </table:table-cell>
              <table:table-cell office:value-type="float" office:value="19.6144">
                <text:p>19.6144</text:p>
              </table:table-cell>
              <table:table-cell office:value-type="float" office:value="19.6953">
                <text:p>19.6953</text:p>
              </table:table-cell>
              <table:table-cell office:value-type="float" office:value="19.7353">
                <text:p>19.7353</text:p>
              </table:table-cell>
              <table:table-cell office:value-type="float" office:value="19.7491">
                <text:p>19.74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9.7318143336725">
                <text:p>19.731814333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318">
                <text:p>19.731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9.7145615502132">
                <text:p>19.714561550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002">
                <text:p>19.7002</text:p>
              </table:table-cell>
              <table:table-cell office:value-type="float" office:value="19.7146">
                <text:p>19.714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9.697334232818">
                <text:p>19.69733423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73">
                <text:p>19.697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9.6801325403064">
                <text:p>19.680132540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25">
                <text:p>19.625</text:p>
              </table:table-cell>
              <table:table-cell office:value-type="float" office:value="19.6652">
                <text:p>19.6652</text:p>
              </table:table-cell>
              <table:table-cell office:value-type="float" office:value="19.6801">
                <text:p>19.680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9.6629559937531">
                <text:p>19.662955993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63">
                <text:p>19.66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9.6458041656275">
                <text:p>19.645804165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303">
                <text:p>19.6303</text:p>
              </table:table-cell>
              <table:table-cell office:value-type="float" office:value="19.6458">
                <text:p>19.645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9.6286768525985">
                <text:p>19.628676852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287">
                <text:p>19.628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9.6115740153886">
                <text:p>19.6115740153886</text:p>
              </table:table-cell>
              <table:table-cell office:value-type="float" office:value="NaN">
                <text:p>NaN</text:p>
              </table:table-cell>
              <table:table-cell office:value-type="float" office:value="19.4763">
                <text:p>19.4763</text:p>
              </table:table-cell>
              <table:table-cell office:value-type="float" office:value="19.5553">
                <text:p>19.5553</text:p>
              </table:table-cell>
              <table:table-cell office:value-type="float" office:value="19.5955">
                <text:p>19.5955</text:p>
              </table:table-cell>
              <table:table-cell office:value-type="float" office:value="19.6116">
                <text:p>19.611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9.5944956798004">
                <text:p>19.594495679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945">
                <text:p>19.594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9.5774418729588">
                <text:p>19.577441872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607">
                <text:p>19.5607</text:p>
              </table:table-cell>
              <table:table-cell office:value-type="float" office:value="19.5774">
                <text:p>19.577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9.5604126003593">
                <text:p>19.560412600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604">
                <text:p>19.560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9.5434078469423">
                <text:p>19.543407846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6">
                <text:p>19.486</text:p>
              </table:table-cell>
              <table:table-cell office:value-type="float" office:value="19.5261">
                <text:p>19.5261</text:p>
              </table:table-cell>
              <table:table-cell office:value-type="float" office:value="19.5434">
                <text:p>19.543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9.5264275861413">
                <text:p>19.526427586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264">
                <text:p>19.526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9.5094717880539">
                <text:p>19.509471788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916">
                <text:p>19.4916</text:p>
              </table:table-cell>
              <table:table-cell office:value-type="float" office:value="19.5095">
                <text:p>19.509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9.4925404239827">
                <text:p>19.49254042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925">
                <text:p>19.492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9.4756334678029">
                <text:p>19.4756334678029</text:p>
              </table:table-cell>
              <table:table-cell office:value-type="float" office:value="19.2266">
                <text:p>19.2266</text:p>
              </table:table-cell>
              <table:table-cell office:value-type="float" office:value="19.3402">
                <text:p>19.3402</text:p>
              </table:table-cell>
              <table:table-cell office:value-type="float" office:value="19.4171">
                <text:p>19.4171</text:p>
              </table:table-cell>
              <table:table-cell office:value-type="float" office:value="19.4571">
                <text:p>19.4571</text:p>
              </table:table-cell>
              <table:table-cell office:value-type="float" office:value="19.4756">
                <text:p>19.475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9.4587508955609">
                <text:p>19.458750895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588">
                <text:p>19.458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.4418926845111">
                <text:p>19.441892684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228">
                <text:p>19.4228</text:p>
              </table:table-cell>
              <table:table-cell office:value-type="float" office:value="19.4419">
                <text:p>19.44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9.4250588122736">
                <text:p>19.425058812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251">
                <text:p>19.425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9.4082492563381">
                <text:p>19.408249256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486">
                <text:p>19.3486</text:p>
              </table:table-cell>
              <table:table-cell office:value-type="float" office:value="19.3886">
                <text:p>19.3886</text:p>
              </table:table-cell>
              <table:table-cell office:value-type="float" office:value="19.4082">
                <text:p>19.408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9.3914639938912">
                <text:p>19.39146399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915">
                <text:p>19.39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9.3747030018448">
                <text:p>19.374703001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44">
                <text:p>19.3544</text:p>
              </table:table-cell>
              <table:table-cell office:value-type="float" office:value="19.3747">
                <text:p>19.374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9.357966256953">
                <text:p>19.35796625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9.3412537359384">
                <text:p>19.3412537359384</text:p>
              </table:table-cell>
              <table:table-cell office:value-type="float" office:value="NaN">
                <text:p>NaN</text:p>
              </table:table-cell>
              <table:table-cell office:value-type="float" office:value="19.206">
                <text:p>19.206</text:p>
              </table:table-cell>
              <table:table-cell office:value-type="float" office:value="19.2804">
                <text:p>19.2804</text:p>
              </table:table-cell>
              <table:table-cell office:value-type="float" office:value="19.3204">
                <text:p>19.3204</text:p>
              </table:table-cell>
              <table:table-cell office:value-type="float" office:value="19.3413">
                <text:p>19.34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9.3245654155907">
                <text:p>19.324565415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46">
                <text:p>19.324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9.3079012728191">
                <text:p>19.307901272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64">
                <text:p>19.2864</text:p>
              </table:table-cell>
              <table:table-cell office:value-type="float" office:value="19.3079">
                <text:p>19.307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9.2912612846428">
                <text:p>19.291261284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913">
                <text:p>19.291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9.2746454281093">
                <text:p>19.274645428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27">
                <text:p>19.2127</text:p>
              </table:table-cell>
              <table:table-cell office:value-type="float" office:value="19.2526">
                <text:p>19.2526</text:p>
              </table:table-cell>
              <table:table-cell office:value-type="float" office:value="19.2746">
                <text:p>19.27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9.2580536801271">
                <text:p>19.258053680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581">
                <text:p>19.258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9.2414860172322">
                <text:p>19.241486017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88">
                <text:p>19.2188</text:p>
              </table:table-cell>
              <table:table-cell office:value-type="float" office:value="19.2415">
                <text:p>19.24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9.2249424153628">
                <text:p>19.224942415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249">
                <text:p>19.22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9.2084228498093">
                <text:p>19.2084228498093</text:p>
              </table:table-cell>
              <table:table-cell office:value-type="float" office:value="18.9682">
                <text:p>18.9682</text:p>
              </table:table-cell>
              <table:table-cell office:value-type="float" office:value="19.0734">
                <text:p>19.0734</text:p>
              </table:table-cell>
              <table:table-cell office:value-type="float" office:value="19.1453">
                <text:p>19.1453</text:p>
              </table:table-cell>
              <table:table-cell office:value-type="float" office:value="19.1851">
                <text:p>19.1851</text:p>
              </table:table-cell>
              <table:table-cell office:value-type="float" office:value="19.2084">
                <text:p>19.20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9.1919272955921">
                <text:p>19.191927295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919">
                <text:p>19.19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9.1754557285299">
                <text:p>19.1754557285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516">
                <text:p>19.1516</text:p>
              </table:table-cell>
              <table:table-cell office:value-type="float" office:value="19.1755">
                <text:p>19.175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9.159008127062">
                <text:p>19.15900812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59">
                <text:p>19.15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9.1425844743281">
                <text:p>19.142584474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783">
                <text:p>19.0783</text:p>
              </table:table-cell>
              <table:table-cell office:value-type="float" office:value="19.1181">
                <text:p>19.1181</text:p>
              </table:table-cell>
              <table:table-cell office:value-type="float" office:value="19.1426">
                <text:p>19.142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9.1261847590346">
                <text:p>19.126184759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62">
                <text:p>19.126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9.109808972491">
                <text:p>19.10980897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47">
                <text:p>19.0847</text:p>
              </table:table-cell>
              <table:table-cell office:value-type="float" office:value="19.1098">
                <text:p>19.109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9.0934570987694">
                <text:p>19.09345709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935">
                <text:p>19.093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9.0771290970015">
                <text:p>19.0771290970015</text:p>
              </table:table-cell>
              <table:table-cell office:value-type="float" office:value="NaN">
                <text:p>NaN</text:p>
              </table:table-cell>
              <table:table-cell office:value-type="float" office:value="18.9434">
                <text:p>18.9434</text:p>
              </table:table-cell>
              <table:table-cell office:value-type="float" office:value="19.0115">
                <text:p>19.0115</text:p>
              </table:table-cell>
              <table:table-cell office:value-type="float" office:value="19.0514">
                <text:p>19.0514</text:p>
              </table:table-cell>
              <table:table-cell office:value-type="float" office:value="19.0771">
                <text:p>19.077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9.0608248817748">
                <text:p>19.060824881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608">
                <text:p>19.060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9.0445443208066">
                <text:p>19.044544320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183">
                <text:p>19.0183</text:p>
              </table:table-cell>
              <table:table-cell office:value-type="float" office:value="19.0445">
                <text:p>19.044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9.0282872846711">
                <text:p>19.028287284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83">
                <text:p>19.028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9.0120537849435">
                <text:p>19.0120537849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52">
                <text:p>18.9452</text:p>
              </table:table-cell>
              <table:table-cell office:value-type="float" office:value="18.9852">
                <text:p>18.9852</text:p>
              </table:table-cell>
              <table:table-cell office:value-type="float" office:value="19.0121">
                <text:p>19.012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8.9958441886416">
                <text:p>18.995844188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958">
                <text:p>18.995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8.9796593485423">
                <text:p>18.979659348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522">
                <text:p>18.9522</text:p>
              </table:table-cell>
              <table:table-cell office:value-type="float" office:value="18.9797">
                <text:p>18.979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8.9635002287711">
                <text:p>18.963500228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35">
                <text:p>18.963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8.9473664116667">
                <text:p>18.9473664116667</text:p>
              </table:table-cell>
              <table:table-cell office:value-type="float" office:value="18.6945">
                <text:p>18.6945</text:p>
              </table:table-cell>
              <table:table-cell office:value-type="float" office:value="18.8162">
                <text:p>18.8162</text:p>
              </table:table-cell>
              <table:table-cell office:value-type="float" office:value="18.8798">
                <text:p>18.8798</text:p>
              </table:table-cell>
              <table:table-cell office:value-type="float" office:value="18.9192">
                <text:p>18.9192</text:p>
              </table:table-cell>
              <table:table-cell office:value-type="float" office:value="18.9474">
                <text:p>18.947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8.9312534127992">
                <text:p>18.931253412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313">
                <text:p>18.931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8.9151514433159">
                <text:p>18.915151443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864">
                <text:p>18.8864</text:p>
              </table:table-cell>
              <table:table-cell office:value-type="float" office:value="18.9152">
                <text:p>18.915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8.8990545638958">
                <text:p>18.899054563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991">
                <text:p>18.89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8.8829946747134">
                <text:p>18.882994674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154">
                <text:p>18.8154</text:p>
              </table:table-cell>
              <table:table-cell office:value-type="float" office:value="18.8539">
                <text:p>18.8539</text:p>
              </table:table-cell>
              <table:table-cell office:value-type="float" office:value="18.883">
                <text:p>18.88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8.8670861493964">
                <text:p>18.86708614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671">
                <text:p>18.867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8.8513670971606">
                <text:p>18.851367097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218">
                <text:p>18.8218</text:p>
              </table:table-cell>
              <table:table-cell office:value-type="float" office:value="18.8514">
                <text:p>18.851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8.8343955581906">
                <text:p>18.834395558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344">
                <text:p>18.83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8.811296219824">
                <text:p>18.811296219824</text:p>
              </table:table-cell>
              <table:table-cell office:value-type="float" office:value="NaN">
                <text:p>NaN</text:p>
              </table:table-cell>
              <table:table-cell office:value-type="float" office:value="18.6798">
                <text:p>18.6798</text:p>
              </table:table-cell>
              <table:table-cell office:value-type="float" office:value="18.7464">
                <text:p>18.7464</text:p>
              </table:table-cell>
              <table:table-cell office:value-type="float" office:value="18.7873">
                <text:p>18.7873</text:p>
              </table:table-cell>
              <table:table-cell office:value-type="float" office:value="18.8113">
                <text:p>18.811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8.7869443414276">
                <text:p>18.786944341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869">
                <text:p>18.78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.7627818295207">
                <text:p>18.762781829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412">
                <text:p>18.7412</text:p>
              </table:table-cell>
              <table:table-cell office:value-type="float" office:value="18.7628">
                <text:p>18.762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8.7387705215919">
                <text:p>18.738770521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388">
                <text:p>18.73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8.7147959907177">
                <text:p>18.714795990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541">
                <text:p>18.6541</text:p>
              </table:table-cell>
              <table:table-cell office:value-type="float" office:value="18.6927">
                <text:p>18.6927</text:p>
              </table:table-cell>
              <table:table-cell office:value-type="float" office:value="18.7148">
                <text:p>18.714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8.6908262834278">
                <text:p>18.690826283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908">
                <text:p>18.690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8.6668672857468">
                <text:p>18.666867285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446">
                <text:p>18.6446</text:p>
              </table:table-cell>
              <table:table-cell office:value-type="float" office:value="18.6669">
                <text:p>18.66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8.6429287332315">
                <text:p>18.642928733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429">
                <text:p>18.642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8.6190150570154">
                <text:p>18.6190150570154</text:p>
              </table:table-cell>
              <table:table-cell office:value-type="float" office:value="18.3194">
                <text:p>18.3194</text:p>
              </table:table-cell>
              <table:table-cell office:value-type="float" office:value="18.4937">
                <text:p>18.4937</text:p>
              </table:table-cell>
              <table:table-cell office:value-type="float" office:value="18.5572">
                <text:p>18.5572</text:p>
              </table:table-cell>
              <table:table-cell office:value-type="float" office:value="18.5968">
                <text:p>18.5968</text:p>
              </table:table-cell>
              <table:table-cell office:value-type="float" office:value="18.619">
                <text:p>18.61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.5951266214636">
                <text:p>18.595126621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951">
                <text:p>18.595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.5712624091539">
                <text:p>18.57126240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492">
                <text:p>18.5492</text:p>
              </table:table-cell>
              <table:table-cell office:value-type="float" office:value="18.5713">
                <text:p>18.571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8.5474215140131">
                <text:p>18.547421514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474">
                <text:p>18.547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8.5236035157263">
                <text:p>18.523603515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613">
                <text:p>18.4613</text:p>
              </table:table-cell>
              <table:table-cell office:value-type="float" office:value="18.5016">
                <text:p>18.5016</text:p>
              </table:table-cell>
              <table:table-cell office:value-type="float" office:value="18.5236">
                <text:p>18.523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8.4998083494218">
                <text:p>18.4998083494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998">
                <text:p>18.499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.4760360912283">
                <text:p>18.476036091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54">
                <text:p>18.454</text:p>
              </table:table-cell>
              <table:table-cell office:value-type="float" office:value="18.476">
                <text:p>18.47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8.4522868201312">
                <text:p>18.452286820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523">
                <text:p>18.452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8.4285605682454">
                <text:p>18.4285605682454</text:p>
              </table:table-cell>
              <table:table-cell office:value-type="float" office:value="NaN">
                <text:p>NaN</text:p>
              </table:table-cell>
              <table:table-cell office:value-type="float" office:value="18.2983">
                <text:p>18.2983</text:p>
              </table:table-cell>
              <table:table-cell office:value-type="float" office:value="18.3662">
                <text:p>18.3662</text:p>
              </table:table-cell>
              <table:table-cell office:value-type="float" office:value="18.4066">
                <text:p>18.4066</text:p>
              </table:table-cell>
              <table:table-cell office:value-type="float" office:value="18.4286">
                <text:p>18.42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8.4048573231409">
                <text:p>18.404857323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049">
                <text:p>18.404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8.3811770474465">
                <text:p>18.381177047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93">
                <text:p>18.3593</text:p>
              </table:table-cell>
              <table:table-cell office:value-type="float" office:value="18.3812">
                <text:p>18.381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8.3575196965524">
                <text:p>18.357519696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75">
                <text:p>18.357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.3338852284515">
                <text:p>18.333885228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716">
                <text:p>18.2716</text:p>
              </table:table-cell>
              <table:table-cell office:value-type="float" office:value="18.312">
                <text:p>18.312</text:p>
              </table:table-cell>
              <table:table-cell office:value-type="float" office:value="18.3339">
                <text:p>18.333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8.3102736067024">
                <text:p>18.310273606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103">
                <text:p>18.310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8.2866847995655">
                <text:p>18.286684799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649">
                <text:p>18.2649</text:p>
              </table:table-cell>
              <table:table-cell office:value-type="float" office:value="18.2867">
                <text:p>18.286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8.2631187779227">
                <text:p>18.263118777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631">
                <text:p>18.263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8.2395755134584">
                <text:p>18.2395755134584</text:p>
              </table:table-cell>
              <table:table-cell office:value-type="float" office:value="17.9279">
                <text:p>17.9279</text:p>
              </table:table-cell>
              <table:table-cell office:value-type="float" office:value="18.1058">
                <text:p>18.1058</text:p>
              </table:table-cell>
              <table:table-cell office:value-type="float" office:value="18.1772">
                <text:p>18.1772</text:p>
              </table:table-cell>
              <table:table-cell office:value-type="float" office:value="18.2178">
                <text:p>18.2178</text:p>
              </table:table-cell>
              <table:table-cell office:value-type="float" office:value="18.2396">
                <text:p>18.239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.216054977591">
                <text:p>18.21605497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161">
                <text:p>18.21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8.1925571410952">
                <text:p>18.192557141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708">
                <text:p>18.1708</text:p>
              </table:table-cell>
              <table:table-cell office:value-type="float" office:value="18.1926">
                <text:p>18.192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8.1690819741484">
                <text:p>18.169081974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691">
                <text:p>18.169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8.1456294465486">
                <text:p>18.145629446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832">
                <text:p>18.0832</text:p>
              </table:table-cell>
              <table:table-cell office:value-type="float" office:value="18.124">
                <text:p>18.124</text:p>
              </table:table-cell>
              <table:table-cell office:value-type="float" office:value="18.1456">
                <text:p>18.145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8.1221995279368">
                <text:p>18.1221995279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222">
                <text:p>18.122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8.0987921879514">
                <text:p>18.098792187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772">
                <text:p>18.0772</text:p>
              </table:table-cell>
              <table:table-cell office:value-type="float" office:value="18.0988">
                <text:p>18.098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8.0754073963032">
                <text:p>18.075407396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754">
                <text:p>18.075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8.0520451227896">
                <text:p>18.0520451227896</text:p>
              </table:table-cell>
              <table:table-cell office:value-type="float" office:value="NaN">
                <text:p>NaN</text:p>
              </table:table-cell>
              <table:table-cell office:value-type="float" office:value="17.9159">
                <text:p>17.9159</text:p>
              </table:table-cell>
              <table:table-cell office:value-type="float" office:value="17.9895">
                <text:p>17.9895</text:p>
              </table:table-cell>
              <table:table-cell office:value-type="float" office:value="18.0305">
                <text:p>18.0305</text:p>
              </table:table-cell>
              <table:table-cell office:value-type="float" office:value="18.052">
                <text:p>18.0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8.028705337279">
                <text:p>18.02870533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287">
                <text:p>18.028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.0053880096823">
                <text:p>18.005388009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839">
                <text:p>17.9839</text:p>
              </table:table-cell>
              <table:table-cell office:value-type="float" office:value="18.0054">
                <text:p>18.005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.9820931099293">
                <text:p>17.9820931099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821">
                <text:p>17.982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.9588206079523">
                <text:p>17.958820607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962">
                <text:p>17.8962</text:p>
              </table:table-cell>
              <table:table-cell office:value-type="float" office:value="17.9373">
                <text:p>17.9373</text:p>
              </table:table-cell>
              <table:table-cell office:value-type="float" office:value="17.9588">
                <text:p>17.958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.9355704736797">
                <text:p>17.935570473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356">
                <text:p>17.93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.9123426770336">
                <text:p>17.912342677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909">
                <text:p>17.8909</text:p>
              </table:table-cell>
              <table:table-cell office:value-type="float" office:value="17.9123">
                <text:p>17.912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.8891371879332">
                <text:p>17.889137187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891">
                <text:p>17.889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.8659539762973">
                <text:p>17.8659539762973</text:p>
              </table:table-cell>
              <table:table-cell office:value-type="float" office:value="17.5449">
                <text:p>17.5449</text:p>
              </table:table-cell>
              <table:table-cell office:value-type="float" office:value="17.7274">
                <text:p>17.7274</text:p>
              </table:table-cell>
              <table:table-cell office:value-type="float" office:value="17.8033">
                <text:p>17.8033</text:p>
              </table:table-cell>
              <table:table-cell office:value-type="float" office:value="17.8446">
                <text:p>17.8446</text:p>
              </table:table-cell>
              <table:table-cell office:value-type="float" office:value="17.866">
                <text:p>17.86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.8427930120479">
                <text:p>17.842793012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28">
                <text:p>17.842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.8196542651115">
                <text:p>17.819654265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983">
                <text:p>17.7983</text:p>
              </table:table-cell>
              <table:table-cell office:value-type="float" office:value="17.8197">
                <text:p>17.819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.7965377054211">
                <text:p>17.796537705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965">
                <text:p>17.796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.7734433029156">
                <text:p>17.773443302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107">
                <text:p>17.7107</text:p>
              </table:table-cell>
              <table:table-cell office:value-type="float" office:value="17.7522">
                <text:p>17.7522</text:p>
              </table:table-cell>
              <table:table-cell office:value-type="float" office:value="17.7734">
                <text:p>17.773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.7503710275399">
                <text:p>17.750371027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04">
                <text:p>17.750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.7273208492445">
                <text:p>17.727320849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061">
                <text:p>17.7061</text:p>
              </table:table-cell>
              <table:table-cell office:value-type="float" office:value="17.7273">
                <text:p>17.727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.7042927379853">
                <text:p>17.704292737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043">
                <text:p>17.704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.6812866637227">
                <text:p>17.6812866637227</text:p>
              </table:table-cell>
              <table:table-cell office:value-type="float" office:value="NaN">
                <text:p>NaN</text:p>
              </table:table-cell>
              <table:table-cell office:value-type="float" office:value="17.5403">
                <text:p>17.5403</text:p>
              </table:table-cell>
              <table:table-cell office:value-type="float" office:value="17.6185">
                <text:p>17.6185</text:p>
              </table:table-cell>
              <table:table-cell office:value-type="float" office:value="17.6601">
                <text:p>17.6601</text:p>
              </table:table-cell>
              <table:table-cell office:value-type="float" office:value="17.6813">
                <text:p>17.681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.658302596422">
                <text:p>17.65830259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83">
                <text:p>17.658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.6353405060529">
                <text:p>17.63534050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142">
                <text:p>17.6142</text:p>
              </table:table-cell>
              <table:table-cell office:value-type="float" office:value="17.6353">
                <text:p>17.635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.6124003625898">
                <text:p>17.612400362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124">
                <text:p>17.612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.5894821360117">
                <text:p>17.589482136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66">
                <text:p>17.5266</text:p>
              </table:table-cell>
              <table:table-cell office:value-type="float" office:value="17.5684">
                <text:p>17.5684</text:p>
              </table:table-cell>
              <table:table-cell office:value-type="float" office:value="17.5895">
                <text:p>17.589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.5665857963021">
                <text:p>17.566585796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666">
                <text:p>17.566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.5437113134494">
                <text:p>17.543711313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27">
                <text:p>17.5227</text:p>
              </table:table-cell>
              <table:table-cell office:value-type="float" office:value="17.5437">
                <text:p>17.543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.5208586574467">
                <text:p>17.520858657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09">
                <text:p>17.520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.4980277982916">
                <text:p>17.4980277982916</text:p>
              </table:table-cell>
              <table:table-cell office:value-type="float" office:value="17.1697">
                <text:p>17.1697</text:p>
              </table:table-cell>
              <table:table-cell office:value-type="float" office:value="17.3544">
                <text:p>17.3544</text:p>
              </table:table-cell>
              <table:table-cell office:value-type="float" office:value="17.4351">
                <text:p>17.4351</text:p>
              </table:table-cell>
              <table:table-cell office:value-type="float" office:value="17.477">
                <text:p>17.477</text:p>
              </table:table-cell>
              <table:table-cell office:value-type="float" office:value="17.498">
                <text:p>17.49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.4752187059865">
                <text:p>17.475218705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752">
                <text:p>17.475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.4524313505386">
                <text:p>17.452431350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15">
                <text:p>17.4315</text:p>
              </table:table-cell>
              <table:table-cell office:value-type="float" office:value="17.4524">
                <text:p>17.452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.4296657019599">
                <text:p>17.429665701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297">
                <text:p>17.429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.4069217302669">
                <text:p>17.406921730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439">
                <text:p>17.3439</text:p>
              </table:table-cell>
              <table:table-cell office:value-type="float" office:value="17.386">
                <text:p>17.386</text:p>
              </table:table-cell>
              <table:table-cell office:value-type="float" office:value="17.4069">
                <text:p>17.406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.3841994054807">
                <text:p>17.384199405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842">
                <text:p>17.384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.3614986976272">
                <text:p>17.361498697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406">
                <text:p>17.3406</text:p>
              </table:table-cell>
              <table:table-cell office:value-type="float" office:value="17.3615">
                <text:p>17.361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.3388195767369">
                <text:p>17.338819576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388">
                <text:p>17.338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.3161620128451">
                <text:p>17.3161620128451</text:p>
              </table:table-cell>
              <table:table-cell office:value-type="float" office:value="NaN">
                <text:p>NaN</text:p>
              </table:table-cell>
              <table:table-cell office:value-type="float" office:value="17.1698">
                <text:p>17.1698</text:p>
              </table:table-cell>
              <table:table-cell office:value-type="float" office:value="17.253">
                <text:p>17.253</text:p>
              </table:table-cell>
              <table:table-cell office:value-type="float" office:value="17.2953">
                <text:p>17.2953</text:p>
              </table:table-cell>
              <table:table-cell office:value-type="float" office:value="17.3162">
                <text:p>17.316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.2935259759913">
                <text:p>17.293525975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935">
                <text:p>17.293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.27091143622">
                <text:p>17.2709114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501">
                <text:p>17.2501</text:p>
              </table:table-cell>
              <table:table-cell office:value-type="float" office:value="17.2709">
                <text:p>17.270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.2483183635801">
                <text:p>17.248318363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483">
                <text:p>17.248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.2257467281252">
                <text:p>17.225746728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26">
                <text:p>17.1626</text:p>
              </table:table-cell>
              <table:table-cell office:value-type="float" office:value="17.205">
                <text:p>17.205</text:p>
              </table:table-cell>
              <table:table-cell office:value-type="float" office:value="17.2257">
                <text:p>17.225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.2031964999136">
                <text:p>17.203196499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032">
                <text:p>17.20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.1806676490078">
                <text:p>17.180667649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">
                <text:p>17.16</text:p>
              </table:table-cell>
              <table:table-cell office:value-type="float" office:value="17.1807">
                <text:p>17.180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.1581601454752">
                <text:p>17.158160145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582">
                <text:p>17.158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.1356739593876">
                <text:p>17.1356739593876</text:p>
              </table:table-cell>
              <table:table-cell office:value-type="float" office:value="16.8002">
                <text:p>16.8002</text:p>
              </table:table-cell>
              <table:table-cell office:value-type="float" office:value="16.9867">
                <text:p>16.9867</text:p>
              </table:table-cell>
              <table:table-cell office:value-type="float" office:value="17.0724">
                <text:p>17.0724</text:p>
              </table:table-cell>
              <table:table-cell office:value-type="float" office:value="17.115">
                <text:p>17.115</text:p>
              </table:table-cell>
              <table:table-cell office:value-type="float" office:value="17.1357">
                <text:p>17.135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.1132090608215">
                <text:p>17.113209060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132">
                <text:p>17.113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.0907654198577">
                <text:p>17.090765419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702">
                <text:p>17.0702</text:p>
              </table:table-cell>
              <table:table-cell office:value-type="float" office:value="17.0908">
                <text:p>17.090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.0683430065819">
                <text:p>17.068343006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683">
                <text:p>17.068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.0459417910839">
                <text:p>17.045941791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26">
                <text:p>16.9826</text:p>
              </table:table-cell>
              <table:table-cell office:value-type="float" office:value="17.0254">
                <text:p>17.0254</text:p>
              </table:table-cell>
              <table:table-cell office:value-type="float" office:value="17.0459">
                <text:p>17.045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.0235617434584">
                <text:p>17.023561743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236">
                <text:p>17.023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.0012028338041">
                <text:p>17.001202833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07">
                <text:p>16.9807</text:p>
              </table:table-cell>
              <table:table-cell office:value-type="float" office:value="17.0012">
                <text:p>17.001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.9788650322249">
                <text:p>16.978865032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789">
                <text:p>16.978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.9565483088285">
                <text:p>16.9565483088285</text:p>
              </table:table-cell>
              <table:table-cell office:value-type="float" office:value="NaN">
                <text:p>NaN</text:p>
              </table:table-cell>
              <table:table-cell office:value-type="float" office:value="16.8049">
                <text:p>16.8049</text:p>
              </table:table-cell>
              <table:table-cell office:value-type="float" office:value="16.8931">
                <text:p>16.8931</text:p>
              </table:table-cell>
              <table:table-cell office:value-type="float" office:value="16.9361">
                <text:p>16.9361</text:p>
              </table:table-cell>
              <table:table-cell office:value-type="float" office:value="16.9565">
                <text:p>16.956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.9342526337275">
                <text:p>16.934252633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343">
                <text:p>16.934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.9119779770387">
                <text:p>16.911977977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916">
                <text:p>16.8916</text:p>
              </table:table-cell>
              <table:table-cell office:value-type="float" office:value="16.912">
                <text:p>16.91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.8897243088836">
                <text:p>16.889724308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97">
                <text:p>16.889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.8674915993879">
                <text:p>16.867491599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04">
                <text:p>16.804</text:p>
              </table:table-cell>
              <table:table-cell office:value-type="float" office:value="16.8471">
                <text:p>16.8471</text:p>
              </table:table-cell>
              <table:table-cell office:value-type="float" office:value="16.8675">
                <text:p>16.867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.8452798186821">
                <text:p>16.845279818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53">
                <text:p>16.845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.8230889369007">
                <text:p>16.8230889369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028">
                <text:p>16.8028</text:p>
              </table:table-cell>
              <table:table-cell office:value-type="float" office:value="16.8231">
                <text:p>16.823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.8009189241828">
                <text:p>16.800918924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009">
                <text:p>16.800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.7787697506719">
                <text:p>16.7787697506719</text:p>
              </table:table-cell>
              <table:table-cell office:value-type="float" office:value="16.4358">
                <text:p>16.4358</text:p>
              </table:table-cell>
              <table:table-cell office:value-type="float" office:value="16.6245">
                <text:p>16.6245</text:p>
              </table:table-cell>
              <table:table-cell office:value-type="float" office:value="16.7152">
                <text:p>16.7152</text:p>
              </table:table-cell>
              <table:table-cell office:value-type="float" office:value="16.7585">
                <text:p>16.7585</text:p>
              </table:table-cell>
              <table:table-cell office:value-type="float" office:value="16.7788">
                <text:p>16.778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.756641386516">
                <text:p>16.75664138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566">
                <text:p>16.756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.7345338018672">
                <text:p>16.734533801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143">
                <text:p>16.7143</text:p>
              </table:table-cell>
              <table:table-cell office:value-type="float" office:value="16.7345">
                <text:p>16.734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.7124469668823">
                <text:p>16.71244696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124">
                <text:p>16.712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.6903808517222">
                <text:p>16.690380851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67">
                <text:p>16.6267</text:p>
              </table:table-cell>
              <table:table-cell office:value-type="float" office:value="16.6702">
                <text:p>16.6702</text:p>
              </table:table-cell>
              <table:table-cell office:value-type="float" office:value="16.6904">
                <text:p>16.690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.6683354265524">
                <text:p>16.668335426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683">
                <text:p>16.668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.6463106615425">
                <text:p>16.646310661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62">
                <text:p>16.6262</text:p>
              </table:table-cell>
              <table:table-cell office:value-type="float" office:value="16.6463">
                <text:p>16.646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.6243065268667">
                <text:p>16.624306526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43">
                <text:p>16.624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.6023229927034">
                <text:p>16.6023229927034</text:p>
              </table:table-cell>
              <table:table-cell office:value-type="float" office:value="NaN">
                <text:p>NaN</text:p>
              </table:table-cell>
              <table:table-cell office:value-type="float" office:value="16.4454">
                <text:p>16.4454</text:p>
              </table:table-cell>
              <table:table-cell office:value-type="float" office:value="16.5385">
                <text:p>16.5385</text:p>
              </table:table-cell>
              <table:table-cell office:value-type="float" office:value="16.5822">
                <text:p>16.5822</text:p>
              </table:table-cell>
              <table:table-cell office:value-type="float" office:value="16.6023">
                <text:p>16.602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.5803600292351">
                <text:p>16.580360029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804">
                <text:p>16.580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.5584176066489">
                <text:p>16.558417606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84">
                <text:p>16.5384</text:p>
              </table:table-cell>
              <table:table-cell office:value-type="float" office:value="16.5584">
                <text:p>16.558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.5364956951362">
                <text:p>16.536495695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65">
                <text:p>16.536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.5145942648923">
                <text:p>16.514594264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07">
                <text:p>16.4507</text:p>
              </table:table-cell>
              <table:table-cell office:value-type="float" office:value="16.4946">
                <text:p>16.4946</text:p>
              </table:table-cell>
              <table:table-cell office:value-type="float" office:value="16.5146">
                <text:p>16.514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.4927132861172">
                <text:p>16.492713286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27">
                <text:p>16.492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.4708527290151">
                <text:p>16.470852729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09">
                <text:p>16.4509</text:p>
              </table:table-cell>
              <table:table-cell office:value-type="float" office:value="16.4709">
                <text:p>16.470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.4490125637942">
                <text:p>16.449012563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9">
                <text:p>16.44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.4271927606673">
                <text:p>16.4271927606673</text:p>
              </table:table-cell>
              <table:table-cell office:value-type="float" office:value="16.0764">
                <text:p>16.0764</text:p>
              </table:table-cell>
              <table:table-cell office:value-type="float" office:value="16.2676">
                <text:p>16.2676</text:p>
              </table:table-cell>
              <table:table-cell office:value-type="float" office:value="16.3632">
                <text:p>16.3632</text:p>
              </table:table-cell>
              <table:table-cell office:value-type="float" office:value="16.4073">
                <text:p>16.4073</text:p>
              </table:table-cell>
              <table:table-cell office:value-type="float" office:value="16.4272">
                <text:p>16.427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.405393289851">
                <text:p>16.40539328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054">
                <text:p>16.405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.3836141215666">
                <text:p>16.383614121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38">
                <text:p>16.3638</text:p>
              </table:table-cell>
              <table:table-cell office:value-type="float" office:value="16.3836">
                <text:p>16.383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.3618552260392">
                <text:p>16.361855226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19">
                <text:p>16.361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.3401165734984">
                <text:p>16.34011657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61">
                <text:p>16.2761</text:p>
              </table:table-cell>
              <table:table-cell office:value-type="float" office:value="16.3203">
                <text:p>16.3203</text:p>
              </table:table-cell>
              <table:table-cell office:value-type="float" office:value="16.3401">
                <text:p>16.340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.3183981341779">
                <text:p>16.318398134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184">
                <text:p>16.318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.2966998783154">
                <text:p>16.296699878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69">
                <text:p>16.2769</text:p>
              </table:table-cell>
              <table:table-cell office:value-type="float" office:value="16.2967">
                <text:p>16.296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.275021776153">
                <text:p>16.27502177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.2533637979368">
                <text:p>16.2533637979368</text:p>
              </table:table-cell>
              <table:table-cell office:value-type="float" office:value="NaN">
                <text:p>NaN</text:p>
              </table:table-cell>
              <table:table-cell office:value-type="float" office:value="16.0911">
                <text:p>16.0911</text:p>
              </table:table-cell>
              <table:table-cell office:value-type="float" office:value="16.1892">
                <text:p>16.1892</text:p>
              </table:table-cell>
              <table:table-cell office:value-type="float" office:value="16.2336">
                <text:p>16.2336</text:p>
              </table:table-cell>
              <table:table-cell office:value-type="float" office:value="16.2534">
                <text:p>16.25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.2317259139172">
                <text:p>16.231725913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317">
                <text:p>16.23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.2101080943487">
                <text:p>16.210108094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904">
                <text:p>16.1904</text:p>
              </table:table-cell>
              <table:table-cell office:value-type="float" office:value="16.2101">
                <text:p>16.210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.1885103094897">
                <text:p>16.188510309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885">
                <text:p>16.188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.1669325296032">
                <text:p>16.166932529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027">
                <text:p>16.1027</text:p>
              </table:table-cell>
              <table:table-cell office:value-type="float" office:value="16.1473">
                <text:p>16.1473</text:p>
              </table:table-cell>
              <table:table-cell office:value-type="float" office:value="16.1669">
                <text:p>16.166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.1453747249557">
                <text:p>16.145374724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454">
                <text:p>16.145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.1238368658183">
                <text:p>16.123836865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042">
                <text:p>16.1042</text:p>
              </table:table-cell>
              <table:table-cell office:value-type="float" office:value="16.1238">
                <text:p>16.123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.102318922466">
                <text:p>16.10231892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023">
                <text:p>16.102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.0808208651778">
                <text:p>16.0808208651778</text:p>
              </table:table-cell>
              <table:table-cell office:value-type="float" office:value="15.7222">
                <text:p>15.7222</text:p>
              </table:table-cell>
              <table:table-cell office:value-type="float" office:value="15.9158">
                <text:p>15.9158</text:p>
              </table:table-cell>
              <table:table-cell office:value-type="float" office:value="16.0165">
                <text:p>16.0165</text:p>
              </table:table-cell>
              <table:table-cell office:value-type="float" office:value="16.0613">
                <text:p>16.0613</text:p>
              </table:table-cell>
              <table:table-cell office:value-type="float" office:value="16.0808">
                <text:p>16.080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.0593426642367">
                <text:p>16.059342664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593">
                <text:p>16.059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.0378842899302">
                <text:p>16.03788428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184">
                <text:p>16.0184</text:p>
              </table:table-cell>
              <table:table-cell office:value-type="float" office:value="16.0379">
                <text:p>16.037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.0164457125492">
                <text:p>16.016445712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164">
                <text:p>16.016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5.9950269023891">
                <text:p>15.995026902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06">
                <text:p>15.9306</text:p>
              </table:table-cell>
              <table:table-cell office:value-type="float" office:value="15.9756">
                <text:p>15.9756</text:p>
              </table:table-cell>
              <table:table-cell office:value-type="float" office:value="15.995">
                <text:p>15.99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5.9736278297492">
                <text:p>15.973627829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736">
                <text:p>15.973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5.9522484649326">
                <text:p>15.952248464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28">
                <text:p>15.9328</text:p>
              </table:table-cell>
              <table:table-cell office:value-type="float" office:value="15.9522">
                <text:p>15.952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5.9308887782468">
                <text:p>15.930888778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09">
                <text:p>15.930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5.9095487400029">
                <text:p>15.9095487400029</text:p>
              </table:table-cell>
              <table:table-cell office:value-type="float" office:value="NaN">
                <text:p>NaN</text:p>
              </table:table-cell>
              <table:table-cell office:value-type="float" office:value="15.7419">
                <text:p>15.7419</text:p>
              </table:table-cell>
              <table:table-cell office:value-type="float" office:value="15.845">
                <text:p>15.845</text:p>
              </table:table-cell>
              <table:table-cell office:value-type="float" office:value="15.8902">
                <text:p>15.8902</text:p>
              </table:table-cell>
              <table:table-cell office:value-type="float" office:value="15.9095">
                <text:p>15.909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.8882283205162">
                <text:p>15.88822832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82">
                <text:p>15.888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5.8669274901058">
                <text:p>15.86692749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76">
                <text:p>15.8476</text:p>
              </table:table-cell>
              <table:table-cell office:value-type="float" office:value="15.8669">
                <text:p>15.866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5.845646219095">
                <text:p>15.84564621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56">
                <text:p>15.84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5.8243844778108">
                <text:p>15.824384477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98">
                <text:p>15.7598</text:p>
              </table:table-cell>
              <table:table-cell office:value-type="float" office:value="15.8051">
                <text:p>15.8051</text:p>
              </table:table-cell>
              <table:table-cell office:value-type="float" office:value="15.8244">
                <text:p>15.82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5.8031422365843">
                <text:p>15.803142236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031">
                <text:p>15.803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5.7819194657504">
                <text:p>15.7819194657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27">
                <text:p>15.7627</text:p>
              </table:table-cell>
              <table:table-cell office:value-type="float" office:value="15.7819">
                <text:p>15.781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5.7607161356478">
                <text:p>15.7607161356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07">
                <text:p>15.760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5.7395322166194">
                <text:p>15.7395322166194</text:p>
              </table:table-cell>
              <table:table-cell office:value-type="float" office:value="15.3732">
                <text:p>15.3732</text:p>
              </table:table-cell>
              <table:table-cell office:value-type="float" office:value="15.5691">
                <text:p>15.5691</text:p>
              </table:table-cell>
              <table:table-cell office:value-type="float" office:value="15.6748">
                <text:p>15.6748</text:p>
              </table:table-cell>
              <table:table-cell office:value-type="float" office:value="15.7203">
                <text:p>15.7203</text:p>
              </table:table-cell>
              <table:table-cell office:value-type="float" office:value="15.7395">
                <text:p>15.739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5.7183676790119">
                <text:p>15.718367679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184">
                <text:p>15.718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5.6972224931757">
                <text:p>15.697222493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781">
                <text:p>15.6781</text:p>
              </table:table-cell>
              <table:table-cell office:value-type="float" office:value="15.6972">
                <text:p>15.697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5.6760966294651">
                <text:p>15.676096629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761">
                <text:p>15.676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5.6549900582386">
                <text:p>15.654990058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902">
                <text:p>15.5902</text:p>
              </table:table-cell>
              <table:table-cell office:value-type="float" office:value="15.6359">
                <text:p>15.6359</text:p>
              </table:table-cell>
              <table:table-cell office:value-type="float" office:value="15.655">
                <text:p>15.65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5.6339027498579">
                <text:p>15.633902749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339">
                <text:p>15.633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5.6128346746891">
                <text:p>15.612834674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938">
                <text:p>15.5938</text:p>
              </table:table-cell>
              <table:table-cell office:value-type="float" office:value="15.6128">
                <text:p>15.612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5.5917858031018">
                <text:p>15.591785803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918">
                <text:p>15.591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5.5707561054697">
                <text:p>15.5707561054697</text:p>
              </table:table-cell>
              <table:table-cell office:value-type="float" office:value="NaN">
                <text:p>NaN</text:p>
              </table:table-cell>
              <table:table-cell office:value-type="float" office:value="15.3976">
                <text:p>15.3976</text:p>
              </table:table-cell>
              <table:table-cell office:value-type="float" office:value="15.5058">
                <text:p>15.5058</text:p>
              </table:table-cell>
              <table:table-cell office:value-type="float" office:value="15.5517">
                <text:p>15.5517</text:p>
              </table:table-cell>
              <table:table-cell office:value-type="float" office:value="15.5708">
                <text:p>15.570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.5497455521699">
                <text:p>15.549745552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497">
                <text:p>15.549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5.5287541135837">
                <text:p>15.528754113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098">
                <text:p>15.5098</text:p>
              </table:table-cell>
              <table:table-cell office:value-type="float" office:value="15.5288">
                <text:p>15.528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5.5077817600957">
                <text:p>15.507781760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078">
                <text:p>15.507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.4868284620947">
                <text:p>15.486828462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218">
                <text:p>15.4218</text:p>
              </table:table-cell>
              <table:table-cell office:value-type="float" office:value="15.4679">
                <text:p>15.4679</text:p>
              </table:table-cell>
              <table:table-cell office:value-type="float" office:value="15.4868">
                <text:p>15.486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.465894189973">
                <text:p>15.46589418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659">
                <text:p>15.465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5.4449789141268">
                <text:p>15.444978914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261">
                <text:p>15.4261</text:p>
              </table:table-cell>
              <table:table-cell office:value-type="float" office:value="15.445">
                <text:p>15.44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.4240826049558">
                <text:p>15.424082604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241">
                <text:p>15.424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.4032052328637">
                <text:p>15.4032052328637</text:p>
              </table:table-cell>
              <table:table-cell office:value-type="float" office:value="15.0288">
                <text:p>15.0288</text:p>
              </table:table-cell>
              <table:table-cell office:value-type="float" office:value="15.2273">
                <text:p>15.2273</text:p>
              </table:table-cell>
              <table:table-cell office:value-type="float" office:value="15.3381">
                <text:p>15.3381</text:p>
              </table:table-cell>
              <table:table-cell office:value-type="float" office:value="15.3844">
                <text:p>15.3844</text:p>
              </table:table-cell>
              <table:table-cell office:value-type="float" office:value="15.4032">
                <text:p>15.403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.3823467682576">
                <text:p>15.382346768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23">
                <text:p>15.382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.3615071815485">
                <text:p>15.361507181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427">
                <text:p>15.3427</text:p>
              </table:table-cell>
              <table:table-cell office:value-type="float" office:value="15.3615">
                <text:p>15.361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.3406864431509">
                <text:p>15.340686443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407">
                <text:p>15.340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.3198845234834">
                <text:p>15.319884523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546">
                <text:p>15.2546</text:p>
              </table:table-cell>
              <table:table-cell office:value-type="float" office:value="15.3011">
                <text:p>15.3011</text:p>
              </table:table-cell>
              <table:table-cell office:value-type="float" office:value="15.3199">
                <text:p>15.319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.2991013929676">
                <text:p>15.299101392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991">
                <text:p>15.299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.2783370220292">
                <text:p>15.278337022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596">
                <text:p>15.2596</text:p>
              </table:table-cell>
              <table:table-cell office:value-type="float" office:value="15.2783">
                <text:p>15.278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.2575913810975">
                <text:p>15.257591381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5.2368644406051">
                <text:p>15.2368644406051</text:p>
              </table:table-cell>
              <table:table-cell office:value-type="float" office:value="NaN">
                <text:p>NaN</text:p>
              </table:table-cell>
              <table:table-cell office:value-type="float" office:value="15.0582">
                <text:p>15.0582</text:p>
              </table:table-cell>
              <table:table-cell office:value-type="float" office:value="15.1715">
                <text:p>15.1715</text:p>
              </table:table-cell>
              <table:table-cell office:value-type="float" office:value="15.2182">
                <text:p>15.2182</text:p>
              </table:table-cell>
              <table:table-cell office:value-type="float" office:value="15.2369">
                <text:p>15.236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5.2161561709887">
                <text:p>15.216156170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162">
                <text:p>15.216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5.1954665426881">
                <text:p>15.195466542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68">
                <text:p>15.1768</text:p>
              </table:table-cell>
              <table:table-cell office:value-type="float" office:value="15.1955">
                <text:p>15.195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5.174795526147">
                <text:p>15.1747955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48">
                <text:p>15.174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5.1541430918127">
                <text:p>15.154143091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887">
                <text:p>15.0887</text:p>
              </table:table-cell>
              <table:table-cell office:value-type="float" office:value="15.1355">
                <text:p>15.1355</text:p>
              </table:table-cell>
              <table:table-cell office:value-type="float" office:value="15.1541">
                <text:p>15.154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5.1335092101357">
                <text:p>15.133509210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335">
                <text:p>15.133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5.1128938515705">
                <text:p>15.112893851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43">
                <text:p>15.0943</text:p>
              </table:table-cell>
              <table:table-cell office:value-type="float" office:value="15.1129">
                <text:p>15.112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5.0922969865748">
                <text:p>15.092296986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23">
                <text:p>15.092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5.07171858561">
                <text:p>15.07171858561</text:p>
              </table:table-cell>
              <table:table-cell office:value-type="float" office:value="14.6885">
                <text:p>14.6885</text:p>
              </table:table-cell>
              <table:table-cell office:value-type="float" office:value="14.8903">
                <text:p>14.8903</text:p>
              </table:table-cell>
              <table:table-cell office:value-type="float" office:value="15.0062">
                <text:p>15.0062</text:p>
              </table:table-cell>
              <table:table-cell office:value-type="float" office:value="15.0532">
                <text:p>15.0532</text:p>
              </table:table-cell>
              <table:table-cell office:value-type="float" office:value="15.0717">
                <text:p>15.071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5.0511586191409">
                <text:p>15.051158619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512">
                <text:p>15.051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.0306170576359">
                <text:p>15.030617057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121">
                <text:p>15.0121</text:p>
              </table:table-cell>
              <table:table-cell office:value-type="float" office:value="15.0306">
                <text:p>15.030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.0100938715669">
                <text:p>15.010093871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101">
                <text:p>15.010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4.9895890314091">
                <text:p>14.989589031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39">
                <text:p>14.9239</text:p>
              </table:table-cell>
              <table:table-cell office:value-type="float" office:value="14.9712">
                <text:p>14.9712</text:p>
              </table:table-cell>
              <table:table-cell office:value-type="float" office:value="14.9896">
                <text:p>14.989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4.9691025076413">
                <text:p>14.969102507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691">
                <text:p>14.969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4.9486342707458">
                <text:p>14.948634270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2">
                <text:p>14.9302</text:p>
              </table:table-cell>
              <table:table-cell office:value-type="float" office:value="14.9486">
                <text:p>14.948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4.9281842912082">
                <text:p>14.928184291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82">
                <text:p>14.928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4.9077525395176">
                <text:p>14.9077525395176</text:p>
              </table:table-cell>
              <table:table-cell office:value-type="float" office:value="NaN">
                <text:p>NaN</text:p>
              </table:table-cell>
              <table:table-cell office:value-type="float" office:value="14.7236">
                <text:p>14.7236</text:p>
              </table:table-cell>
              <table:table-cell office:value-type="float" office:value="14.842">
                <text:p>14.842</text:p>
              </table:table-cell>
              <table:table-cell office:value-type="float" office:value="14.8894">
                <text:p>14.8894</text:p>
              </table:table-cell>
              <table:table-cell office:value-type="float" office:value="14.9078">
                <text:p>14.907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4.8873389861665">
                <text:p>14.887338986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873">
                <text:p>14.887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4.8669436016508">
                <text:p>14.866943601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86">
                <text:p>14.8486</text:p>
              </table:table-cell>
              <table:table-cell office:value-type="float" office:value="14.8669">
                <text:p>14.866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4.8465663564699">
                <text:p>14.846566356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66">
                <text:p>14.846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4.8262072211263">
                <text:p>14.826207221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03">
                <text:p>14.7603</text:p>
              </table:table-cell>
              <table:table-cell office:value-type="float" office:value="14.8079">
                <text:p>14.8079</text:p>
              </table:table-cell>
              <table:table-cell office:value-type="float" office:value="14.8262">
                <text:p>14.826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.8058661661261">
                <text:p>14.805866166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059">
                <text:p>14.805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4.7855431619787">
                <text:p>14.785543161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73">
                <text:p>14.7673</text:p>
              </table:table-cell>
              <table:table-cell office:value-type="float" office:value="14.7855">
                <text:p>14.785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4.7652381791967">
                <text:p>14.765238179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52">
                <text:p>14.765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4.7449511882962">
                <text:p>14.7449511882962</text:p>
              </table:table-cell>
              <table:table-cell office:value-type="float" office:value="14.3517">
                <text:p>14.3517</text:p>
              </table:table-cell>
              <table:table-cell office:value-type="float" office:value="14.5581">
                <text:p>14.5581</text:p>
              </table:table-cell>
              <table:table-cell office:value-type="float" office:value="14.6789">
                <text:p>14.6789</text:p>
              </table:table-cell>
              <table:table-cell office:value-type="float" office:value="14.7268">
                <text:p>14.7268</text:p>
              </table:table-cell>
              <table:table-cell office:value-type="float" office:value="14.745">
                <text:p>14.74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4.7246821597965">
                <text:p>14.7246821597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47">
                <text:p>14.724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4.7044310642201">
                <text:p>14.704431064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863">
                <text:p>14.6863</text:p>
              </table:table-cell>
              <table:table-cell office:value-type="float" office:value="14.7044">
                <text:p>14.704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4.6841978720931">
                <text:p>14.684197872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842">
                <text:p>14.684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4.6639825539446">
                <text:p>14.663982553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79">
                <text:p>14.5979</text:p>
              </table:table-cell>
              <table:table-cell office:value-type="float" office:value="14.6459">
                <text:p>14.6459</text:p>
              </table:table-cell>
              <table:table-cell office:value-type="float" office:value="14.664">
                <text:p>14.66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4.6437850803073">
                <text:p>14.643785080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38">
                <text:p>14.643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4.6236054217169">
                <text:p>14.623605421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056">
                <text:p>14.6056</text:p>
              </table:table-cell>
              <table:table-cell office:value-type="float" office:value="14.6236">
                <text:p>14.623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4.6034435487125">
                <text:p>14.60344354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034">
                <text:p>14.603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4.5832994318368">
                <text:p>14.5832994318368</text:p>
              </table:table-cell>
              <table:table-cell office:value-type="float" office:value="NaN">
                <text:p>NaN</text:p>
              </table:table-cell>
              <table:table-cell office:value-type="float" office:value="14.3937">
                <text:p>14.3937</text:p>
              </table:table-cell>
              <table:table-cell office:value-type="float" office:value="14.5171">
                <text:p>14.5171</text:p>
              </table:table-cell>
              <table:table-cell office:value-type="float" office:value="14.5653">
                <text:p>14.5653</text:p>
              </table:table-cell>
              <table:table-cell office:value-type="float" office:value="14.5833">
                <text:p>14.583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4.5631730416353">
                <text:p>14.563173041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632">
                <text:p>14.56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4.5430643486569">
                <text:p>14.543064348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51">
                <text:p>14.5251</text:p>
              </table:table-cell>
              <table:table-cell office:value-type="float" office:value="14.5431">
                <text:p>14.543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4.5229733234531">
                <text:p>14.522973323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3">
                <text:p>14.52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4.5028999365784">
                <text:p>14.502899936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365">
                <text:p>14.4365</text:p>
              </table:table-cell>
              <table:table-cell office:value-type="float" office:value="14.485">
                <text:p>14.485</text:p>
              </table:table-cell>
              <table:table-cell office:value-type="float" office:value="14.5029">
                <text:p>14.502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4.48284415859">
                <text:p>14.4828441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828">
                <text:p>14.482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4.4628059600474">
                <text:p>14.462805960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49">
                <text:p>14.4449</text:p>
              </table:table-cell>
              <table:table-cell office:value-type="float" office:value="14.4628">
                <text:p>14.462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4.4427853115131">
                <text:p>14.442785311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28">
                <text:p>14.442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4.422782183553">
                <text:p>14.422782183553</text:p>
              </table:table-cell>
              <table:table-cell office:value-type="float" office:value="14.0202">
                <text:p>14.0202</text:p>
              </table:table-cell>
              <table:table-cell office:value-type="float" office:value="14.2304">
                <text:p>14.2304</text:p>
              </table:table-cell>
              <table:table-cell office:value-type="float" office:value="14.3563">
                <text:p>14.3563</text:p>
              </table:table-cell>
              <table:table-cell office:value-type="float" office:value="14.4049">
                <text:p>14.4049</text:p>
              </table:table-cell>
              <table:table-cell office:value-type="float" office:value="14.4228">
                <text:p>14.422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4.4027965467371">
                <text:p>14.402796546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028">
                <text:p>14.402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.382828371641">
                <text:p>14.38282837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5">
                <text:p>14.365</text:p>
              </table:table-cell>
              <table:table-cell office:value-type="float" office:value="14.3828">
                <text:p>14.382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4.3628776288468">
                <text:p>14.362877628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29">
                <text:p>14.362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4.342944288944">
                <text:p>14.34294428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763">
                <text:p>14.2763</text:p>
              </table:table-cell>
              <table:table-cell office:value-type="float" office:value="14.3252">
                <text:p>14.3252</text:p>
              </table:table-cell>
              <table:table-cell office:value-type="float" office:value="14.3429">
                <text:p>14.342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4.3230283225286">
                <text:p>14.323028322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3">
                <text:p>14.32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4.3031297001999">
                <text:p>14.303129700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854">
                <text:p>14.2854</text:p>
              </table:table-cell>
              <table:table-cell office:value-type="float" office:value="14.3031">
                <text:p>14.303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4.2832483925546">
                <text:p>14.283248392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832">
                <text:p>14.28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4.2633843701774">
                <text:p>14.2633843701774</text:p>
              </table:table-cell>
              <table:table-cell office:value-type="float" office:value="NaN">
                <text:p>NaN</text:p>
              </table:table-cell>
              <table:table-cell office:value-type="float" office:value="14.0679">
                <text:p>14.0679</text:p>
              </table:table-cell>
              <table:table-cell office:value-type="float" office:value="14.1967">
                <text:p>14.1967</text:p>
              </table:table-cell>
              <table:table-cell office:value-type="float" office:value="14.2457">
                <text:p>14.2457</text:p>
              </table:table-cell>
              <table:table-cell office:value-type="float" office:value="14.2634">
                <text:p>14.263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4.2435376036315">
                <text:p>14.243537603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35">
                <text:p>14.243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4.2237080634516">
                <text:p>14.223708063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061">
                <text:p>14.2061</text:p>
              </table:table-cell>
              <table:table-cell office:value-type="float" office:value="14.2237">
                <text:p>14.223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4.2038957201472">
                <text:p>14.203895720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039">
                <text:p>14.203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4.1841005442247">
                <text:p>14.184100544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173">
                <text:p>14.1173</text:p>
              </table:table-cell>
              <table:table-cell office:value-type="float" office:value="14.1665">
                <text:p>14.1665</text:p>
              </table:table-cell>
              <table:table-cell office:value-type="float" office:value="14.1841">
                <text:p>14.184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4.1643225062346">
                <text:p>14.164322506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643">
                <text:p>14.164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4.1445615768448">
                <text:p>14.144561576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7">
                <text:p>14.127</text:p>
              </table:table-cell>
              <table:table-cell office:value-type="float" office:value="14.1446">
                <text:p>14.144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4.1248177269219">
                <text:p>14.124817726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48">
                <text:p>14.124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4.105090927583">
                <text:p>14.105090927583</text:p>
              </table:table-cell>
              <table:table-cell office:value-type="float" office:value="13.7006">
                <text:p>13.7006</text:p>
              </table:table-cell>
              <table:table-cell office:value-type="float" office:value="13.906">
                <text:p>13.906</text:p>
              </table:table-cell>
              <table:table-cell office:value-type="float" office:value="14.0382">
                <text:p>14.0382</text:p>
              </table:table-cell>
              <table:table-cell office:value-type="float" office:value="14.0876">
                <text:p>14.0876</text:p>
              </table:table-cell>
              <table:table-cell office:value-type="float" office:value="14.1051">
                <text:p>14.105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4.0853811501492">
                <text:p>14.085381150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54">
                <text:p>14.08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4.0656883659218">
                <text:p>14.065688365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82">
                <text:p>14.0482</text:p>
              </table:table-cell>
              <table:table-cell office:value-type="float" office:value="14.0657">
                <text:p>14.065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4.0460125457197">
                <text:p>14.046012545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6">
                <text:p>14.04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4.026353659211">
                <text:p>14.02635365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594">
                <text:p>13.9594</text:p>
              </table:table-cell>
              <table:table-cell office:value-type="float" office:value="14.0089">
                <text:p>14.0089</text:p>
              </table:table-cell>
              <table:table-cell office:value-type="float" office:value="14.0264">
                <text:p>14.026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4.006711674261">
                <text:p>14.00671167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067">
                <text:p>14.006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3.9870865567906">
                <text:p>13.987086556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97">
                <text:p>13.9697</text:p>
              </table:table-cell>
              <table:table-cell office:value-type="float" office:value="13.9871">
                <text:p>13.987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.967478271912">
                <text:p>13.96747827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75">
                <text:p>13.967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3.9478867871309">
                <text:p>13.9478867871309</text:p>
              </table:table-cell>
              <table:table-cell office:value-type="float" office:value="NaN">
                <text:p>NaN</text:p>
              </table:table-cell>
              <table:table-cell office:value-type="float" office:value="13.7455">
                <text:p>13.7455</text:p>
              </table:table-cell>
              <table:table-cell office:value-type="float" office:value="13.8807">
                <text:p>13.8807</text:p>
              </table:table-cell>
              <table:table-cell office:value-type="float" office:value="13.9305">
                <text:p>13.9305</text:p>
              </table:table-cell>
              <table:table-cell office:value-type="float" office:value="13.9479">
                <text:p>13.947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3.9283120778075">
                <text:p>13.928312077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283">
                <text:p>13.928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3.9087541333931">
                <text:p>13.908754133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914">
                <text:p>13.8914</text:p>
              </table:table-cell>
              <table:table-cell office:value-type="float" office:value="13.9088">
                <text:p>13.908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3.8892129600259">
                <text:p>13.889212960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892">
                <text:p>13.889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3.869688571638">
                <text:p>13.86968857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02">
                <text:p>13.802</text:p>
              </table:table-cell>
              <table:table-cell office:value-type="float" office:value="13.8524">
                <text:p>13.8524</text:p>
              </table:table-cell>
              <table:table-cell office:value-type="float" office:value="13.8697">
                <text:p>13.869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3.8501809604349">
                <text:p>13.850180960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502">
                <text:p>13.850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3.8306900437852">
                <text:p>13.830690043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135">
                <text:p>13.8135</text:p>
              </table:table-cell>
              <table:table-cell office:value-type="float" office:value="13.8307">
                <text:p>13.83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3.8112156054112">
                <text:p>13.811215605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112">
                <text:p>13.811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3.7917572884109">
                <text:p>13.7917572884109</text:p>
              </table:table-cell>
              <table:table-cell office:value-type="float" office:value="13.3949">
                <text:p>13.3949</text:p>
              </table:table-cell>
              <table:table-cell office:value-type="float" office:value="13.5895">
                <text:p>13.5895</text:p>
              </table:table-cell>
              <table:table-cell office:value-type="float" office:value="13.7237">
                <text:p>13.7237</text:p>
              </table:table-cell>
              <table:table-cell office:value-type="float" office:value="13.7746">
                <text:p>13.7746</text:p>
              </table:table-cell>
              <table:table-cell office:value-type="float" office:value="13.7918">
                <text:p>13.791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.7723147444394">
                <text:p>13.772314744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723">
                <text:p>13.772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3.7528880481417">
                <text:p>13.752888048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357">
                <text:p>13.7357</text:p>
              </table:table-cell>
              <table:table-cell office:value-type="float" office:value="13.7529">
                <text:p>13.752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3.7334783404788">
                <text:p>13.733478340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335">
                <text:p>13.733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3.7140882196746">
                <text:p>13.714088219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73">
                <text:p>13.6473</text:p>
              </table:table-cell>
              <table:table-cell office:value-type="float" office:value="13.6968">
                <text:p>13.6968</text:p>
              </table:table-cell>
              <table:table-cell office:value-type="float" office:value="13.7141">
                <text:p>13.714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3.6947206179872">
                <text:p>13.694720617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47">
                <text:p>13.694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3.6753743223003">
                <text:p>13.675374322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58">
                <text:p>13.658</text:p>
              </table:table-cell>
              <table:table-cell office:value-type="float" office:value="13.6754">
                <text:p>13.675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3.6560359191794">
                <text:p>13.656035919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56">
                <text:p>13.65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3.6366760819081">
                <text:p>13.6366760819081</text:p>
              </table:table-cell>
              <table:table-cell office:value-type="float" office:value="NaN">
                <text:p>NaN</text:p>
              </table:table-cell>
              <table:table-cell office:value-type="float" office:value="13.439">
                <text:p>13.439</text:p>
              </table:table-cell>
              <table:table-cell office:value-type="float" office:value="13.5732">
                <text:p>13.5732</text:p>
              </table:table-cell>
              <table:table-cell office:value-type="float" office:value="13.62">
                <text:p>13.62</text:p>
              </table:table-cell>
              <table:table-cell office:value-type="float" office:value="13.6367">
                <text:p>13.636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3.617277032353">
                <text:p>13.61727703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173">
                <text:p>13.617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3.5979345108528">
                <text:p>13.597934510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31">
                <text:p>13.5831</text:p>
              </table:table-cell>
              <table:table-cell office:value-type="float" office:value="13.5979">
                <text:p>13.597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3.578991678094">
                <text:p>13.57899167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79">
                <text:p>13.57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3.5605629015129">
                <text:p>13.560562901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35">
                <text:p>13.4835</text:p>
              </table:table-cell>
              <table:table-cell office:value-type="float" office:value="13.5386">
                <text:p>13.5386</text:p>
              </table:table-cell>
              <table:table-cell office:value-type="float" office:value="13.5606">
                <text:p>13.56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3.5383223414406">
                <text:p>13.538322341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383">
                <text:p>13.538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3.4976440996537">
                <text:p>13.497644099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569">
                <text:p>13.4569</text:p>
              </table:table-cell>
              <table:table-cell office:value-type="float" office:value="13.4976">
                <text:p>13.497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3.4531539940029">
                <text:p>13.453153994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532">
                <text:p>13.453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3.4091777837848">
                <text:p>13.4091777837848</text:p>
              </table:table-cell>
              <table:table-cell office:value-type="float" office:value="13.0184">
                <text:p>13.0184</text:p>
              </table:table-cell>
              <table:table-cell office:value-type="float" office:value="13.2554">
                <text:p>13.2554</text:p>
              </table:table-cell>
              <table:table-cell office:value-type="float" office:value="13.3177">
                <text:p>13.3177</text:p>
              </table:table-cell>
              <table:table-cell office:value-type="float" office:value="13.3675">
                <text:p>13.3675</text:p>
              </table:table-cell>
              <table:table-cell office:value-type="float" office:value="13.4092">
                <text:p>13.409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3.36560102119">
                <text:p>13.3656010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56">
                <text:p>13.365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3.3220804651596">
                <text:p>13.322080465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92">
                <text:p>13.2792</text:p>
              </table:table-cell>
              <table:table-cell office:value-type="float" office:value="13.3221">
                <text:p>13.322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3.2785202949819">
                <text:p>13.27852029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85">
                <text:p>13.278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3.2349382084175">
                <text:p>13.234938208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363">
                <text:p>13.1363</text:p>
              </table:table-cell>
              <table:table-cell office:value-type="float" office:value="13.1918">
                <text:p>13.1918</text:p>
              </table:table-cell>
              <table:table-cell office:value-type="float" office:value="13.2349">
                <text:p>13.234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3.1913634518095">
                <text:p>13.191363451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14">
                <text:p>13.191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3.1478093582196">
                <text:p>13.147809358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045">
                <text:p>13.1045</text:p>
              </table:table-cell>
              <table:table-cell office:value-type="float" office:value="13.1478">
                <text:p>13.147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3.1042770603906">
                <text:p>13.10427706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043">
                <text:p>13.104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3.0607635456908">
                <text:p>13.0607635456908</text:p>
              </table:table-cell>
              <table:table-cell office:value-type="float" office:value="NaN">
                <text:p>NaN</text:p>
              </table:table-cell>
              <table:table-cell office:value-type="float" office:value="12.9086">
                <text:p>12.9086</text:p>
              </table:table-cell>
              <table:table-cell office:value-type="float" office:value="12.9572">
                <text:p>12.9572</text:p>
              </table:table-cell>
              <table:table-cell office:value-type="float" office:value="13.0171">
                <text:p>13.0171</text:p>
              </table:table-cell>
              <table:table-cell office:value-type="float" office:value="13.0608">
                <text:p>13.060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3.0172661355225">
                <text:p>13.017266135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173">
                <text:p>13.017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2.973783608551">
                <text:p>12.9737836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97">
                <text:p>12.9297</text:p>
              </table:table-cell>
              <table:table-cell office:value-type="float" office:value="12.9738">
                <text:p>12.973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2.9303158097569">
                <text:p>12.930315809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303">
                <text:p>12.930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2.8868630071107">
                <text:p>12.886863007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799">
                <text:p>12.7799</text:p>
              </table:table-cell>
              <table:table-cell office:value-type="float" office:value="12.8424">
                <text:p>12.8424</text:p>
              </table:table-cell>
              <table:table-cell office:value-type="float" office:value="12.8869">
                <text:p>12.886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2.8434254771397">
                <text:p>12.843425477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34">
                <text:p>12.843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2.8000033557465">
                <text:p>12.800003355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52">
                <text:p>12.755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2.7565966451869">
                <text:p>12.756596645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66">
                <text:p>12.756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2.71320527288">
                <text:p>12.71320527288</text:p>
              </table:table-cell>
              <table:table-cell office:value-type="float" office:value="12.2848">
                <text:p>12.2848</text:p>
              </table:table-cell>
              <table:table-cell office:value-type="float" office:value="12.5286">
                <text:p>12.5286</text:p>
              </table:table-cell>
              <table:table-cell office:value-type="float" office:value="12.6031">
                <text:p>12.6031</text:p>
              </table:table-cell>
              <table:table-cell office:value-type="float" office:value="12.668">
                <text:p>12.668</text:p>
              </table:table-cell>
              <table:table-cell office:value-type="float" office:value="12.7132">
                <text:p>12.713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2.6698291445175">
                <text:p>12.669829144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98">
                <text:p>12.669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2.6264681735845">
                <text:p>12.626468173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09">
                <text:p>12.5809</text:p>
              </table:table-cell>
              <table:table-cell office:value-type="float" office:value="12.6265">
                <text:p>12.626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2.5831222902531">
                <text:p>12.583122290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31">
                <text:p>12.583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2.5397914387855">
                <text:p>12.5397914387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262">
                <text:p>12.4262</text:p>
              </table:table-cell>
              <table:table-cell office:value-type="float" office:value="12.4938">
                <text:p>12.4938</text:p>
              </table:table-cell>
              <table:table-cell office:value-type="float" office:value="12.5398">
                <text:p>12.539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2.4964755712984">
                <text:p>12.496475571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965">
                <text:p>12.496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2.4531746423014">
                <text:p>12.453174642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068">
                <text:p>12.4068</text:p>
              </table:table-cell>
              <table:table-cell office:value-type="float" office:value="12.4532">
                <text:p>12.453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2.4098886054946">
                <text:p>12.409888605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099">
                <text:p>12.409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.3666174126336">
                <text:p>12.3666174126336</text:p>
              </table:table-cell>
              <table:table-cell office:value-type="float" office:value="NaN">
                <text:p>NaN</text:p>
              </table:table-cell>
              <table:table-cell office:value-type="float" office:value="12.1541">
                <text:p>12.1541</text:p>
              </table:table-cell>
              <table:table-cell office:value-type="float" office:value="12.2495">
                <text:p>12.2495</text:p>
              </table:table-cell>
              <table:table-cell office:value-type="float" office:value="12.3199">
                <text:p>12.3199</text:p>
              </table:table-cell>
              <table:table-cell office:value-type="float" office:value="12.3666">
                <text:p>12.366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2.3233610136706">
                <text:p>12.323361013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34">
                <text:p>12.32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2.2801193574062">
                <text:p>12.280119357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">
                <text:p>12.233</text:p>
              </table:table-cell>
              <table:table-cell office:value-type="float" office:value="12.2801">
                <text:p>12.280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2.2368923921584">
                <text:p>12.236892392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69">
                <text:p>12.236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2.1936800662244">
                <text:p>12.193680066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29">
                <text:p>12.0729</text:p>
              </table:table-cell>
              <table:table-cell office:value-type="float" office:value="12.1462">
                <text:p>12.1462</text:p>
              </table:table-cell>
              <table:table-cell office:value-type="float" office:value="12.1937">
                <text:p>12.193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2.1504823281051">
                <text:p>12.150482328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05">
                <text:p>12.150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2.107299126551">
                <text:p>12.10729912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594">
                <text:p>12.0594</text:p>
              </table:table-cell>
              <table:table-cell office:value-type="float" office:value="12.1073">
                <text:p>12.107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2.064130410511">
                <text:p>12.06413041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641">
                <text:p>12.064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2.0209761290504">
                <text:p>12.0209761290504</text:p>
              </table:table-cell>
              <table:table-cell office:value-type="float" office:value="11.4803">
                <text:p>11.4803</text:p>
              </table:table-cell>
              <table:table-cell office:value-type="float" office:value="11.7839">
                <text:p>11.7839</text:p>
              </table:table-cell>
              <table:table-cell office:value-type="float" office:value="11.8966">
                <text:p>11.8966</text:p>
              </table:table-cell>
              <table:table-cell office:value-type="float" office:value="11.9727">
                <text:p>11.9727</text:p>
              </table:table-cell>
              <table:table-cell office:value-type="float" office:value="12.021">
                <text:p>12.02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1.9778362312781">
                <text:p>11.977836231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778">
                <text:p>11.977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1.9347106662991">
                <text:p>11.934710666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86">
                <text:p>11.886</text:p>
              </table:table-cell>
              <table:table-cell office:value-type="float" office:value="11.9347">
                <text:p>11.934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1.8915993831925">
                <text:p>11.891599383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916">
                <text:p>11.89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1.8485023310082">
                <text:p>11.848502331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05">
                <text:p>11.7205</text:p>
              </table:table-cell>
              <table:table-cell office:value-type="float" office:value="11.7995">
                <text:p>11.7995</text:p>
              </table:table-cell>
              <table:table-cell office:value-type="float" office:value="11.8485">
                <text:p>11.848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1.8054194587735">
                <text:p>11.805419458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054">
                <text:p>11.805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1.7623507155034">
                <text:p>11.762350715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29">
                <text:p>11.7129</text:p>
              </table:table-cell>
              <table:table-cell office:value-type="float" office:value="11.7624">
                <text:p>11.762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.719296050209">
                <text:p>11.71929605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93">
                <text:p>11.719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1.6762554119042">
                <text:p>11.6762554119042</text:p>
              </table:table-cell>
              <table:table-cell office:value-type="float" office:value="NaN">
                <text:p>NaN</text:p>
              </table:table-cell>
              <table:table-cell office:value-type="float" office:value="11.415">
                <text:p>11.415</text:p>
              </table:table-cell>
              <table:table-cell office:value-type="float" office:value="11.5447">
                <text:p>11.5447</text:p>
              </table:table-cell>
              <table:table-cell office:value-type="float" office:value="11.6264">
                <text:p>11.6264</text:p>
              </table:table-cell>
              <table:table-cell office:value-type="float" office:value="11.6763">
                <text:p>11.676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1.6332287496086">
                <text:p>11.633228749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332">
                <text:p>11.63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.5902160123479">
                <text:p>11.590216012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4">
                <text:p>11.54</text:p>
              </table:table-cell>
              <table:table-cell office:value-type="float" office:value="11.5902">
                <text:p>11.590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.5472171491538">
                <text:p>11.547217149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472">
                <text:p>11.547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1.5042321090626">
                <text:p>11.50423210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91">
                <text:p>11.3691</text:p>
              </table:table-cell>
              <table:table-cell office:value-type="float" office:value="11.4536">
                <text:p>11.4536</text:p>
              </table:table-cell>
              <table:table-cell office:value-type="float" office:value="11.5042">
                <text:p>11.504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.4612608411136">
                <text:p>11.461260841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613">
                <text:p>11.461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.4183032943489">
                <text:p>11.418303294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73">
                <text:p>11.3673</text:p>
              </table:table-cell>
              <table:table-cell office:value-type="float" office:value="11.4183">
                <text:p>11.418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1.3753594178122">
                <text:p>11.375359417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754">
                <text:p>11.375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1.3324291605488">
                <text:p>11.3324291605488</text:p>
              </table:table-cell>
              <table:table-cell office:value-type="float" office:value="10.689">
                <text:p>10.689</text:p>
              </table:table-cell>
              <table:table-cell office:value-type="float" office:value="11.0465">
                <text:p>11.0465</text:p>
              </table:table-cell>
              <table:table-cell office:value-type="float" office:value="11.1937">
                <text:p>11.1937</text:p>
              </table:table-cell>
              <table:table-cell office:value-type="float" office:value="11.2811">
                <text:p>11.2811</text:p>
              </table:table-cell>
              <table:table-cell office:value-type="float" office:value="11.3324">
                <text:p>11.332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1.2895124716055">
                <text:p>11.289512471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895">
                <text:p>11.289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1.246609300031">
                <text:p>11.24660930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949">
                <text:p>11.1949</text:p>
              </table:table-cell>
              <table:table-cell office:value-type="float" office:value="11.2466">
                <text:p>11.246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1.2037195948756">
                <text:p>11.203719594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37">
                <text:p>11.203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1.1608433051916">
                <text:p>11.16084330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185">
                <text:p>11.0185</text:p>
              </table:table-cell>
              <table:table-cell office:value-type="float" office:value="11.1087">
                <text:p>11.1087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1.1179803800334">
                <text:p>11.11798038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8">
                <text:p>11.1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.0751307684575">
                <text:p>11.075130768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26">
                <text:p>11.0226</text:p>
              </table:table-cell>
              <table:table-cell office:value-type="float" office:value="11.0751">
                <text:p>11.075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.0322944195227">
                <text:p>11.032294419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323">
                <text:p>11.032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.9894712822905">
                <text:p>10.9894712822905</text:p>
              </table:table-cell>
              <table:table-cell office:value-type="float" office:value="NaN">
                <text:p>NaN</text:p>
              </table:table-cell>
              <table:table-cell office:value-type="float" office:value="10.6785">
                <text:p>10.6785</text:p>
              </table:table-cell>
              <table:table-cell office:value-type="float" office:value="10.8436">
                <text:p>10.8436</text:p>
              </table:table-cell>
              <table:table-cell office:value-type="float" office:value="10.9366">
                <text:p>10.9366</text:p>
              </table:table-cell>
              <table:table-cell office:value-type="float" office:value="10.9895">
                <text:p>10.989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.9466613058246">
                <text:p>10.946661305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467">
                <text:p>10.946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.9038644391918">
                <text:p>10.903864439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506">
                <text:p>10.8506</text:p>
              </table:table-cell>
              <table:table-cell office:value-type="float" office:value="10.9039">
                <text:p>10.903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.861080631461">
                <text:p>10.86108063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611">
                <text:p>10.861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.8183098317035">
                <text:p>10.81830983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688">
                <text:p>10.6688</text:p>
              </table:table-cell>
              <table:table-cell office:value-type="float" office:value="10.7646">
                <text:p>10.7646</text:p>
              </table:table-cell>
              <table:table-cell office:value-type="float" office:value="10.8183">
                <text:p>10.818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.7755519889917">
                <text:p>10.775551988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756">
                <text:p>10.775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.7328070523983">
                <text:p>10.732807052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788">
                <text:p>10.6788</text:p>
              </table:table-cell>
              <table:table-cell office:value-type="float" office:value="10.7328">
                <text:p>10.732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.6900749709948">
                <text:p>10.690074970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01">
                <text:p>10.690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.6473556938505">
                <text:p>10.6473556938505</text:p>
              </table:table-cell>
              <table:table-cell office:value-type="float" office:value="9.90651">
                <text:p>9.90651</text:p>
              </table:table-cell>
              <table:table-cell office:value-type="float" office:value="10.3113">
                <text:p>10.3113</text:p>
              </table:table-cell>
              <table:table-cell office:value-type="float" office:value="10.4943">
                <text:p>10.4943</text:p>
              </table:table-cell>
              <table:table-cell office:value-type="float" office:value="10.5929">
                <text:p>10.5929</text:p>
              </table:table-cell>
              <table:table-cell office:value-type="float" office:value="10.6474">
                <text:p>10.647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.6046491700335">
                <text:p>10.604649170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046">
                <text:p>10.604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.5619553486127">
                <text:p>10.561955348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071">
                <text:p>10.5071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.5192741786647">
                <text:p>10.519274178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193">
                <text:p>10.519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.4766056092824">
                <text:p>10.476605609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199">
                <text:p>10.3199</text:p>
              </table:table-cell>
              <table:table-cell office:value-type="float" office:value="10.4214">
                <text:p>10.4214</text:p>
              </table:table-cell>
              <table:table-cell office:value-type="float" office:value="10.4766">
                <text:p>10.47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.4339495895859">
                <text:p>10.433949589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39">
                <text:p>10.433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.3913060687292">
                <text:p>10.391306068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357">
                <text:p>10.3357</text:p>
              </table:table-cell>
              <table:table-cell office:value-type="float" office:value="10.3913">
                <text:p>10.391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.3486749958939">
                <text:p>10.348674995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487">
                <text:p>10.348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.3060563202605">
                <text:p>10.3060563202605</text:p>
              </table:table-cell>
              <table:table-cell office:value-type="float" office:value="NaN">
                <text:p>NaN</text:p>
              </table:table-cell>
              <table:table-cell office:value-type="float" office:value="9.9449">
                <text:p>9.9449</text:p>
              </table:table-cell>
              <table:table-cell office:value-type="float" office:value="10.1458">
                <text:p>10.1458</text:p>
              </table:table-cell>
              <table:table-cell office:value-type="float" office:value="10.2501">
                <text:p>10.2501</text:p>
              </table:table-cell>
              <table:table-cell office:value-type="float" office:value="10.3061">
                <text:p>10.30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.2634499909496">
                <text:p>10.263449990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634">
                <text:p>10.263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.2208559569356">
                <text:p>10.220855956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645">
                <text:p>10.1645</text:p>
              </table:table-cell>
              <table:table-cell office:value-type="float" office:value="10.2209">
                <text:p>10.220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.1782741669634">
                <text:p>10.178274166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83">
                <text:p>10.178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.1357045695303">
                <text:p>10.135704569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183">
                <text:p>9.97183</text:p>
              </table:table-cell>
              <table:table-cell office:value-type="float" office:value="10.0789">
                <text:p>10.0789</text:p>
              </table:table-cell>
              <table:table-cell office:value-type="float" office:value="10.1357">
                <text:p>10.135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.0931471130312">
                <text:p>10.093147113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931">
                <text:p>10.093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.0506017461697">
                <text:p>10.050601746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345">
                <text:p>9.99345</text:p>
              </table:table-cell>
              <table:table-cell office:value-type="float" office:value="10.0506">
                <text:p>10.050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.0080684186578">
                <text:p>10.008068418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081">
                <text:p>10.008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.96554708201563">
                <text:p>9.96554708201563</text:p>
              </table:table-cell>
              <table:table-cell office:value-type="float" office:value="9.12548">
                <text:p>9.12548</text:p>
              </table:table-cell>
              <table:table-cell office:value-type="float" office:value="9.57905">
                <text:p>9.57905</text:p>
              </table:table-cell>
              <table:table-cell office:value-type="float" office:value="9.79807">
                <text:p>9.79807</text:p>
              </table:table-cell>
              <table:table-cell office:value-type="float" office:value="9.90801">
                <text:p>9.90801</text:p>
              </table:table-cell>
              <table:table-cell office:value-type="float" office:value="9.96555">
                <text:p>9.9655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.92303768990424">
                <text:p>9.9230376899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304">
                <text:p>9.9230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.88054019698536">
                <text:p>9.8805401969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261">
                <text:p>9.82261</text:p>
              </table:table-cell>
              <table:table-cell office:value-type="float" office:value="9.88054">
                <text:p>9.8805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.83805455513683">
                <text:p>9.8380545551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3805">
                <text:p>9.8380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.79558070664349">
                <text:p>9.7955807066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2448">
                <text:p>9.62448</text:p>
              </table:table-cell>
              <table:table-cell office:value-type="float" office:value="9.73727">
                <text:p>9.73727</text:p>
              </table:table-cell>
              <table:table-cell office:value-type="float" office:value="9.79558">
                <text:p>9.7955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.75311857665764">
                <text:p>9.7531185766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5312">
                <text:p>9.7531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.71066807230423">
                <text:p>9.7106680723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197">
                <text:p>9.65197</text:p>
              </table:table-cell>
              <table:table-cell office:value-type="float" office:value="9.71067">
                <text:p>9.7106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.66822910180686">
                <text:p>9.6682291018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6823">
                <text:p>9.6682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.62580162761998">
                <text:p>9.62580162761998</text:p>
              </table:table-cell>
              <table:table-cell office:value-type="float" office:value="NaN">
                <text:p>NaN</text:p>
              </table:table-cell>
              <table:table-cell office:value-type="float" office:value="9.21362">
                <text:p>9.21362</text:p>
              </table:table-cell>
              <table:table-cell office:value-type="float" office:value="9.45108">
                <text:p>9.45108</text:p>
              </table:table-cell>
              <table:table-cell office:value-type="float" office:value="9.56672">
                <text:p>9.56672</text:p>
              </table:table-cell>
              <table:table-cell office:value-type="float" office:value="9.6258">
                <text:p>9.625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.58338574890681">
                <text:p>9.5833857489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8339">
                <text:p>9.5833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.54098175166059">
                <text:p>9.5409817516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815">
                <text:p>9.4815</text:p>
              </table:table-cell>
              <table:table-cell office:value-type="float" office:value="9.54098">
                <text:p>9.5409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.49858996470099">
                <text:p>9.498589964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9859">
                <text:p>9.4985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.4562101853908">
                <text:p>9.456210185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7795">
                <text:p>9.27795</text:p>
              </table:table-cell>
              <table:table-cell office:value-type="float" office:value="9.39632">
                <text:p>9.39632</text:p>
              </table:table-cell>
              <table:table-cell office:value-type="float" office:value="9.45621">
                <text:p>9.4562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.41384064695095">
                <text:p>9.4138406469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384">
                <text:p>9.4138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.37147754243955">
                <text:p>9.3714775424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1119">
                <text:p>9.31119</text:p>
              </table:table-cell>
              <table:table-cell office:value-type="float" office:value="9.37148">
                <text:p>9.3714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.3291185455036">
                <text:p>9.32911854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2912">
                <text:p>9.3291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.28677588344188">
                <text:p>9.28677588344188</text:p>
              </table:table-cell>
              <table:table-cell office:value-type="float" office:value="8.36507">
                <text:p>8.36507</text:p>
              </table:table-cell>
              <table:table-cell office:value-type="float" office:value="8.85164">
                <text:p>8.85164</text:p>
              </table:table-cell>
              <table:table-cell office:value-type="float" office:value="9.1051">
                <text:p>9.1051</text:p>
              </table:table-cell>
              <table:table-cell office:value-type="float" office:value="9.22619">
                <text:p>9.22619</text:p>
              </table:table-cell>
              <table:table-cell office:value-type="float" office:value="9.28678">
                <text:p>9.2867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.24449350411201">
                <text:p>9.2444935041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449">
                <text:p>9.2444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.20228602290511">
                <text:p>9.2022860229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4134">
                <text:p>9.14134</text:p>
              </table:table-cell>
              <table:table-cell office:value-type="float" office:value="9.20229">
                <text:p>9.2022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.15959879789242">
                <text:p>9.1595987978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96">
                <text:p>9.159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.11455666681919">
                <text:p>9.1145566668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316">
                <text:p>8.9316</text:p>
              </table:table-cell>
              <table:table-cell office:value-type="float" office:value="9.0557">
                <text:p>9.0557</text:p>
              </table:table-cell>
              <table:table-cell office:value-type="float" office:value="9.11456">
                <text:p>9.1145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.06903468744164">
                <text:p>9.0690346874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903">
                <text:p>9.0690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.02358739718974">
                <text:p>9.0235873971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611">
                <text:p>8.96611</text:p>
              </table:table-cell>
              <table:table-cell office:value-type="float" office:value="9.02359">
                <text:p>9.0235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97820007617382">
                <text:p>8.9782000761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782">
                <text:p>8.978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93282867203751">
                <text:p>8.93282867203751</text:p>
              </table:table-cell>
              <table:table-cell office:value-type="float" office:value="NaN">
                <text:p>NaN</text:p>
              </table:table-cell>
              <table:table-cell office:value-type="float" office:value="8.50352">
                <text:p>8.50352</text:p>
              </table:table-cell>
              <table:table-cell office:value-type="float" office:value="8.75427">
                <text:p>8.75427</text:p>
              </table:table-cell>
              <table:table-cell office:value-type="float" office:value="8.87573">
                <text:p>8.87573</text:p>
              </table:table-cell>
              <table:table-cell office:value-type="float" office:value="8.93283">
                <text:p>8.9328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88746085298331">
                <text:p>8.8874608529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746">
                <text:p>8.8874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84209884086525">
                <text:p>8.842098840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855">
                <text:p>8.7855</text:p>
              </table:table-cell>
              <table:table-cell office:value-type="float" office:value="8.8421">
                <text:p>8.842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79674633812637">
                <text:p>8.7967463381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9675">
                <text:p>8.7967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75140500704669">
                <text:p>8.7514050070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7629">
                <text:p>8.57629</text:p>
              </table:table-cell>
              <table:table-cell office:value-type="float" office:value="8.6954">
                <text:p>8.6954</text:p>
              </table:table-cell>
              <table:table-cell office:value-type="float" office:value="8.75141">
                <text:p>8.7514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70607494576418">
                <text:p>8.7060749457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0607">
                <text:p>8.7060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66075572095988">
                <text:p>8.6607557209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0535">
                <text:p>8.60535</text:p>
              </table:table-cell>
              <table:table-cell office:value-type="float" office:value="8.66076">
                <text:p>8.6607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61544694214106">
                <text:p>8.6154469421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545">
                <text:p>8.6154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57014840564491">
                <text:p>8.57014840564491</text:p>
              </table:table-cell>
              <table:table-cell office:value-type="float" office:value="7.69746">
                <text:p>7.69746</text:p>
              </table:table-cell>
              <table:table-cell office:value-type="float" office:value="8.15878">
                <text:p>8.15878</text:p>
              </table:table-cell>
              <table:table-cell office:value-type="float" office:value="8.39857">
                <text:p>8.39857</text:p>
              </table:table-cell>
              <table:table-cell office:value-type="float" office:value="8.51533">
                <text:p>8.51533</text:p>
              </table:table-cell>
              <table:table-cell office:value-type="float" office:value="8.57015">
                <text:p>8.5701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52486004451705">
                <text:p>8.5248600445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486">
                <text:p>8.5248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4795818460339">
                <text:p>8.479581846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2534">
                <text:p>8.42534</text:p>
              </table:table-cell>
              <table:table-cell office:value-type="float" office:value="8.47958">
                <text:p>8.4795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.43431379857014">
                <text:p>8.4343137985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431">
                <text:p>8.4343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.38905587247304">
                <text:p>8.3890558724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2111">
                <text:p>8.22111</text:p>
              </table:table-cell>
              <table:table-cell office:value-type="float" office:value="8.33539">
                <text:p>8.33539</text:p>
              </table:table-cell>
              <table:table-cell office:value-type="float" office:value="8.38906">
                <text:p>8.3890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.34380802095701">
                <text:p>8.34380802095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4381">
                <text:p>8.3438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.29857018764318">
                <text:p>8.2985701876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548">
                <text:p>8.24548</text:p>
              </table:table-cell>
              <table:table-cell office:value-type="float" office:value="8.29857">
                <text:p>8.2985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.2533423133685">
                <text:p>8.253342313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5334">
                <text:p>8.2533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.20812433997038">
                <text:p>8.20812433997038</text:p>
              </table:table-cell>
              <table:table-cell office:value-type="float" office:value="NaN">
                <text:p>NaN</text:p>
              </table:table-cell>
              <table:table-cell office:value-type="float" office:value="7.81431">
                <text:p>7.81431</text:p>
              </table:table-cell>
              <table:table-cell office:value-type="float" office:value="8.04381">
                <text:p>8.04381</text:p>
              </table:table-cell>
              <table:table-cell office:value-type="float" office:value="8.15561">
                <text:p>8.15561</text:p>
              </table:table-cell>
              <table:table-cell office:value-type="float" office:value="8.20812">
                <text:p>8.2081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.16291621142675">
                <text:p>8.1629162114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292">
                <text:p>8.1629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.11771787352331">
                <text:p>8.1177178735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578">
                <text:p>8.06578</text:p>
              </table:table-cell>
              <table:table-cell office:value-type="float" office:value="8.11772">
                <text:p>8.1177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.072529273054">
                <text:p>8.07252927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7253">
                <text:p>8.0725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.02735035712078">
                <text:p>8.0273503571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6665">
                <text:p>7.86665</text:p>
              </table:table-cell>
              <table:table-cell office:value-type="float" office:value="7.97599">
                <text:p>7.97599</text:p>
              </table:table-cell>
              <table:table-cell office:value-type="float" office:value="8.02735">
                <text:p>8.0273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.98218107272312">
                <text:p>7.9821810727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8218">
                <text:p>7.9821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.93702136661243">
                <text:p>7.9370213666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8623">
                <text:p>7.88623</text:p>
              </table:table-cell>
              <table:table-cell office:value-type="float" office:value="7.93702">
                <text:p>7.9370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.89187118531011">
                <text:p>7.8918711853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187">
                <text:p>7.8918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.84673047519114">
                <text:p>7.84673047519114</text:p>
              </table:table-cell>
              <table:table-cell office:value-type="float" office:value="7.05096">
                <text:p>7.05096</text:p>
              </table:table-cell>
              <table:table-cell office:value-type="float" office:value="7.47018">
                <text:p>7.47018</text:p>
              </table:table-cell>
              <table:table-cell office:value-type="float" office:value="7.68963">
                <text:p>7.68963</text:p>
              </table:table-cell>
              <table:table-cell office:value-type="float" office:value="7.79652">
                <text:p>7.79652</text:p>
              </table:table-cell>
              <table:table-cell office:value-type="float" office:value="7.84673">
                <text:p>7.8467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.80159918256993">
                <text:p>7.8015991825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16">
                <text:p>7.801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.75647725375932">
                <text:p>7.7564772537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0684">
                <text:p>7.70684</text:p>
              </table:table-cell>
              <table:table-cell office:value-type="float" office:value="7.75648">
                <text:p>7.7564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.71136463509961">
                <text:p>7.7113646350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1136">
                <text:p>7.7113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.66626127296421">
                <text:p>7.6662612729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276">
                <text:p>7.51276</text:p>
              </table:table-cell>
              <table:table-cell office:value-type="float" office:value="7.6172">
                <text:p>7.6172</text:p>
              </table:table-cell>
              <table:table-cell office:value-type="float" office:value="7.66626">
                <text:p>7.6662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.62116711375316">
                <text:p>7.6211671137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2117">
                <text:p>7.6211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.57608210388265">
                <text:p>7.57608210388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76">
                <text:p>7.5276</text:p>
              </table:table-cell>
              <table:table-cell office:value-type="float" office:value="7.57608">
                <text:p>7.5760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.53100618977561">
                <text:p>7.5310061897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101">
                <text:p>7.5310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.48593931785568">
                <text:p>7.48593931785568</text:p>
              </table:table-cell>
              <table:table-cell office:value-type="float" office:value="NaN">
                <text:p>NaN</text:p>
              </table:table-cell>
              <table:table-cell office:value-type="float" office:value="7.12659">
                <text:p>7.12659</text:p>
              </table:table-cell>
              <table:table-cell office:value-type="float" office:value="7.33604">
                <text:p>7.33604</text:p>
              </table:table-cell>
              <table:table-cell office:value-type="float" office:value="7.43803">
                <text:p>7.43803</text:p>
              </table:table-cell>
              <table:table-cell office:value-type="float" office:value="7.48594">
                <text:p>7.4859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.44088143454426">
                <text:p>7.4408814345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088">
                <text:p>7.4408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.39583248626027">
                <text:p>7.3958324862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85">
                <text:p>7.3485</text:p>
              </table:table-cell>
              <table:table-cell office:value-type="float" office:value="7.39583">
                <text:p>7.3958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.35079241942085">
                <text:p>7.3507924194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079">
                <text:p>7.3507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.30576118044267">
                <text:p>7.30576118044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5946">
                <text:p>7.15946</text:p>
              </table:table-cell>
              <table:table-cell office:value-type="float" office:value="7.259">
                <text:p>7.259</text:p>
              </table:table-cell>
              <table:table-cell office:value-type="float" office:value="7.30576">
                <text:p>7.3057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.26073871574309">
                <text:p>7.2607387157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074">
                <text:p>7.2607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.21572497174093">
                <text:p>7.2157249717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954">
                <text:p>7.16954</text:p>
              </table:table-cell>
              <table:table-cell office:value-type="float" office:value="7.21572">
                <text:p>7.2157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.17071989485687">
                <text:p>7.1707198948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072">
                <text:p>7.1707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.12572343151352">
                <text:p>7.12572343151352</text:p>
              </table:table-cell>
              <table:table-cell office:value-type="float" office:value="6.40432">
                <text:p>6.40432</text:p>
              </table:table-cell>
              <table:table-cell office:value-type="float" office:value="6.7836">
                <text:p>6.7836</text:p>
              </table:table-cell>
              <table:table-cell office:value-type="float" office:value="6.98302">
                <text:p>6.98302</text:p>
              </table:table-cell>
              <table:table-cell office:value-type="float" office:value="7.08012">
                <text:p>7.08012</text:p>
              </table:table-cell>
              <table:table-cell office:value-type="float" office:value="7.12572">
                <text:p>7.1257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.08073552813532">
                <text:p>7.0807355281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74">
                <text:p>7.0807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.0357561311484">
                <text:p>7.035756131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072">
                <text:p>6.99072</text:p>
              </table:table-cell>
              <table:table-cell office:value-type="float" office:value="7.03576">
                <text:p>7.0357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.99078518698044">
                <text:p>6.9907851869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079">
                <text:p>6.990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.94582264206048">
                <text:p>6.9458226420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672">
                <text:p>6.80672</text:p>
              </table:table-cell>
              <table:table-cell office:value-type="float" office:value="6.90136">
                <text:p>6.90136</text:p>
              </table:table-cell>
              <table:table-cell office:value-type="float" office:value="6.94582">
                <text:p>6.9458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.90086844281891">
                <text:p>6.9008684428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0087">
                <text:p>6.9008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.85592253568739">
                <text:p>6.8559225356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204">
                <text:p>6.81204</text:p>
              </table:table-cell>
              <table:table-cell office:value-type="float" office:value="6.85592">
                <text:p>6.8559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.81098486709879">
                <text:p>6.8109848670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098">
                <text:p>6.8109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.7660553834874">
                <text:p>6.7660553834874</text:p>
              </table:table-cell>
              <table:table-cell office:value-type="float" office:value="NaN">
                <text:p>NaN</text:p>
              </table:table-cell>
              <table:table-cell office:value-type="float" office:value="6.44117">
                <text:p>6.44117</text:p>
              </table:table-cell>
              <table:table-cell office:value-type="float" office:value="6.63054">
                <text:p>6.63054</text:p>
              </table:table-cell>
              <table:table-cell office:value-type="float" office:value="6.72275">
                <text:p>6.72275</text:p>
              </table:table-cell>
              <table:table-cell office:value-type="float" office:value="6.76606">
                <text:p>6.7660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.72113403128868">
                <text:p>6.72113403128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113">
                <text:p>6.7211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.67622075693942">
                <text:p>6.6762207569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348">
                <text:p>6.63348</text:p>
              </table:table-cell>
              <table:table-cell office:value-type="float" office:value="6.67622">
                <text:p>6.6762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.63131550687775">
                <text:p>6.63131550687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132">
                <text:p>6.6313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.58641822754308">
                <text:p>6.58641822754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45">
                <text:p>6.4545</text:p>
              </table:table-cell>
              <table:table-cell office:value-type="float" office:value="6.54426">
                <text:p>6.54426</text:p>
              </table:table-cell>
              <table:table-cell office:value-type="float" office:value="6.58642">
                <text:p>6.5864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.54152886537615">
                <text:p>6.5415288653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4153">
                <text:p>6.541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.49664736681897">
                <text:p>6.4966473668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506">
                <text:p>6.45506</text:p>
              </table:table-cell>
              <table:table-cell office:value-type="float" office:value="6.49665">
                <text:p>6.4966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.45177367831484">
                <text:p>6.4517736783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177">
                <text:p>6.451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.40690774630838">
                <text:p>6.40690774630838</text:p>
              </table:table-cell>
              <table:table-cell office:value-type="float" office:value="5.75793">
                <text:p>5.75793</text:p>
              </table:table-cell>
              <table:table-cell office:value-type="float" office:value="6.09925">
                <text:p>6.09925</text:p>
              </table:table-cell>
              <table:table-cell office:value-type="float" office:value="6.27858">
                <text:p>6.27858</text:p>
              </table:table-cell>
              <table:table-cell office:value-type="float" office:value="6.36589">
                <text:p>6.36589</text:p>
              </table:table-cell>
              <table:table-cell office:value-type="float" office:value="6.40691">
                <text:p>6.4069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.36204951724538">
                <text:p>6.3620495172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205">
                <text:p>6.3620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.31719893757297">
                <text:p>6.3171989375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7676">
                <text:p>6.27676</text:p>
              </table:table-cell>
              <table:table-cell office:value-type="float" office:value="6.3172">
                <text:p>6.317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.2723559537395">
                <text:p>6.272355953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7236">
                <text:p>6.2723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.22752051219453">
                <text:p>6.2275205121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277">
                <text:p>6.10277</text:p>
              </table:table-cell>
              <table:table-cell office:value-type="float" office:value="6.18765">
                <text:p>6.18765</text:p>
              </table:table-cell>
              <table:table-cell office:value-type="float" office:value="6.22752">
                <text:p>6.2275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.18269255938885">
                <text:p>6.1826925593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269">
                <text:p>6.1826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.13787204177448">
                <text:p>6.137872041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858">
                <text:p>6.09858</text:p>
              </table:table-cell>
              <table:table-cell office:value-type="float" office:value="6.13787">
                <text:p>6.1378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.09305890580465">
                <text:p>6.0930589058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306">
                <text:p>6.0930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.0482530979338">
                <text:p>6.0482530979338</text:p>
              </table:table-cell>
              <table:table-cell office:value-type="float" office:value="NaN">
                <text:p>NaN</text:p>
              </table:table-cell>
              <table:table-cell office:value-type="float" office:value="5.75779">
                <text:p>5.75779</text:p>
              </table:table-cell>
              <table:table-cell office:value-type="float" office:value="5.92709">
                <text:p>5.92709</text:p>
              </table:table-cell>
              <table:table-cell office:value-type="float" office:value="6.00953">
                <text:p>6.00953</text:p>
              </table:table-cell>
              <table:table-cell office:value-type="float" office:value="6.04825">
                <text:p>6.0482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.00345456461757">
                <text:p>6.0034545646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345">
                <text:p>6.0034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5.95866325231277">
                <text:p>5.9586632523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051">
                <text:p>5.92051</text:p>
              </table:table-cell>
              <table:table-cell office:value-type="float" office:value="5.95866">
                <text:p>5.9586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.9138791074774">
                <text:p>5.913879107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388">
                <text:p>5.9138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5.86910207657061">
                <text:p>5.8691020765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52">
                <text:p>5.75152</text:p>
              </table:table-cell>
              <table:table-cell office:value-type="float" office:value="5.83152">
                <text:p>5.83152</text:p>
              </table:table-cell>
              <table:table-cell office:value-type="float" office:value="5.8691">
                <text:p>5.869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.82433210605279">
                <text:p>5.8243321060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433">
                <text:p>5.8243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5.7795691423854">
                <text:p>5.779569142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56">
                <text:p>5.74256</text:p>
              </table:table-cell>
              <table:table-cell office:value-type="float" office:value="5.77957">
                <text:p>5.7795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5.73481313203105">
                <text:p>5.7348131320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481">
                <text:p>5.7348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.69006402145351">
                <text:p>5.69006402145351</text:p>
              </table:table-cell>
              <table:table-cell office:value-type="float" office:value="5.11322">
                <text:p>5.11322</text:p>
              </table:table-cell>
              <table:table-cell office:value-type="float" office:value="5.41678">
                <text:p>5.41678</text:p>
              </table:table-cell>
              <table:table-cell office:value-type="float" office:value="5.57607">
                <text:p>5.57607</text:p>
              </table:table-cell>
              <table:table-cell office:value-type="float" office:value="5.65363">
                <text:p>5.65363</text:p>
              </table:table-cell>
              <table:table-cell office:value-type="float" office:value="5.69006">
                <text:p>5.6900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5.64532175711769">
                <text:p>5.6453217571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532">
                <text:p>5.6453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5.6005862854896">
                <text:p>5.600586285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472">
                <text:p>5.56472</text:p>
              </table:table-cell>
              <table:table-cell office:value-type="float" office:value="5.60059">
                <text:p>5.6005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.5558575530364">
                <text:p>5.555857553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86">
                <text:p>5.5558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.51113550622631">
                <text:p>5.5111355062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72">
                <text:p>5.40072</text:p>
              </table:table-cell>
              <table:table-cell office:value-type="float" office:value="5.47585">
                <text:p>5.47585</text:p>
              </table:table-cell>
              <table:table-cell office:value-type="float" office:value="5.51114">
                <text:p>5.511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.46642009152865">
                <text:p>5.4664200915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642">
                <text:p>5.4664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5.42171125541384">
                <text:p>5.4217112554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699">
                <text:p>5.38699</text:p>
              </table:table-cell>
              <table:table-cell office:value-type="float" office:value="5.42171">
                <text:p>5.4217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5.37700894435339">
                <text:p>5.3770089443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7701">
                <text:p>5.3770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5.33231310481987">
                <text:p>5.33231310481987</text:p>
              </table:table-cell>
              <table:table-cell office:value-type="float" office:value="NaN">
                <text:p>NaN</text:p>
              </table:table-cell>
              <table:table-cell office:value-type="float" office:value="5.07619">
                <text:p>5.07619</text:p>
              </table:table-cell>
              <table:table-cell office:value-type="float" office:value="5.22548">
                <text:p>5.22548</text:p>
              </table:table-cell>
              <table:table-cell office:value-type="float" office:value="5.29817">
                <text:p>5.29817</text:p>
              </table:table-cell>
              <table:table-cell office:value-type="float" office:value="5.33231">
                <text:p>5.3323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5.28762368328689">
                <text:p>5.2876236832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762">
                <text:p>5.2876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5.24294062622915">
                <text:p>5.2429406262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937">
                <text:p>5.20937</text:p>
              </table:table-cell>
              <table:table-cell office:value-type="float" office:value="5.24294">
                <text:p>5.2429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.19826388012238">
                <text:p>5.1982638801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826">
                <text:p>5.1982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.15359339144336">
                <text:p>5.1535933914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5033">
                <text:p>5.05033</text:p>
              </table:table-cell>
              <table:table-cell office:value-type="float" office:value="5.12059">
                <text:p>5.12059</text:p>
              </table:table-cell>
              <table:table-cell office:value-type="float" office:value="5.15359">
                <text:p>5.1535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5.10892910666986">
                <text:p>5.1089291066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893">
                <text:p>5.1089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5.06427097228071">
                <text:p>5.0642709722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184">
                <text:p>5.03184</text:p>
              </table:table-cell>
              <table:table-cell office:value-type="float" office:value="5.06427">
                <text:p>5.0642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5.01961893475575">
                <text:p>5.0196189347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962">
                <text:p>5.0196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97497294057576">
                <text:p>4.97497294057576</text:p>
              </table:table-cell>
              <table:table-cell office:value-type="float" office:value="4.47041">
                <text:p>4.47041</text:p>
              </table:table-cell>
              <table:table-cell office:value-type="float" office:value="4.73599">
                <text:p>4.73599</text:p>
              </table:table-cell>
              <table:table-cell office:value-type="float" office:value="4.87529">
                <text:p>4.87529</text:p>
              </table:table-cell>
              <table:table-cell office:value-type="float" office:value="4.94311">
                <text:p>4.94311</text:p>
              </table:table-cell>
              <table:table-cell office:value-type="float" office:value="4.97497">
                <text:p>4.9749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93033293622263">
                <text:p>4.9303329362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033">
                <text:p>4.9303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88569886817915">
                <text:p>4.8856988681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441">
                <text:p>4.85441</text:p>
              </table:table-cell>
              <table:table-cell office:value-type="float" office:value="4.8857">
                <text:p>4.885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8410706829291">
                <text:p>4.841070682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107">
                <text:p>4.8410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79644832695723">
                <text:p>4.7964483269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034">
                <text:p>4.70034</text:p>
              </table:table-cell>
              <table:table-cell office:value-type="float" office:value="4.76573">
                <text:p>4.76573</text:p>
              </table:table-cell>
              <table:table-cell office:value-type="float" office:value="4.79645">
                <text:p>4.7964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75183174674926">
                <text:p>4.7518317467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183">
                <text:p>4.751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70722088879191">
                <text:p>4.7072208887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707">
                <text:p>4.67707</text:p>
              </table:table-cell>
              <table:table-cell office:value-type="float" office:value="4.70722">
                <text:p>4.7072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66261569957274">
                <text:p>4.6626156995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262">
                <text:p>4.6626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61801612558029">
                <text:p>4.61801612558029</text:p>
              </table:table-cell>
              <table:table-cell office:value-type="float" office:value="NaN">
                <text:p>NaN</text:p>
              </table:table-cell>
              <table:table-cell office:value-type="float" office:value="4.39616">
                <text:p>4.39616</text:p>
              </table:table-cell>
              <table:table-cell office:value-type="float" office:value="4.52548">
                <text:p>4.52548</text:p>
              </table:table-cell>
              <table:table-cell office:value-type="float" office:value="4.58844">
                <text:p>4.58844</text:p>
              </table:table-cell>
              <table:table-cell office:value-type="float" office:value="4.61802">
                <text:p>4.6180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734221133041">
                <text:p>4.573422113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342">
                <text:p>4.5734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2883360923451">
                <text:p>4.5288336092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983">
                <text:p>4.49983</text:p>
              </table:table-cell>
              <table:table-cell office:value-type="float" office:value="4.52883">
                <text:p>4.5288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48425055986283">
                <text:p>4.48425055986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425">
                <text:p>4.484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43967291168128">
                <text:p>4.4396729116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07">
                <text:p>4.3507</text:p>
              </table:table-cell>
              <table:table-cell office:value-type="float" office:value="4.41124">
                <text:p>4.41124</text:p>
              </table:table-cell>
              <table:table-cell office:value-type="float" office:value="4.43967">
                <text:p>4.4396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39510061118296">
                <text:p>4.3951006111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51">
                <text:p>4.395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35053360486182">
                <text:p>4.3505336048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67">
                <text:p>4.32267</text:p>
              </table:table-cell>
              <table:table-cell office:value-type="float" office:value="4.35053">
                <text:p>4.3505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30597183921275">
                <text:p>4.3059718392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597">
                <text:p>4.3059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26141526073148">
                <text:p>4.26141526073148</text:p>
              </table:table-cell>
              <table:table-cell office:value-type="float" office:value="3.82918">
                <text:p>3.82918</text:p>
              </table:table-cell>
              <table:table-cell office:value-type="float" office:value="4.05668">
                <text:p>4.05668</text:p>
              </table:table-cell>
              <table:table-cell office:value-type="float" office:value="4.17601">
                <text:p>4.17601</text:p>
              </table:table-cell>
              <table:table-cell office:value-type="float" office:value="4.23412">
                <text:p>4.23412</text:p>
              </table:table-cell>
              <table:table-cell office:value-type="float" office:value="4.26142">
                <text:p>4.2614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21686381591457">
                <text:p>4.2168638159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686">
                <text:p>4.2168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17231745125945">
                <text:p>4.1723174512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559">
                <text:p>4.14559</text:p>
              </table:table-cell>
              <table:table-cell office:value-type="float" office:value="4.17232">
                <text:p>4.1723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1277761132644">
                <text:p>4.127776113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778">
                <text:p>4.1277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08323974842852">
                <text:p>4.0832397484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141">
                <text:p>4.00141</text:p>
              </table:table-cell>
              <table:table-cell office:value-type="float" office:value="4.05709">
                <text:p>4.05709</text:p>
              </table:table-cell>
              <table:table-cell office:value-type="float" office:value="4.08324">
                <text:p>4.0832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03870830325172">
                <text:p>4.0387083032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871">
                <text:p>4.0387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.99418172423477">
                <text:p>3.9941817242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86">
                <text:p>3.9686</text:p>
              </table:table-cell>
              <table:table-cell office:value-type="float" office:value="3.99418">
                <text:p>3.994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.94965995787919">
                <text:p>3.9496599578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66">
                <text:p>3.9496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.90514295068735">
                <text:p>3.90514295068735</text:p>
              </table:table-cell>
              <table:table-cell office:value-type="float" office:value="NaN">
                <text:p>NaN</text:p>
              </table:table-cell>
              <table:table-cell office:value-type="float" office:value="3.71751">
                <text:p>3.71751</text:p>
              </table:table-cell>
              <table:table-cell office:value-type="float" office:value="3.82688">
                <text:p>3.82688</text:p>
              </table:table-cell>
              <table:table-cell office:value-type="float" office:value="3.88013">
                <text:p>3.88013</text:p>
              </table:table-cell>
              <table:table-cell office:value-type="float" office:value="3.90514">
                <text:p>3.9051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.86063064916238">
                <text:p>3.8606306491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063">
                <text:p>3.8606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.81612299980819">
                <text:p>3.8161229998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168">
                <text:p>3.79168</text:p>
              </table:table-cell>
              <table:table-cell office:value-type="float" office:value="3.81612">
                <text:p>3.8161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.77161994912945">
                <text:p>3.7716199491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62">
                <text:p>3.7716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.72712144363163">
                <text:p>3.7271214436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42">
                <text:p>3.65242</text:p>
              </table:table-cell>
              <table:table-cell office:value-type="float" office:value="3.70325">
                <text:p>3.70325</text:p>
              </table:table-cell>
              <table:table-cell office:value-type="float" office:value="3.72712">
                <text:p>3.7271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.68262742982092">
                <text:p>3.6826274298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263">
                <text:p>3.6826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.63813785420427">
                <text:p>3.6381378542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83">
                <text:p>3.61483</text:p>
              </table:table-cell>
              <table:table-cell office:value-type="float" office:value="3.63814">
                <text:p>3.6381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.59365266328937">
                <text:p>3.5936526632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365">
                <text:p>3.5936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.54917180358463">
                <text:p>3.54917180358463</text:p>
              </table:table-cell>
              <table:table-cell office:value-type="float" office:value="3.18919">
                <text:p>3.18919</text:p>
              </table:table-cell>
              <table:table-cell office:value-type="float" office:value="3.37863">
                <text:p>3.37863</text:p>
              </table:table-cell>
              <table:table-cell office:value-type="float" office:value="3.47804">
                <text:p>3.47804</text:p>
              </table:table-cell>
              <table:table-cell office:value-type="float" office:value="3.52644">
                <text:p>3.52644</text:p>
              </table:table-cell>
              <table:table-cell office:value-type="float" office:value="3.54917">
                <text:p>3.5491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.50469522159919">
                <text:p>3.5046952215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47">
                <text:p>3.504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.46022286384288">
                <text:p>3.4602228638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806">
                <text:p>3.43806</text:p>
              </table:table-cell>
              <table:table-cell office:value-type="float" office:value="3.46022">
                <text:p>3.4602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.41575467682627">
                <text:p>3.4157546768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575">
                <text:p>3.4157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.37129060706055">
                <text:p>3.3712906070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72">
                <text:p>3.30372</text:p>
              </table:table-cell>
              <table:table-cell office:value-type="float" office:value="3.34969">
                <text:p>3.34969</text:p>
              </table:table-cell>
              <table:table-cell office:value-type="float" office:value="3.37129">
                <text:p>3.3712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.32683060105769">
                <text:p>3.3268306010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683">
                <text:p>3.3268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.28237460533025">
                <text:p>3.2823746053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135">
                <text:p>3.26135</text:p>
              </table:table-cell>
              <table:table-cell office:value-type="float" office:value="3.28237">
                <text:p>3.282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.23792256639153">
                <text:p>3.23792256639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792">
                <text:p>3.2379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.19347443075544">
                <text:p>3.19347443075544</text:p>
              </table:table-cell>
              <table:table-cell office:value-type="float" office:value="NaN">
                <text:p>NaN</text:p>
              </table:table-cell>
              <table:table-cell office:value-type="float" office:value="3.04002">
                <text:p>3.04002</text:p>
              </table:table-cell>
              <table:table-cell office:value-type="float" office:value="3.12946">
                <text:p>3.12946</text:p>
              </table:table-cell>
              <table:table-cell office:value-type="float" office:value="3.17302">
                <text:p>3.17302</text:p>
              </table:table-cell>
              <table:table-cell office:value-type="float" office:value="3.19347">
                <text:p>3.1934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.14903014493654">
                <text:p>3.1490301449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903">
                <text:p>3.1490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.10458965545005">
                <text:p>3.1045896554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47">
                <text:p>3.0847</text:p>
              </table:table-cell>
              <table:table-cell office:value-type="float" office:value="3.10459">
                <text:p>3.1045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.06015290881184">
                <text:p>3.0601529088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015">
                <text:p>3.0601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.01571985153834">
                <text:p>3.01571985153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527">
                <text:p>2.95527</text:p>
              </table:table-cell>
              <table:table-cell office:value-type="float" office:value="2.9964">
                <text:p>2.9964</text:p>
              </table:table-cell>
              <table:table-cell office:value-type="float" office:value="3.01572">
                <text:p>3.0157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97129043014667">
                <text:p>2.9712904301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129">
                <text:p>2.9712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9268645911545">
                <text:p>2.926864591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811">
                <text:p>2.90811</text:p>
              </table:table-cell>
              <table:table-cell office:value-type="float" office:value="2.92686">
                <text:p>2.926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88244228108011">
                <text:p>2.8824422810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244">
                <text:p>2.8824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83802344644238">
                <text:p>2.83802344644238</text:p>
              </table:table-cell>
              <table:table-cell office:value-type="float" office:value="2.55017">
                <text:p>2.55017</text:p>
              </table:table-cell>
              <table:table-cell office:value-type="float" office:value="2.70164">
                <text:p>2.70164</text:p>
              </table:table-cell>
              <table:table-cell office:value-type="float" office:value="2.78114">
                <text:p>2.78114</text:p>
              </table:table-cell>
              <table:table-cell office:value-type="float" office:value="2.81984">
                <text:p>2.81984</text:p>
              </table:table-cell>
              <table:table-cell office:value-type="float" office:value="2.83802">
                <text:p>2.8380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79360803376077">
                <text:p>2.7936080337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361">
                <text:p>2.7936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74919598955529">
                <text:p>2.7491959895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158">
                <text:p>2.73158</text:p>
              </table:table-cell>
              <table:table-cell office:value-type="float" office:value="2.7492">
                <text:p>2.749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70478726034653">
                <text:p>2.7047872603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479">
                <text:p>2.7047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66038179265562">
                <text:p>2.6603817926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705">
                <text:p>2.60705</text:p>
              </table:table-cell>
              <table:table-cell office:value-type="float" office:value="2.64334">
                <text:p>2.64334</text:p>
              </table:table-cell>
              <table:table-cell office:value-type="float" office:value="2.66038">
                <text:p>2.6603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61597953300426">
                <text:p>2.6159795330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598">
                <text:p>2.6159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57158042791465">
                <text:p>2.5715804279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11">
                <text:p>2.55511</text:p>
              </table:table-cell>
              <table:table-cell office:value-type="float" office:value="2.57158">
                <text:p>2.571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52718442390954">
                <text:p>2.5271844239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2718">
                <text:p>2.5271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48279146751219">
                <text:p>2.48279146751219</text:p>
              </table:table-cell>
              <table:table-cell office:value-type="float" office:value="NaN">
                <text:p>NaN</text:p>
              </table:table-cell>
              <table:table-cell office:value-type="float" office:value="2.36348">
                <text:p>2.36348</text:p>
              </table:table-cell>
              <table:table-cell office:value-type="float" office:value="2.43302">
                <text:p>2.43302</text:p>
              </table:table-cell>
              <table:table-cell office:value-type="float" office:value="2.46688">
                <text:p>2.46688</text:p>
              </table:table-cell>
              <table:table-cell office:value-type="float" office:value="2.48279">
                <text:p>2.4827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43840150524636">
                <text:p>2.4384015052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84">
                <text:p>2.438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39401448363634">
                <text:p>2.3940144836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868">
                <text:p>2.37868</text:p>
              </table:table-cell>
              <table:table-cell office:value-type="float" office:value="2.39401">
                <text:p>2.3940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34963034920686">
                <text:p>2.3496303492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963">
                <text:p>2.3496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30524904848319">
                <text:p>2.3052490484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904">
                <text:p>2.25904</text:p>
              </table:table-cell>
              <table:table-cell office:value-type="float" office:value="2.29048">
                <text:p>2.29048</text:p>
              </table:table-cell>
              <table:table-cell office:value-type="float" office:value="2.30525">
                <text:p>2.3052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26087052799102">
                <text:p>2.2608705279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087">
                <text:p>2.2608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21649473425654">
                <text:p>2.2164947342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229">
                <text:p>2.20229</text:p>
              </table:table-cell>
              <table:table-cell office:value-type="float" office:value="2.21649">
                <text:p>2.2164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17212161380639">
                <text:p>2.1721216138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212">
                <text:p>2.1721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12775111316763">
                <text:p>2.12775111316763</text:p>
              </table:table-cell>
              <table:table-cell office:value-type="float" office:value="1.91194">
                <text:p>1.91194</text:p>
              </table:table-cell>
              <table:table-cell office:value-type="float" office:value="2.02549">
                <text:p>2.02549</text:p>
              </table:table-cell>
              <table:table-cell office:value-type="float" office:value="2.0851">
                <text:p>2.0851</text:p>
              </table:table-cell>
              <table:table-cell office:value-type="float" office:value="2.11412">
                <text:p>2.11412</text:p>
              </table:table-cell>
              <table:table-cell office:value-type="float" office:value="2.12775">
                <text:p>2.1277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.08338317886782">
                <text:p>2.0833831788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338">
                <text:p>2.0833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03901775743486">
                <text:p>2.0390177574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595">
                <text:p>2.02595</text:p>
              </table:table-cell>
              <table:table-cell office:value-type="float" office:value="2.03902">
                <text:p>2.0390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.99465479539716">
                <text:p>1.9946547953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465">
                <text:p>1.9946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.95029423928346">
                <text:p>1.9502942392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12">
                <text:p>1.9112</text:p>
              </table:table-cell>
              <table:table-cell office:value-type="float" office:value="1.9378">
                <text:p>1.9378</text:p>
              </table:table-cell>
              <table:table-cell office:value-type="float" office:value="1.95029">
                <text:p>1.9502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90593603562298">
                <text:p>1.9059360356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594">
                <text:p>1.9059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.86158013094526">
                <text:p>1.8615801309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965">
                <text:p>1.84965</text:p>
              </table:table-cell>
              <table:table-cell office:value-type="float" office:value="1.86158">
                <text:p>1.8615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.81722647178027">
                <text:p>1.8172264717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723">
                <text:p>1.817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77287500465836">
                <text:p>1.77287500465836</text:p>
              </table:table-cell>
              <table:table-cell office:value-type="float" office:value="NaN">
                <text:p>NaN</text:p>
              </table:table-cell>
              <table:table-cell office:value-type="float" office:value="1.68767">
                <text:p>1.68767</text:p>
              </table:table-cell>
              <table:table-cell office:value-type="float" office:value="1.73733">
                <text:p>1.73733</text:p>
              </table:table-cell>
              <table:table-cell office:value-type="float" office:value="1.76152">
                <text:p>1.76152</text:p>
              </table:table-cell>
              <table:table-cell office:value-type="float" office:value="1.77288">
                <text:p>1.7728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.72852567611021">
                <text:p>1.7285256761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853">
                <text:p>1.728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68417843266688">
                <text:p>1.684178432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39">
                <text:p>1.67339</text:p>
              </table:table-cell>
              <table:table-cell office:value-type="float" office:value="1.68418">
                <text:p>1.6841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6398332208598">
                <text:p>1.639833220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983">
                <text:p>1.6398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59548998722069">
                <text:p>1.5954899872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35">
                <text:p>1.5635</text:p>
              </table:table-cell>
              <table:table-cell office:value-type="float" office:value="1.58527">
                <text:p>1.58527</text:p>
              </table:table-cell>
              <table:table-cell office:value-type="float" office:value="1.59549">
                <text:p>1.5954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55114867828165">
                <text:p>1.5511486782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15">
                <text:p>1.551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50680924057507">
                <text:p>1.5068092405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715">
                <text:p>1.49715</text:p>
              </table:table-cell>
              <table:table-cell office:value-type="float" office:value="1.50681">
                <text:p>1.5068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46247162063366">
                <text:p>1.4624716206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247">
                <text:p>1.462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41813576499045">
                <text:p>1.41813576499045</text:p>
              </table:table-cell>
              <table:table-cell office:value-type="float" office:value="1.27429">
                <text:p>1.27429</text:p>
              </table:table-cell>
              <table:table-cell office:value-type="float" office:value="1.34998">
                <text:p>1.34998</text:p>
              </table:table-cell>
              <table:table-cell office:value-type="float" office:value="1.38971">
                <text:p>1.38971</text:p>
              </table:table-cell>
              <table:table-cell office:value-type="float" office:value="1.40905">
                <text:p>1.40905</text:p>
              </table:table-cell>
              <table:table-cell office:value-type="float" office:value="1.41814">
                <text:p>1.418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37380162017875">
                <text:p>1.373801620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38">
                <text:p>1.373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32946913273215">
                <text:p>1.3294691327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095">
                <text:p>1.32095</text:p>
              </table:table-cell>
              <table:table-cell office:value-type="float" office:value="1.32947">
                <text:p>1.3294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28513824918454">
                <text:p>1.2851382491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514">
                <text:p>1.2851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24080891607007">
                <text:p>1.2408089160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593">
                <text:p>1.21593</text:p>
              </table:table-cell>
              <table:table-cell office:value-type="float" office:value="1.23286">
                <text:p>1.23286</text:p>
              </table:table-cell>
              <table:table-cell office:value-type="float" office:value="1.24081">
                <text:p>1.2408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19648107992313">
                <text:p>1.1964810799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648">
                <text:p>1.1964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15215468727838">
                <text:p>1.1521546872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77">
                <text:p>1.14477</text:p>
              </table:table-cell>
              <table:table-cell office:value-type="float" office:value="1.15215">
                <text:p>1.1521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10782968467072">
                <text:p>1.1078296846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783">
                <text:p>1.1078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06350601863529">
                <text:p>1.06350601863529</text:p>
              </table:table-cell>
              <table:table-cell office:value-type="float" office:value="NaN">
                <text:p>NaN</text:p>
              </table:table-cell>
              <table:table-cell office:value-type="float" office:value="1.01239">
                <text:p>1.01239</text:p>
              </table:table-cell>
              <table:table-cell office:value-type="float" office:value="1.04218">
                <text:p>1.04218</text:p>
              </table:table-cell>
              <table:table-cell office:value-type="float" office:value="1.05669">
                <text:p>1.05669</text:p>
              </table:table-cell>
              <table:table-cell office:value-type="float" office:value="1.06351">
                <text:p>1.0635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01918363570744">
                <text:p>1.0191836357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18">
                <text:p>1.0191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974862482422735">
                <text:p>0.97486248242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616">
                <text:p>0.968616</text:p>
              </table:table-cell>
              <table:table-cell office:value-type="float" office:value="0.974862">
                <text:p>0.97486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930542505316957">
                <text:p>0.93054250531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543">
                <text:p>0.93054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886223650926074">
                <text:p>0.8862236509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8456">
                <text:p>0.868456</text:p>
              </table:table-cell>
              <table:table-cell office:value-type="float" office:value="0.880545">
                <text:p>0.880545</text:p>
              </table:table-cell>
              <table:table-cell office:value-type="float" office:value="0.886224">
                <text:p>0.88622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841905865786249">
                <text:p>0.84190586578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1906">
                <text:p>0.84190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797589096433823">
                <text:p>0.79758909643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479">
                <text:p>0.792479</text:p>
              </table:table-cell>
              <table:table-cell office:value-type="float" office:value="0.797589">
                <text:p>0.79758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753273289405307">
                <text:p>0.75327328940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273">
                <text:p>0.75327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708958391237373">
                <text:p>0.708958391237373</text:p>
              </table:table-cell>
              <table:table-cell office:value-type="float" office:value="0.0188836">
                <text:p>0.0188836</text:p>
              </table:table-cell>
              <table:table-cell office:value-type="float" office:value="0.674884">
                <text:p>0.674884</text:p>
              </table:table-cell>
              <table:table-cell office:value-type="float" office:value="0.694745">
                <text:p>0.694745</text:p>
              </table:table-cell>
              <table:table-cell office:value-type="float" office:value="0.704416">
                <text:p>0.704416</text:p>
              </table:table-cell>
              <table:table-cell office:value-type="float" office:value="0.708958">
                <text:p>0.70895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664644348466844">
                <text:p>0.66464434846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644">
                <text:p>0.66464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620331107630686">
                <text:p>0.62033110763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356">
                <text:p>0.616356</text:p>
              </table:table-cell>
              <table:table-cell office:value-type="float" office:value="0.620331">
                <text:p>0.62033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576018615266005">
                <text:p>0.57601861526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019">
                <text:p>0.57601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531706817910025">
                <text:p>0.53170681791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047">
                <text:p>0.521047</text:p>
              </table:table-cell>
              <table:table-cell office:value-type="float" office:value="0.5283">
                <text:p>0.5283</text:p>
              </table:table-cell>
              <table:table-cell office:value-type="float" office:value="0.531707">
                <text:p>0.53170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87395662100094">
                <text:p>0.4873956621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396">
                <text:p>0.48739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443085094373659">
                <text:p>0.44308509437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246">
                <text:p>0.440246</text:p>
              </table:table-cell>
              <table:table-cell office:value-type="float" office:value="0.443085">
                <text:p>0.44308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398775061268272">
                <text:p>0.39877506126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775">
                <text:p>0.39877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354465509321574">
                <text:p>0.354465509321574</text:p>
              </table:table-cell>
              <table:table-cell office:value-type="float" office:value="NaN">
                <text:p>NaN</text:p>
              </table:table-cell>
              <table:table-cell office:value-type="float" office:value="0.00560073">
                <text:p>0.00560073</text:p>
              </table:table-cell>
              <table:table-cell office:value-type="float" office:value="0.347359">
                <text:p>0.347359</text:p>
              </table:table-cell>
              <table:table-cell office:value-type="float" office:value="0.352194">
                <text:p>0.352194</text:p>
              </table:table-cell>
              <table:table-cell office:value-type="float" office:value="0.354466">
                <text:p>0.35446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310156385071284">
                <text:p>0.31015638507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156">
                <text:p>0.31015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265847635055195">
                <text:p>0.26584763505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144">
                <text:p>0.264144</text:p>
              </table:table-cell>
              <table:table-cell office:value-type="float" office:value="0.265848">
                <text:p>0.26584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221539205811161">
                <text:p>0.22153920581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539">
                <text:p>0.22153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177231043877091">
                <text:p>0.17723104387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641">
                <text:p>0.00215641</text:p>
              </table:table-cell>
              <table:table-cell office:value-type="float" office:value="0.176095">
                <text:p>0.176095</text:p>
              </table:table-cell>
              <table:table-cell office:value-type="float" office:value="0.177231">
                <text:p>0.17723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132923095790938">
                <text:p>0.13292309579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923">
                <text:p>0.13292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886153080906914">
                <text:p>0.088615308090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882">
                <text:p>0.00095882</text:p>
              </table:table-cell>
              <table:table-cell office:value-type="float" office:value="0.0886153">
                <text:p>0.088615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443076273143673">
                <text:p>0.044307627314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8531">
                <text:p>0.00042853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